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0" table:style-name="ta1">
        <table:shapes>
          <draw:frame draw:z-index="0" draw:style-name="gr1" draw:text-style-name="P1" svg:width="27.072cm" svg:height="15.227cm" svg:x="12.895cm" svg:y="0.418cm">
            <draw:object draw:notify-on-update-of-ranges="LOGGER00.B1:LOGGER00.B1 LOGGER00.B2:LOGGER00.B2293 LOGGER00.C1:LOGGER00.C1 LOGGER00.C2:LOGGER00.C229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5" calcext:value-type="float">
            <text:p>1.35</text:p>
          </table:table-cell>
          <table:table-cell office:value-type="float" office:value="268.1" calcext:value-type="float">
            <text:p>268.1</text:p>
          </table:table-cell>
          <table:table-cell office:value-type="float" office:value="363.22" calcext:value-type="float">
            <text:p>363.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6" calcext:value-type="float">
            <text:p>15826</text:p>
          </table:table-cell>
          <table:table-cell table:formula="of:=[.A3]/1000/(60*60*24)" office:value-type="time" office:time-value="PT00H00M15.826S" calcext:value-type="time">
            <text:p>00:00:16</text:p>
          </table:table-cell>
          <table:table-cell office:value-type="float" office:value="1.35" calcext:value-type="float">
            <text:p>1.35</text:p>
          </table:table-cell>
          <table:table-cell office:value-type="float" office:value="267.4" calcext:value-type="float">
            <text:p>267.4</text:p>
          </table:table-cell>
          <table:table-cell office:value-type="float" office:value="362.26" calcext:value-type="float">
            <text:p>362.26</text:p>
          </table:table-cell>
          <table:table-cell office:value-type="float" office:value="1.18" calcext:value-type="float">
            <text:p>1.18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31827" calcext:value-type="float">
            <text:p>31827</text:p>
          </table:table-cell>
          <table:table-cell table:formula="of:=[.A4]/1000/(60*60*24)" office:value-type="time" office:time-value="PT00H00M31.827S" calcext:value-type="time">
            <text:p>00:00:32</text:p>
          </table:table-cell>
          <table:table-cell office:value-type="float" office:value="1.35" calcext:value-type="float">
            <text:p>1.35</text:p>
          </table:table-cell>
          <table:table-cell office:value-type="float" office:value="267.1" calcext:value-type="float">
            <text:p>267.1</text:p>
          </table:table-cell>
          <table:table-cell office:value-type="float" office:value="360.77" calcext:value-type="float">
            <text:p>360.77</text:p>
          </table:table-cell>
          <table:table-cell office:value-type="float" office:value="2.36" calcext:value-type="float">
            <text:p>2.36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47827" calcext:value-type="float">
            <text:p>47827</text:p>
          </table:table-cell>
          <table:table-cell table:formula="of:=[.A5]/1000/(60*60*24)" office:value-type="time" office:time-value="PT00H00M47.827S" calcext:value-type="time">
            <text:p>00:00:48</text:p>
          </table:table-cell>
          <table:table-cell office:value-type="float" office:value="1.35" calcext:value-type="float">
            <text:p>1.35</text:p>
          </table:table-cell>
          <table:table-cell office:value-type="float" office:value="266.8" calcext:value-type="float">
            <text:p>266.8</text:p>
          </table:table-cell>
          <table:table-cell office:value-type="float" office:value="360.36" calcext:value-type="float">
            <text:p>360.36</text:p>
          </table:table-cell>
          <table:table-cell office:value-type="float" office:value="3.55" calcext:value-type="float">
            <text:p>3.55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63827" calcext:value-type="float">
            <text:p>63827</text:p>
          </table:table-cell>
          <table:table-cell table:formula="of:=[.A6]/1000/(60*60*24)" office:value-type="time" office:time-value="PT00H01M03.827S" calcext:value-type="time">
            <text:p>00:01:04</text:p>
          </table:table-cell>
          <table:table-cell office:value-type="float" office:value="1.35" calcext:value-type="float">
            <text:p>1.35</text:p>
          </table:table-cell>
          <table:table-cell office:value-type="float" office:value="266.6" calcext:value-type="float">
            <text:p>266.6</text:p>
          </table:table-cell>
          <table:table-cell office:value-type="float" office:value="359.02" calcext:value-type="float">
            <text:p>359.02</text:p>
          </table:table-cell>
          <table:table-cell office:value-type="float" office:value="4.74" calcext:value-type="float">
            <text:p>4.74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79827" calcext:value-type="float">
            <text:p>79827</text:p>
          </table:table-cell>
          <table:table-cell table:formula="of:=[.A7]/1000/(60*60*24)" office:value-type="time" office:time-value="PT00H01M19.827S" calcext:value-type="time">
            <text:p>00:01:20</text:p>
          </table:table-cell>
          <table:table-cell office:value-type="float" office:value="1.35" calcext:value-type="float">
            <text:p>1.35</text:p>
          </table:table-cell>
          <table:table-cell office:value-type="float" office:value="266.3" calcext:value-type="float">
            <text:p>266.3</text:p>
          </table:table-cell>
          <table:table-cell office:value-type="float" office:value="358.61" calcext:value-type="float">
            <text:p>358.61</text:p>
          </table:table-cell>
          <table:table-cell office:value-type="float" office:value="5.92" calcext:value-type="float">
            <text:p>5.92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float" office:value="95827" calcext:value-type="float">
            <text:p>95827</text:p>
          </table:table-cell>
          <table:table-cell table:formula="of:=[.A8]/1000/(60*60*24)" office:value-type="time" office:time-value="PT00H01M35.827S" calcext:value-type="time">
            <text:p>00:01:36</text:p>
          </table:table-cell>
          <table:table-cell office:value-type="float" office:value="1.35" calcext:value-type="float">
            <text:p>1.35</text:p>
          </table:table-cell>
          <table:table-cell office:value-type="float" office:value="266.1" calcext:value-type="float">
            <text:p>266.1</text:p>
          </table:table-cell>
          <table:table-cell office:value-type="float" office:value="358.33" calcext:value-type="float">
            <text:p>358.33</text:p>
          </table:table-cell>
          <table:table-cell office:value-type="float" office:value="7.1" calcext:value-type="float">
            <text:p>7.1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>
          <table:table-cell office:value-type="float" office:value="111827" calcext:value-type="float">
            <text:p>111827</text:p>
          </table:table-cell>
          <table:table-cell table:formula="of:=[.A9]/1000/(60*60*24)" office:value-type="time" office:time-value="PT00H01M51.827S" calcext:value-type="time">
            <text:p>00:01:52</text:p>
          </table:table-cell>
          <table:table-cell office:value-type="float" office:value="1.35" calcext:value-type="float">
            <text:p>1.35</text:p>
          </table:table-cell>
          <table:table-cell office:value-type="float" office:value="265.9" calcext:value-type="float">
            <text:p>265.9</text:p>
          </table:table-cell>
          <table:table-cell office:value-type="float" office:value="358.06" calcext:value-type="float">
            <text:p>358.06</text:p>
          </table:table-cell>
          <table:table-cell office:value-type="float" office:value="8.29" calcext:value-type="float">
            <text:p>8.29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float" office:value="127827" calcext:value-type="float">
            <text:p>127827</text:p>
          </table:table-cell>
          <table:table-cell table:formula="of:=[.A10]/1000/(60*60*24)" office:value-type="time" office:time-value="PT00H02M07.827S" calcext:value-type="time">
            <text:p>00:02:08</text:p>
          </table:table-cell>
          <table:table-cell office:value-type="float" office:value="1.34" calcext:value-type="float">
            <text:p>1.34</text:p>
          </table:table-cell>
          <table:table-cell office:value-type="float" office:value="265.7" calcext:value-type="float">
            <text:p>265.7</text:p>
          </table:table-cell>
          <table:table-cell office:value-type="float" office:value="356.72" calcext:value-type="float">
            <text:p>356.72</text:p>
          </table:table-cell>
          <table:table-cell office:value-type="float" office:value="9.47" calcext:value-type="float">
            <text:p>9.47</text:p>
          </table:table-cell>
          <table:table-cell office:value-type="float" office:value="12.76" calcext:value-type="float">
            <text:p>12.76</text:p>
          </table:table-cell>
        </table:table-row>
        <table:table-row table:style-name="ro1">
          <table:table-cell office:value-type="float" office:value="143827" calcext:value-type="float">
            <text:p>143827</text:p>
          </table:table-cell>
          <table:table-cell table:formula="of:=[.A11]/1000/(60*60*24)" office:value-type="time" office:time-value="PT00H02M23.827S" calcext:value-type="time">
            <text:p>00:02:24</text:p>
          </table:table-cell>
          <table:table-cell office:value-type="float" office:value="1.34" calcext:value-type="float">
            <text:p>1.34</text:p>
          </table:table-cell>
          <table:table-cell office:value-type="float" office:value="265.5" calcext:value-type="float">
            <text:p>265.5</text:p>
          </table:table-cell>
          <table:table-cell office:value-type="float" office:value="356.45" calcext:value-type="float">
            <text:p>356.45</text:p>
          </table:table-cell>
          <table:table-cell office:value-type="float" office:value="10.65" calcext:value-type="float">
            <text:p>10.65</text:p>
          </table:table-cell>
          <table:table-cell office:value-type="float" office:value="14.35" calcext:value-type="float">
            <text:p>14.35</text:p>
          </table:table-cell>
        </table:table-row>
        <table:table-row table:style-name="ro1">
          <table:table-cell office:value-type="float" office:value="159827" calcext:value-type="float">
            <text:p>159827</text:p>
          </table:table-cell>
          <table:table-cell table:formula="of:=[.A12]/1000/(60*60*24)" office:value-type="time" office:time-value="PT00H02M39.827S" calcext:value-type="time">
            <text:p>00:02:40</text:p>
          </table:table-cell>
          <table:table-cell office:value-type="float" office:value="1.34" calcext:value-type="float">
            <text:p>1.34</text:p>
          </table:table-cell>
          <table:table-cell office:value-type="float" office:value="265.3" calcext:value-type="float">
            <text:p>265.3</text:p>
          </table:table-cell>
          <table:table-cell office:value-type="float" office:value="356.17" calcext:value-type="float">
            <text:p>356.17</text:p>
          </table:table-cell>
          <table:table-cell office:value-type="float" office:value="11.83" calcext:value-type="float">
            <text:p>11.83</text:p>
          </table:table-cell>
          <table:table-cell office:value-type="float" office:value="15.93" calcext:value-type="float">
            <text:p>15.93</text:p>
          </table:table-cell>
        </table:table-row>
        <table:table-row table:style-name="ro1">
          <table:table-cell office:value-type="float" office:value="175827" calcext:value-type="float">
            <text:p>175827</text:p>
          </table:table-cell>
          <table:table-cell table:formula="of:=[.A13]/1000/(60*60*24)" office:value-type="time" office:time-value="PT00H02M55.827S" calcext:value-type="time">
            <text:p>00:02:56</text:p>
          </table:table-cell>
          <table:table-cell office:value-type="float" office:value="1.34" calcext:value-type="float">
            <text:p>1.34</text:p>
          </table:table-cell>
          <table:table-cell office:value-type="float" office:value="265.1" calcext:value-type="float">
            <text:p>265.1</text:p>
          </table:table-cell>
          <table:table-cell office:value-type="float" office:value="355.9" calcext:value-type="float">
            <text:p>355.9</text:p>
          </table:table-cell>
          <table:table-cell office:value-type="float" office:value="13.01" calcext:value-type="float">
            <text:p>13.01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office:value-type="float" office:value="191827" calcext:value-type="float">
            <text:p>191827</text:p>
          </table:table-cell>
          <table:table-cell table:formula="of:=[.A14]/1000/(60*60*24)" office:value-type="time" office:time-value="PT00H03M11.827S" calcext:value-type="time">
            <text:p>00:03:12</text:p>
          </table:table-cell>
          <table:table-cell office:value-type="float" office:value="1.34" calcext:value-type="float">
            <text:p>1.34</text:p>
          </table:table-cell>
          <table:table-cell office:value-type="float" office:value="265" calcext:value-type="float">
            <text:p>265</text:p>
          </table:table-cell>
          <table:table-cell office:value-type="float" office:value="354.7" calcext:value-type="float">
            <text:p>354.7</text:p>
          </table:table-cell>
          <table:table-cell office:value-type="float" office:value="14.18" calcext:value-type="float">
            <text:p>14.18</text:p>
          </table:table-cell>
          <table:table-cell office:value-type="float" office:value="19.09" calcext:value-type="float">
            <text:p>19.09</text:p>
          </table:table-cell>
        </table:table-row>
        <table:table-row table:style-name="ro1">
          <table:table-cell office:value-type="float" office:value="207827" calcext:value-type="float">
            <text:p>207827</text:p>
          </table:table-cell>
          <table:table-cell table:formula="of:=[.A15]/1000/(60*60*24)" office:value-type="time" office:time-value="PT00H03M27.827S" calcext:value-type="time">
            <text:p>00:03:28</text:p>
          </table:table-cell>
          <table:table-cell office:value-type="float" office:value="1.34" calcext:value-type="float">
            <text:p>1.34</text:p>
          </table:table-cell>
          <table:table-cell office:value-type="float" office:value="264.8" calcext:value-type="float">
            <text:p>264.8</text:p>
          </table:table-cell>
          <table:table-cell office:value-type="float" office:value="354.43" calcext:value-type="float">
            <text:p>354.43</text:p>
          </table:table-cell>
          <table:table-cell office:value-type="float" office:value="15.36" calcext:value-type="float">
            <text:p>15.36</text:p>
          </table:table-cell>
          <table:table-cell office:value-type="float" office:value="20.66" calcext:value-type="float">
            <text:p>20.66</text:p>
          </table:table-cell>
        </table:table-row>
        <table:table-row table:style-name="ro1">
          <table:table-cell office:value-type="float" office:value="223827" calcext:value-type="float">
            <text:p>223827</text:p>
          </table:table-cell>
          <table:table-cell table:formula="of:=[.A16]/1000/(60*60*24)" office:value-type="time" office:time-value="PT00H03M43.827S" calcext:value-type="time">
            <text:p>00:03:44</text:p>
          </table:table-cell>
          <table:table-cell office:value-type="float" office:value="1.34" calcext:value-type="float">
            <text:p>1.34</text:p>
          </table:table-cell>
          <table:table-cell office:value-type="float" office:value="264.6" calcext:value-type="float">
            <text:p>264.6</text:p>
          </table:table-cell>
          <table:table-cell office:value-type="float" office:value="354.16" calcext:value-type="float">
            <text:p>354.16</text:p>
          </table:table-cell>
          <table:table-cell office:value-type="float" office:value="16.54" calcext:value-type="float">
            <text:p>16.54</text:p>
          </table:table-cell>
          <table:table-cell office:value-type="float" office:value="22.24" calcext:value-type="float">
            <text:p>22.24</text:p>
          </table:table-cell>
        </table:table-row>
        <table:table-row table:style-name="ro1">
          <table:table-cell office:value-type="float" office:value="239827" calcext:value-type="float">
            <text:p>239827</text:p>
          </table:table-cell>
          <table:table-cell table:formula="of:=[.A17]/1000/(60*60*24)" office:value-type="time" office:time-value="PT00H03M59.827S" calcext:value-type="time">
            <text:p>00:04:00</text:p>
          </table:table-cell>
          <table:table-cell office:value-type="float" office:value="1.34" calcext:value-type="float">
            <text:p>1.34</text:p>
          </table:table-cell>
          <table:table-cell office:value-type="float" office:value="264.4" calcext:value-type="float">
            <text:p>264.4</text:p>
          </table:table-cell>
          <table:table-cell office:value-type="float" office:value="353.89" calcext:value-type="float">
            <text:p>353.89</text:p>
          </table:table-cell>
          <table:table-cell office:value-type="float" office:value="17.71" calcext:value-type="float">
            <text:p>17.71</text:p>
          </table:table-cell>
          <table:table-cell office:value-type="float" office:value="23.81" calcext:value-type="float">
            <text:p>23.81</text:p>
          </table:table-cell>
        </table:table-row>
        <table:table-row table:style-name="ro1">
          <table:table-cell office:value-type="float" office:value="255827" calcext:value-type="float">
            <text:p>255827</text:p>
          </table:table-cell>
          <table:table-cell table:formula="of:=[.A18]/1000/(60*60*24)" office:value-type="time" office:time-value="PT00H04M15.827S" calcext:value-type="time">
            <text:p>00:04:16</text:p>
          </table:table-cell>
          <table:table-cell office:value-type="float" office:value="1.33" calcext:value-type="float">
            <text:p>1.33</text:p>
          </table:table-cell>
          <table:table-cell office:value-type="float" office:value="264.3" calcext:value-type="float">
            <text:p>264.3</text:p>
          </table:table-cell>
          <table:table-cell office:value-type="float" office:value="352.69" calcext:value-type="float">
            <text:p>352.69</text:p>
          </table:table-cell>
          <table:table-cell office:value-type="float" office:value="18.89" calcext:value-type="float">
            <text:p>18.89</text:p>
          </table:table-cell>
          <table:table-cell office:value-type="float" office:value="25.38" calcext:value-type="float">
            <text:p>25.38</text:p>
          </table:table-cell>
        </table:table-row>
        <table:table-row table:style-name="ro1">
          <table:table-cell office:value-type="float" office:value="271827" calcext:value-type="float">
            <text:p>271827</text:p>
          </table:table-cell>
          <table:table-cell table:formula="of:=[.A19]/1000/(60*60*24)" office:value-type="time" office:time-value="PT00H04M31.827S" calcext:value-type="time">
            <text:p>00:04:32</text:p>
          </table:table-cell>
          <table:table-cell office:value-type="float" office:value="1.33" calcext:value-type="float">
            <text:p>1.33</text:p>
          </table:table-cell>
          <table:table-cell office:value-type="float" office:value="264.1" calcext:value-type="float">
            <text:p>264.1</text:p>
          </table:table-cell>
          <table:table-cell office:value-type="float" office:value="352.42" calcext:value-type="float">
            <text:p>352.42</text:p>
          </table:table-cell>
          <table:table-cell office:value-type="float" office:value="20.06" calcext:value-type="float">
            <text:p>20.06</text:p>
          </table:table-cell>
          <table:table-cell office:value-type="float" office:value="26.95" calcext:value-type="float">
            <text:p>26.95</text:p>
          </table:table-cell>
        </table:table-row>
        <table:table-row table:style-name="ro1">
          <table:table-cell office:value-type="float" office:value="287827" calcext:value-type="float">
            <text:p>287827</text:p>
          </table:table-cell>
          <table:table-cell table:formula="of:=[.A20]/1000/(60*60*24)" office:value-type="time" office:time-value="PT00H04M47.827S" calcext:value-type="time">
            <text:p>00:04:48</text:p>
          </table:table-cell>
          <table:table-cell office:value-type="float" office:value="1.33" calcext:value-type="float">
            <text:p>1.33</text:p>
          </table:table-cell>
          <table:table-cell office:value-type="float" office:value="264" calcext:value-type="float">
            <text:p>264</text:p>
          </table:table-cell>
          <table:table-cell office:value-type="float" office:value="352.28" calcext:value-type="float">
            <text:p>352.28</text:p>
          </table:table-cell>
          <table:table-cell office:value-type="float" office:value="21.23" calcext:value-type="float">
            <text:p>21.23</text:p>
          </table:table-cell>
          <table:table-cell office:value-type="float" office:value="28.51" calcext:value-type="float">
            <text:p>28.51</text:p>
          </table:table-cell>
        </table:table-row>
        <table:table-row table:style-name="ro1">
          <table:table-cell office:value-type="float" office:value="303827" calcext:value-type="float">
            <text:p>303827</text:p>
          </table:table-cell>
          <table:table-cell table:formula="of:=[.A21]/1000/(60*60*24)" office:value-type="time" office:time-value="PT00H05M03.827S" calcext:value-type="time">
            <text:p>00:05:04</text:p>
          </table:table-cell>
          <table:table-cell office:value-type="float" office:value="1.33" calcext:value-type="float">
            <text:p>1.33</text:p>
          </table:table-cell>
          <table:table-cell office:value-type="float" office:value="263.8" calcext:value-type="float">
            <text:p>263.8</text:p>
          </table:table-cell>
          <table:table-cell office:value-type="float" office:value="352.01" calcext:value-type="float">
            <text:p>352.01</text:p>
          </table:table-cell>
          <table:table-cell office:value-type="float" office:value="22.41" calcext:value-type="float">
            <text:p>22.41</text:p>
          </table:table-cell>
          <table:table-cell office:value-type="float" office:value="30.08" calcext:value-type="float">
            <text:p>30.08</text:p>
          </table:table-cell>
        </table:table-row>
        <table:table-row table:style-name="ro1">
          <table:table-cell office:value-type="float" office:value="319827" calcext:value-type="float">
            <text:p>319827</text:p>
          </table:table-cell>
          <table:table-cell table:formula="of:=[.A22]/1000/(60*60*24)" office:value-type="time" office:time-value="PT00H05M19.827S" calcext:value-type="time">
            <text:p>00:05:20</text:p>
          </table:table-cell>
          <table:table-cell office:value-type="float" office:value="1.33" calcext:value-type="float">
            <text:p>1.33</text:p>
          </table:table-cell>
          <table:table-cell office:value-type="float" office:value="263.6" calcext:value-type="float">
            <text:p>263.6</text:p>
          </table:table-cell>
          <table:table-cell office:value-type="float" office:value="351.74" calcext:value-type="float">
            <text:p>351.74</text:p>
          </table:table-cell>
          <table:table-cell office:value-type="float" office:value="23.58" calcext:value-type="float">
            <text:p>23.58</text:p>
          </table:table-cell>
          <table:table-cell office:value-type="float" office:value="31.64" calcext:value-type="float">
            <text:p>31.64</text:p>
          </table:table-cell>
        </table:table-row>
        <table:table-row table:style-name="ro1">
          <table:table-cell office:value-type="float" office:value="335827" calcext:value-type="float">
            <text:p>335827</text:p>
          </table:table-cell>
          <table:table-cell table:formula="of:=[.A23]/1000/(60*60*24)" office:value-type="time" office:time-value="PT00H05M35.827S" calcext:value-type="time">
            <text:p>00:05:36</text:p>
          </table:table-cell>
          <table:table-cell office:value-type="float" office:value="1.33" calcext:value-type="float">
            <text:p>1.33</text:p>
          </table:table-cell>
          <table:table-cell office:value-type="float" office:value="263.5" calcext:value-type="float">
            <text:p>263.5</text:p>
          </table:table-cell>
          <table:table-cell office:value-type="float" office:value="350.55" calcext:value-type="float">
            <text:p>350.55</text:p>
          </table:table-cell>
          <table:table-cell office:value-type="float" office:value="24.75" calcext:value-type="float">
            <text:p>24.75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351827" calcext:value-type="float">
            <text:p>351827</text:p>
          </table:table-cell>
          <table:table-cell table:formula="of:=[.A24]/1000/(60*60*24)" office:value-type="time" office:time-value="PT00H05M51.827S" calcext:value-type="time">
            <text:p>00:05:52</text:p>
          </table:table-cell>
          <table:table-cell office:value-type="float" office:value="1.33" calcext:value-type="float">
            <text:p>1.33</text:p>
          </table:table-cell>
          <table:table-cell office:value-type="float" office:value="263.4" calcext:value-type="float">
            <text:p>263.4</text:p>
          </table:table-cell>
          <table:table-cell office:value-type="float" office:value="350.41" calcext:value-type="float">
            <text:p>350.41</text:p>
          </table:table-cell>
          <table:table-cell office:value-type="float" office:value="25.92" calcext:value-type="float">
            <text:p>25.92</text:p>
          </table:table-cell>
          <table:table-cell office:value-type="float" office:value="34.76" calcext:value-type="float">
            <text:p>34.76</text:p>
          </table:table-cell>
        </table:table-row>
        <table:table-row table:style-name="ro1">
          <table:table-cell office:value-type="float" office:value="367827" calcext:value-type="float">
            <text:p>367827</text:p>
          </table:table-cell>
          <table:table-cell table:formula="of:=[.A25]/1000/(60*60*24)" office:value-type="time" office:time-value="PT00H06M07.827S" calcext:value-type="time">
            <text:p>00:06:08</text:p>
          </table:table-cell>
          <table:table-cell office:value-type="float" office:value="1.33" calcext:value-type="float">
            <text:p>1.33</text:p>
          </table:table-cell>
          <table:table-cell office:value-type="float" office:value="263.2" calcext:value-type="float">
            <text:p>263.2</text:p>
          </table:table-cell>
          <table:table-cell office:value-type="float" office:value="350.14" calcext:value-type="float">
            <text:p>350.14</text:p>
          </table:table-cell>
          <table:table-cell office:value-type="float" office:value="27.09" calcext:value-type="float">
            <text:p>27.09</text:p>
          </table:table-cell>
          <table:table-cell office:value-type="float" office:value="36.32" calcext:value-type="float">
            <text:p>36.32</text:p>
          </table:table-cell>
        </table:table-row>
        <table:table-row table:style-name="ro1">
          <table:table-cell office:value-type="float" office:value="383827" calcext:value-type="float">
            <text:p>383827</text:p>
          </table:table-cell>
          <table:table-cell table:formula="of:=[.A26]/1000/(60*60*24)" office:value-type="time" office:time-value="PT00H06M23.827S" calcext:value-type="time">
            <text:p>00:06:24</text:p>
          </table:table-cell>
          <table:table-cell office:value-type="float" office:value="1.33" calcext:value-type="float">
            <text:p>1.33</text:p>
          </table:table-cell>
          <table:table-cell office:value-type="float" office:value="263.1" calcext:value-type="float">
            <text:p>263.1</text:p>
          </table:table-cell>
          <table:table-cell office:value-type="float" office:value="350" calcext:value-type="float">
            <text:p>350</text:p>
          </table:table-cell>
          <table:table-cell office:value-type="float" office:value="28.26" calcext:value-type="float">
            <text:p>28.26</text:p>
          </table:table-cell>
          <table:table-cell office:value-type="float" office:value="37.87" calcext:value-type="float">
            <text:p>37.87</text:p>
          </table:table-cell>
        </table:table-row>
        <table:table-row table:style-name="ro1">
          <table:table-cell office:value-type="float" office:value="399827" calcext:value-type="float">
            <text:p>399827</text:p>
          </table:table-cell>
          <table:table-cell table:formula="of:=[.A27]/1000/(60*60*24)" office:value-type="time" office:time-value="PT00H06M39.827S" calcext:value-type="time">
            <text:p>00:06:40</text:p>
          </table:table-cell>
          <table:table-cell office:value-type="float" office:value="1.33" calcext:value-type="float">
            <text:p>1.33</text:p>
          </table:table-cell>
          <table:table-cell office:value-type="float" office:value="263" calcext:value-type="float">
            <text:p>263</text:p>
          </table:table-cell>
          <table:table-cell office:value-type="float" office:value="349.87" calcext:value-type="float">
            <text:p>349.87</text:p>
          </table:table-cell>
          <table:table-cell office:value-type="float" office:value="29.43" calcext:value-type="float">
            <text:p>29.43</text:p>
          </table:table-cell>
          <table:table-cell office:value-type="float" office:value="39.43" calcext:value-type="float">
            <text:p>39.43</text:p>
          </table:table-cell>
        </table:table-row>
        <table:table-row table:style-name="ro1">
          <table:table-cell office:value-type="float" office:value="415827" calcext:value-type="float">
            <text:p>415827</text:p>
          </table:table-cell>
          <table:table-cell table:formula="of:=[.A28]/1000/(60*60*24)" office:value-type="time" office:time-value="PT00H06M55.827S" calcext:value-type="time">
            <text:p>00:06:56</text:p>
          </table:table-cell>
          <table:table-cell office:value-type="float" office:value="1.33" calcext:value-type="float">
            <text:p>1.33</text:p>
          </table:table-cell>
          <table:table-cell office:value-type="float" office:value="262.9" calcext:value-type="float">
            <text:p>262.9</text:p>
          </table:table-cell>
          <table:table-cell office:value-type="float" office:value="349.73" calcext:value-type="float">
            <text:p>349.73</text:p>
          </table:table-cell>
          <table:table-cell office:value-type="float" office:value="30.6" calcext:value-type="float">
            <text:p>30.6</text:p>
          </table:table-cell>
          <table:table-cell office:value-type="float" office:value="40.98" calcext:value-type="float">
            <text:p>40.98</text:p>
          </table:table-cell>
        </table:table-row>
        <table:table-row table:style-name="ro1">
          <table:table-cell office:value-type="float" office:value="431827" calcext:value-type="float">
            <text:p>431827</text:p>
          </table:table-cell>
          <table:table-cell table:formula="of:=[.A29]/1000/(60*60*24)" office:value-type="time" office:time-value="PT00H07M11.827S" calcext:value-type="time">
            <text:p>00:07:12</text:p>
          </table:table-cell>
          <table:table-cell office:value-type="float" office:value="1.33" calcext:value-type="float">
            <text:p>1.33</text:p>
          </table:table-cell>
          <table:table-cell office:value-type="float" office:value="262.7" calcext:value-type="float">
            <text:p>262.7</text:p>
          </table:table-cell>
          <table:table-cell office:value-type="float" office:value="348.41" calcext:value-type="float">
            <text:p>348.41</text:p>
          </table:table-cell>
          <table:table-cell office:value-type="float" office:value="31.77" calcext:value-type="float">
            <text:p>31.77</text:p>
          </table:table-cell>
          <table:table-cell office:value-type="float" office:value="42.53" calcext:value-type="float">
            <text:p>42.53</text:p>
          </table:table-cell>
        </table:table-row>
        <table:table-row table:style-name="ro1">
          <table:table-cell office:value-type="float" office:value="447827" calcext:value-type="float">
            <text:p>447827</text:p>
          </table:table-cell>
          <table:table-cell table:formula="of:=[.A30]/1000/(60*60*24)" office:value-type="time" office:time-value="PT00H07M27.827S" calcext:value-type="time">
            <text:p>00:07:28</text:p>
          </table:table-cell>
          <table:table-cell office:value-type="float" office:value="1.33" calcext:value-type="float">
            <text:p>1.33</text:p>
          </table:table-cell>
          <table:table-cell office:value-type="float" office:value="262.6" calcext:value-type="float">
            <text:p>262.6</text:p>
          </table:table-cell>
          <table:table-cell office:value-type="float" office:value="348.28" calcext:value-type="float">
            <text:p>348.28</text:p>
          </table:table-cell>
          <table:table-cell office:value-type="float" office:value="32.93" calcext:value-type="float">
            <text:p>32.93</text:p>
          </table:table-cell>
          <table:table-cell office:value-type="float" office:value="44.08" calcext:value-type="float">
            <text:p>44.08</text:p>
          </table:table-cell>
        </table:table-row>
        <table:table-row table:style-name="ro1">
          <table:table-cell office:value-type="float" office:value="463827" calcext:value-type="float">
            <text:p>463827</text:p>
          </table:table-cell>
          <table:table-cell table:formula="of:=[.A31]/1000/(60*60*24)" office:value-type="time" office:time-value="PT00H07M43.827S" calcext:value-type="time">
            <text:p>00:07:44</text:p>
          </table:table-cell>
          <table:table-cell office:value-type="float" office:value="1.33" calcext:value-type="float">
            <text:p>1.33</text:p>
          </table:table-cell>
          <table:table-cell office:value-type="float" office:value="262.5" calcext:value-type="float">
            <text:p>262.5</text:p>
          </table:table-cell>
          <table:table-cell office:value-type="float" office:value="348.14" calcext:value-type="float">
            <text:p>348.14</text:p>
          </table:table-cell>
          <table:table-cell office:value-type="float" office:value="34.1" calcext:value-type="float">
            <text:p>34.1</text:p>
          </table:table-cell>
          <table:table-cell office:value-type="float" office:value="45.63" calcext:value-type="float">
            <text:p>45.63</text:p>
          </table:table-cell>
        </table:table-row>
        <table:table-row table:style-name="ro1">
          <table:table-cell office:value-type="float" office:value="479827" calcext:value-type="float">
            <text:p>479827</text:p>
          </table:table-cell>
          <table:table-cell table:formula="of:=[.A32]/1000/(60*60*24)" office:value-type="time" office:time-value="PT00H07M59.827S" calcext:value-type="time">
            <text:p>00:08:00</text:p>
          </table:table-cell>
          <table:table-cell office:value-type="float" office:value="1.33" calcext:value-type="float">
            <text:p>1.33</text:p>
          </table:table-cell>
          <table:table-cell office:value-type="float" office:value="262.3" calcext:value-type="float">
            <text:p>262.3</text:p>
          </table:table-cell>
          <table:table-cell office:value-type="float" office:value="347.87" calcext:value-type="float">
            <text:p>347.87</text:p>
          </table:table-cell>
          <table:table-cell office:value-type="float" office:value="35.27" calcext:value-type="float">
            <text:p>35.27</text:p>
          </table:table-cell>
          <table:table-cell office:value-type="float" office:value="47.18" calcext:value-type="float">
            <text:p>47.18</text:p>
          </table:table-cell>
        </table:table-row>
        <table:table-row table:style-name="ro1">
          <table:table-cell office:value-type="float" office:value="495827" calcext:value-type="float">
            <text:p>495827</text:p>
          </table:table-cell>
          <table:table-cell table:formula="of:=[.A33]/1000/(60*60*24)" office:value-type="time" office:time-value="PT00H08M15.827S" calcext:value-type="time">
            <text:p>00:08:16</text:p>
          </table:table-cell>
          <table:table-cell office:value-type="float" office:value="1.33" calcext:value-type="float">
            <text:p>1.33</text:p>
          </table:table-cell>
          <table:table-cell office:value-type="float" office:value="262.2" calcext:value-type="float">
            <text:p>262.2</text:p>
          </table:table-cell>
          <table:table-cell office:value-type="float" office:value="347.73" calcext:value-type="float">
            <text:p>347.73</text:p>
          </table:table-cell>
          <table:table-cell office:value-type="float" office:value="36.43" calcext:value-type="float">
            <text:p>36.43</text:p>
          </table:table-cell>
          <table:table-cell office:value-type="float" office:value="48.72" calcext:value-type="float">
            <text:p>48.72</text:p>
          </table:table-cell>
        </table:table-row>
        <table:table-row table:style-name="ro1">
          <table:table-cell office:value-type="float" office:value="511827" calcext:value-type="float">
            <text:p>511827</text:p>
          </table:table-cell>
          <table:table-cell table:formula="of:=[.A34]/1000/(60*60*24)" office:value-type="time" office:time-value="PT00H08M31.827S" calcext:value-type="time">
            <text:p>00:08:32</text:p>
          </table:table-cell>
          <table:table-cell office:value-type="float" office:value="1.33" calcext:value-type="float">
            <text:p>1.33</text:p>
          </table:table-cell>
          <table:table-cell office:value-type="float" office:value="262" calcext:value-type="float">
            <text:p>262</text:p>
          </table:table-cell>
          <table:table-cell office:value-type="float" office:value="347.47" calcext:value-type="float">
            <text:p>347.47</text:p>
          </table:table-cell>
          <table:table-cell office:value-type="float" office:value="37.6" calcext:value-type="float">
            <text:p>37.6</text:p>
          </table:table-cell>
          <table:table-cell office:value-type="float" office:value="50.27" calcext:value-type="float">
            <text:p>50.27</text:p>
          </table:table-cell>
        </table:table-row>
        <table:table-row table:style-name="ro1">
          <table:table-cell office:value-type="float" office:value="527827" calcext:value-type="float">
            <text:p>527827</text:p>
          </table:table-cell>
          <table:table-cell table:formula="of:=[.A35]/1000/(60*60*24)" office:value-type="time" office:time-value="PT00H08M47.827S" calcext:value-type="time">
            <text:p>00:08:48</text:p>
          </table:table-cell>
          <table:table-cell office:value-type="float" office:value="1.33" calcext:value-type="float">
            <text:p>1.33</text:p>
          </table:table-cell>
          <table:table-cell office:value-type="float" office:value="261.9" calcext:value-type="float">
            <text:p>261.9</text:p>
          </table:table-cell>
          <table:table-cell office:value-type="float" office:value="347.33" calcext:value-type="float">
            <text:p>347.33</text:p>
          </table:table-cell>
          <table:table-cell office:value-type="float" office:value="38.76" calcext:value-type="float">
            <text:p>38.76</text:p>
          </table:table-cell>
          <table:table-cell office:value-type="float" office:value="51.81" calcext:value-type="float">
            <text:p>51.81</text:p>
          </table:table-cell>
        </table:table-row>
        <table:table-row table:style-name="ro1">
          <table:table-cell office:value-type="float" office:value="543827" calcext:value-type="float">
            <text:p>543827</text:p>
          </table:table-cell>
          <table:table-cell table:formula="of:=[.A36]/1000/(60*60*24)" office:value-type="time" office:time-value="PT00H09M03.827S" calcext:value-type="time">
            <text:p>00:09:04</text:p>
          </table:table-cell>
          <table:table-cell office:value-type="float" office:value="1.32" calcext:value-type="float">
            <text:p>1.32</text:p>
          </table:table-cell>
          <table:table-cell office:value-type="float" office:value="261.8" calcext:value-type="float">
            <text:p>261.8</text:p>
          </table:table-cell>
          <table:table-cell office:value-type="float" office:value="346.15" calcext:value-type="float">
            <text:p>346.15</text:p>
          </table:table-cell>
          <table:table-cell office:value-type="float" office:value="39.93" calcext:value-type="float">
            <text:p>39.93</text:p>
          </table:table-cell>
          <table:table-cell office:value-type="float" office:value="53.35" calcext:value-type="float">
            <text:p>53.35</text:p>
          </table:table-cell>
        </table:table-row>
        <table:table-row table:style-name="ro1">
          <table:table-cell office:value-type="float" office:value="559827" calcext:value-type="float">
            <text:p>559827</text:p>
          </table:table-cell>
          <table:table-cell table:formula="of:=[.A37]/1000/(60*60*24)" office:value-type="time" office:time-value="PT00H09M19.827S" calcext:value-type="time">
            <text:p>00:09:20</text:p>
          </table:table-cell>
          <table:table-cell office:value-type="float" office:value="1.32" calcext:value-type="float">
            <text:p>1.32</text:p>
          </table:table-cell>
          <table:table-cell office:value-type="float" office:value="261.7" calcext:value-type="float">
            <text:p>261.7</text:p>
          </table:table-cell>
          <table:table-cell office:value-type="float" office:value="346.01" calcext:value-type="float">
            <text:p>346.01</text:p>
          </table:table-cell>
          <table:table-cell office:value-type="float" office:value="41.09" calcext:value-type="float">
            <text:p>41.09</text:p>
          </table:table-cell>
          <table:table-cell office:value-type="float" office:value="54.89" calcext:value-type="float">
            <text:p>54.89</text:p>
          </table:table-cell>
        </table:table-row>
        <table:table-row table:style-name="ro1">
          <table:table-cell office:value-type="float" office:value="575827" calcext:value-type="float">
            <text:p>575827</text:p>
          </table:table-cell>
          <table:table-cell table:formula="of:=[.A38]/1000/(60*60*24)" office:value-type="time" office:time-value="PT00H09M35.827S" calcext:value-type="time">
            <text:p>00:09:36</text:p>
          </table:table-cell>
          <table:table-cell office:value-type="float" office:value="1.32" calcext:value-type="float">
            <text:p>1.32</text:p>
          </table:table-cell>
          <table:table-cell office:value-type="float" office:value="261.5" calcext:value-type="float">
            <text:p>261.5</text:p>
          </table:table-cell>
          <table:table-cell office:value-type="float" office:value="345.74" calcext:value-type="float">
            <text:p>345.74</text:p>
          </table:table-cell>
          <table:table-cell office:value-type="float" office:value="42.25" calcext:value-type="float">
            <text:p>42.25</text:p>
          </table:table-cell>
          <table:table-cell office:value-type="float" office:value="56.42" calcext:value-type="float">
            <text:p>56.42</text:p>
          </table:table-cell>
        </table:table-row>
        <table:table-row table:style-name="ro1">
          <table:table-cell office:value-type="float" office:value="591827" calcext:value-type="float">
            <text:p>591827</text:p>
          </table:table-cell>
          <table:table-cell table:formula="of:=[.A39]/1000/(60*60*24)" office:value-type="time" office:time-value="PT00H09M51.827S" calcext:value-type="time">
            <text:p>00:09:52</text:p>
          </table:table-cell>
          <table:table-cell office:value-type="float" office:value="1.32" calcext:value-type="float">
            <text:p>1.32</text:p>
          </table:table-cell>
          <table:table-cell office:value-type="float" office:value="261.5" calcext:value-type="float">
            <text:p>261.5</text:p>
          </table:table-cell>
          <table:table-cell office:value-type="float" office:value="345.74" calcext:value-type="float">
            <text:p>345.74</text:p>
          </table:table-cell>
          <table:table-cell office:value-type="float" office:value="43.41" calcext:value-type="float">
            <text:p>43.41</text:p>
          </table:table-cell>
          <table:table-cell office:value-type="float" office:value="57.96" calcext:value-type="float">
            <text:p>57.96</text:p>
          </table:table-cell>
        </table:table-row>
        <table:table-row table:style-name="ro1">
          <table:table-cell office:value-type="float" office:value="607827" calcext:value-type="float">
            <text:p>607827</text:p>
          </table:table-cell>
          <table:table-cell table:formula="of:=[.A40]/1000/(60*60*24)" office:value-type="time" office:time-value="PT00H10M07.827S" calcext:value-type="time">
            <text:p>00:10:08</text:p>
          </table:table-cell>
          <table:table-cell office:value-type="float" office:value="1.32" calcext:value-type="float">
            <text:p>1.32</text:p>
          </table:table-cell>
          <table:table-cell office:value-type="float" office:value="261.4" calcext:value-type="float">
            <text:p>261.4</text:p>
          </table:table-cell>
          <table:table-cell office:value-type="float" office:value="345.6" calcext:value-type="float">
            <text:p>345.6</text:p>
          </table:table-cell>
          <table:table-cell office:value-type="float" office:value="44.57" calcext:value-type="float">
            <text:p>44.57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623827" calcext:value-type="float">
            <text:p>623827</text:p>
          </table:table-cell>
          <table:table-cell table:formula="of:=[.A41]/1000/(60*60*24)" office:value-type="time" office:time-value="PT00H10M23.827S" calcext:value-type="time">
            <text:p>00:10:24</text:p>
          </table:table-cell>
          <table:table-cell office:value-type="float" office:value="1.32" calcext:value-type="float">
            <text:p>1.32</text:p>
          </table:table-cell>
          <table:table-cell office:value-type="float" office:value="261.2" calcext:value-type="float">
            <text:p>261.2</text:p>
          </table:table-cell>
          <table:table-cell office:value-type="float" office:value="345.34" calcext:value-type="float">
            <text:p>345.34</text:p>
          </table:table-cell>
          <table:table-cell office:value-type="float" office:value="45.74" calcext:value-type="float">
            <text:p>45.74</text:p>
          </table:table-cell>
          <table:table-cell office:value-type="float" office:value="61.03" calcext:value-type="float">
            <text:p>61.03</text:p>
          </table:table-cell>
        </table:table-row>
        <table:table-row table:style-name="ro1">
          <table:table-cell office:value-type="float" office:value="639827" calcext:value-type="float">
            <text:p>639827</text:p>
          </table:table-cell>
          <table:table-cell table:formula="of:=[.A42]/1000/(60*60*24)" office:value-type="time" office:time-value="PT00H10M39.827S" calcext:value-type="time">
            <text:p>00:10:40</text:p>
          </table:table-cell>
          <table:table-cell office:value-type="float" office:value="1.32" calcext:value-type="float">
            <text:p>1.32</text:p>
          </table:table-cell>
          <table:table-cell office:value-type="float" office:value="261.1" calcext:value-type="float">
            <text:p>261.1</text:p>
          </table:table-cell>
          <table:table-cell office:value-type="float" office:value="344.16" calcext:value-type="float">
            <text:p>344.16</text:p>
          </table:table-cell>
          <table:table-cell office:value-type="float" office:value="46.9" calcext:value-type="float">
            <text:p>46.9</text:p>
          </table:table-cell>
          <table:table-cell office:value-type="float" office:value="62.56" calcext:value-type="float">
            <text:p>62.56</text:p>
          </table:table-cell>
        </table:table-row>
        <table:table-row table:style-name="ro1">
          <table:table-cell office:value-type="float" office:value="655827" calcext:value-type="float">
            <text:p>655827</text:p>
          </table:table-cell>
          <table:table-cell table:formula="of:=[.A43]/1000/(60*60*24)" office:value-type="time" office:time-value="PT00H10M55.827S" calcext:value-type="time">
            <text:p>00:10:56</text:p>
          </table:table-cell>
          <table:table-cell office:value-type="float" office:value="1.32" calcext:value-type="float">
            <text:p>1.32</text:p>
          </table:table-cell>
          <table:table-cell office:value-type="float" office:value="261" calcext:value-type="float">
            <text:p>261</text:p>
          </table:table-cell>
          <table:table-cell office:value-type="float" office:value="344.02" calcext:value-type="float">
            <text:p>344.02</text:p>
          </table:table-cell>
          <table:table-cell office:value-type="float" office:value="48.06" calcext:value-type="float">
            <text:p>48.06</text:p>
          </table:table-cell>
          <table:table-cell office:value-type="float" office:value="64.09" calcext:value-type="float">
            <text:p>64.09</text:p>
          </table:table-cell>
        </table:table-row>
        <table:table-row table:style-name="ro1">
          <table:table-cell office:value-type="float" office:value="671827" calcext:value-type="float">
            <text:p>671827</text:p>
          </table:table-cell>
          <table:table-cell table:formula="of:=[.A44]/1000/(60*60*24)" office:value-type="time" office:time-value="PT00H11M11.827S" calcext:value-type="time">
            <text:p>00:11:12</text:p>
          </table:table-cell>
          <table:table-cell office:value-type="float" office:value="1.32" calcext:value-type="float">
            <text:p>1.32</text:p>
          </table:table-cell>
          <table:table-cell office:value-type="float" office:value="260.9" calcext:value-type="float">
            <text:p>260.9</text:p>
          </table:table-cell>
          <table:table-cell office:value-type="float" office:value="343.89" calcext:value-type="float">
            <text:p>343.89</text:p>
          </table:table-cell>
          <table:table-cell office:value-type="float" office:value="49.22" calcext:value-type="float">
            <text:p>49.22</text:p>
          </table:table-cell>
          <table:table-cell office:value-type="float" office:value="65.62" calcext:value-type="float">
            <text:p>65.62</text:p>
          </table:table-cell>
        </table:table-row>
        <table:table-row table:style-name="ro1">
          <table:table-cell office:value-type="float" office:value="687827" calcext:value-type="float">
            <text:p>687827</text:p>
          </table:table-cell>
          <table:table-cell table:formula="of:=[.A45]/1000/(60*60*24)" office:value-type="time" office:time-value="PT00H11M27.827S" calcext:value-type="time">
            <text:p>00:11:28</text:p>
          </table:table-cell>
          <table:table-cell office:value-type="float" office:value="1.32" calcext:value-type="float">
            <text:p>1.32</text:p>
          </table:table-cell>
          <table:table-cell office:value-type="float" office:value="260.8" calcext:value-type="float">
            <text:p>260.8</text:p>
          </table:table-cell>
          <table:table-cell office:value-type="float" office:value="343.76" calcext:value-type="float">
            <text:p>343.76</text:p>
          </table:table-cell>
          <table:table-cell office:value-type="float" office:value="50.38" calcext:value-type="float">
            <text:p>50.38</text:p>
          </table:table-cell>
          <table:table-cell office:value-type="float" office:value="67.15" calcext:value-type="float">
            <text:p>67.15</text:p>
          </table:table-cell>
        </table:table-row>
        <table:table-row table:style-name="ro1">
          <table:table-cell office:value-type="float" office:value="703827" calcext:value-type="float">
            <text:p>703827</text:p>
          </table:table-cell>
          <table:table-cell table:formula="of:=[.A46]/1000/(60*60*24)" office:value-type="time" office:time-value="PT00H11M43.827S" calcext:value-type="time">
            <text:p>00:11:44</text:p>
          </table:table-cell>
          <table:table-cell office:value-type="float" office:value="1.32" calcext:value-type="float">
            <text:p>1.32</text:p>
          </table:table-cell>
          <table:table-cell office:value-type="float" office:value="260.7" calcext:value-type="float">
            <text:p>260.7</text:p>
          </table:table-cell>
          <table:table-cell office:value-type="float" office:value="343.62" calcext:value-type="float">
            <text:p>343.62</text:p>
          </table:table-cell>
          <table:table-cell office:value-type="float" office:value="51.53" calcext:value-type="float">
            <text:p>51.53</text:p>
          </table:table-cell>
          <table:table-cell office:value-type="float" office:value="68.68" calcext:value-type="float">
            <text:p>68.68</text:p>
          </table:table-cell>
        </table:table-row>
        <table:table-row table:style-name="ro1">
          <table:table-cell office:value-type="float" office:value="719827" calcext:value-type="float">
            <text:p>719827</text:p>
          </table:table-cell>
          <table:table-cell table:formula="of:=[.A47]/1000/(60*60*24)" office:value-type="time" office:time-value="PT00H11M59.827S" calcext:value-type="time">
            <text:p>00:12:00</text:p>
          </table:table-cell>
          <table:table-cell office:value-type="float" office:value="1.32" calcext:value-type="float">
            <text:p>1.32</text:p>
          </table:table-cell>
          <table:table-cell office:value-type="float" office:value="260.5" calcext:value-type="float">
            <text:p>260.5</text:p>
          </table:table-cell>
          <table:table-cell office:value-type="float" office:value="343.35" calcext:value-type="float">
            <text:p>343.35</text:p>
          </table:table-cell>
          <table:table-cell office:value-type="float" office:value="52.69" calcext:value-type="float">
            <text:p>52.69</text:p>
          </table:table-cell>
          <table:table-cell office:value-type="float" office:value="70.2" calcext:value-type="float">
            <text:p>70.2</text:p>
          </table:table-cell>
        </table:table-row>
        <table:table-row table:style-name="ro1">
          <table:table-cell office:value-type="float" office:value="735827" calcext:value-type="float">
            <text:p>735827</text:p>
          </table:table-cell>
          <table:table-cell table:formula="of:=[.A48]/1000/(60*60*24)" office:value-type="time" office:time-value="PT00H12M15.827S" calcext:value-type="time">
            <text:p>00:12:16</text:p>
          </table:table-cell>
          <table:table-cell office:value-type="float" office:value="1.32" calcext:value-type="float">
            <text:p>1.32</text:p>
          </table:table-cell>
          <table:table-cell office:value-type="float" office:value="260.4" calcext:value-type="float">
            <text:p>260.4</text:p>
          </table:table-cell>
          <table:table-cell office:value-type="float" office:value="343.22" calcext:value-type="float">
            <text:p>343.22</text:p>
          </table:table-cell>
          <table:table-cell office:value-type="float" office:value="53.85" calcext:value-type="float">
            <text:p>53.85</text:p>
          </table:table-cell>
          <table:table-cell office:value-type="float" office:value="71.73" calcext:value-type="float">
            <text:p>71.73</text:p>
          </table:table-cell>
        </table:table-row>
        <table:table-row table:style-name="ro1">
          <table:table-cell office:value-type="float" office:value="751827" calcext:value-type="float">
            <text:p>751827</text:p>
          </table:table-cell>
          <table:table-cell table:formula="of:=[.A49]/1000/(60*60*24)" office:value-type="time" office:time-value="PT00H12M31.827S" calcext:value-type="time">
            <text:p>00:12:32</text:p>
          </table:table-cell>
          <table:table-cell office:value-type="float" office:value="1.31" calcext:value-type="float">
            <text:p>1.31</text:p>
          </table:table-cell>
          <table:table-cell office:value-type="float" office:value="260.3" calcext:value-type="float">
            <text:p>260.3</text:p>
          </table:table-cell>
          <table:table-cell office:value-type="float" office:value="342.04" calcext:value-type="float">
            <text:p>342.04</text:p>
          </table:table-cell>
          <table:table-cell office:value-type="float" office:value="55.01" calcext:value-type="float">
            <text:p>55.01</text:p>
          </table:table-cell>
          <table:table-cell office:value-type="float" office:value="73.25" calcext:value-type="float">
            <text:p>73.25</text:p>
          </table:table-cell>
        </table:table-row>
        <table:table-row table:style-name="ro1">
          <table:table-cell office:value-type="float" office:value="767827" calcext:value-type="float">
            <text:p>767827</text:p>
          </table:table-cell>
          <table:table-cell table:formula="of:=[.A50]/1000/(60*60*24)" office:value-type="time" office:time-value="PT00H12M47.827S" calcext:value-type="time">
            <text:p>00:12:48</text:p>
          </table:table-cell>
          <table:table-cell office:value-type="float" office:value="1.31" calcext:value-type="float">
            <text:p>1.31</text:p>
          </table:table-cell>
          <table:table-cell office:value-type="float" office:value="260.2" calcext:value-type="float">
            <text:p>260.2</text:p>
          </table:table-cell>
          <table:table-cell office:value-type="float" office:value="341.91" calcext:value-type="float">
            <text:p>341.91</text:p>
          </table:table-cell>
          <table:table-cell office:value-type="float" office:value="56.16" calcext:value-type="float">
            <text:p>56.16</text:p>
          </table:table-cell>
          <table:table-cell office:value-type="float" office:value="74.77" calcext:value-type="float">
            <text:p>74.77</text:p>
          </table:table-cell>
        </table:table-row>
        <table:table-row table:style-name="ro1">
          <table:table-cell office:value-type="float" office:value="783827" calcext:value-type="float">
            <text:p>783827</text:p>
          </table:table-cell>
          <table:table-cell table:formula="of:=[.A51]/1000/(60*60*24)" office:value-type="time" office:time-value="PT00H13M03.827S" calcext:value-type="time">
            <text:p>00:13:04</text:p>
          </table:table-cell>
          <table:table-cell office:value-type="float" office:value="1.31" calcext:value-type="float">
            <text:p>1.31</text:p>
          </table:table-cell>
          <table:table-cell office:value-type="float" office:value="260.1" calcext:value-type="float">
            <text:p>260.1</text:p>
          </table:table-cell>
          <table:table-cell office:value-type="float" office:value="341.77" calcext:value-type="float">
            <text:p>341.77</text:p>
          </table:table-cell>
          <table:table-cell office:value-type="float" office:value="57.32" calcext:value-type="float">
            <text:p>57.32</text:p>
          </table:table-cell>
          <table:table-cell office:value-type="float" office:value="76.29" calcext:value-type="float">
            <text:p>76.29</text:p>
          </table:table-cell>
        </table:table-row>
        <table:table-row table:style-name="ro1">
          <table:table-cell office:value-type="float" office:value="799827" calcext:value-type="float">
            <text:p>799827</text:p>
          </table:table-cell>
          <table:table-cell table:formula="of:=[.A52]/1000/(60*60*24)" office:value-type="time" office:time-value="PT00H13M19.827S" calcext:value-type="time">
            <text:p>00:13:20</text:p>
          </table:table-cell>
          <table:table-cell office:value-type="float" office:value="1.31" calcext:value-type="float">
            <text:p>1.31</text:p>
          </table:table-cell>
          <table:table-cell office:value-type="float" office:value="260" calcext:value-type="float">
            <text:p>260</text:p>
          </table:table-cell>
          <table:table-cell office:value-type="float" office:value="341.64" calcext:value-type="float">
            <text:p>341.64</text:p>
          </table:table-cell>
          <table:table-cell office:value-type="float" office:value="58.48" calcext:value-type="float">
            <text:p>58.48</text:p>
          </table:table-cell>
          <table:table-cell office:value-type="float" office:value="77.81" calcext:value-type="float">
            <text:p>77.81</text:p>
          </table:table-cell>
        </table:table-row>
        <table:table-row table:style-name="ro1">
          <table:table-cell office:value-type="float" office:value="815827" calcext:value-type="float">
            <text:p>815827</text:p>
          </table:table-cell>
          <table:table-cell table:formula="of:=[.A53]/1000/(60*60*24)" office:value-type="time" office:time-value="PT00H13M35.827S" calcext:value-type="time">
            <text:p>00:13:36</text:p>
          </table:table-cell>
          <table:table-cell office:value-type="float" office:value="1.31" calcext:value-type="float">
            <text:p>1.31</text:p>
          </table:table-cell>
          <table:table-cell office:value-type="float" office:value="259.9" calcext:value-type="float">
            <text:p>259.9</text:p>
          </table:table-cell>
          <table:table-cell office:value-type="float" office:value="341.51" calcext:value-type="float">
            <text:p>341.51</text:p>
          </table:table-cell>
          <table:table-cell office:value-type="float" office:value="59.63" calcext:value-type="float">
            <text:p>59.63</text:p>
          </table:table-cell>
          <table:table-cell office:value-type="float" office:value="79.33" calcext:value-type="float">
            <text:p>79.33</text:p>
          </table:table-cell>
        </table:table-row>
        <table:table-row table:style-name="ro1">
          <table:table-cell office:value-type="float" office:value="831827" calcext:value-type="float">
            <text:p>831827</text:p>
          </table:table-cell>
          <table:table-cell table:formula="of:=[.A54]/1000/(60*60*24)" office:value-type="time" office:time-value="PT00H13M51.827S" calcext:value-type="time">
            <text:p>00:13:52</text:p>
          </table:table-cell>
          <table:table-cell office:value-type="float" office:value="1.31" calcext:value-type="float">
            <text:p>1.31</text:p>
          </table:table-cell>
          <table:table-cell office:value-type="float" office:value="259.7" calcext:value-type="float">
            <text:p>259.7</text:p>
          </table:table-cell>
          <table:table-cell office:value-type="float" office:value="340.2" calcext:value-type="float">
            <text:p>340.2</text:p>
          </table:table-cell>
          <table:table-cell office:value-type="float" office:value="60.79" calcext:value-type="float">
            <text:p>60.79</text:p>
          </table:table-cell>
          <table:table-cell office:value-type="float" office:value="80.84" calcext:value-type="float">
            <text:p>80.84</text:p>
          </table:table-cell>
        </table:table-row>
        <table:table-row table:style-name="ro1">
          <table:table-cell office:value-type="float" office:value="847827" calcext:value-type="float">
            <text:p>847827</text:p>
          </table:table-cell>
          <table:table-cell table:formula="of:=[.A55]/1000/(60*60*24)" office:value-type="time" office:time-value="PT00H14M07.827S" calcext:value-type="time">
            <text:p>00:14:08</text:p>
          </table:table-cell>
          <table:table-cell office:value-type="float" office:value="1.31" calcext:value-type="float">
            <text:p>1.31</text:p>
          </table:table-cell>
          <table:table-cell office:value-type="float" office:value="259.6" calcext:value-type="float">
            <text:p>259.6</text:p>
          </table:table-cell>
          <table:table-cell office:value-type="float" office:value="341.1" calcext:value-type="float">
            <text:p>341.1</text:p>
          </table:table-cell>
          <table:table-cell office:value-type="float" office:value="61.94" calcext:value-type="float">
            <text:p>61.94</text:p>
          </table:table-cell>
          <table:table-cell office:value-type="float" office:value="82.36" calcext:value-type="float">
            <text:p>82.36</text:p>
          </table:table-cell>
        </table:table-row>
        <table:table-row table:style-name="ro1">
          <table:table-cell office:value-type="float" office:value="863827" calcext:value-type="float">
            <text:p>863827</text:p>
          </table:table-cell>
          <table:table-cell table:formula="of:=[.A56]/1000/(60*60*24)" office:value-type="time" office:time-value="PT00H14M23.827S" calcext:value-type="time">
            <text:p>00:14:24</text:p>
          </table:table-cell>
          <table:table-cell office:value-type="float" office:value="1.31" calcext:value-type="float">
            <text:p>1.31</text:p>
          </table:table-cell>
          <table:table-cell office:value-type="float" office:value="259.5" calcext:value-type="float">
            <text:p>259.5</text:p>
          </table:table-cell>
          <table:table-cell office:value-type="float" office:value="340.97" calcext:value-type="float">
            <text:p>340.97</text:p>
          </table:table-cell>
          <table:table-cell office:value-type="float" office:value="63.09" calcext:value-type="float">
            <text:p>63.09</text:p>
          </table:table-cell>
          <table:table-cell office:value-type="float" office:value="83.87" calcext:value-type="float">
            <text:p>83.87</text:p>
          </table:table-cell>
        </table:table-row>
        <table:table-row table:style-name="ro1">
          <table:table-cell office:value-type="float" office:value="879827" calcext:value-type="float">
            <text:p>879827</text:p>
          </table:table-cell>
          <table:table-cell table:formula="of:=[.A57]/1000/(60*60*24)" office:value-type="time" office:time-value="PT00H14M39.827S" calcext:value-type="time">
            <text:p>00:14:40</text:p>
          </table:table-cell>
          <table:table-cell office:value-type="float" office:value="1.31" calcext:value-type="float">
            <text:p>1.31</text:p>
          </table:table-cell>
          <table:table-cell office:value-type="float" office:value="259.4" calcext:value-type="float">
            <text:p>259.4</text:p>
          </table:table-cell>
          <table:table-cell office:value-type="float" office:value="339.8" calcext:value-type="float">
            <text:p>339.8</text:p>
          </table:table-cell>
          <table:table-cell office:value-type="float" office:value="64.25" calcext:value-type="float">
            <text:p>64.25</text:p>
          </table:table-cell>
          <table:table-cell office:value-type="float" office:value="85.38" calcext:value-type="float">
            <text:p>85.38</text:p>
          </table:table-cell>
        </table:table-row>
        <table:table-row table:style-name="ro1">
          <table:table-cell office:value-type="float" office:value="895827" calcext:value-type="float">
            <text:p>895827</text:p>
          </table:table-cell>
          <table:table-cell table:formula="of:=[.A58]/1000/(60*60*24)" office:value-type="time" office:time-value="PT00H14M55.827S" calcext:value-type="time">
            <text:p>00:14:56</text:p>
          </table:table-cell>
          <table:table-cell office:value-type="float" office:value="1.31" calcext:value-type="float">
            <text:p>1.31</text:p>
          </table:table-cell>
          <table:table-cell office:value-type="float" office:value="259.3" calcext:value-type="float">
            <text:p>259.3</text:p>
          </table:table-cell>
          <table:table-cell office:value-type="float" office:value="339.66" calcext:value-type="float">
            <text:p>339.66</text:p>
          </table:table-cell>
          <table:table-cell office:value-type="float" office:value="65.4" calcext:value-type="float">
            <text:p>65.4</text:p>
          </table:table-cell>
          <table:table-cell office:value-type="float" office:value="86.9" calcext:value-type="float">
            <text:p>86.9</text:p>
          </table:table-cell>
        </table:table-row>
        <table:table-row table:style-name="ro1">
          <table:table-cell office:value-type="float" office:value="911827" calcext:value-type="float">
            <text:p>911827</text:p>
          </table:table-cell>
          <table:table-cell table:formula="of:=[.A59]/1000/(60*60*24)" office:value-type="time" office:time-value="PT00H15M11.827S" calcext:value-type="time">
            <text:p>00:15:12</text:p>
          </table:table-cell>
          <table:table-cell office:value-type="float" office:value="1.31" calcext:value-type="float">
            <text:p>1.31</text:p>
          </table:table-cell>
          <table:table-cell office:value-type="float" office:value="259.2" calcext:value-type="float">
            <text:p>259.2</text:p>
          </table:table-cell>
          <table:table-cell office:value-type="float" office:value="339.53" calcext:value-type="float">
            <text:p>339.53</text:p>
          </table:table-cell>
          <table:table-cell office:value-type="float" office:value="66.55" calcext:value-type="float">
            <text:p>66.55</text:p>
          </table:table-cell>
          <table:table-cell office:value-type="float" office:value="88.41" calcext:value-type="float">
            <text:p>88.41</text:p>
          </table:table-cell>
        </table:table-row>
        <table:table-row table:style-name="ro1">
          <table:table-cell office:value-type="float" office:value="927827" calcext:value-type="float">
            <text:p>927827</text:p>
          </table:table-cell>
          <table:table-cell table:formula="of:=[.A60]/1000/(60*60*24)" office:value-type="time" office:time-value="PT00H15M27.827S" calcext:value-type="time">
            <text:p>00:15:28</text:p>
          </table:table-cell>
          <table:table-cell office:value-type="float" office:value="1.31" calcext:value-type="float">
            <text:p>1.31</text:p>
          </table:table-cell>
          <table:table-cell office:value-type="float" office:value="259.1" calcext:value-type="float">
            <text:p>259.1</text:p>
          </table:table-cell>
          <table:table-cell office:value-type="float" office:value="339.4" calcext:value-type="float">
            <text:p>339.4</text:p>
          </table:table-cell>
          <table:table-cell office:value-type="float" office:value="67.7" calcext:value-type="float">
            <text:p>67.7</text:p>
          </table:table-cell>
          <table:table-cell office:value-type="float" office:value="89.91" calcext:value-type="float">
            <text:p>89.91</text:p>
          </table:table-cell>
        </table:table-row>
        <table:table-row table:style-name="ro1">
          <table:table-cell office:value-type="float" office:value="943827" calcext:value-type="float">
            <text:p>943827</text:p>
          </table:table-cell>
          <table:table-cell table:formula="of:=[.A61]/1000/(60*60*24)" office:value-type="time" office:time-value="PT00H15M43.827S" calcext:value-type="time">
            <text:p>00:15:44</text:p>
          </table:table-cell>
          <table:table-cell office:value-type="float" office:value="1.31" calcext:value-type="float">
            <text:p>1.31</text:p>
          </table:table-cell>
          <table:table-cell office:value-type="float" office:value="259" calcext:value-type="float">
            <text:p>259</text:p>
          </table:table-cell>
          <table:table-cell office:value-type="float" office:value="339.26" calcext:value-type="float">
            <text:p>339.26</text:p>
          </table:table-cell>
          <table:table-cell office:value-type="float" office:value="68.86" calcext:value-type="float">
            <text:p>68.86</text:p>
          </table:table-cell>
          <table:table-cell office:value-type="float" office:value="91.42" calcext:value-type="float">
            <text:p>91.42</text:p>
          </table:table-cell>
        </table:table-row>
        <table:table-row table:style-name="ro1">
          <table:table-cell office:value-type="float" office:value="959827" calcext:value-type="float">
            <text:p>959827</text:p>
          </table:table-cell>
          <table:table-cell table:formula="of:=[.A62]/1000/(60*60*24)" office:value-type="time" office:time-value="PT00H15M59.827S" calcext:value-type="time">
            <text:p>00:16:00</text:p>
          </table:table-cell>
          <table:table-cell office:value-type="float" office:value="1.31" calcext:value-type="float">
            <text:p>1.31</text:p>
          </table:table-cell>
          <table:table-cell office:value-type="float" office:value="258.9" calcext:value-type="float">
            <text:p>258.9</text:p>
          </table:table-cell>
          <table:table-cell office:value-type="float" office:value="339.13" calcext:value-type="float">
            <text:p>339.13</text:p>
          </table:table-cell>
          <table:table-cell office:value-type="float" office:value="70.01" calcext:value-type="float">
            <text:p>70.01</text:p>
          </table:table-cell>
          <table:table-cell office:value-type="float" office:value="92.93" calcext:value-type="float">
            <text:p>92.93</text:p>
          </table:table-cell>
        </table:table-row>
        <table:table-row table:style-name="ro1">
          <table:table-cell office:value-type="float" office:value="975827" calcext:value-type="float">
            <text:p>975827</text:p>
          </table:table-cell>
          <table:table-cell table:formula="of:=[.A63]/1000/(60*60*24)" office:value-type="time" office:time-value="PT00H16M15.827S" calcext:value-type="time">
            <text:p>00:16:16</text:p>
          </table:table-cell>
          <table:table-cell office:value-type="float" office:value="1.31" calcext:value-type="float">
            <text:p>1.31</text:p>
          </table:table-cell>
          <table:table-cell office:value-type="float" office:value="258.9" calcext:value-type="float">
            <text:p>258.9</text:p>
          </table:table-cell>
          <table:table-cell office:value-type="float" office:value="338.09" calcext:value-type="float">
            <text:p>338.09</text:p>
          </table:table-cell>
          <table:table-cell office:value-type="float" office:value="71.16" calcext:value-type="float">
            <text:p>71.16</text:p>
          </table:table-cell>
          <table:table-cell office:value-type="float" office:value="94.43" calcext:value-type="float">
            <text:p>94.43</text:p>
          </table:table-cell>
        </table:table-row>
        <table:table-row table:style-name="ro1">
          <table:table-cell office:value-type="float" office:value="991827" calcext:value-type="float">
            <text:p>991827</text:p>
          </table:table-cell>
          <table:table-cell table:formula="of:=[.A64]/1000/(60*60*24)" office:value-type="time" office:time-value="PT00H16M31.827S" calcext:value-type="time">
            <text:p>00:16:32</text:p>
          </table:table-cell>
          <table:table-cell office:value-type="float" office:value="1.31" calcext:value-type="float">
            <text:p>1.31</text:p>
          </table:table-cell>
          <table:table-cell office:value-type="float" office:value="258.7" calcext:value-type="float">
            <text:p>258.7</text:p>
          </table:table-cell>
          <table:table-cell office:value-type="float" office:value="337.83" calcext:value-type="float">
            <text:p>337.83</text:p>
          </table:table-cell>
          <table:table-cell office:value-type="float" office:value="72.31" calcext:value-type="float">
            <text:p>72.31</text:p>
          </table:table-cell>
          <table:table-cell office:value-type="float" office:value="95.93" calcext:value-type="float">
            <text:p>95.93</text:p>
          </table:table-cell>
        </table:table-row>
        <table:table-row table:style-name="ro1">
          <table:table-cell office:value-type="float" office:value="1007827" calcext:value-type="float">
            <text:p>1007827</text:p>
          </table:table-cell>
          <table:table-cell table:formula="of:=[.A65]/1000/(60*60*24)" office:value-type="time" office:time-value="PT00H16M47.827S" calcext:value-type="time">
            <text:p>00:16:48</text:p>
          </table:table-cell>
          <table:table-cell office:value-type="float" office:value="1.31" calcext:value-type="float">
            <text:p>1.31</text:p>
          </table:table-cell>
          <table:table-cell office:value-type="float" office:value="258.6" calcext:value-type="float">
            <text:p>258.6</text:p>
          </table:table-cell>
          <table:table-cell office:value-type="float" office:value="337.69" calcext:value-type="float">
            <text:p>337.69</text:p>
          </table:table-cell>
          <table:table-cell office:value-type="float" office:value="73.46" calcext:value-type="float">
            <text:p>73.46</text:p>
          </table:table-cell>
          <table:table-cell office:value-type="float" office:value="97.43" calcext:value-type="float">
            <text:p>97.43</text:p>
          </table:table-cell>
        </table:table-row>
        <table:table-row table:style-name="ro1">
          <table:table-cell office:value-type="float" office:value="1023827" calcext:value-type="float">
            <text:p>1023827</text:p>
          </table:table-cell>
          <table:table-cell table:formula="of:=[.A66]/1000/(60*60*24)" office:value-type="time" office:time-value="PT00H17M03.827S" calcext:value-type="time">
            <text:p>00:17:04</text:p>
          </table:table-cell>
          <table:table-cell office:value-type="float" office:value="1.31" calcext:value-type="float">
            <text:p>1.31</text:p>
          </table:table-cell>
          <table:table-cell office:value-type="float" office:value="258.4" calcext:value-type="float">
            <text:p>258.4</text:p>
          </table:table-cell>
          <table:table-cell office:value-type="float" office:value="337.43" calcext:value-type="float">
            <text:p>337.43</text:p>
          </table:table-cell>
          <table:table-cell office:value-type="float" office:value="74.61" calcext:value-type="float">
            <text:p>74.61</text:p>
          </table:table-cell>
          <table:table-cell office:value-type="float" office:value="98.93" calcext:value-type="float">
            <text:p>98.93</text:p>
          </table:table-cell>
        </table:table-row>
        <table:table-row table:style-name="ro1">
          <table:table-cell office:value-type="float" office:value="1039827" calcext:value-type="float">
            <text:p>1039827</text:p>
          </table:table-cell>
          <table:table-cell table:formula="of:=[.A67]/1000/(60*60*24)" office:value-type="time" office:time-value="PT00H17M19.827S" calcext:value-type="time">
            <text:p>00:17:20</text:p>
          </table:table-cell>
          <table:table-cell office:value-type="float" office:value="1.31" calcext:value-type="float">
            <text:p>1.31</text:p>
          </table:table-cell>
          <table:table-cell office:value-type="float" office:value="258.4" calcext:value-type="float">
            <text:p>258.4</text:p>
          </table:table-cell>
          <table:table-cell office:value-type="float" office:value="337.43" calcext:value-type="float">
            <text:p>337.43</text:p>
          </table:table-cell>
          <table:table-cell office:value-type="float" office:value="75.75" calcext:value-type="float">
            <text:p>75.75</text:p>
          </table:table-cell>
          <table:table-cell office:value-type="float" office:value="100.43" calcext:value-type="float">
            <text:p>100.43</text:p>
          </table:table-cell>
        </table:table-row>
        <table:table-row table:style-name="ro1">
          <table:table-cell office:value-type="float" office:value="1055827" calcext:value-type="float">
            <text:p>1055827</text:p>
          </table:table-cell>
          <table:table-cell table:formula="of:=[.A68]/1000/(60*60*24)" office:value-type="time" office:time-value="PT00H17M35.827S" calcext:value-type="time">
            <text:p>00:17:36</text:p>
          </table:table-cell>
          <table:table-cell office:value-type="float" office:value="1.31" calcext:value-type="float">
            <text:p>1.31</text:p>
          </table:table-cell>
          <table:table-cell office:value-type="float" office:value="258.3" calcext:value-type="float">
            <text:p>258.3</text:p>
          </table:table-cell>
          <table:table-cell office:value-type="float" office:value="337.3" calcext:value-type="float">
            <text:p>337.3</text:p>
          </table:table-cell>
          <table:table-cell office:value-type="float" office:value="76.9" calcext:value-type="float">
            <text:p>76.9</text:p>
          </table:table-cell>
          <table:table-cell office:value-type="float" office:value="101.93" calcext:value-type="float">
            <text:p>101.93</text:p>
          </table:table-cell>
        </table:table-row>
        <table:table-row table:style-name="ro1">
          <table:table-cell office:value-type="float" office:value="1071827" calcext:value-type="float">
            <text:p>1071827</text:p>
          </table:table-cell>
          <table:table-cell table:formula="of:=[.A69]/1000/(60*60*24)" office:value-type="time" office:time-value="PT00H17M51.827S" calcext:value-type="time">
            <text:p>00:17:52</text:p>
          </table:table-cell>
          <table:table-cell office:value-type="float" office:value="1.31" calcext:value-type="float">
            <text:p>1.31</text:p>
          </table:table-cell>
          <table:table-cell office:value-type="float" office:value="258.1" calcext:value-type="float">
            <text:p>258.1</text:p>
          </table:table-cell>
          <table:table-cell office:value-type="float" office:value="337.03" calcext:value-type="float">
            <text:p>337.03</text:p>
          </table:table-cell>
          <table:table-cell office:value-type="float" office:value="78.05" calcext:value-type="float">
            <text:p>78.05</text:p>
          </table:table-cell>
          <table:table-cell office:value-type="float" office:value="103.43" calcext:value-type="float">
            <text:p>103.43</text:p>
          </table:table-cell>
        </table:table-row>
        <table:table-row table:style-name="ro1">
          <table:table-cell office:value-type="float" office:value="1087827" calcext:value-type="float">
            <text:p>1087827</text:p>
          </table:table-cell>
          <table:table-cell table:formula="of:=[.A70]/1000/(60*60*24)" office:value-type="time" office:time-value="PT00H18M07.827S" calcext:value-type="time">
            <text:p>00:18:08</text:p>
          </table:table-cell>
          <table:table-cell office:value-type="float" office:value="1.31" calcext:value-type="float">
            <text:p>1.31</text:p>
          </table:table-cell>
          <table:table-cell office:value-type="float" office:value="258.1" calcext:value-type="float">
            <text:p>258.1</text:p>
          </table:table-cell>
          <table:table-cell office:value-type="float" office:value="337.03" calcext:value-type="float">
            <text:p>337.03</text:p>
          </table:table-cell>
          <table:table-cell office:value-type="float" office:value="79.2" calcext:value-type="float">
            <text:p>79.2</text:p>
          </table:table-cell>
          <table:table-cell office:value-type="float" office:value="104.93" calcext:value-type="float">
            <text:p>104.93</text:p>
          </table:table-cell>
        </table:table-row>
        <table:table-row table:style-name="ro1">
          <table:table-cell office:value-type="float" office:value="1103827" calcext:value-type="float">
            <text:p>1103827</text:p>
          </table:table-cell>
          <table:table-cell table:formula="of:=[.A71]/1000/(60*60*24)" office:value-type="time" office:time-value="PT00H18M23.827S" calcext:value-type="time">
            <text:p>00:18:24</text:p>
          </table:table-cell>
          <table:table-cell office:value-type="float" office:value="1.3" calcext:value-type="float">
            <text:p>1.3</text:p>
          </table:table-cell>
          <table:table-cell office:value-type="float" office:value="258.1" calcext:value-type="float">
            <text:p>258.1</text:p>
          </table:table-cell>
          <table:table-cell office:value-type="float" office:value="335.99" calcext:value-type="float">
            <text:p>335.99</text:p>
          </table:table-cell>
          <table:table-cell office:value-type="float" office:value="80.34" calcext:value-type="float">
            <text:p>80.34</text:p>
          </table:table-cell>
          <table:table-cell office:value-type="float" office:value="106.43" calcext:value-type="float">
            <text:p>106.43</text:p>
          </table:table-cell>
        </table:table-row>
        <table:table-row table:style-name="ro1">
          <table:table-cell office:value-type="float" office:value="1119827" calcext:value-type="float">
            <text:p>1119827</text:p>
          </table:table-cell>
          <table:table-cell table:formula="of:=[.A72]/1000/(60*60*24)" office:value-type="time" office:time-value="PT00H18M39.827S" calcext:value-type="time">
            <text:p>00:18:40</text:p>
          </table:table-cell>
          <table:table-cell office:value-type="float" office:value="1.3" calcext:value-type="float">
            <text:p>1.3</text:p>
          </table:table-cell>
          <table:table-cell office:value-type="float" office:value="257.9" calcext:value-type="float">
            <text:p>257.9</text:p>
          </table:table-cell>
          <table:table-cell office:value-type="float" office:value="335.73" calcext:value-type="float">
            <text:p>335.73</text:p>
          </table:table-cell>
          <table:table-cell office:value-type="float" office:value="81.49" calcext:value-type="float">
            <text:p>81.49</text:p>
          </table:table-cell>
          <table:table-cell office:value-type="float" office:value="107.92" calcext:value-type="float">
            <text:p>107.92</text:p>
          </table:table-cell>
        </table:table-row>
        <table:table-row table:style-name="ro1">
          <table:table-cell office:value-type="float" office:value="1135826" calcext:value-type="float">
            <text:p>1135826</text:p>
          </table:table-cell>
          <table:table-cell table:formula="of:=[.A73]/1000/(60*60*24)" office:value-type="time" office:time-value="PT00H18M55.826S" calcext:value-type="time">
            <text:p>00:18:56</text:p>
          </table:table-cell>
          <table:table-cell office:value-type="float" office:value="1.3" calcext:value-type="float">
            <text:p>1.3</text:p>
          </table:table-cell>
          <table:table-cell office:value-type="float" office:value="257.8" calcext:value-type="float">
            <text:p>257.8</text:p>
          </table:table-cell>
          <table:table-cell office:value-type="float" office:value="335.6" calcext:value-type="float">
            <text:p>335.6</text:p>
          </table:table-cell>
          <table:table-cell office:value-type="float" office:value="82.64" calcext:value-type="float">
            <text:p>82.64</text:p>
          </table:table-cell>
          <table:table-cell office:value-type="float" office:value="109.41" calcext:value-type="float">
            <text:p>109.41</text:p>
          </table:table-cell>
        </table:table-row>
        <table:table-row table:style-name="ro1">
          <table:table-cell office:value-type="float" office:value="1151827" calcext:value-type="float">
            <text:p>1151827</text:p>
          </table:table-cell>
          <table:table-cell table:formula="of:=[.A74]/1000/(60*60*24)" office:value-type="time" office:time-value="PT00H19M11.827S" calcext:value-type="time">
            <text:p>00:19:12</text:p>
          </table:table-cell>
          <table:table-cell office:value-type="float" office:value="1.3" calcext:value-type="float">
            <text:p>1.3</text:p>
          </table:table-cell>
          <table:table-cell office:value-type="float" office:value="257.7" calcext:value-type="float">
            <text:p>257.7</text:p>
          </table:table-cell>
          <table:table-cell office:value-type="float" office:value="335.47" calcext:value-type="float">
            <text:p>335.47</text:p>
          </table:table-cell>
          <table:table-cell office:value-type="float" office:value="83.78" calcext:value-type="float">
            <text:p>83.78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1">
          <table:table-cell office:value-type="float" office:value="1167827" calcext:value-type="float">
            <text:p>1167827</text:p>
          </table:table-cell>
          <table:table-cell table:formula="of:=[.A75]/1000/(60*60*24)" office:value-type="time" office:time-value="PT00H19M27.827S" calcext:value-type="time">
            <text:p>00:19:28</text:p>
          </table:table-cell>
          <table:table-cell office:value-type="float" office:value="1.3" calcext:value-type="float">
            <text:p>1.3</text:p>
          </table:table-cell>
          <table:table-cell office:value-type="float" office:value="257.7" calcext:value-type="float">
            <text:p>257.7</text:p>
          </table:table-cell>
          <table:table-cell office:value-type="float" office:value="334.44" calcext:value-type="float">
            <text:p>334.44</text:p>
          </table:table-cell>
          <table:table-cell office:value-type="float" office:value="84.93" calcext:value-type="float">
            <text:p>84.93</text:p>
          </table:table-cell>
          <table:table-cell office:value-type="float" office:value="112.39" calcext:value-type="float">
            <text:p>112.39</text:p>
          </table:table-cell>
        </table:table-row>
        <table:table-row table:style-name="ro1">
          <table:table-cell office:value-type="float" office:value="1183827" calcext:value-type="float">
            <text:p>1183827</text:p>
          </table:table-cell>
          <table:table-cell table:formula="of:=[.A76]/1000/(60*60*24)" office:value-type="time" office:time-value="PT00H19M43.827S" calcext:value-type="time">
            <text:p>00:19:44</text:p>
          </table:table-cell>
          <table:table-cell office:value-type="float" office:value="1.3" calcext:value-type="float">
            <text:p>1.3</text:p>
          </table:table-cell>
          <table:table-cell office:value-type="float" office:value="257.5" calcext:value-type="float">
            <text:p>257.5</text:p>
          </table:table-cell>
          <table:table-cell office:value-type="float" office:value="335.2" calcext:value-type="float">
            <text:p>335.2</text:p>
          </table:table-cell>
          <table:table-cell office:value-type="float" office:value="86.07" calcext:value-type="float">
            <text:p>86.07</text:p>
          </table:table-cell>
          <table:table-cell office:value-type="float" office:value="113.88" calcext:value-type="float">
            <text:p>113.88</text:p>
          </table:table-cell>
        </table:table-row>
        <table:table-row table:style-name="ro1">
          <table:table-cell office:value-type="float" office:value="1199827" calcext:value-type="float">
            <text:p>1199827</text:p>
          </table:table-cell>
          <table:table-cell table:formula="of:=[.A77]/1000/(60*60*24)" office:value-type="time" office:time-value="PT00H19M59.827S" calcext:value-type="time">
            <text:p>00:20:00</text:p>
          </table:table-cell>
          <table:table-cell office:value-type="float" office:value="1.3" calcext:value-type="float">
            <text:p>1.3</text:p>
          </table:table-cell>
          <table:table-cell office:value-type="float" office:value="257.4" calcext:value-type="float">
            <text:p>257.4</text:p>
          </table:table-cell>
          <table:table-cell office:value-type="float" office:value="335.07" calcext:value-type="float">
            <text:p>335.07</text:p>
          </table:table-cell>
          <table:table-cell office:value-type="float" office:value="87.22" calcext:value-type="float">
            <text:p>87.22</text:p>
          </table:table-cell>
          <table:table-cell office:value-type="float" office:value="115.37" calcext:value-type="float">
            <text:p>115.37</text:p>
          </table:table-cell>
        </table:table-row>
        <table:table-row table:style-name="ro1">
          <table:table-cell office:value-type="float" office:value="1215827" calcext:value-type="float">
            <text:p>1215827</text:p>
          </table:table-cell>
          <table:table-cell table:formula="of:=[.A78]/1000/(60*60*24)" office:value-type="time" office:time-value="PT00H20M15.827S" calcext:value-type="time">
            <text:p>00:20:16</text:p>
          </table:table-cell>
          <table:table-cell office:value-type="float" office:value="1.3" calcext:value-type="float">
            <text:p>1.3</text:p>
          </table:table-cell>
          <table:table-cell office:value-type="float" office:value="257.4" calcext:value-type="float">
            <text:p>257.4</text:p>
          </table:table-cell>
          <table:table-cell office:value-type="float" office:value="335.07" calcext:value-type="float">
            <text:p>335.07</text:p>
          </table:table-cell>
          <table:table-cell office:value-type="float" office:value="88.36" calcext:value-type="float">
            <text:p>88.36</text:p>
          </table:table-cell>
          <table:table-cell office:value-type="float" office:value="116.86" calcext:value-type="float">
            <text:p>116.86</text:p>
          </table:table-cell>
        </table:table-row>
        <table:table-row table:style-name="ro1">
          <table:table-cell office:value-type="float" office:value="1231827" calcext:value-type="float">
            <text:p>1231827</text:p>
          </table:table-cell>
          <table:table-cell table:formula="of:=[.A79]/1000/(60*60*24)" office:value-type="time" office:time-value="PT00H20M31.827S" calcext:value-type="time">
            <text:p>00:20:32</text:p>
          </table:table-cell>
          <table:table-cell office:value-type="float" office:value="1.3" calcext:value-type="float">
            <text:p>1.3</text:p>
          </table:table-cell>
          <table:table-cell office:value-type="float" office:value="257.3" calcext:value-type="float">
            <text:p>257.3</text:p>
          </table:table-cell>
          <table:table-cell office:value-type="float" office:value="333.9" calcext:value-type="float">
            <text:p>333.9</text:p>
          </table:table-cell>
          <table:table-cell office:value-type="float" office:value="89.5" calcext:value-type="float">
            <text:p>89.5</text:p>
          </table:table-cell>
          <table:table-cell office:value-type="float" office:value="118.34" calcext:value-type="float">
            <text:p>118.34</text:p>
          </table:table-cell>
        </table:table-row>
        <table:table-row table:style-name="ro1">
          <table:table-cell office:value-type="float" office:value="1247827" calcext:value-type="float">
            <text:p>1247827</text:p>
          </table:table-cell>
          <table:table-cell table:formula="of:=[.A80]/1000/(60*60*24)" office:value-type="time" office:time-value="PT00H20M47.827S" calcext:value-type="time">
            <text:p>00:20:48</text:p>
          </table:table-cell>
          <table:table-cell office:value-type="float" office:value="1.3" calcext:value-type="float">
            <text:p>1.3</text:p>
          </table:table-cell>
          <table:table-cell office:value-type="float" office:value="257.1" calcext:value-type="float">
            <text:p>257.1</text:p>
          </table:table-cell>
          <table:table-cell office:value-type="float" office:value="333.64" calcext:value-type="float">
            <text:p>333.64</text:p>
          </table:table-cell>
          <table:table-cell office:value-type="float" office:value="90.65" calcext:value-type="float">
            <text:p>90.65</text:p>
          </table:table-cell>
          <table:table-cell office:value-type="float" office:value="119.83" calcext:value-type="float">
            <text:p>119.83</text:p>
          </table:table-cell>
        </table:table-row>
        <table:table-row table:style-name="ro1">
          <table:table-cell office:value-type="float" office:value="1263827" calcext:value-type="float">
            <text:p>1263827</text:p>
          </table:table-cell>
          <table:table-cell table:formula="of:=[.A81]/1000/(60*60*24)" office:value-type="time" office:time-value="PT00H21M03.827S" calcext:value-type="time">
            <text:p>00:21:04</text:p>
          </table:table-cell>
          <table:table-cell office:value-type="float" office:value="1.3" calcext:value-type="float">
            <text:p>1.3</text:p>
          </table:table-cell>
          <table:table-cell office:value-type="float" office:value="257" calcext:value-type="float">
            <text:p>257</text:p>
          </table:table-cell>
          <table:table-cell office:value-type="float" office:value="333.51" calcext:value-type="float">
            <text:p>333.51</text:p>
          </table:table-cell>
          <table:table-cell office:value-type="float" office:value="91.79" calcext:value-type="float">
            <text:p>91.79</text:p>
          </table:table-cell>
          <table:table-cell office:value-type="float" office:value="121.31" calcext:value-type="float">
            <text:p>121.31</text:p>
          </table:table-cell>
        </table:table-row>
        <table:table-row table:style-name="ro1">
          <table:table-cell office:value-type="float" office:value="1279827" calcext:value-type="float">
            <text:p>1279827</text:p>
          </table:table-cell>
          <table:table-cell table:formula="of:=[.A82]/1000/(60*60*24)" office:value-type="time" office:time-value="PT00H21M19.827S" calcext:value-type="time">
            <text:p>00:21:20</text:p>
          </table:table-cell>
          <table:table-cell office:value-type="float" office:value="1.3" calcext:value-type="float">
            <text:p>1.3</text:p>
          </table:table-cell>
          <table:table-cell office:value-type="float" office:value="256.9" calcext:value-type="float">
            <text:p>256.9</text:p>
          </table:table-cell>
          <table:table-cell office:value-type="float" office:value="333.38" calcext:value-type="float">
            <text:p>333.38</text:p>
          </table:table-cell>
          <table:table-cell office:value-type="float" office:value="92.93" calcext:value-type="float">
            <text:p>92.93</text:p>
          </table:table-cell>
          <table:table-cell office:value-type="float" office:value="122.79" calcext:value-type="float">
            <text:p>122.79</text:p>
          </table:table-cell>
        </table:table-row>
        <table:table-row table:style-name="ro1">
          <table:table-cell office:value-type="float" office:value="1295827" calcext:value-type="float">
            <text:p>1295827</text:p>
          </table:table-cell>
          <table:table-cell table:formula="of:=[.A83]/1000/(60*60*24)" office:value-type="time" office:time-value="PT00H21M35.827S" calcext:value-type="time">
            <text:p>00:21:36</text:p>
          </table:table-cell>
          <table:table-cell office:value-type="float" office:value="1.3" calcext:value-type="float">
            <text:p>1.3</text:p>
          </table:table-cell>
          <table:table-cell office:value-type="float" office:value="256.9" calcext:value-type="float">
            <text:p>256.9</text:p>
          </table:table-cell>
          <table:table-cell office:value-type="float" office:value="333.38" calcext:value-type="float">
            <text:p>333.38</text:p>
          </table:table-cell>
          <table:table-cell office:value-type="float" office:value="94.07" calcext:value-type="float">
            <text:p>94.07</text:p>
          </table:table-cell>
          <table:table-cell office:value-type="float" office:value="124.28" calcext:value-type="float">
            <text:p>124.28</text:p>
          </table:table-cell>
        </table:table-row>
        <table:table-row table:style-name="ro1">
          <table:table-cell office:value-type="float" office:value="1311827" calcext:value-type="float">
            <text:p>1311827</text:p>
          </table:table-cell>
          <table:table-cell table:formula="of:=[.A84]/1000/(60*60*24)" office:value-type="time" office:time-value="PT00H21M51.827S" calcext:value-type="time">
            <text:p>00:21:52</text:p>
          </table:table-cell>
          <table:table-cell office:value-type="float" office:value="1.3" calcext:value-type="float">
            <text:p>1.3</text:p>
          </table:table-cell>
          <table:table-cell office:value-type="float" office:value="256.8" calcext:value-type="float">
            <text:p>256.8</text:p>
          </table:table-cell>
          <table:table-cell office:value-type="float" office:value="333.24" calcext:value-type="float">
            <text:p>333.24</text:p>
          </table:table-cell>
          <table:table-cell office:value-type="float" office:value="95.21" calcext:value-type="float">
            <text:p>95.21</text:p>
          </table:table-cell>
          <table:table-cell office:value-type="float" office:value="125.76" calcext:value-type="float">
            <text:p>125.76</text:p>
          </table:table-cell>
        </table:table-row>
        <table:table-row table:style-name="ro1">
          <table:table-cell office:value-type="float" office:value="1327827" calcext:value-type="float">
            <text:p>1327827</text:p>
          </table:table-cell>
          <table:table-cell table:formula="of:=[.A85]/1000/(60*60*24)" office:value-type="time" office:time-value="PT00H22M07.827S" calcext:value-type="time">
            <text:p>00:22:08</text:p>
          </table:table-cell>
          <table:table-cell office:value-type="float" office:value="1.29" calcext:value-type="float">
            <text:p>1.29</text:p>
          </table:table-cell>
          <table:table-cell office:value-type="float" office:value="256.7" calcext:value-type="float">
            <text:p>256.7</text:p>
          </table:table-cell>
          <table:table-cell office:value-type="float" office:value="332.09" calcext:value-type="float">
            <text:p>332.09</text:p>
          </table:table-cell>
          <table:table-cell office:value-type="float" office:value="96.36" calcext:value-type="float">
            <text:p>96.36</text:p>
          </table:table-cell>
          <table:table-cell office:value-type="float" office:value="127.24" calcext:value-type="float">
            <text:p>127.24</text:p>
          </table:table-cell>
        </table:table-row>
        <table:table-row table:style-name="ro1">
          <table:table-cell office:value-type="float" office:value="1343827" calcext:value-type="float">
            <text:p>1343827</text:p>
          </table:table-cell>
          <table:table-cell table:formula="of:=[.A86]/1000/(60*60*24)" office:value-type="time" office:time-value="PT00H22M23.827S" calcext:value-type="time">
            <text:p>00:22:24</text:p>
          </table:table-cell>
          <table:table-cell office:value-type="float" office:value="1.29" calcext:value-type="float">
            <text:p>1.29</text:p>
          </table:table-cell>
          <table:table-cell office:value-type="float" office:value="256.6" calcext:value-type="float">
            <text:p>256.6</text:p>
          </table:table-cell>
          <table:table-cell office:value-type="float" office:value="331.95" calcext:value-type="float">
            <text:p>331.95</text:p>
          </table:table-cell>
          <table:table-cell office:value-type="float" office:value="97.5" calcext:value-type="float">
            <text:p>97.5</text:p>
          </table:table-cell>
          <table:table-cell office:value-type="float" office:value="128.72" calcext:value-type="float">
            <text:p>128.72</text:p>
          </table:table-cell>
        </table:table-row>
        <table:table-row table:style-name="ro1">
          <table:table-cell office:value-type="float" office:value="1359827" calcext:value-type="float">
            <text:p>1359827</text:p>
          </table:table-cell>
          <table:table-cell table:formula="of:=[.A87]/1000/(60*60*24)" office:value-type="time" office:time-value="PT00H22M39.827S" calcext:value-type="time">
            <text:p>00:22:40</text:p>
          </table:table-cell>
          <table:table-cell office:value-type="float" office:value="1.29" calcext:value-type="float">
            <text:p>1.29</text:p>
          </table:table-cell>
          <table:table-cell office:value-type="float" office:value="256.5" calcext:value-type="float">
            <text:p>256.5</text:p>
          </table:table-cell>
          <table:table-cell office:value-type="float" office:value="331.82" calcext:value-type="float">
            <text:p>331.82</text:p>
          </table:table-cell>
          <table:table-cell office:value-type="float" office:value="98.64" calcext:value-type="float">
            <text:p>98.64</text:p>
          </table:table-cell>
          <table:table-cell office:value-type="float" office:value="130.19" calcext:value-type="float">
            <text:p>130.19</text:p>
          </table:table-cell>
        </table:table-row>
        <table:table-row table:style-name="ro1">
          <table:table-cell office:value-type="float" office:value="1375827" calcext:value-type="float">
            <text:p>1375827</text:p>
          </table:table-cell>
          <table:table-cell table:formula="of:=[.A88]/1000/(60*60*24)" office:value-type="time" office:time-value="PT00H22M55.827S" calcext:value-type="time">
            <text:p>00:22:56</text:p>
          </table:table-cell>
          <table:table-cell office:value-type="float" office:value="1.29" calcext:value-type="float">
            <text:p>1.29</text:p>
          </table:table-cell>
          <table:table-cell office:value-type="float" office:value="256.4" calcext:value-type="float">
            <text:p>256.4</text:p>
          </table:table-cell>
          <table:table-cell office:value-type="float" office:value="331.69" calcext:value-type="float">
            <text:p>331.69</text:p>
          </table:table-cell>
          <table:table-cell office:value-type="float" office:value="99.78" calcext:value-type="float">
            <text:p>99.78</text:p>
          </table:table-cell>
          <table:table-cell office:value-type="float" office:value="131.67" calcext:value-type="float">
            <text:p>131.67</text:p>
          </table:table-cell>
        </table:table-row>
        <table:table-row table:style-name="ro1">
          <table:table-cell office:value-type="float" office:value="1391827" calcext:value-type="float">
            <text:p>1391827</text:p>
          </table:table-cell>
          <table:table-cell table:formula="of:=[.A89]/1000/(60*60*24)" office:value-type="time" office:time-value="PT00H23M11.827S" calcext:value-type="time">
            <text:p>00:23:12</text:p>
          </table:table-cell>
          <table:table-cell office:value-type="float" office:value="1.29" calcext:value-type="float">
            <text:p>1.29</text:p>
          </table:table-cell>
          <table:table-cell office:value-type="float" office:value="256.3" calcext:value-type="float">
            <text:p>256.3</text:p>
          </table:table-cell>
          <table:table-cell office:value-type="float" office:value="331.56" calcext:value-type="float">
            <text:p>331.56</text:p>
          </table:table-cell>
          <table:table-cell office:value-type="float" office:value="100.91" calcext:value-type="float">
            <text:p>100.91</text:p>
          </table:table-cell>
          <table:table-cell office:value-type="float" office:value="133.14" calcext:value-type="float">
            <text:p>133.14</text:p>
          </table:table-cell>
        </table:table-row>
        <table:table-row table:style-name="ro1">
          <table:table-cell office:value-type="float" office:value="1407827" calcext:value-type="float">
            <text:p>1407827</text:p>
          </table:table-cell>
          <table:table-cell table:formula="of:=[.A90]/1000/(60*60*24)" office:value-type="time" office:time-value="PT00H23M27.827S" calcext:value-type="time">
            <text:p>00:23:28</text:p>
          </table:table-cell>
          <table:table-cell office:value-type="float" office:value="1.29" calcext:value-type="float">
            <text:p>1.29</text:p>
          </table:table-cell>
          <table:table-cell office:value-type="float" office:value="256.2" calcext:value-type="float">
            <text:p>256.2</text:p>
          </table:table-cell>
          <table:table-cell office:value-type="float" office:value="331.43" calcext:value-type="float">
            <text:p>331.43</text:p>
          </table:table-cell>
          <table:table-cell office:value-type="float" office:value="102.05" calcext:value-type="float">
            <text:p>102.05</text:p>
          </table:table-cell>
          <table:table-cell office:value-type="float" office:value="134.62" calcext:value-type="float">
            <text:p>134.62</text:p>
          </table:table-cell>
        </table:table-row>
        <table:table-row table:style-name="ro1">
          <table:table-cell office:value-type="float" office:value="1423827" calcext:value-type="float">
            <text:p>1423827</text:p>
          </table:table-cell>
          <table:table-cell table:formula="of:=[.A91]/1000/(60*60*24)" office:value-type="time" office:time-value="PT00H23M43.827S" calcext:value-type="time">
            <text:p>00:23:44</text:p>
          </table:table-cell>
          <table:table-cell office:value-type="float" office:value="1.29" calcext:value-type="float">
            <text:p>1.29</text:p>
          </table:table-cell>
          <table:table-cell office:value-type="float" office:value="256.1" calcext:value-type="float">
            <text:p>256.1</text:p>
          </table:table-cell>
          <table:table-cell office:value-type="float" office:value="331.3" calcext:value-type="float">
            <text:p>331.3</text:p>
          </table:table-cell>
          <table:table-cell office:value-type="float" office:value="103.19" calcext:value-type="float">
            <text:p>103.19</text:p>
          </table:table-cell>
          <table:table-cell office:value-type="float" office:value="136.09" calcext:value-type="float">
            <text:p>136.09</text:p>
          </table:table-cell>
        </table:table-row>
        <table:table-row table:style-name="ro1">
          <table:table-cell office:value-type="float" office:value="1439827" calcext:value-type="float">
            <text:p>1439827</text:p>
          </table:table-cell>
          <table:table-cell table:formula="of:=[.A92]/1000/(60*60*24)" office:value-type="time" office:time-value="PT00H23M59.827S" calcext:value-type="time">
            <text:p>00:24:00</text:p>
          </table:table-cell>
          <table:table-cell office:value-type="float" office:value="1.29" calcext:value-type="float">
            <text:p>1.29</text:p>
          </table:table-cell>
          <table:table-cell office:value-type="float" office:value="256" calcext:value-type="float">
            <text:p>256</text:p>
          </table:table-cell>
          <table:table-cell office:value-type="float" office:value="331.16" calcext:value-type="float">
            <text:p>331.16</text:p>
          </table:table-cell>
          <table:table-cell office:value-type="float" office:value="104.33" calcext:value-type="float">
            <text:p>104.33</text:p>
          </table:table-cell>
          <table:table-cell office:value-type="float" office:value="137.56" calcext:value-type="float">
            <text:p>137.56</text:p>
          </table:table-cell>
        </table:table-row>
        <table:table-row table:style-name="ro1">
          <table:table-cell office:value-type="float" office:value="1455827" calcext:value-type="float">
            <text:p>1455827</text:p>
          </table:table-cell>
          <table:table-cell table:formula="of:=[.A93]/1000/(60*60*24)" office:value-type="time" office:time-value="PT00H24M15.827S" calcext:value-type="time">
            <text:p>00:24:16</text:p>
          </table:table-cell>
          <table:table-cell office:value-type="float" office:value="1.29" calcext:value-type="float">
            <text:p>1.29</text:p>
          </table:table-cell>
          <table:table-cell office:value-type="float" office:value="255.9" calcext:value-type="float">
            <text:p>255.9</text:p>
          </table:table-cell>
          <table:table-cell office:value-type="float" office:value="331.03" calcext:value-type="float">
            <text:p>331.03</text:p>
          </table:table-cell>
          <table:table-cell office:value-type="float" office:value="105.47" calcext:value-type="float">
            <text:p>105.47</text:p>
          </table:table-cell>
          <table:table-cell office:value-type="float" office:value="139.04" calcext:value-type="float">
            <text:p>139.04</text:p>
          </table:table-cell>
        </table:table-row>
        <table:table-row table:style-name="ro1">
          <table:table-cell office:value-type="float" office:value="1471827" calcext:value-type="float">
            <text:p>1471827</text:p>
          </table:table-cell>
          <table:table-cell table:formula="of:=[.A94]/1000/(60*60*24)" office:value-type="time" office:time-value="PT00H24M31.827S" calcext:value-type="time">
            <text:p>00:24:32</text:p>
          </table:table-cell>
          <table:table-cell office:value-type="float" office:value="1.29" calcext:value-type="float">
            <text:p>1.29</text:p>
          </table:table-cell>
          <table:table-cell office:value-type="float" office:value="255.9" calcext:value-type="float">
            <text:p>255.9</text:p>
          </table:table-cell>
          <table:table-cell office:value-type="float" office:value="330.01" calcext:value-type="float">
            <text:p>330.01</text:p>
          </table:table-cell>
          <table:table-cell office:value-type="float" office:value="106.61" calcext:value-type="float">
            <text:p>106.61</text:p>
          </table:table-cell>
          <table:table-cell office:value-type="float" office:value="140.51" calcext:value-type="float">
            <text:p>140.51</text:p>
          </table:table-cell>
        </table:table-row>
        <table:table-row table:style-name="ro1">
          <table:table-cell office:value-type="float" office:value="1487827" calcext:value-type="float">
            <text:p>1487827</text:p>
          </table:table-cell>
          <table:table-cell table:formula="of:=[.A95]/1000/(60*60*24)" office:value-type="time" office:time-value="PT00H24M47.827S" calcext:value-type="time">
            <text:p>00:24:48</text:p>
          </table:table-cell>
          <table:table-cell office:value-type="float" office:value="1.29" calcext:value-type="float">
            <text:p>1.29</text:p>
          </table:table-cell>
          <table:table-cell office:value-type="float" office:value="255.8" calcext:value-type="float">
            <text:p>255.8</text:p>
          </table:table-cell>
          <table:table-cell office:value-type="float" office:value="330.9" calcext:value-type="float">
            <text:p>330.9</text:p>
          </table:table-cell>
          <table:table-cell office:value-type="float" office:value="107.74" calcext:value-type="float">
            <text:p>107.74</text:p>
          </table:table-cell>
          <table:table-cell office:value-type="float" office:value="141.98" calcext:value-type="float">
            <text:p>141.98</text:p>
          </table:table-cell>
        </table:table-row>
        <table:table-row table:style-name="ro1">
          <table:table-cell office:value-type="float" office:value="1503826" calcext:value-type="float">
            <text:p>1503826</text:p>
          </table:table-cell>
          <table:table-cell table:formula="of:=[.A96]/1000/(60*60*24)" office:value-type="time" office:time-value="PT00H25M03.826S" calcext:value-type="time">
            <text:p>00:25:04</text:p>
          </table:table-cell>
          <table:table-cell office:value-type="float" office:value="1.29" calcext:value-type="float">
            <text:p>1.29</text:p>
          </table:table-cell>
          <table:table-cell office:value-type="float" office:value="255.7" calcext:value-type="float">
            <text:p>255.7</text:p>
          </table:table-cell>
          <table:table-cell office:value-type="float" office:value="329.74" calcext:value-type="float">
            <text:p>329.74</text:p>
          </table:table-cell>
          <table:table-cell office:value-type="float" office:value="108.88" calcext:value-type="float">
            <text:p>108.88</text:p>
          </table:table-cell>
          <table:table-cell office:value-type="float" office:value="143.44" calcext:value-type="float">
            <text:p>143.44</text:p>
          </table:table-cell>
        </table:table-row>
        <table:table-row table:style-name="ro1">
          <table:table-cell office:value-type="float" office:value="1519827" calcext:value-type="float">
            <text:p>1519827</text:p>
          </table:table-cell>
          <table:table-cell table:formula="of:=[.A97]/1000/(60*60*24)" office:value-type="time" office:time-value="PT00H25M19.827S" calcext:value-type="time">
            <text:p>00:25:20</text:p>
          </table:table-cell>
          <table:table-cell office:value-type="float" office:value="1.29" calcext:value-type="float">
            <text:p>1.29</text:p>
          </table:table-cell>
          <table:table-cell office:value-type="float" office:value="255.6" calcext:value-type="float">
            <text:p>255.6</text:p>
          </table:table-cell>
          <table:table-cell office:value-type="float" office:value="329.61" calcext:value-type="float">
            <text:p>329.61</text:p>
          </table:table-cell>
          <table:table-cell office:value-type="float" office:value="110.01" calcext:value-type="float">
            <text:p>110.01</text:p>
          </table:table-cell>
          <table:table-cell office:value-type="float" office:value="144.91" calcext:value-type="float">
            <text:p>144.91</text:p>
          </table:table-cell>
        </table:table-row>
        <table:table-row table:style-name="ro1">
          <table:table-cell office:value-type="float" office:value="1535827" calcext:value-type="float">
            <text:p>1535827</text:p>
          </table:table-cell>
          <table:table-cell table:formula="of:=[.A98]/1000/(60*60*24)" office:value-type="time" office:time-value="PT00H25M35.827S" calcext:value-type="time">
            <text:p>00:25:36</text:p>
          </table:table-cell>
          <table:table-cell office:value-type="float" office:value="1.29" calcext:value-type="float">
            <text:p>1.29</text:p>
          </table:table-cell>
          <table:table-cell office:value-type="float" office:value="255.6" calcext:value-type="float">
            <text:p>255.6</text:p>
          </table:table-cell>
          <table:table-cell office:value-type="float" office:value="329.61" calcext:value-type="float">
            <text:p>329.61</text:p>
          </table:table-cell>
          <table:table-cell office:value-type="float" office:value="111.15" calcext:value-type="float">
            <text:p>111.15</text:p>
          </table:table-cell>
          <table:table-cell office:value-type="float" office:value="146.37" calcext:value-type="float">
            <text:p>146.37</text:p>
          </table:table-cell>
        </table:table-row>
        <table:table-row table:style-name="ro1">
          <table:table-cell office:value-type="float" office:value="1551827" calcext:value-type="float">
            <text:p>1551827</text:p>
          </table:table-cell>
          <table:table-cell table:formula="of:=[.A99]/1000/(60*60*24)" office:value-type="time" office:time-value="PT00H25M51.827S" calcext:value-type="time">
            <text:p>00:25:52</text:p>
          </table:table-cell>
          <table:table-cell office:value-type="float" office:value="1.29" calcext:value-type="float">
            <text:p>1.29</text:p>
          </table:table-cell>
          <table:table-cell office:value-type="float" office:value="255.4" calcext:value-type="float">
            <text:p>255.4</text:p>
          </table:table-cell>
          <table:table-cell office:value-type="float" office:value="329.35" calcext:value-type="float">
            <text:p>329.35</text:p>
          </table:table-cell>
          <table:table-cell office:value-type="float" office:value="112.29" calcext:value-type="float">
            <text:p>112.29</text:p>
          </table:table-cell>
          <table:table-cell office:value-type="float" office:value="147.84" calcext:value-type="float">
            <text:p>147.84</text:p>
          </table:table-cell>
        </table:table-row>
        <table:table-row table:style-name="ro1">
          <table:table-cell office:value-type="float" office:value="1567827" calcext:value-type="float">
            <text:p>1567827</text:p>
          </table:table-cell>
          <table:table-cell table:formula="of:=[.A100]/1000/(60*60*24)" office:value-type="time" office:time-value="PT00H26M07.827S" calcext:value-type="time">
            <text:p>00:26:08</text:p>
          </table:table-cell>
          <table:table-cell office:value-type="float" office:value="1.29" calcext:value-type="float">
            <text:p>1.29</text:p>
          </table:table-cell>
          <table:table-cell office:value-type="float" office:value="255.3" calcext:value-type="float">
            <text:p>255.3</text:p>
          </table:table-cell>
          <table:table-cell office:value-type="float" office:value="329.22" calcext:value-type="float">
            <text:p>329.22</text:p>
          </table:table-cell>
          <table:table-cell office:value-type="float" office:value="113.42" calcext:value-type="float">
            <text:p>113.42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float" office:value="1583827" calcext:value-type="float">
            <text:p>1583827</text:p>
          </table:table-cell>
          <table:table-cell table:formula="of:=[.A101]/1000/(60*60*24)" office:value-type="time" office:time-value="PT00H26M23.827S" calcext:value-type="time">
            <text:p>00:26:24</text:p>
          </table:table-cell>
          <table:table-cell office:value-type="float" office:value="1.29" calcext:value-type="float">
            <text:p>1.29</text:p>
          </table:table-cell>
          <table:table-cell office:value-type="float" office:value="255.1" calcext:value-type="float">
            <text:p>255.1</text:p>
          </table:table-cell>
          <table:table-cell office:value-type="float" office:value="328.96" calcext:value-type="float">
            <text:p>328.96</text:p>
          </table:table-cell>
          <table:table-cell office:value-type="float" office:value="114.56" calcext:value-type="float">
            <text:p>114.56</text:p>
          </table:table-cell>
          <table:table-cell office:value-type="float" office:value="150.76" calcext:value-type="float">
            <text:p>150.76</text:p>
          </table:table-cell>
        </table:table-row>
        <table:table-row table:style-name="ro1">
          <table:table-cell office:value-type="float" office:value="1599827" calcext:value-type="float">
            <text:p>1599827</text:p>
          </table:table-cell>
          <table:table-cell table:formula="of:=[.A102]/1000/(60*60*24)" office:value-type="time" office:time-value="PT00H26M39.827S" calcext:value-type="time">
            <text:p>00:26:40</text:p>
          </table:table-cell>
          <table:table-cell office:value-type="float" office:value="1.29" calcext:value-type="float">
            <text:p>1.29</text:p>
          </table:table-cell>
          <table:table-cell office:value-type="float" office:value="255.1" calcext:value-type="float">
            <text:p>255.1</text:p>
          </table:table-cell>
          <table:table-cell office:value-type="float" office:value="327.93" calcext:value-type="float">
            <text:p>327.93</text:p>
          </table:table-cell>
          <table:table-cell office:value-type="float" office:value="115.69" calcext:value-type="float">
            <text:p>115.69</text:p>
          </table:table-cell>
          <table:table-cell office:value-type="float" office:value="152.23" calcext:value-type="float">
            <text:p>152.23</text:p>
          </table:table-cell>
        </table:table-row>
        <table:table-row table:style-name="ro1">
          <table:table-cell office:value-type="float" office:value="1615827" calcext:value-type="float">
            <text:p>1615827</text:p>
          </table:table-cell>
          <table:table-cell table:formula="of:=[.A103]/1000/(60*60*24)" office:value-type="time" office:time-value="PT00H26M55.827S" calcext:value-type="time">
            <text:p>00:26:56</text:p>
          </table:table-cell>
          <table:table-cell office:value-type="float" office:value="1.29" calcext:value-type="float">
            <text:p>1.29</text:p>
          </table:table-cell>
          <table:table-cell office:value-type="float" office:value="255" calcext:value-type="float">
            <text:p>255</text:p>
          </table:table-cell>
          <table:table-cell office:value-type="float" office:value="328.82" calcext:value-type="float">
            <text:p>328.82</text:p>
          </table:table-cell>
          <table:table-cell office:value-type="float" office:value="116.82" calcext:value-type="float">
            <text:p>116.82</text:p>
          </table:table-cell>
          <table:table-cell office:value-type="float" office:value="153.69" calcext:value-type="float">
            <text:p>153.69</text:p>
          </table:table-cell>
        </table:table-row>
        <table:table-row table:style-name="ro1">
          <table:table-cell office:value-type="float" office:value="1631827" calcext:value-type="float">
            <text:p>1631827</text:p>
          </table:table-cell>
          <table:table-cell table:formula="of:=[.A104]/1000/(60*60*24)" office:value-type="time" office:time-value="PT00H27M11.827S" calcext:value-type="time">
            <text:p>00:27:12</text:p>
          </table:table-cell>
          <table:table-cell office:value-type="float" office:value="1.29" calcext:value-type="float">
            <text:p>1.29</text:p>
          </table:table-cell>
          <table:table-cell office:value-type="float" office:value="255" calcext:value-type="float">
            <text:p>255</text:p>
          </table:table-cell>
          <table:table-cell office:value-type="float" office:value="328.82" calcext:value-type="float">
            <text:p>328.82</text:p>
          </table:table-cell>
          <table:table-cell office:value-type="float" office:value="117.96" calcext:value-type="float">
            <text:p>117.96</text:p>
          </table:table-cell>
          <table:table-cell office:value-type="float" office:value="155.15" calcext:value-type="float">
            <text:p>155.15</text:p>
          </table:table-cell>
        </table:table-row>
        <table:table-row table:style-name="ro1">
          <table:table-cell office:value-type="float" office:value="1647827" calcext:value-type="float">
            <text:p>1647827</text:p>
          </table:table-cell>
          <table:table-cell table:formula="of:=[.A105]/1000/(60*60*24)" office:value-type="time" office:time-value="PT00H27M27.827S" calcext:value-type="time">
            <text:p>00:27:28</text:p>
          </table:table-cell>
          <table:table-cell office:value-type="float" office:value="1.29" calcext:value-type="float">
            <text:p>1.29</text:p>
          </table:table-cell>
          <table:table-cell office:value-type="float" office:value="254.8" calcext:value-type="float">
            <text:p>254.8</text:p>
          </table:table-cell>
          <table:table-cell office:value-type="float" office:value="327.54" calcext:value-type="float">
            <text:p>327.54</text:p>
          </table:table-cell>
          <table:table-cell office:value-type="float" office:value="119.09" calcext:value-type="float">
            <text:p>119.09</text:p>
          </table:table-cell>
          <table:table-cell office:value-type="float" office:value="156.6" calcext:value-type="float">
            <text:p>156.6</text:p>
          </table:table-cell>
        </table:table-row>
        <table:table-row table:style-name="ro1">
          <table:table-cell office:value-type="float" office:value="1663827" calcext:value-type="float">
            <text:p>1663827</text:p>
          </table:table-cell>
          <table:table-cell table:formula="of:=[.A106]/1000/(60*60*24)" office:value-type="time" office:time-value="PT00H27M43.827S" calcext:value-type="time">
            <text:p>00:27:44</text:p>
          </table:table-cell>
          <table:table-cell office:value-type="float" office:value="1.29" calcext:value-type="float">
            <text:p>1.29</text:p>
          </table:table-cell>
          <table:table-cell office:value-type="float" office:value="254.8" calcext:value-type="float">
            <text:p>254.8</text:p>
          </table:table-cell>
          <table:table-cell office:value-type="float" office:value="327.54" calcext:value-type="float">
            <text:p>327.54</text:p>
          </table:table-cell>
          <table:table-cell office:value-type="float" office:value="120.22" calcext:value-type="float">
            <text:p>120.22</text:p>
          </table:table-cell>
          <table:table-cell office:value-type="float" office:value="158.06" calcext:value-type="float">
            <text:p>158.06</text:p>
          </table:table-cell>
        </table:table-row>
        <table:table-row table:style-name="ro1">
          <table:table-cell office:value-type="float" office:value="1679827" calcext:value-type="float">
            <text:p>1679827</text:p>
          </table:table-cell>
          <table:table-cell table:formula="of:=[.A107]/1000/(60*60*24)" office:value-type="time" office:time-value="PT00H27M59.827S" calcext:value-type="time">
            <text:p>00:28:00</text:p>
          </table:table-cell>
          <table:table-cell office:value-type="float" office:value="1.29" calcext:value-type="float">
            <text:p>1.29</text:p>
          </table:table-cell>
          <table:table-cell office:value-type="float" office:value="254.7" calcext:value-type="float">
            <text:p>254.7</text:p>
          </table:table-cell>
          <table:table-cell office:value-type="float" office:value="327.41" calcext:value-type="float">
            <text:p>327.41</text:p>
          </table:table-cell>
          <table:table-cell office:value-type="float" office:value="121.35" calcext:value-type="float">
            <text:p>121.35</text:p>
          </table:table-cell>
          <table:table-cell office:value-type="float" office:value="159.52" calcext:value-type="float">
            <text:p>159.52</text:p>
          </table:table-cell>
        </table:table-row>
        <table:table-row table:style-name="ro1">
          <table:table-cell office:value-type="float" office:value="1695827" calcext:value-type="float">
            <text:p>1695827</text:p>
          </table:table-cell>
          <table:table-cell table:formula="of:=[.A108]/1000/(60*60*24)" office:value-type="time" office:time-value="PT00H28M15.827S" calcext:value-type="time">
            <text:p>00:28:16</text:p>
          </table:table-cell>
          <table:table-cell office:value-type="float" office:value="1.29" calcext:value-type="float">
            <text:p>1.29</text:p>
          </table:table-cell>
          <table:table-cell office:value-type="float" office:value="254.6" calcext:value-type="float">
            <text:p>254.6</text:p>
          </table:table-cell>
          <table:table-cell office:value-type="float" office:value="327.28" calcext:value-type="float">
            <text:p>327.28</text:p>
          </table:table-cell>
          <table:table-cell office:value-type="float" office:value="122.49" calcext:value-type="float">
            <text:p>122.49</text:p>
          </table:table-cell>
          <table:table-cell office:value-type="float" office:value="160.97" calcext:value-type="float">
            <text:p>160.97</text:p>
          </table:table-cell>
        </table:table-row>
        <table:table-row table:style-name="ro1">
          <table:table-cell office:value-type="float" office:value="1711827" calcext:value-type="float">
            <text:p>1711827</text:p>
          </table:table-cell>
          <table:table-cell table:formula="of:=[.A109]/1000/(60*60*24)" office:value-type="time" office:time-value="PT00H28M31.827S" calcext:value-type="time">
            <text:p>00:28:32</text:p>
          </table:table-cell>
          <table:table-cell office:value-type="float" office:value="1.29" calcext:value-type="float">
            <text:p>1.29</text:p>
          </table:table-cell>
          <table:table-cell office:value-type="float" office:value="254.5" calcext:value-type="float">
            <text:p>254.5</text:p>
          </table:table-cell>
          <table:table-cell office:value-type="float" office:value="327.15" calcext:value-type="float">
            <text:p>327.15</text:p>
          </table:table-cell>
          <table:table-cell office:value-type="float" office:value="123.62" calcext:value-type="float">
            <text:p>123.62</text:p>
          </table:table-cell>
          <table:table-cell office:value-type="float" office:value="162.42" calcext:value-type="float">
            <text:p>162.42</text:p>
          </table:table-cell>
        </table:table-row>
        <table:table-row table:style-name="ro1">
          <table:table-cell office:value-type="float" office:value="1727827" calcext:value-type="float">
            <text:p>1727827</text:p>
          </table:table-cell>
          <table:table-cell table:formula="of:=[.A110]/1000/(60*60*24)" office:value-type="time" office:time-value="PT00H28M47.827S" calcext:value-type="time">
            <text:p>00:28:48</text:p>
          </table:table-cell>
          <table:table-cell office:value-type="float" office:value="1.29" calcext:value-type="float">
            <text:p>1.29</text:p>
          </table:table-cell>
          <table:table-cell office:value-type="float" office:value="254.4" calcext:value-type="float">
            <text:p>254.4</text:p>
          </table:table-cell>
          <table:table-cell office:value-type="float" office:value="327.02" calcext:value-type="float">
            <text:p>327.02</text:p>
          </table:table-cell>
          <table:table-cell office:value-type="float" office:value="124.75" calcext:value-type="float">
            <text:p>124.75</text:p>
          </table:table-cell>
          <table:table-cell office:value-type="float" office:value="163.88" calcext:value-type="float">
            <text:p>163.88</text:p>
          </table:table-cell>
        </table:table-row>
        <table:table-row table:style-name="ro1">
          <table:table-cell office:value-type="float" office:value="1743827" calcext:value-type="float">
            <text:p>1743827</text:p>
          </table:table-cell>
          <table:table-cell table:formula="of:=[.A111]/1000/(60*60*24)" office:value-type="time" office:time-value="PT00H29M03.827S" calcext:value-type="time">
            <text:p>00:29:04</text:p>
          </table:table-cell>
          <table:table-cell office:value-type="float" office:value="1.29" calcext:value-type="float">
            <text:p>1.29</text:p>
          </table:table-cell>
          <table:table-cell office:value-type="float" office:value="254.3" calcext:value-type="float">
            <text:p>254.3</text:p>
          </table:table-cell>
          <table:table-cell office:value-type="float" office:value="326.89" calcext:value-type="float">
            <text:p>326.89</text:p>
          </table:table-cell>
          <table:table-cell office:value-type="float" office:value="125.88" calcext:value-type="float">
            <text:p>125.88</text:p>
          </table:table-cell>
          <table:table-cell office:value-type="float" office:value="165.33" calcext:value-type="float">
            <text:p>165.33</text:p>
          </table:table-cell>
        </table:table-row>
        <table:table-row table:style-name="ro1">
          <table:table-cell office:value-type="float" office:value="1759827" calcext:value-type="float">
            <text:p>1759827</text:p>
          </table:table-cell>
          <table:table-cell table:formula="of:=[.A112]/1000/(60*60*24)" office:value-type="time" office:time-value="PT00H29M19.827S" calcext:value-type="time">
            <text:p>00:29:20</text:p>
          </table:table-cell>
          <table:table-cell office:value-type="float" office:value="1.29" calcext:value-type="float">
            <text:p>1.29</text:p>
          </table:table-cell>
          <table:table-cell office:value-type="float" office:value="254.3" calcext:value-type="float">
            <text:p>254.3</text:p>
          </table:table-cell>
          <table:table-cell office:value-type="float" office:value="326.88" calcext:value-type="float">
            <text:p>326.88</text:p>
          </table:table-cell>
          <table:table-cell office:value-type="float" office:value="127.01" calcext:value-type="float">
            <text:p>127.01</text:p>
          </table:table-cell>
          <table:table-cell office:value-type="float" office:value="166.78" calcext:value-type="float">
            <text:p>166.78</text:p>
          </table:table-cell>
        </table:table-row>
        <table:table-row table:style-name="ro1">
          <table:table-cell office:value-type="float" office:value="1775827" calcext:value-type="float">
            <text:p>1775827</text:p>
          </table:table-cell>
          <table:table-cell table:formula="of:=[.A113]/1000/(60*60*24)" office:value-type="time" office:time-value="PT00H29M35.827S" calcext:value-type="time">
            <text:p>00:29:36</text:p>
          </table:table-cell>
          <table:table-cell office:value-type="float" office:value="1.29" calcext:value-type="float">
            <text:p>1.29</text:p>
          </table:table-cell>
          <table:table-cell office:value-type="float" office:value="254.2" calcext:value-type="float">
            <text:p>254.2</text:p>
          </table:table-cell>
          <table:table-cell office:value-type="float" office:value="326.75" calcext:value-type="float">
            <text:p>326.75</text:p>
          </table:table-cell>
          <table:table-cell office:value-type="float" office:value="128.14" calcext:value-type="float">
            <text:p>128.14</text:p>
          </table:table-cell>
          <table:table-cell office:value-type="float" office:value="168.23" calcext:value-type="float">
            <text:p>168.23</text:p>
          </table:table-cell>
        </table:table-row>
        <table:table-row table:style-name="ro1">
          <table:table-cell office:value-type="float" office:value="1791827" calcext:value-type="float">
            <text:p>1791827</text:p>
          </table:table-cell>
          <table:table-cell table:formula="of:=[.A114]/1000/(60*60*24)" office:value-type="time" office:time-value="PT00H29M51.827S" calcext:value-type="time">
            <text:p>00:29:52</text:p>
          </table:table-cell>
          <table:table-cell office:value-type="float" office:value="1.29" calcext:value-type="float">
            <text:p>1.29</text:p>
          </table:table-cell>
          <table:table-cell office:value-type="float" office:value="254.1" calcext:value-type="float">
            <text:p>254.1</text:p>
          </table:table-cell>
          <table:table-cell office:value-type="float" office:value="326.62" calcext:value-type="float">
            <text:p>326.62</text:p>
          </table:table-cell>
          <table:table-cell office:value-type="float" office:value="129.27" calcext:value-type="float">
            <text:p>129.27</text:p>
          </table:table-cell>
          <table:table-cell office:value-type="float" office:value="169.68" calcext:value-type="float">
            <text:p>169.68</text:p>
          </table:table-cell>
        </table:table-row>
        <table:table-row table:style-name="ro1">
          <table:table-cell office:value-type="float" office:value="1807827" calcext:value-type="float">
            <text:p>1807827</text:p>
          </table:table-cell>
          <table:table-cell table:formula="of:=[.A115]/1000/(60*60*24)" office:value-type="time" office:time-value="PT00H30M07.827S" calcext:value-type="time">
            <text:p>00:30:08</text:p>
          </table:table-cell>
          <table:table-cell office:value-type="float" office:value="1.28" calcext:value-type="float">
            <text:p>1.28</text:p>
          </table:table-cell>
          <table:table-cell office:value-type="float" office:value="254" calcext:value-type="float">
            <text:p>254</text:p>
          </table:table-cell>
          <table:table-cell office:value-type="float" office:value="325.48" calcext:value-type="float">
            <text:p>325.48</text:p>
          </table:table-cell>
          <table:table-cell office:value-type="float" office:value="130.4" calcext:value-type="float">
            <text:p>130.4</text:p>
          </table:table-cell>
          <table:table-cell office:value-type="float" office:value="171.13" calcext:value-type="float">
            <text:p>171.13</text:p>
          </table:table-cell>
        </table:table-row>
        <table:table-row table:style-name="ro1">
          <table:table-cell office:value-type="float" office:value="1823827" calcext:value-type="float">
            <text:p>1823827</text:p>
          </table:table-cell>
          <table:table-cell table:formula="of:=[.A116]/1000/(60*60*24)" office:value-type="time" office:time-value="PT00H30M23.827S" calcext:value-type="time">
            <text:p>00:30:24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5.34" calcext:value-type="float">
            <text:p>325.34</text:p>
          </table:table-cell>
          <table:table-cell office:value-type="float" office:value="131.53" calcext:value-type="float">
            <text:p>131.53</text:p>
          </table:table-cell>
          <table:table-cell office:value-type="float" office:value="172.58" calcext:value-type="float">
            <text:p>172.58</text:p>
          </table:table-cell>
        </table:table-row>
        <table:table-row table:style-name="ro1">
          <table:table-cell office:value-type="float" office:value="1839827" calcext:value-type="float">
            <text:p>1839827</text:p>
          </table:table-cell>
          <table:table-cell table:formula="of:=[.A117]/1000/(60*60*24)" office:value-type="time" office:time-value="PT00H30M39.827S" calcext:value-type="time">
            <text:p>00:30:40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5.34" calcext:value-type="float">
            <text:p>325.34</text:p>
          </table:table-cell>
          <table:table-cell office:value-type="float" office:value="132.65" calcext:value-type="float">
            <text:p>132.65</text:p>
          </table:table-cell>
          <table:table-cell office:value-type="float" office:value="174.02" calcext:value-type="float">
            <text:p>174.02</text:p>
          </table:table-cell>
        </table:table-row>
        <table:table-row table:style-name="ro1">
          <table:table-cell office:value-type="float" office:value="1855827" calcext:value-type="float">
            <text:p>1855827</text:p>
          </table:table-cell>
          <table:table-cell table:formula="of:=[.A118]/1000/(60*60*24)" office:value-type="time" office:time-value="PT00H30M55.827S" calcext:value-type="time">
            <text:p>00:30:56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5.08" calcext:value-type="float">
            <text:p>325.08</text:p>
          </table:table-cell>
          <table:table-cell office:value-type="float" office:value="133.78" calcext:value-type="float">
            <text:p>133.78</text:p>
          </table:table-cell>
          <table:table-cell office:value-type="float" office:value="175.47" calcext:value-type="float">
            <text:p>175.47</text:p>
          </table:table-cell>
        </table:table-row>
        <table:table-row table:style-name="ro1">
          <table:table-cell office:value-type="float" office:value="1871827" calcext:value-type="float">
            <text:p>1871827</text:p>
          </table:table-cell>
          <table:table-cell table:formula="of:=[.A119]/1000/(60*60*24)" office:value-type="time" office:time-value="PT00H31M11.827S" calcext:value-type="time">
            <text:p>00:31:12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5.08" calcext:value-type="float">
            <text:p>325.08</text:p>
          </table:table-cell>
          <table:table-cell office:value-type="float" office:value="134.91" calcext:value-type="float">
            <text:p>134.91</text:p>
          </table:table-cell>
          <table:table-cell office:value-type="float" office:value="176.91" calcext:value-type="float">
            <text:p>176.91</text:p>
          </table:table-cell>
        </table:table-row>
        <table:table-row table:style-name="ro1">
          <table:table-cell office:value-type="float" office:value="1887827" calcext:value-type="float">
            <text:p>1887827</text:p>
          </table:table-cell>
          <table:table-cell table:formula="of:=[.A120]/1000/(60*60*24)" office:value-type="time" office:time-value="PT00H31M27.827S" calcext:value-type="time">
            <text:p>00:31:28</text:p>
          </table:table-cell>
          <table:table-cell office:value-type="float" office:value="1.28" calcext:value-type="float">
            <text:p>1.28</text:p>
          </table:table-cell>
          <table:table-cell office:value-type="float" office:value="253.6" calcext:value-type="float">
            <text:p>253.6</text:p>
          </table:table-cell>
          <table:table-cell office:value-type="float" office:value="324.95" calcext:value-type="float">
            <text:p>324.95</text:p>
          </table:table-cell>
          <table:table-cell office:value-type="float" office:value="136.04" calcext:value-type="float">
            <text:p>136.04</text:p>
          </table:table-cell>
          <table:table-cell office:value-type="float" office:value="178.36" calcext:value-type="float">
            <text:p>178.36</text:p>
          </table:table-cell>
        </table:table-row>
        <table:table-row table:style-name="ro1">
          <table:table-cell office:value-type="float" office:value="1903827" calcext:value-type="float">
            <text:p>1903827</text:p>
          </table:table-cell>
          <table:table-cell table:formula="of:=[.A121]/1000/(60*60*24)" office:value-type="time" office:time-value="PT00H31M43.827S" calcext:value-type="time">
            <text:p>00:31:44</text:p>
          </table:table-cell>
          <table:table-cell office:value-type="float" office:value="1.28" calcext:value-type="float">
            <text:p>1.28</text:p>
          </table:table-cell>
          <table:table-cell office:value-type="float" office:value="253.5" calcext:value-type="float">
            <text:p>253.5</text:p>
          </table:table-cell>
          <table:table-cell office:value-type="float" office:value="324.82" calcext:value-type="float">
            <text:p>324.82</text:p>
          </table:table-cell>
          <table:table-cell office:value-type="float" office:value="137.16" calcext:value-type="float">
            <text:p>137.16</text:p>
          </table:table-cell>
          <table:table-cell office:value-type="float" office:value="179.8" calcext:value-type="float">
            <text:p>179.8</text:p>
          </table:table-cell>
        </table:table-row>
        <table:table-row table:style-name="ro1">
          <table:table-cell office:value-type="float" office:value="1919827" calcext:value-type="float">
            <text:p>1919827</text:p>
          </table:table-cell>
          <table:table-cell table:formula="of:=[.A122]/1000/(60*60*24)" office:value-type="time" office:time-value="PT00H31M59.827S" calcext:value-type="time">
            <text:p>00:32:00</text:p>
          </table:table-cell>
          <table:table-cell office:value-type="float" office:value="1.28" calcext:value-type="float">
            <text:p>1.28</text:p>
          </table:table-cell>
          <table:table-cell office:value-type="float" office:value="253.4" calcext:value-type="float">
            <text:p>253.4</text:p>
          </table:table-cell>
          <table:table-cell office:value-type="float" office:value="323.68" calcext:value-type="float">
            <text:p>323.68</text:p>
          </table:table-cell>
          <table:table-cell office:value-type="float" office:value="138.29" calcext:value-type="float">
            <text:p>138.29</text:p>
          </table:table-cell>
          <table:table-cell office:value-type="float" office:value="181.24" calcext:value-type="float">
            <text:p>181.24</text:p>
          </table:table-cell>
        </table:table-row>
        <table:table-row table:style-name="ro1">
          <table:table-cell office:value-type="float" office:value="1935827" calcext:value-type="float">
            <text:p>1935827</text:p>
          </table:table-cell>
          <table:table-cell table:formula="of:=[.A123]/1000/(60*60*24)" office:value-type="time" office:time-value="PT00H32M15.827S" calcext:value-type="time">
            <text:p>00:32:16</text:p>
          </table:table-cell>
          <table:table-cell office:value-type="float" office:value="1.28" calcext:value-type="float">
            <text:p>1.28</text:p>
          </table:table-cell>
          <table:table-cell office:value-type="float" office:value="253.3" calcext:value-type="float">
            <text:p>253.3</text:p>
          </table:table-cell>
          <table:table-cell office:value-type="float" office:value="323.55" calcext:value-type="float">
            <text:p>323.55</text:p>
          </table:table-cell>
          <table:table-cell office:value-type="float" office:value="139.42" calcext:value-type="float">
            <text:p>139.42</text:p>
          </table:table-cell>
          <table:table-cell office:value-type="float" office:value="182.68" calcext:value-type="float">
            <text:p>182.68</text:p>
          </table:table-cell>
        </table:table-row>
        <table:table-row table:style-name="ro1">
          <table:table-cell office:value-type="float" office:value="1951827" calcext:value-type="float">
            <text:p>1951827</text:p>
          </table:table-cell>
          <table:table-cell table:formula="of:=[.A124]/1000/(60*60*24)" office:value-type="time" office:time-value="PT00H32M31.827S" calcext:value-type="time">
            <text:p>00:32:32</text:p>
          </table:table-cell>
          <table:table-cell office:value-type="float" office:value="1.28" calcext:value-type="float">
            <text:p>1.28</text:p>
          </table:table-cell>
          <table:table-cell office:value-type="float" office:value="253.2" calcext:value-type="float">
            <text:p>253.2</text:p>
          </table:table-cell>
          <table:table-cell office:value-type="float" office:value="323.42" calcext:value-type="float">
            <text:p>323.42</text:p>
          </table:table-cell>
          <table:table-cell office:value-type="float" office:value="140.54" calcext:value-type="float">
            <text:p>140.54</text:p>
          </table:table-cell>
          <table:table-cell office:value-type="float" office:value="184.12" calcext:value-type="float">
            <text:p>184.12</text:p>
          </table:table-cell>
        </table:table-row>
        <table:table-row table:style-name="ro1">
          <table:table-cell office:value-type="float" office:value="1967827" calcext:value-type="float">
            <text:p>1967827</text:p>
          </table:table-cell>
          <table:table-cell table:formula="of:=[.A125]/1000/(60*60*24)" office:value-type="time" office:time-value="PT00H32M47.827S" calcext:value-type="time">
            <text:p>00:32:48</text:p>
          </table:table-cell>
          <table:table-cell office:value-type="float" office:value="1.28" calcext:value-type="float">
            <text:p>1.28</text:p>
          </table:table-cell>
          <table:table-cell office:value-type="float" office:value="253.1" calcext:value-type="float">
            <text:p>253.1</text:p>
          </table:table-cell>
          <table:table-cell office:value-type="float" office:value="323.29" calcext:value-type="float">
            <text:p>323.29</text:p>
          </table:table-cell>
          <table:table-cell office:value-type="float" office:value="141.67" calcext:value-type="float">
            <text:p>141.67</text:p>
          </table:table-cell>
          <table:table-cell office:value-type="float" office:value="185.56" calcext:value-type="float">
            <text:p>185.56</text:p>
          </table:table-cell>
        </table:table-row>
        <table:table-row table:style-name="ro1">
          <table:table-cell office:value-type="float" office:value="1983827" calcext:value-type="float">
            <text:p>1983827</text:p>
          </table:table-cell>
          <table:table-cell table:formula="of:=[.A126]/1000/(60*60*24)" office:value-type="time" office:time-value="PT00H33M03.827S" calcext:value-type="time">
            <text:p>00:33:04</text:p>
          </table:table-cell>
          <table:table-cell office:value-type="float" office:value="1.28" calcext:value-type="float">
            <text:p>1.28</text:p>
          </table:table-cell>
          <table:table-cell office:value-type="float" office:value="253" calcext:value-type="float">
            <text:p>253</text:p>
          </table:table-cell>
          <table:table-cell office:value-type="float" office:value="323.16" calcext:value-type="float">
            <text:p>323.16</text:p>
          </table:table-cell>
          <table:table-cell office:value-type="float" office:value="142.79" calcext:value-type="float">
            <text:p>142.7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999827" calcext:value-type="float">
            <text:p>1999827</text:p>
          </table:table-cell>
          <table:table-cell table:formula="of:=[.A127]/1000/(60*60*24)" office:value-type="time" office:time-value="PT00H33M19.827S" calcext:value-type="time">
            <text:p>00:33:20</text:p>
          </table:table-cell>
          <table:table-cell office:value-type="float" office:value="1.28" calcext:value-type="float">
            <text:p>1.28</text:p>
          </table:table-cell>
          <table:table-cell office:value-type="float" office:value="253" calcext:value-type="float">
            <text:p>253</text:p>
          </table:table-cell>
          <table:table-cell office:value-type="float" office:value="323.16" calcext:value-type="float">
            <text:p>323.16</text:p>
          </table:table-cell>
          <table:table-cell office:value-type="float" office:value="143.92" calcext:value-type="float">
            <text:p>143.92</text:p>
          </table:table-cell>
          <table:table-cell office:value-type="float" office:value="188.43" calcext:value-type="float">
            <text:p>188.43</text:p>
          </table:table-cell>
        </table:table-row>
        <table:table-row table:style-name="ro1">
          <table:table-cell office:value-type="float" office:value="2015827" calcext:value-type="float">
            <text:p>2015827</text:p>
          </table:table-cell>
          <table:table-cell table:formula="of:=[.A128]/1000/(60*60*24)" office:value-type="time" office:time-value="PT00H33M35.827S" calcext:value-type="time">
            <text:p>00:33:36</text:p>
          </table:table-cell>
          <table:table-cell office:value-type="float" office:value="1.28" calcext:value-type="float">
            <text:p>1.28</text:p>
          </table:table-cell>
          <table:table-cell office:value-type="float" office:value="252.9" calcext:value-type="float">
            <text:p>252.9</text:p>
          </table:table-cell>
          <table:table-cell office:value-type="float" office:value="323.03" calcext:value-type="float">
            <text:p>323.03</text:p>
          </table:table-cell>
          <table:table-cell office:value-type="float" office:value="145.04" calcext:value-type="float">
            <text:p>145.04</text:p>
          </table:table-cell>
          <table:table-cell office:value-type="float" office:value="189.87" calcext:value-type="float">
            <text:p>189.87</text:p>
          </table:table-cell>
        </table:table-row>
        <table:table-row table:style-name="ro1">
          <table:table-cell office:value-type="float" office:value="2031827" calcext:value-type="float">
            <text:p>2031827</text:p>
          </table:table-cell>
          <table:table-cell table:formula="of:=[.A129]/1000/(60*60*24)" office:value-type="time" office:time-value="PT00H33M51.827S" calcext:value-type="time">
            <text:p>00:33:52</text:p>
          </table:table-cell>
          <table:table-cell office:value-type="float" office:value="1.28" calcext:value-type="float">
            <text:p>1.28</text:p>
          </table:table-cell>
          <table:table-cell office:value-type="float" office:value="252.8" calcext:value-type="float">
            <text:p>252.8</text:p>
          </table:table-cell>
          <table:table-cell office:value-type="float" office:value="322.9" calcext:value-type="float">
            <text:p>322.9</text:p>
          </table:table-cell>
          <table:table-cell office:value-type="float" office:value="146.16" calcext:value-type="float">
            <text:p>146.16</text:p>
          </table:table-cell>
          <table:table-cell office:value-type="float" office:value="191.3" calcext:value-type="float">
            <text:p>191.3</text:p>
          </table:table-cell>
        </table:table-row>
        <table:table-row table:style-name="ro1">
          <table:table-cell office:value-type="float" office:value="2047827" calcext:value-type="float">
            <text:p>2047827</text:p>
          </table:table-cell>
          <table:table-cell table:formula="of:=[.A130]/1000/(60*60*24)" office:value-type="time" office:time-value="PT00H34M07.827S" calcext:value-type="time">
            <text:p>00:34:08</text:p>
          </table:table-cell>
          <table:table-cell office:value-type="float" office:value="1.27" calcext:value-type="float">
            <text:p>1.27</text:p>
          </table:table-cell>
          <table:table-cell office:value-type="float" office:value="252.7" calcext:value-type="float">
            <text:p>252.7</text:p>
          </table:table-cell>
          <table:table-cell office:value-type="float" office:value="321.76" calcext:value-type="float">
            <text:p>321.76</text:p>
          </table:table-cell>
          <table:table-cell office:value-type="float" office:value="147.29" calcext:value-type="float">
            <text:p>147.29</text:p>
          </table:table-cell>
          <table:table-cell office:value-type="float" office:value="192.74" calcext:value-type="float">
            <text:p>192.74</text:p>
          </table:table-cell>
        </table:table-row>
        <table:table-row table:style-name="ro1">
          <table:table-cell office:value-type="float" office:value="2063827" calcext:value-type="float">
            <text:p>2063827</text:p>
          </table:table-cell>
          <table:table-cell table:formula="of:=[.A131]/1000/(60*60*24)" office:value-type="time" office:time-value="PT00H34M23.827S" calcext:value-type="time">
            <text:p>00:34:24</text:p>
          </table:table-cell>
          <table:table-cell office:value-type="float" office:value="1.28" calcext:value-type="float">
            <text:p>1.28</text:p>
          </table:table-cell>
          <table:table-cell office:value-type="float" office:value="252.7" calcext:value-type="float">
            <text:p>252.7</text:p>
          </table:table-cell>
          <table:table-cell office:value-type="float" office:value="322.77" calcext:value-type="float">
            <text:p>322.77</text:p>
          </table:table-cell>
          <table:table-cell office:value-type="float" office:value="148.41" calcext:value-type="float">
            <text:p>148.41</text:p>
          </table:table-cell>
          <table:table-cell office:value-type="float" office:value="194.17" calcext:value-type="float">
            <text:p>194.17</text:p>
          </table:table-cell>
        </table:table-row>
        <table:table-row table:style-name="ro1">
          <table:table-cell office:value-type="float" office:value="2079827" calcext:value-type="float">
            <text:p>2079827</text:p>
          </table:table-cell>
          <table:table-cell table:formula="of:=[.A132]/1000/(60*60*24)" office:value-type="time" office:time-value="PT00H34M39.827S" calcext:value-type="time">
            <text:p>00:34:40</text:p>
          </table:table-cell>
          <table:table-cell office:value-type="float" office:value="1.27" calcext:value-type="float">
            <text:p>1.27</text:p>
          </table:table-cell>
          <table:table-cell office:value-type="float" office:value="252.6" calcext:value-type="float">
            <text:p>252.6</text:p>
          </table:table-cell>
          <table:table-cell office:value-type="float" office:value="321.63" calcext:value-type="float">
            <text:p>321.63</text:p>
          </table:table-cell>
          <table:table-cell office:value-type="float" office:value="149.53" calcext:value-type="float">
            <text:p>149.53</text:p>
          </table:table-cell>
          <table:table-cell office:value-type="float" office:value="195.6" calcext:value-type="float">
            <text:p>195.6</text:p>
          </table:table-cell>
        </table:table-row>
        <table:table-row table:style-name="ro1">
          <table:table-cell office:value-type="float" office:value="2095827" calcext:value-type="float">
            <text:p>2095827</text:p>
          </table:table-cell>
          <table:table-cell table:formula="of:=[.A133]/1000/(60*60*24)" office:value-type="time" office:time-value="PT00H34M55.827S" calcext:value-type="time">
            <text:p>00:34:56</text:p>
          </table:table-cell>
          <table:table-cell office:value-type="float" office:value="1.27" calcext:value-type="float">
            <text:p>1.27</text:p>
          </table:table-cell>
          <table:table-cell office:value-type="float" office:value="252.5" calcext:value-type="float">
            <text:p>252.5</text:p>
          </table:table-cell>
          <table:table-cell office:value-type="float" office:value="321.5" calcext:value-type="float">
            <text:p>321.5</text:p>
          </table:table-cell>
          <table:table-cell office:value-type="float" office:value="150.66" calcext:value-type="float">
            <text:p>150.66</text:p>
          </table:table-cell>
          <table:table-cell office:value-type="float" office:value="197.03" calcext:value-type="float">
            <text:p>197.03</text:p>
          </table:table-cell>
        </table:table-row>
        <table:table-row table:style-name="ro1">
          <table:table-cell office:value-type="float" office:value="2111827" calcext:value-type="float">
            <text:p>2111827</text:p>
          </table:table-cell>
          <table:table-cell table:formula="of:=[.A134]/1000/(60*60*24)" office:value-type="time" office:time-value="PT00H35M11.827S" calcext:value-type="time">
            <text:p>00:35:12</text:p>
          </table:table-cell>
          <table:table-cell office:value-type="float" office:value="1.27" calcext:value-type="float">
            <text:p>1.27</text:p>
          </table:table-cell>
          <table:table-cell office:value-type="float" office:value="252.4" calcext:value-type="float">
            <text:p>252.4</text:p>
          </table:table-cell>
          <table:table-cell office:value-type="float" office:value="321.37" calcext:value-type="float">
            <text:p>321.37</text:p>
          </table:table-cell>
          <table:table-cell office:value-type="float" office:value="151.78" calcext:value-type="float">
            <text:p>151.78</text:p>
          </table:table-cell>
          <table:table-cell office:value-type="float" office:value="198.46" calcext:value-type="float">
            <text:p>198.46</text:p>
          </table:table-cell>
        </table:table-row>
        <table:table-row table:style-name="ro1">
          <table:table-cell office:value-type="float" office:value="2127827" calcext:value-type="float">
            <text:p>2127827</text:p>
          </table:table-cell>
          <table:table-cell table:formula="of:=[.A135]/1000/(60*60*24)" office:value-type="time" office:time-value="PT00H35M27.827S" calcext:value-type="time">
            <text:p>00:35:28</text:p>
          </table:table-cell>
          <table:table-cell office:value-type="float" office:value="1.27" calcext:value-type="float">
            <text:p>1.27</text:p>
          </table:table-cell>
          <table:table-cell office:value-type="float" office:value="252.4" calcext:value-type="float">
            <text:p>252.4</text:p>
          </table:table-cell>
          <table:table-cell office:value-type="float" office:value="321.36" calcext:value-type="float">
            <text:p>321.36</text:p>
          </table:table-cell>
          <table:table-cell office:value-type="float" office:value="152.9" calcext:value-type="float">
            <text:p>152.9</text:p>
          </table:table-cell>
          <table:table-cell office:value-type="float" office:value="199.89" calcext:value-type="float">
            <text:p>199.89</text:p>
          </table:table-cell>
        </table:table-row>
        <table:table-row table:style-name="ro1">
          <table:table-cell office:value-type="float" office:value="2143827" calcext:value-type="float">
            <text:p>2143827</text:p>
          </table:table-cell>
          <table:table-cell table:formula="of:=[.A136]/1000/(60*60*24)" office:value-type="time" office:time-value="PT00H35M43.827S" calcext:value-type="time">
            <text:p>00:35:44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1.11" calcext:value-type="float">
            <text:p>321.11</text:p>
          </table:table-cell>
          <table:table-cell office:value-type="float" office:value="154.02" calcext:value-type="float">
            <text:p>154.02</text:p>
          </table:table-cell>
          <table:table-cell office:value-type="float" office:value="201.31" calcext:value-type="float">
            <text:p>201.31</text:p>
          </table:table-cell>
        </table:table-row>
        <table:table-row table:style-name="ro1">
          <table:table-cell office:value-type="float" office:value="2159827" calcext:value-type="float">
            <text:p>2159827</text:p>
          </table:table-cell>
          <table:table-cell table:formula="of:=[.A137]/1000/(60*60*24)" office:value-type="time" office:time-value="PT00H35M59.827S" calcext:value-type="time">
            <text:p>00:36:00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1.11" calcext:value-type="float">
            <text:p>321.11</text:p>
          </table:table-cell>
          <table:table-cell office:value-type="float" office:value="155.14" calcext:value-type="float">
            <text:p>155.14</text:p>
          </table:table-cell>
          <table:table-cell office:value-type="float" office:value="202.74" calcext:value-type="float">
            <text:p>202.74</text:p>
          </table:table-cell>
        </table:table-row>
        <table:table-row table:style-name="ro1">
          <table:table-cell office:value-type="float" office:value="2175827" calcext:value-type="float">
            <text:p>2175827</text:p>
          </table:table-cell>
          <table:table-cell table:formula="of:=[.A138]/1000/(60*60*24)" office:value-type="time" office:time-value="PT00H36M15.827S" calcext:value-type="time">
            <text:p>00:36:16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19.97" calcext:value-type="float">
            <text:p>319.97</text:p>
          </table:table-cell>
          <table:table-cell office:value-type="float" office:value="156.26" calcext:value-type="float">
            <text:p>156.26</text:p>
          </table:table-cell>
          <table:table-cell office:value-type="float" office:value="204.17" calcext:value-type="float">
            <text:p>204.17</text:p>
          </table:table-cell>
        </table:table-row>
        <table:table-row table:style-name="ro1">
          <table:table-cell office:value-type="float" office:value="2191827" calcext:value-type="float">
            <text:p>2191827</text:p>
          </table:table-cell>
          <table:table-cell table:formula="of:=[.A139]/1000/(60*60*24)" office:value-type="time" office:time-value="PT00H36M31.827S" calcext:value-type="time">
            <text:p>00:36:32</text:p>
          </table:table-cell>
          <table:table-cell office:value-type="float" office:value="1.27" calcext:value-type="float">
            <text:p>1.27</text:p>
          </table:table-cell>
          <table:table-cell office:value-type="float" office:value="252" calcext:value-type="float">
            <text:p>252</text:p>
          </table:table-cell>
          <table:table-cell office:value-type="float" office:value="320.85" calcext:value-type="float">
            <text:p>320.85</text:p>
          </table:table-cell>
          <table:table-cell office:value-type="float" office:value="157.38" calcext:value-type="float">
            <text:p>157.38</text:p>
          </table:table-cell>
          <table:table-cell office:value-type="float" office:value="205.59" calcext:value-type="float">
            <text:p>205.59</text:p>
          </table:table-cell>
        </table:table-row>
        <table:table-row table:style-name="ro1">
          <table:table-cell office:value-type="float" office:value="2207827" calcext:value-type="float">
            <text:p>2207827</text:p>
          </table:table-cell>
          <table:table-cell table:formula="of:=[.A140]/1000/(60*60*24)" office:value-type="time" office:time-value="PT00H36M47.827S" calcext:value-type="time">
            <text:p>00:36:48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19.71" calcext:value-type="float">
            <text:p>319.71</text:p>
          </table:table-cell>
          <table:table-cell office:value-type="float" office:value="158.5" calcext:value-type="float">
            <text:p>158.5</text:p>
          </table:table-cell>
          <table:table-cell office:value-type="float" office:value="207.02" calcext:value-type="float">
            <text:p>207.02</text:p>
          </table:table-cell>
        </table:table-row>
        <table:table-row table:style-name="ro1">
          <table:table-cell office:value-type="float" office:value="2223827" calcext:value-type="float">
            <text:p>2223827</text:p>
          </table:table-cell>
          <table:table-cell table:formula="of:=[.A141]/1000/(60*60*24)" office:value-type="time" office:time-value="PT00H37M03.827S" calcext:value-type="time">
            <text:p>00:37:04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20.59" calcext:value-type="float">
            <text:p>320.59</text:p>
          </table:table-cell>
          <table:table-cell office:value-type="float" office:value="159.62" calcext:value-type="float">
            <text:p>159.62</text:p>
          </table:table-cell>
          <table:table-cell office:value-type="float" office:value="208.44" calcext:value-type="float">
            <text:p>208.44</text:p>
          </table:table-cell>
        </table:table-row>
        <table:table-row table:style-name="ro1">
          <table:table-cell office:value-type="float" office:value="2239827" calcext:value-type="float">
            <text:p>2239827</text:p>
          </table:table-cell>
          <table:table-cell table:formula="of:=[.A142]/1000/(60*60*24)" office:value-type="time" office:time-value="PT00H37M19.827S" calcext:value-type="time">
            <text:p>00:37:20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19.58" calcext:value-type="float">
            <text:p>319.58</text:p>
          </table:table-cell>
          <table:table-cell office:value-type="float" office:value="160.74" calcext:value-type="float">
            <text:p>160.74</text:p>
          </table:table-cell>
          <table:table-cell office:value-type="float" office:value="209.86" calcext:value-type="float">
            <text:p>209.86</text:p>
          </table:table-cell>
        </table:table-row>
        <table:table-row table:style-name="ro1">
          <table:table-cell office:value-type="float" office:value="2255826" calcext:value-type="float">
            <text:p>2255826</text:p>
          </table:table-cell>
          <table:table-cell table:formula="of:=[.A143]/1000/(60*60*24)" office:value-type="time" office:time-value="PT00H37M35.826S" calcext:value-type="time">
            <text:p>00:37:36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19.58" calcext:value-type="float">
            <text:p>319.58</text:p>
          </table:table-cell>
          <table:table-cell office:value-type="float" office:value="161.86" calcext:value-type="float">
            <text:p>161.86</text:p>
          </table:table-cell>
          <table:table-cell office:value-type="float" office:value="211.28" calcext:value-type="float">
            <text:p>211.28</text:p>
          </table:table-cell>
        </table:table-row>
        <table:table-row table:style-name="ro1">
          <table:table-cell office:value-type="float" office:value="2271827" calcext:value-type="float">
            <text:p>2271827</text:p>
          </table:table-cell>
          <table:table-cell table:formula="of:=[.A144]/1000/(60*60*24)" office:value-type="time" office:time-value="PT00H37M51.827S" calcext:value-type="time">
            <text:p>00:37:52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9.32" calcext:value-type="float">
            <text:p>319.32</text:p>
          </table:table-cell>
          <table:table-cell office:value-type="float" office:value="162.98" calcext:value-type="float">
            <text:p>162.98</text:p>
          </table:table-cell>
          <table:table-cell office:value-type="float" office:value="212.7" calcext:value-type="float">
            <text:p>212.7</text:p>
          </table:table-cell>
        </table:table-row>
        <table:table-row table:style-name="ro1">
          <table:table-cell office:value-type="float" office:value="2287827" calcext:value-type="float">
            <text:p>2287827</text:p>
          </table:table-cell>
          <table:table-cell table:formula="of:=[.A145]/1000/(60*60*24)" office:value-type="time" office:time-value="PT00H38M07.827S" calcext:value-type="time">
            <text:p>00:38:08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9.19" calcext:value-type="float">
            <text:p>319.19</text:p>
          </table:table-cell>
          <table:table-cell office:value-type="float" office:value="164.1" calcext:value-type="float">
            <text:p>164.1</text:p>
          </table:table-cell>
          <table:table-cell office:value-type="float" office:value="214.12" calcext:value-type="float">
            <text:p>214.12</text:p>
          </table:table-cell>
        </table:table-row>
        <table:table-row table:style-name="ro1">
          <table:table-cell office:value-type="float" office:value="2303827" calcext:value-type="float">
            <text:p>2303827</text:p>
          </table:table-cell>
          <table:table-cell table:formula="of:=[.A146]/1000/(60*60*24)" office:value-type="time" office:time-value="PT00H38M23.827S" calcext:value-type="time">
            <text:p>00:38:24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9.19" calcext:value-type="float">
            <text:p>319.19</text:p>
          </table:table-cell>
          <table:table-cell office:value-type="float" office:value="165.21" calcext:value-type="float">
            <text:p>165.21</text:p>
          </table:table-cell>
          <table:table-cell office:value-type="float" office:value="215.54" calcext:value-type="float">
            <text:p>215.54</text:p>
          </table:table-cell>
        </table:table-row>
        <table:table-row table:style-name="ro1">
          <table:table-cell office:value-type="float" office:value="2319827" calcext:value-type="float">
            <text:p>2319827</text:p>
          </table:table-cell>
          <table:table-cell table:formula="of:=[.A147]/1000/(60*60*24)" office:value-type="time" office:time-value="PT00H38M39.827S" calcext:value-type="time">
            <text:p>00:38:40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9.19" calcext:value-type="float">
            <text:p>319.19</text:p>
          </table:table-cell>
          <table:table-cell office:value-type="float" office:value="166.33" calcext:value-type="float">
            <text:p>166.33</text:p>
          </table:table-cell>
          <table:table-cell office:value-type="float" office:value="216.96" calcext:value-type="float">
            <text:p>216.96</text:p>
          </table:table-cell>
        </table:table-row>
        <table:table-row table:style-name="ro1">
          <table:table-cell office:value-type="float" office:value="2335827" calcext:value-type="float">
            <text:p>2335827</text:p>
          </table:table-cell>
          <table:table-cell table:formula="of:=[.A148]/1000/(60*60*24)" office:value-type="time" office:time-value="PT00H38M55.827S" calcext:value-type="time">
            <text:p>00:38:56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8.93" calcext:value-type="float">
            <text:p>318.93</text:p>
          </table:table-cell>
          <table:table-cell office:value-type="float" office:value="167.45" calcext:value-type="float">
            <text:p>167.45</text:p>
          </table:table-cell>
          <table:table-cell office:value-type="float" office:value="218.38" calcext:value-type="float">
            <text:p>218.38</text:p>
          </table:table-cell>
        </table:table-row>
        <table:table-row table:style-name="ro1">
          <table:table-cell office:value-type="float" office:value="2351827" calcext:value-type="float">
            <text:p>2351827</text:p>
          </table:table-cell>
          <table:table-cell table:formula="of:=[.A149]/1000/(60*60*24)" office:value-type="time" office:time-value="PT00H39M11.827S" calcext:value-type="time">
            <text:p>00:39:12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8.8" calcext:value-type="float">
            <text:p>318.8</text:p>
          </table:table-cell>
          <table:table-cell office:value-type="float" office:value="168.57" calcext:value-type="float">
            <text:p>168.57</text:p>
          </table:table-cell>
          <table:table-cell office:value-type="float" office:value="219.8" calcext:value-type="float">
            <text:p>219.8</text:p>
          </table:table-cell>
        </table:table-row>
        <table:table-row table:style-name="ro1">
          <table:table-cell office:value-type="float" office:value="2367827" calcext:value-type="float">
            <text:p>2367827</text:p>
          </table:table-cell>
          <table:table-cell table:formula="of:=[.A150]/1000/(60*60*24)" office:value-type="time" office:time-value="PT00H39M27.827S" calcext:value-type="time">
            <text:p>00:39:28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8.8" calcext:value-type="float">
            <text:p>318.8</text:p>
          </table:table-cell>
          <table:table-cell office:value-type="float" office:value="169.68" calcext:value-type="float">
            <text:p>169.68</text:p>
          </table:table-cell>
          <table:table-cell office:value-type="float" office:value="221.21" calcext:value-type="float">
            <text:p>221.21</text:p>
          </table:table-cell>
        </table:table-row>
        <table:table-row table:style-name="ro1">
          <table:table-cell office:value-type="float" office:value="2383826" calcext:value-type="float">
            <text:p>2383826</text:p>
          </table:table-cell>
          <table:table-cell table:formula="of:=[.A151]/1000/(60*60*24)" office:value-type="time" office:time-value="PT00H39M43.826S" calcext:value-type="time">
            <text:p>00:39:44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8.67" calcext:value-type="float">
            <text:p>318.67</text:p>
          </table:table-cell>
          <table:table-cell office:value-type="float" office:value="170.8" calcext:value-type="float">
            <text:p>170.8</text:p>
          </table:table-cell>
          <table:table-cell office:value-type="float" office:value="222.63" calcext:value-type="float">
            <text:p>222.63</text:p>
          </table:table-cell>
        </table:table-row>
        <table:table-row table:style-name="ro1">
          <table:table-cell office:value-type="float" office:value="2399827" calcext:value-type="float">
            <text:p>2399827</text:p>
          </table:table-cell>
          <table:table-cell table:formula="of:=[.A152]/1000/(60*60*24)" office:value-type="time" office:time-value="PT00H39M59.827S" calcext:value-type="time">
            <text:p>00:40:00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7.67" calcext:value-type="float">
            <text:p>317.67</text:p>
          </table:table-cell>
          <table:table-cell office:value-type="float" office:value="171.91" calcext:value-type="float">
            <text:p>171.91</text:p>
          </table:table-cell>
          <table:table-cell office:value-type="float" office:value="224.04" calcext:value-type="float">
            <text:p>224.04</text:p>
          </table:table-cell>
        </table:table-row>
        <table:table-row table:style-name="ro1">
          <table:table-cell office:value-type="float" office:value="2415827" calcext:value-type="float">
            <text:p>2415827</text:p>
          </table:table-cell>
          <table:table-cell table:formula="of:=[.A153]/1000/(60*60*24)" office:value-type="time" office:time-value="PT00H40M15.827S" calcext:value-type="time">
            <text:p>00:40:16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8.54" calcext:value-type="float">
            <text:p>318.54</text:p>
          </table:table-cell>
          <table:table-cell office:value-type="float" office:value="173.03" calcext:value-type="float">
            <text:p>173.03</text:p>
          </table:table-cell>
          <table:table-cell office:value-type="float" office:value="225.45" calcext:value-type="float">
            <text:p>225.45</text:p>
          </table:table-cell>
        </table:table-row>
        <table:table-row table:style-name="ro1">
          <table:table-cell office:value-type="float" office:value="2431827" calcext:value-type="float">
            <text:p>2431827</text:p>
          </table:table-cell>
          <table:table-cell table:formula="of:=[.A154]/1000/(60*60*24)" office:value-type="time" office:time-value="PT00H40M31.827S" calcext:value-type="time">
            <text:p>00:40:32</text:p>
          </table:table-cell>
          <table:table-cell office:value-type="float" office:value="1.27" calcext:value-type="float">
            <text:p>1.27</text:p>
          </table:table-cell>
          <table:table-cell office:value-type="float" office:value="250.9" calcext:value-type="float">
            <text:p>250.9</text:p>
          </table:table-cell>
          <table:table-cell office:value-type="float" office:value="317.41" calcext:value-type="float">
            <text:p>317.41</text:p>
          </table:table-cell>
          <table:table-cell office:value-type="float" office:value="174.14" calcext:value-type="float">
            <text:p>174.14</text:p>
          </table:table-cell>
          <table:table-cell office:value-type="float" office:value="226.86" calcext:value-type="float">
            <text:p>226.86</text:p>
          </table:table-cell>
        </table:table-row>
        <table:table-row table:style-name="ro1">
          <table:table-cell office:value-type="float" office:value="2447827" calcext:value-type="float">
            <text:p>2447827</text:p>
          </table:table-cell>
          <table:table-cell table:formula="of:=[.A155]/1000/(60*60*24)" office:value-type="time" office:time-value="PT00H40M47.827S" calcext:value-type="time">
            <text:p>00:40:48</text:p>
          </table:table-cell>
          <table:table-cell office:value-type="float" office:value="1.27" calcext:value-type="float">
            <text:p>1.27</text:p>
          </table:table-cell>
          <table:table-cell office:value-type="float" office:value="250.8" calcext:value-type="float">
            <text:p>250.8</text:p>
          </table:table-cell>
          <table:table-cell office:value-type="float" office:value="317.28" calcext:value-type="float">
            <text:p>317.28</text:p>
          </table:table-cell>
          <table:table-cell office:value-type="float" office:value="175.26" calcext:value-type="float">
            <text:p>175.26</text:p>
          </table:table-cell>
          <table:table-cell office:value-type="float" office:value="228.28" calcext:value-type="float">
            <text:p>228.28</text:p>
          </table:table-cell>
        </table:table-row>
        <table:table-row table:style-name="ro1">
          <table:table-cell office:value-type="float" office:value="2463827" calcext:value-type="float">
            <text:p>2463827</text:p>
          </table:table-cell>
          <table:table-cell table:formula="of:=[.A156]/1000/(60*60*24)" office:value-type="time" office:time-value="PT00H41M03.827S" calcext:value-type="time">
            <text:p>00:41:04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7.16" calcext:value-type="float">
            <text:p>317.16</text:p>
          </table:table-cell>
          <table:table-cell office:value-type="float" office:value="176.37" calcext:value-type="float">
            <text:p>176.37</text:p>
          </table:table-cell>
          <table:table-cell office:value-type="float" office:value="229.68" calcext:value-type="float">
            <text:p>229.68</text:p>
          </table:table-cell>
        </table:table-row>
        <table:table-row table:style-name="ro1">
          <table:table-cell office:value-type="float" office:value="2479827" calcext:value-type="float">
            <text:p>2479827</text:p>
          </table:table-cell>
          <table:table-cell table:formula="of:=[.A157]/1000/(60*60*24)" office:value-type="time" office:time-value="PT00H41M19.827S" calcext:value-type="time">
            <text:p>00:41:20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3" calcext:value-type="float">
            <text:p>317.03</text:p>
          </table:table-cell>
          <table:table-cell office:value-type="float" office:value="177.49" calcext:value-type="float">
            <text:p>177.49</text:p>
          </table:table-cell>
          <table:table-cell office:value-type="float" office:value="231.09" calcext:value-type="float">
            <text:p>231.09</text:p>
          </table:table-cell>
        </table:table-row>
        <table:table-row table:style-name="ro1">
          <table:table-cell office:value-type="float" office:value="2495827" calcext:value-type="float">
            <text:p>2495827</text:p>
          </table:table-cell>
          <table:table-cell table:formula="of:=[.A158]/1000/(60*60*24)" office:value-type="time" office:time-value="PT00H41M35.827S" calcext:value-type="time">
            <text:p>00:41:36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2" calcext:value-type="float">
            <text:p>317.02</text:p>
          </table:table-cell>
          <table:table-cell office:value-type="float" office:value="178.6" calcext:value-type="float">
            <text:p>178.6</text:p>
          </table:table-cell>
          <table:table-cell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2511827" calcext:value-type="float">
            <text:p>2511827</text:p>
          </table:table-cell>
          <table:table-cell table:formula="of:=[.A159]/1000/(60*60*24)" office:value-type="time" office:time-value="PT00H41M51.827S" calcext:value-type="time">
            <text:p>00:41:52</text:p>
          </table:table-cell>
          <table:table-cell office:value-type="float" office:value="1.27" calcext:value-type="float">
            <text:p>1.27</text:p>
          </table:table-cell>
          <table:table-cell office:value-type="float" office:value="250.5" calcext:value-type="float">
            <text:p>250.5</text:p>
          </table:table-cell>
          <table:table-cell office:value-type="float" office:value="316.9" calcext:value-type="float">
            <text:p>316.9</text:p>
          </table:table-cell>
          <table:table-cell office:value-type="float" office:value="179.72" calcext:value-type="float">
            <text:p>179.72</text:p>
          </table:table-cell>
          <table:table-cell office:value-type="float" office:value="233.91" calcext:value-type="float">
            <text:p>233.91</text:p>
          </table:table-cell>
        </table:table-row>
        <table:table-row table:style-name="ro1">
          <table:table-cell office:value-type="float" office:value="2527827" calcext:value-type="float">
            <text:p>2527827</text:p>
          </table:table-cell>
          <table:table-cell table:formula="of:=[.A160]/1000/(60*60*24)" office:value-type="time" office:time-value="PT00H42M07.827S" calcext:value-type="time">
            <text:p>00:42:08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7" calcext:value-type="float">
            <text:p>316.77</text:p>
          </table:table-cell>
          <table:table-cell office:value-type="float" office:value="180.83" calcext:value-type="float">
            <text:p>180.83</text:p>
          </table:table-cell>
          <table:table-cell office:value-type="float" office:value="235.32" calcext:value-type="float">
            <text:p>235.32</text:p>
          </table:table-cell>
        </table:table-row>
        <table:table-row table:style-name="ro1">
          <table:table-cell office:value-type="float" office:value="2543827" calcext:value-type="float">
            <text:p>2543827</text:p>
          </table:table-cell>
          <table:table-cell table:formula="of:=[.A161]/1000/(60*60*24)" office:value-type="time" office:time-value="PT00H42M23.827S" calcext:value-type="time">
            <text:p>00:42:24</text:p>
          </table:table-cell>
          <table:table-cell office:value-type="float" office:value="1.27" calcext:value-type="float">
            <text:p>1.27</text:p>
          </table:table-cell>
          <table:table-cell office:value-type="float" office:value="250.3" calcext:value-type="float">
            <text:p>250.3</text:p>
          </table:table-cell>
          <table:table-cell office:value-type="float" office:value="316.64" calcext:value-type="float">
            <text:p>316.64</text:p>
          </table:table-cell>
          <table:table-cell office:value-type="float" office:value="181.94" calcext:value-type="float">
            <text:p>181.94</text:p>
          </table:table-cell>
          <table:table-cell office:value-type="float" office:value="236.73" calcext:value-type="float">
            <text:p>236.73</text:p>
          </table:table-cell>
        </table:table-row>
        <table:table-row table:style-name="ro1">
          <table:table-cell office:value-type="float" office:value="2559827" calcext:value-type="float">
            <text:p>2559827</text:p>
          </table:table-cell>
          <table:table-cell table:formula="of:=[.A162]/1000/(60*60*24)" office:value-type="time" office:time-value="PT00H42M39.827S" calcext:value-type="time">
            <text:p>00:42:40</text:p>
          </table:table-cell>
          <table:table-cell office:value-type="float" office:value="1.26" calcext:value-type="float">
            <text:p>1.26</text:p>
          </table:table-cell>
          <table:table-cell office:value-type="float" office:value="250.3" calcext:value-type="float">
            <text:p>250.3</text:p>
          </table:table-cell>
          <table:table-cell office:value-type="float" office:value="315.64" calcext:value-type="float">
            <text:p>315.64</text:p>
          </table:table-cell>
          <table:table-cell office:value-type="float" office:value="183.05" calcext:value-type="float">
            <text:p>183.05</text:p>
          </table:table-cell>
          <table:table-cell office:value-type="float" office:value="238.13" calcext:value-type="float">
            <text:p>238.13</text:p>
          </table:table-cell>
        </table:table-row>
        <table:table-row table:style-name="ro1">
          <table:table-cell office:value-type="float" office:value="2575827" calcext:value-type="float">
            <text:p>2575827</text:p>
          </table:table-cell>
          <table:table-cell table:formula="of:=[.A163]/1000/(60*60*24)" office:value-type="time" office:time-value="PT00H42M55.827S" calcext:value-type="time">
            <text:p>00:42:56</text:p>
          </table:table-cell>
          <table:table-cell office:value-type="float" office:value="1.27" calcext:value-type="float">
            <text:p>1.27</text:p>
          </table:table-cell>
          <table:table-cell office:value-type="float" office:value="250.2" calcext:value-type="float">
            <text:p>250.2</text:p>
          </table:table-cell>
          <table:table-cell office:value-type="float" office:value="316.51" calcext:value-type="float">
            <text:p>316.51</text:p>
          </table:table-cell>
          <table:table-cell office:value-type="float" office:value="184.17" calcext:value-type="float">
            <text:p>184.17</text:p>
          </table:table-cell>
          <table:table-cell office:value-type="float" office:value="239.54" calcext:value-type="float">
            <text:p>239.54</text:p>
          </table:table-cell>
        </table:table-row>
        <table:table-row table:style-name="ro1">
          <table:table-cell office:value-type="float" office:value="2591827" calcext:value-type="float">
            <text:p>2591827</text:p>
          </table:table-cell>
          <table:table-cell table:formula="of:=[.A164]/1000/(60*60*24)" office:value-type="time" office:time-value="PT00H43M11.827S" calcext:value-type="time">
            <text:p>00:43:12</text:p>
          </table:table-cell>
          <table:table-cell office:value-type="float" office:value="1.26" calcext:value-type="float">
            <text:p>1.26</text:p>
          </table:table-cell>
          <table:table-cell office:value-type="float" office:value="250.1" calcext:value-type="float">
            <text:p>250.1</text:p>
          </table:table-cell>
          <table:table-cell office:value-type="float" office:value="315.38" calcext:value-type="float">
            <text:p>315.38</text:p>
          </table:table-cell>
          <table:table-cell office:value-type="float" office:value="185.28" calcext:value-type="float">
            <text:p>185.28</text:p>
          </table:table-cell>
          <table:table-cell office:value-type="float" office:value="240.95" calcext:value-type="float">
            <text:p>240.95</text:p>
          </table:table-cell>
        </table:table-row>
        <table:table-row table:style-name="ro1">
          <table:table-cell office:value-type="float" office:value="2607827" calcext:value-type="float">
            <text:p>2607827</text:p>
          </table:table-cell>
          <table:table-cell table:formula="of:=[.A165]/1000/(60*60*24)" office:value-type="time" office:time-value="PT00H43M27.827S" calcext:value-type="time">
            <text:p>00:43:28</text:p>
          </table:table-cell>
          <table:table-cell office:value-type="float" office:value="1.26" calcext:value-type="float">
            <text:p>1.26</text:p>
          </table:table-cell>
          <table:table-cell office:value-type="float" office:value="250.1" calcext:value-type="float">
            <text:p>250.1</text:p>
          </table:table-cell>
          <table:table-cell office:value-type="float" office:value="316.38" calcext:value-type="float">
            <text:p>316.38</text:p>
          </table:table-cell>
          <table:table-cell office:value-type="float" office:value="186.39" calcext:value-type="float">
            <text:p>186.39</text:p>
          </table:table-cell>
          <table:table-cell office:value-type="float" office:value="242.35" calcext:value-type="float">
            <text:p>242.35</text:p>
          </table:table-cell>
        </table:table-row>
        <table:table-row table:style-name="ro1">
          <table:table-cell office:value-type="float" office:value="2623827" calcext:value-type="float">
            <text:p>2623827</text:p>
          </table:table-cell>
          <table:table-cell table:formula="of:=[.A166]/1000/(60*60*24)" office:value-type="time" office:time-value="PT00H43M43.827S" calcext:value-type="time">
            <text:p>00:43:44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5.25" calcext:value-type="float">
            <text:p>315.25</text:p>
          </table:table-cell>
          <table:table-cell office:value-type="float" office:value="187.5" calcext:value-type="float">
            <text:p>187.5</text:p>
          </table:table-cell>
          <table:table-cell office:value-type="float" office:value="243.75" calcext:value-type="float">
            <text:p>243.75</text:p>
          </table:table-cell>
        </table:table-row>
        <table:table-row table:style-name="ro1">
          <table:table-cell office:value-type="float" office:value="2639827" calcext:value-type="float">
            <text:p>2639827</text:p>
          </table:table-cell>
          <table:table-cell table:formula="of:=[.A167]/1000/(60*60*24)" office:value-type="time" office:time-value="PT00H43M59.827S" calcext:value-type="time">
            <text:p>00:44:00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188.61" calcext:value-type="float">
            <text:p>188.61</text:p>
          </table:table-cell>
          <table:table-cell office:value-type="float" office:value="245.16" calcext:value-type="float">
            <text:p>245.16</text:p>
          </table:table-cell>
        </table:table-row>
        <table:table-row table:style-name="ro1">
          <table:table-cell office:value-type="float" office:value="2655827" calcext:value-type="float">
            <text:p>2655827</text:p>
          </table:table-cell>
          <table:table-cell table:formula="of:=[.A168]/1000/(60*60*24)" office:value-type="time" office:time-value="PT00H44M15.827S" calcext:value-type="time">
            <text:p>00:44:16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4.99" calcext:value-type="float">
            <text:p>314.99</text:p>
          </table:table-cell>
          <table:table-cell office:value-type="float" office:value="189.72" calcext:value-type="float">
            <text:p>189.72</text:p>
          </table:table-cell>
          <table:table-cell office:value-type="float" office:value="246.56" calcext:value-type="float">
            <text:p>246.56</text:p>
          </table:table-cell>
        </table:table-row>
        <table:table-row table:style-name="ro1">
          <table:table-cell office:value-type="float" office:value="2671827" calcext:value-type="float">
            <text:p>2671827</text:p>
          </table:table-cell>
          <table:table-cell table:formula="of:=[.A169]/1000/(60*60*24)" office:value-type="time" office:time-value="PT00H44M31.827S" calcext:value-type="time">
            <text:p>00:44:32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7" calcext:value-type="float">
            <text:p>314.87</text:p>
          </table:table-cell>
          <table:table-cell office:value-type="float" office:value="190.83" calcext:value-type="float">
            <text:p>190.83</text:p>
          </table:table-cell>
          <table:table-cell office:value-type="float" office:value="247.96" calcext:value-type="float">
            <text:p>247.96</text:p>
          </table:table-cell>
        </table:table-row>
        <table:table-row table:style-name="ro1">
          <table:table-cell office:value-type="float" office:value="2687827" calcext:value-type="float">
            <text:p>2687827</text:p>
          </table:table-cell>
          <table:table-cell table:formula="of:=[.A170]/1000/(60*60*24)" office:value-type="time" office:time-value="PT00H44M47.827S" calcext:value-type="time">
            <text:p>00:44:48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3.87" calcext:value-type="float">
            <text:p>313.87</text:p>
          </table:table-cell>
          <table:table-cell office:value-type="float" office:value="191.94" calcext:value-type="float">
            <text:p>191.94</text:p>
          </table:table-cell>
          <table:table-cell office:value-type="float" office:value="249.36" calcext:value-type="float">
            <text:p>249.36</text:p>
          </table:table-cell>
        </table:table-row>
        <table:table-row table:style-name="ro1">
          <table:table-cell office:value-type="float" office:value="2703827" calcext:value-type="float">
            <text:p>2703827</text:p>
          </table:table-cell>
          <table:table-cell table:formula="of:=[.A171]/1000/(60*60*24)" office:value-type="time" office:time-value="PT00H45M03.827S" calcext:value-type="time">
            <text:p>00:45:04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6" calcext:value-type="float">
            <text:p>314.86</text:p>
          </table:table-cell>
          <table:table-cell office:value-type="float" office:value="193.05" calcext:value-type="float">
            <text:p>193.05</text:p>
          </table:table-cell>
          <table:table-cell office:value-type="float" office:value="250.76" calcext:value-type="float">
            <text:p>250.76</text:p>
          </table:table-cell>
        </table:table-row>
        <table:table-row table:style-name="ro1">
          <table:table-cell office:value-type="float" office:value="2719827" calcext:value-type="float">
            <text:p>2719827</text:p>
          </table:table-cell>
          <table:table-cell table:formula="of:=[.A172]/1000/(60*60*24)" office:value-type="time" office:time-value="PT00H45M19.827S" calcext:value-type="time">
            <text:p>00:45:20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4" calcext:value-type="float">
            <text:p>314.74</text:p>
          </table:table-cell>
          <table:table-cell office:value-type="float" office:value="194.16" calcext:value-type="float">
            <text:p>194.16</text:p>
          </table:table-cell>
          <table:table-cell office:value-type="float" office:value="252.15" calcext:value-type="float">
            <text:p>252.15</text:p>
          </table:table-cell>
        </table:table-row>
        <table:table-row table:style-name="ro1">
          <table:table-cell office:value-type="float" office:value="2735827" calcext:value-type="float">
            <text:p>2735827</text:p>
          </table:table-cell>
          <table:table-cell table:formula="of:=[.A173]/1000/(60*60*24)" office:value-type="time" office:time-value="PT00H45M35.827S" calcext:value-type="time">
            <text:p>00:45:36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4.61" calcext:value-type="float">
            <text:p>314.61</text:p>
          </table:table-cell>
          <table:table-cell office:value-type="float" office:value="195.27" calcext:value-type="float">
            <text:p>195.27</text:p>
          </table:table-cell>
          <table:table-cell office:value-type="float" office:value="253.55" calcext:value-type="float">
            <text:p>253.55</text:p>
          </table:table-cell>
        </table:table-row>
        <table:table-row table:style-name="ro1">
          <table:table-cell office:value-type="float" office:value="2751827" calcext:value-type="float">
            <text:p>2751827</text:p>
          </table:table-cell>
          <table:table-cell table:formula="of:=[.A174]/1000/(60*60*24)" office:value-type="time" office:time-value="PT00H45M51.827S" calcext:value-type="time">
            <text:p>00:45:52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4.48" calcext:value-type="float">
            <text:p>314.48</text:p>
          </table:table-cell>
          <table:table-cell office:value-type="float" office:value="196.38" calcext:value-type="float">
            <text:p>196.38</text:p>
          </table:table-cell>
          <table:table-cell office:value-type="float" office:value="254.95" calcext:value-type="float">
            <text:p>254.95</text:p>
          </table:table-cell>
        </table:table-row>
        <table:table-row table:style-name="ro1">
          <table:table-cell office:value-type="float" office:value="2767827" calcext:value-type="float">
            <text:p>2767827</text:p>
          </table:table-cell>
          <table:table-cell table:formula="of:=[.A175]/1000/(60*60*24)" office:value-type="time" office:time-value="PT00H46M07.827S" calcext:value-type="time">
            <text:p>00:46:08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3.48" calcext:value-type="float">
            <text:p>313.48</text:p>
          </table:table-cell>
          <table:table-cell office:value-type="float" office:value="197.49" calcext:value-type="float">
            <text:p>197.49</text:p>
          </table:table-cell>
          <table:table-cell office:value-type="float" office:value="256.35" calcext:value-type="float">
            <text:p>256.35</text:p>
          </table:table-cell>
        </table:table-row>
        <table:table-row table:style-name="ro1">
          <table:table-cell office:value-type="float" office:value="2783827" calcext:value-type="float">
            <text:p>2783827</text:p>
          </table:table-cell>
          <table:table-cell table:formula="of:=[.A176]/1000/(60*60*24)" office:value-type="time" office:time-value="PT00H46M23.827S" calcext:value-type="time">
            <text:p>00:46:24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4.35" calcext:value-type="float">
            <text:p>314.35</text:p>
          </table:table-cell>
          <table:table-cell office:value-type="float" office:value="198.6" calcext:value-type="float">
            <text:p>198.6</text:p>
          </table:table-cell>
          <table:table-cell office:value-type="float" office:value="257.74" calcext:value-type="float">
            <text:p>257.74</text:p>
          </table:table-cell>
        </table:table-row>
        <table:table-row table:style-name="ro1">
          <table:table-cell office:value-type="float" office:value="2799827" calcext:value-type="float">
            <text:p>2799827</text:p>
          </table:table-cell>
          <table:table-cell table:formula="of:=[.A177]/1000/(60*60*24)" office:value-type="time" office:time-value="PT00H46M39.827S" calcext:value-type="time">
            <text:p>00:46:40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4.22" calcext:value-type="float">
            <text:p>314.22</text:p>
          </table:table-cell>
          <table:table-cell office:value-type="float" office:value="199.7" calcext:value-type="float">
            <text:p>199.7</text:p>
          </table:table-cell>
          <table:table-cell office:value-type="float" office:value="259.14" calcext:value-type="float">
            <text:p>259.14</text:p>
          </table:table-cell>
        </table:table-row>
        <table:table-row table:style-name="ro1">
          <table:table-cell office:value-type="float" office:value="2815827" calcext:value-type="float">
            <text:p>2815827</text:p>
          </table:table-cell>
          <table:table-cell table:formula="of:=[.A178]/1000/(60*60*24)" office:value-type="time" office:time-value="PT00H46M55.827S" calcext:value-type="time">
            <text:p>00:46:56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4.1" calcext:value-type="float">
            <text:p>314.1</text:p>
          </table:table-cell>
          <table:table-cell office:value-type="float" office:value="200.81" calcext:value-type="float">
            <text:p>200.81</text:p>
          </table:table-cell>
          <table:table-cell office:value-type="float" office:value="260.53" calcext:value-type="float">
            <text:p>260.53</text:p>
          </table:table-cell>
        </table:table-row>
        <table:table-row table:style-name="ro1">
          <table:table-cell office:value-type="float" office:value="2831827" calcext:value-type="float">
            <text:p>2831827</text:p>
          </table:table-cell>
          <table:table-cell table:formula="of:=[.A179]/1000/(60*60*24)" office:value-type="time" office:time-value="PT00H47M11.827S" calcext:value-type="time">
            <text:p>00:47:12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201.92" calcext:value-type="float">
            <text:p>201.92</text:p>
          </table:table-cell>
          <table:table-cell office:value-type="float" office:value="261.92" calcext:value-type="float">
            <text:p>261.92</text:p>
          </table:table-cell>
        </table:table-row>
        <table:table-row table:style-name="ro1">
          <table:table-cell office:value-type="float" office:value="2847827" calcext:value-type="float">
            <text:p>2847827</text:p>
          </table:table-cell>
          <table:table-cell table:formula="of:=[.A180]/1000/(60*60*24)" office:value-type="time" office:time-value="PT00H47M27.827S" calcext:value-type="time">
            <text:p>00:47:28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203.03" calcext:value-type="float">
            <text:p>203.03</text:p>
          </table:table-cell>
          <table:table-cell office:value-type="float" office:value="263.31" calcext:value-type="float">
            <text:p>263.31</text:p>
          </table:table-cell>
        </table:table-row>
        <table:table-row table:style-name="ro1">
          <table:table-cell office:value-type="float" office:value="2863827" calcext:value-type="float">
            <text:p>2863827</text:p>
          </table:table-cell>
          <table:table-cell table:formula="of:=[.A181]/1000/(60*60*24)" office:value-type="time" office:time-value="PT00H47M43.827S" calcext:value-type="time">
            <text:p>00:47:44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204.13" calcext:value-type="float">
            <text:p>204.13</text:p>
          </table:table-cell>
          <table:table-cell office:value-type="float" office:value="264.7" calcext:value-type="float">
            <text:p>264.7</text:p>
          </table:table-cell>
        </table:table-row>
        <table:table-row table:style-name="ro1">
          <table:table-cell office:value-type="float" office:value="2879827" calcext:value-type="float">
            <text:p>2879827</text:p>
          </table:table-cell>
          <table:table-cell table:formula="of:=[.A182]/1000/(60*60*24)" office:value-type="time" office:time-value="PT00H47M59.827S" calcext:value-type="time">
            <text:p>00:48:00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205.24" calcext:value-type="float">
            <text:p>205.24</text:p>
          </table:table-cell>
          <table:table-cell office:value-type="float" office:value="266.09" calcext:value-type="float">
            <text:p>266.09</text:p>
          </table:table-cell>
        </table:table-row>
        <table:table-row table:style-name="ro1">
          <table:table-cell office:value-type="float" office:value="2895827" calcext:value-type="float">
            <text:p>2895827</text:p>
          </table:table-cell>
          <table:table-cell table:formula="of:=[.A183]/1000/(60*60*24)" office:value-type="time" office:time-value="PT00H48M15.827S" calcext:value-type="time">
            <text:p>00:48:16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206.34" calcext:value-type="float">
            <text:p>206.34</text:p>
          </table:table-cell>
          <table:table-cell office:value-type="float" office:value="267.48" calcext:value-type="float">
            <text:p>267.48</text:p>
          </table:table-cell>
        </table:table-row>
        <table:table-row table:style-name="ro1">
          <table:table-cell office:value-type="float" office:value="2911827" calcext:value-type="float">
            <text:p>2911827</text:p>
          </table:table-cell>
          <table:table-cell table:formula="of:=[.A184]/1000/(60*60*24)" office:value-type="time" office:time-value="PT00H48M31.827S" calcext:value-type="time">
            <text:p>00:48:32</text:p>
          </table:table-cell>
          <table:table-cell office:value-type="float" office:value="1.26" calcext:value-type="float">
            <text:p>1.26</text:p>
          </table:table-cell>
          <table:table-cell office:value-type="float" office:value="248.7" calcext:value-type="float">
            <text:p>248.7</text:p>
          </table:table-cell>
          <table:table-cell office:value-type="float" office:value="312.58" calcext:value-type="float">
            <text:p>312.58</text:p>
          </table:table-cell>
          <table:table-cell office:value-type="float" office:value="207.45" calcext:value-type="float">
            <text:p>207.45</text:p>
          </table:table-cell>
          <table:table-cell office:value-type="float" office:value="268.87" calcext:value-type="float">
            <text:p>268.87</text:p>
          </table:table-cell>
        </table:table-row>
        <table:table-row table:style-name="ro1">
          <table:table-cell office:value-type="float" office:value="2927827" calcext:value-type="float">
            <text:p>2927827</text:p>
          </table:table-cell>
          <table:table-cell table:formula="of:=[.A185]/1000/(60*60*24)" office:value-type="time" office:time-value="PT00H48M47.827S" calcext:value-type="time">
            <text:p>00:48:48</text:p>
          </table:table-cell>
          <table:table-cell office:value-type="float" office:value="1.26" calcext:value-type="float">
            <text:p>1.26</text:p>
          </table:table-cell>
          <table:table-cell office:value-type="float" office:value="248.7" calcext:value-type="float">
            <text:p>248.7</text:p>
          </table:table-cell>
          <table:table-cell office:value-type="float" office:value="312.58" calcext:value-type="float">
            <text:p>312.58</text:p>
          </table:table-cell>
          <table:table-cell office:value-type="float" office:value="208.55" calcext:value-type="float">
            <text:p>208.55</text:p>
          </table:table-cell>
          <table:table-cell office:value-type="float" office:value="270.26" calcext:value-type="float">
            <text:p>270.26</text:p>
          </table:table-cell>
        </table:table-row>
        <table:table-row table:style-name="ro1">
          <table:table-cell office:value-type="float" office:value="2943827" calcext:value-type="float">
            <text:p>2943827</text:p>
          </table:table-cell>
          <table:table-cell table:formula="of:=[.A186]/1000/(60*60*24)" office:value-type="time" office:time-value="PT00H49M03.827S" calcext:value-type="time">
            <text:p>00:49:04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1.46" calcext:value-type="float">
            <text:p>311.46</text:p>
          </table:table-cell>
          <table:table-cell office:value-type="float" office:value="209.66" calcext:value-type="float">
            <text:p>209.66</text:p>
          </table:table-cell>
          <table:table-cell office:value-type="float" office:value="271.65" calcext:value-type="float">
            <text:p>271.65</text:p>
          </table:table-cell>
        </table:table-row>
        <table:table-row table:style-name="ro1">
          <table:table-cell office:value-type="float" office:value="2959827" calcext:value-type="float">
            <text:p>2959827</text:p>
          </table:table-cell>
          <table:table-cell table:formula="of:=[.A187]/1000/(60*60*24)" office:value-type="time" office:time-value="PT00H49M19.827S" calcext:value-type="time">
            <text:p>00:49:20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210.76" calcext:value-type="float">
            <text:p>210.76</text:p>
          </table:table-cell>
          <table:table-cell office:value-type="float" office:value="273.04" calcext:value-type="float">
            <text:p>273.04</text:p>
          </table:table-cell>
        </table:table-row>
        <table:table-row table:style-name="ro1">
          <table:table-cell office:value-type="float" office:value="2975826" calcext:value-type="float">
            <text:p>2975826</text:p>
          </table:table-cell>
          <table:table-cell table:formula="of:=[.A188]/1000/(60*60*24)" office:value-type="time" office:time-value="PT00H49M35.826S" calcext:value-type="time">
            <text:p>00:49:36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211.87" calcext:value-type="float">
            <text:p>211.87</text:p>
          </table:table-cell>
          <table:table-cell office:value-type="float" office:value="274.42" calcext:value-type="float">
            <text:p>274.42</text:p>
          </table:table-cell>
        </table:table-row>
        <table:table-row table:style-name="ro1">
          <table:table-cell office:value-type="float" office:value="2991827" calcext:value-type="float">
            <text:p>2991827</text:p>
          </table:table-cell>
          <table:table-cell table:formula="of:=[.A189]/1000/(60*60*24)" office:value-type="time" office:time-value="PT00H49M51.827S" calcext:value-type="time">
            <text:p>00:49:52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212.97" calcext:value-type="float">
            <text:p>212.97</text:p>
          </table:table-cell>
          <table:table-cell office:value-type="float" office:value="275.81" calcext:value-type="float">
            <text:p>275.81</text:p>
          </table:table-cell>
        </table:table-row>
        <table:table-row table:style-name="ro1">
          <table:table-cell office:value-type="float" office:value="3007827" calcext:value-type="float">
            <text:p>3007827</text:p>
          </table:table-cell>
          <table:table-cell table:formula="of:=[.A190]/1000/(60*60*24)" office:value-type="time" office:time-value="PT00H50M07.827S" calcext:value-type="time">
            <text:p>00:50:08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" calcext:value-type="float">
            <text:p>311.2</text:p>
          </table:table-cell>
          <table:table-cell office:value-type="float" office:value="214.08" calcext:value-type="float">
            <text:p>214.08</text:p>
          </table:table-cell>
          <table:table-cell office:value-type="float" office:value="277.19" calcext:value-type="float">
            <text:p>277.19</text:p>
          </table:table-cell>
        </table:table-row>
        <table:table-row table:style-name="ro1">
          <table:table-cell office:value-type="float" office:value="3023827" calcext:value-type="float">
            <text:p>3023827</text:p>
          </table:table-cell>
          <table:table-cell table:formula="of:=[.A191]/1000/(60*60*24)" office:value-type="time" office:time-value="PT00H50M23.827S" calcext:value-type="time">
            <text:p>00:50:24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215.18" calcext:value-type="float">
            <text:p>215.18</text:p>
          </table:table-cell>
          <table:table-cell office:value-type="float" office:value="278.57" calcext:value-type="float">
            <text:p>278.57</text:p>
          </table:table-cell>
        </table:table-row>
        <table:table-row table:style-name="ro1">
          <table:table-cell office:value-type="float" office:value="3039827" calcext:value-type="float">
            <text:p>3039827</text:p>
          </table:table-cell>
          <table:table-cell table:formula="of:=[.A192]/1000/(60*60*24)" office:value-type="time" office:time-value="PT00H50M39.827S" calcext:value-type="time">
            <text:p>00:50:40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216.28" calcext:value-type="float">
            <text:p>216.28</text:p>
          </table:table-cell>
          <table:table-cell office:value-type="float" office:value="279.96" calcext:value-type="float">
            <text:p>279.96</text:p>
          </table:table-cell>
        </table:table-row>
        <table:table-row table:style-name="ro1">
          <table:table-cell office:value-type="float" office:value="3055827" calcext:value-type="float">
            <text:p>3055827</text:p>
          </table:table-cell>
          <table:table-cell table:formula="of:=[.A193]/1000/(60*60*24)" office:value-type="time" office:time-value="PT00H50M55.827S" calcext:value-type="time">
            <text:p>00:50:56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217.39" calcext:value-type="float">
            <text:p>217.39</text:p>
          </table:table-cell>
          <table:table-cell office:value-type="float" office:value="281.34" calcext:value-type="float">
            <text:p>281.34</text:p>
          </table:table-cell>
        </table:table-row>
        <table:table-row table:style-name="ro1">
          <table:table-cell office:value-type="float" office:value="3071827" calcext:value-type="float">
            <text:p>3071827</text:p>
          </table:table-cell>
          <table:table-cell table:formula="of:=[.A194]/1000/(60*60*24)" office:value-type="time" office:time-value="PT00H51M11.827S" calcext:value-type="time">
            <text:p>00:51:12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218.49" calcext:value-type="float">
            <text:p>218.49</text:p>
          </table:table-cell>
          <table:table-cell office:value-type="float" office:value="282.72" calcext:value-type="float">
            <text:p>282.72</text:p>
          </table:table-cell>
        </table:table-row>
        <table:table-row table:style-name="ro1">
          <table:table-cell office:value-type="float" office:value="3087827" calcext:value-type="float">
            <text:p>3087827</text:p>
          </table:table-cell>
          <table:table-cell table:formula="of:=[.A195]/1000/(60*60*24)" office:value-type="time" office:time-value="PT00H51M27.827S" calcext:value-type="time">
            <text:p>00:51:28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219.59" calcext:value-type="float">
            <text:p>219.59</text:p>
          </table:table-cell>
          <table:table-cell office:value-type="float" office:value="284.1" calcext:value-type="float">
            <text:p>284.1</text:p>
          </table:table-cell>
        </table:table-row>
        <table:table-row table:style-name="ro1">
          <table:table-cell office:value-type="float" office:value="3103827" calcext:value-type="float">
            <text:p>3103827</text:p>
          </table:table-cell>
          <table:table-cell table:formula="of:=[.A196]/1000/(60*60*24)" office:value-type="time" office:time-value="PT00H51M43.827S" calcext:value-type="time">
            <text:p>00:51:44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10.57" calcext:value-type="float">
            <text:p>310.57</text:p>
          </table:table-cell>
          <table:table-cell office:value-type="float" office:value="220.69" calcext:value-type="float">
            <text:p>220.69</text:p>
          </table:table-cell>
          <table:table-cell office:value-type="float" office:value="285.48" calcext:value-type="float">
            <text:p>285.48</text:p>
          </table:table-cell>
        </table:table-row>
        <table:table-row table:style-name="ro1">
          <table:table-cell office:value-type="float" office:value="3119827" calcext:value-type="float">
            <text:p>3119827</text:p>
          </table:table-cell>
          <table:table-cell table:formula="of:=[.A197]/1000/(60*60*24)" office:value-type="time" office:time-value="PT00H51M59.827S" calcext:value-type="time">
            <text:p>00:52:00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10.57" calcext:value-type="float">
            <text:p>310.57</text:p>
          </table:table-cell>
          <table:table-cell office:value-type="float" office:value="221.8" calcext:value-type="float">
            <text:p>221.8</text:p>
          </table:table-cell>
          <table:table-cell office:value-type="float" office:value="286.86" calcext:value-type="float">
            <text:p>286.86</text:p>
          </table:table-cell>
        </table:table-row>
        <table:table-row table:style-name="ro1">
          <table:table-cell office:value-type="float" office:value="3135827" calcext:value-type="float">
            <text:p>3135827</text:p>
          </table:table-cell>
          <table:table-cell table:formula="of:=[.A198]/1000/(60*60*24)" office:value-type="time" office:time-value="PT00H52M15.827S" calcext:value-type="time">
            <text:p>00:52:16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10.44" calcext:value-type="float">
            <text:p>310.44</text:p>
          </table:table-cell>
          <table:table-cell office:value-type="float" office:value="222.9" calcext:value-type="float">
            <text:p>222.9</text:p>
          </table:table-cell>
          <table:table-cell office:value-type="float" office:value="288.24" calcext:value-type="float">
            <text:p>288.24</text:p>
          </table:table-cell>
        </table:table-row>
        <table:table-row table:style-name="ro1">
          <table:table-cell office:value-type="float" office:value="3151827" calcext:value-type="float">
            <text:p>3151827</text:p>
          </table:table-cell>
          <table:table-cell table:formula="of:=[.A199]/1000/(60*60*24)" office:value-type="time" office:time-value="PT00H52M31.827S" calcext:value-type="time">
            <text:p>00:52:32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10.44" calcext:value-type="float">
            <text:p>310.44</text:p>
          </table:table-cell>
          <table:table-cell office:value-type="float" office:value="224" calcext:value-type="float">
            <text:p>224</text:p>
          </table:table-cell>
          <table:table-cell office:value-type="float" office:value="289.62" calcext:value-type="float">
            <text:p>289.62</text:p>
          </table:table-cell>
        </table:table-row>
        <table:table-row table:style-name="ro1">
          <table:table-cell office:value-type="float" office:value="3167827" calcext:value-type="float">
            <text:p>3167827</text:p>
          </table:table-cell>
          <table:table-cell table:formula="of:=[.A200]/1000/(60*60*24)" office:value-type="time" office:time-value="PT00H52M47.827S" calcext:value-type="time">
            <text:p>00:52:48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225.1" calcext:value-type="float">
            <text:p>225.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183827" calcext:value-type="float">
            <text:p>3183827</text:p>
          </table:table-cell>
          <table:table-cell table:formula="of:=[.A201]/1000/(60*60*24)" office:value-type="time" office:time-value="PT00H53M03.827S" calcext:value-type="time">
            <text:p>00:53:04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10.31" calcext:value-type="float">
            <text:p>310.31</text:p>
          </table:table-cell>
          <table:table-cell office:value-type="float" office:value="226.2" calcext:value-type="float">
            <text:p>226.2</text:p>
          </table:table-cell>
          <table:table-cell office:value-type="float" office:value="292.37" calcext:value-type="float">
            <text:p>292.37</text:p>
          </table:table-cell>
        </table:table-row>
        <table:table-row table:style-name="ro1">
          <table:table-cell office:value-type="float" office:value="3199827" calcext:value-type="float">
            <text:p>3199827</text:p>
          </table:table-cell>
          <table:table-cell table:formula="of:=[.A202]/1000/(60*60*24)" office:value-type="time" office:time-value="PT00H53M19.827S" calcext:value-type="time">
            <text:p>00:53:20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227.3" calcext:value-type="float">
            <text:p>227.3</text:p>
          </table:table-cell>
          <table:table-cell office:value-type="float" office:value="293.75" calcext:value-type="float">
            <text:p>293.75</text:p>
          </table:table-cell>
        </table:table-row>
        <table:table-row table:style-name="ro1">
          <table:table-cell office:value-type="float" office:value="3215827" calcext:value-type="float">
            <text:p>3215827</text:p>
          </table:table-cell>
          <table:table-cell table:formula="of:=[.A203]/1000/(60*60*24)" office:value-type="time" office:time-value="PT00H53M35.827S" calcext:value-type="time">
            <text:p>00:53:36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228.4" calcext:value-type="float">
            <text:p>228.4</text:p>
          </table:table-cell>
          <table:table-cell office:value-type="float" office:value="295.12" calcext:value-type="float">
            <text:p>295.12</text:p>
          </table:table-cell>
        </table:table-row>
        <table:table-row table:style-name="ro1">
          <table:table-cell office:value-type="float" office:value="3231827" calcext:value-type="float">
            <text:p>3231827</text:p>
          </table:table-cell>
          <table:table-cell table:formula="of:=[.A204]/1000/(60*60*24)" office:value-type="time" office:time-value="PT00H53M51.827S" calcext:value-type="time">
            <text:p>00:53:52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229.5" calcext:value-type="float">
            <text:p>229.5</text:p>
          </table:table-cell>
          <table:table-cell office:value-type="float" office:value="296.5" calcext:value-type="float">
            <text:p>296.5</text:p>
          </table:table-cell>
        </table:table-row>
        <table:table-row table:style-name="ro1">
          <table:table-cell office:value-type="float" office:value="3247826" calcext:value-type="float">
            <text:p>3247826</text:p>
          </table:table-cell>
          <table:table-cell table:formula="of:=[.A205]/1000/(60*60*24)" office:value-type="time" office:time-value="PT00H54M07.826S" calcext:value-type="time">
            <text:p>00:54:08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230.6" calcext:value-type="float">
            <text:p>230.6</text:p>
          </table:table-cell>
          <table:table-cell office:value-type="float" office:value="297.87" calcext:value-type="float">
            <text:p>297.87</text:p>
          </table:table-cell>
        </table:table-row>
        <table:table-row table:style-name="ro1">
          <table:table-cell office:value-type="float" office:value="3263827" calcext:value-type="float">
            <text:p>3263827</text:p>
          </table:table-cell>
          <table:table-cell table:formula="of:=[.A206]/1000/(60*60*24)" office:value-type="time" office:time-value="PT00H54M23.827S" calcext:value-type="time">
            <text:p>00:54:24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231.7" calcext:value-type="float">
            <text:p>231.7</text:p>
          </table:table-cell>
          <table:table-cell office:value-type="float" office:value="299.24" calcext:value-type="float">
            <text:p>299.24</text:p>
          </table:table-cell>
        </table:table-row>
        <table:table-row table:style-name="ro1">
          <table:table-cell office:value-type="float" office:value="3279827" calcext:value-type="float">
            <text:p>3279827</text:p>
          </table:table-cell>
          <table:table-cell table:formula="of:=[.A207]/1000/(60*60*24)" office:value-type="time" office:time-value="PT00H54M39.827S" calcext:value-type="time">
            <text:p>00:54:40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232.8" calcext:value-type="float">
            <text:p>232.8</text:p>
          </table:table-cell>
          <table:table-cell office:value-type="float" office:value="300.62" calcext:value-type="float">
            <text:p>300.62</text:p>
          </table:table-cell>
        </table:table-row>
        <table:table-row table:style-name="ro1">
          <table:table-cell office:value-type="float" office:value="3295827" calcext:value-type="float">
            <text:p>3295827</text:p>
          </table:table-cell>
          <table:table-cell table:formula="of:=[.A208]/1000/(60*60*24)" office:value-type="time" office:time-value="PT00H54M55.827S" calcext:value-type="time">
            <text:p>00:54:56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9" calcext:value-type="float">
            <text:p>308.69</text:p>
          </table:table-cell>
          <table:table-cell office:value-type="float" office:value="233.9" calcext:value-type="float">
            <text:p>233.9</text:p>
          </table:table-cell>
          <table:table-cell office:value-type="float" office:value="301.99" calcext:value-type="float">
            <text:p>301.99</text:p>
          </table:table-cell>
        </table:table-row>
        <table:table-row table:style-name="ro1">
          <table:table-cell office:value-type="float" office:value="3311827" calcext:value-type="float">
            <text:p>3311827</text:p>
          </table:table-cell>
          <table:table-cell table:formula="of:=[.A209]/1000/(60*60*24)" office:value-type="time" office:time-value="PT00H55M11.827S" calcext:value-type="time">
            <text:p>00:55:12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7.69" calcext:value-type="float">
            <text:p>307.69</text:p>
          </table:table-cell>
          <table:table-cell office:value-type="float" office:value="235" calcext:value-type="float">
            <text:p>235</text:p>
          </table:table-cell>
          <table:table-cell office:value-type="float" office:value="303.36" calcext:value-type="float">
            <text:p>303.36</text:p>
          </table:table-cell>
        </table:table-row>
        <table:table-row table:style-name="ro1">
          <table:table-cell office:value-type="float" office:value="3327827" calcext:value-type="float">
            <text:p>3327827</text:p>
          </table:table-cell>
          <table:table-cell table:formula="of:=[.A210]/1000/(60*60*24)" office:value-type="time" office:time-value="PT00H55M27.827S" calcext:value-type="time">
            <text:p>00:55:28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236.1" calcext:value-type="float">
            <text:p>236.1</text:p>
          </table:table-cell>
          <table:table-cell office:value-type="float" office:value="304.73" calcext:value-type="float">
            <text:p>304.73</text:p>
          </table:table-cell>
        </table:table-row>
        <table:table-row table:style-name="ro1">
          <table:table-cell office:value-type="float" office:value="3343827" calcext:value-type="float">
            <text:p>3343827</text:p>
          </table:table-cell>
          <table:table-cell table:formula="of:=[.A211]/1000/(60*60*24)" office:value-type="time" office:time-value="PT00H55M43.827S" calcext:value-type="time">
            <text:p>00:55:44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237.2" calcext:value-type="float">
            <text:p>237.2</text:p>
          </table:table-cell>
          <table:table-cell office:value-type="float" office:value="306.1" calcext:value-type="float">
            <text:p>306.1</text:p>
          </table:table-cell>
        </table:table-row>
        <table:table-row table:style-name="ro1">
          <table:table-cell office:value-type="float" office:value="3359827" calcext:value-type="float">
            <text:p>3359827</text:p>
          </table:table-cell>
          <table:table-cell table:formula="of:=[.A212]/1000/(60*60*24)" office:value-type="time" office:time-value="PT00H55M59.827S" calcext:value-type="time">
            <text:p>00:56:00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238.29" calcext:value-type="float">
            <text:p>238.29</text:p>
          </table:table-cell>
          <table:table-cell office:value-type="float" office:value="307.47" calcext:value-type="float">
            <text:p>307.47</text:p>
          </table:table-cell>
        </table:table-row>
        <table:table-row table:style-name="ro1">
          <table:table-cell office:value-type="float" office:value="3375827" calcext:value-type="float">
            <text:p>3375827</text:p>
          </table:table-cell>
          <table:table-cell table:formula="of:=[.A213]/1000/(60*60*24)" office:value-type="time" office:time-value="PT00H56M15.827S" calcext:value-type="time">
            <text:p>00:56:16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239.39" calcext:value-type="float">
            <text:p>239.39</text:p>
          </table:table-cell>
          <table:table-cell office:value-type="float" office:value="308.84" calcext:value-type="float">
            <text:p>308.84</text:p>
          </table:table-cell>
        </table:table-row>
        <table:table-row table:style-name="ro1">
          <table:table-cell office:value-type="float" office:value="3391827" calcext:value-type="float">
            <text:p>3391827</text:p>
          </table:table-cell>
          <table:table-cell table:formula="of:=[.A214]/1000/(60*60*24)" office:value-type="time" office:time-value="PT00H56M31.827S" calcext:value-type="time">
            <text:p>00:56:32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240.49" calcext:value-type="float">
            <text:p>240.49</text:p>
          </table:table-cell>
          <table:table-cell office:value-type="float" office:value="310.21" calcext:value-type="float">
            <text:p>310.21</text:p>
          </table:table-cell>
        </table:table-row>
        <table:table-row table:style-name="ro1">
          <table:table-cell office:value-type="float" office:value="3407827" calcext:value-type="float">
            <text:p>3407827</text:p>
          </table:table-cell>
          <table:table-cell table:formula="of:=[.A215]/1000/(60*60*24)" office:value-type="time" office:time-value="PT00H56M47.827S" calcext:value-type="time">
            <text:p>00:56:48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241.59" calcext:value-type="float">
            <text:p>241.59</text:p>
          </table:table-cell>
          <table:table-cell office:value-type="float" office:value="311.57" calcext:value-type="float">
            <text:p>311.57</text:p>
          </table:table-cell>
        </table:table-row>
        <table:table-row table:style-name="ro1">
          <table:table-cell office:value-type="float" office:value="3423827" calcext:value-type="float">
            <text:p>3423827</text:p>
          </table:table-cell>
          <table:table-cell table:formula="of:=[.A216]/1000/(60*60*24)" office:value-type="time" office:time-value="PT00H57M03.827S" calcext:value-type="time">
            <text:p>00:57:04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242.68" calcext:value-type="float">
            <text:p>242.68</text:p>
          </table:table-cell>
          <table:table-cell office:value-type="float" office:value="312.94" calcext:value-type="float">
            <text:p>312.94</text:p>
          </table:table-cell>
        </table:table-row>
        <table:table-row table:style-name="ro1">
          <table:table-cell office:value-type="float" office:value="3439827" calcext:value-type="float">
            <text:p>3439827</text:p>
          </table:table-cell>
          <table:table-cell table:formula="of:=[.A217]/1000/(60*60*24)" office:value-type="time" office:time-value="PT00H57M19.827S" calcext:value-type="time">
            <text:p>00:57:20</text:p>
          </table:table-cell>
          <table:table-cell office:value-type="float" office:value="1.25" calcext:value-type="float">
            <text:p>1.25</text:p>
          </table:table-cell>
          <table:table-cell office:value-type="float" office:value="246.7" calcext:value-type="float">
            <text:p>246.7</text:p>
          </table:table-cell>
          <table:table-cell office:value-type="float" office:value="308.05" calcext:value-type="float">
            <text:p>308.05</text:p>
          </table:table-cell>
          <table:table-cell office:value-type="float" office:value="243.78" calcext:value-type="float">
            <text:p>243.78</text:p>
          </table:table-cell>
          <table:table-cell office:value-type="float" office:value="314.3" calcext:value-type="float">
            <text:p>314.3</text:p>
          </table:table-cell>
        </table:table-row>
        <table:table-row table:style-name="ro1">
          <table:table-cell office:value-type="float" office:value="3455827" calcext:value-type="float">
            <text:p>3455827</text:p>
          </table:table-cell>
          <table:table-cell table:formula="of:=[.A218]/1000/(60*60*24)" office:value-type="time" office:time-value="PT00H57M35.827S" calcext:value-type="time">
            <text:p>00:57:36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244.88" calcext:value-type="float">
            <text:p>244.88</text:p>
          </table:table-cell>
          <table:table-cell office:value-type="float" office:value="315.67" calcext:value-type="float">
            <text:p>315.67</text:p>
          </table:table-cell>
        </table:table-row>
        <table:table-row table:style-name="ro1">
          <table:table-cell office:value-type="float" office:value="3471827" calcext:value-type="float">
            <text:p>3471827</text:p>
          </table:table-cell>
          <table:table-cell table:formula="of:=[.A219]/1000/(60*60*24)" office:value-type="time" office:time-value="PT00H57M51.827S" calcext:value-type="time">
            <text:p>00:57:52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245.97" calcext:value-type="float">
            <text:p>245.97</text:p>
          </table:table-cell>
          <table:table-cell office:value-type="float" office:value="317.03" calcext:value-type="float">
            <text:p>317.03</text:p>
          </table:table-cell>
        </table:table-row>
        <table:table-row table:style-name="ro1">
          <table:table-cell office:value-type="float" office:value="3487827" calcext:value-type="float">
            <text:p>3487827</text:p>
          </table:table-cell>
          <table:table-cell table:formula="of:=[.A220]/1000/(60*60*24)" office:value-type="time" office:time-value="PT00H58M07.827S" calcext:value-type="time">
            <text:p>00:58:08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247.07" calcext:value-type="float">
            <text:p>247.07</text:p>
          </table:table-cell>
          <table:table-cell office:value-type="float" office:value="318.4" calcext:value-type="float">
            <text:p>318.4</text:p>
          </table:table-cell>
        </table:table-row>
        <table:table-row table:style-name="ro1">
          <table:table-cell office:value-type="float" office:value="3503827" calcext:value-type="float">
            <text:p>3503827</text:p>
          </table:table-cell>
          <table:table-cell table:formula="of:=[.A221]/1000/(60*60*24)" office:value-type="time" office:time-value="PT00H58M23.827S" calcext:value-type="time">
            <text:p>00:58:24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248.16" calcext:value-type="float">
            <text:p>248.16</text:p>
          </table:table-cell>
          <table:table-cell office:value-type="float" office:value="319.76" calcext:value-type="float">
            <text:p>319.76</text:p>
          </table:table-cell>
        </table:table-row>
        <table:table-row table:style-name="ro1">
          <table:table-cell office:value-type="float" office:value="3519827" calcext:value-type="float">
            <text:p>3519827</text:p>
          </table:table-cell>
          <table:table-cell table:formula="of:=[.A222]/1000/(60*60*24)" office:value-type="time" office:time-value="PT00H58M39.827S" calcext:value-type="time">
            <text:p>00:58:40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249.26" calcext:value-type="float">
            <text:p>249.26</text:p>
          </table:table-cell>
          <table:table-cell office:value-type="float" office:value="321.12" calcext:value-type="float">
            <text:p>321.12</text:p>
          </table:table-cell>
        </table:table-row>
        <table:table-row table:style-name="ro1">
          <table:table-cell office:value-type="float" office:value="3535827" calcext:value-type="float">
            <text:p>3535827</text:p>
          </table:table-cell>
          <table:table-cell table:formula="of:=[.A223]/1000/(60*60*24)" office:value-type="time" office:time-value="PT00H58M55.827S" calcext:value-type="time">
            <text:p>00:58:56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250.35" calcext:value-type="float">
            <text:p>250.35</text:p>
          </table:table-cell>
          <table:table-cell office:value-type="float" office:value="322.49" calcext:value-type="float">
            <text:p>322.49</text:p>
          </table:table-cell>
        </table:table-row>
        <table:table-row table:style-name="ro1">
          <table:table-cell office:value-type="float" office:value="3551827" calcext:value-type="float">
            <text:p>3551827</text:p>
          </table:table-cell>
          <table:table-cell table:formula="of:=[.A224]/1000/(60*60*24)" office:value-type="time" office:time-value="PT00H59M11.827S" calcext:value-type="time">
            <text:p>00:59:12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251.45" calcext:value-type="float">
            <text:p>251.45</text:p>
          </table:table-cell>
          <table:table-cell office:value-type="float" office:value="323.85" calcext:value-type="float">
            <text:p>323.85</text:p>
          </table:table-cell>
        </table:table-row>
        <table:table-row table:style-name="ro1">
          <table:table-cell office:value-type="float" office:value="3567827" calcext:value-type="float">
            <text:p>3567827</text:p>
          </table:table-cell>
          <table:table-cell table:formula="of:=[.A225]/1000/(60*60*24)" office:value-type="time" office:time-value="PT00H59M27.827S" calcext:value-type="time">
            <text:p>00:59:28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252.54" calcext:value-type="float">
            <text:p>252.54</text:p>
          </table:table-cell>
          <table:table-cell office:value-type="float" office:value="325.21" calcext:value-type="float">
            <text:p>325.21</text:p>
          </table:table-cell>
        </table:table-row>
        <table:table-row table:style-name="ro1">
          <table:table-cell office:value-type="float" office:value="3583827" calcext:value-type="float">
            <text:p>3583827</text:p>
          </table:table-cell>
          <table:table-cell table:formula="of:=[.A226]/1000/(60*60*24)" office:value-type="time" office:time-value="PT00H59M43.827S" calcext:value-type="time">
            <text:p>00:59:44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253.64" calcext:value-type="float">
            <text:p>253.64</text:p>
          </table:table-cell>
          <table:table-cell office:value-type="float" office:value="326.57" calcext:value-type="float">
            <text:p>326.57</text:p>
          </table:table-cell>
        </table:table-row>
        <table:table-row table:style-name="ro1">
          <table:table-cell office:value-type="float" office:value="3599827" calcext:value-type="float">
            <text:p>3599827</text:p>
          </table:table-cell>
          <table:table-cell table:formula="of:=[.A227]/1000/(60*60*24)" office:value-type="time" office:time-value="PT00H59M59.827S" calcext:value-type="time">
            <text:p>01:00:00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254.73" calcext:value-type="float">
            <text:p>254.73</text:p>
          </table:table-cell>
          <table:table-cell office:value-type="float" office:value="327.93" calcext:value-type="float">
            <text:p>327.93</text:p>
          </table:table-cell>
        </table:table-row>
        <table:table-row table:style-name="ro1">
          <table:table-cell office:value-type="float" office:value="3615827" calcext:value-type="float">
            <text:p>3615827</text:p>
          </table:table-cell>
          <table:table-cell table:formula="of:=[.A228]/1000/(60*60*24)" office:value-type="time" office:time-value="PT01H00M15.827S" calcext:value-type="time">
            <text:p>01:00:16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255.83" calcext:value-type="float">
            <text:p>255.83</text:p>
          </table:table-cell>
          <table:table-cell office:value-type="float" office:value="329.29" calcext:value-type="float">
            <text:p>329.29</text:p>
          </table:table-cell>
        </table:table-row>
        <table:table-row table:style-name="ro1">
          <table:table-cell office:value-type="float" office:value="3631827" calcext:value-type="float">
            <text:p>3631827</text:p>
          </table:table-cell>
          <table:table-cell table:formula="of:=[.A229]/1000/(60*60*24)" office:value-type="time" office:time-value="PT01H00M31.827S" calcext:value-type="time">
            <text:p>01:00:32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256.92" calcext:value-type="float">
            <text:p>256.92</text:p>
          </table:table-cell>
          <table:table-cell office:value-type="float" office:value="330.64" calcext:value-type="float">
            <text:p>330.64</text:p>
          </table:table-cell>
        </table:table-row>
        <table:table-row table:style-name="ro1">
          <table:table-cell office:value-type="float" office:value="3647827" calcext:value-type="float">
            <text:p>3647827</text:p>
          </table:table-cell>
          <table:table-cell table:formula="of:=[.A230]/1000/(60*60*24)" office:value-type="time" office:time-value="PT01H00M47.827S" calcext:value-type="time">
            <text:p>01:00:48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258.01" calcext:value-type="float">
            <text:p>258.0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663827" calcext:value-type="float">
            <text:p>3663827</text:p>
          </table:table-cell>
          <table:table-cell table:formula="of:=[.A231]/1000/(60*60*24)" office:value-type="time" office:time-value="PT01H01M03.827S" calcext:value-type="time">
            <text:p>01:01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259.11" calcext:value-type="float">
            <text:p>259.11</text:p>
          </table:table-cell>
          <table:table-cell office:value-type="float" office:value="333.36" calcext:value-type="float">
            <text:p>333.36</text:p>
          </table:table-cell>
        </table:table-row>
        <table:table-row table:style-name="ro1">
          <table:table-cell office:value-type="float" office:value="3679827" calcext:value-type="float">
            <text:p>3679827</text:p>
          </table:table-cell>
          <table:table-cell table:formula="of:=[.A232]/1000/(60*60*24)" office:value-type="time" office:time-value="PT01H01M19.827S" calcext:value-type="time">
            <text:p>01:01:20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260.2" calcext:value-type="float">
            <text:p>260.2</text:p>
          </table:table-cell>
          <table:table-cell office:value-type="float" office:value="334.71" calcext:value-type="float">
            <text:p>334.71</text:p>
          </table:table-cell>
        </table:table-row>
        <table:table-row table:style-name="ro1">
          <table:table-cell office:value-type="float" office:value="3695827" calcext:value-type="float">
            <text:p>3695827</text:p>
          </table:table-cell>
          <table:table-cell table:formula="of:=[.A233]/1000/(60*60*24)" office:value-type="time" office:time-value="PT01H01M35.827S" calcext:value-type="time">
            <text:p>01:01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261.29" calcext:value-type="float">
            <text:p>261.29</text:p>
          </table:table-cell>
          <table:table-cell office:value-type="float" office:value="336.07" calcext:value-type="float">
            <text:p>336.07</text:p>
          </table:table-cell>
        </table:table-row>
        <table:table-row table:style-name="ro1">
          <table:table-cell office:value-type="float" office:value="3711827" calcext:value-type="float">
            <text:p>3711827</text:p>
          </table:table-cell>
          <table:table-cell table:formula="of:=[.A234]/1000/(60*60*24)" office:value-type="time" office:time-value="PT01H01M51.827S" calcext:value-type="time">
            <text:p>01:01:52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262.38" calcext:value-type="float">
            <text:p>262.38</text:p>
          </table:table-cell>
          <table:table-cell office:value-type="float" office:value="337.42" calcext:value-type="float">
            <text:p>337.42</text:p>
          </table:table-cell>
        </table:table-row>
        <table:table-row table:style-name="ro1">
          <table:table-cell office:value-type="float" office:value="3727827" calcext:value-type="float">
            <text:p>3727827</text:p>
          </table:table-cell>
          <table:table-cell table:formula="of:=[.A235]/1000/(60*60*24)" office:value-type="time" office:time-value="PT01H02M07.827S" calcext:value-type="time">
            <text:p>01:02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263.48" calcext:value-type="float">
            <text:p>263.48</text:p>
          </table:table-cell>
          <table:table-cell office:value-type="float" office:value="338.78" calcext:value-type="float">
            <text:p>338.78</text:p>
          </table:table-cell>
        </table:table-row>
        <table:table-row table:style-name="ro1">
          <table:table-cell office:value-type="float" office:value="3743827" calcext:value-type="float">
            <text:p>3743827</text:p>
          </table:table-cell>
          <table:table-cell table:formula="of:=[.A236]/1000/(60*60*24)" office:value-type="time" office:time-value="PT01H02M23.827S" calcext:value-type="time">
            <text:p>01:02:24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264.57" calcext:value-type="float">
            <text:p>264.57</text:p>
          </table:table-cell>
          <table:table-cell office:value-type="float" office:value="340.13" calcext:value-type="float">
            <text:p>340.13</text:p>
          </table:table-cell>
        </table:table-row>
        <table:table-row table:style-name="ro1">
          <table:table-cell office:value-type="float" office:value="3759826" calcext:value-type="float">
            <text:p>3759826</text:p>
          </table:table-cell>
          <table:table-cell table:formula="of:=[.A237]/1000/(60*60*24)" office:value-type="time" office:time-value="PT01H02M39.826S" calcext:value-type="time">
            <text:p>01:02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265.66" calcext:value-type="float">
            <text:p>265.66</text:p>
          </table:table-cell>
          <table:table-cell office:value-type="float" office:value="341.49" calcext:value-type="float">
            <text:p>341.49</text:p>
          </table:table-cell>
        </table:table-row>
        <table:table-row table:style-name="ro1">
          <table:table-cell office:value-type="float" office:value="3775827" calcext:value-type="float">
            <text:p>3775827</text:p>
          </table:table-cell>
          <table:table-cell table:formula="of:=[.A238]/1000/(60*60*24)" office:value-type="time" office:time-value="PT01H02M55.827S" calcext:value-type="time">
            <text:p>01:02:56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266.75" calcext:value-type="float">
            <text:p>266.75</text:p>
          </table:table-cell>
          <table:table-cell office:value-type="float" office:value="342.84" calcext:value-type="float">
            <text:p>342.84</text:p>
          </table:table-cell>
        </table:table-row>
        <table:table-row table:style-name="ro1">
          <table:table-cell office:value-type="float" office:value="3791827" calcext:value-type="float">
            <text:p>3791827</text:p>
          </table:table-cell>
          <table:table-cell table:formula="of:=[.A239]/1000/(60*60*24)" office:value-type="time" office:time-value="PT01H03M11.827S" calcext:value-type="time">
            <text:p>01:03:12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267.84" calcext:value-type="float">
            <text:p>267.84</text:p>
          </table:table-cell>
          <table:table-cell office:value-type="float" office:value="344.19" calcext:value-type="float">
            <text:p>344.19</text:p>
          </table:table-cell>
        </table:table-row>
        <table:table-row table:style-name="ro1">
          <table:table-cell office:value-type="float" office:value="3807827" calcext:value-type="float">
            <text:p>3807827</text:p>
          </table:table-cell>
          <table:table-cell table:formula="of:=[.A240]/1000/(60*60*24)" office:value-type="time" office:time-value="PT01H03M27.827S" calcext:value-type="time">
            <text:p>01:03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268.93" calcext:value-type="float">
            <text:p>268.93</text:p>
          </table:table-cell>
          <table:table-cell office:value-type="float" office:value="345.54" calcext:value-type="float">
            <text:p>345.54</text:p>
          </table:table-cell>
        </table:table-row>
        <table:table-row table:style-name="ro1">
          <table:table-cell office:value-type="float" office:value="3823827" calcext:value-type="float">
            <text:p>3823827</text:p>
          </table:table-cell>
          <table:table-cell table:formula="of:=[.A241]/1000/(60*60*24)" office:value-type="time" office:time-value="PT01H03M43.827S" calcext:value-type="time">
            <text:p>01:03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270.02" calcext:value-type="float">
            <text:p>270.02</text:p>
          </table:table-cell>
          <table:table-cell office:value-type="float" office:value="346.9" calcext:value-type="float">
            <text:p>346.9</text:p>
          </table:table-cell>
        </table:table-row>
        <table:table-row table:style-name="ro1">
          <table:table-cell office:value-type="float" office:value="3839827" calcext:value-type="float">
            <text:p>3839827</text:p>
          </table:table-cell>
          <table:table-cell table:formula="of:=[.A242]/1000/(60*60*24)" office:value-type="time" office:time-value="PT01H03M59.827S" calcext:value-type="time">
            <text:p>01:04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271.11" calcext:value-type="float">
            <text:p>271.11</text:p>
          </table:table-cell>
          <table:table-cell office:value-type="float" office:value="348.24" calcext:value-type="float">
            <text:p>348.24</text:p>
          </table:table-cell>
        </table:table-row>
        <table:table-row table:style-name="ro1">
          <table:table-cell office:value-type="float" office:value="3855826" calcext:value-type="float">
            <text:p>3855826</text:p>
          </table:table-cell>
          <table:table-cell table:formula="of:=[.A243]/1000/(60*60*24)" office:value-type="time" office:time-value="PT01H04M15.826S" calcext:value-type="time">
            <text:p>01:04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272.2" calcext:value-type="float">
            <text:p>272.2</text:p>
          </table:table-cell>
          <table:table-cell office:value-type="float" office:value="349.59" calcext:value-type="float">
            <text:p>349.59</text:p>
          </table:table-cell>
        </table:table-row>
        <table:table-row table:style-name="ro1">
          <table:table-cell office:value-type="float" office:value="3871827" calcext:value-type="float">
            <text:p>3871827</text:p>
          </table:table-cell>
          <table:table-cell table:formula="of:=[.A244]/1000/(60*60*24)" office:value-type="time" office:time-value="PT01H04M31.827S" calcext:value-type="time">
            <text:p>01:04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4.18" calcext:value-type="float">
            <text:p>304.18</text:p>
          </table:table-cell>
          <table:table-cell office:value-type="float" office:value="273.3" calcext:value-type="float">
            <text:p>273.3</text:p>
          </table:table-cell>
          <table:table-cell office:value-type="float" office:value="350.94" calcext:value-type="float">
            <text:p>350.94</text:p>
          </table:table-cell>
        </table:table-row>
        <table:table-row table:style-name="ro1">
          <table:table-cell office:value-type="float" office:value="3887827" calcext:value-type="float">
            <text:p>3887827</text:p>
          </table:table-cell>
          <table:table-cell table:formula="of:=[.A245]/1000/(60*60*24)" office:value-type="time" office:time-value="PT01H04M47.827S" calcext:value-type="time">
            <text:p>01:04:48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274.38" calcext:value-type="float">
            <text:p>274.38</text:p>
          </table:table-cell>
          <table:table-cell office:value-type="float" office:value="352.29" calcext:value-type="float">
            <text:p>352.29</text:p>
          </table:table-cell>
        </table:table-row>
        <table:table-row table:style-name="ro1">
          <table:table-cell office:value-type="float" office:value="3903827" calcext:value-type="float">
            <text:p>3903827</text:p>
          </table:table-cell>
          <table:table-cell table:formula="of:=[.A246]/1000/(60*60*24)" office:value-type="time" office:time-value="PT01H05M03.827S" calcext:value-type="time">
            <text:p>01:05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275.47" calcext:value-type="float">
            <text:p>275.47</text:p>
          </table:table-cell>
          <table:table-cell office:value-type="float" office:value="353.64" calcext:value-type="float">
            <text:p>353.64</text:p>
          </table:table-cell>
        </table:table-row>
        <table:table-row table:style-name="ro1">
          <table:table-cell office:value-type="float" office:value="3919827" calcext:value-type="float">
            <text:p>3919827</text:p>
          </table:table-cell>
          <table:table-cell table:formula="of:=[.A247]/1000/(60*60*24)" office:value-type="time" office:time-value="PT01H05M19.827S" calcext:value-type="time">
            <text:p>01:05:20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276.56" calcext:value-type="float">
            <text:p>276.56</text:p>
          </table:table-cell>
          <table:table-cell office:value-type="float" office:value="354.99" calcext:value-type="float">
            <text:p>354.99</text:p>
          </table:table-cell>
        </table:table-row>
        <table:table-row table:style-name="ro1">
          <table:table-cell office:value-type="float" office:value="3935827" calcext:value-type="float">
            <text:p>3935827</text:p>
          </table:table-cell>
          <table:table-cell table:formula="of:=[.A248]/1000/(60*60*24)" office:value-type="time" office:time-value="PT01H05M35.827S" calcext:value-type="time">
            <text:p>01:05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277.65" calcext:value-type="float">
            <text:p>277.65</text:p>
          </table:table-cell>
          <table:table-cell office:value-type="float" office:value="356.33" calcext:value-type="float">
            <text:p>356.33</text:p>
          </table:table-cell>
        </table:table-row>
        <table:table-row table:style-name="ro1">
          <table:table-cell office:value-type="float" office:value="3951827" calcext:value-type="float">
            <text:p>3951827</text:p>
          </table:table-cell>
          <table:table-cell table:formula="of:=[.A249]/1000/(60*60*24)" office:value-type="time" office:time-value="PT01H05M51.827S" calcext:value-type="time">
            <text:p>01:05:52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278.74" calcext:value-type="float">
            <text:p>278.74</text:p>
          </table:table-cell>
          <table:table-cell office:value-type="float" office:value="357.68" calcext:value-type="float">
            <text:p>357.68</text:p>
          </table:table-cell>
        </table:table-row>
        <table:table-row table:style-name="ro1">
          <table:table-cell office:value-type="float" office:value="3967827" calcext:value-type="float">
            <text:p>3967827</text:p>
          </table:table-cell>
          <table:table-cell table:formula="of:=[.A250]/1000/(60*60*24)" office:value-type="time" office:time-value="PT01H06M07.827S" calcext:value-type="time">
            <text:p>01:06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279.83" calcext:value-type="float">
            <text:p>279.83</text:p>
          </table:table-cell>
          <table:table-cell office:value-type="float" office:value="359.02" calcext:value-type="float">
            <text:p>359.02</text:p>
          </table:table-cell>
        </table:table-row>
        <table:table-row table:style-name="ro1">
          <table:table-cell office:value-type="float" office:value="3983827" calcext:value-type="float">
            <text:p>3983827</text:p>
          </table:table-cell>
          <table:table-cell table:formula="of:=[.A251]/1000/(60*60*24)" office:value-type="time" office:time-value="PT01H06M23.827S" calcext:value-type="time">
            <text:p>01:06:24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280.92" calcext:value-type="float">
            <text:p>280.92</text:p>
          </table:table-cell>
          <table:table-cell office:value-type="float" office:value="360.37" calcext:value-type="float">
            <text:p>360.37</text:p>
          </table:table-cell>
        </table:table-row>
        <table:table-row table:style-name="ro1">
          <table:table-cell office:value-type="float" office:value="3999827" calcext:value-type="float">
            <text:p>3999827</text:p>
          </table:table-cell>
          <table:table-cell table:formula="of:=[.A252]/1000/(60*60*24)" office:value-type="time" office:time-value="PT01H06M39.827S" calcext:value-type="time">
            <text:p>01:06:40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282.01" calcext:value-type="float">
            <text:p>282.01</text:p>
          </table:table-cell>
          <table:table-cell office:value-type="float" office:value="361.71" calcext:value-type="float">
            <text:p>361.71</text:p>
          </table:table-cell>
        </table:table-row>
        <table:table-row table:style-name="ro1">
          <table:table-cell office:value-type="float" office:value="4015827" calcext:value-type="float">
            <text:p>4015827</text:p>
          </table:table-cell>
          <table:table-cell table:formula="of:=[.A253]/1000/(60*60*24)" office:value-type="time" office:time-value="PT01H06M55.827S" calcext:value-type="time">
            <text:p>01:06:56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7" calcext:value-type="float">
            <text:p>302.57</text:p>
          </table:table-cell>
          <table:table-cell office:value-type="float" office:value="283.1" calcext:value-type="float">
            <text:p>283.1</text:p>
          </table:table-cell>
          <table:table-cell office:value-type="float" office:value="363.06" calcext:value-type="float">
            <text:p>363.06</text:p>
          </table:table-cell>
        </table:table-row>
        <table:table-row table:style-name="ro1">
          <table:table-cell office:value-type="float" office:value="4031827" calcext:value-type="float">
            <text:p>4031827</text:p>
          </table:table-cell>
          <table:table-cell table:formula="of:=[.A254]/1000/(60*60*24)" office:value-type="time" office:time-value="PT01H07M11.827S" calcext:value-type="time">
            <text:p>01:07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284.18" calcext:value-type="float">
            <text:p>284.18</text:p>
          </table:table-cell>
          <table:table-cell office:value-type="float" office:value="364.4" calcext:value-type="float">
            <text:p>364.4</text:p>
          </table:table-cell>
        </table:table-row>
        <table:table-row table:style-name="ro1">
          <table:table-cell office:value-type="float" office:value="4047827" calcext:value-type="float">
            <text:p>4047827</text:p>
          </table:table-cell>
          <table:table-cell table:formula="of:=[.A255]/1000/(60*60*24)" office:value-type="time" office:time-value="PT01H07M27.827S" calcext:value-type="time">
            <text:p>01:07:28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285.27" calcext:value-type="float">
            <text:p>285.27</text:p>
          </table:table-cell>
          <table:table-cell office:value-type="float" office:value="365.74" calcext:value-type="float">
            <text:p>365.74</text:p>
          </table:table-cell>
        </table:table-row>
        <table:table-row table:style-name="ro1">
          <table:table-cell office:value-type="float" office:value="4063827" calcext:value-type="float">
            <text:p>4063827</text:p>
          </table:table-cell>
          <table:table-cell table:formula="of:=[.A256]/1000/(60*60*24)" office:value-type="time" office:time-value="PT01H07M43.827S" calcext:value-type="time">
            <text:p>01:07:44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286.36" calcext:value-type="float">
            <text:p>286.36</text:p>
          </table:table-cell>
          <table:table-cell office:value-type="float" office:value="367.09" calcext:value-type="float">
            <text:p>367.09</text:p>
          </table:table-cell>
        </table:table-row>
        <table:table-row table:style-name="ro1">
          <table:table-cell office:value-type="float" office:value="4079827" calcext:value-type="float">
            <text:p>4079827</text:p>
          </table:table-cell>
          <table:table-cell table:formula="of:=[.A257]/1000/(60*60*24)" office:value-type="time" office:time-value="PT01H07M59.827S" calcext:value-type="time">
            <text:p>01:08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287.44" calcext:value-type="float">
            <text:p>287.44</text:p>
          </table:table-cell>
          <table:table-cell office:value-type="float" office:value="368.43" calcext:value-type="float">
            <text:p>368.43</text:p>
          </table:table-cell>
        </table:table-row>
        <table:table-row table:style-name="ro1">
          <table:table-cell office:value-type="float" office:value="4095827" calcext:value-type="float">
            <text:p>4095827</text:p>
          </table:table-cell>
          <table:table-cell table:formula="of:=[.A258]/1000/(60*60*24)" office:value-type="time" office:time-value="PT01H08M15.827S" calcext:value-type="time">
            <text:p>01:08:16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288.53" calcext:value-type="float">
            <text:p>288.53</text:p>
          </table:table-cell>
          <table:table-cell office:value-type="float" office:value="369.77" calcext:value-type="float">
            <text:p>369.77</text:p>
          </table:table-cell>
        </table:table-row>
        <table:table-row table:style-name="ro1">
          <table:table-cell office:value-type="float" office:value="4111827" calcext:value-type="float">
            <text:p>4111827</text:p>
          </table:table-cell>
          <table:table-cell table:formula="of:=[.A259]/1000/(60*60*24)" office:value-type="time" office:time-value="PT01H08M31.827S" calcext:value-type="time">
            <text:p>01:08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289.62" calcext:value-type="float">
            <text:p>289.62</text:p>
          </table:table-cell>
          <table:table-cell office:value-type="float" office:value="371.11" calcext:value-type="float">
            <text:p>371.11</text:p>
          </table:table-cell>
        </table:table-row>
        <table:table-row table:style-name="ro1">
          <table:table-cell office:value-type="float" office:value="4127827" calcext:value-type="float">
            <text:p>4127827</text:p>
          </table:table-cell>
          <table:table-cell table:formula="of:=[.A260]/1000/(60*60*24)" office:value-type="time" office:time-value="PT01H08M47.827S" calcext:value-type="time">
            <text:p>01:08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290.7" calcext:value-type="float">
            <text:p>290.7</text:p>
          </table:table-cell>
          <table:table-cell office:value-type="float" office:value="372.45" calcext:value-type="float">
            <text:p>372.45</text:p>
          </table:table-cell>
        </table:table-row>
        <table:table-row table:style-name="ro1">
          <table:table-cell office:value-type="float" office:value="4143827" calcext:value-type="float">
            <text:p>4143827</text:p>
          </table:table-cell>
          <table:table-cell table:formula="of:=[.A261]/1000/(60*60*24)" office:value-type="time" office:time-value="PT01H09M03.827S" calcext:value-type="time">
            <text:p>01:09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9" calcext:value-type="float">
            <text:p>301.09</text:p>
          </table:table-cell>
          <table:table-cell office:value-type="float" office:value="291.79" calcext:value-type="float">
            <text:p>291.79</text:p>
          </table:table-cell>
          <table:table-cell office:value-type="float" office:value="373.79" calcext:value-type="float">
            <text:p>373.79</text:p>
          </table:table-cell>
        </table:table-row>
        <table:table-row table:style-name="ro1">
          <table:table-cell office:value-type="float" office:value="4159827" calcext:value-type="float">
            <text:p>4159827</text:p>
          </table:table-cell>
          <table:table-cell table:formula="of:=[.A262]/1000/(60*60*24)" office:value-type="time" office:time-value="PT01H09M19.827S" calcext:value-type="time">
            <text:p>01:09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292.88" calcext:value-type="float">
            <text:p>292.88</text:p>
          </table:table-cell>
          <table:table-cell office:value-type="float" office:value="375.12" calcext:value-type="float">
            <text:p>375.12</text:p>
          </table:table-cell>
        </table:table-row>
        <table:table-row table:style-name="ro1">
          <table:table-cell office:value-type="float" office:value="4175827" calcext:value-type="float">
            <text:p>4175827</text:p>
          </table:table-cell>
          <table:table-cell table:formula="of:=[.A263]/1000/(60*60*24)" office:value-type="time" office:time-value="PT01H09M35.827S" calcext:value-type="time">
            <text:p>01:09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293.96" calcext:value-type="float">
            <text:p>293.96</text:p>
          </table:table-cell>
          <table:table-cell office:value-type="float" office:value="376.46" calcext:value-type="float">
            <text:p>376.46</text:p>
          </table:table-cell>
        </table:table-row>
        <table:table-row table:style-name="ro1">
          <table:table-cell office:value-type="float" office:value="4191827" calcext:value-type="float">
            <text:p>4191827</text:p>
          </table:table-cell>
          <table:table-cell table:formula="of:=[.A264]/1000/(60*60*24)" office:value-type="time" office:time-value="PT01H09M51.827S" calcext:value-type="time">
            <text:p>01:09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295.05" calcext:value-type="float">
            <text:p>295.05</text:p>
          </table:table-cell>
          <table:table-cell office:value-type="float" office:value="377.8" calcext:value-type="float">
            <text:p>377.8</text:p>
          </table:table-cell>
        </table:table-row>
        <table:table-row table:style-name="ro1">
          <table:table-cell office:value-type="float" office:value="4207827" calcext:value-type="float">
            <text:p>4207827</text:p>
          </table:table-cell>
          <table:table-cell table:formula="of:=[.A265]/1000/(60*60*24)" office:value-type="time" office:time-value="PT01H10M07.827S" calcext:value-type="time">
            <text:p>01:10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296.13" calcext:value-type="float">
            <text:p>296.13</text:p>
          </table:table-cell>
          <table:table-cell office:value-type="float" office:value="379.14" calcext:value-type="float">
            <text:p>379.14</text:p>
          </table:table-cell>
        </table:table-row>
        <table:table-row table:style-name="ro1">
          <table:table-cell office:value-type="float" office:value="4223827" calcext:value-type="float">
            <text:p>4223827</text:p>
          </table:table-cell>
          <table:table-cell table:formula="of:=[.A266]/1000/(60*60*24)" office:value-type="time" office:time-value="PT01H10M23.827S" calcext:value-type="time">
            <text:p>01:10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297.22" calcext:value-type="float">
            <text:p>297.22</text:p>
          </table:table-cell>
          <table:table-cell office:value-type="float" office:value="380.48" calcext:value-type="float">
            <text:p>380.48</text:p>
          </table:table-cell>
        </table:table-row>
        <table:table-row table:style-name="ro1">
          <table:table-cell office:value-type="float" office:value="4239827" calcext:value-type="float">
            <text:p>4239827</text:p>
          </table:table-cell>
          <table:table-cell table:formula="of:=[.A267]/1000/(60*60*24)" office:value-type="time" office:time-value="PT01H10M39.827S" calcext:value-type="time">
            <text:p>01:10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298.3" calcext:value-type="float">
            <text:p>298.3</text:p>
          </table:table-cell>
          <table:table-cell office:value-type="float" office:value="381.81" calcext:value-type="float">
            <text:p>381.81</text:p>
          </table:table-cell>
        </table:table-row>
        <table:table-row table:style-name="ro1">
          <table:table-cell office:value-type="float" office:value="4255826" calcext:value-type="float">
            <text:p>4255826</text:p>
          </table:table-cell>
          <table:table-cell table:formula="of:=[.A268]/1000/(60*60*24)" office:value-type="time" office:time-value="PT01H10M55.826S" calcext:value-type="time">
            <text:p>01:10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299.39" calcext:value-type="float">
            <text:p>299.39</text:p>
          </table:table-cell>
          <table:table-cell office:value-type="float" office:value="383.15" calcext:value-type="float">
            <text:p>383.15</text:p>
          </table:table-cell>
        </table:table-row>
        <table:table-row table:style-name="ro1">
          <table:table-cell office:value-type="float" office:value="4271827" calcext:value-type="float">
            <text:p>4271827</text:p>
          </table:table-cell>
          <table:table-cell table:formula="of:=[.A269]/1000/(60*60*24)" office:value-type="time" office:time-value="PT01H11M11.827S" calcext:value-type="time">
            <text:p>01:11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300.47" calcext:value-type="float">
            <text:p>300.47</text:p>
          </table:table-cell>
          <table:table-cell office:value-type="float" office:value="384.48" calcext:value-type="float">
            <text:p>384.48</text:p>
          </table:table-cell>
        </table:table-row>
        <table:table-row table:style-name="ro1">
          <table:table-cell office:value-type="float" office:value="4287827" calcext:value-type="float">
            <text:p>4287827</text:p>
          </table:table-cell>
          <table:table-cell table:formula="of:=[.A270]/1000/(60*60*24)" office:value-type="time" office:time-value="PT01H11M27.827S" calcext:value-type="time">
            <text:p>01:11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301.56" calcext:value-type="float">
            <text:p>301.56</text:p>
          </table:table-cell>
          <table:table-cell office:value-type="float" office:value="385.82" calcext:value-type="float">
            <text:p>385.82</text:p>
          </table:table-cell>
        </table:table-row>
        <table:table-row table:style-name="ro1">
          <table:table-cell office:value-type="float" office:value="4303827" calcext:value-type="float">
            <text:p>4303827</text:p>
          </table:table-cell>
          <table:table-cell table:formula="of:=[.A271]/1000/(60*60*24)" office:value-type="time" office:time-value="PT01H11M43.827S" calcext:value-type="time">
            <text:p>01:11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302.64" calcext:value-type="float">
            <text:p>302.64</text:p>
          </table:table-cell>
          <table:table-cell office:value-type="float" office:value="387.15" calcext:value-type="float">
            <text:p>387.15</text:p>
          </table:table-cell>
        </table:table-row>
        <table:table-row table:style-name="ro1">
          <table:table-cell office:value-type="float" office:value="4319827" calcext:value-type="float">
            <text:p>4319827</text:p>
          </table:table-cell>
          <table:table-cell table:formula="of:=[.A272]/1000/(60*60*24)" office:value-type="time" office:time-value="PT01H11M59.827S" calcext:value-type="time">
            <text:p>01:12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303.73" calcext:value-type="float">
            <text:p>303.73</text:p>
          </table:table-cell>
          <table:table-cell office:value-type="float" office:value="388.49" calcext:value-type="float">
            <text:p>388.49</text:p>
          </table:table-cell>
        </table:table-row>
        <table:table-row table:style-name="ro1">
          <table:table-cell office:value-type="float" office:value="4335827" calcext:value-type="float">
            <text:p>4335827</text:p>
          </table:table-cell>
          <table:table-cell table:formula="of:=[.A273]/1000/(60*60*24)" office:value-type="time" office:time-value="PT01H12M15.827S" calcext:value-type="time">
            <text:p>01:12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304.81" calcext:value-type="float">
            <text:p>304.81</text:p>
          </table:table-cell>
          <table:table-cell office:value-type="float" office:value="389.82" calcext:value-type="float">
            <text:p>389.82</text:p>
          </table:table-cell>
        </table:table-row>
        <table:table-row table:style-name="ro1">
          <table:table-cell office:value-type="float" office:value="4351827" calcext:value-type="float">
            <text:p>4351827</text:p>
          </table:table-cell>
          <table:table-cell table:formula="of:=[.A274]/1000/(60*60*24)" office:value-type="time" office:time-value="PT01H12M31.827S" calcext:value-type="time">
            <text:p>01:12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305.89" calcext:value-type="float">
            <text:p>305.89</text:p>
          </table:table-cell>
          <table:table-cell office:value-type="float" office:value="391.15" calcext:value-type="float">
            <text:p>391.15</text:p>
          </table:table-cell>
        </table:table-row>
        <table:table-row table:style-name="ro1">
          <table:table-cell office:value-type="float" office:value="4367827" calcext:value-type="float">
            <text:p>4367827</text:p>
          </table:table-cell>
          <table:table-cell table:formula="of:=[.A275]/1000/(60*60*24)" office:value-type="time" office:time-value="PT01H12M47.827S" calcext:value-type="time">
            <text:p>01:12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306.98" calcext:value-type="float">
            <text:p>306.98</text:p>
          </table:table-cell>
          <table:table-cell office:value-type="float" office:value="392.48" calcext:value-type="float">
            <text:p>392.48</text:p>
          </table:table-cell>
        </table:table-row>
        <table:table-row table:style-name="ro1">
          <table:table-cell office:value-type="float" office:value="4383827" calcext:value-type="float">
            <text:p>4383827</text:p>
          </table:table-cell>
          <table:table-cell table:formula="of:=[.A276]/1000/(60*60*24)" office:value-type="time" office:time-value="PT01H13M03.827S" calcext:value-type="time">
            <text:p>01:13:04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300.21" calcext:value-type="float">
            <text:p>300.21</text:p>
          </table:table-cell>
          <table:table-cell office:value-type="float" office:value="308.06" calcext:value-type="float">
            <text:p>308.06</text:p>
          </table:table-cell>
          <table:table-cell office:value-type="float" office:value="393.81" calcext:value-type="float">
            <text:p>393.81</text:p>
          </table:table-cell>
        </table:table-row>
        <table:table-row table:style-name="ro1">
          <table:table-cell office:value-type="float" office:value="4399827" calcext:value-type="float">
            <text:p>4399827</text:p>
          </table:table-cell>
          <table:table-cell table:formula="of:=[.A277]/1000/(60*60*24)" office:value-type="time" office:time-value="PT01H13M19.827S" calcext:value-type="time">
            <text:p>01:13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309.14" calcext:value-type="float">
            <text:p>309.14</text:p>
          </table:table-cell>
          <table:table-cell office:value-type="float" office:value="395.14" calcext:value-type="float">
            <text:p>395.14</text:p>
          </table:table-cell>
        </table:table-row>
        <table:table-row table:style-name="ro1">
          <table:table-cell office:value-type="float" office:value="4415827" calcext:value-type="float">
            <text:p>4415827</text:p>
          </table:table-cell>
          <table:table-cell table:formula="of:=[.A278]/1000/(60*60*24)" office:value-type="time" office:time-value="PT01H13M35.827S" calcext:value-type="time">
            <text:p>01:13:36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310.22" calcext:value-type="float">
            <text:p>310.22</text:p>
          </table:table-cell>
          <table:table-cell office:value-type="float" office:value="396.47" calcext:value-type="float">
            <text:p>396.47</text:p>
          </table:table-cell>
        </table:table-row>
        <table:table-row table:style-name="ro1">
          <table:table-cell office:value-type="float" office:value="4431827" calcext:value-type="float">
            <text:p>4431827</text:p>
          </table:table-cell>
          <table:table-cell table:formula="of:=[.A279]/1000/(60*60*24)" office:value-type="time" office:time-value="PT01H13M51.827S" calcext:value-type="time">
            <text:p>01:13:52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311.31" calcext:value-type="float">
            <text:p>311.31</text:p>
          </table:table-cell>
          <table:table-cell office:value-type="float" office:value="397.8" calcext:value-type="float">
            <text:p>397.8</text:p>
          </table:table-cell>
        </table:table-row>
        <table:table-row table:style-name="ro1">
          <table:table-cell office:value-type="float" office:value="4447827" calcext:value-type="float">
            <text:p>4447827</text:p>
          </table:table-cell>
          <table:table-cell table:formula="of:=[.A280]/1000/(60*60*24)" office:value-type="time" office:time-value="PT01H14M07.827S" calcext:value-type="time">
            <text:p>01:14:08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312.39" calcext:value-type="float">
            <text:p>312.39</text:p>
          </table:table-cell>
          <table:table-cell office:value-type="float" office:value="399.13" calcext:value-type="float">
            <text:p>399.13</text:p>
          </table:table-cell>
        </table:table-row>
        <table:table-row table:style-name="ro1">
          <table:table-cell office:value-type="float" office:value="4463827" calcext:value-type="float">
            <text:p>4463827</text:p>
          </table:table-cell>
          <table:table-cell table:formula="of:=[.A281]/1000/(60*60*24)" office:value-type="time" office:time-value="PT01H14M23.827S" calcext:value-type="time">
            <text:p>01:14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313.47" calcext:value-type="float">
            <text:p>313.47</text:p>
          </table:table-cell>
          <table:table-cell office:value-type="float" office:value="400.46" calcext:value-type="float">
            <text:p>400.46</text:p>
          </table:table-cell>
        </table:table-row>
        <table:table-row table:style-name="ro1">
          <table:table-cell office:value-type="float" office:value="4479827" calcext:value-type="float">
            <text:p>4479827</text:p>
          </table:table-cell>
          <table:table-cell table:formula="of:=[.A282]/1000/(60*60*24)" office:value-type="time" office:time-value="PT01H14M39.827S" calcext:value-type="time">
            <text:p>01:14:40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314.55" calcext:value-type="float">
            <text:p>314.55</text:p>
          </table:table-cell>
          <table:table-cell office:value-type="float" office:value="401.79" calcext:value-type="float">
            <text:p>401.79</text:p>
          </table:table-cell>
        </table:table-row>
        <table:table-row table:style-name="ro1">
          <table:table-cell office:value-type="float" office:value="4495827" calcext:value-type="float">
            <text:p>4495827</text:p>
          </table:table-cell>
          <table:table-cell table:formula="of:=[.A283]/1000/(60*60*24)" office:value-type="time" office:time-value="PT01H14M55.827S" calcext:value-type="time">
            <text:p>01:14:56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315.63" calcext:value-type="float">
            <text:p>315.63</text:p>
          </table:table-cell>
          <table:table-cell office:value-type="float" office:value="403.12" calcext:value-type="float">
            <text:p>403.12</text:p>
          </table:table-cell>
        </table:table-row>
        <table:table-row table:style-name="ro1">
          <table:table-cell office:value-type="float" office:value="4511827" calcext:value-type="float">
            <text:p>4511827</text:p>
          </table:table-cell>
          <table:table-cell table:formula="of:=[.A284]/1000/(60*60*24)" office:value-type="time" office:time-value="PT01H15M11.827S" calcext:value-type="time">
            <text:p>01:15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316.72" calcext:value-type="float">
            <text:p>316.72</text:p>
          </table:table-cell>
          <table:table-cell office:value-type="float" office:value="404.45" calcext:value-type="float">
            <text:p>404.45</text:p>
          </table:table-cell>
        </table:table-row>
        <table:table-row table:style-name="ro1">
          <table:table-cell office:value-type="float" office:value="4527827" calcext:value-type="float">
            <text:p>4527827</text:p>
          </table:table-cell>
          <table:table-cell table:formula="of:=[.A285]/1000/(60*60*24)" office:value-type="time" office:time-value="PT01H15M27.827S" calcext:value-type="time">
            <text:p>01:15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317.8" calcext:value-type="float">
            <text:p>317.8</text:p>
          </table:table-cell>
          <table:table-cell office:value-type="float" office:value="405.78" calcext:value-type="float">
            <text:p>405.78</text:p>
          </table:table-cell>
        </table:table-row>
        <table:table-row table:style-name="ro1">
          <table:table-cell office:value-type="float" office:value="4543827" calcext:value-type="float">
            <text:p>4543827</text:p>
          </table:table-cell>
          <table:table-cell table:formula="of:=[.A286]/1000/(60*60*24)" office:value-type="time" office:time-value="PT01H15M43.827S" calcext:value-type="time">
            <text:p>01:15:44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318.88" calcext:value-type="float">
            <text:p>318.88</text:p>
          </table:table-cell>
          <table:table-cell office:value-type="float" office:value="407.1" calcext:value-type="float">
            <text:p>407.1</text:p>
          </table:table-cell>
        </table:table-row>
        <table:table-row table:style-name="ro1">
          <table:table-cell office:value-type="float" office:value="4559827" calcext:value-type="float">
            <text:p>4559827</text:p>
          </table:table-cell>
          <table:table-cell table:formula="of:=[.A287]/1000/(60*60*24)" office:value-type="time" office:time-value="PT01H15M59.827S" calcext:value-type="time">
            <text:p>01:16:00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319.96" calcext:value-type="float">
            <text:p>319.96</text:p>
          </table:table-cell>
          <table:table-cell office:value-type="float" office:value="408.43" calcext:value-type="float">
            <text:p>408.43</text:p>
          </table:table-cell>
        </table:table-row>
        <table:table-row table:style-name="ro1">
          <table:table-cell office:value-type="float" office:value="4575827" calcext:value-type="float">
            <text:p>4575827</text:p>
          </table:table-cell>
          <table:table-cell table:formula="of:=[.A288]/1000/(60*60*24)" office:value-type="time" office:time-value="PT01H16M15.827S" calcext:value-type="time">
            <text:p>01:16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321.04" calcext:value-type="float">
            <text:p>321.04</text:p>
          </table:table-cell>
          <table:table-cell office:value-type="float" office:value="409.76" calcext:value-type="float">
            <text:p>409.76</text:p>
          </table:table-cell>
        </table:table-row>
        <table:table-row table:style-name="ro1">
          <table:table-cell office:value-type="float" office:value="4591827" calcext:value-type="float">
            <text:p>4591827</text:p>
          </table:table-cell>
          <table:table-cell table:formula="of:=[.A289]/1000/(60*60*24)" office:value-type="time" office:time-value="PT01H16M31.827S" calcext:value-type="time">
            <text:p>01:1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322.12" calcext:value-type="float">
            <text:p>322.12</text:p>
          </table:table-cell>
          <table:table-cell office:value-type="float" office:value="411.08" calcext:value-type="float">
            <text:p>411.08</text:p>
          </table:table-cell>
        </table:table-row>
        <table:table-row table:style-name="ro1">
          <table:table-cell office:value-type="float" office:value="4607827" calcext:value-type="float">
            <text:p>4607827</text:p>
          </table:table-cell>
          <table:table-cell table:formula="of:=[.A290]/1000/(60*60*24)" office:value-type="time" office:time-value="PT01H16M47.827S" calcext:value-type="time">
            <text:p>01:1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323.2" calcext:value-type="float">
            <text:p>323.2</text:p>
          </table:table-cell>
          <table:table-cell office:value-type="float" office:value="412.41" calcext:value-type="float">
            <text:p>412.41</text:p>
          </table:table-cell>
        </table:table-row>
        <table:table-row table:style-name="ro1">
          <table:table-cell office:value-type="float" office:value="4623827" calcext:value-type="float">
            <text:p>4623827</text:p>
          </table:table-cell>
          <table:table-cell table:formula="of:=[.A291]/1000/(60*60*24)" office:value-type="time" office:time-value="PT01H17M03.827S" calcext:value-type="time">
            <text:p>01:1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324.28" calcext:value-type="float">
            <text:p>324.28</text:p>
          </table:table-cell>
          <table:table-cell office:value-type="float" office:value="413.73" calcext:value-type="float">
            <text:p>413.73</text:p>
          </table:table-cell>
        </table:table-row>
        <table:table-row table:style-name="ro1">
          <table:table-cell office:value-type="float" office:value="4639827" calcext:value-type="float">
            <text:p>4639827</text:p>
          </table:table-cell>
          <table:table-cell table:formula="of:=[.A292]/1000/(60*60*24)" office:value-type="time" office:time-value="PT01H17M19.827S" calcext:value-type="time">
            <text:p>01:17:20</text:p>
          </table:table-cell>
          <table:table-cell office:value-type="float" office:value="1.23" calcext:value-type="float">
            <text:p>1.23</text:p>
          </table:table-cell>
          <table:table-cell office:value-type="float" office:value="242.9" calcext:value-type="float">
            <text:p>242.9</text:p>
          </table:table-cell>
          <table:table-cell office:value-type="float" office:value="298.35" calcext:value-type="float">
            <text:p>298.35</text:p>
          </table:table-cell>
          <table:table-cell office:value-type="float" office:value="325.36" calcext:value-type="float">
            <text:p>325.36</text:p>
          </table:table-cell>
          <table:table-cell office:value-type="float" office:value="415.05" calcext:value-type="float">
            <text:p>415.05</text:p>
          </table:table-cell>
        </table:table-row>
        <table:table-row table:style-name="ro1">
          <table:table-cell office:value-type="float" office:value="4655827" calcext:value-type="float">
            <text:p>4655827</text:p>
          </table:table-cell>
          <table:table-cell table:formula="of:=[.A293]/1000/(60*60*24)" office:value-type="time" office:time-value="PT01H17M35.827S" calcext:value-type="time">
            <text:p>01:1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326.44" calcext:value-type="float">
            <text:p>326.44</text:p>
          </table:table-cell>
          <table:table-cell office:value-type="float" office:value="416.38" calcext:value-type="float">
            <text:p>416.38</text:p>
          </table:table-cell>
        </table:table-row>
        <table:table-row table:style-name="ro1">
          <table:table-cell office:value-type="float" office:value="4671827" calcext:value-type="float">
            <text:p>4671827</text:p>
          </table:table-cell>
          <table:table-cell table:formula="of:=[.A294]/1000/(60*60*24)" office:value-type="time" office:time-value="PT01H17M51.827S" calcext:value-type="time">
            <text:p>01:1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327.52" calcext:value-type="float">
            <text:p>327.52</text:p>
          </table:table-cell>
          <table:table-cell office:value-type="float" office:value="417.7" calcext:value-type="float">
            <text:p>417.7</text:p>
          </table:table-cell>
        </table:table-row>
        <table:table-row table:style-name="ro1">
          <table:table-cell office:value-type="float" office:value="4687827" calcext:value-type="float">
            <text:p>4687827</text:p>
          </table:table-cell>
          <table:table-cell table:formula="of:=[.A295]/1000/(60*60*24)" office:value-type="time" office:time-value="PT01H18M07.827S" calcext:value-type="time">
            <text:p>01:18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328.6" calcext:value-type="float">
            <text:p>328.6</text:p>
          </table:table-cell>
          <table:table-cell office:value-type="float" office:value="419.02" calcext:value-type="float">
            <text:p>419.02</text:p>
          </table:table-cell>
        </table:table-row>
        <table:table-row table:style-name="ro1">
          <table:table-cell office:value-type="float" office:value="4703827" calcext:value-type="float">
            <text:p>4703827</text:p>
          </table:table-cell>
          <table:table-cell table:formula="of:=[.A296]/1000/(60*60*24)" office:value-type="time" office:time-value="PT01H18M23.827S" calcext:value-type="time">
            <text:p>01:1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329.68" calcext:value-type="float">
            <text:p>329.68</text:p>
          </table:table-cell>
          <table:table-cell office:value-type="float" office:value="420.34" calcext:value-type="float">
            <text:p>420.34</text:p>
          </table:table-cell>
        </table:table-row>
        <table:table-row table:style-name="ro1">
          <table:table-cell office:value-type="float" office:value="4719827" calcext:value-type="float">
            <text:p>4719827</text:p>
          </table:table-cell>
          <table:table-cell table:formula="of:=[.A297]/1000/(60*60*24)" office:value-type="time" office:time-value="PT01H18M39.827S" calcext:value-type="time">
            <text:p>01:18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330.76" calcext:value-type="float">
            <text:p>330.76</text:p>
          </table:table-cell>
          <table:table-cell office:value-type="float" office:value="421.67" calcext:value-type="float">
            <text:p>421.67</text:p>
          </table:table-cell>
        </table:table-row>
        <table:table-row table:style-name="ro1">
          <table:table-cell office:value-type="float" office:value="4735827" calcext:value-type="float">
            <text:p>4735827</text:p>
          </table:table-cell>
          <table:table-cell table:formula="of:=[.A298]/1000/(60*60*24)" office:value-type="time" office:time-value="PT01H18M55.827S" calcext:value-type="time">
            <text:p>01:1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331.84" calcext:value-type="float">
            <text:p>331.84</text:p>
          </table:table-cell>
          <table:table-cell office:value-type="float" office:value="422.99" calcext:value-type="float">
            <text:p>422.99</text:p>
          </table:table-cell>
        </table:table-row>
        <table:table-row table:style-name="ro1">
          <table:table-cell office:value-type="float" office:value="4751827" calcext:value-type="float">
            <text:p>4751827</text:p>
          </table:table-cell>
          <table:table-cell table:formula="of:=[.A299]/1000/(60*60*24)" office:value-type="time" office:time-value="PT01H19M11.827S" calcext:value-type="time">
            <text:p>01:19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332.92" calcext:value-type="float">
            <text:p>332.92</text:p>
          </table:table-cell>
          <table:table-cell office:value-type="float" office:value="424.31" calcext:value-type="float">
            <text:p>424.31</text:p>
          </table:table-cell>
        </table:table-row>
        <table:table-row table:style-name="ro1">
          <table:table-cell office:value-type="float" office:value="4767827" calcext:value-type="float">
            <text:p>4767827</text:p>
          </table:table-cell>
          <table:table-cell table:formula="of:=[.A300]/1000/(60*60*24)" office:value-type="time" office:time-value="PT01H19M27.827S" calcext:value-type="time">
            <text:p>01:19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333.99" calcext:value-type="float">
            <text:p>333.99</text:p>
          </table:table-cell>
          <table:table-cell office:value-type="float" office:value="425.63" calcext:value-type="float">
            <text:p>425.63</text:p>
          </table:table-cell>
        </table:table-row>
        <table:table-row table:style-name="ro1">
          <table:table-cell office:value-type="float" office:value="4783827" calcext:value-type="float">
            <text:p>4783827</text:p>
          </table:table-cell>
          <table:table-cell table:formula="of:=[.A301]/1000/(60*60*24)" office:value-type="time" office:time-value="PT01H19M43.827S" calcext:value-type="time">
            <text:p>01:1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" calcext:value-type="float">
            <text:p>297</text:p>
          </table:table-cell>
          <table:table-cell office:value-type="float" office:value="335.07" calcext:value-type="float">
            <text:p>335.07</text:p>
          </table:table-cell>
          <table:table-cell office:value-type="float" office:value="426.95" calcext:value-type="float">
            <text:p>426.95</text:p>
          </table:table-cell>
        </table:table-row>
        <table:table-row table:style-name="ro1">
          <table:table-cell office:value-type="float" office:value="4799827" calcext:value-type="float">
            <text:p>4799827</text:p>
          </table:table-cell>
          <table:table-cell table:formula="of:=[.A302]/1000/(60*60*24)" office:value-type="time" office:time-value="PT01H19M59.827S" calcext:value-type="time">
            <text:p>01:20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336.15" calcext:value-type="float">
            <text:p>336.15</text:p>
          </table:table-cell>
          <table:table-cell office:value-type="float" office:value="428.27" calcext:value-type="float">
            <text:p>428.27</text:p>
          </table:table-cell>
        </table:table-row>
        <table:table-row table:style-name="ro1">
          <table:table-cell office:value-type="float" office:value="4815827" calcext:value-type="float">
            <text:p>4815827</text:p>
          </table:table-cell>
          <table:table-cell table:formula="of:=[.A303]/1000/(60*60*24)" office:value-type="time" office:time-value="PT01H20M15.827S" calcext:value-type="time">
            <text:p>01:20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337.23" calcext:value-type="float">
            <text:p>337.23</text:p>
          </table:table-cell>
          <table:table-cell office:value-type="float" office:value="429.59" calcext:value-type="float">
            <text:p>429.59</text:p>
          </table:table-cell>
        </table:table-row>
        <table:table-row table:style-name="ro1">
          <table:table-cell office:value-type="float" office:value="4831827" calcext:value-type="float">
            <text:p>4831827</text:p>
          </table:table-cell>
          <table:table-cell table:formula="of:=[.A304]/1000/(60*60*24)" office:value-type="time" office:time-value="PT01H20M31.827S" calcext:value-type="time">
            <text:p>01:20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338.3" calcext:value-type="float">
            <text:p>338.3</text:p>
          </table:table-cell>
          <table:table-cell office:value-type="float" office:value="430.91" calcext:value-type="float">
            <text:p>430.91</text:p>
          </table:table-cell>
        </table:table-row>
        <table:table-row table:style-name="ro1">
          <table:table-cell office:value-type="float" office:value="4847827" calcext:value-type="float">
            <text:p>4847827</text:p>
          </table:table-cell>
          <table:table-cell table:formula="of:=[.A305]/1000/(60*60*24)" office:value-type="time" office:time-value="PT01H20M47.827S" calcext:value-type="time">
            <text:p>01:20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339.38" calcext:value-type="float">
            <text:p>339.38</text:p>
          </table:table-cell>
          <table:table-cell office:value-type="float" office:value="432.22" calcext:value-type="float">
            <text:p>432.22</text:p>
          </table:table-cell>
        </table:table-row>
        <table:table-row table:style-name="ro1">
          <table:table-cell office:value-type="float" office:value="4863827" calcext:value-type="float">
            <text:p>4863827</text:p>
          </table:table-cell>
          <table:table-cell table:formula="of:=[.A306]/1000/(60*60*24)" office:value-type="time" office:time-value="PT01H21M03.827S" calcext:value-type="time">
            <text:p>01:2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5" calcext:value-type="float">
            <text:p>296.75</text:p>
          </table:table-cell>
          <table:table-cell office:value-type="float" office:value="340.46" calcext:value-type="float">
            <text:p>340.46</text:p>
          </table:table-cell>
          <table:table-cell office:value-type="float" office:value="433.54" calcext:value-type="float">
            <text:p>433.54</text:p>
          </table:table-cell>
        </table:table-row>
        <table:table-row table:style-name="ro1">
          <table:table-cell office:value-type="float" office:value="4879827" calcext:value-type="float">
            <text:p>4879827</text:p>
          </table:table-cell>
          <table:table-cell table:formula="of:=[.A307]/1000/(60*60*24)" office:value-type="time" office:time-value="PT01H21M19.827S" calcext:value-type="time">
            <text:p>01:2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341.54" calcext:value-type="float">
            <text:p>341.54</text:p>
          </table:table-cell>
          <table:table-cell office:value-type="float" office:value="434.86" calcext:value-type="float">
            <text:p>434.86</text:p>
          </table:table-cell>
        </table:table-row>
        <table:table-row table:style-name="ro1">
          <table:table-cell office:value-type="float" office:value="4895827" calcext:value-type="float">
            <text:p>4895827</text:p>
          </table:table-cell>
          <table:table-cell table:formula="of:=[.A308]/1000/(60*60*24)" office:value-type="time" office:time-value="PT01H21M35.827S" calcext:value-type="time">
            <text:p>01:21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342.61" calcext:value-type="float">
            <text:p>342.61</text:p>
          </table:table-cell>
          <table:table-cell office:value-type="float" office:value="436.18" calcext:value-type="float">
            <text:p>436.18</text:p>
          </table:table-cell>
        </table:table-row>
        <table:table-row table:style-name="ro1">
          <table:table-cell office:value-type="float" office:value="4911827" calcext:value-type="float">
            <text:p>4911827</text:p>
          </table:table-cell>
          <table:table-cell table:formula="of:=[.A309]/1000/(60*60*24)" office:value-type="time" office:time-value="PT01H21M51.827S" calcext:value-type="time">
            <text:p>01:2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343.69" calcext:value-type="float">
            <text:p>343.69</text:p>
          </table:table-cell>
          <table:table-cell office:value-type="float" office:value="437.49" calcext:value-type="float">
            <text:p>437.49</text:p>
          </table:table-cell>
        </table:table-row>
        <table:table-row table:style-name="ro1">
          <table:table-cell office:value-type="float" office:value="4927827" calcext:value-type="float">
            <text:p>4927827</text:p>
          </table:table-cell>
          <table:table-cell table:formula="of:=[.A310]/1000/(60*60*24)" office:value-type="time" office:time-value="PT01H22M07.827S" calcext:value-type="time">
            <text:p>01:2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344.77" calcext:value-type="float">
            <text:p>344.77</text:p>
          </table:table-cell>
          <table:table-cell office:value-type="float" office:value="438.81" calcext:value-type="float">
            <text:p>438.81</text:p>
          </table:table-cell>
        </table:table-row>
        <table:table-row table:style-name="ro1">
          <table:table-cell office:value-type="float" office:value="4943827" calcext:value-type="float">
            <text:p>4943827</text:p>
          </table:table-cell>
          <table:table-cell table:formula="of:=[.A311]/1000/(60*60*24)" office:value-type="time" office:time-value="PT01H22M23.827S" calcext:value-type="time">
            <text:p>01:2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345.84" calcext:value-type="float">
            <text:p>345.84</text:p>
          </table:table-cell>
          <table:table-cell office:value-type="float" office:value="440.13" calcext:value-type="float">
            <text:p>440.13</text:p>
          </table:table-cell>
        </table:table-row>
        <table:table-row table:style-name="ro1">
          <table:table-cell office:value-type="float" office:value="4959827" calcext:value-type="float">
            <text:p>4959827</text:p>
          </table:table-cell>
          <table:table-cell table:formula="of:=[.A312]/1000/(60*60*24)" office:value-type="time" office:time-value="PT01H22M39.827S" calcext:value-type="time">
            <text:p>01:22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346.92" calcext:value-type="float">
            <text:p>346.92</text:p>
          </table:table-cell>
          <table:table-cell office:value-type="float" office:value="441.44" calcext:value-type="float">
            <text:p>441.44</text:p>
          </table:table-cell>
        </table:table-row>
        <table:table-row table:style-name="ro1">
          <table:table-cell office:value-type="float" office:value="4975827" calcext:value-type="float">
            <text:p>4975827</text:p>
          </table:table-cell>
          <table:table-cell table:formula="of:=[.A313]/1000/(60*60*24)" office:value-type="time" office:time-value="PT01H22M55.827S" calcext:value-type="time">
            <text:p>01:2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348" calcext:value-type="float">
            <text:p>348</text:p>
          </table:table-cell>
          <table:table-cell office:value-type="float" office:value="442.75" calcext:value-type="float">
            <text:p>442.75</text:p>
          </table:table-cell>
        </table:table-row>
        <table:table-row table:style-name="ro1">
          <table:table-cell office:value-type="float" office:value="4991827" calcext:value-type="float">
            <text:p>4991827</text:p>
          </table:table-cell>
          <table:table-cell table:formula="of:=[.A314]/1000/(60*60*24)" office:value-type="time" office:time-value="PT01H23M11.827S" calcext:value-type="time">
            <text:p>01:2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349.07" calcext:value-type="float">
            <text:p>349.07</text:p>
          </table:table-cell>
          <table:table-cell office:value-type="float" office:value="444.07" calcext:value-type="float">
            <text:p>444.07</text:p>
          </table:table-cell>
        </table:table-row>
        <table:table-row table:style-name="ro1">
          <table:table-cell office:value-type="float" office:value="5007827" calcext:value-type="float">
            <text:p>5007827</text:p>
          </table:table-cell>
          <table:table-cell table:formula="of:=[.A315]/1000/(60*60*24)" office:value-type="time" office:time-value="PT01H23M27.827S" calcext:value-type="time">
            <text:p>01:2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350.15" calcext:value-type="float">
            <text:p>350.15</text:p>
          </table:table-cell>
          <table:table-cell office:value-type="float" office:value="445.38" calcext:value-type="float">
            <text:p>445.38</text:p>
          </table:table-cell>
        </table:table-row>
        <table:table-row table:style-name="ro1">
          <table:table-cell office:value-type="float" office:value="5023827" calcext:value-type="float">
            <text:p>5023827</text:p>
          </table:table-cell>
          <table:table-cell table:formula="of:=[.A316]/1000/(60*60*24)" office:value-type="time" office:time-value="PT01H23M43.827S" calcext:value-type="time">
            <text:p>01:2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351.22" calcext:value-type="float">
            <text:p>351.22</text:p>
          </table:table-cell>
          <table:table-cell office:value-type="float" office:value="446.69" calcext:value-type="float">
            <text:p>446.69</text:p>
          </table:table-cell>
        </table:table-row>
        <table:table-row table:style-name="ro1">
          <table:table-cell office:value-type="float" office:value="5039827" calcext:value-type="float">
            <text:p>5039827</text:p>
          </table:table-cell>
          <table:table-cell table:formula="of:=[.A317]/1000/(60*60*24)" office:value-type="time" office:time-value="PT01H23M59.827S" calcext:value-type="time">
            <text:p>01:2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352.3" calcext:value-type="float">
            <text:p>352.3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5055827" calcext:value-type="float">
            <text:p>5055827</text:p>
          </table:table-cell>
          <table:table-cell table:formula="of:=[.A318]/1000/(60*60*24)" office:value-type="time" office:time-value="PT01H24M15.827S" calcext:value-type="time">
            <text:p>01:24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353.37" calcext:value-type="float">
            <text:p>353.37</text:p>
          </table:table-cell>
          <table:table-cell office:value-type="float" office:value="449.32" calcext:value-type="float">
            <text:p>449.32</text:p>
          </table:table-cell>
        </table:table-row>
        <table:table-row table:style-name="ro1">
          <table:table-cell office:value-type="float" office:value="5071827" calcext:value-type="float">
            <text:p>5071827</text:p>
          </table:table-cell>
          <table:table-cell table:formula="of:=[.A319]/1000/(60*60*24)" office:value-type="time" office:time-value="PT01H24M31.827S" calcext:value-type="time">
            <text:p>01:24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354.45" calcext:value-type="float">
            <text:p>354.45</text:p>
          </table:table-cell>
          <table:table-cell office:value-type="float" office:value="450.63" calcext:value-type="float">
            <text:p>450.63</text:p>
          </table:table-cell>
        </table:table-row>
        <table:table-row table:style-name="ro1">
          <table:table-cell office:value-type="float" office:value="5087827" calcext:value-type="float">
            <text:p>5087827</text:p>
          </table:table-cell>
          <table:table-cell table:formula="of:=[.A320]/1000/(60*60*24)" office:value-type="time" office:time-value="PT01H24M47.827S" calcext:value-type="time">
            <text:p>01:24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355.52" calcext:value-type="float">
            <text:p>355.52</text:p>
          </table:table-cell>
          <table:table-cell office:value-type="float" office:value="451.94" calcext:value-type="float">
            <text:p>451.94</text:p>
          </table:table-cell>
        </table:table-row>
        <table:table-row table:style-name="ro1">
          <table:table-cell office:value-type="float" office:value="5103827" calcext:value-type="float">
            <text:p>5103827</text:p>
          </table:table-cell>
          <table:table-cell table:formula="of:=[.A321]/1000/(60*60*24)" office:value-type="time" office:time-value="PT01H25M03.827S" calcext:value-type="time">
            <text:p>01:2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356.6" calcext:value-type="float">
            <text:p>356.6</text:p>
          </table:table-cell>
          <table:table-cell office:value-type="float" office:value="453.25" calcext:value-type="float">
            <text:p>453.25</text:p>
          </table:table-cell>
        </table:table-row>
        <table:table-row table:style-name="ro1">
          <table:table-cell office:value-type="float" office:value="5119826" calcext:value-type="float">
            <text:p>5119826</text:p>
          </table:table-cell>
          <table:table-cell table:formula="of:=[.A322]/1000/(60*60*24)" office:value-type="time" office:time-value="PT01H25M19.826S" calcext:value-type="time">
            <text:p>01:2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357.67" calcext:value-type="float">
            <text:p>357.67</text:p>
          </table:table-cell>
          <table:table-cell office:value-type="float" office:value="454.56" calcext:value-type="float">
            <text:p>454.56</text:p>
          </table:table-cell>
        </table:table-row>
        <table:table-row table:style-name="ro1">
          <table:table-cell office:value-type="float" office:value="5135827" calcext:value-type="float">
            <text:p>5135827</text:p>
          </table:table-cell>
          <table:table-cell table:formula="of:=[.A323]/1000/(60*60*24)" office:value-type="time" office:time-value="PT01H25M35.827S" calcext:value-type="time">
            <text:p>01:2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358.75" calcext:value-type="float">
            <text:p>358.75</text:p>
          </table:table-cell>
          <table:table-cell office:value-type="float" office:value="455.87" calcext:value-type="float">
            <text:p>455.87</text:p>
          </table:table-cell>
        </table:table-row>
        <table:table-row table:style-name="ro1">
          <table:table-cell office:value-type="float" office:value="5151827" calcext:value-type="float">
            <text:p>5151827</text:p>
          </table:table-cell>
          <table:table-cell table:formula="of:=[.A324]/1000/(60*60*24)" office:value-type="time" office:time-value="PT01H25M51.827S" calcext:value-type="time">
            <text:p>01:25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359.82" calcext:value-type="float">
            <text:p>359.82</text:p>
          </table:table-cell>
          <table:table-cell office:value-type="float" office:value="457.18" calcext:value-type="float">
            <text:p>457.18</text:p>
          </table:table-cell>
        </table:table-row>
        <table:table-row table:style-name="ro1">
          <table:table-cell office:value-type="float" office:value="5167827" calcext:value-type="float">
            <text:p>5167827</text:p>
          </table:table-cell>
          <table:table-cell table:formula="of:=[.A325]/1000/(60*60*24)" office:value-type="time" office:time-value="PT01H26M07.827S" calcext:value-type="time">
            <text:p>01:26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360.89" calcext:value-type="float">
            <text:p>360.89</text:p>
          </table:table-cell>
          <table:table-cell office:value-type="float" office:value="458.49" calcext:value-type="float">
            <text:p>458.49</text:p>
          </table:table-cell>
        </table:table-row>
        <table:table-row table:style-name="ro1">
          <table:table-cell office:value-type="float" office:value="5183827" calcext:value-type="float">
            <text:p>5183827</text:p>
          </table:table-cell>
          <table:table-cell table:formula="of:=[.A326]/1000/(60*60*24)" office:value-type="time" office:time-value="PT01H26M23.827S" calcext:value-type="time">
            <text:p>01:26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361.97" calcext:value-type="float">
            <text:p>361.97</text:p>
          </table:table-cell>
          <table:table-cell office:value-type="float" office:value="459.8" calcext:value-type="float">
            <text:p>459.8</text:p>
          </table:table-cell>
        </table:table-row>
        <table:table-row table:style-name="ro1">
          <table:table-cell office:value-type="float" office:value="5199827" calcext:value-type="float">
            <text:p>5199827</text:p>
          </table:table-cell>
          <table:table-cell table:formula="of:=[.A327]/1000/(60*60*24)" office:value-type="time" office:time-value="PT01H26M39.827S" calcext:value-type="time">
            <text:p>01:2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363.04" calcext:value-type="float">
            <text:p>363.04</text:p>
          </table:table-cell>
          <table:table-cell office:value-type="float" office:value="461.11" calcext:value-type="float">
            <text:p>461.11</text:p>
          </table:table-cell>
        </table:table-row>
        <table:table-row table:style-name="ro1">
          <table:table-cell office:value-type="float" office:value="5215827" calcext:value-type="float">
            <text:p>5215827</text:p>
          </table:table-cell>
          <table:table-cell table:formula="of:=[.A328]/1000/(60*60*24)" office:value-type="time" office:time-value="PT01H26M55.827S" calcext:value-type="time">
            <text:p>01:2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364.12" calcext:value-type="float">
            <text:p>364.12</text:p>
          </table:table-cell>
          <table:table-cell office:value-type="float" office:value="462.41" calcext:value-type="float">
            <text:p>462.41</text:p>
          </table:table-cell>
        </table:table-row>
        <table:table-row table:style-name="ro1">
          <table:table-cell office:value-type="float" office:value="5231827" calcext:value-type="float">
            <text:p>5231827</text:p>
          </table:table-cell>
          <table:table-cell table:formula="of:=[.A329]/1000/(60*60*24)" office:value-type="time" office:time-value="PT01H27M11.827S" calcext:value-type="time">
            <text:p>01:27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365.19" calcext:value-type="float">
            <text:p>365.19</text:p>
          </table:table-cell>
          <table:table-cell office:value-type="float" office:value="463.72" calcext:value-type="float">
            <text:p>463.72</text:p>
          </table:table-cell>
        </table:table-row>
        <table:table-row table:style-name="ro1">
          <table:table-cell office:value-type="float" office:value="5247827" calcext:value-type="float">
            <text:p>5247827</text:p>
          </table:table-cell>
          <table:table-cell table:formula="of:=[.A330]/1000/(60*60*24)" office:value-type="time" office:time-value="PT01H27M27.827S" calcext:value-type="time">
            <text:p>01:2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366.26" calcext:value-type="float">
            <text:p>366.26</text:p>
          </table:table-cell>
          <table:table-cell office:value-type="float" office:value="465.03" calcext:value-type="float">
            <text:p>465.03</text:p>
          </table:table-cell>
        </table:table-row>
        <table:table-row table:style-name="ro1">
          <table:table-cell office:value-type="float" office:value="5263827" calcext:value-type="float">
            <text:p>5263827</text:p>
          </table:table-cell>
          <table:table-cell table:formula="of:=[.A331]/1000/(60*60*24)" office:value-type="time" office:time-value="PT01H27M43.827S" calcext:value-type="time">
            <text:p>01:27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367.33" calcext:value-type="float">
            <text:p>367.33</text:p>
          </table:table-cell>
          <table:table-cell office:value-type="float" office:value="466.33" calcext:value-type="float">
            <text:p>466.33</text:p>
          </table:table-cell>
        </table:table-row>
        <table:table-row table:style-name="ro1">
          <table:table-cell office:value-type="float" office:value="5279827" calcext:value-type="float">
            <text:p>5279827</text:p>
          </table:table-cell>
          <table:table-cell table:formula="of:=[.A332]/1000/(60*60*24)" office:value-type="time" office:time-value="PT01H27M59.827S" calcext:value-type="time">
            <text:p>01:2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368.41" calcext:value-type="float">
            <text:p>368.41</text:p>
          </table:table-cell>
          <table:table-cell office:value-type="float" office:value="467.64" calcext:value-type="float">
            <text:p>467.64</text:p>
          </table:table-cell>
        </table:table-row>
        <table:table-row table:style-name="ro1">
          <table:table-cell office:value-type="float" office:value="5295827" calcext:value-type="float">
            <text:p>5295827</text:p>
          </table:table-cell>
          <table:table-cell table:formula="of:=[.A333]/1000/(60*60*24)" office:value-type="time" office:time-value="PT01H28M15.827S" calcext:value-type="time">
            <text:p>01:2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369.48" calcext:value-type="float">
            <text:p>369.48</text:p>
          </table:table-cell>
          <table:table-cell office:value-type="float" office:value="468.94" calcext:value-type="float">
            <text:p>468.94</text:p>
          </table:table-cell>
        </table:table-row>
        <table:table-row table:style-name="ro1">
          <table:table-cell office:value-type="float" office:value="5311827" calcext:value-type="float">
            <text:p>5311827</text:p>
          </table:table-cell>
          <table:table-cell table:formula="of:=[.A334]/1000/(60*60*24)" office:value-type="time" office:time-value="PT01H28M31.827S" calcext:value-type="time">
            <text:p>01:2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370.55" calcext:value-type="float">
            <text:p>370.55</text:p>
          </table:table-cell>
          <table:table-cell office:value-type="float" office:value="470.25" calcext:value-type="float">
            <text:p>470.25</text:p>
          </table:table-cell>
        </table:table-row>
        <table:table-row table:style-name="ro1">
          <table:table-cell office:value-type="float" office:value="5327827" calcext:value-type="float">
            <text:p>5327827</text:p>
          </table:table-cell>
          <table:table-cell table:formula="of:=[.A335]/1000/(60*60*24)" office:value-type="time" office:time-value="PT01H28M47.827S" calcext:value-type="time">
            <text:p>01:28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371.62" calcext:value-type="float">
            <text:p>371.62</text:p>
          </table:table-cell>
          <table:table-cell office:value-type="float" office:value="471.55" calcext:value-type="float">
            <text:p>471.55</text:p>
          </table:table-cell>
        </table:table-row>
        <table:table-row table:style-name="ro1">
          <table:table-cell office:value-type="float" office:value="5343827" calcext:value-type="float">
            <text:p>5343827</text:p>
          </table:table-cell>
          <table:table-cell table:formula="of:=[.A336]/1000/(60*60*24)" office:value-type="time" office:time-value="PT01H29M03.827S" calcext:value-type="time">
            <text:p>01:2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372.69" calcext:value-type="float">
            <text:p>372.69</text:p>
          </table:table-cell>
          <table:table-cell office:value-type="float" office:value="472.86" calcext:value-type="float">
            <text:p>472.86</text:p>
          </table:table-cell>
        </table:table-row>
        <table:table-row table:style-name="ro1">
          <table:table-cell office:value-type="float" office:value="5359827" calcext:value-type="float">
            <text:p>5359827</text:p>
          </table:table-cell>
          <table:table-cell table:formula="of:=[.A337]/1000/(60*60*24)" office:value-type="time" office:time-value="PT01H29M19.827S" calcext:value-type="time">
            <text:p>01:2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373.77" calcext:value-type="float">
            <text:p>373.77</text:p>
          </table:table-cell>
          <table:table-cell office:value-type="float" office:value="474.16" calcext:value-type="float">
            <text:p>474.16</text:p>
          </table:table-cell>
        </table:table-row>
        <table:table-row table:style-name="ro1">
          <table:table-cell office:value-type="float" office:value="5375826" calcext:value-type="float">
            <text:p>5375826</text:p>
          </table:table-cell>
          <table:table-cell table:formula="of:=[.A338]/1000/(60*60*24)" office:value-type="time" office:time-value="PT01H29M35.826S" calcext:value-type="time">
            <text:p>01:2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374.84" calcext:value-type="float">
            <text:p>374.84</text:p>
          </table:table-cell>
          <table:table-cell office:value-type="float" office:value="475.46" calcext:value-type="float">
            <text:p>475.46</text:p>
          </table:table-cell>
        </table:table-row>
        <table:table-row table:style-name="ro1">
          <table:table-cell office:value-type="float" office:value="5391827" calcext:value-type="float">
            <text:p>5391827</text:p>
          </table:table-cell>
          <table:table-cell table:formula="of:=[.A339]/1000/(60*60*24)" office:value-type="time" office:time-value="PT01H29M51.827S" calcext:value-type="time">
            <text:p>01:2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75.91" calcext:value-type="float">
            <text:p>375.91</text:p>
          </table:table-cell>
          <table:table-cell office:value-type="float" office:value="476.77" calcext:value-type="float">
            <text:p>476.77</text:p>
          </table:table-cell>
        </table:table-row>
        <table:table-row table:style-name="ro1">
          <table:table-cell office:value-type="float" office:value="5407827" calcext:value-type="float">
            <text:p>5407827</text:p>
          </table:table-cell>
          <table:table-cell table:formula="of:=[.A340]/1000/(60*60*24)" office:value-type="time" office:time-value="PT01H30M07.827S" calcext:value-type="time">
            <text:p>01:3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76.98" calcext:value-type="float">
            <text:p>376.98</text:p>
          </table:table-cell>
          <table:table-cell office:value-type="float" office:value="478.07" calcext:value-type="float">
            <text:p>478.07</text:p>
          </table:table-cell>
        </table:table-row>
        <table:table-row table:style-name="ro1">
          <table:table-cell office:value-type="float" office:value="5423827" calcext:value-type="float">
            <text:p>5423827</text:p>
          </table:table-cell>
          <table:table-cell table:formula="of:=[.A341]/1000/(60*60*24)" office:value-type="time" office:time-value="PT01H30M23.827S" calcext:value-type="time">
            <text:p>01:3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378.05" calcext:value-type="float">
            <text:p>378.05</text:p>
          </table:table-cell>
          <table:table-cell office:value-type="float" office:value="479.37" calcext:value-type="float">
            <text:p>479.37</text:p>
          </table:table-cell>
        </table:table-row>
        <table:table-row table:style-name="ro1">
          <table:table-cell office:value-type="float" office:value="5439827" calcext:value-type="float">
            <text:p>5439827</text:p>
          </table:table-cell>
          <table:table-cell table:formula="of:=[.A342]/1000/(60*60*24)" office:value-type="time" office:time-value="PT01H30M39.827S" calcext:value-type="time">
            <text:p>01:3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79.12" calcext:value-type="float">
            <text:p>379.12</text:p>
          </table:table-cell>
          <table:table-cell office:value-type="float" office:value="480.68" calcext:value-type="float">
            <text:p>480.68</text:p>
          </table:table-cell>
        </table:table-row>
        <table:table-row table:style-name="ro1">
          <table:table-cell office:value-type="float" office:value="5455827" calcext:value-type="float">
            <text:p>5455827</text:p>
          </table:table-cell>
          <table:table-cell table:formula="of:=[.A343]/1000/(60*60*24)" office:value-type="time" office:time-value="PT01H30M55.827S" calcext:value-type="time">
            <text:p>01:3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380.19" calcext:value-type="float">
            <text:p>380.19</text:p>
          </table:table-cell>
          <table:table-cell office:value-type="float" office:value="481.98" calcext:value-type="float">
            <text:p>481.98</text:p>
          </table:table-cell>
        </table:table-row>
        <table:table-row table:style-name="ro1">
          <table:table-cell office:value-type="float" office:value="5471827" calcext:value-type="float">
            <text:p>5471827</text:p>
          </table:table-cell>
          <table:table-cell table:formula="of:=[.A344]/1000/(60*60*24)" office:value-type="time" office:time-value="PT01H31M11.827S" calcext:value-type="time">
            <text:p>01:31:12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81.27" calcext:value-type="float">
            <text:p>381.27</text:p>
          </table:table-cell>
          <table:table-cell office:value-type="float" office:value="483.28" calcext:value-type="float">
            <text:p>483.28</text:p>
          </table:table-cell>
        </table:table-row>
        <table:table-row table:style-name="ro1">
          <table:table-cell office:value-type="float" office:value="5487827" calcext:value-type="float">
            <text:p>5487827</text:p>
          </table:table-cell>
          <table:table-cell table:formula="of:=[.A345]/1000/(60*60*24)" office:value-type="time" office:time-value="PT01H31M27.827S" calcext:value-type="time">
            <text:p>01:3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382.34" calcext:value-type="float">
            <text:p>382.34</text:p>
          </table:table-cell>
          <table:table-cell office:value-type="float" office:value="484.58" calcext:value-type="float">
            <text:p>484.58</text:p>
          </table:table-cell>
        </table:table-row>
        <table:table-row table:style-name="ro1">
          <table:table-cell office:value-type="float" office:value="5503827" calcext:value-type="float">
            <text:p>5503827</text:p>
          </table:table-cell>
          <table:table-cell table:formula="of:=[.A346]/1000/(60*60*24)" office:value-type="time" office:time-value="PT01H31M43.827S" calcext:value-type="time">
            <text:p>01:31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383.41" calcext:value-type="float">
            <text:p>383.41</text:p>
          </table:table-cell>
          <table:table-cell office:value-type="float" office:value="485.88" calcext:value-type="float">
            <text:p>485.88</text:p>
          </table:table-cell>
        </table:table-row>
        <table:table-row table:style-name="ro1">
          <table:table-cell office:value-type="float" office:value="5519826" calcext:value-type="float">
            <text:p>5519826</text:p>
          </table:table-cell>
          <table:table-cell table:formula="of:=[.A347]/1000/(60*60*24)" office:value-type="time" office:time-value="PT01H31M59.826S" calcext:value-type="time">
            <text:p>01:3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384.48" calcext:value-type="float">
            <text:p>384.48</text:p>
          </table:table-cell>
          <table:table-cell office:value-type="float" office:value="487.18" calcext:value-type="float">
            <text:p>487.18</text:p>
          </table:table-cell>
        </table:table-row>
        <table:table-row table:style-name="ro1">
          <table:table-cell office:value-type="float" office:value="5535827" calcext:value-type="float">
            <text:p>5535827</text:p>
          </table:table-cell>
          <table:table-cell table:formula="of:=[.A348]/1000/(60*60*24)" office:value-type="time" office:time-value="PT01H32M15.827S" calcext:value-type="time">
            <text:p>01:32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385.55" calcext:value-type="float">
            <text:p>385.55</text:p>
          </table:table-cell>
          <table:table-cell office:value-type="float" office:value="488.48" calcext:value-type="float">
            <text:p>488.48</text:p>
          </table:table-cell>
        </table:table-row>
        <table:table-row table:style-name="ro1">
          <table:table-cell office:value-type="float" office:value="5551827" calcext:value-type="float">
            <text:p>5551827</text:p>
          </table:table-cell>
          <table:table-cell table:formula="of:=[.A349]/1000/(60*60*24)" office:value-type="time" office:time-value="PT01H32M31.827S" calcext:value-type="time">
            <text:p>01:32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386.62" calcext:value-type="float">
            <text:p>386.62</text:p>
          </table:table-cell>
          <table:table-cell office:value-type="float" office:value="489.78" calcext:value-type="float">
            <text:p>489.78</text:p>
          </table:table-cell>
        </table:table-row>
        <table:table-row table:style-name="ro1">
          <table:table-cell office:value-type="float" office:value="5567827" calcext:value-type="float">
            <text:p>5567827</text:p>
          </table:table-cell>
          <table:table-cell table:formula="of:=[.A350]/1000/(60*60*24)" office:value-type="time" office:time-value="PT01H32M47.827S" calcext:value-type="time">
            <text:p>01:32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387.69" calcext:value-type="float">
            <text:p>387.69</text:p>
          </table:table-cell>
          <table:table-cell office:value-type="float" office:value="491.07" calcext:value-type="float">
            <text:p>491.07</text:p>
          </table:table-cell>
        </table:table-row>
        <table:table-row table:style-name="ro1">
          <table:table-cell office:value-type="float" office:value="5583827" calcext:value-type="float">
            <text:p>5583827</text:p>
          </table:table-cell>
          <table:table-cell table:formula="of:=[.A351]/1000/(60*60*24)" office:value-type="time" office:time-value="PT01H33M03.827S" calcext:value-type="time">
            <text:p>01:33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388.76" calcext:value-type="float">
            <text:p>388.76</text:p>
          </table:table-cell>
          <table:table-cell office:value-type="float" office:value="492.37" calcext:value-type="float">
            <text:p>492.37</text:p>
          </table:table-cell>
        </table:table-row>
        <table:table-row table:style-name="ro1">
          <table:table-cell office:value-type="float" office:value="5599827" calcext:value-type="float">
            <text:p>5599827</text:p>
          </table:table-cell>
          <table:table-cell table:formula="of:=[.A352]/1000/(60*60*24)" office:value-type="time" office:time-value="PT01H33M19.827S" calcext:value-type="time">
            <text:p>01:3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0.5" calcext:value-type="float">
            <text:p>240.5</text:p>
          </table:table-cell>
          <table:table-cell office:value-type="float" office:value="292.46" calcext:value-type="float">
            <text:p>292.46</text:p>
          </table:table-cell>
          <table:table-cell office:value-type="float" office:value="389.82" calcext:value-type="float">
            <text:p>389.82</text:p>
          </table:table-cell>
          <table:table-cell office:value-type="float" office:value="493.67" calcext:value-type="float">
            <text:p>493.67</text:p>
          </table:table-cell>
        </table:table-row>
        <table:table-row table:style-name="ro1">
          <table:table-cell office:value-type="float" office:value="5615827" calcext:value-type="float">
            <text:p>5615827</text:p>
          </table:table-cell>
          <table:table-cell table:formula="of:=[.A353]/1000/(60*60*24)" office:value-type="time" office:time-value="PT01H33M35.827S" calcext:value-type="time">
            <text:p>01:3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0.5" calcext:value-type="float">
            <text:p>240.5</text:p>
          </table:table-cell>
          <table:table-cell office:value-type="float" office:value="292.46" calcext:value-type="float">
            <text:p>292.46</text:p>
          </table:table-cell>
          <table:table-cell office:value-type="float" office:value="390.89" calcext:value-type="float">
            <text:p>390.89</text:p>
          </table:table-cell>
          <table:table-cell office:value-type="float" office:value="494.97" calcext:value-type="float">
            <text:p>494.97</text:p>
          </table:table-cell>
        </table:table-row>
        <table:table-row table:style-name="ro1">
          <table:table-cell office:value-type="float" office:value="5631827" calcext:value-type="float">
            <text:p>5631827</text:p>
          </table:table-cell>
          <table:table-cell table:formula="of:=[.A354]/1000/(60*60*24)" office:value-type="time" office:time-value="PT01H33M51.827S" calcext:value-type="time">
            <text:p>01:3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391.96" calcext:value-type="float">
            <text:p>391.96</text:p>
          </table:table-cell>
          <table:table-cell office:value-type="float" office:value="496.26" calcext:value-type="float">
            <text:p>496.26</text:p>
          </table:table-cell>
        </table:table-row>
        <table:table-row table:style-name="ro1">
          <table:table-cell office:value-type="float" office:value="5647827" calcext:value-type="float">
            <text:p>5647827</text:p>
          </table:table-cell>
          <table:table-cell table:formula="of:=[.A355]/1000/(60*60*24)" office:value-type="time" office:time-value="PT01H34M07.827S" calcext:value-type="time">
            <text:p>01:34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393.03" calcext:value-type="float">
            <text:p>393.03</text:p>
          </table:table-cell>
          <table:table-cell office:value-type="float" office:value="497.56" calcext:value-type="float">
            <text:p>497.56</text:p>
          </table:table-cell>
        </table:table-row>
        <table:table-row table:style-name="ro1">
          <table:table-cell office:value-type="float" office:value="5663827" calcext:value-type="float">
            <text:p>5663827</text:p>
          </table:table-cell>
          <table:table-cell table:formula="of:=[.A356]/1000/(60*60*24)" office:value-type="time" office:time-value="PT01H34M23.827S" calcext:value-type="time">
            <text:p>01:34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394.1" calcext:value-type="float">
            <text:p>394.1</text:p>
          </table:table-cell>
          <table:table-cell office:value-type="float" office:value="498.85" calcext:value-type="float">
            <text:p>498.85</text:p>
          </table:table-cell>
        </table:table-row>
        <table:table-row table:style-name="ro1">
          <table:table-cell office:value-type="float" office:value="5679827" calcext:value-type="float">
            <text:p>5679827</text:p>
          </table:table-cell>
          <table:table-cell table:formula="of:=[.A357]/1000/(60*60*24)" office:value-type="time" office:time-value="PT01H34M39.827S" calcext:value-type="time">
            <text:p>01:34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395.17" calcext:value-type="float">
            <text:p>395.17</text:p>
          </table:table-cell>
          <table:table-cell office:value-type="float" office:value="500.15" calcext:value-type="float">
            <text:p>500.15</text:p>
          </table:table-cell>
        </table:table-row>
        <table:table-row table:style-name="ro1">
          <table:table-cell office:value-type="float" office:value="5695827" calcext:value-type="float">
            <text:p>5695827</text:p>
          </table:table-cell>
          <table:table-cell table:formula="of:=[.A358]/1000/(60*60*24)" office:value-type="time" office:time-value="PT01H34M55.827S" calcext:value-type="time">
            <text:p>01:34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396.24" calcext:value-type="float">
            <text:p>396.24</text:p>
          </table:table-cell>
          <table:table-cell office:value-type="float" office:value="501.44" calcext:value-type="float">
            <text:p>501.44</text:p>
          </table:table-cell>
        </table:table-row>
        <table:table-row table:style-name="ro1">
          <table:table-cell office:value-type="float" office:value="5711827" calcext:value-type="float">
            <text:p>5711827</text:p>
          </table:table-cell>
          <table:table-cell table:formula="of:=[.A359]/1000/(60*60*24)" office:value-type="time" office:time-value="PT01H35M11.827S" calcext:value-type="time">
            <text:p>01:35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397.3" calcext:value-type="float">
            <text:p>397.3</text:p>
          </table:table-cell>
          <table:table-cell office:value-type="float" office:value="502.74" calcext:value-type="float">
            <text:p>502.74</text:p>
          </table:table-cell>
        </table:table-row>
        <table:table-row table:style-name="ro1">
          <table:table-cell office:value-type="float" office:value="5727827" calcext:value-type="float">
            <text:p>5727827</text:p>
          </table:table-cell>
          <table:table-cell table:formula="of:=[.A360]/1000/(60*60*24)" office:value-type="time" office:time-value="PT01H35M27.827S" calcext:value-type="time">
            <text:p>01:35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398.37" calcext:value-type="float">
            <text:p>398.37</text:p>
          </table:table-cell>
          <table:table-cell office:value-type="float" office:value="504.03" calcext:value-type="float">
            <text:p>504.03</text:p>
          </table:table-cell>
        </table:table-row>
        <table:table-row table:style-name="ro1">
          <table:table-cell office:value-type="float" office:value="5743827" calcext:value-type="float">
            <text:p>5743827</text:p>
          </table:table-cell>
          <table:table-cell table:formula="of:=[.A361]/1000/(60*60*24)" office:value-type="time" office:time-value="PT01H35M43.827S" calcext:value-type="time">
            <text:p>01:35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399.44" calcext:value-type="float">
            <text:p>399.44</text:p>
          </table:table-cell>
          <table:table-cell office:value-type="float" office:value="505.33" calcext:value-type="float">
            <text:p>505.33</text:p>
          </table:table-cell>
        </table:table-row>
        <table:table-row table:style-name="ro1">
          <table:table-cell office:value-type="float" office:value="5759827" calcext:value-type="float">
            <text:p>5759827</text:p>
          </table:table-cell>
          <table:table-cell table:formula="of:=[.A362]/1000/(60*60*24)" office:value-type="time" office:time-value="PT01H35M59.827S" calcext:value-type="time">
            <text:p>01:36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400.51" calcext:value-type="float">
            <text:p>400.51</text:p>
          </table:table-cell>
          <table:table-cell office:value-type="float" office:value="506.62" calcext:value-type="float">
            <text:p>506.62</text:p>
          </table:table-cell>
        </table:table-row>
        <table:table-row table:style-name="ro1">
          <table:table-cell office:value-type="float" office:value="5775827" calcext:value-type="float">
            <text:p>5775827</text:p>
          </table:table-cell>
          <table:table-cell table:formula="of:=[.A363]/1000/(60*60*24)" office:value-type="time" office:time-value="PT01H36M15.827S" calcext:value-type="time">
            <text:p>01:36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401.57" calcext:value-type="float">
            <text:p>401.57</text:p>
          </table:table-cell>
          <table:table-cell office:value-type="float" office:value="507.91" calcext:value-type="float">
            <text:p>507.91</text:p>
          </table:table-cell>
        </table:table-row>
        <table:table-row table:style-name="ro1">
          <table:table-cell office:value-type="float" office:value="5791827" calcext:value-type="float">
            <text:p>5791827</text:p>
          </table:table-cell>
          <table:table-cell table:formula="of:=[.A364]/1000/(60*60*24)" office:value-type="time" office:time-value="PT01H36M31.827S" calcext:value-type="time">
            <text:p>01:36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402.64" calcext:value-type="float">
            <text:p>402.64</text:p>
          </table:table-cell>
          <table:table-cell office:value-type="float" office:value="509.21" calcext:value-type="float">
            <text:p>509.21</text:p>
          </table:table-cell>
        </table:table-row>
        <table:table-row table:style-name="ro1">
          <table:table-cell office:value-type="float" office:value="5807827" calcext:value-type="float">
            <text:p>5807827</text:p>
          </table:table-cell>
          <table:table-cell table:formula="of:=[.A365]/1000/(60*60*24)" office:value-type="time" office:time-value="PT01H36M47.827S" calcext:value-type="time">
            <text:p>01:36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403.71" calcext:value-type="float">
            <text:p>403.71</text:p>
          </table:table-cell>
          <table:table-cell office:value-type="float" office:value="510.5" calcext:value-type="float">
            <text:p>510.5</text:p>
          </table:table-cell>
        </table:table-row>
        <table:table-row table:style-name="ro1">
          <table:table-cell office:value-type="float" office:value="5823827" calcext:value-type="float">
            <text:p>5823827</text:p>
          </table:table-cell>
          <table:table-cell table:formula="of:=[.A366]/1000/(60*60*24)" office:value-type="time" office:time-value="PT01H37M03.827S" calcext:value-type="time">
            <text:p>01:37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404.78" calcext:value-type="float">
            <text:p>404.78</text:p>
          </table:table-cell>
          <table:table-cell office:value-type="float" office:value="511.79" calcext:value-type="float">
            <text:p>511.79</text:p>
          </table:table-cell>
        </table:table-row>
        <table:table-row table:style-name="ro1">
          <table:table-cell office:value-type="float" office:value="5839827" calcext:value-type="float">
            <text:p>5839827</text:p>
          </table:table-cell>
          <table:table-cell table:formula="of:=[.A367]/1000/(60*60*24)" office:value-type="time" office:time-value="PT01H37M19.827S" calcext:value-type="time">
            <text:p>01:37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405.84" calcext:value-type="float">
            <text:p>405.84</text:p>
          </table:table-cell>
          <table:table-cell office:value-type="float" office:value="513.08" calcext:value-type="float">
            <text:p>513.08</text:p>
          </table:table-cell>
        </table:table-row>
        <table:table-row table:style-name="ro1">
          <table:table-cell office:value-type="float" office:value="5855827" calcext:value-type="float">
            <text:p>5855827</text:p>
          </table:table-cell>
          <table:table-cell table:formula="of:=[.A368]/1000/(60*60*24)" office:value-type="time" office:time-value="PT01H37M35.827S" calcext:value-type="time">
            <text:p>01:37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406.91" calcext:value-type="float">
            <text:p>406.91</text:p>
          </table:table-cell>
          <table:table-cell office:value-type="float" office:value="514.37" calcext:value-type="float">
            <text:p>514.37</text:p>
          </table:table-cell>
        </table:table-row>
        <table:table-row table:style-name="ro1">
          <table:table-cell office:value-type="float" office:value="5871827" calcext:value-type="float">
            <text:p>5871827</text:p>
          </table:table-cell>
          <table:table-cell table:formula="of:=[.A369]/1000/(60*60*24)" office:value-type="time" office:time-value="PT01H37M51.827S" calcext:value-type="time">
            <text:p>01:37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407.98" calcext:value-type="float">
            <text:p>407.98</text:p>
          </table:table-cell>
          <table:table-cell office:value-type="float" office:value="515.66" calcext:value-type="float">
            <text:p>515.66</text:p>
          </table:table-cell>
        </table:table-row>
        <table:table-row table:style-name="ro1">
          <table:table-cell office:value-type="float" office:value="5887827" calcext:value-type="float">
            <text:p>5887827</text:p>
          </table:table-cell>
          <table:table-cell table:formula="of:=[.A370]/1000/(60*60*24)" office:value-type="time" office:time-value="PT01H38M07.827S" calcext:value-type="time">
            <text:p>01:38:0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409.04" calcext:value-type="float">
            <text:p>409.04</text:p>
          </table:table-cell>
          <table:table-cell office:value-type="float" office:value="516.95" calcext:value-type="float">
            <text:p>516.95</text:p>
          </table:table-cell>
        </table:table-row>
        <table:table-row table:style-name="ro1">
          <table:table-cell office:value-type="float" office:value="5903827" calcext:value-type="float">
            <text:p>5903827</text:p>
          </table:table-cell>
          <table:table-cell table:formula="of:=[.A371]/1000/(60*60*24)" office:value-type="time" office:time-value="PT01H38M23.827S" calcext:value-type="time">
            <text:p>01:38:24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410.11" calcext:value-type="float">
            <text:p>410.11</text:p>
          </table:table-cell>
          <table:table-cell office:value-type="float" office:value="518.24" calcext:value-type="float">
            <text:p>518.24</text:p>
          </table:table-cell>
        </table:table-row>
        <table:table-row table:style-name="ro1">
          <table:table-cell office:value-type="float" office:value="5919827" calcext:value-type="float">
            <text:p>5919827</text:p>
          </table:table-cell>
          <table:table-cell table:formula="of:=[.A372]/1000/(60*60*24)" office:value-type="time" office:time-value="PT01H38M39.827S" calcext:value-type="time">
            <text:p>01:38:40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411.17" calcext:value-type="float">
            <text:p>411.17</text:p>
          </table:table-cell>
          <table:table-cell office:value-type="float" office:value="519.53" calcext:value-type="float">
            <text:p>519.53</text:p>
          </table:table-cell>
        </table:table-row>
        <table:table-row table:style-name="ro1">
          <table:table-cell office:value-type="float" office:value="5935827" calcext:value-type="float">
            <text:p>5935827</text:p>
          </table:table-cell>
          <table:table-cell table:formula="of:=[.A373]/1000/(60*60*24)" office:value-type="time" office:time-value="PT01H38M55.827S" calcext:value-type="time">
            <text:p>01:38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412.24" calcext:value-type="float">
            <text:p>412.24</text:p>
          </table:table-cell>
          <table:table-cell office:value-type="float" office:value="520.82" calcext:value-type="float">
            <text:p>520.82</text:p>
          </table:table-cell>
        </table:table-row>
        <table:table-row table:style-name="ro1">
          <table:table-cell office:value-type="float" office:value="5951827" calcext:value-type="float">
            <text:p>5951827</text:p>
          </table:table-cell>
          <table:table-cell table:formula="of:=[.A374]/1000/(60*60*24)" office:value-type="time" office:time-value="PT01H39M11.827S" calcext:value-type="time">
            <text:p>01:39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413.31" calcext:value-type="float">
            <text:p>413.31</text:p>
          </table:table-cell>
          <table:table-cell office:value-type="float" office:value="522.1" calcext:value-type="float">
            <text:p>522.1</text:p>
          </table:table-cell>
        </table:table-row>
        <table:table-row table:style-name="ro1">
          <table:table-cell office:value-type="float" office:value="5967827" calcext:value-type="float">
            <text:p>5967827</text:p>
          </table:table-cell>
          <table:table-cell table:formula="of:=[.A375]/1000/(60*60*24)" office:value-type="time" office:time-value="PT01H39M27.827S" calcext:value-type="time">
            <text:p>01:39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414.37" calcext:value-type="float">
            <text:p>414.37</text:p>
          </table:table-cell>
          <table:table-cell office:value-type="float" office:value="523.39" calcext:value-type="float">
            <text:p>523.39</text:p>
          </table:table-cell>
        </table:table-row>
        <table:table-row table:style-name="ro1">
          <table:table-cell office:value-type="float" office:value="5983827" calcext:value-type="float">
            <text:p>5983827</text:p>
          </table:table-cell>
          <table:table-cell table:formula="of:=[.A376]/1000/(60*60*24)" office:value-type="time" office:time-value="PT01H39M43.827S" calcext:value-type="time">
            <text:p>01:39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415.44" calcext:value-type="float">
            <text:p>415.44</text:p>
          </table:table-cell>
          <table:table-cell office:value-type="float" office:value="524.68" calcext:value-type="float">
            <text:p>524.68</text:p>
          </table:table-cell>
        </table:table-row>
        <table:table-row table:style-name="ro1">
          <table:table-cell office:value-type="float" office:value="5999827" calcext:value-type="float">
            <text:p>5999827</text:p>
          </table:table-cell>
          <table:table-cell table:formula="of:=[.A377]/1000/(60*60*24)" office:value-type="time" office:time-value="PT01H39M59.827S" calcext:value-type="time">
            <text:p>01:40:00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416.5" calcext:value-type="float">
            <text:p>416.5</text:p>
          </table:table-cell>
          <table:table-cell office:value-type="float" office:value="525.97" calcext:value-type="float">
            <text:p>525.97</text:p>
          </table:table-cell>
        </table:table-row>
        <table:table-row table:style-name="ro1">
          <table:table-cell office:value-type="float" office:value="6015827" calcext:value-type="float">
            <text:p>6015827</text:p>
          </table:table-cell>
          <table:table-cell table:formula="of:=[.A378]/1000/(60*60*24)" office:value-type="time" office:time-value="PT01H40M15.827S" calcext:value-type="time">
            <text:p>01:40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417.57" calcext:value-type="float">
            <text:p>417.57</text:p>
          </table:table-cell>
          <table:table-cell office:value-type="float" office:value="527.25" calcext:value-type="float">
            <text:p>527.25</text:p>
          </table:table-cell>
        </table:table-row>
        <table:table-row table:style-name="ro1">
          <table:table-cell office:value-type="float" office:value="6031827" calcext:value-type="float">
            <text:p>6031827</text:p>
          </table:table-cell>
          <table:table-cell table:formula="of:=[.A379]/1000/(60*60*24)" office:value-type="time" office:time-value="PT01H40M31.827S" calcext:value-type="time">
            <text:p>01:40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418.63" calcext:value-type="float">
            <text:p>418.63</text:p>
          </table:table-cell>
          <table:table-cell office:value-type="float" office:value="528.54" calcext:value-type="float">
            <text:p>528.54</text:p>
          </table:table-cell>
        </table:table-row>
        <table:table-row table:style-name="ro1">
          <table:table-cell office:value-type="float" office:value="6047827" calcext:value-type="float">
            <text:p>6047827</text:p>
          </table:table-cell>
          <table:table-cell table:formula="of:=[.A380]/1000/(60*60*24)" office:value-type="time" office:time-value="PT01H40M47.827S" calcext:value-type="time">
            <text:p>01:40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419.7" calcext:value-type="float">
            <text:p>419.7</text:p>
          </table:table-cell>
          <table:table-cell office:value-type="float" office:value="529.82" calcext:value-type="float">
            <text:p>529.82</text:p>
          </table:table-cell>
        </table:table-row>
        <table:table-row table:style-name="ro1">
          <table:table-cell office:value-type="float" office:value="6063827" calcext:value-type="float">
            <text:p>6063827</text:p>
          </table:table-cell>
          <table:table-cell table:formula="of:=[.A381]/1000/(60*60*24)" office:value-type="time" office:time-value="PT01H41M03.827S" calcext:value-type="time">
            <text:p>01:41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420.76" calcext:value-type="float">
            <text:p>420.76</text:p>
          </table:table-cell>
          <table:table-cell office:value-type="float" office:value="531.11" calcext:value-type="float">
            <text:p>531.11</text:p>
          </table:table-cell>
        </table:table-row>
        <table:table-row table:style-name="ro1">
          <table:table-cell office:value-type="float" office:value="6079827" calcext:value-type="float">
            <text:p>6079827</text:p>
          </table:table-cell>
          <table:table-cell table:formula="of:=[.A382]/1000/(60*60*24)" office:value-type="time" office:time-value="PT01H41M19.827S" calcext:value-type="time">
            <text:p>01:41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421.82" calcext:value-type="float">
            <text:p>421.82</text:p>
          </table:table-cell>
          <table:table-cell office:value-type="float" office:value="532.4" calcext:value-type="float">
            <text:p>532.4</text:p>
          </table:table-cell>
        </table:table-row>
        <table:table-row table:style-name="ro1">
          <table:table-cell office:value-type="float" office:value="6095827" calcext:value-type="float">
            <text:p>6095827</text:p>
          </table:table-cell>
          <table:table-cell table:formula="of:=[.A383]/1000/(60*60*24)" office:value-type="time" office:time-value="PT01H41M35.827S" calcext:value-type="time">
            <text:p>01:41:36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422.89" calcext:value-type="float">
            <text:p>422.89</text:p>
          </table:table-cell>
          <table:table-cell office:value-type="float" office:value="533.68" calcext:value-type="float">
            <text:p>533.68</text:p>
          </table:table-cell>
        </table:table-row>
        <table:table-row table:style-name="ro1">
          <table:table-cell office:value-type="float" office:value="6111827" calcext:value-type="float">
            <text:p>6111827</text:p>
          </table:table-cell>
          <table:table-cell table:formula="of:=[.A384]/1000/(60*60*24)" office:value-type="time" office:time-value="PT01H41M51.827S" calcext:value-type="time">
            <text:p>01:41:52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423.95" calcext:value-type="float">
            <text:p>423.95</text:p>
          </table:table-cell>
          <table:table-cell office:value-type="float" office:value="534.96" calcext:value-type="float">
            <text:p>534.96</text:p>
          </table:table-cell>
        </table:table-row>
        <table:table-row table:style-name="ro1">
          <table:table-cell office:value-type="float" office:value="6127827" calcext:value-type="float">
            <text:p>6127827</text:p>
          </table:table-cell>
          <table:table-cell table:formula="of:=[.A385]/1000/(60*60*24)" office:value-type="time" office:time-value="PT01H42M07.827S" calcext:value-type="time">
            <text:p>01:42:08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425.02" calcext:value-type="float">
            <text:p>425.02</text:p>
          </table:table-cell>
          <table:table-cell office:value-type="float" office:value="536.25" calcext:value-type="float">
            <text:p>536.25</text:p>
          </table:table-cell>
        </table:table-row>
        <table:table-row table:style-name="ro1">
          <table:table-cell office:value-type="float" office:value="6143827" calcext:value-type="float">
            <text:p>6143827</text:p>
          </table:table-cell>
          <table:table-cell table:formula="of:=[.A386]/1000/(60*60*24)" office:value-type="time" office:time-value="PT01H42M23.827S" calcext:value-type="time">
            <text:p>01:42:24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426.08" calcext:value-type="float">
            <text:p>426.08</text:p>
          </table:table-cell>
          <table:table-cell office:value-type="float" office:value="537.53" calcext:value-type="float">
            <text:p>537.53</text:p>
          </table:table-cell>
        </table:table-row>
        <table:table-row table:style-name="ro1">
          <table:table-cell office:value-type="float" office:value="6159827" calcext:value-type="float">
            <text:p>6159827</text:p>
          </table:table-cell>
          <table:table-cell table:formula="of:=[.A387]/1000/(60*60*24)" office:value-type="time" office:time-value="PT01H42M39.827S" calcext:value-type="time">
            <text:p>01:42:40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427.14" calcext:value-type="float">
            <text:p>427.14</text:p>
          </table:table-cell>
          <table:table-cell office:value-type="float" office:value="538.81" calcext:value-type="float">
            <text:p>538.81</text:p>
          </table:table-cell>
        </table:table-row>
        <table:table-row table:style-name="ro1">
          <table:table-cell office:value-type="float" office:value="6175827" calcext:value-type="float">
            <text:p>6175827</text:p>
          </table:table-cell>
          <table:table-cell table:formula="of:=[.A388]/1000/(60*60*24)" office:value-type="time" office:time-value="PT01H42M55.827S" calcext:value-type="time">
            <text:p>01:42:56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428.21" calcext:value-type="float">
            <text:p>428.21</text:p>
          </table:table-cell>
          <table:table-cell office:value-type="float" office:value="540.1" calcext:value-type="float">
            <text:p>540.1</text:p>
          </table:table-cell>
        </table:table-row>
        <table:table-row table:style-name="ro1">
          <table:table-cell office:value-type="float" office:value="6191827" calcext:value-type="float">
            <text:p>6191827</text:p>
          </table:table-cell>
          <table:table-cell table:formula="of:=[.A389]/1000/(60*60*24)" office:value-type="time" office:time-value="PT01H43M11.827S" calcext:value-type="time">
            <text:p>01:43:1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429.27" calcext:value-type="float">
            <text:p>429.27</text:p>
          </table:table-cell>
          <table:table-cell office:value-type="float" office:value="541.38" calcext:value-type="float">
            <text:p>541.38</text:p>
          </table:table-cell>
        </table:table-row>
        <table:table-row table:style-name="ro1">
          <table:table-cell office:value-type="float" office:value="6207827" calcext:value-type="float">
            <text:p>6207827</text:p>
          </table:table-cell>
          <table:table-cell table:formula="of:=[.A390]/1000/(60*60*24)" office:value-type="time" office:time-value="PT01H43M27.827S" calcext:value-type="time">
            <text:p>01:43:2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430.33" calcext:value-type="float">
            <text:p>430.33</text:p>
          </table:table-cell>
          <table:table-cell office:value-type="float" office:value="542.66" calcext:value-type="float">
            <text:p>542.66</text:p>
          </table:table-cell>
        </table:table-row>
        <table:table-row table:style-name="ro1">
          <table:table-cell office:value-type="float" office:value="6223827" calcext:value-type="float">
            <text:p>6223827</text:p>
          </table:table-cell>
          <table:table-cell table:formula="of:=[.A391]/1000/(60*60*24)" office:value-type="time" office:time-value="PT01H43M43.827S" calcext:value-type="time">
            <text:p>01:43:4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431.39" calcext:value-type="float">
            <text:p>431.39</text:p>
          </table:table-cell>
          <table:table-cell office:value-type="float" office:value="543.94" calcext:value-type="float">
            <text:p>543.94</text:p>
          </table:table-cell>
        </table:table-row>
        <table:table-row table:style-name="ro1">
          <table:table-cell office:value-type="float" office:value="6239827" calcext:value-type="float">
            <text:p>6239827</text:p>
          </table:table-cell>
          <table:table-cell table:formula="of:=[.A392]/1000/(60*60*24)" office:value-type="time" office:time-value="PT01H43M59.827S" calcext:value-type="time">
            <text:p>01:44:0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432.46" calcext:value-type="float">
            <text:p>432.46</text:p>
          </table:table-cell>
          <table:table-cell office:value-type="float" office:value="545.22" calcext:value-type="float">
            <text:p>545.22</text:p>
          </table:table-cell>
        </table:table-row>
        <table:table-row table:style-name="ro1">
          <table:table-cell office:value-type="float" office:value="6255827" calcext:value-type="float">
            <text:p>6255827</text:p>
          </table:table-cell>
          <table:table-cell table:formula="of:=[.A393]/1000/(60*60*24)" office:value-type="time" office:time-value="PT01H44M15.827S" calcext:value-type="time">
            <text:p>01:44:1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433.52" calcext:value-type="float">
            <text:p>433.52</text:p>
          </table:table-cell>
          <table:table-cell office:value-type="float" office:value="546.5" calcext:value-type="float">
            <text:p>546.5</text:p>
          </table:table-cell>
        </table:table-row>
        <table:table-row table:style-name="ro1">
          <table:table-cell office:value-type="float" office:value="6271827" calcext:value-type="float">
            <text:p>6271827</text:p>
          </table:table-cell>
          <table:table-cell table:formula="of:=[.A394]/1000/(60*60*24)" office:value-type="time" office:time-value="PT01H44M31.827S" calcext:value-type="time">
            <text:p>01:44:3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434.58" calcext:value-type="float">
            <text:p>434.58</text:p>
          </table:table-cell>
          <table:table-cell office:value-type="float" office:value="547.78" calcext:value-type="float">
            <text:p>547.78</text:p>
          </table:table-cell>
        </table:table-row>
        <table:table-row table:style-name="ro1">
          <table:table-cell office:value-type="float" office:value="6287827" calcext:value-type="float">
            <text:p>6287827</text:p>
          </table:table-cell>
          <table:table-cell table:formula="of:=[.A395]/1000/(60*60*24)" office:value-type="time" office:time-value="PT01H44M47.827S" calcext:value-type="time">
            <text:p>01:44:48</text:p>
          </table:table-cell>
          <table:table-cell office:value-type="float" office:value="1.21" calcext:value-type="float">
            <text:p>1.21</text:p>
          </table:table-cell>
          <table:table-cell office:value-type="float" office:value="238.9" calcext:value-type="float">
            <text:p>238.9</text:p>
          </table:table-cell>
          <table:table-cell office:value-type="float" office:value="288.56" calcext:value-type="float">
            <text:p>288.56</text:p>
          </table:table-cell>
          <table:table-cell office:value-type="float" office:value="435.64" calcext:value-type="float">
            <text:p>435.64</text:p>
          </table:table-cell>
          <table:table-cell office:value-type="float" office:value="549.06" calcext:value-type="float">
            <text:p>549.06</text:p>
          </table:table-cell>
        </table:table-row>
        <table:table-row table:style-name="ro1">
          <table:table-cell office:value-type="float" office:value="6303827" calcext:value-type="float">
            <text:p>6303827</text:p>
          </table:table-cell>
          <table:table-cell table:formula="of:=[.A396]/1000/(60*60*24)" office:value-type="time" office:time-value="PT01H45M03.827S" calcext:value-type="time">
            <text:p>01:45:0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436.7" calcext:value-type="float">
            <text:p>436.7</text:p>
          </table:table-cell>
          <table:table-cell office:value-type="float" office:value="550.34" calcext:value-type="float">
            <text:p>550.34</text:p>
          </table:table-cell>
        </table:table-row>
        <table:table-row table:style-name="ro1">
          <table:table-cell office:value-type="float" office:value="6319827" calcext:value-type="float">
            <text:p>6319827</text:p>
          </table:table-cell>
          <table:table-cell table:formula="of:=[.A397]/1000/(60*60*24)" office:value-type="time" office:time-value="PT01H45M19.827S" calcext:value-type="time">
            <text:p>01:45:2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437.77" calcext:value-type="float">
            <text:p>437.77</text:p>
          </table:table-cell>
          <table:table-cell office:value-type="float" office:value="551.61" calcext:value-type="float">
            <text:p>551.61</text:p>
          </table:table-cell>
        </table:table-row>
        <table:table-row table:style-name="ro1">
          <table:table-cell office:value-type="float" office:value="6335827" calcext:value-type="float">
            <text:p>6335827</text:p>
          </table:table-cell>
          <table:table-cell table:formula="of:=[.A398]/1000/(60*60*24)" office:value-type="time" office:time-value="PT01H45M35.827S" calcext:value-type="time">
            <text:p>01:45:3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438.83" calcext:value-type="float">
            <text:p>438.83</text:p>
          </table:table-cell>
          <table:table-cell office:value-type="float" office:value="552.89" calcext:value-type="float">
            <text:p>552.89</text:p>
          </table:table-cell>
        </table:table-row>
        <table:table-row table:style-name="ro1">
          <table:table-cell office:value-type="float" office:value="6351827" calcext:value-type="float">
            <text:p>6351827</text:p>
          </table:table-cell>
          <table:table-cell table:formula="of:=[.A399]/1000/(60*60*24)" office:value-type="time" office:time-value="PT01H45M51.827S" calcext:value-type="time">
            <text:p>01:45:5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439.89" calcext:value-type="float">
            <text:p>439.89</text:p>
          </table:table-cell>
          <table:table-cell office:value-type="float" office:value="554.17" calcext:value-type="float">
            <text:p>554.17</text:p>
          </table:table-cell>
        </table:table-row>
        <table:table-row table:style-name="ro1">
          <table:table-cell office:value-type="float" office:value="6367827" calcext:value-type="float">
            <text:p>6367827</text:p>
          </table:table-cell>
          <table:table-cell table:formula="of:=[.A400]/1000/(60*60*24)" office:value-type="time" office:time-value="PT01H46M07.827S" calcext:value-type="time">
            <text:p>01:46:0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440.95" calcext:value-type="float">
            <text:p>440.95</text:p>
          </table:table-cell>
          <table:table-cell office:value-type="float" office:value="555.45" calcext:value-type="float">
            <text:p>555.45</text:p>
          </table:table-cell>
        </table:table-row>
        <table:table-row table:style-name="ro1">
          <table:table-cell office:value-type="float" office:value="6383827" calcext:value-type="float">
            <text:p>6383827</text:p>
          </table:table-cell>
          <table:table-cell table:formula="of:=[.A401]/1000/(60*60*24)" office:value-type="time" office:time-value="PT01H46M23.827S" calcext:value-type="time">
            <text:p>01:46:2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42.01" calcext:value-type="float">
            <text:p>442.01</text:p>
          </table:table-cell>
          <table:table-cell office:value-type="float" office:value="556.73" calcext:value-type="float">
            <text:p>556.73</text:p>
          </table:table-cell>
        </table:table-row>
        <table:table-row table:style-name="ro1">
          <table:table-cell office:value-type="float" office:value="6399827" calcext:value-type="float">
            <text:p>6399827</text:p>
          </table:table-cell>
          <table:table-cell table:formula="of:=[.A402]/1000/(60*60*24)" office:value-type="time" office:time-value="PT01H46M39.827S" calcext:value-type="time">
            <text:p>01:46:4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43.07" calcext:value-type="float">
            <text:p>443.07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6415827" calcext:value-type="float">
            <text:p>6415827</text:p>
          </table:table-cell>
          <table:table-cell table:formula="of:=[.A403]/1000/(60*60*24)" office:value-type="time" office:time-value="PT01H46M55.827S" calcext:value-type="time">
            <text:p>01:46:5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444.13" calcext:value-type="float">
            <text:p>444.13</text:p>
          </table:table-cell>
          <table:table-cell office:value-type="float" office:value="559.28" calcext:value-type="float">
            <text:p>559.28</text:p>
          </table:table-cell>
        </table:table-row>
        <table:table-row table:style-name="ro1">
          <table:table-cell office:value-type="float" office:value="6431827" calcext:value-type="float">
            <text:p>6431827</text:p>
          </table:table-cell>
          <table:table-cell table:formula="of:=[.A404]/1000/(60*60*24)" office:value-type="time" office:time-value="PT01H47M11.827S" calcext:value-type="time">
            <text:p>01:47:1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445.2" calcext:value-type="float">
            <text:p>445.2</text:p>
          </table:table-cell>
          <table:table-cell office:value-type="float" office:value="560.56" calcext:value-type="float">
            <text:p>560.56</text:p>
          </table:table-cell>
        </table:table-row>
        <table:table-row table:style-name="ro1">
          <table:table-cell office:value-type="float" office:value="6447827" calcext:value-type="float">
            <text:p>6447827</text:p>
          </table:table-cell>
          <table:table-cell table:formula="of:=[.A405]/1000/(60*60*24)" office:value-type="time" office:time-value="PT01H47M27.827S" calcext:value-type="time">
            <text:p>01:47:2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446.26" calcext:value-type="float">
            <text:p>446.26</text:p>
          </table:table-cell>
          <table:table-cell office:value-type="float" office:value="561.83" calcext:value-type="float">
            <text:p>561.83</text:p>
          </table:table-cell>
        </table:table-row>
        <table:table-row table:style-name="ro1">
          <table:table-cell office:value-type="float" office:value="6463827" calcext:value-type="float">
            <text:p>6463827</text:p>
          </table:table-cell>
          <table:table-cell table:formula="of:=[.A406]/1000/(60*60*24)" office:value-type="time" office:time-value="PT01H47M43.827S" calcext:value-type="time">
            <text:p>01:47:4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447.32" calcext:value-type="float">
            <text:p>447.32</text:p>
          </table:table-cell>
          <table:table-cell office:value-type="float" office:value="563.11" calcext:value-type="float">
            <text:p>563.11</text:p>
          </table:table-cell>
        </table:table-row>
        <table:table-row table:style-name="ro1">
          <table:table-cell office:value-type="float" office:value="6479827" calcext:value-type="float">
            <text:p>6479827</text:p>
          </table:table-cell>
          <table:table-cell table:formula="of:=[.A407]/1000/(60*60*24)" office:value-type="time" office:time-value="PT01H47M59.827S" calcext:value-type="time">
            <text:p>01:48:0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7" calcext:value-type="float">
            <text:p>286.17</text:p>
          </table:table-cell>
          <table:table-cell office:value-type="float" office:value="448.38" calcext:value-type="float">
            <text:p>448.38</text:p>
          </table:table-cell>
          <table:table-cell office:value-type="float" office:value="564.39" calcext:value-type="float">
            <text:p>564.39</text:p>
          </table:table-cell>
        </table:table-row>
        <table:table-row table:style-name="ro1">
          <table:table-cell office:value-type="float" office:value="6495827" calcext:value-type="float">
            <text:p>6495827</text:p>
          </table:table-cell>
          <table:table-cell table:formula="of:=[.A408]/1000/(60*60*24)" office:value-type="time" office:time-value="PT01H48M15.827S" calcext:value-type="time">
            <text:p>01:48:1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449.44" calcext:value-type="float">
            <text:p>449.44</text:p>
          </table:table-cell>
          <table:table-cell office:value-type="float" office:value="565.66" calcext:value-type="float">
            <text:p>565.66</text:p>
          </table:table-cell>
        </table:table-row>
        <table:table-row table:style-name="ro1">
          <table:table-cell office:value-type="float" office:value="6511827" calcext:value-type="float">
            <text:p>6511827</text:p>
          </table:table-cell>
          <table:table-cell table:formula="of:=[.A409]/1000/(60*60*24)" office:value-type="time" office:time-value="PT01H48M31.827S" calcext:value-type="time">
            <text:p>01:48:3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450.5" calcext:value-type="float">
            <text:p>450.5</text:p>
          </table:table-cell>
          <table:table-cell office:value-type="float" office:value="566.94" calcext:value-type="float">
            <text:p>566.94</text:p>
          </table:table-cell>
        </table:table-row>
        <table:table-row table:style-name="ro1">
          <table:table-cell office:value-type="float" office:value="6527827" calcext:value-type="float">
            <text:p>6527827</text:p>
          </table:table-cell>
          <table:table-cell table:formula="of:=[.A410]/1000/(60*60*24)" office:value-type="time" office:time-value="PT01H48M47.827S" calcext:value-type="time">
            <text:p>01:48:4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451.56" calcext:value-type="float">
            <text:p>451.56</text:p>
          </table:table-cell>
          <table:table-cell office:value-type="float" office:value="568.21" calcext:value-type="float">
            <text:p>568.21</text:p>
          </table:table-cell>
        </table:table-row>
        <table:table-row table:style-name="ro1">
          <table:table-cell office:value-type="float" office:value="6543827" calcext:value-type="float">
            <text:p>6543827</text:p>
          </table:table-cell>
          <table:table-cell table:formula="of:=[.A411]/1000/(60*60*24)" office:value-type="time" office:time-value="PT01H49M03.827S" calcext:value-type="time">
            <text:p>01:49:0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452.62" calcext:value-type="float">
            <text:p>452.62</text:p>
          </table:table-cell>
          <table:table-cell office:value-type="float" office:value="569.49" calcext:value-type="float">
            <text:p>569.49</text:p>
          </table:table-cell>
        </table:table-row>
        <table:table-row table:style-name="ro1">
          <table:table-cell office:value-type="float" office:value="6559827" calcext:value-type="float">
            <text:p>6559827</text:p>
          </table:table-cell>
          <table:table-cell table:formula="of:=[.A412]/1000/(60*60*24)" office:value-type="time" office:time-value="PT01H49M19.827S" calcext:value-type="time">
            <text:p>01:49:2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453.68" calcext:value-type="float">
            <text:p>453.68</text:p>
          </table:table-cell>
          <table:table-cell office:value-type="float" office:value="570.76" calcext:value-type="float">
            <text:p>570.76</text:p>
          </table:table-cell>
        </table:table-row>
        <table:table-row table:style-name="ro1">
          <table:table-cell office:value-type="float" office:value="6575827" calcext:value-type="float">
            <text:p>6575827</text:p>
          </table:table-cell>
          <table:table-cell table:formula="of:=[.A413]/1000/(60*60*24)" office:value-type="time" office:time-value="PT01H49M35.827S" calcext:value-type="time">
            <text:p>01:49:3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454.73" calcext:value-type="float">
            <text:p>454.73</text:p>
          </table:table-cell>
          <table:table-cell office:value-type="float" office:value="572.04" calcext:value-type="float">
            <text:p>572.04</text:p>
          </table:table-cell>
        </table:table-row>
        <table:table-row table:style-name="ro1">
          <table:table-cell office:value-type="float" office:value="6591827" calcext:value-type="float">
            <text:p>6591827</text:p>
          </table:table-cell>
          <table:table-cell table:formula="of:=[.A414]/1000/(60*60*24)" office:value-type="time" office:time-value="PT01H49M51.827S" calcext:value-type="time">
            <text:p>01:49:5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455.79" calcext:value-type="float">
            <text:p>455.79</text:p>
          </table:table-cell>
          <table:table-cell office:value-type="float" office:value="573.31" calcext:value-type="float">
            <text:p>573.31</text:p>
          </table:table-cell>
        </table:table-row>
        <table:table-row table:style-name="ro1">
          <table:table-cell office:value-type="float" office:value="6607827" calcext:value-type="float">
            <text:p>6607827</text:p>
          </table:table-cell>
          <table:table-cell table:formula="of:=[.A415]/1000/(60*60*24)" office:value-type="time" office:time-value="PT01H50M07.827S" calcext:value-type="time">
            <text:p>01:50:0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456.85" calcext:value-type="float">
            <text:p>456.85</text:p>
          </table:table-cell>
          <table:table-cell office:value-type="float" office:value="574.58" calcext:value-type="float">
            <text:p>574.58</text:p>
          </table:table-cell>
        </table:table-row>
        <table:table-row table:style-name="ro1">
          <table:table-cell office:value-type="float" office:value="6623827" calcext:value-type="float">
            <text:p>6623827</text:p>
          </table:table-cell>
          <table:table-cell table:formula="of:=[.A416]/1000/(60*60*24)" office:value-type="time" office:time-value="PT01H50M23.827S" calcext:value-type="time">
            <text:p>01:50:2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457.91" calcext:value-type="float">
            <text:p>457.91</text:p>
          </table:table-cell>
          <table:table-cell office:value-type="float" office:value="575.86" calcext:value-type="float">
            <text:p>575.86</text:p>
          </table:table-cell>
        </table:table-row>
        <table:table-row table:style-name="ro1">
          <table:table-cell office:value-type="float" office:value="6639827" calcext:value-type="float">
            <text:p>6639827</text:p>
          </table:table-cell>
          <table:table-cell table:formula="of:=[.A417]/1000/(60*60*24)" office:value-type="time" office:time-value="PT01H50M39.827S" calcext:value-type="time">
            <text:p>01:50:4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458.97" calcext:value-type="float">
            <text:p>458.97</text:p>
          </table:table-cell>
          <table:table-cell office:value-type="float" office:value="577.13" calcext:value-type="float">
            <text:p>577.13</text:p>
          </table:table-cell>
        </table:table-row>
        <table:table-row table:style-name="ro1">
          <table:table-cell office:value-type="float" office:value="6655827" calcext:value-type="float">
            <text:p>6655827</text:p>
          </table:table-cell>
          <table:table-cell table:formula="of:=[.A418]/1000/(60*60*24)" office:value-type="time" office:time-value="PT01H50M55.827S" calcext:value-type="time">
            <text:p>01:50:5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460.03" calcext:value-type="float">
            <text:p>460.03</text:p>
          </table:table-cell>
          <table:table-cell office:value-type="float" office:value="578.4" calcext:value-type="float">
            <text:p>578.4</text:p>
          </table:table-cell>
        </table:table-row>
        <table:table-row table:style-name="ro1">
          <table:table-cell office:value-type="float" office:value="6671827" calcext:value-type="float">
            <text:p>6671827</text:p>
          </table:table-cell>
          <table:table-cell table:formula="of:=[.A419]/1000/(60*60*24)" office:value-type="time" office:time-value="PT01H51M11.827S" calcext:value-type="time">
            <text:p>01:51:1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461.09" calcext:value-type="float">
            <text:p>461.09</text:p>
          </table:table-cell>
          <table:table-cell office:value-type="float" office:value="579.67" calcext:value-type="float">
            <text:p>579.67</text:p>
          </table:table-cell>
        </table:table-row>
        <table:table-row table:style-name="ro1">
          <table:table-cell office:value-type="float" office:value="6687827" calcext:value-type="float">
            <text:p>6687827</text:p>
          </table:table-cell>
          <table:table-cell table:formula="of:=[.A420]/1000/(60*60*24)" office:value-type="time" office:time-value="PT01H51M27.827S" calcext:value-type="time">
            <text:p>01:51:2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462.14" calcext:value-type="float">
            <text:p>462.14</text:p>
          </table:table-cell>
          <table:table-cell office:value-type="float" office:value="580.94" calcext:value-type="float">
            <text:p>580.94</text:p>
          </table:table-cell>
        </table:table-row>
        <table:table-row table:style-name="ro1">
          <table:table-cell office:value-type="float" office:value="6703827" calcext:value-type="float">
            <text:p>6703827</text:p>
          </table:table-cell>
          <table:table-cell table:formula="of:=[.A421]/1000/(60*60*24)" office:value-type="time" office:time-value="PT01H51M43.827S" calcext:value-type="time">
            <text:p>01:51:4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463.2" calcext:value-type="float">
            <text:p>463.2</text:p>
          </table:table-cell>
          <table:table-cell office:value-type="float" office:value="582.21" calcext:value-type="float">
            <text:p>582.21</text:p>
          </table:table-cell>
        </table:table-row>
        <table:table-row table:style-name="ro1">
          <table:table-cell office:value-type="float" office:value="6719827" calcext:value-type="float">
            <text:p>6719827</text:p>
          </table:table-cell>
          <table:table-cell table:formula="of:=[.A422]/1000/(60*60*24)" office:value-type="time" office:time-value="PT01H51M59.827S" calcext:value-type="time">
            <text:p>01:52:0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464.26" calcext:value-type="float">
            <text:p>464.26</text:p>
          </table:table-cell>
          <table:table-cell office:value-type="float" office:value="583.48" calcext:value-type="float">
            <text:p>583.48</text:p>
          </table:table-cell>
        </table:table-row>
        <table:table-row table:style-name="ro1">
          <table:table-cell office:value-type="float" office:value="6735827" calcext:value-type="float">
            <text:p>6735827</text:p>
          </table:table-cell>
          <table:table-cell table:formula="of:=[.A423]/1000/(60*60*24)" office:value-type="time" office:time-value="PT01H52M15.827S" calcext:value-type="time">
            <text:p>01:52:1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465.32" calcext:value-type="float">
            <text:p>465.32</text:p>
          </table:table-cell>
          <table:table-cell office:value-type="float" office:value="584.75" calcext:value-type="float">
            <text:p>584.75</text:p>
          </table:table-cell>
        </table:table-row>
        <table:table-row table:style-name="ro1">
          <table:table-cell office:value-type="float" office:value="6751827" calcext:value-type="float">
            <text:p>6751827</text:p>
          </table:table-cell>
          <table:table-cell table:formula="of:=[.A424]/1000/(60*60*24)" office:value-type="time" office:time-value="PT01H52M31.827S" calcext:value-type="time">
            <text:p>01:52:3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466.37" calcext:value-type="float">
            <text:p>466.37</text:p>
          </table:table-cell>
          <table:table-cell office:value-type="float" office:value="586.02" calcext:value-type="float">
            <text:p>586.02</text:p>
          </table:table-cell>
        </table:table-row>
        <table:table-row table:style-name="ro1">
          <table:table-cell office:value-type="float" office:value="6767827" calcext:value-type="float">
            <text:p>6767827</text:p>
          </table:table-cell>
          <table:table-cell table:formula="of:=[.A425]/1000/(60*60*24)" office:value-type="time" office:time-value="PT01H52M47.827S" calcext:value-type="time">
            <text:p>01:52:4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467.43" calcext:value-type="float">
            <text:p>467.43</text:p>
          </table:table-cell>
          <table:table-cell office:value-type="float" office:value="587.29" calcext:value-type="float">
            <text:p>587.29</text:p>
          </table:table-cell>
        </table:table-row>
        <table:table-row table:style-name="ro1">
          <table:table-cell office:value-type="float" office:value="6783827" calcext:value-type="float">
            <text:p>6783827</text:p>
          </table:table-cell>
          <table:table-cell table:formula="of:=[.A426]/1000/(60*60*24)" office:value-type="time" office:time-value="PT01H53M03.827S" calcext:value-type="time">
            <text:p>01:53:0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468.49" calcext:value-type="float">
            <text:p>468.49</text:p>
          </table:table-cell>
          <table:table-cell office:value-type="float" office:value="588.55" calcext:value-type="float">
            <text:p>588.55</text:p>
          </table:table-cell>
        </table:table-row>
        <table:table-row table:style-name="ro1">
          <table:table-cell office:value-type="float" office:value="6799827" calcext:value-type="float">
            <text:p>6799827</text:p>
          </table:table-cell>
          <table:table-cell table:formula="of:=[.A427]/1000/(60*60*24)" office:value-type="time" office:time-value="PT01H53M19.827S" calcext:value-type="time">
            <text:p>01:53:2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469.55" calcext:value-type="float">
            <text:p>469.55</text:p>
          </table:table-cell>
          <table:table-cell office:value-type="float" office:value="589.82" calcext:value-type="float">
            <text:p>589.82</text:p>
          </table:table-cell>
        </table:table-row>
        <table:table-row table:style-name="ro1">
          <table:table-cell office:value-type="float" office:value="6815827" calcext:value-type="float">
            <text:p>6815827</text:p>
          </table:table-cell>
          <table:table-cell table:formula="of:=[.A428]/1000/(60*60*24)" office:value-type="time" office:time-value="PT01H53M35.827S" calcext:value-type="time">
            <text:p>01:53:3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470.6" calcext:value-type="float">
            <text:p>470.6</text:p>
          </table:table-cell>
          <table:table-cell office:value-type="float" office:value="591.09" calcext:value-type="float">
            <text:p>591.09</text:p>
          </table:table-cell>
        </table:table-row>
        <table:table-row table:style-name="ro1">
          <table:table-cell office:value-type="float" office:value="6831827" calcext:value-type="float">
            <text:p>6831827</text:p>
          </table:table-cell>
          <table:table-cell table:formula="of:=[.A429]/1000/(60*60*24)" office:value-type="time" office:time-value="PT01H53M51.827S" calcext:value-type="time">
            <text:p>01:53:5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471.66" calcext:value-type="float">
            <text:p>471.66</text:p>
          </table:table-cell>
          <table:table-cell office:value-type="float" office:value="592.36" calcext:value-type="float">
            <text:p>592.36</text:p>
          </table:table-cell>
        </table:table-row>
        <table:table-row table:style-name="ro1">
          <table:table-cell office:value-type="float" office:value="6847827" calcext:value-type="float">
            <text:p>6847827</text:p>
          </table:table-cell>
          <table:table-cell table:formula="of:=[.A430]/1000/(60*60*24)" office:value-type="time" office:time-value="PT01H54M07.827S" calcext:value-type="time">
            <text:p>01:54:0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472.72" calcext:value-type="float">
            <text:p>472.72</text:p>
          </table:table-cell>
          <table:table-cell office:value-type="float" office:value="593.63" calcext:value-type="float">
            <text:p>593.63</text:p>
          </table:table-cell>
        </table:table-row>
        <table:table-row table:style-name="ro1">
          <table:table-cell office:value-type="float" office:value="6863827" calcext:value-type="float">
            <text:p>6863827</text:p>
          </table:table-cell>
          <table:table-cell table:formula="of:=[.A431]/1000/(60*60*24)" office:value-type="time" office:time-value="PT01H54M23.827S" calcext:value-type="time">
            <text:p>01:54:2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473.77" calcext:value-type="float">
            <text:p>473.77</text:p>
          </table:table-cell>
          <table:table-cell office:value-type="float" office:value="594.89" calcext:value-type="float">
            <text:p>594.89</text:p>
          </table:table-cell>
        </table:table-row>
        <table:table-row table:style-name="ro1">
          <table:table-cell office:value-type="float" office:value="6879827" calcext:value-type="float">
            <text:p>6879827</text:p>
          </table:table-cell>
          <table:table-cell table:formula="of:=[.A432]/1000/(60*60*24)" office:value-type="time" office:time-value="PT01H54M39.827S" calcext:value-type="time">
            <text:p>01:54:4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474.83" calcext:value-type="float">
            <text:p>474.83</text:p>
          </table:table-cell>
          <table:table-cell office:value-type="float" office:value="596.16" calcext:value-type="float">
            <text:p>596.16</text:p>
          </table:table-cell>
        </table:table-row>
        <table:table-row table:style-name="ro1">
          <table:table-cell office:value-type="float" office:value="6895827" calcext:value-type="float">
            <text:p>6895827</text:p>
          </table:table-cell>
          <table:table-cell table:formula="of:=[.A433]/1000/(60*60*24)" office:value-type="time" office:time-value="PT01H54M55.827S" calcext:value-type="time">
            <text:p>01:54:5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475.89" calcext:value-type="float">
            <text:p>475.89</text:p>
          </table:table-cell>
          <table:table-cell office:value-type="float" office:value="597.43" calcext:value-type="float">
            <text:p>597.43</text:p>
          </table:table-cell>
        </table:table-row>
        <table:table-row table:style-name="ro1">
          <table:table-cell office:value-type="float" office:value="6911827" calcext:value-type="float">
            <text:p>6911827</text:p>
          </table:table-cell>
          <table:table-cell table:formula="of:=[.A434]/1000/(60*60*24)" office:value-type="time" office:time-value="PT01H55M11.827S" calcext:value-type="time">
            <text:p>01:55:12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7" calcext:value-type="float">
            <text:p>285.07</text:p>
          </table:table-cell>
          <table:table-cell office:value-type="float" office:value="476.94" calcext:value-type="float">
            <text:p>476.94</text:p>
          </table:table-cell>
          <table:table-cell office:value-type="float" office:value="598.69" calcext:value-type="float">
            <text:p>598.69</text:p>
          </table:table-cell>
        </table:table-row>
        <table:table-row table:style-name="ro1">
          <table:table-cell office:value-type="float" office:value="6927827" calcext:value-type="float">
            <text:p>6927827</text:p>
          </table:table-cell>
          <table:table-cell table:formula="of:=[.A435]/1000/(60*60*24)" office:value-type="time" office:time-value="PT01H55M27.827S" calcext:value-type="time">
            <text:p>01:55:2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478" calcext:value-type="float">
            <text:p>478</text:p>
          </table:table-cell>
          <table:table-cell office:value-type="float" office:value="599.96" calcext:value-type="float">
            <text:p>599.96</text:p>
          </table:table-cell>
        </table:table-row>
        <table:table-row table:style-name="ro1">
          <table:table-cell office:value-type="float" office:value="6943827" calcext:value-type="float">
            <text:p>6943827</text:p>
          </table:table-cell>
          <table:table-cell table:formula="of:=[.A436]/1000/(60*60*24)" office:value-type="time" office:time-value="PT01H55M43.827S" calcext:value-type="time">
            <text:p>01:55:4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479.06" calcext:value-type="float">
            <text:p>479.06</text:p>
          </table:table-cell>
          <table:table-cell office:value-type="float" office:value="601.22" calcext:value-type="float">
            <text:p>601.22</text:p>
          </table:table-cell>
        </table:table-row>
        <table:table-row table:style-name="ro1">
          <table:table-cell office:value-type="float" office:value="6959827" calcext:value-type="float">
            <text:p>6959827</text:p>
          </table:table-cell>
          <table:table-cell table:formula="of:=[.A437]/1000/(60*60*24)" office:value-type="time" office:time-value="PT01H55M59.827S" calcext:value-type="time">
            <text:p>01:56:0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480.11" calcext:value-type="float">
            <text:p>480.11</text:p>
          </table:table-cell>
          <table:table-cell office:value-type="float" office:value="602.49" calcext:value-type="float">
            <text:p>602.49</text:p>
          </table:table-cell>
        </table:table-row>
        <table:table-row table:style-name="ro1">
          <table:table-cell office:value-type="float" office:value="6975827" calcext:value-type="float">
            <text:p>6975827</text:p>
          </table:table-cell>
          <table:table-cell table:formula="of:=[.A438]/1000/(60*60*24)" office:value-type="time" office:time-value="PT01H56M15.827S" calcext:value-type="time">
            <text:p>01:56:16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481.17" calcext:value-type="float">
            <text:p>481.17</text:p>
          </table:table-cell>
          <table:table-cell office:value-type="float" office:value="603.75" calcext:value-type="float">
            <text:p>603.75</text:p>
          </table:table-cell>
        </table:table-row>
        <table:table-row table:style-name="ro1">
          <table:table-cell office:value-type="float" office:value="6991827" calcext:value-type="float">
            <text:p>6991827</text:p>
          </table:table-cell>
          <table:table-cell table:formula="of:=[.A439]/1000/(60*60*24)" office:value-type="time" office:time-value="PT01H56M31.827S" calcext:value-type="time">
            <text:p>01:56:32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482.22" calcext:value-type="float">
            <text:p>482.22</text:p>
          </table:table-cell>
          <table:table-cell office:value-type="float" office:value="605.02" calcext:value-type="float">
            <text:p>605.02</text:p>
          </table:table-cell>
        </table:table-row>
        <table:table-row table:style-name="ro1">
          <table:table-cell office:value-type="float" office:value="7007827" calcext:value-type="float">
            <text:p>7007827</text:p>
          </table:table-cell>
          <table:table-cell table:formula="of:=[.A440]/1000/(60*60*24)" office:value-type="time" office:time-value="PT01H56M47.827S" calcext:value-type="time">
            <text:p>01:56:48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483.28" calcext:value-type="float">
            <text:p>483.28</text:p>
          </table:table-cell>
          <table:table-cell office:value-type="float" office:value="606.28" calcext:value-type="float">
            <text:p>606.28</text:p>
          </table:table-cell>
        </table:table-row>
        <table:table-row table:style-name="ro1">
          <table:table-cell office:value-type="float" office:value="7023827" calcext:value-type="float">
            <text:p>7023827</text:p>
          </table:table-cell>
          <table:table-cell table:formula="of:=[.A441]/1000/(60*60*24)" office:value-type="time" office:time-value="PT01H57M03.827S" calcext:value-type="time">
            <text:p>01:57:04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484.33" calcext:value-type="float">
            <text:p>484.33</text:p>
          </table:table-cell>
          <table:table-cell office:value-type="float" office:value="607.55" calcext:value-type="float">
            <text:p>607.55</text:p>
          </table:table-cell>
        </table:table-row>
        <table:table-row table:style-name="ro1">
          <table:table-cell office:value-type="float" office:value="7039827" calcext:value-type="float">
            <text:p>7039827</text:p>
          </table:table-cell>
          <table:table-cell table:formula="of:=[.A442]/1000/(60*60*24)" office:value-type="time" office:time-value="PT01H57M19.827S" calcext:value-type="time">
            <text:p>01:57:20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485.39" calcext:value-type="float">
            <text:p>485.39</text:p>
          </table:table-cell>
          <table:table-cell office:value-type="float" office:value="608.81" calcext:value-type="float">
            <text:p>608.81</text:p>
          </table:table-cell>
        </table:table-row>
        <table:table-row table:style-name="ro1">
          <table:table-cell office:value-type="float" office:value="7055827" calcext:value-type="float">
            <text:p>7055827</text:p>
          </table:table-cell>
          <table:table-cell table:formula="of:=[.A443]/1000/(60*60*24)" office:value-type="time" office:time-value="PT01H57M35.827S" calcext:value-type="time">
            <text:p>01:57:36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486.45" calcext:value-type="float">
            <text:p>486.45</text:p>
          </table:table-cell>
          <table:table-cell office:value-type="float" office:value="610.07" calcext:value-type="float">
            <text:p>610.07</text:p>
          </table:table-cell>
        </table:table-row>
        <table:table-row table:style-name="ro1">
          <table:table-cell office:value-type="float" office:value="7071827" calcext:value-type="float">
            <text:p>7071827</text:p>
          </table:table-cell>
          <table:table-cell table:formula="of:=[.A444]/1000/(60*60*24)" office:value-type="time" office:time-value="PT01H57M51.827S" calcext:value-type="time">
            <text:p>01:57:52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487.5" calcext:value-type="float">
            <text:p>487.5</text:p>
          </table:table-cell>
          <table:table-cell office:value-type="float" office:value="611.33" calcext:value-type="float">
            <text:p>611.33</text:p>
          </table:table-cell>
        </table:table-row>
        <table:table-row table:style-name="ro1">
          <table:table-cell office:value-type="float" office:value="7087827" calcext:value-type="float">
            <text:p>7087827</text:p>
          </table:table-cell>
          <table:table-cell table:formula="of:=[.A445]/1000/(60*60*24)" office:value-type="time" office:time-value="PT01H58M07.827S" calcext:value-type="time">
            <text:p>01:58:08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488.56" calcext:value-type="float">
            <text:p>488.56</text:p>
          </table:table-cell>
          <table:table-cell office:value-type="float" office:value="612.59" calcext:value-type="float">
            <text:p>612.59</text:p>
          </table:table-cell>
        </table:table-row>
        <table:table-row table:style-name="ro1">
          <table:table-cell office:value-type="float" office:value="7103827" calcext:value-type="float">
            <text:p>7103827</text:p>
          </table:table-cell>
          <table:table-cell table:formula="of:=[.A446]/1000/(60*60*24)" office:value-type="time" office:time-value="PT01H58M23.827S" calcext:value-type="time">
            <text:p>01:58:24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489.61" calcext:value-type="float">
            <text:p>489.61</text:p>
          </table:table-cell>
          <table:table-cell office:value-type="float" office:value="613.86" calcext:value-type="float">
            <text:p>613.86</text:p>
          </table:table-cell>
        </table:table-row>
        <table:table-row table:style-name="ro1">
          <table:table-cell office:value-type="float" office:value="7119827" calcext:value-type="float">
            <text:p>7119827</text:p>
          </table:table-cell>
          <table:table-cell table:formula="of:=[.A447]/1000/(60*60*24)" office:value-type="time" office:time-value="PT01H58M39.827S" calcext:value-type="time">
            <text:p>01:58:40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490.66" calcext:value-type="float">
            <text:p>490.66</text:p>
          </table:table-cell>
          <table:table-cell office:value-type="float" office:value="615.12" calcext:value-type="float">
            <text:p>615.12</text:p>
          </table:table-cell>
        </table:table-row>
        <table:table-row table:style-name="ro1">
          <table:table-cell office:value-type="float" office:value="7135827" calcext:value-type="float">
            <text:p>7135827</text:p>
          </table:table-cell>
          <table:table-cell table:formula="of:=[.A448]/1000/(60*60*24)" office:value-type="time" office:time-value="PT01H58M55.827S" calcext:value-type="time">
            <text:p>01:58:56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491.72" calcext:value-type="float">
            <text:p>491.72</text:p>
          </table:table-cell>
          <table:table-cell office:value-type="float" office:value="616.38" calcext:value-type="float">
            <text:p>616.38</text:p>
          </table:table-cell>
        </table:table-row>
        <table:table-row table:style-name="ro1">
          <table:table-cell office:value-type="float" office:value="7151827" calcext:value-type="float">
            <text:p>7151827</text:p>
          </table:table-cell>
          <table:table-cell table:formula="of:=[.A449]/1000/(60*60*24)" office:value-type="time" office:time-value="PT01H59M11.827S" calcext:value-type="time">
            <text:p>01:59:12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492.77" calcext:value-type="float">
            <text:p>492.77</text:p>
          </table:table-cell>
          <table:table-cell office:value-type="float" office:value="617.64" calcext:value-type="float">
            <text:p>617.64</text:p>
          </table:table-cell>
        </table:table-row>
        <table:table-row table:style-name="ro1">
          <table:table-cell office:value-type="float" office:value="7167827" calcext:value-type="float">
            <text:p>7167827</text:p>
          </table:table-cell>
          <table:table-cell table:formula="of:=[.A450]/1000/(60*60*24)" office:value-type="time" office:time-value="PT01H59M27.827S" calcext:value-type="time">
            <text:p>01:59:28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493.83" calcext:value-type="float">
            <text:p>493.83</text:p>
          </table:table-cell>
          <table:table-cell office:value-type="float" office:value="618.9" calcext:value-type="float">
            <text:p>618.9</text:p>
          </table:table-cell>
        </table:table-row>
        <table:table-row table:style-name="ro1">
          <table:table-cell office:value-type="float" office:value="7183827" calcext:value-type="float">
            <text:p>7183827</text:p>
          </table:table-cell>
          <table:table-cell table:formula="of:=[.A451]/1000/(60*60*24)" office:value-type="time" office:time-value="PT01H59M43.827S" calcext:value-type="time">
            <text:p>01:59:44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494.88" calcext:value-type="float">
            <text:p>494.88</text:p>
          </table:table-cell>
          <table:table-cell office:value-type="float" office:value="620.16" calcext:value-type="float">
            <text:p>620.16</text:p>
          </table:table-cell>
        </table:table-row>
        <table:table-row table:style-name="ro1">
          <table:table-cell office:value-type="float" office:value="7199827" calcext:value-type="float">
            <text:p>7199827</text:p>
          </table:table-cell>
          <table:table-cell table:formula="of:=[.A452]/1000/(60*60*24)" office:value-type="time" office:time-value="PT01H59M59.827S" calcext:value-type="time">
            <text:p>02:00:00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495.94" calcext:value-type="float">
            <text:p>495.94</text:p>
          </table:table-cell>
          <table:table-cell office:value-type="float" office:value="621.42" calcext:value-type="float">
            <text:p>621.42</text:p>
          </table:table-cell>
        </table:table-row>
        <table:table-row table:style-name="ro1">
          <table:table-cell office:value-type="float" office:value="7215827" calcext:value-type="float">
            <text:p>7215827</text:p>
          </table:table-cell>
          <table:table-cell table:formula="of:=[.A453]/1000/(60*60*24)" office:value-type="time" office:time-value="PT02H00M15.827S" calcext:value-type="time">
            <text:p>02:00:16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496.99" calcext:value-type="float">
            <text:p>496.99</text:p>
          </table:table-cell>
          <table:table-cell office:value-type="float" office:value="622.68" calcext:value-type="float">
            <text:p>622.68</text:p>
          </table:table-cell>
        </table:table-row>
        <table:table-row table:style-name="ro1">
          <table:table-cell office:value-type="float" office:value="7231827" calcext:value-type="float">
            <text:p>7231827</text:p>
          </table:table-cell>
          <table:table-cell table:formula="of:=[.A454]/1000/(60*60*24)" office:value-type="time" office:time-value="PT02H00M31.827S" calcext:value-type="time">
            <text:p>02:00:32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498.04" calcext:value-type="float">
            <text:p>498.04</text:p>
          </table:table-cell>
          <table:table-cell office:value-type="float" office:value="623.94" calcext:value-type="float">
            <text:p>623.94</text:p>
          </table:table-cell>
        </table:table-row>
        <table:table-row table:style-name="ro1">
          <table:table-cell office:value-type="float" office:value="7247827" calcext:value-type="float">
            <text:p>7247827</text:p>
          </table:table-cell>
          <table:table-cell table:formula="of:=[.A455]/1000/(60*60*24)" office:value-type="time" office:time-value="PT02H00M47.827S" calcext:value-type="time">
            <text:p>02:00:48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499.1" calcext:value-type="float">
            <text:p>499.1</text:p>
          </table:table-cell>
          <table:table-cell office:value-type="float" office:value="625.2" calcext:value-type="float">
            <text:p>625.2</text:p>
          </table:table-cell>
        </table:table-row>
        <table:table-row table:style-name="ro1">
          <table:table-cell office:value-type="float" office:value="7263827" calcext:value-type="float">
            <text:p>7263827</text:p>
          </table:table-cell>
          <table:table-cell table:formula="of:=[.A456]/1000/(60*60*24)" office:value-type="time" office:time-value="PT02H01M03.827S" calcext:value-type="time">
            <text:p>02:0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500.15" calcext:value-type="float">
            <text:p>500.15</text:p>
          </table:table-cell>
          <table:table-cell office:value-type="float" office:value="626.46" calcext:value-type="float">
            <text:p>626.46</text:p>
          </table:table-cell>
        </table:table-row>
        <table:table-row table:style-name="ro1">
          <table:table-cell office:value-type="float" office:value="7279827" calcext:value-type="float">
            <text:p>7279827</text:p>
          </table:table-cell>
          <table:table-cell table:formula="of:=[.A457]/1000/(60*60*24)" office:value-type="time" office:time-value="PT02H01M19.827S" calcext:value-type="time">
            <text:p>02:01:20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501.21" calcext:value-type="float">
            <text:p>501.21</text:p>
          </table:table-cell>
          <table:table-cell office:value-type="float" office:value="627.72" calcext:value-type="float">
            <text:p>627.72</text:p>
          </table:table-cell>
        </table:table-row>
        <table:table-row table:style-name="ro1">
          <table:table-cell office:value-type="float" office:value="7295827" calcext:value-type="float">
            <text:p>7295827</text:p>
          </table:table-cell>
          <table:table-cell table:formula="of:=[.A458]/1000/(60*60*24)" office:value-type="time" office:time-value="PT02H01M35.827S" calcext:value-type="time">
            <text:p>02:01:36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502.26" calcext:value-type="float">
            <text:p>502.26</text:p>
          </table:table-cell>
          <table:table-cell office:value-type="float" office:value="628.98" calcext:value-type="float">
            <text:p>628.98</text:p>
          </table:table-cell>
        </table:table-row>
        <table:table-row table:style-name="ro1">
          <table:table-cell office:value-type="float" office:value="7311827" calcext:value-type="float">
            <text:p>7311827</text:p>
          </table:table-cell>
          <table:table-cell table:formula="of:=[.A459]/1000/(60*60*24)" office:value-type="time" office:time-value="PT02H01M51.827S" calcext:value-type="time">
            <text:p>02:01:52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503.31" calcext:value-type="float">
            <text:p>503.31</text:p>
          </table:table-cell>
          <table:table-cell office:value-type="float" office:value="630.24" calcext:value-type="float">
            <text:p>630.24</text:p>
          </table:table-cell>
        </table:table-row>
        <table:table-row table:style-name="ro1">
          <table:table-cell office:value-type="float" office:value="7327827" calcext:value-type="float">
            <text:p>7327827</text:p>
          </table:table-cell>
          <table:table-cell table:formula="of:=[.A460]/1000/(60*60*24)" office:value-type="time" office:time-value="PT02H02M07.827S" calcext:value-type="time">
            <text:p>02:02:08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504.37" calcext:value-type="float">
            <text:p>504.37</text:p>
          </table:table-cell>
          <table:table-cell office:value-type="float" office:value="631.5" calcext:value-type="float">
            <text:p>631.5</text:p>
          </table:table-cell>
        </table:table-row>
        <table:table-row table:style-name="ro1">
          <table:table-cell office:value-type="float" office:value="7343827" calcext:value-type="float">
            <text:p>7343827</text:p>
          </table:table-cell>
          <table:table-cell table:formula="of:=[.A461]/1000/(60*60*24)" office:value-type="time" office:time-value="PT02H02M23.827S" calcext:value-type="time">
            <text:p>02:02:24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505.42" calcext:value-type="float">
            <text:p>505.42</text:p>
          </table:table-cell>
          <table:table-cell office:value-type="float" office:value="632.76" calcext:value-type="float">
            <text:p>632.76</text:p>
          </table:table-cell>
        </table:table-row>
        <table:table-row table:style-name="ro1">
          <table:table-cell office:value-type="float" office:value="7359827" calcext:value-type="float">
            <text:p>7359827</text:p>
          </table:table-cell>
          <table:table-cell table:formula="of:=[.A462]/1000/(60*60*24)" office:value-type="time" office:time-value="PT02H02M39.827S" calcext:value-type="time">
            <text:p>02:02:40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506.47" calcext:value-type="float">
            <text:p>506.47</text:p>
          </table:table-cell>
          <table:table-cell office:value-type="float" office:value="634.02" calcext:value-type="float">
            <text:p>634.02</text:p>
          </table:table-cell>
        </table:table-row>
        <table:table-row table:style-name="ro1">
          <table:table-cell office:value-type="float" office:value="7375827" calcext:value-type="float">
            <text:p>7375827</text:p>
          </table:table-cell>
          <table:table-cell table:formula="of:=[.A463]/1000/(60*60*24)" office:value-type="time" office:time-value="PT02H02M55.827S" calcext:value-type="time">
            <text:p>02:02:56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507.52" calcext:value-type="float">
            <text:p>507.52</text:p>
          </table:table-cell>
          <table:table-cell office:value-type="float" office:value="635.28" calcext:value-type="float">
            <text:p>635.28</text:p>
          </table:table-cell>
        </table:table-row>
        <table:table-row table:style-name="ro1">
          <table:table-cell office:value-type="float" office:value="7391827" calcext:value-type="float">
            <text:p>7391827</text:p>
          </table:table-cell>
          <table:table-cell table:formula="of:=[.A464]/1000/(60*60*24)" office:value-type="time" office:time-value="PT02H03M11.827S" calcext:value-type="time">
            <text:p>02:03:12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508.58" calcext:value-type="float">
            <text:p>508.58</text:p>
          </table:table-cell>
          <table:table-cell office:value-type="float" office:value="636.54" calcext:value-type="float">
            <text:p>636.54</text:p>
          </table:table-cell>
        </table:table-row>
        <table:table-row table:style-name="ro1">
          <table:table-cell office:value-type="float" office:value="7407827" calcext:value-type="float">
            <text:p>7407827</text:p>
          </table:table-cell>
          <table:table-cell table:formula="of:=[.A465]/1000/(60*60*24)" office:value-type="time" office:time-value="PT02H03M27.827S" calcext:value-type="time">
            <text:p>02:0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509.63" calcext:value-type="float">
            <text:p>509.63</text:p>
          </table:table-cell>
          <table:table-cell office:value-type="float" office:value="637.79" calcext:value-type="float">
            <text:p>637.79</text:p>
          </table:table-cell>
        </table:table-row>
        <table:table-row table:style-name="ro1">
          <table:table-cell office:value-type="float" office:value="7423827" calcext:value-type="float">
            <text:p>7423827</text:p>
          </table:table-cell>
          <table:table-cell table:formula="of:=[.A466]/1000/(60*60*24)" office:value-type="time" office:time-value="PT02H03M43.827S" calcext:value-type="time">
            <text:p>02:03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510.68" calcext:value-type="float">
            <text:p>510.68</text:p>
          </table:table-cell>
          <table:table-cell office:value-type="float" office:value="639.05" calcext:value-type="float">
            <text:p>639.05</text:p>
          </table:table-cell>
        </table:table-row>
        <table:table-row table:style-name="ro1">
          <table:table-cell office:value-type="float" office:value="7439827" calcext:value-type="float">
            <text:p>7439827</text:p>
          </table:table-cell>
          <table:table-cell table:formula="of:=[.A467]/1000/(60*60*24)" office:value-type="time" office:time-value="PT02H03M59.827S" calcext:value-type="time">
            <text:p>02:04:00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511.74" calcext:value-type="float">
            <text:p>511.74</text:p>
          </table:table-cell>
          <table:table-cell office:value-type="float" office:value="640.31" calcext:value-type="float">
            <text:p>640.31</text:p>
          </table:table-cell>
        </table:table-row>
        <table:table-row table:style-name="ro1">
          <table:table-cell office:value-type="float" office:value="7455827" calcext:value-type="float">
            <text:p>7455827</text:p>
          </table:table-cell>
          <table:table-cell table:formula="of:=[.A468]/1000/(60*60*24)" office:value-type="time" office:time-value="PT02H04M15.827S" calcext:value-type="time">
            <text:p>02:04:16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512.79" calcext:value-type="float">
            <text:p>512.79</text:p>
          </table:table-cell>
          <table:table-cell office:value-type="float" office:value="641.57" calcext:value-type="float">
            <text:p>641.57</text:p>
          </table:table-cell>
        </table:table-row>
        <table:table-row table:style-name="ro1">
          <table:table-cell office:value-type="float" office:value="7471827" calcext:value-type="float">
            <text:p>7471827</text:p>
          </table:table-cell>
          <table:table-cell table:formula="of:=[.A469]/1000/(60*60*24)" office:value-type="time" office:time-value="PT02H04M31.827S" calcext:value-type="time">
            <text:p>02:04:32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513.84" calcext:value-type="float">
            <text:p>513.84</text:p>
          </table:table-cell>
          <table:table-cell office:value-type="float" office:value="642.82" calcext:value-type="float">
            <text:p>642.82</text:p>
          </table:table-cell>
        </table:table-row>
        <table:table-row table:style-name="ro1">
          <table:table-cell office:value-type="float" office:value="7487827" calcext:value-type="float">
            <text:p>7487827</text:p>
          </table:table-cell>
          <table:table-cell table:formula="of:=[.A470]/1000/(60*60*24)" office:value-type="time" office:time-value="PT02H04M47.827S" calcext:value-type="time">
            <text:p>02:04:48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514.89" calcext:value-type="float">
            <text:p>514.89</text:p>
          </table:table-cell>
          <table:table-cell office:value-type="float" office:value="644.08" calcext:value-type="float">
            <text:p>644.08</text:p>
          </table:table-cell>
        </table:table-row>
        <table:table-row table:style-name="ro1">
          <table:table-cell office:value-type="float" office:value="7503827" calcext:value-type="float">
            <text:p>7503827</text:p>
          </table:table-cell>
          <table:table-cell table:formula="of:=[.A471]/1000/(60*60*24)" office:value-type="time" office:time-value="PT02H05M03.827S" calcext:value-type="time">
            <text:p>02:05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515.95" calcext:value-type="float">
            <text:p>515.95</text:p>
          </table:table-cell>
          <table:table-cell office:value-type="float" office:value="645.34" calcext:value-type="float">
            <text:p>645.34</text:p>
          </table:table-cell>
        </table:table-row>
        <table:table-row table:style-name="ro1">
          <table:table-cell office:value-type="float" office:value="7519827" calcext:value-type="float">
            <text:p>7519827</text:p>
          </table:table-cell>
          <table:table-cell table:formula="of:=[.A472]/1000/(60*60*24)" office:value-type="time" office:time-value="PT02H05M19.827S" calcext:value-type="time">
            <text:p>02:05:20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517" calcext:value-type="float">
            <text:p>517</text:p>
          </table:table-cell>
          <table:table-cell office:value-type="float" office:value="646.59" calcext:value-type="float">
            <text:p>646.59</text:p>
          </table:table-cell>
        </table:table-row>
        <table:table-row table:style-name="ro1">
          <table:table-cell office:value-type="float" office:value="7535827" calcext:value-type="float">
            <text:p>7535827</text:p>
          </table:table-cell>
          <table:table-cell table:formula="of:=[.A473]/1000/(60*60*24)" office:value-type="time" office:time-value="PT02H05M35.827S" calcext:value-type="time">
            <text:p>02:05:36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518.05" calcext:value-type="float">
            <text:p>518.05</text:p>
          </table:table-cell>
          <table:table-cell office:value-type="float" office:value="647.85" calcext:value-type="float">
            <text:p>647.85</text:p>
          </table:table-cell>
        </table:table-row>
        <table:table-row table:style-name="ro1">
          <table:table-cell office:value-type="float" office:value="7551827" calcext:value-type="float">
            <text:p>7551827</text:p>
          </table:table-cell>
          <table:table-cell table:formula="of:=[.A474]/1000/(60*60*24)" office:value-type="time" office:time-value="PT02H05M51.827S" calcext:value-type="time">
            <text:p>02:05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519.1" calcext:value-type="float">
            <text:p>519.1</text:p>
          </table:table-cell>
          <table:table-cell office:value-type="float" office:value="649.1" calcext:value-type="float">
            <text:p>649.1</text:p>
          </table:table-cell>
        </table:table-row>
        <table:table-row table:style-name="ro1">
          <table:table-cell office:value-type="float" office:value="7567827" calcext:value-type="float">
            <text:p>7567827</text:p>
          </table:table-cell>
          <table:table-cell table:formula="of:=[.A475]/1000/(60*60*24)" office:value-type="time" office:time-value="PT02H06M07.827S" calcext:value-type="time">
            <text:p>02:06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520.15" calcext:value-type="float">
            <text:p>520.15</text:p>
          </table:table-cell>
          <table:table-cell office:value-type="float" office:value="650.36" calcext:value-type="float">
            <text:p>650.36</text:p>
          </table:table-cell>
        </table:table-row>
        <table:table-row table:style-name="ro1">
          <table:table-cell office:value-type="float" office:value="7583827" calcext:value-type="float">
            <text:p>7583827</text:p>
          </table:table-cell>
          <table:table-cell table:formula="of:=[.A476]/1000/(60*60*24)" office:value-type="time" office:time-value="PT02H06M23.827S" calcext:value-type="time">
            <text:p>02:06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521.21" calcext:value-type="float">
            <text:p>521.21</text:p>
          </table:table-cell>
          <table:table-cell office:value-type="float" office:value="651.62" calcext:value-type="float">
            <text:p>651.62</text:p>
          </table:table-cell>
        </table:table-row>
        <table:table-row table:style-name="ro1">
          <table:table-cell office:value-type="float" office:value="7599827" calcext:value-type="float">
            <text:p>7599827</text:p>
          </table:table-cell>
          <table:table-cell table:formula="of:=[.A477]/1000/(60*60*24)" office:value-type="time" office:time-value="PT02H06M39.827S" calcext:value-type="time">
            <text:p>02:06:40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522.26" calcext:value-type="float">
            <text:p>522.26</text:p>
          </table:table-cell>
          <table:table-cell office:value-type="float" office:value="652.87" calcext:value-type="float">
            <text:p>652.87</text:p>
          </table:table-cell>
        </table:table-row>
        <table:table-row table:style-name="ro1">
          <table:table-cell office:value-type="float" office:value="7615827" calcext:value-type="float">
            <text:p>7615827</text:p>
          </table:table-cell>
          <table:table-cell table:formula="of:=[.A478]/1000/(60*60*24)" office:value-type="time" office:time-value="PT02H06M55.827S" calcext:value-type="time">
            <text:p>02:06:56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9" calcext:value-type="float">
            <text:p>282.9</text:p>
          </table:table-cell>
          <table:table-cell office:value-type="float" office:value="523.31" calcext:value-type="float">
            <text:p>523.31</text:p>
          </table:table-cell>
          <table:table-cell office:value-type="float" office:value="654.13" calcext:value-type="float">
            <text:p>654.13</text:p>
          </table:table-cell>
        </table:table-row>
        <table:table-row table:style-name="ro1">
          <table:table-cell office:value-type="float" office:value="7631827" calcext:value-type="float">
            <text:p>7631827</text:p>
          </table:table-cell>
          <table:table-cell table:formula="of:=[.A479]/1000/(60*60*24)" office:value-type="time" office:time-value="PT02H07M11.827S" calcext:value-type="time">
            <text:p>02:07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524.36" calcext:value-type="float">
            <text:p>524.36</text:p>
          </table:table-cell>
          <table:table-cell office:value-type="float" office:value="655.38" calcext:value-type="float">
            <text:p>655.38</text:p>
          </table:table-cell>
        </table:table-row>
        <table:table-row table:style-name="ro1">
          <table:table-cell office:value-type="float" office:value="7647827" calcext:value-type="float">
            <text:p>7647827</text:p>
          </table:table-cell>
          <table:table-cell table:formula="of:=[.A480]/1000/(60*60*24)" office:value-type="time" office:time-value="PT02H07M27.827S" calcext:value-type="time">
            <text:p>02:0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525.41" calcext:value-type="float">
            <text:p>525.41</text:p>
          </table:table-cell>
          <table:table-cell office:value-type="float" office:value="656.63" calcext:value-type="float">
            <text:p>656.63</text:p>
          </table:table-cell>
        </table:table-row>
        <table:table-row table:style-name="ro1">
          <table:table-cell office:value-type="float" office:value="7663827" calcext:value-type="float">
            <text:p>7663827</text:p>
          </table:table-cell>
          <table:table-cell table:formula="of:=[.A481]/1000/(60*60*24)" office:value-type="time" office:time-value="PT02H07M43.827S" calcext:value-type="time">
            <text:p>02:07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526.47" calcext:value-type="float">
            <text:p>526.47</text:p>
          </table:table-cell>
          <table:table-cell office:value-type="float" office:value="657.89" calcext:value-type="float">
            <text:p>657.89</text:p>
          </table:table-cell>
        </table:table-row>
        <table:table-row table:style-name="ro1">
          <table:table-cell office:value-type="float" office:value="7679827" calcext:value-type="float">
            <text:p>7679827</text:p>
          </table:table-cell>
          <table:table-cell table:formula="of:=[.A482]/1000/(60*60*24)" office:value-type="time" office:time-value="PT02H07M59.827S" calcext:value-type="time">
            <text:p>02:08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527.52" calcext:value-type="float">
            <text:p>527.52</text:p>
          </table:table-cell>
          <table:table-cell office:value-type="float" office:value="659.14" calcext:value-type="float">
            <text:p>659.14</text:p>
          </table:table-cell>
        </table:table-row>
        <table:table-row table:style-name="ro1">
          <table:table-cell office:value-type="float" office:value="7695827" calcext:value-type="float">
            <text:p>7695827</text:p>
          </table:table-cell>
          <table:table-cell table:formula="of:=[.A483]/1000/(60*60*24)" office:value-type="time" office:time-value="PT02H08M15.827S" calcext:value-type="time">
            <text:p>02:0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528.57" calcext:value-type="float">
            <text:p>528.57</text:p>
          </table:table-cell>
          <table:table-cell office:value-type="float" office:value="660.39" calcext:value-type="float">
            <text:p>660.39</text:p>
          </table:table-cell>
        </table:table-row>
        <table:table-row table:style-name="ro1">
          <table:table-cell office:value-type="float" office:value="7711827" calcext:value-type="float">
            <text:p>7711827</text:p>
          </table:table-cell>
          <table:table-cell table:formula="of:=[.A484]/1000/(60*60*24)" office:value-type="time" office:time-value="PT02H08M31.827S" calcext:value-type="time">
            <text:p>02:08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529.62" calcext:value-type="float">
            <text:p>529.62</text:p>
          </table:table-cell>
          <table:table-cell office:value-type="float" office:value="661.65" calcext:value-type="float">
            <text:p>661.65</text:p>
          </table:table-cell>
        </table:table-row>
        <table:table-row table:style-name="ro1">
          <table:table-cell office:value-type="float" office:value="7727827" calcext:value-type="float">
            <text:p>7727827</text:p>
          </table:table-cell>
          <table:table-cell table:formula="of:=[.A485]/1000/(60*60*24)" office:value-type="time" office:time-value="PT02H08M47.827S" calcext:value-type="time">
            <text:p>02:08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530.67" calcext:value-type="float">
            <text:p>530.67</text:p>
          </table:table-cell>
          <table:table-cell office:value-type="float" office:value="662.9" calcext:value-type="float">
            <text:p>662.9</text:p>
          </table:table-cell>
        </table:table-row>
        <table:table-row table:style-name="ro1">
          <table:table-cell office:value-type="float" office:value="7743827" calcext:value-type="float">
            <text:p>7743827</text:p>
          </table:table-cell>
          <table:table-cell table:formula="of:=[.A486]/1000/(60*60*24)" office:value-type="time" office:time-value="PT02H09M03.827S" calcext:value-type="time">
            <text:p>02:0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4" calcext:value-type="float">
            <text:p>281.94</text:p>
          </table:table-cell>
          <table:table-cell office:value-type="float" office:value="531.72" calcext:value-type="float">
            <text:p>531.72</text:p>
          </table:table-cell>
          <table:table-cell office:value-type="float" office:value="664.16" calcext:value-type="float">
            <text:p>664.16</text:p>
          </table:table-cell>
        </table:table-row>
        <table:table-row table:style-name="ro1">
          <table:table-cell office:value-type="float" office:value="7759827" calcext:value-type="float">
            <text:p>7759827</text:p>
          </table:table-cell>
          <table:table-cell table:formula="of:=[.A487]/1000/(60*60*24)" office:value-type="time" office:time-value="PT02H09M19.827S" calcext:value-type="time">
            <text:p>02:0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532.77" calcext:value-type="float">
            <text:p>532.77</text:p>
          </table:table-cell>
          <table:table-cell office:value-type="float" office:value="665.41" calcext:value-type="float">
            <text:p>665.41</text:p>
          </table:table-cell>
        </table:table-row>
        <table:table-row table:style-name="ro1">
          <table:table-cell office:value-type="float" office:value="7775827" calcext:value-type="float">
            <text:p>7775827</text:p>
          </table:table-cell>
          <table:table-cell table:formula="of:=[.A488]/1000/(60*60*24)" office:value-type="time" office:time-value="PT02H09M35.827S" calcext:value-type="time">
            <text:p>02:0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4" calcext:value-type="float">
            <text:p>281.94</text:p>
          </table:table-cell>
          <table:table-cell office:value-type="float" office:value="533.82" calcext:value-type="float">
            <text:p>533.82</text:p>
          </table:table-cell>
          <table:table-cell office:value-type="float" office:value="666.66" calcext:value-type="float">
            <text:p>666.66</text:p>
          </table:table-cell>
        </table:table-row>
        <table:table-row table:style-name="ro1">
          <table:table-cell office:value-type="float" office:value="7791827" calcext:value-type="float">
            <text:p>7791827</text:p>
          </table:table-cell>
          <table:table-cell table:formula="of:=[.A489]/1000/(60*60*24)" office:value-type="time" office:time-value="PT02H09M51.827S" calcext:value-type="time">
            <text:p>02:09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534.88" calcext:value-type="float">
            <text:p>534.88</text:p>
          </table:table-cell>
          <table:table-cell office:value-type="float" office:value="667.91" calcext:value-type="float">
            <text:p>667.91</text:p>
          </table:table-cell>
        </table:table-row>
        <table:table-row table:style-name="ro1">
          <table:table-cell office:value-type="float" office:value="7807827" calcext:value-type="float">
            <text:p>7807827</text:p>
          </table:table-cell>
          <table:table-cell table:formula="of:=[.A490]/1000/(60*60*24)" office:value-type="time" office:time-value="PT02H10M07.827S" calcext:value-type="time">
            <text:p>02:1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535.93" calcext:value-type="float">
            <text:p>535.93</text:p>
          </table:table-cell>
          <table:table-cell office:value-type="float" office:value="669.17" calcext:value-type="float">
            <text:p>669.17</text:p>
          </table:table-cell>
        </table:table-row>
        <table:table-row table:style-name="ro1">
          <table:table-cell office:value-type="float" office:value="7823827" calcext:value-type="float">
            <text:p>7823827</text:p>
          </table:table-cell>
          <table:table-cell table:formula="of:=[.A491]/1000/(60*60*24)" office:value-type="time" office:time-value="PT02H10M23.827S" calcext:value-type="time">
            <text:p>02:10:24</text:p>
          </table:table-cell>
          <table:table-cell office:value-type="float" office:value="1.2" calcext:value-type="float">
            <text:p>1.2</text:p>
          </table:table-cell>
          <table:table-cell office:value-type="float" office:value="236.5" calcext:value-type="float">
            <text:p>236.5</text:p>
          </table:table-cell>
          <table:table-cell office:value-type="float" office:value="282.77" calcext:value-type="float">
            <text:p>282.77</text:p>
          </table:table-cell>
          <table:table-cell office:value-type="float" office:value="536.98" calcext:value-type="float">
            <text:p>536.98</text:p>
          </table:table-cell>
          <table:table-cell office:value-type="float" office:value="670.42" calcext:value-type="float">
            <text:p>670.42</text:p>
          </table:table-cell>
        </table:table-row>
        <table:table-row table:style-name="ro1">
          <table:table-cell office:value-type="float" office:value="7839826" calcext:value-type="float">
            <text:p>7839826</text:p>
          </table:table-cell>
          <table:table-cell table:formula="of:=[.A492]/1000/(60*60*24)" office:value-type="time" office:time-value="PT02H10M39.826S" calcext:value-type="time">
            <text:p>02:10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538.03" calcext:value-type="float">
            <text:p>538.03</text:p>
          </table:table-cell>
          <table:table-cell office:value-type="float" office:value="671.67" calcext:value-type="float">
            <text:p>671.67</text:p>
          </table:table-cell>
        </table:table-row>
        <table:table-row table:style-name="ro1">
          <table:table-cell office:value-type="float" office:value="7855827" calcext:value-type="float">
            <text:p>7855827</text:p>
          </table:table-cell>
          <table:table-cell table:formula="of:=[.A493]/1000/(60*60*24)" office:value-type="time" office:time-value="PT02H10M55.827S" calcext:value-type="time">
            <text:p>02:1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539.08" calcext:value-type="float">
            <text:p>539.08</text:p>
          </table:table-cell>
          <table:table-cell office:value-type="float" office:value="672.92" calcext:value-type="float">
            <text:p>672.92</text:p>
          </table:table-cell>
        </table:table-row>
        <table:table-row table:style-name="ro1">
          <table:table-cell office:value-type="float" office:value="7871827" calcext:value-type="float">
            <text:p>7871827</text:p>
          </table:table-cell>
          <table:table-cell table:formula="of:=[.A494]/1000/(60*60*24)" office:value-type="time" office:time-value="PT02H11M11.827S" calcext:value-type="time">
            <text:p>02:11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540.13" calcext:value-type="float">
            <text:p>540.13</text:p>
          </table:table-cell>
          <table:table-cell office:value-type="float" office:value="674.18" calcext:value-type="float">
            <text:p>674.18</text:p>
          </table:table-cell>
        </table:table-row>
        <table:table-row table:style-name="ro1">
          <table:table-cell office:value-type="float" office:value="7887827" calcext:value-type="float">
            <text:p>7887827</text:p>
          </table:table-cell>
          <table:table-cell table:formula="of:=[.A495]/1000/(60*60*24)" office:value-type="time" office:time-value="PT02H11M27.827S" calcext:value-type="time">
            <text:p>02:11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541.18" calcext:value-type="float">
            <text:p>541.18</text:p>
          </table:table-cell>
          <table:table-cell office:value-type="float" office:value="675.43" calcext:value-type="float">
            <text:p>675.43</text:p>
          </table:table-cell>
        </table:table-row>
        <table:table-row table:style-name="ro1">
          <table:table-cell office:value-type="float" office:value="7903827" calcext:value-type="float">
            <text:p>7903827</text:p>
          </table:table-cell>
          <table:table-cell table:formula="of:=[.A496]/1000/(60*60*24)" office:value-type="time" office:time-value="PT02H11M43.827S" calcext:value-type="time">
            <text:p>02:11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542.23" calcext:value-type="float">
            <text:p>542.23</text:p>
          </table:table-cell>
          <table:table-cell office:value-type="float" office:value="676.68" calcext:value-type="float">
            <text:p>676.68</text:p>
          </table:table-cell>
        </table:table-row>
        <table:table-row table:style-name="ro1">
          <table:table-cell office:value-type="float" office:value="7919827" calcext:value-type="float">
            <text:p>7919827</text:p>
          </table:table-cell>
          <table:table-cell table:formula="of:=[.A497]/1000/(60*60*24)" office:value-type="time" office:time-value="PT02H11M59.827S" calcext:value-type="time">
            <text:p>02:12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543.28" calcext:value-type="float">
            <text:p>543.28</text:p>
          </table:table-cell>
          <table:table-cell office:value-type="float" office:value="677.93" calcext:value-type="float">
            <text:p>677.93</text:p>
          </table:table-cell>
        </table:table-row>
        <table:table-row table:style-name="ro1">
          <table:table-cell office:value-type="float" office:value="7935827" calcext:value-type="float">
            <text:p>7935827</text:p>
          </table:table-cell>
          <table:table-cell table:formula="of:=[.A498]/1000/(60*60*24)" office:value-type="time" office:time-value="PT02H12M15.827S" calcext:value-type="time">
            <text:p>02:12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544.33" calcext:value-type="float">
            <text:p>544.33</text:p>
          </table:table-cell>
          <table:table-cell office:value-type="float" office:value="679.19" calcext:value-type="float">
            <text:p>679.19</text:p>
          </table:table-cell>
        </table:table-row>
        <table:table-row table:style-name="ro1">
          <table:table-cell office:value-type="float" office:value="7951827" calcext:value-type="float">
            <text:p>7951827</text:p>
          </table:table-cell>
          <table:table-cell table:formula="of:=[.A499]/1000/(60*60*24)" office:value-type="time" office:time-value="PT02H12M31.827S" calcext:value-type="time">
            <text:p>02:1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545.38" calcext:value-type="float">
            <text:p>545.38</text:p>
          </table:table-cell>
          <table:table-cell office:value-type="float" office:value="680.44" calcext:value-type="float">
            <text:p>680.44</text:p>
          </table:table-cell>
        </table:table-row>
        <table:table-row table:style-name="ro1">
          <table:table-cell office:value-type="float" office:value="7967827" calcext:value-type="float">
            <text:p>7967827</text:p>
          </table:table-cell>
          <table:table-cell table:formula="of:=[.A500]/1000/(60*60*24)" office:value-type="time" office:time-value="PT02H12M47.827S" calcext:value-type="time">
            <text:p>02:12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546.43" calcext:value-type="float">
            <text:p>546.43</text:p>
          </table:table-cell>
          <table:table-cell office:value-type="float" office:value="681.69" calcext:value-type="float">
            <text:p>681.69</text:p>
          </table:table-cell>
        </table:table-row>
        <table:table-row table:style-name="ro1">
          <table:table-cell office:value-type="float" office:value="7983827" calcext:value-type="float">
            <text:p>7983827</text:p>
          </table:table-cell>
          <table:table-cell table:formula="of:=[.A501]/1000/(60*60*24)" office:value-type="time" office:time-value="PT02H13M03.827S" calcext:value-type="time">
            <text:p>02:1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547.48" calcext:value-type="float">
            <text:p>547.48</text:p>
          </table:table-cell>
          <table:table-cell office:value-type="float" office:value="682.94" calcext:value-type="float">
            <text:p>682.94</text:p>
          </table:table-cell>
        </table:table-row>
        <table:table-row table:style-name="ro1">
          <table:table-cell office:value-type="float" office:value="7999827" calcext:value-type="float">
            <text:p>7999827</text:p>
          </table:table-cell>
          <table:table-cell table:formula="of:=[.A502]/1000/(60*60*24)" office:value-type="time" office:time-value="PT02H13M19.827S" calcext:value-type="time">
            <text:p>02:1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548.53" calcext:value-type="float">
            <text:p>548.53</text:p>
          </table:table-cell>
          <table:table-cell office:value-type="float" office:value="684.19" calcext:value-type="float">
            <text:p>684.19</text:p>
          </table:table-cell>
        </table:table-row>
        <table:table-row table:style-name="ro1">
          <table:table-cell office:value-type="float" office:value="8015826" calcext:value-type="float">
            <text:p>8015826</text:p>
          </table:table-cell>
          <table:table-cell table:formula="of:=[.A503]/1000/(60*60*24)" office:value-type="time" office:time-value="PT02H13M35.826S" calcext:value-type="time">
            <text:p>02:13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549.58" calcext:value-type="float">
            <text:p>549.58</text:p>
          </table:table-cell>
          <table:table-cell office:value-type="float" office:value="685.44" calcext:value-type="float">
            <text:p>685.44</text:p>
          </table:table-cell>
        </table:table-row>
        <table:table-row table:style-name="ro1">
          <table:table-cell office:value-type="float" office:value="8031827" calcext:value-type="float">
            <text:p>8031827</text:p>
          </table:table-cell>
          <table:table-cell table:formula="of:=[.A504]/1000/(60*60*24)" office:value-type="time" office:time-value="PT02H13M51.827S" calcext:value-type="time">
            <text:p>02:13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550.64" calcext:value-type="float">
            <text:p>550.64</text:p>
          </table:table-cell>
          <table:table-cell office:value-type="float" office:value="686.7" calcext:value-type="float">
            <text:p>686.7</text:p>
          </table:table-cell>
        </table:table-row>
        <table:table-row table:style-name="ro1">
          <table:table-cell office:value-type="float" office:value="8047827" calcext:value-type="float">
            <text:p>8047827</text:p>
          </table:table-cell>
          <table:table-cell table:formula="of:=[.A505]/1000/(60*60*24)" office:value-type="time" office:time-value="PT02H14M07.827S" calcext:value-type="time">
            <text:p>02:14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551.69" calcext:value-type="float">
            <text:p>551.69</text:p>
          </table:table-cell>
          <table:table-cell office:value-type="float" office:value="687.95" calcext:value-type="float">
            <text:p>687.95</text:p>
          </table:table-cell>
        </table:table-row>
        <table:table-row table:style-name="ro1">
          <table:table-cell office:value-type="float" office:value="8063827" calcext:value-type="float">
            <text:p>8063827</text:p>
          </table:table-cell>
          <table:table-cell table:formula="of:=[.A506]/1000/(60*60*24)" office:value-type="time" office:time-value="PT02H14M23.827S" calcext:value-type="time">
            <text:p>02:14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552.74" calcext:value-type="float">
            <text:p>552.74</text:p>
          </table:table-cell>
          <table:table-cell office:value-type="float" office:value="689.2" calcext:value-type="float">
            <text:p>689.2</text:p>
          </table:table-cell>
        </table:table-row>
        <table:table-row table:style-name="ro1">
          <table:table-cell office:value-type="float" office:value="8079827" calcext:value-type="float">
            <text:p>8079827</text:p>
          </table:table-cell>
          <table:table-cell table:formula="of:=[.A507]/1000/(60*60*24)" office:value-type="time" office:time-value="PT02H14M39.827S" calcext:value-type="time">
            <text:p>02:1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553.79" calcext:value-type="float">
            <text:p>553.79</text:p>
          </table:table-cell>
          <table:table-cell office:value-type="float" office:value="690.45" calcext:value-type="float">
            <text:p>690.45</text:p>
          </table:table-cell>
        </table:table-row>
        <table:table-row table:style-name="ro1">
          <table:table-cell office:value-type="float" office:value="8095827" calcext:value-type="float">
            <text:p>8095827</text:p>
          </table:table-cell>
          <table:table-cell table:formula="of:=[.A508]/1000/(60*60*24)" office:value-type="time" office:time-value="PT02H14M55.827S" calcext:value-type="time">
            <text:p>02:14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554.84" calcext:value-type="float">
            <text:p>554.84</text:p>
          </table:table-cell>
          <table:table-cell office:value-type="float" office:value="691.7" calcext:value-type="float">
            <text:p>691.7</text:p>
          </table:table-cell>
        </table:table-row>
        <table:table-row table:style-name="ro1">
          <table:table-cell office:value-type="float" office:value="8111827" calcext:value-type="float">
            <text:p>8111827</text:p>
          </table:table-cell>
          <table:table-cell table:formula="of:=[.A509]/1000/(60*60*24)" office:value-type="time" office:time-value="PT02H15M11.827S" calcext:value-type="time">
            <text:p>02:15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555.89" calcext:value-type="float">
            <text:p>555.89</text:p>
          </table:table-cell>
          <table:table-cell office:value-type="float" office:value="692.95" calcext:value-type="float">
            <text:p>692.95</text:p>
          </table:table-cell>
        </table:table-row>
        <table:table-row table:style-name="ro1">
          <table:table-cell office:value-type="float" office:value="8127827" calcext:value-type="float">
            <text:p>8127827</text:p>
          </table:table-cell>
          <table:table-cell table:formula="of:=[.A510]/1000/(60*60*24)" office:value-type="time" office:time-value="PT02H15M27.827S" calcext:value-type="time">
            <text:p>02:15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556.94" calcext:value-type="float">
            <text:p>556.94</text:p>
          </table:table-cell>
          <table:table-cell office:value-type="float" office:value="694.21" calcext:value-type="float">
            <text:p>694.21</text:p>
          </table:table-cell>
        </table:table-row>
        <table:table-row table:style-name="ro1">
          <table:table-cell office:value-type="float" office:value="8143827" calcext:value-type="float">
            <text:p>8143827</text:p>
          </table:table-cell>
          <table:table-cell table:formula="of:=[.A511]/1000/(60*60*24)" office:value-type="time" office:time-value="PT02H15M43.827S" calcext:value-type="time">
            <text:p>02:15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557.99" calcext:value-type="float">
            <text:p>557.99</text:p>
          </table:table-cell>
          <table:table-cell office:value-type="float" office:value="695.46" calcext:value-type="float">
            <text:p>695.46</text:p>
          </table:table-cell>
        </table:table-row>
        <table:table-row table:style-name="ro1">
          <table:table-cell office:value-type="float" office:value="8159827" calcext:value-type="float">
            <text:p>8159827</text:p>
          </table:table-cell>
          <table:table-cell table:formula="of:=[.A512]/1000/(60*60*24)" office:value-type="time" office:time-value="PT02H15M59.827S" calcext:value-type="time">
            <text:p>02:16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559.03" calcext:value-type="float">
            <text:p>559.03</text:p>
          </table:table-cell>
          <table:table-cell office:value-type="float" office:value="696.71" calcext:value-type="float">
            <text:p>696.71</text:p>
          </table:table-cell>
        </table:table-row>
        <table:table-row table:style-name="ro1">
          <table:table-cell office:value-type="float" office:value="8175827" calcext:value-type="float">
            <text:p>8175827</text:p>
          </table:table-cell>
          <table:table-cell table:formula="of:=[.A513]/1000/(60*60*24)" office:value-type="time" office:time-value="PT02H16M15.827S" calcext:value-type="time">
            <text:p>02:16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560.08" calcext:value-type="float">
            <text:p>560.08</text:p>
          </table:table-cell>
          <table:table-cell office:value-type="float" office:value="697.96" calcext:value-type="float">
            <text:p>697.96</text:p>
          </table:table-cell>
        </table:table-row>
        <table:table-row table:style-name="ro1">
          <table:table-cell office:value-type="float" office:value="8191827" calcext:value-type="float">
            <text:p>8191827</text:p>
          </table:table-cell>
          <table:table-cell table:formula="of:=[.A514]/1000/(60*60*24)" office:value-type="time" office:time-value="PT02H16M31.827S" calcext:value-type="time">
            <text:p>02:16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561.13" calcext:value-type="float">
            <text:p>561.13</text:p>
          </table:table-cell>
          <table:table-cell office:value-type="float" office:value="699.21" calcext:value-type="float">
            <text:p>699.21</text:p>
          </table:table-cell>
        </table:table-row>
        <table:table-row table:style-name="ro1">
          <table:table-cell office:value-type="float" office:value="8207827" calcext:value-type="float">
            <text:p>8207827</text:p>
          </table:table-cell>
          <table:table-cell table:formula="of:=[.A515]/1000/(60*60*24)" office:value-type="time" office:time-value="PT02H16M47.827S" calcext:value-type="time">
            <text:p>02:16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562.18" calcext:value-type="float">
            <text:p>562.18</text:p>
          </table:table-cell>
          <table:table-cell office:value-type="float" office:value="700.46" calcext:value-type="float">
            <text:p>700.46</text:p>
          </table:table-cell>
        </table:table-row>
        <table:table-row table:style-name="ro1">
          <table:table-cell office:value-type="float" office:value="8223827" calcext:value-type="float">
            <text:p>8223827</text:p>
          </table:table-cell>
          <table:table-cell table:formula="of:=[.A516]/1000/(60*60*24)" office:value-type="time" office:time-value="PT02H17M03.827S" calcext:value-type="time">
            <text:p>02:17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563.23" calcext:value-type="float">
            <text:p>563.23</text:p>
          </table:table-cell>
          <table:table-cell office:value-type="float" office:value="701.71" calcext:value-type="float">
            <text:p>701.71</text:p>
          </table:table-cell>
        </table:table-row>
        <table:table-row table:style-name="ro1">
          <table:table-cell office:value-type="float" office:value="8239826" calcext:value-type="float">
            <text:p>8239826</text:p>
          </table:table-cell>
          <table:table-cell table:formula="of:=[.A517]/1000/(60*60*24)" office:value-type="time" office:time-value="PT02H17M19.826S" calcext:value-type="time">
            <text:p>02:17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564.28" calcext:value-type="float">
            <text:p>564.28</text:p>
          </table:table-cell>
          <table:table-cell office:value-type="float" office:value="702.96" calcext:value-type="float">
            <text:p>702.96</text:p>
          </table:table-cell>
        </table:table-row>
        <table:table-row table:style-name="ro1">
          <table:table-cell office:value-type="float" office:value="8255827" calcext:value-type="float">
            <text:p>8255827</text:p>
          </table:table-cell>
          <table:table-cell table:formula="of:=[.A518]/1000/(60*60*24)" office:value-type="time" office:time-value="PT02H17M35.827S" calcext:value-type="time">
            <text:p>02:17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1" calcext:value-type="float">
            <text:p>280.51</text:p>
          </table:table-cell>
          <table:table-cell office:value-type="float" office:value="565.33" calcext:value-type="float">
            <text:p>565.33</text:p>
          </table:table-cell>
          <table:table-cell office:value-type="float" office:value="704.21" calcext:value-type="float">
            <text:p>704.21</text:p>
          </table:table-cell>
        </table:table-row>
        <table:table-row table:style-name="ro1">
          <table:table-cell office:value-type="float" office:value="8271827" calcext:value-type="float">
            <text:p>8271827</text:p>
          </table:table-cell>
          <table:table-cell table:formula="of:=[.A519]/1000/(60*60*24)" office:value-type="time" office:time-value="PT02H17M51.827S" calcext:value-type="time">
            <text:p>02:17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566.38" calcext:value-type="float">
            <text:p>566.38</text:p>
          </table:table-cell>
          <table:table-cell office:value-type="float" office:value="705.46" calcext:value-type="float">
            <text:p>705.46</text:p>
          </table:table-cell>
        </table:table-row>
        <table:table-row table:style-name="ro1">
          <table:table-cell office:value-type="float" office:value="8287827" calcext:value-type="float">
            <text:p>8287827</text:p>
          </table:table-cell>
          <table:table-cell table:formula="of:=[.A520]/1000/(60*60*24)" office:value-type="time" office:time-value="PT02H18M07.827S" calcext:value-type="time">
            <text:p>02:18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567.43" calcext:value-type="float">
            <text:p>567.43</text:p>
          </table:table-cell>
          <table:table-cell office:value-type="float" office:value="706.71" calcext:value-type="float">
            <text:p>706.71</text:p>
          </table:table-cell>
        </table:table-row>
        <table:table-row table:style-name="ro1">
          <table:table-cell office:value-type="float" office:value="8303827" calcext:value-type="float">
            <text:p>8303827</text:p>
          </table:table-cell>
          <table:table-cell table:formula="of:=[.A521]/1000/(60*60*24)" office:value-type="time" office:time-value="PT02H18M23.827S" calcext:value-type="time">
            <text:p>02:18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568.48" calcext:value-type="float">
            <text:p>568.48</text:p>
          </table:table-cell>
          <table:table-cell office:value-type="float" office:value="707.96" calcext:value-type="float">
            <text:p>707.96</text:p>
          </table:table-cell>
        </table:table-row>
        <table:table-row table:style-name="ro1">
          <table:table-cell office:value-type="float" office:value="8319827" calcext:value-type="float">
            <text:p>8319827</text:p>
          </table:table-cell>
          <table:table-cell table:formula="of:=[.A522]/1000/(60*60*24)" office:value-type="time" office:time-value="PT02H18M39.827S" calcext:value-type="time">
            <text:p>02:18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569.53" calcext:value-type="float">
            <text:p>569.53</text:p>
          </table:table-cell>
          <table:table-cell office:value-type="float" office:value="709.21" calcext:value-type="float">
            <text:p>709.21</text:p>
          </table:table-cell>
        </table:table-row>
        <table:table-row table:style-name="ro1">
          <table:table-cell office:value-type="float" office:value="8335827" calcext:value-type="float">
            <text:p>8335827</text:p>
          </table:table-cell>
          <table:table-cell table:formula="of:=[.A523]/1000/(60*60*24)" office:value-type="time" office:time-value="PT02H18M55.827S" calcext:value-type="time">
            <text:p>02:18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570.58" calcext:value-type="float">
            <text:p>570.58</text:p>
          </table:table-cell>
          <table:table-cell office:value-type="float" office:value="710.46" calcext:value-type="float">
            <text:p>710.46</text:p>
          </table:table-cell>
        </table:table-row>
        <table:table-row table:style-name="ro1">
          <table:table-cell office:value-type="float" office:value="8351827" calcext:value-type="float">
            <text:p>8351827</text:p>
          </table:table-cell>
          <table:table-cell table:formula="of:=[.A524]/1000/(60*60*24)" office:value-type="time" office:time-value="PT02H19M11.827S" calcext:value-type="time">
            <text:p>02:19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571.63" calcext:value-type="float">
            <text:p>571.63</text:p>
          </table:table-cell>
          <table:table-cell office:value-type="float" office:value="711.71" calcext:value-type="float">
            <text:p>711.71</text:p>
          </table:table-cell>
        </table:table-row>
        <table:table-row table:style-name="ro1">
          <table:table-cell office:value-type="float" office:value="8367827" calcext:value-type="float">
            <text:p>8367827</text:p>
          </table:table-cell>
          <table:table-cell table:formula="of:=[.A525]/1000/(60*60*24)" office:value-type="time" office:time-value="PT02H19M27.827S" calcext:value-type="time">
            <text:p>02:19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572.68" calcext:value-type="float">
            <text:p>572.68</text:p>
          </table:table-cell>
          <table:table-cell office:value-type="float" office:value="712.96" calcext:value-type="float">
            <text:p>712.96</text:p>
          </table:table-cell>
        </table:table-row>
        <table:table-row table:style-name="ro1">
          <table:table-cell office:value-type="float" office:value="8383827" calcext:value-type="float">
            <text:p>8383827</text:p>
          </table:table-cell>
          <table:table-cell table:formula="of:=[.A526]/1000/(60*60*24)" office:value-type="time" office:time-value="PT02H19M43.827S" calcext:value-type="time">
            <text:p>02:19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573.73" calcext:value-type="float">
            <text:p>573.73</text:p>
          </table:table-cell>
          <table:table-cell office:value-type="float" office:value="714.21" calcext:value-type="float">
            <text:p>714.21</text:p>
          </table:table-cell>
        </table:table-row>
        <table:table-row table:style-name="ro1">
          <table:table-cell office:value-type="float" office:value="8399826" calcext:value-type="float">
            <text:p>8399826</text:p>
          </table:table-cell>
          <table:table-cell table:formula="of:=[.A527]/1000/(60*60*24)" office:value-type="time" office:time-value="PT02H19M59.826S" calcext:value-type="time">
            <text:p>02:20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574.78" calcext:value-type="float">
            <text:p>574.78</text:p>
          </table:table-cell>
          <table:table-cell office:value-type="float" office:value="715.46" calcext:value-type="float">
            <text:p>715.46</text:p>
          </table:table-cell>
        </table:table-row>
        <table:table-row table:style-name="ro1">
          <table:table-cell office:value-type="float" office:value="8415827" calcext:value-type="float">
            <text:p>8415827</text:p>
          </table:table-cell>
          <table:table-cell table:formula="of:=[.A528]/1000/(60*60*24)" office:value-type="time" office:time-value="PT02H20M15.827S" calcext:value-type="time">
            <text:p>02:20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575.83" calcext:value-type="float">
            <text:p>575.83</text:p>
          </table:table-cell>
          <table:table-cell office:value-type="float" office:value="716.71" calcext:value-type="float">
            <text:p>716.71</text:p>
          </table:table-cell>
        </table:table-row>
        <table:table-row table:style-name="ro1">
          <table:table-cell office:value-type="float" office:value="8431827" calcext:value-type="float">
            <text:p>8431827</text:p>
          </table:table-cell>
          <table:table-cell table:formula="of:=[.A529]/1000/(60*60*24)" office:value-type="time" office:time-value="PT02H20M31.827S" calcext:value-type="time">
            <text:p>02:20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576.88" calcext:value-type="float">
            <text:p>576.88</text:p>
          </table:table-cell>
          <table:table-cell office:value-type="float" office:value="717.96" calcext:value-type="float">
            <text:p>717.96</text:p>
          </table:table-cell>
        </table:table-row>
        <table:table-row table:style-name="ro1">
          <table:table-cell office:value-type="float" office:value="8447827" calcext:value-type="float">
            <text:p>8447827</text:p>
          </table:table-cell>
          <table:table-cell table:formula="of:=[.A530]/1000/(60*60*24)" office:value-type="time" office:time-value="PT02H20M47.827S" calcext:value-type="time">
            <text:p>02:20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1" calcext:value-type="float">
            <text:p>280.51</text:p>
          </table:table-cell>
          <table:table-cell office:value-type="float" office:value="577.93" calcext:value-type="float">
            <text:p>577.93</text:p>
          </table:table-cell>
          <table:table-cell office:value-type="float" office:value="719.21" calcext:value-type="float">
            <text:p>719.21</text:p>
          </table:table-cell>
        </table:table-row>
        <table:table-row table:style-name="ro1">
          <table:table-cell office:value-type="float" office:value="8463827" calcext:value-type="float">
            <text:p>8463827</text:p>
          </table:table-cell>
          <table:table-cell table:formula="of:=[.A531]/1000/(60*60*24)" office:value-type="time" office:time-value="PT02H21M03.827S" calcext:value-type="time">
            <text:p>02:2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578.98" calcext:value-type="float">
            <text:p>578.98</text:p>
          </table:table-cell>
          <table:table-cell office:value-type="float" office:value="720.46" calcext:value-type="float">
            <text:p>720.46</text:p>
          </table:table-cell>
        </table:table-row>
        <table:table-row table:style-name="ro1">
          <table:table-cell office:value-type="float" office:value="8479827" calcext:value-type="float">
            <text:p>8479827</text:p>
          </table:table-cell>
          <table:table-cell table:formula="of:=[.A532]/1000/(60*60*24)" office:value-type="time" office:time-value="PT02H21M19.827S" calcext:value-type="time">
            <text:p>02:21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580.03" calcext:value-type="float">
            <text:p>580.03</text:p>
          </table:table-cell>
          <table:table-cell office:value-type="float" office:value="721.71" calcext:value-type="float">
            <text:p>721.71</text:p>
          </table:table-cell>
        </table:table-row>
        <table:table-row table:style-name="ro1">
          <table:table-cell office:value-type="float" office:value="8495827" calcext:value-type="float">
            <text:p>8495827</text:p>
          </table:table-cell>
          <table:table-cell table:formula="of:=[.A533]/1000/(60*60*24)" office:value-type="time" office:time-value="PT02H21M35.827S" calcext:value-type="time">
            <text:p>02:21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581.08" calcext:value-type="float">
            <text:p>581.08</text:p>
          </table:table-cell>
          <table:table-cell office:value-type="float" office:value="722.96" calcext:value-type="float">
            <text:p>722.96</text:p>
          </table:table-cell>
        </table:table-row>
        <table:table-row table:style-name="ro1">
          <table:table-cell office:value-type="float" office:value="8511827" calcext:value-type="float">
            <text:p>8511827</text:p>
          </table:table-cell>
          <table:table-cell table:formula="of:=[.A534]/1000/(60*60*24)" office:value-type="time" office:time-value="PT02H21M51.827S" calcext:value-type="time">
            <text:p>02:21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582.13" calcext:value-type="float">
            <text:p>582.13</text:p>
          </table:table-cell>
          <table:table-cell office:value-type="float" office:value="724.21" calcext:value-type="float">
            <text:p>724.21</text:p>
          </table:table-cell>
        </table:table-row>
        <table:table-row table:style-name="ro1">
          <table:table-cell office:value-type="float" office:value="8527827" calcext:value-type="float">
            <text:p>8527827</text:p>
          </table:table-cell>
          <table:table-cell table:formula="of:=[.A535]/1000/(60*60*24)" office:value-type="time" office:time-value="PT02H22M07.827S" calcext:value-type="time">
            <text:p>02:22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583.18" calcext:value-type="float">
            <text:p>583.18</text:p>
          </table:table-cell>
          <table:table-cell office:value-type="float" office:value="725.46" calcext:value-type="float">
            <text:p>725.46</text:p>
          </table:table-cell>
        </table:table-row>
        <table:table-row table:style-name="ro1">
          <table:table-cell office:value-type="float" office:value="8543827" calcext:value-type="float">
            <text:p>8543827</text:p>
          </table:table-cell>
          <table:table-cell table:formula="of:=[.A536]/1000/(60*60*24)" office:value-type="time" office:time-value="PT02H22M23.827S" calcext:value-type="time">
            <text:p>02:22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584.23" calcext:value-type="float">
            <text:p>584.23</text:p>
          </table:table-cell>
          <table:table-cell office:value-type="float" office:value="726.71" calcext:value-type="float">
            <text:p>726.71</text:p>
          </table:table-cell>
        </table:table-row>
        <table:table-row table:style-name="ro1">
          <table:table-cell office:value-type="float" office:value="8559827" calcext:value-type="float">
            <text:p>8559827</text:p>
          </table:table-cell>
          <table:table-cell table:formula="of:=[.A537]/1000/(60*60*24)" office:value-type="time" office:time-value="PT02H22M39.827S" calcext:value-type="time">
            <text:p>02:22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585.28" calcext:value-type="float">
            <text:p>585.28</text:p>
          </table:table-cell>
          <table:table-cell office:value-type="float" office:value="727.96" calcext:value-type="float">
            <text:p>727.96</text:p>
          </table:table-cell>
        </table:table-row>
        <table:table-row table:style-name="ro1">
          <table:table-cell office:value-type="float" office:value="8575827" calcext:value-type="float">
            <text:p>8575827</text:p>
          </table:table-cell>
          <table:table-cell table:formula="of:=[.A538]/1000/(60*60*24)" office:value-type="time" office:time-value="PT02H22M55.827S" calcext:value-type="time">
            <text:p>02:22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586.32" calcext:value-type="float">
            <text:p>586.32</text:p>
          </table:table-cell>
          <table:table-cell office:value-type="float" office:value="729.21" calcext:value-type="float">
            <text:p>729.21</text:p>
          </table:table-cell>
        </table:table-row>
        <table:table-row table:style-name="ro1">
          <table:table-cell office:value-type="float" office:value="8591827" calcext:value-type="float">
            <text:p>8591827</text:p>
          </table:table-cell>
          <table:table-cell table:formula="of:=[.A539]/1000/(60*60*24)" office:value-type="time" office:time-value="PT02H23M11.827S" calcext:value-type="time">
            <text:p>02:23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587.37" calcext:value-type="float">
            <text:p>587.37</text:p>
          </table:table-cell>
          <table:table-cell office:value-type="float" office:value="730.46" calcext:value-type="float">
            <text:p>730.46</text:p>
          </table:table-cell>
        </table:table-row>
        <table:table-row table:style-name="ro1">
          <table:table-cell office:value-type="float" office:value="8607827" calcext:value-type="float">
            <text:p>8607827</text:p>
          </table:table-cell>
          <table:table-cell table:formula="of:=[.A540]/1000/(60*60*24)" office:value-type="time" office:time-value="PT02H23M27.827S" calcext:value-type="time">
            <text:p>02:2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588.42" calcext:value-type="float">
            <text:p>588.42</text:p>
          </table:table-cell>
          <table:table-cell office:value-type="float" office:value="731.71" calcext:value-type="float">
            <text:p>731.71</text:p>
          </table:table-cell>
        </table:table-row>
        <table:table-row table:style-name="ro1">
          <table:table-cell office:value-type="float" office:value="8623827" calcext:value-type="float">
            <text:p>8623827</text:p>
          </table:table-cell>
          <table:table-cell table:formula="of:=[.A541]/1000/(60*60*24)" office:value-type="time" office:time-value="PT02H23M43.827S" calcext:value-type="time">
            <text:p>02:23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589.47" calcext:value-type="float">
            <text:p>589.47</text:p>
          </table:table-cell>
          <table:table-cell office:value-type="float" office:value="732.96" calcext:value-type="float">
            <text:p>732.96</text:p>
          </table:table-cell>
        </table:table-row>
        <table:table-row table:style-name="ro1">
          <table:table-cell office:value-type="float" office:value="8639827" calcext:value-type="float">
            <text:p>8639827</text:p>
          </table:table-cell>
          <table:table-cell table:formula="of:=[.A542]/1000/(60*60*24)" office:value-type="time" office:time-value="PT02H23M59.827S" calcext:value-type="time">
            <text:p>02:24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590.52" calcext:value-type="float">
            <text:p>590.52</text:p>
          </table:table-cell>
          <table:table-cell office:value-type="float" office:value="734.2" calcext:value-type="float">
            <text:p>734.2</text:p>
          </table:table-cell>
        </table:table-row>
        <table:table-row table:style-name="ro1">
          <table:table-cell office:value-type="float" office:value="8655827" calcext:value-type="float">
            <text:p>8655827</text:p>
          </table:table-cell>
          <table:table-cell table:formula="of:=[.A543]/1000/(60*60*24)" office:value-type="time" office:time-value="PT02H24M15.827S" calcext:value-type="time">
            <text:p>02:24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591.57" calcext:value-type="float">
            <text:p>591.57</text:p>
          </table:table-cell>
          <table:table-cell office:value-type="float" office:value="735.45" calcext:value-type="float">
            <text:p>735.45</text:p>
          </table:table-cell>
        </table:table-row>
        <table:table-row table:style-name="ro1">
          <table:table-cell office:value-type="float" office:value="8671827" calcext:value-type="float">
            <text:p>8671827</text:p>
          </table:table-cell>
          <table:table-cell table:formula="of:=[.A544]/1000/(60*60*24)" office:value-type="time" office:time-value="PT02H24M31.827S" calcext:value-type="time">
            <text:p>02:24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592.62" calcext:value-type="float">
            <text:p>592.62</text:p>
          </table:table-cell>
          <table:table-cell office:value-type="float" office:value="736.7" calcext:value-type="float">
            <text:p>736.7</text:p>
          </table:table-cell>
        </table:table-row>
        <table:table-row table:style-name="ro1">
          <table:table-cell office:value-type="float" office:value="8687827" calcext:value-type="float">
            <text:p>8687827</text:p>
          </table:table-cell>
          <table:table-cell table:formula="of:=[.A545]/1000/(60*60*24)" office:value-type="time" office:time-value="PT02H24M47.827S" calcext:value-type="time">
            <text:p>02:24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593.67" calcext:value-type="float">
            <text:p>593.67</text:p>
          </table:table-cell>
          <table:table-cell office:value-type="float" office:value="737.95" calcext:value-type="float">
            <text:p>737.95</text:p>
          </table:table-cell>
        </table:table-row>
        <table:table-row table:style-name="ro1">
          <table:table-cell office:value-type="float" office:value="8703826" calcext:value-type="float">
            <text:p>8703826</text:p>
          </table:table-cell>
          <table:table-cell table:formula="of:=[.A546]/1000/(60*60*24)" office:value-type="time" office:time-value="PT02H25M03.826S" calcext:value-type="time">
            <text:p>02:25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594.72" calcext:value-type="float">
            <text:p>594.72</text:p>
          </table:table-cell>
          <table:table-cell office:value-type="float" office:value="739.2" calcext:value-type="float">
            <text:p>739.2</text:p>
          </table:table-cell>
        </table:table-row>
        <table:table-row table:style-name="ro1">
          <table:table-cell office:value-type="float" office:value="8719827" calcext:value-type="float">
            <text:p>8719827</text:p>
          </table:table-cell>
          <table:table-cell table:formula="of:=[.A547]/1000/(60*60*24)" office:value-type="time" office:time-value="PT02H25M19.827S" calcext:value-type="time">
            <text:p>02:25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595.77" calcext:value-type="float">
            <text:p>595.77</text:p>
          </table:table-cell>
          <table:table-cell office:value-type="float" office:value="740.45" calcext:value-type="float">
            <text:p>740.45</text:p>
          </table:table-cell>
        </table:table-row>
        <table:table-row table:style-name="ro1">
          <table:table-cell office:value-type="float" office:value="8735827" calcext:value-type="float">
            <text:p>8735827</text:p>
          </table:table-cell>
          <table:table-cell table:formula="of:=[.A548]/1000/(60*60*24)" office:value-type="time" office:time-value="PT02H25M35.827S" calcext:value-type="time">
            <text:p>02:25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596.81" calcext:value-type="float">
            <text:p>596.81</text:p>
          </table:table-cell>
          <table:table-cell office:value-type="float" office:value="741.7" calcext:value-type="float">
            <text:p>741.7</text:p>
          </table:table-cell>
        </table:table-row>
        <table:table-row table:style-name="ro1">
          <table:table-cell office:value-type="float" office:value="8751827" calcext:value-type="float">
            <text:p>8751827</text:p>
          </table:table-cell>
          <table:table-cell table:formula="of:=[.A549]/1000/(60*60*24)" office:value-type="time" office:time-value="PT02H25M51.827S" calcext:value-type="time">
            <text:p>02:25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597.86" calcext:value-type="float">
            <text:p>597.86</text:p>
          </table:table-cell>
          <table:table-cell office:value-type="float" office:value="742.95" calcext:value-type="float">
            <text:p>742.95</text:p>
          </table:table-cell>
        </table:table-row>
        <table:table-row table:style-name="ro1">
          <table:table-cell office:value-type="float" office:value="8767827" calcext:value-type="float">
            <text:p>8767827</text:p>
          </table:table-cell>
          <table:table-cell table:formula="of:=[.A550]/1000/(60*60*24)" office:value-type="time" office:time-value="PT02H26M07.827S" calcext:value-type="time">
            <text:p>02:26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598.91" calcext:value-type="float">
            <text:p>598.91</text:p>
          </table:table-cell>
          <table:table-cell office:value-type="float" office:value="744.19" calcext:value-type="float">
            <text:p>744.19</text:p>
          </table:table-cell>
        </table:table-row>
        <table:table-row table:style-name="ro1">
          <table:table-cell office:value-type="float" office:value="8783827" calcext:value-type="float">
            <text:p>8783827</text:p>
          </table:table-cell>
          <table:table-cell table:formula="of:=[.A551]/1000/(60*60*24)" office:value-type="time" office:time-value="PT02H26M23.827S" calcext:value-type="time">
            <text:p>02:26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599.96" calcext:value-type="float">
            <text:p>599.96</text:p>
          </table:table-cell>
          <table:table-cell office:value-type="float" office:value="745.44" calcext:value-type="float">
            <text:p>745.44</text:p>
          </table:table-cell>
        </table:table-row>
        <table:table-row table:style-name="ro1">
          <table:table-cell office:value-type="float" office:value="8799827" calcext:value-type="float">
            <text:p>8799827</text:p>
          </table:table-cell>
          <table:table-cell table:formula="of:=[.A552]/1000/(60*60*24)" office:value-type="time" office:time-value="PT02H26M39.827S" calcext:value-type="time">
            <text:p>02:26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01.01" calcext:value-type="float">
            <text:p>601.01</text:p>
          </table:table-cell>
          <table:table-cell office:value-type="float" office:value="746.69" calcext:value-type="float">
            <text:p>746.69</text:p>
          </table:table-cell>
        </table:table-row>
        <table:table-row table:style-name="ro1">
          <table:table-cell office:value-type="float" office:value="8815827" calcext:value-type="float">
            <text:p>8815827</text:p>
          </table:table-cell>
          <table:table-cell table:formula="of:=[.A553]/1000/(60*60*24)" office:value-type="time" office:time-value="PT02H26M55.827S" calcext:value-type="time">
            <text:p>02:26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02.06" calcext:value-type="float">
            <text:p>602.06</text:p>
          </table:table-cell>
          <table:table-cell office:value-type="float" office:value="747.94" calcext:value-type="float">
            <text:p>747.94</text:p>
          </table:table-cell>
        </table:table-row>
        <table:table-row table:style-name="ro1">
          <table:table-cell office:value-type="float" office:value="8831827" calcext:value-type="float">
            <text:p>8831827</text:p>
          </table:table-cell>
          <table:table-cell table:formula="of:=[.A554]/1000/(60*60*24)" office:value-type="time" office:time-value="PT02H27M11.827S" calcext:value-type="time">
            <text:p>02:27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603.11" calcext:value-type="float">
            <text:p>603.11</text:p>
          </table:table-cell>
          <table:table-cell office:value-type="float" office:value="749.19" calcext:value-type="float">
            <text:p>749.19</text:p>
          </table:table-cell>
        </table:table-row>
        <table:table-row table:style-name="ro1">
          <table:table-cell office:value-type="float" office:value="8847827" calcext:value-type="float">
            <text:p>8847827</text:p>
          </table:table-cell>
          <table:table-cell table:formula="of:=[.A555]/1000/(60*60*24)" office:value-type="time" office:time-value="PT02H27M27.827S" calcext:value-type="time">
            <text:p>02:2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604.16" calcext:value-type="float">
            <text:p>604.16</text:p>
          </table:table-cell>
          <table:table-cell office:value-type="float" office:value="750.43" calcext:value-type="float">
            <text:p>750.43</text:p>
          </table:table-cell>
        </table:table-row>
        <table:table-row table:style-name="ro1">
          <table:table-cell office:value-type="float" office:value="8863827" calcext:value-type="float">
            <text:p>8863827</text:p>
          </table:table-cell>
          <table:table-cell table:formula="of:=[.A556]/1000/(60*60*24)" office:value-type="time" office:time-value="PT02H27M43.827S" calcext:value-type="time">
            <text:p>02:27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05.21" calcext:value-type="float">
            <text:p>605.21</text:p>
          </table:table-cell>
          <table:table-cell office:value-type="float" office:value="751.68" calcext:value-type="float">
            <text:p>751.68</text:p>
          </table:table-cell>
        </table:table-row>
        <table:table-row table:style-name="ro1">
          <table:table-cell office:value-type="float" office:value="8879827" calcext:value-type="float">
            <text:p>8879827</text:p>
          </table:table-cell>
          <table:table-cell table:formula="of:=[.A557]/1000/(60*60*24)" office:value-type="time" office:time-value="PT02H27M59.827S" calcext:value-type="time">
            <text:p>02:28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06.25" calcext:value-type="float">
            <text:p>606.25</text:p>
          </table:table-cell>
          <table:table-cell office:value-type="float" office:value="752.93" calcext:value-type="float">
            <text:p>752.93</text:p>
          </table:table-cell>
        </table:table-row>
        <table:table-row table:style-name="ro1">
          <table:table-cell office:value-type="float" office:value="8895827" calcext:value-type="float">
            <text:p>8895827</text:p>
          </table:table-cell>
          <table:table-cell table:formula="of:=[.A558]/1000/(60*60*24)" office:value-type="time" office:time-value="PT02H28M15.827S" calcext:value-type="time">
            <text:p>02:2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607.3" calcext:value-type="float">
            <text:p>607.3</text:p>
          </table:table-cell>
          <table:table-cell office:value-type="float" office:value="754.18" calcext:value-type="float">
            <text:p>754.18</text:p>
          </table:table-cell>
        </table:table-row>
        <table:table-row table:style-name="ro1">
          <table:table-cell office:value-type="float" office:value="8911827" calcext:value-type="float">
            <text:p>8911827</text:p>
          </table:table-cell>
          <table:table-cell table:formula="of:=[.A559]/1000/(60*60*24)" office:value-type="time" office:time-value="PT02H28M31.827S" calcext:value-type="time">
            <text:p>02:28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08.35" calcext:value-type="float">
            <text:p>608.35</text:p>
          </table:table-cell>
          <table:table-cell office:value-type="float" office:value="755.43" calcext:value-type="float">
            <text:p>755.43</text:p>
          </table:table-cell>
        </table:table-row>
        <table:table-row table:style-name="ro1">
          <table:table-cell office:value-type="float" office:value="8927827" calcext:value-type="float">
            <text:p>8927827</text:p>
          </table:table-cell>
          <table:table-cell table:formula="of:=[.A560]/1000/(60*60*24)" office:value-type="time" office:time-value="PT02H28M47.827S" calcext:value-type="time">
            <text:p>02:28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09.4" calcext:value-type="float">
            <text:p>609.4</text:p>
          </table:table-cell>
          <table:table-cell office:value-type="float" office:value="756.68" calcext:value-type="float">
            <text:p>756.68</text:p>
          </table:table-cell>
        </table:table-row>
        <table:table-row table:style-name="ro1">
          <table:table-cell office:value-type="float" office:value="8943827" calcext:value-type="float">
            <text:p>8943827</text:p>
          </table:table-cell>
          <table:table-cell table:formula="of:=[.A561]/1000/(60*60*24)" office:value-type="time" office:time-value="PT02H29M03.827S" calcext:value-type="time">
            <text:p>02:2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10.45" calcext:value-type="float">
            <text:p>610.45</text:p>
          </table:table-cell>
          <table:table-cell office:value-type="float" office:value="757.93" calcext:value-type="float">
            <text:p>757.93</text:p>
          </table:table-cell>
        </table:table-row>
        <table:table-row table:style-name="ro1">
          <table:table-cell office:value-type="float" office:value="8959827" calcext:value-type="float">
            <text:p>8959827</text:p>
          </table:table-cell>
          <table:table-cell table:formula="of:=[.A562]/1000/(60*60*24)" office:value-type="time" office:time-value="PT02H29M19.827S" calcext:value-type="time">
            <text:p>02:2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611.5" calcext:value-type="float">
            <text:p>611.5</text:p>
          </table:table-cell>
          <table:table-cell office:value-type="float" office:value="759.17" calcext:value-type="float">
            <text:p>759.17</text:p>
          </table:table-cell>
        </table:table-row>
        <table:table-row table:style-name="ro1">
          <table:table-cell office:value-type="float" office:value="8975827" calcext:value-type="float">
            <text:p>8975827</text:p>
          </table:table-cell>
          <table:table-cell table:formula="of:=[.A563]/1000/(60*60*24)" office:value-type="time" office:time-value="PT02H29M35.827S" calcext:value-type="time">
            <text:p>02:2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612.55" calcext:value-type="float">
            <text:p>612.55</text:p>
          </table:table-cell>
          <table:table-cell office:value-type="float" office:value="760.42" calcext:value-type="float">
            <text:p>760.42</text:p>
          </table:table-cell>
        </table:table-row>
        <table:table-row table:style-name="ro1">
          <table:table-cell office:value-type="float" office:value="8991827" calcext:value-type="float">
            <text:p>8991827</text:p>
          </table:table-cell>
          <table:table-cell table:formula="of:=[.A564]/1000/(60*60*24)" office:value-type="time" office:time-value="PT02H29M51.827S" calcext:value-type="time">
            <text:p>02:29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13.6" calcext:value-type="float">
            <text:p>613.6</text:p>
          </table:table-cell>
          <table:table-cell office:value-type="float" office:value="761.67" calcext:value-type="float">
            <text:p>761.67</text:p>
          </table:table-cell>
        </table:table-row>
        <table:table-row table:style-name="ro1">
          <table:table-cell office:value-type="float" office:value="9007827" calcext:value-type="float">
            <text:p>9007827</text:p>
          </table:table-cell>
          <table:table-cell table:formula="of:=[.A565]/1000/(60*60*24)" office:value-type="time" office:time-value="PT02H30M07.827S" calcext:value-type="time">
            <text:p>02:3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614.64" calcext:value-type="float">
            <text:p>614.64</text:p>
          </table:table-cell>
          <table:table-cell office:value-type="float" office:value="762.92" calcext:value-type="float">
            <text:p>762.92</text:p>
          </table:table-cell>
        </table:table-row>
        <table:table-row table:style-name="ro1">
          <table:table-cell office:value-type="float" office:value="9023827" calcext:value-type="float">
            <text:p>9023827</text:p>
          </table:table-cell>
          <table:table-cell table:formula="of:=[.A566]/1000/(60*60*24)" office:value-type="time" office:time-value="PT02H30M23.827S" calcext:value-type="time">
            <text:p>02:30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615.69" calcext:value-type="float">
            <text:p>615.69</text:p>
          </table:table-cell>
          <table:table-cell office:value-type="float" office:value="764.17" calcext:value-type="float">
            <text:p>764.17</text:p>
          </table:table-cell>
        </table:table-row>
        <table:table-row table:style-name="ro1">
          <table:table-cell office:value-type="float" office:value="9039827" calcext:value-type="float">
            <text:p>9039827</text:p>
          </table:table-cell>
          <table:table-cell table:formula="of:=[.A567]/1000/(60*60*24)" office:value-type="time" office:time-value="PT02H30M39.827S" calcext:value-type="time">
            <text:p>02:30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16.74" calcext:value-type="float">
            <text:p>616.74</text:p>
          </table:table-cell>
          <table:table-cell office:value-type="float" office:value="765.41" calcext:value-type="float">
            <text:p>765.41</text:p>
          </table:table-cell>
        </table:table-row>
        <table:table-row table:style-name="ro1">
          <table:table-cell office:value-type="float" office:value="9055827" calcext:value-type="float">
            <text:p>9055827</text:p>
          </table:table-cell>
          <table:table-cell table:formula="of:=[.A568]/1000/(60*60*24)" office:value-type="time" office:time-value="PT02H30M55.827S" calcext:value-type="time">
            <text:p>02:3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17.79" calcext:value-type="float">
            <text:p>617.79</text:p>
          </table:table-cell>
          <table:table-cell office:value-type="float" office:value="766.66" calcext:value-type="float">
            <text:p>766.66</text:p>
          </table:table-cell>
        </table:table-row>
        <table:table-row table:style-name="ro1">
          <table:table-cell office:value-type="float" office:value="9071827" calcext:value-type="float">
            <text:p>9071827</text:p>
          </table:table-cell>
          <table:table-cell table:formula="of:=[.A569]/1000/(60*60*24)" office:value-type="time" office:time-value="PT02H31M11.827S" calcext:value-type="time">
            <text:p>02:31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18.84" calcext:value-type="float">
            <text:p>618.84</text:p>
          </table:table-cell>
          <table:table-cell office:value-type="float" office:value="767.91" calcext:value-type="float">
            <text:p>767.91</text:p>
          </table:table-cell>
        </table:table-row>
        <table:table-row table:style-name="ro1">
          <table:table-cell office:value-type="float" office:value="9087827" calcext:value-type="float">
            <text:p>9087827</text:p>
          </table:table-cell>
          <table:table-cell table:formula="of:=[.A570]/1000/(60*60*24)" office:value-type="time" office:time-value="PT02H31M27.827S" calcext:value-type="time">
            <text:p>02:31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19.89" calcext:value-type="float">
            <text:p>619.89</text:p>
          </table:table-cell>
          <table:table-cell office:value-type="float" office:value="769.16" calcext:value-type="float">
            <text:p>769.16</text:p>
          </table:table-cell>
        </table:table-row>
        <table:table-row table:style-name="ro1">
          <table:table-cell office:value-type="float" office:value="9103827" calcext:value-type="float">
            <text:p>9103827</text:p>
          </table:table-cell>
          <table:table-cell table:formula="of:=[.A571]/1000/(60*60*24)" office:value-type="time" office:time-value="PT02H31M43.827S" calcext:value-type="time">
            <text:p>02:31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620.94" calcext:value-type="float">
            <text:p>620.94</text:p>
          </table:table-cell>
          <table:table-cell office:value-type="float" office:value="770.41" calcext:value-type="float">
            <text:p>770.41</text:p>
          </table:table-cell>
        </table:table-row>
        <table:table-row table:style-name="ro1">
          <table:table-cell office:value-type="float" office:value="9119827" calcext:value-type="float">
            <text:p>9119827</text:p>
          </table:table-cell>
          <table:table-cell table:formula="of:=[.A572]/1000/(60*60*24)" office:value-type="time" office:time-value="PT02H31M59.827S" calcext:value-type="time">
            <text:p>02:32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621.99" calcext:value-type="float">
            <text:p>621.99</text:p>
          </table:table-cell>
          <table:table-cell office:value-type="float" office:value="771.66" calcext:value-type="float">
            <text:p>771.66</text:p>
          </table:table-cell>
        </table:table-row>
        <table:table-row table:style-name="ro1">
          <table:table-cell office:value-type="float" office:value="9135826" calcext:value-type="float">
            <text:p>9135826</text:p>
          </table:table-cell>
          <table:table-cell table:formula="of:=[.A573]/1000/(60*60*24)" office:value-type="time" office:time-value="PT02H32M15.826S" calcext:value-type="time">
            <text:p>02:32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623.04" calcext:value-type="float">
            <text:p>623.04</text:p>
          </table:table-cell>
          <table:table-cell office:value-type="float" office:value="772.9" calcext:value-type="float">
            <text:p>772.9</text:p>
          </table:table-cell>
        </table:table-row>
        <table:table-row table:style-name="ro1">
          <table:table-cell office:value-type="float" office:value="9151827" calcext:value-type="float">
            <text:p>9151827</text:p>
          </table:table-cell>
          <table:table-cell table:formula="of:=[.A574]/1000/(60*60*24)" office:value-type="time" office:time-value="PT02H32M31.827S" calcext:value-type="time">
            <text:p>02:3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624.08" calcext:value-type="float">
            <text:p>624.08</text:p>
          </table:table-cell>
          <table:table-cell office:value-type="float" office:value="774.15" calcext:value-type="float">
            <text:p>774.15</text:p>
          </table:table-cell>
        </table:table-row>
        <table:table-row table:style-name="ro1">
          <table:table-cell office:value-type="float" office:value="9167827" calcext:value-type="float">
            <text:p>9167827</text:p>
          </table:table-cell>
          <table:table-cell table:formula="of:=[.A575]/1000/(60*60*24)" office:value-type="time" office:time-value="PT02H32M47.827S" calcext:value-type="time">
            <text:p>02:32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25.13" calcext:value-type="float">
            <text:p>625.13</text:p>
          </table:table-cell>
          <table:table-cell office:value-type="float" office:value="775.4" calcext:value-type="float">
            <text:p>775.4</text:p>
          </table:table-cell>
        </table:table-row>
        <table:table-row table:style-name="ro1">
          <table:table-cell office:value-type="float" office:value="9183827" calcext:value-type="float">
            <text:p>9183827</text:p>
          </table:table-cell>
          <table:table-cell table:formula="of:=[.A576]/1000/(60*60*24)" office:value-type="time" office:time-value="PT02H33M03.827S" calcext:value-type="time">
            <text:p>02:3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626.18" calcext:value-type="float">
            <text:p>626.18</text:p>
          </table:table-cell>
          <table:table-cell office:value-type="float" office:value="776.65" calcext:value-type="float">
            <text:p>776.65</text:p>
          </table:table-cell>
        </table:table-row>
        <table:table-row table:style-name="ro1">
          <table:table-cell office:value-type="float" office:value="9199827" calcext:value-type="float">
            <text:p>9199827</text:p>
          </table:table-cell>
          <table:table-cell table:formula="of:=[.A577]/1000/(60*60*24)" office:value-type="time" office:time-value="PT02H33M19.827S" calcext:value-type="time">
            <text:p>02:3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627.23" calcext:value-type="float">
            <text:p>627.23</text:p>
          </table:table-cell>
          <table:table-cell office:value-type="float" office:value="777.89" calcext:value-type="float">
            <text:p>777.89</text:p>
          </table:table-cell>
        </table:table-row>
        <table:table-row table:style-name="ro1">
          <table:table-cell office:value-type="float" office:value="9215827" calcext:value-type="float">
            <text:p>9215827</text:p>
          </table:table-cell>
          <table:table-cell table:formula="of:=[.A578]/1000/(60*60*24)" office:value-type="time" office:time-value="PT02H33M35.827S" calcext:value-type="time">
            <text:p>02:33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628.28" calcext:value-type="float">
            <text:p>628.28</text:p>
          </table:table-cell>
          <table:table-cell office:value-type="float" office:value="779.14" calcext:value-type="float">
            <text:p>779.14</text:p>
          </table:table-cell>
        </table:table-row>
        <table:table-row table:style-name="ro1">
          <table:table-cell office:value-type="float" office:value="9231827" calcext:value-type="float">
            <text:p>9231827</text:p>
          </table:table-cell>
          <table:table-cell table:formula="of:=[.A579]/1000/(60*60*24)" office:value-type="time" office:time-value="PT02H33M51.827S" calcext:value-type="time">
            <text:p>02:33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29.33" calcext:value-type="float">
            <text:p>629.33</text:p>
          </table:table-cell>
          <table:table-cell office:value-type="float" office:value="780.39" calcext:value-type="float">
            <text:p>780.39</text:p>
          </table:table-cell>
        </table:table-row>
        <table:table-row table:style-name="ro1">
          <table:table-cell office:value-type="float" office:value="9247827" calcext:value-type="float">
            <text:p>9247827</text:p>
          </table:table-cell>
          <table:table-cell table:formula="of:=[.A580]/1000/(60*60*24)" office:value-type="time" office:time-value="PT02H34M07.827S" calcext:value-type="time">
            <text:p>02:34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630.38" calcext:value-type="float">
            <text:p>630.38</text:p>
          </table:table-cell>
          <table:table-cell office:value-type="float" office:value="781.64" calcext:value-type="float">
            <text:p>781.64</text:p>
          </table:table-cell>
        </table:table-row>
        <table:table-row table:style-name="ro1">
          <table:table-cell office:value-type="float" office:value="9263827" calcext:value-type="float">
            <text:p>9263827</text:p>
          </table:table-cell>
          <table:table-cell table:formula="of:=[.A581]/1000/(60*60*24)" office:value-type="time" office:time-value="PT02H34M23.827S" calcext:value-type="time">
            <text:p>02:34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31.43" calcext:value-type="float">
            <text:p>631.43</text:p>
          </table:table-cell>
          <table:table-cell office:value-type="float" office:value="782.89" calcext:value-type="float">
            <text:p>782.89</text:p>
          </table:table-cell>
        </table:table-row>
        <table:table-row table:style-name="ro1">
          <table:table-cell office:value-type="float" office:value="9279827" calcext:value-type="float">
            <text:p>9279827</text:p>
          </table:table-cell>
          <table:table-cell table:formula="of:=[.A582]/1000/(60*60*24)" office:value-type="time" office:time-value="PT02H34M39.827S" calcext:value-type="time">
            <text:p>02:3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632.47" calcext:value-type="float">
            <text:p>632.47</text:p>
          </table:table-cell>
          <table:table-cell office:value-type="float" office:value="784.14" calcext:value-type="float">
            <text:p>784.14</text:p>
          </table:table-cell>
        </table:table-row>
        <table:table-row table:style-name="ro1">
          <table:table-cell office:value-type="float" office:value="9295827" calcext:value-type="float">
            <text:p>9295827</text:p>
          </table:table-cell>
          <table:table-cell table:formula="of:=[.A583]/1000/(60*60*24)" office:value-type="time" office:time-value="PT02H34M55.827S" calcext:value-type="time">
            <text:p>02:34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633.52" calcext:value-type="float">
            <text:p>633.52</text:p>
          </table:table-cell>
          <table:table-cell office:value-type="float" office:value="785.38" calcext:value-type="float">
            <text:p>785.38</text:p>
          </table:table-cell>
        </table:table-row>
        <table:table-row table:style-name="ro1">
          <table:table-cell office:value-type="float" office:value="9311826" calcext:value-type="float">
            <text:p>9311826</text:p>
          </table:table-cell>
          <table:table-cell table:formula="of:=[.A584]/1000/(60*60*24)" office:value-type="time" office:time-value="PT02H35M11.826S" calcext:value-type="time">
            <text:p>02:35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634.57" calcext:value-type="float">
            <text:p>634.57</text:p>
          </table:table-cell>
          <table:table-cell office:value-type="float" office:value="786.63" calcext:value-type="float">
            <text:p>786.63</text:p>
          </table:table-cell>
        </table:table-row>
        <table:table-row table:style-name="ro1">
          <table:table-cell office:value-type="float" office:value="9327827" calcext:value-type="float">
            <text:p>9327827</text:p>
          </table:table-cell>
          <table:table-cell table:formula="of:=[.A585]/1000/(60*60*24)" office:value-type="time" office:time-value="PT02H35M27.827S" calcext:value-type="time">
            <text:p>02:35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635.62" calcext:value-type="float">
            <text:p>635.62</text:p>
          </table:table-cell>
          <table:table-cell office:value-type="float" office:value="787.88" calcext:value-type="float">
            <text:p>787.88</text:p>
          </table:table-cell>
        </table:table-row>
        <table:table-row table:style-name="ro1">
          <table:table-cell office:value-type="float" office:value="9343827" calcext:value-type="float">
            <text:p>9343827</text:p>
          </table:table-cell>
          <table:table-cell table:formula="of:=[.A586]/1000/(60*60*24)" office:value-type="time" office:time-value="PT02H35M43.827S" calcext:value-type="time">
            <text:p>02:35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36.67" calcext:value-type="float">
            <text:p>636.67</text:p>
          </table:table-cell>
          <table:table-cell office:value-type="float" office:value="789.13" calcext:value-type="float">
            <text:p>789.13</text:p>
          </table:table-cell>
        </table:table-row>
        <table:table-row table:style-name="ro1">
          <table:table-cell office:value-type="float" office:value="9359827" calcext:value-type="float">
            <text:p>9359827</text:p>
          </table:table-cell>
          <table:table-cell table:formula="of:=[.A587]/1000/(60*60*24)" office:value-type="time" office:time-value="PT02H35M59.827S" calcext:value-type="time">
            <text:p>02:36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37.72" calcext:value-type="float">
            <text:p>637.72</text:p>
          </table:table-cell>
          <table:table-cell office:value-type="float" office:value="790.37" calcext:value-type="float">
            <text:p>790.37</text:p>
          </table:table-cell>
        </table:table-row>
        <table:table-row table:style-name="ro1">
          <table:table-cell office:value-type="float" office:value="9375827" calcext:value-type="float">
            <text:p>9375827</text:p>
          </table:table-cell>
          <table:table-cell table:formula="of:=[.A588]/1000/(60*60*24)" office:value-type="time" office:time-value="PT02H36M15.827S" calcext:value-type="time">
            <text:p>02:36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38.77" calcext:value-type="float">
            <text:p>638.77</text:p>
          </table:table-cell>
          <table:table-cell office:value-type="float" office:value="791.62" calcext:value-type="float">
            <text:p>791.62</text:p>
          </table:table-cell>
        </table:table-row>
        <table:table-row table:style-name="ro1">
          <table:table-cell office:value-type="float" office:value="9391827" calcext:value-type="float">
            <text:p>9391827</text:p>
          </table:table-cell>
          <table:table-cell table:formula="of:=[.A589]/1000/(60*60*24)" office:value-type="time" office:time-value="PT02H36M31.827S" calcext:value-type="time">
            <text:p>02:36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639.82" calcext:value-type="float">
            <text:p>639.82</text:p>
          </table:table-cell>
          <table:table-cell office:value-type="float" office:value="792.87" calcext:value-type="float">
            <text:p>792.87</text:p>
          </table:table-cell>
        </table:table-row>
        <table:table-row table:style-name="ro1">
          <table:table-cell office:value-type="float" office:value="9407827" calcext:value-type="float">
            <text:p>9407827</text:p>
          </table:table-cell>
          <table:table-cell table:formula="of:=[.A590]/1000/(60*60*24)" office:value-type="time" office:time-value="PT02H36M47.827S" calcext:value-type="time">
            <text:p>02:36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40.87" calcext:value-type="float">
            <text:p>640.87</text:p>
          </table:table-cell>
          <table:table-cell office:value-type="float" office:value="794.12" calcext:value-type="float">
            <text:p>794.12</text:p>
          </table:table-cell>
        </table:table-row>
        <table:table-row table:style-name="ro1">
          <table:table-cell office:value-type="float" office:value="9423827" calcext:value-type="float">
            <text:p>9423827</text:p>
          </table:table-cell>
          <table:table-cell table:formula="of:=[.A591]/1000/(60*60*24)" office:value-type="time" office:time-value="PT02H37M03.827S" calcext:value-type="time">
            <text:p>02:37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641.91" calcext:value-type="float">
            <text:p>641.91</text:p>
          </table:table-cell>
          <table:table-cell office:value-type="float" office:value="795.37" calcext:value-type="float">
            <text:p>795.37</text:p>
          </table:table-cell>
        </table:table-row>
        <table:table-row table:style-name="ro1">
          <table:table-cell office:value-type="float" office:value="9439827" calcext:value-type="float">
            <text:p>9439827</text:p>
          </table:table-cell>
          <table:table-cell table:formula="of:=[.A592]/1000/(60*60*24)" office:value-type="time" office:time-value="PT02H37M19.827S" calcext:value-type="time">
            <text:p>02:37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42.96" calcext:value-type="float">
            <text:p>642.96</text:p>
          </table:table-cell>
          <table:table-cell office:value-type="float" office:value="796.61" calcext:value-type="float">
            <text:p>796.61</text:p>
          </table:table-cell>
        </table:table-row>
        <table:table-row table:style-name="ro1">
          <table:table-cell office:value-type="float" office:value="9455827" calcext:value-type="float">
            <text:p>9455827</text:p>
          </table:table-cell>
          <table:table-cell table:formula="of:=[.A593]/1000/(60*60*24)" office:value-type="time" office:time-value="PT02H37M35.827S" calcext:value-type="time">
            <text:p>02:37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44.01" calcext:value-type="float">
            <text:p>644.01</text:p>
          </table:table-cell>
          <table:table-cell office:value-type="float" office:value="797.86" calcext:value-type="float">
            <text:p>797.86</text:p>
          </table:table-cell>
        </table:table-row>
        <table:table-row table:style-name="ro1">
          <table:table-cell office:value-type="float" office:value="9471827" calcext:value-type="float">
            <text:p>9471827</text:p>
          </table:table-cell>
          <table:table-cell table:formula="of:=[.A594]/1000/(60*60*24)" office:value-type="time" office:time-value="PT02H37M51.827S" calcext:value-type="time">
            <text:p>02:37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45.06" calcext:value-type="float">
            <text:p>645.06</text:p>
          </table:table-cell>
          <table:table-cell office:value-type="float" office:value="799.11" calcext:value-type="float">
            <text:p>799.11</text:p>
          </table:table-cell>
        </table:table-row>
        <table:table-row table:style-name="ro1">
          <table:table-cell office:value-type="float" office:value="9487827" calcext:value-type="float">
            <text:p>9487827</text:p>
          </table:table-cell>
          <table:table-cell table:formula="of:=[.A595]/1000/(60*60*24)" office:value-type="time" office:time-value="PT02H38M07.827S" calcext:value-type="time">
            <text:p>02:38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46.11" calcext:value-type="float">
            <text:p>646.11</text:p>
          </table:table-cell>
          <table:table-cell office:value-type="float" office:value="800.36" calcext:value-type="float">
            <text:p>800.36</text:p>
          </table:table-cell>
        </table:table-row>
        <table:table-row table:style-name="ro1">
          <table:table-cell office:value-type="float" office:value="9503827" calcext:value-type="float">
            <text:p>9503827</text:p>
          </table:table-cell>
          <table:table-cell table:formula="of:=[.A596]/1000/(60*60*24)" office:value-type="time" office:time-value="PT02H38M23.827S" calcext:value-type="time">
            <text:p>02:38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647.16" calcext:value-type="float">
            <text:p>647.16</text:p>
          </table:table-cell>
          <table:table-cell office:value-type="float" office:value="801.61" calcext:value-type="float">
            <text:p>801.61</text:p>
          </table:table-cell>
        </table:table-row>
        <table:table-row table:style-name="ro1">
          <table:table-cell office:value-type="float" office:value="9519827" calcext:value-type="float">
            <text:p>9519827</text:p>
          </table:table-cell>
          <table:table-cell table:formula="of:=[.A597]/1000/(60*60*24)" office:value-type="time" office:time-value="PT02H38M39.827S" calcext:value-type="time">
            <text:p>02:38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648.21" calcext:value-type="float">
            <text:p>648.21</text:p>
          </table:table-cell>
          <table:table-cell office:value-type="float" office:value="802.86" calcext:value-type="float">
            <text:p>802.86</text:p>
          </table:table-cell>
        </table:table-row>
        <table:table-row table:style-name="ro1">
          <table:table-cell office:value-type="float" office:value="9535827" calcext:value-type="float">
            <text:p>9535827</text:p>
          </table:table-cell>
          <table:table-cell table:formula="of:=[.A598]/1000/(60*60*24)" office:value-type="time" office:time-value="PT02H38M55.827S" calcext:value-type="time">
            <text:p>02:38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649.26" calcext:value-type="float">
            <text:p>649.26</text:p>
          </table:table-cell>
          <table:table-cell office:value-type="float" office:value="804.1" calcext:value-type="float">
            <text:p>804.1</text:p>
          </table:table-cell>
        </table:table-row>
        <table:table-row table:style-name="ro1">
          <table:table-cell office:value-type="float" office:value="9551827" calcext:value-type="float">
            <text:p>9551827</text:p>
          </table:table-cell>
          <table:table-cell table:formula="of:=[.A599]/1000/(60*60*24)" office:value-type="time" office:time-value="PT02H39M11.827S" calcext:value-type="time">
            <text:p>02:39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650.31" calcext:value-type="float">
            <text:p>650.31</text:p>
          </table:table-cell>
          <table:table-cell office:value-type="float" office:value="805.35" calcext:value-type="float">
            <text:p>805.35</text:p>
          </table:table-cell>
        </table:table-row>
        <table:table-row table:style-name="ro1">
          <table:table-cell office:value-type="float" office:value="9567827" calcext:value-type="float">
            <text:p>9567827</text:p>
          </table:table-cell>
          <table:table-cell table:formula="of:=[.A600]/1000/(60*60*24)" office:value-type="time" office:time-value="PT02H39M27.827S" calcext:value-type="time">
            <text:p>02:39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51.35" calcext:value-type="float">
            <text:p>651.35</text:p>
          </table:table-cell>
          <table:table-cell office:value-type="float" office:value="806.6" calcext:value-type="float">
            <text:p>806.6</text:p>
          </table:table-cell>
        </table:table-row>
        <table:table-row table:style-name="ro1">
          <table:table-cell office:value-type="float" office:value="9583827" calcext:value-type="float">
            <text:p>9583827</text:p>
          </table:table-cell>
          <table:table-cell table:formula="of:=[.A601]/1000/(60*60*24)" office:value-type="time" office:time-value="PT02H39M43.827S" calcext:value-type="time">
            <text:p>02:39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652.4" calcext:value-type="float">
            <text:p>652.4</text:p>
          </table:table-cell>
          <table:table-cell office:value-type="float" office:value="807.85" calcext:value-type="float">
            <text:p>807.85</text:p>
          </table:table-cell>
        </table:table-row>
        <table:table-row table:style-name="ro1">
          <table:table-cell office:value-type="float" office:value="9599827" calcext:value-type="float">
            <text:p>9599827</text:p>
          </table:table-cell>
          <table:table-cell table:formula="of:=[.A602]/1000/(60*60*24)" office:value-type="time" office:time-value="PT02H39M59.827S" calcext:value-type="time">
            <text:p>02:40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53.45" calcext:value-type="float">
            <text:p>653.45</text:p>
          </table:table-cell>
          <table:table-cell office:value-type="float" office:value="809.1" calcext:value-type="float">
            <text:p>809.1</text:p>
          </table:table-cell>
        </table:table-row>
        <table:table-row table:style-name="ro1">
          <table:table-cell office:value-type="float" office:value="9615827" calcext:value-type="float">
            <text:p>9615827</text:p>
          </table:table-cell>
          <table:table-cell table:formula="of:=[.A603]/1000/(60*60*24)" office:value-type="time" office:time-value="PT02H40M15.827S" calcext:value-type="time">
            <text:p>02:40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54.5" calcext:value-type="float">
            <text:p>654.5</text:p>
          </table:table-cell>
          <table:table-cell office:value-type="float" office:value="810.35" calcext:value-type="float">
            <text:p>810.35</text:p>
          </table:table-cell>
        </table:table-row>
        <table:table-row table:style-name="ro1">
          <table:table-cell office:value-type="float" office:value="9631827" calcext:value-type="float">
            <text:p>9631827</text:p>
          </table:table-cell>
          <table:table-cell table:formula="of:=[.A604]/1000/(60*60*24)" office:value-type="time" office:time-value="PT02H40M31.827S" calcext:value-type="time">
            <text:p>02:40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55.55" calcext:value-type="float">
            <text:p>655.55</text:p>
          </table:table-cell>
          <table:table-cell office:value-type="float" office:value="811.6" calcext:value-type="float">
            <text:p>811.6</text:p>
          </table:table-cell>
        </table:table-row>
        <table:table-row table:style-name="ro1">
          <table:table-cell office:value-type="float" office:value="9647827" calcext:value-type="float">
            <text:p>9647827</text:p>
          </table:table-cell>
          <table:table-cell table:formula="of:=[.A605]/1000/(60*60*24)" office:value-type="time" office:time-value="PT02H40M47.827S" calcext:value-type="time">
            <text:p>02:40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56.6" calcext:value-type="float">
            <text:p>656.6</text:p>
          </table:table-cell>
          <table:table-cell office:value-type="float" office:value="812.85" calcext:value-type="float">
            <text:p>812.85</text:p>
          </table:table-cell>
        </table:table-row>
        <table:table-row table:style-name="ro1">
          <table:table-cell office:value-type="float" office:value="9663827" calcext:value-type="float">
            <text:p>9663827</text:p>
          </table:table-cell>
          <table:table-cell table:formula="of:=[.A606]/1000/(60*60*24)" office:value-type="time" office:time-value="PT02H41M03.827S" calcext:value-type="time">
            <text:p>02:4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57.65" calcext:value-type="float">
            <text:p>657.65</text:p>
          </table:table-cell>
          <table:table-cell office:value-type="float" office:value="814.09" calcext:value-type="float">
            <text:p>814.09</text:p>
          </table:table-cell>
        </table:table-row>
        <table:table-row table:style-name="ro1">
          <table:table-cell office:value-type="float" office:value="9679827" calcext:value-type="float">
            <text:p>9679827</text:p>
          </table:table-cell>
          <table:table-cell table:formula="of:=[.A607]/1000/(60*60*24)" office:value-type="time" office:time-value="PT02H41M19.827S" calcext:value-type="time">
            <text:p>02:41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658.7" calcext:value-type="float">
            <text:p>658.7</text:p>
          </table:table-cell>
          <table:table-cell office:value-type="float" office:value="815.34" calcext:value-type="float">
            <text:p>815.34</text:p>
          </table:table-cell>
        </table:table-row>
        <table:table-row table:style-name="ro1">
          <table:table-cell office:value-type="float" office:value="9695827" calcext:value-type="float">
            <text:p>9695827</text:p>
          </table:table-cell>
          <table:table-cell table:formula="of:=[.A608]/1000/(60*60*24)" office:value-type="time" office:time-value="PT02H41M35.827S" calcext:value-type="time">
            <text:p>02:41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59.75" calcext:value-type="float">
            <text:p>659.75</text:p>
          </table:table-cell>
          <table:table-cell office:value-type="float" office:value="816.59" calcext:value-type="float">
            <text:p>816.59</text:p>
          </table:table-cell>
        </table:table-row>
        <table:table-row table:style-name="ro1">
          <table:table-cell office:value-type="float" office:value="9711827" calcext:value-type="float">
            <text:p>9711827</text:p>
          </table:table-cell>
          <table:table-cell table:formula="of:=[.A609]/1000/(60*60*24)" office:value-type="time" office:time-value="PT02H41M51.827S" calcext:value-type="time">
            <text:p>02:41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660.8" calcext:value-type="float">
            <text:p>660.8</text:p>
          </table:table-cell>
          <table:table-cell office:value-type="float" office:value="817.84" calcext:value-type="float">
            <text:p>817.84</text:p>
          </table:table-cell>
        </table:table-row>
        <table:table-row table:style-name="ro1">
          <table:table-cell office:value-type="float" office:value="9727827" calcext:value-type="float">
            <text:p>9727827</text:p>
          </table:table-cell>
          <table:table-cell table:formula="of:=[.A610]/1000/(60*60*24)" office:value-type="time" office:time-value="PT02H42M07.827S" calcext:value-type="time">
            <text:p>02:42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61.84" calcext:value-type="float">
            <text:p>661.84</text:p>
          </table:table-cell>
          <table:table-cell office:value-type="float" office:value="819.09" calcext:value-type="float">
            <text:p>819.09</text:p>
          </table:table-cell>
        </table:table-row>
        <table:table-row table:style-name="ro1">
          <table:table-cell office:value-type="float" office:value="9743827" calcext:value-type="float">
            <text:p>9743827</text:p>
          </table:table-cell>
          <table:table-cell table:formula="of:=[.A611]/1000/(60*60*24)" office:value-type="time" office:time-value="PT02H42M23.827S" calcext:value-type="time">
            <text:p>02:42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62.89" calcext:value-type="float">
            <text:p>662.89</text:p>
          </table:table-cell>
          <table:table-cell office:value-type="float" office:value="820.34" calcext:value-type="float">
            <text:p>820.34</text:p>
          </table:table-cell>
        </table:table-row>
        <table:table-row table:style-name="ro1">
          <table:table-cell office:value-type="float" office:value="9759827" calcext:value-type="float">
            <text:p>9759827</text:p>
          </table:table-cell>
          <table:table-cell table:formula="of:=[.A612]/1000/(60*60*24)" office:value-type="time" office:time-value="PT02H42M39.827S" calcext:value-type="time">
            <text:p>02:42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63.94" calcext:value-type="float">
            <text:p>663.94</text:p>
          </table:table-cell>
          <table:table-cell office:value-type="float" office:value="821.58" calcext:value-type="float">
            <text:p>821.58</text:p>
          </table:table-cell>
        </table:table-row>
        <table:table-row table:style-name="ro1">
          <table:table-cell office:value-type="float" office:value="9775827" calcext:value-type="float">
            <text:p>9775827</text:p>
          </table:table-cell>
          <table:table-cell table:formula="of:=[.A613]/1000/(60*60*24)" office:value-type="time" office:time-value="PT02H42M55.827S" calcext:value-type="time">
            <text:p>02:42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64.99" calcext:value-type="float">
            <text:p>664.99</text:p>
          </table:table-cell>
          <table:table-cell office:value-type="float" office:value="822.83" calcext:value-type="float">
            <text:p>822.83</text:p>
          </table:table-cell>
        </table:table-row>
        <table:table-row table:style-name="ro1">
          <table:table-cell office:value-type="float" office:value="9791827" calcext:value-type="float">
            <text:p>9791827</text:p>
          </table:table-cell>
          <table:table-cell table:formula="of:=[.A614]/1000/(60*60*24)" office:value-type="time" office:time-value="PT02H43M11.827S" calcext:value-type="time">
            <text:p>02:43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66.04" calcext:value-type="float">
            <text:p>666.04</text:p>
          </table:table-cell>
          <table:table-cell office:value-type="float" office:value="824.08" calcext:value-type="float">
            <text:p>824.08</text:p>
          </table:table-cell>
        </table:table-row>
        <table:table-row table:style-name="ro1">
          <table:table-cell office:value-type="float" office:value="9807826" calcext:value-type="float">
            <text:p>9807826</text:p>
          </table:table-cell>
          <table:table-cell table:formula="of:=[.A615]/1000/(60*60*24)" office:value-type="time" office:time-value="PT02H43M27.826S" calcext:value-type="time">
            <text:p>02:4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67.09" calcext:value-type="float">
            <text:p>667.09</text:p>
          </table:table-cell>
          <table:table-cell office:value-type="float" office:value="825.33" calcext:value-type="float">
            <text:p>825.33</text:p>
          </table:table-cell>
        </table:table-row>
        <table:table-row table:style-name="ro1">
          <table:table-cell office:value-type="float" office:value="9823827" calcext:value-type="float">
            <text:p>9823827</text:p>
          </table:table-cell>
          <table:table-cell table:formula="of:=[.A616]/1000/(60*60*24)" office:value-type="time" office:time-value="PT02H43M43.827S" calcext:value-type="time">
            <text:p>02:43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68.14" calcext:value-type="float">
            <text:p>668.14</text:p>
          </table:table-cell>
          <table:table-cell office:value-type="float" office:value="826.58" calcext:value-type="float">
            <text:p>826.58</text:p>
          </table:table-cell>
        </table:table-row>
        <table:table-row table:style-name="ro1">
          <table:table-cell office:value-type="float" office:value="9839827" calcext:value-type="float">
            <text:p>9839827</text:p>
          </table:table-cell>
          <table:table-cell table:formula="of:=[.A617]/1000/(60*60*24)" office:value-type="time" office:time-value="PT02H43M59.827S" calcext:value-type="time">
            <text:p>02:44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69.19" calcext:value-type="float">
            <text:p>669.19</text:p>
          </table:table-cell>
          <table:table-cell office:value-type="float" office:value="827.83" calcext:value-type="float">
            <text:p>827.83</text:p>
          </table:table-cell>
        </table:table-row>
        <table:table-row table:style-name="ro1">
          <table:table-cell office:value-type="float" office:value="9855827" calcext:value-type="float">
            <text:p>9855827</text:p>
          </table:table-cell>
          <table:table-cell table:formula="of:=[.A618]/1000/(60*60*24)" office:value-type="time" office:time-value="PT02H44M15.827S" calcext:value-type="time">
            <text:p>02:44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70.24" calcext:value-type="float">
            <text:p>670.24</text:p>
          </table:table-cell>
          <table:table-cell office:value-type="float" office:value="829.07" calcext:value-type="float">
            <text:p>829.07</text:p>
          </table:table-cell>
        </table:table-row>
        <table:table-row table:style-name="ro1">
          <table:table-cell office:value-type="float" office:value="9871827" calcext:value-type="float">
            <text:p>9871827</text:p>
          </table:table-cell>
          <table:table-cell table:formula="of:=[.A619]/1000/(60*60*24)" office:value-type="time" office:time-value="PT02H44M31.827S" calcext:value-type="time">
            <text:p>02:44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671.29" calcext:value-type="float">
            <text:p>671.29</text:p>
          </table:table-cell>
          <table:table-cell office:value-type="float" office:value="830.32" calcext:value-type="float">
            <text:p>830.32</text:p>
          </table:table-cell>
        </table:table-row>
        <table:table-row table:style-name="ro1">
          <table:table-cell office:value-type="float" office:value="9887827" calcext:value-type="float">
            <text:p>9887827</text:p>
          </table:table-cell>
          <table:table-cell table:formula="of:=[.A620]/1000/(60*60*24)" office:value-type="time" office:time-value="PT02H44M47.827S" calcext:value-type="time">
            <text:p>02:44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672.34" calcext:value-type="float">
            <text:p>672.34</text:p>
          </table:table-cell>
          <table:table-cell office:value-type="float" office:value="831.57" calcext:value-type="float">
            <text:p>831.57</text:p>
          </table:table-cell>
        </table:table-row>
        <table:table-row table:style-name="ro1">
          <table:table-cell office:value-type="float" office:value="9903827" calcext:value-type="float">
            <text:p>9903827</text:p>
          </table:table-cell>
          <table:table-cell table:formula="of:=[.A621]/1000/(60*60*24)" office:value-type="time" office:time-value="PT02H45M03.827S" calcext:value-type="time">
            <text:p>02:45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73.39" calcext:value-type="float">
            <text:p>673.39</text:p>
          </table:table-cell>
          <table:table-cell office:value-type="float" office:value="832.82" calcext:value-type="float">
            <text:p>832.82</text:p>
          </table:table-cell>
        </table:table-row>
        <table:table-row table:style-name="ro1">
          <table:table-cell office:value-type="float" office:value="9919827" calcext:value-type="float">
            <text:p>9919827</text:p>
          </table:table-cell>
          <table:table-cell table:formula="of:=[.A622]/1000/(60*60*24)" office:value-type="time" office:time-value="PT02H45M19.827S" calcext:value-type="time">
            <text:p>02:45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74.44" calcext:value-type="float">
            <text:p>674.44</text:p>
          </table:table-cell>
          <table:table-cell office:value-type="float" office:value="834.07" calcext:value-type="float">
            <text:p>834.07</text:p>
          </table:table-cell>
        </table:table-row>
        <table:table-row table:style-name="ro1">
          <table:table-cell office:value-type="float" office:value="9935827" calcext:value-type="float">
            <text:p>9935827</text:p>
          </table:table-cell>
          <table:table-cell table:formula="of:=[.A623]/1000/(60*60*24)" office:value-type="time" office:time-value="PT02H45M35.827S" calcext:value-type="time">
            <text:p>02:45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675.49" calcext:value-type="float">
            <text:p>675.49</text:p>
          </table:table-cell>
          <table:table-cell office:value-type="float" office:value="835.32" calcext:value-type="float">
            <text:p>835.32</text:p>
          </table:table-cell>
        </table:table-row>
        <table:table-row table:style-name="ro1">
          <table:table-cell office:value-type="float" office:value="9951827" calcext:value-type="float">
            <text:p>9951827</text:p>
          </table:table-cell>
          <table:table-cell table:formula="of:=[.A624]/1000/(60*60*24)" office:value-type="time" office:time-value="PT02H45M51.827S" calcext:value-type="time">
            <text:p>02:45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76.54" calcext:value-type="float">
            <text:p>676.54</text:p>
          </table:table-cell>
          <table:table-cell office:value-type="float" office:value="836.57" calcext:value-type="float">
            <text:p>836.57</text:p>
          </table:table-cell>
        </table:table-row>
        <table:table-row table:style-name="ro1">
          <table:table-cell office:value-type="float" office:value="9967827" calcext:value-type="float">
            <text:p>9967827</text:p>
          </table:table-cell>
          <table:table-cell table:formula="of:=[.A625]/1000/(60*60*24)" office:value-type="time" office:time-value="PT02H46M07.827S" calcext:value-type="time">
            <text:p>02:46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77.59" calcext:value-type="float">
            <text:p>677.59</text:p>
          </table:table-cell>
          <table:table-cell office:value-type="float" office:value="837.82" calcext:value-type="float">
            <text:p>837.82</text:p>
          </table:table-cell>
        </table:table-row>
        <table:table-row table:style-name="ro1">
          <table:table-cell office:value-type="float" office:value="9983827" calcext:value-type="float">
            <text:p>9983827</text:p>
          </table:table-cell>
          <table:table-cell table:formula="of:=[.A626]/1000/(60*60*24)" office:value-type="time" office:time-value="PT02H46M23.827S" calcext:value-type="time">
            <text:p>02:46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78.64" calcext:value-type="float">
            <text:p>678.64</text:p>
          </table:table-cell>
          <table:table-cell office:value-type="float" office:value="839.07" calcext:value-type="float">
            <text:p>839.07</text:p>
          </table:table-cell>
        </table:table-row>
        <table:table-row table:style-name="ro1">
          <table:table-cell office:value-type="float" office:value="9999827" calcext:value-type="float">
            <text:p>9999827</text:p>
          </table:table-cell>
          <table:table-cell table:formula="of:=[.A627]/1000/(60*60*24)" office:value-type="time" office:time-value="PT02H46M39.827S" calcext:value-type="time">
            <text:p>02:46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79.68" calcext:value-type="float">
            <text:p>679.68</text:p>
          </table:table-cell>
          <table:table-cell office:value-type="float" office:value="840.31" calcext:value-type="float">
            <text:p>840.31</text:p>
          </table:table-cell>
        </table:table-row>
        <table:table-row table:style-name="ro1">
          <table:table-cell office:value-type="float" office:value="10015827" calcext:value-type="float">
            <text:p>10015827</text:p>
          </table:table-cell>
          <table:table-cell table:formula="of:=[.A628]/1000/(60*60*24)" office:value-type="time" office:time-value="PT02H46M55.827S" calcext:value-type="time">
            <text:p>02:46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680.73" calcext:value-type="float">
            <text:p>680.73</text:p>
          </table:table-cell>
          <table:table-cell office:value-type="float" office:value="841.56" calcext:value-type="float">
            <text:p>841.56</text:p>
          </table:table-cell>
        </table:table-row>
        <table:table-row table:style-name="ro1">
          <table:table-cell office:value-type="float" office:value="10031827" calcext:value-type="float">
            <text:p>10031827</text:p>
          </table:table-cell>
          <table:table-cell table:formula="of:=[.A629]/1000/(60*60*24)" office:value-type="time" office:time-value="PT02H47M11.827S" calcext:value-type="time">
            <text:p>02:47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81.78" calcext:value-type="float">
            <text:p>681.78</text:p>
          </table:table-cell>
          <table:table-cell office:value-type="float" office:value="842.81" calcext:value-type="float">
            <text:p>842.81</text:p>
          </table:table-cell>
        </table:table-row>
        <table:table-row table:style-name="ro1">
          <table:table-cell office:value-type="float" office:value="10047827" calcext:value-type="float">
            <text:p>10047827</text:p>
          </table:table-cell>
          <table:table-cell table:formula="of:=[.A630]/1000/(60*60*24)" office:value-type="time" office:time-value="PT02H47M27.827S" calcext:value-type="time">
            <text:p>02:4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82.83" calcext:value-type="float">
            <text:p>682.83</text:p>
          </table:table-cell>
          <table:table-cell office:value-type="float" office:value="844.06" calcext:value-type="float">
            <text:p>844.06</text:p>
          </table:table-cell>
        </table:table-row>
        <table:table-row table:style-name="ro1">
          <table:table-cell office:value-type="float" office:value="10063827" calcext:value-type="float">
            <text:p>10063827</text:p>
          </table:table-cell>
          <table:table-cell table:formula="of:=[.A631]/1000/(60*60*24)" office:value-type="time" office:time-value="PT02H47M43.827S" calcext:value-type="time">
            <text:p>02:47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83.88" calcext:value-type="float">
            <text:p>683.88</text:p>
          </table:table-cell>
          <table:table-cell office:value-type="float" office:value="845.31" calcext:value-type="float">
            <text:p>845.31</text:p>
          </table:table-cell>
        </table:table-row>
        <table:table-row table:style-name="ro1">
          <table:table-cell office:value-type="float" office:value="10079827" calcext:value-type="float">
            <text:p>10079827</text:p>
          </table:table-cell>
          <table:table-cell table:formula="of:=[.A632]/1000/(60*60*24)" office:value-type="time" office:time-value="PT02H47M59.827S" calcext:value-type="time">
            <text:p>02:48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84.93" calcext:value-type="float">
            <text:p>684.93</text:p>
          </table:table-cell>
          <table:table-cell office:value-type="float" office:value="846.56" calcext:value-type="float">
            <text:p>846.56</text:p>
          </table:table-cell>
        </table:table-row>
        <table:table-row table:style-name="ro1">
          <table:table-cell office:value-type="float" office:value="10095827" calcext:value-type="float">
            <text:p>10095827</text:p>
          </table:table-cell>
          <table:table-cell table:formula="of:=[.A633]/1000/(60*60*24)" office:value-type="time" office:time-value="PT02H48M15.827S" calcext:value-type="time">
            <text:p>02:4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85.98" calcext:value-type="float">
            <text:p>685.98</text:p>
          </table:table-cell>
          <table:table-cell office:value-type="float" office:value="847.81" calcext:value-type="float">
            <text:p>847.81</text:p>
          </table:table-cell>
        </table:table-row>
        <table:table-row table:style-name="ro1">
          <table:table-cell office:value-type="float" office:value="10111827" calcext:value-type="float">
            <text:p>10111827</text:p>
          </table:table-cell>
          <table:table-cell table:formula="of:=[.A634]/1000/(60*60*24)" office:value-type="time" office:time-value="PT02H48M31.827S" calcext:value-type="time">
            <text:p>02:48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87.03" calcext:value-type="float">
            <text:p>687.03</text:p>
          </table:table-cell>
          <table:table-cell office:value-type="float" office:value="849.06" calcext:value-type="float">
            <text:p>849.06</text:p>
          </table:table-cell>
        </table:table-row>
        <table:table-row table:style-name="ro1">
          <table:table-cell office:value-type="float" office:value="10127827" calcext:value-type="float">
            <text:p>10127827</text:p>
          </table:table-cell>
          <table:table-cell table:formula="of:=[.A635]/1000/(60*60*24)" office:value-type="time" office:time-value="PT02H48M47.827S" calcext:value-type="time">
            <text:p>02:48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688.08" calcext:value-type="float">
            <text:p>688.08</text:p>
          </table:table-cell>
          <table:table-cell office:value-type="float" office:value="850.31" calcext:value-type="float">
            <text:p>850.31</text:p>
          </table:table-cell>
        </table:table-row>
        <table:table-row table:style-name="ro1">
          <table:table-cell office:value-type="float" office:value="10143826" calcext:value-type="float">
            <text:p>10143826</text:p>
          </table:table-cell>
          <table:table-cell table:formula="of:=[.A636]/1000/(60*60*24)" office:value-type="time" office:time-value="PT02H49M03.826S" calcext:value-type="time">
            <text:p>02:4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89.13" calcext:value-type="float">
            <text:p>689.13</text:p>
          </table:table-cell>
          <table:table-cell office:value-type="float" office:value="851.55" calcext:value-type="float">
            <text:p>851.55</text:p>
          </table:table-cell>
        </table:table-row>
        <table:table-row table:style-name="ro1">
          <table:table-cell office:value-type="float" office:value="10159827" calcext:value-type="float">
            <text:p>10159827</text:p>
          </table:table-cell>
          <table:table-cell table:formula="of:=[.A637]/1000/(60*60*24)" office:value-type="time" office:time-value="PT02H49M19.827S" calcext:value-type="time">
            <text:p>02:4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690.18" calcext:value-type="float">
            <text:p>690.18</text:p>
          </table:table-cell>
          <table:table-cell office:value-type="float" office:value="852.8" calcext:value-type="float">
            <text:p>852.8</text:p>
          </table:table-cell>
        </table:table-row>
        <table:table-row table:style-name="ro1">
          <table:table-cell office:value-type="float" office:value="10175827" calcext:value-type="float">
            <text:p>10175827</text:p>
          </table:table-cell>
          <table:table-cell table:formula="of:=[.A638]/1000/(60*60*24)" office:value-type="time" office:time-value="PT02H49M35.827S" calcext:value-type="time">
            <text:p>02:4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91.23" calcext:value-type="float">
            <text:p>691.23</text:p>
          </table:table-cell>
          <table:table-cell office:value-type="float" office:value="854.05" calcext:value-type="float">
            <text:p>854.05</text:p>
          </table:table-cell>
        </table:table-row>
        <table:table-row table:style-name="ro1">
          <table:table-cell office:value-type="float" office:value="10191827" calcext:value-type="float">
            <text:p>10191827</text:p>
          </table:table-cell>
          <table:table-cell table:formula="of:=[.A639]/1000/(60*60*24)" office:value-type="time" office:time-value="PT02H49M51.827S" calcext:value-type="time">
            <text:p>02:49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92.28" calcext:value-type="float">
            <text:p>692.28</text:p>
          </table:table-cell>
          <table:table-cell office:value-type="float" office:value="855.3" calcext:value-type="float">
            <text:p>855.3</text:p>
          </table:table-cell>
        </table:table-row>
        <table:table-row table:style-name="ro1">
          <table:table-cell office:value-type="float" office:value="10207827" calcext:value-type="float">
            <text:p>10207827</text:p>
          </table:table-cell>
          <table:table-cell table:formula="of:=[.A640]/1000/(60*60*24)" office:value-type="time" office:time-value="PT02H50M07.827S" calcext:value-type="time">
            <text:p>02:5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93.33" calcext:value-type="float">
            <text:p>693.33</text:p>
          </table:table-cell>
          <table:table-cell office:value-type="float" office:value="856.55" calcext:value-type="float">
            <text:p>856.55</text:p>
          </table:table-cell>
        </table:table-row>
        <table:table-row table:style-name="ro1">
          <table:table-cell office:value-type="float" office:value="10223827" calcext:value-type="float">
            <text:p>10223827</text:p>
          </table:table-cell>
          <table:table-cell table:formula="of:=[.A641]/1000/(60*60*24)" office:value-type="time" office:time-value="PT02H50M23.827S" calcext:value-type="time">
            <text:p>02:50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94.38" calcext:value-type="float">
            <text:p>694.38</text:p>
          </table:table-cell>
          <table:table-cell office:value-type="float" office:value="857.8" calcext:value-type="float">
            <text:p>857.8</text:p>
          </table:table-cell>
        </table:table-row>
        <table:table-row table:style-name="ro1">
          <table:table-cell office:value-type="float" office:value="10239827" calcext:value-type="float">
            <text:p>10239827</text:p>
          </table:table-cell>
          <table:table-cell table:formula="of:=[.A642]/1000/(60*60*24)" office:value-type="time" office:time-value="PT02H50M39.827S" calcext:value-type="time">
            <text:p>02:50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95.43" calcext:value-type="float">
            <text:p>695.43</text:p>
          </table:table-cell>
          <table:table-cell office:value-type="float" office:value="859.05" calcext:value-type="float">
            <text:p>859.05</text:p>
          </table:table-cell>
        </table:table-row>
        <table:table-row table:style-name="ro1">
          <table:table-cell office:value-type="float" office:value="10255827" calcext:value-type="float">
            <text:p>10255827</text:p>
          </table:table-cell>
          <table:table-cell table:formula="of:=[.A643]/1000/(60*60*24)" office:value-type="time" office:time-value="PT02H50M55.827S" calcext:value-type="time">
            <text:p>02:5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96.48" calcext:value-type="float">
            <text:p>696.48</text:p>
          </table:table-cell>
          <table:table-cell office:value-type="float" office:value="860.3" calcext:value-type="float">
            <text:p>860.3</text:p>
          </table:table-cell>
        </table:table-row>
        <table:table-row table:style-name="ro1">
          <table:table-cell office:value-type="float" office:value="10271827" calcext:value-type="float">
            <text:p>10271827</text:p>
          </table:table-cell>
          <table:table-cell table:formula="of:=[.A644]/1000/(60*60*24)" office:value-type="time" office:time-value="PT02H51M11.827S" calcext:value-type="time">
            <text:p>02:51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97.53" calcext:value-type="float">
            <text:p>697.53</text:p>
          </table:table-cell>
          <table:table-cell office:value-type="float" office:value="861.55" calcext:value-type="float">
            <text:p>861.55</text:p>
          </table:table-cell>
        </table:table-row>
        <table:table-row table:style-name="ro1">
          <table:table-cell office:value-type="float" office:value="10287827" calcext:value-type="float">
            <text:p>10287827</text:p>
          </table:table-cell>
          <table:table-cell table:formula="of:=[.A645]/1000/(60*60*24)" office:value-type="time" office:time-value="PT02H51M27.827S" calcext:value-type="time">
            <text:p>02:51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698.58" calcext:value-type="float">
            <text:p>698.58</text:p>
          </table:table-cell>
          <table:table-cell office:value-type="float" office:value="862.8" calcext:value-type="float">
            <text:p>862.8</text:p>
          </table:table-cell>
        </table:table-row>
        <table:table-row table:style-name="ro1">
          <table:table-cell office:value-type="float" office:value="10303827" calcext:value-type="float">
            <text:p>10303827</text:p>
          </table:table-cell>
          <table:table-cell table:formula="of:=[.A646]/1000/(60*60*24)" office:value-type="time" office:time-value="PT02H51M43.827S" calcext:value-type="time">
            <text:p>02:51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699.63" calcext:value-type="float">
            <text:p>699.63</text:p>
          </table:table-cell>
          <table:table-cell office:value-type="float" office:value="864.05" calcext:value-type="float">
            <text:p>864.05</text:p>
          </table:table-cell>
        </table:table-row>
        <table:table-row table:style-name="ro1">
          <table:table-cell office:value-type="float" office:value="10319827" calcext:value-type="float">
            <text:p>10319827</text:p>
          </table:table-cell>
          <table:table-cell table:formula="of:=[.A647]/1000/(60*60*24)" office:value-type="time" office:time-value="PT02H51M59.827S" calcext:value-type="time">
            <text:p>02:52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00.68" calcext:value-type="float">
            <text:p>700.68</text:p>
          </table:table-cell>
          <table:table-cell office:value-type="float" office:value="865.3" calcext:value-type="float">
            <text:p>865.3</text:p>
          </table:table-cell>
        </table:table-row>
        <table:table-row table:style-name="ro1">
          <table:table-cell office:value-type="float" office:value="10335827" calcext:value-type="float">
            <text:p>10335827</text:p>
          </table:table-cell>
          <table:table-cell table:formula="of:=[.A648]/1000/(60*60*24)" office:value-type="time" office:time-value="PT02H52M15.827S" calcext:value-type="time">
            <text:p>02:52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01.73" calcext:value-type="float">
            <text:p>701.73</text:p>
          </table:table-cell>
          <table:table-cell office:value-type="float" office:value="866.55" calcext:value-type="float">
            <text:p>866.55</text:p>
          </table:table-cell>
        </table:table-row>
        <table:table-row table:style-name="ro1">
          <table:table-cell office:value-type="float" office:value="10351827" calcext:value-type="float">
            <text:p>10351827</text:p>
          </table:table-cell>
          <table:table-cell table:formula="of:=[.A649]/1000/(60*60*24)" office:value-type="time" office:time-value="PT02H52M31.827S" calcext:value-type="time">
            <text:p>02:5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02.78" calcext:value-type="float">
            <text:p>702.78</text:p>
          </table:table-cell>
          <table:table-cell office:value-type="float" office:value="867.8" calcext:value-type="float">
            <text:p>867.8</text:p>
          </table:table-cell>
        </table:table-row>
        <table:table-row table:style-name="ro1">
          <table:table-cell office:value-type="float" office:value="10367827" calcext:value-type="float">
            <text:p>10367827</text:p>
          </table:table-cell>
          <table:table-cell table:formula="of:=[.A650]/1000/(60*60*24)" office:value-type="time" office:time-value="PT02H52M47.827S" calcext:value-type="time">
            <text:p>02:52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703.83" calcext:value-type="float">
            <text:p>703.83</text:p>
          </table:table-cell>
          <table:table-cell office:value-type="float" office:value="869.05" calcext:value-type="float">
            <text:p>869.05</text:p>
          </table:table-cell>
        </table:table-row>
        <table:table-row table:style-name="ro1">
          <table:table-cell office:value-type="float" office:value="10383827" calcext:value-type="float">
            <text:p>10383827</text:p>
          </table:table-cell>
          <table:table-cell table:formula="of:=[.A651]/1000/(60*60*24)" office:value-type="time" office:time-value="PT02H53M03.827S" calcext:value-type="time">
            <text:p>02:5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704.88" calcext:value-type="float">
            <text:p>704.88</text:p>
          </table:table-cell>
          <table:table-cell office:value-type="float" office:value="870.3" calcext:value-type="float">
            <text:p>870.3</text:p>
          </table:table-cell>
        </table:table-row>
        <table:table-row table:style-name="ro1">
          <table:table-cell office:value-type="float" office:value="10399827" calcext:value-type="float">
            <text:p>10399827</text:p>
          </table:table-cell>
          <table:table-cell table:formula="of:=[.A652]/1000/(60*60*24)" office:value-type="time" office:time-value="PT02H53M19.827S" calcext:value-type="time">
            <text:p>02:5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4" calcext:value-type="float">
            <text:p>280.4</text:p>
          </table:table-cell>
          <table:table-cell office:value-type="float" office:value="705.93" calcext:value-type="float">
            <text:p>705.93</text:p>
          </table:table-cell>
          <table:table-cell office:value-type="float" office:value="871.55" calcext:value-type="float">
            <text:p>871.55</text:p>
          </table:table-cell>
        </table:table-row>
        <table:table-row table:style-name="ro1">
          <table:table-cell office:value-type="float" office:value="10415827" calcext:value-type="float">
            <text:p>10415827</text:p>
          </table:table-cell>
          <table:table-cell table:formula="of:=[.A653]/1000/(60*60*24)" office:value-type="time" office:time-value="PT02H53M35.827S" calcext:value-type="time">
            <text:p>02:53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06.98" calcext:value-type="float">
            <text:p>706.98</text:p>
          </table:table-cell>
          <table:table-cell office:value-type="float" office:value="872.8" calcext:value-type="float">
            <text:p>872.8</text:p>
          </table:table-cell>
        </table:table-row>
        <table:table-row table:style-name="ro1">
          <table:table-cell office:value-type="float" office:value="10431827" calcext:value-type="float">
            <text:p>10431827</text:p>
          </table:table-cell>
          <table:table-cell table:formula="of:=[.A654]/1000/(60*60*24)" office:value-type="time" office:time-value="PT02H53M51.827S" calcext:value-type="time">
            <text:p>02:53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08.03" calcext:value-type="float">
            <text:p>708.03</text:p>
          </table:table-cell>
          <table:table-cell office:value-type="float" office:value="874.05" calcext:value-type="float">
            <text:p>874.05</text:p>
          </table:table-cell>
        </table:table-row>
        <table:table-row table:style-name="ro1">
          <table:table-cell office:value-type="float" office:value="10447827" calcext:value-type="float">
            <text:p>10447827</text:p>
          </table:table-cell>
          <table:table-cell table:formula="of:=[.A655]/1000/(60*60*24)" office:value-type="time" office:time-value="PT02H54M07.827S" calcext:value-type="time">
            <text:p>02:54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09.07" calcext:value-type="float">
            <text:p>709.07</text:p>
          </table:table-cell>
          <table:table-cell office:value-type="float" office:value="875.3" calcext:value-type="float">
            <text:p>875.3</text:p>
          </table:table-cell>
        </table:table-row>
        <table:table-row table:style-name="ro1">
          <table:table-cell office:value-type="float" office:value="10463827" calcext:value-type="float">
            <text:p>10463827</text:p>
          </table:table-cell>
          <table:table-cell table:formula="of:=[.A656]/1000/(60*60*24)" office:value-type="time" office:time-value="PT02H54M23.827S" calcext:value-type="time">
            <text:p>02:54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10.12" calcext:value-type="float">
            <text:p>710.12</text:p>
          </table:table-cell>
          <table:table-cell office:value-type="float" office:value="876.55" calcext:value-type="float">
            <text:p>876.55</text:p>
          </table:table-cell>
        </table:table-row>
        <table:table-row table:style-name="ro1">
          <table:table-cell office:value-type="float" office:value="10479827" calcext:value-type="float">
            <text:p>10479827</text:p>
          </table:table-cell>
          <table:table-cell table:formula="of:=[.A657]/1000/(60*60*24)" office:value-type="time" office:time-value="PT02H54M39.827S" calcext:value-type="time">
            <text:p>02:5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711.17" calcext:value-type="float">
            <text:p>711.17</text:p>
          </table:table-cell>
          <table:table-cell office:value-type="float" office:value="877.8" calcext:value-type="float">
            <text:p>877.8</text:p>
          </table:table-cell>
        </table:table-row>
        <table:table-row table:style-name="ro1">
          <table:table-cell office:value-type="float" office:value="10495827" calcext:value-type="float">
            <text:p>10495827</text:p>
          </table:table-cell>
          <table:table-cell table:formula="of:=[.A658]/1000/(60*60*24)" office:value-type="time" office:time-value="PT02H54M55.827S" calcext:value-type="time">
            <text:p>02:54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12.22" calcext:value-type="float">
            <text:p>712.22</text:p>
          </table:table-cell>
          <table:table-cell office:value-type="float" office:value="879.05" calcext:value-type="float">
            <text:p>879.05</text:p>
          </table:table-cell>
        </table:table-row>
        <table:table-row table:style-name="ro1">
          <table:table-cell office:value-type="float" office:value="10511827" calcext:value-type="float">
            <text:p>10511827</text:p>
          </table:table-cell>
          <table:table-cell table:formula="of:=[.A659]/1000/(60*60*24)" office:value-type="time" office:time-value="PT02H55M11.827S" calcext:value-type="time">
            <text:p>02:55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13.27" calcext:value-type="float">
            <text:p>713.27</text:p>
          </table:table-cell>
          <table:table-cell office:value-type="float" office:value="880.3" calcext:value-type="float">
            <text:p>880.3</text:p>
          </table:table-cell>
        </table:table-row>
        <table:table-row table:style-name="ro1">
          <table:table-cell office:value-type="float" office:value="10527827" calcext:value-type="float">
            <text:p>10527827</text:p>
          </table:table-cell>
          <table:table-cell table:formula="of:=[.A660]/1000/(60*60*24)" office:value-type="time" office:time-value="PT02H55M27.827S" calcext:value-type="time">
            <text:p>02:55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14.32" calcext:value-type="float">
            <text:p>714.32</text:p>
          </table:table-cell>
          <table:table-cell office:value-type="float" office:value="881.55" calcext:value-type="float">
            <text:p>881.55</text:p>
          </table:table-cell>
        </table:table-row>
        <table:table-row table:style-name="ro1">
          <table:table-cell office:value-type="float" office:value="10543827" calcext:value-type="float">
            <text:p>10543827</text:p>
          </table:table-cell>
          <table:table-cell table:formula="of:=[.A661]/1000/(60*60*24)" office:value-type="time" office:time-value="PT02H55M43.827S" calcext:value-type="time">
            <text:p>02:55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715.37" calcext:value-type="float">
            <text:p>715.37</text:p>
          </table:table-cell>
          <table:table-cell office:value-type="float" office:value="882.8" calcext:value-type="float">
            <text:p>882.8</text:p>
          </table:table-cell>
        </table:table-row>
        <table:table-row table:style-name="ro1">
          <table:table-cell office:value-type="float" office:value="10559827" calcext:value-type="float">
            <text:p>10559827</text:p>
          </table:table-cell>
          <table:table-cell table:formula="of:=[.A662]/1000/(60*60*24)" office:value-type="time" office:time-value="PT02H55M59.827S" calcext:value-type="time">
            <text:p>02:56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16.42" calcext:value-type="float">
            <text:p>716.42</text:p>
          </table:table-cell>
          <table:table-cell office:value-type="float" office:value="884.05" calcext:value-type="float">
            <text:p>884.05</text:p>
          </table:table-cell>
        </table:table-row>
        <table:table-row table:style-name="ro1">
          <table:table-cell office:value-type="float" office:value="10575827" calcext:value-type="float">
            <text:p>10575827</text:p>
          </table:table-cell>
          <table:table-cell table:formula="of:=[.A663]/1000/(60*60*24)" office:value-type="time" office:time-value="PT02H56M15.827S" calcext:value-type="time">
            <text:p>02:56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17.47" calcext:value-type="float">
            <text:p>717.47</text:p>
          </table:table-cell>
          <table:table-cell office:value-type="float" office:value="885.3" calcext:value-type="float">
            <text:p>885.3</text:p>
          </table:table-cell>
        </table:table-row>
        <table:table-row table:style-name="ro1">
          <table:table-cell office:value-type="float" office:value="10591827" calcext:value-type="float">
            <text:p>10591827</text:p>
          </table:table-cell>
          <table:table-cell table:formula="of:=[.A664]/1000/(60*60*24)" office:value-type="time" office:time-value="PT02H56M31.827S" calcext:value-type="time">
            <text:p>02:56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18.52" calcext:value-type="float">
            <text:p>718.52</text:p>
          </table:table-cell>
          <table:table-cell office:value-type="float" office:value="886.55" calcext:value-type="float">
            <text:p>886.55</text:p>
          </table:table-cell>
        </table:table-row>
        <table:table-row table:style-name="ro1">
          <table:table-cell office:value-type="float" office:value="10607827" calcext:value-type="float">
            <text:p>10607827</text:p>
          </table:table-cell>
          <table:table-cell table:formula="of:=[.A665]/1000/(60*60*24)" office:value-type="time" office:time-value="PT02H56M47.827S" calcext:value-type="time">
            <text:p>02:56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19.57" calcext:value-type="float">
            <text:p>719.57</text:p>
          </table:table-cell>
          <table:table-cell office:value-type="float" office:value="887.8" calcext:value-type="float">
            <text:p>887.8</text:p>
          </table:table-cell>
        </table:table-row>
        <table:table-row table:style-name="ro1">
          <table:table-cell office:value-type="float" office:value="10623827" calcext:value-type="float">
            <text:p>10623827</text:p>
          </table:table-cell>
          <table:table-cell table:formula="of:=[.A666]/1000/(60*60*24)" office:value-type="time" office:time-value="PT02H57M03.827S" calcext:value-type="time">
            <text:p>02:57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20.62" calcext:value-type="float">
            <text:p>720.62</text:p>
          </table:table-cell>
          <table:table-cell office:value-type="float" office:value="889.05" calcext:value-type="float">
            <text:p>889.05</text:p>
          </table:table-cell>
        </table:table-row>
        <table:table-row table:style-name="ro1">
          <table:table-cell office:value-type="float" office:value="10639827" calcext:value-type="float">
            <text:p>10639827</text:p>
          </table:table-cell>
          <table:table-cell table:formula="of:=[.A667]/1000/(60*60*24)" office:value-type="time" office:time-value="PT02H57M19.827S" calcext:value-type="time">
            <text:p>02:57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721.67" calcext:value-type="float">
            <text:p>721.67</text:p>
          </table:table-cell>
          <table:table-cell office:value-type="float" office:value="890.3" calcext:value-type="float">
            <text:p>890.3</text:p>
          </table:table-cell>
        </table:table-row>
        <table:table-row table:style-name="ro1">
          <table:table-cell office:value-type="float" office:value="10655827" calcext:value-type="float">
            <text:p>10655827</text:p>
          </table:table-cell>
          <table:table-cell table:formula="of:=[.A668]/1000/(60*60*24)" office:value-type="time" office:time-value="PT02H57M35.827S" calcext:value-type="time">
            <text:p>02:57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22.72" calcext:value-type="float">
            <text:p>722.72</text:p>
          </table:table-cell>
          <table:table-cell office:value-type="float" office:value="891.55" calcext:value-type="float">
            <text:p>891.55</text:p>
          </table:table-cell>
        </table:table-row>
        <table:table-row table:style-name="ro1">
          <table:table-cell office:value-type="float" office:value="10671827" calcext:value-type="float">
            <text:p>10671827</text:p>
          </table:table-cell>
          <table:table-cell table:formula="of:=[.A669]/1000/(60*60*24)" office:value-type="time" office:time-value="PT02H57M51.827S" calcext:value-type="time">
            <text:p>02:57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23.77" calcext:value-type="float">
            <text:p>723.77</text:p>
          </table:table-cell>
          <table:table-cell office:value-type="float" office:value="892.8" calcext:value-type="float">
            <text:p>892.8</text:p>
          </table:table-cell>
        </table:table-row>
        <table:table-row table:style-name="ro1">
          <table:table-cell office:value-type="float" office:value="10687827" calcext:value-type="float">
            <text:p>10687827</text:p>
          </table:table-cell>
          <table:table-cell table:formula="of:=[.A670]/1000/(60*60*24)" office:value-type="time" office:time-value="PT02H58M07.827S" calcext:value-type="time">
            <text:p>02:58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24.82" calcext:value-type="float">
            <text:p>724.82</text:p>
          </table:table-cell>
          <table:table-cell office:value-type="float" office:value="894.05" calcext:value-type="float">
            <text:p>894.05</text:p>
          </table:table-cell>
        </table:table-row>
        <table:table-row table:style-name="ro1">
          <table:table-cell office:value-type="float" office:value="10703827" calcext:value-type="float">
            <text:p>10703827</text:p>
          </table:table-cell>
          <table:table-cell table:formula="of:=[.A671]/1000/(60*60*24)" office:value-type="time" office:time-value="PT02H58M23.827S" calcext:value-type="time">
            <text:p>02:58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25.87" calcext:value-type="float">
            <text:p>725.87</text:p>
          </table:table-cell>
          <table:table-cell office:value-type="float" office:value="895.3" calcext:value-type="float">
            <text:p>895.3</text:p>
          </table:table-cell>
        </table:table-row>
        <table:table-row table:style-name="ro1">
          <table:table-cell office:value-type="float" office:value="10719827" calcext:value-type="float">
            <text:p>10719827</text:p>
          </table:table-cell>
          <table:table-cell table:formula="of:=[.A672]/1000/(60*60*24)" office:value-type="time" office:time-value="PT02H58M39.827S" calcext:value-type="time">
            <text:p>02:58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726.92" calcext:value-type="float">
            <text:p>726.92</text:p>
          </table:table-cell>
          <table:table-cell office:value-type="float" office:value="896.55" calcext:value-type="float">
            <text:p>896.55</text:p>
          </table:table-cell>
        </table:table-row>
        <table:table-row table:style-name="ro1">
          <table:table-cell office:value-type="float" office:value="10735827" calcext:value-type="float">
            <text:p>10735827</text:p>
          </table:table-cell>
          <table:table-cell table:formula="of:=[.A673]/1000/(60*60*24)" office:value-type="time" office:time-value="PT02H58M55.827S" calcext:value-type="time">
            <text:p>02:58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727.97" calcext:value-type="float">
            <text:p>727.97</text:p>
          </table:table-cell>
          <table:table-cell office:value-type="float" office:value="897.8" calcext:value-type="float">
            <text:p>897.8</text:p>
          </table:table-cell>
        </table:table-row>
        <table:table-row table:style-name="ro1">
          <table:table-cell office:value-type="float" office:value="10751827" calcext:value-type="float">
            <text:p>10751827</text:p>
          </table:table-cell>
          <table:table-cell table:formula="of:=[.A674]/1000/(60*60*24)" office:value-type="time" office:time-value="PT02H59M11.827S" calcext:value-type="time">
            <text:p>02:59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29.02" calcext:value-type="float">
            <text:p>729.02</text:p>
          </table:table-cell>
          <table:table-cell office:value-type="float" office:value="899.05" calcext:value-type="float">
            <text:p>899.05</text:p>
          </table:table-cell>
        </table:table-row>
        <table:table-row table:style-name="ro1">
          <table:table-cell office:value-type="float" office:value="10767827" calcext:value-type="float">
            <text:p>10767827</text:p>
          </table:table-cell>
          <table:table-cell table:formula="of:=[.A675]/1000/(60*60*24)" office:value-type="time" office:time-value="PT02H59M27.827S" calcext:value-type="time">
            <text:p>02:59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30.07" calcext:value-type="float">
            <text:p>730.07</text:p>
          </table:table-cell>
          <table:table-cell office:value-type="float" office:value="900.3" calcext:value-type="float">
            <text:p>900.3</text:p>
          </table:table-cell>
        </table:table-row>
        <table:table-row table:style-name="ro1">
          <table:table-cell office:value-type="float" office:value="10783827" calcext:value-type="float">
            <text:p>10783827</text:p>
          </table:table-cell>
          <table:table-cell table:formula="of:=[.A676]/1000/(60*60*24)" office:value-type="time" office:time-value="PT02H59M43.827S" calcext:value-type="time">
            <text:p>02:59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31.12" calcext:value-type="float">
            <text:p>731.12</text:p>
          </table:table-cell>
          <table:table-cell office:value-type="float" office:value="901.55" calcext:value-type="float">
            <text:p>901.55</text:p>
          </table:table-cell>
        </table:table-row>
        <table:table-row table:style-name="ro1">
          <table:table-cell office:value-type="float" office:value="10799827" calcext:value-type="float">
            <text:p>10799827</text:p>
          </table:table-cell>
          <table:table-cell table:formula="of:=[.A677]/1000/(60*60*24)" office:value-type="time" office:time-value="PT02H59M59.827S" calcext:value-type="time">
            <text:p>03:00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732.17" calcext:value-type="float">
            <text:p>732.17</text:p>
          </table:table-cell>
          <table:table-cell office:value-type="float" office:value="902.8" calcext:value-type="float">
            <text:p>902.8</text:p>
          </table:table-cell>
        </table:table-row>
        <table:table-row table:style-name="ro1">
          <table:table-cell office:value-type="float" office:value="10815827" calcext:value-type="float">
            <text:p>10815827</text:p>
          </table:table-cell>
          <table:table-cell table:formula="of:=[.A678]/1000/(60*60*24)" office:value-type="time" office:time-value="PT03H00M15.827S" calcext:value-type="time">
            <text:p>03:00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33.22" calcext:value-type="float">
            <text:p>733.22</text:p>
          </table:table-cell>
          <table:table-cell office:value-type="float" office:value="904.05" calcext:value-type="float">
            <text:p>904.05</text:p>
          </table:table-cell>
        </table:table-row>
        <table:table-row table:style-name="ro1">
          <table:table-cell office:value-type="float" office:value="10831827" calcext:value-type="float">
            <text:p>10831827</text:p>
          </table:table-cell>
          <table:table-cell table:formula="of:=[.A679]/1000/(60*60*24)" office:value-type="time" office:time-value="PT03H00M31.827S" calcext:value-type="time">
            <text:p>03:00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734.27" calcext:value-type="float">
            <text:p>734.27</text:p>
          </table:table-cell>
          <table:table-cell office:value-type="float" office:value="905.3" calcext:value-type="float">
            <text:p>905.3</text:p>
          </table:table-cell>
        </table:table-row>
        <table:table-row table:style-name="ro1">
          <table:table-cell office:value-type="float" office:value="10847827" calcext:value-type="float">
            <text:p>10847827</text:p>
          </table:table-cell>
          <table:table-cell table:formula="of:=[.A680]/1000/(60*60*24)" office:value-type="time" office:time-value="PT03H00M47.827S" calcext:value-type="time">
            <text:p>03:00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735.32" calcext:value-type="float">
            <text:p>735.32</text:p>
          </table:table-cell>
          <table:table-cell office:value-type="float" office:value="906.55" calcext:value-type="float">
            <text:p>906.55</text:p>
          </table:table-cell>
        </table:table-row>
        <table:table-row table:style-name="ro1">
          <table:table-cell office:value-type="float" office:value="10863827" calcext:value-type="float">
            <text:p>10863827</text:p>
          </table:table-cell>
          <table:table-cell table:formula="of:=[.A681]/1000/(60*60*24)" office:value-type="time" office:time-value="PT03H01M03.827S" calcext:value-type="time">
            <text:p>03:0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36.37" calcext:value-type="float">
            <text:p>736.37</text:p>
          </table:table-cell>
          <table:table-cell office:value-type="float" office:value="907.8" calcext:value-type="float">
            <text:p>907.8</text:p>
          </table:table-cell>
        </table:table-row>
        <table:table-row table:style-name="ro1">
          <table:table-cell office:value-type="float" office:value="10879827" calcext:value-type="float">
            <text:p>10879827</text:p>
          </table:table-cell>
          <table:table-cell table:formula="of:=[.A682]/1000/(60*60*24)" office:value-type="time" office:time-value="PT03H01M19.827S" calcext:value-type="time">
            <text:p>03:01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37.42" calcext:value-type="float">
            <text:p>737.42</text:p>
          </table:table-cell>
          <table:table-cell office:value-type="float" office:value="909.05" calcext:value-type="float">
            <text:p>909.05</text:p>
          </table:table-cell>
        </table:table-row>
        <table:table-row table:style-name="ro1">
          <table:table-cell office:value-type="float" office:value="10895827" calcext:value-type="float">
            <text:p>10895827</text:p>
          </table:table-cell>
          <table:table-cell table:formula="of:=[.A683]/1000/(60*60*24)" office:value-type="time" office:time-value="PT03H01M35.827S" calcext:value-type="time">
            <text:p>03:01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38.47" calcext:value-type="float">
            <text:p>738.47</text:p>
          </table:table-cell>
          <table:table-cell office:value-type="float" office:value="910.3" calcext:value-type="float">
            <text:p>910.3</text:p>
          </table:table-cell>
        </table:table-row>
        <table:table-row table:style-name="ro1">
          <table:table-cell office:value-type="float" office:value="10911827" calcext:value-type="float">
            <text:p>10911827</text:p>
          </table:table-cell>
          <table:table-cell table:formula="of:=[.A684]/1000/(60*60*24)" office:value-type="time" office:time-value="PT03H01M51.827S" calcext:value-type="time">
            <text:p>03:01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39.52" calcext:value-type="float">
            <text:p>739.52</text:p>
          </table:table-cell>
          <table:table-cell office:value-type="float" office:value="911.55" calcext:value-type="float">
            <text:p>911.55</text:p>
          </table:table-cell>
        </table:table-row>
        <table:table-row table:style-name="ro1">
          <table:table-cell office:value-type="float" office:value="10927827" calcext:value-type="float">
            <text:p>10927827</text:p>
          </table:table-cell>
          <table:table-cell table:formula="of:=[.A685]/1000/(60*60*24)" office:value-type="time" office:time-value="PT03H02M07.827S" calcext:value-type="time">
            <text:p>03:02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40.57" calcext:value-type="float">
            <text:p>740.57</text:p>
          </table:table-cell>
          <table:table-cell office:value-type="float" office:value="912.8" calcext:value-type="float">
            <text:p>912.8</text:p>
          </table:table-cell>
        </table:table-row>
        <table:table-row table:style-name="ro1">
          <table:table-cell office:value-type="float" office:value="10943827" calcext:value-type="float">
            <text:p>10943827</text:p>
          </table:table-cell>
          <table:table-cell table:formula="of:=[.A686]/1000/(60*60*24)" office:value-type="time" office:time-value="PT03H02M23.827S" calcext:value-type="time">
            <text:p>03:02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41.62" calcext:value-type="float">
            <text:p>741.62</text:p>
          </table:table-cell>
          <table:table-cell office:value-type="float" office:value="914.05" calcext:value-type="float">
            <text:p>914.05</text:p>
          </table:table-cell>
        </table:table-row>
        <table:table-row table:style-name="ro1">
          <table:table-cell office:value-type="float" office:value="10959827" calcext:value-type="float">
            <text:p>10959827</text:p>
          </table:table-cell>
          <table:table-cell table:formula="of:=[.A687]/1000/(60*60*24)" office:value-type="time" office:time-value="PT03H02M39.827S" calcext:value-type="time">
            <text:p>03:02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4" calcext:value-type="float">
            <text:p>280.4</text:p>
          </table:table-cell>
          <table:table-cell office:value-type="float" office:value="742.67" calcext:value-type="float">
            <text:p>742.67</text:p>
          </table:table-cell>
          <table:table-cell office:value-type="float" office:value="915.3" calcext:value-type="float">
            <text:p>915.3</text:p>
          </table:table-cell>
        </table:table-row>
        <table:table-row table:style-name="ro1">
          <table:table-cell office:value-type="float" office:value="10975827" calcext:value-type="float">
            <text:p>10975827</text:p>
          </table:table-cell>
          <table:table-cell table:formula="of:=[.A688]/1000/(60*60*24)" office:value-type="time" office:time-value="PT03H02M55.827S" calcext:value-type="time">
            <text:p>03:02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43.72" calcext:value-type="float">
            <text:p>743.72</text:p>
          </table:table-cell>
          <table:table-cell office:value-type="float" office:value="916.55" calcext:value-type="float">
            <text:p>916.55</text:p>
          </table:table-cell>
        </table:table-row>
        <table:table-row table:style-name="ro1">
          <table:table-cell office:value-type="float" office:value="10991827" calcext:value-type="float">
            <text:p>10991827</text:p>
          </table:table-cell>
          <table:table-cell table:formula="of:=[.A689]/1000/(60*60*24)" office:value-type="time" office:time-value="PT03H03M11.827S" calcext:value-type="time">
            <text:p>03:03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44.77" calcext:value-type="float">
            <text:p>744.77</text:p>
          </table:table-cell>
          <table:table-cell office:value-type="float" office:value="917.8" calcext:value-type="float">
            <text:p>917.8</text:p>
          </table:table-cell>
        </table:table-row>
        <table:table-row table:style-name="ro1">
          <table:table-cell office:value-type="float" office:value="11007827" calcext:value-type="float">
            <text:p>11007827</text:p>
          </table:table-cell>
          <table:table-cell table:formula="of:=[.A690]/1000/(60*60*24)" office:value-type="time" office:time-value="PT03H03M27.827S" calcext:value-type="time">
            <text:p>03:0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745.81" calcext:value-type="float">
            <text:p>745.81</text:p>
          </table:table-cell>
          <table:table-cell office:value-type="float" office:value="919.05" calcext:value-type="float">
            <text:p>919.05</text:p>
          </table:table-cell>
        </table:table-row>
        <table:table-row table:style-name="ro1">
          <table:table-cell office:value-type="float" office:value="11023827" calcext:value-type="float">
            <text:p>11023827</text:p>
          </table:table-cell>
          <table:table-cell table:formula="of:=[.A691]/1000/(60*60*24)" office:value-type="time" office:time-value="PT03H03M43.827S" calcext:value-type="time">
            <text:p>03:03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46.86" calcext:value-type="float">
            <text:p>746.86</text:p>
          </table:table-cell>
          <table:table-cell office:value-type="float" office:value="920.3" calcext:value-type="float">
            <text:p>920.3</text:p>
          </table:table-cell>
        </table:table-row>
        <table:table-row table:style-name="ro1">
          <table:table-cell office:value-type="float" office:value="11039827" calcext:value-type="float">
            <text:p>11039827</text:p>
          </table:table-cell>
          <table:table-cell table:formula="of:=[.A692]/1000/(60*60*24)" office:value-type="time" office:time-value="PT03H03M59.827S" calcext:value-type="time">
            <text:p>03:04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47.91" calcext:value-type="float">
            <text:p>747.91</text:p>
          </table:table-cell>
          <table:table-cell office:value-type="float" office:value="921.55" calcext:value-type="float">
            <text:p>921.55</text:p>
          </table:table-cell>
        </table:table-row>
        <table:table-row table:style-name="ro1">
          <table:table-cell office:value-type="float" office:value="11055827" calcext:value-type="float">
            <text:p>11055827</text:p>
          </table:table-cell>
          <table:table-cell table:formula="of:=[.A693]/1000/(60*60*24)" office:value-type="time" office:time-value="PT03H04M15.827S" calcext:value-type="time">
            <text:p>03:04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48.96" calcext:value-type="float">
            <text:p>748.96</text:p>
          </table:table-cell>
          <table:table-cell office:value-type="float" office:value="922.8" calcext:value-type="float">
            <text:p>922.8</text:p>
          </table:table-cell>
        </table:table-row>
        <table:table-row table:style-name="ro1">
          <table:table-cell office:value-type="float" office:value="11071827" calcext:value-type="float">
            <text:p>11071827</text:p>
          </table:table-cell>
          <table:table-cell table:formula="of:=[.A694]/1000/(60*60*24)" office:value-type="time" office:time-value="PT03H04M31.827S" calcext:value-type="time">
            <text:p>03:04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50.01" calcext:value-type="float">
            <text:p>750.01</text:p>
          </table:table-cell>
          <table:table-cell office:value-type="float" office:value="924.05" calcext:value-type="float">
            <text:p>924.05</text:p>
          </table:table-cell>
        </table:table-row>
        <table:table-row table:style-name="ro1">
          <table:table-cell office:value-type="float" office:value="11087827" calcext:value-type="float">
            <text:p>11087827</text:p>
          </table:table-cell>
          <table:table-cell table:formula="of:=[.A695]/1000/(60*60*24)" office:value-type="time" office:time-value="PT03H04M47.827S" calcext:value-type="time">
            <text:p>03:04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751.06" calcext:value-type="float">
            <text:p>751.06</text:p>
          </table:table-cell>
          <table:table-cell office:value-type="float" office:value="925.3" calcext:value-type="float">
            <text:p>925.3</text:p>
          </table:table-cell>
        </table:table-row>
        <table:table-row table:style-name="ro1">
          <table:table-cell office:value-type="float" office:value="11103827" calcext:value-type="float">
            <text:p>11103827</text:p>
          </table:table-cell>
          <table:table-cell table:formula="of:=[.A696]/1000/(60*60*24)" office:value-type="time" office:time-value="PT03H05M03.827S" calcext:value-type="time">
            <text:p>03:05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52.11" calcext:value-type="float">
            <text:p>752.11</text:p>
          </table:table-cell>
          <table:table-cell office:value-type="float" office:value="926.55" calcext:value-type="float">
            <text:p>926.55</text:p>
          </table:table-cell>
        </table:table-row>
        <table:table-row table:style-name="ro1">
          <table:table-cell office:value-type="float" office:value="11119827" calcext:value-type="float">
            <text:p>11119827</text:p>
          </table:table-cell>
          <table:table-cell table:formula="of:=[.A697]/1000/(60*60*24)" office:value-type="time" office:time-value="PT03H05M19.827S" calcext:value-type="time">
            <text:p>03:05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53.16" calcext:value-type="float">
            <text:p>753.16</text:p>
          </table:table-cell>
          <table:table-cell office:value-type="float" office:value="927.8" calcext:value-type="float">
            <text:p>927.8</text:p>
          </table:table-cell>
        </table:table-row>
        <table:table-row table:style-name="ro1">
          <table:table-cell office:value-type="float" office:value="11135827" calcext:value-type="float">
            <text:p>11135827</text:p>
          </table:table-cell>
          <table:table-cell table:formula="of:=[.A698]/1000/(60*60*24)" office:value-type="time" office:time-value="PT03H05M35.827S" calcext:value-type="time">
            <text:p>03:05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54.21" calcext:value-type="float">
            <text:p>754.21</text:p>
          </table:table-cell>
          <table:table-cell office:value-type="float" office:value="929.05" calcext:value-type="float">
            <text:p>929.05</text:p>
          </table:table-cell>
        </table:table-row>
        <table:table-row table:style-name="ro1">
          <table:table-cell office:value-type="float" office:value="11151827" calcext:value-type="float">
            <text:p>11151827</text:p>
          </table:table-cell>
          <table:table-cell table:formula="of:=[.A699]/1000/(60*60*24)" office:value-type="time" office:time-value="PT03H05M51.827S" calcext:value-type="time">
            <text:p>03:05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4" calcext:value-type="float">
            <text:p>280.4</text:p>
          </table:table-cell>
          <table:table-cell office:value-type="float" office:value="755.26" calcext:value-type="float">
            <text:p>755.26</text:p>
          </table:table-cell>
          <table:table-cell office:value-type="float" office:value="930.3" calcext:value-type="float">
            <text:p>930.3</text:p>
          </table:table-cell>
        </table:table-row>
        <table:table-row table:style-name="ro1">
          <table:table-cell office:value-type="float" office:value="11167827" calcext:value-type="float">
            <text:p>11167827</text:p>
          </table:table-cell>
          <table:table-cell table:formula="of:=[.A700]/1000/(60*60*24)" office:value-type="time" office:time-value="PT03H06M07.827S" calcext:value-type="time">
            <text:p>03:06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756.31" calcext:value-type="float">
            <text:p>756.31</text:p>
          </table:table-cell>
          <table:table-cell office:value-type="float" office:value="931.55" calcext:value-type="float">
            <text:p>931.55</text:p>
          </table:table-cell>
        </table:table-row>
        <table:table-row table:style-name="ro1">
          <table:table-cell office:value-type="float" office:value="11183827" calcext:value-type="float">
            <text:p>11183827</text:p>
          </table:table-cell>
          <table:table-cell table:formula="of:=[.A701]/1000/(60*60*24)" office:value-type="time" office:time-value="PT03H06M23.827S" calcext:value-type="time">
            <text:p>03:06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57.36" calcext:value-type="float">
            <text:p>757.36</text:p>
          </table:table-cell>
          <table:table-cell office:value-type="float" office:value="932.8" calcext:value-type="float">
            <text:p>932.8</text:p>
          </table:table-cell>
        </table:table-row>
        <table:table-row table:style-name="ro1">
          <table:table-cell office:value-type="float" office:value="11199827" calcext:value-type="float">
            <text:p>11199827</text:p>
          </table:table-cell>
          <table:table-cell table:formula="of:=[.A702]/1000/(60*60*24)" office:value-type="time" office:time-value="PT03H06M39.827S" calcext:value-type="time">
            <text:p>03:06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758.41" calcext:value-type="float">
            <text:p>758.41</text:p>
          </table:table-cell>
          <table:table-cell office:value-type="float" office:value="934.05" calcext:value-type="float">
            <text:p>934.05</text:p>
          </table:table-cell>
        </table:table-row>
        <table:table-row table:style-name="ro1">
          <table:table-cell office:value-type="float" office:value="11215827" calcext:value-type="float">
            <text:p>11215827</text:p>
          </table:table-cell>
          <table:table-cell table:formula="of:=[.A703]/1000/(60*60*24)" office:value-type="time" office:time-value="PT03H06M55.827S" calcext:value-type="time">
            <text:p>03:06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59.46" calcext:value-type="float">
            <text:p>759.46</text:p>
          </table:table-cell>
          <table:table-cell office:value-type="float" office:value="935.3" calcext:value-type="float">
            <text:p>935.3</text:p>
          </table:table-cell>
        </table:table-row>
        <table:table-row table:style-name="ro1">
          <table:table-cell office:value-type="float" office:value="11231827" calcext:value-type="float">
            <text:p>11231827</text:p>
          </table:table-cell>
          <table:table-cell table:formula="of:=[.A704]/1000/(60*60*24)" office:value-type="time" office:time-value="PT03H07M11.827S" calcext:value-type="time">
            <text:p>03:07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60.51" calcext:value-type="float">
            <text:p>760.51</text:p>
          </table:table-cell>
          <table:table-cell office:value-type="float" office:value="936.55" calcext:value-type="float">
            <text:p>936.55</text:p>
          </table:table-cell>
        </table:table-row>
        <table:table-row table:style-name="ro1">
          <table:table-cell office:value-type="float" office:value="11247827" calcext:value-type="float">
            <text:p>11247827</text:p>
          </table:table-cell>
          <table:table-cell table:formula="of:=[.A705]/1000/(60*60*24)" office:value-type="time" office:time-value="PT03H07M27.827S" calcext:value-type="time">
            <text:p>03:0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61.56" calcext:value-type="float">
            <text:p>761.56</text:p>
          </table:table-cell>
          <table:table-cell office:value-type="float" office:value="937.8" calcext:value-type="float">
            <text:p>937.8</text:p>
          </table:table-cell>
        </table:table-row>
        <table:table-row table:style-name="ro1">
          <table:table-cell office:value-type="float" office:value="11263827" calcext:value-type="float">
            <text:p>11263827</text:p>
          </table:table-cell>
          <table:table-cell table:formula="of:=[.A706]/1000/(60*60*24)" office:value-type="time" office:time-value="PT03H07M43.827S" calcext:value-type="time">
            <text:p>03:07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62.61" calcext:value-type="float">
            <text:p>762.61</text:p>
          </table:table-cell>
          <table:table-cell office:value-type="float" office:value="939.05" calcext:value-type="float">
            <text:p>939.05</text:p>
          </table:table-cell>
        </table:table-row>
        <table:table-row table:style-name="ro1">
          <table:table-cell office:value-type="float" office:value="11279827" calcext:value-type="float">
            <text:p>11279827</text:p>
          </table:table-cell>
          <table:table-cell table:formula="of:=[.A707]/1000/(60*60*24)" office:value-type="time" office:time-value="PT03H07M59.827S" calcext:value-type="time">
            <text:p>03:08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63.66" calcext:value-type="float">
            <text:p>763.66</text:p>
          </table:table-cell>
          <table:table-cell office:value-type="float" office:value="940.29" calcext:value-type="float">
            <text:p>940.29</text:p>
          </table:table-cell>
        </table:table-row>
        <table:table-row table:style-name="ro1">
          <table:table-cell office:value-type="float" office:value="11295827" calcext:value-type="float">
            <text:p>11295827</text:p>
          </table:table-cell>
          <table:table-cell table:formula="of:=[.A708]/1000/(60*60*24)" office:value-type="time" office:time-value="PT03H08M15.827S" calcext:value-type="time">
            <text:p>03:0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764.71" calcext:value-type="float">
            <text:p>764.71</text:p>
          </table:table-cell>
          <table:table-cell office:value-type="float" office:value="941.54" calcext:value-type="float">
            <text:p>941.54</text:p>
          </table:table-cell>
        </table:table-row>
        <table:table-row table:style-name="ro1">
          <table:table-cell office:value-type="float" office:value="11311827" calcext:value-type="float">
            <text:p>11311827</text:p>
          </table:table-cell>
          <table:table-cell table:formula="of:=[.A709]/1000/(60*60*24)" office:value-type="time" office:time-value="PT03H08M31.827S" calcext:value-type="time">
            <text:p>03:08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65.76" calcext:value-type="float">
            <text:p>765.76</text:p>
          </table:table-cell>
          <table:table-cell office:value-type="float" office:value="942.79" calcext:value-type="float">
            <text:p>942.79</text:p>
          </table:table-cell>
        </table:table-row>
        <table:table-row table:style-name="ro1">
          <table:table-cell office:value-type="float" office:value="11327827" calcext:value-type="float">
            <text:p>11327827</text:p>
          </table:table-cell>
          <table:table-cell table:formula="of:=[.A710]/1000/(60*60*24)" office:value-type="time" office:time-value="PT03H08M47.827S" calcext:value-type="time">
            <text:p>03:08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66.81" calcext:value-type="float">
            <text:p>766.81</text:p>
          </table:table-cell>
          <table:table-cell office:value-type="float" office:value="944.04" calcext:value-type="float">
            <text:p>944.04</text:p>
          </table:table-cell>
        </table:table-row>
        <table:table-row table:style-name="ro1">
          <table:table-cell office:value-type="float" office:value="11343827" calcext:value-type="float">
            <text:p>11343827</text:p>
          </table:table-cell>
          <table:table-cell table:formula="of:=[.A711]/1000/(60*60*24)" office:value-type="time" office:time-value="PT03H09M03.827S" calcext:value-type="time">
            <text:p>03:0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767.86" calcext:value-type="float">
            <text:p>767.86</text:p>
          </table:table-cell>
          <table:table-cell office:value-type="float" office:value="945.29" calcext:value-type="float">
            <text:p>945.29</text:p>
          </table:table-cell>
        </table:table-row>
        <table:table-row table:style-name="ro1">
          <table:table-cell office:value-type="float" office:value="11359827" calcext:value-type="float">
            <text:p>11359827</text:p>
          </table:table-cell>
          <table:table-cell table:formula="of:=[.A712]/1000/(60*60*24)" office:value-type="time" office:time-value="PT03H09M19.827S" calcext:value-type="time">
            <text:p>03:0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68.91" calcext:value-type="float">
            <text:p>768.91</text:p>
          </table:table-cell>
          <table:table-cell office:value-type="float" office:value="946.54" calcext:value-type="float">
            <text:p>946.54</text:p>
          </table:table-cell>
        </table:table-row>
        <table:table-row table:style-name="ro1">
          <table:table-cell office:value-type="float" office:value="11375827" calcext:value-type="float">
            <text:p>11375827</text:p>
          </table:table-cell>
          <table:table-cell table:formula="of:=[.A713]/1000/(60*60*24)" office:value-type="time" office:time-value="PT03H09M35.827S" calcext:value-type="time">
            <text:p>03:0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69.96" calcext:value-type="float">
            <text:p>769.96</text:p>
          </table:table-cell>
          <table:table-cell office:value-type="float" office:value="947.79" calcext:value-type="float">
            <text:p>947.79</text:p>
          </table:table-cell>
        </table:table-row>
        <table:table-row table:style-name="ro1">
          <table:table-cell office:value-type="float" office:value="11391827" calcext:value-type="float">
            <text:p>11391827</text:p>
          </table:table-cell>
          <table:table-cell table:formula="of:=[.A714]/1000/(60*60*24)" office:value-type="time" office:time-value="PT03H09M51.827S" calcext:value-type="time">
            <text:p>03:09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71.01" calcext:value-type="float">
            <text:p>771.01</text:p>
          </table:table-cell>
          <table:table-cell office:value-type="float" office:value="949.04" calcext:value-type="float">
            <text:p>949.04</text:p>
          </table:table-cell>
        </table:table-row>
        <table:table-row table:style-name="ro1">
          <table:table-cell office:value-type="float" office:value="11407827" calcext:value-type="float">
            <text:p>11407827</text:p>
          </table:table-cell>
          <table:table-cell table:formula="of:=[.A715]/1000/(60*60*24)" office:value-type="time" office:time-value="PT03H10M07.827S" calcext:value-type="time">
            <text:p>03:1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72.06" calcext:value-type="float">
            <text:p>772.06</text:p>
          </table:table-cell>
          <table:table-cell office:value-type="float" office:value="950.29" calcext:value-type="float">
            <text:p>950.29</text:p>
          </table:table-cell>
        </table:table-row>
        <table:table-row table:style-name="ro1">
          <table:table-cell office:value-type="float" office:value="11423827" calcext:value-type="float">
            <text:p>11423827</text:p>
          </table:table-cell>
          <table:table-cell table:formula="of:=[.A716]/1000/(60*60*24)" office:value-type="time" office:time-value="PT03H10M23.827S" calcext:value-type="time">
            <text:p>03:10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73.11" calcext:value-type="float">
            <text:p>773.11</text:p>
          </table:table-cell>
          <table:table-cell office:value-type="float" office:value="951.54" calcext:value-type="float">
            <text:p>951.54</text:p>
          </table:table-cell>
        </table:table-row>
        <table:table-row table:style-name="ro1">
          <table:table-cell office:value-type="float" office:value="11439827" calcext:value-type="float">
            <text:p>11439827</text:p>
          </table:table-cell>
          <table:table-cell table:formula="of:=[.A717]/1000/(60*60*24)" office:value-type="time" office:time-value="PT03H10M39.827S" calcext:value-type="time">
            <text:p>03:10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74.16" calcext:value-type="float">
            <text:p>774.16</text:p>
          </table:table-cell>
          <table:table-cell office:value-type="float" office:value="952.79" calcext:value-type="float">
            <text:p>952.79</text:p>
          </table:table-cell>
        </table:table-row>
        <table:table-row table:style-name="ro1">
          <table:table-cell office:value-type="float" office:value="11455827" calcext:value-type="float">
            <text:p>11455827</text:p>
          </table:table-cell>
          <table:table-cell table:formula="of:=[.A718]/1000/(60*60*24)" office:value-type="time" office:time-value="PT03H10M55.827S" calcext:value-type="time">
            <text:p>03:1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75.21" calcext:value-type="float">
            <text:p>775.21</text:p>
          </table:table-cell>
          <table:table-cell office:value-type="float" office:value="954.04" calcext:value-type="float">
            <text:p>954.04</text:p>
          </table:table-cell>
        </table:table-row>
        <table:table-row table:style-name="ro1">
          <table:table-cell office:value-type="float" office:value="11471827" calcext:value-type="float">
            <text:p>11471827</text:p>
          </table:table-cell>
          <table:table-cell table:formula="of:=[.A719]/1000/(60*60*24)" office:value-type="time" office:time-value="PT03H11M11.827S" calcext:value-type="time">
            <text:p>03:11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776.26" calcext:value-type="float">
            <text:p>776.26</text:p>
          </table:table-cell>
          <table:table-cell office:value-type="float" office:value="955.29" calcext:value-type="float">
            <text:p>955.29</text:p>
          </table:table-cell>
        </table:table-row>
        <table:table-row table:style-name="ro1">
          <table:table-cell office:value-type="float" office:value="11487827" calcext:value-type="float">
            <text:p>11487827</text:p>
          </table:table-cell>
          <table:table-cell table:formula="of:=[.A720]/1000/(60*60*24)" office:value-type="time" office:time-value="PT03H11M27.827S" calcext:value-type="time">
            <text:p>03:11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77.31" calcext:value-type="float">
            <text:p>777.31</text:p>
          </table:table-cell>
          <table:table-cell office:value-type="float" office:value="956.54" calcext:value-type="float">
            <text:p>956.54</text:p>
          </table:table-cell>
        </table:table-row>
        <table:table-row table:style-name="ro1">
          <table:table-cell office:value-type="float" office:value="11503827" calcext:value-type="float">
            <text:p>11503827</text:p>
          </table:table-cell>
          <table:table-cell table:formula="of:=[.A721]/1000/(60*60*24)" office:value-type="time" office:time-value="PT03H11M43.827S" calcext:value-type="time">
            <text:p>03:11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78.36" calcext:value-type="float">
            <text:p>778.36</text:p>
          </table:table-cell>
          <table:table-cell office:value-type="float" office:value="957.79" calcext:value-type="float">
            <text:p>957.79</text:p>
          </table:table-cell>
        </table:table-row>
        <table:table-row table:style-name="ro1">
          <table:table-cell office:value-type="float" office:value="11519827" calcext:value-type="float">
            <text:p>11519827</text:p>
          </table:table-cell>
          <table:table-cell table:formula="of:=[.A722]/1000/(60*60*24)" office:value-type="time" office:time-value="PT03H11M59.827S" calcext:value-type="time">
            <text:p>03:12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79.41" calcext:value-type="float">
            <text:p>779.41</text:p>
          </table:table-cell>
          <table:table-cell office:value-type="float" office:value="959.04" calcext:value-type="float">
            <text:p>959.04</text:p>
          </table:table-cell>
        </table:table-row>
        <table:table-row table:style-name="ro1">
          <table:table-cell office:value-type="float" office:value="11535827" calcext:value-type="float">
            <text:p>11535827</text:p>
          </table:table-cell>
          <table:table-cell table:formula="of:=[.A723]/1000/(60*60*24)" office:value-type="time" office:time-value="PT03H12M15.827S" calcext:value-type="time">
            <text:p>03:12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80.46" calcext:value-type="float">
            <text:p>780.46</text:p>
          </table:table-cell>
          <table:table-cell office:value-type="float" office:value="960.29" calcext:value-type="float">
            <text:p>960.29</text:p>
          </table:table-cell>
        </table:table-row>
        <table:table-row table:style-name="ro1">
          <table:table-cell office:value-type="float" office:value="11551827" calcext:value-type="float">
            <text:p>11551827</text:p>
          </table:table-cell>
          <table:table-cell table:formula="of:=[.A724]/1000/(60*60*24)" office:value-type="time" office:time-value="PT03H12M31.827S" calcext:value-type="time">
            <text:p>03:1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81.5" calcext:value-type="float">
            <text:p>781.5</text:p>
          </table:table-cell>
          <table:table-cell office:value-type="float" office:value="961.54" calcext:value-type="float">
            <text:p>961.54</text:p>
          </table:table-cell>
        </table:table-row>
        <table:table-row table:style-name="ro1">
          <table:table-cell office:value-type="float" office:value="11567827" calcext:value-type="float">
            <text:p>11567827</text:p>
          </table:table-cell>
          <table:table-cell table:formula="of:=[.A725]/1000/(60*60*24)" office:value-type="time" office:time-value="PT03H12M47.827S" calcext:value-type="time">
            <text:p>03:12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782.55" calcext:value-type="float">
            <text:p>782.55</text:p>
          </table:table-cell>
          <table:table-cell office:value-type="float" office:value="962.78" calcext:value-type="float">
            <text:p>962.78</text:p>
          </table:table-cell>
        </table:table-row>
        <table:table-row table:style-name="ro1">
          <table:table-cell office:value-type="float" office:value="11583827" calcext:value-type="float">
            <text:p>11583827</text:p>
          </table:table-cell>
          <table:table-cell table:formula="of:=[.A726]/1000/(60*60*24)" office:value-type="time" office:time-value="PT03H13M03.827S" calcext:value-type="time">
            <text:p>03:1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783.6" calcext:value-type="float">
            <text:p>783.6</text:p>
          </table:table-cell>
          <table:table-cell office:value-type="float" office:value="964.03" calcext:value-type="float">
            <text:p>964.03</text:p>
          </table:table-cell>
        </table:table-row>
        <table:table-row table:style-name="ro1">
          <table:table-cell office:value-type="float" office:value="11599827" calcext:value-type="float">
            <text:p>11599827</text:p>
          </table:table-cell>
          <table:table-cell table:formula="of:=[.A727]/1000/(60*60*24)" office:value-type="time" office:time-value="PT03H13M19.827S" calcext:value-type="time">
            <text:p>03:1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784.65" calcext:value-type="float">
            <text:p>784.65</text:p>
          </table:table-cell>
          <table:table-cell office:value-type="float" office:value="965.28" calcext:value-type="float">
            <text:p>965.28</text:p>
          </table:table-cell>
        </table:table-row>
        <table:table-row table:style-name="ro1">
          <table:table-cell office:value-type="float" office:value="11615827" calcext:value-type="float">
            <text:p>11615827</text:p>
          </table:table-cell>
          <table:table-cell table:formula="of:=[.A728]/1000/(60*60*24)" office:value-type="time" office:time-value="PT03H13M35.827S" calcext:value-type="time">
            <text:p>03:13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85.7" calcext:value-type="float">
            <text:p>785.7</text:p>
          </table:table-cell>
          <table:table-cell office:value-type="float" office:value="966.53" calcext:value-type="float">
            <text:p>966.53</text:p>
          </table:table-cell>
        </table:table-row>
        <table:table-row table:style-name="ro1">
          <table:table-cell office:value-type="float" office:value="11631827" calcext:value-type="float">
            <text:p>11631827</text:p>
          </table:table-cell>
          <table:table-cell table:formula="of:=[.A729]/1000/(60*60*24)" office:value-type="time" office:time-value="PT03H13M51.827S" calcext:value-type="time">
            <text:p>03:13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86.75" calcext:value-type="float">
            <text:p>786.75</text:p>
          </table:table-cell>
          <table:table-cell office:value-type="float" office:value="967.78" calcext:value-type="float">
            <text:p>967.78</text:p>
          </table:table-cell>
        </table:table-row>
        <table:table-row table:style-name="ro1">
          <table:table-cell office:value-type="float" office:value="11647827" calcext:value-type="float">
            <text:p>11647827</text:p>
          </table:table-cell>
          <table:table-cell table:formula="of:=[.A730]/1000/(60*60*24)" office:value-type="time" office:time-value="PT03H14M07.827S" calcext:value-type="time">
            <text:p>03:14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787.8" calcext:value-type="float">
            <text:p>787.8</text:p>
          </table:table-cell>
          <table:table-cell office:value-type="float" office:value="969.03" calcext:value-type="float">
            <text:p>969.03</text:p>
          </table:table-cell>
        </table:table-row>
        <table:table-row table:style-name="ro1">
          <table:table-cell office:value-type="float" office:value="11663827" calcext:value-type="float">
            <text:p>11663827</text:p>
          </table:table-cell>
          <table:table-cell table:formula="of:=[.A731]/1000/(60*60*24)" office:value-type="time" office:time-value="PT03H14M23.827S" calcext:value-type="time">
            <text:p>03:14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88.85" calcext:value-type="float">
            <text:p>788.85</text:p>
          </table:table-cell>
          <table:table-cell office:value-type="float" office:value="970.28" calcext:value-type="float">
            <text:p>970.28</text:p>
          </table:table-cell>
        </table:table-row>
        <table:table-row table:style-name="ro1">
          <table:table-cell office:value-type="float" office:value="11679827" calcext:value-type="float">
            <text:p>11679827</text:p>
          </table:table-cell>
          <table:table-cell table:formula="of:=[.A732]/1000/(60*60*24)" office:value-type="time" office:time-value="PT03H14M39.827S" calcext:value-type="time">
            <text:p>03:1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89.9" calcext:value-type="float">
            <text:p>789.9</text:p>
          </table:table-cell>
          <table:table-cell office:value-type="float" office:value="971.53" calcext:value-type="float">
            <text:p>971.53</text:p>
          </table:table-cell>
        </table:table-row>
        <table:table-row table:style-name="ro1">
          <table:table-cell office:value-type="float" office:value="11695827" calcext:value-type="float">
            <text:p>11695827</text:p>
          </table:table-cell>
          <table:table-cell table:formula="of:=[.A733]/1000/(60*60*24)" office:value-type="time" office:time-value="PT03H14M55.827S" calcext:value-type="time">
            <text:p>03:14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90.95" calcext:value-type="float">
            <text:p>790.95</text:p>
          </table:table-cell>
          <table:table-cell office:value-type="float" office:value="972.78" calcext:value-type="float">
            <text:p>972.78</text:p>
          </table:table-cell>
        </table:table-row>
        <table:table-row table:style-name="ro1">
          <table:table-cell office:value-type="float" office:value="11711827" calcext:value-type="float">
            <text:p>11711827</text:p>
          </table:table-cell>
          <table:table-cell table:formula="of:=[.A734]/1000/(60*60*24)" office:value-type="time" office:time-value="PT03H15M11.827S" calcext:value-type="time">
            <text:p>03:15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792" calcext:value-type="float">
            <text:p>792</text:p>
          </table:table-cell>
          <table:table-cell office:value-type="float" office:value="974.02" calcext:value-type="float">
            <text:p>974.02</text:p>
          </table:table-cell>
        </table:table-row>
        <table:table-row table:style-name="ro1">
          <table:table-cell office:value-type="float" office:value="11727827" calcext:value-type="float">
            <text:p>11727827</text:p>
          </table:table-cell>
          <table:table-cell table:formula="of:=[.A735]/1000/(60*60*24)" office:value-type="time" office:time-value="PT03H15M27.827S" calcext:value-type="time">
            <text:p>03:15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793.05" calcext:value-type="float">
            <text:p>793.05</text:p>
          </table:table-cell>
          <table:table-cell office:value-type="float" office:value="975.27" calcext:value-type="float">
            <text:p>975.27</text:p>
          </table:table-cell>
        </table:table-row>
        <table:table-row table:style-name="ro1">
          <table:table-cell office:value-type="float" office:value="11743827" calcext:value-type="float">
            <text:p>11743827</text:p>
          </table:table-cell>
          <table:table-cell table:formula="of:=[.A736]/1000/(60*60*24)" office:value-type="time" office:time-value="PT03H15M43.827S" calcext:value-type="time">
            <text:p>03:15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94.1" calcext:value-type="float">
            <text:p>794.1</text:p>
          </table:table-cell>
          <table:table-cell office:value-type="float" office:value="976.52" calcext:value-type="float">
            <text:p>976.52</text:p>
          </table:table-cell>
        </table:table-row>
        <table:table-row table:style-name="ro1">
          <table:table-cell office:value-type="float" office:value="11759827" calcext:value-type="float">
            <text:p>11759827</text:p>
          </table:table-cell>
          <table:table-cell table:formula="of:=[.A737]/1000/(60*60*24)" office:value-type="time" office:time-value="PT03H15M59.827S" calcext:value-type="time">
            <text:p>03:16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95.15" calcext:value-type="float">
            <text:p>795.15</text:p>
          </table:table-cell>
          <table:table-cell office:value-type="float" office:value="977.77" calcext:value-type="float">
            <text:p>977.77</text:p>
          </table:table-cell>
        </table:table-row>
        <table:table-row table:style-name="ro1">
          <table:table-cell office:value-type="float" office:value="11775827" calcext:value-type="float">
            <text:p>11775827</text:p>
          </table:table-cell>
          <table:table-cell table:formula="of:=[.A738]/1000/(60*60*24)" office:value-type="time" office:time-value="PT03H16M15.827S" calcext:value-type="time">
            <text:p>03:16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96.2" calcext:value-type="float">
            <text:p>796.2</text:p>
          </table:table-cell>
          <table:table-cell office:value-type="float" office:value="979.02" calcext:value-type="float">
            <text:p>979.02</text:p>
          </table:table-cell>
        </table:table-row>
        <table:table-row table:style-name="ro1">
          <table:table-cell office:value-type="float" office:value="11791827" calcext:value-type="float">
            <text:p>11791827</text:p>
          </table:table-cell>
          <table:table-cell table:formula="of:=[.A739]/1000/(60*60*24)" office:value-type="time" office:time-value="PT03H16M31.827S" calcext:value-type="time">
            <text:p>03:16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97.25" calcext:value-type="float">
            <text:p>797.25</text:p>
          </table:table-cell>
          <table:table-cell office:value-type="float" office:value="980.27" calcext:value-type="float">
            <text:p>980.27</text:p>
          </table:table-cell>
        </table:table-row>
        <table:table-row table:style-name="ro1">
          <table:table-cell office:value-type="float" office:value="11807827" calcext:value-type="float">
            <text:p>11807827</text:p>
          </table:table-cell>
          <table:table-cell table:formula="of:=[.A740]/1000/(60*60*24)" office:value-type="time" office:time-value="PT03H16M47.827S" calcext:value-type="time">
            <text:p>03:16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98.3" calcext:value-type="float">
            <text:p>798.3</text:p>
          </table:table-cell>
          <table:table-cell office:value-type="float" office:value="981.52" calcext:value-type="float">
            <text:p>981.52</text:p>
          </table:table-cell>
        </table:table-row>
        <table:table-row table:style-name="ro1">
          <table:table-cell office:value-type="float" office:value="11823827" calcext:value-type="float">
            <text:p>11823827</text:p>
          </table:table-cell>
          <table:table-cell table:formula="of:=[.A741]/1000/(60*60*24)" office:value-type="time" office:time-value="PT03H17M03.827S" calcext:value-type="time">
            <text:p>03:17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799.35" calcext:value-type="float">
            <text:p>799.35</text:p>
          </table:table-cell>
          <table:table-cell office:value-type="float" office:value="982.77" calcext:value-type="float">
            <text:p>982.77</text:p>
          </table:table-cell>
        </table:table-row>
        <table:table-row table:style-name="ro1">
          <table:table-cell office:value-type="float" office:value="11839827" calcext:value-type="float">
            <text:p>11839827</text:p>
          </table:table-cell>
          <table:table-cell table:formula="of:=[.A742]/1000/(60*60*24)" office:value-type="time" office:time-value="PT03H17M19.827S" calcext:value-type="time">
            <text:p>03:17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800.4" calcext:value-type="float">
            <text:p>800.4</text:p>
          </table:table-cell>
          <table:table-cell office:value-type="float" office:value="984.02" calcext:value-type="float">
            <text:p>984.02</text:p>
          </table:table-cell>
        </table:table-row>
        <table:table-row table:style-name="ro1">
          <table:table-cell office:value-type="float" office:value="11855827" calcext:value-type="float">
            <text:p>11855827</text:p>
          </table:table-cell>
          <table:table-cell table:formula="of:=[.A743]/1000/(60*60*24)" office:value-type="time" office:time-value="PT03H17M35.827S" calcext:value-type="time">
            <text:p>03:17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801.45" calcext:value-type="float">
            <text:p>801.45</text:p>
          </table:table-cell>
          <table:table-cell office:value-type="float" office:value="985.27" calcext:value-type="float">
            <text:p>985.27</text:p>
          </table:table-cell>
        </table:table-row>
        <table:table-row table:style-name="ro1">
          <table:table-cell office:value-type="float" office:value="11871827" calcext:value-type="float">
            <text:p>11871827</text:p>
          </table:table-cell>
          <table:table-cell table:formula="of:=[.A744]/1000/(60*60*24)" office:value-type="time" office:time-value="PT03H17M51.827S" calcext:value-type="time">
            <text:p>03:17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802.5" calcext:value-type="float">
            <text:p>802.5</text:p>
          </table:table-cell>
          <table:table-cell office:value-type="float" office:value="986.52" calcext:value-type="float">
            <text:p>986.52</text:p>
          </table:table-cell>
        </table:table-row>
        <table:table-row table:style-name="ro1">
          <table:table-cell office:value-type="float" office:value="11887827" calcext:value-type="float">
            <text:p>11887827</text:p>
          </table:table-cell>
          <table:table-cell table:formula="of:=[.A745]/1000/(60*60*24)" office:value-type="time" office:time-value="PT03H18M07.827S" calcext:value-type="time">
            <text:p>03:18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803.54" calcext:value-type="float">
            <text:p>803.54</text:p>
          </table:table-cell>
          <table:table-cell office:value-type="float" office:value="987.77" calcext:value-type="float">
            <text:p>987.77</text:p>
          </table:table-cell>
        </table:table-row>
        <table:table-row table:style-name="ro1">
          <table:table-cell office:value-type="float" office:value="11903827" calcext:value-type="float">
            <text:p>11903827</text:p>
          </table:table-cell>
          <table:table-cell table:formula="of:=[.A746]/1000/(60*60*24)" office:value-type="time" office:time-value="PT03H18M23.827S" calcext:value-type="time">
            <text:p>03:18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804.59" calcext:value-type="float">
            <text:p>804.59</text:p>
          </table:table-cell>
          <table:table-cell office:value-type="float" office:value="989.02" calcext:value-type="float">
            <text:p>989.02</text:p>
          </table:table-cell>
        </table:table-row>
        <table:table-row table:style-name="ro1">
          <table:table-cell office:value-type="float" office:value="11919827" calcext:value-type="float">
            <text:p>11919827</text:p>
          </table:table-cell>
          <table:table-cell table:formula="of:=[.A747]/1000/(60*60*24)" office:value-type="time" office:time-value="PT03H18M39.827S" calcext:value-type="time">
            <text:p>03:18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805.64" calcext:value-type="float">
            <text:p>805.64</text:p>
          </table:table-cell>
          <table:table-cell office:value-type="float" office:value="990.27" calcext:value-type="float">
            <text:p>990.27</text:p>
          </table:table-cell>
        </table:table-row>
        <table:table-row table:style-name="ro1">
          <table:table-cell office:value-type="float" office:value="11935826" calcext:value-type="float">
            <text:p>11935826</text:p>
          </table:table-cell>
          <table:table-cell table:formula="of:=[.A748]/1000/(60*60*24)" office:value-type="time" office:time-value="PT03H18M55.826S" calcext:value-type="time">
            <text:p>03:18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806.69" calcext:value-type="float">
            <text:p>806.69</text:p>
          </table:table-cell>
          <table:table-cell office:value-type="float" office:value="991.52" calcext:value-type="float">
            <text:p>991.52</text:p>
          </table:table-cell>
        </table:table-row>
        <table:table-row table:style-name="ro1">
          <table:table-cell office:value-type="float" office:value="11951827" calcext:value-type="float">
            <text:p>11951827</text:p>
          </table:table-cell>
          <table:table-cell table:formula="of:=[.A749]/1000/(60*60*24)" office:value-type="time" office:time-value="PT03H19M11.827S" calcext:value-type="time">
            <text:p>03:19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807.74" calcext:value-type="float">
            <text:p>807.74</text:p>
          </table:table-cell>
          <table:table-cell office:value-type="float" office:value="992.76" calcext:value-type="float">
            <text:p>992.76</text:p>
          </table:table-cell>
        </table:table-row>
        <table:table-row table:style-name="ro1">
          <table:table-cell office:value-type="float" office:value="11967827" calcext:value-type="float">
            <text:p>11967827</text:p>
          </table:table-cell>
          <table:table-cell table:formula="of:=[.A750]/1000/(60*60*24)" office:value-type="time" office:time-value="PT03H19M27.827S" calcext:value-type="time">
            <text:p>03:19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808.79" calcext:value-type="float">
            <text:p>808.79</text:p>
          </table:table-cell>
          <table:table-cell office:value-type="float" office:value="994.01" calcext:value-type="float">
            <text:p>994.01</text:p>
          </table:table-cell>
        </table:table-row>
        <table:table-row table:style-name="ro1">
          <table:table-cell office:value-type="float" office:value="11983827" calcext:value-type="float">
            <text:p>11983827</text:p>
          </table:table-cell>
          <table:table-cell table:formula="of:=[.A751]/1000/(60*60*24)" office:value-type="time" office:time-value="PT03H19M43.827S" calcext:value-type="time">
            <text:p>03:19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809.84" calcext:value-type="float">
            <text:p>809.84</text:p>
          </table:table-cell>
          <table:table-cell office:value-type="float" office:value="995.26" calcext:value-type="float">
            <text:p>995.26</text:p>
          </table:table-cell>
        </table:table-row>
        <table:table-row table:style-name="ro1">
          <table:table-cell office:value-type="float" office:value="11999827" calcext:value-type="float">
            <text:p>11999827</text:p>
          </table:table-cell>
          <table:table-cell table:formula="of:=[.A752]/1000/(60*60*24)" office:value-type="time" office:time-value="PT03H19M59.827S" calcext:value-type="time">
            <text:p>03:20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810.89" calcext:value-type="float">
            <text:p>810.89</text:p>
          </table:table-cell>
          <table:table-cell office:value-type="float" office:value="996.51" calcext:value-type="float">
            <text:p>996.51</text:p>
          </table:table-cell>
        </table:table-row>
        <table:table-row table:style-name="ro1">
          <table:table-cell office:value-type="float" office:value="12015827" calcext:value-type="float">
            <text:p>12015827</text:p>
          </table:table-cell>
          <table:table-cell table:formula="of:=[.A753]/1000/(60*60*24)" office:value-type="time" office:time-value="PT03H20M15.827S" calcext:value-type="time">
            <text:p>03:20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811.94" calcext:value-type="float">
            <text:p>811.94</text:p>
          </table:table-cell>
          <table:table-cell office:value-type="float" office:value="997.76" calcext:value-type="float">
            <text:p>997.76</text:p>
          </table:table-cell>
        </table:table-row>
        <table:table-row table:style-name="ro1">
          <table:table-cell office:value-type="float" office:value="12031827" calcext:value-type="float">
            <text:p>12031827</text:p>
          </table:table-cell>
          <table:table-cell table:formula="of:=[.A754]/1000/(60*60*24)" office:value-type="time" office:time-value="PT03H20M31.827S" calcext:value-type="time">
            <text:p>03:20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812.99" calcext:value-type="float">
            <text:p>812.99</text:p>
          </table:table-cell>
          <table:table-cell office:value-type="float" office:value="999.01" calcext:value-type="float">
            <text:p>999.01</text:p>
          </table:table-cell>
        </table:table-row>
        <table:table-row table:style-name="ro1">
          <table:table-cell office:value-type="float" office:value="12047827" calcext:value-type="float">
            <text:p>12047827</text:p>
          </table:table-cell>
          <table:table-cell table:formula="of:=[.A755]/1000/(60*60*24)" office:value-type="time" office:time-value="PT03H20M47.827S" calcext:value-type="time">
            <text:p>03:20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814.04" calcext:value-type="float">
            <text:p>814.04</text:p>
          </table:table-cell>
          <table:table-cell office:value-type="float" office:value="1000.26" calcext:value-type="float">
            <text:p>1000.26</text:p>
          </table:table-cell>
        </table:table-row>
        <table:table-row table:style-name="ro1">
          <table:table-cell office:value-type="float" office:value="12063827" calcext:value-type="float">
            <text:p>12063827</text:p>
          </table:table-cell>
          <table:table-cell table:formula="of:=[.A756]/1000/(60*60*24)" office:value-type="time" office:time-value="PT03H21M03.827S" calcext:value-type="time">
            <text:p>03:2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815.08" calcext:value-type="float">
            <text:p>815.08</text:p>
          </table:table-cell>
          <table:table-cell office:value-type="float" office:value="1001.51" calcext:value-type="float">
            <text:p>1001.51</text:p>
          </table:table-cell>
        </table:table-row>
        <table:table-row table:style-name="ro1">
          <table:table-cell office:value-type="float" office:value="12079827" calcext:value-type="float">
            <text:p>12079827</text:p>
          </table:table-cell>
          <table:table-cell table:formula="of:=[.A757]/1000/(60*60*24)" office:value-type="time" office:time-value="PT03H21M19.827S" calcext:value-type="time">
            <text:p>03:21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816.13" calcext:value-type="float">
            <text:p>816.13</text:p>
          </table:table-cell>
          <table:table-cell office:value-type="float" office:value="1002.76" calcext:value-type="float">
            <text:p>1002.76</text:p>
          </table:table-cell>
        </table:table-row>
        <table:table-row table:style-name="ro1">
          <table:table-cell office:value-type="float" office:value="12095827" calcext:value-type="float">
            <text:p>12095827</text:p>
          </table:table-cell>
          <table:table-cell table:formula="of:=[.A758]/1000/(60*60*24)" office:value-type="time" office:time-value="PT03H21M35.827S" calcext:value-type="time">
            <text:p>03:21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817.18" calcext:value-type="float">
            <text:p>817.18</text:p>
          </table:table-cell>
          <table:table-cell office:value-type="float" office:value="1004.01" calcext:value-type="float">
            <text:p>1004.01</text:p>
          </table:table-cell>
        </table:table-row>
        <table:table-row table:style-name="ro1">
          <table:table-cell office:value-type="float" office:value="12111827" calcext:value-type="float">
            <text:p>12111827</text:p>
          </table:table-cell>
          <table:table-cell table:formula="of:=[.A759]/1000/(60*60*24)" office:value-type="time" office:time-value="PT03H21M51.827S" calcext:value-type="time">
            <text:p>03:21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818.23" calcext:value-type="float">
            <text:p>818.23</text:p>
          </table:table-cell>
          <table:table-cell office:value-type="float" office:value="1005.25" calcext:value-type="float">
            <text:p>1005.25</text:p>
          </table:table-cell>
        </table:table-row>
        <table:table-row table:style-name="ro1">
          <table:table-cell office:value-type="float" office:value="12127827" calcext:value-type="float">
            <text:p>12127827</text:p>
          </table:table-cell>
          <table:table-cell table:formula="of:=[.A760]/1000/(60*60*24)" office:value-type="time" office:time-value="PT03H22M07.827S" calcext:value-type="time">
            <text:p>03:22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819.28" calcext:value-type="float">
            <text:p>819.28</text:p>
          </table:table-cell>
          <table:table-cell office:value-type="float" office:value="1006.5" calcext:value-type="float">
            <text:p>1006.5</text:p>
          </table:table-cell>
        </table:table-row>
        <table:table-row table:style-name="ro1">
          <table:table-cell office:value-type="float" office:value="12143827" calcext:value-type="float">
            <text:p>12143827</text:p>
          </table:table-cell>
          <table:table-cell table:formula="of:=[.A761]/1000/(60*60*24)" office:value-type="time" office:time-value="PT03H22M23.827S" calcext:value-type="time">
            <text:p>03:22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820.33" calcext:value-type="float">
            <text:p>820.33</text:p>
          </table:table-cell>
          <table:table-cell office:value-type="float" office:value="1007.75" calcext:value-type="float">
            <text:p>1007.75</text:p>
          </table:table-cell>
        </table:table-row>
        <table:table-row table:style-name="ro1">
          <table:table-cell office:value-type="float" office:value="12159827" calcext:value-type="float">
            <text:p>12159827</text:p>
          </table:table-cell>
          <table:table-cell table:formula="of:=[.A762]/1000/(60*60*24)" office:value-type="time" office:time-value="PT03H22M39.827S" calcext:value-type="time">
            <text:p>03:22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821.38" calcext:value-type="float">
            <text:p>821.38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2175827" calcext:value-type="float">
            <text:p>12175827</text:p>
          </table:table-cell>
          <table:table-cell table:formula="of:=[.A763]/1000/(60*60*24)" office:value-type="time" office:time-value="PT03H22M55.827S" calcext:value-type="time">
            <text:p>03:22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822.43" calcext:value-type="float">
            <text:p>822.43</text:p>
          </table:table-cell>
          <table:table-cell office:value-type="float" office:value="1010.25" calcext:value-type="float">
            <text:p>1010.25</text:p>
          </table:table-cell>
        </table:table-row>
        <table:table-row table:style-name="ro1">
          <table:table-cell office:value-type="float" office:value="12191827" calcext:value-type="float">
            <text:p>12191827</text:p>
          </table:table-cell>
          <table:table-cell table:formula="of:=[.A764]/1000/(60*60*24)" office:value-type="time" office:time-value="PT03H23M11.827S" calcext:value-type="time">
            <text:p>03:23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823.48" calcext:value-type="float">
            <text:p>823.48</text:p>
          </table:table-cell>
          <table:table-cell office:value-type="float" office:value="1011.5" calcext:value-type="float">
            <text:p>1011.5</text:p>
          </table:table-cell>
        </table:table-row>
        <table:table-row table:style-name="ro1">
          <table:table-cell office:value-type="float" office:value="12207827" calcext:value-type="float">
            <text:p>12207827</text:p>
          </table:table-cell>
          <table:table-cell table:formula="of:=[.A765]/1000/(60*60*24)" office:value-type="time" office:time-value="PT03H23M27.827S" calcext:value-type="time">
            <text:p>03:2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824.53" calcext:value-type="float">
            <text:p>824.53</text:p>
          </table:table-cell>
          <table:table-cell office:value-type="float" office:value="1012.75" calcext:value-type="float">
            <text:p>1012.75</text:p>
          </table:table-cell>
        </table:table-row>
        <table:table-row table:style-name="ro1">
          <table:table-cell office:value-type="float" office:value="12223827" calcext:value-type="float">
            <text:p>12223827</text:p>
          </table:table-cell>
          <table:table-cell table:formula="of:=[.A766]/1000/(60*60*24)" office:value-type="time" office:time-value="PT03H23M43.827S" calcext:value-type="time">
            <text:p>03:23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825.57" calcext:value-type="float">
            <text:p>825.57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2239827" calcext:value-type="float">
            <text:p>12239827</text:p>
          </table:table-cell>
          <table:table-cell table:formula="of:=[.A767]/1000/(60*60*24)" office:value-type="time" office:time-value="PT03H23M59.827S" calcext:value-type="time">
            <text:p>03:24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826.62" calcext:value-type="float">
            <text:p>826.62</text:p>
          </table:table-cell>
          <table:table-cell office:value-type="float" office:value="1015.25" calcext:value-type="float">
            <text:p>1015.25</text:p>
          </table:table-cell>
        </table:table-row>
        <table:table-row table:style-name="ro1">
          <table:table-cell office:value-type="float" office:value="12255827" calcext:value-type="float">
            <text:p>12255827</text:p>
          </table:table-cell>
          <table:table-cell table:formula="of:=[.A768]/1000/(60*60*24)" office:value-type="time" office:time-value="PT03H24M15.827S" calcext:value-type="time">
            <text:p>03:24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827.67" calcext:value-type="float">
            <text:p>827.67</text:p>
          </table:table-cell>
          <table:table-cell office:value-type="float" office:value="1016.49" calcext:value-type="float">
            <text:p>1016.49</text:p>
          </table:table-cell>
        </table:table-row>
        <table:table-row table:style-name="ro1">
          <table:table-cell office:value-type="float" office:value="12271827" calcext:value-type="float">
            <text:p>12271827</text:p>
          </table:table-cell>
          <table:table-cell table:formula="of:=[.A769]/1000/(60*60*24)" office:value-type="time" office:time-value="PT03H24M31.827S" calcext:value-type="time">
            <text:p>03:24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828.72" calcext:value-type="float">
            <text:p>828.72</text:p>
          </table:table-cell>
          <table:table-cell office:value-type="float" office:value="1017.74" calcext:value-type="float">
            <text:p>1017.74</text:p>
          </table:table-cell>
        </table:table-row>
        <table:table-row table:style-name="ro1">
          <table:table-cell office:value-type="float" office:value="12287827" calcext:value-type="float">
            <text:p>12287827</text:p>
          </table:table-cell>
          <table:table-cell table:formula="of:=[.A770]/1000/(60*60*24)" office:value-type="time" office:time-value="PT03H24M47.827S" calcext:value-type="time">
            <text:p>03:24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829.77" calcext:value-type="float">
            <text:p>829.77</text:p>
          </table:table-cell>
          <table:table-cell office:value-type="float" office:value="1018.99" calcext:value-type="float">
            <text:p>1018.99</text:p>
          </table:table-cell>
        </table:table-row>
        <table:table-row table:style-name="ro1">
          <table:table-cell office:value-type="float" office:value="12303827" calcext:value-type="float">
            <text:p>12303827</text:p>
          </table:table-cell>
          <table:table-cell table:formula="of:=[.A771]/1000/(60*60*24)" office:value-type="time" office:time-value="PT03H25M03.827S" calcext:value-type="time">
            <text:p>03:25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830.82" calcext:value-type="float">
            <text:p>830.82</text:p>
          </table:table-cell>
          <table:table-cell office:value-type="float" office:value="1020.24" calcext:value-type="float">
            <text:p>1020.24</text:p>
          </table:table-cell>
        </table:table-row>
        <table:table-row table:style-name="ro1">
          <table:table-cell office:value-type="float" office:value="12319827" calcext:value-type="float">
            <text:p>12319827</text:p>
          </table:table-cell>
          <table:table-cell table:formula="of:=[.A772]/1000/(60*60*24)" office:value-type="time" office:time-value="PT03H25M19.827S" calcext:value-type="time">
            <text:p>03:25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831.87" calcext:value-type="float">
            <text:p>831.87</text:p>
          </table:table-cell>
          <table:table-cell office:value-type="float" office:value="1021.48" calcext:value-type="float">
            <text:p>1021.48</text:p>
          </table:table-cell>
        </table:table-row>
        <table:table-row table:style-name="ro1">
          <table:table-cell office:value-type="float" office:value="12335827" calcext:value-type="float">
            <text:p>12335827</text:p>
          </table:table-cell>
          <table:table-cell table:formula="of:=[.A773]/1000/(60*60*24)" office:value-type="time" office:time-value="PT03H25M35.827S" calcext:value-type="time">
            <text:p>03:25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832.92" calcext:value-type="float">
            <text:p>832.92</text:p>
          </table:table-cell>
          <table:table-cell office:value-type="float" office:value="1022.73" calcext:value-type="float">
            <text:p>1022.73</text:p>
          </table:table-cell>
        </table:table-row>
        <table:table-row table:style-name="ro1">
          <table:table-cell office:value-type="float" office:value="12351827" calcext:value-type="float">
            <text:p>12351827</text:p>
          </table:table-cell>
          <table:table-cell table:formula="of:=[.A774]/1000/(60*60*24)" office:value-type="time" office:time-value="PT03H25M51.827S" calcext:value-type="time">
            <text:p>03:25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833.97" calcext:value-type="float">
            <text:p>833.97</text:p>
          </table:table-cell>
          <table:table-cell office:value-type="float" office:value="1023.98" calcext:value-type="float">
            <text:p>1023.98</text:p>
          </table:table-cell>
        </table:table-row>
        <table:table-row table:style-name="ro1">
          <table:table-cell office:value-type="float" office:value="12367827" calcext:value-type="float">
            <text:p>12367827</text:p>
          </table:table-cell>
          <table:table-cell table:formula="of:=[.A775]/1000/(60*60*24)" office:value-type="time" office:time-value="PT03H26M07.827S" calcext:value-type="time">
            <text:p>03:26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835.01" calcext:value-type="float">
            <text:p>835.01</text:p>
          </table:table-cell>
          <table:table-cell office:value-type="float" office:value="1025.23" calcext:value-type="float">
            <text:p>1025.23</text:p>
          </table:table-cell>
        </table:table-row>
        <table:table-row table:style-name="ro1">
          <table:table-cell office:value-type="float" office:value="12383827" calcext:value-type="float">
            <text:p>12383827</text:p>
          </table:table-cell>
          <table:table-cell table:formula="of:=[.A776]/1000/(60*60*24)" office:value-type="time" office:time-value="PT03H26M23.827S" calcext:value-type="time">
            <text:p>03:26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836.06" calcext:value-type="float">
            <text:p>836.06</text:p>
          </table:table-cell>
          <table:table-cell office:value-type="float" office:value="1026.48" calcext:value-type="float">
            <text:p>1026.48</text:p>
          </table:table-cell>
        </table:table-row>
        <table:table-row table:style-name="ro1">
          <table:table-cell office:value-type="float" office:value="12399827" calcext:value-type="float">
            <text:p>12399827</text:p>
          </table:table-cell>
          <table:table-cell table:formula="of:=[.A777]/1000/(60*60*24)" office:value-type="time" office:time-value="PT03H26M39.827S" calcext:value-type="time">
            <text:p>03:26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837.11" calcext:value-type="float">
            <text:p>837.11</text:p>
          </table:table-cell>
          <table:table-cell office:value-type="float" office:value="1027.73" calcext:value-type="float">
            <text:p>1027.73</text:p>
          </table:table-cell>
        </table:table-row>
        <table:table-row table:style-name="ro1">
          <table:table-cell office:value-type="float" office:value="12415827" calcext:value-type="float">
            <text:p>12415827</text:p>
          </table:table-cell>
          <table:table-cell table:formula="of:=[.A778]/1000/(60*60*24)" office:value-type="time" office:time-value="PT03H26M55.827S" calcext:value-type="time">
            <text:p>03:26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38.16" calcext:value-type="float">
            <text:p>838.16</text:p>
          </table:table-cell>
          <table:table-cell office:value-type="float" office:value="1028.98" calcext:value-type="float">
            <text:p>1028.98</text:p>
          </table:table-cell>
        </table:table-row>
        <table:table-row table:style-name="ro1">
          <table:table-cell office:value-type="float" office:value="12431827" calcext:value-type="float">
            <text:p>12431827</text:p>
          </table:table-cell>
          <table:table-cell table:formula="of:=[.A779]/1000/(60*60*24)" office:value-type="time" office:time-value="PT03H27M11.827S" calcext:value-type="time">
            <text:p>03:27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839.21" calcext:value-type="float">
            <text:p>839.21</text:p>
          </table:table-cell>
          <table:table-cell office:value-type="float" office:value="1030.22" calcext:value-type="float">
            <text:p>1030.22</text:p>
          </table:table-cell>
        </table:table-row>
        <table:table-row table:style-name="ro1">
          <table:table-cell office:value-type="float" office:value="12447827" calcext:value-type="float">
            <text:p>12447827</text:p>
          </table:table-cell>
          <table:table-cell table:formula="of:=[.A780]/1000/(60*60*24)" office:value-type="time" office:time-value="PT03H27M27.827S" calcext:value-type="time">
            <text:p>03:2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840.26" calcext:value-type="float">
            <text:p>840.26</text:p>
          </table:table-cell>
          <table:table-cell office:value-type="float" office:value="1031.47" calcext:value-type="float">
            <text:p>1031.47</text:p>
          </table:table-cell>
        </table:table-row>
        <table:table-row table:style-name="ro1">
          <table:table-cell office:value-type="float" office:value="12463827" calcext:value-type="float">
            <text:p>12463827</text:p>
          </table:table-cell>
          <table:table-cell table:formula="of:=[.A781]/1000/(60*60*24)" office:value-type="time" office:time-value="PT03H27M43.827S" calcext:value-type="time">
            <text:p>03:27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841.31" calcext:value-type="float">
            <text:p>841.31</text:p>
          </table:table-cell>
          <table:table-cell office:value-type="float" office:value="1032.72" calcext:value-type="float">
            <text:p>1032.72</text:p>
          </table:table-cell>
        </table:table-row>
        <table:table-row table:style-name="ro1">
          <table:table-cell office:value-type="float" office:value="12479827" calcext:value-type="float">
            <text:p>12479827</text:p>
          </table:table-cell>
          <table:table-cell table:formula="of:=[.A782]/1000/(60*60*24)" office:value-type="time" office:time-value="PT03H27M59.827S" calcext:value-type="time">
            <text:p>03:28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42.36" calcext:value-type="float">
            <text:p>842.36</text:p>
          </table:table-cell>
          <table:table-cell office:value-type="float" office:value="1033.97" calcext:value-type="float">
            <text:p>1033.97</text:p>
          </table:table-cell>
        </table:table-row>
        <table:table-row table:style-name="ro1">
          <table:table-cell office:value-type="float" office:value="12495827" calcext:value-type="float">
            <text:p>12495827</text:p>
          </table:table-cell>
          <table:table-cell table:formula="of:=[.A783]/1000/(60*60*24)" office:value-type="time" office:time-value="PT03H28M15.827S" calcext:value-type="time">
            <text:p>03:2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843.4" calcext:value-type="float">
            <text:p>843.4</text:p>
          </table:table-cell>
          <table:table-cell office:value-type="float" office:value="1035.21" calcext:value-type="float">
            <text:p>1035.21</text:p>
          </table:table-cell>
        </table:table-row>
        <table:table-row table:style-name="ro1">
          <table:table-cell office:value-type="float" office:value="12511827" calcext:value-type="float">
            <text:p>12511827</text:p>
          </table:table-cell>
          <table:table-cell table:formula="of:=[.A784]/1000/(60*60*24)" office:value-type="time" office:time-value="PT03H28M31.827S" calcext:value-type="time">
            <text:p>03:28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844.45" calcext:value-type="float">
            <text:p>844.45</text:p>
          </table:table-cell>
          <table:table-cell office:value-type="float" office:value="1036.46" calcext:value-type="float">
            <text:p>1036.46</text:p>
          </table:table-cell>
        </table:table-row>
        <table:table-row table:style-name="ro1">
          <table:table-cell office:value-type="float" office:value="12527827" calcext:value-type="float">
            <text:p>12527827</text:p>
          </table:table-cell>
          <table:table-cell table:formula="of:=[.A785]/1000/(60*60*24)" office:value-type="time" office:time-value="PT03H28M47.827S" calcext:value-type="time">
            <text:p>03:28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845.5" calcext:value-type="float">
            <text:p>845.5</text:p>
          </table:table-cell>
          <table:table-cell office:value-type="float" office:value="1037.71" calcext:value-type="float">
            <text:p>1037.71</text:p>
          </table:table-cell>
        </table:table-row>
        <table:table-row table:style-name="ro1">
          <table:table-cell office:value-type="float" office:value="12543827" calcext:value-type="float">
            <text:p>12543827</text:p>
          </table:table-cell>
          <table:table-cell table:formula="of:=[.A786]/1000/(60*60*24)" office:value-type="time" office:time-value="PT03H29M03.827S" calcext:value-type="time">
            <text:p>03:2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46.55" calcext:value-type="float">
            <text:p>846.55</text:p>
          </table:table-cell>
          <table:table-cell office:value-type="float" office:value="1038.96" calcext:value-type="float">
            <text:p>1038.96</text:p>
          </table:table-cell>
        </table:table-row>
        <table:table-row table:style-name="ro1">
          <table:table-cell office:value-type="float" office:value="12559827" calcext:value-type="float">
            <text:p>12559827</text:p>
          </table:table-cell>
          <table:table-cell table:formula="of:=[.A787]/1000/(60*60*24)" office:value-type="time" office:time-value="PT03H29M19.827S" calcext:value-type="time">
            <text:p>03:2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847.6" calcext:value-type="float">
            <text:p>847.6</text:p>
          </table:table-cell>
          <table:table-cell office:value-type="float" office:value="1040.21" calcext:value-type="float">
            <text:p>1040.21</text:p>
          </table:table-cell>
        </table:table-row>
        <table:table-row table:style-name="ro1">
          <table:table-cell office:value-type="float" office:value="12575827" calcext:value-type="float">
            <text:p>12575827</text:p>
          </table:table-cell>
          <table:table-cell table:formula="of:=[.A788]/1000/(60*60*24)" office:value-type="time" office:time-value="PT03H29M35.827S" calcext:value-type="time">
            <text:p>03:2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848.65" calcext:value-type="float">
            <text:p>848.65</text:p>
          </table:table-cell>
          <table:table-cell office:value-type="float" office:value="1041.45" calcext:value-type="float">
            <text:p>1041.45</text:p>
          </table:table-cell>
        </table:table-row>
        <table:table-row table:style-name="ro1">
          <table:table-cell office:value-type="float" office:value="12591827" calcext:value-type="float">
            <text:p>12591827</text:p>
          </table:table-cell>
          <table:table-cell table:formula="of:=[.A789]/1000/(60*60*24)" office:value-type="time" office:time-value="PT03H29M51.827S" calcext:value-type="time">
            <text:p>03:29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49.7" calcext:value-type="float">
            <text:p>849.7</text:p>
          </table:table-cell>
          <table:table-cell office:value-type="float" office:value="1042.7" calcext:value-type="float">
            <text:p>1042.7</text:p>
          </table:table-cell>
        </table:table-row>
        <table:table-row table:style-name="ro1">
          <table:table-cell office:value-type="float" office:value="12607827" calcext:value-type="float">
            <text:p>12607827</text:p>
          </table:table-cell>
          <table:table-cell table:formula="of:=[.A790]/1000/(60*60*24)" office:value-type="time" office:time-value="PT03H30M07.827S" calcext:value-type="time">
            <text:p>03:3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50.75" calcext:value-type="float">
            <text:p>850.75</text:p>
          </table:table-cell>
          <table:table-cell office:value-type="float" office:value="1043.95" calcext:value-type="float">
            <text:p>1043.95</text:p>
          </table:table-cell>
        </table:table-row>
        <table:table-row table:style-name="ro1">
          <table:table-cell office:value-type="float" office:value="12623827" calcext:value-type="float">
            <text:p>12623827</text:p>
          </table:table-cell>
          <table:table-cell table:formula="of:=[.A791]/1000/(60*60*24)" office:value-type="time" office:time-value="PT03H30M23.827S" calcext:value-type="time">
            <text:p>03:30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851.8" calcext:value-type="float">
            <text:p>851.8</text:p>
          </table:table-cell>
          <table:table-cell office:value-type="float" office:value="1045.2" calcext:value-type="float">
            <text:p>1045.2</text:p>
          </table:table-cell>
        </table:table-row>
        <table:table-row table:style-name="ro1">
          <table:table-cell office:value-type="float" office:value="12639827" calcext:value-type="float">
            <text:p>12639827</text:p>
          </table:table-cell>
          <table:table-cell table:formula="of:=[.A792]/1000/(60*60*24)" office:value-type="time" office:time-value="PT03H30M39.827S" calcext:value-type="time">
            <text:p>03:30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52.84" calcext:value-type="float">
            <text:p>852.84</text:p>
          </table:table-cell>
          <table:table-cell office:value-type="float" office:value="1046.44" calcext:value-type="float">
            <text:p>1046.44</text:p>
          </table:table-cell>
        </table:table-row>
        <table:table-row table:style-name="ro1">
          <table:table-cell office:value-type="float" office:value="12655827" calcext:value-type="float">
            <text:p>12655827</text:p>
          </table:table-cell>
          <table:table-cell table:formula="of:=[.A793]/1000/(60*60*24)" office:value-type="time" office:time-value="PT03H30M55.827S" calcext:value-type="time">
            <text:p>03:3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53.89" calcext:value-type="float">
            <text:p>853.89</text:p>
          </table:table-cell>
          <table:table-cell office:value-type="float" office:value="1047.69" calcext:value-type="float">
            <text:p>1047.69</text:p>
          </table:table-cell>
        </table:table-row>
        <table:table-row table:style-name="ro1">
          <table:table-cell office:value-type="float" office:value="12671827" calcext:value-type="float">
            <text:p>12671827</text:p>
          </table:table-cell>
          <table:table-cell table:formula="of:=[.A794]/1000/(60*60*24)" office:value-type="time" office:time-value="PT03H31M11.827S" calcext:value-type="time">
            <text:p>03:31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854.94" calcext:value-type="float">
            <text:p>854.94</text:p>
          </table:table-cell>
          <table:table-cell office:value-type="float" office:value="1048.94" calcext:value-type="float">
            <text:p>1048.94</text:p>
          </table:table-cell>
        </table:table-row>
        <table:table-row table:style-name="ro1">
          <table:table-cell office:value-type="float" office:value="12687827" calcext:value-type="float">
            <text:p>12687827</text:p>
          </table:table-cell>
          <table:table-cell table:formula="of:=[.A795]/1000/(60*60*24)" office:value-type="time" office:time-value="PT03H31M27.827S" calcext:value-type="time">
            <text:p>03:31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55.99" calcext:value-type="float">
            <text:p>855.99</text:p>
          </table:table-cell>
          <table:table-cell office:value-type="float" office:value="1050.18" calcext:value-type="float">
            <text:p>1050.18</text:p>
          </table:table-cell>
        </table:table-row>
        <table:table-row table:style-name="ro1">
          <table:table-cell office:value-type="float" office:value="12703827" calcext:value-type="float">
            <text:p>12703827</text:p>
          </table:table-cell>
          <table:table-cell table:formula="of:=[.A796]/1000/(60*60*24)" office:value-type="time" office:time-value="PT03H31M43.827S" calcext:value-type="time">
            <text:p>03:31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857.04" calcext:value-type="float">
            <text:p>857.04</text:p>
          </table:table-cell>
          <table:table-cell office:value-type="float" office:value="1051.43" calcext:value-type="float">
            <text:p>1051.43</text:p>
          </table:table-cell>
        </table:table-row>
        <table:table-row table:style-name="ro1">
          <table:table-cell office:value-type="float" office:value="12719827" calcext:value-type="float">
            <text:p>12719827</text:p>
          </table:table-cell>
          <table:table-cell table:formula="of:=[.A797]/1000/(60*60*24)" office:value-type="time" office:time-value="PT03H31M59.827S" calcext:value-type="time">
            <text:p>03:32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858.09" calcext:value-type="float">
            <text:p>858.09</text:p>
          </table:table-cell>
          <table:table-cell office:value-type="float" office:value="1052.68" calcext:value-type="float">
            <text:p>1052.68</text:p>
          </table:table-cell>
        </table:table-row>
        <table:table-row table:style-name="ro1">
          <table:table-cell office:value-type="float" office:value="12735827" calcext:value-type="float">
            <text:p>12735827</text:p>
          </table:table-cell>
          <table:table-cell table:formula="of:=[.A798]/1000/(60*60*24)" office:value-type="time" office:time-value="PT03H32M15.827S" calcext:value-type="time">
            <text:p>03:32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59.14" calcext:value-type="float">
            <text:p>859.14</text:p>
          </table:table-cell>
          <table:table-cell office:value-type="float" office:value="1053.93" calcext:value-type="float">
            <text:p>1053.93</text:p>
          </table:table-cell>
        </table:table-row>
        <table:table-row table:style-name="ro1">
          <table:table-cell office:value-type="float" office:value="12751827" calcext:value-type="float">
            <text:p>12751827</text:p>
          </table:table-cell>
          <table:table-cell table:formula="of:=[.A799]/1000/(60*60*24)" office:value-type="time" office:time-value="PT03H32M31.827S" calcext:value-type="time">
            <text:p>03:3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860.19" calcext:value-type="float">
            <text:p>860.19</text:p>
          </table:table-cell>
          <table:table-cell office:value-type="float" office:value="1055.17" calcext:value-type="float">
            <text:p>1055.17</text:p>
          </table:table-cell>
        </table:table-row>
        <table:table-row table:style-name="ro1">
          <table:table-cell office:value-type="float" office:value="12767827" calcext:value-type="float">
            <text:p>12767827</text:p>
          </table:table-cell>
          <table:table-cell table:formula="of:=[.A800]/1000/(60*60*24)" office:value-type="time" office:time-value="PT03H32M47.827S" calcext:value-type="time">
            <text:p>03:32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861.23" calcext:value-type="float">
            <text:p>861.23</text:p>
          </table:table-cell>
          <table:table-cell office:value-type="float" office:value="1056.42" calcext:value-type="float">
            <text:p>1056.42</text:p>
          </table:table-cell>
        </table:table-row>
        <table:table-row table:style-name="ro1">
          <table:table-cell office:value-type="float" office:value="12783827" calcext:value-type="float">
            <text:p>12783827</text:p>
          </table:table-cell>
          <table:table-cell table:formula="of:=[.A801]/1000/(60*60*24)" office:value-type="time" office:time-value="PT03H33M03.827S" calcext:value-type="time">
            <text:p>03:3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62.28" calcext:value-type="float">
            <text:p>862.28</text:p>
          </table:table-cell>
          <table:table-cell office:value-type="float" office:value="1057.67" calcext:value-type="float">
            <text:p>1057.67</text:p>
          </table:table-cell>
        </table:table-row>
        <table:table-row table:style-name="ro1">
          <table:table-cell office:value-type="float" office:value="12799827" calcext:value-type="float">
            <text:p>12799827</text:p>
          </table:table-cell>
          <table:table-cell table:formula="of:=[.A802]/1000/(60*60*24)" office:value-type="time" office:time-value="PT03H33M19.827S" calcext:value-type="time">
            <text:p>03:3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63.33" calcext:value-type="float">
            <text:p>863.33</text:p>
          </table:table-cell>
          <table:table-cell office:value-type="float" office:value="1058.91" calcext:value-type="float">
            <text:p>1058.91</text:p>
          </table:table-cell>
        </table:table-row>
        <table:table-row table:style-name="ro1">
          <table:table-cell office:value-type="float" office:value="12815827" calcext:value-type="float">
            <text:p>12815827</text:p>
          </table:table-cell>
          <table:table-cell table:formula="of:=[.A803]/1000/(60*60*24)" office:value-type="time" office:time-value="PT03H33M35.827S" calcext:value-type="time">
            <text:p>03:33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64.38" calcext:value-type="float">
            <text:p>864.38</text:p>
          </table:table-cell>
          <table:table-cell office:value-type="float" office:value="1060.16" calcext:value-type="float">
            <text:p>1060.16</text:p>
          </table:table-cell>
        </table:table-row>
        <table:table-row table:style-name="ro1">
          <table:table-cell office:value-type="float" office:value="12831827" calcext:value-type="float">
            <text:p>12831827</text:p>
          </table:table-cell>
          <table:table-cell table:formula="of:=[.A804]/1000/(60*60*24)" office:value-type="time" office:time-value="PT03H33M51.827S" calcext:value-type="time">
            <text:p>03:33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65.43" calcext:value-type="float">
            <text:p>865.43</text:p>
          </table:table-cell>
          <table:table-cell office:value-type="float" office:value="1061.41" calcext:value-type="float">
            <text:p>1061.41</text:p>
          </table:table-cell>
        </table:table-row>
        <table:table-row table:style-name="ro1">
          <table:table-cell office:value-type="float" office:value="12847827" calcext:value-type="float">
            <text:p>12847827</text:p>
          </table:table-cell>
          <table:table-cell table:formula="of:=[.A805]/1000/(60*60*24)" office:value-type="time" office:time-value="PT03H34M07.827S" calcext:value-type="time">
            <text:p>03:34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66.48" calcext:value-type="float">
            <text:p>866.48</text:p>
          </table:table-cell>
          <table:table-cell office:value-type="float" office:value="1062.65" calcext:value-type="float">
            <text:p>1062.65</text:p>
          </table:table-cell>
        </table:table-row>
        <table:table-row table:style-name="ro1">
          <table:table-cell office:value-type="float" office:value="12863827" calcext:value-type="float">
            <text:p>12863827</text:p>
          </table:table-cell>
          <table:table-cell table:formula="of:=[.A806]/1000/(60*60*24)" office:value-type="time" office:time-value="PT03H34M23.827S" calcext:value-type="time">
            <text:p>03:34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67.53" calcext:value-type="float">
            <text:p>867.53</text:p>
          </table:table-cell>
          <table:table-cell office:value-type="float" office:value="1063.9" calcext:value-type="float">
            <text:p>1063.9</text:p>
          </table:table-cell>
        </table:table-row>
        <table:table-row table:style-name="ro1">
          <table:table-cell office:value-type="float" office:value="12879827" calcext:value-type="float">
            <text:p>12879827</text:p>
          </table:table-cell>
          <table:table-cell table:formula="of:=[.A807]/1000/(60*60*24)" office:value-type="time" office:time-value="PT03H34M39.827S" calcext:value-type="time">
            <text:p>03:3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868.58" calcext:value-type="float">
            <text:p>868.58</text:p>
          </table:table-cell>
          <table:table-cell office:value-type="float" office:value="1065.15" calcext:value-type="float">
            <text:p>1065.15</text:p>
          </table:table-cell>
        </table:table-row>
        <table:table-row table:style-name="ro1">
          <table:table-cell office:value-type="float" office:value="12895827" calcext:value-type="float">
            <text:p>12895827</text:p>
          </table:table-cell>
          <table:table-cell table:formula="of:=[.A808]/1000/(60*60*24)" office:value-type="time" office:time-value="PT03H34M55.827S" calcext:value-type="time">
            <text:p>03:34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69.63" calcext:value-type="float">
            <text:p>869.63</text:p>
          </table:table-cell>
          <table:table-cell office:value-type="float" office:value="1066.39" calcext:value-type="float">
            <text:p>1066.39</text:p>
          </table:table-cell>
        </table:table-row>
        <table:table-row table:style-name="ro1">
          <table:table-cell office:value-type="float" office:value="12911826" calcext:value-type="float">
            <text:p>12911826</text:p>
          </table:table-cell>
          <table:table-cell table:formula="of:=[.A809]/1000/(60*60*24)" office:value-type="time" office:time-value="PT03H35M11.826S" calcext:value-type="time">
            <text:p>03:35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70.67" calcext:value-type="float">
            <text:p>870.67</text:p>
          </table:table-cell>
          <table:table-cell office:value-type="float" office:value="1067.64" calcext:value-type="float">
            <text:p>1067.64</text:p>
          </table:table-cell>
        </table:table-row>
        <table:table-row table:style-name="ro1">
          <table:table-cell office:value-type="float" office:value="12927827" calcext:value-type="float">
            <text:p>12927827</text:p>
          </table:table-cell>
          <table:table-cell table:formula="of:=[.A810]/1000/(60*60*24)" office:value-type="time" office:time-value="PT03H35M27.827S" calcext:value-type="time">
            <text:p>03:35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71.72" calcext:value-type="float">
            <text:p>871.72</text:p>
          </table:table-cell>
          <table:table-cell office:value-type="float" office:value="1068.88" calcext:value-type="float">
            <text:p>1068.88</text:p>
          </table:table-cell>
        </table:table-row>
        <table:table-row table:style-name="ro1">
          <table:table-cell office:value-type="float" office:value="12943827" calcext:value-type="float">
            <text:p>12943827</text:p>
          </table:table-cell>
          <table:table-cell table:formula="of:=[.A811]/1000/(60*60*24)" office:value-type="time" office:time-value="PT03H35M43.827S" calcext:value-type="time">
            <text:p>03:35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72.77" calcext:value-type="float">
            <text:p>872.77</text:p>
          </table:table-cell>
          <table:table-cell office:value-type="float" office:value="1070.13" calcext:value-type="float">
            <text:p>1070.13</text:p>
          </table:table-cell>
        </table:table-row>
        <table:table-row table:style-name="ro1">
          <table:table-cell office:value-type="float" office:value="12959827" calcext:value-type="float">
            <text:p>12959827</text:p>
          </table:table-cell>
          <table:table-cell table:formula="of:=[.A812]/1000/(60*60*24)" office:value-type="time" office:time-value="PT03H35M59.827S" calcext:value-type="time">
            <text:p>03:36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73.82" calcext:value-type="float">
            <text:p>873.82</text:p>
          </table:table-cell>
          <table:table-cell office:value-type="float" office:value="1071.38" calcext:value-type="float">
            <text:p>1071.38</text:p>
          </table:table-cell>
        </table:table-row>
        <table:table-row table:style-name="ro1">
          <table:table-cell office:value-type="float" office:value="12975827" calcext:value-type="float">
            <text:p>12975827</text:p>
          </table:table-cell>
          <table:table-cell table:formula="of:=[.A813]/1000/(60*60*24)" office:value-type="time" office:time-value="PT03H36M15.827S" calcext:value-type="time">
            <text:p>03:36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09" calcext:value-type="float">
            <text:p>281.09</text:p>
          </table:table-cell>
          <table:table-cell office:value-type="float" office:value="874.87" calcext:value-type="float">
            <text:p>874.87</text:p>
          </table:table-cell>
          <table:table-cell office:value-type="float" office:value="1072.62" calcext:value-type="float">
            <text:p>1072.62</text:p>
          </table:table-cell>
        </table:table-row>
        <table:table-row table:style-name="ro1">
          <table:table-cell office:value-type="float" office:value="12991827" calcext:value-type="float">
            <text:p>12991827</text:p>
          </table:table-cell>
          <table:table-cell table:formula="of:=[.A814]/1000/(60*60*24)" office:value-type="time" office:time-value="PT03H36M31.827S" calcext:value-type="time">
            <text:p>03:36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875.92" calcext:value-type="float">
            <text:p>875.92</text:p>
          </table:table-cell>
          <table:table-cell office:value-type="float" office:value="1073.87" calcext:value-type="float">
            <text:p>1073.87</text:p>
          </table:table-cell>
        </table:table-row>
        <table:table-row table:style-name="ro1">
          <table:table-cell office:value-type="float" office:value="13007827" calcext:value-type="float">
            <text:p>13007827</text:p>
          </table:table-cell>
          <table:table-cell table:formula="of:=[.A815]/1000/(60*60*24)" office:value-type="time" office:time-value="PT03H36M47.827S" calcext:value-type="time">
            <text:p>03:36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76.97" calcext:value-type="float">
            <text:p>876.97</text:p>
          </table:table-cell>
          <table:table-cell office:value-type="float" office:value="1075.11" calcext:value-type="float">
            <text:p>1075.11</text:p>
          </table:table-cell>
        </table:table-row>
        <table:table-row table:style-name="ro1">
          <table:table-cell office:value-type="float" office:value="13023827" calcext:value-type="float">
            <text:p>13023827</text:p>
          </table:table-cell>
          <table:table-cell table:formula="of:=[.A816]/1000/(60*60*24)" office:value-type="time" office:time-value="PT03H37M03.827S" calcext:value-type="time">
            <text:p>03:37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78.01" calcext:value-type="float">
            <text:p>878.01</text:p>
          </table:table-cell>
          <table:table-cell office:value-type="float" office:value="1076.36" calcext:value-type="float">
            <text:p>1076.36</text:p>
          </table:table-cell>
        </table:table-row>
        <table:table-row table:style-name="ro1">
          <table:table-cell office:value-type="float" office:value="13039827" calcext:value-type="float">
            <text:p>13039827</text:p>
          </table:table-cell>
          <table:table-cell table:formula="of:=[.A817]/1000/(60*60*24)" office:value-type="time" office:time-value="PT03H37M19.827S" calcext:value-type="time">
            <text:p>03:37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79.06" calcext:value-type="float">
            <text:p>879.06</text:p>
          </table:table-cell>
          <table:table-cell office:value-type="float" office:value="1077.61" calcext:value-type="float">
            <text:p>1077.61</text:p>
          </table:table-cell>
        </table:table-row>
        <table:table-row table:style-name="ro1">
          <table:table-cell office:value-type="float" office:value="13055827" calcext:value-type="float">
            <text:p>13055827</text:p>
          </table:table-cell>
          <table:table-cell table:formula="of:=[.A818]/1000/(60*60*24)" office:value-type="time" office:time-value="PT03H37M35.827S" calcext:value-type="time">
            <text:p>03:37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80.11" calcext:value-type="float">
            <text:p>880.11</text:p>
          </table:table-cell>
          <table:table-cell office:value-type="float" office:value="1078.85" calcext:value-type="float">
            <text:p>1078.85</text:p>
          </table:table-cell>
        </table:table-row>
        <table:table-row table:style-name="ro1">
          <table:table-cell office:value-type="float" office:value="13071827" calcext:value-type="float">
            <text:p>13071827</text:p>
          </table:table-cell>
          <table:table-cell table:formula="of:=[.A819]/1000/(60*60*24)" office:value-type="time" office:time-value="PT03H37M51.827S" calcext:value-type="time">
            <text:p>03:37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881.16" calcext:value-type="float">
            <text:p>881.16</text:p>
          </table:table-cell>
          <table:table-cell office:value-type="float" office:value="1080.1" calcext:value-type="float">
            <text:p>1080.1</text:p>
          </table:table-cell>
        </table:table-row>
        <table:table-row table:style-name="ro1">
          <table:table-cell office:value-type="float" office:value="13087827" calcext:value-type="float">
            <text:p>13087827</text:p>
          </table:table-cell>
          <table:table-cell table:formula="of:=[.A820]/1000/(60*60*24)" office:value-type="time" office:time-value="PT03H38M07.827S" calcext:value-type="time">
            <text:p>03:38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8" calcext:value-type="float">
            <text:p>280.98</text:p>
          </table:table-cell>
          <table:table-cell office:value-type="float" office:value="882.21" calcext:value-type="float">
            <text:p>882.21</text:p>
          </table:table-cell>
          <table:table-cell office:value-type="float" office:value="1081.34" calcext:value-type="float">
            <text:p>1081.34</text:p>
          </table:table-cell>
        </table:table-row>
        <table:table-row table:style-name="ro1">
          <table:table-cell office:value-type="float" office:value="13103827" calcext:value-type="float">
            <text:p>13103827</text:p>
          </table:table-cell>
          <table:table-cell table:formula="of:=[.A821]/1000/(60*60*24)" office:value-type="time" office:time-value="PT03H38M23.827S" calcext:value-type="time">
            <text:p>03:38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8" calcext:value-type="float">
            <text:p>280.98</text:p>
          </table:table-cell>
          <table:table-cell office:value-type="float" office:value="883.26" calcext:value-type="float">
            <text:p>883.26</text:p>
          </table:table-cell>
          <table:table-cell office:value-type="float" office:value="1082.59" calcext:value-type="float">
            <text:p>1082.59</text:p>
          </table:table-cell>
        </table:table-row>
        <table:table-row table:style-name="ro1">
          <table:table-cell office:value-type="float" office:value="13119827" calcext:value-type="float">
            <text:p>13119827</text:p>
          </table:table-cell>
          <table:table-cell table:formula="of:=[.A822]/1000/(60*60*24)" office:value-type="time" office:time-value="PT03H38M39.827S" calcext:value-type="time">
            <text:p>03:38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884.3" calcext:value-type="float">
            <text:p>884.3</text:p>
          </table:table-cell>
          <table:table-cell office:value-type="float" office:value="1083.84" calcext:value-type="float">
            <text:p>1083.84</text:p>
          </table:table-cell>
        </table:table-row>
        <table:table-row table:style-name="ro1">
          <table:table-cell office:value-type="float" office:value="13135827" calcext:value-type="float">
            <text:p>13135827</text:p>
          </table:table-cell>
          <table:table-cell table:formula="of:=[.A823]/1000/(60*60*24)" office:value-type="time" office:time-value="PT03H38M55.827S" calcext:value-type="time">
            <text:p>03:38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7" calcext:value-type="float">
            <text:p>280.97</text:p>
          </table:table-cell>
          <table:table-cell office:value-type="float" office:value="885.35" calcext:value-type="float">
            <text:p>885.35</text:p>
          </table:table-cell>
          <table:table-cell office:value-type="float" office:value="1085.08" calcext:value-type="float">
            <text:p>1085.08</text:p>
          </table:table-cell>
        </table:table-row>
        <table:table-row table:style-name="ro1">
          <table:table-cell office:value-type="float" office:value="13151827" calcext:value-type="float">
            <text:p>13151827</text:p>
          </table:table-cell>
          <table:table-cell table:formula="of:=[.A824]/1000/(60*60*24)" office:value-type="time" office:time-value="PT03H39M11.827S" calcext:value-type="time">
            <text:p>03:39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886.4" calcext:value-type="float">
            <text:p>886.4</text:p>
          </table:table-cell>
          <table:table-cell office:value-type="float" office:value="1086.33" calcext:value-type="float">
            <text:p>1086.33</text:p>
          </table:table-cell>
        </table:table-row>
        <table:table-row table:style-name="ro1">
          <table:table-cell office:value-type="float" office:value="13167827" calcext:value-type="float">
            <text:p>13167827</text:p>
          </table:table-cell>
          <table:table-cell table:formula="of:=[.A825]/1000/(60*60*24)" office:value-type="time" office:time-value="PT03H39M27.827S" calcext:value-type="time">
            <text:p>03:39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887.45" calcext:value-type="float">
            <text:p>887.45</text:p>
          </table:table-cell>
          <table:table-cell office:value-type="float" office:value="1087.57" calcext:value-type="float">
            <text:p>1087.57</text:p>
          </table:table-cell>
        </table:table-row>
        <table:table-row table:style-name="ro1">
          <table:table-cell office:value-type="float" office:value="13183827" calcext:value-type="float">
            <text:p>13183827</text:p>
          </table:table-cell>
          <table:table-cell table:formula="of:=[.A826]/1000/(60*60*24)" office:value-type="time" office:time-value="PT03H39M43.827S" calcext:value-type="time">
            <text:p>03:39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888.5" calcext:value-type="float">
            <text:p>888.5</text:p>
          </table:table-cell>
          <table:table-cell office:value-type="float" office:value="1088.82" calcext:value-type="float">
            <text:p>1088.82</text:p>
          </table:table-cell>
        </table:table-row>
        <table:table-row table:style-name="ro1">
          <table:table-cell office:value-type="float" office:value="13199827" calcext:value-type="float">
            <text:p>13199827</text:p>
          </table:table-cell>
          <table:table-cell table:formula="of:=[.A827]/1000/(60*60*24)" office:value-type="time" office:time-value="PT03H39M59.827S" calcext:value-type="time">
            <text:p>03:40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7" calcext:value-type="float">
            <text:p>280.97</text:p>
          </table:table-cell>
          <table:table-cell office:value-type="float" office:value="889.54" calcext:value-type="float">
            <text:p>889.54</text:p>
          </table:table-cell>
          <table:table-cell office:value-type="float" office:value="1090.07" calcext:value-type="float">
            <text:p>1090.07</text:p>
          </table:table-cell>
        </table:table-row>
        <table:table-row table:style-name="ro1">
          <table:table-cell office:value-type="float" office:value="13215827" calcext:value-type="float">
            <text:p>13215827</text:p>
          </table:table-cell>
          <table:table-cell table:formula="of:=[.A828]/1000/(60*60*24)" office:value-type="time" office:time-value="PT03H40M15.827S" calcext:value-type="time">
            <text:p>03:40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7" calcext:value-type="float">
            <text:p>280.97</text:p>
          </table:table-cell>
          <table:table-cell office:value-type="float" office:value="890.59" calcext:value-type="float">
            <text:p>890.59</text:p>
          </table:table-cell>
          <table:table-cell office:value-type="float" office:value="1091.31" calcext:value-type="float">
            <text:p>1091.31</text:p>
          </table:table-cell>
        </table:table-row>
        <table:table-row table:style-name="ro1">
          <table:table-cell office:value-type="float" office:value="13231827" calcext:value-type="float">
            <text:p>13231827</text:p>
          </table:table-cell>
          <table:table-cell table:formula="of:=[.A829]/1000/(60*60*24)" office:value-type="time" office:time-value="PT03H40M31.827S" calcext:value-type="time">
            <text:p>03:40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09" calcext:value-type="float">
            <text:p>281.09</text:p>
          </table:table-cell>
          <table:table-cell office:value-type="float" office:value="891.64" calcext:value-type="float">
            <text:p>891.64</text:p>
          </table:table-cell>
          <table:table-cell office:value-type="float" office:value="1092.56" calcext:value-type="float">
            <text:p>1092.56</text:p>
          </table:table-cell>
        </table:table-row>
        <table:table-row table:style-name="ro1">
          <table:table-cell office:value-type="float" office:value="13247827" calcext:value-type="float">
            <text:p>13247827</text:p>
          </table:table-cell>
          <table:table-cell table:formula="of:=[.A830]/1000/(60*60*24)" office:value-type="time" office:time-value="PT03H40M47.827S" calcext:value-type="time">
            <text:p>03:40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892.69" calcext:value-type="float">
            <text:p>892.69</text:p>
          </table:table-cell>
          <table:table-cell office:value-type="float" office:value="1093.8" calcext:value-type="float">
            <text:p>1093.8</text:p>
          </table:table-cell>
        </table:table-row>
        <table:table-row table:style-name="ro1">
          <table:table-cell office:value-type="float" office:value="13263827" calcext:value-type="float">
            <text:p>13263827</text:p>
          </table:table-cell>
          <table:table-cell table:formula="of:=[.A831]/1000/(60*60*24)" office:value-type="time" office:time-value="PT03H41M03.827S" calcext:value-type="time">
            <text:p>03:4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893.73" calcext:value-type="float">
            <text:p>893.73</text:p>
          </table:table-cell>
          <table:table-cell office:value-type="float" office:value="1095.05" calcext:value-type="float">
            <text:p>1095.05</text:p>
          </table:table-cell>
        </table:table-row>
        <table:table-row table:style-name="ro1">
          <table:table-cell office:value-type="float" office:value="13279827" calcext:value-type="float">
            <text:p>13279827</text:p>
          </table:table-cell>
          <table:table-cell table:formula="of:=[.A832]/1000/(60*60*24)" office:value-type="time" office:time-value="PT03H41M19.827S" calcext:value-type="time">
            <text:p>03:41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894.78" calcext:value-type="float">
            <text:p>894.78</text:p>
          </table:table-cell>
          <table:table-cell office:value-type="float" office:value="1096.29" calcext:value-type="float">
            <text:p>1096.29</text:p>
          </table:table-cell>
        </table:table-row>
        <table:table-row table:style-name="ro1">
          <table:table-cell office:value-type="float" office:value="13295827" calcext:value-type="float">
            <text:p>13295827</text:p>
          </table:table-cell>
          <table:table-cell table:formula="of:=[.A833]/1000/(60*60*24)" office:value-type="time" office:time-value="PT03H41M35.827S" calcext:value-type="time">
            <text:p>03:41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895.83" calcext:value-type="float">
            <text:p>895.83</text:p>
          </table:table-cell>
          <table:table-cell office:value-type="float" office:value="1097.54" calcext:value-type="float">
            <text:p>1097.54</text:p>
          </table:table-cell>
        </table:table-row>
        <table:table-row table:style-name="ro1">
          <table:table-cell office:value-type="float" office:value="13311827" calcext:value-type="float">
            <text:p>13311827</text:p>
          </table:table-cell>
          <table:table-cell table:formula="of:=[.A834]/1000/(60*60*24)" office:value-type="time" office:time-value="PT03H41M51.827S" calcext:value-type="time">
            <text:p>03:41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896.88" calcext:value-type="float">
            <text:p>896.88</text:p>
          </table:table-cell>
          <table:table-cell office:value-type="float" office:value="1098.78" calcext:value-type="float">
            <text:p>1098.78</text:p>
          </table:table-cell>
        </table:table-row>
        <table:table-row table:style-name="ro1">
          <table:table-cell office:value-type="float" office:value="13327827" calcext:value-type="float">
            <text:p>13327827</text:p>
          </table:table-cell>
          <table:table-cell table:formula="of:=[.A835]/1000/(60*60*24)" office:value-type="time" office:time-value="PT03H42M07.827S" calcext:value-type="time">
            <text:p>03:42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897.93" calcext:value-type="float">
            <text:p>897.93</text:p>
          </table:table-cell>
          <table:table-cell office:value-type="float" office:value="1100.03" calcext:value-type="float">
            <text:p>1100.03</text:p>
          </table:table-cell>
        </table:table-row>
        <table:table-row table:style-name="ro1">
          <table:table-cell office:value-type="float" office:value="13343827" calcext:value-type="float">
            <text:p>13343827</text:p>
          </table:table-cell>
          <table:table-cell table:formula="of:=[.A836]/1000/(60*60*24)" office:value-type="time" office:time-value="PT03H42M23.827S" calcext:value-type="time">
            <text:p>03:42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7" calcext:value-type="float">
            <text:p>280.97</text:p>
          </table:table-cell>
          <table:table-cell office:value-type="float" office:value="898.97" calcext:value-type="float">
            <text:p>898.97</text:p>
          </table:table-cell>
          <table:table-cell office:value-type="float" office:value="1101.27" calcext:value-type="float">
            <text:p>1101.27</text:p>
          </table:table-cell>
        </table:table-row>
        <table:table-row table:style-name="ro1">
          <table:table-cell office:value-type="float" office:value="13359827" calcext:value-type="float">
            <text:p>13359827</text:p>
          </table:table-cell>
          <table:table-cell table:formula="of:=[.A837]/1000/(60*60*24)" office:value-type="time" office:time-value="PT03H42M39.827S" calcext:value-type="time">
            <text:p>03:42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900.02" calcext:value-type="float">
            <text:p>900.02</text:p>
          </table:table-cell>
          <table:table-cell office:value-type="float" office:value="1102.52" calcext:value-type="float">
            <text:p>1102.52</text:p>
          </table:table-cell>
        </table:table-row>
        <table:table-row table:style-name="ro1">
          <table:table-cell office:value-type="float" office:value="13375827" calcext:value-type="float">
            <text:p>13375827</text:p>
          </table:table-cell>
          <table:table-cell table:formula="of:=[.A838]/1000/(60*60*24)" office:value-type="time" office:time-value="PT03H42M55.827S" calcext:value-type="time">
            <text:p>03:42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901.07" calcext:value-type="float">
            <text:p>901.07</text:p>
          </table:table-cell>
          <table:table-cell office:value-type="float" office:value="1103.76" calcext:value-type="float">
            <text:p>1103.76</text:p>
          </table:table-cell>
        </table:table-row>
        <table:table-row table:style-name="ro1">
          <table:table-cell office:value-type="float" office:value="13391827" calcext:value-type="float">
            <text:p>13391827</text:p>
          </table:table-cell>
          <table:table-cell table:formula="of:=[.A839]/1000/(60*60*24)" office:value-type="time" office:time-value="PT03H43M11.827S" calcext:value-type="time">
            <text:p>03:43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902.12" calcext:value-type="float">
            <text:p>902.12</text:p>
          </table:table-cell>
          <table:table-cell office:value-type="float" office:value="1105.01" calcext:value-type="float">
            <text:p>1105.01</text:p>
          </table:table-cell>
        </table:table-row>
        <table:table-row table:style-name="ro1">
          <table:table-cell office:value-type="float" office:value="13407827" calcext:value-type="float">
            <text:p>13407827</text:p>
          </table:table-cell>
          <table:table-cell table:formula="of:=[.A840]/1000/(60*60*24)" office:value-type="time" office:time-value="PT03H43M27.827S" calcext:value-type="time">
            <text:p>03:4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903.17" calcext:value-type="float">
            <text:p>903.17</text:p>
          </table:table-cell>
          <table:table-cell office:value-type="float" office:value="1106.25" calcext:value-type="float">
            <text:p>1106.25</text:p>
          </table:table-cell>
        </table:table-row>
        <table:table-row table:style-name="ro1">
          <table:table-cell office:value-type="float" office:value="13423827" calcext:value-type="float">
            <text:p>13423827</text:p>
          </table:table-cell>
          <table:table-cell table:formula="of:=[.A841]/1000/(60*60*24)" office:value-type="time" office:time-value="PT03H43M43.827S" calcext:value-type="time">
            <text:p>03:43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904.21" calcext:value-type="float">
            <text:p>904.21</text:p>
          </table:table-cell>
          <table:table-cell office:value-type="float" office:value="1107.5" calcext:value-type="float">
            <text:p>1107.5</text:p>
          </table:table-cell>
        </table:table-row>
        <table:table-row table:style-name="ro1">
          <table:table-cell office:value-type="float" office:value="13439826" calcext:value-type="float">
            <text:p>13439826</text:p>
          </table:table-cell>
          <table:table-cell table:formula="of:=[.A842]/1000/(60*60*24)" office:value-type="time" office:time-value="PT03H43M59.826S" calcext:value-type="time">
            <text:p>03:44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905.26" calcext:value-type="float">
            <text:p>905.26</text:p>
          </table:table-cell>
          <table:table-cell office:value-type="float" office:value="1108.74" calcext:value-type="float">
            <text:p>1108.74</text:p>
          </table:table-cell>
        </table:table-row>
        <table:table-row table:style-name="ro1">
          <table:table-cell office:value-type="float" office:value="13455827" calcext:value-type="float">
            <text:p>13455827</text:p>
          </table:table-cell>
          <table:table-cell table:formula="of:=[.A843]/1000/(60*60*24)" office:value-type="time" office:time-value="PT03H44M15.827S" calcext:value-type="time">
            <text:p>03:44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906.31" calcext:value-type="float">
            <text:p>906.31</text:p>
          </table:table-cell>
          <table:table-cell office:value-type="float" office:value="1109.99" calcext:value-type="float">
            <text:p>1109.99</text:p>
          </table:table-cell>
        </table:table-row>
        <table:table-row table:style-name="ro1">
          <table:table-cell office:value-type="float" office:value="13471827" calcext:value-type="float">
            <text:p>13471827</text:p>
          </table:table-cell>
          <table:table-cell table:formula="of:=[.A844]/1000/(60*60*24)" office:value-type="time" office:time-value="PT03H44M31.827S" calcext:value-type="time">
            <text:p>03:44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907.36" calcext:value-type="float">
            <text:p>907.36</text:p>
          </table:table-cell>
          <table:table-cell office:value-type="float" office:value="1111.23" calcext:value-type="float">
            <text:p>1111.23</text:p>
          </table:table-cell>
        </table:table-row>
        <table:table-row table:style-name="ro1">
          <table:table-cell office:value-type="float" office:value="13487827" calcext:value-type="float">
            <text:p>13487827</text:p>
          </table:table-cell>
          <table:table-cell table:formula="of:=[.A845]/1000/(60*60*24)" office:value-type="time" office:time-value="PT03H44M47.827S" calcext:value-type="time">
            <text:p>03:44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908.4" calcext:value-type="float">
            <text:p>908.4</text:p>
          </table:table-cell>
          <table:table-cell office:value-type="float" office:value="1112.48" calcext:value-type="float">
            <text:p>1112.48</text:p>
          </table:table-cell>
        </table:table-row>
        <table:table-row table:style-name="ro1">
          <table:table-cell office:value-type="float" office:value="13503827" calcext:value-type="float">
            <text:p>13503827</text:p>
          </table:table-cell>
          <table:table-cell table:formula="of:=[.A846]/1000/(60*60*24)" office:value-type="time" office:time-value="PT03H45M03.827S" calcext:value-type="time">
            <text:p>03:45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7" calcext:value-type="float">
            <text:p>280.97</text:p>
          </table:table-cell>
          <table:table-cell office:value-type="float" office:value="909.45" calcext:value-type="float">
            <text:p>909.45</text:p>
          </table:table-cell>
          <table:table-cell office:value-type="float" office:value="1113.72" calcext:value-type="float">
            <text:p>1113.72</text:p>
          </table:table-cell>
        </table:table-row>
        <table:table-row table:style-name="ro1">
          <table:table-cell office:value-type="float" office:value="13519827" calcext:value-type="float">
            <text:p>13519827</text:p>
          </table:table-cell>
          <table:table-cell table:formula="of:=[.A847]/1000/(60*60*24)" office:value-type="time" office:time-value="PT03H45M19.827S" calcext:value-type="time">
            <text:p>03:45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910.5" calcext:value-type="float">
            <text:p>910.5</text:p>
          </table:table-cell>
          <table:table-cell office:value-type="float" office:value="1114.97" calcext:value-type="float">
            <text:p>1114.97</text:p>
          </table:table-cell>
        </table:table-row>
        <table:table-row table:style-name="ro1">
          <table:table-cell office:value-type="float" office:value="13535827" calcext:value-type="float">
            <text:p>13535827</text:p>
          </table:table-cell>
          <table:table-cell table:formula="of:=[.A848]/1000/(60*60*24)" office:value-type="time" office:time-value="PT03H45M35.827S" calcext:value-type="time">
            <text:p>03:45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80.85" calcext:value-type="float">
            <text:p>280.85</text:p>
          </table:table-cell>
          <table:table-cell office:value-type="float" office:value="911.55" calcext:value-type="float">
            <text:p>911.55</text:p>
          </table:table-cell>
          <table:table-cell office:value-type="float" office:value="1116.21" calcext:value-type="float">
            <text:p>1116.21</text:p>
          </table:table-cell>
        </table:table-row>
        <table:table-row table:style-name="ro1">
          <table:table-cell office:value-type="float" office:value="13551827" calcext:value-type="float">
            <text:p>13551827</text:p>
          </table:table-cell>
          <table:table-cell table:formula="of:=[.A849]/1000/(60*60*24)" office:value-type="time" office:time-value="PT03H45M51.827S" calcext:value-type="time">
            <text:p>03:45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912.6" calcext:value-type="float">
            <text:p>912.6</text:p>
          </table:table-cell>
          <table:table-cell office:value-type="float" office:value="1117.46" calcext:value-type="float">
            <text:p>1117.46</text:p>
          </table:table-cell>
        </table:table-row>
        <table:table-row table:style-name="ro1">
          <table:table-cell office:value-type="float" office:value="13567827" calcext:value-type="float">
            <text:p>13567827</text:p>
          </table:table-cell>
          <table:table-cell table:formula="of:=[.A850]/1000/(60*60*24)" office:value-type="time" office:time-value="PT03H46M07.827S" calcext:value-type="time">
            <text:p>03:46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913.64" calcext:value-type="float">
            <text:p>913.64</text:p>
          </table:table-cell>
          <table:table-cell office:value-type="float" office:value="1118.7" calcext:value-type="float">
            <text:p>1118.7</text:p>
          </table:table-cell>
        </table:table-row>
        <table:table-row table:style-name="ro1">
          <table:table-cell office:value-type="float" office:value="13583827" calcext:value-type="float">
            <text:p>13583827</text:p>
          </table:table-cell>
          <table:table-cell table:formula="of:=[.A851]/1000/(60*60*24)" office:value-type="time" office:time-value="PT03H46M23.827S" calcext:value-type="time">
            <text:p>03:46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914.69" calcext:value-type="float">
            <text:p>914.69</text:p>
          </table:table-cell>
          <table:table-cell office:value-type="float" office:value="1119.95" calcext:value-type="float">
            <text:p>1119.95</text:p>
          </table:table-cell>
        </table:table-row>
        <table:table-row table:style-name="ro1">
          <table:table-cell office:value-type="float" office:value="13599827" calcext:value-type="float">
            <text:p>13599827</text:p>
          </table:table-cell>
          <table:table-cell table:formula="of:=[.A852]/1000/(60*60*24)" office:value-type="time" office:time-value="PT03H46M39.827S" calcext:value-type="time">
            <text:p>03:46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915.74" calcext:value-type="float">
            <text:p>915.74</text:p>
          </table:table-cell>
          <table:table-cell office:value-type="float" office:value="1121.19" calcext:value-type="float">
            <text:p>1121.19</text:p>
          </table:table-cell>
        </table:table-row>
        <table:table-row table:style-name="ro1">
          <table:table-cell office:value-type="float" office:value="13615827" calcext:value-type="float">
            <text:p>13615827</text:p>
          </table:table-cell>
          <table:table-cell table:formula="of:=[.A853]/1000/(60*60*24)" office:value-type="time" office:time-value="PT03H46M55.827S" calcext:value-type="time">
            <text:p>03:46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916.79" calcext:value-type="float">
            <text:p>916.79</text:p>
          </table:table-cell>
          <table:table-cell office:value-type="float" office:value="1122.43" calcext:value-type="float">
            <text:p>1122.43</text:p>
          </table:table-cell>
        </table:table-row>
        <table:table-row table:style-name="ro1">
          <table:table-cell office:value-type="float" office:value="13631827" calcext:value-type="float">
            <text:p>13631827</text:p>
          </table:table-cell>
          <table:table-cell table:formula="of:=[.A854]/1000/(60*60*24)" office:value-type="time" office:time-value="PT03H47M11.827S" calcext:value-type="time">
            <text:p>03:47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917.84" calcext:value-type="float">
            <text:p>917.84</text:p>
          </table:table-cell>
          <table:table-cell office:value-type="float" office:value="1123.68" calcext:value-type="float">
            <text:p>1123.68</text:p>
          </table:table-cell>
        </table:table-row>
        <table:table-row table:style-name="ro1">
          <table:table-cell office:value-type="float" office:value="13647827" calcext:value-type="float">
            <text:p>13647827</text:p>
          </table:table-cell>
          <table:table-cell table:formula="of:=[.A855]/1000/(60*60*24)" office:value-type="time" office:time-value="PT03H47M27.827S" calcext:value-type="time">
            <text:p>03:4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918.88" calcext:value-type="float">
            <text:p>918.88</text:p>
          </table:table-cell>
          <table:table-cell office:value-type="float" office:value="1124.92" calcext:value-type="float">
            <text:p>1124.92</text:p>
          </table:table-cell>
        </table:table-row>
        <table:table-row table:style-name="ro1">
          <table:table-cell office:value-type="float" office:value="13663826" calcext:value-type="float">
            <text:p>13663826</text:p>
          </table:table-cell>
          <table:table-cell table:formula="of:=[.A856]/1000/(60*60*24)" office:value-type="time" office:time-value="PT03H47M43.826S" calcext:value-type="time">
            <text:p>03:47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919.93" calcext:value-type="float">
            <text:p>919.93</text:p>
          </table:table-cell>
          <table:table-cell office:value-type="float" office:value="1126.17" calcext:value-type="float">
            <text:p>1126.17</text:p>
          </table:table-cell>
        </table:table-row>
        <table:table-row table:style-name="ro1">
          <table:table-cell office:value-type="float" office:value="13679827" calcext:value-type="float">
            <text:p>13679827</text:p>
          </table:table-cell>
          <table:table-cell table:formula="of:=[.A857]/1000/(60*60*24)" office:value-type="time" office:time-value="PT03H47M59.827S" calcext:value-type="time">
            <text:p>03:48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920.98" calcext:value-type="float">
            <text:p>920.98</text:p>
          </table:table-cell>
          <table:table-cell office:value-type="float" office:value="1127.41" calcext:value-type="float">
            <text:p>1127.41</text:p>
          </table:table-cell>
        </table:table-row>
        <table:table-row table:style-name="ro1">
          <table:table-cell office:value-type="float" office:value="13695827" calcext:value-type="float">
            <text:p>13695827</text:p>
          </table:table-cell>
          <table:table-cell table:formula="of:=[.A858]/1000/(60*60*24)" office:value-type="time" office:time-value="PT03H48M15.827S" calcext:value-type="time">
            <text:p>03:4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922.03" calcext:value-type="float">
            <text:p>922.03</text:p>
          </table:table-cell>
          <table:table-cell office:value-type="float" office:value="1128.66" calcext:value-type="float">
            <text:p>1128.66</text:p>
          </table:table-cell>
        </table:table-row>
        <table:table-row table:style-name="ro1">
          <table:table-cell office:value-type="float" office:value="13711827" calcext:value-type="float">
            <text:p>13711827</text:p>
          </table:table-cell>
          <table:table-cell table:formula="of:=[.A859]/1000/(60*60*24)" office:value-type="time" office:time-value="PT03H48M31.827S" calcext:value-type="time">
            <text:p>03:48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923.07" calcext:value-type="float">
            <text:p>923.07</text:p>
          </table:table-cell>
          <table:table-cell office:value-type="float" office:value="1129.9" calcext:value-type="float">
            <text:p>1129.9</text:p>
          </table:table-cell>
        </table:table-row>
        <table:table-row table:style-name="ro1">
          <table:table-cell office:value-type="float" office:value="13727827" calcext:value-type="float">
            <text:p>13727827</text:p>
          </table:table-cell>
          <table:table-cell table:formula="of:=[.A860]/1000/(60*60*24)" office:value-type="time" office:time-value="PT03H48M47.827S" calcext:value-type="time">
            <text:p>03:48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924.12" calcext:value-type="float">
            <text:p>924.12</text:p>
          </table:table-cell>
          <table:table-cell office:value-type="float" office:value="1131.15" calcext:value-type="float">
            <text:p>1131.15</text:p>
          </table:table-cell>
        </table:table-row>
        <table:table-row table:style-name="ro1">
          <table:table-cell office:value-type="float" office:value="13743827" calcext:value-type="float">
            <text:p>13743827</text:p>
          </table:table-cell>
          <table:table-cell table:formula="of:=[.A861]/1000/(60*60*24)" office:value-type="time" office:time-value="PT03H49M03.827S" calcext:value-type="time">
            <text:p>03:4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925.17" calcext:value-type="float">
            <text:p>925.17</text:p>
          </table:table-cell>
          <table:table-cell office:value-type="float" office:value="1132.39" calcext:value-type="float">
            <text:p>1132.39</text:p>
          </table:table-cell>
        </table:table-row>
        <table:table-row table:style-name="ro1">
          <table:table-cell office:value-type="float" office:value="13759827" calcext:value-type="float">
            <text:p>13759827</text:p>
          </table:table-cell>
          <table:table-cell table:formula="of:=[.A862]/1000/(60*60*24)" office:value-type="time" office:time-value="PT03H49M19.827S" calcext:value-type="time">
            <text:p>03:4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926.22" calcext:value-type="float">
            <text:p>926.22</text:p>
          </table:table-cell>
          <table:table-cell office:value-type="float" office:value="1133.63" calcext:value-type="float">
            <text:p>1133.63</text:p>
          </table:table-cell>
        </table:table-row>
        <table:table-row table:style-name="ro1">
          <table:table-cell office:value-type="float" office:value="13775827" calcext:value-type="float">
            <text:p>13775827</text:p>
          </table:table-cell>
          <table:table-cell table:formula="of:=[.A863]/1000/(60*60*24)" office:value-type="time" office:time-value="PT03H49M35.827S" calcext:value-type="time">
            <text:p>03:4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927.27" calcext:value-type="float">
            <text:p>927.27</text:p>
          </table:table-cell>
          <table:table-cell office:value-type="float" office:value="1134.88" calcext:value-type="float">
            <text:p>1134.88</text:p>
          </table:table-cell>
        </table:table-row>
        <table:table-row table:style-name="ro1">
          <table:table-cell office:value-type="float" office:value="13791827" calcext:value-type="float">
            <text:p>13791827</text:p>
          </table:table-cell>
          <table:table-cell table:formula="of:=[.A864]/1000/(60*60*24)" office:value-type="time" office:time-value="PT03H49M51.827S" calcext:value-type="time">
            <text:p>03:49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928.31" calcext:value-type="float">
            <text:p>928.31</text:p>
          </table:table-cell>
          <table:table-cell office:value-type="float" office:value="1136.12" calcext:value-type="float">
            <text:p>1136.12</text:p>
          </table:table-cell>
        </table:table-row>
        <table:table-row table:style-name="ro1">
          <table:table-cell office:value-type="float" office:value="13807827" calcext:value-type="float">
            <text:p>13807827</text:p>
          </table:table-cell>
          <table:table-cell table:formula="of:=[.A865]/1000/(60*60*24)" office:value-type="time" office:time-value="PT03H50M07.827S" calcext:value-type="time">
            <text:p>03:5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29.36" calcext:value-type="float">
            <text:p>929.36</text:p>
          </table:table-cell>
          <table:table-cell office:value-type="float" office:value="1137.37" calcext:value-type="float">
            <text:p>1137.37</text:p>
          </table:table-cell>
        </table:table-row>
        <table:table-row table:style-name="ro1">
          <table:table-cell office:value-type="float" office:value="13823827" calcext:value-type="float">
            <text:p>13823827</text:p>
          </table:table-cell>
          <table:table-cell table:formula="of:=[.A866]/1000/(60*60*24)" office:value-type="time" office:time-value="PT03H50M23.827S" calcext:value-type="time">
            <text:p>03:50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30.41" calcext:value-type="float">
            <text:p>930.41</text:p>
          </table:table-cell>
          <table:table-cell office:value-type="float" office:value="1138.61" calcext:value-type="float">
            <text:p>1138.61</text:p>
          </table:table-cell>
        </table:table-row>
        <table:table-row table:style-name="ro1">
          <table:table-cell office:value-type="float" office:value="13839827" calcext:value-type="float">
            <text:p>13839827</text:p>
          </table:table-cell>
          <table:table-cell table:formula="of:=[.A867]/1000/(60*60*24)" office:value-type="time" office:time-value="PT03H50M39.827S" calcext:value-type="time">
            <text:p>03:50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931.46" calcext:value-type="float">
            <text:p>931.46</text:p>
          </table:table-cell>
          <table:table-cell office:value-type="float" office:value="1139.85" calcext:value-type="float">
            <text:p>1139.85</text:p>
          </table:table-cell>
        </table:table-row>
        <table:table-row table:style-name="ro1">
          <table:table-cell office:value-type="float" office:value="13855827" calcext:value-type="float">
            <text:p>13855827</text:p>
          </table:table-cell>
          <table:table-cell table:formula="of:=[.A868]/1000/(60*60*24)" office:value-type="time" office:time-value="PT03H50M55.827S" calcext:value-type="time">
            <text:p>03:5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32.5" calcext:value-type="float">
            <text:p>932.5</text:p>
          </table:table-cell>
          <table:table-cell office:value-type="float" office:value="1141.1" calcext:value-type="float">
            <text:p>1141.1</text:p>
          </table:table-cell>
        </table:table-row>
        <table:table-row table:style-name="ro1">
          <table:table-cell office:value-type="float" office:value="13871827" calcext:value-type="float">
            <text:p>13871827</text:p>
          </table:table-cell>
          <table:table-cell table:formula="of:=[.A869]/1000/(60*60*24)" office:value-type="time" office:time-value="PT03H51M11.827S" calcext:value-type="time">
            <text:p>03:51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33.55" calcext:value-type="float">
            <text:p>933.55</text:p>
          </table:table-cell>
          <table:table-cell office:value-type="float" office:value="1142.34" calcext:value-type="float">
            <text:p>1142.34</text:p>
          </table:table-cell>
        </table:table-row>
        <table:table-row table:style-name="ro1">
          <table:table-cell office:value-type="float" office:value="13887827" calcext:value-type="float">
            <text:p>13887827</text:p>
          </table:table-cell>
          <table:table-cell table:formula="of:=[.A870]/1000/(60*60*24)" office:value-type="time" office:time-value="PT03H51M27.827S" calcext:value-type="time">
            <text:p>03:51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934.6" calcext:value-type="float">
            <text:p>934.6</text:p>
          </table:table-cell>
          <table:table-cell office:value-type="float" office:value="1143.59" calcext:value-type="float">
            <text:p>1143.59</text:p>
          </table:table-cell>
        </table:table-row>
        <table:table-row table:style-name="ro1">
          <table:table-cell office:value-type="float" office:value="13903827" calcext:value-type="float">
            <text:p>13903827</text:p>
          </table:table-cell>
          <table:table-cell table:formula="of:=[.A871]/1000/(60*60*24)" office:value-type="time" office:time-value="PT03H51M43.827S" calcext:value-type="time">
            <text:p>03:51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935.64" calcext:value-type="float">
            <text:p>935.64</text:p>
          </table:table-cell>
          <table:table-cell office:value-type="float" office:value="1144.83" calcext:value-type="float">
            <text:p>1144.83</text:p>
          </table:table-cell>
        </table:table-row>
        <table:table-row table:style-name="ro1">
          <table:table-cell office:value-type="float" office:value="13919827" calcext:value-type="float">
            <text:p>13919827</text:p>
          </table:table-cell>
          <table:table-cell table:formula="of:=[.A872]/1000/(60*60*24)" office:value-type="time" office:time-value="PT03H51M59.827S" calcext:value-type="time">
            <text:p>03:52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936.69" calcext:value-type="float">
            <text:p>936.69</text:p>
          </table:table-cell>
          <table:table-cell office:value-type="float" office:value="1146.07" calcext:value-type="float">
            <text:p>1146.07</text:p>
          </table:table-cell>
        </table:table-row>
        <table:table-row table:style-name="ro1">
          <table:table-cell office:value-type="float" office:value="13935827" calcext:value-type="float">
            <text:p>13935827</text:p>
          </table:table-cell>
          <table:table-cell table:formula="of:=[.A873]/1000/(60*60*24)" office:value-type="time" office:time-value="PT03H52M15.827S" calcext:value-type="time">
            <text:p>03:52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37.74" calcext:value-type="float">
            <text:p>937.74</text:p>
          </table:table-cell>
          <table:table-cell office:value-type="float" office:value="1147.32" calcext:value-type="float">
            <text:p>1147.32</text:p>
          </table:table-cell>
        </table:table-row>
        <table:table-row table:style-name="ro1">
          <table:table-cell office:value-type="float" office:value="13951827" calcext:value-type="float">
            <text:p>13951827</text:p>
          </table:table-cell>
          <table:table-cell table:formula="of:=[.A874]/1000/(60*60*24)" office:value-type="time" office:time-value="PT03H52M31.827S" calcext:value-type="time">
            <text:p>03:5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38.79" calcext:value-type="float">
            <text:p>938.79</text:p>
          </table:table-cell>
          <table:table-cell office:value-type="float" office:value="1148.56" calcext:value-type="float">
            <text:p>1148.56</text:p>
          </table:table-cell>
        </table:table-row>
        <table:table-row table:style-name="ro1">
          <table:table-cell office:value-type="float" office:value="13967827" calcext:value-type="float">
            <text:p>13967827</text:p>
          </table:table-cell>
          <table:table-cell table:formula="of:=[.A875]/1000/(60*60*24)" office:value-type="time" office:time-value="PT03H52M47.827S" calcext:value-type="time">
            <text:p>03:52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39.83" calcext:value-type="float">
            <text:p>939.83</text:p>
          </table:table-cell>
          <table:table-cell office:value-type="float" office:value="1149.81" calcext:value-type="float">
            <text:p>1149.81</text:p>
          </table:table-cell>
        </table:table-row>
        <table:table-row table:style-name="ro1">
          <table:table-cell office:value-type="float" office:value="13983827" calcext:value-type="float">
            <text:p>13983827</text:p>
          </table:table-cell>
          <table:table-cell table:formula="of:=[.A876]/1000/(60*60*24)" office:value-type="time" office:time-value="PT03H53M03.827S" calcext:value-type="time">
            <text:p>03:5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40.88" calcext:value-type="float">
            <text:p>940.88</text:p>
          </table:table-cell>
          <table:table-cell office:value-type="float" office:value="1151.05" calcext:value-type="float">
            <text:p>1151.05</text:p>
          </table:table-cell>
        </table:table-row>
        <table:table-row table:style-name="ro1">
          <table:table-cell office:value-type="float" office:value="13999827" calcext:value-type="float">
            <text:p>13999827</text:p>
          </table:table-cell>
          <table:table-cell table:formula="of:=[.A877]/1000/(60*60*24)" office:value-type="time" office:time-value="PT03H53M19.827S" calcext:value-type="time">
            <text:p>03:5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41.93" calcext:value-type="float">
            <text:p>941.93</text:p>
          </table:table-cell>
          <table:table-cell office:value-type="float" office:value="1152.29" calcext:value-type="float">
            <text:p>1152.29</text:p>
          </table:table-cell>
        </table:table-row>
        <table:table-row table:style-name="ro1">
          <table:table-cell office:value-type="float" office:value="14015826" calcext:value-type="float">
            <text:p>14015826</text:p>
          </table:table-cell>
          <table:table-cell table:formula="of:=[.A878]/1000/(60*60*24)" office:value-type="time" office:time-value="PT03H53M35.826S" calcext:value-type="time">
            <text:p>03:53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42.97" calcext:value-type="float">
            <text:p>942.97</text:p>
          </table:table-cell>
          <table:table-cell office:value-type="float" office:value="1153.54" calcext:value-type="float">
            <text:p>1153.54</text:p>
          </table:table-cell>
        </table:table-row>
        <table:table-row table:style-name="ro1">
          <table:table-cell office:value-type="float" office:value="14031827" calcext:value-type="float">
            <text:p>14031827</text:p>
          </table:table-cell>
          <table:table-cell table:formula="of:=[.A879]/1000/(60*60*24)" office:value-type="time" office:time-value="PT03H53M51.827S" calcext:value-type="time">
            <text:p>03:53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44.02" calcext:value-type="float">
            <text:p>944.02</text:p>
          </table:table-cell>
          <table:table-cell office:value-type="float" office:value="1154.78" calcext:value-type="float">
            <text:p>1154.78</text:p>
          </table:table-cell>
        </table:table-row>
        <table:table-row table:style-name="ro1">
          <table:table-cell office:value-type="float" office:value="14047827" calcext:value-type="float">
            <text:p>14047827</text:p>
          </table:table-cell>
          <table:table-cell table:formula="of:=[.A880]/1000/(60*60*24)" office:value-type="time" office:time-value="PT03H54M07.827S" calcext:value-type="time">
            <text:p>03:54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45.07" calcext:value-type="float">
            <text:p>945.07</text:p>
          </table:table-cell>
          <table:table-cell office:value-type="float" office:value="1156.03" calcext:value-type="float">
            <text:p>1156.03</text:p>
          </table:table-cell>
        </table:table-row>
        <table:table-row table:style-name="ro1">
          <table:table-cell office:value-type="float" office:value="14063827" calcext:value-type="float">
            <text:p>14063827</text:p>
          </table:table-cell>
          <table:table-cell table:formula="of:=[.A881]/1000/(60*60*24)" office:value-type="time" office:time-value="PT03H54M23.827S" calcext:value-type="time">
            <text:p>03:54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46.11" calcext:value-type="float">
            <text:p>946.11</text:p>
          </table:table-cell>
          <table:table-cell office:value-type="float" office:value="1157.27" calcext:value-type="float">
            <text:p>1157.27</text:p>
          </table:table-cell>
        </table:table-row>
        <table:table-row table:style-name="ro1">
          <table:table-cell office:value-type="float" office:value="14079827" calcext:value-type="float">
            <text:p>14079827</text:p>
          </table:table-cell>
          <table:table-cell table:formula="of:=[.A882]/1000/(60*60*24)" office:value-type="time" office:time-value="PT03H54M39.827S" calcext:value-type="time">
            <text:p>03:5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47.16" calcext:value-type="float">
            <text:p>947.16</text:p>
          </table:table-cell>
          <table:table-cell office:value-type="float" office:value="1158.51" calcext:value-type="float">
            <text:p>1158.51</text:p>
          </table:table-cell>
        </table:table-row>
        <table:table-row table:style-name="ro1">
          <table:table-cell office:value-type="float" office:value="14095827" calcext:value-type="float">
            <text:p>14095827</text:p>
          </table:table-cell>
          <table:table-cell table:formula="of:=[.A883]/1000/(60*60*24)" office:value-type="time" office:time-value="PT03H54M55.827S" calcext:value-type="time">
            <text:p>03:54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48.21" calcext:value-type="float">
            <text:p>948.21</text:p>
          </table:table-cell>
          <table:table-cell office:value-type="float" office:value="1159.76" calcext:value-type="float">
            <text:p>1159.76</text:p>
          </table:table-cell>
        </table:table-row>
        <table:table-row table:style-name="ro1">
          <table:table-cell office:value-type="float" office:value="14111827" calcext:value-type="float">
            <text:p>14111827</text:p>
          </table:table-cell>
          <table:table-cell table:formula="of:=[.A884]/1000/(60*60*24)" office:value-type="time" office:time-value="PT03H55M11.827S" calcext:value-type="time">
            <text:p>03:55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49.26" calcext:value-type="float">
            <text:p>949.26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4127827" calcext:value-type="float">
            <text:p>14127827</text:p>
          </table:table-cell>
          <table:table-cell table:formula="of:=[.A885]/1000/(60*60*24)" office:value-type="time" office:time-value="PT03H55M27.827S" calcext:value-type="time">
            <text:p>03:55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50.3" calcext:value-type="float">
            <text:p>950.3</text:p>
          </table:table-cell>
          <table:table-cell office:value-type="float" office:value="1162.25" calcext:value-type="float">
            <text:p>1162.25</text:p>
          </table:table-cell>
        </table:table-row>
        <table:table-row table:style-name="ro1">
          <table:table-cell office:value-type="float" office:value="14143827" calcext:value-type="float">
            <text:p>14143827</text:p>
          </table:table-cell>
          <table:table-cell table:formula="of:=[.A886]/1000/(60*60*24)" office:value-type="time" office:time-value="PT03H55M43.827S" calcext:value-type="time">
            <text:p>03:55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51.35" calcext:value-type="float">
            <text:p>951.35</text:p>
          </table:table-cell>
          <table:table-cell office:value-type="float" office:value="1163.49" calcext:value-type="float">
            <text:p>1163.49</text:p>
          </table:table-cell>
        </table:table-row>
        <table:table-row table:style-name="ro1">
          <table:table-cell office:value-type="float" office:value="14159827" calcext:value-type="float">
            <text:p>14159827</text:p>
          </table:table-cell>
          <table:table-cell table:formula="of:=[.A887]/1000/(60*60*24)" office:value-type="time" office:time-value="PT03H55M59.827S" calcext:value-type="time">
            <text:p>03:56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52.4" calcext:value-type="float">
            <text:p>952.4</text:p>
          </table:table-cell>
          <table:table-cell office:value-type="float" office:value="1164.73" calcext:value-type="float">
            <text:p>1164.73</text:p>
          </table:table-cell>
        </table:table-row>
        <table:table-row table:style-name="ro1">
          <table:table-cell office:value-type="float" office:value="14175827" calcext:value-type="float">
            <text:p>14175827</text:p>
          </table:table-cell>
          <table:table-cell table:formula="of:=[.A888]/1000/(60*60*24)" office:value-type="time" office:time-value="PT03H56M15.827S" calcext:value-type="time">
            <text:p>03:56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53.44" calcext:value-type="float">
            <text:p>953.44</text:p>
          </table:table-cell>
          <table:table-cell office:value-type="float" office:value="1165.98" calcext:value-type="float">
            <text:p>1165.98</text:p>
          </table:table-cell>
        </table:table-row>
        <table:table-row table:style-name="ro1">
          <table:table-cell office:value-type="float" office:value="14191827" calcext:value-type="float">
            <text:p>14191827</text:p>
          </table:table-cell>
          <table:table-cell table:formula="of:=[.A889]/1000/(60*60*24)" office:value-type="time" office:time-value="PT03H56M31.827S" calcext:value-type="time">
            <text:p>03:56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954.49" calcext:value-type="float">
            <text:p>954.49</text:p>
          </table:table-cell>
          <table:table-cell office:value-type="float" office:value="1167.22" calcext:value-type="float">
            <text:p>1167.22</text:p>
          </table:table-cell>
        </table:table-row>
        <table:table-row table:style-name="ro1">
          <table:table-cell office:value-type="float" office:value="14207827" calcext:value-type="float">
            <text:p>14207827</text:p>
          </table:table-cell>
          <table:table-cell table:formula="of:=[.A890]/1000/(60*60*24)" office:value-type="time" office:time-value="PT03H56M47.827S" calcext:value-type="time">
            <text:p>03:56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55.54" calcext:value-type="float">
            <text:p>955.54</text:p>
          </table:table-cell>
          <table:table-cell office:value-type="float" office:value="1168.46" calcext:value-type="float">
            <text:p>1168.46</text:p>
          </table:table-cell>
        </table:table-row>
        <table:table-row table:style-name="ro1">
          <table:table-cell office:value-type="float" office:value="14223827" calcext:value-type="float">
            <text:p>14223827</text:p>
          </table:table-cell>
          <table:table-cell table:formula="of:=[.A891]/1000/(60*60*24)" office:value-type="time" office:time-value="PT03H57M03.827S" calcext:value-type="time">
            <text:p>03:57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56.58" calcext:value-type="float">
            <text:p>956.58</text:p>
          </table:table-cell>
          <table:table-cell office:value-type="float" office:value="1169.71" calcext:value-type="float">
            <text:p>1169.71</text:p>
          </table:table-cell>
        </table:table-row>
        <table:table-row table:style-name="ro1">
          <table:table-cell office:value-type="float" office:value="14239827" calcext:value-type="float">
            <text:p>14239827</text:p>
          </table:table-cell>
          <table:table-cell table:formula="of:=[.A892]/1000/(60*60*24)" office:value-type="time" office:time-value="PT03H57M19.827S" calcext:value-type="time">
            <text:p>03:57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957.63" calcext:value-type="float">
            <text:p>957.63</text:p>
          </table:table-cell>
          <table:table-cell office:value-type="float" office:value="1170.95" calcext:value-type="float">
            <text:p>1170.95</text:p>
          </table:table-cell>
        </table:table-row>
        <table:table-row table:style-name="ro1">
          <table:table-cell office:value-type="float" office:value="14255827" calcext:value-type="float">
            <text:p>14255827</text:p>
          </table:table-cell>
          <table:table-cell table:formula="of:=[.A893]/1000/(60*60*24)" office:value-type="time" office:time-value="PT03H57M35.827S" calcext:value-type="time">
            <text:p>03:57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958.68" calcext:value-type="float">
            <text:p>958.68</text:p>
          </table:table-cell>
          <table:table-cell office:value-type="float" office:value="1172.19" calcext:value-type="float">
            <text:p>1172.19</text:p>
          </table:table-cell>
        </table:table-row>
        <table:table-row table:style-name="ro1">
          <table:table-cell office:value-type="float" office:value="14271827" calcext:value-type="float">
            <text:p>14271827</text:p>
          </table:table-cell>
          <table:table-cell table:formula="of:=[.A894]/1000/(60*60*24)" office:value-type="time" office:time-value="PT03H57M51.827S" calcext:value-type="time">
            <text:p>03:57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59.72" calcext:value-type="float">
            <text:p>959.72</text:p>
          </table:table-cell>
          <table:table-cell office:value-type="float" office:value="1173.44" calcext:value-type="float">
            <text:p>1173.44</text:p>
          </table:table-cell>
        </table:table-row>
        <table:table-row table:style-name="ro1">
          <table:table-cell office:value-type="float" office:value="14287827" calcext:value-type="float">
            <text:p>14287827</text:p>
          </table:table-cell>
          <table:table-cell table:formula="of:=[.A895]/1000/(60*60*24)" office:value-type="time" office:time-value="PT03H58M07.827S" calcext:value-type="time">
            <text:p>03:58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60.77" calcext:value-type="float">
            <text:p>960.77</text:p>
          </table:table-cell>
          <table:table-cell office:value-type="float" office:value="1174.68" calcext:value-type="float">
            <text:p>1174.68</text:p>
          </table:table-cell>
        </table:table-row>
        <table:table-row table:style-name="ro1">
          <table:table-cell office:value-type="float" office:value="14303827" calcext:value-type="float">
            <text:p>14303827</text:p>
          </table:table-cell>
          <table:table-cell table:formula="of:=[.A896]/1000/(60*60*24)" office:value-type="time" office:time-value="PT03H58M23.827S" calcext:value-type="time">
            <text:p>03:58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961.82" calcext:value-type="float">
            <text:p>961.82</text:p>
          </table:table-cell>
          <table:table-cell office:value-type="float" office:value="1175.92" calcext:value-type="float">
            <text:p>1175.92</text:p>
          </table:table-cell>
        </table:table-row>
        <table:table-row table:style-name="ro1">
          <table:table-cell office:value-type="float" office:value="14319827" calcext:value-type="float">
            <text:p>14319827</text:p>
          </table:table-cell>
          <table:table-cell table:formula="of:=[.A897]/1000/(60*60*24)" office:value-type="time" office:time-value="PT03H58M39.827S" calcext:value-type="time">
            <text:p>03:58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962.86" calcext:value-type="float">
            <text:p>962.86</text:p>
          </table:table-cell>
          <table:table-cell office:value-type="float" office:value="1177.16" calcext:value-type="float">
            <text:p>1177.16</text:p>
          </table:table-cell>
        </table:table-row>
        <table:table-row table:style-name="ro1">
          <table:table-cell office:value-type="float" office:value="14335827" calcext:value-type="float">
            <text:p>14335827</text:p>
          </table:table-cell>
          <table:table-cell table:formula="of:=[.A898]/1000/(60*60*24)" office:value-type="time" office:time-value="PT03H58M55.827S" calcext:value-type="time">
            <text:p>03:58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963.91" calcext:value-type="float">
            <text:p>963.91</text:p>
          </table:table-cell>
          <table:table-cell office:value-type="float" office:value="1178.41" calcext:value-type="float">
            <text:p>1178.41</text:p>
          </table:table-cell>
        </table:table-row>
        <table:table-row table:style-name="ro1">
          <table:table-cell office:value-type="float" office:value="14351827" calcext:value-type="float">
            <text:p>14351827</text:p>
          </table:table-cell>
          <table:table-cell table:formula="of:=[.A899]/1000/(60*60*24)" office:value-type="time" office:time-value="PT03H59M11.827S" calcext:value-type="time">
            <text:p>03:59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964.96" calcext:value-type="float">
            <text:p>964.96</text:p>
          </table:table-cell>
          <table:table-cell office:value-type="float" office:value="1179.65" calcext:value-type="float">
            <text:p>1179.65</text:p>
          </table:table-cell>
        </table:table-row>
        <table:table-row table:style-name="ro1">
          <table:table-cell office:value-type="float" office:value="14367827" calcext:value-type="float">
            <text:p>14367827</text:p>
          </table:table-cell>
          <table:table-cell table:formula="of:=[.A900]/1000/(60*60*24)" office:value-type="time" office:time-value="PT03H59M27.827S" calcext:value-type="time">
            <text:p>03:59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66.01" calcext:value-type="float">
            <text:p>966.01</text:p>
          </table:table-cell>
          <table:table-cell office:value-type="float" office:value="1180.89" calcext:value-type="float">
            <text:p>1180.89</text:p>
          </table:table-cell>
        </table:table-row>
        <table:table-row table:style-name="ro1">
          <table:table-cell office:value-type="float" office:value="14383827" calcext:value-type="float">
            <text:p>14383827</text:p>
          </table:table-cell>
          <table:table-cell table:formula="of:=[.A901]/1000/(60*60*24)" office:value-type="time" office:time-value="PT03H59M43.827S" calcext:value-type="time">
            <text:p>03:59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967.05" calcext:value-type="float">
            <text:p>967.05</text:p>
          </table:table-cell>
          <table:table-cell office:value-type="float" office:value="1182.14" calcext:value-type="float">
            <text:p>1182.14</text:p>
          </table:table-cell>
        </table:table-row>
        <table:table-row table:style-name="ro1">
          <table:table-cell office:value-type="float" office:value="14399827" calcext:value-type="float">
            <text:p>14399827</text:p>
          </table:table-cell>
          <table:table-cell table:formula="of:=[.A902]/1000/(60*60*24)" office:value-type="time" office:time-value="PT03H59M59.827S" calcext:value-type="time">
            <text:p>04:00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968.1" calcext:value-type="float">
            <text:p>968.1</text:p>
          </table:table-cell>
          <table:table-cell office:value-type="float" office:value="1183.38" calcext:value-type="float">
            <text:p>1183.38</text:p>
          </table:table-cell>
        </table:table-row>
        <table:table-row table:style-name="ro1">
          <table:table-cell office:value-type="float" office:value="14415827" calcext:value-type="float">
            <text:p>14415827</text:p>
          </table:table-cell>
          <table:table-cell table:formula="of:=[.A903]/1000/(60*60*24)" office:value-type="time" office:time-value="PT04H00M15.827S" calcext:value-type="time">
            <text:p>04:00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969.15" calcext:value-type="float">
            <text:p>969.15</text:p>
          </table:table-cell>
          <table:table-cell office:value-type="float" office:value="1184.62" calcext:value-type="float">
            <text:p>1184.62</text:p>
          </table:table-cell>
        </table:table-row>
        <table:table-row table:style-name="ro1">
          <table:table-cell office:value-type="float" office:value="14431827" calcext:value-type="float">
            <text:p>14431827</text:p>
          </table:table-cell>
          <table:table-cell table:formula="of:=[.A904]/1000/(60*60*24)" office:value-type="time" office:time-value="PT04H00M31.827S" calcext:value-type="time">
            <text:p>04:00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970.19" calcext:value-type="float">
            <text:p>970.19</text:p>
          </table:table-cell>
          <table:table-cell office:value-type="float" office:value="1185.86" calcext:value-type="float">
            <text:p>1185.86</text:p>
          </table:table-cell>
        </table:table-row>
        <table:table-row table:style-name="ro1">
          <table:table-cell office:value-type="float" office:value="14447827" calcext:value-type="float">
            <text:p>14447827</text:p>
          </table:table-cell>
          <table:table-cell table:formula="of:=[.A905]/1000/(60*60*24)" office:value-type="time" office:time-value="PT04H00M47.827S" calcext:value-type="time">
            <text:p>04:00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971.24" calcext:value-type="float">
            <text:p>971.24</text:p>
          </table:table-cell>
          <table:table-cell office:value-type="float" office:value="1187.11" calcext:value-type="float">
            <text:p>1187.11</text:p>
          </table:table-cell>
        </table:table-row>
        <table:table-row table:style-name="ro1">
          <table:table-cell office:value-type="float" office:value="14463827" calcext:value-type="float">
            <text:p>14463827</text:p>
          </table:table-cell>
          <table:table-cell table:formula="of:=[.A906]/1000/(60*60*24)" office:value-type="time" office:time-value="PT04H01M03.827S" calcext:value-type="time">
            <text:p>04:0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972.29" calcext:value-type="float">
            <text:p>972.29</text:p>
          </table:table-cell>
          <table:table-cell office:value-type="float" office:value="1188.35" calcext:value-type="float">
            <text:p>1188.35</text:p>
          </table:table-cell>
        </table:table-row>
        <table:table-row table:style-name="ro1">
          <table:table-cell office:value-type="float" office:value="14479827" calcext:value-type="float">
            <text:p>14479827</text:p>
          </table:table-cell>
          <table:table-cell table:formula="of:=[.A907]/1000/(60*60*24)" office:value-type="time" office:time-value="PT04H01M19.827S" calcext:value-type="time">
            <text:p>04:01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973.33" calcext:value-type="float">
            <text:p>973.33</text:p>
          </table:table-cell>
          <table:table-cell office:value-type="float" office:value="1189.59" calcext:value-type="float">
            <text:p>1189.59</text:p>
          </table:table-cell>
        </table:table-row>
        <table:table-row table:style-name="ro1">
          <table:table-cell office:value-type="float" office:value="14495827" calcext:value-type="float">
            <text:p>14495827</text:p>
          </table:table-cell>
          <table:table-cell table:formula="of:=[.A908]/1000/(60*60*24)" office:value-type="time" office:time-value="PT04H01M35.827S" calcext:value-type="time">
            <text:p>04:01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974.38" calcext:value-type="float">
            <text:p>974.38</text:p>
          </table:table-cell>
          <table:table-cell office:value-type="float" office:value="1190.83" calcext:value-type="float">
            <text:p>1190.83</text:p>
          </table:table-cell>
        </table:table-row>
        <table:table-row table:style-name="ro1">
          <table:table-cell office:value-type="float" office:value="14511827" calcext:value-type="float">
            <text:p>14511827</text:p>
          </table:table-cell>
          <table:table-cell table:formula="of:=[.A909]/1000/(60*60*24)" office:value-type="time" office:time-value="PT04H01M51.827S" calcext:value-type="time">
            <text:p>04:01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975.43" calcext:value-type="float">
            <text:p>975.43</text:p>
          </table:table-cell>
          <table:table-cell office:value-type="float" office:value="1192.08" calcext:value-type="float">
            <text:p>1192.08</text:p>
          </table:table-cell>
        </table:table-row>
        <table:table-row table:style-name="ro1">
          <table:table-cell office:value-type="float" office:value="14527827" calcext:value-type="float">
            <text:p>14527827</text:p>
          </table:table-cell>
          <table:table-cell table:formula="of:=[.A910]/1000/(60*60*24)" office:value-type="time" office:time-value="PT04H02M07.827S" calcext:value-type="time">
            <text:p>04:02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976.47" calcext:value-type="float">
            <text:p>976.47</text:p>
          </table:table-cell>
          <table:table-cell office:value-type="float" office:value="1193.32" calcext:value-type="float">
            <text:p>1193.32</text:p>
          </table:table-cell>
        </table:table-row>
        <table:table-row table:style-name="ro1">
          <table:table-cell office:value-type="float" office:value="14543827" calcext:value-type="float">
            <text:p>14543827</text:p>
          </table:table-cell>
          <table:table-cell table:formula="of:=[.A911]/1000/(60*60*24)" office:value-type="time" office:time-value="PT04H02M23.827S" calcext:value-type="time">
            <text:p>04:02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977.52" calcext:value-type="float">
            <text:p>977.52</text:p>
          </table:table-cell>
          <table:table-cell office:value-type="float" office:value="1194.56" calcext:value-type="float">
            <text:p>1194.56</text:p>
          </table:table-cell>
        </table:table-row>
        <table:table-row table:style-name="ro1">
          <table:table-cell office:value-type="float" office:value="14559827" calcext:value-type="float">
            <text:p>14559827</text:p>
          </table:table-cell>
          <table:table-cell table:formula="of:=[.A912]/1000/(60*60*24)" office:value-type="time" office:time-value="PT04H02M39.827S" calcext:value-type="time">
            <text:p>04:02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978.57" calcext:value-type="float">
            <text:p>978.57</text:p>
          </table:table-cell>
          <table:table-cell office:value-type="float" office:value="1195.8" calcext:value-type="float">
            <text:p>1195.8</text:p>
          </table:table-cell>
        </table:table-row>
        <table:table-row table:style-name="ro1">
          <table:table-cell office:value-type="float" office:value="14575827" calcext:value-type="float">
            <text:p>14575827</text:p>
          </table:table-cell>
          <table:table-cell table:formula="of:=[.A913]/1000/(60*60*24)" office:value-type="time" office:time-value="PT04H02M55.827S" calcext:value-type="time">
            <text:p>04:02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979.61" calcext:value-type="float">
            <text:p>979.61</text:p>
          </table:table-cell>
          <table:table-cell office:value-type="float" office:value="1197.05" calcext:value-type="float">
            <text:p>1197.05</text:p>
          </table:table-cell>
        </table:table-row>
        <table:table-row table:style-name="ro1">
          <table:table-cell office:value-type="float" office:value="14591827" calcext:value-type="float">
            <text:p>14591827</text:p>
          </table:table-cell>
          <table:table-cell table:formula="of:=[.A914]/1000/(60*60*24)" office:value-type="time" office:time-value="PT04H03M11.827S" calcext:value-type="time">
            <text:p>04:03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980.66" calcext:value-type="float">
            <text:p>980.66</text:p>
          </table:table-cell>
          <table:table-cell office:value-type="float" office:value="1198.29" calcext:value-type="float">
            <text:p>1198.29</text:p>
          </table:table-cell>
        </table:table-row>
        <table:table-row table:style-name="ro1">
          <table:table-cell office:value-type="float" office:value="14607827" calcext:value-type="float">
            <text:p>14607827</text:p>
          </table:table-cell>
          <table:table-cell table:formula="of:=[.A915]/1000/(60*60*24)" office:value-type="time" office:time-value="PT04H03M27.827S" calcext:value-type="time">
            <text:p>04:03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981.71" calcext:value-type="float">
            <text:p>981.71</text:p>
          </table:table-cell>
          <table:table-cell office:value-type="float" office:value="1199.53" calcext:value-type="float">
            <text:p>1199.53</text:p>
          </table:table-cell>
        </table:table-row>
        <table:table-row table:style-name="ro1">
          <table:table-cell office:value-type="float" office:value="14623827" calcext:value-type="float">
            <text:p>14623827</text:p>
          </table:table-cell>
          <table:table-cell table:formula="of:=[.A916]/1000/(60*60*24)" office:value-type="time" office:time-value="PT04H03M43.827S" calcext:value-type="time">
            <text:p>04:03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982.75" calcext:value-type="float">
            <text:p>982.75</text:p>
          </table:table-cell>
          <table:table-cell office:value-type="float" office:value="1200.77" calcext:value-type="float">
            <text:p>1200.77</text:p>
          </table:table-cell>
        </table:table-row>
        <table:table-row table:style-name="ro1">
          <table:table-cell office:value-type="float" office:value="14639827" calcext:value-type="float">
            <text:p>14639827</text:p>
          </table:table-cell>
          <table:table-cell table:formula="of:=[.A917]/1000/(60*60*24)" office:value-type="time" office:time-value="PT04H03M59.827S" calcext:value-type="time">
            <text:p>04:04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983.8" calcext:value-type="float">
            <text:p>983.8</text:p>
          </table:table-cell>
          <table:table-cell office:value-type="float" office:value="1202.01" calcext:value-type="float">
            <text:p>1202.01</text:p>
          </table:table-cell>
        </table:table-row>
        <table:table-row table:style-name="ro1">
          <table:table-cell office:value-type="float" office:value="14655827" calcext:value-type="float">
            <text:p>14655827</text:p>
          </table:table-cell>
          <table:table-cell table:formula="of:=[.A918]/1000/(60*60*24)" office:value-type="time" office:time-value="PT04H04M15.827S" calcext:value-type="time">
            <text:p>04:04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984.84" calcext:value-type="float">
            <text:p>984.84</text:p>
          </table:table-cell>
          <table:table-cell office:value-type="float" office:value="1203.26" calcext:value-type="float">
            <text:p>1203.26</text:p>
          </table:table-cell>
        </table:table-row>
        <table:table-row table:style-name="ro1">
          <table:table-cell office:value-type="float" office:value="14671827" calcext:value-type="float">
            <text:p>14671827</text:p>
          </table:table-cell>
          <table:table-cell table:formula="of:=[.A919]/1000/(60*60*24)" office:value-type="time" office:time-value="PT04H04M31.827S" calcext:value-type="time">
            <text:p>04:04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985.89" calcext:value-type="float">
            <text:p>985.89</text:p>
          </table:table-cell>
          <table:table-cell office:value-type="float" office:value="1204.5" calcext:value-type="float">
            <text:p>1204.5</text:p>
          </table:table-cell>
        </table:table-row>
        <table:table-row table:style-name="ro1">
          <table:table-cell office:value-type="float" office:value="14687827" calcext:value-type="float">
            <text:p>14687827</text:p>
          </table:table-cell>
          <table:table-cell table:formula="of:=[.A920]/1000/(60*60*24)" office:value-type="time" office:time-value="PT04H04M47.827S" calcext:value-type="time">
            <text:p>04:04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986.94" calcext:value-type="float">
            <text:p>986.94</text:p>
          </table:table-cell>
          <table:table-cell office:value-type="float" office:value="1205.74" calcext:value-type="float">
            <text:p>1205.74</text:p>
          </table:table-cell>
        </table:table-row>
        <table:table-row table:style-name="ro1">
          <table:table-cell office:value-type="float" office:value="14703827" calcext:value-type="float">
            <text:p>14703827</text:p>
          </table:table-cell>
          <table:table-cell table:formula="of:=[.A921]/1000/(60*60*24)" office:value-type="time" office:time-value="PT04H05M03.827S" calcext:value-type="time">
            <text:p>04:05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987.98" calcext:value-type="float">
            <text:p>987.98</text:p>
          </table:table-cell>
          <table:table-cell office:value-type="float" office:value="1206.98" calcext:value-type="float">
            <text:p>1206.98</text:p>
          </table:table-cell>
        </table:table-row>
        <table:table-row table:style-name="ro1">
          <table:table-cell office:value-type="float" office:value="14719827" calcext:value-type="float">
            <text:p>14719827</text:p>
          </table:table-cell>
          <table:table-cell table:formula="of:=[.A922]/1000/(60*60*24)" office:value-type="time" office:time-value="PT04H05M19.827S" calcext:value-type="time">
            <text:p>04:05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989.03" calcext:value-type="float">
            <text:p>989.03</text:p>
          </table:table-cell>
          <table:table-cell office:value-type="float" office:value="1208.22" calcext:value-type="float">
            <text:p>1208.22</text:p>
          </table:table-cell>
        </table:table-row>
        <table:table-row table:style-name="ro1">
          <table:table-cell office:value-type="float" office:value="14735827" calcext:value-type="float">
            <text:p>14735827</text:p>
          </table:table-cell>
          <table:table-cell table:formula="of:=[.A923]/1000/(60*60*24)" office:value-type="time" office:time-value="PT04H05M35.827S" calcext:value-type="time">
            <text:p>04:05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990.07" calcext:value-type="float">
            <text:p>990.07</text:p>
          </table:table-cell>
          <table:table-cell office:value-type="float" office:value="1209.47" calcext:value-type="float">
            <text:p>1209.47</text:p>
          </table:table-cell>
        </table:table-row>
        <table:table-row table:style-name="ro1">
          <table:table-cell office:value-type="float" office:value="14751827" calcext:value-type="float">
            <text:p>14751827</text:p>
          </table:table-cell>
          <table:table-cell table:formula="of:=[.A924]/1000/(60*60*24)" office:value-type="time" office:time-value="PT04H05M51.827S" calcext:value-type="time">
            <text:p>04:05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991.12" calcext:value-type="float">
            <text:p>991.12</text:p>
          </table:table-cell>
          <table:table-cell office:value-type="float" office:value="1210.71" calcext:value-type="float">
            <text:p>1210.71</text:p>
          </table:table-cell>
        </table:table-row>
        <table:table-row table:style-name="ro1">
          <table:table-cell office:value-type="float" office:value="14767827" calcext:value-type="float">
            <text:p>14767827</text:p>
          </table:table-cell>
          <table:table-cell table:formula="of:=[.A925]/1000/(60*60*24)" office:value-type="time" office:time-value="PT04H06M07.827S" calcext:value-type="time">
            <text:p>04:06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992.17" calcext:value-type="float">
            <text:p>992.17</text:p>
          </table:table-cell>
          <table:table-cell office:value-type="float" office:value="1211.95" calcext:value-type="float">
            <text:p>1211.95</text:p>
          </table:table-cell>
        </table:table-row>
        <table:table-row table:style-name="ro1">
          <table:table-cell office:value-type="float" office:value="14783827" calcext:value-type="float">
            <text:p>14783827</text:p>
          </table:table-cell>
          <table:table-cell table:formula="of:=[.A926]/1000/(60*60*24)" office:value-type="time" office:time-value="PT04H06M23.827S" calcext:value-type="time">
            <text:p>04:06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993.21" calcext:value-type="float">
            <text:p>993.21</text:p>
          </table:table-cell>
          <table:table-cell office:value-type="float" office:value="1213.19" calcext:value-type="float">
            <text:p>1213.19</text:p>
          </table:table-cell>
        </table:table-row>
        <table:table-row table:style-name="ro1">
          <table:table-cell office:value-type="float" office:value="14799827" calcext:value-type="float">
            <text:p>14799827</text:p>
          </table:table-cell>
          <table:table-cell table:formula="of:=[.A927]/1000/(60*60*24)" office:value-type="time" office:time-value="PT04H06M39.827S" calcext:value-type="time">
            <text:p>04:06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994.26" calcext:value-type="float">
            <text:p>994.26</text:p>
          </table:table-cell>
          <table:table-cell office:value-type="float" office:value="1214.43" calcext:value-type="float">
            <text:p>1214.43</text:p>
          </table:table-cell>
        </table:table-row>
        <table:table-row table:style-name="ro1">
          <table:table-cell office:value-type="float" office:value="14815827" calcext:value-type="float">
            <text:p>14815827</text:p>
          </table:table-cell>
          <table:table-cell table:formula="of:=[.A928]/1000/(60*60*24)" office:value-type="time" office:time-value="PT04H06M55.827S" calcext:value-type="time">
            <text:p>04:06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995.3" calcext:value-type="float">
            <text:p>995.3</text:p>
          </table:table-cell>
          <table:table-cell office:value-type="float" office:value="1215.68" calcext:value-type="float">
            <text:p>1215.68</text:p>
          </table:table-cell>
        </table:table-row>
        <table:table-row table:style-name="ro1">
          <table:table-cell office:value-type="float" office:value="14831827" calcext:value-type="float">
            <text:p>14831827</text:p>
          </table:table-cell>
          <table:table-cell table:formula="of:=[.A929]/1000/(60*60*24)" office:value-type="time" office:time-value="PT04H07M11.827S" calcext:value-type="time">
            <text:p>04:07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4" calcext:value-type="float">
            <text:p>279.54</text:p>
          </table:table-cell>
          <table:table-cell office:value-type="float" office:value="996.35" calcext:value-type="float">
            <text:p>996.35</text:p>
          </table:table-cell>
          <table:table-cell office:value-type="float" office:value="1216.92" calcext:value-type="float">
            <text:p>1216.92</text:p>
          </table:table-cell>
        </table:table-row>
        <table:table-row table:style-name="ro1">
          <table:table-cell office:value-type="float" office:value="14847827" calcext:value-type="float">
            <text:p>14847827</text:p>
          </table:table-cell>
          <table:table-cell table:formula="of:=[.A930]/1000/(60*60*24)" office:value-type="time" office:time-value="PT04H07M27.827S" calcext:value-type="time">
            <text:p>04:0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4" calcext:value-type="float">
            <text:p>279.54</text:p>
          </table:table-cell>
          <table:table-cell office:value-type="float" office:value="997.4" calcext:value-type="float">
            <text:p>997.4</text:p>
          </table:table-cell>
          <table:table-cell office:value-type="float" office:value="1218.16" calcext:value-type="float">
            <text:p>1218.16</text:p>
          </table:table-cell>
        </table:table-row>
        <table:table-row table:style-name="ro1">
          <table:table-cell office:value-type="float" office:value="14863827" calcext:value-type="float">
            <text:p>14863827</text:p>
          </table:table-cell>
          <table:table-cell table:formula="of:=[.A931]/1000/(60*60*24)" office:value-type="time" office:time-value="PT04H07M43.827S" calcext:value-type="time">
            <text:p>04:07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9" calcext:value-type="float">
            <text:p>278.49</text:p>
          </table:table-cell>
          <table:table-cell office:value-type="float" office:value="998.44" calcext:value-type="float">
            <text:p>998.44</text:p>
          </table:table-cell>
          <table:table-cell office:value-type="float" office:value="1219.4" calcext:value-type="float">
            <text:p>1219.4</text:p>
          </table:table-cell>
        </table:table-row>
        <table:table-row table:style-name="ro1">
          <table:table-cell office:value-type="float" office:value="14879827" calcext:value-type="float">
            <text:p>14879827</text:p>
          </table:table-cell>
          <table:table-cell table:formula="of:=[.A932]/1000/(60*60*24)" office:value-type="time" office:time-value="PT04H07M59.827S" calcext:value-type="time">
            <text:p>04:08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999.49" calcext:value-type="float">
            <text:p>999.49</text:p>
          </table:table-cell>
          <table:table-cell office:value-type="float" office:value="1220.64" calcext:value-type="float">
            <text:p>1220.64</text:p>
          </table:table-cell>
        </table:table-row>
        <table:table-row table:style-name="ro1">
          <table:table-cell office:value-type="float" office:value="14895827" calcext:value-type="float">
            <text:p>14895827</text:p>
          </table:table-cell>
          <table:table-cell table:formula="of:=[.A933]/1000/(60*60*24)" office:value-type="time" office:time-value="PT04H08M15.827S" calcext:value-type="time">
            <text:p>04:0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000.53" calcext:value-type="float">
            <text:p>1000.53</text:p>
          </table:table-cell>
          <table:table-cell office:value-type="float" office:value="1221.89" calcext:value-type="float">
            <text:p>1221.89</text:p>
          </table:table-cell>
        </table:table-row>
        <table:table-row table:style-name="ro1">
          <table:table-cell office:value-type="float" office:value="14911827" calcext:value-type="float">
            <text:p>14911827</text:p>
          </table:table-cell>
          <table:table-cell table:formula="of:=[.A934]/1000/(60*60*24)" office:value-type="time" office:time-value="PT04H08M31.827S" calcext:value-type="time">
            <text:p>04:0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" calcext:value-type="float">
            <text:p>278.6</text:p>
          </table:table-cell>
          <table:table-cell office:value-type="float" office:value="1001.58" calcext:value-type="float">
            <text:p>1001.58</text:p>
          </table:table-cell>
          <table:table-cell office:value-type="float" office:value="1223.13" calcext:value-type="float">
            <text:p>1223.13</text:p>
          </table:table-cell>
        </table:table-row>
        <table:table-row table:style-name="ro1">
          <table:table-cell office:value-type="float" office:value="14927827" calcext:value-type="float">
            <text:p>14927827</text:p>
          </table:table-cell>
          <table:table-cell table:formula="of:=[.A935]/1000/(60*60*24)" office:value-type="time" office:time-value="PT04H08M47.827S" calcext:value-type="time">
            <text:p>04:08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4" calcext:value-type="float">
            <text:p>279.54</text:p>
          </table:table-cell>
          <table:table-cell office:value-type="float" office:value="1002.62" calcext:value-type="float">
            <text:p>1002.62</text:p>
          </table:table-cell>
          <table:table-cell office:value-type="float" office:value="1224.37" calcext:value-type="float">
            <text:p>1224.37</text:p>
          </table:table-cell>
        </table:table-row>
        <table:table-row table:style-name="ro1">
          <table:table-cell office:value-type="float" office:value="14943827" calcext:value-type="float">
            <text:p>14943827</text:p>
          </table:table-cell>
          <table:table-cell table:formula="of:=[.A936]/1000/(60*60*24)" office:value-type="time" office:time-value="PT04H09M03.827S" calcext:value-type="time">
            <text:p>04:0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003.67" calcext:value-type="float">
            <text:p>1003.67</text:p>
          </table:table-cell>
          <table:table-cell office:value-type="float" office:value="1225.61" calcext:value-type="float">
            <text:p>1225.61</text:p>
          </table:table-cell>
        </table:table-row>
        <table:table-row table:style-name="ro1">
          <table:table-cell office:value-type="float" office:value="14959827" calcext:value-type="float">
            <text:p>14959827</text:p>
          </table:table-cell>
          <table:table-cell table:formula="of:=[.A937]/1000/(60*60*24)" office:value-type="time" office:time-value="PT04H09M19.827S" calcext:value-type="time">
            <text:p>04:0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004.72" calcext:value-type="float">
            <text:p>1004.72</text:p>
          </table:table-cell>
          <table:table-cell office:value-type="float" office:value="1226.85" calcext:value-type="float">
            <text:p>1226.85</text:p>
          </table:table-cell>
        </table:table-row>
        <table:table-row table:style-name="ro1">
          <table:table-cell office:value-type="float" office:value="14975827" calcext:value-type="float">
            <text:p>14975827</text:p>
          </table:table-cell>
          <table:table-cell table:formula="of:=[.A938]/1000/(60*60*24)" office:value-type="time" office:time-value="PT04H09M35.827S" calcext:value-type="time">
            <text:p>04:0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005.76" calcext:value-type="float">
            <text:p>1005.76</text:p>
          </table:table-cell>
          <table:table-cell office:value-type="float" office:value="1228.09" calcext:value-type="float">
            <text:p>1228.09</text:p>
          </table:table-cell>
        </table:table-row>
        <table:table-row table:style-name="ro1">
          <table:table-cell office:value-type="float" office:value="14991827" calcext:value-type="float">
            <text:p>14991827</text:p>
          </table:table-cell>
          <table:table-cell table:formula="of:=[.A939]/1000/(60*60*24)" office:value-type="time" office:time-value="PT04H09M51.827S" calcext:value-type="time">
            <text:p>04:09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006.81" calcext:value-type="float">
            <text:p>1006.81</text:p>
          </table:table-cell>
          <table:table-cell office:value-type="float" office:value="1229.34" calcext:value-type="float">
            <text:p>1229.34</text:p>
          </table:table-cell>
        </table:table-row>
        <table:table-row table:style-name="ro1">
          <table:table-cell office:value-type="float" office:value="15007827" calcext:value-type="float">
            <text:p>15007827</text:p>
          </table:table-cell>
          <table:table-cell table:formula="of:=[.A940]/1000/(60*60*24)" office:value-type="time" office:time-value="PT04H10M07.827S" calcext:value-type="time">
            <text:p>04:1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007.85" calcext:value-type="float">
            <text:p>1007.85</text:p>
          </table:table-cell>
          <table:table-cell office:value-type="float" office:value="1230.58" calcext:value-type="float">
            <text:p>1230.58</text:p>
          </table:table-cell>
        </table:table-row>
        <table:table-row table:style-name="ro1">
          <table:table-cell office:value-type="float" office:value="15023827" calcext:value-type="float">
            <text:p>15023827</text:p>
          </table:table-cell>
          <table:table-cell table:formula="of:=[.A941]/1000/(60*60*24)" office:value-type="time" office:time-value="PT04H10M23.827S" calcext:value-type="time">
            <text:p>04:10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008.9" calcext:value-type="float">
            <text:p>1008.9</text:p>
          </table:table-cell>
          <table:table-cell office:value-type="float" office:value="1231.82" calcext:value-type="float">
            <text:p>1231.82</text:p>
          </table:table-cell>
        </table:table-row>
        <table:table-row table:style-name="ro1">
          <table:table-cell office:value-type="float" office:value="15039827" calcext:value-type="float">
            <text:p>15039827</text:p>
          </table:table-cell>
          <table:table-cell table:formula="of:=[.A942]/1000/(60*60*24)" office:value-type="time" office:time-value="PT04H10M39.827S" calcext:value-type="time">
            <text:p>04:10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009.95" calcext:value-type="float">
            <text:p>1009.95</text:p>
          </table:table-cell>
          <table:table-cell office:value-type="float" office:value="1233.06" calcext:value-type="float">
            <text:p>1233.06</text:p>
          </table:table-cell>
        </table:table-row>
        <table:table-row table:style-name="ro1">
          <table:table-cell office:value-type="float" office:value="15055827" calcext:value-type="float">
            <text:p>15055827</text:p>
          </table:table-cell>
          <table:table-cell table:formula="of:=[.A943]/1000/(60*60*24)" office:value-type="time" office:time-value="PT04H10M55.827S" calcext:value-type="time">
            <text:p>04:1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010.99" calcext:value-type="float">
            <text:p>1010.99</text:p>
          </table:table-cell>
          <table:table-cell office:value-type="float" office:value="1234.3" calcext:value-type="float">
            <text:p>1234.3</text:p>
          </table:table-cell>
        </table:table-row>
        <table:table-row table:style-name="ro1">
          <table:table-cell office:value-type="float" office:value="15071827" calcext:value-type="float">
            <text:p>15071827</text:p>
          </table:table-cell>
          <table:table-cell table:formula="of:=[.A944]/1000/(60*60*24)" office:value-type="time" office:time-value="PT04H11M11.827S" calcext:value-type="time">
            <text:p>04:11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012.04" calcext:value-type="float">
            <text:p>1012.04</text:p>
          </table:table-cell>
          <table:table-cell office:value-type="float" office:value="1235.55" calcext:value-type="float">
            <text:p>1235.55</text:p>
          </table:table-cell>
        </table:table-row>
        <table:table-row table:style-name="ro1">
          <table:table-cell office:value-type="float" office:value="15087827" calcext:value-type="float">
            <text:p>15087827</text:p>
          </table:table-cell>
          <table:table-cell table:formula="of:=[.A945]/1000/(60*60*24)" office:value-type="time" office:time-value="PT04H11M27.827S" calcext:value-type="time">
            <text:p>04:11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4" calcext:value-type="float">
            <text:p>279.54</text:p>
          </table:table-cell>
          <table:table-cell office:value-type="float" office:value="1013.08" calcext:value-type="float">
            <text:p>1013.08</text:p>
          </table:table-cell>
          <table:table-cell office:value-type="float" office:value="1236.79" calcext:value-type="float">
            <text:p>1236.79</text:p>
          </table:table-cell>
        </table:table-row>
        <table:table-row table:style-name="ro1">
          <table:table-cell office:value-type="float" office:value="15103827" calcext:value-type="float">
            <text:p>15103827</text:p>
          </table:table-cell>
          <table:table-cell table:formula="of:=[.A946]/1000/(60*60*24)" office:value-type="time" office:time-value="PT04H11M43.827S" calcext:value-type="time">
            <text:p>04:11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014.13" calcext:value-type="float">
            <text:p>1014.13</text:p>
          </table:table-cell>
          <table:table-cell office:value-type="float" office:value="1238.03" calcext:value-type="float">
            <text:p>1238.03</text:p>
          </table:table-cell>
        </table:table-row>
        <table:table-row table:style-name="ro1">
          <table:table-cell office:value-type="float" office:value="15119827" calcext:value-type="float">
            <text:p>15119827</text:p>
          </table:table-cell>
          <table:table-cell table:formula="of:=[.A947]/1000/(60*60*24)" office:value-type="time" office:time-value="PT04H11M59.827S" calcext:value-type="time">
            <text:p>04:12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015.18" calcext:value-type="float">
            <text:p>1015.18</text:p>
          </table:table-cell>
          <table:table-cell office:value-type="float" office:value="1239.27" calcext:value-type="float">
            <text:p>1239.27</text:p>
          </table:table-cell>
        </table:table-row>
        <table:table-row table:style-name="ro1">
          <table:table-cell office:value-type="float" office:value="15135827" calcext:value-type="float">
            <text:p>15135827</text:p>
          </table:table-cell>
          <table:table-cell table:formula="of:=[.A948]/1000/(60*60*24)" office:value-type="time" office:time-value="PT04H12M15.827S" calcext:value-type="time">
            <text:p>04:12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016.22" calcext:value-type="float">
            <text:p>1016.22</text:p>
          </table:table-cell>
          <table:table-cell office:value-type="float" office:value="1240.51" calcext:value-type="float">
            <text:p>1240.51</text:p>
          </table:table-cell>
        </table:table-row>
        <table:table-row table:style-name="ro1">
          <table:table-cell office:value-type="float" office:value="15151827" calcext:value-type="float">
            <text:p>15151827</text:p>
          </table:table-cell>
          <table:table-cell table:formula="of:=[.A949]/1000/(60*60*24)" office:value-type="time" office:time-value="PT04H12M31.827S" calcext:value-type="time">
            <text:p>04:1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017.27" calcext:value-type="float">
            <text:p>1017.27</text:p>
          </table:table-cell>
          <table:table-cell office:value-type="float" office:value="1241.75" calcext:value-type="float">
            <text:p>1241.75</text:p>
          </table:table-cell>
        </table:table-row>
        <table:table-row table:style-name="ro1">
          <table:table-cell office:value-type="float" office:value="15167827" calcext:value-type="float">
            <text:p>15167827</text:p>
          </table:table-cell>
          <table:table-cell table:formula="of:=[.A950]/1000/(60*60*24)" office:value-type="time" office:time-value="PT04H12M47.827S" calcext:value-type="time">
            <text:p>04:12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018.31" calcext:value-type="float">
            <text:p>1018.31</text:p>
          </table:table-cell>
          <table:table-cell office:value-type="float" office:value="1242.99" calcext:value-type="float">
            <text:p>1242.99</text:p>
          </table:table-cell>
        </table:table-row>
        <table:table-row table:style-name="ro1">
          <table:table-cell office:value-type="float" office:value="15183827" calcext:value-type="float">
            <text:p>15183827</text:p>
          </table:table-cell>
          <table:table-cell table:formula="of:=[.A951]/1000/(60*60*24)" office:value-type="time" office:time-value="PT04H13M03.827S" calcext:value-type="time">
            <text:p>04:1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019.36" calcext:value-type="float">
            <text:p>1019.36</text:p>
          </table:table-cell>
          <table:table-cell office:value-type="float" office:value="1244.23" calcext:value-type="float">
            <text:p>1244.23</text:p>
          </table:table-cell>
        </table:table-row>
        <table:table-row table:style-name="ro1">
          <table:table-cell office:value-type="float" office:value="15199827" calcext:value-type="float">
            <text:p>15199827</text:p>
          </table:table-cell>
          <table:table-cell table:formula="of:=[.A952]/1000/(60*60*24)" office:value-type="time" office:time-value="PT04H13M19.827S" calcext:value-type="time">
            <text:p>04:1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020.4" calcext:value-type="float">
            <text:p>1020.4</text:p>
          </table:table-cell>
          <table:table-cell office:value-type="float" office:value="1245.48" calcext:value-type="float">
            <text:p>1245.48</text:p>
          </table:table-cell>
        </table:table-row>
        <table:table-row table:style-name="ro1">
          <table:table-cell office:value-type="float" office:value="15215827" calcext:value-type="float">
            <text:p>15215827</text:p>
          </table:table-cell>
          <table:table-cell table:formula="of:=[.A953]/1000/(60*60*24)" office:value-type="time" office:time-value="PT04H13M35.827S" calcext:value-type="time">
            <text:p>04:13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021.45" calcext:value-type="float">
            <text:p>1021.45</text:p>
          </table:table-cell>
          <table:table-cell office:value-type="float" office:value="1246.72" calcext:value-type="float">
            <text:p>1246.72</text:p>
          </table:table-cell>
        </table:table-row>
        <table:table-row table:style-name="ro1">
          <table:table-cell office:value-type="float" office:value="15231827" calcext:value-type="float">
            <text:p>15231827</text:p>
          </table:table-cell>
          <table:table-cell table:formula="of:=[.A954]/1000/(60*60*24)" office:value-type="time" office:time-value="PT04H13M51.827S" calcext:value-type="time">
            <text:p>04:13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1" calcext:value-type="float">
            <text:p>279.31</text:p>
          </table:table-cell>
          <table:table-cell office:value-type="float" office:value="1022.5" calcext:value-type="float">
            <text:p>1022.5</text:p>
          </table:table-cell>
          <table:table-cell office:value-type="float" office:value="1247.96" calcext:value-type="float">
            <text:p>1247.96</text:p>
          </table:table-cell>
        </table:table-row>
        <table:table-row table:style-name="ro1">
          <table:table-cell office:value-type="float" office:value="15247827" calcext:value-type="float">
            <text:p>15247827</text:p>
          </table:table-cell>
          <table:table-cell table:formula="of:=[.A955]/1000/(60*60*24)" office:value-type="time" office:time-value="PT04H14M07.827S" calcext:value-type="time">
            <text:p>04:14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023.54" calcext:value-type="float">
            <text:p>1023.54</text:p>
          </table:table-cell>
          <table:table-cell office:value-type="float" office:value="1249.2" calcext:value-type="float">
            <text:p>1249.2</text:p>
          </table:table-cell>
        </table:table-row>
        <table:table-row table:style-name="ro1">
          <table:table-cell office:value-type="float" office:value="15263827" calcext:value-type="float">
            <text:p>15263827</text:p>
          </table:table-cell>
          <table:table-cell table:formula="of:=[.A956]/1000/(60*60*24)" office:value-type="time" office:time-value="PT04H14M23.827S" calcext:value-type="time">
            <text:p>04:14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024.59" calcext:value-type="float">
            <text:p>1024.59</text:p>
          </table:table-cell>
          <table:table-cell office:value-type="float" office:value="1250.44" calcext:value-type="float">
            <text:p>1250.44</text:p>
          </table:table-cell>
        </table:table-row>
        <table:table-row table:style-name="ro1">
          <table:table-cell office:value-type="float" office:value="15279827" calcext:value-type="float">
            <text:p>15279827</text:p>
          </table:table-cell>
          <table:table-cell table:formula="of:=[.A957]/1000/(60*60*24)" office:value-type="time" office:time-value="PT04H14M39.827S" calcext:value-type="time">
            <text:p>04:1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1" calcext:value-type="float">
            <text:p>279.31</text:p>
          </table:table-cell>
          <table:table-cell office:value-type="float" office:value="1025.63" calcext:value-type="float">
            <text:p>1025.63</text:p>
          </table:table-cell>
          <table:table-cell office:value-type="float" office:value="1251.68" calcext:value-type="float">
            <text:p>1251.68</text:p>
          </table:table-cell>
        </table:table-row>
        <table:table-row table:style-name="ro1">
          <table:table-cell office:value-type="float" office:value="15295827" calcext:value-type="float">
            <text:p>15295827</text:p>
          </table:table-cell>
          <table:table-cell table:formula="of:=[.A958]/1000/(60*60*24)" office:value-type="time" office:time-value="PT04H14M55.827S" calcext:value-type="time">
            <text:p>04:1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026.68" calcext:value-type="float">
            <text:p>1026.68</text:p>
          </table:table-cell>
          <table:table-cell office:value-type="float" office:value="1252.92" calcext:value-type="float">
            <text:p>1252.92</text:p>
          </table:table-cell>
        </table:table-row>
        <table:table-row table:style-name="ro1">
          <table:table-cell office:value-type="float" office:value="15311827" calcext:value-type="float">
            <text:p>15311827</text:p>
          </table:table-cell>
          <table:table-cell table:formula="of:=[.A959]/1000/(60*60*24)" office:value-type="time" office:time-value="PT04H15M11.827S" calcext:value-type="time">
            <text:p>04:15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027.72" calcext:value-type="float">
            <text:p>1027.72</text:p>
          </table:table-cell>
          <table:table-cell office:value-type="float" office:value="1254.16" calcext:value-type="float">
            <text:p>1254.16</text:p>
          </table:table-cell>
        </table:table-row>
        <table:table-row table:style-name="ro1">
          <table:table-cell office:value-type="float" office:value="15327827" calcext:value-type="float">
            <text:p>15327827</text:p>
          </table:table-cell>
          <table:table-cell table:formula="of:=[.A960]/1000/(60*60*24)" office:value-type="time" office:time-value="PT04H15M27.827S" calcext:value-type="time">
            <text:p>04:15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028.77" calcext:value-type="float">
            <text:p>1028.77</text:p>
          </table:table-cell>
          <table:table-cell office:value-type="float" office:value="1255.4" calcext:value-type="float">
            <text:p>1255.4</text:p>
          </table:table-cell>
        </table:table-row>
        <table:table-row table:style-name="ro1">
          <table:table-cell office:value-type="float" office:value="15343827" calcext:value-type="float">
            <text:p>15343827</text:p>
          </table:table-cell>
          <table:table-cell table:formula="of:=[.A961]/1000/(60*60*24)" office:value-type="time" office:time-value="PT04H15M43.827S" calcext:value-type="time">
            <text:p>04:15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1" calcext:value-type="float">
            <text:p>279.31</text:p>
          </table:table-cell>
          <table:table-cell office:value-type="float" office:value="1029.81" calcext:value-type="float">
            <text:p>1029.81</text:p>
          </table:table-cell>
          <table:table-cell office:value-type="float" office:value="1256.64" calcext:value-type="float">
            <text:p>1256.64</text:p>
          </table:table-cell>
        </table:table-row>
        <table:table-row table:style-name="ro1">
          <table:table-cell office:value-type="float" office:value="15359827" calcext:value-type="float">
            <text:p>15359827</text:p>
          </table:table-cell>
          <table:table-cell table:formula="of:=[.A962]/1000/(60*60*24)" office:value-type="time" office:time-value="PT04H15M59.827S" calcext:value-type="time">
            <text:p>04:16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1" calcext:value-type="float">
            <text:p>279.31</text:p>
          </table:table-cell>
          <table:table-cell office:value-type="float" office:value="1030.86" calcext:value-type="float">
            <text:p>1030.86</text:p>
          </table:table-cell>
          <table:table-cell office:value-type="float" office:value="1257.89" calcext:value-type="float">
            <text:p>1257.89</text:p>
          </table:table-cell>
        </table:table-row>
        <table:table-row table:style-name="ro1">
          <table:table-cell office:value-type="float" office:value="15375827" calcext:value-type="float">
            <text:p>15375827</text:p>
          </table:table-cell>
          <table:table-cell table:formula="of:=[.A963]/1000/(60*60*24)" office:value-type="time" office:time-value="PT04H16M15.827S" calcext:value-type="time">
            <text:p>04:16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031.9" calcext:value-type="float">
            <text:p>1031.9</text:p>
          </table:table-cell>
          <table:table-cell office:value-type="float" office:value="1259.12" calcext:value-type="float">
            <text:p>1259.12</text:p>
          </table:table-cell>
        </table:table-row>
        <table:table-row table:style-name="ro1">
          <table:table-cell office:value-type="float" office:value="15391827" calcext:value-type="float">
            <text:p>15391827</text:p>
          </table:table-cell>
          <table:table-cell table:formula="of:=[.A964]/1000/(60*60*24)" office:value-type="time" office:time-value="PT04H16M31.827S" calcext:value-type="time">
            <text:p>04:16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032.95" calcext:value-type="float">
            <text:p>1032.95</text:p>
          </table:table-cell>
          <table:table-cell office:value-type="float" office:value="1260.36" calcext:value-type="float">
            <text:p>1260.36</text:p>
          </table:table-cell>
        </table:table-row>
        <table:table-row table:style-name="ro1">
          <table:table-cell office:value-type="float" office:value="15407827" calcext:value-type="float">
            <text:p>15407827</text:p>
          </table:table-cell>
          <table:table-cell table:formula="of:=[.A965]/1000/(60*60*24)" office:value-type="time" office:time-value="PT04H16M47.827S" calcext:value-type="time">
            <text:p>04:16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2" calcext:value-type="float">
            <text:p>279.42</text:p>
          </table:table-cell>
          <table:table-cell office:value-type="float" office:value="1033.99" calcext:value-type="float">
            <text:p>1033.99</text:p>
          </table:table-cell>
          <table:table-cell office:value-type="float" office:value="1261.6" calcext:value-type="float">
            <text:p>1261.6</text:p>
          </table:table-cell>
        </table:table-row>
        <table:table-row table:style-name="ro1">
          <table:table-cell office:value-type="float" office:value="15423827" calcext:value-type="float">
            <text:p>15423827</text:p>
          </table:table-cell>
          <table:table-cell table:formula="of:=[.A966]/1000/(60*60*24)" office:value-type="time" office:time-value="PT04H17M03.827S" calcext:value-type="time">
            <text:p>04:1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035.04" calcext:value-type="float">
            <text:p>1035.04</text:p>
          </table:table-cell>
          <table:table-cell office:value-type="float" office:value="1262.84" calcext:value-type="float">
            <text:p>1262.84</text:p>
          </table:table-cell>
        </table:table-row>
        <table:table-row table:style-name="ro1">
          <table:table-cell office:value-type="float" office:value="15439827" calcext:value-type="float">
            <text:p>15439827</text:p>
          </table:table-cell>
          <table:table-cell table:formula="of:=[.A967]/1000/(60*60*24)" office:value-type="time" office:time-value="PT04H17M19.827S" calcext:value-type="time">
            <text:p>04:17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036.08" calcext:value-type="float">
            <text:p>1036.08</text:p>
          </table:table-cell>
          <table:table-cell office:value-type="float" office:value="1264.08" calcext:value-type="float">
            <text:p>1264.08</text:p>
          </table:table-cell>
        </table:table-row>
        <table:table-row table:style-name="ro1">
          <table:table-cell office:value-type="float" office:value="15455827" calcext:value-type="float">
            <text:p>15455827</text:p>
          </table:table-cell>
          <table:table-cell table:formula="of:=[.A968]/1000/(60*60*24)" office:value-type="time" office:time-value="PT04H17M35.827S" calcext:value-type="time">
            <text:p>04:17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2" calcext:value-type="float">
            <text:p>279.42</text:p>
          </table:table-cell>
          <table:table-cell office:value-type="float" office:value="1037.13" calcext:value-type="float">
            <text:p>1037.13</text:p>
          </table:table-cell>
          <table:table-cell office:value-type="float" office:value="1265.32" calcext:value-type="float">
            <text:p>1265.32</text:p>
          </table:table-cell>
        </table:table-row>
        <table:table-row table:style-name="ro1">
          <table:table-cell office:value-type="float" office:value="15471827" calcext:value-type="float">
            <text:p>15471827</text:p>
          </table:table-cell>
          <table:table-cell table:formula="of:=[.A969]/1000/(60*60*24)" office:value-type="time" office:time-value="PT04H17M51.827S" calcext:value-type="time">
            <text:p>04:1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038.17" calcext:value-type="float">
            <text:p>1038.17</text:p>
          </table:table-cell>
          <table:table-cell office:value-type="float" office:value="1266.56" calcext:value-type="float">
            <text:p>1266.56</text:p>
          </table:table-cell>
        </table:table-row>
        <table:table-row table:style-name="ro1">
          <table:table-cell office:value-type="float" office:value="15487827" calcext:value-type="float">
            <text:p>15487827</text:p>
          </table:table-cell>
          <table:table-cell table:formula="of:=[.A970]/1000/(60*60*24)" office:value-type="time" office:time-value="PT04H18M07.827S" calcext:value-type="time">
            <text:p>04:18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039.22" calcext:value-type="float">
            <text:p>1039.22</text:p>
          </table:table-cell>
          <table:table-cell office:value-type="float" office:value="1267.8" calcext:value-type="float">
            <text:p>1267.8</text:p>
          </table:table-cell>
        </table:table-row>
        <table:table-row table:style-name="ro1">
          <table:table-cell office:value-type="float" office:value="15503827" calcext:value-type="float">
            <text:p>15503827</text:p>
          </table:table-cell>
          <table:table-cell table:formula="of:=[.A971]/1000/(60*60*24)" office:value-type="time" office:time-value="PT04H18M23.827S" calcext:value-type="time">
            <text:p>04:18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040.27" calcext:value-type="float">
            <text:p>1040.27</text:p>
          </table:table-cell>
          <table:table-cell office:value-type="float" office:value="1269.04" calcext:value-type="float">
            <text:p>1269.04</text:p>
          </table:table-cell>
        </table:table-row>
        <table:table-row table:style-name="ro1">
          <table:table-cell office:value-type="float" office:value="15519827" calcext:value-type="float">
            <text:p>15519827</text:p>
          </table:table-cell>
          <table:table-cell table:formula="of:=[.A972]/1000/(60*60*24)" office:value-type="time" office:time-value="PT04H18M39.827S" calcext:value-type="time">
            <text:p>04:1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041.31" calcext:value-type="float">
            <text:p>1041.31</text:p>
          </table:table-cell>
          <table:table-cell office:value-type="float" office:value="1270.28" calcext:value-type="float">
            <text:p>1270.28</text:p>
          </table:table-cell>
        </table:table-row>
        <table:table-row table:style-name="ro1">
          <table:table-cell office:value-type="float" office:value="15535827" calcext:value-type="float">
            <text:p>15535827</text:p>
          </table:table-cell>
          <table:table-cell table:formula="of:=[.A973]/1000/(60*60*24)" office:value-type="time" office:time-value="PT04H18M55.827S" calcext:value-type="time">
            <text:p>04:18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042.36" calcext:value-type="float">
            <text:p>1042.36</text:p>
          </table:table-cell>
          <table:table-cell office:value-type="float" office:value="1271.52" calcext:value-type="float">
            <text:p>1271.52</text:p>
          </table:table-cell>
        </table:table-row>
        <table:table-row table:style-name="ro1">
          <table:table-cell office:value-type="float" office:value="15551827" calcext:value-type="float">
            <text:p>15551827</text:p>
          </table:table-cell>
          <table:table-cell table:formula="of:=[.A974]/1000/(60*60*24)" office:value-type="time" office:time-value="PT04H19M11.827S" calcext:value-type="time">
            <text:p>04:19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043.4" calcext:value-type="float">
            <text:p>1043.4</text:p>
          </table:table-cell>
          <table:table-cell office:value-type="float" office:value="1272.76" calcext:value-type="float">
            <text:p>1272.76</text:p>
          </table:table-cell>
        </table:table-row>
        <table:table-row table:style-name="ro1">
          <table:table-cell office:value-type="float" office:value="15567827" calcext:value-type="float">
            <text:p>15567827</text:p>
          </table:table-cell>
          <table:table-cell table:formula="of:=[.A975]/1000/(60*60*24)" office:value-type="time" office:time-value="PT04H19M27.827S" calcext:value-type="time">
            <text:p>04:19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044.45" calcext:value-type="float">
            <text:p>1044.45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15583827" calcext:value-type="float">
            <text:p>15583827</text:p>
          </table:table-cell>
          <table:table-cell table:formula="of:=[.A976]/1000/(60*60*24)" office:value-type="time" office:time-value="PT04H19M43.827S" calcext:value-type="time">
            <text:p>04:19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045.49" calcext:value-type="float">
            <text:p>1045.49</text:p>
          </table:table-cell>
          <table:table-cell office:value-type="float" office:value="1275.24" calcext:value-type="float">
            <text:p>1275.24</text:p>
          </table:table-cell>
        </table:table-row>
        <table:table-row table:style-name="ro1">
          <table:table-cell office:value-type="float" office:value="15599827" calcext:value-type="float">
            <text:p>15599827</text:p>
          </table:table-cell>
          <table:table-cell table:formula="of:=[.A977]/1000/(60*60*24)" office:value-type="time" office:time-value="PT04H19M59.827S" calcext:value-type="time">
            <text:p>04:20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046.54" calcext:value-type="float">
            <text:p>1046.54</text:p>
          </table:table-cell>
          <table:table-cell office:value-type="float" office:value="1276.48" calcext:value-type="float">
            <text:p>1276.48</text:p>
          </table:table-cell>
        </table:table-row>
        <table:table-row table:style-name="ro1">
          <table:table-cell office:value-type="float" office:value="15615827" calcext:value-type="float">
            <text:p>15615827</text:p>
          </table:table-cell>
          <table:table-cell table:formula="of:=[.A978]/1000/(60*60*24)" office:value-type="time" office:time-value="PT04H20M15.827S" calcext:value-type="time">
            <text:p>04:20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5" calcext:value-type="float">
            <text:p>278.25</text:p>
          </table:table-cell>
          <table:table-cell office:value-type="float" office:value="1047.58" calcext:value-type="float">
            <text:p>1047.58</text:p>
          </table:table-cell>
          <table:table-cell office:value-type="float" office:value="1277.72" calcext:value-type="float">
            <text:p>1277.72</text:p>
          </table:table-cell>
        </table:table-row>
        <table:table-row table:style-name="ro1">
          <table:table-cell office:value-type="float" office:value="15631827" calcext:value-type="float">
            <text:p>15631827</text:p>
          </table:table-cell>
          <table:table-cell table:formula="of:=[.A979]/1000/(60*60*24)" office:value-type="time" office:time-value="PT04H20M31.827S" calcext:value-type="time">
            <text:p>04:20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048.63" calcext:value-type="float">
            <text:p>1048.63</text:p>
          </table:table-cell>
          <table:table-cell office:value-type="float" office:value="1278.96" calcext:value-type="float">
            <text:p>1278.96</text:p>
          </table:table-cell>
        </table:table-row>
        <table:table-row table:style-name="ro1">
          <table:table-cell office:value-type="float" office:value="15647827" calcext:value-type="float">
            <text:p>15647827</text:p>
          </table:table-cell>
          <table:table-cell table:formula="of:=[.A980]/1000/(60*60*24)" office:value-type="time" office:time-value="PT04H20M47.827S" calcext:value-type="time">
            <text:p>04:20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049.67" calcext:value-type="float">
            <text:p>1049.67</text:p>
          </table:table-cell>
          <table:table-cell office:value-type="float" office:value="1280.2" calcext:value-type="float">
            <text:p>1280.2</text:p>
          </table:table-cell>
        </table:table-row>
        <table:table-row table:style-name="ro1">
          <table:table-cell office:value-type="float" office:value="15663827" calcext:value-type="float">
            <text:p>15663827</text:p>
          </table:table-cell>
          <table:table-cell table:formula="of:=[.A981]/1000/(60*60*24)" office:value-type="time" office:time-value="PT04H21M03.827S" calcext:value-type="time">
            <text:p>04:2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9" calcext:value-type="float">
            <text:p>279.19</text:p>
          </table:table-cell>
          <table:table-cell office:value-type="float" office:value="1050.72" calcext:value-type="float">
            <text:p>1050.72</text:p>
          </table:table-cell>
          <table:table-cell office:value-type="float" office:value="1281.44" calcext:value-type="float">
            <text:p>1281.44</text:p>
          </table:table-cell>
        </table:table-row>
        <table:table-row table:style-name="ro1">
          <table:table-cell office:value-type="float" office:value="15679827" calcext:value-type="float">
            <text:p>15679827</text:p>
          </table:table-cell>
          <table:table-cell table:formula="of:=[.A982]/1000/(60*60*24)" office:value-type="time" office:time-value="PT04H21M19.827S" calcext:value-type="time">
            <text:p>04:21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051.76" calcext:value-type="float">
            <text:p>1051.76</text:p>
          </table:table-cell>
          <table:table-cell office:value-type="float" office:value="1282.68" calcext:value-type="float">
            <text:p>1282.68</text:p>
          </table:table-cell>
        </table:table-row>
        <table:table-row table:style-name="ro1">
          <table:table-cell office:value-type="float" office:value="15695827" calcext:value-type="float">
            <text:p>15695827</text:p>
          </table:table-cell>
          <table:table-cell table:formula="of:=[.A983]/1000/(60*60*24)" office:value-type="time" office:time-value="PT04H21M35.827S" calcext:value-type="time">
            <text:p>04:21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052.81" calcext:value-type="float">
            <text:p>1052.81</text:p>
          </table:table-cell>
          <table:table-cell office:value-type="float" office:value="1283.93" calcext:value-type="float">
            <text:p>1283.93</text:p>
          </table:table-cell>
        </table:table-row>
        <table:table-row table:style-name="ro1">
          <table:table-cell office:value-type="float" office:value="15711827" calcext:value-type="float">
            <text:p>15711827</text:p>
          </table:table-cell>
          <table:table-cell table:formula="of:=[.A984]/1000/(60*60*24)" office:value-type="time" office:time-value="PT04H21M51.827S" calcext:value-type="time">
            <text:p>04:21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053.85" calcext:value-type="float">
            <text:p>1053.85</text:p>
          </table:table-cell>
          <table:table-cell office:value-type="float" office:value="1285.16" calcext:value-type="float">
            <text:p>1285.16</text:p>
          </table:table-cell>
        </table:table-row>
        <table:table-row table:style-name="ro1">
          <table:table-cell office:value-type="float" office:value="15727827" calcext:value-type="float">
            <text:p>15727827</text:p>
          </table:table-cell>
          <table:table-cell table:formula="of:=[.A985]/1000/(60*60*24)" office:value-type="time" office:time-value="PT04H22M07.827S" calcext:value-type="time">
            <text:p>04:22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054.9" calcext:value-type="float">
            <text:p>1054.9</text:p>
          </table:table-cell>
          <table:table-cell office:value-type="float" office:value="1286.4" calcext:value-type="float">
            <text:p>1286.4</text:p>
          </table:table-cell>
        </table:table-row>
        <table:table-row table:style-name="ro1">
          <table:table-cell office:value-type="float" office:value="15743827" calcext:value-type="float">
            <text:p>15743827</text:p>
          </table:table-cell>
          <table:table-cell table:formula="of:=[.A986]/1000/(60*60*24)" office:value-type="time" office:time-value="PT04H22M23.827S" calcext:value-type="time">
            <text:p>04:22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055.94" calcext:value-type="float">
            <text:p>1055.94</text:p>
          </table:table-cell>
          <table:table-cell office:value-type="float" office:value="1287.64" calcext:value-type="float">
            <text:p>1287.64</text:p>
          </table:table-cell>
        </table:table-row>
        <table:table-row table:style-name="ro1">
          <table:table-cell office:value-type="float" office:value="15759827" calcext:value-type="float">
            <text:p>15759827</text:p>
          </table:table-cell>
          <table:table-cell table:formula="of:=[.A987]/1000/(60*60*24)" office:value-type="time" office:time-value="PT04H22M39.827S" calcext:value-type="time">
            <text:p>04:22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056.99" calcext:value-type="float">
            <text:p>1056.99</text:p>
          </table:table-cell>
          <table:table-cell office:value-type="float" office:value="1288.88" calcext:value-type="float">
            <text:p>1288.88</text:p>
          </table:table-cell>
        </table:table-row>
        <table:table-row table:style-name="ro1">
          <table:table-cell office:value-type="float" office:value="15775827" calcext:value-type="float">
            <text:p>15775827</text:p>
          </table:table-cell>
          <table:table-cell table:formula="of:=[.A988]/1000/(60*60*24)" office:value-type="time" office:time-value="PT04H22M55.827S" calcext:value-type="time">
            <text:p>04:22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058.03" calcext:value-type="float">
            <text:p>1058.03</text:p>
          </table:table-cell>
          <table:table-cell office:value-type="float" office:value="1290.12" calcext:value-type="float">
            <text:p>1290.12</text:p>
          </table:table-cell>
        </table:table-row>
        <table:table-row table:style-name="ro1">
          <table:table-cell office:value-type="float" office:value="15791827" calcext:value-type="float">
            <text:p>15791827</text:p>
          </table:table-cell>
          <table:table-cell table:formula="of:=[.A989]/1000/(60*60*24)" office:value-type="time" office:time-value="PT04H23M11.827S" calcext:value-type="time">
            <text:p>04:2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059.08" calcext:value-type="float">
            <text:p>1059.08</text:p>
          </table:table-cell>
          <table:table-cell office:value-type="float" office:value="1291.36" calcext:value-type="float">
            <text:p>1291.36</text:p>
          </table:table-cell>
        </table:table-row>
        <table:table-row table:style-name="ro1">
          <table:table-cell office:value-type="float" office:value="15807827" calcext:value-type="float">
            <text:p>15807827</text:p>
          </table:table-cell>
          <table:table-cell table:formula="of:=[.A990]/1000/(60*60*24)" office:value-type="time" office:time-value="PT04H23M27.827S" calcext:value-type="time">
            <text:p>04:2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9" calcext:value-type="float">
            <text:p>279.19</text:p>
          </table:table-cell>
          <table:table-cell office:value-type="float" office:value="1060.12" calcext:value-type="float">
            <text:p>1060.12</text:p>
          </table:table-cell>
          <table:table-cell office:value-type="float" office:value="1292.6" calcext:value-type="float">
            <text:p>1292.6</text:p>
          </table:table-cell>
        </table:table-row>
        <table:table-row table:style-name="ro1">
          <table:table-cell office:value-type="float" office:value="15823827" calcext:value-type="float">
            <text:p>15823827</text:p>
          </table:table-cell>
          <table:table-cell table:formula="of:=[.A991]/1000/(60*60*24)" office:value-type="time" office:time-value="PT04H23M43.827S" calcext:value-type="time">
            <text:p>04:23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061.17" calcext:value-type="float">
            <text:p>1061.17</text:p>
          </table:table-cell>
          <table:table-cell office:value-type="float" office:value="1293.84" calcext:value-type="float">
            <text:p>1293.84</text:p>
          </table:table-cell>
        </table:table-row>
        <table:table-row table:style-name="ro1">
          <table:table-cell office:value-type="float" office:value="15839827" calcext:value-type="float">
            <text:p>15839827</text:p>
          </table:table-cell>
          <table:table-cell table:formula="of:=[.A992]/1000/(60*60*24)" office:value-type="time" office:time-value="PT04H23M59.827S" calcext:value-type="time">
            <text:p>04:24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062.21" calcext:value-type="float">
            <text:p>1062.21</text:p>
          </table:table-cell>
          <table:table-cell office:value-type="float" office:value="1295.08" calcext:value-type="float">
            <text:p>1295.08</text:p>
          </table:table-cell>
        </table:table-row>
        <table:table-row table:style-name="ro1">
          <table:table-cell office:value-type="float" office:value="15855827" calcext:value-type="float">
            <text:p>15855827</text:p>
          </table:table-cell>
          <table:table-cell table:formula="of:=[.A993]/1000/(60*60*24)" office:value-type="time" office:time-value="PT04H24M15.827S" calcext:value-type="time">
            <text:p>04:24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063.26" calcext:value-type="float">
            <text:p>1063.26</text:p>
          </table:table-cell>
          <table:table-cell office:value-type="float" office:value="1296.31" calcext:value-type="float">
            <text:p>1296.31</text:p>
          </table:table-cell>
        </table:table-row>
        <table:table-row table:style-name="ro1">
          <table:table-cell office:value-type="float" office:value="15871827" calcext:value-type="float">
            <text:p>15871827</text:p>
          </table:table-cell>
          <table:table-cell table:formula="of:=[.A994]/1000/(60*60*24)" office:value-type="time" office:time-value="PT04H24M31.827S" calcext:value-type="time">
            <text:p>04:24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064.3" calcext:value-type="float">
            <text:p>1064.3</text:p>
          </table:table-cell>
          <table:table-cell office:value-type="float" office:value="1297.55" calcext:value-type="float">
            <text:p>1297.55</text:p>
          </table:table-cell>
        </table:table-row>
        <table:table-row table:style-name="ro1">
          <table:table-cell office:value-type="float" office:value="15887826" calcext:value-type="float">
            <text:p>15887826</text:p>
          </table:table-cell>
          <table:table-cell table:formula="of:=[.A995]/1000/(60*60*24)" office:value-type="time" office:time-value="PT04H24M47.826S" calcext:value-type="time">
            <text:p>04:24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065.35" calcext:value-type="float">
            <text:p>1065.35</text:p>
          </table:table-cell>
          <table:table-cell office:value-type="float" office:value="1298.79" calcext:value-type="float">
            <text:p>1298.79</text:p>
          </table:table-cell>
        </table:table-row>
        <table:table-row table:style-name="ro1">
          <table:table-cell office:value-type="float" office:value="15903827" calcext:value-type="float">
            <text:p>15903827</text:p>
          </table:table-cell>
          <table:table-cell table:formula="of:=[.A996]/1000/(60*60*24)" office:value-type="time" office:time-value="PT04H25M03.827S" calcext:value-type="time">
            <text:p>04:25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066.39" calcext:value-type="float">
            <text:p>1066.39</text:p>
          </table:table-cell>
          <table:table-cell office:value-type="float" office:value="1300.03" calcext:value-type="float">
            <text:p>1300.03</text:p>
          </table:table-cell>
        </table:table-row>
        <table:table-row table:style-name="ro1">
          <table:table-cell office:value-type="float" office:value="15919827" calcext:value-type="float">
            <text:p>15919827</text:p>
          </table:table-cell>
          <table:table-cell table:formula="of:=[.A997]/1000/(60*60*24)" office:value-type="time" office:time-value="PT04H25M19.827S" calcext:value-type="time">
            <text:p>04:25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067.44" calcext:value-type="float">
            <text:p>1067.44</text:p>
          </table:table-cell>
          <table:table-cell office:value-type="float" office:value="1301.27" calcext:value-type="float">
            <text:p>1301.27</text:p>
          </table:table-cell>
        </table:table-row>
        <table:table-row table:style-name="ro1">
          <table:table-cell office:value-type="float" office:value="15935827" calcext:value-type="float">
            <text:p>15935827</text:p>
          </table:table-cell>
          <table:table-cell table:formula="of:=[.A998]/1000/(60*60*24)" office:value-type="time" office:time-value="PT04H25M35.827S" calcext:value-type="time">
            <text:p>04:25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068.48" calcext:value-type="float">
            <text:p>1068.48</text:p>
          </table:table-cell>
          <table:table-cell office:value-type="float" office:value="1302.51" calcext:value-type="float">
            <text:p>1302.51</text:p>
          </table:table-cell>
        </table:table-row>
        <table:table-row table:style-name="ro1">
          <table:table-cell office:value-type="float" office:value="15951827" calcext:value-type="float">
            <text:p>15951827</text:p>
          </table:table-cell>
          <table:table-cell table:formula="of:=[.A999]/1000/(60*60*24)" office:value-type="time" office:time-value="PT04H25M51.827S" calcext:value-type="time">
            <text:p>04:25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069.53" calcext:value-type="float">
            <text:p>1069.53</text:p>
          </table:table-cell>
          <table:table-cell office:value-type="float" office:value="1303.74" calcext:value-type="float">
            <text:p>1303.74</text:p>
          </table:table-cell>
        </table:table-row>
        <table:table-row table:style-name="ro1">
          <table:table-cell office:value-type="float" office:value="15967827" calcext:value-type="float">
            <text:p>15967827</text:p>
          </table:table-cell>
          <table:table-cell table:formula="of:=[.A1000]/1000/(60*60*24)" office:value-type="time" office:time-value="PT04H26M07.827S" calcext:value-type="time">
            <text:p>04:26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070.57" calcext:value-type="float">
            <text:p>1070.57</text:p>
          </table:table-cell>
          <table:table-cell office:value-type="float" office:value="1304.98" calcext:value-type="float">
            <text:p>1304.98</text:p>
          </table:table-cell>
        </table:table-row>
        <table:table-row table:style-name="ro1">
          <table:table-cell office:value-type="float" office:value="15983827" calcext:value-type="float">
            <text:p>15983827</text:p>
          </table:table-cell>
          <table:table-cell table:formula="of:=[.A1001]/1000/(60*60*24)" office:value-type="time" office:time-value="PT04H26M23.827S" calcext:value-type="time">
            <text:p>04:26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1071.62" calcext:value-type="float">
            <text:p>1071.62</text:p>
          </table:table-cell>
          <table:table-cell office:value-type="float" office:value="1306.22" calcext:value-type="float">
            <text:p>1306.22</text:p>
          </table:table-cell>
        </table:table-row>
        <table:table-row table:style-name="ro1">
          <table:table-cell office:value-type="float" office:value="15999827" calcext:value-type="float">
            <text:p>15999827</text:p>
          </table:table-cell>
          <table:table-cell table:formula="of:=[.A1002]/1000/(60*60*24)" office:value-type="time" office:time-value="PT04H26M39.827S" calcext:value-type="time">
            <text:p>04:26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072.66" calcext:value-type="float">
            <text:p>1072.66</text:p>
          </table:table-cell>
          <table:table-cell office:value-type="float" office:value="1307.46" calcext:value-type="float">
            <text:p>1307.46</text:p>
          </table:table-cell>
        </table:table-row>
        <table:table-row table:style-name="ro1">
          <table:table-cell office:value-type="float" office:value="16015827" calcext:value-type="float">
            <text:p>16015827</text:p>
          </table:table-cell>
          <table:table-cell table:formula="of:=[.A1003]/1000/(60*60*24)" office:value-type="time" office:time-value="PT04H26M55.827S" calcext:value-type="time">
            <text:p>04:26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073.71" calcext:value-type="float">
            <text:p>1073.71</text:p>
          </table:table-cell>
          <table:table-cell office:value-type="float" office:value="1308.7" calcext:value-type="float">
            <text:p>1308.7</text:p>
          </table:table-cell>
        </table:table-row>
        <table:table-row table:style-name="ro1">
          <table:table-cell office:value-type="float" office:value="16031827" calcext:value-type="float">
            <text:p>16031827</text:p>
          </table:table-cell>
          <table:table-cell table:formula="of:=[.A1004]/1000/(60*60*24)" office:value-type="time" office:time-value="PT04H27M11.827S" calcext:value-type="time">
            <text:p>04:27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074.75" calcext:value-type="float">
            <text:p>1074.75</text:p>
          </table:table-cell>
          <table:table-cell office:value-type="float" office:value="1309.94" calcext:value-type="float">
            <text:p>1309.94</text:p>
          </table:table-cell>
        </table:table-row>
        <table:table-row table:style-name="ro1">
          <table:table-cell office:value-type="float" office:value="16047827" calcext:value-type="float">
            <text:p>16047827</text:p>
          </table:table-cell>
          <table:table-cell table:formula="of:=[.A1005]/1000/(60*60*24)" office:value-type="time" office:time-value="PT04H27M27.827S" calcext:value-type="time">
            <text:p>04:2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1075.79" calcext:value-type="float">
            <text:p>1075.79</text:p>
          </table:table-cell>
          <table:table-cell office:value-type="float" office:value="1311.17" calcext:value-type="float">
            <text:p>1311.17</text:p>
          </table:table-cell>
        </table:table-row>
        <table:table-row table:style-name="ro1">
          <table:table-cell office:value-type="float" office:value="16063827" calcext:value-type="float">
            <text:p>16063827</text:p>
          </table:table-cell>
          <table:table-cell table:formula="of:=[.A1006]/1000/(60*60*24)" office:value-type="time" office:time-value="PT04H27M43.827S" calcext:value-type="time">
            <text:p>04:27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076.84" calcext:value-type="float">
            <text:p>1076.84</text:p>
          </table:table-cell>
          <table:table-cell office:value-type="float" office:value="1312.41" calcext:value-type="float">
            <text:p>1312.41</text:p>
          </table:table-cell>
        </table:table-row>
        <table:table-row table:style-name="ro1">
          <table:table-cell office:value-type="float" office:value="16079827" calcext:value-type="float">
            <text:p>16079827</text:p>
          </table:table-cell>
          <table:table-cell table:formula="of:=[.A1007]/1000/(60*60*24)" office:value-type="time" office:time-value="PT04H27M59.827S" calcext:value-type="time">
            <text:p>04:28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077.88" calcext:value-type="float">
            <text:p>1077.88</text:p>
          </table:table-cell>
          <table:table-cell office:value-type="float" office:value="1313.65" calcext:value-type="float">
            <text:p>1313.65</text:p>
          </table:table-cell>
        </table:table-row>
        <table:table-row table:style-name="ro1">
          <table:table-cell office:value-type="float" office:value="16095827" calcext:value-type="float">
            <text:p>16095827</text:p>
          </table:table-cell>
          <table:table-cell table:formula="of:=[.A1008]/1000/(60*60*24)" office:value-type="time" office:time-value="PT04H28M15.827S" calcext:value-type="time">
            <text:p>04:28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078.93" calcext:value-type="float">
            <text:p>1078.93</text:p>
          </table:table-cell>
          <table:table-cell office:value-type="float" office:value="1314.89" calcext:value-type="float">
            <text:p>1314.89</text:p>
          </table:table-cell>
        </table:table-row>
        <table:table-row table:style-name="ro1">
          <table:table-cell office:value-type="float" office:value="16111827" calcext:value-type="float">
            <text:p>16111827</text:p>
          </table:table-cell>
          <table:table-cell table:formula="of:=[.A1009]/1000/(60*60*24)" office:value-type="time" office:time-value="PT04H28M31.827S" calcext:value-type="time">
            <text:p>04:2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079.97" calcext:value-type="float">
            <text:p>1079.97</text:p>
          </table:table-cell>
          <table:table-cell office:value-type="float" office:value="1316.12" calcext:value-type="float">
            <text:p>1316.12</text:p>
          </table:table-cell>
        </table:table-row>
        <table:table-row table:style-name="ro1">
          <table:table-cell office:value-type="float" office:value="16127827" calcext:value-type="float">
            <text:p>16127827</text:p>
          </table:table-cell>
          <table:table-cell table:formula="of:=[.A1010]/1000/(60*60*24)" office:value-type="time" office:time-value="PT04H28M47.827S" calcext:value-type="time">
            <text:p>04:28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081.02" calcext:value-type="float">
            <text:p>1081.02</text:p>
          </table:table-cell>
          <table:table-cell office:value-type="float" office:value="1317.36" calcext:value-type="float">
            <text:p>1317.36</text:p>
          </table:table-cell>
        </table:table-row>
        <table:table-row table:style-name="ro1">
          <table:table-cell office:value-type="float" office:value="16143827" calcext:value-type="float">
            <text:p>16143827</text:p>
          </table:table-cell>
          <table:table-cell table:formula="of:=[.A1011]/1000/(60*60*24)" office:value-type="time" office:time-value="PT04H29M03.827S" calcext:value-type="time">
            <text:p>04:29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082.06" calcext:value-type="float">
            <text:p>1082.06</text:p>
          </table:table-cell>
          <table:table-cell office:value-type="float" office:value="1318.6" calcext:value-type="float">
            <text:p>1318.6</text:p>
          </table:table-cell>
        </table:table-row>
        <table:table-row table:style-name="ro1">
          <table:table-cell office:value-type="float" office:value="16159827" calcext:value-type="float">
            <text:p>16159827</text:p>
          </table:table-cell>
          <table:table-cell table:formula="of:=[.A1012]/1000/(60*60*24)" office:value-type="time" office:time-value="PT04H29M19.827S" calcext:value-type="time">
            <text:p>04:2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1083.11" calcext:value-type="float">
            <text:p>1083.11</text:p>
          </table:table-cell>
          <table:table-cell office:value-type="float" office:value="1319.83" calcext:value-type="float">
            <text:p>1319.83</text:p>
          </table:table-cell>
        </table:table-row>
        <table:table-row table:style-name="ro1">
          <table:table-cell office:value-type="float" office:value="16175827" calcext:value-type="float">
            <text:p>16175827</text:p>
          </table:table-cell>
          <table:table-cell table:formula="of:=[.A1013]/1000/(60*60*24)" office:value-type="time" office:time-value="PT04H29M35.827S" calcext:value-type="time">
            <text:p>04:29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084.15" calcext:value-type="float">
            <text:p>1084.15</text:p>
          </table:table-cell>
          <table:table-cell office:value-type="float" office:value="1321.07" calcext:value-type="float">
            <text:p>1321.07</text:p>
          </table:table-cell>
        </table:table-row>
        <table:table-row table:style-name="ro1">
          <table:table-cell office:value-type="float" office:value="16191827" calcext:value-type="float">
            <text:p>16191827</text:p>
          </table:table-cell>
          <table:table-cell table:formula="of:=[.A1014]/1000/(60*60*24)" office:value-type="time" office:time-value="PT04H29M51.827S" calcext:value-type="time">
            <text:p>04:29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085.2" calcext:value-type="float">
            <text:p>1085.2</text:p>
          </table:table-cell>
          <table:table-cell office:value-type="float" office:value="1322.31" calcext:value-type="float">
            <text:p>1322.31</text:p>
          </table:table-cell>
        </table:table-row>
        <table:table-row table:style-name="ro1">
          <table:table-cell office:value-type="float" office:value="16207827" calcext:value-type="float">
            <text:p>16207827</text:p>
          </table:table-cell>
          <table:table-cell table:formula="of:=[.A1015]/1000/(60*60*24)" office:value-type="time" office:time-value="PT04H30M07.827S" calcext:value-type="time">
            <text:p>04:30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086.24" calcext:value-type="float">
            <text:p>1086.24</text:p>
          </table:table-cell>
          <table:table-cell office:value-type="float" office:value="1323.55" calcext:value-type="float">
            <text:p>1323.55</text:p>
          </table:table-cell>
        </table:table-row>
        <table:table-row table:style-name="ro1">
          <table:table-cell office:value-type="float" office:value="16223827" calcext:value-type="float">
            <text:p>16223827</text:p>
          </table:table-cell>
          <table:table-cell table:formula="of:=[.A1016]/1000/(60*60*24)" office:value-type="time" office:time-value="PT04H30M23.827S" calcext:value-type="time">
            <text:p>04:3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087.29" calcext:value-type="float">
            <text:p>1087.29</text:p>
          </table:table-cell>
          <table:table-cell office:value-type="float" office:value="1324.78" calcext:value-type="float">
            <text:p>1324.78</text:p>
          </table:table-cell>
        </table:table-row>
        <table:table-row table:style-name="ro1">
          <table:table-cell office:value-type="float" office:value="16239827" calcext:value-type="float">
            <text:p>16239827</text:p>
          </table:table-cell>
          <table:table-cell table:formula="of:=[.A1017]/1000/(60*60*24)" office:value-type="time" office:time-value="PT04H30M39.827S" calcext:value-type="time">
            <text:p>04:3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088.33" calcext:value-type="float">
            <text:p>1088.33</text:p>
          </table:table-cell>
          <table:table-cell office:value-type="float" office:value="1326.02" calcext:value-type="float">
            <text:p>1326.02</text:p>
          </table:table-cell>
        </table:table-row>
        <table:table-row table:style-name="ro1">
          <table:table-cell office:value-type="float" office:value="16255827" calcext:value-type="float">
            <text:p>16255827</text:p>
          </table:table-cell>
          <table:table-cell table:formula="of:=[.A1018]/1000/(60*60*24)" office:value-type="time" office:time-value="PT04H30M55.827S" calcext:value-type="time">
            <text:p>04:3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1089.38" calcext:value-type="float">
            <text:p>1089.38</text:p>
          </table:table-cell>
          <table:table-cell office:value-type="float" office:value="1327.26" calcext:value-type="float">
            <text:p>1327.26</text:p>
          </table:table-cell>
        </table:table-row>
        <table:table-row table:style-name="ro1">
          <table:table-cell office:value-type="float" office:value="16271827" calcext:value-type="float">
            <text:p>16271827</text:p>
          </table:table-cell>
          <table:table-cell table:formula="of:=[.A1019]/1000/(60*60*24)" office:value-type="time" office:time-value="PT04H31M11.827S" calcext:value-type="time">
            <text:p>04:3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090.42" calcext:value-type="float">
            <text:p>1090.42</text:p>
          </table:table-cell>
          <table:table-cell office:value-type="float" office:value="1328.49" calcext:value-type="float">
            <text:p>1328.49</text:p>
          </table:table-cell>
        </table:table-row>
        <table:table-row table:style-name="ro1">
          <table:table-cell office:value-type="float" office:value="16287827" calcext:value-type="float">
            <text:p>16287827</text:p>
          </table:table-cell>
          <table:table-cell table:formula="of:=[.A1020]/1000/(60*60*24)" office:value-type="time" office:time-value="PT04H31M27.827S" calcext:value-type="time">
            <text:p>04:31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091.47" calcext:value-type="float">
            <text:p>1091.47</text:p>
          </table:table-cell>
          <table:table-cell office:value-type="float" office:value="1329.73" calcext:value-type="float">
            <text:p>1329.73</text:p>
          </table:table-cell>
        </table:table-row>
        <table:table-row table:style-name="ro1">
          <table:table-cell office:value-type="float" office:value="16303827" calcext:value-type="float">
            <text:p>16303827</text:p>
          </table:table-cell>
          <table:table-cell table:formula="of:=[.A1021]/1000/(60*60*24)" office:value-type="time" office:time-value="PT04H31M43.827S" calcext:value-type="time">
            <text:p>04:3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092.51" calcext:value-type="float">
            <text:p>1092.51</text:p>
          </table:table-cell>
          <table:table-cell office:value-type="float" office:value="1330.97" calcext:value-type="float">
            <text:p>1330.97</text:p>
          </table:table-cell>
        </table:table-row>
        <table:table-row table:style-name="ro1">
          <table:table-cell office:value-type="float" office:value="16319827" calcext:value-type="float">
            <text:p>16319827</text:p>
          </table:table-cell>
          <table:table-cell table:formula="of:=[.A1022]/1000/(60*60*24)" office:value-type="time" office:time-value="PT04H31M59.827S" calcext:value-type="time">
            <text:p>04:32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1093.55" calcext:value-type="float">
            <text:p>1093.55</text:p>
          </table:table-cell>
          <table:table-cell office:value-type="float" office:value="1332.2" calcext:value-type="float">
            <text:p>1332.2</text:p>
          </table:table-cell>
        </table:table-row>
        <table:table-row table:style-name="ro1">
          <table:table-cell office:value-type="float" office:value="16335827" calcext:value-type="float">
            <text:p>16335827</text:p>
          </table:table-cell>
          <table:table-cell table:formula="of:=[.A1023]/1000/(60*60*24)" office:value-type="time" office:time-value="PT04H32M15.827S" calcext:value-type="time">
            <text:p>04:32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1094.6" calcext:value-type="float">
            <text:p>1094.6</text:p>
          </table:table-cell>
          <table:table-cell office:value-type="float" office:value="1333.44" calcext:value-type="float">
            <text:p>1333.44</text:p>
          </table:table-cell>
        </table:table-row>
        <table:table-row table:style-name="ro1">
          <table:table-cell office:value-type="float" office:value="16351827" calcext:value-type="float">
            <text:p>16351827</text:p>
          </table:table-cell>
          <table:table-cell table:formula="of:=[.A1024]/1000/(60*60*24)" office:value-type="time" office:time-value="PT04H32M31.827S" calcext:value-type="time">
            <text:p>04:32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095.64" calcext:value-type="float">
            <text:p>1095.64</text:p>
          </table:table-cell>
          <table:table-cell office:value-type="float" office:value="1334.68" calcext:value-type="float">
            <text:p>1334.68</text:p>
          </table:table-cell>
        </table:table-row>
        <table:table-row table:style-name="ro1">
          <table:table-cell office:value-type="float" office:value="16367827" calcext:value-type="float">
            <text:p>16367827</text:p>
          </table:table-cell>
          <table:table-cell table:formula="of:=[.A1025]/1000/(60*60*24)" office:value-type="time" office:time-value="PT04H32M47.827S" calcext:value-type="time">
            <text:p>04:3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096.69" calcext:value-type="float">
            <text:p>1096.69</text:p>
          </table:table-cell>
          <table:table-cell office:value-type="float" office:value="1335.91" calcext:value-type="float">
            <text:p>1335.91</text:p>
          </table:table-cell>
        </table:table-row>
        <table:table-row table:style-name="ro1">
          <table:table-cell office:value-type="float" office:value="16383827" calcext:value-type="float">
            <text:p>16383827</text:p>
          </table:table-cell>
          <table:table-cell table:formula="of:=[.A1026]/1000/(60*60*24)" office:value-type="time" office:time-value="PT04H33M03.827S" calcext:value-type="time">
            <text:p>04:3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1097.73" calcext:value-type="float">
            <text:p>1097.73</text:p>
          </table:table-cell>
          <table:table-cell office:value-type="float" office:value="1337.15" calcext:value-type="float">
            <text:p>1337.15</text:p>
          </table:table-cell>
        </table:table-row>
        <table:table-row table:style-name="ro1">
          <table:table-cell office:value-type="float" office:value="16399827" calcext:value-type="float">
            <text:p>16399827</text:p>
          </table:table-cell>
          <table:table-cell table:formula="of:=[.A1027]/1000/(60*60*24)" office:value-type="time" office:time-value="PT04H33M19.827S" calcext:value-type="time">
            <text:p>04:33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098.78" calcext:value-type="float">
            <text:p>1098.78</text:p>
          </table:table-cell>
          <table:table-cell office:value-type="float" office:value="1338.39" calcext:value-type="float">
            <text:p>1338.39</text:p>
          </table:table-cell>
        </table:table-row>
        <table:table-row table:style-name="ro1">
          <table:table-cell office:value-type="float" office:value="16415827" calcext:value-type="float">
            <text:p>16415827</text:p>
          </table:table-cell>
          <table:table-cell table:formula="of:=[.A1028]/1000/(60*60*24)" office:value-type="time" office:time-value="PT04H33M35.827S" calcext:value-type="time">
            <text:p>04:3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099.82" calcext:value-type="float">
            <text:p>1099.82</text:p>
          </table:table-cell>
          <table:table-cell office:value-type="float" office:value="1339.63" calcext:value-type="float">
            <text:p>1339.63</text:p>
          </table:table-cell>
        </table:table-row>
        <table:table-row table:style-name="ro1">
          <table:table-cell office:value-type="float" office:value="16431827" calcext:value-type="float">
            <text:p>16431827</text:p>
          </table:table-cell>
          <table:table-cell table:formula="of:=[.A1029]/1000/(60*60*24)" office:value-type="time" office:time-value="PT04H33M51.827S" calcext:value-type="time">
            <text:p>04:3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100.87" calcext:value-type="float">
            <text:p>1100.87</text:p>
          </table:table-cell>
          <table:table-cell office:value-type="float" office:value="1340.86" calcext:value-type="float">
            <text:p>1340.86</text:p>
          </table:table-cell>
        </table:table-row>
        <table:table-row table:style-name="ro1">
          <table:table-cell office:value-type="float" office:value="16447827" calcext:value-type="float">
            <text:p>16447827</text:p>
          </table:table-cell>
          <table:table-cell table:formula="of:=[.A1030]/1000/(60*60*24)" office:value-type="time" office:time-value="PT04H34M07.827S" calcext:value-type="time">
            <text:p>04:3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101.91" calcext:value-type="float">
            <text:p>1101.91</text:p>
          </table:table-cell>
          <table:table-cell office:value-type="float" office:value="1342.1" calcext:value-type="float">
            <text:p>1342.1</text:p>
          </table:table-cell>
        </table:table-row>
        <table:table-row table:style-name="ro1">
          <table:table-cell office:value-type="float" office:value="16463827" calcext:value-type="float">
            <text:p>16463827</text:p>
          </table:table-cell>
          <table:table-cell table:formula="of:=[.A1031]/1000/(60*60*24)" office:value-type="time" office:time-value="PT04H34M23.827S" calcext:value-type="time">
            <text:p>04:3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102.96" calcext:value-type="float">
            <text:p>1102.96</text:p>
          </table:table-cell>
          <table:table-cell office:value-type="float" office:value="1343.33" calcext:value-type="float">
            <text:p>1343.33</text:p>
          </table:table-cell>
        </table:table-row>
        <table:table-row table:style-name="ro1">
          <table:table-cell office:value-type="float" office:value="16479827" calcext:value-type="float">
            <text:p>16479827</text:p>
          </table:table-cell>
          <table:table-cell table:formula="of:=[.A1032]/1000/(60*60*24)" office:value-type="time" office:time-value="PT04H34M39.827S" calcext:value-type="time">
            <text:p>04:3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1104" calcext:value-type="float">
            <text:p>1104</text:p>
          </table:table-cell>
          <table:table-cell office:value-type="float" office:value="1344.57" calcext:value-type="float">
            <text:p>1344.57</text:p>
          </table:table-cell>
        </table:table-row>
        <table:table-row table:style-name="ro1">
          <table:table-cell office:value-type="float" office:value="16495827" calcext:value-type="float">
            <text:p>16495827</text:p>
          </table:table-cell>
          <table:table-cell table:formula="of:=[.A1033]/1000/(60*60*24)" office:value-type="time" office:time-value="PT04H34M55.827S" calcext:value-type="time">
            <text:p>04:3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105.05" calcext:value-type="float">
            <text:p>1105.05</text:p>
          </table:table-cell>
          <table:table-cell office:value-type="float" office:value="1345.81" calcext:value-type="float">
            <text:p>1345.81</text:p>
          </table:table-cell>
        </table:table-row>
        <table:table-row table:style-name="ro1">
          <table:table-cell office:value-type="float" office:value="16511827" calcext:value-type="float">
            <text:p>16511827</text:p>
          </table:table-cell>
          <table:table-cell table:formula="of:=[.A1034]/1000/(60*60*24)" office:value-type="time" office:time-value="PT04H35M11.827S" calcext:value-type="time">
            <text:p>04:3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106.09" calcext:value-type="float">
            <text:p>1106.09</text:p>
          </table:table-cell>
          <table:table-cell office:value-type="float" office:value="1347.04" calcext:value-type="float">
            <text:p>1347.04</text:p>
          </table:table-cell>
        </table:table-row>
        <table:table-row table:style-name="ro1">
          <table:table-cell office:value-type="float" office:value="16527827" calcext:value-type="float">
            <text:p>16527827</text:p>
          </table:table-cell>
          <table:table-cell table:formula="of:=[.A1035]/1000/(60*60*24)" office:value-type="time" office:time-value="PT04H35M27.827S" calcext:value-type="time">
            <text:p>04:35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107.14" calcext:value-type="float">
            <text:p>1107.14</text:p>
          </table:table-cell>
          <table:table-cell office:value-type="float" office:value="1348.28" calcext:value-type="float">
            <text:p>1348.28</text:p>
          </table:table-cell>
        </table:table-row>
        <table:table-row table:style-name="ro1">
          <table:table-cell office:value-type="float" office:value="16543827" calcext:value-type="float">
            <text:p>16543827</text:p>
          </table:table-cell>
          <table:table-cell table:formula="of:=[.A1036]/1000/(60*60*24)" office:value-type="time" office:time-value="PT04H35M43.827S" calcext:value-type="time">
            <text:p>04:3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108.18" calcext:value-type="float">
            <text:p>1108.18</text:p>
          </table:table-cell>
          <table:table-cell office:value-type="float" office:value="1349.52" calcext:value-type="float">
            <text:p>1349.52</text:p>
          </table:table-cell>
        </table:table-row>
        <table:table-row table:style-name="ro1">
          <table:table-cell office:value-type="float" office:value="16559827" calcext:value-type="float">
            <text:p>16559827</text:p>
          </table:table-cell>
          <table:table-cell table:formula="of:=[.A1037]/1000/(60*60*24)" office:value-type="time" office:time-value="PT04H35M59.827S" calcext:value-type="time">
            <text:p>04:36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109.22" calcext:value-type="float">
            <text:p>1109.22</text:p>
          </table:table-cell>
          <table:table-cell office:value-type="float" office:value="1350.75" calcext:value-type="float">
            <text:p>1350.75</text:p>
          </table:table-cell>
        </table:table-row>
        <table:table-row table:style-name="ro1">
          <table:table-cell office:value-type="float" office:value="16575827" calcext:value-type="float">
            <text:p>16575827</text:p>
          </table:table-cell>
          <table:table-cell table:formula="of:=[.A1038]/1000/(60*60*24)" office:value-type="time" office:time-value="PT04H36M15.827S" calcext:value-type="time">
            <text:p>04:36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110.27" calcext:value-type="float">
            <text:p>1110.27</text:p>
          </table:table-cell>
          <table:table-cell office:value-type="float" office:value="1351.99" calcext:value-type="float">
            <text:p>1351.99</text:p>
          </table:table-cell>
        </table:table-row>
        <table:table-row table:style-name="ro1">
          <table:table-cell office:value-type="float" office:value="16591827" calcext:value-type="float">
            <text:p>16591827</text:p>
          </table:table-cell>
          <table:table-cell table:formula="of:=[.A1039]/1000/(60*60*24)" office:value-type="time" office:time-value="PT04H36M31.827S" calcext:value-type="time">
            <text:p>04:3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111.31" calcext:value-type="float">
            <text:p>1111.31</text:p>
          </table:table-cell>
          <table:table-cell office:value-type="float" office:value="1353.22" calcext:value-type="float">
            <text:p>1353.22</text:p>
          </table:table-cell>
        </table:table-row>
        <table:table-row table:style-name="ro1">
          <table:table-cell office:value-type="float" office:value="16607827" calcext:value-type="float">
            <text:p>16607827</text:p>
          </table:table-cell>
          <table:table-cell table:formula="of:=[.A1040]/1000/(60*60*24)" office:value-type="time" office:time-value="PT04H36M47.827S" calcext:value-type="time">
            <text:p>04:3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112.36" calcext:value-type="float">
            <text:p>1112.36</text:p>
          </table:table-cell>
          <table:table-cell office:value-type="float" office:value="1354.46" calcext:value-type="float">
            <text:p>1354.46</text:p>
          </table:table-cell>
        </table:table-row>
        <table:table-row table:style-name="ro1">
          <table:table-cell office:value-type="float" office:value="16623827" calcext:value-type="float">
            <text:p>16623827</text:p>
          </table:table-cell>
          <table:table-cell table:formula="of:=[.A1041]/1000/(60*60*24)" office:value-type="time" office:time-value="PT04H37M03.827S" calcext:value-type="time">
            <text:p>04:3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113.4" calcext:value-type="float">
            <text:p>1113.4</text:p>
          </table:table-cell>
          <table:table-cell office:value-type="float" office:value="1355.7" calcext:value-type="float">
            <text:p>1355.7</text:p>
          </table:table-cell>
        </table:table-row>
        <table:table-row table:style-name="ro1">
          <table:table-cell office:value-type="float" office:value="16639827" calcext:value-type="float">
            <text:p>16639827</text:p>
          </table:table-cell>
          <table:table-cell table:formula="of:=[.A1042]/1000/(60*60*24)" office:value-type="time" office:time-value="PT04H37M19.827S" calcext:value-type="time">
            <text:p>04:37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114.45" calcext:value-type="float">
            <text:p>1114.45</text:p>
          </table:table-cell>
          <table:table-cell office:value-type="float" office:value="1356.93" calcext:value-type="float">
            <text:p>1356.93</text:p>
          </table:table-cell>
        </table:table-row>
        <table:table-row table:style-name="ro1">
          <table:table-cell office:value-type="float" office:value="16655826" calcext:value-type="float">
            <text:p>16655826</text:p>
          </table:table-cell>
          <table:table-cell table:formula="of:=[.A1043]/1000/(60*60*24)" office:value-type="time" office:time-value="PT04H37M35.826S" calcext:value-type="time">
            <text:p>04:37:36</text:p>
          </table:table-cell>
          <table:table-cell office:value-type="float" office:value="1.19" calcext:value-type="float">
            <text:p>1.19</text:p>
          </table:table-cell>
          <table:table-cell office:value-type="float" office:value="234.9" calcext:value-type="float">
            <text:p>234.9</text:p>
          </table:table-cell>
          <table:table-cell office:value-type="float" office:value="278.94" calcext:value-type="float">
            <text:p>278.94</text:p>
          </table:table-cell>
          <table:table-cell office:value-type="float" office:value="1115.49" calcext:value-type="float">
            <text:p>1115.49</text:p>
          </table:table-cell>
          <table:table-cell office:value-type="float" office:value="1358.17" calcext:value-type="float">
            <text:p>1358.17</text:p>
          </table:table-cell>
        </table:table-row>
        <table:table-row table:style-name="ro1">
          <table:table-cell office:value-type="float" office:value="16671827" calcext:value-type="float">
            <text:p>16671827</text:p>
          </table:table-cell>
          <table:table-cell table:formula="of:=[.A1044]/1000/(60*60*24)" office:value-type="time" office:time-value="PT04H37M51.827S" calcext:value-type="time">
            <text:p>04:3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16.54" calcext:value-type="float">
            <text:p>1116.54</text:p>
          </table:table-cell>
          <table:table-cell office:value-type="float" office:value="1359.4" calcext:value-type="float">
            <text:p>1359.4</text:p>
          </table:table-cell>
        </table:table-row>
        <table:table-row table:style-name="ro1">
          <table:table-cell office:value-type="float" office:value="16687827" calcext:value-type="float">
            <text:p>16687827</text:p>
          </table:table-cell>
          <table:table-cell table:formula="of:=[.A1045]/1000/(60*60*24)" office:value-type="time" office:time-value="PT04H38M07.827S" calcext:value-type="time">
            <text:p>04:3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117.58" calcext:value-type="float">
            <text:p>1117.58</text:p>
          </table:table-cell>
          <table:table-cell office:value-type="float" office:value="1360.64" calcext:value-type="float">
            <text:p>1360.64</text:p>
          </table:table-cell>
        </table:table-row>
        <table:table-row table:style-name="ro1">
          <table:table-cell office:value-type="float" office:value="16703827" calcext:value-type="float">
            <text:p>16703827</text:p>
          </table:table-cell>
          <table:table-cell table:formula="of:=[.A1046]/1000/(60*60*24)" office:value-type="time" office:time-value="PT04H38M23.827S" calcext:value-type="time">
            <text:p>04:38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118.63" calcext:value-type="float">
            <text:p>1118.63</text:p>
          </table:table-cell>
          <table:table-cell office:value-type="float" office:value="1361.88" calcext:value-type="float">
            <text:p>1361.88</text:p>
          </table:table-cell>
        </table:table-row>
        <table:table-row table:style-name="ro1">
          <table:table-cell office:value-type="float" office:value="16719827" calcext:value-type="float">
            <text:p>16719827</text:p>
          </table:table-cell>
          <table:table-cell table:formula="of:=[.A1047]/1000/(60*60*24)" office:value-type="time" office:time-value="PT04H38M39.827S" calcext:value-type="time">
            <text:p>04:3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119.67" calcext:value-type="float">
            <text:p>1119.67</text:p>
          </table:table-cell>
          <table:table-cell office:value-type="float" office:value="1363.11" calcext:value-type="float">
            <text:p>1363.11</text:p>
          </table:table-cell>
        </table:table-row>
        <table:table-row table:style-name="ro1">
          <table:table-cell office:value-type="float" office:value="16735827" calcext:value-type="float">
            <text:p>16735827</text:p>
          </table:table-cell>
          <table:table-cell table:formula="of:=[.A1048]/1000/(60*60*24)" office:value-type="time" office:time-value="PT04H38M55.827S" calcext:value-type="time">
            <text:p>04:38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20.71" calcext:value-type="float">
            <text:p>1120.71</text:p>
          </table:table-cell>
          <table:table-cell office:value-type="float" office:value="1364.35" calcext:value-type="float">
            <text:p>1364.35</text:p>
          </table:table-cell>
        </table:table-row>
        <table:table-row table:style-name="ro1">
          <table:table-cell office:value-type="float" office:value="16751827" calcext:value-type="float">
            <text:p>16751827</text:p>
          </table:table-cell>
          <table:table-cell table:formula="of:=[.A1049]/1000/(60*60*24)" office:value-type="time" office:time-value="PT04H39M11.827S" calcext:value-type="time">
            <text:p>04:3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21.76" calcext:value-type="float">
            <text:p>1121.76</text:p>
          </table:table-cell>
          <table:table-cell office:value-type="float" office:value="1365.59" calcext:value-type="float">
            <text:p>1365.59</text:p>
          </table:table-cell>
        </table:table-row>
        <table:table-row table:style-name="ro1">
          <table:table-cell office:value-type="float" office:value="16767827" calcext:value-type="float">
            <text:p>16767827</text:p>
          </table:table-cell>
          <table:table-cell table:formula="of:=[.A1050]/1000/(60*60*24)" office:value-type="time" office:time-value="PT04H39M27.827S" calcext:value-type="time">
            <text:p>04:39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122.8" calcext:value-type="float">
            <text:p>1122.8</text:p>
          </table:table-cell>
          <table:table-cell office:value-type="float" office:value="1366.82" calcext:value-type="float">
            <text:p>1366.82</text:p>
          </table:table-cell>
        </table:table-row>
        <table:table-row table:style-name="ro1">
          <table:table-cell office:value-type="float" office:value="16783827" calcext:value-type="float">
            <text:p>16783827</text:p>
          </table:table-cell>
          <table:table-cell table:formula="of:=[.A1051]/1000/(60*60*24)" office:value-type="time" office:time-value="PT04H39M43.827S" calcext:value-type="time">
            <text:p>04:3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123.85" calcext:value-type="float">
            <text:p>1123.85</text:p>
          </table:table-cell>
          <table:table-cell office:value-type="float" office:value="1368.06" calcext:value-type="float">
            <text:p>1368.06</text:p>
          </table:table-cell>
        </table:table-row>
        <table:table-row table:style-name="ro1">
          <table:table-cell office:value-type="float" office:value="16799827" calcext:value-type="float">
            <text:p>16799827</text:p>
          </table:table-cell>
          <table:table-cell table:formula="of:=[.A1052]/1000/(60*60*24)" office:value-type="time" office:time-value="PT04H39M59.827S" calcext:value-type="time">
            <text:p>04:40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124.89" calcext:value-type="float">
            <text:p>1124.89</text:p>
          </table:table-cell>
          <table:table-cell office:value-type="float" office:value="1369.29" calcext:value-type="float">
            <text:p>1369.29</text:p>
          </table:table-cell>
        </table:table-row>
        <table:table-row table:style-name="ro1">
          <table:table-cell office:value-type="float" office:value="16815827" calcext:value-type="float">
            <text:p>16815827</text:p>
          </table:table-cell>
          <table:table-cell table:formula="of:=[.A1053]/1000/(60*60*24)" office:value-type="time" office:time-value="PT04H40M15.827S" calcext:value-type="time">
            <text:p>04:40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125.94" calcext:value-type="float">
            <text:p>1125.94</text:p>
          </table:table-cell>
          <table:table-cell office:value-type="float" office:value="1370.53" calcext:value-type="float">
            <text:p>1370.53</text:p>
          </table:table-cell>
        </table:table-row>
        <table:table-row table:style-name="ro1">
          <table:table-cell office:value-type="float" office:value="16831827" calcext:value-type="float">
            <text:p>16831827</text:p>
          </table:table-cell>
          <table:table-cell table:formula="of:=[.A1054]/1000/(60*60*24)" office:value-type="time" office:time-value="PT04H40M31.827S" calcext:value-type="time">
            <text:p>04:40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126.98" calcext:value-type="float">
            <text:p>1126.98</text:p>
          </table:table-cell>
          <table:table-cell office:value-type="float" office:value="1371.76" calcext:value-type="float">
            <text:p>1371.76</text:p>
          </table:table-cell>
        </table:table-row>
        <table:table-row table:style-name="ro1">
          <table:table-cell office:value-type="float" office:value="16847827" calcext:value-type="float">
            <text:p>16847827</text:p>
          </table:table-cell>
          <table:table-cell table:formula="of:=[.A1055]/1000/(60*60*24)" office:value-type="time" office:time-value="PT04H40M47.827S" calcext:value-type="time">
            <text:p>04:40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28.02" calcext:value-type="float">
            <text:p>1128.02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16863827" calcext:value-type="float">
            <text:p>16863827</text:p>
          </table:table-cell>
          <table:table-cell table:formula="of:=[.A1056]/1000/(60*60*24)" office:value-type="time" office:time-value="PT04H41M03.827S" calcext:value-type="time">
            <text:p>04:4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29.07" calcext:value-type="float">
            <text:p>1129.07</text:p>
          </table:table-cell>
          <table:table-cell office:value-type="float" office:value="1374.24" calcext:value-type="float">
            <text:p>1374.24</text:p>
          </table:table-cell>
        </table:table-row>
        <table:table-row table:style-name="ro1">
          <table:table-cell office:value-type="float" office:value="16879827" calcext:value-type="float">
            <text:p>16879827</text:p>
          </table:table-cell>
          <table:table-cell table:formula="of:=[.A1057]/1000/(60*60*24)" office:value-type="time" office:time-value="PT04H41M19.827S" calcext:value-type="time">
            <text:p>04:41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30.11" calcext:value-type="float">
            <text:p>1130.11</text:p>
          </table:table-cell>
          <table:table-cell office:value-type="float" office:value="1375.47" calcext:value-type="float">
            <text:p>1375.47</text:p>
          </table:table-cell>
        </table:table-row>
        <table:table-row table:style-name="ro1">
          <table:table-cell office:value-type="float" office:value="16895827" calcext:value-type="float">
            <text:p>16895827</text:p>
          </table:table-cell>
          <table:table-cell table:formula="of:=[.A1058]/1000/(60*60*24)" office:value-type="time" office:time-value="PT04H41M35.827S" calcext:value-type="time">
            <text:p>04:41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31.16" calcext:value-type="float">
            <text:p>1131.16</text:p>
          </table:table-cell>
          <table:table-cell office:value-type="float" office:value="1376.71" calcext:value-type="float">
            <text:p>1376.71</text:p>
          </table:table-cell>
        </table:table-row>
        <table:table-row table:style-name="ro1">
          <table:table-cell office:value-type="float" office:value="16911827" calcext:value-type="float">
            <text:p>16911827</text:p>
          </table:table-cell>
          <table:table-cell table:formula="of:=[.A1059]/1000/(60*60*24)" office:value-type="time" office:time-value="PT04H41M51.827S" calcext:value-type="time">
            <text:p>04:41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32.2" calcext:value-type="float">
            <text:p>1132.2</text:p>
          </table:table-cell>
          <table:table-cell office:value-type="float" office:value="1377.94" calcext:value-type="float">
            <text:p>1377.94</text:p>
          </table:table-cell>
        </table:table-row>
        <table:table-row table:style-name="ro1">
          <table:table-cell office:value-type="float" office:value="16927827" calcext:value-type="float">
            <text:p>16927827</text:p>
          </table:table-cell>
          <table:table-cell table:formula="of:=[.A1060]/1000/(60*60*24)" office:value-type="time" office:time-value="PT04H42M07.827S" calcext:value-type="time">
            <text:p>04:42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33.24" calcext:value-type="float">
            <text:p>1133.24</text:p>
          </table:table-cell>
          <table:table-cell office:value-type="float" office:value="1379.18" calcext:value-type="float">
            <text:p>1379.18</text:p>
          </table:table-cell>
        </table:table-row>
        <table:table-row table:style-name="ro1">
          <table:table-cell office:value-type="float" office:value="16943827" calcext:value-type="float">
            <text:p>16943827</text:p>
          </table:table-cell>
          <table:table-cell table:formula="of:=[.A1061]/1000/(60*60*24)" office:value-type="time" office:time-value="PT04H42M23.827S" calcext:value-type="time">
            <text:p>04:42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134.29" calcext:value-type="float">
            <text:p>1134.29</text:p>
          </table:table-cell>
          <table:table-cell office:value-type="float" office:value="1380.41" calcext:value-type="float">
            <text:p>1380.41</text:p>
          </table:table-cell>
        </table:table-row>
        <table:table-row table:style-name="ro1">
          <table:table-cell office:value-type="float" office:value="16959827" calcext:value-type="float">
            <text:p>16959827</text:p>
          </table:table-cell>
          <table:table-cell table:formula="of:=[.A1062]/1000/(60*60*24)" office:value-type="time" office:time-value="PT04H42M39.827S" calcext:value-type="time">
            <text:p>04:42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35.33" calcext:value-type="float">
            <text:p>1135.33</text:p>
          </table:table-cell>
          <table:table-cell office:value-type="float" office:value="1381.65" calcext:value-type="float">
            <text:p>1381.65</text:p>
          </table:table-cell>
        </table:table-row>
        <table:table-row table:style-name="ro1">
          <table:table-cell office:value-type="float" office:value="16975827" calcext:value-type="float">
            <text:p>16975827</text:p>
          </table:table-cell>
          <table:table-cell table:formula="of:=[.A1063]/1000/(60*60*24)" office:value-type="time" office:time-value="PT04H42M55.827S" calcext:value-type="time">
            <text:p>04:42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36.37" calcext:value-type="float">
            <text:p>1136.37</text:p>
          </table:table-cell>
          <table:table-cell office:value-type="float" office:value="1382.88" calcext:value-type="float">
            <text:p>1382.88</text:p>
          </table:table-cell>
        </table:table-row>
        <table:table-row table:style-name="ro1">
          <table:table-cell office:value-type="float" office:value="16991827" calcext:value-type="float">
            <text:p>16991827</text:p>
          </table:table-cell>
          <table:table-cell table:formula="of:=[.A1064]/1000/(60*60*24)" office:value-type="time" office:time-value="PT04H43M11.827S" calcext:value-type="time">
            <text:p>04:4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37.42" calcext:value-type="float">
            <text:p>1137.42</text:p>
          </table:table-cell>
          <table:table-cell office:value-type="float" office:value="1384.12" calcext:value-type="float">
            <text:p>1384.12</text:p>
          </table:table-cell>
        </table:table-row>
        <table:table-row table:style-name="ro1">
          <table:table-cell office:value-type="float" office:value="17007827" calcext:value-type="float">
            <text:p>17007827</text:p>
          </table:table-cell>
          <table:table-cell table:formula="of:=[.A1065]/1000/(60*60*24)" office:value-type="time" office:time-value="PT04H43M27.827S" calcext:value-type="time">
            <text:p>04:43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38.46" calcext:value-type="float">
            <text:p>1138.46</text:p>
          </table:table-cell>
          <table:table-cell office:value-type="float" office:value="1385.35" calcext:value-type="float">
            <text:p>1385.35</text:p>
          </table:table-cell>
        </table:table-row>
        <table:table-row table:style-name="ro1">
          <table:table-cell office:value-type="float" office:value="17023827" calcext:value-type="float">
            <text:p>17023827</text:p>
          </table:table-cell>
          <table:table-cell table:formula="of:=[.A1066]/1000/(60*60*24)" office:value-type="time" office:time-value="PT04H43M43.827S" calcext:value-type="time">
            <text:p>04:43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39.5" calcext:value-type="float">
            <text:p>1139.5</text:p>
          </table:table-cell>
          <table:table-cell office:value-type="float" office:value="1386.59" calcext:value-type="float">
            <text:p>1386.59</text:p>
          </table:table-cell>
        </table:table-row>
        <table:table-row table:style-name="ro1">
          <table:table-cell office:value-type="float" office:value="17039827" calcext:value-type="float">
            <text:p>17039827</text:p>
          </table:table-cell>
          <table:table-cell table:formula="of:=[.A1067]/1000/(60*60*24)" office:value-type="time" office:time-value="PT04H43M59.827S" calcext:value-type="time">
            <text:p>04:44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40.55" calcext:value-type="float">
            <text:p>1140.55</text:p>
          </table:table-cell>
          <table:table-cell office:value-type="float" office:value="1387.82" calcext:value-type="float">
            <text:p>1387.82</text:p>
          </table:table-cell>
        </table:table-row>
        <table:table-row table:style-name="ro1">
          <table:table-cell office:value-type="float" office:value="17055827" calcext:value-type="float">
            <text:p>17055827</text:p>
          </table:table-cell>
          <table:table-cell table:formula="of:=[.A1068]/1000/(60*60*24)" office:value-type="time" office:time-value="PT04H44M15.827S" calcext:value-type="time">
            <text:p>04:44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141.59" calcext:value-type="float">
            <text:p>1141.59</text:p>
          </table:table-cell>
          <table:table-cell office:value-type="float" office:value="1389.06" calcext:value-type="float">
            <text:p>1389.06</text:p>
          </table:table-cell>
        </table:table-row>
        <table:table-row table:style-name="ro1">
          <table:table-cell office:value-type="float" office:value="17071827" calcext:value-type="float">
            <text:p>17071827</text:p>
          </table:table-cell>
          <table:table-cell table:formula="of:=[.A1069]/1000/(60*60*24)" office:value-type="time" office:time-value="PT04H44M31.827S" calcext:value-type="time">
            <text:p>04:44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42.63" calcext:value-type="float">
            <text:p>1142.63</text:p>
          </table:table-cell>
          <table:table-cell office:value-type="float" office:value="1390.29" calcext:value-type="float">
            <text:p>1390.29</text:p>
          </table:table-cell>
        </table:table-row>
        <table:table-row table:style-name="ro1">
          <table:table-cell office:value-type="float" office:value="17087827" calcext:value-type="float">
            <text:p>17087827</text:p>
          </table:table-cell>
          <table:table-cell table:formula="of:=[.A1070]/1000/(60*60*24)" office:value-type="time" office:time-value="PT04H44M47.827S" calcext:value-type="time">
            <text:p>04:44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43.68" calcext:value-type="float">
            <text:p>1143.68</text:p>
          </table:table-cell>
          <table:table-cell office:value-type="float" office:value="1391.53" calcext:value-type="float">
            <text:p>1391.53</text:p>
          </table:table-cell>
        </table:table-row>
        <table:table-row table:style-name="ro1">
          <table:table-cell office:value-type="float" office:value="17103827" calcext:value-type="float">
            <text:p>17103827</text:p>
          </table:table-cell>
          <table:table-cell table:formula="of:=[.A1071]/1000/(60*60*24)" office:value-type="time" office:time-value="PT04H45M03.827S" calcext:value-type="time">
            <text:p>04:45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44.72" calcext:value-type="float">
            <text:p>1144.72</text:p>
          </table:table-cell>
          <table:table-cell office:value-type="float" office:value="1392.76" calcext:value-type="float">
            <text:p>1392.76</text:p>
          </table:table-cell>
        </table:table-row>
        <table:table-row table:style-name="ro1">
          <table:table-cell office:value-type="float" office:value="17119827" calcext:value-type="float">
            <text:p>17119827</text:p>
          </table:table-cell>
          <table:table-cell table:formula="of:=[.A1072]/1000/(60*60*24)" office:value-type="time" office:time-value="PT04H45M19.827S" calcext:value-type="time">
            <text:p>04:45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45.76" calcext:value-type="float">
            <text:p>1145.76</text:p>
          </table:table-cell>
          <table:table-cell office:value-type="float" office:value="1393.99" calcext:value-type="float">
            <text:p>1393.99</text:p>
          </table:table-cell>
        </table:table-row>
        <table:table-row table:style-name="ro1">
          <table:table-cell office:value-type="float" office:value="17135827" calcext:value-type="float">
            <text:p>17135827</text:p>
          </table:table-cell>
          <table:table-cell table:formula="of:=[.A1073]/1000/(60*60*24)" office:value-type="time" office:time-value="PT04H45M35.827S" calcext:value-type="time">
            <text:p>04:45:36</text:p>
          </table:table-cell>
          <table:table-cell office:value-type="float" office:value="1.19" calcext:value-type="float">
            <text:p>1.19</text:p>
          </table:table-cell>
          <table:table-cell office:value-type="float" office:value="234.8" calcext:value-type="float">
            <text:p>234.8</text:p>
          </table:table-cell>
          <table:table-cell office:value-type="float" office:value="278.82" calcext:value-type="float">
            <text:p>278.82</text:p>
          </table:table-cell>
          <table:table-cell office:value-type="float" office:value="1146.81" calcext:value-type="float">
            <text:p>1146.81</text:p>
          </table:table-cell>
          <table:table-cell office:value-type="float" office:value="1395.23" calcext:value-type="float">
            <text:p>1395.23</text:p>
          </table:table-cell>
        </table:table-row>
        <table:table-row table:style-name="ro1">
          <table:table-cell office:value-type="float" office:value="17151827" calcext:value-type="float">
            <text:p>17151827</text:p>
          </table:table-cell>
          <table:table-cell table:formula="of:=[.A1074]/1000/(60*60*24)" office:value-type="time" office:time-value="PT04H45M51.827S" calcext:value-type="time">
            <text:p>04:45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47.85" calcext:value-type="float">
            <text:p>1147.85</text:p>
          </table:table-cell>
          <table:table-cell office:value-type="float" office:value="1396.46" calcext:value-type="float">
            <text:p>1396.46</text:p>
          </table:table-cell>
        </table:table-row>
        <table:table-row table:style-name="ro1">
          <table:table-cell office:value-type="float" office:value="17167827" calcext:value-type="float">
            <text:p>17167827</text:p>
          </table:table-cell>
          <table:table-cell table:formula="of:=[.A1075]/1000/(60*60*24)" office:value-type="time" office:time-value="PT04H46M07.827S" calcext:value-type="time">
            <text:p>04:46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48.89" calcext:value-type="float">
            <text:p>1148.89</text:p>
          </table:table-cell>
          <table:table-cell office:value-type="float" office:value="1397.7" calcext:value-type="float">
            <text:p>1397.7</text:p>
          </table:table-cell>
        </table:table-row>
        <table:table-row table:style-name="ro1">
          <table:table-cell office:value-type="float" office:value="17183827" calcext:value-type="float">
            <text:p>17183827</text:p>
          </table:table-cell>
          <table:table-cell table:formula="of:=[.A1076]/1000/(60*60*24)" office:value-type="time" office:time-value="PT04H46M23.827S" calcext:value-type="time">
            <text:p>04:46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49.94" calcext:value-type="float">
            <text:p>1149.94</text:p>
          </table:table-cell>
          <table:table-cell office:value-type="float" office:value="1398.93" calcext:value-type="float">
            <text:p>1398.93</text:p>
          </table:table-cell>
        </table:table-row>
        <table:table-row table:style-name="ro1">
          <table:table-cell office:value-type="float" office:value="17199827" calcext:value-type="float">
            <text:p>17199827</text:p>
          </table:table-cell>
          <table:table-cell table:formula="of:=[.A1077]/1000/(60*60*24)" office:value-type="time" office:time-value="PT04H46M39.827S" calcext:value-type="time">
            <text:p>04:46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50.98" calcext:value-type="float">
            <text:p>1150.98</text:p>
          </table:table-cell>
          <table:table-cell office:value-type="float" office:value="1400.17" calcext:value-type="float">
            <text:p>1400.17</text:p>
          </table:table-cell>
        </table:table-row>
        <table:table-row table:style-name="ro1">
          <table:table-cell office:value-type="float" office:value="17215827" calcext:value-type="float">
            <text:p>17215827</text:p>
          </table:table-cell>
          <table:table-cell table:formula="of:=[.A1078]/1000/(60*60*24)" office:value-type="time" office:time-value="PT04H46M55.827S" calcext:value-type="time">
            <text:p>04:46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52.02" calcext:value-type="float">
            <text:p>1152.02</text:p>
          </table:table-cell>
          <table:table-cell office:value-type="float" office:value="1401.4" calcext:value-type="float">
            <text:p>1401.4</text:p>
          </table:table-cell>
        </table:table-row>
        <table:table-row table:style-name="ro1">
          <table:table-cell office:value-type="float" office:value="17231827" calcext:value-type="float">
            <text:p>17231827</text:p>
          </table:table-cell>
          <table:table-cell table:formula="of:=[.A1079]/1000/(60*60*24)" office:value-type="time" office:time-value="PT04H47M11.827S" calcext:value-type="time">
            <text:p>04:47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53.07" calcext:value-type="float">
            <text:p>1153.07</text:p>
          </table:table-cell>
          <table:table-cell office:value-type="float" office:value="1402.64" calcext:value-type="float">
            <text:p>1402.64</text:p>
          </table:table-cell>
        </table:table-row>
        <table:table-row table:style-name="ro1">
          <table:table-cell office:value-type="float" office:value="17247827" calcext:value-type="float">
            <text:p>17247827</text:p>
          </table:table-cell>
          <table:table-cell table:formula="of:=[.A1080]/1000/(60*60*24)" office:value-type="time" office:time-value="PT04H47M27.827S" calcext:value-type="time">
            <text:p>04:47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54.11" calcext:value-type="float">
            <text:p>1154.11</text:p>
          </table:table-cell>
          <table:table-cell office:value-type="float" office:value="1403.87" calcext:value-type="float">
            <text:p>1403.87</text:p>
          </table:table-cell>
        </table:table-row>
        <table:table-row table:style-name="ro1">
          <table:table-cell office:value-type="float" office:value="17263827" calcext:value-type="float">
            <text:p>17263827</text:p>
          </table:table-cell>
          <table:table-cell table:formula="of:=[.A1081]/1000/(60*60*24)" office:value-type="time" office:time-value="PT04H47M43.827S" calcext:value-type="time">
            <text:p>04:47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55.15" calcext:value-type="float">
            <text:p>1155.15</text:p>
          </table:table-cell>
          <table:table-cell office:value-type="float" office:value="1405.11" calcext:value-type="float">
            <text:p>1405.11</text:p>
          </table:table-cell>
        </table:table-row>
        <table:table-row table:style-name="ro1">
          <table:table-cell office:value-type="float" office:value="17279827" calcext:value-type="float">
            <text:p>17279827</text:p>
          </table:table-cell>
          <table:table-cell table:formula="of:=[.A1082]/1000/(60*60*24)" office:value-type="time" office:time-value="PT04H47M59.827S" calcext:value-type="time">
            <text:p>04:48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56.2" calcext:value-type="float">
            <text:p>1156.2</text:p>
          </table:table-cell>
          <table:table-cell office:value-type="float" office:value="1406.34" calcext:value-type="float">
            <text:p>1406.34</text:p>
          </table:table-cell>
        </table:table-row>
        <table:table-row table:style-name="ro1">
          <table:table-cell office:value-type="float" office:value="17295826" calcext:value-type="float">
            <text:p>17295826</text:p>
          </table:table-cell>
          <table:table-cell table:formula="of:=[.A1083]/1000/(60*60*24)" office:value-type="time" office:time-value="PT04H48M15.826S" calcext:value-type="time">
            <text:p>04:48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57.24" calcext:value-type="float">
            <text:p>1157.24</text:p>
          </table:table-cell>
          <table:table-cell office:value-type="float" office:value="1407.58" calcext:value-type="float">
            <text:p>1407.58</text:p>
          </table:table-cell>
        </table:table-row>
        <table:table-row table:style-name="ro1">
          <table:table-cell office:value-type="float" office:value="17311827" calcext:value-type="float">
            <text:p>17311827</text:p>
          </table:table-cell>
          <table:table-cell table:formula="of:=[.A1084]/1000/(60*60*24)" office:value-type="time" office:time-value="PT04H48M31.827S" calcext:value-type="time">
            <text:p>04:4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58.28" calcext:value-type="float">
            <text:p>1158.28</text:p>
          </table:table-cell>
          <table:table-cell office:value-type="float" office:value="1408.81" calcext:value-type="float">
            <text:p>1408.81</text:p>
          </table:table-cell>
        </table:table-row>
        <table:table-row table:style-name="ro1">
          <table:table-cell office:value-type="float" office:value="17327827" calcext:value-type="float">
            <text:p>17327827</text:p>
          </table:table-cell>
          <table:table-cell table:formula="of:=[.A1085]/1000/(60*60*24)" office:value-type="time" office:time-value="PT04H48M47.827S" calcext:value-type="time">
            <text:p>04:48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59.33" calcext:value-type="float">
            <text:p>1159.33</text:p>
          </table:table-cell>
          <table:table-cell office:value-type="float" office:value="1410.05" calcext:value-type="float">
            <text:p>1410.05</text:p>
          </table:table-cell>
        </table:table-row>
        <table:table-row table:style-name="ro1">
          <table:table-cell office:value-type="float" office:value="17343827" calcext:value-type="float">
            <text:p>17343827</text:p>
          </table:table-cell>
          <table:table-cell table:formula="of:=[.A1086]/1000/(60*60*24)" office:value-type="time" office:time-value="PT04H49M03.827S" calcext:value-type="time">
            <text:p>04:49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60.37" calcext:value-type="float">
            <text:p>1160.37</text:p>
          </table:table-cell>
          <table:table-cell office:value-type="float" office:value="1411.28" calcext:value-type="float">
            <text:p>1411.28</text:p>
          </table:table-cell>
        </table:table-row>
        <table:table-row table:style-name="ro1">
          <table:table-cell office:value-type="float" office:value="17359827" calcext:value-type="float">
            <text:p>17359827</text:p>
          </table:table-cell>
          <table:table-cell table:formula="of:=[.A1087]/1000/(60*60*24)" office:value-type="time" office:time-value="PT04H49M19.827S" calcext:value-type="time">
            <text:p>04:49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61.41" calcext:value-type="float">
            <text:p>1161.41</text:p>
          </table:table-cell>
          <table:table-cell office:value-type="float" office:value="1412.51" calcext:value-type="float">
            <text:p>1412.51</text:p>
          </table:table-cell>
        </table:table-row>
        <table:table-row table:style-name="ro1">
          <table:table-cell office:value-type="float" office:value="17375827" calcext:value-type="float">
            <text:p>17375827</text:p>
          </table:table-cell>
          <table:table-cell table:formula="of:=[.A1088]/1000/(60*60*24)" office:value-type="time" office:time-value="PT04H49M35.827S" calcext:value-type="time">
            <text:p>04:49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62.46" calcext:value-type="float">
            <text:p>1162.46</text:p>
          </table:table-cell>
          <table:table-cell office:value-type="float" office:value="1413.75" calcext:value-type="float">
            <text:p>1413.75</text:p>
          </table:table-cell>
        </table:table-row>
        <table:table-row table:style-name="ro1">
          <table:table-cell office:value-type="float" office:value="17391827" calcext:value-type="float">
            <text:p>17391827</text:p>
          </table:table-cell>
          <table:table-cell table:formula="of:=[.A1089]/1000/(60*60*24)" office:value-type="time" office:time-value="PT04H49M51.827S" calcext:value-type="time">
            <text:p>04:49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63.5" calcext:value-type="float">
            <text:p>1163.5</text:p>
          </table:table-cell>
          <table:table-cell office:value-type="float" office:value="1414.98" calcext:value-type="float">
            <text:p>1414.98</text:p>
          </table:table-cell>
        </table:table-row>
        <table:table-row table:style-name="ro1">
          <table:table-cell office:value-type="float" office:value="17407827" calcext:value-type="float">
            <text:p>17407827</text:p>
          </table:table-cell>
          <table:table-cell table:formula="of:=[.A1090]/1000/(60*60*24)" office:value-type="time" office:time-value="PT04H50M07.827S" calcext:value-type="time">
            <text:p>04:50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64.54" calcext:value-type="float">
            <text:p>1164.54</text:p>
          </table:table-cell>
          <table:table-cell office:value-type="float" office:value="1416.22" calcext:value-type="float">
            <text:p>1416.22</text:p>
          </table:table-cell>
        </table:table-row>
        <table:table-row table:style-name="ro1">
          <table:table-cell office:value-type="float" office:value="17423827" calcext:value-type="float">
            <text:p>17423827</text:p>
          </table:table-cell>
          <table:table-cell table:formula="of:=[.A1091]/1000/(60*60*24)" office:value-type="time" office:time-value="PT04H50M23.827S" calcext:value-type="time">
            <text:p>04:5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65.58" calcext:value-type="float">
            <text:p>1165.58</text:p>
          </table:table-cell>
          <table:table-cell office:value-type="float" office:value="1417.45" calcext:value-type="float">
            <text:p>1417.45</text:p>
          </table:table-cell>
        </table:table-row>
        <table:table-row table:style-name="ro1">
          <table:table-cell office:value-type="float" office:value="17439827" calcext:value-type="float">
            <text:p>17439827</text:p>
          </table:table-cell>
          <table:table-cell table:formula="of:=[.A1092]/1000/(60*60*24)" office:value-type="time" office:time-value="PT04H50M39.827S" calcext:value-type="time">
            <text:p>04:5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66.63" calcext:value-type="float">
            <text:p>1166.63</text:p>
          </table:table-cell>
          <table:table-cell office:value-type="float" office:value="1418.69" calcext:value-type="float">
            <text:p>1418.69</text:p>
          </table:table-cell>
        </table:table-row>
        <table:table-row table:style-name="ro1">
          <table:table-cell office:value-type="float" office:value="17455827" calcext:value-type="float">
            <text:p>17455827</text:p>
          </table:table-cell>
          <table:table-cell table:formula="of:=[.A1093]/1000/(60*60*24)" office:value-type="time" office:time-value="PT04H50M55.827S" calcext:value-type="time">
            <text:p>04:50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67.67" calcext:value-type="float">
            <text:p>1167.67</text:p>
          </table:table-cell>
          <table:table-cell office:value-type="float" office:value="1419.92" calcext:value-type="float">
            <text:p>1419.92</text:p>
          </table:table-cell>
        </table:table-row>
        <table:table-row table:style-name="ro1">
          <table:table-cell office:value-type="float" office:value="17471827" calcext:value-type="float">
            <text:p>17471827</text:p>
          </table:table-cell>
          <table:table-cell table:formula="of:=[.A1094]/1000/(60*60*24)" office:value-type="time" office:time-value="PT04H51M11.827S" calcext:value-type="time">
            <text:p>04:5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68.71" calcext:value-type="float">
            <text:p>1168.71</text:p>
          </table:table-cell>
          <table:table-cell office:value-type="float" office:value="1421.16" calcext:value-type="float">
            <text:p>1421.16</text:p>
          </table:table-cell>
        </table:table-row>
        <table:table-row table:style-name="ro1">
          <table:table-cell office:value-type="float" office:value="17487827" calcext:value-type="float">
            <text:p>17487827</text:p>
          </table:table-cell>
          <table:table-cell table:formula="of:=[.A1095]/1000/(60*60*24)" office:value-type="time" office:time-value="PT04H51M27.827S" calcext:value-type="time">
            <text:p>04:51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69.76" calcext:value-type="float">
            <text:p>1169.76</text:p>
          </table:table-cell>
          <table:table-cell office:value-type="float" office:value="1422.39" calcext:value-type="float">
            <text:p>1422.39</text:p>
          </table:table-cell>
        </table:table-row>
        <table:table-row table:style-name="ro1">
          <table:table-cell office:value-type="float" office:value="17503827" calcext:value-type="float">
            <text:p>17503827</text:p>
          </table:table-cell>
          <table:table-cell table:formula="of:=[.A1096]/1000/(60*60*24)" office:value-type="time" office:time-value="PT04H51M43.827S" calcext:value-type="time">
            <text:p>04:5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70.8" calcext:value-type="float">
            <text:p>1170.8</text:p>
          </table:table-cell>
          <table:table-cell office:value-type="float" office:value="1423.62" calcext:value-type="float">
            <text:p>1423.62</text:p>
          </table:table-cell>
        </table:table-row>
        <table:table-row table:style-name="ro1">
          <table:table-cell office:value-type="float" office:value="17519827" calcext:value-type="float">
            <text:p>17519827</text:p>
          </table:table-cell>
          <table:table-cell table:formula="of:=[.A1097]/1000/(60*60*24)" office:value-type="time" office:time-value="PT04H51M59.827S" calcext:value-type="time">
            <text:p>04:52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71.84" calcext:value-type="float">
            <text:p>1171.84</text:p>
          </table:table-cell>
          <table:table-cell office:value-type="float" office:value="1424.86" calcext:value-type="float">
            <text:p>1424.86</text:p>
          </table:table-cell>
        </table:table-row>
        <table:table-row table:style-name="ro1">
          <table:table-cell office:value-type="float" office:value="17535827" calcext:value-type="float">
            <text:p>17535827</text:p>
          </table:table-cell>
          <table:table-cell table:formula="of:=[.A1098]/1000/(60*60*24)" office:value-type="time" office:time-value="PT04H52M15.827S" calcext:value-type="time">
            <text:p>04:52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72.89" calcext:value-type="float">
            <text:p>1172.89</text:p>
          </table:table-cell>
          <table:table-cell office:value-type="float" office:value="1426.09" calcext:value-type="float">
            <text:p>1426.09</text:p>
          </table:table-cell>
        </table:table-row>
        <table:table-row table:style-name="ro1">
          <table:table-cell office:value-type="float" office:value="17551827" calcext:value-type="float">
            <text:p>17551827</text:p>
          </table:table-cell>
          <table:table-cell table:formula="of:=[.A1099]/1000/(60*60*24)" office:value-type="time" office:time-value="PT04H52M31.827S" calcext:value-type="time">
            <text:p>04:52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173.93" calcext:value-type="float">
            <text:p>1173.93</text:p>
          </table:table-cell>
          <table:table-cell office:value-type="float" office:value="1427.33" calcext:value-type="float">
            <text:p>1427.33</text:p>
          </table:table-cell>
        </table:table-row>
        <table:table-row table:style-name="ro1">
          <table:table-cell office:value-type="float" office:value="17567827" calcext:value-type="float">
            <text:p>17567827</text:p>
          </table:table-cell>
          <table:table-cell table:formula="of:=[.A1100]/1000/(60*60*24)" office:value-type="time" office:time-value="PT04H52M47.827S" calcext:value-type="time">
            <text:p>04:5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74.97" calcext:value-type="float">
            <text:p>1174.97</text:p>
          </table:table-cell>
          <table:table-cell office:value-type="float" office:value="1428.56" calcext:value-type="float">
            <text:p>1428.56</text:p>
          </table:table-cell>
        </table:table-row>
        <table:table-row table:style-name="ro1">
          <table:table-cell office:value-type="float" office:value="17583827" calcext:value-type="float">
            <text:p>17583827</text:p>
          </table:table-cell>
          <table:table-cell table:formula="of:=[.A1101]/1000/(60*60*24)" office:value-type="time" office:time-value="PT04H53M03.827S" calcext:value-type="time">
            <text:p>04:5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176.02" calcext:value-type="float">
            <text:p>1176.02</text:p>
          </table:table-cell>
          <table:table-cell office:value-type="float" office:value="1429.79" calcext:value-type="float">
            <text:p>1429.79</text:p>
          </table:table-cell>
        </table:table-row>
        <table:table-row table:style-name="ro1">
          <table:table-cell office:value-type="float" office:value="17599827" calcext:value-type="float">
            <text:p>17599827</text:p>
          </table:table-cell>
          <table:table-cell table:formula="of:=[.A1102]/1000/(60*60*24)" office:value-type="time" office:time-value="PT04H53M19.827S" calcext:value-type="time">
            <text:p>04:53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77.06" calcext:value-type="float">
            <text:p>1177.06</text:p>
          </table:table-cell>
          <table:table-cell office:value-type="float" office:value="1431.03" calcext:value-type="float">
            <text:p>1431.03</text:p>
          </table:table-cell>
        </table:table-row>
        <table:table-row table:style-name="ro1">
          <table:table-cell office:value-type="float" office:value="17615827" calcext:value-type="float">
            <text:p>17615827</text:p>
          </table:table-cell>
          <table:table-cell table:formula="of:=[.A1103]/1000/(60*60*24)" office:value-type="time" office:time-value="PT04H53M35.827S" calcext:value-type="time">
            <text:p>04:5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78.1" calcext:value-type="float">
            <text:p>1178.1</text:p>
          </table:table-cell>
          <table:table-cell office:value-type="float" office:value="1432.26" calcext:value-type="float">
            <text:p>1432.26</text:p>
          </table:table-cell>
        </table:table-row>
        <table:table-row table:style-name="ro1">
          <table:table-cell office:value-type="float" office:value="17631827" calcext:value-type="float">
            <text:p>17631827</text:p>
          </table:table-cell>
          <table:table-cell table:formula="of:=[.A1104]/1000/(60*60*24)" office:value-type="time" office:time-value="PT04H53M51.827S" calcext:value-type="time">
            <text:p>04:5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79.15" calcext:value-type="float">
            <text:p>1179.15</text:p>
          </table:table-cell>
          <table:table-cell office:value-type="float" office:value="1433.5" calcext:value-type="float">
            <text:p>1433.5</text:p>
          </table:table-cell>
        </table:table-row>
        <table:table-row table:style-name="ro1">
          <table:table-cell office:value-type="float" office:value="17647827" calcext:value-type="float">
            <text:p>17647827</text:p>
          </table:table-cell>
          <table:table-cell table:formula="of:=[.A1105]/1000/(60*60*24)" office:value-type="time" office:time-value="PT04H54M07.827S" calcext:value-type="time">
            <text:p>04:5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80.19" calcext:value-type="float">
            <text:p>1180.19</text:p>
          </table:table-cell>
          <table:table-cell office:value-type="float" office:value="1434.73" calcext:value-type="float">
            <text:p>1434.73</text:p>
          </table:table-cell>
        </table:table-row>
        <table:table-row table:style-name="ro1">
          <table:table-cell office:value-type="float" office:value="17663827" calcext:value-type="float">
            <text:p>17663827</text:p>
          </table:table-cell>
          <table:table-cell table:formula="of:=[.A1106]/1000/(60*60*24)" office:value-type="time" office:time-value="PT04H54M23.827S" calcext:value-type="time">
            <text:p>04:5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81.23" calcext:value-type="float">
            <text:p>1181.23</text:p>
          </table:table-cell>
          <table:table-cell office:value-type="float" office:value="1435.96" calcext:value-type="float">
            <text:p>1435.96</text:p>
          </table:table-cell>
        </table:table-row>
        <table:table-row table:style-name="ro1">
          <table:table-cell office:value-type="float" office:value="17679827" calcext:value-type="float">
            <text:p>17679827</text:p>
          </table:table-cell>
          <table:table-cell table:formula="of:=[.A1107]/1000/(60*60*24)" office:value-type="time" office:time-value="PT04H54M39.827S" calcext:value-type="time">
            <text:p>04:54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82.28" calcext:value-type="float">
            <text:p>1182.28</text:p>
          </table:table-cell>
          <table:table-cell office:value-type="float" office:value="1437.2" calcext:value-type="float">
            <text:p>1437.2</text:p>
          </table:table-cell>
        </table:table-row>
        <table:table-row table:style-name="ro1">
          <table:table-cell office:value-type="float" office:value="17695827" calcext:value-type="float">
            <text:p>17695827</text:p>
          </table:table-cell>
          <table:table-cell table:formula="of:=[.A1108]/1000/(60*60*24)" office:value-type="time" office:time-value="PT04H54M55.827S" calcext:value-type="time">
            <text:p>04:54:56</text:p>
          </table:table-cell>
          <table:table-cell office:value-type="float" office:value="1.19" calcext:value-type="float">
            <text:p>1.19</text:p>
          </table:table-cell>
          <table:table-cell office:value-type="float" office:value="234.7" calcext:value-type="float">
            <text:p>234.7</text:p>
          </table:table-cell>
          <table:table-cell office:value-type="float" office:value="278.7" calcext:value-type="float">
            <text:p>278.7</text:p>
          </table:table-cell>
          <table:table-cell office:value-type="float" office:value="1183.32" calcext:value-type="float">
            <text:p>1183.32</text:p>
          </table:table-cell>
          <table:table-cell office:value-type="float" office:value="1438.43" calcext:value-type="float">
            <text:p>1438.43</text:p>
          </table:table-cell>
        </table:table-row>
        <table:table-row table:style-name="ro1">
          <table:table-cell office:value-type="float" office:value="17711827" calcext:value-type="float">
            <text:p>17711827</text:p>
          </table:table-cell>
          <table:table-cell table:formula="of:=[.A1109]/1000/(60*60*24)" office:value-type="time" office:time-value="PT04H55M11.827S" calcext:value-type="time">
            <text:p>04:5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84.36" calcext:value-type="float">
            <text:p>1184.36</text:p>
          </table:table-cell>
          <table:table-cell office:value-type="float" office:value="1439.67" calcext:value-type="float">
            <text:p>1439.67</text:p>
          </table:table-cell>
        </table:table-row>
        <table:table-row table:style-name="ro1">
          <table:table-cell office:value-type="float" office:value="17727827" calcext:value-type="float">
            <text:p>17727827</text:p>
          </table:table-cell>
          <table:table-cell table:formula="of:=[.A1110]/1000/(60*60*24)" office:value-type="time" office:time-value="PT04H55M27.827S" calcext:value-type="time">
            <text:p>04:55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85.41" calcext:value-type="float">
            <text:p>1185.41</text:p>
          </table:table-cell>
          <table:table-cell office:value-type="float" office:value="1440.9" calcext:value-type="float">
            <text:p>1440.9</text:p>
          </table:table-cell>
        </table:table-row>
        <table:table-row table:style-name="ro1">
          <table:table-cell office:value-type="float" office:value="17743827" calcext:value-type="float">
            <text:p>17743827</text:p>
          </table:table-cell>
          <table:table-cell table:formula="of:=[.A1111]/1000/(60*60*24)" office:value-type="time" office:time-value="PT04H55M43.827S" calcext:value-type="time">
            <text:p>04:5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86.45" calcext:value-type="float">
            <text:p>1186.45</text:p>
          </table:table-cell>
          <table:table-cell office:value-type="float" office:value="1442.14" calcext:value-type="float">
            <text:p>1442.14</text:p>
          </table:table-cell>
        </table:table-row>
        <table:table-row table:style-name="ro1">
          <table:table-cell office:value-type="float" office:value="17759827" calcext:value-type="float">
            <text:p>17759827</text:p>
          </table:table-cell>
          <table:table-cell table:formula="of:=[.A1112]/1000/(60*60*24)" office:value-type="time" office:time-value="PT04H55M59.827S" calcext:value-type="time">
            <text:p>04:56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187.49" calcext:value-type="float">
            <text:p>1187.49</text:p>
          </table:table-cell>
          <table:table-cell office:value-type="float" office:value="1443.37" calcext:value-type="float">
            <text:p>1443.37</text:p>
          </table:table-cell>
        </table:table-row>
        <table:table-row table:style-name="ro1">
          <table:table-cell office:value-type="float" office:value="17775827" calcext:value-type="float">
            <text:p>17775827</text:p>
          </table:table-cell>
          <table:table-cell table:formula="of:=[.A1113]/1000/(60*60*24)" office:value-type="time" office:time-value="PT04H56M15.827S" calcext:value-type="time">
            <text:p>04:56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88.54" calcext:value-type="float">
            <text:p>1188.54</text:p>
          </table:table-cell>
          <table:table-cell office:value-type="float" office:value="1444.61" calcext:value-type="float">
            <text:p>1444.61</text:p>
          </table:table-cell>
        </table:table-row>
        <table:table-row table:style-name="ro1">
          <table:table-cell office:value-type="float" office:value="17791827" calcext:value-type="float">
            <text:p>17791827</text:p>
          </table:table-cell>
          <table:table-cell table:formula="of:=[.A1114]/1000/(60*60*24)" office:value-type="time" office:time-value="PT04H56M31.827S" calcext:value-type="time">
            <text:p>04:5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89.58" calcext:value-type="float">
            <text:p>1189.58</text:p>
          </table:table-cell>
          <table:table-cell office:value-type="float" office:value="1445.84" calcext:value-type="float">
            <text:p>1445.84</text:p>
          </table:table-cell>
        </table:table-row>
        <table:table-row table:style-name="ro1">
          <table:table-cell office:value-type="float" office:value="17807827" calcext:value-type="float">
            <text:p>17807827</text:p>
          </table:table-cell>
          <table:table-cell table:formula="of:=[.A1115]/1000/(60*60*24)" office:value-type="time" office:time-value="PT04H56M47.827S" calcext:value-type="time">
            <text:p>04:5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90.62" calcext:value-type="float">
            <text:p>1190.62</text:p>
          </table:table-cell>
          <table:table-cell office:value-type="float" office:value="1447.07" calcext:value-type="float">
            <text:p>1447.07</text:p>
          </table:table-cell>
        </table:table-row>
        <table:table-row table:style-name="ro1">
          <table:table-cell office:value-type="float" office:value="17823827" calcext:value-type="float">
            <text:p>17823827</text:p>
          </table:table-cell>
          <table:table-cell table:formula="of:=[.A1116]/1000/(60*60*24)" office:value-type="time" office:time-value="PT04H57M03.827S" calcext:value-type="time">
            <text:p>04:5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91.67" calcext:value-type="float">
            <text:p>1191.67</text:p>
          </table:table-cell>
          <table:table-cell office:value-type="float" office:value="1448.31" calcext:value-type="float">
            <text:p>1448.31</text:p>
          </table:table-cell>
        </table:table-row>
        <table:table-row table:style-name="ro1">
          <table:table-cell office:value-type="float" office:value="17839827" calcext:value-type="float">
            <text:p>17839827</text:p>
          </table:table-cell>
          <table:table-cell table:formula="of:=[.A1117]/1000/(60*60*24)" office:value-type="time" office:time-value="PT04H57M19.827S" calcext:value-type="time">
            <text:p>04:57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92.71" calcext:value-type="float">
            <text:p>1192.71</text:p>
          </table:table-cell>
          <table:table-cell office:value-type="float" office:value="1449.54" calcext:value-type="float">
            <text:p>1449.54</text:p>
          </table:table-cell>
        </table:table-row>
        <table:table-row table:style-name="ro1">
          <table:table-cell office:value-type="float" office:value="17855827" calcext:value-type="float">
            <text:p>17855827</text:p>
          </table:table-cell>
          <table:table-cell table:formula="of:=[.A1118]/1000/(60*60*24)" office:value-type="time" office:time-value="PT04H57M35.827S" calcext:value-type="time">
            <text:p>04:57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93.75" calcext:value-type="float">
            <text:p>1193.75</text:p>
          </table:table-cell>
          <table:table-cell office:value-type="float" office:value="1450.78" calcext:value-type="float">
            <text:p>1450.78</text:p>
          </table:table-cell>
        </table:table-row>
        <table:table-row table:style-name="ro1">
          <table:table-cell office:value-type="float" office:value="17871827" calcext:value-type="float">
            <text:p>17871827</text:p>
          </table:table-cell>
          <table:table-cell table:formula="of:=[.A1119]/1000/(60*60*24)" office:value-type="time" office:time-value="PT04H57M51.827S" calcext:value-type="time">
            <text:p>04:5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94.79" calcext:value-type="float">
            <text:p>1194.79</text:p>
          </table:table-cell>
          <table:table-cell office:value-type="float" office:value="1452.01" calcext:value-type="float">
            <text:p>1452.01</text:p>
          </table:table-cell>
        </table:table-row>
        <table:table-row table:style-name="ro1">
          <table:table-cell office:value-type="float" office:value="17887827" calcext:value-type="float">
            <text:p>17887827</text:p>
          </table:table-cell>
          <table:table-cell table:formula="of:=[.A1120]/1000/(60*60*24)" office:value-type="time" office:time-value="PT04H58M07.827S" calcext:value-type="time">
            <text:p>04:5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95.84" calcext:value-type="float">
            <text:p>1195.84</text:p>
          </table:table-cell>
          <table:table-cell office:value-type="float" office:value="1453.25" calcext:value-type="float">
            <text:p>1453.25</text:p>
          </table:table-cell>
        </table:table-row>
        <table:table-row table:style-name="ro1">
          <table:table-cell office:value-type="float" office:value="17903827" calcext:value-type="float">
            <text:p>17903827</text:p>
          </table:table-cell>
          <table:table-cell table:formula="of:=[.A1121]/1000/(60*60*24)" office:value-type="time" office:time-value="PT04H58M23.827S" calcext:value-type="time">
            <text:p>04:58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196.88" calcext:value-type="float">
            <text:p>1196.88</text:p>
          </table:table-cell>
          <table:table-cell office:value-type="float" office:value="1454.48" calcext:value-type="float">
            <text:p>1454.48</text:p>
          </table:table-cell>
        </table:table-row>
        <table:table-row table:style-name="ro1">
          <table:table-cell office:value-type="float" office:value="17919827" calcext:value-type="float">
            <text:p>17919827</text:p>
          </table:table-cell>
          <table:table-cell table:formula="of:=[.A1122]/1000/(60*60*24)" office:value-type="time" office:time-value="PT04H58M39.827S" calcext:value-type="time">
            <text:p>04:5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97.92" calcext:value-type="float">
            <text:p>1197.92</text:p>
          </table:table-cell>
          <table:table-cell office:value-type="float" office:value="1455.71" calcext:value-type="float">
            <text:p>1455.71</text:p>
          </table:table-cell>
        </table:table-row>
        <table:table-row table:style-name="ro1">
          <table:table-cell office:value-type="float" office:value="17935827" calcext:value-type="float">
            <text:p>17935827</text:p>
          </table:table-cell>
          <table:table-cell table:formula="of:=[.A1123]/1000/(60*60*24)" office:value-type="time" office:time-value="PT04H58M55.827S" calcext:value-type="time">
            <text:p>04:58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198.97" calcext:value-type="float">
            <text:p>1198.97</text:p>
          </table:table-cell>
          <table:table-cell office:value-type="float" office:value="1456.95" calcext:value-type="float">
            <text:p>1456.95</text:p>
          </table:table-cell>
        </table:table-row>
        <table:table-row table:style-name="ro1">
          <table:table-cell office:value-type="float" office:value="17951827" calcext:value-type="float">
            <text:p>17951827</text:p>
          </table:table-cell>
          <table:table-cell table:formula="of:=[.A1124]/1000/(60*60*24)" office:value-type="time" office:time-value="PT04H59M11.827S" calcext:value-type="time">
            <text:p>04:5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200.01" calcext:value-type="float">
            <text:p>1200.01</text:p>
          </table:table-cell>
          <table:table-cell office:value-type="float" office:value="1458.18" calcext:value-type="float">
            <text:p>1458.18</text:p>
          </table:table-cell>
        </table:table-row>
        <table:table-row table:style-name="ro1">
          <table:table-cell office:value-type="float" office:value="17967827" calcext:value-type="float">
            <text:p>17967827</text:p>
          </table:table-cell>
          <table:table-cell table:formula="of:=[.A1125]/1000/(60*60*24)" office:value-type="time" office:time-value="PT04H59M27.827S" calcext:value-type="time">
            <text:p>04:59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201.05" calcext:value-type="float">
            <text:p>1201.05</text:p>
          </table:table-cell>
          <table:table-cell office:value-type="float" office:value="1459.42" calcext:value-type="float">
            <text:p>1459.42</text:p>
          </table:table-cell>
        </table:table-row>
        <table:table-row table:style-name="ro1">
          <table:table-cell office:value-type="float" office:value="17983827" calcext:value-type="float">
            <text:p>17983827</text:p>
          </table:table-cell>
          <table:table-cell table:formula="of:=[.A1126]/1000/(60*60*24)" office:value-type="time" office:time-value="PT04H59M43.827S" calcext:value-type="time">
            <text:p>04:5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202.1" calcext:value-type="float">
            <text:p>1202.1</text:p>
          </table:table-cell>
          <table:table-cell office:value-type="float" office:value="1460.65" calcext:value-type="float">
            <text:p>1460.65</text:p>
          </table:table-cell>
        </table:table-row>
        <table:table-row table:style-name="ro1">
          <table:table-cell office:value-type="float" office:value="17999827" calcext:value-type="float">
            <text:p>17999827</text:p>
          </table:table-cell>
          <table:table-cell table:formula="of:=[.A1127]/1000/(60*60*24)" office:value-type="time" office:time-value="PT04H59M59.827S" calcext:value-type="time">
            <text:p>05:00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203.14" calcext:value-type="float">
            <text:p>1203.14</text:p>
          </table:table-cell>
          <table:table-cell office:value-type="float" office:value="1461.89" calcext:value-type="float">
            <text:p>1461.89</text:p>
          </table:table-cell>
        </table:table-row>
        <table:table-row table:style-name="ro1">
          <table:table-cell office:value-type="float" office:value="18015827" calcext:value-type="float">
            <text:p>18015827</text:p>
          </table:table-cell>
          <table:table-cell table:formula="of:=[.A1128]/1000/(60*60*24)" office:value-type="time" office:time-value="PT05H00M15.827S" calcext:value-type="time">
            <text:p>05:00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04.18" calcext:value-type="float">
            <text:p>1204.18</text:p>
          </table:table-cell>
          <table:table-cell office:value-type="float" office:value="1463.12" calcext:value-type="float">
            <text:p>1463.12</text:p>
          </table:table-cell>
        </table:table-row>
        <table:table-row table:style-name="ro1">
          <table:table-cell office:value-type="float" office:value="18031827" calcext:value-type="float">
            <text:p>18031827</text:p>
          </table:table-cell>
          <table:table-cell table:formula="of:=[.A1129]/1000/(60*60*24)" office:value-type="time" office:time-value="PT05H00M31.827S" calcext:value-type="time">
            <text:p>05:00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205.23" calcext:value-type="float">
            <text:p>1205.23</text:p>
          </table:table-cell>
          <table:table-cell office:value-type="float" office:value="1464.35" calcext:value-type="float">
            <text:p>1464.35</text:p>
          </table:table-cell>
        </table:table-row>
        <table:table-row table:style-name="ro1">
          <table:table-cell office:value-type="float" office:value="18047827" calcext:value-type="float">
            <text:p>18047827</text:p>
          </table:table-cell>
          <table:table-cell table:formula="of:=[.A1130]/1000/(60*60*24)" office:value-type="time" office:time-value="PT05H00M47.827S" calcext:value-type="time">
            <text:p>05:00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206.27" calcext:value-type="float">
            <text:p>1206.27</text:p>
          </table:table-cell>
          <table:table-cell office:value-type="float" office:value="1465.59" calcext:value-type="float">
            <text:p>1465.59</text:p>
          </table:table-cell>
        </table:table-row>
        <table:table-row table:style-name="ro1">
          <table:table-cell office:value-type="float" office:value="18063827" calcext:value-type="float">
            <text:p>18063827</text:p>
          </table:table-cell>
          <table:table-cell table:formula="of:=[.A1131]/1000/(60*60*24)" office:value-type="time" office:time-value="PT05H01M03.827S" calcext:value-type="time">
            <text:p>05:0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07.31" calcext:value-type="float">
            <text:p>1207.31</text:p>
          </table:table-cell>
          <table:table-cell office:value-type="float" office:value="1466.82" calcext:value-type="float">
            <text:p>1466.82</text:p>
          </table:table-cell>
        </table:table-row>
        <table:table-row table:style-name="ro1">
          <table:table-cell office:value-type="float" office:value="18079827" calcext:value-type="float">
            <text:p>18079827</text:p>
          </table:table-cell>
          <table:table-cell table:formula="of:=[.A1132]/1000/(60*60*24)" office:value-type="time" office:time-value="PT05H01M19.827S" calcext:value-type="time">
            <text:p>05:01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08.35" calcext:value-type="float">
            <text:p>1208.35</text:p>
          </table:table-cell>
          <table:table-cell office:value-type="float" office:value="1468.06" calcext:value-type="float">
            <text:p>1468.06</text:p>
          </table:table-cell>
        </table:table-row>
        <table:table-row table:style-name="ro1">
          <table:table-cell office:value-type="float" office:value="18095827" calcext:value-type="float">
            <text:p>18095827</text:p>
          </table:table-cell>
          <table:table-cell table:formula="of:=[.A1133]/1000/(60*60*24)" office:value-type="time" office:time-value="PT05H01M35.827S" calcext:value-type="time">
            <text:p>05:01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209.4" calcext:value-type="float">
            <text:p>1209.4</text:p>
          </table:table-cell>
          <table:table-cell office:value-type="float" office:value="1469.29" calcext:value-type="float">
            <text:p>1469.29</text:p>
          </table:table-cell>
        </table:table-row>
        <table:table-row table:style-name="ro1">
          <table:table-cell office:value-type="float" office:value="18111827" calcext:value-type="float">
            <text:p>18111827</text:p>
          </table:table-cell>
          <table:table-cell table:formula="of:=[.A1134]/1000/(60*60*24)" office:value-type="time" office:time-value="PT05H01M51.827S" calcext:value-type="time">
            <text:p>05:01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210.44" calcext:value-type="float">
            <text:p>1210.44</text:p>
          </table:table-cell>
          <table:table-cell office:value-type="float" office:value="1470.52" calcext:value-type="float">
            <text:p>1470.52</text:p>
          </table:table-cell>
        </table:table-row>
        <table:table-row table:style-name="ro1">
          <table:table-cell office:value-type="float" office:value="18127827" calcext:value-type="float">
            <text:p>18127827</text:p>
          </table:table-cell>
          <table:table-cell table:formula="of:=[.A1135]/1000/(60*60*24)" office:value-type="time" office:time-value="PT05H02M07.827S" calcext:value-type="time">
            <text:p>05:02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211.48" calcext:value-type="float">
            <text:p>1211.48</text:p>
          </table:table-cell>
          <table:table-cell office:value-type="float" office:value="1471.76" calcext:value-type="float">
            <text:p>1471.76</text:p>
          </table:table-cell>
        </table:table-row>
        <table:table-row table:style-name="ro1">
          <table:table-cell office:value-type="float" office:value="18143827" calcext:value-type="float">
            <text:p>18143827</text:p>
          </table:table-cell>
          <table:table-cell table:formula="of:=[.A1136]/1000/(60*60*24)" office:value-type="time" office:time-value="PT05H02M23.827S" calcext:value-type="time">
            <text:p>05:02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12.53" calcext:value-type="float">
            <text:p>1212.53</text:p>
          </table:table-cell>
          <table:table-cell office:value-type="float" office:value="1472.99" calcext:value-type="float">
            <text:p>1472.99</text:p>
          </table:table-cell>
        </table:table-row>
        <table:table-row table:style-name="ro1">
          <table:table-cell office:value-type="float" office:value="18159827" calcext:value-type="float">
            <text:p>18159827</text:p>
          </table:table-cell>
          <table:table-cell table:formula="of:=[.A1137]/1000/(60*60*24)" office:value-type="time" office:time-value="PT05H02M39.827S" calcext:value-type="time">
            <text:p>05:02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13.57" calcext:value-type="float">
            <text:p>1213.57</text:p>
          </table:table-cell>
          <table:table-cell office:value-type="float" office:value="1474.23" calcext:value-type="float">
            <text:p>1474.23</text:p>
          </table:table-cell>
        </table:table-row>
        <table:table-row table:style-name="ro1">
          <table:table-cell office:value-type="float" office:value="18175827" calcext:value-type="float">
            <text:p>18175827</text:p>
          </table:table-cell>
          <table:table-cell table:formula="of:=[.A1138]/1000/(60*60*24)" office:value-type="time" office:time-value="PT05H02M55.827S" calcext:value-type="time">
            <text:p>05:02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14.61" calcext:value-type="float">
            <text:p>1214.61</text:p>
          </table:table-cell>
          <table:table-cell office:value-type="float" office:value="1475.46" calcext:value-type="float">
            <text:p>1475.46</text:p>
          </table:table-cell>
        </table:table-row>
        <table:table-row table:style-name="ro1">
          <table:table-cell office:value-type="float" office:value="18191827" calcext:value-type="float">
            <text:p>18191827</text:p>
          </table:table-cell>
          <table:table-cell table:formula="of:=[.A1139]/1000/(60*60*24)" office:value-type="time" office:time-value="PT05H03M11.827S" calcext:value-type="time">
            <text:p>05:0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215.65" calcext:value-type="float">
            <text:p>1215.65</text:p>
          </table:table-cell>
          <table:table-cell office:value-type="float" office:value="1476.69" calcext:value-type="float">
            <text:p>1476.69</text:p>
          </table:table-cell>
        </table:table-row>
        <table:table-row table:style-name="ro1">
          <table:table-cell office:value-type="float" office:value="18207827" calcext:value-type="float">
            <text:p>18207827</text:p>
          </table:table-cell>
          <table:table-cell table:formula="of:=[.A1140]/1000/(60*60*24)" office:value-type="time" office:time-value="PT05H03M27.827S" calcext:value-type="time">
            <text:p>05:03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16.7" calcext:value-type="float">
            <text:p>1216.7</text:p>
          </table:table-cell>
          <table:table-cell office:value-type="float" office:value="1477.93" calcext:value-type="float">
            <text:p>1477.93</text:p>
          </table:table-cell>
        </table:table-row>
        <table:table-row table:style-name="ro1">
          <table:table-cell office:value-type="float" office:value="18223827" calcext:value-type="float">
            <text:p>18223827</text:p>
          </table:table-cell>
          <table:table-cell table:formula="of:=[.A1141]/1000/(60*60*24)" office:value-type="time" office:time-value="PT05H03M43.827S" calcext:value-type="time">
            <text:p>05:03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17.74" calcext:value-type="float">
            <text:p>1217.74</text:p>
          </table:table-cell>
          <table:table-cell office:value-type="float" office:value="1479.16" calcext:value-type="float">
            <text:p>1479.16</text:p>
          </table:table-cell>
        </table:table-row>
        <table:table-row table:style-name="ro1">
          <table:table-cell office:value-type="float" office:value="18239827" calcext:value-type="float">
            <text:p>18239827</text:p>
          </table:table-cell>
          <table:table-cell table:formula="of:=[.A1142]/1000/(60*60*24)" office:value-type="time" office:time-value="PT05H03M59.827S" calcext:value-type="time">
            <text:p>05:04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18.78" calcext:value-type="float">
            <text:p>1218.78</text:p>
          </table:table-cell>
          <table:table-cell office:value-type="float" office:value="1480.4" calcext:value-type="float">
            <text:p>1480.4</text:p>
          </table:table-cell>
        </table:table-row>
        <table:table-row table:style-name="ro1">
          <table:table-cell office:value-type="float" office:value="18255827" calcext:value-type="float">
            <text:p>18255827</text:p>
          </table:table-cell>
          <table:table-cell table:formula="of:=[.A1143]/1000/(60*60*24)" office:value-type="time" office:time-value="PT05H04M15.827S" calcext:value-type="time">
            <text:p>05:04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19.83" calcext:value-type="float">
            <text:p>1219.83</text:p>
          </table:table-cell>
          <table:table-cell office:value-type="float" office:value="1481.63" calcext:value-type="float">
            <text:p>1481.63</text:p>
          </table:table-cell>
        </table:table-row>
        <table:table-row table:style-name="ro1">
          <table:table-cell office:value-type="float" office:value="18271827" calcext:value-type="float">
            <text:p>18271827</text:p>
          </table:table-cell>
          <table:table-cell table:formula="of:=[.A1144]/1000/(60*60*24)" office:value-type="time" office:time-value="PT05H04M31.827S" calcext:value-type="time">
            <text:p>05:04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20.87" calcext:value-type="float">
            <text:p>1220.87</text:p>
          </table:table-cell>
          <table:table-cell office:value-type="float" office:value="1482.86" calcext:value-type="float">
            <text:p>1482.86</text:p>
          </table:table-cell>
        </table:table-row>
        <table:table-row table:style-name="ro1">
          <table:table-cell office:value-type="float" office:value="18287827" calcext:value-type="float">
            <text:p>18287827</text:p>
          </table:table-cell>
          <table:table-cell table:formula="of:=[.A1145]/1000/(60*60*24)" office:value-type="time" office:time-value="PT05H04M47.827S" calcext:value-type="time">
            <text:p>05:04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221.91" calcext:value-type="float">
            <text:p>1221.91</text:p>
          </table:table-cell>
          <table:table-cell office:value-type="float" office:value="1484.1" calcext:value-type="float">
            <text:p>1484.1</text:p>
          </table:table-cell>
        </table:table-row>
        <table:table-row table:style-name="ro1">
          <table:table-cell office:value-type="float" office:value="18303827" calcext:value-type="float">
            <text:p>18303827</text:p>
          </table:table-cell>
          <table:table-cell table:formula="of:=[.A1146]/1000/(60*60*24)" office:value-type="time" office:time-value="PT05H05M03.827S" calcext:value-type="time">
            <text:p>05:05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22.95" calcext:value-type="float">
            <text:p>1222.95</text:p>
          </table:table-cell>
          <table:table-cell office:value-type="float" office:value="1485.33" calcext:value-type="float">
            <text:p>1485.33</text:p>
          </table:table-cell>
        </table:table-row>
        <table:table-row table:style-name="ro1">
          <table:table-cell office:value-type="float" office:value="18319827" calcext:value-type="float">
            <text:p>18319827</text:p>
          </table:table-cell>
          <table:table-cell table:formula="of:=[.A1147]/1000/(60*60*24)" office:value-type="time" office:time-value="PT05H05M19.827S" calcext:value-type="time">
            <text:p>05:05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24" calcext:value-type="float">
            <text:p>1224</text:p>
          </table:table-cell>
          <table:table-cell office:value-type="float" office:value="1486.57" calcext:value-type="float">
            <text:p>1486.57</text:p>
          </table:table-cell>
        </table:table-row>
        <table:table-row table:style-name="ro1">
          <table:table-cell office:value-type="float" office:value="18335827" calcext:value-type="float">
            <text:p>18335827</text:p>
          </table:table-cell>
          <table:table-cell table:formula="of:=[.A1148]/1000/(60*60*24)" office:value-type="time" office:time-value="PT05H05M35.827S" calcext:value-type="time">
            <text:p>05:05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25.04" calcext:value-type="float">
            <text:p>1225.04</text:p>
          </table:table-cell>
          <table:table-cell office:value-type="float" office:value="1487.8" calcext:value-type="float">
            <text:p>1487.8</text:p>
          </table:table-cell>
        </table:table-row>
        <table:table-row table:style-name="ro1">
          <table:table-cell office:value-type="float" office:value="18351827" calcext:value-type="float">
            <text:p>18351827</text:p>
          </table:table-cell>
          <table:table-cell table:formula="of:=[.A1149]/1000/(60*60*24)" office:value-type="time" office:time-value="PT05H05M51.827S" calcext:value-type="time">
            <text:p>05:05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226.08" calcext:value-type="float">
            <text:p>1226.08</text:p>
          </table:table-cell>
          <table:table-cell office:value-type="float" office:value="1489.03" calcext:value-type="float">
            <text:p>1489.03</text:p>
          </table:table-cell>
        </table:table-row>
        <table:table-row table:style-name="ro1">
          <table:table-cell office:value-type="float" office:value="18367827" calcext:value-type="float">
            <text:p>18367827</text:p>
          </table:table-cell>
          <table:table-cell table:formula="of:=[.A1150]/1000/(60*60*24)" office:value-type="time" office:time-value="PT05H06M07.827S" calcext:value-type="time">
            <text:p>05:06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27.13" calcext:value-type="float">
            <text:p>1227.13</text:p>
          </table:table-cell>
          <table:table-cell office:value-type="float" office:value="1490.27" calcext:value-type="float">
            <text:p>1490.27</text:p>
          </table:table-cell>
        </table:table-row>
        <table:table-row table:style-name="ro1">
          <table:table-cell office:value-type="float" office:value="18383827" calcext:value-type="float">
            <text:p>18383827</text:p>
          </table:table-cell>
          <table:table-cell table:formula="of:=[.A1151]/1000/(60*60*24)" office:value-type="time" office:time-value="PT05H06M23.827S" calcext:value-type="time">
            <text:p>05:06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28.17" calcext:value-type="float">
            <text:p>1228.17</text:p>
          </table:table-cell>
          <table:table-cell office:value-type="float" office:value="1491.5" calcext:value-type="float">
            <text:p>1491.5</text:p>
          </table:table-cell>
        </table:table-row>
        <table:table-row table:style-name="ro1">
          <table:table-cell office:value-type="float" office:value="18399827" calcext:value-type="float">
            <text:p>18399827</text:p>
          </table:table-cell>
          <table:table-cell table:formula="of:=[.A1152]/1000/(60*60*24)" office:value-type="time" office:time-value="PT05H06M39.827S" calcext:value-type="time">
            <text:p>05:06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229.21" calcext:value-type="float">
            <text:p>1229.21</text:p>
          </table:table-cell>
          <table:table-cell office:value-type="float" office:value="1492.73" calcext:value-type="float">
            <text:p>1492.73</text:p>
          </table:table-cell>
        </table:table-row>
        <table:table-row table:style-name="ro1">
          <table:table-cell office:value-type="float" office:value="18415827" calcext:value-type="float">
            <text:p>18415827</text:p>
          </table:table-cell>
          <table:table-cell table:formula="of:=[.A1153]/1000/(60*60*24)" office:value-type="time" office:time-value="PT05H06M55.827S" calcext:value-type="time">
            <text:p>05:06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30.25" calcext:value-type="float">
            <text:p>1230.25</text:p>
          </table:table-cell>
          <table:table-cell office:value-type="float" office:value="1493.97" calcext:value-type="float">
            <text:p>1493.97</text:p>
          </table:table-cell>
        </table:table-row>
        <table:table-row table:style-name="ro1">
          <table:table-cell office:value-type="float" office:value="18431827" calcext:value-type="float">
            <text:p>18431827</text:p>
          </table:table-cell>
          <table:table-cell table:formula="of:=[.A1154]/1000/(60*60*24)" office:value-type="time" office:time-value="PT05H07M11.827S" calcext:value-type="time">
            <text:p>05:07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31.3" calcext:value-type="float">
            <text:p>1231.3</text:p>
          </table:table-cell>
          <table:table-cell office:value-type="float" office:value="1495.2" calcext:value-type="float">
            <text:p>1495.2</text:p>
          </table:table-cell>
        </table:table-row>
        <table:table-row table:style-name="ro1">
          <table:table-cell office:value-type="float" office:value="18447827" calcext:value-type="float">
            <text:p>18447827</text:p>
          </table:table-cell>
          <table:table-cell table:formula="of:=[.A1155]/1000/(60*60*24)" office:value-type="time" office:time-value="PT05H07M27.827S" calcext:value-type="time">
            <text:p>05:07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32.34" calcext:value-type="float">
            <text:p>1232.34</text:p>
          </table:table-cell>
          <table:table-cell office:value-type="float" office:value="1496.43" calcext:value-type="float">
            <text:p>1496.43</text:p>
          </table:table-cell>
        </table:table-row>
        <table:table-row table:style-name="ro1">
          <table:table-cell office:value-type="float" office:value="18463827" calcext:value-type="float">
            <text:p>18463827</text:p>
          </table:table-cell>
          <table:table-cell table:formula="of:=[.A1156]/1000/(60*60*24)" office:value-type="time" office:time-value="PT05H07M43.827S" calcext:value-type="time">
            <text:p>05:07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33.38" calcext:value-type="float">
            <text:p>1233.38</text:p>
          </table:table-cell>
          <table:table-cell office:value-type="float" office:value="1497.67" calcext:value-type="float">
            <text:p>1497.67</text:p>
          </table:table-cell>
        </table:table-row>
        <table:table-row table:style-name="ro1">
          <table:table-cell office:value-type="float" office:value="18479827" calcext:value-type="float">
            <text:p>18479827</text:p>
          </table:table-cell>
          <table:table-cell table:formula="of:=[.A1157]/1000/(60*60*24)" office:value-type="time" office:time-value="PT05H07M59.827S" calcext:value-type="time">
            <text:p>05:08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34.42" calcext:value-type="float">
            <text:p>1234.42</text:p>
          </table:table-cell>
          <table:table-cell office:value-type="float" office:value="1498.9" calcext:value-type="float">
            <text:p>1498.9</text:p>
          </table:table-cell>
        </table:table-row>
        <table:table-row table:style-name="ro1">
          <table:table-cell office:value-type="float" office:value="18495827" calcext:value-type="float">
            <text:p>18495827</text:p>
          </table:table-cell>
          <table:table-cell table:formula="of:=[.A1158]/1000/(60*60*24)" office:value-type="time" office:time-value="PT05H08M15.827S" calcext:value-type="time">
            <text:p>05:08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35.47" calcext:value-type="float">
            <text:p>1235.47</text:p>
          </table:table-cell>
          <table:table-cell office:value-type="float" office:value="1500.13" calcext:value-type="float">
            <text:p>1500.13</text:p>
          </table:table-cell>
        </table:table-row>
        <table:table-row table:style-name="ro1">
          <table:table-cell office:value-type="float" office:value="18511827" calcext:value-type="float">
            <text:p>18511827</text:p>
          </table:table-cell>
          <table:table-cell table:formula="of:=[.A1159]/1000/(60*60*24)" office:value-type="time" office:time-value="PT05H08M31.827S" calcext:value-type="time">
            <text:p>05:0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36.51" calcext:value-type="float">
            <text:p>1236.51</text:p>
          </table:table-cell>
          <table:table-cell office:value-type="float" office:value="1501.37" calcext:value-type="float">
            <text:p>1501.37</text:p>
          </table:table-cell>
        </table:table-row>
        <table:table-row table:style-name="ro1">
          <table:table-cell office:value-type="float" office:value="18527827" calcext:value-type="float">
            <text:p>18527827</text:p>
          </table:table-cell>
          <table:table-cell table:formula="of:=[.A1160]/1000/(60*60*24)" office:value-type="time" office:time-value="PT05H08M47.827S" calcext:value-type="time">
            <text:p>05:08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237.55" calcext:value-type="float">
            <text:p>1237.55</text:p>
          </table:table-cell>
          <table:table-cell office:value-type="float" office:value="1502.6" calcext:value-type="float">
            <text:p>1502.6</text:p>
          </table:table-cell>
        </table:table-row>
        <table:table-row table:style-name="ro1">
          <table:table-cell office:value-type="float" office:value="18543827" calcext:value-type="float">
            <text:p>18543827</text:p>
          </table:table-cell>
          <table:table-cell table:formula="of:=[.A1161]/1000/(60*60*24)" office:value-type="time" office:time-value="PT05H09M03.827S" calcext:value-type="time">
            <text:p>05:09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38.6" calcext:value-type="float">
            <text:p>1238.6</text:p>
          </table:table-cell>
          <table:table-cell office:value-type="float" office:value="1503.83" calcext:value-type="float">
            <text:p>1503.83</text:p>
          </table:table-cell>
        </table:table-row>
        <table:table-row table:style-name="ro1">
          <table:table-cell office:value-type="float" office:value="18559827" calcext:value-type="float">
            <text:p>18559827</text:p>
          </table:table-cell>
          <table:table-cell table:formula="of:=[.A1162]/1000/(60*60*24)" office:value-type="time" office:time-value="PT05H09M19.827S" calcext:value-type="time">
            <text:p>05:09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39.64" calcext:value-type="float">
            <text:p>1239.64</text:p>
          </table:table-cell>
          <table:table-cell office:value-type="float" office:value="1505.07" calcext:value-type="float">
            <text:p>1505.07</text:p>
          </table:table-cell>
        </table:table-row>
        <table:table-row table:style-name="ro1">
          <table:table-cell office:value-type="float" office:value="18575827" calcext:value-type="float">
            <text:p>18575827</text:p>
          </table:table-cell>
          <table:table-cell table:formula="of:=[.A1163]/1000/(60*60*24)" office:value-type="time" office:time-value="PT05H09M35.827S" calcext:value-type="time">
            <text:p>05:09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40.68" calcext:value-type="float">
            <text:p>1240.68</text:p>
          </table:table-cell>
          <table:table-cell office:value-type="float" office:value="1506.3" calcext:value-type="float">
            <text:p>1506.3</text:p>
          </table:table-cell>
        </table:table-row>
        <table:table-row table:style-name="ro1">
          <table:table-cell office:value-type="float" office:value="18591827" calcext:value-type="float">
            <text:p>18591827</text:p>
          </table:table-cell>
          <table:table-cell table:formula="of:=[.A1164]/1000/(60*60*24)" office:value-type="time" office:time-value="PT05H09M51.827S" calcext:value-type="time">
            <text:p>05:09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41.72" calcext:value-type="float">
            <text:p>1241.72</text:p>
          </table:table-cell>
          <table:table-cell office:value-type="float" office:value="1507.54" calcext:value-type="float">
            <text:p>1507.54</text:p>
          </table:table-cell>
        </table:table-row>
        <table:table-row table:style-name="ro1">
          <table:table-cell office:value-type="float" office:value="18607827" calcext:value-type="float">
            <text:p>18607827</text:p>
          </table:table-cell>
          <table:table-cell table:formula="of:=[.A1165]/1000/(60*60*24)" office:value-type="time" office:time-value="PT05H10M07.827S" calcext:value-type="time">
            <text:p>05:10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42.77" calcext:value-type="float">
            <text:p>1242.77</text:p>
          </table:table-cell>
          <table:table-cell office:value-type="float" office:value="1508.77" calcext:value-type="float">
            <text:p>1508.77</text:p>
          </table:table-cell>
        </table:table-row>
        <table:table-row table:style-name="ro1">
          <table:table-cell office:value-type="float" office:value="18623827" calcext:value-type="float">
            <text:p>18623827</text:p>
          </table:table-cell>
          <table:table-cell table:formula="of:=[.A1166]/1000/(60*60*24)" office:value-type="time" office:time-value="PT05H10M23.827S" calcext:value-type="time">
            <text:p>05:1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243.81" calcext:value-type="float">
            <text:p>1243.81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18639827" calcext:value-type="float">
            <text:p>18639827</text:p>
          </table:table-cell>
          <table:table-cell table:formula="of:=[.A1167]/1000/(60*60*24)" office:value-type="time" office:time-value="PT05H10M39.827S" calcext:value-type="time">
            <text:p>05:1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44.85" calcext:value-type="float">
            <text:p>1244.85</text:p>
          </table:table-cell>
          <table:table-cell office:value-type="float" office:value="1511.23" calcext:value-type="float">
            <text:p>1511.23</text:p>
          </table:table-cell>
        </table:table-row>
        <table:table-row table:style-name="ro1">
          <table:table-cell office:value-type="float" office:value="18655827" calcext:value-type="float">
            <text:p>18655827</text:p>
          </table:table-cell>
          <table:table-cell table:formula="of:=[.A1168]/1000/(60*60*24)" office:value-type="time" office:time-value="PT05H10M55.827S" calcext:value-type="time">
            <text:p>05:10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45.89" calcext:value-type="float">
            <text:p>1245.89</text:p>
          </table:table-cell>
          <table:table-cell office:value-type="float" office:value="1512.47" calcext:value-type="float">
            <text:p>1512.47</text:p>
          </table:table-cell>
        </table:table-row>
        <table:table-row table:style-name="ro1">
          <table:table-cell office:value-type="float" office:value="18671827" calcext:value-type="float">
            <text:p>18671827</text:p>
          </table:table-cell>
          <table:table-cell table:formula="of:=[.A1169]/1000/(60*60*24)" office:value-type="time" office:time-value="PT05H11M11.827S" calcext:value-type="time">
            <text:p>05:1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46.94" calcext:value-type="float">
            <text:p>1246.94</text:p>
          </table:table-cell>
          <table:table-cell office:value-type="float" office:value="1513.7" calcext:value-type="float">
            <text:p>1513.7</text:p>
          </table:table-cell>
        </table:table-row>
        <table:table-row table:style-name="ro1">
          <table:table-cell office:value-type="float" office:value="18687827" calcext:value-type="float">
            <text:p>18687827</text:p>
          </table:table-cell>
          <table:table-cell table:formula="of:=[.A1170]/1000/(60*60*24)" office:value-type="time" office:time-value="PT05H11M27.827S" calcext:value-type="time">
            <text:p>05:11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247.98" calcext:value-type="float">
            <text:p>1247.98</text:p>
          </table:table-cell>
          <table:table-cell office:value-type="float" office:value="1514.94" calcext:value-type="float">
            <text:p>1514.94</text:p>
          </table:table-cell>
        </table:table-row>
        <table:table-row table:style-name="ro1">
          <table:table-cell office:value-type="float" office:value="18703827" calcext:value-type="float">
            <text:p>18703827</text:p>
          </table:table-cell>
          <table:table-cell table:formula="of:=[.A1171]/1000/(60*60*24)" office:value-type="time" office:time-value="PT05H11M43.827S" calcext:value-type="time">
            <text:p>05:1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49.02" calcext:value-type="float">
            <text:p>1249.02</text:p>
          </table:table-cell>
          <table:table-cell office:value-type="float" office:value="1516.17" calcext:value-type="float">
            <text:p>1516.17</text:p>
          </table:table-cell>
        </table:table-row>
        <table:table-row table:style-name="ro1">
          <table:table-cell office:value-type="float" office:value="18719827" calcext:value-type="float">
            <text:p>18719827</text:p>
          </table:table-cell>
          <table:table-cell table:formula="of:=[.A1172]/1000/(60*60*24)" office:value-type="time" office:time-value="PT05H11M59.827S" calcext:value-type="time">
            <text:p>05:12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250.06" calcext:value-type="float">
            <text:p>1250.06</text:p>
          </table:table-cell>
          <table:table-cell office:value-type="float" office:value="1517.4" calcext:value-type="float">
            <text:p>1517.4</text:p>
          </table:table-cell>
        </table:table-row>
        <table:table-row table:style-name="ro1">
          <table:table-cell office:value-type="float" office:value="18735827" calcext:value-type="float">
            <text:p>18735827</text:p>
          </table:table-cell>
          <table:table-cell table:formula="of:=[.A1173]/1000/(60*60*24)" office:value-type="time" office:time-value="PT05H12M15.827S" calcext:value-type="time">
            <text:p>05:12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51.11" calcext:value-type="float">
            <text:p>1251.11</text:p>
          </table:table-cell>
          <table:table-cell office:value-type="float" office:value="1518.64" calcext:value-type="float">
            <text:p>1518.64</text:p>
          </table:table-cell>
        </table:table-row>
        <table:table-row table:style-name="ro1">
          <table:table-cell office:value-type="float" office:value="18751827" calcext:value-type="float">
            <text:p>18751827</text:p>
          </table:table-cell>
          <table:table-cell table:formula="of:=[.A1174]/1000/(60*60*24)" office:value-type="time" office:time-value="PT05H12M31.827S" calcext:value-type="time">
            <text:p>05:12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252.15" calcext:value-type="float">
            <text:p>1252.15</text:p>
          </table:table-cell>
          <table:table-cell office:value-type="float" office:value="1519.87" calcext:value-type="float">
            <text:p>1519.87</text:p>
          </table:table-cell>
        </table:table-row>
        <table:table-row table:style-name="ro1">
          <table:table-cell office:value-type="float" office:value="18767827" calcext:value-type="float">
            <text:p>18767827</text:p>
          </table:table-cell>
          <table:table-cell table:formula="of:=[.A1175]/1000/(60*60*24)" office:value-type="time" office:time-value="PT05H12M47.827S" calcext:value-type="time">
            <text:p>05:1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253.19" calcext:value-type="float">
            <text:p>1253.19</text:p>
          </table:table-cell>
          <table:table-cell office:value-type="float" office:value="1521.1" calcext:value-type="float">
            <text:p>1521.1</text:p>
          </table:table-cell>
        </table:table-row>
        <table:table-row table:style-name="ro1">
          <table:table-cell office:value-type="float" office:value="18783827" calcext:value-type="float">
            <text:p>18783827</text:p>
          </table:table-cell>
          <table:table-cell table:formula="of:=[.A1176]/1000/(60*60*24)" office:value-type="time" office:time-value="PT05H13M03.827S" calcext:value-type="time">
            <text:p>05:1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254.24" calcext:value-type="float">
            <text:p>1254.24</text:p>
          </table:table-cell>
          <table:table-cell office:value-type="float" office:value="1522.34" calcext:value-type="float">
            <text:p>1522.34</text:p>
          </table:table-cell>
        </table:table-row>
        <table:table-row table:style-name="ro1">
          <table:table-cell office:value-type="float" office:value="18799827" calcext:value-type="float">
            <text:p>18799827</text:p>
          </table:table-cell>
          <table:table-cell table:formula="of:=[.A1177]/1000/(60*60*24)" office:value-type="time" office:time-value="PT05H13M19.827S" calcext:value-type="time">
            <text:p>05:13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55.28" calcext:value-type="float">
            <text:p>1255.28</text:p>
          </table:table-cell>
          <table:table-cell office:value-type="float" office:value="1523.57" calcext:value-type="float">
            <text:p>1523.57</text:p>
          </table:table-cell>
        </table:table-row>
        <table:table-row table:style-name="ro1">
          <table:table-cell office:value-type="float" office:value="18815827" calcext:value-type="float">
            <text:p>18815827</text:p>
          </table:table-cell>
          <table:table-cell table:formula="of:=[.A1178]/1000/(60*60*24)" office:value-type="time" office:time-value="PT05H13M35.827S" calcext:value-type="time">
            <text:p>05:1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56.32" calcext:value-type="float">
            <text:p>1256.32</text:p>
          </table:table-cell>
          <table:table-cell office:value-type="float" office:value="1524.8" calcext:value-type="float">
            <text:p>1524.8</text:p>
          </table:table-cell>
        </table:table-row>
        <table:table-row table:style-name="ro1">
          <table:table-cell office:value-type="float" office:value="18831827" calcext:value-type="float">
            <text:p>18831827</text:p>
          </table:table-cell>
          <table:table-cell table:formula="of:=[.A1179]/1000/(60*60*24)" office:value-type="time" office:time-value="PT05H13M51.827S" calcext:value-type="time">
            <text:p>05:1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257.36" calcext:value-type="float">
            <text:p>1257.36</text:p>
          </table:table-cell>
          <table:table-cell office:value-type="float" office:value="1526.04" calcext:value-type="float">
            <text:p>1526.04</text:p>
          </table:table-cell>
        </table:table-row>
        <table:table-row table:style-name="ro1">
          <table:table-cell office:value-type="float" office:value="18847827" calcext:value-type="float">
            <text:p>18847827</text:p>
          </table:table-cell>
          <table:table-cell table:formula="of:=[.A1180]/1000/(60*60*24)" office:value-type="time" office:time-value="PT05H14M07.827S" calcext:value-type="time">
            <text:p>05:1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58.41" calcext:value-type="float">
            <text:p>1258.41</text:p>
          </table:table-cell>
          <table:table-cell office:value-type="float" office:value="1527.27" calcext:value-type="float">
            <text:p>1527.27</text:p>
          </table:table-cell>
        </table:table-row>
        <table:table-row table:style-name="ro1">
          <table:table-cell office:value-type="float" office:value="18863827" calcext:value-type="float">
            <text:p>18863827</text:p>
          </table:table-cell>
          <table:table-cell table:formula="of:=[.A1181]/1000/(60*60*24)" office:value-type="time" office:time-value="PT05H14M23.827S" calcext:value-type="time">
            <text:p>05:1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59.45" calcext:value-type="float">
            <text:p>1259.45</text:p>
          </table:table-cell>
          <table:table-cell office:value-type="float" office:value="1528.5" calcext:value-type="float">
            <text:p>1528.5</text:p>
          </table:table-cell>
        </table:table-row>
        <table:table-row table:style-name="ro1">
          <table:table-cell office:value-type="float" office:value="18879827" calcext:value-type="float">
            <text:p>18879827</text:p>
          </table:table-cell>
          <table:table-cell table:formula="of:=[.A1182]/1000/(60*60*24)" office:value-type="time" office:time-value="PT05H14M39.827S" calcext:value-type="time">
            <text:p>05:14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60.49" calcext:value-type="float">
            <text:p>1260.49</text:p>
          </table:table-cell>
          <table:table-cell office:value-type="float" office:value="1529.74" calcext:value-type="float">
            <text:p>1529.74</text:p>
          </table:table-cell>
        </table:table-row>
        <table:table-row table:style-name="ro1">
          <table:table-cell office:value-type="float" office:value="18895827" calcext:value-type="float">
            <text:p>18895827</text:p>
          </table:table-cell>
          <table:table-cell table:formula="of:=[.A1183]/1000/(60*60*24)" office:value-type="time" office:time-value="PT05H14M55.827S" calcext:value-type="time">
            <text:p>05:1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261.53" calcext:value-type="float">
            <text:p>1261.53</text:p>
          </table:table-cell>
          <table:table-cell office:value-type="float" office:value="1530.97" calcext:value-type="float">
            <text:p>1530.97</text:p>
          </table:table-cell>
        </table:table-row>
        <table:table-row table:style-name="ro1">
          <table:table-cell office:value-type="float" office:value="18911827" calcext:value-type="float">
            <text:p>18911827</text:p>
          </table:table-cell>
          <table:table-cell table:formula="of:=[.A1184]/1000/(60*60*24)" office:value-type="time" office:time-value="PT05H15M11.827S" calcext:value-type="time">
            <text:p>05:1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62.58" calcext:value-type="float">
            <text:p>1262.58</text:p>
          </table:table-cell>
          <table:table-cell office:value-type="float" office:value="1532.21" calcext:value-type="float">
            <text:p>1532.21</text:p>
          </table:table-cell>
        </table:table-row>
        <table:table-row table:style-name="ro1">
          <table:table-cell office:value-type="float" office:value="18927827" calcext:value-type="float">
            <text:p>18927827</text:p>
          </table:table-cell>
          <table:table-cell table:formula="of:=[.A1185]/1000/(60*60*24)" office:value-type="time" office:time-value="PT05H15M27.827S" calcext:value-type="time">
            <text:p>05:15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63.62" calcext:value-type="float">
            <text:p>1263.62</text:p>
          </table:table-cell>
          <table:table-cell office:value-type="float" office:value="1533.44" calcext:value-type="float">
            <text:p>1533.44</text:p>
          </table:table-cell>
        </table:table-row>
        <table:table-row table:style-name="ro1">
          <table:table-cell office:value-type="float" office:value="18943827" calcext:value-type="float">
            <text:p>18943827</text:p>
          </table:table-cell>
          <table:table-cell table:formula="of:=[.A1186]/1000/(60*60*24)" office:value-type="time" office:time-value="PT05H15M43.827S" calcext:value-type="time">
            <text:p>05:1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64.66" calcext:value-type="float">
            <text:p>1264.66</text:p>
          </table:table-cell>
          <table:table-cell office:value-type="float" office:value="1534.67" calcext:value-type="float">
            <text:p>1534.67</text:p>
          </table:table-cell>
        </table:table-row>
        <table:table-row table:style-name="ro1">
          <table:table-cell office:value-type="float" office:value="18959827" calcext:value-type="float">
            <text:p>18959827</text:p>
          </table:table-cell>
          <table:table-cell table:formula="of:=[.A1187]/1000/(60*60*24)" office:value-type="time" office:time-value="PT05H15M59.827S" calcext:value-type="time">
            <text:p>05:16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265.71" calcext:value-type="float">
            <text:p>1265.71</text:p>
          </table:table-cell>
          <table:table-cell office:value-type="float" office:value="1535.91" calcext:value-type="float">
            <text:p>1535.91</text:p>
          </table:table-cell>
        </table:table-row>
        <table:table-row table:style-name="ro1">
          <table:table-cell office:value-type="float" office:value="18975827" calcext:value-type="float">
            <text:p>18975827</text:p>
          </table:table-cell>
          <table:table-cell table:formula="of:=[.A1188]/1000/(60*60*24)" office:value-type="time" office:time-value="PT05H16M15.827S" calcext:value-type="time">
            <text:p>05:16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266.75" calcext:value-type="float">
            <text:p>1266.75</text:p>
          </table:table-cell>
          <table:table-cell office:value-type="float" office:value="1537.14" calcext:value-type="float">
            <text:p>1537.14</text:p>
          </table:table-cell>
        </table:table-row>
        <table:table-row table:style-name="ro1">
          <table:table-cell office:value-type="float" office:value="18991827" calcext:value-type="float">
            <text:p>18991827</text:p>
          </table:table-cell>
          <table:table-cell table:formula="of:=[.A1189]/1000/(60*60*24)" office:value-type="time" office:time-value="PT05H16M31.827S" calcext:value-type="time">
            <text:p>05:1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67.79" calcext:value-type="float">
            <text:p>1267.79</text:p>
          </table:table-cell>
          <table:table-cell office:value-type="float" office:value="1538.37" calcext:value-type="float">
            <text:p>1538.37</text:p>
          </table:table-cell>
        </table:table-row>
        <table:table-row table:style-name="ro1">
          <table:table-cell office:value-type="float" office:value="19007827" calcext:value-type="float">
            <text:p>19007827</text:p>
          </table:table-cell>
          <table:table-cell table:formula="of:=[.A1190]/1000/(60*60*24)" office:value-type="time" office:time-value="PT05H16M47.827S" calcext:value-type="time">
            <text:p>05:1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68.83" calcext:value-type="float">
            <text:p>1268.83</text:p>
          </table:table-cell>
          <table:table-cell office:value-type="float" office:value="1539.61" calcext:value-type="float">
            <text:p>1539.61</text:p>
          </table:table-cell>
        </table:table-row>
        <table:table-row table:style-name="ro1">
          <table:table-cell office:value-type="float" office:value="19023827" calcext:value-type="float">
            <text:p>19023827</text:p>
          </table:table-cell>
          <table:table-cell table:formula="of:=[.A1191]/1000/(60*60*24)" office:value-type="time" office:time-value="PT05H17M03.827S" calcext:value-type="time">
            <text:p>05:1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69.88" calcext:value-type="float">
            <text:p>1269.88</text:p>
          </table:table-cell>
          <table:table-cell office:value-type="float" office:value="1540.84" calcext:value-type="float">
            <text:p>1540.84</text:p>
          </table:table-cell>
        </table:table-row>
        <table:table-row table:style-name="ro1">
          <table:table-cell office:value-type="float" office:value="19039827" calcext:value-type="float">
            <text:p>19039827</text:p>
          </table:table-cell>
          <table:table-cell table:formula="of:=[.A1192]/1000/(60*60*24)" office:value-type="time" office:time-value="PT05H17M19.827S" calcext:value-type="time">
            <text:p>05:17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270.92" calcext:value-type="float">
            <text:p>1270.92</text:p>
          </table:table-cell>
          <table:table-cell office:value-type="float" office:value="1542.07" calcext:value-type="float">
            <text:p>1542.07</text:p>
          </table:table-cell>
        </table:table-row>
        <table:table-row table:style-name="ro1">
          <table:table-cell office:value-type="float" office:value="19055827" calcext:value-type="float">
            <text:p>19055827</text:p>
          </table:table-cell>
          <table:table-cell table:formula="of:=[.A1193]/1000/(60*60*24)" office:value-type="time" office:time-value="PT05H17M35.827S" calcext:value-type="time">
            <text:p>05:17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271.96" calcext:value-type="float">
            <text:p>1271.96</text:p>
          </table:table-cell>
          <table:table-cell office:value-type="float" office:value="1543.31" calcext:value-type="float">
            <text:p>1543.31</text:p>
          </table:table-cell>
        </table:table-row>
        <table:table-row table:style-name="ro1">
          <table:table-cell office:value-type="float" office:value="19071827" calcext:value-type="float">
            <text:p>19071827</text:p>
          </table:table-cell>
          <table:table-cell table:formula="of:=[.A1194]/1000/(60*60*24)" office:value-type="time" office:time-value="PT05H17M51.827S" calcext:value-type="time">
            <text:p>05:1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73" calcext:value-type="float">
            <text:p>1273</text:p>
          </table:table-cell>
          <table:table-cell office:value-type="float" office:value="1544.54" calcext:value-type="float">
            <text:p>1544.54</text:p>
          </table:table-cell>
        </table:table-row>
        <table:table-row table:style-name="ro1">
          <table:table-cell office:value-type="float" office:value="19087827" calcext:value-type="float">
            <text:p>19087827</text:p>
          </table:table-cell>
          <table:table-cell table:formula="of:=[.A1195]/1000/(60*60*24)" office:value-type="time" office:time-value="PT05H18M07.827S" calcext:value-type="time">
            <text:p>05:1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74.05" calcext:value-type="float">
            <text:p>1274.05</text:p>
          </table:table-cell>
          <table:table-cell office:value-type="float" office:value="1545.78" calcext:value-type="float">
            <text:p>1545.78</text:p>
          </table:table-cell>
        </table:table-row>
        <table:table-row table:style-name="ro1">
          <table:table-cell office:value-type="float" office:value="19103827" calcext:value-type="float">
            <text:p>19103827</text:p>
          </table:table-cell>
          <table:table-cell table:formula="of:=[.A1196]/1000/(60*60*24)" office:value-type="time" office:time-value="PT05H18M23.827S" calcext:value-type="time">
            <text:p>05:18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75.09" calcext:value-type="float">
            <text:p>1275.09</text:p>
          </table:table-cell>
          <table:table-cell office:value-type="float" office:value="1547.01" calcext:value-type="float">
            <text:p>1547.01</text:p>
          </table:table-cell>
        </table:table-row>
        <table:table-row table:style-name="ro1">
          <table:table-cell office:value-type="float" office:value="19119827" calcext:value-type="float">
            <text:p>19119827</text:p>
          </table:table-cell>
          <table:table-cell table:formula="of:=[.A1197]/1000/(60*60*24)" office:value-type="time" office:time-value="PT05H18M39.827S" calcext:value-type="time">
            <text:p>05:1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76.13" calcext:value-type="float">
            <text:p>1276.13</text:p>
          </table:table-cell>
          <table:table-cell office:value-type="float" office:value="1548.24" calcext:value-type="float">
            <text:p>1548.24</text:p>
          </table:table-cell>
        </table:table-row>
        <table:table-row table:style-name="ro1">
          <table:table-cell office:value-type="float" office:value="19135827" calcext:value-type="float">
            <text:p>19135827</text:p>
          </table:table-cell>
          <table:table-cell table:formula="of:=[.A1198]/1000/(60*60*24)" office:value-type="time" office:time-value="PT05H18M55.827S" calcext:value-type="time">
            <text:p>05:18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277.17" calcext:value-type="float">
            <text:p>1277.17</text:p>
          </table:table-cell>
          <table:table-cell office:value-type="float" office:value="1549.48" calcext:value-type="float">
            <text:p>1549.48</text:p>
          </table:table-cell>
        </table:table-row>
        <table:table-row table:style-name="ro1">
          <table:table-cell office:value-type="float" office:value="19151827" calcext:value-type="float">
            <text:p>19151827</text:p>
          </table:table-cell>
          <table:table-cell table:formula="of:=[.A1199]/1000/(60*60*24)" office:value-type="time" office:time-value="PT05H19M11.827S" calcext:value-type="time">
            <text:p>05:1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278.22" calcext:value-type="float">
            <text:p>1278.22</text:p>
          </table:table-cell>
          <table:table-cell office:value-type="float" office:value="1550.71" calcext:value-type="float">
            <text:p>1550.71</text:p>
          </table:table-cell>
        </table:table-row>
        <table:table-row table:style-name="ro1">
          <table:table-cell office:value-type="float" office:value="19167827" calcext:value-type="float">
            <text:p>19167827</text:p>
          </table:table-cell>
          <table:table-cell table:formula="of:=[.A1200]/1000/(60*60*24)" office:value-type="time" office:time-value="PT05H19M27.827S" calcext:value-type="time">
            <text:p>05:19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79.26" calcext:value-type="float">
            <text:p>1279.26</text:p>
          </table:table-cell>
          <table:table-cell office:value-type="float" office:value="1551.94" calcext:value-type="float">
            <text:p>1551.94</text:p>
          </table:table-cell>
        </table:table-row>
        <table:table-row table:style-name="ro1">
          <table:table-cell office:value-type="float" office:value="19183827" calcext:value-type="float">
            <text:p>19183827</text:p>
          </table:table-cell>
          <table:table-cell table:formula="of:=[.A1201]/1000/(60*60*24)" office:value-type="time" office:time-value="PT05H19M43.827S" calcext:value-type="time">
            <text:p>05:1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80.3" calcext:value-type="float">
            <text:p>1280.3</text:p>
          </table:table-cell>
          <table:table-cell office:value-type="float" office:value="1553.18" calcext:value-type="float">
            <text:p>1553.18</text:p>
          </table:table-cell>
        </table:table-row>
        <table:table-row table:style-name="ro1">
          <table:table-cell office:value-type="float" office:value="19199827" calcext:value-type="float">
            <text:p>19199827</text:p>
          </table:table-cell>
          <table:table-cell table:formula="of:=[.A1202]/1000/(60*60*24)" office:value-type="time" office:time-value="PT05H19M59.827S" calcext:value-type="time">
            <text:p>05:20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81.35" calcext:value-type="float">
            <text:p>1281.35</text:p>
          </table:table-cell>
          <table:table-cell office:value-type="float" office:value="1554.41" calcext:value-type="float">
            <text:p>1554.41</text:p>
          </table:table-cell>
        </table:table-row>
        <table:table-row table:style-name="ro1">
          <table:table-cell office:value-type="float" office:value="19215827" calcext:value-type="float">
            <text:p>19215827</text:p>
          </table:table-cell>
          <table:table-cell table:formula="of:=[.A1203]/1000/(60*60*24)" office:value-type="time" office:time-value="PT05H20M15.827S" calcext:value-type="time">
            <text:p>05:20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82.39" calcext:value-type="float">
            <text:p>1282.39</text:p>
          </table:table-cell>
          <table:table-cell office:value-type="float" office:value="1555.64" calcext:value-type="float">
            <text:p>1555.64</text:p>
          </table:table-cell>
        </table:table-row>
        <table:table-row table:style-name="ro1">
          <table:table-cell office:value-type="float" office:value="19231827" calcext:value-type="float">
            <text:p>19231827</text:p>
          </table:table-cell>
          <table:table-cell table:formula="of:=[.A1204]/1000/(60*60*24)" office:value-type="time" office:time-value="PT05H20M31.827S" calcext:value-type="time">
            <text:p>05:20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83.43" calcext:value-type="float">
            <text:p>1283.43</text:p>
          </table:table-cell>
          <table:table-cell office:value-type="float" office:value="1556.88" calcext:value-type="float">
            <text:p>1556.88</text:p>
          </table:table-cell>
        </table:table-row>
        <table:table-row table:style-name="ro1">
          <table:table-cell office:value-type="float" office:value="19247827" calcext:value-type="float">
            <text:p>19247827</text:p>
          </table:table-cell>
          <table:table-cell table:formula="of:=[.A1205]/1000/(60*60*24)" office:value-type="time" office:time-value="PT05H20M47.827S" calcext:value-type="time">
            <text:p>05:20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284.47" calcext:value-type="float">
            <text:p>1284.47</text:p>
          </table:table-cell>
          <table:table-cell office:value-type="float" office:value="1558.11" calcext:value-type="float">
            <text:p>1558.11</text:p>
          </table:table-cell>
        </table:table-row>
        <table:table-row table:style-name="ro1">
          <table:table-cell office:value-type="float" office:value="19263827" calcext:value-type="float">
            <text:p>19263827</text:p>
          </table:table-cell>
          <table:table-cell table:formula="of:=[.A1206]/1000/(60*60*24)" office:value-type="time" office:time-value="PT05H21M03.827S" calcext:value-type="time">
            <text:p>05:2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285.52" calcext:value-type="float">
            <text:p>1285.52</text:p>
          </table:table-cell>
          <table:table-cell office:value-type="float" office:value="1559.34" calcext:value-type="float">
            <text:p>1559.34</text:p>
          </table:table-cell>
        </table:table-row>
        <table:table-row table:style-name="ro1">
          <table:table-cell office:value-type="float" office:value="19279827" calcext:value-type="float">
            <text:p>19279827</text:p>
          </table:table-cell>
          <table:table-cell table:formula="of:=[.A1207]/1000/(60*60*24)" office:value-type="time" office:time-value="PT05H21M19.827S" calcext:value-type="time">
            <text:p>05:21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286.56" calcext:value-type="float">
            <text:p>1286.56</text:p>
          </table:table-cell>
          <table:table-cell office:value-type="float" office:value="1560.58" calcext:value-type="float">
            <text:p>1560.58</text:p>
          </table:table-cell>
        </table:table-row>
        <table:table-row table:style-name="ro1">
          <table:table-cell office:value-type="float" office:value="19295827" calcext:value-type="float">
            <text:p>19295827</text:p>
          </table:table-cell>
          <table:table-cell table:formula="of:=[.A1208]/1000/(60*60*24)" office:value-type="time" office:time-value="PT05H21M35.827S" calcext:value-type="time">
            <text:p>05:21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87.6" calcext:value-type="float">
            <text:p>1287.6</text:p>
          </table:table-cell>
          <table:table-cell office:value-type="float" office:value="1561.81" calcext:value-type="float">
            <text:p>1561.81</text:p>
          </table:table-cell>
        </table:table-row>
        <table:table-row table:style-name="ro1">
          <table:table-cell office:value-type="float" office:value="19311827" calcext:value-type="float">
            <text:p>19311827</text:p>
          </table:table-cell>
          <table:table-cell table:formula="of:=[.A1209]/1000/(60*60*24)" office:value-type="time" office:time-value="PT05H21M51.827S" calcext:value-type="time">
            <text:p>05:21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288.64" calcext:value-type="float">
            <text:p>1288.64</text:p>
          </table:table-cell>
          <table:table-cell office:value-type="float" office:value="1563.05" calcext:value-type="float">
            <text:p>1563.05</text:p>
          </table:table-cell>
        </table:table-row>
        <table:table-row table:style-name="ro1">
          <table:table-cell office:value-type="float" office:value="19327827" calcext:value-type="float">
            <text:p>19327827</text:p>
          </table:table-cell>
          <table:table-cell table:formula="of:=[.A1210]/1000/(60*60*24)" office:value-type="time" office:time-value="PT05H22M07.827S" calcext:value-type="time">
            <text:p>05:22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289.69" calcext:value-type="float">
            <text:p>1289.69</text:p>
          </table:table-cell>
          <table:table-cell office:value-type="float" office:value="1564.28" calcext:value-type="float">
            <text:p>1564.28</text:p>
          </table:table-cell>
        </table:table-row>
        <table:table-row table:style-name="ro1">
          <table:table-cell office:value-type="float" office:value="19343827" calcext:value-type="float">
            <text:p>19343827</text:p>
          </table:table-cell>
          <table:table-cell table:formula="of:=[.A1211]/1000/(60*60*24)" office:value-type="time" office:time-value="PT05H22M23.827S" calcext:value-type="time">
            <text:p>05:22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290.73" calcext:value-type="float">
            <text:p>1290.73</text:p>
          </table:table-cell>
          <table:table-cell office:value-type="float" office:value="1565.51" calcext:value-type="float">
            <text:p>1565.51</text:p>
          </table:table-cell>
        </table:table-row>
        <table:table-row table:style-name="ro1">
          <table:table-cell office:value-type="float" office:value="19359827" calcext:value-type="float">
            <text:p>19359827</text:p>
          </table:table-cell>
          <table:table-cell table:formula="of:=[.A1212]/1000/(60*60*24)" office:value-type="time" office:time-value="PT05H22M39.827S" calcext:value-type="time">
            <text:p>05:22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291.77" calcext:value-type="float">
            <text:p>1291.77</text:p>
          </table:table-cell>
          <table:table-cell office:value-type="float" office:value="1566.74" calcext:value-type="float">
            <text:p>1566.74</text:p>
          </table:table-cell>
        </table:table-row>
        <table:table-row table:style-name="ro1">
          <table:table-cell office:value-type="float" office:value="19375827" calcext:value-type="float">
            <text:p>19375827</text:p>
          </table:table-cell>
          <table:table-cell table:formula="of:=[.A1213]/1000/(60*60*24)" office:value-type="time" office:time-value="PT05H22M55.827S" calcext:value-type="time">
            <text:p>05:22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292.82" calcext:value-type="float">
            <text:p>1292.82</text:p>
          </table:table-cell>
          <table:table-cell office:value-type="float" office:value="1567.98" calcext:value-type="float">
            <text:p>1567.98</text:p>
          </table:table-cell>
        </table:table-row>
        <table:table-row table:style-name="ro1">
          <table:table-cell office:value-type="float" office:value="19391827" calcext:value-type="float">
            <text:p>19391827</text:p>
          </table:table-cell>
          <table:table-cell table:formula="of:=[.A1214]/1000/(60*60*24)" office:value-type="time" office:time-value="PT05H23M11.827S" calcext:value-type="time">
            <text:p>05:2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293.86" calcext:value-type="float">
            <text:p>1293.86</text:p>
          </table:table-cell>
          <table:table-cell office:value-type="float" office:value="1569.21" calcext:value-type="float">
            <text:p>1569.21</text:p>
          </table:table-cell>
        </table:table-row>
        <table:table-row table:style-name="ro1">
          <table:table-cell office:value-type="float" office:value="19407827" calcext:value-type="float">
            <text:p>19407827</text:p>
          </table:table-cell>
          <table:table-cell table:formula="of:=[.A1215]/1000/(60*60*24)" office:value-type="time" office:time-value="PT05H23M27.827S" calcext:value-type="time">
            <text:p>05:23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94.9" calcext:value-type="float">
            <text:p>1294.9</text:p>
          </table:table-cell>
          <table:table-cell office:value-type="float" office:value="1570.44" calcext:value-type="float">
            <text:p>1570.44</text:p>
          </table:table-cell>
        </table:table-row>
        <table:table-row table:style-name="ro1">
          <table:table-cell office:value-type="float" office:value="19423827" calcext:value-type="float">
            <text:p>19423827</text:p>
          </table:table-cell>
          <table:table-cell table:formula="of:=[.A1216]/1000/(60*60*24)" office:value-type="time" office:time-value="PT05H23M43.827S" calcext:value-type="time">
            <text:p>05:23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295.94" calcext:value-type="float">
            <text:p>1295.94</text:p>
          </table:table-cell>
          <table:table-cell office:value-type="float" office:value="1571.68" calcext:value-type="float">
            <text:p>1571.68</text:p>
          </table:table-cell>
        </table:table-row>
        <table:table-row table:style-name="ro1">
          <table:table-cell office:value-type="float" office:value="19439827" calcext:value-type="float">
            <text:p>19439827</text:p>
          </table:table-cell>
          <table:table-cell table:formula="of:=[.A1217]/1000/(60*60*24)" office:value-type="time" office:time-value="PT05H23M59.827S" calcext:value-type="time">
            <text:p>05:24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96.99" calcext:value-type="float">
            <text:p>1296.99</text:p>
          </table:table-cell>
          <table:table-cell office:value-type="float" office:value="1572.91" calcext:value-type="float">
            <text:p>1572.91</text:p>
          </table:table-cell>
        </table:table-row>
        <table:table-row table:style-name="ro1">
          <table:table-cell office:value-type="float" office:value="19455827" calcext:value-type="float">
            <text:p>19455827</text:p>
          </table:table-cell>
          <table:table-cell table:formula="of:=[.A1218]/1000/(60*60*24)" office:value-type="time" office:time-value="PT05H24M15.827S" calcext:value-type="time">
            <text:p>05:24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298.03" calcext:value-type="float">
            <text:p>1298.03</text:p>
          </table:table-cell>
          <table:table-cell office:value-type="float" office:value="1574.14" calcext:value-type="float">
            <text:p>1574.14</text:p>
          </table:table-cell>
        </table:table-row>
        <table:table-row table:style-name="ro1">
          <table:table-cell office:value-type="float" office:value="19471827" calcext:value-type="float">
            <text:p>19471827</text:p>
          </table:table-cell>
          <table:table-cell table:formula="of:=[.A1219]/1000/(60*60*24)" office:value-type="time" office:time-value="PT05H24M31.827S" calcext:value-type="time">
            <text:p>05:24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299.07" calcext:value-type="float">
            <text:p>1299.07</text:p>
          </table:table-cell>
          <table:table-cell office:value-type="float" office:value="1575.38" calcext:value-type="float">
            <text:p>1575.38</text:p>
          </table:table-cell>
        </table:table-row>
        <table:table-row table:style-name="ro1">
          <table:table-cell office:value-type="float" office:value="19487827" calcext:value-type="float">
            <text:p>19487827</text:p>
          </table:table-cell>
          <table:table-cell table:formula="of:=[.A1220]/1000/(60*60*24)" office:value-type="time" office:time-value="PT05H24M47.827S" calcext:value-type="time">
            <text:p>05:24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00.11" calcext:value-type="float">
            <text:p>1300.11</text:p>
          </table:table-cell>
          <table:table-cell office:value-type="float" office:value="1576.61" calcext:value-type="float">
            <text:p>1576.61</text:p>
          </table:table-cell>
        </table:table-row>
        <table:table-row table:style-name="ro1">
          <table:table-cell office:value-type="float" office:value="19503827" calcext:value-type="float">
            <text:p>19503827</text:p>
          </table:table-cell>
          <table:table-cell table:formula="of:=[.A1221]/1000/(60*60*24)" office:value-type="time" office:time-value="PT05H25M03.827S" calcext:value-type="time">
            <text:p>05:25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01.16" calcext:value-type="float">
            <text:p>1301.16</text:p>
          </table:table-cell>
          <table:table-cell office:value-type="float" office:value="1577.84" calcext:value-type="float">
            <text:p>1577.84</text:p>
          </table:table-cell>
        </table:table-row>
        <table:table-row table:style-name="ro1">
          <table:table-cell office:value-type="float" office:value="19519827" calcext:value-type="float">
            <text:p>19519827</text:p>
          </table:table-cell>
          <table:table-cell table:formula="of:=[.A1222]/1000/(60*60*24)" office:value-type="time" office:time-value="PT05H25M19.827S" calcext:value-type="time">
            <text:p>05:25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302.2" calcext:value-type="float">
            <text:p>1302.2</text:p>
          </table:table-cell>
          <table:table-cell office:value-type="float" office:value="1579.07" calcext:value-type="float">
            <text:p>1579.07</text:p>
          </table:table-cell>
        </table:table-row>
        <table:table-row table:style-name="ro1">
          <table:table-cell office:value-type="float" office:value="19535827" calcext:value-type="float">
            <text:p>19535827</text:p>
          </table:table-cell>
          <table:table-cell table:formula="of:=[.A1223]/1000/(60*60*24)" office:value-type="time" office:time-value="PT05H25M35.827S" calcext:value-type="time">
            <text:p>05:25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303.24" calcext:value-type="float">
            <text:p>1303.24</text:p>
          </table:table-cell>
          <table:table-cell office:value-type="float" office:value="1580.31" calcext:value-type="float">
            <text:p>1580.31</text:p>
          </table:table-cell>
        </table:table-row>
        <table:table-row table:style-name="ro1">
          <table:table-cell office:value-type="float" office:value="19551827" calcext:value-type="float">
            <text:p>19551827</text:p>
          </table:table-cell>
          <table:table-cell table:formula="of:=[.A1224]/1000/(60*60*24)" office:value-type="time" office:time-value="PT05H25M51.827S" calcext:value-type="time">
            <text:p>05:25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304.29" calcext:value-type="float">
            <text:p>1304.29</text:p>
          </table:table-cell>
          <table:table-cell office:value-type="float" office:value="1581.54" calcext:value-type="float">
            <text:p>1581.54</text:p>
          </table:table-cell>
        </table:table-row>
        <table:table-row table:style-name="ro1">
          <table:table-cell office:value-type="float" office:value="19567827" calcext:value-type="float">
            <text:p>19567827</text:p>
          </table:table-cell>
          <table:table-cell table:formula="of:=[.A1225]/1000/(60*60*24)" office:value-type="time" office:time-value="PT05H26M07.827S" calcext:value-type="time">
            <text:p>05:26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05.33" calcext:value-type="float">
            <text:p>1305.33</text:p>
          </table:table-cell>
          <table:table-cell office:value-type="float" office:value="1582.77" calcext:value-type="float">
            <text:p>1582.77</text:p>
          </table:table-cell>
        </table:table-row>
        <table:table-row table:style-name="ro1">
          <table:table-cell office:value-type="float" office:value="19583827" calcext:value-type="float">
            <text:p>19583827</text:p>
          </table:table-cell>
          <table:table-cell table:formula="of:=[.A1226]/1000/(60*60*24)" office:value-type="time" office:time-value="PT05H26M23.827S" calcext:value-type="time">
            <text:p>05:26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06.37" calcext:value-type="float">
            <text:p>1306.37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9599827" calcext:value-type="float">
            <text:p>19599827</text:p>
          </table:table-cell>
          <table:table-cell table:formula="of:=[.A1227]/1000/(60*60*24)" office:value-type="time" office:time-value="PT05H26M39.827S" calcext:value-type="time">
            <text:p>05:26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307.41" calcext:value-type="float">
            <text:p>1307.41</text:p>
          </table:table-cell>
          <table:table-cell office:value-type="float" office:value="1585.24" calcext:value-type="float">
            <text:p>1585.24</text:p>
          </table:table-cell>
        </table:table-row>
        <table:table-row table:style-name="ro1">
          <table:table-cell office:value-type="float" office:value="19615827" calcext:value-type="float">
            <text:p>19615827</text:p>
          </table:table-cell>
          <table:table-cell table:formula="of:=[.A1228]/1000/(60*60*24)" office:value-type="time" office:time-value="PT05H26M55.827S" calcext:value-type="time">
            <text:p>05:26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08.46" calcext:value-type="float">
            <text:p>1308.46</text:p>
          </table:table-cell>
          <table:table-cell office:value-type="float" office:value="1586.47" calcext:value-type="float">
            <text:p>1586.47</text:p>
          </table:table-cell>
        </table:table-row>
        <table:table-row table:style-name="ro1">
          <table:table-cell office:value-type="float" office:value="19631827" calcext:value-type="float">
            <text:p>19631827</text:p>
          </table:table-cell>
          <table:table-cell table:formula="of:=[.A1229]/1000/(60*60*24)" office:value-type="time" office:time-value="PT05H27M11.827S" calcext:value-type="time">
            <text:p>05:27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09.5" calcext:value-type="float">
            <text:p>1309.5</text:p>
          </table:table-cell>
          <table:table-cell office:value-type="float" office:value="1587.7" calcext:value-type="float">
            <text:p>1587.7</text:p>
          </table:table-cell>
        </table:table-row>
        <table:table-row table:style-name="ro1">
          <table:table-cell office:value-type="float" office:value="19647827" calcext:value-type="float">
            <text:p>19647827</text:p>
          </table:table-cell>
          <table:table-cell table:formula="of:=[.A1230]/1000/(60*60*24)" office:value-type="time" office:time-value="PT05H27M27.827S" calcext:value-type="time">
            <text:p>05:27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10.54" calcext:value-type="float">
            <text:p>1310.54</text:p>
          </table:table-cell>
          <table:table-cell office:value-type="float" office:value="1588.93" calcext:value-type="float">
            <text:p>1588.93</text:p>
          </table:table-cell>
        </table:table-row>
        <table:table-row table:style-name="ro1">
          <table:table-cell office:value-type="float" office:value="19663827" calcext:value-type="float">
            <text:p>19663827</text:p>
          </table:table-cell>
          <table:table-cell table:formula="of:=[.A1231]/1000/(60*60*24)" office:value-type="time" office:time-value="PT05H27M43.827S" calcext:value-type="time">
            <text:p>05:27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590.17" calcext:value-type="float">
            <text:p>1590.17</text:p>
          </table:table-cell>
        </table:table-row>
        <table:table-row table:style-name="ro1">
          <table:table-cell office:value-type="float" office:value="19679827" calcext:value-type="float">
            <text:p>19679827</text:p>
          </table:table-cell>
          <table:table-cell table:formula="of:=[.A1232]/1000/(60*60*24)" office:value-type="time" office:time-value="PT05H27M59.827S" calcext:value-type="time">
            <text:p>05:28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312.63" calcext:value-type="float">
            <text:p>1312.63</text:p>
          </table:table-cell>
          <table:table-cell office:value-type="float" office:value="1591.4" calcext:value-type="float">
            <text:p>1591.4</text:p>
          </table:table-cell>
        </table:table-row>
        <table:table-row table:style-name="ro1">
          <table:table-cell office:value-type="float" office:value="19695827" calcext:value-type="float">
            <text:p>19695827</text:p>
          </table:table-cell>
          <table:table-cell table:formula="of:=[.A1233]/1000/(60*60*24)" office:value-type="time" office:time-value="PT05H28M15.827S" calcext:value-type="time">
            <text:p>05:28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313.67" calcext:value-type="float">
            <text:p>1313.67</text:p>
          </table:table-cell>
          <table:table-cell office:value-type="float" office:value="1592.63" calcext:value-type="float">
            <text:p>1592.63</text:p>
          </table:table-cell>
        </table:table-row>
        <table:table-row table:style-name="ro1">
          <table:table-cell office:value-type="float" office:value="19711827" calcext:value-type="float">
            <text:p>19711827</text:p>
          </table:table-cell>
          <table:table-cell table:formula="of:=[.A1234]/1000/(60*60*24)" office:value-type="time" office:time-value="PT05H28M31.827S" calcext:value-type="time">
            <text:p>05:2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314.71" calcext:value-type="float">
            <text:p>1314.71</text:p>
          </table:table-cell>
          <table:table-cell office:value-type="float" office:value="1593.86" calcext:value-type="float">
            <text:p>1593.86</text:p>
          </table:table-cell>
        </table:table-row>
        <table:table-row table:style-name="ro1">
          <table:table-cell office:value-type="float" office:value="19727827" calcext:value-type="float">
            <text:p>19727827</text:p>
          </table:table-cell>
          <table:table-cell table:formula="of:=[.A1235]/1000/(60*60*24)" office:value-type="time" office:time-value="PT05H28M47.827S" calcext:value-type="time">
            <text:p>05:28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15.76" calcext:value-type="float">
            <text:p>1315.76</text:p>
          </table:table-cell>
          <table:table-cell office:value-type="float" office:value="1595.1" calcext:value-type="float">
            <text:p>1595.1</text:p>
          </table:table-cell>
        </table:table-row>
        <table:table-row table:style-name="ro1">
          <table:table-cell office:value-type="float" office:value="19743827" calcext:value-type="float">
            <text:p>19743827</text:p>
          </table:table-cell>
          <table:table-cell table:formula="of:=[.A1236]/1000/(60*60*24)" office:value-type="time" office:time-value="PT05H29M03.827S" calcext:value-type="time">
            <text:p>05:29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316.8" calcext:value-type="float">
            <text:p>1316.8</text:p>
          </table:table-cell>
          <table:table-cell office:value-type="float" office:value="1596.33" calcext:value-type="float">
            <text:p>1596.33</text:p>
          </table:table-cell>
        </table:table-row>
        <table:table-row table:style-name="ro1">
          <table:table-cell office:value-type="float" office:value="19759827" calcext:value-type="float">
            <text:p>19759827</text:p>
          </table:table-cell>
          <table:table-cell table:formula="of:=[.A1237]/1000/(60*60*24)" office:value-type="time" office:time-value="PT05H29M19.827S" calcext:value-type="time">
            <text:p>05:29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317.84" calcext:value-type="float">
            <text:p>1317.84</text:p>
          </table:table-cell>
          <table:table-cell office:value-type="float" office:value="1597.56" calcext:value-type="float">
            <text:p>1597.56</text:p>
          </table:table-cell>
        </table:table-row>
        <table:table-row table:style-name="ro1">
          <table:table-cell office:value-type="float" office:value="19775827" calcext:value-type="float">
            <text:p>19775827</text:p>
          </table:table-cell>
          <table:table-cell table:formula="of:=[.A1238]/1000/(60*60*24)" office:value-type="time" office:time-value="PT05H29M35.827S" calcext:value-type="time">
            <text:p>05:29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18.88" calcext:value-type="float">
            <text:p>1318.88</text:p>
          </table:table-cell>
          <table:table-cell office:value-type="float" office:value="1598.79" calcext:value-type="float">
            <text:p>1598.79</text:p>
          </table:table-cell>
        </table:table-row>
        <table:table-row table:style-name="ro1">
          <table:table-cell office:value-type="float" office:value="19791827" calcext:value-type="float">
            <text:p>19791827</text:p>
          </table:table-cell>
          <table:table-cell table:formula="of:=[.A1239]/1000/(60*60*24)" office:value-type="time" office:time-value="PT05H29M51.827S" calcext:value-type="time">
            <text:p>05:29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319.93" calcext:value-type="float">
            <text:p>1319.93</text:p>
          </table:table-cell>
          <table:table-cell office:value-type="float" office:value="1600.02" calcext:value-type="float">
            <text:p>1600.02</text:p>
          </table:table-cell>
        </table:table-row>
        <table:table-row table:style-name="ro1">
          <table:table-cell office:value-type="float" office:value="19807827" calcext:value-type="float">
            <text:p>19807827</text:p>
          </table:table-cell>
          <table:table-cell table:formula="of:=[.A1240]/1000/(60*60*24)" office:value-type="time" office:time-value="PT05H30M07.827S" calcext:value-type="time">
            <text:p>05:30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20.97" calcext:value-type="float">
            <text:p>1320.97</text:p>
          </table:table-cell>
          <table:table-cell office:value-type="float" office:value="1601.26" calcext:value-type="float">
            <text:p>1601.26</text:p>
          </table:table-cell>
        </table:table-row>
        <table:table-row table:style-name="ro1">
          <table:table-cell office:value-type="float" office:value="19823827" calcext:value-type="float">
            <text:p>19823827</text:p>
          </table:table-cell>
          <table:table-cell table:formula="of:=[.A1241]/1000/(60*60*24)" office:value-type="time" office:time-value="PT05H30M23.827S" calcext:value-type="time">
            <text:p>05:3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22.01" calcext:value-type="float">
            <text:p>1322.01</text:p>
          </table:table-cell>
          <table:table-cell office:value-type="float" office:value="1602.49" calcext:value-type="float">
            <text:p>1602.49</text:p>
          </table:table-cell>
        </table:table-row>
        <table:table-row table:style-name="ro1">
          <table:table-cell office:value-type="float" office:value="19839827" calcext:value-type="float">
            <text:p>19839827</text:p>
          </table:table-cell>
          <table:table-cell table:formula="of:=[.A1242]/1000/(60*60*24)" office:value-type="time" office:time-value="PT05H30M39.827S" calcext:value-type="time">
            <text:p>05:3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323.05" calcext:value-type="float">
            <text:p>1323.05</text:p>
          </table:table-cell>
          <table:table-cell office:value-type="float" office:value="1603.72" calcext:value-type="float">
            <text:p>1603.72</text:p>
          </table:table-cell>
        </table:table-row>
        <table:table-row table:style-name="ro1">
          <table:table-cell office:value-type="float" office:value="19855827" calcext:value-type="float">
            <text:p>19855827</text:p>
          </table:table-cell>
          <table:table-cell table:formula="of:=[.A1243]/1000/(60*60*24)" office:value-type="time" office:time-value="PT05H30M55.827S" calcext:value-type="time">
            <text:p>05:30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24.1" calcext:value-type="float">
            <text:p>1324.1</text:p>
          </table:table-cell>
          <table:table-cell office:value-type="float" office:value="1604.95" calcext:value-type="float">
            <text:p>1604.95</text:p>
          </table:table-cell>
        </table:table-row>
        <table:table-row table:style-name="ro1">
          <table:table-cell office:value-type="float" office:value="19871827" calcext:value-type="float">
            <text:p>19871827</text:p>
          </table:table-cell>
          <table:table-cell table:formula="of:=[.A1244]/1000/(60*60*24)" office:value-type="time" office:time-value="PT05H31M11.827S" calcext:value-type="time">
            <text:p>05:3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25.14" calcext:value-type="float">
            <text:p>1325.14</text:p>
          </table:table-cell>
          <table:table-cell office:value-type="float" office:value="1606.19" calcext:value-type="float">
            <text:p>1606.19</text:p>
          </table:table-cell>
        </table:table-row>
        <table:table-row table:style-name="ro1">
          <table:table-cell office:value-type="float" office:value="19887827" calcext:value-type="float">
            <text:p>19887827</text:p>
          </table:table-cell>
          <table:table-cell table:formula="of:=[.A1245]/1000/(60*60*24)" office:value-type="time" office:time-value="PT05H31M27.827S" calcext:value-type="time">
            <text:p>05:31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326.18" calcext:value-type="float">
            <text:p>1326.18</text:p>
          </table:table-cell>
          <table:table-cell office:value-type="float" office:value="1607.42" calcext:value-type="float">
            <text:p>1607.42</text:p>
          </table:table-cell>
        </table:table-row>
        <table:table-row table:style-name="ro1">
          <table:table-cell office:value-type="float" office:value="19903827" calcext:value-type="float">
            <text:p>19903827</text:p>
          </table:table-cell>
          <table:table-cell table:formula="of:=[.A1246]/1000/(60*60*24)" office:value-type="time" office:time-value="PT05H31M43.827S" calcext:value-type="time">
            <text:p>05:3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27.22" calcext:value-type="float">
            <text:p>1327.22</text:p>
          </table:table-cell>
          <table:table-cell office:value-type="float" office:value="1608.65" calcext:value-type="float">
            <text:p>1608.65</text:p>
          </table:table-cell>
        </table:table-row>
        <table:table-row table:style-name="ro1">
          <table:table-cell office:value-type="float" office:value="19919827" calcext:value-type="float">
            <text:p>19919827</text:p>
          </table:table-cell>
          <table:table-cell table:formula="of:=[.A1247]/1000/(60*60*24)" office:value-type="time" office:time-value="PT05H31M59.827S" calcext:value-type="time">
            <text:p>05:32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328.27" calcext:value-type="float">
            <text:p>1328.27</text:p>
          </table:table-cell>
          <table:table-cell office:value-type="float" office:value="1609.88" calcext:value-type="float">
            <text:p>1609.88</text:p>
          </table:table-cell>
        </table:table-row>
        <table:table-row table:style-name="ro1">
          <table:table-cell office:value-type="float" office:value="19935827" calcext:value-type="float">
            <text:p>19935827</text:p>
          </table:table-cell>
          <table:table-cell table:formula="of:=[.A1248]/1000/(60*60*24)" office:value-type="time" office:time-value="PT05H32M15.827S" calcext:value-type="time">
            <text:p>05:32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329.31" calcext:value-type="float">
            <text:p>1329.31</text:p>
          </table:table-cell>
          <table:table-cell office:value-type="float" office:value="1611.12" calcext:value-type="float">
            <text:p>1611.12</text:p>
          </table:table-cell>
        </table:table-row>
        <table:table-row table:style-name="ro1">
          <table:table-cell office:value-type="float" office:value="19951827" calcext:value-type="float">
            <text:p>19951827</text:p>
          </table:table-cell>
          <table:table-cell table:formula="of:=[.A1249]/1000/(60*60*24)" office:value-type="time" office:time-value="PT05H32M31.827S" calcext:value-type="time">
            <text:p>05:32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330.35" calcext:value-type="float">
            <text:p>1330.35</text:p>
          </table:table-cell>
          <table:table-cell office:value-type="float" office:value="1612.35" calcext:value-type="float">
            <text:p>1612.35</text:p>
          </table:table-cell>
        </table:table-row>
        <table:table-row table:style-name="ro1">
          <table:table-cell office:value-type="float" office:value="19967827" calcext:value-type="float">
            <text:p>19967827</text:p>
          </table:table-cell>
          <table:table-cell table:formula="of:=[.A1250]/1000/(60*60*24)" office:value-type="time" office:time-value="PT05H32M47.827S" calcext:value-type="time">
            <text:p>05:3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331.4" calcext:value-type="float">
            <text:p>1331.4</text:p>
          </table:table-cell>
          <table:table-cell office:value-type="float" office:value="1613.58" calcext:value-type="float">
            <text:p>1613.58</text:p>
          </table:table-cell>
        </table:table-row>
        <table:table-row table:style-name="ro1">
          <table:table-cell office:value-type="float" office:value="19983827" calcext:value-type="float">
            <text:p>19983827</text:p>
          </table:table-cell>
          <table:table-cell table:formula="of:=[.A1251]/1000/(60*60*24)" office:value-type="time" office:time-value="PT05H33M03.827S" calcext:value-type="time">
            <text:p>05:3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332.44" calcext:value-type="float">
            <text:p>1332.44</text:p>
          </table:table-cell>
          <table:table-cell office:value-type="float" office:value="1614.81" calcext:value-type="float">
            <text:p>1614.81</text:p>
          </table:table-cell>
        </table:table-row>
        <table:table-row table:style-name="ro1">
          <table:table-cell office:value-type="float" office:value="19999827" calcext:value-type="float">
            <text:p>19999827</text:p>
          </table:table-cell>
          <table:table-cell table:formula="of:=[.A1252]/1000/(60*60*24)" office:value-type="time" office:time-value="PT05H33M19.827S" calcext:value-type="time">
            <text:p>05:33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33.48" calcext:value-type="float">
            <text:p>1333.48</text:p>
          </table:table-cell>
          <table:table-cell office:value-type="float" office:value="1616.04" calcext:value-type="float">
            <text:p>1616.04</text:p>
          </table:table-cell>
        </table:table-row>
        <table:table-row table:style-name="ro1">
          <table:table-cell office:value-type="float" office:value="20015827" calcext:value-type="float">
            <text:p>20015827</text:p>
          </table:table-cell>
          <table:table-cell table:formula="of:=[.A1253]/1000/(60*60*24)" office:value-type="time" office:time-value="PT05H33M35.827S" calcext:value-type="time">
            <text:p>05:3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34.52" calcext:value-type="float">
            <text:p>1334.52</text:p>
          </table:table-cell>
          <table:table-cell office:value-type="float" office:value="1617.28" calcext:value-type="float">
            <text:p>1617.28</text:p>
          </table:table-cell>
        </table:table-row>
        <table:table-row table:style-name="ro1">
          <table:table-cell office:value-type="float" office:value="20031827" calcext:value-type="float">
            <text:p>20031827</text:p>
          </table:table-cell>
          <table:table-cell table:formula="of:=[.A1254]/1000/(60*60*24)" office:value-type="time" office:time-value="PT05H33M51.827S" calcext:value-type="time">
            <text:p>05:3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35.57" calcext:value-type="float">
            <text:p>1335.57</text:p>
          </table:table-cell>
          <table:table-cell office:value-type="float" office:value="1618.51" calcext:value-type="float">
            <text:p>1618.51</text:p>
          </table:table-cell>
        </table:table-row>
        <table:table-row table:style-name="ro1">
          <table:table-cell office:value-type="float" office:value="20047827" calcext:value-type="float">
            <text:p>20047827</text:p>
          </table:table-cell>
          <table:table-cell table:formula="of:=[.A1255]/1000/(60*60*24)" office:value-type="time" office:time-value="PT05H34M07.827S" calcext:value-type="time">
            <text:p>05:3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36.61" calcext:value-type="float">
            <text:p>1336.61</text:p>
          </table:table-cell>
          <table:table-cell office:value-type="float" office:value="1619.74" calcext:value-type="float">
            <text:p>1619.74</text:p>
          </table:table-cell>
        </table:table-row>
        <table:table-row table:style-name="ro1">
          <table:table-cell office:value-type="float" office:value="20063827" calcext:value-type="float">
            <text:p>20063827</text:p>
          </table:table-cell>
          <table:table-cell table:formula="of:=[.A1256]/1000/(60*60*24)" office:value-type="time" office:time-value="PT05H34M23.827S" calcext:value-type="time">
            <text:p>05:3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337.65" calcext:value-type="float">
            <text:p>1337.65</text:p>
          </table:table-cell>
          <table:table-cell office:value-type="float" office:value="1620.98" calcext:value-type="float">
            <text:p>1620.98</text:p>
          </table:table-cell>
        </table:table-row>
        <table:table-row table:style-name="ro1">
          <table:table-cell office:value-type="float" office:value="20079827" calcext:value-type="float">
            <text:p>20079827</text:p>
          </table:table-cell>
          <table:table-cell table:formula="of:=[.A1257]/1000/(60*60*24)" office:value-type="time" office:time-value="PT05H34M39.827S" calcext:value-type="time">
            <text:p>05:34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38.69" calcext:value-type="float">
            <text:p>1338.69</text:p>
          </table:table-cell>
          <table:table-cell office:value-type="float" office:value="1622.21" calcext:value-type="float">
            <text:p>1622.21</text:p>
          </table:table-cell>
        </table:table-row>
        <table:table-row table:style-name="ro1">
          <table:table-cell office:value-type="float" office:value="20095827" calcext:value-type="float">
            <text:p>20095827</text:p>
          </table:table-cell>
          <table:table-cell table:formula="of:=[.A1258]/1000/(60*60*24)" office:value-type="time" office:time-value="PT05H34M55.827S" calcext:value-type="time">
            <text:p>05:3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39.74" calcext:value-type="float">
            <text:p>1339.74</text:p>
          </table:table-cell>
          <table:table-cell office:value-type="float" office:value="1623.44" calcext:value-type="float">
            <text:p>1623.44</text:p>
          </table:table-cell>
        </table:table-row>
        <table:table-row table:style-name="ro1">
          <table:table-cell office:value-type="float" office:value="20111827" calcext:value-type="float">
            <text:p>20111827</text:p>
          </table:table-cell>
          <table:table-cell table:formula="of:=[.A1259]/1000/(60*60*24)" office:value-type="time" office:time-value="PT05H35M11.827S" calcext:value-type="time">
            <text:p>05:3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40.78" calcext:value-type="float">
            <text:p>1340.78</text:p>
          </table:table-cell>
          <table:table-cell office:value-type="float" office:value="1624.68" calcext:value-type="float">
            <text:p>1624.68</text:p>
          </table:table-cell>
        </table:table-row>
        <table:table-row table:style-name="ro1">
          <table:table-cell office:value-type="float" office:value="20127827" calcext:value-type="float">
            <text:p>20127827</text:p>
          </table:table-cell>
          <table:table-cell table:formula="of:=[.A1260]/1000/(60*60*24)" office:value-type="time" office:time-value="PT05H35M27.827S" calcext:value-type="time">
            <text:p>05:35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41.82" calcext:value-type="float">
            <text:p>1341.82</text:p>
          </table:table-cell>
          <table:table-cell office:value-type="float" office:value="1625.91" calcext:value-type="float">
            <text:p>1625.91</text:p>
          </table:table-cell>
        </table:table-row>
        <table:table-row table:style-name="ro1">
          <table:table-cell office:value-type="float" office:value="20143827" calcext:value-type="float">
            <text:p>20143827</text:p>
          </table:table-cell>
          <table:table-cell table:formula="of:=[.A1261]/1000/(60*60*24)" office:value-type="time" office:time-value="PT05H35M43.827S" calcext:value-type="time">
            <text:p>05:3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342.86" calcext:value-type="float">
            <text:p>1342.86</text:p>
          </table:table-cell>
          <table:table-cell office:value-type="float" office:value="1627.14" calcext:value-type="float">
            <text:p>1627.14</text:p>
          </table:table-cell>
        </table:table-row>
        <table:table-row table:style-name="ro1">
          <table:table-cell office:value-type="float" office:value="20159827" calcext:value-type="float">
            <text:p>20159827</text:p>
          </table:table-cell>
          <table:table-cell table:formula="of:=[.A1262]/1000/(60*60*24)" office:value-type="time" office:time-value="PT05H35M59.827S" calcext:value-type="time">
            <text:p>05:36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343.91" calcext:value-type="float">
            <text:p>1343.91</text:p>
          </table:table-cell>
          <table:table-cell office:value-type="float" office:value="1628.37" calcext:value-type="float">
            <text:p>1628.37</text:p>
          </table:table-cell>
        </table:table-row>
        <table:table-row table:style-name="ro1">
          <table:table-cell office:value-type="float" office:value="20175827" calcext:value-type="float">
            <text:p>20175827</text:p>
          </table:table-cell>
          <table:table-cell table:formula="of:=[.A1263]/1000/(60*60*24)" office:value-type="time" office:time-value="PT05H36M15.827S" calcext:value-type="time">
            <text:p>05:36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44.95" calcext:value-type="float">
            <text:p>1344.95</text:p>
          </table:table-cell>
          <table:table-cell office:value-type="float" office:value="1629.6" calcext:value-type="float">
            <text:p>1629.6</text:p>
          </table:table-cell>
        </table:table-row>
        <table:table-row table:style-name="ro1">
          <table:table-cell office:value-type="float" office:value="20191827" calcext:value-type="float">
            <text:p>20191827</text:p>
          </table:table-cell>
          <table:table-cell table:formula="of:=[.A1264]/1000/(60*60*24)" office:value-type="time" office:time-value="PT05H36M31.827S" calcext:value-type="time">
            <text:p>05:3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45.99" calcext:value-type="float">
            <text:p>1345.99</text:p>
          </table:table-cell>
          <table:table-cell office:value-type="float" office:value="1630.84" calcext:value-type="float">
            <text:p>1630.84</text:p>
          </table:table-cell>
        </table:table-row>
        <table:table-row table:style-name="ro1">
          <table:table-cell office:value-type="float" office:value="20207827" calcext:value-type="float">
            <text:p>20207827</text:p>
          </table:table-cell>
          <table:table-cell table:formula="of:=[.A1265]/1000/(60*60*24)" office:value-type="time" office:time-value="PT05H36M47.827S" calcext:value-type="time">
            <text:p>05:3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47.03" calcext:value-type="float">
            <text:p>1347.03</text:p>
          </table:table-cell>
          <table:table-cell office:value-type="float" office:value="1632.07" calcext:value-type="float">
            <text:p>1632.07</text:p>
          </table:table-cell>
        </table:table-row>
        <table:table-row table:style-name="ro1">
          <table:table-cell office:value-type="float" office:value="20223827" calcext:value-type="float">
            <text:p>20223827</text:p>
          </table:table-cell>
          <table:table-cell table:formula="of:=[.A1266]/1000/(60*60*24)" office:value-type="time" office:time-value="PT05H37M03.827S" calcext:value-type="time">
            <text:p>05:3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48.08" calcext:value-type="float">
            <text:p>1348.08</text:p>
          </table:table-cell>
          <table:table-cell office:value-type="float" office:value="1633.3" calcext:value-type="float">
            <text:p>1633.3</text:p>
          </table:table-cell>
        </table:table-row>
        <table:table-row table:style-name="ro1">
          <table:table-cell office:value-type="float" office:value="20239827" calcext:value-type="float">
            <text:p>20239827</text:p>
          </table:table-cell>
          <table:table-cell table:formula="of:=[.A1267]/1000/(60*60*24)" office:value-type="time" office:time-value="PT05H37M19.827S" calcext:value-type="time">
            <text:p>05:37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49.12" calcext:value-type="float">
            <text:p>1349.12</text:p>
          </table:table-cell>
          <table:table-cell office:value-type="float" office:value="1634.54" calcext:value-type="float">
            <text:p>1634.54</text:p>
          </table:table-cell>
        </table:table-row>
        <table:table-row table:style-name="ro1">
          <table:table-cell office:value-type="float" office:value="20255827" calcext:value-type="float">
            <text:p>20255827</text:p>
          </table:table-cell>
          <table:table-cell table:formula="of:=[.A1268]/1000/(60*60*24)" office:value-type="time" office:time-value="PT05H37M35.827S" calcext:value-type="time">
            <text:p>05:37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350.16" calcext:value-type="float">
            <text:p>1350.16</text:p>
          </table:table-cell>
          <table:table-cell office:value-type="float" office:value="1635.77" calcext:value-type="float">
            <text:p>1635.77</text:p>
          </table:table-cell>
        </table:table-row>
        <table:table-row table:style-name="ro1">
          <table:table-cell office:value-type="float" office:value="20271827" calcext:value-type="float">
            <text:p>20271827</text:p>
          </table:table-cell>
          <table:table-cell table:formula="of:=[.A1269]/1000/(60*60*24)" office:value-type="time" office:time-value="PT05H37M51.827S" calcext:value-type="time">
            <text:p>05:3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51.2" calcext:value-type="float">
            <text:p>1351.2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20287827" calcext:value-type="float">
            <text:p>20287827</text:p>
          </table:table-cell>
          <table:table-cell table:formula="of:=[.A1270]/1000/(60*60*24)" office:value-type="time" office:time-value="PT05H38M07.827S" calcext:value-type="time">
            <text:p>05:3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52.25" calcext:value-type="float">
            <text:p>1352.25</text:p>
          </table:table-cell>
          <table:table-cell office:value-type="float" office:value="1638.23" calcext:value-type="float">
            <text:p>1638.23</text:p>
          </table:table-cell>
        </table:table-row>
        <table:table-row table:style-name="ro1">
          <table:table-cell office:value-type="float" office:value="20303827" calcext:value-type="float">
            <text:p>20303827</text:p>
          </table:table-cell>
          <table:table-cell table:formula="of:=[.A1271]/1000/(60*60*24)" office:value-type="time" office:time-value="PT05H38M23.827S" calcext:value-type="time">
            <text:p>05:38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353.29" calcext:value-type="float">
            <text:p>1353.29</text:p>
          </table:table-cell>
          <table:table-cell office:value-type="float" office:value="1639.47" calcext:value-type="float">
            <text:p>1639.47</text:p>
          </table:table-cell>
        </table:table-row>
        <table:table-row table:style-name="ro1">
          <table:table-cell office:value-type="float" office:value="20319827" calcext:value-type="float">
            <text:p>20319827</text:p>
          </table:table-cell>
          <table:table-cell table:formula="of:=[.A1272]/1000/(60*60*24)" office:value-type="time" office:time-value="PT05H38M39.827S" calcext:value-type="time">
            <text:p>05:3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54.33" calcext:value-type="float">
            <text:p>1354.33</text:p>
          </table:table-cell>
          <table:table-cell office:value-type="float" office:value="1640.7" calcext:value-type="float">
            <text:p>1640.7</text:p>
          </table:table-cell>
        </table:table-row>
        <table:table-row table:style-name="ro1">
          <table:table-cell office:value-type="float" office:value="20335827" calcext:value-type="float">
            <text:p>20335827</text:p>
          </table:table-cell>
          <table:table-cell table:formula="of:=[.A1273]/1000/(60*60*24)" office:value-type="time" office:time-value="PT05H38M55.827S" calcext:value-type="time">
            <text:p>05:38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55.37" calcext:value-type="float">
            <text:p>1355.37</text:p>
          </table:table-cell>
          <table:table-cell office:value-type="float" office:value="1641.93" calcext:value-type="float">
            <text:p>1641.93</text:p>
          </table:table-cell>
        </table:table-row>
        <table:table-row table:style-name="ro1">
          <table:table-cell office:value-type="float" office:value="20351827" calcext:value-type="float">
            <text:p>20351827</text:p>
          </table:table-cell>
          <table:table-cell table:formula="of:=[.A1274]/1000/(60*60*24)" office:value-type="time" office:time-value="PT05H39M11.827S" calcext:value-type="time">
            <text:p>05:3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56.41" calcext:value-type="float">
            <text:p>1356.41</text:p>
          </table:table-cell>
          <table:table-cell office:value-type="float" office:value="1643.16" calcext:value-type="float">
            <text:p>1643.16</text:p>
          </table:table-cell>
        </table:table-row>
        <table:table-row table:style-name="ro1">
          <table:table-cell office:value-type="float" office:value="20367827" calcext:value-type="float">
            <text:p>20367827</text:p>
          </table:table-cell>
          <table:table-cell table:formula="of:=[.A1275]/1000/(60*60*24)" office:value-type="time" office:time-value="PT05H39M27.827S" calcext:value-type="time">
            <text:p>05:39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57.46" calcext:value-type="float">
            <text:p>1357.46</text:p>
          </table:table-cell>
          <table:table-cell office:value-type="float" office:value="1644.39" calcext:value-type="float">
            <text:p>1644.39</text:p>
          </table:table-cell>
        </table:table-row>
        <table:table-row table:style-name="ro1">
          <table:table-cell office:value-type="float" office:value="20383827" calcext:value-type="float">
            <text:p>20383827</text:p>
          </table:table-cell>
          <table:table-cell table:formula="of:=[.A1276]/1000/(60*60*24)" office:value-type="time" office:time-value="PT05H39M43.827S" calcext:value-type="time">
            <text:p>05:3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58.5" calcext:value-type="float">
            <text:p>1358.5</text:p>
          </table:table-cell>
          <table:table-cell office:value-type="float" office:value="1645.63" calcext:value-type="float">
            <text:p>1645.63</text:p>
          </table:table-cell>
        </table:table-row>
        <table:table-row table:style-name="ro1">
          <table:table-cell office:value-type="float" office:value="20399827" calcext:value-type="float">
            <text:p>20399827</text:p>
          </table:table-cell>
          <table:table-cell table:formula="of:=[.A1277]/1000/(60*60*24)" office:value-type="time" office:time-value="PT05H39M59.827S" calcext:value-type="time">
            <text:p>05:40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59.54" calcext:value-type="float">
            <text:p>1359.54</text:p>
          </table:table-cell>
          <table:table-cell office:value-type="float" office:value="1646.86" calcext:value-type="float">
            <text:p>1646.86</text:p>
          </table:table-cell>
        </table:table-row>
        <table:table-row table:style-name="ro1">
          <table:table-cell office:value-type="float" office:value="20415827" calcext:value-type="float">
            <text:p>20415827</text:p>
          </table:table-cell>
          <table:table-cell table:formula="of:=[.A1278]/1000/(60*60*24)" office:value-type="time" office:time-value="PT05H40M15.827S" calcext:value-type="time">
            <text:p>05:40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60.58" calcext:value-type="float">
            <text:p>1360.58</text:p>
          </table:table-cell>
          <table:table-cell office:value-type="float" office:value="1648.09" calcext:value-type="float">
            <text:p>1648.09</text:p>
          </table:table-cell>
        </table:table-row>
        <table:table-row table:style-name="ro1">
          <table:table-cell office:value-type="float" office:value="20431827" calcext:value-type="float">
            <text:p>20431827</text:p>
          </table:table-cell>
          <table:table-cell table:formula="of:=[.A1279]/1000/(60*60*24)" office:value-type="time" office:time-value="PT05H40M31.827S" calcext:value-type="time">
            <text:p>05:40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61.63" calcext:value-type="float">
            <text:p>1361.63</text:p>
          </table:table-cell>
          <table:table-cell office:value-type="float" office:value="1649.32" calcext:value-type="float">
            <text:p>1649.32</text:p>
          </table:table-cell>
        </table:table-row>
        <table:table-row table:style-name="ro1">
          <table:table-cell office:value-type="float" office:value="20447827" calcext:value-type="float">
            <text:p>20447827</text:p>
          </table:table-cell>
          <table:table-cell table:formula="of:=[.A1280]/1000/(60*60*24)" office:value-type="time" office:time-value="PT05H40M47.827S" calcext:value-type="time">
            <text:p>05:40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62.67" calcext:value-type="float">
            <text:p>1362.67</text:p>
          </table:table-cell>
          <table:table-cell office:value-type="float" office:value="1650.56" calcext:value-type="float">
            <text:p>1650.56</text:p>
          </table:table-cell>
        </table:table-row>
        <table:table-row table:style-name="ro1">
          <table:table-cell office:value-type="float" office:value="20463827" calcext:value-type="float">
            <text:p>20463827</text:p>
          </table:table-cell>
          <table:table-cell table:formula="of:=[.A1281]/1000/(60*60*24)" office:value-type="time" office:time-value="PT05H41M03.827S" calcext:value-type="time">
            <text:p>05:4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63.71" calcext:value-type="float">
            <text:p>1363.71</text:p>
          </table:table-cell>
          <table:table-cell office:value-type="float" office:value="1651.79" calcext:value-type="float">
            <text:p>1651.79</text:p>
          </table:table-cell>
        </table:table-row>
        <table:table-row table:style-name="ro1">
          <table:table-cell office:value-type="float" office:value="20479827" calcext:value-type="float">
            <text:p>20479827</text:p>
          </table:table-cell>
          <table:table-cell table:formula="of:=[.A1282]/1000/(60*60*24)" office:value-type="time" office:time-value="PT05H41M19.827S" calcext:value-type="time">
            <text:p>05:41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364.75" calcext:value-type="float">
            <text:p>1364.75</text:p>
          </table:table-cell>
          <table:table-cell office:value-type="float" office:value="1653.02" calcext:value-type="float">
            <text:p>1653.02</text:p>
          </table:table-cell>
        </table:table-row>
        <table:table-row table:style-name="ro1">
          <table:table-cell office:value-type="float" office:value="20495827" calcext:value-type="float">
            <text:p>20495827</text:p>
          </table:table-cell>
          <table:table-cell table:formula="of:=[.A1283]/1000/(60*60*24)" office:value-type="time" office:time-value="PT05H41M35.827S" calcext:value-type="time">
            <text:p>05:41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65.79" calcext:value-type="float">
            <text:p>1365.79</text:p>
          </table:table-cell>
          <table:table-cell office:value-type="float" office:value="1654.25" calcext:value-type="float">
            <text:p>1654.25</text:p>
          </table:table-cell>
        </table:table-row>
        <table:table-row table:style-name="ro1">
          <table:table-cell office:value-type="float" office:value="20511827" calcext:value-type="float">
            <text:p>20511827</text:p>
          </table:table-cell>
          <table:table-cell table:formula="of:=[.A1284]/1000/(60*60*24)" office:value-type="time" office:time-value="PT05H41M51.827S" calcext:value-type="time">
            <text:p>05:41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366.84" calcext:value-type="float">
            <text:p>1366.84</text:p>
          </table:table-cell>
          <table:table-cell office:value-type="float" office:value="1655.48" calcext:value-type="float">
            <text:p>1655.48</text:p>
          </table:table-cell>
        </table:table-row>
        <table:table-row table:style-name="ro1">
          <table:table-cell office:value-type="float" office:value="20527827" calcext:value-type="float">
            <text:p>20527827</text:p>
          </table:table-cell>
          <table:table-cell table:formula="of:=[.A1285]/1000/(60*60*24)" office:value-type="time" office:time-value="PT05H42M07.827S" calcext:value-type="time">
            <text:p>05:42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67.88" calcext:value-type="float">
            <text:p>1367.88</text:p>
          </table:table-cell>
          <table:table-cell office:value-type="float" office:value="1656.71" calcext:value-type="float">
            <text:p>1656.71</text:p>
          </table:table-cell>
        </table:table-row>
        <table:table-row table:style-name="ro1">
          <table:table-cell office:value-type="float" office:value="20543827" calcext:value-type="float">
            <text:p>20543827</text:p>
          </table:table-cell>
          <table:table-cell table:formula="of:=[.A1286]/1000/(60*60*24)" office:value-type="time" office:time-value="PT05H42M23.827S" calcext:value-type="time">
            <text:p>05:42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368.92" calcext:value-type="float">
            <text:p>1368.92</text:p>
          </table:table-cell>
          <table:table-cell office:value-type="float" office:value="1657.94" calcext:value-type="float">
            <text:p>1657.94</text:p>
          </table:table-cell>
        </table:table-row>
        <table:table-row table:style-name="ro1">
          <table:table-cell office:value-type="float" office:value="20559827" calcext:value-type="float">
            <text:p>20559827</text:p>
          </table:table-cell>
          <table:table-cell table:formula="of:=[.A1287]/1000/(60*60*24)" office:value-type="time" office:time-value="PT05H42M39.827S" calcext:value-type="time">
            <text:p>05:42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69.96" calcext:value-type="float">
            <text:p>1369.96</text:p>
          </table:table-cell>
          <table:table-cell office:value-type="float" office:value="1659.17" calcext:value-type="float">
            <text:p>1659.17</text:p>
          </table:table-cell>
        </table:table-row>
        <table:table-row table:style-name="ro1">
          <table:table-cell office:value-type="float" office:value="20575827" calcext:value-type="float">
            <text:p>20575827</text:p>
          </table:table-cell>
          <table:table-cell table:formula="of:=[.A1288]/1000/(60*60*24)" office:value-type="time" office:time-value="PT05H42M55.827S" calcext:value-type="time">
            <text:p>05:42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71" calcext:value-type="float">
            <text:p>1371</text:p>
          </table:table-cell>
          <table:table-cell office:value-type="float" office:value="1660.4" calcext:value-type="float">
            <text:p>1660.4</text:p>
          </table:table-cell>
        </table:table-row>
        <table:table-row table:style-name="ro1">
          <table:table-cell office:value-type="float" office:value="20591827" calcext:value-type="float">
            <text:p>20591827</text:p>
          </table:table-cell>
          <table:table-cell table:formula="of:=[.A1289]/1000/(60*60*24)" office:value-type="time" office:time-value="PT05H43M11.827S" calcext:value-type="time">
            <text:p>05:4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72.05" calcext:value-type="float">
            <text:p>1372.05</text:p>
          </table:table-cell>
          <table:table-cell office:value-type="float" office:value="1661.64" calcext:value-type="float">
            <text:p>1661.64</text:p>
          </table:table-cell>
        </table:table-row>
        <table:table-row table:style-name="ro1">
          <table:table-cell office:value-type="float" office:value="20607827" calcext:value-type="float">
            <text:p>20607827</text:p>
          </table:table-cell>
          <table:table-cell table:formula="of:=[.A1290]/1000/(60*60*24)" office:value-type="time" office:time-value="PT05H43M27.827S" calcext:value-type="time">
            <text:p>05:43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73.09" calcext:value-type="float">
            <text:p>1373.09</text:p>
          </table:table-cell>
          <table:table-cell office:value-type="float" office:value="1662.87" calcext:value-type="float">
            <text:p>1662.87</text:p>
          </table:table-cell>
        </table:table-row>
        <table:table-row table:style-name="ro1">
          <table:table-cell office:value-type="float" office:value="20623827" calcext:value-type="float">
            <text:p>20623827</text:p>
          </table:table-cell>
          <table:table-cell table:formula="of:=[.A1291]/1000/(60*60*24)" office:value-type="time" office:time-value="PT05H43M43.827S" calcext:value-type="time">
            <text:p>05:43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74.13" calcext:value-type="float">
            <text:p>1374.13</text:p>
          </table:table-cell>
          <table:table-cell office:value-type="float" office:value="1664.1" calcext:value-type="float">
            <text:p>1664.1</text:p>
          </table:table-cell>
        </table:table-row>
        <table:table-row table:style-name="ro1">
          <table:table-cell office:value-type="float" office:value="20639827" calcext:value-type="float">
            <text:p>20639827</text:p>
          </table:table-cell>
          <table:table-cell table:formula="of:=[.A1292]/1000/(60*60*24)" office:value-type="time" office:time-value="PT05H43M59.827S" calcext:value-type="time">
            <text:p>05:44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75.17" calcext:value-type="float">
            <text:p>1375.17</text:p>
          </table:table-cell>
          <table:table-cell office:value-type="float" office:value="1665.33" calcext:value-type="float">
            <text:p>1665.33</text:p>
          </table:table-cell>
        </table:table-row>
        <table:table-row table:style-name="ro1">
          <table:table-cell office:value-type="float" office:value="20655827" calcext:value-type="float">
            <text:p>20655827</text:p>
          </table:table-cell>
          <table:table-cell table:formula="of:=[.A1293]/1000/(60*60*24)" office:value-type="time" office:time-value="PT05H44M15.827S" calcext:value-type="time">
            <text:p>05:44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76.21" calcext:value-type="float">
            <text:p>1376.21</text:p>
          </table:table-cell>
          <table:table-cell office:value-type="float" office:value="1666.56" calcext:value-type="float">
            <text:p>1666.56</text:p>
          </table:table-cell>
        </table:table-row>
        <table:table-row table:style-name="ro1">
          <table:table-cell office:value-type="float" office:value="20671827" calcext:value-type="float">
            <text:p>20671827</text:p>
          </table:table-cell>
          <table:table-cell table:formula="of:=[.A1294]/1000/(60*60*24)" office:value-type="time" office:time-value="PT05H44M31.827S" calcext:value-type="time">
            <text:p>05:44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77.25" calcext:value-type="float">
            <text:p>1377.25</text:p>
          </table:table-cell>
          <table:table-cell office:value-type="float" office:value="1667.79" calcext:value-type="float">
            <text:p>1667.79</text:p>
          </table:table-cell>
        </table:table-row>
        <table:table-row table:style-name="ro1">
          <table:table-cell office:value-type="float" office:value="20687827" calcext:value-type="float">
            <text:p>20687827</text:p>
          </table:table-cell>
          <table:table-cell table:formula="of:=[.A1295]/1000/(60*60*24)" office:value-type="time" office:time-value="PT05H44M47.827S" calcext:value-type="time">
            <text:p>05:44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78.3" calcext:value-type="float">
            <text:p>1378.3</text:p>
          </table:table-cell>
          <table:table-cell office:value-type="float" office:value="1669.02" calcext:value-type="float">
            <text:p>1669.02</text:p>
          </table:table-cell>
        </table:table-row>
        <table:table-row table:style-name="ro1">
          <table:table-cell office:value-type="float" office:value="20703827" calcext:value-type="float">
            <text:p>20703827</text:p>
          </table:table-cell>
          <table:table-cell table:formula="of:=[.A1296]/1000/(60*60*24)" office:value-type="time" office:time-value="PT05H45M03.827S" calcext:value-type="time">
            <text:p>05:45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379.34" calcext:value-type="float">
            <text:p>1379.34</text:p>
          </table:table-cell>
          <table:table-cell office:value-type="float" office:value="1670.25" calcext:value-type="float">
            <text:p>1670.25</text:p>
          </table:table-cell>
        </table:table-row>
        <table:table-row table:style-name="ro1">
          <table:table-cell office:value-type="float" office:value="20719827" calcext:value-type="float">
            <text:p>20719827</text:p>
          </table:table-cell>
          <table:table-cell table:formula="of:=[.A1297]/1000/(60*60*24)" office:value-type="time" office:time-value="PT05H45M19.827S" calcext:value-type="time">
            <text:p>05:45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80.38" calcext:value-type="float">
            <text:p>1380.38</text:p>
          </table:table-cell>
          <table:table-cell office:value-type="float" office:value="1671.48" calcext:value-type="float">
            <text:p>1671.48</text:p>
          </table:table-cell>
        </table:table-row>
        <table:table-row table:style-name="ro1">
          <table:table-cell office:value-type="float" office:value="20735827" calcext:value-type="float">
            <text:p>20735827</text:p>
          </table:table-cell>
          <table:table-cell table:formula="of:=[.A1298]/1000/(60*60*24)" office:value-type="time" office:time-value="PT05H45M35.827S" calcext:value-type="time">
            <text:p>05:45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81.42" calcext:value-type="float">
            <text:p>1381.42</text:p>
          </table:table-cell>
          <table:table-cell office:value-type="float" office:value="1672.72" calcext:value-type="float">
            <text:p>1672.72</text:p>
          </table:table-cell>
        </table:table-row>
        <table:table-row table:style-name="ro1">
          <table:table-cell office:value-type="float" office:value="20751827" calcext:value-type="float">
            <text:p>20751827</text:p>
          </table:table-cell>
          <table:table-cell table:formula="of:=[.A1299]/1000/(60*60*24)" office:value-type="time" office:time-value="PT05H45M51.827S" calcext:value-type="time">
            <text:p>05:45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82.46" calcext:value-type="float">
            <text:p>1382.46</text:p>
          </table:table-cell>
          <table:table-cell office:value-type="float" office:value="1673.95" calcext:value-type="float">
            <text:p>1673.95</text:p>
          </table:table-cell>
        </table:table-row>
        <table:table-row table:style-name="ro1">
          <table:table-cell office:value-type="float" office:value="20767827" calcext:value-type="float">
            <text:p>20767827</text:p>
          </table:table-cell>
          <table:table-cell table:formula="of:=[.A1300]/1000/(60*60*24)" office:value-type="time" office:time-value="PT05H46M07.827S" calcext:value-type="time">
            <text:p>05:46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83.5" calcext:value-type="float">
            <text:p>1383.5</text:p>
          </table:table-cell>
          <table:table-cell office:value-type="float" office:value="1675.18" calcext:value-type="float">
            <text:p>1675.18</text:p>
          </table:table-cell>
        </table:table-row>
        <table:table-row table:style-name="ro1">
          <table:table-cell office:value-type="float" office:value="20783827" calcext:value-type="float">
            <text:p>20783827</text:p>
          </table:table-cell>
          <table:table-cell table:formula="of:=[.A1301]/1000/(60*60*24)" office:value-type="time" office:time-value="PT05H46M23.827S" calcext:value-type="time">
            <text:p>05:46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84.55" calcext:value-type="float">
            <text:p>1384.55</text:p>
          </table:table-cell>
          <table:table-cell office:value-type="float" office:value="1676.41" calcext:value-type="float">
            <text:p>1676.41</text:p>
          </table:table-cell>
        </table:table-row>
        <table:table-row table:style-name="ro1">
          <table:table-cell office:value-type="float" office:value="20799827" calcext:value-type="float">
            <text:p>20799827</text:p>
          </table:table-cell>
          <table:table-cell table:formula="of:=[.A1302]/1000/(60*60*24)" office:value-type="time" office:time-value="PT05H46M39.827S" calcext:value-type="time">
            <text:p>05:46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385.59" calcext:value-type="float">
            <text:p>1385.59</text:p>
          </table:table-cell>
          <table:table-cell office:value-type="float" office:value="1677.64" calcext:value-type="float">
            <text:p>1677.64</text:p>
          </table:table-cell>
        </table:table-row>
        <table:table-row table:style-name="ro1">
          <table:table-cell office:value-type="float" office:value="20815827" calcext:value-type="float">
            <text:p>20815827</text:p>
          </table:table-cell>
          <table:table-cell table:formula="of:=[.A1303]/1000/(60*60*24)" office:value-type="time" office:time-value="PT05H46M55.827S" calcext:value-type="time">
            <text:p>05:46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386.63" calcext:value-type="float">
            <text:p>1386.63</text:p>
          </table:table-cell>
          <table:table-cell office:value-type="float" office:value="1678.87" calcext:value-type="float">
            <text:p>1678.87</text:p>
          </table:table-cell>
        </table:table-row>
        <table:table-row table:style-name="ro1">
          <table:table-cell office:value-type="float" office:value="20831827" calcext:value-type="float">
            <text:p>20831827</text:p>
          </table:table-cell>
          <table:table-cell table:formula="of:=[.A1304]/1000/(60*60*24)" office:value-type="time" office:time-value="PT05H47M11.827S" calcext:value-type="time">
            <text:p>05:47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87.67" calcext:value-type="float">
            <text:p>1387.67</text:p>
          </table:table-cell>
          <table:table-cell office:value-type="float" office:value="1680.1" calcext:value-type="float">
            <text:p>1680.1</text:p>
          </table:table-cell>
        </table:table-row>
        <table:table-row table:style-name="ro1">
          <table:table-cell office:value-type="float" office:value="20847827" calcext:value-type="float">
            <text:p>20847827</text:p>
          </table:table-cell>
          <table:table-cell table:formula="of:=[.A1305]/1000/(60*60*24)" office:value-type="time" office:time-value="PT05H47M27.827S" calcext:value-type="time">
            <text:p>05:47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88.71" calcext:value-type="float">
            <text:p>1388.71</text:p>
          </table:table-cell>
          <table:table-cell office:value-type="float" office:value="1681.33" calcext:value-type="float">
            <text:p>1681.33</text:p>
          </table:table-cell>
        </table:table-row>
        <table:table-row table:style-name="ro1">
          <table:table-cell office:value-type="float" office:value="20863827" calcext:value-type="float">
            <text:p>20863827</text:p>
          </table:table-cell>
          <table:table-cell table:formula="of:=[.A1306]/1000/(60*60*24)" office:value-type="time" office:time-value="PT05H47M43.827S" calcext:value-type="time">
            <text:p>05:47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89.75" calcext:value-type="float">
            <text:p>1389.75</text:p>
          </table:table-cell>
          <table:table-cell office:value-type="float" office:value="1682.56" calcext:value-type="float">
            <text:p>1682.56</text:p>
          </table:table-cell>
        </table:table-row>
        <table:table-row table:style-name="ro1">
          <table:table-cell office:value-type="float" office:value="20879827" calcext:value-type="float">
            <text:p>20879827</text:p>
          </table:table-cell>
          <table:table-cell table:formula="of:=[.A1307]/1000/(60*60*24)" office:value-type="time" office:time-value="PT05H47M59.827S" calcext:value-type="time">
            <text:p>05:48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390.8" calcext:value-type="float">
            <text:p>1390.8</text:p>
          </table:table-cell>
          <table:table-cell office:value-type="float" office:value="1683.8" calcext:value-type="float">
            <text:p>1683.8</text:p>
          </table:table-cell>
        </table:table-row>
        <table:table-row table:style-name="ro1">
          <table:table-cell office:value-type="float" office:value="20895827" calcext:value-type="float">
            <text:p>20895827</text:p>
          </table:table-cell>
          <table:table-cell table:formula="of:=[.A1308]/1000/(60*60*24)" office:value-type="time" office:time-value="PT05H48M15.827S" calcext:value-type="time">
            <text:p>05:48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91.84" calcext:value-type="float">
            <text:p>1391.84</text:p>
          </table:table-cell>
          <table:table-cell office:value-type="float" office:value="1685.03" calcext:value-type="float">
            <text:p>1685.03</text:p>
          </table:table-cell>
        </table:table-row>
        <table:table-row table:style-name="ro1">
          <table:table-cell office:value-type="float" office:value="20911827" calcext:value-type="float">
            <text:p>20911827</text:p>
          </table:table-cell>
          <table:table-cell table:formula="of:=[.A1309]/1000/(60*60*24)" office:value-type="time" office:time-value="PT05H48M31.827S" calcext:value-type="time">
            <text:p>05:4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392.88" calcext:value-type="float">
            <text:p>1392.88</text:p>
          </table:table-cell>
          <table:table-cell office:value-type="float" office:value="1686.26" calcext:value-type="float">
            <text:p>1686.26</text:p>
          </table:table-cell>
        </table:table-row>
        <table:table-row table:style-name="ro1">
          <table:table-cell office:value-type="float" office:value="20927827" calcext:value-type="float">
            <text:p>20927827</text:p>
          </table:table-cell>
          <table:table-cell table:formula="of:=[.A1310]/1000/(60*60*24)" office:value-type="time" office:time-value="PT05H48M47.827S" calcext:value-type="time">
            <text:p>05:48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393.92" calcext:value-type="float">
            <text:p>1393.92</text:p>
          </table:table-cell>
          <table:table-cell office:value-type="float" office:value="1687.49" calcext:value-type="float">
            <text:p>1687.49</text:p>
          </table:table-cell>
        </table:table-row>
        <table:table-row table:style-name="ro1">
          <table:table-cell office:value-type="float" office:value="20943827" calcext:value-type="float">
            <text:p>20943827</text:p>
          </table:table-cell>
          <table:table-cell table:formula="of:=[.A1311]/1000/(60*60*24)" office:value-type="time" office:time-value="PT05H49M03.827S" calcext:value-type="time">
            <text:p>05:49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94.96" calcext:value-type="float">
            <text:p>1394.96</text:p>
          </table:table-cell>
          <table:table-cell office:value-type="float" office:value="1688.72" calcext:value-type="float">
            <text:p>1688.72</text:p>
          </table:table-cell>
        </table:table-row>
        <table:table-row table:style-name="ro1">
          <table:table-cell office:value-type="float" office:value="20959827" calcext:value-type="float">
            <text:p>20959827</text:p>
          </table:table-cell>
          <table:table-cell table:formula="of:=[.A1312]/1000/(60*60*24)" office:value-type="time" office:time-value="PT05H49M19.827S" calcext:value-type="time">
            <text:p>05:49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96" calcext:value-type="float">
            <text:p>1396</text:p>
          </table:table-cell>
          <table:table-cell office:value-type="float" office:value="1689.95" calcext:value-type="float">
            <text:p>1689.95</text:p>
          </table:table-cell>
        </table:table-row>
        <table:table-row table:style-name="ro1">
          <table:table-cell office:value-type="float" office:value="20975827" calcext:value-type="float">
            <text:p>20975827</text:p>
          </table:table-cell>
          <table:table-cell table:formula="of:=[.A1313]/1000/(60*60*24)" office:value-type="time" office:time-value="PT05H49M35.827S" calcext:value-type="time">
            <text:p>05:49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97.04" calcext:value-type="float">
            <text:p>1397.04</text:p>
          </table:table-cell>
          <table:table-cell office:value-type="float" office:value="1691.18" calcext:value-type="float">
            <text:p>1691.18</text:p>
          </table:table-cell>
        </table:table-row>
        <table:table-row table:style-name="ro1">
          <table:table-cell office:value-type="float" office:value="20991827" calcext:value-type="float">
            <text:p>20991827</text:p>
          </table:table-cell>
          <table:table-cell table:formula="of:=[.A1314]/1000/(60*60*24)" office:value-type="time" office:time-value="PT05H49M51.827S" calcext:value-type="time">
            <text:p>05:49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398.09" calcext:value-type="float">
            <text:p>1398.09</text:p>
          </table:table-cell>
          <table:table-cell office:value-type="float" office:value="1692.41" calcext:value-type="float">
            <text:p>1692.41</text:p>
          </table:table-cell>
        </table:table-row>
        <table:table-row table:style-name="ro1">
          <table:table-cell office:value-type="float" office:value="21007827" calcext:value-type="float">
            <text:p>21007827</text:p>
          </table:table-cell>
          <table:table-cell table:formula="of:=[.A1315]/1000/(60*60*24)" office:value-type="time" office:time-value="PT05H50M07.827S" calcext:value-type="time">
            <text:p>05:50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399.13" calcext:value-type="float">
            <text:p>1399.13</text:p>
          </table:table-cell>
          <table:table-cell office:value-type="float" office:value="1693.64" calcext:value-type="float">
            <text:p>1693.64</text:p>
          </table:table-cell>
        </table:table-row>
        <table:table-row table:style-name="ro1">
          <table:table-cell office:value-type="float" office:value="21023827" calcext:value-type="float">
            <text:p>21023827</text:p>
          </table:table-cell>
          <table:table-cell table:formula="of:=[.A1316]/1000/(60*60*24)" office:value-type="time" office:time-value="PT05H50M23.827S" calcext:value-type="time">
            <text:p>05:5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400.17" calcext:value-type="float">
            <text:p>1400.17</text:p>
          </table:table-cell>
          <table:table-cell office:value-type="float" office:value="1694.87" calcext:value-type="float">
            <text:p>1694.87</text:p>
          </table:table-cell>
        </table:table-row>
        <table:table-row table:style-name="ro1">
          <table:table-cell office:value-type="float" office:value="21039827" calcext:value-type="float">
            <text:p>21039827</text:p>
          </table:table-cell>
          <table:table-cell table:formula="of:=[.A1317]/1000/(60*60*24)" office:value-type="time" office:time-value="PT05H50M39.827S" calcext:value-type="time">
            <text:p>05:5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401.21" calcext:value-type="float">
            <text:p>1401.21</text:p>
          </table:table-cell>
          <table:table-cell office:value-type="float" office:value="1696.1" calcext:value-type="float">
            <text:p>1696.1</text:p>
          </table:table-cell>
        </table:table-row>
        <table:table-row table:style-name="ro1">
          <table:table-cell office:value-type="float" office:value="21055827" calcext:value-type="float">
            <text:p>21055827</text:p>
          </table:table-cell>
          <table:table-cell table:formula="of:=[.A1318]/1000/(60*60*24)" office:value-type="time" office:time-value="PT05H50M55.827S" calcext:value-type="time">
            <text:p>05:50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402.25" calcext:value-type="float">
            <text:p>1402.25</text:p>
          </table:table-cell>
          <table:table-cell office:value-type="float" office:value="1697.33" calcext:value-type="float">
            <text:p>1697.33</text:p>
          </table:table-cell>
        </table:table-row>
        <table:table-row table:style-name="ro1">
          <table:table-cell office:value-type="float" office:value="21071827" calcext:value-type="float">
            <text:p>21071827</text:p>
          </table:table-cell>
          <table:table-cell table:formula="of:=[.A1319]/1000/(60*60*24)" office:value-type="time" office:time-value="PT05H51M11.827S" calcext:value-type="time">
            <text:p>05:5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403.29" calcext:value-type="float">
            <text:p>1403.29</text:p>
          </table:table-cell>
          <table:table-cell office:value-type="float" office:value="1698.56" calcext:value-type="float">
            <text:p>1698.56</text:p>
          </table:table-cell>
        </table:table-row>
        <table:table-row table:style-name="ro1">
          <table:table-cell office:value-type="float" office:value="21087827" calcext:value-type="float">
            <text:p>21087827</text:p>
          </table:table-cell>
          <table:table-cell table:formula="of:=[.A1320]/1000/(60*60*24)" office:value-type="time" office:time-value="PT05H51M27.827S" calcext:value-type="time">
            <text:p>05:51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404.33" calcext:value-type="float">
            <text:p>1404.33</text:p>
          </table:table-cell>
          <table:table-cell office:value-type="float" office:value="1699.79" calcext:value-type="float">
            <text:p>1699.79</text:p>
          </table:table-cell>
        </table:table-row>
        <table:table-row table:style-name="ro1">
          <table:table-cell office:value-type="float" office:value="21103827" calcext:value-type="float">
            <text:p>21103827</text:p>
          </table:table-cell>
          <table:table-cell table:formula="of:=[.A1321]/1000/(60*60*24)" office:value-type="time" office:time-value="PT05H51M43.827S" calcext:value-type="time">
            <text:p>05:5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405.38" calcext:value-type="float">
            <text:p>1405.38</text:p>
          </table:table-cell>
          <table:table-cell office:value-type="float" office:value="1701.02" calcext:value-type="float">
            <text:p>1701.02</text:p>
          </table:table-cell>
        </table:table-row>
        <table:table-row table:style-name="ro1">
          <table:table-cell office:value-type="float" office:value="21119827" calcext:value-type="float">
            <text:p>21119827</text:p>
          </table:table-cell>
          <table:table-cell table:formula="of:=[.A1322]/1000/(60*60*24)" office:value-type="time" office:time-value="PT05H51M59.827S" calcext:value-type="time">
            <text:p>05:52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406.42" calcext:value-type="float">
            <text:p>1406.42</text:p>
          </table:table-cell>
          <table:table-cell office:value-type="float" office:value="1702.25" calcext:value-type="float">
            <text:p>1702.25</text:p>
          </table:table-cell>
        </table:table-row>
        <table:table-row table:style-name="ro1">
          <table:table-cell office:value-type="float" office:value="21135827" calcext:value-type="float">
            <text:p>21135827</text:p>
          </table:table-cell>
          <table:table-cell table:formula="of:=[.A1323]/1000/(60*60*24)" office:value-type="time" office:time-value="PT05H52M15.827S" calcext:value-type="time">
            <text:p>05:52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407.46" calcext:value-type="float">
            <text:p>1407.46</text:p>
          </table:table-cell>
          <table:table-cell office:value-type="float" office:value="1703.48" calcext:value-type="float">
            <text:p>1703.48</text:p>
          </table:table-cell>
        </table:table-row>
        <table:table-row table:style-name="ro1">
          <table:table-cell office:value-type="float" office:value="21151827" calcext:value-type="float">
            <text:p>21151827</text:p>
          </table:table-cell>
          <table:table-cell table:formula="of:=[.A1324]/1000/(60*60*24)" office:value-type="time" office:time-value="PT05H52M31.827S" calcext:value-type="time">
            <text:p>05:52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408.5" calcext:value-type="float">
            <text:p>1408.5</text:p>
          </table:table-cell>
          <table:table-cell office:value-type="float" office:value="1704.71" calcext:value-type="float">
            <text:p>1704.71</text:p>
          </table:table-cell>
        </table:table-row>
        <table:table-row table:style-name="ro1">
          <table:table-cell office:value-type="float" office:value="21167827" calcext:value-type="float">
            <text:p>21167827</text:p>
          </table:table-cell>
          <table:table-cell table:formula="of:=[.A1325]/1000/(60*60*24)" office:value-type="time" office:time-value="PT05H52M47.827S" calcext:value-type="time">
            <text:p>05:5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409.54" calcext:value-type="float">
            <text:p>1409.54</text:p>
          </table:table-cell>
          <table:table-cell office:value-type="float" office:value="1705.94" calcext:value-type="float">
            <text:p>1705.94</text:p>
          </table:table-cell>
        </table:table-row>
        <table:table-row table:style-name="ro1">
          <table:table-cell office:value-type="float" office:value="21183827" calcext:value-type="float">
            <text:p>21183827</text:p>
          </table:table-cell>
          <table:table-cell table:formula="of:=[.A1326]/1000/(60*60*24)" office:value-type="time" office:time-value="PT05H53M03.827S" calcext:value-type="time">
            <text:p>05:5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410.58" calcext:value-type="float">
            <text:p>1410.58</text:p>
          </table:table-cell>
          <table:table-cell office:value-type="float" office:value="1707.17" calcext:value-type="float">
            <text:p>1707.17</text:p>
          </table:table-cell>
        </table:table-row>
        <table:table-row table:style-name="ro1">
          <table:table-cell office:value-type="float" office:value="21199827" calcext:value-type="float">
            <text:p>21199827</text:p>
          </table:table-cell>
          <table:table-cell table:formula="of:=[.A1327]/1000/(60*60*24)" office:value-type="time" office:time-value="PT05H53M19.827S" calcext:value-type="time">
            <text:p>05:53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411.62" calcext:value-type="float">
            <text:p>1411.62</text:p>
          </table:table-cell>
          <table:table-cell office:value-type="float" office:value="1708.4" calcext:value-type="float">
            <text:p>1708.4</text:p>
          </table:table-cell>
        </table:table-row>
        <table:table-row table:style-name="ro1">
          <table:table-cell office:value-type="float" office:value="21215827" calcext:value-type="float">
            <text:p>21215827</text:p>
          </table:table-cell>
          <table:table-cell table:formula="of:=[.A1328]/1000/(60*60*24)" office:value-type="time" office:time-value="PT05H53M35.827S" calcext:value-type="time">
            <text:p>05:5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412.66" calcext:value-type="float">
            <text:p>1412.66</text:p>
          </table:table-cell>
          <table:table-cell office:value-type="float" office:value="1709.64" calcext:value-type="float">
            <text:p>1709.64</text:p>
          </table:table-cell>
        </table:table-row>
        <table:table-row table:style-name="ro1">
          <table:table-cell office:value-type="float" office:value="21231827" calcext:value-type="float">
            <text:p>21231827</text:p>
          </table:table-cell>
          <table:table-cell table:formula="of:=[.A1329]/1000/(60*60*24)" office:value-type="time" office:time-value="PT05H53M51.827S" calcext:value-type="time">
            <text:p>05:5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413.71" calcext:value-type="float">
            <text:p>1413.71</text:p>
          </table:table-cell>
          <table:table-cell office:value-type="float" office:value="1710.87" calcext:value-type="float">
            <text:p>1710.87</text:p>
          </table:table-cell>
        </table:table-row>
        <table:table-row table:style-name="ro1">
          <table:table-cell office:value-type="float" office:value="21247827" calcext:value-type="float">
            <text:p>21247827</text:p>
          </table:table-cell>
          <table:table-cell table:formula="of:=[.A1330]/1000/(60*60*24)" office:value-type="time" office:time-value="PT05H54M07.827S" calcext:value-type="time">
            <text:p>05:5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1414.75" calcext:value-type="float">
            <text:p>1414.75</text:p>
          </table:table-cell>
          <table:table-cell office:value-type="float" office:value="1712.1" calcext:value-type="float">
            <text:p>1712.1</text:p>
          </table:table-cell>
        </table:table-row>
        <table:table-row table:style-name="ro1">
          <table:table-cell office:value-type="float" office:value="21263827" calcext:value-type="float">
            <text:p>21263827</text:p>
          </table:table-cell>
          <table:table-cell table:formula="of:=[.A1331]/1000/(60*60*24)" office:value-type="time" office:time-value="PT05H54M23.827S" calcext:value-type="time">
            <text:p>05:5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415.79" calcext:value-type="float">
            <text:p>1415.79</text:p>
          </table:table-cell>
          <table:table-cell office:value-type="float" office:value="1713.33" calcext:value-type="float">
            <text:p>1713.33</text:p>
          </table:table-cell>
        </table:table-row>
        <table:table-row table:style-name="ro1">
          <table:table-cell office:value-type="float" office:value="21279827" calcext:value-type="float">
            <text:p>21279827</text:p>
          </table:table-cell>
          <table:table-cell table:formula="of:=[.A1332]/1000/(60*60*24)" office:value-type="time" office:time-value="PT05H54M39.827S" calcext:value-type="time">
            <text:p>05:54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416.83" calcext:value-type="float">
            <text:p>1416.83</text:p>
          </table:table-cell>
          <table:table-cell office:value-type="float" office:value="1714.56" calcext:value-type="float">
            <text:p>1714.56</text:p>
          </table:table-cell>
        </table:table-row>
        <table:table-row table:style-name="ro1">
          <table:table-cell office:value-type="float" office:value="21295827" calcext:value-type="float">
            <text:p>21295827</text:p>
          </table:table-cell>
          <table:table-cell table:formula="of:=[.A1333]/1000/(60*60*24)" office:value-type="time" office:time-value="PT05H54M55.827S" calcext:value-type="time">
            <text:p>05:5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417.87" calcext:value-type="float">
            <text:p>1417.87</text:p>
          </table:table-cell>
          <table:table-cell office:value-type="float" office:value="1715.79" calcext:value-type="float">
            <text:p>1715.79</text:p>
          </table:table-cell>
        </table:table-row>
        <table:table-row table:style-name="ro1">
          <table:table-cell office:value-type="float" office:value="21311827" calcext:value-type="float">
            <text:p>21311827</text:p>
          </table:table-cell>
          <table:table-cell table:formula="of:=[.A1334]/1000/(60*60*24)" office:value-type="time" office:time-value="PT05H55M11.827S" calcext:value-type="time">
            <text:p>05:5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418.91" calcext:value-type="float">
            <text:p>1418.91</text:p>
          </table:table-cell>
          <table:table-cell office:value-type="float" office:value="1717.02" calcext:value-type="float">
            <text:p>1717.02</text:p>
          </table:table-cell>
        </table:table-row>
        <table:table-row table:style-name="ro1">
          <table:table-cell office:value-type="float" office:value="21327827" calcext:value-type="float">
            <text:p>21327827</text:p>
          </table:table-cell>
          <table:table-cell table:formula="of:=[.A1335]/1000/(60*60*24)" office:value-type="time" office:time-value="PT05H55M27.827S" calcext:value-type="time">
            <text:p>05:55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419.95" calcext:value-type="float">
            <text:p>1419.95</text:p>
          </table:table-cell>
          <table:table-cell office:value-type="float" office:value="1718.25" calcext:value-type="float">
            <text:p>1718.25</text:p>
          </table:table-cell>
        </table:table-row>
        <table:table-row table:style-name="ro1">
          <table:table-cell office:value-type="float" office:value="21343827" calcext:value-type="float">
            <text:p>21343827</text:p>
          </table:table-cell>
          <table:table-cell table:formula="of:=[.A1336]/1000/(60*60*24)" office:value-type="time" office:time-value="PT05H55M43.827S" calcext:value-type="time">
            <text:p>05:5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420.99" calcext:value-type="float">
            <text:p>1420.99</text:p>
          </table:table-cell>
          <table:table-cell office:value-type="float" office:value="1719.48" calcext:value-type="float">
            <text:p>1719.48</text:p>
          </table:table-cell>
        </table:table-row>
        <table:table-row table:style-name="ro1">
          <table:table-cell office:value-type="float" office:value="21359827" calcext:value-type="float">
            <text:p>21359827</text:p>
          </table:table-cell>
          <table:table-cell table:formula="of:=[.A1337]/1000/(60*60*24)" office:value-type="time" office:time-value="PT05H55M59.827S" calcext:value-type="time">
            <text:p>05:56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422.04" calcext:value-type="float">
            <text:p>1422.04</text:p>
          </table:table-cell>
          <table:table-cell office:value-type="float" office:value="1720.71" calcext:value-type="float">
            <text:p>1720.71</text:p>
          </table:table-cell>
        </table:table-row>
        <table:table-row table:style-name="ro1">
          <table:table-cell office:value-type="float" office:value="21375827" calcext:value-type="float">
            <text:p>21375827</text:p>
          </table:table-cell>
          <table:table-cell table:formula="of:=[.A1338]/1000/(60*60*24)" office:value-type="time" office:time-value="PT05H56M15.827S" calcext:value-type="time">
            <text:p>05:56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423.08" calcext:value-type="float">
            <text:p>1423.08</text:p>
          </table:table-cell>
          <table:table-cell office:value-type="float" office:value="1721.94" calcext:value-type="float">
            <text:p>1721.94</text:p>
          </table:table-cell>
        </table:table-row>
        <table:table-row table:style-name="ro1">
          <table:table-cell office:value-type="float" office:value="21391827" calcext:value-type="float">
            <text:p>21391827</text:p>
          </table:table-cell>
          <table:table-cell table:formula="of:=[.A1339]/1000/(60*60*24)" office:value-type="time" office:time-value="PT05H56M31.827S" calcext:value-type="time">
            <text:p>05:5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1424.12" calcext:value-type="float">
            <text:p>1424.12</text:p>
          </table:table-cell>
          <table:table-cell office:value-type="float" office:value="1723.17" calcext:value-type="float">
            <text:p>1723.17</text:p>
          </table:table-cell>
        </table:table-row>
        <table:table-row table:style-name="ro1">
          <table:table-cell office:value-type="float" office:value="21407827" calcext:value-type="float">
            <text:p>21407827</text:p>
          </table:table-cell>
          <table:table-cell table:formula="of:=[.A1340]/1000/(60*60*24)" office:value-type="time" office:time-value="PT05H56M47.827S" calcext:value-type="time">
            <text:p>05:5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425.16" calcext:value-type="float">
            <text:p>1425.16</text:p>
          </table:table-cell>
          <table:table-cell office:value-type="float" office:value="1724.4" calcext:value-type="float">
            <text:p>1724.4</text:p>
          </table:table-cell>
        </table:table-row>
        <table:table-row table:style-name="ro1">
          <table:table-cell office:value-type="float" office:value="21423827" calcext:value-type="float">
            <text:p>21423827</text:p>
          </table:table-cell>
          <table:table-cell table:formula="of:=[.A1341]/1000/(60*60*24)" office:value-type="time" office:time-value="PT05H57M03.827S" calcext:value-type="time">
            <text:p>05:5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426.2" calcext:value-type="float">
            <text:p>1426.2</text:p>
          </table:table-cell>
          <table:table-cell office:value-type="float" office:value="1725.63" calcext:value-type="float">
            <text:p>1725.63</text:p>
          </table:table-cell>
        </table:table-row>
        <table:table-row table:style-name="ro1">
          <table:table-cell office:value-type="float" office:value="21439827" calcext:value-type="float">
            <text:p>21439827</text:p>
          </table:table-cell>
          <table:table-cell table:formula="of:=[.A1342]/1000/(60*60*24)" office:value-type="time" office:time-value="PT05H57M19.827S" calcext:value-type="time">
            <text:p>05:57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427.24" calcext:value-type="float">
            <text:p>1427.24</text:p>
          </table:table-cell>
          <table:table-cell office:value-type="float" office:value="1726.86" calcext:value-type="float">
            <text:p>1726.86</text:p>
          </table:table-cell>
        </table:table-row>
        <table:table-row table:style-name="ro1">
          <table:table-cell office:value-type="float" office:value="21455827" calcext:value-type="float">
            <text:p>21455827</text:p>
          </table:table-cell>
          <table:table-cell table:formula="of:=[.A1343]/1000/(60*60*24)" office:value-type="time" office:time-value="PT05H57M35.827S" calcext:value-type="time">
            <text:p>05:57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428.28" calcext:value-type="float">
            <text:p>1428.28</text:p>
          </table:table-cell>
          <table:table-cell office:value-type="float" office:value="1728.09" calcext:value-type="float">
            <text:p>1728.09</text:p>
          </table:table-cell>
        </table:table-row>
        <table:table-row table:style-name="ro1">
          <table:table-cell office:value-type="float" office:value="21471827" calcext:value-type="float">
            <text:p>21471827</text:p>
          </table:table-cell>
          <table:table-cell table:formula="of:=[.A1344]/1000/(60*60*24)" office:value-type="time" office:time-value="PT05H57M51.827S" calcext:value-type="time">
            <text:p>05:5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429.32" calcext:value-type="float">
            <text:p>1429.32</text:p>
          </table:table-cell>
          <table:table-cell office:value-type="float" office:value="1729.32" calcext:value-type="float">
            <text:p>1729.32</text:p>
          </table:table-cell>
        </table:table-row>
        <table:table-row table:style-name="ro1">
          <table:table-cell office:value-type="float" office:value="21487827" calcext:value-type="float">
            <text:p>21487827</text:p>
          </table:table-cell>
          <table:table-cell table:formula="of:=[.A1345]/1000/(60*60*24)" office:value-type="time" office:time-value="PT05H58M07.827S" calcext:value-type="time">
            <text:p>05:5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430.37" calcext:value-type="float">
            <text:p>1430.37</text:p>
          </table:table-cell>
          <table:table-cell office:value-type="float" office:value="1730.55" calcext:value-type="float">
            <text:p>1730.55</text:p>
          </table:table-cell>
        </table:table-row>
        <table:table-row table:style-name="ro1">
          <table:table-cell office:value-type="float" office:value="21503827" calcext:value-type="float">
            <text:p>21503827</text:p>
          </table:table-cell>
          <table:table-cell table:formula="of:=[.A1346]/1000/(60*60*24)" office:value-type="time" office:time-value="PT05H58M23.827S" calcext:value-type="time">
            <text:p>05:58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431.41" calcext:value-type="float">
            <text:p>1431.41</text:p>
          </table:table-cell>
          <table:table-cell office:value-type="float" office:value="1731.78" calcext:value-type="float">
            <text:p>1731.78</text:p>
          </table:table-cell>
        </table:table-row>
        <table:table-row table:style-name="ro1">
          <table:table-cell office:value-type="float" office:value="21519827" calcext:value-type="float">
            <text:p>21519827</text:p>
          </table:table-cell>
          <table:table-cell table:formula="of:=[.A1347]/1000/(60*60*24)" office:value-type="time" office:time-value="PT05H58M39.827S" calcext:value-type="time">
            <text:p>05:5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432.45" calcext:value-type="float">
            <text:p>1432.45</text:p>
          </table:table-cell>
          <table:table-cell office:value-type="float" office:value="1733.01" calcext:value-type="float">
            <text:p>1733.01</text:p>
          </table:table-cell>
        </table:table-row>
        <table:table-row table:style-name="ro1">
          <table:table-cell office:value-type="float" office:value="21535827" calcext:value-type="float">
            <text:p>21535827</text:p>
          </table:table-cell>
          <table:table-cell table:formula="of:=[.A1348]/1000/(60*60*24)" office:value-type="time" office:time-value="PT05H58M55.827S" calcext:value-type="time">
            <text:p>05:58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1433.49" calcext:value-type="float">
            <text:p>1433.49</text:p>
          </table:table-cell>
          <table:table-cell office:value-type="float" office:value="1734.24" calcext:value-type="float">
            <text:p>1734.24</text:p>
          </table:table-cell>
        </table:table-row>
        <table:table-row table:style-name="ro1">
          <table:table-cell office:value-type="float" office:value="21551827" calcext:value-type="float">
            <text:p>21551827</text:p>
          </table:table-cell>
          <table:table-cell table:formula="of:=[.A1349]/1000/(60*60*24)" office:value-type="time" office:time-value="PT05H59M11.827S" calcext:value-type="time">
            <text:p>05:5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434.53" calcext:value-type="float">
            <text:p>1434.53</text:p>
          </table:table-cell>
          <table:table-cell office:value-type="float" office:value="1735.47" calcext:value-type="float">
            <text:p>1735.47</text:p>
          </table:table-cell>
        </table:table-row>
        <table:table-row table:style-name="ro1">
          <table:table-cell office:value-type="float" office:value="21567827" calcext:value-type="float">
            <text:p>21567827</text:p>
          </table:table-cell>
          <table:table-cell table:formula="of:=[.A1350]/1000/(60*60*24)" office:value-type="time" office:time-value="PT05H59M27.827S" calcext:value-type="time">
            <text:p>05:59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435.57" calcext:value-type="float">
            <text:p>1435.57</text:p>
          </table:table-cell>
          <table:table-cell office:value-type="float" office:value="1736.7" calcext:value-type="float">
            <text:p>1736.7</text:p>
          </table:table-cell>
        </table:table-row>
        <table:table-row table:style-name="ro1">
          <table:table-cell office:value-type="float" office:value="21583827" calcext:value-type="float">
            <text:p>21583827</text:p>
          </table:table-cell>
          <table:table-cell table:formula="of:=[.A1351]/1000/(60*60*24)" office:value-type="time" office:time-value="PT05H59M43.827S" calcext:value-type="time">
            <text:p>05:5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1436.61" calcext:value-type="float">
            <text:p>1436.61</text:p>
          </table:table-cell>
          <table:table-cell office:value-type="float" office:value="1737.93" calcext:value-type="float">
            <text:p>1737.93</text:p>
          </table:table-cell>
        </table:table-row>
        <table:table-row table:style-name="ro1">
          <table:table-cell office:value-type="float" office:value="21599827" calcext:value-type="float">
            <text:p>21599827</text:p>
          </table:table-cell>
          <table:table-cell table:formula="of:=[.A1352]/1000/(60*60*24)" office:value-type="time" office:time-value="PT05H59M59.827S" calcext:value-type="time">
            <text:p>06:00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1437.65" calcext:value-type="float">
            <text:p>1437.65</text:p>
          </table:table-cell>
          <table:table-cell office:value-type="float" office:value="1739.16" calcext:value-type="float">
            <text:p>1739.16</text:p>
          </table:table-cell>
        </table:table-row>
        <table:table-row table:style-name="ro1">
          <table:table-cell office:value-type="float" office:value="21615827" calcext:value-type="float">
            <text:p>21615827</text:p>
          </table:table-cell>
          <table:table-cell table:formula="of:=[.A1353]/1000/(60*60*24)" office:value-type="time" office:time-value="PT06H00M15.827S" calcext:value-type="time">
            <text:p>06:00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438.7" calcext:value-type="float">
            <text:p>1438.7</text:p>
          </table:table-cell>
          <table:table-cell office:value-type="float" office:value="1740.39" calcext:value-type="float">
            <text:p>1740.39</text:p>
          </table:table-cell>
        </table:table-row>
        <table:table-row table:style-name="ro1">
          <table:table-cell office:value-type="float" office:value="21631827" calcext:value-type="float">
            <text:p>21631827</text:p>
          </table:table-cell>
          <table:table-cell table:formula="of:=[.A1354]/1000/(60*60*24)" office:value-type="time" office:time-value="PT06H00M31.827S" calcext:value-type="time">
            <text:p>06:00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439.74" calcext:value-type="float">
            <text:p>1439.74</text:p>
          </table:table-cell>
          <table:table-cell office:value-type="float" office:value="1741.62" calcext:value-type="float">
            <text:p>1741.62</text:p>
          </table:table-cell>
        </table:table-row>
        <table:table-row table:style-name="ro1">
          <table:table-cell office:value-type="float" office:value="21647827" calcext:value-type="float">
            <text:p>21647827</text:p>
          </table:table-cell>
          <table:table-cell table:formula="of:=[.A1355]/1000/(60*60*24)" office:value-type="time" office:time-value="PT06H00M47.827S" calcext:value-type="time">
            <text:p>06:00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440.78" calcext:value-type="float">
            <text:p>1440.78</text:p>
          </table:table-cell>
          <table:table-cell office:value-type="float" office:value="1742.84" calcext:value-type="float">
            <text:p>1742.84</text:p>
          </table:table-cell>
        </table:table-row>
        <table:table-row table:style-name="ro1">
          <table:table-cell office:value-type="float" office:value="21663827" calcext:value-type="float">
            <text:p>21663827</text:p>
          </table:table-cell>
          <table:table-cell table:formula="of:=[.A1356]/1000/(60*60*24)" office:value-type="time" office:time-value="PT06H01M03.827S" calcext:value-type="time">
            <text:p>06:0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441.82" calcext:value-type="float">
            <text:p>1441.82</text:p>
          </table:table-cell>
          <table:table-cell office:value-type="float" office:value="1744.07" calcext:value-type="float">
            <text:p>1744.07</text:p>
          </table:table-cell>
        </table:table-row>
        <table:table-row table:style-name="ro1">
          <table:table-cell office:value-type="float" office:value="21679827" calcext:value-type="float">
            <text:p>21679827</text:p>
          </table:table-cell>
          <table:table-cell table:formula="of:=[.A1357]/1000/(60*60*24)" office:value-type="time" office:time-value="PT06H01M19.827S" calcext:value-type="time">
            <text:p>06:01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442.86" calcext:value-type="float">
            <text:p>1442.86</text:p>
          </table:table-cell>
          <table:table-cell office:value-type="float" office:value="1745.3" calcext:value-type="float">
            <text:p>1745.3</text:p>
          </table:table-cell>
        </table:table-row>
        <table:table-row table:style-name="ro1">
          <table:table-cell office:value-type="float" office:value="21695827" calcext:value-type="float">
            <text:p>21695827</text:p>
          </table:table-cell>
          <table:table-cell table:formula="of:=[.A1358]/1000/(60*60*24)" office:value-type="time" office:time-value="PT06H01M35.827S" calcext:value-type="time">
            <text:p>06:01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443.9" calcext:value-type="float">
            <text:p>1443.9</text:p>
          </table:table-cell>
          <table:table-cell office:value-type="float" office:value="1746.53" calcext:value-type="float">
            <text:p>1746.53</text:p>
          </table:table-cell>
        </table:table-row>
        <table:table-row table:style-name="ro1">
          <table:table-cell office:value-type="float" office:value="21711827" calcext:value-type="float">
            <text:p>21711827</text:p>
          </table:table-cell>
          <table:table-cell table:formula="of:=[.A1359]/1000/(60*60*24)" office:value-type="time" office:time-value="PT06H01M51.827S" calcext:value-type="time">
            <text:p>06:01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444.94" calcext:value-type="float">
            <text:p>1444.94</text:p>
          </table:table-cell>
          <table:table-cell office:value-type="float" office:value="1747.76" calcext:value-type="float">
            <text:p>1747.76</text:p>
          </table:table-cell>
        </table:table-row>
        <table:table-row table:style-name="ro1">
          <table:table-cell office:value-type="float" office:value="21727827" calcext:value-type="float">
            <text:p>21727827</text:p>
          </table:table-cell>
          <table:table-cell table:formula="of:=[.A1360]/1000/(60*60*24)" office:value-type="time" office:time-value="PT06H02M07.827S" calcext:value-type="time">
            <text:p>06:02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7.16" calcext:value-type="float">
            <text:p>277.16</text:p>
          </table:table-cell>
          <table:table-cell office:value-type="float" office:value="1445.98" calcext:value-type="float">
            <text:p>1445.98</text:p>
          </table:table-cell>
          <table:table-cell office:value-type="float" office:value="1748.99" calcext:value-type="float">
            <text:p>1748.99</text:p>
          </table:table-cell>
        </table:table-row>
        <table:table-row table:style-name="ro1">
          <table:table-cell office:value-type="float" office:value="21743827" calcext:value-type="float">
            <text:p>21743827</text:p>
          </table:table-cell>
          <table:table-cell table:formula="of:=[.A1361]/1000/(60*60*24)" office:value-type="time" office:time-value="PT06H02M23.827S" calcext:value-type="time">
            <text:p>06:02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447.03" calcext:value-type="float">
            <text:p>1447.03</text:p>
          </table:table-cell>
          <table:table-cell office:value-type="float" office:value="1750.22" calcext:value-type="float">
            <text:p>1750.22</text:p>
          </table:table-cell>
        </table:table-row>
        <table:table-row table:style-name="ro1">
          <table:table-cell office:value-type="float" office:value="21759827" calcext:value-type="float">
            <text:p>21759827</text:p>
          </table:table-cell>
          <table:table-cell table:formula="of:=[.A1362]/1000/(60*60*24)" office:value-type="time" office:time-value="PT06H02M39.827S" calcext:value-type="time">
            <text:p>06:02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448.07" calcext:value-type="float">
            <text:p>1448.07</text:p>
          </table:table-cell>
          <table:table-cell office:value-type="float" office:value="1751.45" calcext:value-type="float">
            <text:p>1751.45</text:p>
          </table:table-cell>
        </table:table-row>
        <table:table-row table:style-name="ro1">
          <table:table-cell office:value-type="float" office:value="21775827" calcext:value-type="float">
            <text:p>21775827</text:p>
          </table:table-cell>
          <table:table-cell table:formula="of:=[.A1363]/1000/(60*60*24)" office:value-type="time" office:time-value="PT06H02M55.827S" calcext:value-type="time">
            <text:p>06:02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449.11" calcext:value-type="float">
            <text:p>1449.11</text:p>
          </table:table-cell>
          <table:table-cell office:value-type="float" office:value="1752.68" calcext:value-type="float">
            <text:p>1752.68</text:p>
          </table:table-cell>
        </table:table-row>
        <table:table-row table:style-name="ro1">
          <table:table-cell office:value-type="float" office:value="21791827" calcext:value-type="float">
            <text:p>21791827</text:p>
          </table:table-cell>
          <table:table-cell table:formula="of:=[.A1364]/1000/(60*60*24)" office:value-type="time" office:time-value="PT06H03M11.827S" calcext:value-type="time">
            <text:p>06:0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450.15" calcext:value-type="float">
            <text:p>1450.15</text:p>
          </table:table-cell>
          <table:table-cell office:value-type="float" office:value="1753.91" calcext:value-type="float">
            <text:p>1753.91</text:p>
          </table:table-cell>
        </table:table-row>
        <table:table-row table:style-name="ro1">
          <table:table-cell office:value-type="float" office:value="21807827" calcext:value-type="float">
            <text:p>21807827</text:p>
          </table:table-cell>
          <table:table-cell table:formula="of:=[.A1365]/1000/(60*60*24)" office:value-type="time" office:time-value="PT06H03M27.827S" calcext:value-type="time">
            <text:p>06:03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451.19" calcext:value-type="float">
            <text:p>1451.19</text:p>
          </table:table-cell>
          <table:table-cell office:value-type="float" office:value="1755.14" calcext:value-type="float">
            <text:p>1755.14</text:p>
          </table:table-cell>
        </table:table-row>
        <table:table-row table:style-name="ro1">
          <table:table-cell office:value-type="float" office:value="21823827" calcext:value-type="float">
            <text:p>21823827</text:p>
          </table:table-cell>
          <table:table-cell table:formula="of:=[.A1366]/1000/(60*60*24)" office:value-type="time" office:time-value="PT06H03M43.827S" calcext:value-type="time">
            <text:p>06:03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452.23" calcext:value-type="float">
            <text:p>1452.23</text:p>
          </table:table-cell>
          <table:table-cell office:value-type="float" office:value="1756.36" calcext:value-type="float">
            <text:p>1756.36</text:p>
          </table:table-cell>
        </table:table-row>
        <table:table-row table:style-name="ro1">
          <table:table-cell office:value-type="float" office:value="21839827" calcext:value-type="float">
            <text:p>21839827</text:p>
          </table:table-cell>
          <table:table-cell table:formula="of:=[.A1367]/1000/(60*60*24)" office:value-type="time" office:time-value="PT06H03M59.827S" calcext:value-type="time">
            <text:p>06:04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453.27" calcext:value-type="float">
            <text:p>1453.27</text:p>
          </table:table-cell>
          <table:table-cell office:value-type="float" office:value="1757.59" calcext:value-type="float">
            <text:p>1757.59</text:p>
          </table:table-cell>
        </table:table-row>
        <table:table-row table:style-name="ro1">
          <table:table-cell office:value-type="float" office:value="21855827" calcext:value-type="float">
            <text:p>21855827</text:p>
          </table:table-cell>
          <table:table-cell table:formula="of:=[.A1368]/1000/(60*60*24)" office:value-type="time" office:time-value="PT06H04M15.827S" calcext:value-type="time">
            <text:p>06:04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454.31" calcext:value-type="float">
            <text:p>1454.31</text:p>
          </table:table-cell>
          <table:table-cell office:value-type="float" office:value="1758.82" calcext:value-type="float">
            <text:p>1758.82</text:p>
          </table:table-cell>
        </table:table-row>
        <table:table-row table:style-name="ro1">
          <table:table-cell office:value-type="float" office:value="21871827" calcext:value-type="float">
            <text:p>21871827</text:p>
          </table:table-cell>
          <table:table-cell table:formula="of:=[.A1369]/1000/(60*60*24)" office:value-type="time" office:time-value="PT06H04M31.827S" calcext:value-type="time">
            <text:p>06:04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455.35" calcext:value-type="float">
            <text:p>1455.35</text:p>
          </table:table-cell>
          <table:table-cell office:value-type="float" office:value="1760.05" calcext:value-type="float">
            <text:p>1760.05</text:p>
          </table:table-cell>
        </table:table-row>
        <table:table-row table:style-name="ro1">
          <table:table-cell office:value-type="float" office:value="21887827" calcext:value-type="float">
            <text:p>21887827</text:p>
          </table:table-cell>
          <table:table-cell table:formula="of:=[.A1370]/1000/(60*60*24)" office:value-type="time" office:time-value="PT06H04M47.827S" calcext:value-type="time">
            <text:p>06:04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456.39" calcext:value-type="float">
            <text:p>1456.39</text:p>
          </table:table-cell>
          <table:table-cell office:value-type="float" office:value="1761.28" calcext:value-type="float">
            <text:p>1761.28</text:p>
          </table:table-cell>
        </table:table-row>
        <table:table-row table:style-name="ro1">
          <table:table-cell office:value-type="float" office:value="21903827" calcext:value-type="float">
            <text:p>21903827</text:p>
          </table:table-cell>
          <table:table-cell table:formula="of:=[.A1371]/1000/(60*60*24)" office:value-type="time" office:time-value="PT06H05M03.827S" calcext:value-type="time">
            <text:p>06:05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457.44" calcext:value-type="float">
            <text:p>1457.44</text:p>
          </table:table-cell>
          <table:table-cell office:value-type="float" office:value="1762.51" calcext:value-type="float">
            <text:p>1762.51</text:p>
          </table:table-cell>
        </table:table-row>
        <table:table-row table:style-name="ro1">
          <table:table-cell office:value-type="float" office:value="21919827" calcext:value-type="float">
            <text:p>21919827</text:p>
          </table:table-cell>
          <table:table-cell table:formula="of:=[.A1372]/1000/(60*60*24)" office:value-type="time" office:time-value="PT06H05M19.827S" calcext:value-type="time">
            <text:p>06:05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7.16" calcext:value-type="float">
            <text:p>277.16</text:p>
          </table:table-cell>
          <table:table-cell office:value-type="float" office:value="1458.48" calcext:value-type="float">
            <text:p>1458.48</text:p>
          </table:table-cell>
          <table:table-cell office:value-type="float" office:value="1763.73" calcext:value-type="float">
            <text:p>1763.73</text:p>
          </table:table-cell>
        </table:table-row>
        <table:table-row table:style-name="ro1">
          <table:table-cell office:value-type="float" office:value="21935827" calcext:value-type="float">
            <text:p>21935827</text:p>
          </table:table-cell>
          <table:table-cell table:formula="of:=[.A1373]/1000/(60*60*24)" office:value-type="time" office:time-value="PT06H05M35.827S" calcext:value-type="time">
            <text:p>06:05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7.16" calcext:value-type="float">
            <text:p>277.16</text:p>
          </table:table-cell>
          <table:table-cell office:value-type="float" office:value="1459.52" calcext:value-type="float">
            <text:p>1459.52</text:p>
          </table:table-cell>
          <table:table-cell office:value-type="float" office:value="1764.96" calcext:value-type="float">
            <text:p>1764.96</text:p>
          </table:table-cell>
        </table:table-row>
        <table:table-row table:style-name="ro1">
          <table:table-cell office:value-type="float" office:value="21951827" calcext:value-type="float">
            <text:p>21951827</text:p>
          </table:table-cell>
          <table:table-cell table:formula="of:=[.A1374]/1000/(60*60*24)" office:value-type="time" office:time-value="PT06H05M51.827S" calcext:value-type="time">
            <text:p>06:05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460.56" calcext:value-type="float">
            <text:p>1460.56</text:p>
          </table:table-cell>
          <table:table-cell office:value-type="float" office:value="1766.19" calcext:value-type="float">
            <text:p>1766.19</text:p>
          </table:table-cell>
        </table:table-row>
        <table:table-row table:style-name="ro1">
          <table:table-cell office:value-type="float" office:value="21967827" calcext:value-type="float">
            <text:p>21967827</text:p>
          </table:table-cell>
          <table:table-cell table:formula="of:=[.A1375]/1000/(60*60*24)" office:value-type="time" office:time-value="PT06H06M07.827S" calcext:value-type="time">
            <text:p>06:06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461.6" calcext:value-type="float">
            <text:p>1461.6</text:p>
          </table:table-cell>
          <table:table-cell office:value-type="float" office:value="1767.42" calcext:value-type="float">
            <text:p>1767.42</text:p>
          </table:table-cell>
        </table:table-row>
        <table:table-row table:style-name="ro1">
          <table:table-cell office:value-type="float" office:value="21983827" calcext:value-type="float">
            <text:p>21983827</text:p>
          </table:table-cell>
          <table:table-cell table:formula="of:=[.A1376]/1000/(60*60*24)" office:value-type="time" office:time-value="PT06H06M23.827S" calcext:value-type="time">
            <text:p>06:06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462.64" calcext:value-type="float">
            <text:p>1462.64</text:p>
          </table:table-cell>
          <table:table-cell office:value-type="float" office:value="1768.65" calcext:value-type="float">
            <text:p>1768.65</text:p>
          </table:table-cell>
        </table:table-row>
        <table:table-row table:style-name="ro1">
          <table:table-cell office:value-type="float" office:value="21999827" calcext:value-type="float">
            <text:p>21999827</text:p>
          </table:table-cell>
          <table:table-cell table:formula="of:=[.A1377]/1000/(60*60*24)" office:value-type="time" office:time-value="PT06H06M39.827S" calcext:value-type="time">
            <text:p>06:06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463.68" calcext:value-type="float">
            <text:p>1463.68</text:p>
          </table:table-cell>
          <table:table-cell office:value-type="float" office:value="1769.88" calcext:value-type="float">
            <text:p>1769.88</text:p>
          </table:table-cell>
        </table:table-row>
        <table:table-row table:style-name="ro1">
          <table:table-cell office:value-type="float" office:value="22015827" calcext:value-type="float">
            <text:p>22015827</text:p>
          </table:table-cell>
          <table:table-cell table:formula="of:=[.A1378]/1000/(60*60*24)" office:value-type="time" office:time-value="PT06H06M55.827S" calcext:value-type="time">
            <text:p>06:06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464.72" calcext:value-type="float">
            <text:p>1464.72</text:p>
          </table:table-cell>
          <table:table-cell office:value-type="float" office:value="1771.1" calcext:value-type="float">
            <text:p>1771.1</text:p>
          </table:table-cell>
        </table:table-row>
        <table:table-row table:style-name="ro1">
          <table:table-cell office:value-type="float" office:value="22031827" calcext:value-type="float">
            <text:p>22031827</text:p>
          </table:table-cell>
          <table:table-cell table:formula="of:=[.A1379]/1000/(60*60*24)" office:value-type="time" office:time-value="PT06H07M11.827S" calcext:value-type="time">
            <text:p>06:07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7.16" calcext:value-type="float">
            <text:p>277.16</text:p>
          </table:table-cell>
          <table:table-cell office:value-type="float" office:value="1465.76" calcext:value-type="float">
            <text:p>1465.76</text:p>
          </table:table-cell>
          <table:table-cell office:value-type="float" office:value="1772.33" calcext:value-type="float">
            <text:p>1772.33</text:p>
          </table:table-cell>
        </table:table-row>
        <table:table-row table:style-name="ro1">
          <table:table-cell office:value-type="float" office:value="22047827" calcext:value-type="float">
            <text:p>22047827</text:p>
          </table:table-cell>
          <table:table-cell table:formula="of:=[.A1380]/1000/(60*60*24)" office:value-type="time" office:time-value="PT06H07M27.827S" calcext:value-type="time">
            <text:p>06:07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466.8" calcext:value-type="float">
            <text:p>1466.8</text:p>
          </table:table-cell>
          <table:table-cell office:value-type="float" office:value="1773.56" calcext:value-type="float">
            <text:p>1773.56</text:p>
          </table:table-cell>
        </table:table-row>
        <table:table-row table:style-name="ro1">
          <table:table-cell office:value-type="float" office:value="22063827" calcext:value-type="float">
            <text:p>22063827</text:p>
          </table:table-cell>
          <table:table-cell table:formula="of:=[.A1381]/1000/(60*60*24)" office:value-type="time" office:time-value="PT06H07M43.827S" calcext:value-type="time">
            <text:p>06:07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467.84" calcext:value-type="float">
            <text:p>1467.84</text:p>
          </table:table-cell>
          <table:table-cell office:value-type="float" office:value="1774.79" calcext:value-type="float">
            <text:p>1774.79</text:p>
          </table:table-cell>
        </table:table-row>
        <table:table-row table:style-name="ro1">
          <table:table-cell office:value-type="float" office:value="22079827" calcext:value-type="float">
            <text:p>22079827</text:p>
          </table:table-cell>
          <table:table-cell table:formula="of:=[.A1382]/1000/(60*60*24)" office:value-type="time" office:time-value="PT06H07M59.827S" calcext:value-type="time">
            <text:p>06:08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468.88" calcext:value-type="float">
            <text:p>1468.88</text:p>
          </table:table-cell>
          <table:table-cell office:value-type="float" office:value="1776.02" calcext:value-type="float">
            <text:p>1776.02</text:p>
          </table:table-cell>
        </table:table-row>
        <table:table-row table:style-name="ro1">
          <table:table-cell office:value-type="float" office:value="22095827" calcext:value-type="float">
            <text:p>22095827</text:p>
          </table:table-cell>
          <table:table-cell table:formula="of:=[.A1383]/1000/(60*60*24)" office:value-type="time" office:time-value="PT06H08M15.827S" calcext:value-type="time">
            <text:p>06:08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469.92" calcext:value-type="float">
            <text:p>1469.92</text:p>
          </table:table-cell>
          <table:table-cell office:value-type="float" office:value="1777.25" calcext:value-type="float">
            <text:p>1777.25</text:p>
          </table:table-cell>
        </table:table-row>
        <table:table-row table:style-name="ro1">
          <table:table-cell office:value-type="float" office:value="22111827" calcext:value-type="float">
            <text:p>22111827</text:p>
          </table:table-cell>
          <table:table-cell table:formula="of:=[.A1384]/1000/(60*60*24)" office:value-type="time" office:time-value="PT06H08M31.827S" calcext:value-type="time">
            <text:p>06:0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470.97" calcext:value-type="float">
            <text:p>1470.97</text:p>
          </table:table-cell>
          <table:table-cell office:value-type="float" office:value="1778.47" calcext:value-type="float">
            <text:p>1778.47</text:p>
          </table:table-cell>
        </table:table-row>
        <table:table-row table:style-name="ro1">
          <table:table-cell office:value-type="float" office:value="22127827" calcext:value-type="float">
            <text:p>22127827</text:p>
          </table:table-cell>
          <table:table-cell table:formula="of:=[.A1385]/1000/(60*60*24)" office:value-type="time" office:time-value="PT06H08M47.827S" calcext:value-type="time">
            <text:p>06:08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472.01" calcext:value-type="float">
            <text:p>1472.01</text:p>
          </table:table-cell>
          <table:table-cell office:value-type="float" office:value="1779.7" calcext:value-type="float">
            <text:p>1779.7</text:p>
          </table:table-cell>
        </table:table-row>
        <table:table-row table:style-name="ro1">
          <table:table-cell office:value-type="float" office:value="22143827" calcext:value-type="float">
            <text:p>22143827</text:p>
          </table:table-cell>
          <table:table-cell table:formula="of:=[.A1386]/1000/(60*60*24)" office:value-type="time" office:time-value="PT06H09M03.827S" calcext:value-type="time">
            <text:p>06:09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473.05" calcext:value-type="float">
            <text:p>1473.05</text:p>
          </table:table-cell>
          <table:table-cell office:value-type="float" office:value="1780.93" calcext:value-type="float">
            <text:p>1780.93</text:p>
          </table:table-cell>
        </table:table-row>
        <table:table-row table:style-name="ro1">
          <table:table-cell office:value-type="float" office:value="22159827" calcext:value-type="float">
            <text:p>22159827</text:p>
          </table:table-cell>
          <table:table-cell table:formula="of:=[.A1387]/1000/(60*60*24)" office:value-type="time" office:time-value="PT06H09M19.827S" calcext:value-type="time">
            <text:p>06:09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474.09" calcext:value-type="float">
            <text:p>1474.09</text:p>
          </table:table-cell>
          <table:table-cell office:value-type="float" office:value="1782.16" calcext:value-type="float">
            <text:p>1782.16</text:p>
          </table:table-cell>
        </table:table-row>
        <table:table-row table:style-name="ro1">
          <table:table-cell office:value-type="float" office:value="22175827" calcext:value-type="float">
            <text:p>22175827</text:p>
          </table:table-cell>
          <table:table-cell table:formula="of:=[.A1388]/1000/(60*60*24)" office:value-type="time" office:time-value="PT06H09M35.827S" calcext:value-type="time">
            <text:p>06:09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475.13" calcext:value-type="float">
            <text:p>1475.13</text:p>
          </table:table-cell>
          <table:table-cell office:value-type="float" office:value="1783.38" calcext:value-type="float">
            <text:p>1783.38</text:p>
          </table:table-cell>
        </table:table-row>
        <table:table-row table:style-name="ro1">
          <table:table-cell office:value-type="float" office:value="22191827" calcext:value-type="float">
            <text:p>22191827</text:p>
          </table:table-cell>
          <table:table-cell table:formula="of:=[.A1389]/1000/(60*60*24)" office:value-type="time" office:time-value="PT06H09M51.827S" calcext:value-type="time">
            <text:p>06:09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476.17" calcext:value-type="float">
            <text:p>1476.17</text:p>
          </table:table-cell>
          <table:table-cell office:value-type="float" office:value="1784.61" calcext:value-type="float">
            <text:p>1784.61</text:p>
          </table:table-cell>
        </table:table-row>
        <table:table-row table:style-name="ro1">
          <table:table-cell office:value-type="float" office:value="22207827" calcext:value-type="float">
            <text:p>22207827</text:p>
          </table:table-cell>
          <table:table-cell table:formula="of:=[.A1390]/1000/(60*60*24)" office:value-type="time" office:time-value="PT06H10M07.827S" calcext:value-type="time">
            <text:p>06:10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477.21" calcext:value-type="float">
            <text:p>1477.21</text:p>
          </table:table-cell>
          <table:table-cell office:value-type="float" office:value="1785.84" calcext:value-type="float">
            <text:p>1785.84</text:p>
          </table:table-cell>
        </table:table-row>
        <table:table-row table:style-name="ro1">
          <table:table-cell office:value-type="float" office:value="22223827" calcext:value-type="float">
            <text:p>22223827</text:p>
          </table:table-cell>
          <table:table-cell table:formula="of:=[.A1391]/1000/(60*60*24)" office:value-type="time" office:time-value="PT06H10M23.827S" calcext:value-type="time">
            <text:p>06:1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478.25" calcext:value-type="float">
            <text:p>1478.25</text:p>
          </table:table-cell>
          <table:table-cell office:value-type="float" office:value="1787.07" calcext:value-type="float">
            <text:p>1787.07</text:p>
          </table:table-cell>
        </table:table-row>
        <table:table-row table:style-name="ro1">
          <table:table-cell office:value-type="float" office:value="22239827" calcext:value-type="float">
            <text:p>22239827</text:p>
          </table:table-cell>
          <table:table-cell table:formula="of:=[.A1392]/1000/(60*60*24)" office:value-type="time" office:time-value="PT06H10M39.827S" calcext:value-type="time">
            <text:p>06:1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479.29" calcext:value-type="float">
            <text:p>1479.29</text:p>
          </table:table-cell>
          <table:table-cell office:value-type="float" office:value="1788.29" calcext:value-type="float">
            <text:p>1788.29</text:p>
          </table:table-cell>
        </table:table-row>
        <table:table-row table:style-name="ro1">
          <table:table-cell office:value-type="float" office:value="22255827" calcext:value-type="float">
            <text:p>22255827</text:p>
          </table:table-cell>
          <table:table-cell table:formula="of:=[.A1393]/1000/(60*60*24)" office:value-type="time" office:time-value="PT06H10M55.827S" calcext:value-type="time">
            <text:p>06:10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480.33" calcext:value-type="float">
            <text:p>1480.33</text:p>
          </table:table-cell>
          <table:table-cell office:value-type="float" office:value="1789.52" calcext:value-type="float">
            <text:p>1789.52</text:p>
          </table:table-cell>
        </table:table-row>
        <table:table-row table:style-name="ro1">
          <table:table-cell office:value-type="float" office:value="22271827" calcext:value-type="float">
            <text:p>22271827</text:p>
          </table:table-cell>
          <table:table-cell table:formula="of:=[.A1394]/1000/(60*60*24)" office:value-type="time" office:time-value="PT06H11M11.827S" calcext:value-type="time">
            <text:p>06:1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481.37" calcext:value-type="float">
            <text:p>1481.37</text:p>
          </table:table-cell>
          <table:table-cell office:value-type="float" office:value="1790.75" calcext:value-type="float">
            <text:p>1790.75</text:p>
          </table:table-cell>
        </table:table-row>
        <table:table-row table:style-name="ro1">
          <table:table-cell office:value-type="float" office:value="22287827" calcext:value-type="float">
            <text:p>22287827</text:p>
          </table:table-cell>
          <table:table-cell table:formula="of:=[.A1395]/1000/(60*60*24)" office:value-type="time" office:time-value="PT06H11M27.827S" calcext:value-type="time">
            <text:p>06:11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482.41" calcext:value-type="float">
            <text:p>1482.41</text:p>
          </table:table-cell>
          <table:table-cell office:value-type="float" office:value="1791.97" calcext:value-type="float">
            <text:p>1791.97</text:p>
          </table:table-cell>
        </table:table-row>
        <table:table-row table:style-name="ro1">
          <table:table-cell office:value-type="float" office:value="22303827" calcext:value-type="float">
            <text:p>22303827</text:p>
          </table:table-cell>
          <table:table-cell table:formula="of:=[.A1396]/1000/(60*60*24)" office:value-type="time" office:time-value="PT06H11M43.827S" calcext:value-type="time">
            <text:p>06:1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483.45" calcext:value-type="float">
            <text:p>1483.45</text:p>
          </table:table-cell>
          <table:table-cell office:value-type="float" office:value="1793.2" calcext:value-type="float">
            <text:p>1793.2</text:p>
          </table:table-cell>
        </table:table-row>
        <table:table-row table:style-name="ro1">
          <table:table-cell office:value-type="float" office:value="22319827" calcext:value-type="float">
            <text:p>22319827</text:p>
          </table:table-cell>
          <table:table-cell table:formula="of:=[.A1397]/1000/(60*60*24)" office:value-type="time" office:time-value="PT06H11M59.827S" calcext:value-type="time">
            <text:p>06:12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484.49" calcext:value-type="float">
            <text:p>1484.49</text:p>
          </table:table-cell>
          <table:table-cell office:value-type="float" office:value="1794.43" calcext:value-type="float">
            <text:p>1794.43</text:p>
          </table:table-cell>
        </table:table-row>
        <table:table-row table:style-name="ro1">
          <table:table-cell office:value-type="float" office:value="22335827" calcext:value-type="float">
            <text:p>22335827</text:p>
          </table:table-cell>
          <table:table-cell table:formula="of:=[.A1398]/1000/(60*60*24)" office:value-type="time" office:time-value="PT06H12M15.827S" calcext:value-type="time">
            <text:p>06:12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485.54" calcext:value-type="float">
            <text:p>1485.54</text:p>
          </table:table-cell>
          <table:table-cell office:value-type="float" office:value="1795.66" calcext:value-type="float">
            <text:p>1795.66</text:p>
          </table:table-cell>
        </table:table-row>
        <table:table-row table:style-name="ro1">
          <table:table-cell office:value-type="float" office:value="22351827" calcext:value-type="float">
            <text:p>22351827</text:p>
          </table:table-cell>
          <table:table-cell table:formula="of:=[.A1399]/1000/(60*60*24)" office:value-type="time" office:time-value="PT06H12M31.827S" calcext:value-type="time">
            <text:p>06:12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486.58" calcext:value-type="float">
            <text:p>1486.58</text:p>
          </table:table-cell>
          <table:table-cell office:value-type="float" office:value="1796.88" calcext:value-type="float">
            <text:p>1796.88</text:p>
          </table:table-cell>
        </table:table-row>
        <table:table-row table:style-name="ro1">
          <table:table-cell office:value-type="float" office:value="22367827" calcext:value-type="float">
            <text:p>22367827</text:p>
          </table:table-cell>
          <table:table-cell table:formula="of:=[.A1400]/1000/(60*60*24)" office:value-type="time" office:time-value="PT06H12M47.827S" calcext:value-type="time">
            <text:p>06:1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487.62" calcext:value-type="float">
            <text:p>1487.62</text:p>
          </table:table-cell>
          <table:table-cell office:value-type="float" office:value="1798.11" calcext:value-type="float">
            <text:p>1798.11</text:p>
          </table:table-cell>
        </table:table-row>
        <table:table-row table:style-name="ro1">
          <table:table-cell office:value-type="float" office:value="22383827" calcext:value-type="float">
            <text:p>22383827</text:p>
          </table:table-cell>
          <table:table-cell table:formula="of:=[.A1401]/1000/(60*60*24)" office:value-type="time" office:time-value="PT06H13M03.827S" calcext:value-type="time">
            <text:p>06:1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488.66" calcext:value-type="float">
            <text:p>1488.66</text:p>
          </table:table-cell>
          <table:table-cell office:value-type="float" office:value="1799.34" calcext:value-type="float">
            <text:p>1799.34</text:p>
          </table:table-cell>
        </table:table-row>
        <table:table-row table:style-name="ro1">
          <table:table-cell office:value-type="float" office:value="22399827" calcext:value-type="float">
            <text:p>22399827</text:p>
          </table:table-cell>
          <table:table-cell table:formula="of:=[.A1402]/1000/(60*60*24)" office:value-type="time" office:time-value="PT06H13M19.827S" calcext:value-type="time">
            <text:p>06:13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489.7" calcext:value-type="float">
            <text:p>1489.7</text:p>
          </table:table-cell>
          <table:table-cell office:value-type="float" office:value="1800.56" calcext:value-type="float">
            <text:p>1800.56</text:p>
          </table:table-cell>
        </table:table-row>
        <table:table-row table:style-name="ro1">
          <table:table-cell office:value-type="float" office:value="22415827" calcext:value-type="float">
            <text:p>22415827</text:p>
          </table:table-cell>
          <table:table-cell table:formula="of:=[.A1403]/1000/(60*60*24)" office:value-type="time" office:time-value="PT06H13M35.827S" calcext:value-type="time">
            <text:p>06:1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490.74" calcext:value-type="float">
            <text:p>1490.74</text:p>
          </table:table-cell>
          <table:table-cell office:value-type="float" office:value="1801.79" calcext:value-type="float">
            <text:p>1801.79</text:p>
          </table:table-cell>
        </table:table-row>
        <table:table-row table:style-name="ro1">
          <table:table-cell office:value-type="float" office:value="22431827" calcext:value-type="float">
            <text:p>22431827</text:p>
          </table:table-cell>
          <table:table-cell table:formula="of:=[.A1404]/1000/(60*60*24)" office:value-type="time" office:time-value="PT06H13M51.827S" calcext:value-type="time">
            <text:p>06:1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491.78" calcext:value-type="float">
            <text:p>1491.78</text:p>
          </table:table-cell>
          <table:table-cell office:value-type="float" office:value="1803.02" calcext:value-type="float">
            <text:p>1803.02</text:p>
          </table:table-cell>
        </table:table-row>
        <table:table-row table:style-name="ro1">
          <table:table-cell office:value-type="float" office:value="22447827" calcext:value-type="float">
            <text:p>22447827</text:p>
          </table:table-cell>
          <table:table-cell table:formula="of:=[.A1405]/1000/(60*60*24)" office:value-type="time" office:time-value="PT06H14M07.827S" calcext:value-type="time">
            <text:p>06:1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492.82" calcext:value-type="float">
            <text:p>1492.82</text:p>
          </table:table-cell>
          <table:table-cell office:value-type="float" office:value="1804.24" calcext:value-type="float">
            <text:p>1804.24</text:p>
          </table:table-cell>
        </table:table-row>
        <table:table-row table:style-name="ro1">
          <table:table-cell office:value-type="float" office:value="22463827" calcext:value-type="float">
            <text:p>22463827</text:p>
          </table:table-cell>
          <table:table-cell table:formula="of:=[.A1406]/1000/(60*60*24)" office:value-type="time" office:time-value="PT06H14M23.827S" calcext:value-type="time">
            <text:p>06:1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493.86" calcext:value-type="float">
            <text:p>1493.86</text:p>
          </table:table-cell>
          <table:table-cell office:value-type="float" office:value="1805.47" calcext:value-type="float">
            <text:p>1805.47</text:p>
          </table:table-cell>
        </table:table-row>
        <table:table-row table:style-name="ro1">
          <table:table-cell office:value-type="float" office:value="22479827" calcext:value-type="float">
            <text:p>22479827</text:p>
          </table:table-cell>
          <table:table-cell table:formula="of:=[.A1407]/1000/(60*60*24)" office:value-type="time" office:time-value="PT06H14M39.827S" calcext:value-type="time">
            <text:p>06:14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494.9" calcext:value-type="float">
            <text:p>1494.9</text:p>
          </table:table-cell>
          <table:table-cell office:value-type="float" office:value="1806.7" calcext:value-type="float">
            <text:p>1806.7</text:p>
          </table:table-cell>
        </table:table-row>
        <table:table-row table:style-name="ro1">
          <table:table-cell office:value-type="float" office:value="22495827" calcext:value-type="float">
            <text:p>22495827</text:p>
          </table:table-cell>
          <table:table-cell table:formula="of:=[.A1408]/1000/(60*60*24)" office:value-type="time" office:time-value="PT06H14M55.827S" calcext:value-type="time">
            <text:p>06:1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495.94" calcext:value-type="float">
            <text:p>1495.94</text:p>
          </table:table-cell>
          <table:table-cell office:value-type="float" office:value="1807.92" calcext:value-type="float">
            <text:p>1807.92</text:p>
          </table:table-cell>
        </table:table-row>
        <table:table-row table:style-name="ro1">
          <table:table-cell office:value-type="float" office:value="22511827" calcext:value-type="float">
            <text:p>22511827</text:p>
          </table:table-cell>
          <table:table-cell table:formula="of:=[.A1409]/1000/(60*60*24)" office:value-type="time" office:time-value="PT06H15M11.827S" calcext:value-type="time">
            <text:p>06:1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496.98" calcext:value-type="float">
            <text:p>1496.98</text:p>
          </table:table-cell>
          <table:table-cell office:value-type="float" office:value="1809.15" calcext:value-type="float">
            <text:p>1809.15</text:p>
          </table:table-cell>
        </table:table-row>
        <table:table-row table:style-name="ro1">
          <table:table-cell office:value-type="float" office:value="22527827" calcext:value-type="float">
            <text:p>22527827</text:p>
          </table:table-cell>
          <table:table-cell table:formula="of:=[.A1410]/1000/(60*60*24)" office:value-type="time" office:time-value="PT06H15M27.827S" calcext:value-type="time">
            <text:p>06:15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498.02" calcext:value-type="float">
            <text:p>1498.02</text:p>
          </table:table-cell>
          <table:table-cell office:value-type="float" office:value="1810.38" calcext:value-type="float">
            <text:p>1810.38</text:p>
          </table:table-cell>
        </table:table-row>
        <table:table-row table:style-name="ro1">
          <table:table-cell office:value-type="float" office:value="22543827" calcext:value-type="float">
            <text:p>22543827</text:p>
          </table:table-cell>
          <table:table-cell table:formula="of:=[.A1411]/1000/(60*60*24)" office:value-type="time" office:time-value="PT06H15M43.827S" calcext:value-type="time">
            <text:p>06:1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499.06" calcext:value-type="float">
            <text:p>1499.06</text:p>
          </table:table-cell>
          <table:table-cell office:value-type="float" office:value="1811.6" calcext:value-type="float">
            <text:p>1811.6</text:p>
          </table:table-cell>
        </table:table-row>
        <table:table-row table:style-name="ro1">
          <table:table-cell office:value-type="float" office:value="22559827" calcext:value-type="float">
            <text:p>22559827</text:p>
          </table:table-cell>
          <table:table-cell table:formula="of:=[.A1412]/1000/(60*60*24)" office:value-type="time" office:time-value="PT06H15M59.827S" calcext:value-type="time">
            <text:p>06:16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00.09" calcext:value-type="float">
            <text:p>1500.09</text:p>
          </table:table-cell>
          <table:table-cell office:value-type="float" office:value="1812.83" calcext:value-type="float">
            <text:p>1812.83</text:p>
          </table:table-cell>
        </table:table-row>
        <table:table-row table:style-name="ro1">
          <table:table-cell office:value-type="float" office:value="22575827" calcext:value-type="float">
            <text:p>22575827</text:p>
          </table:table-cell>
          <table:table-cell table:formula="of:=[.A1413]/1000/(60*60*24)" office:value-type="time" office:time-value="PT06H16M15.827S" calcext:value-type="time">
            <text:p>06:16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01.13" calcext:value-type="float">
            <text:p>1501.13</text:p>
          </table:table-cell>
          <table:table-cell office:value-type="float" office:value="1814.06" calcext:value-type="float">
            <text:p>1814.06</text:p>
          </table:table-cell>
        </table:table-row>
        <table:table-row table:style-name="ro1">
          <table:table-cell office:value-type="float" office:value="22591827" calcext:value-type="float">
            <text:p>22591827</text:p>
          </table:table-cell>
          <table:table-cell table:formula="of:=[.A1414]/1000/(60*60*24)" office:value-type="time" office:time-value="PT06H16M31.827S" calcext:value-type="time">
            <text:p>06:1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02.17" calcext:value-type="float">
            <text:p>1502.17</text:p>
          </table:table-cell>
          <table:table-cell office:value-type="float" office:value="1815.28" calcext:value-type="float">
            <text:p>1815.28</text:p>
          </table:table-cell>
        </table:table-row>
        <table:table-row table:style-name="ro1">
          <table:table-cell office:value-type="float" office:value="22607827" calcext:value-type="float">
            <text:p>22607827</text:p>
          </table:table-cell>
          <table:table-cell table:formula="of:=[.A1415]/1000/(60*60*24)" office:value-type="time" office:time-value="PT06H16M47.827S" calcext:value-type="time">
            <text:p>06:1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03.21" calcext:value-type="float">
            <text:p>1503.21</text:p>
          </table:table-cell>
          <table:table-cell office:value-type="float" office:value="1816.51" calcext:value-type="float">
            <text:p>1816.51</text:p>
          </table:table-cell>
        </table:table-row>
        <table:table-row table:style-name="ro1">
          <table:table-cell office:value-type="float" office:value="22623827" calcext:value-type="float">
            <text:p>22623827</text:p>
          </table:table-cell>
          <table:table-cell table:formula="of:=[.A1416]/1000/(60*60*24)" office:value-type="time" office:time-value="PT06H17M03.827S" calcext:value-type="time">
            <text:p>06:1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04.25" calcext:value-type="float">
            <text:p>1504.25</text:p>
          </table:table-cell>
          <table:table-cell office:value-type="float" office:value="1817.74" calcext:value-type="float">
            <text:p>1817.74</text:p>
          </table:table-cell>
        </table:table-row>
        <table:table-row table:style-name="ro1">
          <table:table-cell office:value-type="float" office:value="22639827" calcext:value-type="float">
            <text:p>22639827</text:p>
          </table:table-cell>
          <table:table-cell table:formula="of:=[.A1417]/1000/(60*60*24)" office:value-type="time" office:time-value="PT06H17M19.827S" calcext:value-type="time">
            <text:p>06:17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05.29" calcext:value-type="float">
            <text:p>1505.29</text:p>
          </table:table-cell>
          <table:table-cell office:value-type="float" office:value="1818.96" calcext:value-type="float">
            <text:p>1818.96</text:p>
          </table:table-cell>
        </table:table-row>
        <table:table-row table:style-name="ro1">
          <table:table-cell office:value-type="float" office:value="22655827" calcext:value-type="float">
            <text:p>22655827</text:p>
          </table:table-cell>
          <table:table-cell table:formula="of:=[.A1418]/1000/(60*60*24)" office:value-type="time" office:time-value="PT06H17M35.827S" calcext:value-type="time">
            <text:p>06:17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06.33" calcext:value-type="float">
            <text:p>1506.33</text:p>
          </table:table-cell>
          <table:table-cell office:value-type="float" office:value="1820.19" calcext:value-type="float">
            <text:p>1820.19</text:p>
          </table:table-cell>
        </table:table-row>
        <table:table-row table:style-name="ro1">
          <table:table-cell office:value-type="float" office:value="22671827" calcext:value-type="float">
            <text:p>22671827</text:p>
          </table:table-cell>
          <table:table-cell table:formula="of:=[.A1419]/1000/(60*60*24)" office:value-type="time" office:time-value="PT06H17M51.827S" calcext:value-type="time">
            <text:p>06:1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07.37" calcext:value-type="float">
            <text:p>1507.37</text:p>
          </table:table-cell>
          <table:table-cell office:value-type="float" office:value="1821.41" calcext:value-type="float">
            <text:p>1821.41</text:p>
          </table:table-cell>
        </table:table-row>
        <table:table-row table:style-name="ro1">
          <table:table-cell office:value-type="float" office:value="22687827" calcext:value-type="float">
            <text:p>22687827</text:p>
          </table:table-cell>
          <table:table-cell table:formula="of:=[.A1420]/1000/(60*60*24)" office:value-type="time" office:time-value="PT06H18M07.827S" calcext:value-type="time">
            <text:p>06:1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08.41" calcext:value-type="float">
            <text:p>1508.41</text:p>
          </table:table-cell>
          <table:table-cell office:value-type="float" office:value="1822.64" calcext:value-type="float">
            <text:p>1822.64</text:p>
          </table:table-cell>
        </table:table-row>
        <table:table-row table:style-name="ro1">
          <table:table-cell office:value-type="float" office:value="22703827" calcext:value-type="float">
            <text:p>22703827</text:p>
          </table:table-cell>
          <table:table-cell table:formula="of:=[.A1421]/1000/(60*60*24)" office:value-type="time" office:time-value="PT06H18M23.827S" calcext:value-type="time">
            <text:p>06:18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09.45" calcext:value-type="float">
            <text:p>1509.45</text:p>
          </table:table-cell>
          <table:table-cell office:value-type="float" office:value="1823.87" calcext:value-type="float">
            <text:p>1823.87</text:p>
          </table:table-cell>
        </table:table-row>
        <table:table-row table:style-name="ro1">
          <table:table-cell office:value-type="float" office:value="22719827" calcext:value-type="float">
            <text:p>22719827</text:p>
          </table:table-cell>
          <table:table-cell table:formula="of:=[.A1422]/1000/(60*60*24)" office:value-type="time" office:time-value="PT06H18M39.827S" calcext:value-type="time">
            <text:p>06:1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10.49" calcext:value-type="float">
            <text:p>1510.49</text:p>
          </table:table-cell>
          <table:table-cell office:value-type="float" office:value="1825.09" calcext:value-type="float">
            <text:p>1825.09</text:p>
          </table:table-cell>
        </table:table-row>
        <table:table-row table:style-name="ro1">
          <table:table-cell office:value-type="float" office:value="22735827" calcext:value-type="float">
            <text:p>22735827</text:p>
          </table:table-cell>
          <table:table-cell table:formula="of:=[.A1423]/1000/(60*60*24)" office:value-type="time" office:time-value="PT06H18M55.827S" calcext:value-type="time">
            <text:p>06:18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11.53" calcext:value-type="float">
            <text:p>1511.53</text:p>
          </table:table-cell>
          <table:table-cell office:value-type="float" office:value="1826.32" calcext:value-type="float">
            <text:p>1826.32</text:p>
          </table:table-cell>
        </table:table-row>
        <table:table-row table:style-name="ro1">
          <table:table-cell office:value-type="float" office:value="22751827" calcext:value-type="float">
            <text:p>22751827</text:p>
          </table:table-cell>
          <table:table-cell table:formula="of:=[.A1424]/1000/(60*60*24)" office:value-type="time" office:time-value="PT06H19M11.827S" calcext:value-type="time">
            <text:p>06:1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12.57" calcext:value-type="float">
            <text:p>1512.57</text:p>
          </table:table-cell>
          <table:table-cell office:value-type="float" office:value="1827.55" calcext:value-type="float">
            <text:p>1827.55</text:p>
          </table:table-cell>
        </table:table-row>
        <table:table-row table:style-name="ro1">
          <table:table-cell office:value-type="float" office:value="22767827" calcext:value-type="float">
            <text:p>22767827</text:p>
          </table:table-cell>
          <table:table-cell table:formula="of:=[.A1425]/1000/(60*60*24)" office:value-type="time" office:time-value="PT06H19M27.827S" calcext:value-type="time">
            <text:p>06:19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13.61" calcext:value-type="float">
            <text:p>1513.61</text:p>
          </table:table-cell>
          <table:table-cell office:value-type="float" office:value="1828.77" calcext:value-type="float">
            <text:p>1828.77</text:p>
          </table:table-cell>
        </table:table-row>
        <table:table-row table:style-name="ro1">
          <table:table-cell office:value-type="float" office:value="22783827" calcext:value-type="float">
            <text:p>22783827</text:p>
          </table:table-cell>
          <table:table-cell table:formula="of:=[.A1426]/1000/(60*60*24)" office:value-type="time" office:time-value="PT06H19M43.827S" calcext:value-type="time">
            <text:p>06:1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14.65" calcext:value-type="float">
            <text:p>1514.65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22799827" calcext:value-type="float">
            <text:p>22799827</text:p>
          </table:table-cell>
          <table:table-cell table:formula="of:=[.A1427]/1000/(60*60*24)" office:value-type="time" office:time-value="PT06H19M59.827S" calcext:value-type="time">
            <text:p>06:20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15.69" calcext:value-type="float">
            <text:p>1515.69</text:p>
          </table:table-cell>
          <table:table-cell office:value-type="float" office:value="1831.23" calcext:value-type="float">
            <text:p>1831.23</text:p>
          </table:table-cell>
        </table:table-row>
        <table:table-row table:style-name="ro1">
          <table:table-cell office:value-type="float" office:value="22815827" calcext:value-type="float">
            <text:p>22815827</text:p>
          </table:table-cell>
          <table:table-cell table:formula="of:=[.A1428]/1000/(60*60*24)" office:value-type="time" office:time-value="PT06H20M15.827S" calcext:value-type="time">
            <text:p>06:20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516.72" calcext:value-type="float">
            <text:p>1516.72</text:p>
          </table:table-cell>
          <table:table-cell office:value-type="float" office:value="1832.45" calcext:value-type="float">
            <text:p>1832.45</text:p>
          </table:table-cell>
        </table:table-row>
        <table:table-row table:style-name="ro1">
          <table:table-cell office:value-type="float" office:value="22831827" calcext:value-type="float">
            <text:p>22831827</text:p>
          </table:table-cell>
          <table:table-cell table:formula="of:=[.A1429]/1000/(60*60*24)" office:value-type="time" office:time-value="PT06H20M31.827S" calcext:value-type="time">
            <text:p>06:20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17.76" calcext:value-type="float">
            <text:p>1517.76</text:p>
          </table:table-cell>
          <table:table-cell office:value-type="float" office:value="1833.68" calcext:value-type="float">
            <text:p>1833.68</text:p>
          </table:table-cell>
        </table:table-row>
        <table:table-row table:style-name="ro1">
          <table:table-cell office:value-type="float" office:value="22847827" calcext:value-type="float">
            <text:p>22847827</text:p>
          </table:table-cell>
          <table:table-cell table:formula="of:=[.A1430]/1000/(60*60*24)" office:value-type="time" office:time-value="PT06H20M47.827S" calcext:value-type="time">
            <text:p>06:20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18.8" calcext:value-type="float">
            <text:p>1518.8</text:p>
          </table:table-cell>
          <table:table-cell office:value-type="float" office:value="1834.91" calcext:value-type="float">
            <text:p>1834.91</text:p>
          </table:table-cell>
        </table:table-row>
        <table:table-row table:style-name="ro1">
          <table:table-cell office:value-type="float" office:value="22863827" calcext:value-type="float">
            <text:p>22863827</text:p>
          </table:table-cell>
          <table:table-cell table:formula="of:=[.A1431]/1000/(60*60*24)" office:value-type="time" office:time-value="PT06H21M03.827S" calcext:value-type="time">
            <text:p>06:2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19.84" calcext:value-type="float">
            <text:p>1519.84</text:p>
          </table:table-cell>
          <table:table-cell office:value-type="float" office:value="1836.13" calcext:value-type="float">
            <text:p>1836.13</text:p>
          </table:table-cell>
        </table:table-row>
        <table:table-row table:style-name="ro1">
          <table:table-cell office:value-type="float" office:value="22879827" calcext:value-type="float">
            <text:p>22879827</text:p>
          </table:table-cell>
          <table:table-cell table:formula="of:=[.A1432]/1000/(60*60*24)" office:value-type="time" office:time-value="PT06H21M19.827S" calcext:value-type="time">
            <text:p>06:21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20.88" calcext:value-type="float">
            <text:p>1520.88</text:p>
          </table:table-cell>
          <table:table-cell office:value-type="float" office:value="1837.36" calcext:value-type="float">
            <text:p>1837.36</text:p>
          </table:table-cell>
        </table:table-row>
        <table:table-row table:style-name="ro1">
          <table:table-cell office:value-type="float" office:value="22895827" calcext:value-type="float">
            <text:p>22895827</text:p>
          </table:table-cell>
          <table:table-cell table:formula="of:=[.A1433]/1000/(60*60*24)" office:value-type="time" office:time-value="PT06H21M35.827S" calcext:value-type="time">
            <text:p>06:21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21.92" calcext:value-type="float">
            <text:p>1521.92</text:p>
          </table:table-cell>
          <table:table-cell office:value-type="float" office:value="1838.58" calcext:value-type="float">
            <text:p>1838.58</text:p>
          </table:table-cell>
        </table:table-row>
        <table:table-row table:style-name="ro1">
          <table:table-cell office:value-type="float" office:value="22911827" calcext:value-type="float">
            <text:p>22911827</text:p>
          </table:table-cell>
          <table:table-cell table:formula="of:=[.A1434]/1000/(60*60*24)" office:value-type="time" office:time-value="PT06H21M51.827S" calcext:value-type="time">
            <text:p>06:21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22.96" calcext:value-type="float">
            <text:p>1522.96</text:p>
          </table:table-cell>
          <table:table-cell office:value-type="float" office:value="1839.81" calcext:value-type="float">
            <text:p>1839.81</text:p>
          </table:table-cell>
        </table:table-row>
        <table:table-row table:style-name="ro1">
          <table:table-cell office:value-type="float" office:value="22927827" calcext:value-type="float">
            <text:p>22927827</text:p>
          </table:table-cell>
          <table:table-cell table:formula="of:=[.A1435]/1000/(60*60*24)" office:value-type="time" office:time-value="PT06H22M07.827S" calcext:value-type="time">
            <text:p>06:22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24" calcext:value-type="float">
            <text:p>1524</text:p>
          </table:table-cell>
          <table:table-cell office:value-type="float" office:value="1841.04" calcext:value-type="float">
            <text:p>1841.04</text:p>
          </table:table-cell>
        </table:table-row>
        <table:table-row table:style-name="ro1">
          <table:table-cell office:value-type="float" office:value="22943827" calcext:value-type="float">
            <text:p>22943827</text:p>
          </table:table-cell>
          <table:table-cell table:formula="of:=[.A1436]/1000/(60*60*24)" office:value-type="time" office:time-value="PT06H22M23.827S" calcext:value-type="time">
            <text:p>06:22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25.04" calcext:value-type="float">
            <text:p>1525.04</text:p>
          </table:table-cell>
          <table:table-cell office:value-type="float" office:value="1842.26" calcext:value-type="float">
            <text:p>1842.26</text:p>
          </table:table-cell>
        </table:table-row>
        <table:table-row table:style-name="ro1">
          <table:table-cell office:value-type="float" office:value="22959827" calcext:value-type="float">
            <text:p>22959827</text:p>
          </table:table-cell>
          <table:table-cell table:formula="of:=[.A1437]/1000/(60*60*24)" office:value-type="time" office:time-value="PT06H22M39.827S" calcext:value-type="time">
            <text:p>06:22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26.08" calcext:value-type="float">
            <text:p>1526.08</text:p>
          </table:table-cell>
          <table:table-cell office:value-type="float" office:value="1843.49" calcext:value-type="float">
            <text:p>1843.49</text:p>
          </table:table-cell>
        </table:table-row>
        <table:table-row table:style-name="ro1">
          <table:table-cell office:value-type="float" office:value="22975827" calcext:value-type="float">
            <text:p>22975827</text:p>
          </table:table-cell>
          <table:table-cell table:formula="of:=[.A1438]/1000/(60*60*24)" office:value-type="time" office:time-value="PT06H22M55.827S" calcext:value-type="time">
            <text:p>06:22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27.12" calcext:value-type="float">
            <text:p>1527.12</text:p>
          </table:table-cell>
          <table:table-cell office:value-type="float" office:value="1844.72" calcext:value-type="float">
            <text:p>1844.72</text:p>
          </table:table-cell>
        </table:table-row>
        <table:table-row table:style-name="ro1">
          <table:table-cell office:value-type="float" office:value="22991827" calcext:value-type="float">
            <text:p>22991827</text:p>
          </table:table-cell>
          <table:table-cell table:formula="of:=[.A1439]/1000/(60*60*24)" office:value-type="time" office:time-value="PT06H23M11.827S" calcext:value-type="time">
            <text:p>06:2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28.16" calcext:value-type="float">
            <text:p>1528.16</text:p>
          </table:table-cell>
          <table:table-cell office:value-type="float" office:value="1845.94" calcext:value-type="float">
            <text:p>1845.94</text:p>
          </table:table-cell>
        </table:table-row>
        <table:table-row table:style-name="ro1">
          <table:table-cell office:value-type="float" office:value="23007827" calcext:value-type="float">
            <text:p>23007827</text:p>
          </table:table-cell>
          <table:table-cell table:formula="of:=[.A1440]/1000/(60*60*24)" office:value-type="time" office:time-value="PT06H23M27.827S" calcext:value-type="time">
            <text:p>06:23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29.2" calcext:value-type="float">
            <text:p>1529.2</text:p>
          </table:table-cell>
          <table:table-cell office:value-type="float" office:value="1847.17" calcext:value-type="float">
            <text:p>1847.17</text:p>
          </table:table-cell>
        </table:table-row>
        <table:table-row table:style-name="ro1">
          <table:table-cell office:value-type="float" office:value="23023827" calcext:value-type="float">
            <text:p>23023827</text:p>
          </table:table-cell>
          <table:table-cell table:formula="of:=[.A1441]/1000/(60*60*24)" office:value-type="time" office:time-value="PT06H23M43.827S" calcext:value-type="time">
            <text:p>06:23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30.24" calcext:value-type="float">
            <text:p>1530.24</text:p>
          </table:table-cell>
          <table:table-cell office:value-type="float" office:value="1848.39" calcext:value-type="float">
            <text:p>1848.39</text:p>
          </table:table-cell>
        </table:table-row>
        <table:table-row table:style-name="ro1">
          <table:table-cell office:value-type="float" office:value="23039827" calcext:value-type="float">
            <text:p>23039827</text:p>
          </table:table-cell>
          <table:table-cell table:formula="of:=[.A1442]/1000/(60*60*24)" office:value-type="time" office:time-value="PT06H23M59.827S" calcext:value-type="time">
            <text:p>06:24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31.27" calcext:value-type="float">
            <text:p>1531.27</text:p>
          </table:table-cell>
          <table:table-cell office:value-type="float" office:value="1849.62" calcext:value-type="float">
            <text:p>1849.62</text:p>
          </table:table-cell>
        </table:table-row>
        <table:table-row table:style-name="ro1">
          <table:table-cell office:value-type="float" office:value="23055827" calcext:value-type="float">
            <text:p>23055827</text:p>
          </table:table-cell>
          <table:table-cell table:formula="of:=[.A1443]/1000/(60*60*24)" office:value-type="time" office:time-value="PT06H24M15.827S" calcext:value-type="time">
            <text:p>06:24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32.31" calcext:value-type="float">
            <text:p>1532.31</text:p>
          </table:table-cell>
          <table:table-cell office:value-type="float" office:value="1850.85" calcext:value-type="float">
            <text:p>1850.85</text:p>
          </table:table-cell>
        </table:table-row>
        <table:table-row table:style-name="ro1">
          <table:table-cell office:value-type="float" office:value="23071827" calcext:value-type="float">
            <text:p>23071827</text:p>
          </table:table-cell>
          <table:table-cell table:formula="of:=[.A1444]/1000/(60*60*24)" office:value-type="time" office:time-value="PT06H24M31.827S" calcext:value-type="time">
            <text:p>06:24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33.35" calcext:value-type="float">
            <text:p>1533.35</text:p>
          </table:table-cell>
          <table:table-cell office:value-type="float" office:value="1852.07" calcext:value-type="float">
            <text:p>1852.07</text:p>
          </table:table-cell>
        </table:table-row>
        <table:table-row table:style-name="ro1">
          <table:table-cell office:value-type="float" office:value="23087827" calcext:value-type="float">
            <text:p>23087827</text:p>
          </table:table-cell>
          <table:table-cell table:formula="of:=[.A1445]/1000/(60*60*24)" office:value-type="time" office:time-value="PT06H24M47.827S" calcext:value-type="time">
            <text:p>06:24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34.39" calcext:value-type="float">
            <text:p>1534.39</text:p>
          </table:table-cell>
          <table:table-cell office:value-type="float" office:value="1853.3" calcext:value-type="float">
            <text:p>1853.3</text:p>
          </table:table-cell>
        </table:table-row>
        <table:table-row table:style-name="ro1">
          <table:table-cell office:value-type="float" office:value="23103827" calcext:value-type="float">
            <text:p>23103827</text:p>
          </table:table-cell>
          <table:table-cell table:formula="of:=[.A1446]/1000/(60*60*24)" office:value-type="time" office:time-value="PT06H25M03.827S" calcext:value-type="time">
            <text:p>06:25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535.43" calcext:value-type="float">
            <text:p>1535.43</text:p>
          </table:table-cell>
          <table:table-cell office:value-type="float" office:value="1854.52" calcext:value-type="float">
            <text:p>1854.52</text:p>
          </table:table-cell>
        </table:table-row>
        <table:table-row table:style-name="ro1">
          <table:table-cell office:value-type="float" office:value="23119827" calcext:value-type="float">
            <text:p>23119827</text:p>
          </table:table-cell>
          <table:table-cell table:formula="of:=[.A1447]/1000/(60*60*24)" office:value-type="time" office:time-value="PT06H25M19.827S" calcext:value-type="time">
            <text:p>06:25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36.47" calcext:value-type="float">
            <text:p>1536.47</text:p>
          </table:table-cell>
          <table:table-cell office:value-type="float" office:value="1855.75" calcext:value-type="float">
            <text:p>1855.75</text:p>
          </table:table-cell>
        </table:table-row>
        <table:table-row table:style-name="ro1">
          <table:table-cell office:value-type="float" office:value="23135827" calcext:value-type="float">
            <text:p>23135827</text:p>
          </table:table-cell>
          <table:table-cell table:formula="of:=[.A1448]/1000/(60*60*24)" office:value-type="time" office:time-value="PT06H25M35.827S" calcext:value-type="time">
            <text:p>06:25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37.51" calcext:value-type="float">
            <text:p>1537.51</text:p>
          </table:table-cell>
          <table:table-cell office:value-type="float" office:value="1856.98" calcext:value-type="float">
            <text:p>1856.98</text:p>
          </table:table-cell>
        </table:table-row>
        <table:table-row table:style-name="ro1">
          <table:table-cell office:value-type="float" office:value="23151827" calcext:value-type="float">
            <text:p>23151827</text:p>
          </table:table-cell>
          <table:table-cell table:formula="of:=[.A1449]/1000/(60*60*24)" office:value-type="time" office:time-value="PT06H25M51.827S" calcext:value-type="time">
            <text:p>06:25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38.55" calcext:value-type="float">
            <text:p>1538.55</text:p>
          </table:table-cell>
          <table:table-cell office:value-type="float" office:value="1858.2" calcext:value-type="float">
            <text:p>1858.2</text:p>
          </table:table-cell>
        </table:table-row>
        <table:table-row table:style-name="ro1">
          <table:table-cell office:value-type="float" office:value="23167827" calcext:value-type="float">
            <text:p>23167827</text:p>
          </table:table-cell>
          <table:table-cell table:formula="of:=[.A1450]/1000/(60*60*24)" office:value-type="time" office:time-value="PT06H26M07.827S" calcext:value-type="time">
            <text:p>06:26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39.59" calcext:value-type="float">
            <text:p>1539.59</text:p>
          </table:table-cell>
          <table:table-cell office:value-type="float" office:value="1859.42" calcext:value-type="float">
            <text:p>1859.42</text:p>
          </table:table-cell>
        </table:table-row>
        <table:table-row table:style-name="ro1">
          <table:table-cell office:value-type="float" office:value="23183827" calcext:value-type="float">
            <text:p>23183827</text:p>
          </table:table-cell>
          <table:table-cell table:formula="of:=[.A1451]/1000/(60*60*24)" office:value-type="time" office:time-value="PT06H26M23.827S" calcext:value-type="time">
            <text:p>06:26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40.63" calcext:value-type="float">
            <text:p>1540.63</text:p>
          </table:table-cell>
          <table:table-cell office:value-type="float" office:value="1860.65" calcext:value-type="float">
            <text:p>1860.65</text:p>
          </table:table-cell>
        </table:table-row>
        <table:table-row table:style-name="ro1">
          <table:table-cell office:value-type="float" office:value="23199827" calcext:value-type="float">
            <text:p>23199827</text:p>
          </table:table-cell>
          <table:table-cell table:formula="of:=[.A1452]/1000/(60*60*24)" office:value-type="time" office:time-value="PT06H26M39.827S" calcext:value-type="time">
            <text:p>06:26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541.67" calcext:value-type="float">
            <text:p>1541.67</text:p>
          </table:table-cell>
          <table:table-cell office:value-type="float" office:value="1861.88" calcext:value-type="float">
            <text:p>1861.88</text:p>
          </table:table-cell>
        </table:table-row>
        <table:table-row table:style-name="ro1">
          <table:table-cell office:value-type="float" office:value="23215827" calcext:value-type="float">
            <text:p>23215827</text:p>
          </table:table-cell>
          <table:table-cell table:formula="of:=[.A1453]/1000/(60*60*24)" office:value-type="time" office:time-value="PT06H26M55.827S" calcext:value-type="time">
            <text:p>06:26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42.71" calcext:value-type="float">
            <text:p>1542.71</text:p>
          </table:table-cell>
          <table:table-cell office:value-type="float" office:value="1863.1" calcext:value-type="float">
            <text:p>1863.1</text:p>
          </table:table-cell>
        </table:table-row>
        <table:table-row table:style-name="ro1">
          <table:table-cell office:value-type="float" office:value="23231827" calcext:value-type="float">
            <text:p>23231827</text:p>
          </table:table-cell>
          <table:table-cell table:formula="of:=[.A1454]/1000/(60*60*24)" office:value-type="time" office:time-value="PT06H27M11.827S" calcext:value-type="time">
            <text:p>06:27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543.75" calcext:value-type="float">
            <text:p>1543.75</text:p>
          </table:table-cell>
          <table:table-cell office:value-type="float" office:value="1864.32" calcext:value-type="float">
            <text:p>1864.32</text:p>
          </table:table-cell>
        </table:table-row>
        <table:table-row table:style-name="ro1">
          <table:table-cell office:value-type="float" office:value="23247827" calcext:value-type="float">
            <text:p>23247827</text:p>
          </table:table-cell>
          <table:table-cell table:formula="of:=[.A1455]/1000/(60*60*24)" office:value-type="time" office:time-value="PT06H27M27.827S" calcext:value-type="time">
            <text:p>06:27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44.78" calcext:value-type="float">
            <text:p>1544.78</text:p>
          </table:table-cell>
          <table:table-cell office:value-type="float" office:value="1865.55" calcext:value-type="float">
            <text:p>1865.55</text:p>
          </table:table-cell>
        </table:table-row>
        <table:table-row table:style-name="ro1">
          <table:table-cell office:value-type="float" office:value="23263827" calcext:value-type="float">
            <text:p>23263827</text:p>
          </table:table-cell>
          <table:table-cell table:formula="of:=[.A1456]/1000/(60*60*24)" office:value-type="time" office:time-value="PT06H27M43.827S" calcext:value-type="time">
            <text:p>06:27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45.82" calcext:value-type="float">
            <text:p>1545.82</text:p>
          </table:table-cell>
          <table:table-cell office:value-type="float" office:value="1866.78" calcext:value-type="float">
            <text:p>1866.78</text:p>
          </table:table-cell>
        </table:table-row>
        <table:table-row table:style-name="ro1">
          <table:table-cell office:value-type="float" office:value="23279827" calcext:value-type="float">
            <text:p>23279827</text:p>
          </table:table-cell>
          <table:table-cell table:formula="of:=[.A1457]/1000/(60*60*24)" office:value-type="time" office:time-value="PT06H27M59.827S" calcext:value-type="time">
            <text:p>06:28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46.86" calcext:value-type="float">
            <text:p>1546.86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23295827" calcext:value-type="float">
            <text:p>23295827</text:p>
          </table:table-cell>
          <table:table-cell table:formula="of:=[.A1458]/1000/(60*60*24)" office:value-type="time" office:time-value="PT06H28M15.827S" calcext:value-type="time">
            <text:p>06:28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47.9" calcext:value-type="float">
            <text:p>1547.9</text:p>
          </table:table-cell>
          <table:table-cell office:value-type="float" office:value="1869.23" calcext:value-type="float">
            <text:p>1869.23</text:p>
          </table:table-cell>
        </table:table-row>
        <table:table-row table:style-name="ro1">
          <table:table-cell office:value-type="float" office:value="23311827" calcext:value-type="float">
            <text:p>23311827</text:p>
          </table:table-cell>
          <table:table-cell table:formula="of:=[.A1459]/1000/(60*60*24)" office:value-type="time" office:time-value="PT06H28M31.827S" calcext:value-type="time">
            <text:p>06:2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48.94" calcext:value-type="float">
            <text:p>1548.94</text:p>
          </table:table-cell>
          <table:table-cell office:value-type="float" office:value="1870.45" calcext:value-type="float">
            <text:p>1870.45</text:p>
          </table:table-cell>
        </table:table-row>
        <table:table-row table:style-name="ro1">
          <table:table-cell office:value-type="float" office:value="23327826" calcext:value-type="float">
            <text:p>23327826</text:p>
          </table:table-cell>
          <table:table-cell table:formula="of:=[.A1460]/1000/(60*60*24)" office:value-type="time" office:time-value="PT06H28M47.826S" calcext:value-type="time">
            <text:p>06:28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49.98" calcext:value-type="float">
            <text:p>1549.98</text:p>
          </table:table-cell>
          <table:table-cell office:value-type="float" office:value="1871.67" calcext:value-type="float">
            <text:p>1871.67</text:p>
          </table:table-cell>
        </table:table-row>
        <table:table-row table:style-name="ro1">
          <table:table-cell office:value-type="float" office:value="23343827" calcext:value-type="float">
            <text:p>23343827</text:p>
          </table:table-cell>
          <table:table-cell table:formula="of:=[.A1461]/1000/(60*60*24)" office:value-type="time" office:time-value="PT06H29M03.827S" calcext:value-type="time">
            <text:p>06:29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51.02" calcext:value-type="float">
            <text:p>1551.02</text:p>
          </table:table-cell>
          <table:table-cell office:value-type="float" office:value="1872.9" calcext:value-type="float">
            <text:p>1872.9</text:p>
          </table:table-cell>
        </table:table-row>
        <table:table-row table:style-name="ro1">
          <table:table-cell office:value-type="float" office:value="23359827" calcext:value-type="float">
            <text:p>23359827</text:p>
          </table:table-cell>
          <table:table-cell table:formula="of:=[.A1462]/1000/(60*60*24)" office:value-type="time" office:time-value="PT06H29M19.827S" calcext:value-type="time">
            <text:p>06:29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52.06" calcext:value-type="float">
            <text:p>1552.06</text:p>
          </table:table-cell>
          <table:table-cell office:value-type="float" office:value="1874.12" calcext:value-type="float">
            <text:p>1874.12</text:p>
          </table:table-cell>
        </table:table-row>
        <table:table-row table:style-name="ro1">
          <table:table-cell office:value-type="float" office:value="23375827" calcext:value-type="float">
            <text:p>23375827</text:p>
          </table:table-cell>
          <table:table-cell table:formula="of:=[.A1463]/1000/(60*60*24)" office:value-type="time" office:time-value="PT06H29M35.827S" calcext:value-type="time">
            <text:p>06:29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53.1" calcext:value-type="float">
            <text:p>1553.1</text:p>
          </table:table-cell>
          <table:table-cell office:value-type="float" office:value="1875.35" calcext:value-type="float">
            <text:p>1875.35</text:p>
          </table:table-cell>
        </table:table-row>
        <table:table-row table:style-name="ro1">
          <table:table-cell office:value-type="float" office:value="23391827" calcext:value-type="float">
            <text:p>23391827</text:p>
          </table:table-cell>
          <table:table-cell table:formula="of:=[.A1464]/1000/(60*60*24)" office:value-type="time" office:time-value="PT06H29M51.827S" calcext:value-type="time">
            <text:p>06:29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54.14" calcext:value-type="float">
            <text:p>1554.14</text:p>
          </table:table-cell>
          <table:table-cell office:value-type="float" office:value="1876.57" calcext:value-type="float">
            <text:p>1876.57</text:p>
          </table:table-cell>
        </table:table-row>
        <table:table-row table:style-name="ro1">
          <table:table-cell office:value-type="float" office:value="23407827" calcext:value-type="float">
            <text:p>23407827</text:p>
          </table:table-cell>
          <table:table-cell table:formula="of:=[.A1465]/1000/(60*60*24)" office:value-type="time" office:time-value="PT06H30M07.827S" calcext:value-type="time">
            <text:p>06:30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55.18" calcext:value-type="float">
            <text:p>1555.18</text:p>
          </table:table-cell>
          <table:table-cell office:value-type="float" office:value="1877.8" calcext:value-type="float">
            <text:p>1877.8</text:p>
          </table:table-cell>
        </table:table-row>
        <table:table-row table:style-name="ro1">
          <table:table-cell office:value-type="float" office:value="23423827" calcext:value-type="float">
            <text:p>23423827</text:p>
          </table:table-cell>
          <table:table-cell table:formula="of:=[.A1466]/1000/(60*60*24)" office:value-type="time" office:time-value="PT06H30M23.827S" calcext:value-type="time">
            <text:p>06:3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56.22" calcext:value-type="float">
            <text:p>1556.22</text:p>
          </table:table-cell>
          <table:table-cell office:value-type="float" office:value="1879.02" calcext:value-type="float">
            <text:p>1879.02</text:p>
          </table:table-cell>
        </table:table-row>
        <table:table-row table:style-name="ro1">
          <table:table-cell office:value-type="float" office:value="23439827" calcext:value-type="float">
            <text:p>23439827</text:p>
          </table:table-cell>
          <table:table-cell table:formula="of:=[.A1467]/1000/(60*60*24)" office:value-type="time" office:time-value="PT06H30M39.827S" calcext:value-type="time">
            <text:p>06:3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557.25" calcext:value-type="float">
            <text:p>1557.25</text:p>
          </table:table-cell>
          <table:table-cell office:value-type="float" office:value="1880.24" calcext:value-type="float">
            <text:p>1880.24</text:p>
          </table:table-cell>
        </table:table-row>
        <table:table-row table:style-name="ro1">
          <table:table-cell office:value-type="float" office:value="23455827" calcext:value-type="float">
            <text:p>23455827</text:p>
          </table:table-cell>
          <table:table-cell table:formula="of:=[.A1468]/1000/(60*60*24)" office:value-type="time" office:time-value="PT06H30M55.827S" calcext:value-type="time">
            <text:p>06:30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58.29" calcext:value-type="float">
            <text:p>1558.29</text:p>
          </table:table-cell>
          <table:table-cell office:value-type="float" office:value="1881.47" calcext:value-type="float">
            <text:p>1881.47</text:p>
          </table:table-cell>
        </table:table-row>
        <table:table-row table:style-name="ro1">
          <table:table-cell office:value-type="float" office:value="23471827" calcext:value-type="float">
            <text:p>23471827</text:p>
          </table:table-cell>
          <table:table-cell table:formula="of:=[.A1469]/1000/(60*60*24)" office:value-type="time" office:time-value="PT06H31M11.827S" calcext:value-type="time">
            <text:p>06:3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59.33" calcext:value-type="float">
            <text:p>1559.33</text:p>
          </table:table-cell>
          <table:table-cell office:value-type="float" office:value="1882.69" calcext:value-type="float">
            <text:p>1882.69</text:p>
          </table:table-cell>
        </table:table-row>
        <table:table-row table:style-name="ro1">
          <table:table-cell office:value-type="float" office:value="23487827" calcext:value-type="float">
            <text:p>23487827</text:p>
          </table:table-cell>
          <table:table-cell table:formula="of:=[.A1470]/1000/(60*60*24)" office:value-type="time" office:time-value="PT06H31M27.827S" calcext:value-type="time">
            <text:p>06:31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60.37" calcext:value-type="float">
            <text:p>1560.37</text:p>
          </table:table-cell>
          <table:table-cell office:value-type="float" office:value="1883.92" calcext:value-type="float">
            <text:p>1883.92</text:p>
          </table:table-cell>
        </table:table-row>
        <table:table-row table:style-name="ro1">
          <table:table-cell office:value-type="float" office:value="23503827" calcext:value-type="float">
            <text:p>23503827</text:p>
          </table:table-cell>
          <table:table-cell table:formula="of:=[.A1471]/1000/(60*60*24)" office:value-type="time" office:time-value="PT06H31M43.827S" calcext:value-type="time">
            <text:p>06:3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61.41" calcext:value-type="float">
            <text:p>1561.41</text:p>
          </table:table-cell>
          <table:table-cell office:value-type="float" office:value="1885.14" calcext:value-type="float">
            <text:p>1885.14</text:p>
          </table:table-cell>
        </table:table-row>
        <table:table-row table:style-name="ro1">
          <table:table-cell office:value-type="float" office:value="23519827" calcext:value-type="float">
            <text:p>23519827</text:p>
          </table:table-cell>
          <table:table-cell table:formula="of:=[.A1472]/1000/(60*60*24)" office:value-type="time" office:time-value="PT06H31M59.827S" calcext:value-type="time">
            <text:p>06:32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562.45" calcext:value-type="float">
            <text:p>1562.45</text:p>
          </table:table-cell>
          <table:table-cell office:value-type="float" office:value="1886.37" calcext:value-type="float">
            <text:p>1886.37</text:p>
          </table:table-cell>
        </table:table-row>
        <table:table-row table:style-name="ro1">
          <table:table-cell office:value-type="float" office:value="23535827" calcext:value-type="float">
            <text:p>23535827</text:p>
          </table:table-cell>
          <table:table-cell table:formula="of:=[.A1473]/1000/(60*60*24)" office:value-type="time" office:time-value="PT06H32M15.827S" calcext:value-type="time">
            <text:p>06:32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63.49" calcext:value-type="float">
            <text:p>1563.49</text:p>
          </table:table-cell>
          <table:table-cell office:value-type="float" office:value="1887.59" calcext:value-type="float">
            <text:p>1887.59</text:p>
          </table:table-cell>
        </table:table-row>
        <table:table-row table:style-name="ro1">
          <table:table-cell office:value-type="float" office:value="23551827" calcext:value-type="float">
            <text:p>23551827</text:p>
          </table:table-cell>
          <table:table-cell table:formula="of:=[.A1474]/1000/(60*60*24)" office:value-type="time" office:time-value="PT06H32M31.827S" calcext:value-type="time">
            <text:p>06:32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564.53" calcext:value-type="float">
            <text:p>1564.53</text:p>
          </table:table-cell>
          <table:table-cell office:value-type="float" office:value="1888.82" calcext:value-type="float">
            <text:p>1888.82</text:p>
          </table:table-cell>
        </table:table-row>
        <table:table-row table:style-name="ro1">
          <table:table-cell office:value-type="float" office:value="23567827" calcext:value-type="float">
            <text:p>23567827</text:p>
          </table:table-cell>
          <table:table-cell table:formula="of:=[.A1475]/1000/(60*60*24)" office:value-type="time" office:time-value="PT06H32M47.827S" calcext:value-type="time">
            <text:p>06:3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65.56" calcext:value-type="float">
            <text:p>1565.56</text:p>
          </table:table-cell>
          <table:table-cell office:value-type="float" office:value="1890.04" calcext:value-type="float">
            <text:p>1890.04</text:p>
          </table:table-cell>
        </table:table-row>
        <table:table-row table:style-name="ro1">
          <table:table-cell office:value-type="float" office:value="23583827" calcext:value-type="float">
            <text:p>23583827</text:p>
          </table:table-cell>
          <table:table-cell table:formula="of:=[.A1476]/1000/(60*60*24)" office:value-type="time" office:time-value="PT06H33M03.827S" calcext:value-type="time">
            <text:p>06:3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66.6" calcext:value-type="float">
            <text:p>1566.6</text:p>
          </table:table-cell>
          <table:table-cell office:value-type="float" office:value="1891.27" calcext:value-type="float">
            <text:p>1891.27</text:p>
          </table:table-cell>
        </table:table-row>
        <table:table-row table:style-name="ro1">
          <table:table-cell office:value-type="float" office:value="23599827" calcext:value-type="float">
            <text:p>23599827</text:p>
          </table:table-cell>
          <table:table-cell table:formula="of:=[.A1477]/1000/(60*60*24)" office:value-type="time" office:time-value="PT06H33M19.827S" calcext:value-type="time">
            <text:p>06:33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567.64" calcext:value-type="float">
            <text:p>1567.64</text:p>
          </table:table-cell>
          <table:table-cell office:value-type="float" office:value="1892.49" calcext:value-type="float">
            <text:p>1892.49</text:p>
          </table:table-cell>
        </table:table-row>
        <table:table-row table:style-name="ro1">
          <table:table-cell office:value-type="float" office:value="23615827" calcext:value-type="float">
            <text:p>23615827</text:p>
          </table:table-cell>
          <table:table-cell table:formula="of:=[.A1478]/1000/(60*60*24)" office:value-type="time" office:time-value="PT06H33M35.827S" calcext:value-type="time">
            <text:p>06:3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68.68" calcext:value-type="float">
            <text:p>1568.68</text:p>
          </table:table-cell>
          <table:table-cell office:value-type="float" office:value="1893.71" calcext:value-type="float">
            <text:p>1893.71</text:p>
          </table:table-cell>
        </table:table-row>
        <table:table-row table:style-name="ro1">
          <table:table-cell office:value-type="float" office:value="23631827" calcext:value-type="float">
            <text:p>23631827</text:p>
          </table:table-cell>
          <table:table-cell table:formula="of:=[.A1479]/1000/(60*60*24)" office:value-type="time" office:time-value="PT06H33M51.827S" calcext:value-type="time">
            <text:p>06:3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569.72" calcext:value-type="float">
            <text:p>1569.72</text:p>
          </table:table-cell>
          <table:table-cell office:value-type="float" office:value="1894.94" calcext:value-type="float">
            <text:p>1894.94</text:p>
          </table:table-cell>
        </table:table-row>
        <table:table-row table:style-name="ro1">
          <table:table-cell office:value-type="float" office:value="23647827" calcext:value-type="float">
            <text:p>23647827</text:p>
          </table:table-cell>
          <table:table-cell table:formula="of:=[.A1480]/1000/(60*60*24)" office:value-type="time" office:time-value="PT06H34M07.827S" calcext:value-type="time">
            <text:p>06:3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70.76" calcext:value-type="float">
            <text:p>1570.76</text:p>
          </table:table-cell>
          <table:table-cell office:value-type="float" office:value="1896.16" calcext:value-type="float">
            <text:p>1896.16</text:p>
          </table:table-cell>
        </table:table-row>
        <table:table-row table:style-name="ro1">
          <table:table-cell office:value-type="float" office:value="23663827" calcext:value-type="float">
            <text:p>23663827</text:p>
          </table:table-cell>
          <table:table-cell table:formula="of:=[.A1481]/1000/(60*60*24)" office:value-type="time" office:time-value="PT06H34M23.827S" calcext:value-type="time">
            <text:p>06:3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71.8" calcext:value-type="float">
            <text:p>1571.8</text:p>
          </table:table-cell>
          <table:table-cell office:value-type="float" office:value="1897.38" calcext:value-type="float">
            <text:p>1897.38</text:p>
          </table:table-cell>
        </table:table-row>
        <table:table-row table:style-name="ro1">
          <table:table-cell office:value-type="float" office:value="23679827" calcext:value-type="float">
            <text:p>23679827</text:p>
          </table:table-cell>
          <table:table-cell table:formula="of:=[.A1482]/1000/(60*60*24)" office:value-type="time" office:time-value="PT06H34M39.827S" calcext:value-type="time">
            <text:p>06:34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72.84" calcext:value-type="float">
            <text:p>1572.84</text:p>
          </table:table-cell>
          <table:table-cell office:value-type="float" office:value="1898.61" calcext:value-type="float">
            <text:p>1898.61</text:p>
          </table:table-cell>
        </table:table-row>
        <table:table-row table:style-name="ro1">
          <table:table-cell office:value-type="float" office:value="23695827" calcext:value-type="float">
            <text:p>23695827</text:p>
          </table:table-cell>
          <table:table-cell table:formula="of:=[.A1483]/1000/(60*60*24)" office:value-type="time" office:time-value="PT06H34M55.827S" calcext:value-type="time">
            <text:p>06:3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73.88" calcext:value-type="float">
            <text:p>1573.88</text:p>
          </table:table-cell>
          <table:table-cell office:value-type="float" office:value="1899.83" calcext:value-type="float">
            <text:p>1899.83</text:p>
          </table:table-cell>
        </table:table-row>
        <table:table-row table:style-name="ro1">
          <table:table-cell office:value-type="float" office:value="23711827" calcext:value-type="float">
            <text:p>23711827</text:p>
          </table:table-cell>
          <table:table-cell table:formula="of:=[.A1484]/1000/(60*60*24)" office:value-type="time" office:time-value="PT06H35M11.827S" calcext:value-type="time">
            <text:p>06:3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574.91" calcext:value-type="float">
            <text:p>1574.91</text:p>
          </table:table-cell>
          <table:table-cell office:value-type="float" office:value="1901.06" calcext:value-type="float">
            <text:p>1901.06</text:p>
          </table:table-cell>
        </table:table-row>
        <table:table-row table:style-name="ro1">
          <table:table-cell office:value-type="float" office:value="23727827" calcext:value-type="float">
            <text:p>23727827</text:p>
          </table:table-cell>
          <table:table-cell table:formula="of:=[.A1485]/1000/(60*60*24)" office:value-type="time" office:time-value="PT06H35M27.827S" calcext:value-type="time">
            <text:p>06:35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575.95" calcext:value-type="float">
            <text:p>1575.95</text:p>
          </table:table-cell>
          <table:table-cell office:value-type="float" office:value="1902.28" calcext:value-type="float">
            <text:p>1902.28</text:p>
          </table:table-cell>
        </table:table-row>
        <table:table-row table:style-name="ro1">
          <table:table-cell office:value-type="float" office:value="23743827" calcext:value-type="float">
            <text:p>23743827</text:p>
          </table:table-cell>
          <table:table-cell table:formula="of:=[.A1486]/1000/(60*60*24)" office:value-type="time" office:time-value="PT06H35M43.827S" calcext:value-type="time">
            <text:p>06:3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576.99" calcext:value-type="float">
            <text:p>1576.99</text:p>
          </table:table-cell>
          <table:table-cell office:value-type="float" office:value="1903.51" calcext:value-type="float">
            <text:p>1903.51</text:p>
          </table:table-cell>
        </table:table-row>
        <table:table-row table:style-name="ro1">
          <table:table-cell office:value-type="float" office:value="23759827" calcext:value-type="float">
            <text:p>23759827</text:p>
          </table:table-cell>
          <table:table-cell table:formula="of:=[.A1487]/1000/(60*60*24)" office:value-type="time" office:time-value="PT06H35M59.827S" calcext:value-type="time">
            <text:p>06:36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7" calcext:value-type="float">
            <text:p>274.57</text:p>
          </table:table-cell>
          <table:table-cell office:value-type="float" office:value="1578.03" calcext:value-type="float">
            <text:p>1578.03</text:p>
          </table:table-cell>
          <table:table-cell office:value-type="float" office:value="1904.73" calcext:value-type="float">
            <text:p>1904.73</text:p>
          </table:table-cell>
        </table:table-row>
        <table:table-row table:style-name="ro1">
          <table:table-cell office:value-type="float" office:value="23775827" calcext:value-type="float">
            <text:p>23775827</text:p>
          </table:table-cell>
          <table:table-cell table:formula="of:=[.A1488]/1000/(60*60*24)" office:value-type="time" office:time-value="PT06H36M15.827S" calcext:value-type="time">
            <text:p>06:36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79.07" calcext:value-type="float">
            <text:p>1579.07</text:p>
          </table:table-cell>
          <table:table-cell office:value-type="float" office:value="1905.95" calcext:value-type="float">
            <text:p>1905.95</text:p>
          </table:table-cell>
        </table:table-row>
        <table:table-row table:style-name="ro1">
          <table:table-cell office:value-type="float" office:value="23791827" calcext:value-type="float">
            <text:p>23791827</text:p>
          </table:table-cell>
          <table:table-cell table:formula="of:=[.A1489]/1000/(60*60*24)" office:value-type="time" office:time-value="PT06H36M31.827S" calcext:value-type="time">
            <text:p>06:3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580.11" calcext:value-type="float">
            <text:p>1580.11</text:p>
          </table:table-cell>
          <table:table-cell office:value-type="float" office:value="1907.17" calcext:value-type="float">
            <text:p>1907.17</text:p>
          </table:table-cell>
        </table:table-row>
        <table:table-row table:style-name="ro1">
          <table:table-cell office:value-type="float" office:value="23807827" calcext:value-type="float">
            <text:p>23807827</text:p>
          </table:table-cell>
          <table:table-cell table:formula="of:=[.A1490]/1000/(60*60*24)" office:value-type="time" office:time-value="PT06H36M47.827S" calcext:value-type="time">
            <text:p>06:3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581.15" calcext:value-type="float">
            <text:p>1581.15</text:p>
          </table:table-cell>
          <table:table-cell office:value-type="float" office:value="1908.4" calcext:value-type="float">
            <text:p>1908.4</text:p>
          </table:table-cell>
        </table:table-row>
        <table:table-row table:style-name="ro1">
          <table:table-cell office:value-type="float" office:value="23823827" calcext:value-type="float">
            <text:p>23823827</text:p>
          </table:table-cell>
          <table:table-cell table:formula="of:=[.A1491]/1000/(60*60*24)" office:value-type="time" office:time-value="PT06H37M03.827S" calcext:value-type="time">
            <text:p>06:3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582.19" calcext:value-type="float">
            <text:p>1582.19</text:p>
          </table:table-cell>
          <table:table-cell office:value-type="float" office:value="1909.62" calcext:value-type="float">
            <text:p>1909.62</text:p>
          </table:table-cell>
        </table:table-row>
        <table:table-row table:style-name="ro1">
          <table:table-cell office:value-type="float" office:value="23839827" calcext:value-type="float">
            <text:p>23839827</text:p>
          </table:table-cell>
          <table:table-cell table:formula="of:=[.A1492]/1000/(60*60*24)" office:value-type="time" office:time-value="PT06H37M19.827S" calcext:value-type="time">
            <text:p>06:37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583.22" calcext:value-type="float">
            <text:p>1583.22</text:p>
          </table:table-cell>
          <table:table-cell office:value-type="float" office:value="1910.84" calcext:value-type="float">
            <text:p>1910.84</text:p>
          </table:table-cell>
        </table:table-row>
        <table:table-row table:style-name="ro1">
          <table:table-cell office:value-type="float" office:value="23855827" calcext:value-type="float">
            <text:p>23855827</text:p>
          </table:table-cell>
          <table:table-cell table:formula="of:=[.A1493]/1000/(60*60*24)" office:value-type="time" office:time-value="PT06H37M35.827S" calcext:value-type="time">
            <text:p>06:37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584.26" calcext:value-type="float">
            <text:p>1584.26</text:p>
          </table:table-cell>
          <table:table-cell office:value-type="float" office:value="1912.07" calcext:value-type="float">
            <text:p>1912.07</text:p>
          </table:table-cell>
        </table:table-row>
        <table:table-row table:style-name="ro1">
          <table:table-cell office:value-type="float" office:value="23871827" calcext:value-type="float">
            <text:p>23871827</text:p>
          </table:table-cell>
          <table:table-cell table:formula="of:=[.A1494]/1000/(60*60*24)" office:value-type="time" office:time-value="PT06H37M51.827S" calcext:value-type="time">
            <text:p>06:3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585.3" calcext:value-type="float">
            <text:p>1585.3</text:p>
          </table:table-cell>
          <table:table-cell office:value-type="float" office:value="1913.29" calcext:value-type="float">
            <text:p>1913.29</text:p>
          </table:table-cell>
        </table:table-row>
        <table:table-row table:style-name="ro1">
          <table:table-cell office:value-type="float" office:value="23887827" calcext:value-type="float">
            <text:p>23887827</text:p>
          </table:table-cell>
          <table:table-cell table:formula="of:=[.A1495]/1000/(60*60*24)" office:value-type="time" office:time-value="PT06H38M07.827S" calcext:value-type="time">
            <text:p>06:3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586.34" calcext:value-type="float">
            <text:p>1586.34</text:p>
          </table:table-cell>
          <table:table-cell office:value-type="float" office:value="1914.52" calcext:value-type="float">
            <text:p>1914.52</text:p>
          </table:table-cell>
        </table:table-row>
        <table:table-row table:style-name="ro1">
          <table:table-cell office:value-type="float" office:value="23903827" calcext:value-type="float">
            <text:p>23903827</text:p>
          </table:table-cell>
          <table:table-cell table:formula="of:=[.A1496]/1000/(60*60*24)" office:value-type="time" office:time-value="PT06H38M23.827S" calcext:value-type="time">
            <text:p>06:38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587.38" calcext:value-type="float">
            <text:p>1587.38</text:p>
          </table:table-cell>
          <table:table-cell office:value-type="float" office:value="1915.74" calcext:value-type="float">
            <text:p>1915.74</text:p>
          </table:table-cell>
        </table:table-row>
        <table:table-row table:style-name="ro1">
          <table:table-cell office:value-type="float" office:value="23919827" calcext:value-type="float">
            <text:p>23919827</text:p>
          </table:table-cell>
          <table:table-cell table:formula="of:=[.A1497]/1000/(60*60*24)" office:value-type="time" office:time-value="PT06H38M39.827S" calcext:value-type="time">
            <text:p>06:3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588.42" calcext:value-type="float">
            <text:p>1588.42</text:p>
          </table:table-cell>
          <table:table-cell office:value-type="float" office:value="1916.96" calcext:value-type="float">
            <text:p>1916.96</text:p>
          </table:table-cell>
        </table:table-row>
        <table:table-row table:style-name="ro1">
          <table:table-cell office:value-type="float" office:value="23935827" calcext:value-type="float">
            <text:p>23935827</text:p>
          </table:table-cell>
          <table:table-cell table:formula="of:=[.A1498]/1000/(60*60*24)" office:value-type="time" office:time-value="PT06H38M55.827S" calcext:value-type="time">
            <text:p>06:38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589.46" calcext:value-type="float">
            <text:p>1589.46</text:p>
          </table:table-cell>
          <table:table-cell office:value-type="float" office:value="1918.18" calcext:value-type="float">
            <text:p>1918.18</text:p>
          </table:table-cell>
        </table:table-row>
        <table:table-row table:style-name="ro1">
          <table:table-cell office:value-type="float" office:value="23951827" calcext:value-type="float">
            <text:p>23951827</text:p>
          </table:table-cell>
          <table:table-cell table:formula="of:=[.A1499]/1000/(60*60*24)" office:value-type="time" office:time-value="PT06H39M11.827S" calcext:value-type="time">
            <text:p>06:3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590.5" calcext:value-type="float">
            <text:p>1590.5</text:p>
          </table:table-cell>
          <table:table-cell office:value-type="float" office:value="1919.4" calcext:value-type="float">
            <text:p>1919.4</text:p>
          </table:table-cell>
        </table:table-row>
        <table:table-row table:style-name="ro1">
          <table:table-cell office:value-type="float" office:value="23967827" calcext:value-type="float">
            <text:p>23967827</text:p>
          </table:table-cell>
          <table:table-cell table:formula="of:=[.A1500]/1000/(60*60*24)" office:value-type="time" office:time-value="PT06H39M27.827S" calcext:value-type="time">
            <text:p>06:39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591.53" calcext:value-type="float">
            <text:p>1591.53</text:p>
          </table:table-cell>
          <table:table-cell office:value-type="float" office:value="1920.63" calcext:value-type="float">
            <text:p>1920.63</text:p>
          </table:table-cell>
        </table:table-row>
        <table:table-row table:style-name="ro1">
          <table:table-cell office:value-type="float" office:value="23983827" calcext:value-type="float">
            <text:p>23983827</text:p>
          </table:table-cell>
          <table:table-cell table:formula="of:=[.A1501]/1000/(60*60*24)" office:value-type="time" office:time-value="PT06H39M43.827S" calcext:value-type="time">
            <text:p>06:3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592.57" calcext:value-type="float">
            <text:p>1592.57</text:p>
          </table:table-cell>
          <table:table-cell office:value-type="float" office:value="1921.85" calcext:value-type="float">
            <text:p>1921.85</text:p>
          </table:table-cell>
        </table:table-row>
        <table:table-row table:style-name="ro1">
          <table:table-cell office:value-type="float" office:value="23999827" calcext:value-type="float">
            <text:p>23999827</text:p>
          </table:table-cell>
          <table:table-cell table:formula="of:=[.A1502]/1000/(60*60*24)" office:value-type="time" office:time-value="PT06H39M59.827S" calcext:value-type="time">
            <text:p>06:40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593.61" calcext:value-type="float">
            <text:p>1593.61</text:p>
          </table:table-cell>
          <table:table-cell office:value-type="float" office:value="1923.07" calcext:value-type="float">
            <text:p>1923.07</text:p>
          </table:table-cell>
        </table:table-row>
        <table:table-row table:style-name="ro1">
          <table:table-cell office:value-type="float" office:value="24015827" calcext:value-type="float">
            <text:p>24015827</text:p>
          </table:table-cell>
          <table:table-cell table:formula="of:=[.A1503]/1000/(60*60*24)" office:value-type="time" office:time-value="PT06H40M15.827S" calcext:value-type="time">
            <text:p>06:40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594.65" calcext:value-type="float">
            <text:p>1594.65</text:p>
          </table:table-cell>
          <table:table-cell office:value-type="float" office:value="1924.29" calcext:value-type="float">
            <text:p>1924.29</text:p>
          </table:table-cell>
        </table:table-row>
        <table:table-row table:style-name="ro1">
          <table:table-cell office:value-type="float" office:value="24031827" calcext:value-type="float">
            <text:p>24031827</text:p>
          </table:table-cell>
          <table:table-cell table:formula="of:=[.A1504]/1000/(60*60*24)" office:value-type="time" office:time-value="PT06H40M31.827S" calcext:value-type="time">
            <text:p>06:40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1595.69" calcext:value-type="float">
            <text:p>1595.69</text:p>
          </table:table-cell>
          <table:table-cell office:value-type="float" office:value="1925.52" calcext:value-type="float">
            <text:p>1925.52</text:p>
          </table:table-cell>
        </table:table-row>
        <table:table-row table:style-name="ro1">
          <table:table-cell office:value-type="float" office:value="24047827" calcext:value-type="float">
            <text:p>24047827</text:p>
          </table:table-cell>
          <table:table-cell table:formula="of:=[.A1505]/1000/(60*60*24)" office:value-type="time" office:time-value="PT06H40M47.827S" calcext:value-type="time">
            <text:p>06:40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596.73" calcext:value-type="float">
            <text:p>1596.73</text:p>
          </table:table-cell>
          <table:table-cell office:value-type="float" office:value="1926.74" calcext:value-type="float">
            <text:p>1926.74</text:p>
          </table:table-cell>
        </table:table-row>
        <table:table-row table:style-name="ro1">
          <table:table-cell office:value-type="float" office:value="24063827" calcext:value-type="float">
            <text:p>24063827</text:p>
          </table:table-cell>
          <table:table-cell table:formula="of:=[.A1506]/1000/(60*60*24)" office:value-type="time" office:time-value="PT06H41M03.827S" calcext:value-type="time">
            <text:p>06:4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597.76" calcext:value-type="float">
            <text:p>1597.76</text:p>
          </table:table-cell>
          <table:table-cell office:value-type="float" office:value="1927.96" calcext:value-type="float">
            <text:p>1927.96</text:p>
          </table:table-cell>
        </table:table-row>
        <table:table-row table:style-name="ro1">
          <table:table-cell office:value-type="float" office:value="24079827" calcext:value-type="float">
            <text:p>24079827</text:p>
          </table:table-cell>
          <table:table-cell table:formula="of:=[.A1507]/1000/(60*60*24)" office:value-type="time" office:time-value="PT06H41M19.827S" calcext:value-type="time">
            <text:p>06:41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598.8" calcext:value-type="float">
            <text:p>1598.8</text:p>
          </table:table-cell>
          <table:table-cell office:value-type="float" office:value="1929.19" calcext:value-type="float">
            <text:p>1929.19</text:p>
          </table:table-cell>
        </table:table-row>
        <table:table-row table:style-name="ro1">
          <table:table-cell office:value-type="float" office:value="24095827" calcext:value-type="float">
            <text:p>24095827</text:p>
          </table:table-cell>
          <table:table-cell table:formula="of:=[.A1508]/1000/(60*60*24)" office:value-type="time" office:time-value="PT06H41M35.827S" calcext:value-type="time">
            <text:p>06:41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599.84" calcext:value-type="float">
            <text:p>1599.84</text:p>
          </table:table-cell>
          <table:table-cell office:value-type="float" office:value="1930.41" calcext:value-type="float">
            <text:p>1930.41</text:p>
          </table:table-cell>
        </table:table-row>
        <table:table-row table:style-name="ro1">
          <table:table-cell office:value-type="float" office:value="24111827" calcext:value-type="float">
            <text:p>24111827</text:p>
          </table:table-cell>
          <table:table-cell table:formula="of:=[.A1509]/1000/(60*60*24)" office:value-type="time" office:time-value="PT06H41M51.827S" calcext:value-type="time">
            <text:p>06:41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00.88" calcext:value-type="float">
            <text:p>1600.88</text:p>
          </table:table-cell>
          <table:table-cell office:value-type="float" office:value="1931.63" calcext:value-type="float">
            <text:p>1931.63</text:p>
          </table:table-cell>
        </table:table-row>
        <table:table-row table:style-name="ro1">
          <table:table-cell office:value-type="float" office:value="24127827" calcext:value-type="float">
            <text:p>24127827</text:p>
          </table:table-cell>
          <table:table-cell table:formula="of:=[.A1510]/1000/(60*60*24)" office:value-type="time" office:time-value="PT06H42M07.827S" calcext:value-type="time">
            <text:p>06:42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01.91" calcext:value-type="float">
            <text:p>1601.91</text:p>
          </table:table-cell>
          <table:table-cell office:value-type="float" office:value="1932.85" calcext:value-type="float">
            <text:p>1932.85</text:p>
          </table:table-cell>
        </table:table-row>
        <table:table-row table:style-name="ro1">
          <table:table-cell office:value-type="float" office:value="24143827" calcext:value-type="float">
            <text:p>24143827</text:p>
          </table:table-cell>
          <table:table-cell table:formula="of:=[.A1511]/1000/(60*60*24)" office:value-type="time" office:time-value="PT06H42M23.827S" calcext:value-type="time">
            <text:p>06:42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602.95" calcext:value-type="float">
            <text:p>1602.95</text:p>
          </table:table-cell>
          <table:table-cell office:value-type="float" office:value="1934.07" calcext:value-type="float">
            <text:p>1934.07</text:p>
          </table:table-cell>
        </table:table-row>
        <table:table-row table:style-name="ro1">
          <table:table-cell office:value-type="float" office:value="24159827" calcext:value-type="float">
            <text:p>24159827</text:p>
          </table:table-cell>
          <table:table-cell table:formula="of:=[.A1512]/1000/(60*60*24)" office:value-type="time" office:time-value="PT06H42M39.827S" calcext:value-type="time">
            <text:p>06:42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03.99" calcext:value-type="float">
            <text:p>1603.99</text:p>
          </table:table-cell>
          <table:table-cell office:value-type="float" office:value="1935.29" calcext:value-type="float">
            <text:p>1935.29</text:p>
          </table:table-cell>
        </table:table-row>
        <table:table-row table:style-name="ro1">
          <table:table-cell office:value-type="float" office:value="24175827" calcext:value-type="float">
            <text:p>24175827</text:p>
          </table:table-cell>
          <table:table-cell table:formula="of:=[.A1513]/1000/(60*60*24)" office:value-type="time" office:time-value="PT06H42M55.827S" calcext:value-type="time">
            <text:p>06:42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1605.03" calcext:value-type="float">
            <text:p>1605.03</text:p>
          </table:table-cell>
          <table:table-cell office:value-type="float" office:value="1936.51" calcext:value-type="float">
            <text:p>1936.51</text:p>
          </table:table-cell>
        </table:table-row>
        <table:table-row table:style-name="ro1">
          <table:table-cell office:value-type="float" office:value="24191827" calcext:value-type="float">
            <text:p>24191827</text:p>
          </table:table-cell>
          <table:table-cell table:formula="of:=[.A1514]/1000/(60*60*24)" office:value-type="time" office:time-value="PT06H43M11.827S" calcext:value-type="time">
            <text:p>06:4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06.06" calcext:value-type="float">
            <text:p>1606.06</text:p>
          </table:table-cell>
          <table:table-cell office:value-type="float" office:value="1937.73" calcext:value-type="float">
            <text:p>1937.73</text:p>
          </table:table-cell>
        </table:table-row>
        <table:table-row table:style-name="ro1">
          <table:table-cell office:value-type="float" office:value="24207827" calcext:value-type="float">
            <text:p>24207827</text:p>
          </table:table-cell>
          <table:table-cell table:formula="of:=[.A1515]/1000/(60*60*24)" office:value-type="time" office:time-value="PT06H43M27.827S" calcext:value-type="time">
            <text:p>06:43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1607.1" calcext:value-type="float">
            <text:p>1607.1</text:p>
          </table:table-cell>
          <table:table-cell office:value-type="float" office:value="1938.95" calcext:value-type="float">
            <text:p>1938.95</text:p>
          </table:table-cell>
        </table:table-row>
        <table:table-row table:style-name="ro1">
          <table:table-cell office:value-type="float" office:value="24223827" calcext:value-type="float">
            <text:p>24223827</text:p>
          </table:table-cell>
          <table:table-cell table:formula="of:=[.A1516]/1000/(60*60*24)" office:value-type="time" office:time-value="PT06H43M43.827S" calcext:value-type="time">
            <text:p>06:43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08.14" calcext:value-type="float">
            <text:p>1608.14</text:p>
          </table:table-cell>
          <table:table-cell office:value-type="float" office:value="1940.18" calcext:value-type="float">
            <text:p>1940.18</text:p>
          </table:table-cell>
        </table:table-row>
        <table:table-row table:style-name="ro1">
          <table:table-cell office:value-type="float" office:value="24239827" calcext:value-type="float">
            <text:p>24239827</text:p>
          </table:table-cell>
          <table:table-cell table:formula="of:=[.A1517]/1000/(60*60*24)" office:value-type="time" office:time-value="PT06H43M59.827S" calcext:value-type="time">
            <text:p>06:44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1609.18" calcext:value-type="float">
            <text:p>1609.18</text:p>
          </table:table-cell>
          <table:table-cell office:value-type="float" office:value="1941.4" calcext:value-type="float">
            <text:p>1941.4</text:p>
          </table:table-cell>
        </table:table-row>
        <table:table-row table:style-name="ro1">
          <table:table-cell office:value-type="float" office:value="24255827" calcext:value-type="float">
            <text:p>24255827</text:p>
          </table:table-cell>
          <table:table-cell table:formula="of:=[.A1518]/1000/(60*60*24)" office:value-type="time" office:time-value="PT06H44M15.827S" calcext:value-type="time">
            <text:p>06:44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10.21" calcext:value-type="float">
            <text:p>1610.21</text:p>
          </table:table-cell>
          <table:table-cell office:value-type="float" office:value="1942.62" calcext:value-type="float">
            <text:p>1942.62</text:p>
          </table:table-cell>
        </table:table-row>
        <table:table-row table:style-name="ro1">
          <table:table-cell office:value-type="float" office:value="24271827" calcext:value-type="float">
            <text:p>24271827</text:p>
          </table:table-cell>
          <table:table-cell table:formula="of:=[.A1519]/1000/(60*60*24)" office:value-type="time" office:time-value="PT06H44M31.827S" calcext:value-type="time">
            <text:p>06:44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11.25" calcext:value-type="float">
            <text:p>1611.25</text:p>
          </table:table-cell>
          <table:table-cell office:value-type="float" office:value="1943.84" calcext:value-type="float">
            <text:p>1943.84</text:p>
          </table:table-cell>
        </table:table-row>
        <table:table-row table:style-name="ro1">
          <table:table-cell office:value-type="float" office:value="24287827" calcext:value-type="float">
            <text:p>24287827</text:p>
          </table:table-cell>
          <table:table-cell table:formula="of:=[.A1520]/1000/(60*60*24)" office:value-type="time" office:time-value="PT06H44M47.827S" calcext:value-type="time">
            <text:p>06:44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1612.29" calcext:value-type="float">
            <text:p>1612.29</text:p>
          </table:table-cell>
          <table:table-cell office:value-type="float" office:value="1945.06" calcext:value-type="float">
            <text:p>1945.06</text:p>
          </table:table-cell>
        </table:table-row>
        <table:table-row table:style-name="ro1">
          <table:table-cell office:value-type="float" office:value="24303827" calcext:value-type="float">
            <text:p>24303827</text:p>
          </table:table-cell>
          <table:table-cell table:formula="of:=[.A1521]/1000/(60*60*24)" office:value-type="time" office:time-value="PT06H45M03.827S" calcext:value-type="time">
            <text:p>06:45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613.33" calcext:value-type="float">
            <text:p>1613.33</text:p>
          </table:table-cell>
          <table:table-cell office:value-type="float" office:value="1946.28" calcext:value-type="float">
            <text:p>1946.28</text:p>
          </table:table-cell>
        </table:table-row>
        <table:table-row table:style-name="ro1">
          <table:table-cell office:value-type="float" office:value="24319827" calcext:value-type="float">
            <text:p>24319827</text:p>
          </table:table-cell>
          <table:table-cell table:formula="of:=[.A1522]/1000/(60*60*24)" office:value-type="time" office:time-value="PT06H45M19.827S" calcext:value-type="time">
            <text:p>06:45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14.36" calcext:value-type="float">
            <text:p>1614.36</text:p>
          </table:table-cell>
          <table:table-cell office:value-type="float" office:value="1947.5" calcext:value-type="float">
            <text:p>1947.5</text:p>
          </table:table-cell>
        </table:table-row>
        <table:table-row table:style-name="ro1">
          <table:table-cell office:value-type="float" office:value="24335827" calcext:value-type="float">
            <text:p>24335827</text:p>
          </table:table-cell>
          <table:table-cell table:formula="of:=[.A1523]/1000/(60*60*24)" office:value-type="time" office:time-value="PT06H45M35.827S" calcext:value-type="time">
            <text:p>06:45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3" calcext:value-type="float">
            <text:p>274.33</text:p>
          </table:table-cell>
          <table:table-cell office:value-type="float" office:value="1615.4" calcext:value-type="float">
            <text:p>1615.4</text:p>
          </table:table-cell>
          <table:table-cell office:value-type="float" office:value="1948.72" calcext:value-type="float">
            <text:p>1948.72</text:p>
          </table:table-cell>
        </table:table-row>
        <table:table-row table:style-name="ro1">
          <table:table-cell office:value-type="float" office:value="24351827" calcext:value-type="float">
            <text:p>24351827</text:p>
          </table:table-cell>
          <table:table-cell table:formula="of:=[.A1524]/1000/(60*60*24)" office:value-type="time" office:time-value="PT06H45M51.827S" calcext:value-type="time">
            <text:p>06:45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16.44" calcext:value-type="float">
            <text:p>1616.44</text:p>
          </table:table-cell>
          <table:table-cell office:value-type="float" office:value="1949.94" calcext:value-type="float">
            <text:p>1949.94</text:p>
          </table:table-cell>
        </table:table-row>
        <table:table-row table:style-name="ro1">
          <table:table-cell office:value-type="float" office:value="24367827" calcext:value-type="float">
            <text:p>24367827</text:p>
          </table:table-cell>
          <table:table-cell table:formula="of:=[.A1525]/1000/(60*60*24)" office:value-type="time" office:time-value="PT06H46M07.827S" calcext:value-type="time">
            <text:p>06:46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5.26" calcext:value-type="float">
            <text:p>275.26</text:p>
          </table:table-cell>
          <table:table-cell office:value-type="float" office:value="1617.48" calcext:value-type="float">
            <text:p>1617.48</text:p>
          </table:table-cell>
          <table:table-cell office:value-type="float" office:value="1951.16" calcext:value-type="float">
            <text:p>1951.16</text:p>
          </table:table-cell>
        </table:table-row>
        <table:table-row table:style-name="ro1">
          <table:table-cell office:value-type="float" office:value="24383827" calcext:value-type="float">
            <text:p>24383827</text:p>
          </table:table-cell>
          <table:table-cell table:formula="of:=[.A1526]/1000/(60*60*24)" office:value-type="time" office:time-value="PT06H46M23.827S" calcext:value-type="time">
            <text:p>06:46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5.26" calcext:value-type="float">
            <text:p>275.26</text:p>
          </table:table-cell>
          <table:table-cell office:value-type="float" office:value="1618.51" calcext:value-type="float">
            <text:p>1618.51</text:p>
          </table:table-cell>
          <table:table-cell office:value-type="float" office:value="1952.38" calcext:value-type="float">
            <text:p>1952.38</text:p>
          </table:table-cell>
        </table:table-row>
        <table:table-row table:style-name="ro1">
          <table:table-cell office:value-type="float" office:value="24399827" calcext:value-type="float">
            <text:p>24399827</text:p>
          </table:table-cell>
          <table:table-cell table:formula="of:=[.A1527]/1000/(60*60*24)" office:value-type="time" office:time-value="PT06H46M39.827S" calcext:value-type="time">
            <text:p>06:46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19.55" calcext:value-type="float">
            <text:p>1619.55</text:p>
          </table:table-cell>
          <table:table-cell office:value-type="float" office:value="1953.6" calcext:value-type="float">
            <text:p>1953.6</text:p>
          </table:table-cell>
        </table:table-row>
        <table:table-row table:style-name="ro1">
          <table:table-cell office:value-type="float" office:value="24415827" calcext:value-type="float">
            <text:p>24415827</text:p>
          </table:table-cell>
          <table:table-cell table:formula="of:=[.A1528]/1000/(60*60*24)" office:value-type="time" office:time-value="PT06H46M55.827S" calcext:value-type="time">
            <text:p>06:46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5.26" calcext:value-type="float">
            <text:p>275.26</text:p>
          </table:table-cell>
          <table:table-cell office:value-type="float" office:value="1620.59" calcext:value-type="float">
            <text:p>1620.59</text:p>
          </table:table-cell>
          <table:table-cell office:value-type="float" office:value="1954.82" calcext:value-type="float">
            <text:p>1954.82</text:p>
          </table:table-cell>
        </table:table-row>
        <table:table-row table:style-name="ro1">
          <table:table-cell office:value-type="float" office:value="24431827" calcext:value-type="float">
            <text:p>24431827</text:p>
          </table:table-cell>
          <table:table-cell table:formula="of:=[.A1529]/1000/(60*60*24)" office:value-type="time" office:time-value="PT06H47M11.827S" calcext:value-type="time">
            <text:p>06:47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5.26" calcext:value-type="float">
            <text:p>275.26</text:p>
          </table:table-cell>
          <table:table-cell office:value-type="float" office:value="1621.63" calcext:value-type="float">
            <text:p>1621.63</text:p>
          </table:table-cell>
          <table:table-cell office:value-type="float" office:value="1956.04" calcext:value-type="float">
            <text:p>1956.04</text:p>
          </table:table-cell>
        </table:table-row>
        <table:table-row table:style-name="ro1">
          <table:table-cell office:value-type="float" office:value="24447827" calcext:value-type="float">
            <text:p>24447827</text:p>
          </table:table-cell>
          <table:table-cell table:formula="of:=[.A1530]/1000/(60*60*24)" office:value-type="time" office:time-value="PT06H47M27.827S" calcext:value-type="time">
            <text:p>06:47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622.66" calcext:value-type="float">
            <text:p>1622.66</text:p>
          </table:table-cell>
          <table:table-cell office:value-type="float" office:value="1957.26" calcext:value-type="float">
            <text:p>1957.26</text:p>
          </table:table-cell>
        </table:table-row>
        <table:table-row table:style-name="ro1">
          <table:table-cell office:value-type="float" office:value="24463827" calcext:value-type="float">
            <text:p>24463827</text:p>
          </table:table-cell>
          <table:table-cell table:formula="of:=[.A1531]/1000/(60*60*24)" office:value-type="time" office:time-value="PT06H47M43.827S" calcext:value-type="time">
            <text:p>06:47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623.7" calcext:value-type="float">
            <text:p>1623.7</text:p>
          </table:table-cell>
          <table:table-cell office:value-type="float" office:value="1958.48" calcext:value-type="float">
            <text:p>1958.48</text:p>
          </table:table-cell>
        </table:table-row>
        <table:table-row table:style-name="ro1">
          <table:table-cell office:value-type="float" office:value="24479827" calcext:value-type="float">
            <text:p>24479827</text:p>
          </table:table-cell>
          <table:table-cell table:formula="of:=[.A1532]/1000/(60*60*24)" office:value-type="time" office:time-value="PT06H47M59.827S" calcext:value-type="time">
            <text:p>06:48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624.74" calcext:value-type="float">
            <text:p>1624.74</text:p>
          </table:table-cell>
          <table:table-cell office:value-type="float" office:value="1959.7" calcext:value-type="float">
            <text:p>1959.7</text:p>
          </table:table-cell>
        </table:table-row>
        <table:table-row table:style-name="ro1">
          <table:table-cell office:value-type="float" office:value="24495827" calcext:value-type="float">
            <text:p>24495827</text:p>
          </table:table-cell>
          <table:table-cell table:formula="of:=[.A1533]/1000/(60*60*24)" office:value-type="time" office:time-value="PT06H48M15.827S" calcext:value-type="time">
            <text:p>06:48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5.26" calcext:value-type="float">
            <text:p>275.26</text:p>
          </table:table-cell>
          <table:table-cell office:value-type="float" office:value="1625.77" calcext:value-type="float">
            <text:p>1625.77</text:p>
          </table:table-cell>
          <table:table-cell office:value-type="float" office:value="1960.92" calcext:value-type="float">
            <text:p>1960.92</text:p>
          </table:table-cell>
        </table:table-row>
        <table:table-row table:style-name="ro1">
          <table:table-cell office:value-type="float" office:value="24511827" calcext:value-type="float">
            <text:p>24511827</text:p>
          </table:table-cell>
          <table:table-cell table:formula="of:=[.A1534]/1000/(60*60*24)" office:value-type="time" office:time-value="PT06H48M31.827S" calcext:value-type="time">
            <text:p>06:4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626.81" calcext:value-type="float">
            <text:p>1626.81</text:p>
          </table:table-cell>
          <table:table-cell office:value-type="float" office:value="1962.14" calcext:value-type="float">
            <text:p>1962.14</text:p>
          </table:table-cell>
        </table:table-row>
        <table:table-row table:style-name="ro1">
          <table:table-cell office:value-type="float" office:value="24527827" calcext:value-type="float">
            <text:p>24527827</text:p>
          </table:table-cell>
          <table:table-cell table:formula="of:=[.A1535]/1000/(60*60*24)" office:value-type="time" office:time-value="PT06H48M47.827S" calcext:value-type="time">
            <text:p>06:48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627.85" calcext:value-type="float">
            <text:p>1627.85</text:p>
          </table:table-cell>
          <table:table-cell office:value-type="float" office:value="1963.36" calcext:value-type="float">
            <text:p>1963.36</text:p>
          </table:table-cell>
        </table:table-row>
        <table:table-row table:style-name="ro1">
          <table:table-cell office:value-type="float" office:value="24543827" calcext:value-type="float">
            <text:p>24543827</text:p>
          </table:table-cell>
          <table:table-cell table:formula="of:=[.A1536]/1000/(60*60*24)" office:value-type="time" office:time-value="PT06H49M03.827S" calcext:value-type="time">
            <text:p>06:49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1" calcext:value-type="float">
            <text:p>274.21</text:p>
          </table:table-cell>
          <table:table-cell office:value-type="float" office:value="1628.88" calcext:value-type="float">
            <text:p>1628.88</text:p>
          </table:table-cell>
          <table:table-cell office:value-type="float" office:value="1964.58" calcext:value-type="float">
            <text:p>1964.58</text:p>
          </table:table-cell>
        </table:table-row>
        <table:table-row table:style-name="ro1">
          <table:table-cell office:value-type="float" office:value="24559827" calcext:value-type="float">
            <text:p>24559827</text:p>
          </table:table-cell>
          <table:table-cell table:formula="of:=[.A1537]/1000/(60*60*24)" office:value-type="time" office:time-value="PT06H49M19.827S" calcext:value-type="time">
            <text:p>06:49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1" calcext:value-type="float">
            <text:p>274.21</text:p>
          </table:table-cell>
          <table:table-cell office:value-type="float" office:value="1629.92" calcext:value-type="float">
            <text:p>1629.92</text:p>
          </table:table-cell>
          <table:table-cell office:value-type="float" office:value="1965.8" calcext:value-type="float">
            <text:p>1965.8</text:p>
          </table:table-cell>
        </table:table-row>
        <table:table-row table:style-name="ro1">
          <table:table-cell office:value-type="float" office:value="24575827" calcext:value-type="float">
            <text:p>24575827</text:p>
          </table:table-cell>
          <table:table-cell table:formula="of:=[.A1538]/1000/(60*60*24)" office:value-type="time" office:time-value="PT06H49M35.827S" calcext:value-type="time">
            <text:p>06:49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630.96" calcext:value-type="float">
            <text:p>1630.96</text:p>
          </table:table-cell>
          <table:table-cell office:value-type="float" office:value="1967.02" calcext:value-type="float">
            <text:p>1967.02</text:p>
          </table:table-cell>
        </table:table-row>
        <table:table-row table:style-name="ro1">
          <table:table-cell office:value-type="float" office:value="24591827" calcext:value-type="float">
            <text:p>24591827</text:p>
          </table:table-cell>
          <table:table-cell table:formula="of:=[.A1539]/1000/(60*60*24)" office:value-type="time" office:time-value="PT06H49M51.827S" calcext:value-type="time">
            <text:p>06:49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1" calcext:value-type="float">
            <text:p>274.21</text:p>
          </table:table-cell>
          <table:table-cell office:value-type="float" office:value="1632" calcext:value-type="float">
            <text:p>1632</text:p>
          </table:table-cell>
          <table:table-cell office:value-type="float" office:value="1968.24" calcext:value-type="float">
            <text:p>1968.24</text:p>
          </table:table-cell>
        </table:table-row>
        <table:table-row table:style-name="ro1">
          <table:table-cell office:value-type="float" office:value="24607827" calcext:value-type="float">
            <text:p>24607827</text:p>
          </table:table-cell>
          <table:table-cell table:formula="of:=[.A1540]/1000/(60*60*24)" office:value-type="time" office:time-value="PT06H50M07.827S" calcext:value-type="time">
            <text:p>06:50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633.03" calcext:value-type="float">
            <text:p>1633.03</text:p>
          </table:table-cell>
          <table:table-cell office:value-type="float" office:value="1969.46" calcext:value-type="float">
            <text:p>1969.46</text:p>
          </table:table-cell>
        </table:table-row>
        <table:table-row table:style-name="ro1">
          <table:table-cell office:value-type="float" office:value="24623827" calcext:value-type="float">
            <text:p>24623827</text:p>
          </table:table-cell>
          <table:table-cell table:formula="of:=[.A1541]/1000/(60*60*24)" office:value-type="time" office:time-value="PT06H50M23.827S" calcext:value-type="time">
            <text:p>06:5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634.07" calcext:value-type="float">
            <text:p>1634.07</text:p>
          </table:table-cell>
          <table:table-cell office:value-type="float" office:value="1970.67" calcext:value-type="float">
            <text:p>1970.67</text:p>
          </table:table-cell>
        </table:table-row>
        <table:table-row table:style-name="ro1">
          <table:table-cell office:value-type="float" office:value="24639827" calcext:value-type="float">
            <text:p>24639827</text:p>
          </table:table-cell>
          <table:table-cell table:formula="of:=[.A1542]/1000/(60*60*24)" office:value-type="time" office:time-value="PT06H50M39.827S" calcext:value-type="time">
            <text:p>06:5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635.11" calcext:value-type="float">
            <text:p>1635.11</text:p>
          </table:table-cell>
          <table:table-cell office:value-type="float" office:value="1971.89" calcext:value-type="float">
            <text:p>1971.89</text:p>
          </table:table-cell>
        </table:table-row>
        <table:table-row table:style-name="ro1">
          <table:table-cell office:value-type="float" office:value="24655827" calcext:value-type="float">
            <text:p>24655827</text:p>
          </table:table-cell>
          <table:table-cell table:formula="of:=[.A1543]/1000/(60*60*24)" office:value-type="time" office:time-value="PT06H50M55.827S" calcext:value-type="time">
            <text:p>06:50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636.14" calcext:value-type="float">
            <text:p>1636.14</text:p>
          </table:table-cell>
          <table:table-cell office:value-type="float" office:value="1973.11" calcext:value-type="float">
            <text:p>1973.11</text:p>
          </table:table-cell>
        </table:table-row>
        <table:table-row table:style-name="ro1">
          <table:table-cell office:value-type="float" office:value="24671827" calcext:value-type="float">
            <text:p>24671827</text:p>
          </table:table-cell>
          <table:table-cell table:formula="of:=[.A1544]/1000/(60*60*24)" office:value-type="time" office:time-value="PT06H51M11.827S" calcext:value-type="time">
            <text:p>06:5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637.18" calcext:value-type="float">
            <text:p>1637.18</text:p>
          </table:table-cell>
          <table:table-cell office:value-type="float" office:value="1974.33" calcext:value-type="float">
            <text:p>1974.33</text:p>
          </table:table-cell>
        </table:table-row>
        <table:table-row table:style-name="ro1">
          <table:table-cell office:value-type="float" office:value="24687827" calcext:value-type="float">
            <text:p>24687827</text:p>
          </table:table-cell>
          <table:table-cell table:formula="of:=[.A1545]/1000/(60*60*24)" office:value-type="time" office:time-value="PT06H51M27.827S" calcext:value-type="time">
            <text:p>06:51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638.22" calcext:value-type="float">
            <text:p>1638.22</text:p>
          </table:table-cell>
          <table:table-cell office:value-type="float" office:value="1975.55" calcext:value-type="float">
            <text:p>1975.55</text:p>
          </table:table-cell>
        </table:table-row>
        <table:table-row table:style-name="ro1">
          <table:table-cell office:value-type="float" office:value="24703827" calcext:value-type="float">
            <text:p>24703827</text:p>
          </table:table-cell>
          <table:table-cell table:formula="of:=[.A1546]/1000/(60*60*24)" office:value-type="time" office:time-value="PT06H51M43.827S" calcext:value-type="time">
            <text:p>06:5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639.25" calcext:value-type="float">
            <text:p>1639.25</text:p>
          </table:table-cell>
          <table:table-cell office:value-type="float" office:value="1976.77" calcext:value-type="float">
            <text:p>1976.77</text:p>
          </table:table-cell>
        </table:table-row>
        <table:table-row table:style-name="ro1">
          <table:table-cell office:value-type="float" office:value="24719827" calcext:value-type="float">
            <text:p>24719827</text:p>
          </table:table-cell>
          <table:table-cell table:formula="of:=[.A1547]/1000/(60*60*24)" office:value-type="time" office:time-value="PT06H51M59.827S" calcext:value-type="time">
            <text:p>06:52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640.29" calcext:value-type="float">
            <text:p>1640.29</text:p>
          </table:table-cell>
          <table:table-cell office:value-type="float" office:value="1977.99" calcext:value-type="float">
            <text:p>1977.99</text:p>
          </table:table-cell>
        </table:table-row>
        <table:table-row table:style-name="ro1">
          <table:table-cell office:value-type="float" office:value="24735826" calcext:value-type="float">
            <text:p>24735826</text:p>
          </table:table-cell>
          <table:table-cell table:formula="of:=[.A1548]/1000/(60*60*24)" office:value-type="time" office:time-value="PT06H52M15.826S" calcext:value-type="time">
            <text:p>06:52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641.33" calcext:value-type="float">
            <text:p>1641.33</text:p>
          </table:table-cell>
          <table:table-cell office:value-type="float" office:value="1979.21" calcext:value-type="float">
            <text:p>1979.21</text:p>
          </table:table-cell>
        </table:table-row>
        <table:table-row table:style-name="ro1">
          <table:table-cell office:value-type="float" office:value="24751827" calcext:value-type="float">
            <text:p>24751827</text:p>
          </table:table-cell>
          <table:table-cell table:formula="of:=[.A1549]/1000/(60*60*24)" office:value-type="time" office:time-value="PT06H52M31.827S" calcext:value-type="time">
            <text:p>06:52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642.36" calcext:value-type="float">
            <text:p>1642.36</text:p>
          </table:table-cell>
          <table:table-cell office:value-type="float" office:value="1980.43" calcext:value-type="float">
            <text:p>1980.43</text:p>
          </table:table-cell>
        </table:table-row>
        <table:table-row table:style-name="ro1">
          <table:table-cell office:value-type="float" office:value="24767827" calcext:value-type="float">
            <text:p>24767827</text:p>
          </table:table-cell>
          <table:table-cell table:formula="of:=[.A1550]/1000/(60*60*24)" office:value-type="time" office:time-value="PT06H52M47.827S" calcext:value-type="time">
            <text:p>06:5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643.4" calcext:value-type="float">
            <text:p>1643.4</text:p>
          </table:table-cell>
          <table:table-cell office:value-type="float" office:value="1981.65" calcext:value-type="float">
            <text:p>1981.65</text:p>
          </table:table-cell>
        </table:table-row>
        <table:table-row table:style-name="ro1">
          <table:table-cell office:value-type="float" office:value="24783827" calcext:value-type="float">
            <text:p>24783827</text:p>
          </table:table-cell>
          <table:table-cell table:formula="of:=[.A1551]/1000/(60*60*24)" office:value-type="time" office:time-value="PT06H53M03.827S" calcext:value-type="time">
            <text:p>06:5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644.44" calcext:value-type="float">
            <text:p>1644.44</text:p>
          </table:table-cell>
          <table:table-cell office:value-type="float" office:value="1982.86" calcext:value-type="float">
            <text:p>1982.86</text:p>
          </table:table-cell>
        </table:table-row>
        <table:table-row table:style-name="ro1">
          <table:table-cell office:value-type="float" office:value="24799827" calcext:value-type="float">
            <text:p>24799827</text:p>
          </table:table-cell>
          <table:table-cell table:formula="of:=[.A1552]/1000/(60*60*24)" office:value-type="time" office:time-value="PT06H53M19.827S" calcext:value-type="time">
            <text:p>06:53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645.47" calcext:value-type="float">
            <text:p>1645.47</text:p>
          </table:table-cell>
          <table:table-cell office:value-type="float" office:value="1984.08" calcext:value-type="float">
            <text:p>1984.08</text:p>
          </table:table-cell>
        </table:table-row>
        <table:table-row table:style-name="ro1">
          <table:table-cell office:value-type="float" office:value="24815827" calcext:value-type="float">
            <text:p>24815827</text:p>
          </table:table-cell>
          <table:table-cell table:formula="of:=[.A1553]/1000/(60*60*24)" office:value-type="time" office:time-value="PT06H53M35.827S" calcext:value-type="time">
            <text:p>06:5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646.51" calcext:value-type="float">
            <text:p>1646.51</text:p>
          </table:table-cell>
          <table:table-cell office:value-type="float" office:value="1985.3" calcext:value-type="float">
            <text:p>1985.3</text:p>
          </table:table-cell>
        </table:table-row>
        <table:table-row table:style-name="ro1">
          <table:table-cell office:value-type="float" office:value="24831827" calcext:value-type="float">
            <text:p>24831827</text:p>
          </table:table-cell>
          <table:table-cell table:formula="of:=[.A1554]/1000/(60*60*24)" office:value-type="time" office:time-value="PT06H53M51.827S" calcext:value-type="time">
            <text:p>06:5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9" calcext:value-type="float">
            <text:p>274.09</text:p>
          </table:table-cell>
          <table:table-cell office:value-type="float" office:value="1647.55" calcext:value-type="float">
            <text:p>1647.55</text:p>
          </table:table-cell>
          <table:table-cell office:value-type="float" office:value="1986.52" calcext:value-type="float">
            <text:p>1986.52</text:p>
          </table:table-cell>
        </table:table-row>
        <table:table-row table:style-name="ro1">
          <table:table-cell office:value-type="float" office:value="24847827" calcext:value-type="float">
            <text:p>24847827</text:p>
          </table:table-cell>
          <table:table-cell table:formula="of:=[.A1555]/1000/(60*60*24)" office:value-type="time" office:time-value="PT06H54M07.827S" calcext:value-type="time">
            <text:p>06:5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9" calcext:value-type="float">
            <text:p>274.09</text:p>
          </table:table-cell>
          <table:table-cell office:value-type="float" office:value="1648.59" calcext:value-type="float">
            <text:p>1648.59</text:p>
          </table:table-cell>
          <table:table-cell office:value-type="float" office:value="1987.74" calcext:value-type="float">
            <text:p>1987.74</text:p>
          </table:table-cell>
        </table:table-row>
        <table:table-row table:style-name="ro1">
          <table:table-cell office:value-type="float" office:value="24863827" calcext:value-type="float">
            <text:p>24863827</text:p>
          </table:table-cell>
          <table:table-cell table:formula="of:=[.A1556]/1000/(60*60*24)" office:value-type="time" office:time-value="PT06H54M23.827S" calcext:value-type="time">
            <text:p>06:5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649.62" calcext:value-type="float">
            <text:p>1649.62</text:p>
          </table:table-cell>
          <table:table-cell office:value-type="float" office:value="1988.96" calcext:value-type="float">
            <text:p>1988.96</text:p>
          </table:table-cell>
        </table:table-row>
        <table:table-row table:style-name="ro1">
          <table:table-cell office:value-type="float" office:value="24879827" calcext:value-type="float">
            <text:p>24879827</text:p>
          </table:table-cell>
          <table:table-cell table:formula="of:=[.A1557]/1000/(60*60*24)" office:value-type="time" office:time-value="PT06H54M39.827S" calcext:value-type="time">
            <text:p>06:54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650.66" calcext:value-type="float">
            <text:p>1650.66</text:p>
          </table:table-cell>
          <table:table-cell office:value-type="float" office:value="1990.18" calcext:value-type="float">
            <text:p>1990.18</text:p>
          </table:table-cell>
        </table:table-row>
        <table:table-row table:style-name="ro1">
          <table:table-cell office:value-type="float" office:value="24895827" calcext:value-type="float">
            <text:p>24895827</text:p>
          </table:table-cell>
          <table:table-cell table:formula="of:=[.A1558]/1000/(60*60*24)" office:value-type="time" office:time-value="PT06H54M55.827S" calcext:value-type="time">
            <text:p>06:5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7" calcext:value-type="float">
            <text:p>273.97</text:p>
          </table:table-cell>
          <table:table-cell office:value-type="float" office:value="1651.7" calcext:value-type="float">
            <text:p>1651.7</text:p>
          </table:table-cell>
          <table:table-cell office:value-type="float" office:value="1991.4" calcext:value-type="float">
            <text:p>1991.4</text:p>
          </table:table-cell>
        </table:table-row>
        <table:table-row table:style-name="ro1">
          <table:table-cell office:value-type="float" office:value="24911827" calcext:value-type="float">
            <text:p>24911827</text:p>
          </table:table-cell>
          <table:table-cell table:formula="of:=[.A1559]/1000/(60*60*24)" office:value-type="time" office:time-value="PT06H55M11.827S" calcext:value-type="time">
            <text:p>06:5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652.73" calcext:value-type="float">
            <text:p>1652.73</text:p>
          </table:table-cell>
          <table:table-cell office:value-type="float" office:value="1992.61" calcext:value-type="float">
            <text:p>1992.61</text:p>
          </table:table-cell>
        </table:table-row>
        <table:table-row table:style-name="ro1">
          <table:table-cell office:value-type="float" office:value="24927827" calcext:value-type="float">
            <text:p>24927827</text:p>
          </table:table-cell>
          <table:table-cell table:formula="of:=[.A1560]/1000/(60*60*24)" office:value-type="time" office:time-value="PT06H55M27.827S" calcext:value-type="time">
            <text:p>06:55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653.77" calcext:value-type="float">
            <text:p>1653.77</text:p>
          </table:table-cell>
          <table:table-cell office:value-type="float" office:value="1993.83" calcext:value-type="float">
            <text:p>1993.83</text:p>
          </table:table-cell>
        </table:table-row>
        <table:table-row table:style-name="ro1">
          <table:table-cell office:value-type="float" office:value="24943827" calcext:value-type="float">
            <text:p>24943827</text:p>
          </table:table-cell>
          <table:table-cell table:formula="of:=[.A1561]/1000/(60*60*24)" office:value-type="time" office:time-value="PT06H55M43.827S" calcext:value-type="time">
            <text:p>06:5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654.81" calcext:value-type="float">
            <text:p>1654.81</text:p>
          </table:table-cell>
          <table:table-cell office:value-type="float" office:value="1995.05" calcext:value-type="float">
            <text:p>1995.05</text:p>
          </table:table-cell>
        </table:table-row>
        <table:table-row table:style-name="ro1">
          <table:table-cell office:value-type="float" office:value="24959827" calcext:value-type="float">
            <text:p>24959827</text:p>
          </table:table-cell>
          <table:table-cell table:formula="of:=[.A1562]/1000/(60*60*24)" office:value-type="time" office:time-value="PT06H55M59.827S" calcext:value-type="time">
            <text:p>06:56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655.84" calcext:value-type="float">
            <text:p>1655.84</text:p>
          </table:table-cell>
          <table:table-cell office:value-type="float" office:value="1996.27" calcext:value-type="float">
            <text:p>1996.27</text:p>
          </table:table-cell>
        </table:table-row>
        <table:table-row table:style-name="ro1">
          <table:table-cell office:value-type="float" office:value="24975827" calcext:value-type="float">
            <text:p>24975827</text:p>
          </table:table-cell>
          <table:table-cell table:formula="of:=[.A1563]/1000/(60*60*24)" office:value-type="time" office:time-value="PT06H56M15.827S" calcext:value-type="time">
            <text:p>06:56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656.88" calcext:value-type="float">
            <text:p>1656.88</text:p>
          </table:table-cell>
          <table:table-cell office:value-type="float" office:value="1997.49" calcext:value-type="float">
            <text:p>1997.49</text:p>
          </table:table-cell>
        </table:table-row>
        <table:table-row table:style-name="ro1">
          <table:table-cell office:value-type="float" office:value="24991827" calcext:value-type="float">
            <text:p>24991827</text:p>
          </table:table-cell>
          <table:table-cell table:formula="of:=[.A1564]/1000/(60*60*24)" office:value-type="time" office:time-value="PT06H56M31.827S" calcext:value-type="time">
            <text:p>06:5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657.92" calcext:value-type="float">
            <text:p>1657.92</text:p>
          </table:table-cell>
          <table:table-cell office:value-type="float" office:value="1998.71" calcext:value-type="float">
            <text:p>1998.71</text:p>
          </table:table-cell>
        </table:table-row>
        <table:table-row table:style-name="ro1">
          <table:table-cell office:value-type="float" office:value="25007827" calcext:value-type="float">
            <text:p>25007827</text:p>
          </table:table-cell>
          <table:table-cell table:formula="of:=[.A1565]/1000/(60*60*24)" office:value-type="time" office:time-value="PT06H56M47.827S" calcext:value-type="time">
            <text:p>06:5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658.95" calcext:value-type="float">
            <text:p>1658.95</text:p>
          </table:table-cell>
          <table:table-cell office:value-type="float" office:value="1999.92" calcext:value-type="float">
            <text:p>1999.92</text:p>
          </table:table-cell>
        </table:table-row>
        <table:table-row table:style-name="ro1">
          <table:table-cell office:value-type="float" office:value="25023827" calcext:value-type="float">
            <text:p>25023827</text:p>
          </table:table-cell>
          <table:table-cell table:formula="of:=[.A1566]/1000/(60*60*24)" office:value-type="time" office:time-value="PT06H57M03.827S" calcext:value-type="time">
            <text:p>06:5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7" calcext:value-type="float">
            <text:p>273.97</text:p>
          </table:table-cell>
          <table:table-cell office:value-type="float" office:value="1659.99" calcext:value-type="float">
            <text:p>1659.99</text:p>
          </table:table-cell>
          <table:table-cell office:value-type="float" office:value="2001.14" calcext:value-type="float">
            <text:p>2001.14</text:p>
          </table:table-cell>
        </table:table-row>
        <table:table-row table:style-name="ro1">
          <table:table-cell office:value-type="float" office:value="25039827" calcext:value-type="float">
            <text:p>25039827</text:p>
          </table:table-cell>
          <table:table-cell table:formula="of:=[.A1567]/1000/(60*60*24)" office:value-type="time" office:time-value="PT06H57M19.827S" calcext:value-type="time">
            <text:p>06:57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7" calcext:value-type="float">
            <text:p>273.97</text:p>
          </table:table-cell>
          <table:table-cell office:value-type="float" office:value="1661.02" calcext:value-type="float">
            <text:p>1661.02</text:p>
          </table:table-cell>
          <table:table-cell office:value-type="float" office:value="2002.36" calcext:value-type="float">
            <text:p>2002.36</text:p>
          </table:table-cell>
        </table:table-row>
        <table:table-row table:style-name="ro1">
          <table:table-cell office:value-type="float" office:value="25055827" calcext:value-type="float">
            <text:p>25055827</text:p>
          </table:table-cell>
          <table:table-cell table:formula="of:=[.A1568]/1000/(60*60*24)" office:value-type="time" office:time-value="PT06H57M35.827S" calcext:value-type="time">
            <text:p>06:57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662.06" calcext:value-type="float">
            <text:p>1662.06</text:p>
          </table:table-cell>
          <table:table-cell office:value-type="float" office:value="2003.58" calcext:value-type="float">
            <text:p>2003.58</text:p>
          </table:table-cell>
        </table:table-row>
        <table:table-row table:style-name="ro1">
          <table:table-cell office:value-type="float" office:value="25071827" calcext:value-type="float">
            <text:p>25071827</text:p>
          </table:table-cell>
          <table:table-cell table:formula="of:=[.A1569]/1000/(60*60*24)" office:value-type="time" office:time-value="PT06H57M51.827S" calcext:value-type="time">
            <text:p>06:5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663.1" calcext:value-type="float">
            <text:p>1663.1</text:p>
          </table:table-cell>
          <table:table-cell office:value-type="float" office:value="2004.79" calcext:value-type="float">
            <text:p>2004.79</text:p>
          </table:table-cell>
        </table:table-row>
        <table:table-row table:style-name="ro1">
          <table:table-cell office:value-type="float" office:value="25087827" calcext:value-type="float">
            <text:p>25087827</text:p>
          </table:table-cell>
          <table:table-cell table:formula="of:=[.A1570]/1000/(60*60*24)" office:value-type="time" office:time-value="PT06H58M07.827S" calcext:value-type="time">
            <text:p>06:5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664.13" calcext:value-type="float">
            <text:p>1664.13</text:p>
          </table:table-cell>
          <table:table-cell office:value-type="float" office:value="2006.01" calcext:value-type="float">
            <text:p>2006.01</text:p>
          </table:table-cell>
        </table:table-row>
        <table:table-row table:style-name="ro1">
          <table:table-cell office:value-type="float" office:value="25103827" calcext:value-type="float">
            <text:p>25103827</text:p>
          </table:table-cell>
          <table:table-cell table:formula="of:=[.A1571]/1000/(60*60*24)" office:value-type="time" office:time-value="PT06H58M23.827S" calcext:value-type="time">
            <text:p>06:58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665.17" calcext:value-type="float">
            <text:p>1665.17</text:p>
          </table:table-cell>
          <table:table-cell office:value-type="float" office:value="2007.23" calcext:value-type="float">
            <text:p>2007.23</text:p>
          </table:table-cell>
        </table:table-row>
        <table:table-row table:style-name="ro1">
          <table:table-cell office:value-type="float" office:value="25119827" calcext:value-type="float">
            <text:p>25119827</text:p>
          </table:table-cell>
          <table:table-cell table:formula="of:=[.A1572]/1000/(60*60*24)" office:value-type="time" office:time-value="PT06H58M39.827S" calcext:value-type="time">
            <text:p>06:5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666.2" calcext:value-type="float">
            <text:p>1666.2</text:p>
          </table:table-cell>
          <table:table-cell office:value-type="float" office:value="2008.44" calcext:value-type="float">
            <text:p>2008.44</text:p>
          </table:table-cell>
        </table:table-row>
        <table:table-row table:style-name="ro1">
          <table:table-cell office:value-type="float" office:value="25135827" calcext:value-type="float">
            <text:p>25135827</text:p>
          </table:table-cell>
          <table:table-cell table:formula="of:=[.A1573]/1000/(60*60*24)" office:value-type="time" office:time-value="PT06H58M55.827S" calcext:value-type="time">
            <text:p>06:58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667.24" calcext:value-type="float">
            <text:p>1667.24</text:p>
          </table:table-cell>
          <table:table-cell office:value-type="float" office:value="2009.66" calcext:value-type="float">
            <text:p>2009.66</text:p>
          </table:table-cell>
        </table:table-row>
        <table:table-row table:style-name="ro1">
          <table:table-cell office:value-type="float" office:value="25151827" calcext:value-type="float">
            <text:p>25151827</text:p>
          </table:table-cell>
          <table:table-cell table:formula="of:=[.A1574]/1000/(60*60*24)" office:value-type="time" office:time-value="PT06H59M11.827S" calcext:value-type="time">
            <text:p>06:5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668.27" calcext:value-type="float">
            <text:p>1668.27</text:p>
          </table:table-cell>
          <table:table-cell office:value-type="float" office:value="2010.88" calcext:value-type="float">
            <text:p>2010.88</text:p>
          </table:table-cell>
        </table:table-row>
        <table:table-row table:style-name="ro1">
          <table:table-cell office:value-type="float" office:value="25167827" calcext:value-type="float">
            <text:p>25167827</text:p>
          </table:table-cell>
          <table:table-cell table:formula="of:=[.A1575]/1000/(60*60*24)" office:value-type="time" office:time-value="PT06H59M27.827S" calcext:value-type="time">
            <text:p>06:59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669.31" calcext:value-type="float">
            <text:p>1669.31</text:p>
          </table:table-cell>
          <table:table-cell office:value-type="float" office:value="2012.1" calcext:value-type="float">
            <text:p>2012.1</text:p>
          </table:table-cell>
        </table:table-row>
        <table:table-row table:style-name="ro1">
          <table:table-cell office:value-type="float" office:value="25183827" calcext:value-type="float">
            <text:p>25183827</text:p>
          </table:table-cell>
          <table:table-cell table:formula="of:=[.A1576]/1000/(60*60*24)" office:value-type="time" office:time-value="PT06H59M43.827S" calcext:value-type="time">
            <text:p>06:5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5" calcext:value-type="float">
            <text:p>273.85</text:p>
          </table:table-cell>
          <table:table-cell office:value-type="float" office:value="1670.34" calcext:value-type="float">
            <text:p>1670.34</text:p>
          </table:table-cell>
          <table:table-cell office:value-type="float" office:value="2013.31" calcext:value-type="float">
            <text:p>2013.31</text:p>
          </table:table-cell>
        </table:table-row>
        <table:table-row table:style-name="ro1">
          <table:table-cell office:value-type="float" office:value="25199827" calcext:value-type="float">
            <text:p>25199827</text:p>
          </table:table-cell>
          <table:table-cell table:formula="of:=[.A1577]/1000/(60*60*24)" office:value-type="time" office:time-value="PT06H59M59.827S" calcext:value-type="time">
            <text:p>07:00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671.38" calcext:value-type="float">
            <text:p>1671.38</text:p>
          </table:table-cell>
          <table:table-cell office:value-type="float" office:value="2014.53" calcext:value-type="float">
            <text:p>2014.53</text:p>
          </table:table-cell>
        </table:table-row>
        <table:table-row table:style-name="ro1">
          <table:table-cell office:value-type="float" office:value="25215827" calcext:value-type="float">
            <text:p>25215827</text:p>
          </table:table-cell>
          <table:table-cell table:formula="of:=[.A1578]/1000/(60*60*24)" office:value-type="time" office:time-value="PT07H00M15.827S" calcext:value-type="time">
            <text:p>07:00:16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2" calcext:value-type="float">
            <text:p>272.92</text:p>
          </table:table-cell>
          <table:table-cell office:value-type="float" office:value="1672.41" calcext:value-type="float">
            <text:p>1672.41</text:p>
          </table:table-cell>
          <table:table-cell office:value-type="float" office:value="2015.75" calcext:value-type="float">
            <text:p>2015.75</text:p>
          </table:table-cell>
        </table:table-row>
        <table:table-row table:style-name="ro1">
          <table:table-cell office:value-type="float" office:value="25231827" calcext:value-type="float">
            <text:p>25231827</text:p>
          </table:table-cell>
          <table:table-cell table:formula="of:=[.A1579]/1000/(60*60*24)" office:value-type="time" office:time-value="PT07H00M31.827S" calcext:value-type="time">
            <text:p>07:00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673.45" calcext:value-type="float">
            <text:p>1673.45</text:p>
          </table:table-cell>
          <table:table-cell office:value-type="float" office:value="2016.96" calcext:value-type="float">
            <text:p>2016.96</text:p>
          </table:table-cell>
        </table:table-row>
        <table:table-row table:style-name="ro1">
          <table:table-cell office:value-type="float" office:value="25247827" calcext:value-type="float">
            <text:p>25247827</text:p>
          </table:table-cell>
          <table:table-cell table:formula="of:=[.A1580]/1000/(60*60*24)" office:value-type="time" office:time-value="PT07H00M47.827S" calcext:value-type="time">
            <text:p>07:00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5" calcext:value-type="float">
            <text:p>273.85</text:p>
          </table:table-cell>
          <table:table-cell office:value-type="float" office:value="1674.49" calcext:value-type="float">
            <text:p>1674.49</text:p>
          </table:table-cell>
          <table:table-cell office:value-type="float" office:value="2018.18" calcext:value-type="float">
            <text:p>2018.18</text:p>
          </table:table-cell>
        </table:table-row>
        <table:table-row table:style-name="ro1">
          <table:table-cell office:value-type="float" office:value="25263827" calcext:value-type="float">
            <text:p>25263827</text:p>
          </table:table-cell>
          <table:table-cell table:formula="of:=[.A1581]/1000/(60*60*24)" office:value-type="time" office:time-value="PT07H01M03.827S" calcext:value-type="time">
            <text:p>07:0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5" calcext:value-type="float">
            <text:p>273.85</text:p>
          </table:table-cell>
          <table:table-cell office:value-type="float" office:value="1675.52" calcext:value-type="float">
            <text:p>1675.52</text:p>
          </table:table-cell>
          <table:table-cell office:value-type="float" office:value="2019.4" calcext:value-type="float">
            <text:p>2019.4</text:p>
          </table:table-cell>
        </table:table-row>
        <table:table-row table:style-name="ro1">
          <table:table-cell office:value-type="float" office:value="25279827" calcext:value-type="float">
            <text:p>25279827</text:p>
          </table:table-cell>
          <table:table-cell table:formula="of:=[.A1582]/1000/(60*60*24)" office:value-type="time" office:time-value="PT07H01M19.827S" calcext:value-type="time">
            <text:p>07:01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676.56" calcext:value-type="float">
            <text:p>1676.56</text:p>
          </table:table-cell>
          <table:table-cell office:value-type="float" office:value="2020.61" calcext:value-type="float">
            <text:p>2020.61</text:p>
          </table:table-cell>
        </table:table-row>
        <table:table-row table:style-name="ro1">
          <table:table-cell office:value-type="float" office:value="25295827" calcext:value-type="float">
            <text:p>25295827</text:p>
          </table:table-cell>
          <table:table-cell table:formula="of:=[.A1583]/1000/(60*60*24)" office:value-type="time" office:time-value="PT07H01M35.827S" calcext:value-type="time">
            <text:p>07:01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677.59" calcext:value-type="float">
            <text:p>1677.59</text:p>
          </table:table-cell>
          <table:table-cell office:value-type="float" office:value="2021.83" calcext:value-type="float">
            <text:p>2021.83</text:p>
          </table:table-cell>
        </table:table-row>
        <table:table-row table:style-name="ro1">
          <table:table-cell office:value-type="float" office:value="25311827" calcext:value-type="float">
            <text:p>25311827</text:p>
          </table:table-cell>
          <table:table-cell table:formula="of:=[.A1584]/1000/(60*60*24)" office:value-type="time" office:time-value="PT07H01M51.827S" calcext:value-type="time">
            <text:p>07:01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678.63" calcext:value-type="float">
            <text:p>1678.63</text:p>
          </table:table-cell>
          <table:table-cell office:value-type="float" office:value="2023.05" calcext:value-type="float">
            <text:p>2023.05</text:p>
          </table:table-cell>
        </table:table-row>
        <table:table-row table:style-name="ro1">
          <table:table-cell office:value-type="float" office:value="25327827" calcext:value-type="float">
            <text:p>25327827</text:p>
          </table:table-cell>
          <table:table-cell table:formula="of:=[.A1585]/1000/(60*60*24)" office:value-type="time" office:time-value="PT07H02M07.827S" calcext:value-type="time">
            <text:p>07:02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679.66" calcext:value-type="float">
            <text:p>1679.66</text:p>
          </table:table-cell>
          <table:table-cell office:value-type="float" office:value="2024.26" calcext:value-type="float">
            <text:p>2024.26</text:p>
          </table:table-cell>
        </table:table-row>
        <table:table-row table:style-name="ro1">
          <table:table-cell office:value-type="float" office:value="25343827" calcext:value-type="float">
            <text:p>25343827</text:p>
          </table:table-cell>
          <table:table-cell table:formula="of:=[.A1586]/1000/(60*60*24)" office:value-type="time" office:time-value="PT07H02M23.827S" calcext:value-type="time">
            <text:p>07:02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680.7" calcext:value-type="float">
            <text:p>1680.7</text:p>
          </table:table-cell>
          <table:table-cell office:value-type="float" office:value="2025.48" calcext:value-type="float">
            <text:p>2025.48</text:p>
          </table:table-cell>
        </table:table-row>
        <table:table-row table:style-name="ro1">
          <table:table-cell office:value-type="float" office:value="25359827" calcext:value-type="float">
            <text:p>25359827</text:p>
          </table:table-cell>
          <table:table-cell table:formula="of:=[.A1587]/1000/(60*60*24)" office:value-type="time" office:time-value="PT07H02M39.827S" calcext:value-type="time">
            <text:p>07:02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681.73" calcext:value-type="float">
            <text:p>1681.73</text:p>
          </table:table-cell>
          <table:table-cell office:value-type="float" office:value="2026.7" calcext:value-type="float">
            <text:p>2026.7</text:p>
          </table:table-cell>
        </table:table-row>
        <table:table-row table:style-name="ro1">
          <table:table-cell office:value-type="float" office:value="25375827" calcext:value-type="float">
            <text:p>25375827</text:p>
          </table:table-cell>
          <table:table-cell table:formula="of:=[.A1588]/1000/(60*60*24)" office:value-type="time" office:time-value="PT07H02M55.827S" calcext:value-type="time">
            <text:p>07:02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682.77" calcext:value-type="float">
            <text:p>1682.77</text:p>
          </table:table-cell>
          <table:table-cell office:value-type="float" office:value="2027.91" calcext:value-type="float">
            <text:p>2027.91</text:p>
          </table:table-cell>
        </table:table-row>
        <table:table-row table:style-name="ro1">
          <table:table-cell office:value-type="float" office:value="25391827" calcext:value-type="float">
            <text:p>25391827</text:p>
          </table:table-cell>
          <table:table-cell table:formula="of:=[.A1589]/1000/(60*60*24)" office:value-type="time" office:time-value="PT07H03M11.827S" calcext:value-type="time">
            <text:p>07:0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683.8" calcext:value-type="float">
            <text:p>1683.8</text:p>
          </table:table-cell>
          <table:table-cell office:value-type="float" office:value="2029.13" calcext:value-type="float">
            <text:p>2029.13</text:p>
          </table:table-cell>
        </table:table-row>
        <table:table-row table:style-name="ro1">
          <table:table-cell office:value-type="float" office:value="25407827" calcext:value-type="float">
            <text:p>25407827</text:p>
          </table:table-cell>
          <table:table-cell table:formula="of:=[.A1590]/1000/(60*60*24)" office:value-type="time" office:time-value="PT07H03M27.827S" calcext:value-type="time">
            <text:p>07:03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684.84" calcext:value-type="float">
            <text:p>1684.84</text:p>
          </table:table-cell>
          <table:table-cell office:value-type="float" office:value="2030.35" calcext:value-type="float">
            <text:p>2030.35</text:p>
          </table:table-cell>
        </table:table-row>
        <table:table-row table:style-name="ro1">
          <table:table-cell office:value-type="float" office:value="25423827" calcext:value-type="float">
            <text:p>25423827</text:p>
          </table:table-cell>
          <table:table-cell table:formula="of:=[.A1591]/1000/(60*60*24)" office:value-type="time" office:time-value="PT07H03M43.827S" calcext:value-type="time">
            <text:p>07:03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685.87" calcext:value-type="float">
            <text:p>1685.87</text:p>
          </table:table-cell>
          <table:table-cell office:value-type="float" office:value="2031.56" calcext:value-type="float">
            <text:p>2031.56</text:p>
          </table:table-cell>
        </table:table-row>
        <table:table-row table:style-name="ro1">
          <table:table-cell office:value-type="float" office:value="25439827" calcext:value-type="float">
            <text:p>25439827</text:p>
          </table:table-cell>
          <table:table-cell table:formula="of:=[.A1592]/1000/(60*60*24)" office:value-type="time" office:time-value="PT07H03M59.827S" calcext:value-type="time">
            <text:p>07:04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686.91" calcext:value-type="float">
            <text:p>1686.91</text:p>
          </table:table-cell>
          <table:table-cell office:value-type="float" office:value="2032.78" calcext:value-type="float">
            <text:p>2032.78</text:p>
          </table:table-cell>
        </table:table-row>
        <table:table-row table:style-name="ro1">
          <table:table-cell office:value-type="float" office:value="25455827" calcext:value-type="float">
            <text:p>25455827</text:p>
          </table:table-cell>
          <table:table-cell table:formula="of:=[.A1593]/1000/(60*60*24)" office:value-type="time" office:time-value="PT07H04M15.827S" calcext:value-type="time">
            <text:p>07:04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687.94" calcext:value-type="float">
            <text:p>1687.94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25471827" calcext:value-type="float">
            <text:p>25471827</text:p>
          </table:table-cell>
          <table:table-cell table:formula="of:=[.A1594]/1000/(60*60*24)" office:value-type="time" office:time-value="PT07H04M31.827S" calcext:value-type="time">
            <text:p>07:04:32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88.98" calcext:value-type="float">
            <text:p>1688.98</text:p>
          </table:table-cell>
          <table:table-cell office:value-type="float" office:value="2035.21" calcext:value-type="float">
            <text:p>2035.21</text:p>
          </table:table-cell>
        </table:table-row>
        <table:table-row table:style-name="ro1">
          <table:table-cell office:value-type="float" office:value="25487827" calcext:value-type="float">
            <text:p>25487827</text:p>
          </table:table-cell>
          <table:table-cell table:formula="of:=[.A1595]/1000/(60*60*24)" office:value-type="time" office:time-value="PT07H04M47.827S" calcext:value-type="time">
            <text:p>07:04:48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90.02" calcext:value-type="float">
            <text:p>1690.02</text:p>
          </table:table-cell>
          <table:table-cell office:value-type="float" office:value="2036.43" calcext:value-type="float">
            <text:p>2036.43</text:p>
          </table:table-cell>
        </table:table-row>
        <table:table-row table:style-name="ro1">
          <table:table-cell office:value-type="float" office:value="25503827" calcext:value-type="float">
            <text:p>25503827</text:p>
          </table:table-cell>
          <table:table-cell table:formula="of:=[.A1596]/1000/(60*60*24)" office:value-type="time" office:time-value="PT07H05M03.827S" calcext:value-type="time">
            <text:p>07:05:04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91.05" calcext:value-type="float">
            <text:p>1691.05</text:p>
          </table:table-cell>
          <table:table-cell office:value-type="float" office:value="2037.64" calcext:value-type="float">
            <text:p>2037.64</text:p>
          </table:table-cell>
        </table:table-row>
        <table:table-row table:style-name="ro1">
          <table:table-cell office:value-type="float" office:value="25519827" calcext:value-type="float">
            <text:p>25519827</text:p>
          </table:table-cell>
          <table:table-cell table:formula="of:=[.A1597]/1000/(60*60*24)" office:value-type="time" office:time-value="PT07H05M19.827S" calcext:value-type="time">
            <text:p>07:05:20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92.09" calcext:value-type="float">
            <text:p>1692.09</text:p>
          </table:table-cell>
          <table:table-cell office:value-type="float" office:value="2038.86" calcext:value-type="float">
            <text:p>2038.86</text:p>
          </table:table-cell>
        </table:table-row>
        <table:table-row table:style-name="ro1">
          <table:table-cell office:value-type="float" office:value="25535827" calcext:value-type="float">
            <text:p>25535827</text:p>
          </table:table-cell>
          <table:table-cell table:formula="of:=[.A1598]/1000/(60*60*24)" office:value-type="time" office:time-value="PT07H05M35.827S" calcext:value-type="time">
            <text:p>07:05:36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93.12" calcext:value-type="float">
            <text:p>1693.12</text:p>
          </table:table-cell>
          <table:table-cell office:value-type="float" office:value="2040.07" calcext:value-type="float">
            <text:p>2040.07</text:p>
          </table:table-cell>
        </table:table-row>
        <table:table-row table:style-name="ro1">
          <table:table-cell office:value-type="float" office:value="25551827" calcext:value-type="float">
            <text:p>25551827</text:p>
          </table:table-cell>
          <table:table-cell table:formula="of:=[.A1599]/1000/(60*60*24)" office:value-type="time" office:time-value="PT07H05M51.827S" calcext:value-type="time">
            <text:p>07:05:52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94.16" calcext:value-type="float">
            <text:p>1694.16</text:p>
          </table:table-cell>
          <table:table-cell office:value-type="float" office:value="2041.29" calcext:value-type="float">
            <text:p>2041.29</text:p>
          </table:table-cell>
        </table:table-row>
        <table:table-row table:style-name="ro1">
          <table:table-cell office:value-type="float" office:value="25567827" calcext:value-type="float">
            <text:p>25567827</text:p>
          </table:table-cell>
          <table:table-cell table:formula="of:=[.A1600]/1000/(60*60*24)" office:value-type="time" office:time-value="PT07H06M07.827S" calcext:value-type="time">
            <text:p>07:06:08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95.19" calcext:value-type="float">
            <text:p>1695.19</text:p>
          </table:table-cell>
          <table:table-cell office:value-type="float" office:value="2042.51" calcext:value-type="float">
            <text:p>2042.51</text:p>
          </table:table-cell>
        </table:table-row>
        <table:table-row table:style-name="ro1">
          <table:table-cell office:value-type="float" office:value="25583827" calcext:value-type="float">
            <text:p>25583827</text:p>
          </table:table-cell>
          <table:table-cell table:formula="of:=[.A1601]/1000/(60*60*24)" office:value-type="time" office:time-value="PT07H06M23.827S" calcext:value-type="time">
            <text:p>07:06:24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96.23" calcext:value-type="float">
            <text:p>1696.23</text:p>
          </table:table-cell>
          <table:table-cell office:value-type="float" office:value="2043.72" calcext:value-type="float">
            <text:p>2043.72</text:p>
          </table:table-cell>
        </table:table-row>
        <table:table-row table:style-name="ro1">
          <table:table-cell office:value-type="float" office:value="25599827" calcext:value-type="float">
            <text:p>25599827</text:p>
          </table:table-cell>
          <table:table-cell table:formula="of:=[.A1602]/1000/(60*60*24)" office:value-type="time" office:time-value="PT07H06M39.827S" calcext:value-type="time">
            <text:p>07:06:40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697.26" calcext:value-type="float">
            <text:p>1697.26</text:p>
          </table:table-cell>
          <table:table-cell office:value-type="float" office:value="2044.94" calcext:value-type="float">
            <text:p>2044.94</text:p>
          </table:table-cell>
        </table:table-row>
        <table:table-row table:style-name="ro1">
          <table:table-cell office:value-type="float" office:value="25615827" calcext:value-type="float">
            <text:p>25615827</text:p>
          </table:table-cell>
          <table:table-cell table:formula="of:=[.A1603]/1000/(60*60*24)" office:value-type="time" office:time-value="PT07H06M55.827S" calcext:value-type="time">
            <text:p>07:06:56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2" calcext:value-type="float">
            <text:p>273.72</text:p>
          </table:table-cell>
          <table:table-cell office:value-type="float" office:value="1698.3" calcext:value-type="float">
            <text:p>1698.3</text:p>
          </table:table-cell>
          <table:table-cell office:value-type="float" office:value="2046.16" calcext:value-type="float">
            <text:p>2046.16</text:p>
          </table:table-cell>
        </table:table-row>
        <table:table-row table:style-name="ro1">
          <table:table-cell office:value-type="float" office:value="25631827" calcext:value-type="float">
            <text:p>25631827</text:p>
          </table:table-cell>
          <table:table-cell table:formula="of:=[.A1604]/1000/(60*60*24)" office:value-type="time" office:time-value="PT07H07M11.827S" calcext:value-type="time">
            <text:p>07:07:12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2" calcext:value-type="float">
            <text:p>273.72</text:p>
          </table:table-cell>
          <table:table-cell office:value-type="float" office:value="1699.33" calcext:value-type="float">
            <text:p>1699.33</text:p>
          </table:table-cell>
          <table:table-cell office:value-type="float" office:value="2047.37" calcext:value-type="float">
            <text:p>2047.37</text:p>
          </table:table-cell>
        </table:table-row>
        <table:table-row table:style-name="ro1">
          <table:table-cell office:value-type="float" office:value="25647827" calcext:value-type="float">
            <text:p>25647827</text:p>
          </table:table-cell>
          <table:table-cell table:formula="of:=[.A1605]/1000/(60*60*24)" office:value-type="time" office:time-value="PT07H07M27.827S" calcext:value-type="time">
            <text:p>07:07:28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700.37" calcext:value-type="float">
            <text:p>1700.37</text:p>
          </table:table-cell>
          <table:table-cell office:value-type="float" office:value="2048.59" calcext:value-type="float">
            <text:p>2048.59</text:p>
          </table:table-cell>
        </table:table-row>
        <table:table-row table:style-name="ro1">
          <table:table-cell office:value-type="float" office:value="25663827" calcext:value-type="float">
            <text:p>25663827</text:p>
          </table:table-cell>
          <table:table-cell table:formula="of:=[.A1606]/1000/(60*60*24)" office:value-type="time" office:time-value="PT07H07M43.827S" calcext:value-type="time">
            <text:p>07:07:44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2" calcext:value-type="float">
            <text:p>273.72</text:p>
          </table:table-cell>
          <table:table-cell office:value-type="float" office:value="1701.4" calcext:value-type="float">
            <text:p>1701.4</text:p>
          </table:table-cell>
          <table:table-cell office:value-type="float" office:value="2049.8" calcext:value-type="float">
            <text:p>2049.8</text:p>
          </table:table-cell>
        </table:table-row>
        <table:table-row table:style-name="ro1">
          <table:table-cell office:value-type="float" office:value="25679827" calcext:value-type="float">
            <text:p>25679827</text:p>
          </table:table-cell>
          <table:table-cell table:formula="of:=[.A1607]/1000/(60*60*24)" office:value-type="time" office:time-value="PT07H07M59.827S" calcext:value-type="time">
            <text:p>07:08:00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702.44" calcext:value-type="float">
            <text:p>1702.44</text:p>
          </table:table-cell>
          <table:table-cell office:value-type="float" office:value="2051.02" calcext:value-type="float">
            <text:p>2051.02</text:p>
          </table:table-cell>
        </table:table-row>
        <table:table-row table:style-name="ro1">
          <table:table-cell office:value-type="float" office:value="25695827" calcext:value-type="float">
            <text:p>25695827</text:p>
          </table:table-cell>
          <table:table-cell table:formula="of:=[.A1608]/1000/(60*60*24)" office:value-type="time" office:time-value="PT07H08M15.827S" calcext:value-type="time">
            <text:p>07:08:16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703.47" calcext:value-type="float">
            <text:p>1703.47</text:p>
          </table:table-cell>
          <table:table-cell office:value-type="float" office:value="2052.23" calcext:value-type="float">
            <text:p>2052.23</text:p>
          </table:table-cell>
        </table:table-row>
        <table:table-row table:style-name="ro1">
          <table:table-cell office:value-type="float" office:value="25711827" calcext:value-type="float">
            <text:p>25711827</text:p>
          </table:table-cell>
          <table:table-cell table:formula="of:=[.A1609]/1000/(60*60*24)" office:value-type="time" office:time-value="PT07H08M31.827S" calcext:value-type="time">
            <text:p>07:08:32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704.51" calcext:value-type="float">
            <text:p>1704.51</text:p>
          </table:table-cell>
          <table:table-cell office:value-type="float" office:value="2053.44" calcext:value-type="float">
            <text:p>2053.44</text:p>
          </table:table-cell>
        </table:table-row>
        <table:table-row table:style-name="ro1">
          <table:table-cell office:value-type="float" office:value="25727827" calcext:value-type="float">
            <text:p>25727827</text:p>
          </table:table-cell>
          <table:table-cell table:formula="of:=[.A1610]/1000/(60*60*24)" office:value-type="time" office:time-value="PT07H08M47.827S" calcext:value-type="time">
            <text:p>07:08:48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705.54" calcext:value-type="float">
            <text:p>1705.54</text:p>
          </table:table-cell>
          <table:table-cell office:value-type="float" office:value="2054.66" calcext:value-type="float">
            <text:p>2054.66</text:p>
          </table:table-cell>
        </table:table-row>
        <table:table-row table:style-name="ro1">
          <table:table-cell office:value-type="float" office:value="25743827" calcext:value-type="float">
            <text:p>25743827</text:p>
          </table:table-cell>
          <table:table-cell table:formula="of:=[.A1611]/1000/(60*60*24)" office:value-type="time" office:time-value="PT07H09M03.827S" calcext:value-type="time">
            <text:p>07:09:04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706.58" calcext:value-type="float">
            <text:p>1706.58</text:p>
          </table:table-cell>
          <table:table-cell office:value-type="float" office:value="2055.87" calcext:value-type="float">
            <text:p>2055.87</text:p>
          </table:table-cell>
        </table:table-row>
        <table:table-row table:style-name="ro1">
          <table:table-cell office:value-type="float" office:value="25759827" calcext:value-type="float">
            <text:p>25759827</text:p>
          </table:table-cell>
          <table:table-cell table:formula="of:=[.A1612]/1000/(60*60*24)" office:value-type="time" office:time-value="PT07H09M19.827S" calcext:value-type="time">
            <text:p>07:09:20</text:p>
          </table:table-cell>
          <table:table-cell office:value-type="float" office:value="1.18" calcext:value-type="float">
            <text:p>1.18</text:p>
          </table:table-cell>
          <table:table-cell office:value-type="float" office:value="232.7" calcext:value-type="float">
            <text:p>232.7</text:p>
          </table:table-cell>
          <table:table-cell office:value-type="float" office:value="273.49" calcext:value-type="float">
            <text:p>273.49</text:p>
          </table:table-cell>
          <table:table-cell office:value-type="float" office:value="1707.61" calcext:value-type="float">
            <text:p>1707.61</text:p>
          </table:table-cell>
          <table:table-cell office:value-type="float" office:value="2057.09" calcext:value-type="float">
            <text:p>2057.09</text:p>
          </table:table-cell>
        </table:table-row>
        <table:table-row table:style-name="ro1">
          <table:table-cell office:value-type="float" office:value="25775827" calcext:value-type="float">
            <text:p>25775827</text:p>
          </table:table-cell>
          <table:table-cell table:formula="of:=[.A1613]/1000/(60*60*24)" office:value-type="time" office:time-value="PT07H09M35.827S" calcext:value-type="time">
            <text:p>07:09:36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708.65" calcext:value-type="float">
            <text:p>1708.65</text:p>
          </table:table-cell>
          <table:table-cell office:value-type="float" office:value="2058.3" calcext:value-type="float">
            <text:p>2058.3</text:p>
          </table:table-cell>
        </table:table-row>
        <table:table-row table:style-name="ro1">
          <table:table-cell office:value-type="float" office:value="25791827" calcext:value-type="float">
            <text:p>25791827</text:p>
          </table:table-cell>
          <table:table-cell table:formula="of:=[.A1614]/1000/(60*60*24)" office:value-type="time" office:time-value="PT07H09M51.827S" calcext:value-type="time">
            <text:p>07:09:52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709.68" calcext:value-type="float">
            <text:p>1709.68</text:p>
          </table:table-cell>
          <table:table-cell office:value-type="float" office:value="2059.52" calcext:value-type="float">
            <text:p>2059.52</text:p>
          </table:table-cell>
        </table:table-row>
        <table:table-row table:style-name="ro1">
          <table:table-cell office:value-type="float" office:value="25807827" calcext:value-type="float">
            <text:p>25807827</text:p>
          </table:table-cell>
          <table:table-cell table:formula="of:=[.A1615]/1000/(60*60*24)" office:value-type="time" office:time-value="PT07H10M07.827S" calcext:value-type="time">
            <text:p>07:10:08</text:p>
          </table:table-cell>
          <table:table-cell office:value-type="float" office:value="1.18" calcext:value-type="float">
            <text:p>1.18</text:p>
          </table:table-cell>
          <table:table-cell office:value-type="float" office:value="232.7" calcext:value-type="float">
            <text:p>232.7</text:p>
          </table:table-cell>
          <table:table-cell office:value-type="float" office:value="273.49" calcext:value-type="float">
            <text:p>273.49</text:p>
          </table:table-cell>
          <table:table-cell office:value-type="float" office:value="1710.72" calcext:value-type="float">
            <text:p>1710.72</text:p>
          </table:table-cell>
          <table:table-cell office:value-type="float" office:value="2060.73" calcext:value-type="float">
            <text:p>2060.73</text:p>
          </table:table-cell>
        </table:table-row>
        <table:table-row table:style-name="ro1">
          <table:table-cell office:value-type="float" office:value="25823827" calcext:value-type="float">
            <text:p>25823827</text:p>
          </table:table-cell>
          <table:table-cell table:formula="of:=[.A1616]/1000/(60*60*24)" office:value-type="time" office:time-value="PT07H10M23.827S" calcext:value-type="time">
            <text:p>07:1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2.7" calcext:value-type="float">
            <text:p>232.7</text:p>
          </table:table-cell>
          <table:table-cell office:value-type="float" office:value="273.49" calcext:value-type="float">
            <text:p>273.49</text:p>
          </table:table-cell>
          <table:table-cell office:value-type="float" office:value="1711.75" calcext:value-type="float">
            <text:p>1711.75</text:p>
          </table:table-cell>
          <table:table-cell office:value-type="float" office:value="2061.94" calcext:value-type="float">
            <text:p>2061.94</text:p>
          </table:table-cell>
        </table:table-row>
        <table:table-row table:style-name="ro1">
          <table:table-cell office:value-type="float" office:value="25839827" calcext:value-type="float">
            <text:p>25839827</text:p>
          </table:table-cell>
          <table:table-cell table:formula="of:=[.A1617]/1000/(60*60*24)" office:value-type="time" office:time-value="PT07H10M39.827S" calcext:value-type="time">
            <text:p>07:1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" calcext:value-type="float">
            <text:p>273.6</text:p>
          </table:table-cell>
          <table:table-cell office:value-type="float" office:value="1712.79" calcext:value-type="float">
            <text:p>1712.79</text:p>
          </table:table-cell>
          <table:table-cell office:value-type="float" office:value="2063.16" calcext:value-type="float">
            <text:p>2063.16</text:p>
          </table:table-cell>
        </table:table-row>
        <table:table-row table:style-name="ro1">
          <table:table-cell office:value-type="float" office:value="25855827" calcext:value-type="float">
            <text:p>25855827</text:p>
          </table:table-cell>
          <table:table-cell table:formula="of:=[.A1618]/1000/(60*60*24)" office:value-type="time" office:time-value="PT07H10M55.827S" calcext:value-type="time">
            <text:p>07:10:56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713.82" calcext:value-type="float">
            <text:p>1713.82</text:p>
          </table:table-cell>
          <table:table-cell office:value-type="float" office:value="2064.37" calcext:value-type="float">
            <text:p>2064.37</text:p>
          </table:table-cell>
        </table:table-row>
        <table:table-row table:style-name="ro1">
          <table:table-cell office:value-type="float" office:value="25871827" calcext:value-type="float">
            <text:p>25871827</text:p>
          </table:table-cell>
          <table:table-cell table:formula="of:=[.A1619]/1000/(60*60*24)" office:value-type="time" office:time-value="PT07H11M11.827S" calcext:value-type="time">
            <text:p>07:11:12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714.86" calcext:value-type="float">
            <text:p>1714.86</text:p>
          </table:table-cell>
          <table:table-cell office:value-type="float" office:value="2065.58" calcext:value-type="float">
            <text:p>2065.58</text:p>
          </table:table-cell>
        </table:table-row>
        <table:table-row table:style-name="ro1">
          <table:table-cell office:value-type="float" office:value="25887827" calcext:value-type="float">
            <text:p>25887827</text:p>
          </table:table-cell>
          <table:table-cell table:formula="of:=[.A1620]/1000/(60*60*24)" office:value-type="time" office:time-value="PT07H11M27.827S" calcext:value-type="time">
            <text:p>07:11:28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715.89" calcext:value-type="float">
            <text:p>1715.89</text:p>
          </table:table-cell>
          <table:table-cell office:value-type="float" office:value="2066.8" calcext:value-type="float">
            <text:p>2066.8</text:p>
          </table:table-cell>
        </table:table-row>
        <table:table-row table:style-name="ro1">
          <table:table-cell office:value-type="float" office:value="25903827" calcext:value-type="float">
            <text:p>25903827</text:p>
          </table:table-cell>
          <table:table-cell table:formula="of:=[.A1621]/1000/(60*60*24)" office:value-type="time" office:time-value="PT07H11M43.827S" calcext:value-type="time">
            <text:p>07:11:44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6" calcext:value-type="float">
            <text:p>272.56</text:p>
          </table:table-cell>
          <table:table-cell office:value-type="float" office:value="1716.92" calcext:value-type="float">
            <text:p>1716.92</text:p>
          </table:table-cell>
          <table:table-cell office:value-type="float" office:value="2068.01" calcext:value-type="float">
            <text:p>2068.01</text:p>
          </table:table-cell>
        </table:table-row>
        <table:table-row table:style-name="ro1">
          <table:table-cell office:value-type="float" office:value="25919827" calcext:value-type="float">
            <text:p>25919827</text:p>
          </table:table-cell>
          <table:table-cell table:formula="of:=[.A1622]/1000/(60*60*24)" office:value-type="time" office:time-value="PT07H11M59.827S" calcext:value-type="time">
            <text:p>07:12:00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717.96" calcext:value-type="float">
            <text:p>1717.96</text:p>
          </table:table-cell>
          <table:table-cell office:value-type="float" office:value="2069.22" calcext:value-type="float">
            <text:p>2069.22</text:p>
          </table:table-cell>
        </table:table-row>
        <table:table-row table:style-name="ro1">
          <table:table-cell office:value-type="float" office:value="25935827" calcext:value-type="float">
            <text:p>25935827</text:p>
          </table:table-cell>
          <table:table-cell table:formula="of:=[.A1623]/1000/(60*60*24)" office:value-type="time" office:time-value="PT07H12M15.827S" calcext:value-type="time">
            <text:p>07:12:16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718.99" calcext:value-type="float">
            <text:p>1718.99</text:p>
          </table:table-cell>
          <table:table-cell office:value-type="float" office:value="2070.43" calcext:value-type="float">
            <text:p>2070.43</text:p>
          </table:table-cell>
        </table:table-row>
        <table:table-row table:style-name="ro1">
          <table:table-cell office:value-type="float" office:value="25951827" calcext:value-type="float">
            <text:p>25951827</text:p>
          </table:table-cell>
          <table:table-cell table:formula="of:=[.A1624]/1000/(60*60*24)" office:value-type="time" office:time-value="PT07H12M31.827S" calcext:value-type="time">
            <text:p>07:12:32</text:p>
          </table:table-cell>
          <table:table-cell office:value-type="float" office:value="1.18" calcext:value-type="float">
            <text:p>1.18</text:p>
          </table:table-cell>
          <table:table-cell office:value-type="float" office:value="232.7" calcext:value-type="float">
            <text:p>232.7</text:p>
          </table:table-cell>
          <table:table-cell office:value-type="float" office:value="273.49" calcext:value-type="float">
            <text:p>273.49</text:p>
          </table:table-cell>
          <table:table-cell office:value-type="float" office:value="1720.03" calcext:value-type="float">
            <text:p>1720.03</text:p>
          </table:table-cell>
          <table:table-cell office:value-type="float" office:value="2071.64" calcext:value-type="float">
            <text:p>2071.64</text:p>
          </table:table-cell>
        </table:table-row>
        <table:table-row table:style-name="ro1">
          <table:table-cell office:value-type="float" office:value="25967827" calcext:value-type="float">
            <text:p>25967827</text:p>
          </table:table-cell>
          <table:table-cell table:formula="of:=[.A1625]/1000/(60*60*24)" office:value-type="time" office:time-value="PT07H12M47.827S" calcext:value-type="time">
            <text:p>07:12:48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721.06" calcext:value-type="float">
            <text:p>1721.06</text:p>
          </table:table-cell>
          <table:table-cell office:value-type="float" office:value="2072.86" calcext:value-type="float">
            <text:p>2072.86</text:p>
          </table:table-cell>
        </table:table-row>
        <table:table-row table:style-name="ro1">
          <table:table-cell office:value-type="float" office:value="25983827" calcext:value-type="float">
            <text:p>25983827</text:p>
          </table:table-cell>
          <table:table-cell table:formula="of:=[.A1626]/1000/(60*60*24)" office:value-type="time" office:time-value="PT07H13M03.827S" calcext:value-type="time">
            <text:p>07:1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2.6" calcext:value-type="float">
            <text:p>232.6</text:p>
          </table:table-cell>
          <table:table-cell office:value-type="float" office:value="273.37" calcext:value-type="float">
            <text:p>273.37</text:p>
          </table:table-cell>
          <table:table-cell office:value-type="float" office:value="1722.1" calcext:value-type="float">
            <text:p>1722.1</text:p>
          </table:table-cell>
          <table:table-cell office:value-type="float" office:value="2074.07" calcext:value-type="float">
            <text:p>2074.07</text:p>
          </table:table-cell>
        </table:table-row>
        <table:table-row table:style-name="ro1">
          <table:table-cell office:value-type="float" office:value="25999827" calcext:value-type="float">
            <text:p>25999827</text:p>
          </table:table-cell>
          <table:table-cell table:formula="of:=[.A1627]/1000/(60*60*24)" office:value-type="time" office:time-value="PT07H13M19.827S" calcext:value-type="time">
            <text:p>07:13:20</text:p>
          </table:table-cell>
          <table:table-cell office:value-type="float" office:value="1.18" calcext:value-type="float">
            <text:p>1.18</text:p>
          </table:table-cell>
          <table:table-cell office:value-type="float" office:value="232.6" calcext:value-type="float">
            <text:p>232.6</text:p>
          </table:table-cell>
          <table:table-cell office:value-type="float" office:value="273.37" calcext:value-type="float">
            <text:p>273.37</text:p>
          </table:table-cell>
          <table:table-cell office:value-type="float" office:value="1723.13" calcext:value-type="float">
            <text:p>1723.13</text:p>
          </table:table-cell>
          <table:table-cell office:value-type="float" office:value="2075.28" calcext:value-type="float">
            <text:p>2075.28</text:p>
          </table:table-cell>
        </table:table-row>
        <table:table-row table:style-name="ro1">
          <table:table-cell office:value-type="float" office:value="26015827" calcext:value-type="float">
            <text:p>26015827</text:p>
          </table:table-cell>
          <table:table-cell table:formula="of:=[.A1628]/1000/(60*60*24)" office:value-type="time" office:time-value="PT07H13M35.827S" calcext:value-type="time">
            <text:p>07:1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2.6" calcext:value-type="float">
            <text:p>232.6</text:p>
          </table:table-cell>
          <table:table-cell office:value-type="float" office:value="273.37" calcext:value-type="float">
            <text:p>273.37</text:p>
          </table:table-cell>
          <table:table-cell office:value-type="float" office:value="1724.16" calcext:value-type="float">
            <text:p>1724.16</text:p>
          </table:table-cell>
          <table:table-cell office:value-type="float" office:value="2076.5" calcext:value-type="float">
            <text:p>2076.5</text:p>
          </table:table-cell>
        </table:table-row>
        <table:table-row table:style-name="ro1">
          <table:table-cell office:value-type="float" office:value="26031827" calcext:value-type="float">
            <text:p>26031827</text:p>
          </table:table-cell>
          <table:table-cell table:formula="of:=[.A1629]/1000/(60*60*24)" office:value-type="time" office:time-value="PT07H13M51.827S" calcext:value-type="time">
            <text:p>07:13:52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725.2" calcext:value-type="float">
            <text:p>1725.2</text:p>
          </table:table-cell>
          <table:table-cell office:value-type="float" office:value="2077.71" calcext:value-type="float">
            <text:p>2077.71</text:p>
          </table:table-cell>
        </table:table-row>
        <table:table-row table:style-name="ro1">
          <table:table-cell office:value-type="float" office:value="26047827" calcext:value-type="float">
            <text:p>26047827</text:p>
          </table:table-cell>
          <table:table-cell table:formula="of:=[.A1630]/1000/(60*60*24)" office:value-type="time" office:time-value="PT07H14M07.827S" calcext:value-type="time">
            <text:p>07:14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726.23" calcext:value-type="float">
            <text:p>1726.23</text:p>
          </table:table-cell>
          <table:table-cell office:value-type="float" office:value="2078.92" calcext:value-type="float">
            <text:p>2078.92</text:p>
          </table:table-cell>
        </table:table-row>
        <table:table-row table:style-name="ro1">
          <table:table-cell office:value-type="float" office:value="26063827" calcext:value-type="float">
            <text:p>26063827</text:p>
          </table:table-cell>
          <table:table-cell table:formula="of:=[.A1631]/1000/(60*60*24)" office:value-type="time" office:time-value="PT07H14M23.827S" calcext:value-type="time">
            <text:p>07:14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727.27" calcext:value-type="float">
            <text:p>1727.27</text:p>
          </table:table-cell>
          <table:table-cell office:value-type="float" office:value="2080.13" calcext:value-type="float">
            <text:p>2080.13</text:p>
          </table:table-cell>
        </table:table-row>
        <table:table-row table:style-name="ro1">
          <table:table-cell office:value-type="float" office:value="26079827" calcext:value-type="float">
            <text:p>26079827</text:p>
          </table:table-cell>
          <table:table-cell table:formula="of:=[.A1632]/1000/(60*60*24)" office:value-type="time" office:time-value="PT07H14M39.827S" calcext:value-type="time">
            <text:p>07:14:40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728.3" calcext:value-type="float">
            <text:p>1728.3</text:p>
          </table:table-cell>
          <table:table-cell office:value-type="float" office:value="2081.34" calcext:value-type="float">
            <text:p>2081.34</text:p>
          </table:table-cell>
        </table:table-row>
        <table:table-row table:style-name="ro1">
          <table:table-cell office:value-type="float" office:value="26095827" calcext:value-type="float">
            <text:p>26095827</text:p>
          </table:table-cell>
          <table:table-cell table:formula="of:=[.A1633]/1000/(60*60*24)" office:value-type="time" office:time-value="PT07H14M55.827S" calcext:value-type="time">
            <text:p>07:14:56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729.33" calcext:value-type="float">
            <text:p>1729.33</text:p>
          </table:table-cell>
          <table:table-cell office:value-type="float" office:value="2082.55" calcext:value-type="float">
            <text:p>2082.55</text:p>
          </table:table-cell>
        </table:table-row>
        <table:table-row table:style-name="ro1">
          <table:table-cell office:value-type="float" office:value="26111827" calcext:value-type="float">
            <text:p>26111827</text:p>
          </table:table-cell>
          <table:table-cell table:formula="of:=[.A1634]/1000/(60*60*24)" office:value-type="time" office:time-value="PT07H15M11.827S" calcext:value-type="time">
            <text:p>07:15:12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3" calcext:value-type="float">
            <text:p>272.43</text:p>
          </table:table-cell>
          <table:table-cell office:value-type="float" office:value="1730.37" calcext:value-type="float">
            <text:p>1730.37</text:p>
          </table:table-cell>
          <table:table-cell office:value-type="float" office:value="2083.77" calcext:value-type="float">
            <text:p>2083.77</text:p>
          </table:table-cell>
        </table:table-row>
        <table:table-row table:style-name="ro1">
          <table:table-cell office:value-type="float" office:value="26127827" calcext:value-type="float">
            <text:p>26127827</text:p>
          </table:table-cell>
          <table:table-cell table:formula="of:=[.A1635]/1000/(60*60*24)" office:value-type="time" office:time-value="PT07H15M27.827S" calcext:value-type="time">
            <text:p>07:15:28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731.4" calcext:value-type="float">
            <text:p>1731.4</text:p>
          </table:table-cell>
          <table:table-cell office:value-type="float" office:value="2084.98" calcext:value-type="float">
            <text:p>2084.98</text:p>
          </table:table-cell>
        </table:table-row>
        <table:table-row table:style-name="ro1">
          <table:table-cell office:value-type="float" office:value="26143827" calcext:value-type="float">
            <text:p>26143827</text:p>
          </table:table-cell>
          <table:table-cell table:formula="of:=[.A1636]/1000/(60*60*24)" office:value-type="time" office:time-value="PT07H15M43.827S" calcext:value-type="time">
            <text:p>07:15:44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732.43" calcext:value-type="float">
            <text:p>1732.43</text:p>
          </table:table-cell>
          <table:table-cell office:value-type="float" office:value="2086.19" calcext:value-type="float">
            <text:p>2086.19</text:p>
          </table:table-cell>
        </table:table-row>
        <table:table-row table:style-name="ro1">
          <table:table-cell office:value-type="float" office:value="26159827" calcext:value-type="float">
            <text:p>26159827</text:p>
          </table:table-cell>
          <table:table-cell table:formula="of:=[.A1637]/1000/(60*60*24)" office:value-type="time" office:time-value="PT07H15M59.827S" calcext:value-type="time">
            <text:p>07:16:00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3" calcext:value-type="float">
            <text:p>272.43</text:p>
          </table:table-cell>
          <table:table-cell office:value-type="float" office:value="1733.47" calcext:value-type="float">
            <text:p>1733.47</text:p>
          </table:table-cell>
          <table:table-cell office:value-type="float" office:value="2087.4" calcext:value-type="float">
            <text:p>2087.4</text:p>
          </table:table-cell>
        </table:table-row>
        <table:table-row table:style-name="ro1">
          <table:table-cell office:value-type="float" office:value="26175827" calcext:value-type="float">
            <text:p>26175827</text:p>
          </table:table-cell>
          <table:table-cell table:formula="of:=[.A1638]/1000/(60*60*24)" office:value-type="time" office:time-value="PT07H16M15.827S" calcext:value-type="time">
            <text:p>07:16:16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3" calcext:value-type="float">
            <text:p>272.43</text:p>
          </table:table-cell>
          <table:table-cell office:value-type="float" office:value="1734.5" calcext:value-type="float">
            <text:p>1734.5</text:p>
          </table:table-cell>
          <table:table-cell office:value-type="float" office:value="2088.61" calcext:value-type="float">
            <text:p>2088.61</text:p>
          </table:table-cell>
        </table:table-row>
        <table:table-row table:style-name="ro1">
          <table:table-cell office:value-type="float" office:value="26191827" calcext:value-type="float">
            <text:p>26191827</text:p>
          </table:table-cell>
          <table:table-cell table:formula="of:=[.A1639]/1000/(60*60*24)" office:value-type="time" office:time-value="PT07H16M31.827S" calcext:value-type="time">
            <text:p>07:16:32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735.53" calcext:value-type="float">
            <text:p>1735.53</text:p>
          </table:table-cell>
          <table:table-cell office:value-type="float" office:value="2089.82" calcext:value-type="float">
            <text:p>2089.82</text:p>
          </table:table-cell>
        </table:table-row>
        <table:table-row table:style-name="ro1">
          <table:table-cell office:value-type="float" office:value="26207827" calcext:value-type="float">
            <text:p>26207827</text:p>
          </table:table-cell>
          <table:table-cell table:formula="of:=[.A1640]/1000/(60*60*24)" office:value-type="time" office:time-value="PT07H16M47.827S" calcext:value-type="time">
            <text:p>07:1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2.5" calcext:value-type="float">
            <text:p>232.5</text:p>
          </table:table-cell>
          <table:table-cell office:value-type="float" office:value="273.25" calcext:value-type="float">
            <text:p>273.25</text:p>
          </table:table-cell>
          <table:table-cell office:value-type="float" office:value="1736.57" calcext:value-type="float">
            <text:p>1736.57</text:p>
          </table:table-cell>
          <table:table-cell office:value-type="float" office:value="2091.03" calcext:value-type="float">
            <text:p>2091.03</text:p>
          </table:table-cell>
        </table:table-row>
        <table:table-row table:style-name="ro1">
          <table:table-cell office:value-type="float" office:value="26223827" calcext:value-type="float">
            <text:p>26223827</text:p>
          </table:table-cell>
          <table:table-cell table:formula="of:=[.A1641]/1000/(60*60*24)" office:value-type="time" office:time-value="PT07H17M03.827S" calcext:value-type="time">
            <text:p>07:17:04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737.6" calcext:value-type="float">
            <text:p>1737.6</text:p>
          </table:table-cell>
          <table:table-cell office:value-type="float" office:value="2092.25" calcext:value-type="float">
            <text:p>2092.25</text:p>
          </table:table-cell>
        </table:table-row>
        <table:table-row table:style-name="ro1">
          <table:table-cell office:value-type="float" office:value="26239827" calcext:value-type="float">
            <text:p>26239827</text:p>
          </table:table-cell>
          <table:table-cell table:formula="of:=[.A1642]/1000/(60*60*24)" office:value-type="time" office:time-value="PT07H17M19.827S" calcext:value-type="time">
            <text:p>07:17:20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738.63" calcext:value-type="float">
            <text:p>1738.63</text:p>
          </table:table-cell>
          <table:table-cell office:value-type="float" office:value="2093.46" calcext:value-type="float">
            <text:p>2093.46</text:p>
          </table:table-cell>
        </table:table-row>
        <table:table-row table:style-name="ro1">
          <table:table-cell office:value-type="float" office:value="26255827" calcext:value-type="float">
            <text:p>26255827</text:p>
          </table:table-cell>
          <table:table-cell table:formula="of:=[.A1643]/1000/(60*60*24)" office:value-type="time" office:time-value="PT07H17M35.827S" calcext:value-type="time">
            <text:p>07:17:36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739.67" calcext:value-type="float">
            <text:p>1739.67</text:p>
          </table:table-cell>
          <table:table-cell office:value-type="float" office:value="2094.67" calcext:value-type="float">
            <text:p>2094.67</text:p>
          </table:table-cell>
        </table:table-row>
        <table:table-row table:style-name="ro1">
          <table:table-cell office:value-type="float" office:value="26271827" calcext:value-type="float">
            <text:p>26271827</text:p>
          </table:table-cell>
          <table:table-cell table:formula="of:=[.A1644]/1000/(60*60*24)" office:value-type="time" office:time-value="PT07H17M51.827S" calcext:value-type="time">
            <text:p>07:17:52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740.7" calcext:value-type="float">
            <text:p>1740.7</text:p>
          </table:table-cell>
          <table:table-cell office:value-type="float" office:value="2095.88" calcext:value-type="float">
            <text:p>2095.88</text:p>
          </table:table-cell>
        </table:table-row>
        <table:table-row table:style-name="ro1">
          <table:table-cell office:value-type="float" office:value="26287827" calcext:value-type="float">
            <text:p>26287827</text:p>
          </table:table-cell>
          <table:table-cell table:formula="of:=[.A1645]/1000/(60*60*24)" office:value-type="time" office:time-value="PT07H18M07.827S" calcext:value-type="time">
            <text:p>07:18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1" calcext:value-type="float">
            <text:p>272.31</text:p>
          </table:table-cell>
          <table:table-cell office:value-type="float" office:value="1741.73" calcext:value-type="float">
            <text:p>1741.73</text:p>
          </table:table-cell>
          <table:table-cell office:value-type="float" office:value="2097.09" calcext:value-type="float">
            <text:p>2097.09</text:p>
          </table:table-cell>
        </table:table-row>
        <table:table-row table:style-name="ro1">
          <table:table-cell office:value-type="float" office:value="26303827" calcext:value-type="float">
            <text:p>26303827</text:p>
          </table:table-cell>
          <table:table-cell table:formula="of:=[.A1646]/1000/(60*60*24)" office:value-type="time" office:time-value="PT07H18M23.827S" calcext:value-type="time">
            <text:p>07:18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742.77" calcext:value-type="float">
            <text:p>1742.77</text:p>
          </table:table-cell>
          <table:table-cell office:value-type="float" office:value="2098.3" calcext:value-type="float">
            <text:p>2098.3</text:p>
          </table:table-cell>
        </table:table-row>
        <table:table-row table:style-name="ro1">
          <table:table-cell office:value-type="float" office:value="26319827" calcext:value-type="float">
            <text:p>26319827</text:p>
          </table:table-cell>
          <table:table-cell table:formula="of:=[.A1647]/1000/(60*60*24)" office:value-type="time" office:time-value="PT07H18M39.827S" calcext:value-type="time">
            <text:p>07:18:40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743.8" calcext:value-type="float">
            <text:p>1743.8</text:p>
          </table:table-cell>
          <table:table-cell office:value-type="float" office:value="2099.51" calcext:value-type="float">
            <text:p>2099.51</text:p>
          </table:table-cell>
        </table:table-row>
        <table:table-row table:style-name="ro1">
          <table:table-cell office:value-type="float" office:value="26335827" calcext:value-type="float">
            <text:p>26335827</text:p>
          </table:table-cell>
          <table:table-cell table:formula="of:=[.A1648]/1000/(60*60*24)" office:value-type="time" office:time-value="PT07H18M55.827S" calcext:value-type="time">
            <text:p>07:18:56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744.83" calcext:value-type="float">
            <text:p>1744.83</text:p>
          </table:table-cell>
          <table:table-cell office:value-type="float" office:value="2100.72" calcext:value-type="float">
            <text:p>2100.72</text:p>
          </table:table-cell>
        </table:table-row>
        <table:table-row table:style-name="ro1">
          <table:table-cell office:value-type="float" office:value="26351827" calcext:value-type="float">
            <text:p>26351827</text:p>
          </table:table-cell>
          <table:table-cell table:formula="of:=[.A1649]/1000/(60*60*24)" office:value-type="time" office:time-value="PT07H19M11.827S" calcext:value-type="time">
            <text:p>07:19:12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745.87" calcext:value-type="float">
            <text:p>1745.87</text:p>
          </table:table-cell>
          <table:table-cell office:value-type="float" office:value="2101.93" calcext:value-type="float">
            <text:p>2101.93</text:p>
          </table:table-cell>
        </table:table-row>
        <table:table-row table:style-name="ro1">
          <table:table-cell office:value-type="float" office:value="26367827" calcext:value-type="float">
            <text:p>26367827</text:p>
          </table:table-cell>
          <table:table-cell table:formula="of:=[.A1650]/1000/(60*60*24)" office:value-type="time" office:time-value="PT07H19M27.827S" calcext:value-type="time">
            <text:p>07:19:28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746.9" calcext:value-type="float">
            <text:p>1746.9</text:p>
          </table:table-cell>
          <table:table-cell office:value-type="float" office:value="2103.14" calcext:value-type="float">
            <text:p>2103.14</text:p>
          </table:table-cell>
        </table:table-row>
        <table:table-row table:style-name="ro1">
          <table:table-cell office:value-type="float" office:value="26383827" calcext:value-type="float">
            <text:p>26383827</text:p>
          </table:table-cell>
          <table:table-cell table:formula="of:=[.A1651]/1000/(60*60*24)" office:value-type="time" office:time-value="PT07H19M43.827S" calcext:value-type="time">
            <text:p>07:19:44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747.93" calcext:value-type="float">
            <text:p>1747.93</text:p>
          </table:table-cell>
          <table:table-cell office:value-type="float" office:value="2104.35" calcext:value-type="float">
            <text:p>2104.35</text:p>
          </table:table-cell>
        </table:table-row>
        <table:table-row table:style-name="ro1">
          <table:table-cell office:value-type="float" office:value="26399827" calcext:value-type="float">
            <text:p>26399827</text:p>
          </table:table-cell>
          <table:table-cell table:formula="of:=[.A1652]/1000/(60*60*24)" office:value-type="time" office:time-value="PT07H19M59.827S" calcext:value-type="time">
            <text:p>07:20:00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748.96" calcext:value-type="float">
            <text:p>1748.96</text:p>
          </table:table-cell>
          <table:table-cell office:value-type="float" office:value="2105.56" calcext:value-type="float">
            <text:p>2105.56</text:p>
          </table:table-cell>
        </table:table-row>
        <table:table-row table:style-name="ro1">
          <table:table-cell office:value-type="float" office:value="26415827" calcext:value-type="float">
            <text:p>26415827</text:p>
          </table:table-cell>
          <table:table-cell table:formula="of:=[.A1653]/1000/(60*60*24)" office:value-type="time" office:time-value="PT07H20M15.827S" calcext:value-type="time">
            <text:p>07:20:16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750" calcext:value-type="float">
            <text:p>1750</text:p>
          </table:table-cell>
          <table:table-cell office:value-type="float" office:value="2106.77" calcext:value-type="float">
            <text:p>2106.77</text:p>
          </table:table-cell>
        </table:table-row>
        <table:table-row table:style-name="ro1">
          <table:table-cell office:value-type="float" office:value="26431827" calcext:value-type="float">
            <text:p>26431827</text:p>
          </table:table-cell>
          <table:table-cell table:formula="of:=[.A1654]/1000/(60*60*24)" office:value-type="time" office:time-value="PT07H20M31.827S" calcext:value-type="time">
            <text:p>07:20:32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19" calcext:value-type="float">
            <text:p>272.19</text:p>
          </table:table-cell>
          <table:table-cell office:value-type="float" office:value="1751.03" calcext:value-type="float">
            <text:p>1751.03</text:p>
          </table:table-cell>
          <table:table-cell office:value-type="float" office:value="2107.98" calcext:value-type="float">
            <text:p>2107.98</text:p>
          </table:table-cell>
        </table:table-row>
        <table:table-row table:style-name="ro1">
          <table:table-cell office:value-type="float" office:value="26447827" calcext:value-type="float">
            <text:p>26447827</text:p>
          </table:table-cell>
          <table:table-cell table:formula="of:=[.A1655]/1000/(60*60*24)" office:value-type="time" office:time-value="PT07H20M47.827S" calcext:value-type="time">
            <text:p>07:20:48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19" calcext:value-type="float">
            <text:p>272.19</text:p>
          </table:table-cell>
          <table:table-cell office:value-type="float" office:value="1752.06" calcext:value-type="float">
            <text:p>1752.06</text:p>
          </table:table-cell>
          <table:table-cell office:value-type="float" office:value="2109.19" calcext:value-type="float">
            <text:p>2109.19</text:p>
          </table:table-cell>
        </table:table-row>
        <table:table-row table:style-name="ro1">
          <table:table-cell office:value-type="float" office:value="26463827" calcext:value-type="float">
            <text:p>26463827</text:p>
          </table:table-cell>
          <table:table-cell table:formula="of:=[.A1656]/1000/(60*60*24)" office:value-type="time" office:time-value="PT07H21M03.827S" calcext:value-type="time">
            <text:p>07:21:04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753.1" calcext:value-type="float">
            <text:p>1753.1</text:p>
          </table:table-cell>
          <table:table-cell office:value-type="float" office:value="2110.4" calcext:value-type="float">
            <text:p>2110.4</text:p>
          </table:table-cell>
        </table:table-row>
        <table:table-row table:style-name="ro1">
          <table:table-cell office:value-type="float" office:value="26479827" calcext:value-type="float">
            <text:p>26479827</text:p>
          </table:table-cell>
          <table:table-cell table:formula="of:=[.A1657]/1000/(60*60*24)" office:value-type="time" office:time-value="PT07H21M19.827S" calcext:value-type="time">
            <text:p>07:21:20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754.13" calcext:value-type="float">
            <text:p>1754.13</text:p>
          </table:table-cell>
          <table:table-cell office:value-type="float" office:value="2111.61" calcext:value-type="float">
            <text:p>2111.61</text:p>
          </table:table-cell>
        </table:table-row>
        <table:table-row table:style-name="ro1">
          <table:table-cell office:value-type="float" office:value="26495827" calcext:value-type="float">
            <text:p>26495827</text:p>
          </table:table-cell>
          <table:table-cell table:formula="of:=[.A1658]/1000/(60*60*24)" office:value-type="time" office:time-value="PT07H21M35.827S" calcext:value-type="time">
            <text:p>07:21:36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755.16" calcext:value-type="float">
            <text:p>1755.16</text:p>
          </table:table-cell>
          <table:table-cell office:value-type="float" office:value="2112.82" calcext:value-type="float">
            <text:p>2112.82</text:p>
          </table:table-cell>
        </table:table-row>
        <table:table-row table:style-name="ro1">
          <table:table-cell office:value-type="float" office:value="26511827" calcext:value-type="float">
            <text:p>26511827</text:p>
          </table:table-cell>
          <table:table-cell table:formula="of:=[.A1659]/1000/(60*60*24)" office:value-type="time" office:time-value="PT07H21M51.827S" calcext:value-type="time">
            <text:p>07:21:52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756.2" calcext:value-type="float">
            <text:p>1756.2</text:p>
          </table:table-cell>
          <table:table-cell office:value-type="float" office:value="2114.03" calcext:value-type="float">
            <text:p>2114.03</text:p>
          </table:table-cell>
        </table:table-row>
        <table:table-row table:style-name="ro1">
          <table:table-cell office:value-type="float" office:value="26527827" calcext:value-type="float">
            <text:p>26527827</text:p>
          </table:table-cell>
          <table:table-cell table:formula="of:=[.A1660]/1000/(60*60*24)" office:value-type="time" office:time-value="PT07H22M07.827S" calcext:value-type="time">
            <text:p>07:22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757.23" calcext:value-type="float">
            <text:p>1757.23</text:p>
          </table:table-cell>
          <table:table-cell office:value-type="float" office:value="2115.24" calcext:value-type="float">
            <text:p>2115.24</text:p>
          </table:table-cell>
        </table:table-row>
        <table:table-row table:style-name="ro1">
          <table:table-cell office:value-type="float" office:value="26543827" calcext:value-type="float">
            <text:p>26543827</text:p>
          </table:table-cell>
          <table:table-cell table:formula="of:=[.A1661]/1000/(60*60*24)" office:value-type="time" office:time-value="PT07H22M23.827S" calcext:value-type="time">
            <text:p>07:22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758.26" calcext:value-type="float">
            <text:p>1758.26</text:p>
          </table:table-cell>
          <table:table-cell office:value-type="float" office:value="2116.45" calcext:value-type="float">
            <text:p>2116.45</text:p>
          </table:table-cell>
        </table:table-row>
        <table:table-row table:style-name="ro1">
          <table:table-cell office:value-type="float" office:value="26559827" calcext:value-type="float">
            <text:p>26559827</text:p>
          </table:table-cell>
          <table:table-cell table:formula="of:=[.A1662]/1000/(60*60*24)" office:value-type="time" office:time-value="PT07H22M39.827S" calcext:value-type="time">
            <text:p>07:22:40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759.29" calcext:value-type="float">
            <text:p>1759.29</text:p>
          </table:table-cell>
          <table:table-cell office:value-type="float" office:value="2117.66" calcext:value-type="float">
            <text:p>2117.66</text:p>
          </table:table-cell>
        </table:table-row>
        <table:table-row table:style-name="ro1">
          <table:table-cell office:value-type="float" office:value="26575826" calcext:value-type="float">
            <text:p>26575826</text:p>
          </table:table-cell>
          <table:table-cell table:formula="of:=[.A1663]/1000/(60*60*24)" office:value-type="time" office:time-value="PT07H22M55.826S" calcext:value-type="time">
            <text:p>07:22:56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760.33" calcext:value-type="float">
            <text:p>1760.33</text:p>
          </table:table-cell>
          <table:table-cell office:value-type="float" office:value="2118.87" calcext:value-type="float">
            <text:p>2118.87</text:p>
          </table:table-cell>
        </table:table-row>
        <table:table-row table:style-name="ro1">
          <table:table-cell office:value-type="float" office:value="26591827" calcext:value-type="float">
            <text:p>26591827</text:p>
          </table:table-cell>
          <table:table-cell table:formula="of:=[.A1664]/1000/(60*60*24)" office:value-type="time" office:time-value="PT07H23M11.827S" calcext:value-type="time">
            <text:p>07:23:12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761.36" calcext:value-type="float">
            <text:p>1761.36</text:p>
          </table:table-cell>
          <table:table-cell office:value-type="float" office:value="2120.08" calcext:value-type="float">
            <text:p>2120.08</text:p>
          </table:table-cell>
        </table:table-row>
        <table:table-row table:style-name="ro1">
          <table:table-cell office:value-type="float" office:value="26607827" calcext:value-type="float">
            <text:p>26607827</text:p>
          </table:table-cell>
          <table:table-cell table:formula="of:=[.A1665]/1000/(60*60*24)" office:value-type="time" office:time-value="PT07H23M27.827S" calcext:value-type="time">
            <text:p>07:23:28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762.39" calcext:value-type="float">
            <text:p>1762.39</text:p>
          </table:table-cell>
          <table:table-cell office:value-type="float" office:value="2121.29" calcext:value-type="float">
            <text:p>2121.29</text:p>
          </table:table-cell>
        </table:table-row>
        <table:table-row table:style-name="ro1">
          <table:table-cell office:value-type="float" office:value="26623827" calcext:value-type="float">
            <text:p>26623827</text:p>
          </table:table-cell>
          <table:table-cell table:formula="of:=[.A1666]/1000/(60*60*24)" office:value-type="time" office:time-value="PT07H23M43.827S" calcext:value-type="time">
            <text:p>07:23:44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763.42" calcext:value-type="float">
            <text:p>1763.42</text:p>
          </table:table-cell>
          <table:table-cell office:value-type="float" office:value="2122.5" calcext:value-type="float">
            <text:p>2122.5</text:p>
          </table:table-cell>
        </table:table-row>
        <table:table-row table:style-name="ro1">
          <table:table-cell office:value-type="float" office:value="26639827" calcext:value-type="float">
            <text:p>26639827</text:p>
          </table:table-cell>
          <table:table-cell table:formula="of:=[.A1667]/1000/(60*60*24)" office:value-type="time" office:time-value="PT07H23M59.827S" calcext:value-type="time">
            <text:p>07:24:00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764.46" calcext:value-type="float">
            <text:p>1764.46</text:p>
          </table:table-cell>
          <table:table-cell office:value-type="float" office:value="2123.71" calcext:value-type="float">
            <text:p>2123.71</text:p>
          </table:table-cell>
        </table:table-row>
        <table:table-row table:style-name="ro1">
          <table:table-cell office:value-type="float" office:value="26655827" calcext:value-type="float">
            <text:p>26655827</text:p>
          </table:table-cell>
          <table:table-cell table:formula="of:=[.A1668]/1000/(60*60*24)" office:value-type="time" office:time-value="PT07H24M15.827S" calcext:value-type="time">
            <text:p>07:24:16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765.49" calcext:value-type="float">
            <text:p>1765.49</text:p>
          </table:table-cell>
          <table:table-cell office:value-type="float" office:value="2124.92" calcext:value-type="float">
            <text:p>2124.92</text:p>
          </table:table-cell>
        </table:table-row>
        <table:table-row table:style-name="ro1">
          <table:table-cell office:value-type="float" office:value="26671827" calcext:value-type="float">
            <text:p>26671827</text:p>
          </table:table-cell>
          <table:table-cell table:formula="of:=[.A1669]/1000/(60*60*24)" office:value-type="time" office:time-value="PT07H24M31.827S" calcext:value-type="time">
            <text:p>07:24:32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766.52" calcext:value-type="float">
            <text:p>1766.52</text:p>
          </table:table-cell>
          <table:table-cell office:value-type="float" office:value="2126.12" calcext:value-type="float">
            <text:p>2126.12</text:p>
          </table:table-cell>
        </table:table-row>
        <table:table-row table:style-name="ro1">
          <table:table-cell office:value-type="float" office:value="26687827" calcext:value-type="float">
            <text:p>26687827</text:p>
          </table:table-cell>
          <table:table-cell table:formula="of:=[.A1670]/1000/(60*60*24)" office:value-type="time" office:time-value="PT07H24M47.827S" calcext:value-type="time">
            <text:p>07:24:48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767.55" calcext:value-type="float">
            <text:p>1767.55</text:p>
          </table:table-cell>
          <table:table-cell office:value-type="float" office:value="2127.33" calcext:value-type="float">
            <text:p>2127.33</text:p>
          </table:table-cell>
        </table:table-row>
        <table:table-row table:style-name="ro1">
          <table:table-cell office:value-type="float" office:value="26703827" calcext:value-type="float">
            <text:p>26703827</text:p>
          </table:table-cell>
          <table:table-cell table:formula="of:=[.A1671]/1000/(60*60*24)" office:value-type="time" office:time-value="PT07H25M03.827S" calcext:value-type="time">
            <text:p>07:25:04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768.58" calcext:value-type="float">
            <text:p>1768.58</text:p>
          </table:table-cell>
          <table:table-cell office:value-type="float" office:value="2128.54" calcext:value-type="float">
            <text:p>2128.54</text:p>
          </table:table-cell>
        </table:table-row>
        <table:table-row table:style-name="ro1">
          <table:table-cell office:value-type="float" office:value="26719827" calcext:value-type="float">
            <text:p>26719827</text:p>
          </table:table-cell>
          <table:table-cell table:formula="of:=[.A1672]/1000/(60*60*24)" office:value-type="time" office:time-value="PT07H25M19.827S" calcext:value-type="time">
            <text:p>07:25:20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769.61" calcext:value-type="float">
            <text:p>1769.61</text:p>
          </table:table-cell>
          <table:table-cell office:value-type="float" office:value="2129.74" calcext:value-type="float">
            <text:p>2129.74</text:p>
          </table:table-cell>
        </table:table-row>
        <table:table-row table:style-name="ro1">
          <table:table-cell office:value-type="float" office:value="26735827" calcext:value-type="float">
            <text:p>26735827</text:p>
          </table:table-cell>
          <table:table-cell table:formula="of:=[.A1673]/1000/(60*60*24)" office:value-type="time" office:time-value="PT07H25M35.827S" calcext:value-type="time">
            <text:p>07:25:36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770.64" calcext:value-type="float">
            <text:p>1770.64</text:p>
          </table:table-cell>
          <table:table-cell office:value-type="float" office:value="2130.95" calcext:value-type="float">
            <text:p>2130.95</text:p>
          </table:table-cell>
        </table:table-row>
        <table:table-row table:style-name="ro1">
          <table:table-cell office:value-type="float" office:value="26751827" calcext:value-type="float">
            <text:p>26751827</text:p>
          </table:table-cell>
          <table:table-cell table:formula="of:=[.A1674]/1000/(60*60*24)" office:value-type="time" office:time-value="PT07H25M51.827S" calcext:value-type="time">
            <text:p>07:25:52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771.68" calcext:value-type="float">
            <text:p>1771.68</text:p>
          </table:table-cell>
          <table:table-cell office:value-type="float" office:value="2132.16" calcext:value-type="float">
            <text:p>2132.16</text:p>
          </table:table-cell>
        </table:table-row>
        <table:table-row table:style-name="ro1">
          <table:table-cell office:value-type="float" office:value="26767827" calcext:value-type="float">
            <text:p>26767827</text:p>
          </table:table-cell>
          <table:table-cell table:formula="of:=[.A1675]/1000/(60*60*24)" office:value-type="time" office:time-value="PT07H26M07.827S" calcext:value-type="time">
            <text:p>07:26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772.71" calcext:value-type="float">
            <text:p>1772.71</text:p>
          </table:table-cell>
          <table:table-cell office:value-type="float" office:value="2133.36" calcext:value-type="float">
            <text:p>2133.36</text:p>
          </table:table-cell>
        </table:table-row>
        <table:table-row table:style-name="ro1">
          <table:table-cell office:value-type="float" office:value="26783827" calcext:value-type="float">
            <text:p>26783827</text:p>
          </table:table-cell>
          <table:table-cell table:formula="of:=[.A1676]/1000/(60*60*24)" office:value-type="time" office:time-value="PT07H26M23.827S" calcext:value-type="time">
            <text:p>07:26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773.74" calcext:value-type="float">
            <text:p>1773.74</text:p>
          </table:table-cell>
          <table:table-cell office:value-type="float" office:value="2134.57" calcext:value-type="float">
            <text:p>2134.57</text:p>
          </table:table-cell>
        </table:table-row>
        <table:table-row table:style-name="ro1">
          <table:table-cell office:value-type="float" office:value="26799827" calcext:value-type="float">
            <text:p>26799827</text:p>
          </table:table-cell>
          <table:table-cell table:formula="of:=[.A1677]/1000/(60*60*24)" office:value-type="time" office:time-value="PT07H26M39.827S" calcext:value-type="time">
            <text:p>07:26:40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774.77" calcext:value-type="float">
            <text:p>1774.77</text:p>
          </table:table-cell>
          <table:table-cell office:value-type="float" office:value="2135.78" calcext:value-type="float">
            <text:p>2135.78</text:p>
          </table:table-cell>
        </table:table-row>
        <table:table-row table:style-name="ro1">
          <table:table-cell office:value-type="float" office:value="26815827" calcext:value-type="float">
            <text:p>26815827</text:p>
          </table:table-cell>
          <table:table-cell table:formula="of:=[.A1678]/1000/(60*60*24)" office:value-type="time" office:time-value="PT07H26M55.827S" calcext:value-type="time">
            <text:p>07:26:56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775.8" calcext:value-type="float">
            <text:p>1775.8</text:p>
          </table:table-cell>
          <table:table-cell office:value-type="float" office:value="2136.99" calcext:value-type="float">
            <text:p>2136.99</text:p>
          </table:table-cell>
        </table:table-row>
        <table:table-row table:style-name="ro1">
          <table:table-cell office:value-type="float" office:value="26831827" calcext:value-type="float">
            <text:p>26831827</text:p>
          </table:table-cell>
          <table:table-cell table:formula="of:=[.A1679]/1000/(60*60*24)" office:value-type="time" office:time-value="PT07H27M11.827S" calcext:value-type="time">
            <text:p>07:27:12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776.83" calcext:value-type="float">
            <text:p>1776.83</text:p>
          </table:table-cell>
          <table:table-cell office:value-type="float" office:value="2138.19" calcext:value-type="float">
            <text:p>2138.19</text:p>
          </table:table-cell>
        </table:table-row>
        <table:table-row table:style-name="ro1">
          <table:table-cell office:value-type="float" office:value="26847827" calcext:value-type="float">
            <text:p>26847827</text:p>
          </table:table-cell>
          <table:table-cell table:formula="of:=[.A1680]/1000/(60*60*24)" office:value-type="time" office:time-value="PT07H27M27.827S" calcext:value-type="time">
            <text:p>07:27:28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777.86" calcext:value-type="float">
            <text:p>1777.86</text:p>
          </table:table-cell>
          <table:table-cell office:value-type="float" office:value="2139.4" calcext:value-type="float">
            <text:p>2139.4</text:p>
          </table:table-cell>
        </table:table-row>
        <table:table-row table:style-name="ro1">
          <table:table-cell office:value-type="float" office:value="26863827" calcext:value-type="float">
            <text:p>26863827</text:p>
          </table:table-cell>
          <table:table-cell table:formula="of:=[.A1681]/1000/(60*60*24)" office:value-type="time" office:time-value="PT07H27M43.827S" calcext:value-type="time">
            <text:p>07:27:44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778.9" calcext:value-type="float">
            <text:p>1778.9</text:p>
          </table:table-cell>
          <table:table-cell office:value-type="float" office:value="2140.6" calcext:value-type="float">
            <text:p>2140.6</text:p>
          </table:table-cell>
        </table:table-row>
        <table:table-row table:style-name="ro1">
          <table:table-cell office:value-type="float" office:value="26879827" calcext:value-type="float">
            <text:p>26879827</text:p>
          </table:table-cell>
          <table:table-cell table:formula="of:=[.A1682]/1000/(60*60*24)" office:value-type="time" office:time-value="PT07H27M59.827S" calcext:value-type="time">
            <text:p>07:28:00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779.93" calcext:value-type="float">
            <text:p>1779.93</text:p>
          </table:table-cell>
          <table:table-cell office:value-type="float" office:value="2141.81" calcext:value-type="float">
            <text:p>2141.81</text:p>
          </table:table-cell>
        </table:table-row>
        <table:table-row table:style-name="ro1">
          <table:table-cell office:value-type="float" office:value="26895827" calcext:value-type="float">
            <text:p>26895827</text:p>
          </table:table-cell>
          <table:table-cell table:formula="of:=[.A1683]/1000/(60*60*24)" office:value-type="time" office:time-value="PT07H28M15.827S" calcext:value-type="time">
            <text:p>07:28:16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1780.96" calcext:value-type="float">
            <text:p>1780.96</text:p>
          </table:table-cell>
          <table:table-cell office:value-type="float" office:value="2143.01" calcext:value-type="float">
            <text:p>2143.01</text:p>
          </table:table-cell>
        </table:table-row>
        <table:table-row table:style-name="ro1">
          <table:table-cell office:value-type="float" office:value="26911827" calcext:value-type="float">
            <text:p>26911827</text:p>
          </table:table-cell>
          <table:table-cell table:formula="of:=[.A1684]/1000/(60*60*24)" office:value-type="time" office:time-value="PT07H28M31.827S" calcext:value-type="time">
            <text:p>07:28:32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781.99" calcext:value-type="float">
            <text:p>1781.99</text:p>
          </table:table-cell>
          <table:table-cell office:value-type="float" office:value="2144.22" calcext:value-type="float">
            <text:p>2144.22</text:p>
          </table:table-cell>
        </table:table-row>
        <table:table-row table:style-name="ro1">
          <table:table-cell office:value-type="float" office:value="26927827" calcext:value-type="float">
            <text:p>26927827</text:p>
          </table:table-cell>
          <table:table-cell table:formula="of:=[.A1685]/1000/(60*60*24)" office:value-type="time" office:time-value="PT07H28M47.827S" calcext:value-type="time">
            <text:p>07:28:48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783.02" calcext:value-type="float">
            <text:p>1783.02</text:p>
          </table:table-cell>
          <table:table-cell office:value-type="float" office:value="2145.43" calcext:value-type="float">
            <text:p>2145.43</text:p>
          </table:table-cell>
        </table:table-row>
        <table:table-row table:style-name="ro1">
          <table:table-cell office:value-type="float" office:value="26943827" calcext:value-type="float">
            <text:p>26943827</text:p>
          </table:table-cell>
          <table:table-cell table:formula="of:=[.A1686]/1000/(60*60*24)" office:value-type="time" office:time-value="PT07H29M03.827S" calcext:value-type="time">
            <text:p>07:29:04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1784.05" calcext:value-type="float">
            <text:p>1784.05</text:p>
          </table:table-cell>
          <table:table-cell office:value-type="float" office:value="2146.63" calcext:value-type="float">
            <text:p>2146.63</text:p>
          </table:table-cell>
        </table:table-row>
        <table:table-row table:style-name="ro1">
          <table:table-cell office:value-type="float" office:value="26959827" calcext:value-type="float">
            <text:p>26959827</text:p>
          </table:table-cell>
          <table:table-cell table:formula="of:=[.A1687]/1000/(60*60*24)" office:value-type="time" office:time-value="PT07H29M19.827S" calcext:value-type="time">
            <text:p>07:29:20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1785.08" calcext:value-type="float">
            <text:p>1785.08</text:p>
          </table:table-cell>
          <table:table-cell office:value-type="float" office:value="2147.84" calcext:value-type="float">
            <text:p>2147.84</text:p>
          </table:table-cell>
        </table:table-row>
        <table:table-row table:style-name="ro1">
          <table:table-cell office:value-type="float" office:value="26975827" calcext:value-type="float">
            <text:p>26975827</text:p>
          </table:table-cell>
          <table:table-cell table:formula="of:=[.A1688]/1000/(60*60*24)" office:value-type="time" office:time-value="PT07H29M35.827S" calcext:value-type="time">
            <text:p>07:29:36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786.11" calcext:value-type="float">
            <text:p>1786.11</text:p>
          </table:table-cell>
          <table:table-cell office:value-type="float" office:value="2149.04" calcext:value-type="float">
            <text:p>2149.04</text:p>
          </table:table-cell>
        </table:table-row>
        <table:table-row table:style-name="ro1">
          <table:table-cell office:value-type="float" office:value="26991827" calcext:value-type="float">
            <text:p>26991827</text:p>
          </table:table-cell>
          <table:table-cell table:formula="of:=[.A1689]/1000/(60*60*24)" office:value-type="time" office:time-value="PT07H29M51.827S" calcext:value-type="time">
            <text:p>07:29:52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787.14" calcext:value-type="float">
            <text:p>1787.14</text:p>
          </table:table-cell>
          <table:table-cell office:value-type="float" office:value="2150.25" calcext:value-type="float">
            <text:p>2150.25</text:p>
          </table:table-cell>
        </table:table-row>
        <table:table-row table:style-name="ro1">
          <table:table-cell office:value-type="float" office:value="27007827" calcext:value-type="float">
            <text:p>27007827</text:p>
          </table:table-cell>
          <table:table-cell table:formula="of:=[.A1690]/1000/(60*60*24)" office:value-type="time" office:time-value="PT07H30M07.827S" calcext:value-type="time">
            <text:p>07:30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1788.17" calcext:value-type="float">
            <text:p>1788.17</text:p>
          </table:table-cell>
          <table:table-cell office:value-type="float" office:value="2151.46" calcext:value-type="float">
            <text:p>2151.46</text:p>
          </table:table-cell>
        </table:table-row>
        <table:table-row table:style-name="ro1">
          <table:table-cell office:value-type="float" office:value="27023827" calcext:value-type="float">
            <text:p>27023827</text:p>
          </table:table-cell>
          <table:table-cell table:formula="of:=[.A1691]/1000/(60*60*24)" office:value-type="time" office:time-value="PT07H30M23.827S" calcext:value-type="time">
            <text:p>07:30:24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789.21" calcext:value-type="float">
            <text:p>1789.21</text:p>
          </table:table-cell>
          <table:table-cell office:value-type="float" office:value="2152.66" calcext:value-type="float">
            <text:p>2152.66</text:p>
          </table:table-cell>
        </table:table-row>
        <table:table-row table:style-name="ro1">
          <table:table-cell office:value-type="float" office:value="27039827" calcext:value-type="float">
            <text:p>27039827</text:p>
          </table:table-cell>
          <table:table-cell table:formula="of:=[.A1692]/1000/(60*60*24)" office:value-type="time" office:time-value="PT07H30M39.827S" calcext:value-type="time">
            <text:p>07:30:40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790.24" calcext:value-type="float">
            <text:p>1790.24</text:p>
          </table:table-cell>
          <table:table-cell office:value-type="float" office:value="2153.86" calcext:value-type="float">
            <text:p>2153.86</text:p>
          </table:table-cell>
        </table:table-row>
        <table:table-row table:style-name="ro1">
          <table:table-cell office:value-type="float" office:value="27055827" calcext:value-type="float">
            <text:p>27055827</text:p>
          </table:table-cell>
          <table:table-cell table:formula="of:=[.A1693]/1000/(60*60*24)" office:value-type="time" office:time-value="PT07H30M55.827S" calcext:value-type="time">
            <text:p>07:30:56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791.27" calcext:value-type="float">
            <text:p>1791.27</text:p>
          </table:table-cell>
          <table:table-cell office:value-type="float" office:value="2155.07" calcext:value-type="float">
            <text:p>2155.07</text:p>
          </table:table-cell>
        </table:table-row>
        <table:table-row table:style-name="ro1">
          <table:table-cell office:value-type="float" office:value="27071827" calcext:value-type="float">
            <text:p>27071827</text:p>
          </table:table-cell>
          <table:table-cell table:formula="of:=[.A1694]/1000/(60*60*24)" office:value-type="time" office:time-value="PT07H31M11.827S" calcext:value-type="time">
            <text:p>07:31:12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1.6" calcext:value-type="float">
            <text:p>271.6</text:p>
          </table:table-cell>
          <table:table-cell office:value-type="float" office:value="1792.3" calcext:value-type="float">
            <text:p>1792.3</text:p>
          </table:table-cell>
          <table:table-cell office:value-type="float" office:value="2156.27" calcext:value-type="float">
            <text:p>2156.27</text:p>
          </table:table-cell>
        </table:table-row>
        <table:table-row table:style-name="ro1">
          <table:table-cell office:value-type="float" office:value="27087827" calcext:value-type="float">
            <text:p>27087827</text:p>
          </table:table-cell>
          <table:table-cell table:formula="of:=[.A1695]/1000/(60*60*24)" office:value-type="time" office:time-value="PT07H31M27.827S" calcext:value-type="time">
            <text:p>07:31:28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793.33" calcext:value-type="float">
            <text:p>1793.33</text:p>
          </table:table-cell>
          <table:table-cell office:value-type="float" office:value="2157.47" calcext:value-type="float">
            <text:p>2157.47</text:p>
          </table:table-cell>
        </table:table-row>
        <table:table-row table:style-name="ro1">
          <table:table-cell office:value-type="float" office:value="27103827" calcext:value-type="float">
            <text:p>27103827</text:p>
          </table:table-cell>
          <table:table-cell table:formula="of:=[.A1696]/1000/(60*60*24)" office:value-type="time" office:time-value="PT07H31M43.827S" calcext:value-type="time">
            <text:p>07:31:44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794.36" calcext:value-type="float">
            <text:p>1794.36</text:p>
          </table:table-cell>
          <table:table-cell office:value-type="float" office:value="2158.68" calcext:value-type="float">
            <text:p>2158.68</text:p>
          </table:table-cell>
        </table:table-row>
        <table:table-row table:style-name="ro1">
          <table:table-cell office:value-type="float" office:value="27119827" calcext:value-type="float">
            <text:p>27119827</text:p>
          </table:table-cell>
          <table:table-cell table:formula="of:=[.A1697]/1000/(60*60*24)" office:value-type="time" office:time-value="PT07H31M59.827S" calcext:value-type="time">
            <text:p>07:32:00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795.39" calcext:value-type="float">
            <text:p>1795.39</text:p>
          </table:table-cell>
          <table:table-cell office:value-type="float" office:value="2159.88" calcext:value-type="float">
            <text:p>2159.88</text:p>
          </table:table-cell>
        </table:table-row>
        <table:table-row table:style-name="ro1">
          <table:table-cell office:value-type="float" office:value="27135827" calcext:value-type="float">
            <text:p>27135827</text:p>
          </table:table-cell>
          <table:table-cell table:formula="of:=[.A1698]/1000/(60*60*24)" office:value-type="time" office:time-value="PT07H32M15.827S" calcext:value-type="time">
            <text:p>07:32:16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796.42" calcext:value-type="float">
            <text:p>1796.42</text:p>
          </table:table-cell>
          <table:table-cell office:value-type="float" office:value="2161.09" calcext:value-type="float">
            <text:p>2161.09</text:p>
          </table:table-cell>
        </table:table-row>
        <table:table-row table:style-name="ro1">
          <table:table-cell office:value-type="float" office:value="27151827" calcext:value-type="float">
            <text:p>27151827</text:p>
          </table:table-cell>
          <table:table-cell table:formula="of:=[.A1699]/1000/(60*60*24)" office:value-type="time" office:time-value="PT07H32M31.827S" calcext:value-type="time">
            <text:p>07:32:32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1.48" calcext:value-type="float">
            <text:p>271.48</text:p>
          </table:table-cell>
          <table:table-cell office:value-type="float" office:value="1797.45" calcext:value-type="float">
            <text:p>1797.45</text:p>
          </table:table-cell>
          <table:table-cell office:value-type="float" office:value="2162.29" calcext:value-type="float">
            <text:p>2162.29</text:p>
          </table:table-cell>
        </table:table-row>
        <table:table-row table:style-name="ro1">
          <table:table-cell office:value-type="float" office:value="27167827" calcext:value-type="float">
            <text:p>27167827</text:p>
          </table:table-cell>
          <table:table-cell table:formula="of:=[.A1700]/1000/(60*60*24)" office:value-type="time" office:time-value="PT07H32M47.827S" calcext:value-type="time">
            <text:p>07:32:48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4" calcext:value-type="float">
            <text:p>270.44</text:p>
          </table:table-cell>
          <table:table-cell office:value-type="float" office:value="1798.48" calcext:value-type="float">
            <text:p>1798.48</text:p>
          </table:table-cell>
          <table:table-cell office:value-type="float" office:value="2163.5" calcext:value-type="float">
            <text:p>2163.5</text:p>
          </table:table-cell>
        </table:table-row>
        <table:table-row table:style-name="ro1">
          <table:table-cell office:value-type="float" office:value="27183827" calcext:value-type="float">
            <text:p>27183827</text:p>
          </table:table-cell>
          <table:table-cell table:formula="of:=[.A1701]/1000/(60*60*24)" office:value-type="time" office:time-value="PT07H33M03.827S" calcext:value-type="time">
            <text:p>07:33:04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799.51" calcext:value-type="float">
            <text:p>1799.51</text:p>
          </table:table-cell>
          <table:table-cell office:value-type="float" office:value="2164.7" calcext:value-type="float">
            <text:p>2164.7</text:p>
          </table:table-cell>
        </table:table-row>
        <table:table-row table:style-name="ro1">
          <table:table-cell office:value-type="float" office:value="27199827" calcext:value-type="float">
            <text:p>27199827</text:p>
          </table:table-cell>
          <table:table-cell table:formula="of:=[.A1702]/1000/(60*60*24)" office:value-type="time" office:time-value="PT07H33M19.827S" calcext:value-type="time">
            <text:p>07:33:20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800.54" calcext:value-type="float">
            <text:p>1800.54</text:p>
          </table:table-cell>
          <table:table-cell office:value-type="float" office:value="2165.9" calcext:value-type="float">
            <text:p>2165.9</text:p>
          </table:table-cell>
        </table:table-row>
        <table:table-row table:style-name="ro1">
          <table:table-cell office:value-type="float" office:value="27215827" calcext:value-type="float">
            <text:p>27215827</text:p>
          </table:table-cell>
          <table:table-cell table:formula="of:=[.A1703]/1000/(60*60*24)" office:value-type="time" office:time-value="PT07H33M35.827S" calcext:value-type="time">
            <text:p>07:33:36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801.57" calcext:value-type="float">
            <text:p>1801.57</text:p>
          </table:table-cell>
          <table:table-cell office:value-type="float" office:value="2167.11" calcext:value-type="float">
            <text:p>2167.11</text:p>
          </table:table-cell>
        </table:table-row>
        <table:table-row table:style-name="ro1">
          <table:table-cell office:value-type="float" office:value="27231827" calcext:value-type="float">
            <text:p>27231827</text:p>
          </table:table-cell>
          <table:table-cell table:formula="of:=[.A1704]/1000/(60*60*24)" office:value-type="time" office:time-value="PT07H33M51.827S" calcext:value-type="time">
            <text:p>07:33:52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802.6" calcext:value-type="float">
            <text:p>1802.6</text:p>
          </table:table-cell>
          <table:table-cell office:value-type="float" office:value="2168.31" calcext:value-type="float">
            <text:p>2168.31</text:p>
          </table:table-cell>
        </table:table-row>
        <table:table-row table:style-name="ro1">
          <table:table-cell office:value-type="float" office:value="27247827" calcext:value-type="float">
            <text:p>27247827</text:p>
          </table:table-cell>
          <table:table-cell table:formula="of:=[.A1705]/1000/(60*60*24)" office:value-type="time" office:time-value="PT07H34M07.827S" calcext:value-type="time">
            <text:p>07:34:08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803.63" calcext:value-type="float">
            <text:p>1803.63</text:p>
          </table:table-cell>
          <table:table-cell office:value-type="float" office:value="2169.51" calcext:value-type="float">
            <text:p>2169.51</text:p>
          </table:table-cell>
        </table:table-row>
        <table:table-row table:style-name="ro1">
          <table:table-cell office:value-type="float" office:value="27263827" calcext:value-type="float">
            <text:p>27263827</text:p>
          </table:table-cell>
          <table:table-cell table:formula="of:=[.A1706]/1000/(60*60*24)" office:value-type="time" office:time-value="PT07H34M23.827S" calcext:value-type="time">
            <text:p>07:34:24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804.66" calcext:value-type="float">
            <text:p>1804.66</text:p>
          </table:table-cell>
          <table:table-cell office:value-type="float" office:value="2170.72" calcext:value-type="float">
            <text:p>2170.72</text:p>
          </table:table-cell>
        </table:table-row>
        <table:table-row table:style-name="ro1">
          <table:table-cell office:value-type="float" office:value="27279827" calcext:value-type="float">
            <text:p>27279827</text:p>
          </table:table-cell>
          <table:table-cell table:formula="of:=[.A1707]/1000/(60*60*24)" office:value-type="time" office:time-value="PT07H34M39.827S" calcext:value-type="time">
            <text:p>07:34:40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805.69" calcext:value-type="float">
            <text:p>1805.69</text:p>
          </table:table-cell>
          <table:table-cell office:value-type="float" office:value="2171.92" calcext:value-type="float">
            <text:p>2171.92</text:p>
          </table:table-cell>
        </table:table-row>
        <table:table-row table:style-name="ro1">
          <table:table-cell office:value-type="float" office:value="27295827" calcext:value-type="float">
            <text:p>27295827</text:p>
          </table:table-cell>
          <table:table-cell table:formula="of:=[.A1708]/1000/(60*60*24)" office:value-type="time" office:time-value="PT07H34M55.827S" calcext:value-type="time">
            <text:p>07:34:56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806.72" calcext:value-type="float">
            <text:p>1806.72</text:p>
          </table:table-cell>
          <table:table-cell office:value-type="float" office:value="2173.12" calcext:value-type="float">
            <text:p>2173.12</text:p>
          </table:table-cell>
        </table:table-row>
        <table:table-row table:style-name="ro1">
          <table:table-cell office:value-type="float" office:value="27311827" calcext:value-type="float">
            <text:p>27311827</text:p>
          </table:table-cell>
          <table:table-cell table:formula="of:=[.A1709]/1000/(60*60*24)" office:value-type="time" office:time-value="PT07H35M11.827S" calcext:value-type="time">
            <text:p>07:35:12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807.75" calcext:value-type="float">
            <text:p>1807.75</text:p>
          </table:table-cell>
          <table:table-cell office:value-type="float" office:value="2174.32" calcext:value-type="float">
            <text:p>2174.32</text:p>
          </table:table-cell>
        </table:table-row>
        <table:table-row table:style-name="ro1">
          <table:table-cell office:value-type="float" office:value="27327827" calcext:value-type="float">
            <text:p>27327827</text:p>
          </table:table-cell>
          <table:table-cell table:formula="of:=[.A1710]/1000/(60*60*24)" office:value-type="time" office:time-value="PT07H35M27.827S" calcext:value-type="time">
            <text:p>07:35:28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808.78" calcext:value-type="float">
            <text:p>1808.78</text:p>
          </table:table-cell>
          <table:table-cell office:value-type="float" office:value="2175.53" calcext:value-type="float">
            <text:p>2175.53</text:p>
          </table:table-cell>
        </table:table-row>
        <table:table-row table:style-name="ro1">
          <table:table-cell office:value-type="float" office:value="27343827" calcext:value-type="float">
            <text:p>27343827</text:p>
          </table:table-cell>
          <table:table-cell table:formula="of:=[.A1711]/1000/(60*60*24)" office:value-type="time" office:time-value="PT07H35M43.827S" calcext:value-type="time">
            <text:p>07:35:44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1.36" calcext:value-type="float">
            <text:p>271.36</text:p>
          </table:table-cell>
          <table:table-cell office:value-type="float" office:value="1809.81" calcext:value-type="float">
            <text:p>1809.81</text:p>
          </table:table-cell>
          <table:table-cell office:value-type="float" office:value="2176.73" calcext:value-type="float">
            <text:p>2176.73</text:p>
          </table:table-cell>
        </table:table-row>
        <table:table-row table:style-name="ro1">
          <table:table-cell office:value-type="float" office:value="27359827" calcext:value-type="float">
            <text:p>27359827</text:p>
          </table:table-cell>
          <table:table-cell table:formula="of:=[.A1712]/1000/(60*60*24)" office:value-type="time" office:time-value="PT07H35M59.827S" calcext:value-type="time">
            <text:p>07:36:00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810.83" calcext:value-type="float">
            <text:p>1810.83</text:p>
          </table:table-cell>
          <table:table-cell office:value-type="float" office:value="2177.93" calcext:value-type="float">
            <text:p>2177.93</text:p>
          </table:table-cell>
        </table:table-row>
        <table:table-row table:style-name="ro1">
          <table:table-cell office:value-type="float" office:value="27375827" calcext:value-type="float">
            <text:p>27375827</text:p>
          </table:table-cell>
          <table:table-cell table:formula="of:=[.A1713]/1000/(60*60*24)" office:value-type="time" office:time-value="PT07H36M15.827S" calcext:value-type="time">
            <text:p>07:36:16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811.86" calcext:value-type="float">
            <text:p>1811.86</text:p>
          </table:table-cell>
          <table:table-cell office:value-type="float" office:value="2179.14" calcext:value-type="float">
            <text:p>2179.14</text:p>
          </table:table-cell>
        </table:table-row>
        <table:table-row table:style-name="ro1">
          <table:table-cell office:value-type="float" office:value="27391827" calcext:value-type="float">
            <text:p>27391827</text:p>
          </table:table-cell>
          <table:table-cell table:formula="of:=[.A1714]/1000/(60*60*24)" office:value-type="time" office:time-value="PT07H36M31.827S" calcext:value-type="time">
            <text:p>07:36:32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812.89" calcext:value-type="float">
            <text:p>1812.89</text:p>
          </table:table-cell>
          <table:table-cell office:value-type="float" office:value="2180.34" calcext:value-type="float">
            <text:p>2180.34</text:p>
          </table:table-cell>
        </table:table-row>
        <table:table-row table:style-name="ro1">
          <table:table-cell office:value-type="float" office:value="27407827" calcext:value-type="float">
            <text:p>27407827</text:p>
          </table:table-cell>
          <table:table-cell table:formula="of:=[.A1715]/1000/(60*60*24)" office:value-type="time" office:time-value="PT07H36M47.827S" calcext:value-type="time">
            <text:p>07:36:48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2" calcext:value-type="float">
            <text:p>270.32</text:p>
          </table:table-cell>
          <table:table-cell office:value-type="float" office:value="1813.92" calcext:value-type="float">
            <text:p>1813.92</text:p>
          </table:table-cell>
          <table:table-cell office:value-type="float" office:value="2181.54" calcext:value-type="float">
            <text:p>2181.54</text:p>
          </table:table-cell>
        </table:table-row>
        <table:table-row table:style-name="ro1">
          <table:table-cell office:value-type="float" office:value="27423827" calcext:value-type="float">
            <text:p>27423827</text:p>
          </table:table-cell>
          <table:table-cell table:formula="of:=[.A1716]/1000/(60*60*24)" office:value-type="time" office:time-value="PT07H37M03.827S" calcext:value-type="time">
            <text:p>07:37:04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814.95" calcext:value-type="float">
            <text:p>1814.95</text:p>
          </table:table-cell>
          <table:table-cell office:value-type="float" office:value="2182.74" calcext:value-type="float">
            <text:p>2182.74</text:p>
          </table:table-cell>
        </table:table-row>
        <table:table-row table:style-name="ro1">
          <table:table-cell office:value-type="float" office:value="27439827" calcext:value-type="float">
            <text:p>27439827</text:p>
          </table:table-cell>
          <table:table-cell table:formula="of:=[.A1717]/1000/(60*60*24)" office:value-type="time" office:time-value="PT07H37M19.827S" calcext:value-type="time">
            <text:p>07:37:20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815.98" calcext:value-type="float">
            <text:p>1815.98</text:p>
          </table:table-cell>
          <table:table-cell office:value-type="float" office:value="2183.95" calcext:value-type="float">
            <text:p>2183.95</text:p>
          </table:table-cell>
        </table:table-row>
        <table:table-row table:style-name="ro1">
          <table:table-cell office:value-type="float" office:value="27455827" calcext:value-type="float">
            <text:p>27455827</text:p>
          </table:table-cell>
          <table:table-cell table:formula="of:=[.A1718]/1000/(60*60*24)" office:value-type="time" office:time-value="PT07H37M35.827S" calcext:value-type="time">
            <text:p>07:37:36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817.01" calcext:value-type="float">
            <text:p>1817.01</text:p>
          </table:table-cell>
          <table:table-cell office:value-type="float" office:value="2185.15" calcext:value-type="float">
            <text:p>2185.15</text:p>
          </table:table-cell>
        </table:table-row>
        <table:table-row table:style-name="ro1">
          <table:table-cell office:value-type="float" office:value="27471827" calcext:value-type="float">
            <text:p>27471827</text:p>
          </table:table-cell>
          <table:table-cell table:formula="of:=[.A1719]/1000/(60*60*24)" office:value-type="time" office:time-value="PT07H37M51.827S" calcext:value-type="time">
            <text:p>07:37:52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818.04" calcext:value-type="float">
            <text:p>1818.04</text:p>
          </table:table-cell>
          <table:table-cell office:value-type="float" office:value="2186.35" calcext:value-type="float">
            <text:p>2186.35</text:p>
          </table:table-cell>
        </table:table-row>
        <table:table-row table:style-name="ro1">
          <table:table-cell office:value-type="float" office:value="27487827" calcext:value-type="float">
            <text:p>27487827</text:p>
          </table:table-cell>
          <table:table-cell table:formula="of:=[.A1720]/1000/(60*60*24)" office:value-type="time" office:time-value="PT07H38M07.827S" calcext:value-type="time">
            <text:p>07:38:08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819.07" calcext:value-type="float">
            <text:p>1819.07</text:p>
          </table:table-cell>
          <table:table-cell office:value-type="float" office:value="2187.55" calcext:value-type="float">
            <text:p>2187.55</text:p>
          </table:table-cell>
        </table:table-row>
        <table:table-row table:style-name="ro1">
          <table:table-cell office:value-type="float" office:value="27503827" calcext:value-type="float">
            <text:p>27503827</text:p>
          </table:table-cell>
          <table:table-cell table:formula="of:=[.A1721]/1000/(60*60*24)" office:value-type="time" office:time-value="PT07H38M23.827S" calcext:value-type="time">
            <text:p>07:38:24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820.1" calcext:value-type="float">
            <text:p>1820.1</text:p>
          </table:table-cell>
          <table:table-cell office:value-type="float" office:value="2188.75" calcext:value-type="float">
            <text:p>2188.75</text:p>
          </table:table-cell>
        </table:table-row>
        <table:table-row table:style-name="ro1">
          <table:table-cell office:value-type="float" office:value="27519827" calcext:value-type="float">
            <text:p>27519827</text:p>
          </table:table-cell>
          <table:table-cell table:formula="of:=[.A1722]/1000/(60*60*24)" office:value-type="time" office:time-value="PT07H38M39.827S" calcext:value-type="time">
            <text:p>07:38:40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821.13" calcext:value-type="float">
            <text:p>1821.13</text:p>
          </table:table-cell>
          <table:table-cell office:value-type="float" office:value="2189.95" calcext:value-type="float">
            <text:p>2189.95</text:p>
          </table:table-cell>
        </table:table-row>
        <table:table-row table:style-name="ro1">
          <table:table-cell office:value-type="float" office:value="27535827" calcext:value-type="float">
            <text:p>27535827</text:p>
          </table:table-cell>
          <table:table-cell table:formula="of:=[.A1723]/1000/(60*60*24)" office:value-type="time" office:time-value="PT07H38M55.827S" calcext:value-type="time">
            <text:p>07:38:56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822.16" calcext:value-type="float">
            <text:p>1822.16</text:p>
          </table:table-cell>
          <table:table-cell office:value-type="float" office:value="2191.15" calcext:value-type="float">
            <text:p>2191.15</text:p>
          </table:table-cell>
        </table:table-row>
        <table:table-row table:style-name="ro1">
          <table:table-cell office:value-type="float" office:value="27551827" calcext:value-type="float">
            <text:p>27551827</text:p>
          </table:table-cell>
          <table:table-cell table:formula="of:=[.A1724]/1000/(60*60*24)" office:value-type="time" office:time-value="PT07H39M11.827S" calcext:value-type="time">
            <text:p>07:39:12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823.18" calcext:value-type="float">
            <text:p>1823.18</text:p>
          </table:table-cell>
          <table:table-cell office:value-type="float" office:value="2192.35" calcext:value-type="float">
            <text:p>2192.35</text:p>
          </table:table-cell>
        </table:table-row>
        <table:table-row table:style-name="ro1">
          <table:table-cell office:value-type="float" office:value="27567827" calcext:value-type="float">
            <text:p>27567827</text:p>
          </table:table-cell>
          <table:table-cell table:formula="of:=[.A1725]/1000/(60*60*24)" office:value-type="time" office:time-value="PT07H39M27.827S" calcext:value-type="time">
            <text:p>07:39:28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824.21" calcext:value-type="float">
            <text:p>1824.21</text:p>
          </table:table-cell>
          <table:table-cell office:value-type="float" office:value="2193.55" calcext:value-type="float">
            <text:p>2193.55</text:p>
          </table:table-cell>
        </table:table-row>
        <table:table-row table:style-name="ro1">
          <table:table-cell office:value-type="float" office:value="27583827" calcext:value-type="float">
            <text:p>27583827</text:p>
          </table:table-cell>
          <table:table-cell table:formula="of:=[.A1726]/1000/(60*60*24)" office:value-type="time" office:time-value="PT07H39M43.827S" calcext:value-type="time">
            <text:p>07:39:44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825.24" calcext:value-type="float">
            <text:p>1825.24</text:p>
          </table:table-cell>
          <table:table-cell office:value-type="float" office:value="2194.75" calcext:value-type="float">
            <text:p>2194.75</text:p>
          </table:table-cell>
        </table:table-row>
        <table:table-row table:style-name="ro1">
          <table:table-cell office:value-type="float" office:value="27599827" calcext:value-type="float">
            <text:p>27599827</text:p>
          </table:table-cell>
          <table:table-cell table:formula="of:=[.A1727]/1000/(60*60*24)" office:value-type="time" office:time-value="PT07H39M59.827S" calcext:value-type="time">
            <text:p>07:40:00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826.27" calcext:value-type="float">
            <text:p>1826.27</text:p>
          </table:table-cell>
          <table:table-cell office:value-type="float" office:value="2195.95" calcext:value-type="float">
            <text:p>2195.95</text:p>
          </table:table-cell>
        </table:table-row>
        <table:table-row table:style-name="ro1">
          <table:table-cell office:value-type="float" office:value="27615827" calcext:value-type="float">
            <text:p>27615827</text:p>
          </table:table-cell>
          <table:table-cell table:formula="of:=[.A1728]/1000/(60*60*24)" office:value-type="time" office:time-value="PT07H40M15.827S" calcext:value-type="time">
            <text:p>07:40:16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827.3" calcext:value-type="float">
            <text:p>1827.3</text:p>
          </table:table-cell>
          <table:table-cell office:value-type="float" office:value="2197.15" calcext:value-type="float">
            <text:p>2197.15</text:p>
          </table:table-cell>
        </table:table-row>
        <table:table-row table:style-name="ro1">
          <table:table-cell office:value-type="float" office:value="27631827" calcext:value-type="float">
            <text:p>27631827</text:p>
          </table:table-cell>
          <table:table-cell table:formula="of:=[.A1729]/1000/(60*60*24)" office:value-type="time" office:time-value="PT07H40M31.827S" calcext:value-type="time">
            <text:p>07:40:32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828.33" calcext:value-type="float">
            <text:p>1828.33</text:p>
          </table:table-cell>
          <table:table-cell office:value-type="float" office:value="2198.35" calcext:value-type="float">
            <text:p>2198.35</text:p>
          </table:table-cell>
        </table:table-row>
        <table:table-row table:style-name="ro1">
          <table:table-cell office:value-type="float" office:value="27647827" calcext:value-type="float">
            <text:p>27647827</text:p>
          </table:table-cell>
          <table:table-cell table:formula="of:=[.A1730]/1000/(60*60*24)" office:value-type="time" office:time-value="PT07H40M47.827S" calcext:value-type="time">
            <text:p>07:40:48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829.36" calcext:value-type="float">
            <text:p>1829.36</text:p>
          </table:table-cell>
          <table:table-cell office:value-type="float" office:value="2199.55" calcext:value-type="float">
            <text:p>2199.55</text:p>
          </table:table-cell>
        </table:table-row>
        <table:table-row table:style-name="ro1">
          <table:table-cell office:value-type="float" office:value="27663827" calcext:value-type="float">
            <text:p>27663827</text:p>
          </table:table-cell>
          <table:table-cell table:formula="of:=[.A1731]/1000/(60*60*24)" office:value-type="time" office:time-value="PT07H41M03.827S" calcext:value-type="time">
            <text:p>07:41:04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830.39" calcext:value-type="float">
            <text:p>1830.39</text:p>
          </table:table-cell>
          <table:table-cell office:value-type="float" office:value="2200.74" calcext:value-type="float">
            <text:p>2200.74</text:p>
          </table:table-cell>
        </table:table-row>
        <table:table-row table:style-name="ro1">
          <table:table-cell office:value-type="float" office:value="27679827" calcext:value-type="float">
            <text:p>27679827</text:p>
          </table:table-cell>
          <table:table-cell table:formula="of:=[.A1732]/1000/(60*60*24)" office:value-type="time" office:time-value="PT07H41M19.827S" calcext:value-type="time">
            <text:p>07:41:20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831.42" calcext:value-type="float">
            <text:p>1831.42</text:p>
          </table:table-cell>
          <table:table-cell office:value-type="float" office:value="2201.94" calcext:value-type="float">
            <text:p>2201.94</text:p>
          </table:table-cell>
        </table:table-row>
        <table:table-row table:style-name="ro1">
          <table:table-cell office:value-type="float" office:value="27695827" calcext:value-type="float">
            <text:p>27695827</text:p>
          </table:table-cell>
          <table:table-cell table:formula="of:=[.A1733]/1000/(60*60*24)" office:value-type="time" office:time-value="PT07H41M35.827S" calcext:value-type="time">
            <text:p>07:41:36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832.44" calcext:value-type="float">
            <text:p>1832.44</text:p>
          </table:table-cell>
          <table:table-cell office:value-type="float" office:value="2203.14" calcext:value-type="float">
            <text:p>2203.14</text:p>
          </table:table-cell>
        </table:table-row>
        <table:table-row table:style-name="ro1">
          <table:table-cell office:value-type="float" office:value="27711827" calcext:value-type="float">
            <text:p>27711827</text:p>
          </table:table-cell>
          <table:table-cell table:formula="of:=[.A1734]/1000/(60*60*24)" office:value-type="time" office:time-value="PT07H41M51.827S" calcext:value-type="time">
            <text:p>07:41:52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833.47" calcext:value-type="float">
            <text:p>1833.47</text:p>
          </table:table-cell>
          <table:table-cell office:value-type="float" office:value="2204.34" calcext:value-type="float">
            <text:p>2204.34</text:p>
          </table:table-cell>
        </table:table-row>
        <table:table-row table:style-name="ro1">
          <table:table-cell office:value-type="float" office:value="27727827" calcext:value-type="float">
            <text:p>27727827</text:p>
          </table:table-cell>
          <table:table-cell table:formula="of:=[.A1735]/1000/(60*60*24)" office:value-type="time" office:time-value="PT07H42M07.827S" calcext:value-type="time">
            <text:p>07:42:08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834.5" calcext:value-type="float">
            <text:p>1834.5</text:p>
          </table:table-cell>
          <table:table-cell office:value-type="float" office:value="2205.54" calcext:value-type="float">
            <text:p>2205.54</text:p>
          </table:table-cell>
        </table:table-row>
        <table:table-row table:style-name="ro1">
          <table:table-cell office:value-type="float" office:value="27743827" calcext:value-type="float">
            <text:p>27743827</text:p>
          </table:table-cell>
          <table:table-cell table:formula="of:=[.A1736]/1000/(60*60*24)" office:value-type="time" office:time-value="PT07H42M23.827S" calcext:value-type="time">
            <text:p>07:42:24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835.53" calcext:value-type="float">
            <text:p>1835.53</text:p>
          </table:table-cell>
          <table:table-cell office:value-type="float" office:value="2206.74" calcext:value-type="float">
            <text:p>2206.74</text:p>
          </table:table-cell>
        </table:table-row>
        <table:table-row table:style-name="ro1">
          <table:table-cell office:value-type="float" office:value="27759827" calcext:value-type="float">
            <text:p>27759827</text:p>
          </table:table-cell>
          <table:table-cell table:formula="of:=[.A1737]/1000/(60*60*24)" office:value-type="time" office:time-value="PT07H42M39.827S" calcext:value-type="time">
            <text:p>07:42:40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836.56" calcext:value-type="float">
            <text:p>1836.56</text:p>
          </table:table-cell>
          <table:table-cell office:value-type="float" office:value="2207.93" calcext:value-type="float">
            <text:p>2207.93</text:p>
          </table:table-cell>
        </table:table-row>
        <table:table-row table:style-name="ro1">
          <table:table-cell office:value-type="float" office:value="27775827" calcext:value-type="float">
            <text:p>27775827</text:p>
          </table:table-cell>
          <table:table-cell table:formula="of:=[.A1738]/1000/(60*60*24)" office:value-type="time" office:time-value="PT07H42M55.827S" calcext:value-type="time">
            <text:p>07:42:56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5" calcext:value-type="float">
            <text:p>269.95</text:p>
          </table:table-cell>
          <table:table-cell office:value-type="float" office:value="1837.58" calcext:value-type="float">
            <text:p>1837.58</text:p>
          </table:table-cell>
          <table:table-cell office:value-type="float" office:value="2209.13" calcext:value-type="float">
            <text:p>2209.13</text:p>
          </table:table-cell>
        </table:table-row>
        <table:table-row table:style-name="ro1">
          <table:table-cell office:value-type="float" office:value="27791827" calcext:value-type="float">
            <text:p>27791827</text:p>
          </table:table-cell>
          <table:table-cell table:formula="of:=[.A1739]/1000/(60*60*24)" office:value-type="time" office:time-value="PT07H43M11.827S" calcext:value-type="time">
            <text:p>07:43:12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1838.61" calcext:value-type="float">
            <text:p>1838.61</text:p>
          </table:table-cell>
          <table:table-cell office:value-type="float" office:value="2210.33" calcext:value-type="float">
            <text:p>2210.33</text:p>
          </table:table-cell>
        </table:table-row>
        <table:table-row table:style-name="ro1">
          <table:table-cell office:value-type="float" office:value="27807827" calcext:value-type="float">
            <text:p>27807827</text:p>
          </table:table-cell>
          <table:table-cell table:formula="of:=[.A1740]/1000/(60*60*24)" office:value-type="time" office:time-value="PT07H43M27.827S" calcext:value-type="time">
            <text:p>07:43:28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839.64" calcext:value-type="float">
            <text:p>1839.64</text:p>
          </table:table-cell>
          <table:table-cell office:value-type="float" office:value="2211.53" calcext:value-type="float">
            <text:p>2211.53</text:p>
          </table:table-cell>
        </table:table-row>
        <table:table-row table:style-name="ro1">
          <table:table-cell office:value-type="float" office:value="27823827" calcext:value-type="float">
            <text:p>27823827</text:p>
          </table:table-cell>
          <table:table-cell table:formula="of:=[.A1741]/1000/(60*60*24)" office:value-type="time" office:time-value="PT07H43M43.827S" calcext:value-type="time">
            <text:p>07:43:44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840.67" calcext:value-type="float">
            <text:p>1840.67</text:p>
          </table:table-cell>
          <table:table-cell office:value-type="float" office:value="2212.72" calcext:value-type="float">
            <text:p>2212.72</text:p>
          </table:table-cell>
        </table:table-row>
        <table:table-row table:style-name="ro1">
          <table:table-cell office:value-type="float" office:value="27839827" calcext:value-type="float">
            <text:p>27839827</text:p>
          </table:table-cell>
          <table:table-cell table:formula="of:=[.A1742]/1000/(60*60*24)" office:value-type="time" office:time-value="PT07H43M59.827S" calcext:value-type="time">
            <text:p>07:44:00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5" calcext:value-type="float">
            <text:p>269.95</text:p>
          </table:table-cell>
          <table:table-cell office:value-type="float" office:value="1841.69" calcext:value-type="float">
            <text:p>1841.69</text:p>
          </table:table-cell>
          <table:table-cell office:value-type="float" office:value="2213.92" calcext:value-type="float">
            <text:p>2213.92</text:p>
          </table:table-cell>
        </table:table-row>
        <table:table-row table:style-name="ro1">
          <table:table-cell office:value-type="float" office:value="27855827" calcext:value-type="float">
            <text:p>27855827</text:p>
          </table:table-cell>
          <table:table-cell table:formula="of:=[.A1743]/1000/(60*60*24)" office:value-type="time" office:time-value="PT07H44M15.827S" calcext:value-type="time">
            <text:p>07:44:16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842.72" calcext:value-type="float">
            <text:p>1842.72</text:p>
          </table:table-cell>
          <table:table-cell office:value-type="float" office:value="2215.12" calcext:value-type="float">
            <text:p>2215.12</text:p>
          </table:table-cell>
        </table:table-row>
        <table:table-row table:style-name="ro1">
          <table:table-cell office:value-type="float" office:value="27871826" calcext:value-type="float">
            <text:p>27871826</text:p>
          </table:table-cell>
          <table:table-cell table:formula="of:=[.A1744]/1000/(60*60*24)" office:value-type="time" office:time-value="PT07H44M31.826S" calcext:value-type="time">
            <text:p>07:44:32</text:p>
          </table:table-cell>
          <table:table-cell office:value-type="float" office:value="1.17" calcext:value-type="float">
            <text:p>1.17</text:p>
          </table:table-cell>
          <table:table-cell office:value-type="float" office:value="231.1" calcext:value-type="float">
            <text:p>231.1</text:p>
          </table:table-cell>
          <table:table-cell office:value-type="float" office:value="269.72" calcext:value-type="float">
            <text:p>269.72</text:p>
          </table:table-cell>
          <table:table-cell office:value-type="float" office:value="1843.75" calcext:value-type="float">
            <text:p>1843.75</text:p>
          </table:table-cell>
          <table:table-cell office:value-type="float" office:value="2216.32" calcext:value-type="float">
            <text:p>2216.32</text:p>
          </table:table-cell>
        </table:table-row>
        <table:table-row table:style-name="ro1">
          <table:table-cell office:value-type="float" office:value="27887827" calcext:value-type="float">
            <text:p>27887827</text:p>
          </table:table-cell>
          <table:table-cell table:formula="of:=[.A1745]/1000/(60*60*24)" office:value-type="time" office:time-value="PT07H44M47.827S" calcext:value-type="time">
            <text:p>07:44:48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844.78" calcext:value-type="float">
            <text:p>1844.78</text:p>
          </table:table-cell>
          <table:table-cell office:value-type="float" office:value="2217.51" calcext:value-type="float">
            <text:p>2217.51</text:p>
          </table:table-cell>
        </table:table-row>
        <table:table-row table:style-name="ro1">
          <table:table-cell office:value-type="float" office:value="27903827" calcext:value-type="float">
            <text:p>27903827</text:p>
          </table:table-cell>
          <table:table-cell table:formula="of:=[.A1746]/1000/(60*60*24)" office:value-type="time" office:time-value="PT07H45M03.827S" calcext:value-type="time">
            <text:p>07:45:04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845.8" calcext:value-type="float">
            <text:p>1845.8</text:p>
          </table:table-cell>
          <table:table-cell office:value-type="float" office:value="2218.71" calcext:value-type="float">
            <text:p>2218.71</text:p>
          </table:table-cell>
        </table:table-row>
        <table:table-row table:style-name="ro1">
          <table:table-cell office:value-type="float" office:value="27919827" calcext:value-type="float">
            <text:p>27919827</text:p>
          </table:table-cell>
          <table:table-cell table:formula="of:=[.A1747]/1000/(60*60*24)" office:value-type="time" office:time-value="PT07H45M19.827S" calcext:value-type="time">
            <text:p>07:45:20</text:p>
          </table:table-cell>
          <table:table-cell office:value-type="float" office:value="1.17" calcext:value-type="float">
            <text:p>1.17</text:p>
          </table:table-cell>
          <table:table-cell office:value-type="float" office:value="231.1" calcext:value-type="float">
            <text:p>231.1</text:p>
          </table:table-cell>
          <table:table-cell office:value-type="float" office:value="269.72" calcext:value-type="float">
            <text:p>269.72</text:p>
          </table:table-cell>
          <table:table-cell office:value-type="float" office:value="1846.83" calcext:value-type="float">
            <text:p>1846.83</text:p>
          </table:table-cell>
          <table:table-cell office:value-type="float" office:value="2219.91" calcext:value-type="float">
            <text:p>2219.91</text:p>
          </table:table-cell>
        </table:table-row>
        <table:table-row table:style-name="ro1">
          <table:table-cell office:value-type="float" office:value="27935827" calcext:value-type="float">
            <text:p>27935827</text:p>
          </table:table-cell>
          <table:table-cell table:formula="of:=[.A1748]/1000/(60*60*24)" office:value-type="time" office:time-value="PT07H45M35.827S" calcext:value-type="time">
            <text:p>07:45:36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8" calcext:value-type="float">
            <text:p>268.8</text:p>
          </table:table-cell>
          <table:table-cell office:value-type="float" office:value="1847.86" calcext:value-type="float">
            <text:p>1847.86</text:p>
          </table:table-cell>
          <table:table-cell office:value-type="float" office:value="2221.11" calcext:value-type="float">
            <text:p>2221.11</text:p>
          </table:table-cell>
        </table:table-row>
        <table:table-row table:style-name="ro1">
          <table:table-cell office:value-type="float" office:value="27951827" calcext:value-type="float">
            <text:p>27951827</text:p>
          </table:table-cell>
          <table:table-cell table:formula="of:=[.A1749]/1000/(60*60*24)" office:value-type="time" office:time-value="PT07H45M51.827S" calcext:value-type="time">
            <text:p>07:45:52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848.89" calcext:value-type="float">
            <text:p>1848.89</text:p>
          </table:table-cell>
          <table:table-cell office:value-type="float" office:value="2222.3" calcext:value-type="float">
            <text:p>2222.3</text:p>
          </table:table-cell>
        </table:table-row>
        <table:table-row table:style-name="ro1">
          <table:table-cell office:value-type="float" office:value="27967827" calcext:value-type="float">
            <text:p>27967827</text:p>
          </table:table-cell>
          <table:table-cell table:formula="of:=[.A1750]/1000/(60*60*24)" office:value-type="time" office:time-value="PT07H46M07.827S" calcext:value-type="time">
            <text:p>07:46:08</text:p>
          </table:table-cell>
          <table:table-cell office:value-type="float" office:value="1.17" calcext:value-type="float">
            <text:p>1.17</text:p>
          </table:table-cell>
          <table:table-cell office:value-type="float" office:value="231.1" calcext:value-type="float">
            <text:p>231.1</text:p>
          </table:table-cell>
          <table:table-cell office:value-type="float" office:value="269.72" calcext:value-type="float">
            <text:p>269.72</text:p>
          </table:table-cell>
          <table:table-cell office:value-type="float" office:value="1849.91" calcext:value-type="float">
            <text:p>1849.91</text:p>
          </table:table-cell>
          <table:table-cell office:value-type="float" office:value="2223.5" calcext:value-type="float">
            <text:p>2223.5</text:p>
          </table:table-cell>
        </table:table-row>
        <table:table-row table:style-name="ro1">
          <table:table-cell office:value-type="float" office:value="27983827" calcext:value-type="float">
            <text:p>27983827</text:p>
          </table:table-cell>
          <table:table-cell table:formula="of:=[.A1751]/1000/(60*60*24)" office:value-type="time" office:time-value="PT07H46M23.827S" calcext:value-type="time">
            <text:p>07:46:24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850.94" calcext:value-type="float">
            <text:p>1850.94</text:p>
          </table:table-cell>
          <table:table-cell office:value-type="float" office:value="2224.7" calcext:value-type="float">
            <text:p>2224.7</text:p>
          </table:table-cell>
        </table:table-row>
        <table:table-row table:style-name="ro1">
          <table:table-cell office:value-type="float" office:value="27999827" calcext:value-type="float">
            <text:p>27999827</text:p>
          </table:table-cell>
          <table:table-cell table:formula="of:=[.A1752]/1000/(60*60*24)" office:value-type="time" office:time-value="PT07H46M39.827S" calcext:value-type="time">
            <text:p>07:46:40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851.97" calcext:value-type="float">
            <text:p>1851.97</text:p>
          </table:table-cell>
          <table:table-cell office:value-type="float" office:value="2225.89" calcext:value-type="float">
            <text:p>2225.89</text:p>
          </table:table-cell>
        </table:table-row>
        <table:table-row table:style-name="ro1">
          <table:table-cell office:value-type="float" office:value="28015827" calcext:value-type="float">
            <text:p>28015827</text:p>
          </table:table-cell>
          <table:table-cell table:formula="of:=[.A1753]/1000/(60*60*24)" office:value-type="time" office:time-value="PT07H46M55.827S" calcext:value-type="time">
            <text:p>07:46:56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852.99" calcext:value-type="float">
            <text:p>1852.99</text:p>
          </table:table-cell>
          <table:table-cell office:value-type="float" office:value="2227.09" calcext:value-type="float">
            <text:p>2227.09</text:p>
          </table:table-cell>
        </table:table-row>
        <table:table-row table:style-name="ro1">
          <table:table-cell office:value-type="float" office:value="28031827" calcext:value-type="float">
            <text:p>28031827</text:p>
          </table:table-cell>
          <table:table-cell table:formula="of:=[.A1754]/1000/(60*60*24)" office:value-type="time" office:time-value="PT07H47M11.827S" calcext:value-type="time">
            <text:p>07:47:12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854.02" calcext:value-type="float">
            <text:p>1854.02</text:p>
          </table:table-cell>
          <table:table-cell office:value-type="float" office:value="2228.28" calcext:value-type="float">
            <text:p>2228.28</text:p>
          </table:table-cell>
        </table:table-row>
        <table:table-row table:style-name="ro1">
          <table:table-cell office:value-type="float" office:value="28047827" calcext:value-type="float">
            <text:p>28047827</text:p>
          </table:table-cell>
          <table:table-cell table:formula="of:=[.A1755]/1000/(60*60*24)" office:value-type="time" office:time-value="PT07H47M27.827S" calcext:value-type="time">
            <text:p>07:47:28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855.05" calcext:value-type="float">
            <text:p>1855.05</text:p>
          </table:table-cell>
          <table:table-cell office:value-type="float" office:value="2229.48" calcext:value-type="float">
            <text:p>2229.48</text:p>
          </table:table-cell>
        </table:table-row>
        <table:table-row table:style-name="ro1">
          <table:table-cell office:value-type="float" office:value="28063827" calcext:value-type="float">
            <text:p>28063827</text:p>
          </table:table-cell>
          <table:table-cell table:formula="of:=[.A1756]/1000/(60*60*24)" office:value-type="time" office:time-value="PT07H47M43.827S" calcext:value-type="time">
            <text:p>07:47:44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856.07" calcext:value-type="float">
            <text:p>1856.07</text:p>
          </table:table-cell>
          <table:table-cell office:value-type="float" office:value="2230.67" calcext:value-type="float">
            <text:p>2230.67</text:p>
          </table:table-cell>
        </table:table-row>
        <table:table-row table:style-name="ro1">
          <table:table-cell office:value-type="float" office:value="28079827" calcext:value-type="float">
            <text:p>28079827</text:p>
          </table:table-cell>
          <table:table-cell table:formula="of:=[.A1757]/1000/(60*60*24)" office:value-type="time" office:time-value="PT07H47M59.827S" calcext:value-type="time">
            <text:p>07:48:00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7" calcext:value-type="float">
            <text:p>268.67</text:p>
          </table:table-cell>
          <table:table-cell office:value-type="float" office:value="1857.1" calcext:value-type="float">
            <text:p>1857.1</text:p>
          </table:table-cell>
          <table:table-cell office:value-type="float" office:value="2231.87" calcext:value-type="float">
            <text:p>2231.87</text:p>
          </table:table-cell>
        </table:table-row>
        <table:table-row table:style-name="ro1">
          <table:table-cell office:value-type="float" office:value="28095827" calcext:value-type="float">
            <text:p>28095827</text:p>
          </table:table-cell>
          <table:table-cell table:formula="of:=[.A1758]/1000/(60*60*24)" office:value-type="time" office:time-value="PT07H48M15.827S" calcext:value-type="time">
            <text:p>07:48:16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858.13" calcext:value-type="float">
            <text:p>1858.13</text:p>
          </table:table-cell>
          <table:table-cell office:value-type="float" office:value="2233.06" calcext:value-type="float">
            <text:p>2233.06</text:p>
          </table:table-cell>
        </table:table-row>
        <table:table-row table:style-name="ro1">
          <table:table-cell office:value-type="float" office:value="28111827" calcext:value-type="float">
            <text:p>28111827</text:p>
          </table:table-cell>
          <table:table-cell table:formula="of:=[.A1759]/1000/(60*60*24)" office:value-type="time" office:time-value="PT07H48M31.827S" calcext:value-type="time">
            <text:p>07:48:32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859.15" calcext:value-type="float">
            <text:p>1859.15</text:p>
          </table:table-cell>
          <table:table-cell office:value-type="float" office:value="2234.26" calcext:value-type="float">
            <text:p>2234.26</text:p>
          </table:table-cell>
        </table:table-row>
        <table:table-row table:style-name="ro1">
          <table:table-cell office:value-type="float" office:value="28127827" calcext:value-type="float">
            <text:p>28127827</text:p>
          </table:table-cell>
          <table:table-cell table:formula="of:=[.A1760]/1000/(60*60*24)" office:value-type="time" office:time-value="PT07H48M47.827S" calcext:value-type="time">
            <text:p>07:48:48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860.18" calcext:value-type="float">
            <text:p>1860.18</text:p>
          </table:table-cell>
          <table:table-cell office:value-type="float" office:value="2235.45" calcext:value-type="float">
            <text:p>2235.45</text:p>
          </table:table-cell>
        </table:table-row>
        <table:table-row table:style-name="ro1">
          <table:table-cell office:value-type="float" office:value="28143827" calcext:value-type="float">
            <text:p>28143827</text:p>
          </table:table-cell>
          <table:table-cell table:formula="of:=[.A1761]/1000/(60*60*24)" office:value-type="time" office:time-value="PT07H49M03.827S" calcext:value-type="time">
            <text:p>07:49:04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861.21" calcext:value-type="float">
            <text:p>1861.21</text:p>
          </table:table-cell>
          <table:table-cell office:value-type="float" office:value="2236.65" calcext:value-type="float">
            <text:p>2236.65</text:p>
          </table:table-cell>
        </table:table-row>
        <table:table-row table:style-name="ro1">
          <table:table-cell office:value-type="float" office:value="28159827" calcext:value-type="float">
            <text:p>28159827</text:p>
          </table:table-cell>
          <table:table-cell table:formula="of:=[.A1762]/1000/(60*60*24)" office:value-type="time" office:time-value="PT07H49M19.827S" calcext:value-type="time">
            <text:p>07:49:20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862.23" calcext:value-type="float">
            <text:p>1862.23</text:p>
          </table:table-cell>
          <table:table-cell office:value-type="float" office:value="2237.85" calcext:value-type="float">
            <text:p>2237.85</text:p>
          </table:table-cell>
        </table:table-row>
        <table:table-row table:style-name="ro1">
          <table:table-cell office:value-type="float" office:value="28175827" calcext:value-type="float">
            <text:p>28175827</text:p>
          </table:table-cell>
          <table:table-cell table:formula="of:=[.A1763]/1000/(60*60*24)" office:value-type="time" office:time-value="PT07H49M35.827S" calcext:value-type="time">
            <text:p>07:49:3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863.26" calcext:value-type="float">
            <text:p>1863.26</text:p>
          </table:table-cell>
          <table:table-cell office:value-type="float" office:value="2239.04" calcext:value-type="float">
            <text:p>2239.04</text:p>
          </table:table-cell>
        </table:table-row>
        <table:table-row table:style-name="ro1">
          <table:table-cell office:value-type="float" office:value="28191827" calcext:value-type="float">
            <text:p>28191827</text:p>
          </table:table-cell>
          <table:table-cell table:formula="of:=[.A1764]/1000/(60*60*24)" office:value-type="time" office:time-value="PT07H49M51.827S" calcext:value-type="time">
            <text:p>07:49:5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864.28" calcext:value-type="float">
            <text:p>1864.28</text:p>
          </table:table-cell>
          <table:table-cell office:value-type="float" office:value="2240.23" calcext:value-type="float">
            <text:p>2240.23</text:p>
          </table:table-cell>
        </table:table-row>
        <table:table-row table:style-name="ro1">
          <table:table-cell office:value-type="float" office:value="28207827" calcext:value-type="float">
            <text:p>28207827</text:p>
          </table:table-cell>
          <table:table-cell table:formula="of:=[.A1765]/1000/(60*60*24)" office:value-type="time" office:time-value="PT07H50M07.827S" calcext:value-type="time">
            <text:p>07:50:08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865.31" calcext:value-type="float">
            <text:p>1865.31</text:p>
          </table:table-cell>
          <table:table-cell office:value-type="float" office:value="2241.43" calcext:value-type="float">
            <text:p>2241.43</text:p>
          </table:table-cell>
        </table:table-row>
        <table:table-row table:style-name="ro1">
          <table:table-cell office:value-type="float" office:value="28223827" calcext:value-type="float">
            <text:p>28223827</text:p>
          </table:table-cell>
          <table:table-cell table:formula="of:=[.A1766]/1000/(60*60*24)" office:value-type="time" office:time-value="PT07H50M23.827S" calcext:value-type="time">
            <text:p>07:50:2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866.33" calcext:value-type="float">
            <text:p>1866.33</text:p>
          </table:table-cell>
          <table:table-cell office:value-type="float" office:value="2242.62" calcext:value-type="float">
            <text:p>2242.62</text:p>
          </table:table-cell>
        </table:table-row>
        <table:table-row table:style-name="ro1">
          <table:table-cell office:value-type="float" office:value="28239827" calcext:value-type="float">
            <text:p>28239827</text:p>
          </table:table-cell>
          <table:table-cell table:formula="of:=[.A1767]/1000/(60*60*24)" office:value-type="time" office:time-value="PT07H50M39.827S" calcext:value-type="time">
            <text:p>07:50:4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867.36" calcext:value-type="float">
            <text:p>1867.36</text:p>
          </table:table-cell>
          <table:table-cell office:value-type="float" office:value="2243.81" calcext:value-type="float">
            <text:p>2243.81</text:p>
          </table:table-cell>
        </table:table-row>
        <table:table-row table:style-name="ro1">
          <table:table-cell office:value-type="float" office:value="28255827" calcext:value-type="float">
            <text:p>28255827</text:p>
          </table:table-cell>
          <table:table-cell table:formula="of:=[.A1768]/1000/(60*60*24)" office:value-type="time" office:time-value="PT07H50M55.827S" calcext:value-type="time">
            <text:p>07:50:5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868.38" calcext:value-type="float">
            <text:p>1868.38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28271827" calcext:value-type="float">
            <text:p>28271827</text:p>
          </table:table-cell>
          <table:table-cell table:formula="of:=[.A1769]/1000/(60*60*24)" office:value-type="time" office:time-value="PT07H51M11.827S" calcext:value-type="time">
            <text:p>07:51:1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869.41" calcext:value-type="float">
            <text:p>1869.41</text:p>
          </table:table-cell>
          <table:table-cell office:value-type="float" office:value="2246.19" calcext:value-type="float">
            <text:p>2246.19</text:p>
          </table:table-cell>
        </table:table-row>
        <table:table-row table:style-name="ro1">
          <table:table-cell office:value-type="float" office:value="28287827" calcext:value-type="float">
            <text:p>28287827</text:p>
          </table:table-cell>
          <table:table-cell table:formula="of:=[.A1770]/1000/(60*60*24)" office:value-type="time" office:time-value="PT07H51M27.827S" calcext:value-type="time">
            <text:p>07:51:2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870.44" calcext:value-type="float">
            <text:p>1870.44</text:p>
          </table:table-cell>
          <table:table-cell office:value-type="float" office:value="2247.39" calcext:value-type="float">
            <text:p>2247.39</text:p>
          </table:table-cell>
        </table:table-row>
        <table:table-row table:style-name="ro1">
          <table:table-cell office:value-type="float" office:value="28303827" calcext:value-type="float">
            <text:p>28303827</text:p>
          </table:table-cell>
          <table:table-cell table:formula="of:=[.A1771]/1000/(60*60*24)" office:value-type="time" office:time-value="PT07H51M43.827S" calcext:value-type="time">
            <text:p>07:51:4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871.46" calcext:value-type="float">
            <text:p>1871.46</text:p>
          </table:table-cell>
          <table:table-cell office:value-type="float" office:value="2248.58" calcext:value-type="float">
            <text:p>2248.58</text:p>
          </table:table-cell>
        </table:table-row>
        <table:table-row table:style-name="ro1">
          <table:table-cell office:value-type="float" office:value="28319827" calcext:value-type="float">
            <text:p>28319827</text:p>
          </table:table-cell>
          <table:table-cell table:formula="of:=[.A1772]/1000/(60*60*24)" office:value-type="time" office:time-value="PT07H51M59.827S" calcext:value-type="time">
            <text:p>07:52:0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872.49" calcext:value-type="float">
            <text:p>1872.49</text:p>
          </table:table-cell>
          <table:table-cell office:value-type="float" office:value="2249.77" calcext:value-type="float">
            <text:p>2249.77</text:p>
          </table:table-cell>
        </table:table-row>
        <table:table-row table:style-name="ro1">
          <table:table-cell office:value-type="float" office:value="28335827" calcext:value-type="float">
            <text:p>28335827</text:p>
          </table:table-cell>
          <table:table-cell table:formula="of:=[.A1773]/1000/(60*60*24)" office:value-type="time" office:time-value="PT07H52M15.827S" calcext:value-type="time">
            <text:p>07:52:1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873.51" calcext:value-type="float">
            <text:p>1873.51</text:p>
          </table:table-cell>
          <table:table-cell office:value-type="float" office:value="2250.96" calcext:value-type="float">
            <text:p>2250.96</text:p>
          </table:table-cell>
        </table:table-row>
        <table:table-row table:style-name="ro1">
          <table:table-cell office:value-type="float" office:value="28351827" calcext:value-type="float">
            <text:p>28351827</text:p>
          </table:table-cell>
          <table:table-cell table:formula="of:=[.A1774]/1000/(60*60*24)" office:value-type="time" office:time-value="PT07H52M31.827S" calcext:value-type="time">
            <text:p>07:52:3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874.54" calcext:value-type="float">
            <text:p>1874.54</text:p>
          </table:table-cell>
          <table:table-cell office:value-type="float" office:value="2252.15" calcext:value-type="float">
            <text:p>2252.15</text:p>
          </table:table-cell>
        </table:table-row>
        <table:table-row table:style-name="ro1">
          <table:table-cell office:value-type="float" office:value="28367827" calcext:value-type="float">
            <text:p>28367827</text:p>
          </table:table-cell>
          <table:table-cell table:formula="of:=[.A1775]/1000/(60*60*24)" office:value-type="time" office:time-value="PT07H52M47.827S" calcext:value-type="time">
            <text:p>07:52:4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875.56" calcext:value-type="float">
            <text:p>1875.56</text:p>
          </table:table-cell>
          <table:table-cell office:value-type="float" office:value="2253.34" calcext:value-type="float">
            <text:p>2253.34</text:p>
          </table:table-cell>
        </table:table-row>
        <table:table-row table:style-name="ro1">
          <table:table-cell office:value-type="float" office:value="28383827" calcext:value-type="float">
            <text:p>28383827</text:p>
          </table:table-cell>
          <table:table-cell table:formula="of:=[.A1776]/1000/(60*60*24)" office:value-type="time" office:time-value="PT07H53M03.827S" calcext:value-type="time">
            <text:p>07:53:04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876.59" calcext:value-type="float">
            <text:p>1876.59</text:p>
          </table:table-cell>
          <table:table-cell office:value-type="float" office:value="2254.54" calcext:value-type="float">
            <text:p>2254.54</text:p>
          </table:table-cell>
        </table:table-row>
        <table:table-row table:style-name="ro1">
          <table:table-cell office:value-type="float" office:value="28399827" calcext:value-type="float">
            <text:p>28399827</text:p>
          </table:table-cell>
          <table:table-cell table:formula="of:=[.A1777]/1000/(60*60*24)" office:value-type="time" office:time-value="PT07H53M19.827S" calcext:value-type="time">
            <text:p>07:53:20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877.61" calcext:value-type="float">
            <text:p>1877.61</text:p>
          </table:table-cell>
          <table:table-cell office:value-type="float" office:value="2255.73" calcext:value-type="float">
            <text:p>2255.73</text:p>
          </table:table-cell>
        </table:table-row>
        <table:table-row table:style-name="ro1">
          <table:table-cell office:value-type="float" office:value="28415827" calcext:value-type="float">
            <text:p>28415827</text:p>
          </table:table-cell>
          <table:table-cell table:formula="of:=[.A1778]/1000/(60*60*24)" office:value-type="time" office:time-value="PT07H53M35.827S" calcext:value-type="time">
            <text:p>07:53:36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878.64" calcext:value-type="float">
            <text:p>1878.64</text:p>
          </table:table-cell>
          <table:table-cell office:value-type="float" office:value="2256.92" calcext:value-type="float">
            <text:p>2256.92</text:p>
          </table:table-cell>
        </table:table-row>
        <table:table-row table:style-name="ro1">
          <table:table-cell office:value-type="float" office:value="28431827" calcext:value-type="float">
            <text:p>28431827</text:p>
          </table:table-cell>
          <table:table-cell table:formula="of:=[.A1779]/1000/(60*60*24)" office:value-type="time" office:time-value="PT07H53M51.827S" calcext:value-type="time">
            <text:p>07:53:52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879.66" calcext:value-type="float">
            <text:p>1879.66</text:p>
          </table:table-cell>
          <table:table-cell office:value-type="float" office:value="2258.11" calcext:value-type="float">
            <text:p>2258.11</text:p>
          </table:table-cell>
        </table:table-row>
        <table:table-row table:style-name="ro1">
          <table:table-cell office:value-type="float" office:value="28447827" calcext:value-type="float">
            <text:p>28447827</text:p>
          </table:table-cell>
          <table:table-cell table:formula="of:=[.A1780]/1000/(60*60*24)" office:value-type="time" office:time-value="PT07H54M07.827S" calcext:value-type="time">
            <text:p>07:54:08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880.69" calcext:value-type="float">
            <text:p>1880.69</text:p>
          </table:table-cell>
          <table:table-cell office:value-type="float" office:value="2259.3" calcext:value-type="float">
            <text:p>2259.3</text:p>
          </table:table-cell>
        </table:table-row>
        <table:table-row table:style-name="ro1">
          <table:table-cell office:value-type="float" office:value="28463827" calcext:value-type="float">
            <text:p>28463827</text:p>
          </table:table-cell>
          <table:table-cell table:formula="of:=[.A1781]/1000/(60*60*24)" office:value-type="time" office:time-value="PT07H54M23.827S" calcext:value-type="time">
            <text:p>07:54:24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8" calcext:value-type="float">
            <text:p>268.08</text:p>
          </table:table-cell>
          <table:table-cell office:value-type="float" office:value="1881.71" calcext:value-type="float">
            <text:p>1881.71</text:p>
          </table:table-cell>
          <table:table-cell office:value-type="float" office:value="2260.49" calcext:value-type="float">
            <text:p>2260.49</text:p>
          </table:table-cell>
        </table:table-row>
        <table:table-row table:style-name="ro1">
          <table:table-cell office:value-type="float" office:value="28479827" calcext:value-type="float">
            <text:p>28479827</text:p>
          </table:table-cell>
          <table:table-cell table:formula="of:=[.A1782]/1000/(60*60*24)" office:value-type="time" office:time-value="PT07H54M39.827S" calcext:value-type="time">
            <text:p>07:54:40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882.74" calcext:value-type="float">
            <text:p>1882.74</text:p>
          </table:table-cell>
          <table:table-cell office:value-type="float" office:value="2261.68" calcext:value-type="float">
            <text:p>2261.68</text:p>
          </table:table-cell>
        </table:table-row>
        <table:table-row table:style-name="ro1">
          <table:table-cell office:value-type="float" office:value="28495827" calcext:value-type="float">
            <text:p>28495827</text:p>
          </table:table-cell>
          <table:table-cell table:formula="of:=[.A1783]/1000/(60*60*24)" office:value-type="time" office:time-value="PT07H54M55.827S" calcext:value-type="time">
            <text:p>07:54:56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8" calcext:value-type="float">
            <text:p>268.08</text:p>
          </table:table-cell>
          <table:table-cell office:value-type="float" office:value="1883.76" calcext:value-type="float">
            <text:p>1883.76</text:p>
          </table:table-cell>
          <table:table-cell office:value-type="float" office:value="2262.87" calcext:value-type="float">
            <text:p>2262.87</text:p>
          </table:table-cell>
        </table:table-row>
        <table:table-row table:style-name="ro1">
          <table:table-cell office:value-type="float" office:value="28511827" calcext:value-type="float">
            <text:p>28511827</text:p>
          </table:table-cell>
          <table:table-cell table:formula="of:=[.A1784]/1000/(60*60*24)" office:value-type="time" office:time-value="PT07H55M11.827S" calcext:value-type="time">
            <text:p>07:55:12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884.79" calcext:value-type="float">
            <text:p>1884.79</text:p>
          </table:table-cell>
          <table:table-cell office:value-type="float" office:value="2264.06" calcext:value-type="float">
            <text:p>2264.06</text:p>
          </table:table-cell>
        </table:table-row>
        <table:table-row table:style-name="ro1">
          <table:table-cell office:value-type="float" office:value="28527827" calcext:value-type="float">
            <text:p>28527827</text:p>
          </table:table-cell>
          <table:table-cell table:formula="of:=[.A1785]/1000/(60*60*24)" office:value-type="time" office:time-value="PT07H55M27.827S" calcext:value-type="time">
            <text:p>07:55:28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885.81" calcext:value-type="float">
            <text:p>1885.81</text:p>
          </table:table-cell>
          <table:table-cell office:value-type="float" office:value="2265.25" calcext:value-type="float">
            <text:p>2265.25</text:p>
          </table:table-cell>
        </table:table-row>
        <table:table-row table:style-name="ro1">
          <table:table-cell office:value-type="float" office:value="28543827" calcext:value-type="float">
            <text:p>28543827</text:p>
          </table:table-cell>
          <table:table-cell table:formula="of:=[.A1786]/1000/(60*60*24)" office:value-type="time" office:time-value="PT07H55M43.827S" calcext:value-type="time">
            <text:p>07:55:44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886.84" calcext:value-type="float">
            <text:p>1886.84</text:p>
          </table:table-cell>
          <table:table-cell office:value-type="float" office:value="2266.44" calcext:value-type="float">
            <text:p>2266.44</text:p>
          </table:table-cell>
        </table:table-row>
        <table:table-row table:style-name="ro1">
          <table:table-cell office:value-type="float" office:value="28559827" calcext:value-type="float">
            <text:p>28559827</text:p>
          </table:table-cell>
          <table:table-cell table:formula="of:=[.A1787]/1000/(60*60*24)" office:value-type="time" office:time-value="PT07H55M59.827S" calcext:value-type="time">
            <text:p>07:56:00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5" calcext:value-type="float">
            <text:p>267.05</text:p>
          </table:table-cell>
          <table:table-cell office:value-type="float" office:value="1887.86" calcext:value-type="float">
            <text:p>1887.86</text:p>
          </table:table-cell>
          <table:table-cell office:value-type="float" office:value="2267.63" calcext:value-type="float">
            <text:p>2267.63</text:p>
          </table:table-cell>
        </table:table-row>
        <table:table-row table:style-name="ro1">
          <table:table-cell office:value-type="float" office:value="28575827" calcext:value-type="float">
            <text:p>28575827</text:p>
          </table:table-cell>
          <table:table-cell table:formula="of:=[.A1788]/1000/(60*60*24)" office:value-type="time" office:time-value="PT07H56M15.827S" calcext:value-type="time">
            <text:p>07:56:16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888.89" calcext:value-type="float">
            <text:p>1888.89</text:p>
          </table:table-cell>
          <table:table-cell office:value-type="float" office:value="2268.82" calcext:value-type="float">
            <text:p>2268.82</text:p>
          </table:table-cell>
        </table:table-row>
        <table:table-row table:style-name="ro1">
          <table:table-cell office:value-type="float" office:value="28591827" calcext:value-type="float">
            <text:p>28591827</text:p>
          </table:table-cell>
          <table:table-cell table:formula="of:=[.A1789]/1000/(60*60*24)" office:value-type="time" office:time-value="PT07H56M31.827S" calcext:value-type="time">
            <text:p>07:56:32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889.91" calcext:value-type="float">
            <text:p>1889.91</text:p>
          </table:table-cell>
          <table:table-cell office:value-type="float" office:value="2270.01" calcext:value-type="float">
            <text:p>2270.01</text:p>
          </table:table-cell>
        </table:table-row>
        <table:table-row table:style-name="ro1">
          <table:table-cell office:value-type="float" office:value="28607827" calcext:value-type="float">
            <text:p>28607827</text:p>
          </table:table-cell>
          <table:table-cell table:formula="of:=[.A1790]/1000/(60*60*24)" office:value-type="time" office:time-value="PT07H56M47.827S" calcext:value-type="time">
            <text:p>07:56:48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890.93" calcext:value-type="float">
            <text:p>1890.93</text:p>
          </table:table-cell>
          <table:table-cell office:value-type="float" office:value="2271.19" calcext:value-type="float">
            <text:p>2271.19</text:p>
          </table:table-cell>
        </table:table-row>
        <table:table-row table:style-name="ro1">
          <table:table-cell office:value-type="float" office:value="28623827" calcext:value-type="float">
            <text:p>28623827</text:p>
          </table:table-cell>
          <table:table-cell table:formula="of:=[.A1791]/1000/(60*60*24)" office:value-type="time" office:time-value="PT07H57M03.827S" calcext:value-type="time">
            <text:p>07:57:04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891.96" calcext:value-type="float">
            <text:p>1891.96</text:p>
          </table:table-cell>
          <table:table-cell office:value-type="float" office:value="2272.38" calcext:value-type="float">
            <text:p>2272.38</text:p>
          </table:table-cell>
        </table:table-row>
        <table:table-row table:style-name="ro1">
          <table:table-cell office:value-type="float" office:value="28639827" calcext:value-type="float">
            <text:p>28639827</text:p>
          </table:table-cell>
          <table:table-cell table:formula="of:=[.A1792]/1000/(60*60*24)" office:value-type="time" office:time-value="PT07H57M19.827S" calcext:value-type="time">
            <text:p>07:57:20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96" calcext:value-type="float">
            <text:p>267.96</text:p>
          </table:table-cell>
          <table:table-cell office:value-type="float" office:value="1892.98" calcext:value-type="float">
            <text:p>1892.98</text:p>
          </table:table-cell>
          <table:table-cell office:value-type="float" office:value="2273.57" calcext:value-type="float">
            <text:p>2273.57</text:p>
          </table:table-cell>
        </table:table-row>
        <table:table-row table:style-name="ro1">
          <table:table-cell office:value-type="float" office:value="28655827" calcext:value-type="float">
            <text:p>28655827</text:p>
          </table:table-cell>
          <table:table-cell table:formula="of:=[.A1793]/1000/(60*60*24)" office:value-type="time" office:time-value="PT07H57M35.827S" calcext:value-type="time">
            <text:p>07:57:36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3" calcext:value-type="float">
            <text:p>266.93</text:p>
          </table:table-cell>
          <table:table-cell office:value-type="float" office:value="1894" calcext:value-type="float">
            <text:p>1894</text:p>
          </table:table-cell>
          <table:table-cell office:value-type="float" office:value="2274.76" calcext:value-type="float">
            <text:p>2274.76</text:p>
          </table:table-cell>
        </table:table-row>
        <table:table-row table:style-name="ro1">
          <table:table-cell office:value-type="float" office:value="28671827" calcext:value-type="float">
            <text:p>28671827</text:p>
          </table:table-cell>
          <table:table-cell table:formula="of:=[.A1794]/1000/(60*60*24)" office:value-type="time" office:time-value="PT07H57M51.827S" calcext:value-type="time">
            <text:p>07:57:52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7.85" calcext:value-type="float">
            <text:p>267.85</text:p>
          </table:table-cell>
          <table:table-cell office:value-type="float" office:value="1895.03" calcext:value-type="float">
            <text:p>1895.03</text:p>
          </table:table-cell>
          <table:table-cell office:value-type="float" office:value="2275.95" calcext:value-type="float">
            <text:p>2275.95</text:p>
          </table:table-cell>
        </table:table-row>
        <table:table-row table:style-name="ro1">
          <table:table-cell office:value-type="float" office:value="28687827" calcext:value-type="float">
            <text:p>28687827</text:p>
          </table:table-cell>
          <table:table-cell table:formula="of:=[.A1795]/1000/(60*60*24)" office:value-type="time" office:time-value="PT07H58M07.827S" calcext:value-type="time">
            <text:p>07:58:08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896.05" calcext:value-type="float">
            <text:p>1896.05</text:p>
          </table:table-cell>
          <table:table-cell office:value-type="float" office:value="2277.13" calcext:value-type="float">
            <text:p>2277.13</text:p>
          </table:table-cell>
        </table:table-row>
        <table:table-row table:style-name="ro1">
          <table:table-cell office:value-type="float" office:value="28703827" calcext:value-type="float">
            <text:p>28703827</text:p>
          </table:table-cell>
          <table:table-cell table:formula="of:=[.A1796]/1000/(60*60*24)" office:value-type="time" office:time-value="PT07H58M23.827S" calcext:value-type="time">
            <text:p>07:58:24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897.07" calcext:value-type="float">
            <text:p>1897.07</text:p>
          </table:table-cell>
          <table:table-cell office:value-type="float" office:value="2278.32" calcext:value-type="float">
            <text:p>2278.32</text:p>
          </table:table-cell>
        </table:table-row>
        <table:table-row table:style-name="ro1">
          <table:table-cell office:value-type="float" office:value="28719827" calcext:value-type="float">
            <text:p>28719827</text:p>
          </table:table-cell>
          <table:table-cell table:formula="of:=[.A1797]/1000/(60*60*24)" office:value-type="time" office:time-value="PT07H58M39.827S" calcext:value-type="time">
            <text:p>07:58:40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898.1" calcext:value-type="float">
            <text:p>1898.1</text:p>
          </table:table-cell>
          <table:table-cell office:value-type="float" office:value="2279.51" calcext:value-type="float">
            <text:p>2279.51</text:p>
          </table:table-cell>
        </table:table-row>
        <table:table-row table:style-name="ro1">
          <table:table-cell office:value-type="float" office:value="28735827" calcext:value-type="float">
            <text:p>28735827</text:p>
          </table:table-cell>
          <table:table-cell table:formula="of:=[.A1798]/1000/(60*60*24)" office:value-type="time" office:time-value="PT07H58M55.827S" calcext:value-type="time">
            <text:p>07:58:56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899.12" calcext:value-type="float">
            <text:p>1899.12</text:p>
          </table:table-cell>
          <table:table-cell office:value-type="float" office:value="2280.7" calcext:value-type="float">
            <text:p>2280.7</text:p>
          </table:table-cell>
        </table:table-row>
        <table:table-row table:style-name="ro1">
          <table:table-cell office:value-type="float" office:value="28751827" calcext:value-type="float">
            <text:p>28751827</text:p>
          </table:table-cell>
          <table:table-cell table:formula="of:=[.A1799]/1000/(60*60*24)" office:value-type="time" office:time-value="PT07H59M11.827S" calcext:value-type="time">
            <text:p>07:59:12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900.15" calcext:value-type="float">
            <text:p>1900.15</text:p>
          </table:table-cell>
          <table:table-cell office:value-type="float" office:value="2281.88" calcext:value-type="float">
            <text:p>2281.88</text:p>
          </table:table-cell>
        </table:table-row>
        <table:table-row table:style-name="ro1">
          <table:table-cell office:value-type="float" office:value="28767827" calcext:value-type="float">
            <text:p>28767827</text:p>
          </table:table-cell>
          <table:table-cell table:formula="of:=[.A1800]/1000/(60*60*24)" office:value-type="time" office:time-value="PT07H59M27.827S" calcext:value-type="time">
            <text:p>07:59:28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901.17" calcext:value-type="float">
            <text:p>1901.17</text:p>
          </table:table-cell>
          <table:table-cell office:value-type="float" office:value="2283.07" calcext:value-type="float">
            <text:p>2283.07</text:p>
          </table:table-cell>
        </table:table-row>
        <table:table-row table:style-name="ro1">
          <table:table-cell office:value-type="float" office:value="28783827" calcext:value-type="float">
            <text:p>28783827</text:p>
          </table:table-cell>
          <table:table-cell table:formula="of:=[.A1801]/1000/(60*60*24)" office:value-type="time" office:time-value="PT07H59M43.827S" calcext:value-type="time">
            <text:p>07:59:44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902.19" calcext:value-type="float">
            <text:p>1902.19</text:p>
          </table:table-cell>
          <table:table-cell office:value-type="float" office:value="2284.26" calcext:value-type="float">
            <text:p>2284.26</text:p>
          </table:table-cell>
        </table:table-row>
        <table:table-row table:style-name="ro1">
          <table:table-cell office:value-type="float" office:value="28799827" calcext:value-type="float">
            <text:p>28799827</text:p>
          </table:table-cell>
          <table:table-cell table:formula="of:=[.A1802]/1000/(60*60*24)" office:value-type="time" office:time-value="PT07H59M59.827S" calcext:value-type="time">
            <text:p>08:00:00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903.22" calcext:value-type="float">
            <text:p>1903.22</text:p>
          </table:table-cell>
          <table:table-cell office:value-type="float" office:value="2285.44" calcext:value-type="float">
            <text:p>2285.44</text:p>
          </table:table-cell>
        </table:table-row>
        <table:table-row table:style-name="ro1">
          <table:table-cell office:value-type="float" office:value="28815827" calcext:value-type="float">
            <text:p>28815827</text:p>
          </table:table-cell>
          <table:table-cell table:formula="of:=[.A1803]/1000/(60*60*24)" office:value-type="time" office:time-value="PT08H00M15.827S" calcext:value-type="time">
            <text:p>08:00:16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904.24" calcext:value-type="float">
            <text:p>1904.24</text:p>
          </table:table-cell>
          <table:table-cell office:value-type="float" office:value="2286.63" calcext:value-type="float">
            <text:p>2286.63</text:p>
          </table:table-cell>
        </table:table-row>
        <table:table-row table:style-name="ro1">
          <table:table-cell office:value-type="float" office:value="28831827" calcext:value-type="float">
            <text:p>28831827</text:p>
          </table:table-cell>
          <table:table-cell table:formula="of:=[.A1804]/1000/(60*60*24)" office:value-type="time" office:time-value="PT08H00M31.827S" calcext:value-type="time">
            <text:p>08:00:32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905.26" calcext:value-type="float">
            <text:p>1905.26</text:p>
          </table:table-cell>
          <table:table-cell office:value-type="float" office:value="2287.82" calcext:value-type="float">
            <text:p>2287.82</text:p>
          </table:table-cell>
        </table:table-row>
        <table:table-row table:style-name="ro1">
          <table:table-cell office:value-type="float" office:value="28847827" calcext:value-type="float">
            <text:p>28847827</text:p>
          </table:table-cell>
          <table:table-cell table:formula="of:=[.A1805]/1000/(60*60*24)" office:value-type="time" office:time-value="PT08H00M47.827S" calcext:value-type="time">
            <text:p>08:00:48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906.28" calcext:value-type="float">
            <text:p>1906.28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28863827" calcext:value-type="float">
            <text:p>28863827</text:p>
          </table:table-cell>
          <table:table-cell table:formula="of:=[.A1806]/1000/(60*60*24)" office:value-type="time" office:time-value="PT08H01M03.827S" calcext:value-type="time">
            <text:p>08:01:04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907.31" calcext:value-type="float">
            <text:p>1907.31</text:p>
          </table:table-cell>
          <table:table-cell office:value-type="float" office:value="2290.18" calcext:value-type="float">
            <text:p>2290.18</text:p>
          </table:table-cell>
        </table:table-row>
        <table:table-row table:style-name="ro1">
          <table:table-cell office:value-type="float" office:value="28879827" calcext:value-type="float">
            <text:p>28879827</text:p>
          </table:table-cell>
          <table:table-cell table:formula="of:=[.A1807]/1000/(60*60*24)" office:value-type="time" office:time-value="PT08H01M19.827S" calcext:value-type="time">
            <text:p>08:01:20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908.33" calcext:value-type="float">
            <text:p>1908.33</text:p>
          </table:table-cell>
          <table:table-cell office:value-type="float" office:value="2291.37" calcext:value-type="float">
            <text:p>2291.37</text:p>
          </table:table-cell>
        </table:table-row>
        <table:table-row table:style-name="ro1">
          <table:table-cell office:value-type="float" office:value="28895827" calcext:value-type="float">
            <text:p>28895827</text:p>
          </table:table-cell>
          <table:table-cell table:formula="of:=[.A1808]/1000/(60*60*24)" office:value-type="time" office:time-value="PT08H01M35.827S" calcext:value-type="time">
            <text:p>08:01:36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909.35" calcext:value-type="float">
            <text:p>1909.35</text:p>
          </table:table-cell>
          <table:table-cell office:value-type="float" office:value="2292.55" calcext:value-type="float">
            <text:p>2292.55</text:p>
          </table:table-cell>
        </table:table-row>
        <table:table-row table:style-name="ro1">
          <table:table-cell office:value-type="float" office:value="28911827" calcext:value-type="float">
            <text:p>28911827</text:p>
          </table:table-cell>
          <table:table-cell table:formula="of:=[.A1809]/1000/(60*60*24)" office:value-type="time" office:time-value="PT08H01M51.827S" calcext:value-type="time">
            <text:p>08:01:52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910.38" calcext:value-type="float">
            <text:p>1910.38</text:p>
          </table:table-cell>
          <table:table-cell office:value-type="float" office:value="2293.74" calcext:value-type="float">
            <text:p>2293.74</text:p>
          </table:table-cell>
        </table:table-row>
        <table:table-row table:style-name="ro1">
          <table:table-cell office:value-type="float" office:value="28927827" calcext:value-type="float">
            <text:p>28927827</text:p>
          </table:table-cell>
          <table:table-cell table:formula="of:=[.A1810]/1000/(60*60*24)" office:value-type="time" office:time-value="PT08H02M07.827S" calcext:value-type="time">
            <text:p>08:02:08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911.4" calcext:value-type="float">
            <text:p>1911.4</text:p>
          </table:table-cell>
          <table:table-cell office:value-type="float" office:value="2294.92" calcext:value-type="float">
            <text:p>2294.92</text:p>
          </table:table-cell>
        </table:table-row>
        <table:table-row table:style-name="ro1">
          <table:table-cell office:value-type="float" office:value="28943827" calcext:value-type="float">
            <text:p>28943827</text:p>
          </table:table-cell>
          <table:table-cell table:formula="of:=[.A1811]/1000/(60*60*24)" office:value-type="time" office:time-value="PT08H02M23.827S" calcext:value-type="time">
            <text:p>08:02:24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912.42" calcext:value-type="float">
            <text:p>1912.42</text:p>
          </table:table-cell>
          <table:table-cell office:value-type="float" office:value="2296.1" calcext:value-type="float">
            <text:p>2296.1</text:p>
          </table:table-cell>
        </table:table-row>
        <table:table-row table:style-name="ro1">
          <table:table-cell office:value-type="float" office:value="28959827" calcext:value-type="float">
            <text:p>28959827</text:p>
          </table:table-cell>
          <table:table-cell table:formula="of:=[.A1812]/1000/(60*60*24)" office:value-type="time" office:time-value="PT08H02M39.827S" calcext:value-type="time">
            <text:p>08:02:40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913.44" calcext:value-type="float">
            <text:p>1913.44</text:p>
          </table:table-cell>
          <table:table-cell office:value-type="float" office:value="2297.29" calcext:value-type="float">
            <text:p>2297.29</text:p>
          </table:table-cell>
        </table:table-row>
        <table:table-row table:style-name="ro1">
          <table:table-cell office:value-type="float" office:value="28975827" calcext:value-type="float">
            <text:p>28975827</text:p>
          </table:table-cell>
          <table:table-cell table:formula="of:=[.A1813]/1000/(60*60*24)" office:value-type="time" office:time-value="PT08H02M55.827S" calcext:value-type="time">
            <text:p>08:02:56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914.46" calcext:value-type="float">
            <text:p>1914.46</text:p>
          </table:table-cell>
          <table:table-cell office:value-type="float" office:value="2298.47" calcext:value-type="float">
            <text:p>2298.47</text:p>
          </table:table-cell>
        </table:table-row>
        <table:table-row table:style-name="ro1">
          <table:table-cell office:value-type="float" office:value="28991827" calcext:value-type="float">
            <text:p>28991827</text:p>
          </table:table-cell>
          <table:table-cell table:formula="of:=[.A1814]/1000/(60*60*24)" office:value-type="time" office:time-value="PT08H03M11.827S" calcext:value-type="time">
            <text:p>08:03:12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915.48" calcext:value-type="float">
            <text:p>1915.48</text:p>
          </table:table-cell>
          <table:table-cell office:value-type="float" office:value="2299.65" calcext:value-type="float">
            <text:p>2299.65</text:p>
          </table:table-cell>
        </table:table-row>
        <table:table-row table:style-name="ro1">
          <table:table-cell office:value-type="float" office:value="29007827" calcext:value-type="float">
            <text:p>29007827</text:p>
          </table:table-cell>
          <table:table-cell table:formula="of:=[.A1815]/1000/(60*60*24)" office:value-type="time" office:time-value="PT08H03M27.827S" calcext:value-type="time">
            <text:p>08:03:28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916.51" calcext:value-type="float">
            <text:p>1916.51</text:p>
          </table:table-cell>
          <table:table-cell office:value-type="float" office:value="2300.84" calcext:value-type="float">
            <text:p>2300.84</text:p>
          </table:table-cell>
        </table:table-row>
        <table:table-row table:style-name="ro1">
          <table:table-cell office:value-type="float" office:value="29023827" calcext:value-type="float">
            <text:p>29023827</text:p>
          </table:table-cell>
          <table:table-cell table:formula="of:=[.A1816]/1000/(60*60*24)" office:value-type="time" office:time-value="PT08H03M43.827S" calcext:value-type="time">
            <text:p>08:03:44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917.53" calcext:value-type="float">
            <text:p>1917.53</text:p>
          </table:table-cell>
          <table:table-cell office:value-type="float" office:value="2302.02" calcext:value-type="float">
            <text:p>2302.02</text:p>
          </table:table-cell>
        </table:table-row>
        <table:table-row table:style-name="ro1">
          <table:table-cell office:value-type="float" office:value="29039827" calcext:value-type="float">
            <text:p>29039827</text:p>
          </table:table-cell>
          <table:table-cell table:formula="of:=[.A1817]/1000/(60*60*24)" office:value-type="time" office:time-value="PT08H03M59.827S" calcext:value-type="time">
            <text:p>08:04:00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918.55" calcext:value-type="float">
            <text:p>1918.55</text:p>
          </table:table-cell>
          <table:table-cell office:value-type="float" office:value="2303.2" calcext:value-type="float">
            <text:p>2303.2</text:p>
          </table:table-cell>
        </table:table-row>
        <table:table-row table:style-name="ro1">
          <table:table-cell office:value-type="float" office:value="29055827" calcext:value-type="float">
            <text:p>29055827</text:p>
          </table:table-cell>
          <table:table-cell table:formula="of:=[.A1818]/1000/(60*60*24)" office:value-type="time" office:time-value="PT08H04M15.827S" calcext:value-type="time">
            <text:p>08:04:16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919.57" calcext:value-type="float">
            <text:p>1919.57</text:p>
          </table:table-cell>
          <table:table-cell office:value-type="float" office:value="2304.39" calcext:value-type="float">
            <text:p>2304.39</text:p>
          </table:table-cell>
        </table:table-row>
        <table:table-row table:style-name="ro1">
          <table:table-cell office:value-type="float" office:value="29071827" calcext:value-type="float">
            <text:p>29071827</text:p>
          </table:table-cell>
          <table:table-cell table:formula="of:=[.A1819]/1000/(60*60*24)" office:value-type="time" office:time-value="PT08H04M31.827S" calcext:value-type="time">
            <text:p>08:04:32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920.59" calcext:value-type="float">
            <text:p>1920.59</text:p>
          </table:table-cell>
          <table:table-cell office:value-type="float" office:value="2305.57" calcext:value-type="float">
            <text:p>2305.57</text:p>
          </table:table-cell>
        </table:table-row>
        <table:table-row table:style-name="ro1">
          <table:table-cell office:value-type="float" office:value="29087827" calcext:value-type="float">
            <text:p>29087827</text:p>
          </table:table-cell>
          <table:table-cell table:formula="of:=[.A1820]/1000/(60*60*24)" office:value-type="time" office:time-value="PT08H04M47.827S" calcext:value-type="time">
            <text:p>08:04:48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921.61" calcext:value-type="float">
            <text:p>1921.61</text:p>
          </table:table-cell>
          <table:table-cell office:value-type="float" office:value="2306.76" calcext:value-type="float">
            <text:p>2306.76</text:p>
          </table:table-cell>
        </table:table-row>
        <table:table-row table:style-name="ro1">
          <table:table-cell office:value-type="float" office:value="29103827" calcext:value-type="float">
            <text:p>29103827</text:p>
          </table:table-cell>
          <table:table-cell table:formula="of:=[.A1821]/1000/(60*60*24)" office:value-type="time" office:time-value="PT08H05M03.827S" calcext:value-type="time">
            <text:p>08:05:04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922.63" calcext:value-type="float">
            <text:p>1922.63</text:p>
          </table:table-cell>
          <table:table-cell office:value-type="float" office:value="2307.94" calcext:value-type="float">
            <text:p>2307.94</text:p>
          </table:table-cell>
        </table:table-row>
        <table:table-row table:style-name="ro1">
          <table:table-cell office:value-type="float" office:value="29119827" calcext:value-type="float">
            <text:p>29119827</text:p>
          </table:table-cell>
          <table:table-cell table:formula="of:=[.A1822]/1000/(60*60*24)" office:value-type="time" office:time-value="PT08H05M19.827S" calcext:value-type="time">
            <text:p>08:05:20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923.66" calcext:value-type="float">
            <text:p>1923.66</text:p>
          </table:table-cell>
          <table:table-cell office:value-type="float" office:value="2309.12" calcext:value-type="float">
            <text:p>2309.12</text:p>
          </table:table-cell>
        </table:table-row>
        <table:table-row table:style-name="ro1">
          <table:table-cell office:value-type="float" office:value="29135827" calcext:value-type="float">
            <text:p>29135827</text:p>
          </table:table-cell>
          <table:table-cell table:formula="of:=[.A1823]/1000/(60*60*24)" office:value-type="time" office:time-value="PT08H05M35.827S" calcext:value-type="time">
            <text:p>08:05:36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2" calcext:value-type="float">
            <text:p>266.22</text:p>
          </table:table-cell>
          <table:table-cell office:value-type="float" office:value="1924.68" calcext:value-type="float">
            <text:p>1924.68</text:p>
          </table:table-cell>
          <table:table-cell office:value-type="float" office:value="2310.31" calcext:value-type="float">
            <text:p>2310.31</text:p>
          </table:table-cell>
        </table:table-row>
        <table:table-row table:style-name="ro1">
          <table:table-cell office:value-type="float" office:value="29151827" calcext:value-type="float">
            <text:p>29151827</text:p>
          </table:table-cell>
          <table:table-cell table:formula="of:=[.A1824]/1000/(60*60*24)" office:value-type="time" office:time-value="PT08H05M51.827S" calcext:value-type="time">
            <text:p>08:05:52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2" calcext:value-type="float">
            <text:p>266.22</text:p>
          </table:table-cell>
          <table:table-cell office:value-type="float" office:value="1925.7" calcext:value-type="float">
            <text:p>1925.7</text:p>
          </table:table-cell>
          <table:table-cell office:value-type="float" office:value="2311.49" calcext:value-type="float">
            <text:p>2311.49</text:p>
          </table:table-cell>
        </table:table-row>
        <table:table-row table:style-name="ro1">
          <table:table-cell office:value-type="float" office:value="29167827" calcext:value-type="float">
            <text:p>29167827</text:p>
          </table:table-cell>
          <table:table-cell table:formula="of:=[.A1825]/1000/(60*60*24)" office:value-type="time" office:time-value="PT08H06M07.827S" calcext:value-type="time">
            <text:p>08:06:08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926.72" calcext:value-type="float">
            <text:p>1926.72</text:p>
          </table:table-cell>
          <table:table-cell office:value-type="float" office:value="2312.67" calcext:value-type="float">
            <text:p>2312.67</text:p>
          </table:table-cell>
        </table:table-row>
        <table:table-row table:style-name="ro1">
          <table:table-cell office:value-type="float" office:value="29183827" calcext:value-type="float">
            <text:p>29183827</text:p>
          </table:table-cell>
          <table:table-cell table:formula="of:=[.A1826]/1000/(60*60*24)" office:value-type="time" office:time-value="PT08H06M23.827S" calcext:value-type="time">
            <text:p>08:06:24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927.74" calcext:value-type="float">
            <text:p>1927.74</text:p>
          </table:table-cell>
          <table:table-cell office:value-type="float" office:value="2313.85" calcext:value-type="float">
            <text:p>2313.85</text:p>
          </table:table-cell>
        </table:table-row>
        <table:table-row table:style-name="ro1">
          <table:table-cell office:value-type="float" office:value="29199827" calcext:value-type="float">
            <text:p>29199827</text:p>
          </table:table-cell>
          <table:table-cell table:formula="of:=[.A1827]/1000/(60*60*24)" office:value-type="time" office:time-value="PT08H06M39.827S" calcext:value-type="time">
            <text:p>08:06:40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1" calcext:value-type="float">
            <text:p>266.21</text:p>
          </table:table-cell>
          <table:table-cell office:value-type="float" office:value="1928.76" calcext:value-type="float">
            <text:p>1928.76</text:p>
          </table:table-cell>
          <table:table-cell office:value-type="float" office:value="2315.03" calcext:value-type="float">
            <text:p>2315.03</text:p>
          </table:table-cell>
        </table:table-row>
        <table:table-row table:style-name="ro1">
          <table:table-cell office:value-type="float" office:value="29215827" calcext:value-type="float">
            <text:p>29215827</text:p>
          </table:table-cell>
          <table:table-cell table:formula="of:=[.A1828]/1000/(60*60*24)" office:value-type="time" office:time-value="PT08H06M55.827S" calcext:value-type="time">
            <text:p>08:06:56</text:p>
          </table:table-cell>
          <table:table-cell office:value-type="float" office:value="1.16" calcext:value-type="float">
            <text:p>1.16</text:p>
          </table:table-cell>
          <table:table-cell office:value-type="float" office:value="229.6" calcext:value-type="float">
            <text:p>229.6</text:p>
          </table:table-cell>
          <table:table-cell office:value-type="float" office:value="266.1" calcext:value-type="float">
            <text:p>266.1</text:p>
          </table:table-cell>
          <table:table-cell office:value-type="float" office:value="1929.78" calcext:value-type="float">
            <text:p>1929.78</text:p>
          </table:table-cell>
          <table:table-cell office:value-type="float" office:value="2316.21" calcext:value-type="float">
            <text:p>2316.21</text:p>
          </table:table-cell>
        </table:table-row>
        <table:table-row table:style-name="ro1">
          <table:table-cell office:value-type="float" office:value="29231827" calcext:value-type="float">
            <text:p>29231827</text:p>
          </table:table-cell>
          <table:table-cell table:formula="of:=[.A1829]/1000/(60*60*24)" office:value-type="time" office:time-value="PT08H07M11.827S" calcext:value-type="time">
            <text:p>08:07:12</text:p>
          </table:table-cell>
          <table:table-cell office:value-type="float" office:value="1.16" calcext:value-type="float">
            <text:p>1.16</text:p>
          </table:table-cell>
          <table:table-cell office:value-type="float" office:value="229.6" calcext:value-type="float">
            <text:p>229.6</text:p>
          </table:table-cell>
          <table:table-cell office:value-type="float" office:value="266.1" calcext:value-type="float">
            <text:p>266.1</text:p>
          </table:table-cell>
          <table:table-cell office:value-type="float" office:value="1930.8" calcext:value-type="float">
            <text:p>1930.8</text:p>
          </table:table-cell>
          <table:table-cell office:value-type="float" office:value="2317.4" calcext:value-type="float">
            <text:p>2317.4</text:p>
          </table:table-cell>
        </table:table-row>
        <table:table-row table:style-name="ro1">
          <table:table-cell office:value-type="float" office:value="29247827" calcext:value-type="float">
            <text:p>29247827</text:p>
          </table:table-cell>
          <table:table-cell table:formula="of:=[.A1830]/1000/(60*60*24)" office:value-type="time" office:time-value="PT08H07M27.827S" calcext:value-type="time">
            <text:p>08:07:28</text:p>
          </table:table-cell>
          <table:table-cell office:value-type="float" office:value="1.16" calcext:value-type="float">
            <text:p>1.16</text:p>
          </table:table-cell>
          <table:table-cell office:value-type="float" office:value="229.6" calcext:value-type="float">
            <text:p>229.6</text:p>
          </table:table-cell>
          <table:table-cell office:value-type="float" office:value="266.1" calcext:value-type="float">
            <text:p>266.1</text:p>
          </table:table-cell>
          <table:table-cell office:value-type="float" office:value="1931.82" calcext:value-type="float">
            <text:p>1931.82</text:p>
          </table:table-cell>
          <table:table-cell office:value-type="float" office:value="2318.58" calcext:value-type="float">
            <text:p>2318.58</text:p>
          </table:table-cell>
        </table:table-row>
        <table:table-row table:style-name="ro1">
          <table:table-cell office:value-type="float" office:value="29263827" calcext:value-type="float">
            <text:p>29263827</text:p>
          </table:table-cell>
          <table:table-cell table:formula="of:=[.A1831]/1000/(60*60*24)" office:value-type="time" office:time-value="PT08H07M43.827S" calcext:value-type="time">
            <text:p>08:07:44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932.84" calcext:value-type="float">
            <text:p>1932.84</text:p>
          </table:table-cell>
          <table:table-cell office:value-type="float" office:value="2319.76" calcext:value-type="float">
            <text:p>2319.76</text:p>
          </table:table-cell>
        </table:table-row>
        <table:table-row table:style-name="ro1">
          <table:table-cell office:value-type="float" office:value="29279827" calcext:value-type="float">
            <text:p>29279827</text:p>
          </table:table-cell>
          <table:table-cell table:formula="of:=[.A1832]/1000/(60*60*24)" office:value-type="time" office:time-value="PT08H07M59.827S" calcext:value-type="time">
            <text:p>08:08:00</text:p>
          </table:table-cell>
          <table:table-cell office:value-type="float" office:value="1.16" calcext:value-type="float">
            <text:p>1.16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98" calcext:value-type="float">
            <text:p>265.98</text:p>
          </table:table-cell>
          <table:table-cell office:value-type="float" office:value="1933.86" calcext:value-type="float">
            <text:p>1933.86</text:p>
          </table:table-cell>
          <table:table-cell office:value-type="float" office:value="2320.94" calcext:value-type="float">
            <text:p>2320.94</text:p>
          </table:table-cell>
        </table:table-row>
        <table:table-row table:style-name="ro1">
          <table:table-cell office:value-type="float" office:value="29295827" calcext:value-type="float">
            <text:p>29295827</text:p>
          </table:table-cell>
          <table:table-cell table:formula="of:=[.A1833]/1000/(60*60*24)" office:value-type="time" office:time-value="PT08H08M15.827S" calcext:value-type="time">
            <text:p>08:08:16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934.88" calcext:value-type="float">
            <text:p>1934.88</text:p>
          </table:table-cell>
          <table:table-cell office:value-type="float" office:value="2322.12" calcext:value-type="float">
            <text:p>2322.12</text:p>
          </table:table-cell>
        </table:table-row>
        <table:table-row table:style-name="ro1">
          <table:table-cell office:value-type="float" office:value="29311827" calcext:value-type="float">
            <text:p>29311827</text:p>
          </table:table-cell>
          <table:table-cell table:formula="of:=[.A1834]/1000/(60*60*24)" office:value-type="time" office:time-value="PT08H08M31.827S" calcext:value-type="time">
            <text:p>08:08:32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935.9" calcext:value-type="float">
            <text:p>1935.9</text:p>
          </table:table-cell>
          <table:table-cell office:value-type="float" office:value="2323.3" calcext:value-type="float">
            <text:p>2323.3</text:p>
          </table:table-cell>
        </table:table-row>
        <table:table-row table:style-name="ro1">
          <table:table-cell office:value-type="float" office:value="29327827" calcext:value-type="float">
            <text:p>29327827</text:p>
          </table:table-cell>
          <table:table-cell table:formula="of:=[.A1835]/1000/(60*60*24)" office:value-type="time" office:time-value="PT08H08M47.827S" calcext:value-type="time">
            <text:p>08:08:48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936.92" calcext:value-type="float">
            <text:p>1936.92</text:p>
          </table:table-cell>
          <table:table-cell office:value-type="float" office:value="2324.48" calcext:value-type="float">
            <text:p>2324.48</text:p>
          </table:table-cell>
        </table:table-row>
        <table:table-row table:style-name="ro1">
          <table:table-cell office:value-type="float" office:value="29343827" calcext:value-type="float">
            <text:p>29343827</text:p>
          </table:table-cell>
          <table:table-cell table:formula="of:=[.A1836]/1000/(60*60*24)" office:value-type="time" office:time-value="PT08H09M03.827S" calcext:value-type="time">
            <text:p>08:09:04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937.94" calcext:value-type="float">
            <text:p>1937.94</text:p>
          </table:table-cell>
          <table:table-cell office:value-type="float" office:value="2325.66" calcext:value-type="float">
            <text:p>2325.66</text:p>
          </table:table-cell>
        </table:table-row>
        <table:table-row table:style-name="ro1">
          <table:table-cell office:value-type="float" office:value="29359827" calcext:value-type="float">
            <text:p>29359827</text:p>
          </table:table-cell>
          <table:table-cell table:formula="of:=[.A1837]/1000/(60*60*24)" office:value-type="time" office:time-value="PT08H09M19.827S" calcext:value-type="time">
            <text:p>08:09:20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5" calcext:value-type="float">
            <text:p>264.95</text:p>
          </table:table-cell>
          <table:table-cell office:value-type="float" office:value="1938.96" calcext:value-type="float">
            <text:p>1938.96</text:p>
          </table:table-cell>
          <table:table-cell office:value-type="float" office:value="2326.84" calcext:value-type="float">
            <text:p>2326.84</text:p>
          </table:table-cell>
        </table:table-row>
        <table:table-row table:style-name="ro1">
          <table:table-cell office:value-type="float" office:value="29375827" calcext:value-type="float">
            <text:p>29375827</text:p>
          </table:table-cell>
          <table:table-cell table:formula="of:=[.A1838]/1000/(60*60*24)" office:value-type="time" office:time-value="PT08H09M35.827S" calcext:value-type="time">
            <text:p>08:09:36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939.98" calcext:value-type="float">
            <text:p>1939.98</text:p>
          </table:table-cell>
          <table:table-cell office:value-type="float" office:value="2328.02" calcext:value-type="float">
            <text:p>2328.02</text:p>
          </table:table-cell>
        </table:table-row>
        <table:table-row table:style-name="ro1">
          <table:table-cell office:value-type="float" office:value="29391827" calcext:value-type="float">
            <text:p>29391827</text:p>
          </table:table-cell>
          <table:table-cell table:formula="of:=[.A1839]/1000/(60*60*24)" office:value-type="time" office:time-value="PT08H09M51.827S" calcext:value-type="time">
            <text:p>08:09:52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941" calcext:value-type="float">
            <text:p>1941</text:p>
          </table:table-cell>
          <table:table-cell office:value-type="float" office:value="2329.19" calcext:value-type="float">
            <text:p>2329.19</text:p>
          </table:table-cell>
        </table:table-row>
        <table:table-row table:style-name="ro1">
          <table:table-cell office:value-type="float" office:value="29407827" calcext:value-type="float">
            <text:p>29407827</text:p>
          </table:table-cell>
          <table:table-cell table:formula="of:=[.A1840]/1000/(60*60*24)" office:value-type="time" office:time-value="PT08H10M07.827S" calcext:value-type="time">
            <text:p>08:10:08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942.02" calcext:value-type="float">
            <text:p>1942.02</text:p>
          </table:table-cell>
          <table:table-cell office:value-type="float" office:value="2330.37" calcext:value-type="float">
            <text:p>2330.37</text:p>
          </table:table-cell>
        </table:table-row>
        <table:table-row table:style-name="ro1">
          <table:table-cell office:value-type="float" office:value="29423827" calcext:value-type="float">
            <text:p>29423827</text:p>
          </table:table-cell>
          <table:table-cell table:formula="of:=[.A1841]/1000/(60*60*24)" office:value-type="time" office:time-value="PT08H10M23.827S" calcext:value-type="time">
            <text:p>08:10:24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1943.04" calcext:value-type="float">
            <text:p>1943.04</text:p>
          </table:table-cell>
          <table:table-cell office:value-type="float" office:value="2331.55" calcext:value-type="float">
            <text:p>2331.55</text:p>
          </table:table-cell>
        </table:table-row>
        <table:table-row table:style-name="ro1">
          <table:table-cell office:value-type="float" office:value="29439827" calcext:value-type="float">
            <text:p>29439827</text:p>
          </table:table-cell>
          <table:table-cell table:formula="of:=[.A1842]/1000/(60*60*24)" office:value-type="time" office:time-value="PT08H10M39.827S" calcext:value-type="time">
            <text:p>08:10:40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1944.06" calcext:value-type="float">
            <text:p>1944.06</text:p>
          </table:table-cell>
          <table:table-cell office:value-type="float" office:value="2332.72" calcext:value-type="float">
            <text:p>2332.72</text:p>
          </table:table-cell>
        </table:table-row>
        <table:table-row table:style-name="ro1">
          <table:table-cell office:value-type="float" office:value="29455827" calcext:value-type="float">
            <text:p>29455827</text:p>
          </table:table-cell>
          <table:table-cell table:formula="of:=[.A1843]/1000/(60*60*24)" office:value-type="time" office:time-value="PT08H10M55.827S" calcext:value-type="time">
            <text:p>08:10:56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2" calcext:value-type="float">
            <text:p>264.82</text:p>
          </table:table-cell>
          <table:table-cell office:value-type="float" office:value="1945.08" calcext:value-type="float">
            <text:p>1945.08</text:p>
          </table:table-cell>
          <table:table-cell office:value-type="float" office:value="2333.9" calcext:value-type="float">
            <text:p>2333.9</text:p>
          </table:table-cell>
        </table:table-row>
        <table:table-row table:style-name="ro1">
          <table:table-cell office:value-type="float" office:value="29471827" calcext:value-type="float">
            <text:p>29471827</text:p>
          </table:table-cell>
          <table:table-cell table:formula="of:=[.A1844]/1000/(60*60*24)" office:value-type="time" office:time-value="PT08H11M11.827S" calcext:value-type="time">
            <text:p>08:11:12</text:p>
          </table:table-cell>
          <table:table-cell office:value-type="float" office:value="1.16" calcext:value-type="float">
            <text:p>1.16</text:p>
          </table:table-cell>
          <table:table-cell office:value-type="float" office:value="229.3" calcext:value-type="float">
            <text:p>229.3</text:p>
          </table:table-cell>
          <table:table-cell office:value-type="float" office:value="265.74" calcext:value-type="float">
            <text:p>265.74</text:p>
          </table:table-cell>
          <table:table-cell office:value-type="float" office:value="1946.1" calcext:value-type="float">
            <text:p>1946.1</text:p>
          </table:table-cell>
          <table:table-cell office:value-type="float" office:value="2335.08" calcext:value-type="float">
            <text:p>2335.08</text:p>
          </table:table-cell>
        </table:table-row>
        <table:table-row table:style-name="ro1">
          <table:table-cell office:value-type="float" office:value="29487827" calcext:value-type="float">
            <text:p>29487827</text:p>
          </table:table-cell>
          <table:table-cell table:formula="of:=[.A1845]/1000/(60*60*24)" office:value-type="time" office:time-value="PT08H11M27.827S" calcext:value-type="time">
            <text:p>08:11:28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1947.11" calcext:value-type="float">
            <text:p>1947.11</text:p>
          </table:table-cell>
          <table:table-cell office:value-type="float" office:value="2336.25" calcext:value-type="float">
            <text:p>2336.25</text:p>
          </table:table-cell>
        </table:table-row>
        <table:table-row table:style-name="ro1">
          <table:table-cell office:value-type="float" office:value="29503827" calcext:value-type="float">
            <text:p>29503827</text:p>
          </table:table-cell>
          <table:table-cell table:formula="of:=[.A1846]/1000/(60*60*24)" office:value-type="time" office:time-value="PT08H11M43.827S" calcext:value-type="time">
            <text:p>08:11:44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1948.13" calcext:value-type="float">
            <text:p>1948.13</text:p>
          </table:table-cell>
          <table:table-cell office:value-type="float" office:value="2337.43" calcext:value-type="float">
            <text:p>2337.43</text:p>
          </table:table-cell>
        </table:table-row>
        <table:table-row table:style-name="ro1">
          <table:table-cell office:value-type="float" office:value="29519827" calcext:value-type="float">
            <text:p>29519827</text:p>
          </table:table-cell>
          <table:table-cell table:formula="of:=[.A1847]/1000/(60*60*24)" office:value-type="time" office:time-value="PT08H11M59.827S" calcext:value-type="time">
            <text:p>08:12:00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949.15" calcext:value-type="float">
            <text:p>1949.15</text:p>
          </table:table-cell>
          <table:table-cell office:value-type="float" office:value="2338.6" calcext:value-type="float">
            <text:p>2338.6</text:p>
          </table:table-cell>
        </table:table-row>
        <table:table-row table:style-name="ro1">
          <table:table-cell office:value-type="float" office:value="29535827" calcext:value-type="float">
            <text:p>29535827</text:p>
          </table:table-cell>
          <table:table-cell table:formula="of:=[.A1848]/1000/(60*60*24)" office:value-type="time" office:time-value="PT08H12M15.827S" calcext:value-type="time">
            <text:p>08:12:16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950.17" calcext:value-type="float">
            <text:p>1950.17</text:p>
          </table:table-cell>
          <table:table-cell office:value-type="float" office:value="2339.78" calcext:value-type="float">
            <text:p>2339.78</text:p>
          </table:table-cell>
        </table:table-row>
        <table:table-row table:style-name="ro1">
          <table:table-cell office:value-type="float" office:value="29551827" calcext:value-type="float">
            <text:p>29551827</text:p>
          </table:table-cell>
          <table:table-cell table:formula="of:=[.A1849]/1000/(60*60*24)" office:value-type="time" office:time-value="PT08H12M31.827S" calcext:value-type="time">
            <text:p>08:12:32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951.19" calcext:value-type="float">
            <text:p>1951.19</text:p>
          </table:table-cell>
          <table:table-cell office:value-type="float" office:value="2340.96" calcext:value-type="float">
            <text:p>2340.96</text:p>
          </table:table-cell>
        </table:table-row>
        <table:table-row table:style-name="ro1">
          <table:table-cell office:value-type="float" office:value="29567827" calcext:value-type="float">
            <text:p>29567827</text:p>
          </table:table-cell>
          <table:table-cell table:formula="of:=[.A1850]/1000/(60*60*24)" office:value-type="time" office:time-value="PT08H12M47.827S" calcext:value-type="time">
            <text:p>08:12:48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952.21" calcext:value-type="float">
            <text:p>1952.21</text:p>
          </table:table-cell>
          <table:table-cell office:value-type="float" office:value="2342.13" calcext:value-type="float">
            <text:p>2342.13</text:p>
          </table:table-cell>
        </table:table-row>
        <table:table-row table:style-name="ro1">
          <table:table-cell office:value-type="float" office:value="29583827" calcext:value-type="float">
            <text:p>29583827</text:p>
          </table:table-cell>
          <table:table-cell table:formula="of:=[.A1851]/1000/(60*60*24)" office:value-type="time" office:time-value="PT08H13M03.827S" calcext:value-type="time">
            <text:p>08:13:04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953.23" calcext:value-type="float">
            <text:p>1953.23</text:p>
          </table:table-cell>
          <table:table-cell office:value-type="float" office:value="2343.31" calcext:value-type="float">
            <text:p>2343.31</text:p>
          </table:table-cell>
        </table:table-row>
        <table:table-row table:style-name="ro1">
          <table:table-cell office:value-type="float" office:value="29599827" calcext:value-type="float">
            <text:p>29599827</text:p>
          </table:table-cell>
          <table:table-cell table:formula="of:=[.A1852]/1000/(60*60*24)" office:value-type="time" office:time-value="PT08H13M19.827S" calcext:value-type="time">
            <text:p>08:13:20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954.25" calcext:value-type="float">
            <text:p>1954.25</text:p>
          </table:table-cell>
          <table:table-cell office:value-type="float" office:value="2344.48" calcext:value-type="float">
            <text:p>2344.48</text:p>
          </table:table-cell>
        </table:table-row>
        <table:table-row table:style-name="ro1">
          <table:table-cell office:value-type="float" office:value="29615827" calcext:value-type="float">
            <text:p>29615827</text:p>
          </table:table-cell>
          <table:table-cell table:formula="of:=[.A1853]/1000/(60*60*24)" office:value-type="time" office:time-value="PT08H13M35.827S" calcext:value-type="time">
            <text:p>08:13:36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955.27" calcext:value-type="float">
            <text:p>1955.27</text:p>
          </table:table-cell>
          <table:table-cell office:value-type="float" office:value="2345.66" calcext:value-type="float">
            <text:p>2345.66</text:p>
          </table:table-cell>
        </table:table-row>
        <table:table-row table:style-name="ro1">
          <table:table-cell office:value-type="float" office:value="29631827" calcext:value-type="float">
            <text:p>29631827</text:p>
          </table:table-cell>
          <table:table-cell table:formula="of:=[.A1854]/1000/(60*60*24)" office:value-type="time" office:time-value="PT08H13M51.827S" calcext:value-type="time">
            <text:p>08:13:52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956.28" calcext:value-type="float">
            <text:p>1956.28</text:p>
          </table:table-cell>
          <table:table-cell office:value-type="float" office:value="2346.83" calcext:value-type="float">
            <text:p>2346.83</text:p>
          </table:table-cell>
        </table:table-row>
        <table:table-row table:style-name="ro1">
          <table:table-cell office:value-type="float" office:value="29647827" calcext:value-type="float">
            <text:p>29647827</text:p>
          </table:table-cell>
          <table:table-cell table:formula="of:=[.A1855]/1000/(60*60*24)" office:value-type="time" office:time-value="PT08H14M07.827S" calcext:value-type="time">
            <text:p>08:14:08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957.3" calcext:value-type="float">
            <text:p>1957.3</text:p>
          </table:table-cell>
          <table:table-cell office:value-type="float" office:value="2348.01" calcext:value-type="float">
            <text:p>2348.01</text:p>
          </table:table-cell>
        </table:table-row>
        <table:table-row table:style-name="ro1">
          <table:table-cell office:value-type="float" office:value="29663827" calcext:value-type="float">
            <text:p>29663827</text:p>
          </table:table-cell>
          <table:table-cell table:formula="of:=[.A1856]/1000/(60*60*24)" office:value-type="time" office:time-value="PT08H14M23.827S" calcext:value-type="time">
            <text:p>08:14:24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958.32" calcext:value-type="float">
            <text:p>1958.32</text:p>
          </table:table-cell>
          <table:table-cell office:value-type="float" office:value="2349.18" calcext:value-type="float">
            <text:p>2349.18</text:p>
          </table:table-cell>
        </table:table-row>
        <table:table-row table:style-name="ro1">
          <table:table-cell office:value-type="float" office:value="29679827" calcext:value-type="float">
            <text:p>29679827</text:p>
          </table:table-cell>
          <table:table-cell table:formula="of:=[.A1857]/1000/(60*60*24)" office:value-type="time" office:time-value="PT08H14M39.827S" calcext:value-type="time">
            <text:p>08:14:40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959.34" calcext:value-type="float">
            <text:p>1959.34</text:p>
          </table:table-cell>
          <table:table-cell office:value-type="float" office:value="2350.36" calcext:value-type="float">
            <text:p>2350.36</text:p>
          </table:table-cell>
        </table:table-row>
        <table:table-row table:style-name="ro1">
          <table:table-cell office:value-type="float" office:value="29695827" calcext:value-type="float">
            <text:p>29695827</text:p>
          </table:table-cell>
          <table:table-cell table:formula="of:=[.A1858]/1000/(60*60*24)" office:value-type="time" office:time-value="PT08H14M55.827S" calcext:value-type="time">
            <text:p>08:14:56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960.36" calcext:value-type="float">
            <text:p>1960.36</text:p>
          </table:table-cell>
          <table:table-cell office:value-type="float" office:value="2351.53" calcext:value-type="float">
            <text:p>2351.53</text:p>
          </table:table-cell>
        </table:table-row>
        <table:table-row table:style-name="ro1">
          <table:table-cell office:value-type="float" office:value="29711827" calcext:value-type="float">
            <text:p>29711827</text:p>
          </table:table-cell>
          <table:table-cell table:formula="of:=[.A1859]/1000/(60*60*24)" office:value-type="time" office:time-value="PT08H15M11.827S" calcext:value-type="time">
            <text:p>08:15:12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1961.37" calcext:value-type="float">
            <text:p>1961.37</text:p>
          </table:table-cell>
          <table:table-cell office:value-type="float" office:value="2352.71" calcext:value-type="float">
            <text:p>2352.71</text:p>
          </table:table-cell>
        </table:table-row>
        <table:table-row table:style-name="ro1">
          <table:table-cell office:value-type="float" office:value="29727827" calcext:value-type="float">
            <text:p>29727827</text:p>
          </table:table-cell>
          <table:table-cell table:formula="of:=[.A1860]/1000/(60*60*24)" office:value-type="time" office:time-value="PT08H15M27.827S" calcext:value-type="time">
            <text:p>08:15:28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4.36" calcext:value-type="float">
            <text:p>264.36</text:p>
          </table:table-cell>
          <table:table-cell office:value-type="float" office:value="1962.39" calcext:value-type="float">
            <text:p>1962.39</text:p>
          </table:table-cell>
          <table:table-cell office:value-type="float" office:value="2353.88" calcext:value-type="float">
            <text:p>2353.88</text:p>
          </table:table-cell>
        </table:table-row>
        <table:table-row table:style-name="ro1">
          <table:table-cell office:value-type="float" office:value="29743827" calcext:value-type="float">
            <text:p>29743827</text:p>
          </table:table-cell>
          <table:table-cell table:formula="of:=[.A1861]/1000/(60*60*24)" office:value-type="time" office:time-value="PT08H15M43.827S" calcext:value-type="time">
            <text:p>08:15:44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4.35" calcext:value-type="float">
            <text:p>264.35</text:p>
          </table:table-cell>
          <table:table-cell office:value-type="float" office:value="1963.41" calcext:value-type="float">
            <text:p>1963.41</text:p>
          </table:table-cell>
          <table:table-cell office:value-type="float" office:value="2355.05" calcext:value-type="float">
            <text:p>2355.05</text:p>
          </table:table-cell>
        </table:table-row>
        <table:table-row table:style-name="ro1">
          <table:table-cell office:value-type="float" office:value="29759827" calcext:value-type="float">
            <text:p>29759827</text:p>
          </table:table-cell>
          <table:table-cell table:formula="of:=[.A1862]/1000/(60*60*24)" office:value-type="time" office:time-value="PT08H15M59.827S" calcext:value-type="time">
            <text:p>08:16:00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4.36" calcext:value-type="float">
            <text:p>264.36</text:p>
          </table:table-cell>
          <table:table-cell office:value-type="float" office:value="1964.43" calcext:value-type="float">
            <text:p>1964.43</text:p>
          </table:table-cell>
          <table:table-cell office:value-type="float" office:value="2356.23" calcext:value-type="float">
            <text:p>2356.23</text:p>
          </table:table-cell>
        </table:table-row>
        <table:table-row table:style-name="ro1">
          <table:table-cell office:value-type="float" office:value="29775827" calcext:value-type="float">
            <text:p>29775827</text:p>
          </table:table-cell>
          <table:table-cell table:formula="of:=[.A1863]/1000/(60*60*24)" office:value-type="time" office:time-value="PT08H16M15.827S" calcext:value-type="time">
            <text:p>08:16:16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965.44" calcext:value-type="float">
            <text:p>1965.44</text:p>
          </table:table-cell>
          <table:table-cell office:value-type="float" office:value="2357.4" calcext:value-type="float">
            <text:p>2357.4</text:p>
          </table:table-cell>
        </table:table-row>
        <table:table-row table:style-name="ro1">
          <table:table-cell office:value-type="float" office:value="29791827" calcext:value-type="float">
            <text:p>29791827</text:p>
          </table:table-cell>
          <table:table-cell table:formula="of:=[.A1864]/1000/(60*60*24)" office:value-type="time" office:time-value="PT08H16M31.827S" calcext:value-type="time">
            <text:p>08:16:32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4.24" calcext:value-type="float">
            <text:p>264.24</text:p>
          </table:table-cell>
          <table:table-cell office:value-type="float" office:value="1966.46" calcext:value-type="float">
            <text:p>1966.46</text:p>
          </table:table-cell>
          <table:table-cell office:value-type="float" office:value="2358.58" calcext:value-type="float">
            <text:p>2358.58</text:p>
          </table:table-cell>
        </table:table-row>
        <table:table-row table:style-name="ro1">
          <table:table-cell office:value-type="float" office:value="29807827" calcext:value-type="float">
            <text:p>29807827</text:p>
          </table:table-cell>
          <table:table-cell table:formula="of:=[.A1865]/1000/(60*60*24)" office:value-type="time" office:time-value="PT08H16M47.827S" calcext:value-type="time">
            <text:p>08:16:48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967.48" calcext:value-type="float">
            <text:p>1967.48</text:p>
          </table:table-cell>
          <table:table-cell office:value-type="float" office:value="2359.75" calcext:value-type="float">
            <text:p>2359.75</text:p>
          </table:table-cell>
        </table:table-row>
        <table:table-row table:style-name="ro1">
          <table:table-cell office:value-type="float" office:value="29823827" calcext:value-type="float">
            <text:p>29823827</text:p>
          </table:table-cell>
          <table:table-cell table:formula="of:=[.A1866]/1000/(60*60*24)" office:value-type="time" office:time-value="PT08H17M03.827S" calcext:value-type="time">
            <text:p>08:17:04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968.49" calcext:value-type="float">
            <text:p>1968.49</text:p>
          </table:table-cell>
          <table:table-cell office:value-type="float" office:value="2360.92" calcext:value-type="float">
            <text:p>2360.92</text:p>
          </table:table-cell>
        </table:table-row>
        <table:table-row table:style-name="ro1">
          <table:table-cell office:value-type="float" office:value="29839827" calcext:value-type="float">
            <text:p>29839827</text:p>
          </table:table-cell>
          <table:table-cell table:formula="of:=[.A1867]/1000/(60*60*24)" office:value-type="time" office:time-value="PT08H17M19.827S" calcext:value-type="time">
            <text:p>08:17:20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969.51" calcext:value-type="float">
            <text:p>1969.51</text:p>
          </table:table-cell>
          <table:table-cell office:value-type="float" office:value="2362.09" calcext:value-type="float">
            <text:p>2362.09</text:p>
          </table:table-cell>
        </table:table-row>
        <table:table-row table:style-name="ro1">
          <table:table-cell office:value-type="float" office:value="29855827" calcext:value-type="float">
            <text:p>29855827</text:p>
          </table:table-cell>
          <table:table-cell table:formula="of:=[.A1868]/1000/(60*60*24)" office:value-type="time" office:time-value="PT08H17M35.827S" calcext:value-type="time">
            <text:p>08:17:36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1" calcext:value-type="float">
            <text:p>263.21</text:p>
          </table:table-cell>
          <table:table-cell office:value-type="float" office:value="1970.53" calcext:value-type="float">
            <text:p>1970.53</text:p>
          </table:table-cell>
          <table:table-cell office:value-type="float" office:value="2363.26" calcext:value-type="float">
            <text:p>2363.26</text:p>
          </table:table-cell>
        </table:table-row>
        <table:table-row table:style-name="ro1">
          <table:table-cell office:value-type="float" office:value="29871827" calcext:value-type="float">
            <text:p>29871827</text:p>
          </table:table-cell>
          <table:table-cell table:formula="of:=[.A1869]/1000/(60*60*24)" office:value-type="time" office:time-value="PT08H17M51.827S" calcext:value-type="time">
            <text:p>08:17:52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971.55" calcext:value-type="float">
            <text:p>1971.55</text:p>
          </table:table-cell>
          <table:table-cell office:value-type="float" office:value="2364.43" calcext:value-type="float">
            <text:p>2364.43</text:p>
          </table:table-cell>
        </table:table-row>
        <table:table-row table:style-name="ro1">
          <table:table-cell office:value-type="float" office:value="29887827" calcext:value-type="float">
            <text:p>29887827</text:p>
          </table:table-cell>
          <table:table-cell table:formula="of:=[.A1870]/1000/(60*60*24)" office:value-type="time" office:time-value="PT08H18M07.827S" calcext:value-type="time">
            <text:p>08:18:08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1972.56" calcext:value-type="float">
            <text:p>1972.56</text:p>
          </table:table-cell>
          <table:table-cell office:value-type="float" office:value="2365.61" calcext:value-type="float">
            <text:p>2365.61</text:p>
          </table:table-cell>
        </table:table-row>
        <table:table-row table:style-name="ro1">
          <table:table-cell office:value-type="float" office:value="29903827" calcext:value-type="float">
            <text:p>29903827</text:p>
          </table:table-cell>
          <table:table-cell table:formula="of:=[.A1871]/1000/(60*60*24)" office:value-type="time" office:time-value="PT08H18M23.827S" calcext:value-type="time">
            <text:p>08:18:24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1973.58" calcext:value-type="float">
            <text:p>1973.58</text:p>
          </table:table-cell>
          <table:table-cell office:value-type="float" office:value="2366.78" calcext:value-type="float">
            <text:p>2366.78</text:p>
          </table:table-cell>
        </table:table-row>
        <table:table-row table:style-name="ro1">
          <table:table-cell office:value-type="float" office:value="29919827" calcext:value-type="float">
            <text:p>29919827</text:p>
          </table:table-cell>
          <table:table-cell table:formula="of:=[.A1872]/1000/(60*60*24)" office:value-type="time" office:time-value="PT08H18M39.827S" calcext:value-type="time">
            <text:p>08:18:40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1974.59" calcext:value-type="float">
            <text:p>1974.59</text:p>
          </table:table-cell>
          <table:table-cell office:value-type="float" office:value="2367.94" calcext:value-type="float">
            <text:p>2367.94</text:p>
          </table:table-cell>
        </table:table-row>
        <table:table-row table:style-name="ro1">
          <table:table-cell office:value-type="float" office:value="29935827" calcext:value-type="float">
            <text:p>29935827</text:p>
          </table:table-cell>
          <table:table-cell table:formula="of:=[.A1873]/1000/(60*60*24)" office:value-type="time" office:time-value="PT08H18M55.827S" calcext:value-type="time">
            <text:p>08:18:56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975.61" calcext:value-type="float">
            <text:p>1975.61</text:p>
          </table:table-cell>
          <table:table-cell office:value-type="float" office:value="2369.11" calcext:value-type="float">
            <text:p>2369.11</text:p>
          </table:table-cell>
        </table:table-row>
        <table:table-row table:style-name="ro1">
          <table:table-cell office:value-type="float" office:value="29951827" calcext:value-type="float">
            <text:p>29951827</text:p>
          </table:table-cell>
          <table:table-cell table:formula="of:=[.A1874]/1000/(60*60*24)" office:value-type="time" office:time-value="PT08H19M11.827S" calcext:value-type="time">
            <text:p>08:19:12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1976.63" calcext:value-type="float">
            <text:p>1976.63</text:p>
          </table:table-cell>
          <table:table-cell office:value-type="float" office:value="2370.28" calcext:value-type="float">
            <text:p>2370.28</text:p>
          </table:table-cell>
        </table:table-row>
        <table:table-row table:style-name="ro1">
          <table:table-cell office:value-type="float" office:value="29967827" calcext:value-type="float">
            <text:p>29967827</text:p>
          </table:table-cell>
          <table:table-cell table:formula="of:=[.A1875]/1000/(60*60*24)" office:value-type="time" office:time-value="PT08H19M27.827S" calcext:value-type="time">
            <text:p>08:19:28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977.64" calcext:value-type="float">
            <text:p>1977.64</text:p>
          </table:table-cell>
          <table:table-cell office:value-type="float" office:value="2371.45" calcext:value-type="float">
            <text:p>2371.45</text:p>
          </table:table-cell>
        </table:table-row>
        <table:table-row table:style-name="ro1">
          <table:table-cell office:value-type="float" office:value="29983827" calcext:value-type="float">
            <text:p>29983827</text:p>
          </table:table-cell>
          <table:table-cell table:formula="of:=[.A1876]/1000/(60*60*24)" office:value-type="time" office:time-value="PT08H19M43.827S" calcext:value-type="time">
            <text:p>08:19:44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978.66" calcext:value-type="float">
            <text:p>1978.66</text:p>
          </table:table-cell>
          <table:table-cell office:value-type="float" office:value="2372.62" calcext:value-type="float">
            <text:p>2372.62</text:p>
          </table:table-cell>
        </table:table-row>
        <table:table-row table:style-name="ro1">
          <table:table-cell office:value-type="float" office:value="29999827" calcext:value-type="float">
            <text:p>29999827</text:p>
          </table:table-cell>
          <table:table-cell table:formula="of:=[.A1877]/1000/(60*60*24)" office:value-type="time" office:time-value="PT08H19M59.827S" calcext:value-type="time">
            <text:p>08:20:00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8" calcext:value-type="float">
            <text:p>263.08</text:p>
          </table:table-cell>
          <table:table-cell office:value-type="float" office:value="1979.67" calcext:value-type="float">
            <text:p>1979.67</text:p>
          </table:table-cell>
          <table:table-cell office:value-type="float" office:value="2373.79" calcext:value-type="float">
            <text:p>2373.79</text:p>
          </table:table-cell>
        </table:table-row>
        <table:table-row table:style-name="ro1">
          <table:table-cell office:value-type="float" office:value="30015827" calcext:value-type="float">
            <text:p>30015827</text:p>
          </table:table-cell>
          <table:table-cell table:formula="of:=[.A1878]/1000/(60*60*24)" office:value-type="time" office:time-value="PT08H20M15.827S" calcext:value-type="time">
            <text:p>08:20:16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1980.69" calcext:value-type="float">
            <text:p>1980.69</text:p>
          </table:table-cell>
          <table:table-cell office:value-type="float" office:value="2374.96" calcext:value-type="float">
            <text:p>2374.96</text:p>
          </table:table-cell>
        </table:table-row>
        <table:table-row table:style-name="ro1">
          <table:table-cell office:value-type="float" office:value="30031827" calcext:value-type="float">
            <text:p>30031827</text:p>
          </table:table-cell>
          <table:table-cell table:formula="of:=[.A1879]/1000/(60*60*24)" office:value-type="time" office:time-value="PT08H20M31.827S" calcext:value-type="time">
            <text:p>08:20:32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1981.7" calcext:value-type="float">
            <text:p>1981.7</text:p>
          </table:table-cell>
          <table:table-cell office:value-type="float" office:value="2376.13" calcext:value-type="float">
            <text:p>2376.13</text:p>
          </table:table-cell>
        </table:table-row>
        <table:table-row table:style-name="ro1">
          <table:table-cell office:value-type="float" office:value="30047827" calcext:value-type="float">
            <text:p>30047827</text:p>
          </table:table-cell>
          <table:table-cell table:formula="of:=[.A1880]/1000/(60*60*24)" office:value-type="time" office:time-value="PT08H20M47.827S" calcext:value-type="time">
            <text:p>08:20:48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1982.72" calcext:value-type="float">
            <text:p>1982.72</text:p>
          </table:table-cell>
          <table:table-cell office:value-type="float" office:value="2377.29" calcext:value-type="float">
            <text:p>2377.29</text:p>
          </table:table-cell>
        </table:table-row>
        <table:table-row table:style-name="ro1">
          <table:table-cell office:value-type="float" office:value="30063827" calcext:value-type="float">
            <text:p>30063827</text:p>
          </table:table-cell>
          <table:table-cell table:formula="of:=[.A1881]/1000/(60*60*24)" office:value-type="time" office:time-value="PT08H21M03.827S" calcext:value-type="time">
            <text:p>08:21:04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983.73" calcext:value-type="float">
            <text:p>1983.73</text:p>
          </table:table-cell>
          <table:table-cell office:value-type="float" office:value="2378.46" calcext:value-type="float">
            <text:p>2378.46</text:p>
          </table:table-cell>
        </table:table-row>
        <table:table-row table:style-name="ro1">
          <table:table-cell office:value-type="float" office:value="30079827" calcext:value-type="float">
            <text:p>30079827</text:p>
          </table:table-cell>
          <table:table-cell table:formula="of:=[.A1882]/1000/(60*60*24)" office:value-type="time" office:time-value="PT08H21M19.827S" calcext:value-type="time">
            <text:p>08:21:20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984.75" calcext:value-type="float">
            <text:p>1984.75</text:p>
          </table:table-cell>
          <table:table-cell office:value-type="float" office:value="2379.63" calcext:value-type="float">
            <text:p>2379.63</text:p>
          </table:table-cell>
        </table:table-row>
        <table:table-row table:style-name="ro1">
          <table:table-cell office:value-type="float" office:value="30095827" calcext:value-type="float">
            <text:p>30095827</text:p>
          </table:table-cell>
          <table:table-cell table:formula="of:=[.A1883]/1000/(60*60*24)" office:value-type="time" office:time-value="PT08H21M35.827S" calcext:value-type="time">
            <text:p>08:21:36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985.76" calcext:value-type="float">
            <text:p>1985.76</text:p>
          </table:table-cell>
          <table:table-cell office:value-type="float" office:value="2380.8" calcext:value-type="float">
            <text:p>2380.8</text:p>
          </table:table-cell>
        </table:table-row>
        <table:table-row table:style-name="ro1">
          <table:table-cell office:value-type="float" office:value="30111827" calcext:value-type="float">
            <text:p>30111827</text:p>
          </table:table-cell>
          <table:table-cell table:formula="of:=[.A1884]/1000/(60*60*24)" office:value-type="time" office:time-value="PT08H21M51.827S" calcext:value-type="time">
            <text:p>08:21:52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1986.78" calcext:value-type="float">
            <text:p>1986.78</text:p>
          </table:table-cell>
          <table:table-cell office:value-type="float" office:value="2381.97" calcext:value-type="float">
            <text:p>2381.97</text:p>
          </table:table-cell>
        </table:table-row>
        <table:table-row table:style-name="ro1">
          <table:table-cell office:value-type="float" office:value="30127827" calcext:value-type="float">
            <text:p>30127827</text:p>
          </table:table-cell>
          <table:table-cell table:formula="of:=[.A1885]/1000/(60*60*24)" office:value-type="time" office:time-value="PT08H22M07.827S" calcext:value-type="time">
            <text:p>08:22:08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987.8" calcext:value-type="float">
            <text:p>1987.8</text:p>
          </table:table-cell>
          <table:table-cell office:value-type="float" office:value="2383.13" calcext:value-type="float">
            <text:p>2383.13</text:p>
          </table:table-cell>
        </table:table-row>
        <table:table-row table:style-name="ro1">
          <table:table-cell office:value-type="float" office:value="30143827" calcext:value-type="float">
            <text:p>30143827</text:p>
          </table:table-cell>
          <table:table-cell table:formula="of:=[.A1886]/1000/(60*60*24)" office:value-type="time" office:time-value="PT08H22M23.827S" calcext:value-type="time">
            <text:p>08:22:24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1988.81" calcext:value-type="float">
            <text:p>1988.81</text:p>
          </table:table-cell>
          <table:table-cell office:value-type="float" office:value="2384.3" calcext:value-type="float">
            <text:p>2384.3</text:p>
          </table:table-cell>
        </table:table-row>
        <table:table-row table:style-name="ro1">
          <table:table-cell office:value-type="float" office:value="30159827" calcext:value-type="float">
            <text:p>30159827</text:p>
          </table:table-cell>
          <table:table-cell table:formula="of:=[.A1887]/1000/(60*60*24)" office:value-type="time" office:time-value="PT08H22M39.827S" calcext:value-type="time">
            <text:p>08:22:40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1989.83" calcext:value-type="float">
            <text:p>1989.83</text:p>
          </table:table-cell>
          <table:table-cell office:value-type="float" office:value="2385.47" calcext:value-type="float">
            <text:p>2385.47</text:p>
          </table:table-cell>
        </table:table-row>
        <table:table-row table:style-name="ro1">
          <table:table-cell office:value-type="float" office:value="30175827" calcext:value-type="float">
            <text:p>30175827</text:p>
          </table:table-cell>
          <table:table-cell table:formula="of:=[.A1888]/1000/(60*60*24)" office:value-type="time" office:time-value="PT08H22M55.827S" calcext:value-type="time">
            <text:p>08:22:56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1990.84" calcext:value-type="float">
            <text:p>1990.84</text:p>
          </table:table-cell>
          <table:table-cell office:value-type="float" office:value="2386.64" calcext:value-type="float">
            <text:p>2386.64</text:p>
          </table:table-cell>
        </table:table-row>
        <table:table-row table:style-name="ro1">
          <table:table-cell office:value-type="float" office:value="30191827" calcext:value-type="float">
            <text:p>30191827</text:p>
          </table:table-cell>
          <table:table-cell table:formula="of:=[.A1889]/1000/(60*60*24)" office:value-type="time" office:time-value="PT08H23M11.827S" calcext:value-type="time">
            <text:p>08:23:12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1991.86" calcext:value-type="float">
            <text:p>1991.86</text:p>
          </table:table-cell>
          <table:table-cell office:value-type="float" office:value="2387.8" calcext:value-type="float">
            <text:p>2387.8</text:p>
          </table:table-cell>
        </table:table-row>
        <table:table-row table:style-name="ro1">
          <table:table-cell office:value-type="float" office:value="30207827" calcext:value-type="float">
            <text:p>30207827</text:p>
          </table:table-cell>
          <table:table-cell table:formula="of:=[.A1890]/1000/(60*60*24)" office:value-type="time" office:time-value="PT08H23M27.827S" calcext:value-type="time">
            <text:p>08:23:28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1992.87" calcext:value-type="float">
            <text:p>1992.87</text:p>
          </table:table-cell>
          <table:table-cell office:value-type="float" office:value="2388.97" calcext:value-type="float">
            <text:p>2388.97</text:p>
          </table:table-cell>
        </table:table-row>
        <table:table-row table:style-name="ro1">
          <table:table-cell office:value-type="float" office:value="30223827" calcext:value-type="float">
            <text:p>30223827</text:p>
          </table:table-cell>
          <table:table-cell table:formula="of:=[.A1891]/1000/(60*60*24)" office:value-type="time" office:time-value="PT08H23M43.827S" calcext:value-type="time">
            <text:p>08:23:44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1993.89" calcext:value-type="float">
            <text:p>1993.89</text:p>
          </table:table-cell>
          <table:table-cell office:value-type="float" office:value="2390.14" calcext:value-type="float">
            <text:p>2390.14</text:p>
          </table:table-cell>
        </table:table-row>
        <table:table-row table:style-name="ro1">
          <table:table-cell office:value-type="float" office:value="30239827" calcext:value-type="float">
            <text:p>30239827</text:p>
          </table:table-cell>
          <table:table-cell table:formula="of:=[.A1892]/1000/(60*60*24)" office:value-type="time" office:time-value="PT08H23M59.827S" calcext:value-type="time">
            <text:p>08:24:00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1994.9" calcext:value-type="float">
            <text:p>1994.9</text:p>
          </table:table-cell>
          <table:table-cell office:value-type="float" office:value="2391.31" calcext:value-type="float">
            <text:p>2391.31</text:p>
          </table:table-cell>
        </table:table-row>
        <table:table-row table:style-name="ro1">
          <table:table-cell office:value-type="float" office:value="30255827" calcext:value-type="float">
            <text:p>30255827</text:p>
          </table:table-cell>
          <table:table-cell table:formula="of:=[.A1893]/1000/(60*60*24)" office:value-type="time" office:time-value="PT08H24M15.827S" calcext:value-type="time">
            <text:p>08:24:16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1995.91" calcext:value-type="float">
            <text:p>1995.91</text:p>
          </table:table-cell>
          <table:table-cell office:value-type="float" office:value="2392.47" calcext:value-type="float">
            <text:p>2392.47</text:p>
          </table:table-cell>
        </table:table-row>
        <table:table-row table:style-name="ro1">
          <table:table-cell office:value-type="float" office:value="30271827" calcext:value-type="float">
            <text:p>30271827</text:p>
          </table:table-cell>
          <table:table-cell table:formula="of:=[.A1894]/1000/(60*60*24)" office:value-type="time" office:time-value="PT08H24M31.827S" calcext:value-type="time">
            <text:p>08:24:32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1" calcext:value-type="float">
            <text:p>262.61</text:p>
          </table:table-cell>
          <table:table-cell office:value-type="float" office:value="1996.93" calcext:value-type="float">
            <text:p>1996.93</text:p>
          </table:table-cell>
          <table:table-cell office:value-type="float" office:value="2393.64" calcext:value-type="float">
            <text:p>2393.64</text:p>
          </table:table-cell>
        </table:table-row>
        <table:table-row table:style-name="ro1">
          <table:table-cell office:value-type="float" office:value="30287827" calcext:value-type="float">
            <text:p>30287827</text:p>
          </table:table-cell>
          <table:table-cell table:formula="of:=[.A1895]/1000/(60*60*24)" office:value-type="time" office:time-value="PT08H24M47.827S" calcext:value-type="time">
            <text:p>08:24:48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2.5" calcext:value-type="float">
            <text:p>262.5</text:p>
          </table:table-cell>
          <table:table-cell office:value-type="float" office:value="1997.94" calcext:value-type="float">
            <text:p>1997.94</text:p>
          </table:table-cell>
          <table:table-cell office:value-type="float" office:value="2394.81" calcext:value-type="float">
            <text:p>2394.81</text:p>
          </table:table-cell>
        </table:table-row>
        <table:table-row table:style-name="ro1">
          <table:table-cell office:value-type="float" office:value="30303827" calcext:value-type="float">
            <text:p>30303827</text:p>
          </table:table-cell>
          <table:table-cell table:formula="of:=[.A1896]/1000/(60*60*24)" office:value-type="time" office:time-value="PT08H25M03.827S" calcext:value-type="time">
            <text:p>08:25:04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2.5" calcext:value-type="float">
            <text:p>262.5</text:p>
          </table:table-cell>
          <table:table-cell office:value-type="float" office:value="1998.96" calcext:value-type="float">
            <text:p>1998.96</text:p>
          </table:table-cell>
          <table:table-cell office:value-type="float" office:value="2395.98" calcext:value-type="float">
            <text:p>2395.98</text:p>
          </table:table-cell>
        </table:table-row>
        <table:table-row table:style-name="ro1">
          <table:table-cell office:value-type="float" office:value="30319827" calcext:value-type="float">
            <text:p>30319827</text:p>
          </table:table-cell>
          <table:table-cell table:formula="of:=[.A1897]/1000/(60*60*24)" office:value-type="time" office:time-value="PT08H25M19.827S" calcext:value-type="time">
            <text:p>08:25:20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2.38" calcext:value-type="float">
            <text:p>262.38</text:p>
          </table:table-cell>
          <table:table-cell office:value-type="float" office:value="1999.97" calcext:value-type="float">
            <text:p>1999.97</text:p>
          </table:table-cell>
          <table:table-cell office:value-type="float" office:value="2397.14" calcext:value-type="float">
            <text:p>2397.14</text:p>
          </table:table-cell>
        </table:table-row>
        <table:table-row table:style-name="ro1">
          <table:table-cell office:value-type="float" office:value="30335827" calcext:value-type="float">
            <text:p>30335827</text:p>
          </table:table-cell>
          <table:table-cell table:formula="of:=[.A1898]/1000/(60*60*24)" office:value-type="time" office:time-value="PT08H25M35.827S" calcext:value-type="time">
            <text:p>08:25:36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2000.98" calcext:value-type="float">
            <text:p>2000.98</text:p>
          </table:table-cell>
          <table:table-cell office:value-type="float" office:value="2398.31" calcext:value-type="float">
            <text:p>2398.31</text:p>
          </table:table-cell>
        </table:table-row>
        <table:table-row table:style-name="ro1">
          <table:table-cell office:value-type="float" office:value="30351827" calcext:value-type="float">
            <text:p>30351827</text:p>
          </table:table-cell>
          <table:table-cell table:formula="of:=[.A1899]/1000/(60*60*24)" office:value-type="time" office:time-value="PT08H25M51.827S" calcext:value-type="time">
            <text:p>08:25:52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2002" calcext:value-type="float">
            <text:p>2002</text:p>
          </table:table-cell>
          <table:table-cell office:value-type="float" office:value="2399.47" calcext:value-type="float">
            <text:p>2399.47</text:p>
          </table:table-cell>
        </table:table-row>
        <table:table-row table:style-name="ro1">
          <table:table-cell office:value-type="float" office:value="30367827" calcext:value-type="float">
            <text:p>30367827</text:p>
          </table:table-cell>
          <table:table-cell table:formula="of:=[.A1900]/1000/(60*60*24)" office:value-type="time" office:time-value="PT08H26M07.827S" calcext:value-type="time">
            <text:p>08:26:08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2.38" calcext:value-type="float">
            <text:p>262.38</text:p>
          </table:table-cell>
          <table:table-cell office:value-type="float" office:value="2003.01" calcext:value-type="float">
            <text:p>2003.01</text:p>
          </table:table-cell>
          <table:table-cell office:value-type="float" office:value="2400.63" calcext:value-type="float">
            <text:p>2400.63</text:p>
          </table:table-cell>
        </table:table-row>
        <table:table-row table:style-name="ro1">
          <table:table-cell office:value-type="float" office:value="30383827" calcext:value-type="float">
            <text:p>30383827</text:p>
          </table:table-cell>
          <table:table-cell table:formula="of:=[.A1901]/1000/(60*60*24)" office:value-type="time" office:time-value="PT08H26M23.827S" calcext:value-type="time">
            <text:p>08:26:24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2004.02" calcext:value-type="float">
            <text:p>2004.02</text:p>
          </table:table-cell>
          <table:table-cell office:value-type="float" office:value="2401.8" calcext:value-type="float">
            <text:p>2401.8</text:p>
          </table:table-cell>
        </table:table-row>
        <table:table-row table:style-name="ro1">
          <table:table-cell office:value-type="float" office:value="30399827" calcext:value-type="float">
            <text:p>30399827</text:p>
          </table:table-cell>
          <table:table-cell table:formula="of:=[.A1902]/1000/(60*60*24)" office:value-type="time" office:time-value="PT08H26M39.827S" calcext:value-type="time">
            <text:p>08:26:40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2.38" calcext:value-type="float">
            <text:p>262.38</text:p>
          </table:table-cell>
          <table:table-cell office:value-type="float" office:value="2005.04" calcext:value-type="float">
            <text:p>2005.04</text:p>
          </table:table-cell>
          <table:table-cell office:value-type="float" office:value="2402.96" calcext:value-type="float">
            <text:p>2402.96</text:p>
          </table:table-cell>
        </table:table-row>
        <table:table-row table:style-name="ro1">
          <table:table-cell office:value-type="float" office:value="30415827" calcext:value-type="float">
            <text:p>30415827</text:p>
          </table:table-cell>
          <table:table-cell table:formula="of:=[.A1903]/1000/(60*60*24)" office:value-type="time" office:time-value="PT08H26M55.827S" calcext:value-type="time">
            <text:p>08:26:56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2.27" calcext:value-type="float">
            <text:p>262.27</text:p>
          </table:table-cell>
          <table:table-cell office:value-type="float" office:value="2006.05" calcext:value-type="float">
            <text:p>2006.05</text:p>
          </table:table-cell>
          <table:table-cell office:value-type="float" office:value="2404.12" calcext:value-type="float">
            <text:p>2404.12</text:p>
          </table:table-cell>
        </table:table-row>
        <table:table-row table:style-name="ro1">
          <table:table-cell office:value-type="float" office:value="30431827" calcext:value-type="float">
            <text:p>30431827</text:p>
          </table:table-cell>
          <table:table-cell table:formula="of:=[.A1904]/1000/(60*60*24)" office:value-type="time" office:time-value="PT08H27M11.827S" calcext:value-type="time">
            <text:p>08:27:12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2007.06" calcext:value-type="float">
            <text:p>2007.06</text:p>
          </table:table-cell>
          <table:table-cell office:value-type="float" office:value="2405.28" calcext:value-type="float">
            <text:p>2405.28</text:p>
          </table:table-cell>
        </table:table-row>
        <table:table-row table:style-name="ro1">
          <table:table-cell office:value-type="float" office:value="30447827" calcext:value-type="float">
            <text:p>30447827</text:p>
          </table:table-cell>
          <table:table-cell table:formula="of:=[.A1905]/1000/(60*60*24)" office:value-type="time" office:time-value="PT08H27M27.827S" calcext:value-type="time">
            <text:p>08:27:28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2.15" calcext:value-type="float">
            <text:p>262.15</text:p>
          </table:table-cell>
          <table:table-cell office:value-type="float" office:value="2008.08" calcext:value-type="float">
            <text:p>2008.08</text:p>
          </table:table-cell>
          <table:table-cell office:value-type="float" office:value="2406.45" calcext:value-type="float">
            <text:p>2406.45</text:p>
          </table:table-cell>
        </table:table-row>
        <table:table-row table:style-name="ro1">
          <table:table-cell office:value-type="float" office:value="30463827" calcext:value-type="float">
            <text:p>30463827</text:p>
          </table:table-cell>
          <table:table-cell table:formula="of:=[.A1906]/1000/(60*60*24)" office:value-type="time" office:time-value="PT08H27M43.827S" calcext:value-type="time">
            <text:p>08:27:44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2009.09" calcext:value-type="float">
            <text:p>2009.09</text:p>
          </table:table-cell>
          <table:table-cell office:value-type="float" office:value="2407.61" calcext:value-type="float">
            <text:p>2407.61</text:p>
          </table:table-cell>
        </table:table-row>
        <table:table-row table:style-name="ro1">
          <table:table-cell office:value-type="float" office:value="30479827" calcext:value-type="float">
            <text:p>30479827</text:p>
          </table:table-cell>
          <table:table-cell table:formula="of:=[.A1907]/1000/(60*60*24)" office:value-type="time" office:time-value="PT08H27M59.827S" calcext:value-type="time">
            <text:p>08:28:00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2010.1" calcext:value-type="float">
            <text:p>2010.1</text:p>
          </table:table-cell>
          <table:table-cell office:value-type="float" office:value="2408.77" calcext:value-type="float">
            <text:p>2408.77</text:p>
          </table:table-cell>
        </table:table-row>
        <table:table-row table:style-name="ro1">
          <table:table-cell office:value-type="float" office:value="30495827" calcext:value-type="float">
            <text:p>30495827</text:p>
          </table:table-cell>
          <table:table-cell table:formula="of:=[.A1908]/1000/(60*60*24)" office:value-type="time" office:time-value="PT08H28M15.827S" calcext:value-type="time">
            <text:p>08:28:16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2011.11" calcext:value-type="float">
            <text:p>2011.11</text:p>
          </table:table-cell>
          <table:table-cell office:value-type="float" office:value="2409.93" calcext:value-type="float">
            <text:p>2409.93</text:p>
          </table:table-cell>
        </table:table-row>
        <table:table-row table:style-name="ro1">
          <table:table-cell office:value-type="float" office:value="30511827" calcext:value-type="float">
            <text:p>30511827</text:p>
          </table:table-cell>
          <table:table-cell table:formula="of:=[.A1909]/1000/(60*60*24)" office:value-type="time" office:time-value="PT08H28M31.827S" calcext:value-type="time">
            <text:p>08:28:32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2012.13" calcext:value-type="float">
            <text:p>2012.13</text:p>
          </table:table-cell>
          <table:table-cell office:value-type="float" office:value="2411.09" calcext:value-type="float">
            <text:p>2411.09</text:p>
          </table:table-cell>
        </table:table-row>
        <table:table-row table:style-name="ro1">
          <table:table-cell office:value-type="float" office:value="30527827" calcext:value-type="float">
            <text:p>30527827</text:p>
          </table:table-cell>
          <table:table-cell table:formula="of:=[.A1910]/1000/(60*60*24)" office:value-type="time" office:time-value="PT08H28M47.827S" calcext:value-type="time">
            <text:p>08:28:48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013.14" calcext:value-type="float">
            <text:p>2013.14</text:p>
          </table:table-cell>
          <table:table-cell office:value-type="float" office:value="2412.25" calcext:value-type="float">
            <text:p>2412.25</text:p>
          </table:table-cell>
        </table:table-row>
        <table:table-row table:style-name="ro1">
          <table:table-cell office:value-type="float" office:value="30543827" calcext:value-type="float">
            <text:p>30543827</text:p>
          </table:table-cell>
          <table:table-cell table:formula="of:=[.A1911]/1000/(60*60*24)" office:value-type="time" office:time-value="PT08H29M03.827S" calcext:value-type="time">
            <text:p>08:29:04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014.15" calcext:value-type="float">
            <text:p>2014.15</text:p>
          </table:table-cell>
          <table:table-cell office:value-type="float" office:value="2413.41" calcext:value-type="float">
            <text:p>2413.41</text:p>
          </table:table-cell>
        </table:table-row>
        <table:table-row table:style-name="ro1">
          <table:table-cell office:value-type="float" office:value="30559827" calcext:value-type="float">
            <text:p>30559827</text:p>
          </table:table-cell>
          <table:table-cell table:formula="of:=[.A1912]/1000/(60*60*24)" office:value-type="time" office:time-value="PT08H29M19.827S" calcext:value-type="time">
            <text:p>08:29:20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015.16" calcext:value-type="float">
            <text:p>2015.16</text:p>
          </table:table-cell>
          <table:table-cell office:value-type="float" office:value="2414.57" calcext:value-type="float">
            <text:p>2414.57</text:p>
          </table:table-cell>
        </table:table-row>
        <table:table-row table:style-name="ro1">
          <table:table-cell office:value-type="float" office:value="30575827" calcext:value-type="float">
            <text:p>30575827</text:p>
          </table:table-cell>
          <table:table-cell table:formula="of:=[.A1913]/1000/(60*60*24)" office:value-type="time" office:time-value="PT08H29M35.827S" calcext:value-type="time">
            <text:p>08:29:36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016.18" calcext:value-type="float">
            <text:p>2016.18</text:p>
          </table:table-cell>
          <table:table-cell office:value-type="float" office:value="2415.73" calcext:value-type="float">
            <text:p>2415.73</text:p>
          </table:table-cell>
        </table:table-row>
        <table:table-row table:style-name="ro1">
          <table:table-cell office:value-type="float" office:value="30591827" calcext:value-type="float">
            <text:p>30591827</text:p>
          </table:table-cell>
          <table:table-cell table:formula="of:=[.A1914]/1000/(60*60*24)" office:value-type="time" office:time-value="PT08H29M51.827S" calcext:value-type="time">
            <text:p>08:29:52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2017.19" calcext:value-type="float">
            <text:p>2017.19</text:p>
          </table:table-cell>
          <table:table-cell office:value-type="float" office:value="2416.89" calcext:value-type="float">
            <text:p>2416.89</text:p>
          </table:table-cell>
        </table:table-row>
        <table:table-row table:style-name="ro1">
          <table:table-cell office:value-type="float" office:value="30607827" calcext:value-type="float">
            <text:p>30607827</text:p>
          </table:table-cell>
          <table:table-cell table:formula="of:=[.A1915]/1000/(60*60*24)" office:value-type="time" office:time-value="PT08H30M07.827S" calcext:value-type="time">
            <text:p>08:30:08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018.2" calcext:value-type="float">
            <text:p>2018.2</text:p>
          </table:table-cell>
          <table:table-cell office:value-type="float" office:value="2418.05" calcext:value-type="float">
            <text:p>2418.05</text:p>
          </table:table-cell>
        </table:table-row>
        <table:table-row table:style-name="ro1">
          <table:table-cell office:value-type="float" office:value="30623827" calcext:value-type="float">
            <text:p>30623827</text:p>
          </table:table-cell>
          <table:table-cell table:formula="of:=[.A1916]/1000/(60*60*24)" office:value-type="time" office:time-value="PT08H30M23.827S" calcext:value-type="time">
            <text:p>08:30:24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2019.21" calcext:value-type="float">
            <text:p>2019.21</text:p>
          </table:table-cell>
          <table:table-cell office:value-type="float" office:value="2419.21" calcext:value-type="float">
            <text:p>2419.21</text:p>
          </table:table-cell>
        </table:table-row>
        <table:table-row table:style-name="ro1">
          <table:table-cell office:value-type="float" office:value="30639827" calcext:value-type="float">
            <text:p>30639827</text:p>
          </table:table-cell>
          <table:table-cell table:formula="of:=[.A1917]/1000/(60*60*24)" office:value-type="time" office:time-value="PT08H30M39.827S" calcext:value-type="time">
            <text:p>08:30:40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2020.22" calcext:value-type="float">
            <text:p>2020.22</text:p>
          </table:table-cell>
          <table:table-cell office:value-type="float" office:value="2420.37" calcext:value-type="float">
            <text:p>2420.37</text:p>
          </table:table-cell>
        </table:table-row>
        <table:table-row table:style-name="ro1">
          <table:table-cell office:value-type="float" office:value="30655827" calcext:value-type="float">
            <text:p>30655827</text:p>
          </table:table-cell>
          <table:table-cell table:formula="of:=[.A1918]/1000/(60*60*24)" office:value-type="time" office:time-value="PT08H30M55.827S" calcext:value-type="time">
            <text:p>08:30:56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2021.23" calcext:value-type="float">
            <text:p>2021.23</text:p>
          </table:table-cell>
          <table:table-cell office:value-type="float" office:value="2421.53" calcext:value-type="float">
            <text:p>2421.53</text:p>
          </table:table-cell>
        </table:table-row>
        <table:table-row table:style-name="ro1">
          <table:table-cell office:value-type="float" office:value="30671827" calcext:value-type="float">
            <text:p>30671827</text:p>
          </table:table-cell>
          <table:table-cell table:formula="of:=[.A1919]/1000/(60*60*24)" office:value-type="time" office:time-value="PT08H31M11.827S" calcext:value-type="time">
            <text:p>08:31:12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2022.24" calcext:value-type="float">
            <text:p>2022.24</text:p>
          </table:table-cell>
          <table:table-cell office:value-type="float" office:value="2422.69" calcext:value-type="float">
            <text:p>2422.69</text:p>
          </table:table-cell>
        </table:table-row>
        <table:table-row table:style-name="ro1">
          <table:table-cell office:value-type="float" office:value="30687827" calcext:value-type="float">
            <text:p>30687827</text:p>
          </table:table-cell>
          <table:table-cell table:formula="of:=[.A1920]/1000/(60*60*24)" office:value-type="time" office:time-value="PT08H31M27.827S" calcext:value-type="time">
            <text:p>08:31:28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2023.26" calcext:value-type="float">
            <text:p>2023.26</text:p>
          </table:table-cell>
          <table:table-cell office:value-type="float" office:value="2423.85" calcext:value-type="float">
            <text:p>2423.85</text:p>
          </table:table-cell>
        </table:table-row>
        <table:table-row table:style-name="ro1">
          <table:table-cell office:value-type="float" office:value="30703827" calcext:value-type="float">
            <text:p>30703827</text:p>
          </table:table-cell>
          <table:table-cell table:formula="of:=[.A1921]/1000/(60*60*24)" office:value-type="time" office:time-value="PT08H31M43.827S" calcext:value-type="time">
            <text:p>08:31:44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2024.27" calcext:value-type="float">
            <text:p>2024.27</text:p>
          </table:table-cell>
          <table:table-cell office:value-type="float" office:value="2425.01" calcext:value-type="float">
            <text:p>2425.01</text:p>
          </table:table-cell>
        </table:table-row>
        <table:table-row table:style-name="ro1">
          <table:table-cell office:value-type="float" office:value="30719827" calcext:value-type="float">
            <text:p>30719827</text:p>
          </table:table-cell>
          <table:table-cell table:formula="of:=[.A1922]/1000/(60*60*24)" office:value-type="time" office:time-value="PT08H31M59.827S" calcext:value-type="time">
            <text:p>08:32:00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2025.28" calcext:value-type="float">
            <text:p>2025.28</text:p>
          </table:table-cell>
          <table:table-cell office:value-type="float" office:value="2426.17" calcext:value-type="float">
            <text:p>2426.17</text:p>
          </table:table-cell>
        </table:table-row>
        <table:table-row table:style-name="ro1">
          <table:table-cell office:value-type="float" office:value="30735827" calcext:value-type="float">
            <text:p>30735827</text:p>
          </table:table-cell>
          <table:table-cell table:formula="of:=[.A1923]/1000/(60*60*24)" office:value-type="time" office:time-value="PT08H32M15.827S" calcext:value-type="time">
            <text:p>08:32:16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2026.29" calcext:value-type="float">
            <text:p>2026.29</text:p>
          </table:table-cell>
          <table:table-cell office:value-type="float" office:value="2427.33" calcext:value-type="float">
            <text:p>2427.33</text:p>
          </table:table-cell>
        </table:table-row>
        <table:table-row table:style-name="ro1">
          <table:table-cell office:value-type="float" office:value="30751827" calcext:value-type="float">
            <text:p>30751827</text:p>
          </table:table-cell>
          <table:table-cell table:formula="of:=[.A1924]/1000/(60*60*24)" office:value-type="time" office:time-value="PT08H32M31.827S" calcext:value-type="time">
            <text:p>08:32:32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2027.3" calcext:value-type="float">
            <text:p>2027.3</text:p>
          </table:table-cell>
          <table:table-cell office:value-type="float" office:value="2428.49" calcext:value-type="float">
            <text:p>2428.49</text:p>
          </table:table-cell>
        </table:table-row>
        <table:table-row table:style-name="ro1">
          <table:table-cell office:value-type="float" office:value="30767827" calcext:value-type="float">
            <text:p>30767827</text:p>
          </table:table-cell>
          <table:table-cell table:formula="of:=[.A1925]/1000/(60*60*24)" office:value-type="time" office:time-value="PT08H32M47.827S" calcext:value-type="time">
            <text:p>08:32:48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2028.31" calcext:value-type="float">
            <text:p>2028.31</text:p>
          </table:table-cell>
          <table:table-cell office:value-type="float" office:value="2429.64" calcext:value-type="float">
            <text:p>2429.64</text:p>
          </table:table-cell>
        </table:table-row>
        <table:table-row table:style-name="ro1">
          <table:table-cell office:value-type="float" office:value="30783827" calcext:value-type="float">
            <text:p>30783827</text:p>
          </table:table-cell>
          <table:table-cell table:formula="of:=[.A1926]/1000/(60*60*24)" office:value-type="time" office:time-value="PT08H33M03.827S" calcext:value-type="time">
            <text:p>08:33:04</text:p>
          </table:table-cell>
          <table:table-cell office:value-type="float" office:value="1.15" calcext:value-type="float">
            <text:p>1.15</text:p>
          </table:table-cell>
          <table:table-cell office:value-type="float" office:value="227.3" calcext:value-type="float">
            <text:p>227.3</text:p>
          </table:table-cell>
          <table:table-cell office:value-type="float" office:value="260.65" calcext:value-type="float">
            <text:p>260.65</text:p>
          </table:table-cell>
          <table:table-cell office:value-type="float" office:value="2029.32" calcext:value-type="float">
            <text:p>2029.32</text:p>
          </table:table-cell>
          <table:table-cell office:value-type="float" office:value="2430.8" calcext:value-type="float">
            <text:p>2430.8</text:p>
          </table:table-cell>
        </table:table-row>
        <table:table-row table:style-name="ro1">
          <table:table-cell office:value-type="float" office:value="30799827" calcext:value-type="float">
            <text:p>30799827</text:p>
          </table:table-cell>
          <table:table-cell table:formula="of:=[.A1927]/1000/(60*60*24)" office:value-type="time" office:time-value="PT08H33M19.827S" calcext:value-type="time">
            <text:p>08:33:20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2030.33" calcext:value-type="float">
            <text:p>2030.33</text:p>
          </table:table-cell>
          <table:table-cell office:value-type="float" office:value="2431.96" calcext:value-type="float">
            <text:p>2431.96</text:p>
          </table:table-cell>
        </table:table-row>
        <table:table-row table:style-name="ro1">
          <table:table-cell office:value-type="float" office:value="30815827" calcext:value-type="float">
            <text:p>30815827</text:p>
          </table:table-cell>
          <table:table-cell table:formula="of:=[.A1928]/1000/(60*60*24)" office:value-type="time" office:time-value="PT08H33M35.827S" calcext:value-type="time">
            <text:p>08:33:36</text:p>
          </table:table-cell>
          <table:table-cell office:value-type="float" office:value="1.15" calcext:value-type="float">
            <text:p>1.15</text:p>
          </table:table-cell>
          <table:table-cell office:value-type="float" office:value="227.3" calcext:value-type="float">
            <text:p>227.3</text:p>
          </table:table-cell>
          <table:table-cell office:value-type="float" office:value="260.65" calcext:value-type="float">
            <text:p>260.65</text:p>
          </table:table-cell>
          <table:table-cell office:value-type="float" office:value="2031.34" calcext:value-type="float">
            <text:p>2031.34</text:p>
          </table:table-cell>
          <table:table-cell office:value-type="float" office:value="2433.12" calcext:value-type="float">
            <text:p>2433.12</text:p>
          </table:table-cell>
        </table:table-row>
        <table:table-row table:style-name="ro1">
          <table:table-cell office:value-type="float" office:value="30831827" calcext:value-type="float">
            <text:p>30831827</text:p>
          </table:table-cell>
          <table:table-cell table:formula="of:=[.A1929]/1000/(60*60*24)" office:value-type="time" office:time-value="PT08H33M51.827S" calcext:value-type="time">
            <text:p>08:33:52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2032.35" calcext:value-type="float">
            <text:p>2032.35</text:p>
          </table:table-cell>
          <table:table-cell office:value-type="float" office:value="2434.27" calcext:value-type="float">
            <text:p>2434.27</text:p>
          </table:table-cell>
        </table:table-row>
        <table:table-row table:style-name="ro1">
          <table:table-cell office:value-type="float" office:value="30847827" calcext:value-type="float">
            <text:p>30847827</text:p>
          </table:table-cell>
          <table:table-cell table:formula="of:=[.A1930]/1000/(60*60*24)" office:value-type="time" office:time-value="PT08H34M07.827S" calcext:value-type="time">
            <text:p>08:34:08</text:p>
          </table:table-cell>
          <table:table-cell office:value-type="float" office:value="1.15" calcext:value-type="float">
            <text:p>1.15</text:p>
          </table:table-cell>
          <table:table-cell office:value-type="float" office:value="227.3" calcext:value-type="float">
            <text:p>227.3</text:p>
          </table:table-cell>
          <table:table-cell office:value-type="float" office:value="260.65" calcext:value-type="float">
            <text:p>260.65</text:p>
          </table:table-cell>
          <table:table-cell office:value-type="float" office:value="2033.36" calcext:value-type="float">
            <text:p>2033.36</text:p>
          </table:table-cell>
          <table:table-cell office:value-type="float" office:value="2435.43" calcext:value-type="float">
            <text:p>2435.43</text:p>
          </table:table-cell>
        </table:table-row>
        <table:table-row table:style-name="ro1">
          <table:table-cell office:value-type="float" office:value="30863827" calcext:value-type="float">
            <text:p>30863827</text:p>
          </table:table-cell>
          <table:table-cell table:formula="of:=[.A1931]/1000/(60*60*24)" office:value-type="time" office:time-value="PT08H34M23.827S" calcext:value-type="time">
            <text:p>08:34:24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3" calcext:value-type="float">
            <text:p>259.63</text:p>
          </table:table-cell>
          <table:table-cell office:value-type="float" office:value="2034.37" calcext:value-type="float">
            <text:p>2034.37</text:p>
          </table:table-cell>
          <table:table-cell office:value-type="float" office:value="2436.59" calcext:value-type="float">
            <text:p>2436.59</text:p>
          </table:table-cell>
        </table:table-row>
        <table:table-row table:style-name="ro1">
          <table:table-cell office:value-type="float" office:value="30879827" calcext:value-type="float">
            <text:p>30879827</text:p>
          </table:table-cell>
          <table:table-cell table:formula="of:=[.A1932]/1000/(60*60*24)" office:value-type="time" office:time-value="PT08H34M39.827S" calcext:value-type="time">
            <text:p>08:34:40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3" calcext:value-type="float">
            <text:p>259.63</text:p>
          </table:table-cell>
          <table:table-cell office:value-type="float" office:value="2035.38" calcext:value-type="float">
            <text:p>2035.38</text:p>
          </table:table-cell>
          <table:table-cell office:value-type="float" office:value="2437.74" calcext:value-type="float">
            <text:p>2437.74</text:p>
          </table:table-cell>
        </table:table-row>
        <table:table-row table:style-name="ro1">
          <table:table-cell office:value-type="float" office:value="30895827" calcext:value-type="float">
            <text:p>30895827</text:p>
          </table:table-cell>
          <table:table-cell table:formula="of:=[.A1933]/1000/(60*60*24)" office:value-type="time" office:time-value="PT08H34M55.827S" calcext:value-type="time">
            <text:p>08:34:56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3" calcext:value-type="float">
            <text:p>259.63</text:p>
          </table:table-cell>
          <table:table-cell office:value-type="float" office:value="2036.39" calcext:value-type="float">
            <text:p>2036.39</text:p>
          </table:table-cell>
          <table:table-cell office:value-type="float" office:value="2438.89" calcext:value-type="float">
            <text:p>2438.89</text:p>
          </table:table-cell>
        </table:table-row>
        <table:table-row table:style-name="ro1">
          <table:table-cell office:value-type="float" office:value="30911827" calcext:value-type="float">
            <text:p>30911827</text:p>
          </table:table-cell>
          <table:table-cell table:formula="of:=[.A1934]/1000/(60*60*24)" office:value-type="time" office:time-value="PT08H35M11.827S" calcext:value-type="time">
            <text:p>08:35:12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2" calcext:value-type="float">
            <text:p>259.62</text:p>
          </table:table-cell>
          <table:table-cell office:value-type="float" office:value="2037.4" calcext:value-type="float">
            <text:p>2037.4</text:p>
          </table:table-cell>
          <table:table-cell office:value-type="float" office:value="2440.05" calcext:value-type="float">
            <text:p>2440.05</text:p>
          </table:table-cell>
        </table:table-row>
        <table:table-row table:style-name="ro1">
          <table:table-cell office:value-type="float" office:value="30927827" calcext:value-type="float">
            <text:p>30927827</text:p>
          </table:table-cell>
          <table:table-cell table:formula="of:=[.A1935]/1000/(60*60*24)" office:value-type="time" office:time-value="PT08H35M27.827S" calcext:value-type="time">
            <text:p>08:35:28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2038.41" calcext:value-type="float">
            <text:p>2038.41</text:p>
          </table:table-cell>
          <table:table-cell office:value-type="float" office:value="2441.2" calcext:value-type="float">
            <text:p>2441.2</text:p>
          </table:table-cell>
        </table:table-row>
        <table:table-row table:style-name="ro1">
          <table:table-cell office:value-type="float" office:value="30943827" calcext:value-type="float">
            <text:p>30943827</text:p>
          </table:table-cell>
          <table:table-cell table:formula="of:=[.A1936]/1000/(60*60*24)" office:value-type="time" office:time-value="PT08H35M43.827S" calcext:value-type="time">
            <text:p>08:35:44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2039.42" calcext:value-type="float">
            <text:p>2039.42</text:p>
          </table:table-cell>
          <table:table-cell office:value-type="float" office:value="2442.35" calcext:value-type="float">
            <text:p>2442.35</text:p>
          </table:table-cell>
        </table:table-row>
        <table:table-row table:style-name="ro1">
          <table:table-cell office:value-type="float" office:value="30959827" calcext:value-type="float">
            <text:p>30959827</text:p>
          </table:table-cell>
          <table:table-cell table:formula="of:=[.A1937]/1000/(60*60*24)" office:value-type="time" office:time-value="PT08H35M59.827S" calcext:value-type="time">
            <text:p>08:36:00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2040.43" calcext:value-type="float">
            <text:p>2040.43</text:p>
          </table:table-cell>
          <table:table-cell office:value-type="float" office:value="2443.51" calcext:value-type="float">
            <text:p>2443.51</text:p>
          </table:table-cell>
        </table:table-row>
        <table:table-row table:style-name="ro1">
          <table:table-cell office:value-type="float" office:value="30975827" calcext:value-type="float">
            <text:p>30975827</text:p>
          </table:table-cell>
          <table:table-cell table:formula="of:=[.A1938]/1000/(60*60*24)" office:value-type="time" office:time-value="PT08H36M15.827S" calcext:value-type="time">
            <text:p>08:36:16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4" calcext:value-type="float">
            <text:p>259.4</text:p>
          </table:table-cell>
          <table:table-cell office:value-type="float" office:value="2041.44" calcext:value-type="float">
            <text:p>2041.44</text:p>
          </table:table-cell>
          <table:table-cell office:value-type="float" office:value="2444.66" calcext:value-type="float">
            <text:p>2444.66</text:p>
          </table:table-cell>
        </table:table-row>
        <table:table-row table:style-name="ro1">
          <table:table-cell office:value-type="float" office:value="30991827" calcext:value-type="float">
            <text:p>30991827</text:p>
          </table:table-cell>
          <table:table-cell table:formula="of:=[.A1939]/1000/(60*60*24)" office:value-type="time" office:time-value="PT08H36M31.827S" calcext:value-type="time">
            <text:p>08:36:32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2042.45" calcext:value-type="float">
            <text:p>2042.45</text:p>
          </table:table-cell>
          <table:table-cell office:value-type="float" office:value="2445.81" calcext:value-type="float">
            <text:p>2445.81</text:p>
          </table:table-cell>
        </table:table-row>
        <table:table-row table:style-name="ro1">
          <table:table-cell office:value-type="float" office:value="31007827" calcext:value-type="float">
            <text:p>31007827</text:p>
          </table:table-cell>
          <table:table-cell table:formula="of:=[.A1940]/1000/(60*60*24)" office:value-type="time" office:time-value="PT08H36M47.827S" calcext:value-type="time">
            <text:p>08:36:48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2043.46" calcext:value-type="float">
            <text:p>2043.46</text:p>
          </table:table-cell>
          <table:table-cell office:value-type="float" office:value="2446.96" calcext:value-type="float">
            <text:p>2446.96</text:p>
          </table:table-cell>
        </table:table-row>
        <table:table-row table:style-name="ro1">
          <table:table-cell office:value-type="float" office:value="31023827" calcext:value-type="float">
            <text:p>31023827</text:p>
          </table:table-cell>
          <table:table-cell table:formula="of:=[.A1941]/1000/(60*60*24)" office:value-type="time" office:time-value="PT08H37M03.827S" calcext:value-type="time">
            <text:p>08:37:04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2044.46" calcext:value-type="float">
            <text:p>2044.46</text:p>
          </table:table-cell>
          <table:table-cell office:value-type="float" office:value="2448.12" calcext:value-type="float">
            <text:p>2448.12</text:p>
          </table:table-cell>
        </table:table-row>
        <table:table-row table:style-name="ro1">
          <table:table-cell office:value-type="float" office:value="31039827" calcext:value-type="float">
            <text:p>31039827</text:p>
          </table:table-cell>
          <table:table-cell table:formula="of:=[.A1942]/1000/(60*60*24)" office:value-type="time" office:time-value="PT08H37M19.827S" calcext:value-type="time">
            <text:p>08:37:20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2045.47" calcext:value-type="float">
            <text:p>2045.47</text:p>
          </table:table-cell>
          <table:table-cell office:value-type="float" office:value="2449.27" calcext:value-type="float">
            <text:p>2449.27</text:p>
          </table:table-cell>
        </table:table-row>
        <table:table-row table:style-name="ro1">
          <table:table-cell office:value-type="float" office:value="31055827" calcext:value-type="float">
            <text:p>31055827</text:p>
          </table:table-cell>
          <table:table-cell table:formula="of:=[.A1943]/1000/(60*60*24)" office:value-type="time" office:time-value="PT08H37M35.827S" calcext:value-type="time">
            <text:p>08:37:36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2046.48" calcext:value-type="float">
            <text:p>2046.48</text:p>
          </table:table-cell>
          <table:table-cell office:value-type="float" office:value="2450.42" calcext:value-type="float">
            <text:p>2450.42</text:p>
          </table:table-cell>
        </table:table-row>
        <table:table-row table:style-name="ro1">
          <table:table-cell office:value-type="float" office:value="31071827" calcext:value-type="float">
            <text:p>31071827</text:p>
          </table:table-cell>
          <table:table-cell table:formula="of:=[.A1944]/1000/(60*60*24)" office:value-type="time" office:time-value="PT08H37M51.827S" calcext:value-type="time">
            <text:p>08:37:52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2047.49" calcext:value-type="float">
            <text:p>2047.49</text:p>
          </table:table-cell>
          <table:table-cell office:value-type="float" office:value="2451.57" calcext:value-type="float">
            <text:p>2451.57</text:p>
          </table:table-cell>
        </table:table-row>
        <table:table-row table:style-name="ro1">
          <table:table-cell office:value-type="float" office:value="31087827" calcext:value-type="float">
            <text:p>31087827</text:p>
          </table:table-cell>
          <table:table-cell table:formula="of:=[.A1945]/1000/(60*60*24)" office:value-type="time" office:time-value="PT08H38M07.827S" calcext:value-type="time">
            <text:p>08:38:08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2048.5" calcext:value-type="float">
            <text:p>2048.5</text:p>
          </table:table-cell>
          <table:table-cell office:value-type="float" office:value="2452.72" calcext:value-type="float">
            <text:p>2452.72</text:p>
          </table:table-cell>
        </table:table-row>
        <table:table-row table:style-name="ro1">
          <table:table-cell office:value-type="float" office:value="31103827" calcext:value-type="float">
            <text:p>31103827</text:p>
          </table:table-cell>
          <table:table-cell table:formula="of:=[.A1946]/1000/(60*60*24)" office:value-type="time" office:time-value="PT08H38M23.827S" calcext:value-type="time">
            <text:p>08:38:24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2049.51" calcext:value-type="float">
            <text:p>2049.51</text:p>
          </table:table-cell>
          <table:table-cell office:value-type="float" office:value="2453.88" calcext:value-type="float">
            <text:p>2453.88</text:p>
          </table:table-cell>
        </table:table-row>
        <table:table-row table:style-name="ro1">
          <table:table-cell office:value-type="float" office:value="31119827" calcext:value-type="float">
            <text:p>31119827</text:p>
          </table:table-cell>
          <table:table-cell table:formula="of:=[.A1947]/1000/(60*60*24)" office:value-type="time" office:time-value="PT08H38M39.827S" calcext:value-type="time">
            <text:p>08:38:40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2050.51" calcext:value-type="float">
            <text:p>2050.51</text:p>
          </table:table-cell>
          <table:table-cell office:value-type="float" office:value="2455.03" calcext:value-type="float">
            <text:p>2455.03</text:p>
          </table:table-cell>
        </table:table-row>
        <table:table-row table:style-name="ro1">
          <table:table-cell office:value-type="float" office:value="31135827" calcext:value-type="float">
            <text:p>31135827</text:p>
          </table:table-cell>
          <table:table-cell table:formula="of:=[.A1948]/1000/(60*60*24)" office:value-type="time" office:time-value="PT08H38M55.827S" calcext:value-type="time">
            <text:p>08:38:56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5" calcext:value-type="float">
            <text:p>259.05</text:p>
          </table:table-cell>
          <table:table-cell office:value-type="float" office:value="2051.52" calcext:value-type="float">
            <text:p>2051.52</text:p>
          </table:table-cell>
          <table:table-cell office:value-type="float" office:value="2456.18" calcext:value-type="float">
            <text:p>2456.18</text:p>
          </table:table-cell>
        </table:table-row>
        <table:table-row table:style-name="ro1">
          <table:table-cell office:value-type="float" office:value="31151827" calcext:value-type="float">
            <text:p>31151827</text:p>
          </table:table-cell>
          <table:table-cell table:formula="of:=[.A1949]/1000/(60*60*24)" office:value-type="time" office:time-value="PT08H39M11.827S" calcext:value-type="time">
            <text:p>08:39:12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2052.53" calcext:value-type="float">
            <text:p>2052.53</text:p>
          </table:table-cell>
          <table:table-cell office:value-type="float" office:value="2457.33" calcext:value-type="float">
            <text:p>2457.33</text:p>
          </table:table-cell>
        </table:table-row>
        <table:table-row table:style-name="ro1">
          <table:table-cell office:value-type="float" office:value="31167827" calcext:value-type="float">
            <text:p>31167827</text:p>
          </table:table-cell>
          <table:table-cell table:formula="of:=[.A1950]/1000/(60*60*24)" office:value-type="time" office:time-value="PT08H39M27.827S" calcext:value-type="time">
            <text:p>08:39:28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2053.54" calcext:value-type="float">
            <text:p>2053.54</text:p>
          </table:table-cell>
          <table:table-cell office:value-type="float" office:value="2458.49" calcext:value-type="float">
            <text:p>2458.49</text:p>
          </table:table-cell>
        </table:table-row>
        <table:table-row table:style-name="ro1">
          <table:table-cell office:value-type="float" office:value="31183827" calcext:value-type="float">
            <text:p>31183827</text:p>
          </table:table-cell>
          <table:table-cell table:formula="of:=[.A1951]/1000/(60*60*24)" office:value-type="time" office:time-value="PT08H39M43.827S" calcext:value-type="time">
            <text:p>08:39:44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2054.54" calcext:value-type="float">
            <text:p>2054.54</text:p>
          </table:table-cell>
          <table:table-cell office:value-type="float" office:value="2459.64" calcext:value-type="float">
            <text:p>2459.64</text:p>
          </table:table-cell>
        </table:table-row>
        <table:table-row table:style-name="ro1">
          <table:table-cell office:value-type="float" office:value="31199827" calcext:value-type="float">
            <text:p>31199827</text:p>
          </table:table-cell>
          <table:table-cell table:formula="of:=[.A1952]/1000/(60*60*24)" office:value-type="time" office:time-value="PT08H39M59.827S" calcext:value-type="time">
            <text:p>08:40:00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2055.55" calcext:value-type="float">
            <text:p>2055.55</text:p>
          </table:table-cell>
          <table:table-cell office:value-type="float" office:value="2460.79" calcext:value-type="float">
            <text:p>2460.79</text:p>
          </table:table-cell>
        </table:table-row>
        <table:table-row table:style-name="ro1">
          <table:table-cell office:value-type="float" office:value="31215827" calcext:value-type="float">
            <text:p>31215827</text:p>
          </table:table-cell>
          <table:table-cell table:formula="of:=[.A1953]/1000/(60*60*24)" office:value-type="time" office:time-value="PT08H40M15.827S" calcext:value-type="time">
            <text:p>08:40:16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93" calcext:value-type="float">
            <text:p>258.93</text:p>
          </table:table-cell>
          <table:table-cell office:value-type="float" office:value="2056.56" calcext:value-type="float">
            <text:p>2056.56</text:p>
          </table:table-cell>
          <table:table-cell office:value-type="float" office:value="2461.94" calcext:value-type="float">
            <text:p>2461.94</text:p>
          </table:table-cell>
        </table:table-row>
        <table:table-row table:style-name="ro1">
          <table:table-cell office:value-type="float" office:value="31231827" calcext:value-type="float">
            <text:p>31231827</text:p>
          </table:table-cell>
          <table:table-cell table:formula="of:=[.A1954]/1000/(60*60*24)" office:value-type="time" office:time-value="PT08H40M31.827S" calcext:value-type="time">
            <text:p>08:40:32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93" calcext:value-type="float">
            <text:p>258.93</text:p>
          </table:table-cell>
          <table:table-cell office:value-type="float" office:value="2057.57" calcext:value-type="float">
            <text:p>2057.57</text:p>
          </table:table-cell>
          <table:table-cell office:value-type="float" office:value="2463.09" calcext:value-type="float">
            <text:p>2463.09</text:p>
          </table:table-cell>
        </table:table-row>
        <table:table-row table:style-name="ro1">
          <table:table-cell office:value-type="float" office:value="31247827" calcext:value-type="float">
            <text:p>31247827</text:p>
          </table:table-cell>
          <table:table-cell table:formula="of:=[.A1955]/1000/(60*60*24)" office:value-type="time" office:time-value="PT08H40M47.827S" calcext:value-type="time">
            <text:p>08:40:48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93" calcext:value-type="float">
            <text:p>258.93</text:p>
          </table:table-cell>
          <table:table-cell office:value-type="float" office:value="2058.58" calcext:value-type="float">
            <text:p>2058.58</text:p>
          </table:table-cell>
          <table:table-cell office:value-type="float" office:value="2464.24" calcext:value-type="float">
            <text:p>2464.24</text:p>
          </table:table-cell>
        </table:table-row>
        <table:table-row table:style-name="ro1">
          <table:table-cell office:value-type="float" office:value="31263827" calcext:value-type="float">
            <text:p>31263827</text:p>
          </table:table-cell>
          <table:table-cell table:formula="of:=[.A1956]/1000/(60*60*24)" office:value-type="time" office:time-value="PT08H41M03.827S" calcext:value-type="time">
            <text:p>08:41:04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93" calcext:value-type="float">
            <text:p>258.93</text:p>
          </table:table-cell>
          <table:table-cell office:value-type="float" office:value="2059.58" calcext:value-type="float">
            <text:p>2059.58</text:p>
          </table:table-cell>
          <table:table-cell office:value-type="float" office:value="2465.39" calcext:value-type="float">
            <text:p>2465.39</text:p>
          </table:table-cell>
        </table:table-row>
        <table:table-row table:style-name="ro1">
          <table:table-cell office:value-type="float" office:value="31279827" calcext:value-type="float">
            <text:p>31279827</text:p>
          </table:table-cell>
          <table:table-cell table:formula="of:=[.A1957]/1000/(60*60*24)" office:value-type="time" office:time-value="PT08H41M19.827S" calcext:value-type="time">
            <text:p>08:41:20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2060.59" calcext:value-type="float">
            <text:p>2060.59</text:p>
          </table:table-cell>
          <table:table-cell office:value-type="float" office:value="2466.54" calcext:value-type="float">
            <text:p>2466.54</text:p>
          </table:table-cell>
        </table:table-row>
        <table:table-row table:style-name="ro1">
          <table:table-cell office:value-type="float" office:value="31295827" calcext:value-type="float">
            <text:p>31295827</text:p>
          </table:table-cell>
          <table:table-cell table:formula="of:=[.A1958]/1000/(60*60*24)" office:value-type="time" office:time-value="PT08H41M35.827S" calcext:value-type="time">
            <text:p>08:41:36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2061.6" calcext:value-type="float">
            <text:p>2061.6</text:p>
          </table:table-cell>
          <table:table-cell office:value-type="float" office:value="2467.69" calcext:value-type="float">
            <text:p>2467.69</text:p>
          </table:table-cell>
        </table:table-row>
        <table:table-row table:style-name="ro1">
          <table:table-cell office:value-type="float" office:value="31311827" calcext:value-type="float">
            <text:p>31311827</text:p>
          </table:table-cell>
          <table:table-cell table:formula="of:=[.A1959]/1000/(60*60*24)" office:value-type="time" office:time-value="PT08H41M51.827S" calcext:value-type="time">
            <text:p>08:41:52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2062.61" calcext:value-type="float">
            <text:p>2062.61</text:p>
          </table:table-cell>
          <table:table-cell office:value-type="float" office:value="2468.84" calcext:value-type="float">
            <text:p>2468.84</text:p>
          </table:table-cell>
        </table:table-row>
        <table:table-row table:style-name="ro1">
          <table:table-cell office:value-type="float" office:value="31327827" calcext:value-type="float">
            <text:p>31327827</text:p>
          </table:table-cell>
          <table:table-cell table:formula="of:=[.A1960]/1000/(60*60*24)" office:value-type="time" office:time-value="PT08H42M07.827S" calcext:value-type="time">
            <text:p>08:42:08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063.61" calcext:value-type="float">
            <text:p>2063.61</text:p>
          </table:table-cell>
          <table:table-cell office:value-type="float" office:value="2469.98" calcext:value-type="float">
            <text:p>2469.98</text:p>
          </table:table-cell>
        </table:table-row>
        <table:table-row table:style-name="ro1">
          <table:table-cell office:value-type="float" office:value="31343827" calcext:value-type="float">
            <text:p>31343827</text:p>
          </table:table-cell>
          <table:table-cell table:formula="of:=[.A1961]/1000/(60*60*24)" office:value-type="time" office:time-value="PT08H42M23.827S" calcext:value-type="time">
            <text:p>08:42:24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064.62" calcext:value-type="float">
            <text:p>2064.62</text:p>
          </table:table-cell>
          <table:table-cell office:value-type="float" office:value="2471.13" calcext:value-type="float">
            <text:p>2471.13</text:p>
          </table:table-cell>
        </table:table-row>
        <table:table-row table:style-name="ro1">
          <table:table-cell office:value-type="float" office:value="31359827" calcext:value-type="float">
            <text:p>31359827</text:p>
          </table:table-cell>
          <table:table-cell table:formula="of:=[.A1962]/1000/(60*60*24)" office:value-type="time" office:time-value="PT08H42M39.827S" calcext:value-type="time">
            <text:p>08:42:40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2065.63" calcext:value-type="float">
            <text:p>2065.63</text:p>
          </table:table-cell>
          <table:table-cell office:value-type="float" office:value="2472.28" calcext:value-type="float">
            <text:p>2472.28</text:p>
          </table:table-cell>
        </table:table-row>
        <table:table-row table:style-name="ro1">
          <table:table-cell office:value-type="float" office:value="31375827" calcext:value-type="float">
            <text:p>31375827</text:p>
          </table:table-cell>
          <table:table-cell table:formula="of:=[.A1963]/1000/(60*60*24)" office:value-type="time" office:time-value="PT08H42M55.827S" calcext:value-type="time">
            <text:p>08:42:56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8.69" calcext:value-type="float">
            <text:p>258.69</text:p>
          </table:table-cell>
          <table:table-cell office:value-type="float" office:value="2066.63" calcext:value-type="float">
            <text:p>2066.63</text:p>
          </table:table-cell>
          <table:table-cell office:value-type="float" office:value="2473.42" calcext:value-type="float">
            <text:p>2473.42</text:p>
          </table:table-cell>
        </table:table-row>
        <table:table-row table:style-name="ro1">
          <table:table-cell office:value-type="float" office:value="31391827" calcext:value-type="float">
            <text:p>31391827</text:p>
          </table:table-cell>
          <table:table-cell table:formula="of:=[.A1964]/1000/(60*60*24)" office:value-type="time" office:time-value="PT08H43M11.827S" calcext:value-type="time">
            <text:p>08:43:12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067.64" calcext:value-type="float">
            <text:p>2067.64</text:p>
          </table:table-cell>
          <table:table-cell office:value-type="float" office:value="2474.57" calcext:value-type="float">
            <text:p>2474.57</text:p>
          </table:table-cell>
        </table:table-row>
        <table:table-row table:style-name="ro1">
          <table:table-cell office:value-type="float" office:value="31407827" calcext:value-type="float">
            <text:p>31407827</text:p>
          </table:table-cell>
          <table:table-cell table:formula="of:=[.A1965]/1000/(60*60*24)" office:value-type="time" office:time-value="PT08H43M27.827S" calcext:value-type="time">
            <text:p>08:43:28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8.58" calcext:value-type="float">
            <text:p>258.58</text:p>
          </table:table-cell>
          <table:table-cell office:value-type="float" office:value="2068.64" calcext:value-type="float">
            <text:p>2068.64</text:p>
          </table:table-cell>
          <table:table-cell office:value-type="float" office:value="2475.72" calcext:value-type="float">
            <text:p>2475.72</text:p>
          </table:table-cell>
        </table:table-row>
        <table:table-row table:style-name="ro1">
          <table:table-cell office:value-type="float" office:value="31423827" calcext:value-type="float">
            <text:p>31423827</text:p>
          </table:table-cell>
          <table:table-cell table:formula="of:=[.A1966]/1000/(60*60*24)" office:value-type="time" office:time-value="PT08H43M43.827S" calcext:value-type="time">
            <text:p>08:43:44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8.46" calcext:value-type="float">
            <text:p>258.46</text:p>
          </table:table-cell>
          <table:table-cell office:value-type="float" office:value="2069.65" calcext:value-type="float">
            <text:p>2069.65</text:p>
          </table:table-cell>
          <table:table-cell office:value-type="float" office:value="2476.86" calcext:value-type="float">
            <text:p>2476.86</text:p>
          </table:table-cell>
        </table:table-row>
        <table:table-row table:style-name="ro1">
          <table:table-cell office:value-type="float" office:value="31439827" calcext:value-type="float">
            <text:p>31439827</text:p>
          </table:table-cell>
          <table:table-cell table:formula="of:=[.A1967]/1000/(60*60*24)" office:value-type="time" office:time-value="PT08H43M59.827S" calcext:value-type="time">
            <text:p>08:44:00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2070.65" calcext:value-type="float">
            <text:p>2070.65</text:p>
          </table:table-cell>
          <table:table-cell office:value-type="float" office:value="2478.01" calcext:value-type="float">
            <text:p>2478.01</text:p>
          </table:table-cell>
        </table:table-row>
        <table:table-row table:style-name="ro1">
          <table:table-cell office:value-type="float" office:value="31455827" calcext:value-type="float">
            <text:p>31455827</text:p>
          </table:table-cell>
          <table:table-cell table:formula="of:=[.A1968]/1000/(60*60*24)" office:value-type="time" office:time-value="PT08H44M15.827S" calcext:value-type="time">
            <text:p>08:44:16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2071.66" calcext:value-type="float">
            <text:p>2071.66</text:p>
          </table:table-cell>
          <table:table-cell office:value-type="float" office:value="2479.15" calcext:value-type="float">
            <text:p>2479.15</text:p>
          </table:table-cell>
        </table:table-row>
        <table:table-row table:style-name="ro1">
          <table:table-cell office:value-type="float" office:value="31471827" calcext:value-type="float">
            <text:p>31471827</text:p>
          </table:table-cell>
          <table:table-cell table:formula="of:=[.A1969]/1000/(60*60*24)" office:value-type="time" office:time-value="PT08H44M31.827S" calcext:value-type="time">
            <text:p>08:44:32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2072.66" calcext:value-type="float">
            <text:p>2072.66</text:p>
          </table:table-cell>
          <table:table-cell office:value-type="float" office:value="2480.29" calcext:value-type="float">
            <text:p>2480.29</text:p>
          </table:table-cell>
        </table:table-row>
        <table:table-row table:style-name="ro1">
          <table:table-cell office:value-type="float" office:value="31487827" calcext:value-type="float">
            <text:p>31487827</text:p>
          </table:table-cell>
          <table:table-cell table:formula="of:=[.A1970]/1000/(60*60*24)" office:value-type="time" office:time-value="PT08H44M47.827S" calcext:value-type="time">
            <text:p>08:44:48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2073.67" calcext:value-type="float">
            <text:p>2073.67</text:p>
          </table:table-cell>
          <table:table-cell office:value-type="float" office:value="2481.44" calcext:value-type="float">
            <text:p>2481.44</text:p>
          </table:table-cell>
        </table:table-row>
        <table:table-row table:style-name="ro1">
          <table:table-cell office:value-type="float" office:value="31503827" calcext:value-type="float">
            <text:p>31503827</text:p>
          </table:table-cell>
          <table:table-cell table:formula="of:=[.A1971]/1000/(60*60*24)" office:value-type="time" office:time-value="PT08H45M03.827S" calcext:value-type="time">
            <text:p>08:45:04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2074.67" calcext:value-type="float">
            <text:p>2074.67</text:p>
          </table:table-cell>
          <table:table-cell office:value-type="float" office:value="2482.58" calcext:value-type="float">
            <text:p>2482.58</text:p>
          </table:table-cell>
        </table:table-row>
        <table:table-row table:style-name="ro1">
          <table:table-cell office:value-type="float" office:value="31519827" calcext:value-type="float">
            <text:p>31519827</text:p>
          </table:table-cell>
          <table:table-cell table:formula="of:=[.A1972]/1000/(60*60*24)" office:value-type="time" office:time-value="PT08H45M19.827S" calcext:value-type="time">
            <text:p>08:45:20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2075.68" calcext:value-type="float">
            <text:p>2075.68</text:p>
          </table:table-cell>
          <table:table-cell office:value-type="float" office:value="2483.73" calcext:value-type="float">
            <text:p>2483.73</text:p>
          </table:table-cell>
        </table:table-row>
        <table:table-row table:style-name="ro1">
          <table:table-cell office:value-type="float" office:value="31535827" calcext:value-type="float">
            <text:p>31535827</text:p>
          </table:table-cell>
          <table:table-cell table:formula="of:=[.A1973]/1000/(60*60*24)" office:value-type="time" office:time-value="PT08H45M35.827S" calcext:value-type="time">
            <text:p>08:45:36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2076.68" calcext:value-type="float">
            <text:p>2076.68</text:p>
          </table:table-cell>
          <table:table-cell office:value-type="float" office:value="2484.87" calcext:value-type="float">
            <text:p>2484.87</text:p>
          </table:table-cell>
        </table:table-row>
        <table:table-row table:style-name="ro1">
          <table:table-cell office:value-type="float" office:value="31551827" calcext:value-type="float">
            <text:p>31551827</text:p>
          </table:table-cell>
          <table:table-cell table:formula="of:=[.A1974]/1000/(60*60*24)" office:value-type="time" office:time-value="PT08H45M51.827S" calcext:value-type="time">
            <text:p>08:45:52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2077.68" calcext:value-type="float">
            <text:p>2077.68</text:p>
          </table:table-cell>
          <table:table-cell office:value-type="float" office:value="2486.02" calcext:value-type="float">
            <text:p>2486.02</text:p>
          </table:table-cell>
        </table:table-row>
        <table:table-row table:style-name="ro1">
          <table:table-cell office:value-type="float" office:value="31567827" calcext:value-type="float">
            <text:p>31567827</text:p>
          </table:table-cell>
          <table:table-cell table:formula="of:=[.A1975]/1000/(60*60*24)" office:value-type="time" office:time-value="PT08H46M07.827S" calcext:value-type="time">
            <text:p>08:46:08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2078.69" calcext:value-type="float">
            <text:p>2078.69</text:p>
          </table:table-cell>
          <table:table-cell office:value-type="float" office:value="2487.16" calcext:value-type="float">
            <text:p>2487.16</text:p>
          </table:table-cell>
        </table:table-row>
        <table:table-row table:style-name="ro1">
          <table:table-cell office:value-type="float" office:value="31583827" calcext:value-type="float">
            <text:p>31583827</text:p>
          </table:table-cell>
          <table:table-cell table:formula="of:=[.A1976]/1000/(60*60*24)" office:value-type="time" office:time-value="PT08H46M23.827S" calcext:value-type="time">
            <text:p>08:46:24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2079.69" calcext:value-type="float">
            <text:p>2079.69</text:p>
          </table:table-cell>
          <table:table-cell office:value-type="float" office:value="2488.31" calcext:value-type="float">
            <text:p>2488.31</text:p>
          </table:table-cell>
        </table:table-row>
        <table:table-row table:style-name="ro1">
          <table:table-cell office:value-type="float" office:value="31599827" calcext:value-type="float">
            <text:p>31599827</text:p>
          </table:table-cell>
          <table:table-cell table:formula="of:=[.A1977]/1000/(60*60*24)" office:value-type="time" office:time-value="PT08H46M39.827S" calcext:value-type="time">
            <text:p>08:46:40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2080.7" calcext:value-type="float">
            <text:p>2080.7</text:p>
          </table:table-cell>
          <table:table-cell office:value-type="float" office:value="2489.45" calcext:value-type="float">
            <text:p>2489.45</text:p>
          </table:table-cell>
        </table:table-row>
        <table:table-row table:style-name="ro1">
          <table:table-cell office:value-type="float" office:value="31615827" calcext:value-type="float">
            <text:p>31615827</text:p>
          </table:table-cell>
          <table:table-cell table:formula="of:=[.A1978]/1000/(60*60*24)" office:value-type="time" office:time-value="PT08H46M55.827S" calcext:value-type="time">
            <text:p>08:46:56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2081.7" calcext:value-type="float">
            <text:p>2081.7</text:p>
          </table:table-cell>
          <table:table-cell office:value-type="float" office:value="2490.59" calcext:value-type="float">
            <text:p>2490.59</text:p>
          </table:table-cell>
        </table:table-row>
        <table:table-row table:style-name="ro1">
          <table:table-cell office:value-type="float" office:value="31631827" calcext:value-type="float">
            <text:p>31631827</text:p>
          </table:table-cell>
          <table:table-cell table:formula="of:=[.A1979]/1000/(60*60*24)" office:value-type="time" office:time-value="PT08H47M11.827S" calcext:value-type="time">
            <text:p>08:47:12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2082.7" calcext:value-type="float">
            <text:p>2082.7</text:p>
          </table:table-cell>
          <table:table-cell office:value-type="float" office:value="2491.74" calcext:value-type="float">
            <text:p>2491.74</text:p>
          </table:table-cell>
        </table:table-row>
        <table:table-row table:style-name="ro1">
          <table:table-cell office:value-type="float" office:value="31647827" calcext:value-type="float">
            <text:p>31647827</text:p>
          </table:table-cell>
          <table:table-cell table:formula="of:=[.A1980]/1000/(60*60*24)" office:value-type="time" office:time-value="PT08H47M27.827S" calcext:value-type="time">
            <text:p>08:47:28</text:p>
          </table:table-cell>
          <table:table-cell office:value-type="float" office:value="1.14" calcext:value-type="float">
            <text:p>1.14</text:p>
          </table:table-cell>
          <table:table-cell office:value-type="float" office:value="225.8" calcext:value-type="float">
            <text:p>225.8</text:p>
          </table:table-cell>
          <table:table-cell office:value-type="float" office:value="257.09" calcext:value-type="float">
            <text:p>257.09</text:p>
          </table:table-cell>
          <table:table-cell office:value-type="float" office:value="2083.71" calcext:value-type="float">
            <text:p>2083.71</text:p>
          </table:table-cell>
          <table:table-cell office:value-type="float" office:value="2492.88" calcext:value-type="float">
            <text:p>2492.88</text:p>
          </table:table-cell>
        </table:table-row>
        <table:table-row table:style-name="ro1">
          <table:table-cell office:value-type="float" office:value="31663827" calcext:value-type="float">
            <text:p>31663827</text:p>
          </table:table-cell>
          <table:table-cell table:formula="of:=[.A1981]/1000/(60*60*24)" office:value-type="time" office:time-value="PT08H47M43.827S" calcext:value-type="time">
            <text:p>08:47:44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2084.71" calcext:value-type="float">
            <text:p>2084.71</text:p>
          </table:table-cell>
          <table:table-cell office:value-type="float" office:value="2494.02" calcext:value-type="float">
            <text:p>2494.02</text:p>
          </table:table-cell>
        </table:table-row>
        <table:table-row table:style-name="ro1">
          <table:table-cell office:value-type="float" office:value="31679827" calcext:value-type="float">
            <text:p>31679827</text:p>
          </table:table-cell>
          <table:table-cell table:formula="of:=[.A1982]/1000/(60*60*24)" office:value-type="time" office:time-value="PT08H47M59.827S" calcext:value-type="time">
            <text:p>08:48:00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2085.72" calcext:value-type="float">
            <text:p>2085.72</text:p>
          </table:table-cell>
          <table:table-cell office:value-type="float" office:value="2495.16" calcext:value-type="float">
            <text:p>2495.16</text:p>
          </table:table-cell>
        </table:table-row>
        <table:table-row table:style-name="ro1">
          <table:table-cell office:value-type="float" office:value="31695827" calcext:value-type="float">
            <text:p>31695827</text:p>
          </table:table-cell>
          <table:table-cell table:formula="of:=[.A1983]/1000/(60*60*24)" office:value-type="time" office:time-value="PT08H48M15.827S" calcext:value-type="time">
            <text:p>08:48:16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2086.72" calcext:value-type="float">
            <text:p>2086.72</text:p>
          </table:table-cell>
          <table:table-cell office:value-type="float" office:value="2496.31" calcext:value-type="float">
            <text:p>2496.31</text:p>
          </table:table-cell>
        </table:table-row>
        <table:table-row table:style-name="ro1">
          <table:table-cell office:value-type="float" office:value="31711827" calcext:value-type="float">
            <text:p>31711827</text:p>
          </table:table-cell>
          <table:table-cell table:formula="of:=[.A1984]/1000/(60*60*24)" office:value-type="time" office:time-value="PT08H48M31.827S" calcext:value-type="time">
            <text:p>08:48:32</text:p>
          </table:table-cell>
          <table:table-cell office:value-type="float" office:value="1.14" calcext:value-type="float">
            <text:p>1.14</text:p>
          </table:table-cell>
          <table:table-cell office:value-type="float" office:value="225.8" calcext:value-type="float">
            <text:p>225.8</text:p>
          </table:table-cell>
          <table:table-cell office:value-type="float" office:value="257.09" calcext:value-type="float">
            <text:p>257.09</text:p>
          </table:table-cell>
          <table:table-cell office:value-type="float" office:value="2087.72" calcext:value-type="float">
            <text:p>2087.72</text:p>
          </table:table-cell>
          <table:table-cell office:value-type="float" office:value="2497.45" calcext:value-type="float">
            <text:p>2497.45</text:p>
          </table:table-cell>
        </table:table-row>
        <table:table-row table:style-name="ro1">
          <table:table-cell office:value-type="float" office:value="31727827" calcext:value-type="float">
            <text:p>31727827</text:p>
          </table:table-cell>
          <table:table-cell table:formula="of:=[.A1985]/1000/(60*60*24)" office:value-type="time" office:time-value="PT08H48M47.827S" calcext:value-type="time">
            <text:p>08:48:48</text:p>
          </table:table-cell>
          <table:table-cell office:value-type="float" office:value="1.14" calcext:value-type="float">
            <text:p>1.14</text:p>
          </table:table-cell>
          <table:table-cell office:value-type="float" office:value="225.8" calcext:value-type="float">
            <text:p>225.8</text:p>
          </table:table-cell>
          <table:table-cell office:value-type="float" office:value="257.09" calcext:value-type="float">
            <text:p>257.09</text:p>
          </table:table-cell>
          <table:table-cell office:value-type="float" office:value="2088.73" calcext:value-type="float">
            <text:p>2088.73</text:p>
          </table:table-cell>
          <table:table-cell office:value-type="float" office:value="2498.59" calcext:value-type="float">
            <text:p>2498.59</text:p>
          </table:table-cell>
        </table:table-row>
        <table:table-row table:style-name="ro1">
          <table:table-cell office:value-type="float" office:value="31743827" calcext:value-type="float">
            <text:p>31743827</text:p>
          </table:table-cell>
          <table:table-cell table:formula="of:=[.A1986]/1000/(60*60*24)" office:value-type="time" office:time-value="PT08H49M03.827S" calcext:value-type="time">
            <text:p>08:49:04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2089.73" calcext:value-type="float">
            <text:p>2089.73</text:p>
          </table:table-cell>
          <table:table-cell office:value-type="float" office:value="2499.73" calcext:value-type="float">
            <text:p>2499.73</text:p>
          </table:table-cell>
        </table:table-row>
        <table:table-row table:style-name="ro1">
          <table:table-cell office:value-type="float" office:value="31759827" calcext:value-type="float">
            <text:p>31759827</text:p>
          </table:table-cell>
          <table:table-cell table:formula="of:=[.A1987]/1000/(60*60*24)" office:value-type="time" office:time-value="PT08H49M19.827S" calcext:value-type="time">
            <text:p>08:49:20</text:p>
          </table:table-cell>
          <table:table-cell office:value-type="float" office:value="1.14" calcext:value-type="float">
            <text:p>1.14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98" calcext:value-type="float">
            <text:p>256.98</text:p>
          </table:table-cell>
          <table:table-cell office:value-type="float" office:value="2090.73" calcext:value-type="float">
            <text:p>2090.73</text:p>
          </table:table-cell>
          <table:table-cell office:value-type="float" office:value="2500.87" calcext:value-type="float">
            <text:p>2500.87</text:p>
          </table:table-cell>
        </table:table-row>
        <table:table-row table:style-name="ro1">
          <table:table-cell office:value-type="float" office:value="31775827" calcext:value-type="float">
            <text:p>31775827</text:p>
          </table:table-cell>
          <table:table-cell table:formula="of:=[.A1988]/1000/(60*60*24)" office:value-type="time" office:time-value="PT08H49M35.827S" calcext:value-type="time">
            <text:p>08:49:36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2091.74" calcext:value-type="float">
            <text:p>2091.74</text:p>
          </table:table-cell>
          <table:table-cell office:value-type="float" office:value="2502.01" calcext:value-type="float">
            <text:p>2502.01</text:p>
          </table:table-cell>
        </table:table-row>
        <table:table-row table:style-name="ro1">
          <table:table-cell office:value-type="float" office:value="31791827" calcext:value-type="float">
            <text:p>31791827</text:p>
          </table:table-cell>
          <table:table-cell table:formula="of:=[.A1989]/1000/(60*60*24)" office:value-type="time" office:time-value="PT08H49M51.827S" calcext:value-type="time">
            <text:p>08:49:52</text:p>
          </table:table-cell>
          <table:table-cell office:value-type="float" office:value="1.14" calcext:value-type="float">
            <text:p>1.14</text:p>
          </table:table-cell>
          <table:table-cell office:value-type="float" office:value="225.6" calcext:value-type="float">
            <text:p>225.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092.74" calcext:value-type="float">
            <text:p>2092.74</text:p>
          </table:table-cell>
          <table:table-cell office:value-type="float" office:value="2503.15" calcext:value-type="float">
            <text:p>2503.15</text:p>
          </table:table-cell>
        </table:table-row>
        <table:table-row table:style-name="ro1">
          <table:table-cell office:value-type="float" office:value="31807827" calcext:value-type="float">
            <text:p>31807827</text:p>
          </table:table-cell>
          <table:table-cell table:formula="of:=[.A1990]/1000/(60*60*24)" office:value-type="time" office:time-value="PT08H50M07.827S" calcext:value-type="time">
            <text:p>08:50:08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2093.75" calcext:value-type="float">
            <text:p>2093.75</text:p>
          </table:table-cell>
          <table:table-cell office:value-type="float" office:value="2504.28" calcext:value-type="float">
            <text:p>2504.28</text:p>
          </table:table-cell>
        </table:table-row>
        <table:table-row table:style-name="ro1">
          <table:table-cell office:value-type="float" office:value="31823827" calcext:value-type="float">
            <text:p>31823827</text:p>
          </table:table-cell>
          <table:table-cell table:formula="of:=[.A1991]/1000/(60*60*24)" office:value-type="time" office:time-value="PT08H50M23.827S" calcext:value-type="time">
            <text:p>08:50:24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2094.75" calcext:value-type="float">
            <text:p>2094.75</text:p>
          </table:table-cell>
          <table:table-cell office:value-type="float" office:value="2505.42" calcext:value-type="float">
            <text:p>2505.42</text:p>
          </table:table-cell>
        </table:table-row>
        <table:table-row table:style-name="ro1">
          <table:table-cell office:value-type="float" office:value="31839827" calcext:value-type="float">
            <text:p>31839827</text:p>
          </table:table-cell>
          <table:table-cell table:formula="of:=[.A1992]/1000/(60*60*24)" office:value-type="time" office:time-value="PT08H50M39.827S" calcext:value-type="time">
            <text:p>08:50:40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2095.75" calcext:value-type="float">
            <text:p>2095.75</text:p>
          </table:table-cell>
          <table:table-cell office:value-type="float" office:value="2506.56" calcext:value-type="float">
            <text:p>2506.56</text:p>
          </table:table-cell>
        </table:table-row>
        <table:table-row table:style-name="ro1">
          <table:table-cell office:value-type="float" office:value="31855827" calcext:value-type="float">
            <text:p>31855827</text:p>
          </table:table-cell>
          <table:table-cell table:formula="of:=[.A1993]/1000/(60*60*24)" office:value-type="time" office:time-value="PT08H50M55.827S" calcext:value-type="time">
            <text:p>08:50:56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2096.76" calcext:value-type="float">
            <text:p>2096.76</text:p>
          </table:table-cell>
          <table:table-cell office:value-type="float" office:value="2507.7" calcext:value-type="float">
            <text:p>2507.7</text:p>
          </table:table-cell>
        </table:table-row>
        <table:table-row table:style-name="ro1">
          <table:table-cell office:value-type="float" office:value="31871827" calcext:value-type="float">
            <text:p>31871827</text:p>
          </table:table-cell>
          <table:table-cell table:formula="of:=[.A1994]/1000/(60*60*24)" office:value-type="time" office:time-value="PT08H51M11.827S" calcext:value-type="time">
            <text:p>08:51:12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2097.76" calcext:value-type="float">
            <text:p>2097.76</text:p>
          </table:table-cell>
          <table:table-cell office:value-type="float" office:value="2508.83" calcext:value-type="float">
            <text:p>2508.83</text:p>
          </table:table-cell>
        </table:table-row>
        <table:table-row table:style-name="ro1">
          <table:table-cell office:value-type="float" office:value="31887827" calcext:value-type="float">
            <text:p>31887827</text:p>
          </table:table-cell>
          <table:table-cell table:formula="of:=[.A1995]/1000/(60*60*24)" office:value-type="time" office:time-value="PT08H51M27.827S" calcext:value-type="time">
            <text:p>08:51:28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2098.76" calcext:value-type="float">
            <text:p>2098.76</text:p>
          </table:table-cell>
          <table:table-cell office:value-type="float" office:value="2509.97" calcext:value-type="float">
            <text:p>2509.97</text:p>
          </table:table-cell>
        </table:table-row>
        <table:table-row table:style-name="ro1">
          <table:table-cell office:value-type="float" office:value="31903827" calcext:value-type="float">
            <text:p>31903827</text:p>
          </table:table-cell>
          <table:table-cell table:formula="of:=[.A1996]/1000/(60*60*24)" office:value-type="time" office:time-value="PT08H51M43.827S" calcext:value-type="time">
            <text:p>08:51:44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2099.76" calcext:value-type="float">
            <text:p>2099.76</text:p>
          </table:table-cell>
          <table:table-cell office:value-type="float" office:value="2511.11" calcext:value-type="float">
            <text:p>2511.11</text:p>
          </table:table-cell>
        </table:table-row>
        <table:table-row table:style-name="ro1">
          <table:table-cell office:value-type="float" office:value="31919827" calcext:value-type="float">
            <text:p>31919827</text:p>
          </table:table-cell>
          <table:table-cell table:formula="of:=[.A1997]/1000/(60*60*24)" office:value-type="time" office:time-value="PT08H51M59.827S" calcext:value-type="time">
            <text:p>08:52:00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2100.76" calcext:value-type="float">
            <text:p>2100.76</text:p>
          </table:table-cell>
          <table:table-cell office:value-type="float" office:value="2512.24" calcext:value-type="float">
            <text:p>2512.24</text:p>
          </table:table-cell>
        </table:table-row>
        <table:table-row table:style-name="ro1">
          <table:table-cell office:value-type="float" office:value="31935827" calcext:value-type="float">
            <text:p>31935827</text:p>
          </table:table-cell>
          <table:table-cell table:formula="of:=[.A1998]/1000/(60*60*24)" office:value-type="time" office:time-value="PT08H52M15.827S" calcext:value-type="time">
            <text:p>08:52:16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2" calcext:value-type="float">
            <text:p>255.72</text:p>
          </table:table-cell>
          <table:table-cell office:value-type="float" office:value="2101.76" calcext:value-type="float">
            <text:p>2101.76</text:p>
          </table:table-cell>
          <table:table-cell office:value-type="float" office:value="2513.38" calcext:value-type="float">
            <text:p>2513.38</text:p>
          </table:table-cell>
        </table:table-row>
        <table:table-row table:style-name="ro1">
          <table:table-cell office:value-type="float" office:value="31951827" calcext:value-type="float">
            <text:p>31951827</text:p>
          </table:table-cell>
          <table:table-cell table:formula="of:=[.A1999]/1000/(60*60*24)" office:value-type="time" office:time-value="PT08H52M31.827S" calcext:value-type="time">
            <text:p>08:52:32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2102.76" calcext:value-type="float">
            <text:p>2102.76</text:p>
          </table:table-cell>
          <table:table-cell office:value-type="float" office:value="2514.52" calcext:value-type="float">
            <text:p>2514.52</text:p>
          </table:table-cell>
        </table:table-row>
        <table:table-row table:style-name="ro1">
          <table:table-cell office:value-type="float" office:value="31967827" calcext:value-type="float">
            <text:p>31967827</text:p>
          </table:table-cell>
          <table:table-cell table:formula="of:=[.A2000]/1000/(60*60*24)" office:value-type="time" office:time-value="PT08H52M47.827S" calcext:value-type="time">
            <text:p>08:52:48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2103.76" calcext:value-type="float">
            <text:p>2103.76</text:p>
          </table:table-cell>
          <table:table-cell office:value-type="float" office:value="2515.65" calcext:value-type="float">
            <text:p>2515.65</text:p>
          </table:table-cell>
        </table:table-row>
        <table:table-row table:style-name="ro1">
          <table:table-cell office:value-type="float" office:value="31983827" calcext:value-type="float">
            <text:p>31983827</text:p>
          </table:table-cell>
          <table:table-cell table:formula="of:=[.A2001]/1000/(60*60*24)" office:value-type="time" office:time-value="PT08H53M03.827S" calcext:value-type="time">
            <text:p>08:53:04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2104.76" calcext:value-type="float">
            <text:p>2104.76</text:p>
          </table:table-cell>
          <table:table-cell office:value-type="float" office:value="2516.79" calcext:value-type="float">
            <text:p>2516.79</text:p>
          </table:table-cell>
        </table:table-row>
        <table:table-row table:style-name="ro1">
          <table:table-cell office:value-type="float" office:value="31999827" calcext:value-type="float">
            <text:p>31999827</text:p>
          </table:table-cell>
          <table:table-cell table:formula="of:=[.A2002]/1000/(60*60*24)" office:value-type="time" office:time-value="PT08H53M19.827S" calcext:value-type="time">
            <text:p>08:53:20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49" calcext:value-type="float">
            <text:p>255.49</text:p>
          </table:table-cell>
          <table:table-cell office:value-type="float" office:value="2105.76" calcext:value-type="float">
            <text:p>2105.76</text:p>
          </table:table-cell>
          <table:table-cell office:value-type="float" office:value="2517.93" calcext:value-type="float">
            <text:p>2517.93</text:p>
          </table:table-cell>
        </table:table-row>
        <table:table-row table:style-name="ro1">
          <table:table-cell office:value-type="float" office:value="32015827" calcext:value-type="float">
            <text:p>32015827</text:p>
          </table:table-cell>
          <table:table-cell table:formula="of:=[.A2003]/1000/(60*60*24)" office:value-type="time" office:time-value="PT08H53M35.827S" calcext:value-type="time">
            <text:p>08:53:36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49" calcext:value-type="float">
            <text:p>255.49</text:p>
          </table:table-cell>
          <table:table-cell office:value-type="float" office:value="2106.76" calcext:value-type="float">
            <text:p>2106.76</text:p>
          </table:table-cell>
          <table:table-cell office:value-type="float" office:value="2519.06" calcext:value-type="float">
            <text:p>2519.06</text:p>
          </table:table-cell>
        </table:table-row>
        <table:table-row table:style-name="ro1">
          <table:table-cell office:value-type="float" office:value="32031827" calcext:value-type="float">
            <text:p>32031827</text:p>
          </table:table-cell>
          <table:table-cell table:formula="of:=[.A2004]/1000/(60*60*24)" office:value-type="time" office:time-value="PT08H53M51.827S" calcext:value-type="time">
            <text:p>08:53:52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49" calcext:value-type="float">
            <text:p>255.49</text:p>
          </table:table-cell>
          <table:table-cell office:value-type="float" office:value="2107.76" calcext:value-type="float">
            <text:p>2107.76</text:p>
          </table:table-cell>
          <table:table-cell office:value-type="float" office:value="2520.2" calcext:value-type="float">
            <text:p>2520.2</text:p>
          </table:table-cell>
        </table:table-row>
        <table:table-row table:style-name="ro1">
          <table:table-cell office:value-type="float" office:value="32047827" calcext:value-type="float">
            <text:p>32047827</text:p>
          </table:table-cell>
          <table:table-cell table:formula="of:=[.A2005]/1000/(60*60*24)" office:value-type="time" office:time-value="PT08H54M07.827S" calcext:value-type="time">
            <text:p>08:54:08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49" calcext:value-type="float">
            <text:p>255.49</text:p>
          </table:table-cell>
          <table:table-cell office:value-type="float" office:value="2108.76" calcext:value-type="float">
            <text:p>2108.76</text:p>
          </table:table-cell>
          <table:table-cell office:value-type="float" office:value="2521.33" calcext:value-type="float">
            <text:p>2521.33</text:p>
          </table:table-cell>
        </table:table-row>
        <table:table-row table:style-name="ro1">
          <table:table-cell office:value-type="float" office:value="32063827" calcext:value-type="float">
            <text:p>32063827</text:p>
          </table:table-cell>
          <table:table-cell table:formula="of:=[.A2006]/1000/(60*60*24)" office:value-type="time" office:time-value="PT08H54M23.827S" calcext:value-type="time">
            <text:p>08:54:24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2109.76" calcext:value-type="float">
            <text:p>2109.76</text:p>
          </table:table-cell>
          <table:table-cell office:value-type="float" office:value="2522.47" calcext:value-type="float">
            <text:p>2522.47</text:p>
          </table:table-cell>
        </table:table-row>
        <table:table-row table:style-name="ro1">
          <table:table-cell office:value-type="float" office:value="32079827" calcext:value-type="float">
            <text:p>32079827</text:p>
          </table:table-cell>
          <table:table-cell table:formula="of:=[.A2007]/1000/(60*60*24)" office:value-type="time" office:time-value="PT08H54M39.827S" calcext:value-type="time">
            <text:p>08:54:40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2110.76" calcext:value-type="float">
            <text:p>2110.76</text:p>
          </table:table-cell>
          <table:table-cell office:value-type="float" office:value="2523.61" calcext:value-type="float">
            <text:p>2523.61</text:p>
          </table:table-cell>
        </table:table-row>
        <table:table-row table:style-name="ro1">
          <table:table-cell office:value-type="float" office:value="32095827" calcext:value-type="float">
            <text:p>32095827</text:p>
          </table:table-cell>
          <table:table-cell table:formula="of:=[.A2008]/1000/(60*60*24)" office:value-type="time" office:time-value="PT08H54M55.827S" calcext:value-type="time">
            <text:p>08:54:56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2111.76" calcext:value-type="float">
            <text:p>2111.76</text:p>
          </table:table-cell>
          <table:table-cell office:value-type="float" office:value="2524.74" calcext:value-type="float">
            <text:p>2524.74</text:p>
          </table:table-cell>
        </table:table-row>
        <table:table-row table:style-name="ro1">
          <table:table-cell office:value-type="float" office:value="32111827" calcext:value-type="float">
            <text:p>32111827</text:p>
          </table:table-cell>
          <table:table-cell table:formula="of:=[.A2009]/1000/(60*60*24)" office:value-type="time" office:time-value="PT08H55M11.827S" calcext:value-type="time">
            <text:p>08:55:12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2112.76" calcext:value-type="float">
            <text:p>2112.76</text:p>
          </table:table-cell>
          <table:table-cell office:value-type="float" office:value="2525.87" calcext:value-type="float">
            <text:p>2525.87</text:p>
          </table:table-cell>
        </table:table-row>
        <table:table-row table:style-name="ro1">
          <table:table-cell office:value-type="float" office:value="32127827" calcext:value-type="float">
            <text:p>32127827</text:p>
          </table:table-cell>
          <table:table-cell table:formula="of:=[.A2010]/1000/(60*60*24)" office:value-type="time" office:time-value="PT08H55M27.827S" calcext:value-type="time">
            <text:p>08:55:28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5.26" calcext:value-type="float">
            <text:p>255.26</text:p>
          </table:table-cell>
          <table:table-cell office:value-type="float" office:value="2113.76" calcext:value-type="float">
            <text:p>2113.76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32143827" calcext:value-type="float">
            <text:p>32143827</text:p>
          </table:table-cell>
          <table:table-cell table:formula="of:=[.A2011]/1000/(60*60*24)" office:value-type="time" office:time-value="PT08H55M43.827S" calcext:value-type="time">
            <text:p>08:55:44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5.15" calcext:value-type="float">
            <text:p>255.15</text:p>
          </table:table-cell>
          <table:table-cell office:value-type="float" office:value="2114.76" calcext:value-type="float">
            <text:p>2114.76</text:p>
          </table:table-cell>
          <table:table-cell office:value-type="float" office:value="2528.14" calcext:value-type="float">
            <text:p>2528.14</text:p>
          </table:table-cell>
        </table:table-row>
        <table:table-row table:style-name="ro1">
          <table:table-cell office:value-type="float" office:value="32159827" calcext:value-type="float">
            <text:p>32159827</text:p>
          </table:table-cell>
          <table:table-cell table:formula="of:=[.A2012]/1000/(60*60*24)" office:value-type="time" office:time-value="PT08H55M59.827S" calcext:value-type="time">
            <text:p>08:56:00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2115.76" calcext:value-type="float">
            <text:p>2115.76</text:p>
          </table:table-cell>
          <table:table-cell office:value-type="float" office:value="2529.27" calcext:value-type="float">
            <text:p>2529.27</text:p>
          </table:table-cell>
        </table:table-row>
        <table:table-row table:style-name="ro1">
          <table:table-cell office:value-type="float" office:value="32175827" calcext:value-type="float">
            <text:p>32175827</text:p>
          </table:table-cell>
          <table:table-cell table:formula="of:=[.A2013]/1000/(60*60*24)" office:value-type="time" office:time-value="PT08H56M15.827S" calcext:value-type="time">
            <text:p>08:56:16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2116.76" calcext:value-type="float">
            <text:p>2116.76</text:p>
          </table:table-cell>
          <table:table-cell office:value-type="float" office:value="2530.4" calcext:value-type="float">
            <text:p>2530.4</text:p>
          </table:table-cell>
        </table:table-row>
        <table:table-row table:style-name="ro1">
          <table:table-cell office:value-type="float" office:value="32191827" calcext:value-type="float">
            <text:p>32191827</text:p>
          </table:table-cell>
          <table:table-cell table:formula="of:=[.A2014]/1000/(60*60*24)" office:value-type="time" office:time-value="PT08H56M31.827S" calcext:value-type="time">
            <text:p>08:56:32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2117.76" calcext:value-type="float">
            <text:p>2117.76</text:p>
          </table:table-cell>
          <table:table-cell office:value-type="float" office:value="2531.53" calcext:value-type="float">
            <text:p>2531.53</text:p>
          </table:table-cell>
        </table:table-row>
        <table:table-row table:style-name="ro1">
          <table:table-cell office:value-type="float" office:value="32207827" calcext:value-type="float">
            <text:p>32207827</text:p>
          </table:table-cell>
          <table:table-cell table:formula="of:=[.A2015]/1000/(60*60*24)" office:value-type="time" office:time-value="PT08H56M47.827S" calcext:value-type="time">
            <text:p>08:56:48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2118.76" calcext:value-type="float">
            <text:p>2118.76</text:p>
          </table:table-cell>
          <table:table-cell office:value-type="float" office:value="2532.66" calcext:value-type="float">
            <text:p>2532.66</text:p>
          </table:table-cell>
        </table:table-row>
        <table:table-row table:style-name="ro1">
          <table:table-cell office:value-type="float" office:value="32223827" calcext:value-type="float">
            <text:p>32223827</text:p>
          </table:table-cell>
          <table:table-cell table:formula="of:=[.A2016]/1000/(60*60*24)" office:value-type="time" office:time-value="PT08H57M03.827S" calcext:value-type="time">
            <text:p>08:57:04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4" calcext:value-type="float">
            <text:p>254.24</text:p>
          </table:table-cell>
          <table:table-cell office:value-type="float" office:value="2119.76" calcext:value-type="float">
            <text:p>2119.76</text:p>
          </table:table-cell>
          <table:table-cell office:value-type="float" office:value="2533.79" calcext:value-type="float">
            <text:p>2533.79</text:p>
          </table:table-cell>
        </table:table-row>
        <table:table-row table:style-name="ro1">
          <table:table-cell office:value-type="float" office:value="32239827" calcext:value-type="float">
            <text:p>32239827</text:p>
          </table:table-cell>
          <table:table-cell table:formula="of:=[.A2017]/1000/(60*60*24)" office:value-type="time" office:time-value="PT08H57M19.827S" calcext:value-type="time">
            <text:p>08:57:20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2120.76" calcext:value-type="float">
            <text:p>2120.76</text:p>
          </table:table-cell>
          <table:table-cell office:value-type="float" office:value="2534.92" calcext:value-type="float">
            <text:p>2534.92</text:p>
          </table:table-cell>
        </table:table-row>
        <table:table-row table:style-name="ro1">
          <table:table-cell office:value-type="float" office:value="32255827" calcext:value-type="float">
            <text:p>32255827</text:p>
          </table:table-cell>
          <table:table-cell table:formula="of:=[.A2018]/1000/(60*60*24)" office:value-type="time" office:time-value="PT08H57M35.827S" calcext:value-type="time">
            <text:p>08:57:36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2121.76" calcext:value-type="float">
            <text:p>2121.76</text:p>
          </table:table-cell>
          <table:table-cell office:value-type="float" office:value="2536.05" calcext:value-type="float">
            <text:p>2536.05</text:p>
          </table:table-cell>
        </table:table-row>
        <table:table-row table:style-name="ro1">
          <table:table-cell office:value-type="float" office:value="32271827" calcext:value-type="float">
            <text:p>32271827</text:p>
          </table:table-cell>
          <table:table-cell table:formula="of:=[.A2019]/1000/(60*60*24)" office:value-type="time" office:time-value="PT08H57M51.827S" calcext:value-type="time">
            <text:p>08:57:52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2122.76" calcext:value-type="float">
            <text:p>2122.76</text:p>
          </table:table-cell>
          <table:table-cell office:value-type="float" office:value="2537.17" calcext:value-type="float">
            <text:p>2537.17</text:p>
          </table:table-cell>
        </table:table-row>
        <table:table-row table:style-name="ro1">
          <table:table-cell office:value-type="float" office:value="32287827" calcext:value-type="float">
            <text:p>32287827</text:p>
          </table:table-cell>
          <table:table-cell table:formula="of:=[.A2020]/1000/(60*60*24)" office:value-type="time" office:time-value="PT08H58M07.827S" calcext:value-type="time">
            <text:p>08:58:08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2123.76" calcext:value-type="float">
            <text:p>2123.76</text:p>
          </table:table-cell>
          <table:table-cell office:value-type="float" office:value="2538.3" calcext:value-type="float">
            <text:p>2538.3</text:p>
          </table:table-cell>
        </table:table-row>
        <table:table-row table:style-name="ro1">
          <table:table-cell office:value-type="float" office:value="32303827" calcext:value-type="float">
            <text:p>32303827</text:p>
          </table:table-cell>
          <table:table-cell table:formula="of:=[.A2021]/1000/(60*60*24)" office:value-type="time" office:time-value="PT08H58M23.827S" calcext:value-type="time">
            <text:p>08:58:24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2124.76" calcext:value-type="float">
            <text:p>2124.76</text:p>
          </table:table-cell>
          <table:table-cell office:value-type="float" office:value="2539.43" calcext:value-type="float">
            <text:p>2539.43</text:p>
          </table:table-cell>
        </table:table-row>
        <table:table-row table:style-name="ro1">
          <table:table-cell office:value-type="float" office:value="32319827" calcext:value-type="float">
            <text:p>32319827</text:p>
          </table:table-cell>
          <table:table-cell table:formula="of:=[.A2022]/1000/(60*60*24)" office:value-type="time" office:time-value="PT08H58M39.827S" calcext:value-type="time">
            <text:p>08:58:40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2125.76" calcext:value-type="float">
            <text:p>2125.76</text:p>
          </table:table-cell>
          <table:table-cell office:value-type="float" office:value="2540.56" calcext:value-type="float">
            <text:p>2540.56</text:p>
          </table:table-cell>
        </table:table-row>
        <table:table-row table:style-name="ro1">
          <table:table-cell office:value-type="float" office:value="32335827" calcext:value-type="float">
            <text:p>32335827</text:p>
          </table:table-cell>
          <table:table-cell table:formula="of:=[.A2023]/1000/(60*60*24)" office:value-type="time" office:time-value="PT08H58M55.827S" calcext:value-type="time">
            <text:p>08:58:56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2126.76" calcext:value-type="float">
            <text:p>2126.76</text:p>
          </table:table-cell>
          <table:table-cell office:value-type="float" office:value="2541.69" calcext:value-type="float">
            <text:p>2541.69</text:p>
          </table:table-cell>
        </table:table-row>
        <table:table-row table:style-name="ro1">
          <table:table-cell office:value-type="float" office:value="32351827" calcext:value-type="float">
            <text:p>32351827</text:p>
          </table:table-cell>
          <table:table-cell table:formula="of:=[.A2024]/1000/(60*60*24)" office:value-type="time" office:time-value="PT08H59M11.827S" calcext:value-type="time">
            <text:p>08:59:12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3.79" calcext:value-type="float">
            <text:p>253.79</text:p>
          </table:table-cell>
          <table:table-cell office:value-type="float" office:value="2127.76" calcext:value-type="float">
            <text:p>2127.76</text:p>
          </table:table-cell>
          <table:table-cell office:value-type="float" office:value="2542.82" calcext:value-type="float">
            <text:p>2542.82</text:p>
          </table:table-cell>
        </table:table-row>
        <table:table-row table:style-name="ro1">
          <table:table-cell office:value-type="float" office:value="32367827" calcext:value-type="float">
            <text:p>32367827</text:p>
          </table:table-cell>
          <table:table-cell table:formula="of:=[.A2025]/1000/(60*60*24)" office:value-type="time" office:time-value="PT08H59M27.827S" calcext:value-type="time">
            <text:p>08:59:28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3.79" calcext:value-type="float">
            <text:p>253.79</text:p>
          </table:table-cell>
          <table:table-cell office:value-type="float" office:value="2128.75" calcext:value-type="float">
            <text:p>2128.75</text:p>
          </table:table-cell>
          <table:table-cell office:value-type="float" office:value="2543.95" calcext:value-type="float">
            <text:p>2543.95</text:p>
          </table:table-cell>
        </table:table-row>
        <table:table-row table:style-name="ro1">
          <table:table-cell office:value-type="float" office:value="32383827" calcext:value-type="float">
            <text:p>32383827</text:p>
          </table:table-cell>
          <table:table-cell table:formula="of:=[.A2026]/1000/(60*60*24)" office:value-type="time" office:time-value="PT08H59M43.827S" calcext:value-type="time">
            <text:p>08:59:44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2129.75" calcext:value-type="float">
            <text:p>2129.75</text:p>
          </table:table-cell>
          <table:table-cell office:value-type="float" office:value="2545.08" calcext:value-type="float">
            <text:p>2545.08</text:p>
          </table:table-cell>
        </table:table-row>
        <table:table-row table:style-name="ro1">
          <table:table-cell office:value-type="float" office:value="32399827" calcext:value-type="float">
            <text:p>32399827</text:p>
          </table:table-cell>
          <table:table-cell table:formula="of:=[.A2027]/1000/(60*60*24)" office:value-type="time" office:time-value="PT08H59M59.827S" calcext:value-type="time">
            <text:p>09:00:00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2130.75" calcext:value-type="float">
            <text:p>2130.75</text:p>
          </table:table-cell>
          <table:table-cell office:value-type="float" office:value="2546.21" calcext:value-type="float">
            <text:p>2546.21</text:p>
          </table:table-cell>
        </table:table-row>
        <table:table-row table:style-name="ro1">
          <table:table-cell office:value-type="float" office:value="32415827" calcext:value-type="float">
            <text:p>32415827</text:p>
          </table:table-cell>
          <table:table-cell table:formula="of:=[.A2028]/1000/(60*60*24)" office:value-type="time" office:time-value="PT09H00M15.827S" calcext:value-type="time">
            <text:p>09:00:16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2131.74" calcext:value-type="float">
            <text:p>2131.74</text:p>
          </table:table-cell>
          <table:table-cell office:value-type="float" office:value="2547.34" calcext:value-type="float">
            <text:p>2547.34</text:p>
          </table:table-cell>
        </table:table-row>
        <table:table-row table:style-name="ro1">
          <table:table-cell office:value-type="float" office:value="32431827" calcext:value-type="float">
            <text:p>32431827</text:p>
          </table:table-cell>
          <table:table-cell table:formula="of:=[.A2029]/1000/(60*60*24)" office:value-type="time" office:time-value="PT09H00M31.827S" calcext:value-type="time">
            <text:p>09:00:32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2132.74" calcext:value-type="float">
            <text:p>2132.74</text:p>
          </table:table-cell>
          <table:table-cell office:value-type="float" office:value="2548.46" calcext:value-type="float">
            <text:p>2548.46</text:p>
          </table:table-cell>
        </table:table-row>
        <table:table-row table:style-name="ro1">
          <table:table-cell office:value-type="float" office:value="32447827" calcext:value-type="float">
            <text:p>32447827</text:p>
          </table:table-cell>
          <table:table-cell table:formula="of:=[.A2030]/1000/(60*60*24)" office:value-type="time" office:time-value="PT09H00M47.827S" calcext:value-type="time">
            <text:p>09:00:48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3.56" calcext:value-type="float">
            <text:p>253.56</text:p>
          </table:table-cell>
          <table:table-cell office:value-type="float" office:value="2133.74" calcext:value-type="float">
            <text:p>2133.74</text:p>
          </table:table-cell>
          <table:table-cell office:value-type="float" office:value="2549.59" calcext:value-type="float">
            <text:p>2549.59</text:p>
          </table:table-cell>
        </table:table-row>
        <table:table-row table:style-name="ro1">
          <table:table-cell office:value-type="float" office:value="32463827" calcext:value-type="float">
            <text:p>32463827</text:p>
          </table:table-cell>
          <table:table-cell table:formula="of:=[.A2031]/1000/(60*60*24)" office:value-type="time" office:time-value="PT09H01M03.827S" calcext:value-type="time">
            <text:p>09:01:04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3.56" calcext:value-type="float">
            <text:p>253.56</text:p>
          </table:table-cell>
          <table:table-cell office:value-type="float" office:value="2134.73" calcext:value-type="float">
            <text:p>2134.73</text:p>
          </table:table-cell>
          <table:table-cell office:value-type="float" office:value="2550.72" calcext:value-type="float">
            <text:p>2550.72</text:p>
          </table:table-cell>
        </table:table-row>
        <table:table-row table:style-name="ro1">
          <table:table-cell office:value-type="float" office:value="32479827" calcext:value-type="float">
            <text:p>32479827</text:p>
          </table:table-cell>
          <table:table-cell table:formula="of:=[.A2032]/1000/(60*60*24)" office:value-type="time" office:time-value="PT09H01M19.827S" calcext:value-type="time">
            <text:p>09:01:20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3.44" calcext:value-type="float">
            <text:p>253.44</text:p>
          </table:table-cell>
          <table:table-cell office:value-type="float" office:value="2135.73" calcext:value-type="float">
            <text:p>2135.73</text:p>
          </table:table-cell>
          <table:table-cell office:value-type="float" office:value="2551.84" calcext:value-type="float">
            <text:p>2551.84</text:p>
          </table:table-cell>
        </table:table-row>
        <table:table-row table:style-name="ro1">
          <table:table-cell office:value-type="float" office:value="32495827" calcext:value-type="float">
            <text:p>32495827</text:p>
          </table:table-cell>
          <table:table-cell table:formula="of:=[.A2033]/1000/(60*60*24)" office:value-type="time" office:time-value="PT09H01M35.827S" calcext:value-type="time">
            <text:p>09:01:36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3.44" calcext:value-type="float">
            <text:p>253.44</text:p>
          </table:table-cell>
          <table:table-cell office:value-type="float" office:value="2136.73" calcext:value-type="float">
            <text:p>2136.73</text:p>
          </table:table-cell>
          <table:table-cell office:value-type="float" office:value="2552.97" calcext:value-type="float">
            <text:p>2552.97</text:p>
          </table:table-cell>
        </table:table-row>
        <table:table-row table:style-name="ro1">
          <table:table-cell office:value-type="float" office:value="32511827" calcext:value-type="float">
            <text:p>32511827</text:p>
          </table:table-cell>
          <table:table-cell table:formula="of:=[.A2034]/1000/(60*60*24)" office:value-type="time" office:time-value="PT09H01M51.827S" calcext:value-type="time">
            <text:p>09:01:52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3.44" calcext:value-type="float">
            <text:p>253.44</text:p>
          </table:table-cell>
          <table:table-cell office:value-type="float" office:value="2137.72" calcext:value-type="float">
            <text:p>2137.72</text:p>
          </table:table-cell>
          <table:table-cell office:value-type="float" office:value="2554.09" calcext:value-type="float">
            <text:p>2554.09</text:p>
          </table:table-cell>
        </table:table-row>
        <table:table-row table:style-name="ro1">
          <table:table-cell office:value-type="float" office:value="32527827" calcext:value-type="float">
            <text:p>32527827</text:p>
          </table:table-cell>
          <table:table-cell table:formula="of:=[.A2035]/1000/(60*60*24)" office:value-type="time" office:time-value="PT09H02M07.827S" calcext:value-type="time">
            <text:p>09:02:08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3.33" calcext:value-type="float">
            <text:p>253.33</text:p>
          </table:table-cell>
          <table:table-cell office:value-type="float" office:value="2138.72" calcext:value-type="float">
            <text:p>2138.72</text:p>
          </table:table-cell>
          <table:table-cell office:value-type="float" office:value="2555.22" calcext:value-type="float">
            <text:p>2555.22</text:p>
          </table:table-cell>
        </table:table-row>
        <table:table-row table:style-name="ro1">
          <table:table-cell office:value-type="float" office:value="32543827" calcext:value-type="float">
            <text:p>32543827</text:p>
          </table:table-cell>
          <table:table-cell table:formula="of:=[.A2036]/1000/(60*60*24)" office:value-type="time" office:time-value="PT09H02M23.827S" calcext:value-type="time">
            <text:p>09:02:24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3.32" calcext:value-type="float">
            <text:p>253.32</text:p>
          </table:table-cell>
          <table:table-cell office:value-type="float" office:value="2139.71" calcext:value-type="float">
            <text:p>2139.71</text:p>
          </table:table-cell>
          <table:table-cell office:value-type="float" office:value="2556.34" calcext:value-type="float">
            <text:p>2556.34</text:p>
          </table:table-cell>
        </table:table-row>
        <table:table-row table:style-name="ro1">
          <table:table-cell office:value-type="float" office:value="32559827" calcext:value-type="float">
            <text:p>32559827</text:p>
          </table:table-cell>
          <table:table-cell table:formula="of:=[.A2037]/1000/(60*60*24)" office:value-type="time" office:time-value="PT09H02M39.827S" calcext:value-type="time">
            <text:p>09:02:40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3.32" calcext:value-type="float">
            <text:p>253.32</text:p>
          </table:table-cell>
          <table:table-cell office:value-type="float" office:value="2140.71" calcext:value-type="float">
            <text:p>2140.71</text:p>
          </table:table-cell>
          <table:table-cell office:value-type="float" office:value="2557.47" calcext:value-type="float">
            <text:p>2557.47</text:p>
          </table:table-cell>
        </table:table-row>
        <table:table-row table:style-name="ro1">
          <table:table-cell office:value-type="float" office:value="32575827" calcext:value-type="float">
            <text:p>32575827</text:p>
          </table:table-cell>
          <table:table-cell table:formula="of:=[.A2038]/1000/(60*60*24)" office:value-type="time" office:time-value="PT09H02M55.827S" calcext:value-type="time">
            <text:p>09:02:56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2.43" calcext:value-type="float">
            <text:p>252.43</text:p>
          </table:table-cell>
          <table:table-cell office:value-type="float" office:value="2141.71" calcext:value-type="float">
            <text:p>2141.71</text:p>
          </table:table-cell>
          <table:table-cell office:value-type="float" office:value="2558.59" calcext:value-type="float">
            <text:p>2558.59</text:p>
          </table:table-cell>
        </table:table-row>
        <table:table-row table:style-name="ro1">
          <table:table-cell office:value-type="float" office:value="32591827" calcext:value-type="float">
            <text:p>32591827</text:p>
          </table:table-cell>
          <table:table-cell table:formula="of:=[.A2039]/1000/(60*60*24)" office:value-type="time" office:time-value="PT09H03M11.827S" calcext:value-type="time">
            <text:p>09:03:12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2142.7" calcext:value-type="float">
            <text:p>2142.7</text:p>
          </table:table-cell>
          <table:table-cell office:value-type="float" office:value="2559.71" calcext:value-type="float">
            <text:p>2559.71</text:p>
          </table:table-cell>
        </table:table-row>
        <table:table-row table:style-name="ro1">
          <table:table-cell office:value-type="float" office:value="32607827" calcext:value-type="float">
            <text:p>32607827</text:p>
          </table:table-cell>
          <table:table-cell table:formula="of:=[.A2040]/1000/(60*60*24)" office:value-type="time" office:time-value="PT09H03M27.827S" calcext:value-type="time">
            <text:p>09:03:28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2143.7" calcext:value-type="float">
            <text:p>2143.7</text:p>
          </table:table-cell>
          <table:table-cell office:value-type="float" office:value="2560.84" calcext:value-type="float">
            <text:p>2560.84</text:p>
          </table:table-cell>
        </table:table-row>
        <table:table-row table:style-name="ro1">
          <table:table-cell office:value-type="float" office:value="32623827" calcext:value-type="float">
            <text:p>32623827</text:p>
          </table:table-cell>
          <table:table-cell table:formula="of:=[.A2041]/1000/(60*60*24)" office:value-type="time" office:time-value="PT09H03M43.827S" calcext:value-type="time">
            <text:p>09:03:44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2144.69" calcext:value-type="float">
            <text:p>2144.69</text:p>
          </table:table-cell>
          <table:table-cell office:value-type="float" office:value="2561.96" calcext:value-type="float">
            <text:p>2561.96</text:p>
          </table:table-cell>
        </table:table-row>
        <table:table-row table:style-name="ro1">
          <table:table-cell office:value-type="float" office:value="32639827" calcext:value-type="float">
            <text:p>32639827</text:p>
          </table:table-cell>
          <table:table-cell table:formula="of:=[.A2042]/1000/(60*60*24)" office:value-type="time" office:time-value="PT09H03M59.827S" calcext:value-type="time">
            <text:p>09:04:00</text:p>
          </table:table-cell>
          <table:table-cell office:value-type="float" office:value="1.13" calcext:value-type="float">
            <text:p>1.13</text:p>
          </table:table-cell>
          <table:table-cell office:value-type="float" office:value="223.9" calcext:value-type="float">
            <text:p>223.9</text:p>
          </table:table-cell>
          <table:table-cell office:value-type="float" office:value="252.2" calcext:value-type="float">
            <text:p>252.2</text:p>
          </table:table-cell>
          <table:table-cell office:value-type="float" office:value="2145.69" calcext:value-type="float">
            <text:p>2145.69</text:p>
          </table:table-cell>
          <table:table-cell office:value-type="float" office:value="2563.08" calcext:value-type="float">
            <text:p>2563.08</text:p>
          </table:table-cell>
        </table:table-row>
        <table:table-row table:style-name="ro1">
          <table:table-cell office:value-type="float" office:value="32655827" calcext:value-type="float">
            <text:p>32655827</text:p>
          </table:table-cell>
          <table:table-cell table:formula="of:=[.A2043]/1000/(60*60*24)" office:value-type="time" office:time-value="PT09H04M15.827S" calcext:value-type="time">
            <text:p>09:04:16</text:p>
          </table:table-cell>
          <table:table-cell office:value-type="float" office:value="1.13" calcext:value-type="float">
            <text:p>1.13</text:p>
          </table:table-cell>
          <table:table-cell office:value-type="float" office:value="223.9" calcext:value-type="float">
            <text:p>223.9</text:p>
          </table:table-cell>
          <table:table-cell office:value-type="float" office:value="252.2" calcext:value-type="float">
            <text:p>252.2</text:p>
          </table:table-cell>
          <table:table-cell office:value-type="float" office:value="2146.69" calcext:value-type="float">
            <text:p>2146.69</text:p>
          </table:table-cell>
          <table:table-cell office:value-type="float" office:value="2564.2" calcext:value-type="float">
            <text:p>2564.2</text:p>
          </table:table-cell>
        </table:table-row>
        <table:table-row table:style-name="ro1">
          <table:table-cell office:value-type="float" office:value="32671827" calcext:value-type="float">
            <text:p>32671827</text:p>
          </table:table-cell>
          <table:table-cell table:formula="of:=[.A2044]/1000/(60*60*24)" office:value-type="time" office:time-value="PT09H04M31.827S" calcext:value-type="time">
            <text:p>09:04:32</text:p>
          </table:table-cell>
          <table:table-cell office:value-type="float" office:value="1.13" calcext:value-type="float">
            <text:p>1.13</text:p>
          </table:table-cell>
          <table:table-cell office:value-type="float" office:value="223.9" calcext:value-type="float">
            <text:p>223.9</text:p>
          </table:table-cell>
          <table:table-cell office:value-type="float" office:value="253.09" calcext:value-type="float">
            <text:p>253.09</text:p>
          </table:table-cell>
          <table:table-cell office:value-type="float" office:value="2147.68" calcext:value-type="float">
            <text:p>2147.68</text:p>
          </table:table-cell>
          <table:table-cell office:value-type="float" office:value="2565.32" calcext:value-type="float">
            <text:p>2565.32</text:p>
          </table:table-cell>
        </table:table-row>
        <table:table-row table:style-name="ro1">
          <table:table-cell office:value-type="float" office:value="32687827" calcext:value-type="float">
            <text:p>32687827</text:p>
          </table:table-cell>
          <table:table-cell table:formula="of:=[.A2045]/1000/(60*60*24)" office:value-type="time" office:time-value="PT09H04M47.827S" calcext:value-type="time">
            <text:p>09:04:48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2148.68" calcext:value-type="float">
            <text:p>2148.68</text:p>
          </table:table-cell>
          <table:table-cell office:value-type="float" office:value="2566.45" calcext:value-type="float">
            <text:p>2566.45</text:p>
          </table:table-cell>
        </table:table-row>
        <table:table-row table:style-name="ro1">
          <table:table-cell office:value-type="float" office:value="32703827" calcext:value-type="float">
            <text:p>32703827</text:p>
          </table:table-cell>
          <table:table-cell table:formula="of:=[.A2046]/1000/(60*60*24)" office:value-type="time" office:time-value="PT09H05M03.827S" calcext:value-type="time">
            <text:p>09:05:04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2149.67" calcext:value-type="float">
            <text:p>2149.67</text:p>
          </table:table-cell>
          <table:table-cell office:value-type="float" office:value="2567.57" calcext:value-type="float">
            <text:p>2567.57</text:p>
          </table:table-cell>
        </table:table-row>
        <table:table-row table:style-name="ro1">
          <table:table-cell office:value-type="float" office:value="32719827" calcext:value-type="float">
            <text:p>32719827</text:p>
          </table:table-cell>
          <table:table-cell table:formula="of:=[.A2047]/1000/(60*60*24)" office:value-type="time" office:time-value="PT09H05M19.827S" calcext:value-type="time">
            <text:p>09:05:20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2150.67" calcext:value-type="float">
            <text:p>2150.67</text:p>
          </table:table-cell>
          <table:table-cell office:value-type="float" office:value="2568.69" calcext:value-type="float">
            <text:p>2568.69</text:p>
          </table:table-cell>
        </table:table-row>
        <table:table-row table:style-name="ro1">
          <table:table-cell office:value-type="float" office:value="32735827" calcext:value-type="float">
            <text:p>32735827</text:p>
          </table:table-cell>
          <table:table-cell table:formula="of:=[.A2048]/1000/(60*60*24)" office:value-type="time" office:time-value="PT09H05M35.827S" calcext:value-type="time">
            <text:p>09:05:36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2151.66" calcext:value-type="float">
            <text:p>2151.66</text:p>
          </table:table-cell>
          <table:table-cell office:value-type="float" office:value="2569.81" calcext:value-type="float">
            <text:p>2569.81</text:p>
          </table:table-cell>
        </table:table-row>
        <table:table-row table:style-name="ro1">
          <table:table-cell office:value-type="float" office:value="32751827" calcext:value-type="float">
            <text:p>32751827</text:p>
          </table:table-cell>
          <table:table-cell table:formula="of:=[.A2049]/1000/(60*60*24)" office:value-type="time" office:time-value="PT09H05M51.827S" calcext:value-type="time">
            <text:p>09:05:52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2152.66" calcext:value-type="float">
            <text:p>2152.66</text:p>
          </table:table-cell>
          <table:table-cell office:value-type="float" office:value="2570.93" calcext:value-type="float">
            <text:p>2570.93</text:p>
          </table:table-cell>
        </table:table-row>
        <table:table-row table:style-name="ro1">
          <table:table-cell office:value-type="float" office:value="32767827" calcext:value-type="float">
            <text:p>32767827</text:p>
          </table:table-cell>
          <table:table-cell table:formula="of:=[.A2050]/1000/(60*60*24)" office:value-type="time" office:time-value="PT09H06M07.827S" calcext:value-type="time">
            <text:p>09:06:08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2153.65" calcext:value-type="float">
            <text:p>2153.65</text:p>
          </table:table-cell>
          <table:table-cell office:value-type="float" office:value="2572.05" calcext:value-type="float">
            <text:p>2572.05</text:p>
          </table:table-cell>
        </table:table-row>
        <table:table-row table:style-name="ro1">
          <table:table-cell office:value-type="float" office:value="32783827" calcext:value-type="float">
            <text:p>32783827</text:p>
          </table:table-cell>
          <table:table-cell table:formula="of:=[.A2051]/1000/(60*60*24)" office:value-type="time" office:time-value="PT09H06M23.827S" calcext:value-type="time">
            <text:p>09:06:24</text:p>
          </table:table-cell>
          <table:table-cell office:value-type="float" office:value="1.13" calcext:value-type="float">
            <text:p>1.13</text:p>
          </table:table-cell>
          <table:table-cell office:value-type="float" office:value="223.6" calcext:value-type="float">
            <text:p>223.6</text:p>
          </table:table-cell>
          <table:table-cell office:value-type="float" office:value="251.85" calcext:value-type="float">
            <text:p>251.85</text:p>
          </table:table-cell>
          <table:table-cell office:value-type="float" office:value="2154.65" calcext:value-type="float">
            <text:p>2154.65</text:p>
          </table:table-cell>
          <table:table-cell office:value-type="float" office:value="2573.17" calcext:value-type="float">
            <text:p>2573.17</text:p>
          </table:table-cell>
        </table:table-row>
        <table:table-row table:style-name="ro1">
          <table:table-cell office:value-type="float" office:value="32799827" calcext:value-type="float">
            <text:p>32799827</text:p>
          </table:table-cell>
          <table:table-cell table:formula="of:=[.A2052]/1000/(60*60*24)" office:value-type="time" office:time-value="PT09H06M39.827S" calcext:value-type="time">
            <text:p>09:06:40</text:p>
          </table:table-cell>
          <table:table-cell office:value-type="float" office:value="1.13" calcext:value-type="float">
            <text:p>1.13</text:p>
          </table:table-cell>
          <table:table-cell office:value-type="float" office:value="223.6" calcext:value-type="float">
            <text:p>223.6</text:p>
          </table:table-cell>
          <table:table-cell office:value-type="float" office:value="251.85" calcext:value-type="float">
            <text:p>251.85</text:p>
          </table:table-cell>
          <table:table-cell office:value-type="float" office:value="2155.64" calcext:value-type="float">
            <text:p>2155.64</text:p>
          </table:table-cell>
          <table:table-cell office:value-type="float" office:value="2574.29" calcext:value-type="float">
            <text:p>2574.29</text:p>
          </table:table-cell>
        </table:table-row>
        <table:table-row table:style-name="ro1">
          <table:table-cell office:value-type="float" office:value="32815827" calcext:value-type="float">
            <text:p>32815827</text:p>
          </table:table-cell>
          <table:table-cell table:formula="of:=[.A2053]/1000/(60*60*24)" office:value-type="time" office:time-value="PT09H06M55.827S" calcext:value-type="time">
            <text:p>09:06:56</text:p>
          </table:table-cell>
          <table:table-cell office:value-type="float" office:value="1.13" calcext:value-type="float">
            <text:p>1.13</text:p>
          </table:table-cell>
          <table:table-cell office:value-type="float" office:value="223.6" calcext:value-type="float">
            <text:p>223.6</text:p>
          </table:table-cell>
          <table:table-cell office:value-type="float" office:value="251.85" calcext:value-type="float">
            <text:p>251.85</text:p>
          </table:table-cell>
          <table:table-cell office:value-type="float" office:value="2156.63" calcext:value-type="float">
            <text:p>2156.63</text:p>
          </table:table-cell>
          <table:table-cell office:value-type="float" office:value="2575.41" calcext:value-type="float">
            <text:p>2575.41</text:p>
          </table:table-cell>
        </table:table-row>
        <table:table-row table:style-name="ro1">
          <table:table-cell office:value-type="float" office:value="32831827" calcext:value-type="float">
            <text:p>32831827</text:p>
          </table:table-cell>
          <table:table-cell table:formula="of:=[.A2054]/1000/(60*60*24)" office:value-type="time" office:time-value="PT09H07M11.827S" calcext:value-type="time">
            <text:p>09:07:12</text:p>
          </table:table-cell>
          <table:table-cell office:value-type="float" office:value="1.13" calcext:value-type="float">
            <text:p>1.13</text:p>
          </table:table-cell>
          <table:table-cell office:value-type="float" office:value="223.5" calcext:value-type="float">
            <text:p>223.5</text:p>
          </table:table-cell>
          <table:table-cell office:value-type="float" office:value="251.74" calcext:value-type="float">
            <text:p>251.74</text:p>
          </table:table-cell>
          <table:table-cell office:value-type="float" office:value="2157.63" calcext:value-type="float">
            <text:p>2157.63</text:p>
          </table:table-cell>
          <table:table-cell office:value-type="float" office:value="2576.53" calcext:value-type="float">
            <text:p>2576.53</text:p>
          </table:table-cell>
        </table:table-row>
        <table:table-row table:style-name="ro1">
          <table:table-cell office:value-type="float" office:value="32847827" calcext:value-type="float">
            <text:p>32847827</text:p>
          </table:table-cell>
          <table:table-cell table:formula="of:=[.A2055]/1000/(60*60*24)" office:value-type="time" office:time-value="PT09H07M27.827S" calcext:value-type="time">
            <text:p>09:07:28</text:p>
          </table:table-cell>
          <table:table-cell office:value-type="float" office:value="1.13" calcext:value-type="float">
            <text:p>1.13</text:p>
          </table:table-cell>
          <table:table-cell office:value-type="float" office:value="223.5" calcext:value-type="float">
            <text:p>223.5</text:p>
          </table:table-cell>
          <table:table-cell office:value-type="float" office:value="251.74" calcext:value-type="float">
            <text:p>251.74</text:p>
          </table:table-cell>
          <table:table-cell office:value-type="float" office:value="2158.62" calcext:value-type="float">
            <text:p>2158.62</text:p>
          </table:table-cell>
          <table:table-cell office:value-type="float" office:value="2577.65" calcext:value-type="float">
            <text:p>2577.65</text:p>
          </table:table-cell>
        </table:table-row>
        <table:table-row table:style-name="ro1">
          <table:table-cell office:value-type="float" office:value="32863827" calcext:value-type="float">
            <text:p>32863827</text:p>
          </table:table-cell>
          <table:table-cell table:formula="of:=[.A2056]/1000/(60*60*24)" office:value-type="time" office:time-value="PT09H07M43.827S" calcext:value-type="time">
            <text:p>09:07:44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2159.61" calcext:value-type="float">
            <text:p>2159.61</text:p>
          </table:table-cell>
          <table:table-cell office:value-type="float" office:value="2578.76" calcext:value-type="float">
            <text:p>2578.76</text:p>
          </table:table-cell>
        </table:table-row>
        <table:table-row table:style-name="ro1">
          <table:table-cell office:value-type="float" office:value="32879827" calcext:value-type="float">
            <text:p>32879827</text:p>
          </table:table-cell>
          <table:table-cell table:formula="of:=[.A2057]/1000/(60*60*24)" office:value-type="time" office:time-value="PT09H07M59.827S" calcext:value-type="time">
            <text:p>09:08:00</text:p>
          </table:table-cell>
          <table:table-cell office:value-type="float" office:value="1.13" calcext:value-type="float">
            <text:p>1.13</text:p>
          </table:table-cell>
          <table:table-cell office:value-type="float" office:value="223.4" calcext:value-type="float">
            <text:p>223.4</text:p>
          </table:table-cell>
          <table:table-cell office:value-type="float" office:value="251.62" calcext:value-type="float">
            <text:p>251.62</text:p>
          </table:table-cell>
          <table:table-cell office:value-type="float" office:value="2160.6" calcext:value-type="float">
            <text:p>2160.6</text:p>
          </table:table-cell>
          <table:table-cell office:value-type="float" office:value="2579.88" calcext:value-type="float">
            <text:p>2579.88</text:p>
          </table:table-cell>
        </table:table-row>
        <table:table-row table:style-name="ro1">
          <table:table-cell office:value-type="float" office:value="32895827" calcext:value-type="float">
            <text:p>32895827</text:p>
          </table:table-cell>
          <table:table-cell table:formula="of:=[.A2058]/1000/(60*60*24)" office:value-type="time" office:time-value="PT09H08M15.827S" calcext:value-type="time">
            <text:p>09:08:16</text:p>
          </table:table-cell>
          <table:table-cell office:value-type="float" office:value="1.13" calcext:value-type="float">
            <text:p>1.13</text:p>
          </table:table-cell>
          <table:table-cell office:value-type="float" office:value="223.4" calcext:value-type="float">
            <text:p>223.4</text:p>
          </table:table-cell>
          <table:table-cell office:value-type="float" office:value="251.62" calcext:value-type="float">
            <text:p>251.62</text:p>
          </table:table-cell>
          <table:table-cell office:value-type="float" office:value="2161.6" calcext:value-type="float">
            <text:p>2161.6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32911827" calcext:value-type="float">
            <text:p>32911827</text:p>
          </table:table-cell>
          <table:table-cell table:formula="of:=[.A2059]/1000/(60*60*24)" office:value-type="time" office:time-value="PT09H08M31.827S" calcext:value-type="time">
            <text:p>09:08:32</text:p>
          </table:table-cell>
          <table:table-cell office:value-type="float" office:value="1.13" calcext:value-type="float">
            <text:p>1.13</text:p>
          </table:table-cell>
          <table:table-cell office:value-type="float" office:value="223.3" calcext:value-type="float">
            <text:p>223.3</text:p>
          </table:table-cell>
          <table:table-cell office:value-type="float" office:value="251.51" calcext:value-type="float">
            <text:p>251.51</text:p>
          </table:table-cell>
          <table:table-cell office:value-type="float" office:value="2162.59" calcext:value-type="float">
            <text:p>2162.59</text:p>
          </table:table-cell>
          <table:table-cell office:value-type="float" office:value="2582.11" calcext:value-type="float">
            <text:p>2582.11</text:p>
          </table:table-cell>
        </table:table-row>
        <table:table-row table:style-name="ro1">
          <table:table-cell office:value-type="float" office:value="32927827" calcext:value-type="float">
            <text:p>32927827</text:p>
          </table:table-cell>
          <table:table-cell table:formula="of:=[.A2060]/1000/(60*60*24)" office:value-type="time" office:time-value="PT09H08M47.827S" calcext:value-type="time">
            <text:p>09:08:48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2" calcext:value-type="float">
            <text:p>250.62</text:p>
          </table:table-cell>
          <table:table-cell office:value-type="float" office:value="2163.58" calcext:value-type="float">
            <text:p>2163.58</text:p>
          </table:table-cell>
          <table:table-cell office:value-type="float" office:value="2583.23" calcext:value-type="float">
            <text:p>2583.23</text:p>
          </table:table-cell>
        </table:table-row>
        <table:table-row table:style-name="ro1">
          <table:table-cell office:value-type="float" office:value="32943827" calcext:value-type="float">
            <text:p>32943827</text:p>
          </table:table-cell>
          <table:table-cell table:formula="of:=[.A2061]/1000/(60*60*24)" office:value-type="time" office:time-value="PT09H09M03.827S" calcext:value-type="time">
            <text:p>09:09:04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1" calcext:value-type="float">
            <text:p>250.61</text:p>
          </table:table-cell>
          <table:table-cell office:value-type="float" office:value="2164.57" calcext:value-type="float">
            <text:p>2164.57</text:p>
          </table:table-cell>
          <table:table-cell office:value-type="float" office:value="2584.34" calcext:value-type="float">
            <text:p>2584.34</text:p>
          </table:table-cell>
        </table:table-row>
        <table:table-row table:style-name="ro1">
          <table:table-cell office:value-type="float" office:value="32959827" calcext:value-type="float">
            <text:p>32959827</text:p>
          </table:table-cell>
          <table:table-cell table:formula="of:=[.A2062]/1000/(60*60*24)" office:value-type="time" office:time-value="PT09H09M19.827S" calcext:value-type="time">
            <text:p>09:09:20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1" calcext:value-type="float">
            <text:p>250.61</text:p>
          </table:table-cell>
          <table:table-cell office:value-type="float" office:value="2165.56" calcext:value-type="float">
            <text:p>2165.56</text:p>
          </table:table-cell>
          <table:table-cell office:value-type="float" office:value="2585.46" calcext:value-type="float">
            <text:p>2585.46</text:p>
          </table:table-cell>
        </table:table-row>
        <table:table-row table:style-name="ro1">
          <table:table-cell office:value-type="float" office:value="32975827" calcext:value-type="float">
            <text:p>32975827</text:p>
          </table:table-cell>
          <table:table-cell table:formula="of:=[.A2063]/1000/(60*60*24)" office:value-type="time" office:time-value="PT09H09M35.827S" calcext:value-type="time">
            <text:p>09:09:36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50.5" calcext:value-type="float">
            <text:p>250.5</text:p>
          </table:table-cell>
          <table:table-cell office:value-type="float" office:value="2166.56" calcext:value-type="float">
            <text:p>2166.56</text:p>
          </table:table-cell>
          <table:table-cell office:value-type="float" office:value="2586.57" calcext:value-type="float">
            <text:p>2586.57</text:p>
          </table:table-cell>
        </table:table-row>
        <table:table-row table:style-name="ro1">
          <table:table-cell office:value-type="float" office:value="32991827" calcext:value-type="float">
            <text:p>32991827</text:p>
          </table:table-cell>
          <table:table-cell table:formula="of:=[.A2064]/1000/(60*60*24)" office:value-type="time" office:time-value="PT09H09M51.827S" calcext:value-type="time">
            <text:p>09:09:52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50.5" calcext:value-type="float">
            <text:p>250.5</text:p>
          </table:table-cell>
          <table:table-cell office:value-type="float" office:value="2167.55" calcext:value-type="float">
            <text:p>2167.55</text:p>
          </table:table-cell>
          <table:table-cell office:value-type="float" office:value="2587.69" calcext:value-type="float">
            <text:p>2587.69</text:p>
          </table:table-cell>
        </table:table-row>
        <table:table-row table:style-name="ro1">
          <table:table-cell office:value-type="float" office:value="33007827" calcext:value-type="float">
            <text:p>33007827</text:p>
          </table:table-cell>
          <table:table-cell table:formula="of:=[.A2065]/1000/(60*60*24)" office:value-type="time" office:time-value="PT09H10M07.827S" calcext:value-type="time">
            <text:p>09:10:08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50.39" calcext:value-type="float">
            <text:p>250.39</text:p>
          </table:table-cell>
          <table:table-cell office:value-type="float" office:value="2168.54" calcext:value-type="float">
            <text:p>2168.54</text:p>
          </table:table-cell>
          <table:table-cell office:value-type="float" office:value="2588.8" calcext:value-type="float">
            <text:p>2588.8</text:p>
          </table:table-cell>
        </table:table-row>
        <table:table-row table:style-name="ro1">
          <table:table-cell office:value-type="float" office:value="33023827" calcext:value-type="float">
            <text:p>33023827</text:p>
          </table:table-cell>
          <table:table-cell table:formula="of:=[.A2066]/1000/(60*60*24)" office:value-type="time" office:time-value="PT09H10M23.827S" calcext:value-type="time">
            <text:p>09:10:24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50.39" calcext:value-type="float">
            <text:p>250.39</text:p>
          </table:table-cell>
          <table:table-cell office:value-type="float" office:value="2169.53" calcext:value-type="float">
            <text:p>2169.53</text:p>
          </table:table-cell>
          <table:table-cell office:value-type="float" office:value="2589.91" calcext:value-type="float">
            <text:p>2589.91</text:p>
          </table:table-cell>
        </table:table-row>
        <table:table-row table:style-name="ro1">
          <table:table-cell office:value-type="float" office:value="33039827" calcext:value-type="float">
            <text:p>33039827</text:p>
          </table:table-cell>
          <table:table-cell table:formula="of:=[.A2067]/1000/(60*60*24)" office:value-type="time" office:time-value="PT09H10M39.827S" calcext:value-type="time">
            <text:p>09:10:40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50.39" calcext:value-type="float">
            <text:p>250.39</text:p>
          </table:table-cell>
          <table:table-cell office:value-type="float" office:value="2170.53" calcext:value-type="float">
            <text:p>2170.53</text:p>
          </table:table-cell>
          <table:table-cell office:value-type="float" office:value="2591.03" calcext:value-type="float">
            <text:p>2591.03</text:p>
          </table:table-cell>
        </table:table-row>
        <table:table-row table:style-name="ro1">
          <table:table-cell office:value-type="float" office:value="33055827" calcext:value-type="float">
            <text:p>33055827</text:p>
          </table:table-cell>
          <table:table-cell table:formula="of:=[.A2068]/1000/(60*60*24)" office:value-type="time" office:time-value="PT09H10M55.827S" calcext:value-type="time">
            <text:p>09:10:56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50.27" calcext:value-type="float">
            <text:p>250.27</text:p>
          </table:table-cell>
          <table:table-cell office:value-type="float" office:value="2171.52" calcext:value-type="float">
            <text:p>2171.52</text:p>
          </table:table-cell>
          <table:table-cell office:value-type="float" office:value="2592.14" calcext:value-type="float">
            <text:p>2592.14</text:p>
          </table:table-cell>
        </table:table-row>
        <table:table-row table:style-name="ro1">
          <table:table-cell office:value-type="float" office:value="33071827" calcext:value-type="float">
            <text:p>33071827</text:p>
          </table:table-cell>
          <table:table-cell table:formula="of:=[.A2069]/1000/(60*60*24)" office:value-type="time" office:time-value="PT09H11M11.827S" calcext:value-type="time">
            <text:p>09:11:12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50.27" calcext:value-type="float">
            <text:p>250.27</text:p>
          </table:table-cell>
          <table:table-cell office:value-type="float" office:value="2172.51" calcext:value-type="float">
            <text:p>2172.51</text:p>
          </table:table-cell>
          <table:table-cell office:value-type="float" office:value="2593.25" calcext:value-type="float">
            <text:p>2593.25</text:p>
          </table:table-cell>
        </table:table-row>
        <table:table-row table:style-name="ro1">
          <table:table-cell office:value-type="float" office:value="33087827" calcext:value-type="float">
            <text:p>33087827</text:p>
          </table:table-cell>
          <table:table-cell table:formula="of:=[.A2070]/1000/(60*60*24)" office:value-type="time" office:time-value="PT09H11M27.827S" calcext:value-type="time">
            <text:p>09:11:28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50.16" calcext:value-type="float">
            <text:p>250.16</text:p>
          </table:table-cell>
          <table:table-cell office:value-type="float" office:value="2173.5" calcext:value-type="float">
            <text:p>2173.5</text:p>
          </table:table-cell>
          <table:table-cell office:value-type="float" office:value="2594.36" calcext:value-type="float">
            <text:p>2594.36</text:p>
          </table:table-cell>
        </table:table-row>
        <table:table-row table:style-name="ro1">
          <table:table-cell office:value-type="float" office:value="33103827" calcext:value-type="float">
            <text:p>33103827</text:p>
          </table:table-cell>
          <table:table-cell table:formula="of:=[.A2071]/1000/(60*60*24)" office:value-type="time" office:time-value="PT09H11M43.827S" calcext:value-type="time">
            <text:p>09:11:44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50.16" calcext:value-type="float">
            <text:p>250.16</text:p>
          </table:table-cell>
          <table:table-cell office:value-type="float" office:value="2174.49" calcext:value-type="float">
            <text:p>2174.49</text:p>
          </table:table-cell>
          <table:table-cell office:value-type="float" office:value="2595.48" calcext:value-type="float">
            <text:p>2595.48</text:p>
          </table:table-cell>
        </table:table-row>
        <table:table-row table:style-name="ro1">
          <table:table-cell office:value-type="float" office:value="33119827" calcext:value-type="float">
            <text:p>33119827</text:p>
          </table:table-cell>
          <table:table-cell table:formula="of:=[.A2072]/1000/(60*60*24)" office:value-type="time" office:time-value="PT09H11M59.827S" calcext:value-type="time">
            <text:p>09:12:00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50.16" calcext:value-type="float">
            <text:p>250.16</text:p>
          </table:table-cell>
          <table:table-cell office:value-type="float" office:value="2175.48" calcext:value-type="float">
            <text:p>2175.48</text:p>
          </table:table-cell>
          <table:table-cell office:value-type="float" office:value="2596.59" calcext:value-type="float">
            <text:p>2596.59</text:p>
          </table:table-cell>
        </table:table-row>
        <table:table-row table:style-name="ro1">
          <table:table-cell office:value-type="float" office:value="33135827" calcext:value-type="float">
            <text:p>33135827</text:p>
          </table:table-cell>
          <table:table-cell table:formula="of:=[.A2073]/1000/(60*60*24)" office:value-type="time" office:time-value="PT09H12M15.827S" calcext:value-type="time">
            <text:p>09:12:16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50.04" calcext:value-type="float">
            <text:p>250.04</text:p>
          </table:table-cell>
          <table:table-cell office:value-type="float" office:value="2176.47" calcext:value-type="float">
            <text:p>2176.47</text:p>
          </table:table-cell>
          <table:table-cell office:value-type="float" office:value="2597.7" calcext:value-type="float">
            <text:p>2597.7</text:p>
          </table:table-cell>
        </table:table-row>
        <table:table-row table:style-name="ro1">
          <table:table-cell office:value-type="float" office:value="33151827" calcext:value-type="float">
            <text:p>33151827</text:p>
          </table:table-cell>
          <table:table-cell table:formula="of:=[.A2074]/1000/(60*60*24)" office:value-type="time" office:time-value="PT09H12M31.827S" calcext:value-type="time">
            <text:p>09:12:32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50.04" calcext:value-type="float">
            <text:p>250.04</text:p>
          </table:table-cell>
          <table:table-cell office:value-type="float" office:value="2177.46" calcext:value-type="float">
            <text:p>2177.46</text:p>
          </table:table-cell>
          <table:table-cell office:value-type="float" office:value="2598.81" calcext:value-type="float">
            <text:p>2598.81</text:p>
          </table:table-cell>
        </table:table-row>
        <table:table-row table:style-name="ro1">
          <table:table-cell office:value-type="float" office:value="33167827" calcext:value-type="float">
            <text:p>33167827</text:p>
          </table:table-cell>
          <table:table-cell table:formula="of:=[.A2075]/1000/(60*60*24)" office:value-type="time" office:time-value="PT09H12M47.827S" calcext:value-type="time">
            <text:p>09:12:48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93" calcext:value-type="float">
            <text:p>249.93</text:p>
          </table:table-cell>
          <table:table-cell office:value-type="float" office:value="2178.45" calcext:value-type="float">
            <text:p>2178.45</text:p>
          </table:table-cell>
          <table:table-cell office:value-type="float" office:value="2599.92" calcext:value-type="float">
            <text:p>2599.92</text:p>
          </table:table-cell>
        </table:table-row>
        <table:table-row table:style-name="ro1">
          <table:table-cell office:value-type="float" office:value="33183827" calcext:value-type="float">
            <text:p>33183827</text:p>
          </table:table-cell>
          <table:table-cell table:formula="of:=[.A2076]/1000/(60*60*24)" office:value-type="time" office:time-value="PT09H13M03.827S" calcext:value-type="time">
            <text:p>09:13:04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93" calcext:value-type="float">
            <text:p>249.93</text:p>
          </table:table-cell>
          <table:table-cell office:value-type="float" office:value="2179.44" calcext:value-type="float">
            <text:p>2179.44</text:p>
          </table:table-cell>
          <table:table-cell office:value-type="float" office:value="2601.03" calcext:value-type="float">
            <text:p>2601.03</text:p>
          </table:table-cell>
        </table:table-row>
        <table:table-row table:style-name="ro1">
          <table:table-cell office:value-type="float" office:value="33199827" calcext:value-type="float">
            <text:p>33199827</text:p>
          </table:table-cell>
          <table:table-cell table:formula="of:=[.A2077]/1000/(60*60*24)" office:value-type="time" office:time-value="PT09H13M19.827S" calcext:value-type="time">
            <text:p>09:13:20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93" calcext:value-type="float">
            <text:p>249.93</text:p>
          </table:table-cell>
          <table:table-cell office:value-type="float" office:value="2180.43" calcext:value-type="float">
            <text:p>2180.43</text:p>
          </table:table-cell>
          <table:table-cell office:value-type="float" office:value="2602.14" calcext:value-type="float">
            <text:p>2602.14</text:p>
          </table:table-cell>
        </table:table-row>
        <table:table-row table:style-name="ro1">
          <table:table-cell office:value-type="float" office:value="33215827" calcext:value-type="float">
            <text:p>33215827</text:p>
          </table:table-cell>
          <table:table-cell table:formula="of:=[.A2078]/1000/(60*60*24)" office:value-type="time" office:time-value="PT09H13M35.827S" calcext:value-type="time">
            <text:p>09:13:36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9.82" calcext:value-type="float">
            <text:p>249.82</text:p>
          </table:table-cell>
          <table:table-cell office:value-type="float" office:value="2181.42" calcext:value-type="float">
            <text:p>2181.42</text:p>
          </table:table-cell>
          <table:table-cell office:value-type="float" office:value="2603.25" calcext:value-type="float">
            <text:p>2603.25</text:p>
          </table:table-cell>
        </table:table-row>
        <table:table-row table:style-name="ro1">
          <table:table-cell office:value-type="float" office:value="33231827" calcext:value-type="float">
            <text:p>33231827</text:p>
          </table:table-cell>
          <table:table-cell table:formula="of:=[.A2079]/1000/(60*60*24)" office:value-type="time" office:time-value="PT09H13M51.827S" calcext:value-type="time">
            <text:p>09:13:52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9.82" calcext:value-type="float">
            <text:p>249.82</text:p>
          </table:table-cell>
          <table:table-cell office:value-type="float" office:value="2182.41" calcext:value-type="float">
            <text:p>2182.41</text:p>
          </table:table-cell>
          <table:table-cell office:value-type="float" office:value="2604.35" calcext:value-type="float">
            <text:p>2604.35</text:p>
          </table:table-cell>
        </table:table-row>
        <table:table-row table:style-name="ro1">
          <table:table-cell office:value-type="float" office:value="33247827" calcext:value-type="float">
            <text:p>33247827</text:p>
          </table:table-cell>
          <table:table-cell table:formula="of:=[.A2080]/1000/(60*60*24)" office:value-type="time" office:time-value="PT09H14M07.827S" calcext:value-type="time">
            <text:p>09:14:08</text:p>
          </table:table-cell>
          <table:table-cell office:value-type="float" office:value="1.12" calcext:value-type="float">
            <text:p>1.12</text:p>
          </table:table-cell>
          <table:table-cell office:value-type="float" office:value="222.5" calcext:value-type="float">
            <text:p>222.5</text:p>
          </table:table-cell>
          <table:table-cell office:value-type="float" office:value="248.81" calcext:value-type="float">
            <text:p>248.81</text:p>
          </table:table-cell>
          <table:table-cell office:value-type="float" office:value="2183.4" calcext:value-type="float">
            <text:p>2183.4</text:p>
          </table:table-cell>
          <table:table-cell office:value-type="float" office:value="2605.46" calcext:value-type="float">
            <text:p>2605.46</text:p>
          </table:table-cell>
        </table:table-row>
        <table:table-row table:style-name="ro1">
          <table:table-cell office:value-type="float" office:value="33263827" calcext:value-type="float">
            <text:p>33263827</text:p>
          </table:table-cell>
          <table:table-cell table:formula="of:=[.A2081]/1000/(60*60*24)" office:value-type="time" office:time-value="PT09H14M23.827S" calcext:value-type="time">
            <text:p>09:14:24</text:p>
          </table:table-cell>
          <table:table-cell office:value-type="float" office:value="1.12" calcext:value-type="float">
            <text:p>1.12</text:p>
          </table:table-cell>
          <table:table-cell office:value-type="float" office:value="222.5" calcext:value-type="float">
            <text:p>222.5</text:p>
          </table:table-cell>
          <table:table-cell office:value-type="float" office:value="248.81" calcext:value-type="float">
            <text:p>248.81</text:p>
          </table:table-cell>
          <table:table-cell office:value-type="float" office:value="2184.38" calcext:value-type="float">
            <text:p>2184.38</text:p>
          </table:table-cell>
          <table:table-cell office:value-type="float" office:value="2606.57" calcext:value-type="float">
            <text:p>2606.57</text:p>
          </table:table-cell>
        </table:table-row>
        <table:table-row table:style-name="ro1">
          <table:table-cell office:value-type="float" office:value="33279827" calcext:value-type="float">
            <text:p>33279827</text:p>
          </table:table-cell>
          <table:table-cell table:formula="of:=[.A2082]/1000/(60*60*24)" office:value-type="time" office:time-value="PT09H14M39.827S" calcext:value-type="time">
            <text:p>09:14:40</text:p>
          </table:table-cell>
          <table:table-cell office:value-type="float" office:value="1.12" calcext:value-type="float">
            <text:p>1.12</text:p>
          </table:table-cell>
          <table:table-cell office:value-type="float" office:value="222.5" calcext:value-type="float">
            <text:p>222.5</text:p>
          </table:table-cell>
          <table:table-cell office:value-type="float" office:value="248.81" calcext:value-type="float">
            <text:p>248.81</text:p>
          </table:table-cell>
          <table:table-cell office:value-type="float" office:value="2185.37" calcext:value-type="float">
            <text:p>2185.37</text:p>
          </table:table-cell>
          <table:table-cell office:value-type="float" office:value="2607.68" calcext:value-type="float">
            <text:p>2607.68</text:p>
          </table:table-cell>
        </table:table-row>
        <table:table-row table:style-name="ro1">
          <table:table-cell office:value-type="float" office:value="33295827" calcext:value-type="float">
            <text:p>33295827</text:p>
          </table:table-cell>
          <table:table-cell table:formula="of:=[.A2083]/1000/(60*60*24)" office:value-type="time" office:time-value="PT09H14M55.827S" calcext:value-type="time">
            <text:p>09:14:56</text:p>
          </table:table-cell>
          <table:table-cell office:value-type="float" office:value="1.12" calcext:value-type="float">
            <text:p>1.12</text:p>
          </table:table-cell>
          <table:table-cell office:value-type="float" office:value="222.4" calcext:value-type="float">
            <text:p>222.4</text:p>
          </table:table-cell>
          <table:table-cell office:value-type="float" office:value="248.7" calcext:value-type="float">
            <text:p>248.7</text:p>
          </table:table-cell>
          <table:table-cell office:value-type="float" office:value="2186.36" calcext:value-type="float">
            <text:p>2186.36</text:p>
          </table:table-cell>
          <table:table-cell office:value-type="float" office:value="2608.78" calcext:value-type="float">
            <text:p>2608.78</text:p>
          </table:table-cell>
        </table:table-row>
        <table:table-row table:style-name="ro1">
          <table:table-cell office:value-type="float" office:value="33311827" calcext:value-type="float">
            <text:p>33311827</text:p>
          </table:table-cell>
          <table:table-cell table:formula="of:=[.A2084]/1000/(60*60*24)" office:value-type="time" office:time-value="PT09H15M11.827S" calcext:value-type="time">
            <text:p>09:15:12</text:p>
          </table:table-cell>
          <table:table-cell office:value-type="float" office:value="1.12" calcext:value-type="float">
            <text:p>1.12</text:p>
          </table:table-cell>
          <table:table-cell office:value-type="float" office:value="222.4" calcext:value-type="float">
            <text:p>222.4</text:p>
          </table:table-cell>
          <table:table-cell office:value-type="float" office:value="248.69" calcext:value-type="float">
            <text:p>248.69</text:p>
          </table:table-cell>
          <table:table-cell office:value-type="float" office:value="2187.35" calcext:value-type="float">
            <text:p>2187.35</text:p>
          </table:table-cell>
          <table:table-cell office:value-type="float" office:value="2609.89" calcext:value-type="float">
            <text:p>2609.89</text:p>
          </table:table-cell>
        </table:table-row>
        <table:table-row table:style-name="ro1">
          <table:table-cell office:value-type="float" office:value="33327827" calcext:value-type="float">
            <text:p>33327827</text:p>
          </table:table-cell>
          <table:table-cell table:formula="of:=[.A2085]/1000/(60*60*24)" office:value-type="time" office:time-value="PT09H15M27.827S" calcext:value-type="time">
            <text:p>09:15:28</text:p>
          </table:table-cell>
          <table:table-cell office:value-type="float" office:value="1.12" calcext:value-type="float">
            <text:p>1.12</text:p>
          </table:table-cell>
          <table:table-cell office:value-type="float" office:value="222.3" calcext:value-type="float">
            <text:p>222.3</text:p>
          </table:table-cell>
          <table:table-cell office:value-type="float" office:value="248.58" calcext:value-type="float">
            <text:p>248.58</text:p>
          </table:table-cell>
          <table:table-cell office:value-type="float" office:value="2188.34" calcext:value-type="float">
            <text:p>2188.34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33343827" calcext:value-type="float">
            <text:p>33343827</text:p>
          </table:table-cell>
          <table:table-cell table:formula="of:=[.A2086]/1000/(60*60*24)" office:value-type="time" office:time-value="PT09H15M43.827S" calcext:value-type="time">
            <text:p>09:15:44</text:p>
          </table:table-cell>
          <table:table-cell office:value-type="float" office:value="1.12" calcext:value-type="float">
            <text:p>1.12</text:p>
          </table:table-cell>
          <table:table-cell office:value-type="float" office:value="222.3" calcext:value-type="float">
            <text:p>222.3</text:p>
          </table:table-cell>
          <table:table-cell office:value-type="float" office:value="248.58" calcext:value-type="float">
            <text:p>248.58</text:p>
          </table:table-cell>
          <table:table-cell office:value-type="float" office:value="2189.33" calcext:value-type="float">
            <text:p>2189.33</text:p>
          </table:table-cell>
          <table:table-cell office:value-type="float" office:value="2612.1" calcext:value-type="float">
            <text:p>2612.1</text:p>
          </table:table-cell>
        </table:table-row>
        <table:table-row table:style-name="ro1">
          <table:table-cell office:value-type="float" office:value="33359827" calcext:value-type="float">
            <text:p>33359827</text:p>
          </table:table-cell>
          <table:table-cell table:formula="of:=[.A2087]/1000/(60*60*24)" office:value-type="time" office:time-value="PT09H15M59.827S" calcext:value-type="time">
            <text:p>09:16:00</text:p>
          </table:table-cell>
          <table:table-cell office:value-type="float" office:value="1.12" calcext:value-type="float">
            <text:p>1.12</text:p>
          </table:table-cell>
          <table:table-cell office:value-type="float" office:value="222.3" calcext:value-type="float">
            <text:p>222.3</text:p>
          </table:table-cell>
          <table:table-cell office:value-type="float" office:value="248.58" calcext:value-type="float">
            <text:p>248.58</text:p>
          </table:table-cell>
          <table:table-cell office:value-type="float" office:value="2190.31" calcext:value-type="float">
            <text:p>2190.31</text:p>
          </table:table-cell>
          <table:table-cell office:value-type="float" office:value="2613.21" calcext:value-type="float">
            <text:p>2613.21</text:p>
          </table:table-cell>
        </table:table-row>
        <table:table-row table:style-name="ro1">
          <table:table-cell office:value-type="float" office:value="33375827" calcext:value-type="float">
            <text:p>33375827</text:p>
          </table:table-cell>
          <table:table-cell table:formula="of:=[.A2088]/1000/(60*60*24)" office:value-type="time" office:time-value="PT09H16M15.827S" calcext:value-type="time">
            <text:p>09:16:16</text:p>
          </table:table-cell>
          <table:table-cell office:value-type="float" office:value="1.12" calcext:value-type="float">
            <text:p>1.12</text:p>
          </table:table-cell>
          <table:table-cell office:value-type="float" office:value="222.3" calcext:value-type="float">
            <text:p>222.3</text:p>
          </table:table-cell>
          <table:table-cell office:value-type="float" office:value="248.58" calcext:value-type="float">
            <text:p>248.58</text:p>
          </table:table-cell>
          <table:table-cell office:value-type="float" office:value="2191.3" calcext:value-type="float">
            <text:p>2191.3</text:p>
          </table:table-cell>
          <table:table-cell office:value-type="float" office:value="2614.31" calcext:value-type="float">
            <text:p>2614.31</text:p>
          </table:table-cell>
        </table:table-row>
        <table:table-row table:style-name="ro1">
          <table:table-cell office:value-type="float" office:value="33391827" calcext:value-type="float">
            <text:p>33391827</text:p>
          </table:table-cell>
          <table:table-cell table:formula="of:=[.A2089]/1000/(60*60*24)" office:value-type="time" office:time-value="PT09H16M31.827S" calcext:value-type="time">
            <text:p>09:16:32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8.47" calcext:value-type="float">
            <text:p>248.47</text:p>
          </table:table-cell>
          <table:table-cell office:value-type="float" office:value="2192.29" calcext:value-type="float">
            <text:p>2192.29</text:p>
          </table:table-cell>
          <table:table-cell office:value-type="float" office:value="2615.42" calcext:value-type="float">
            <text:p>2615.42</text:p>
          </table:table-cell>
        </table:table-row>
        <table:table-row table:style-name="ro1">
          <table:table-cell office:value-type="float" office:value="33407827" calcext:value-type="float">
            <text:p>33407827</text:p>
          </table:table-cell>
          <table:table-cell table:formula="of:=[.A2090]/1000/(60*60*24)" office:value-type="time" office:time-value="PT09H16M47.827S" calcext:value-type="time">
            <text:p>09:16:48</text:p>
          </table:table-cell>
          <table:table-cell office:value-type="float" office:value="1.12" calcext:value-type="float">
            <text:p>1.12</text:p>
          </table:table-cell>
          <table:table-cell office:value-type="float" office:value="222.1" calcext:value-type="float">
            <text:p>222.1</text:p>
          </table:table-cell>
          <table:table-cell office:value-type="float" office:value="248.36" calcext:value-type="float">
            <text:p>248.36</text:p>
          </table:table-cell>
          <table:table-cell office:value-type="float" office:value="2193.28" calcext:value-type="float">
            <text:p>2193.28</text:p>
          </table:table-cell>
          <table:table-cell office:value-type="float" office:value="2616.52" calcext:value-type="float">
            <text:p>2616.52</text:p>
          </table:table-cell>
        </table:table-row>
        <table:table-row table:style-name="ro1">
          <table:table-cell office:value-type="float" office:value="33423827" calcext:value-type="float">
            <text:p>33423827</text:p>
          </table:table-cell>
          <table:table-cell table:formula="of:=[.A2091]/1000/(60*60*24)" office:value-type="time" office:time-value="PT09H17M03.827S" calcext:value-type="time">
            <text:p>09:17:04</text:p>
          </table:table-cell>
          <table:table-cell office:value-type="float" office:value="1.12" calcext:value-type="float">
            <text:p>1.12</text:p>
          </table:table-cell>
          <table:table-cell office:value-type="float" office:value="222.1" calcext:value-type="float">
            <text:p>222.1</text:p>
          </table:table-cell>
          <table:table-cell office:value-type="float" office:value="248.35" calcext:value-type="float">
            <text:p>248.35</text:p>
          </table:table-cell>
          <table:table-cell office:value-type="float" office:value="2194.27" calcext:value-type="float">
            <text:p>2194.27</text:p>
          </table:table-cell>
          <table:table-cell office:value-type="float" office:value="2617.63" calcext:value-type="float">
            <text:p>2617.63</text:p>
          </table:table-cell>
        </table:table-row>
        <table:table-row table:style-name="ro1">
          <table:table-cell office:value-type="float" office:value="33439827" calcext:value-type="float">
            <text:p>33439827</text:p>
          </table:table-cell>
          <table:table-cell table:formula="of:=[.A2092]/1000/(60*60*24)" office:value-type="time" office:time-value="PT09H17M19.827S" calcext:value-type="time">
            <text:p>09:17:20</text:p>
          </table:table-cell>
          <table:table-cell office:value-type="float" office:value="1.12" calcext:value-type="float">
            <text:p>1.12</text:p>
          </table:table-cell>
          <table:table-cell office:value-type="float" office:value="222" calcext:value-type="float">
            <text:p>222</text:p>
          </table:table-cell>
          <table:table-cell office:value-type="float" office:value="248.24" calcext:value-type="float">
            <text:p>248.24</text:p>
          </table:table-cell>
          <table:table-cell office:value-type="float" office:value="2195.25" calcext:value-type="float">
            <text:p>2195.25</text:p>
          </table:table-cell>
          <table:table-cell office:value-type="float" office:value="2618.73" calcext:value-type="float">
            <text:p>2618.73</text:p>
          </table:table-cell>
        </table:table-row>
        <table:table-row table:style-name="ro1">
          <table:table-cell office:value-type="float" office:value="33455827" calcext:value-type="float">
            <text:p>33455827</text:p>
          </table:table-cell>
          <table:table-cell table:formula="of:=[.A2093]/1000/(60*60*24)" office:value-type="time" office:time-value="PT09H17M35.827S" calcext:value-type="time">
            <text:p>09:17:36</text:p>
          </table:table-cell>
          <table:table-cell office:value-type="float" office:value="1.12" calcext:value-type="float">
            <text:p>1.12</text:p>
          </table:table-cell>
          <table:table-cell office:value-type="float" office:value="222" calcext:value-type="float">
            <text:p>222</text:p>
          </table:table-cell>
          <table:table-cell office:value-type="float" office:value="248.24" calcext:value-type="float">
            <text:p>248.24</text:p>
          </table:table-cell>
          <table:table-cell office:value-type="float" office:value="2196.24" calcext:value-type="float">
            <text:p>2196.24</text:p>
          </table:table-cell>
          <table:table-cell office:value-type="float" office:value="2619.83" calcext:value-type="float">
            <text:p>2619.83</text:p>
          </table:table-cell>
        </table:table-row>
        <table:table-row table:style-name="ro1">
          <table:table-cell office:value-type="float" office:value="33471827" calcext:value-type="float">
            <text:p>33471827</text:p>
          </table:table-cell>
          <table:table-cell table:formula="of:=[.A2094]/1000/(60*60*24)" office:value-type="time" office:time-value="PT09H17M51.827S" calcext:value-type="time">
            <text:p>09:17:52</text:p>
          </table:table-cell>
          <table:table-cell office:value-type="float" office:value="1.12" calcext:value-type="float">
            <text:p>1.12</text:p>
          </table:table-cell>
          <table:table-cell office:value-type="float" office:value="222" calcext:value-type="float">
            <text:p>222</text:p>
          </table:table-cell>
          <table:table-cell office:value-type="float" office:value="248.24" calcext:value-type="float">
            <text:p>248.24</text:p>
          </table:table-cell>
          <table:table-cell office:value-type="float" office:value="2197.23" calcext:value-type="float">
            <text:p>2197.23</text:p>
          </table:table-cell>
          <table:table-cell office:value-type="float" office:value="2620.94" calcext:value-type="float">
            <text:p>2620.94</text:p>
          </table:table-cell>
        </table:table-row>
        <table:table-row table:style-name="ro1">
          <table:table-cell office:value-type="float" office:value="33487827" calcext:value-type="float">
            <text:p>33487827</text:p>
          </table:table-cell>
          <table:table-cell table:formula="of:=[.A2095]/1000/(60*60*24)" office:value-type="time" office:time-value="PT09H18M07.827S" calcext:value-type="time">
            <text:p>09:18:08</text:p>
          </table:table-cell>
          <table:table-cell office:value-type="float" office:value="1.12" calcext:value-type="float">
            <text:p>1.12</text:p>
          </table:table-cell>
          <table:table-cell office:value-type="float" office:value="222" calcext:value-type="float">
            <text:p>222</text:p>
          </table:table-cell>
          <table:table-cell office:value-type="float" office:value="248.24" calcext:value-type="float">
            <text:p>248.24</text:p>
          </table:table-cell>
          <table:table-cell office:value-type="float" office:value="2198.22" calcext:value-type="float">
            <text:p>2198.22</text:p>
          </table:table-cell>
          <table:table-cell office:value-type="float" office:value="2622.04" calcext:value-type="float">
            <text:p>2622.04</text:p>
          </table:table-cell>
        </table:table-row>
        <table:table-row table:style-name="ro1">
          <table:table-cell office:value-type="float" office:value="33503827" calcext:value-type="float">
            <text:p>33503827</text:p>
          </table:table-cell>
          <table:table-cell table:formula="of:=[.A2096]/1000/(60*60*24)" office:value-type="time" office:time-value="PT09H18M23.827S" calcext:value-type="time">
            <text:p>09:18:24</text:p>
          </table:table-cell>
          <table:table-cell office:value-type="float" office:value="1.12" calcext:value-type="float">
            <text:p>1.12</text:p>
          </table:table-cell>
          <table:table-cell office:value-type="float" office:value="221.8" calcext:value-type="float">
            <text:p>221.8</text:p>
          </table:table-cell>
          <table:table-cell office:value-type="float" office:value="248.01" calcext:value-type="float">
            <text:p>248.01</text:p>
          </table:table-cell>
          <table:table-cell office:value-type="float" office:value="2199.2" calcext:value-type="float">
            <text:p>2199.2</text:p>
          </table:table-cell>
          <table:table-cell office:value-type="float" office:value="2623.14" calcext:value-type="float">
            <text:p>2623.14</text:p>
          </table:table-cell>
        </table:table-row>
        <table:table-row table:style-name="ro1">
          <table:table-cell office:value-type="float" office:value="33519827" calcext:value-type="float">
            <text:p>33519827</text:p>
          </table:table-cell>
          <table:table-cell table:formula="of:=[.A2097]/1000/(60*60*24)" office:value-type="time" office:time-value="PT09H18M39.827S" calcext:value-type="time">
            <text:p>09:18:40</text:p>
          </table:table-cell>
          <table:table-cell office:value-type="float" office:value="1.12" calcext:value-type="float">
            <text:p>1.12</text:p>
          </table:table-cell>
          <table:table-cell office:value-type="float" office:value="221.9" calcext:value-type="float">
            <text:p>221.9</text:p>
          </table:table-cell>
          <table:table-cell office:value-type="float" office:value="248.12" calcext:value-type="float">
            <text:p>248.12</text:p>
          </table:table-cell>
          <table:table-cell office:value-type="float" office:value="2200.19" calcext:value-type="float">
            <text:p>2200.19</text:p>
          </table:table-cell>
          <table:table-cell office:value-type="float" office:value="2624.24" calcext:value-type="float">
            <text:p>2624.24</text:p>
          </table:table-cell>
        </table:table-row>
        <table:table-row table:style-name="ro1">
          <table:table-cell office:value-type="float" office:value="33535827" calcext:value-type="float">
            <text:p>33535827</text:p>
          </table:table-cell>
          <table:table-cell table:formula="of:=[.A2098]/1000/(60*60*24)" office:value-type="time" office:time-value="PT09H18M55.827S" calcext:value-type="time">
            <text:p>09:18:56</text:p>
          </table:table-cell>
          <table:table-cell office:value-type="float" office:value="1.12" calcext:value-type="float">
            <text:p>1.12</text:p>
          </table:table-cell>
          <table:table-cell office:value-type="float" office:value="221.8" calcext:value-type="float">
            <text:p>221.8</text:p>
          </table:table-cell>
          <table:table-cell office:value-type="float" office:value="248.01" calcext:value-type="float">
            <text:p>248.01</text:p>
          </table:table-cell>
          <table:table-cell office:value-type="float" office:value="2201.17" calcext:value-type="float">
            <text:p>2201.17</text:p>
          </table:table-cell>
          <table:table-cell office:value-type="float" office:value="2625.34" calcext:value-type="float">
            <text:p>2625.34</text:p>
          </table:table-cell>
        </table:table-row>
        <table:table-row table:style-name="ro1">
          <table:table-cell office:value-type="float" office:value="33551827" calcext:value-type="float">
            <text:p>33551827</text:p>
          </table:table-cell>
          <table:table-cell table:formula="of:=[.A2099]/1000/(60*60*24)" office:value-type="time" office:time-value="PT09H19M11.827S" calcext:value-type="time">
            <text:p>09:19:12</text:p>
          </table:table-cell>
          <table:table-cell office:value-type="float" office:value="1.12" calcext:value-type="float">
            <text:p>1.12</text:p>
          </table:table-cell>
          <table:table-cell office:value-type="float" office:value="221.8" calcext:value-type="float">
            <text:p>221.8</text:p>
          </table:table-cell>
          <table:table-cell office:value-type="float" office:value="248.01" calcext:value-type="float">
            <text:p>248.01</text:p>
          </table:table-cell>
          <table:table-cell office:value-type="float" office:value="2202.16" calcext:value-type="float">
            <text:p>2202.16</text:p>
          </table:table-cell>
          <table:table-cell office:value-type="float" office:value="2626.44" calcext:value-type="float">
            <text:p>2626.44</text:p>
          </table:table-cell>
        </table:table-row>
        <table:table-row table:style-name="ro1">
          <table:table-cell office:value-type="float" office:value="33567827" calcext:value-type="float">
            <text:p>33567827</text:p>
          </table:table-cell>
          <table:table-cell table:formula="of:=[.A2100]/1000/(60*60*24)" office:value-type="time" office:time-value="PT09H19M27.827S" calcext:value-type="time">
            <text:p>09:19:28</text:p>
          </table:table-cell>
          <table:table-cell office:value-type="float" office:value="1.12" calcext:value-type="float">
            <text:p>1.12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9" calcext:value-type="float">
            <text:p>247.9</text:p>
          </table:table-cell>
          <table:table-cell office:value-type="float" office:value="2203.14" calcext:value-type="float">
            <text:p>2203.14</text:p>
          </table:table-cell>
          <table:table-cell office:value-type="float" office:value="2627.55" calcext:value-type="float">
            <text:p>2627.55</text:p>
          </table:table-cell>
        </table:table-row>
        <table:table-row table:style-name="ro1">
          <table:table-cell office:value-type="float" office:value="33583827" calcext:value-type="float">
            <text:p>33583827</text:p>
          </table:table-cell>
          <table:table-cell table:formula="of:=[.A2101]/1000/(60*60*24)" office:value-type="time" office:time-value="PT09H19M43.827S" calcext:value-type="time">
            <text:p>09:19:44</text:p>
          </table:table-cell>
          <table:table-cell office:value-type="float" office:value="1.12" calcext:value-type="float">
            <text:p>1.12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9" calcext:value-type="float">
            <text:p>247.9</text:p>
          </table:table-cell>
          <table:table-cell office:value-type="float" office:value="2204.12" calcext:value-type="float">
            <text:p>2204.12</text:p>
          </table:table-cell>
          <table:table-cell office:value-type="float" office:value="2628.64" calcext:value-type="float">
            <text:p>2628.64</text:p>
          </table:table-cell>
        </table:table-row>
        <table:table-row table:style-name="ro1">
          <table:table-cell office:value-type="float" office:value="33599827" calcext:value-type="float">
            <text:p>33599827</text:p>
          </table:table-cell>
          <table:table-cell table:formula="of:=[.A2102]/1000/(60*60*24)" office:value-type="time" office:time-value="PT09H19M59.827S" calcext:value-type="time">
            <text:p>09:20:00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9" calcext:value-type="float">
            <text:p>246.9</text:p>
          </table:table-cell>
          <table:table-cell office:value-type="float" office:value="2205.11" calcext:value-type="float">
            <text:p>2205.11</text:p>
          </table:table-cell>
          <table:table-cell office:value-type="float" office:value="2629.74" calcext:value-type="float">
            <text:p>2629.74</text:p>
          </table:table-cell>
        </table:table-row>
        <table:table-row table:style-name="ro1">
          <table:table-cell office:value-type="float" office:value="33615827" calcext:value-type="float">
            <text:p>33615827</text:p>
          </table:table-cell>
          <table:table-cell table:formula="of:=[.A2103]/1000/(60*60*24)" office:value-type="time" office:time-value="PT09H20M15.827S" calcext:value-type="time">
            <text:p>09:20:16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9" calcext:value-type="float">
            <text:p>246.9</text:p>
          </table:table-cell>
          <table:table-cell office:value-type="float" office:value="2206.09" calcext:value-type="float">
            <text:p>2206.09</text:p>
          </table:table-cell>
          <table:table-cell office:value-type="float" office:value="2630.84" calcext:value-type="float">
            <text:p>2630.84</text:p>
          </table:table-cell>
        </table:table-row>
        <table:table-row table:style-name="ro1">
          <table:table-cell office:value-type="float" office:value="33631827" calcext:value-type="float">
            <text:p>33631827</text:p>
          </table:table-cell>
          <table:table-cell table:formula="of:=[.A2104]/1000/(60*60*24)" office:value-type="time" office:time-value="PT09H20M31.827S" calcext:value-type="time">
            <text:p>09:20:32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9" calcext:value-type="float">
            <text:p>246.9</text:p>
          </table:table-cell>
          <table:table-cell office:value-type="float" office:value="2207.08" calcext:value-type="float">
            <text:p>2207.08</text:p>
          </table:table-cell>
          <table:table-cell office:value-type="float" office:value="2631.94" calcext:value-type="float">
            <text:p>2631.94</text:p>
          </table:table-cell>
        </table:table-row>
        <table:table-row table:style-name="ro1">
          <table:table-cell office:value-type="float" office:value="33647827" calcext:value-type="float">
            <text:p>33647827</text:p>
          </table:table-cell>
          <table:table-cell table:formula="of:=[.A2105]/1000/(60*60*24)" office:value-type="time" office:time-value="PT09H20M47.827S" calcext:value-type="time">
            <text:p>09:20:48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6.78" calcext:value-type="float">
            <text:p>246.78</text:p>
          </table:table-cell>
          <table:table-cell office:value-type="float" office:value="2208.06" calcext:value-type="float">
            <text:p>2208.06</text:p>
          </table:table-cell>
          <table:table-cell office:value-type="float" office:value="2633.04" calcext:value-type="float">
            <text:p>2633.04</text:p>
          </table:table-cell>
        </table:table-row>
        <table:table-row table:style-name="ro1">
          <table:table-cell office:value-type="float" office:value="33663827" calcext:value-type="float">
            <text:p>33663827</text:p>
          </table:table-cell>
          <table:table-cell table:formula="of:=[.A2106]/1000/(60*60*24)" office:value-type="time" office:time-value="PT09H21M03.827S" calcext:value-type="time">
            <text:p>09:21:04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6.78" calcext:value-type="float">
            <text:p>246.78</text:p>
          </table:table-cell>
          <table:table-cell office:value-type="float" office:value="2209.05" calcext:value-type="float">
            <text:p>2209.05</text:p>
          </table:table-cell>
          <table:table-cell office:value-type="float" office:value="2634.14" calcext:value-type="float">
            <text:p>2634.14</text:p>
          </table:table-cell>
        </table:table-row>
        <table:table-row table:style-name="ro1">
          <table:table-cell office:value-type="float" office:value="33679826" calcext:value-type="float">
            <text:p>33679826</text:p>
          </table:table-cell>
          <table:table-cell table:formula="of:=[.A2107]/1000/(60*60*24)" office:value-type="time" office:time-value="PT09H21M19.826S" calcext:value-type="time">
            <text:p>09:21:20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6.67" calcext:value-type="float">
            <text:p>246.67</text:p>
          </table:table-cell>
          <table:table-cell office:value-type="float" office:value="2210.03" calcext:value-type="float">
            <text:p>2210.03</text:p>
          </table:table-cell>
          <table:table-cell office:value-type="float" office:value="2635.23" calcext:value-type="float">
            <text:p>2635.23</text:p>
          </table:table-cell>
        </table:table-row>
        <table:table-row table:style-name="ro1">
          <table:table-cell office:value-type="float" office:value="33695827" calcext:value-type="float">
            <text:p>33695827</text:p>
          </table:table-cell>
          <table:table-cell table:formula="of:=[.A2108]/1000/(60*60*24)" office:value-type="time" office:time-value="PT09H21M35.827S" calcext:value-type="time">
            <text:p>09:21:36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6.67" calcext:value-type="float">
            <text:p>246.67</text:p>
          </table:table-cell>
          <table:table-cell office:value-type="float" office:value="2211.02" calcext:value-type="float">
            <text:p>2211.02</text:p>
          </table:table-cell>
          <table:table-cell office:value-type="float" office:value="2636.33" calcext:value-type="float">
            <text:p>2636.33</text:p>
          </table:table-cell>
        </table:table-row>
        <table:table-row table:style-name="ro1">
          <table:table-cell office:value-type="float" office:value="33711827" calcext:value-type="float">
            <text:p>33711827</text:p>
          </table:table-cell>
          <table:table-cell table:formula="of:=[.A2109]/1000/(60*60*24)" office:value-type="time" office:time-value="PT09H21M51.827S" calcext:value-type="time">
            <text:p>09:21:52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6.67" calcext:value-type="float">
            <text:p>246.67</text:p>
          </table:table-cell>
          <table:table-cell office:value-type="float" office:value="2212" calcext:value-type="float">
            <text:p>2212</text:p>
          </table:table-cell>
          <table:table-cell office:value-type="float" office:value="2637.43" calcext:value-type="float">
            <text:p>2637.43</text:p>
          </table:table-cell>
        </table:table-row>
        <table:table-row table:style-name="ro1">
          <table:table-cell office:value-type="float" office:value="33727827" calcext:value-type="float">
            <text:p>33727827</text:p>
          </table:table-cell>
          <table:table-cell table:formula="of:=[.A2110]/1000/(60*60*24)" office:value-type="time" office:time-value="PT09H22M07.827S" calcext:value-type="time">
            <text:p>09:22:08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6.45" calcext:value-type="float">
            <text:p>246.45</text:p>
          </table:table-cell>
          <table:table-cell office:value-type="float" office:value="2212.98" calcext:value-type="float">
            <text:p>2212.98</text:p>
          </table:table-cell>
          <table:table-cell office:value-type="float" office:value="2638.53" calcext:value-type="float">
            <text:p>2638.53</text:p>
          </table:table-cell>
        </table:table-row>
        <table:table-row table:style-name="ro1">
          <table:table-cell office:value-type="float" office:value="33743827" calcext:value-type="float">
            <text:p>33743827</text:p>
          </table:table-cell>
          <table:table-cell table:formula="of:=[.A2111]/1000/(60*60*24)" office:value-type="time" office:time-value="PT09H22M23.827S" calcext:value-type="time">
            <text:p>09:22:24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6.56" calcext:value-type="float">
            <text:p>246.56</text:p>
          </table:table-cell>
          <table:table-cell office:value-type="float" office:value="2213.97" calcext:value-type="float">
            <text:p>2213.97</text:p>
          </table:table-cell>
          <table:table-cell office:value-type="float" office:value="2639.62" calcext:value-type="float">
            <text:p>2639.62</text:p>
          </table:table-cell>
        </table:table-row>
        <table:table-row table:style-name="ro1">
          <table:table-cell office:value-type="float" office:value="33759827" calcext:value-type="float">
            <text:p>33759827</text:p>
          </table:table-cell>
          <table:table-cell table:formula="of:=[.A2112]/1000/(60*60*24)" office:value-type="time" office:time-value="PT09H22M39.827S" calcext:value-type="time">
            <text:p>09:22:40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6.44" calcext:value-type="float">
            <text:p>246.44</text:p>
          </table:table-cell>
          <table:table-cell office:value-type="float" office:value="2214.95" calcext:value-type="float">
            <text:p>2214.95</text:p>
          </table:table-cell>
          <table:table-cell office:value-type="float" office:value="2640.72" calcext:value-type="float">
            <text:p>2640.72</text:p>
          </table:table-cell>
        </table:table-row>
        <table:table-row table:style-name="ro1">
          <table:table-cell office:value-type="float" office:value="33775827" calcext:value-type="float">
            <text:p>33775827</text:p>
          </table:table-cell>
          <table:table-cell table:formula="of:=[.A2113]/1000/(60*60*24)" office:value-type="time" office:time-value="PT09H22M55.827S" calcext:value-type="time">
            <text:p>09:22:56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6.33" calcext:value-type="float">
            <text:p>246.33</text:p>
          </table:table-cell>
          <table:table-cell office:value-type="float" office:value="2215.94" calcext:value-type="float">
            <text:p>2215.94</text:p>
          </table:table-cell>
          <table:table-cell office:value-type="float" office:value="2641.81" calcext:value-type="float">
            <text:p>2641.81</text:p>
          </table:table-cell>
        </table:table-row>
        <table:table-row table:style-name="ro1">
          <table:table-cell office:value-type="float" office:value="33791827" calcext:value-type="float">
            <text:p>33791827</text:p>
          </table:table-cell>
          <table:table-cell table:formula="of:=[.A2114]/1000/(60*60*24)" office:value-type="time" office:time-value="PT09H23M11.827S" calcext:value-type="time">
            <text:p>09:23:12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6.33" calcext:value-type="float">
            <text:p>246.33</text:p>
          </table:table-cell>
          <table:table-cell office:value-type="float" office:value="2216.92" calcext:value-type="float">
            <text:p>2216.92</text:p>
          </table:table-cell>
          <table:table-cell office:value-type="float" office:value="2642.9" calcext:value-type="float">
            <text:p>2642.9</text:p>
          </table:table-cell>
        </table:table-row>
        <table:table-row table:style-name="ro1">
          <table:table-cell office:value-type="float" office:value="33807826" calcext:value-type="float">
            <text:p>33807826</text:p>
          </table:table-cell>
          <table:table-cell table:formula="of:=[.A2115]/1000/(60*60*24)" office:value-type="time" office:time-value="PT09H23M27.826S" calcext:value-type="time">
            <text:p>09:23:28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6.22" calcext:value-type="float">
            <text:p>246.22</text:p>
          </table:table-cell>
          <table:table-cell office:value-type="float" office:value="2217.9" calcext:value-type="float">
            <text:p>2217.9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float" office:value="33823827" calcext:value-type="float">
            <text:p>33823827</text:p>
          </table:table-cell>
          <table:table-cell table:formula="of:=[.A2116]/1000/(60*60*24)" office:value-type="time" office:time-value="PT09H23M43.827S" calcext:value-type="time">
            <text:p>09:23:44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6.22" calcext:value-type="float">
            <text:p>246.22</text:p>
          </table:table-cell>
          <table:table-cell office:value-type="float" office:value="2218.88" calcext:value-type="float">
            <text:p>2218.88</text:p>
          </table:table-cell>
          <table:table-cell office:value-type="float" office:value="2645.09" calcext:value-type="float">
            <text:p>2645.09</text:p>
          </table:table-cell>
        </table:table-row>
        <table:table-row table:style-name="ro1">
          <table:table-cell office:value-type="float" office:value="33839827" calcext:value-type="float">
            <text:p>33839827</text:p>
          </table:table-cell>
          <table:table-cell table:formula="of:=[.A2117]/1000/(60*60*24)" office:value-type="time" office:time-value="PT09H23M59.827S" calcext:value-type="time">
            <text:p>09:24:00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6.21" calcext:value-type="float">
            <text:p>246.21</text:p>
          </table:table-cell>
          <table:table-cell office:value-type="float" office:value="2219.87" calcext:value-type="float">
            <text:p>2219.87</text:p>
          </table:table-cell>
          <table:table-cell office:value-type="float" office:value="2646.18" calcext:value-type="float">
            <text:p>2646.18</text:p>
          </table:table-cell>
        </table:table-row>
        <table:table-row table:style-name="ro1">
          <table:table-cell office:value-type="float" office:value="33855827" calcext:value-type="float">
            <text:p>33855827</text:p>
          </table:table-cell>
          <table:table-cell table:formula="of:=[.A2118]/1000/(60*60*24)" office:value-type="time" office:time-value="PT09H24M15.827S" calcext:value-type="time">
            <text:p>09:24:16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5.99" calcext:value-type="float">
            <text:p>245.99</text:p>
          </table:table-cell>
          <table:table-cell office:value-type="float" office:value="2220.85" calcext:value-type="float">
            <text:p>2220.85</text:p>
          </table:table-cell>
          <table:table-cell office:value-type="float" office:value="2647.28" calcext:value-type="float">
            <text:p>2647.28</text:p>
          </table:table-cell>
        </table:table-row>
        <table:table-row table:style-name="ro1">
          <table:table-cell office:value-type="float" office:value="33871827" calcext:value-type="float">
            <text:p>33871827</text:p>
          </table:table-cell>
          <table:table-cell table:formula="of:=[.A2119]/1000/(60*60*24)" office:value-type="time" office:time-value="PT09H24M31.827S" calcext:value-type="time">
            <text:p>09:24:32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5.99" calcext:value-type="float">
            <text:p>245.99</text:p>
          </table:table-cell>
          <table:table-cell office:value-type="float" office:value="2221.83" calcext:value-type="float">
            <text:p>2221.83</text:p>
          </table:table-cell>
          <table:table-cell office:value-type="float" office:value="2648.37" calcext:value-type="float">
            <text:p>2648.37</text:p>
          </table:table-cell>
        </table:table-row>
        <table:table-row table:style-name="ro1">
          <table:table-cell office:value-type="float" office:value="33887827" calcext:value-type="float">
            <text:p>33887827</text:p>
          </table:table-cell>
          <table:table-cell table:formula="of:=[.A2120]/1000/(60*60*24)" office:value-type="time" office:time-value="PT09H24M47.827S" calcext:value-type="time">
            <text:p>09:24:48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5.11" calcext:value-type="float">
            <text:p>245.11</text:p>
          </table:table-cell>
          <table:table-cell office:value-type="float" office:value="2222.81" calcext:value-type="float">
            <text:p>2222.81</text:p>
          </table:table-cell>
          <table:table-cell office:value-type="float" office:value="2649.46" calcext:value-type="float">
            <text:p>2649.46</text:p>
          </table:table-cell>
        </table:table-row>
        <table:table-row table:style-name="ro1">
          <table:table-cell office:value-type="float" office:value="33903827" calcext:value-type="float">
            <text:p>33903827</text:p>
          </table:table-cell>
          <table:table-cell table:formula="of:=[.A2121]/1000/(60*60*24)" office:value-type="time" office:time-value="PT09H25M03.827S" calcext:value-type="time">
            <text:p>09:25:04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99" calcext:value-type="float">
            <text:p>244.99</text:p>
          </table:table-cell>
          <table:table-cell office:value-type="float" office:value="2223.79" calcext:value-type="float">
            <text:p>2223.79</text:p>
          </table:table-cell>
          <table:table-cell office:value-type="float" office:value="2650.55" calcext:value-type="float">
            <text:p>2650.55</text:p>
          </table:table-cell>
        </table:table-row>
        <table:table-row table:style-name="ro1">
          <table:table-cell office:value-type="float" office:value="33919827" calcext:value-type="float">
            <text:p>33919827</text:p>
          </table:table-cell>
          <table:table-cell table:formula="of:=[.A2122]/1000/(60*60*24)" office:value-type="time" office:time-value="PT09H25M19.827S" calcext:value-type="time">
            <text:p>09:25:20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5.1" calcext:value-type="float">
            <text:p>245.1</text:p>
          </table:table-cell>
          <table:table-cell office:value-type="float" office:value="2224.77" calcext:value-type="float">
            <text:p>2224.77</text:p>
          </table:table-cell>
          <table:table-cell office:value-type="float" office:value="2651.64" calcext:value-type="float">
            <text:p>2651.64</text:p>
          </table:table-cell>
        </table:table-row>
        <table:table-row table:style-name="ro1">
          <table:table-cell office:value-type="float" office:value="33935827" calcext:value-type="float">
            <text:p>33935827</text:p>
          </table:table-cell>
          <table:table-cell table:formula="of:=[.A2123]/1000/(60*60*24)" office:value-type="time" office:time-value="PT09H25M35.827S" calcext:value-type="time">
            <text:p>09:25:36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99" calcext:value-type="float">
            <text:p>244.99</text:p>
          </table:table-cell>
          <table:table-cell office:value-type="float" office:value="2225.75" calcext:value-type="float">
            <text:p>2225.75</text:p>
          </table:table-cell>
          <table:table-cell office:value-type="float" office:value="2652.73" calcext:value-type="float">
            <text:p>2652.73</text:p>
          </table:table-cell>
        </table:table-row>
        <table:table-row table:style-name="ro1">
          <table:table-cell office:value-type="float" office:value="33951827" calcext:value-type="float">
            <text:p>33951827</text:p>
          </table:table-cell>
          <table:table-cell table:formula="of:=[.A2124]/1000/(60*60*24)" office:value-type="time" office:time-value="PT09H25M51.827S" calcext:value-type="time">
            <text:p>09:25:52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4.88" calcext:value-type="float">
            <text:p>244.88</text:p>
          </table:table-cell>
          <table:table-cell office:value-type="float" office:value="2226.73" calcext:value-type="float">
            <text:p>2226.73</text:p>
          </table:table-cell>
          <table:table-cell office:value-type="float" office:value="2653.82" calcext:value-type="float">
            <text:p>2653.82</text:p>
          </table:table-cell>
        </table:table-row>
        <table:table-row table:style-name="ro1">
          <table:table-cell office:value-type="float" office:value="33967827" calcext:value-type="float">
            <text:p>33967827</text:p>
          </table:table-cell>
          <table:table-cell table:formula="of:=[.A2125]/1000/(60*60*24)" office:value-type="time" office:time-value="PT09H26M07.827S" calcext:value-type="time">
            <text:p>09:26:08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4.88" calcext:value-type="float">
            <text:p>244.88</text:p>
          </table:table-cell>
          <table:table-cell office:value-type="float" office:value="2227.71" calcext:value-type="float">
            <text:p>2227.71</text:p>
          </table:table-cell>
          <table:table-cell office:value-type="float" office:value="2654.91" calcext:value-type="float">
            <text:p>2654.91</text:p>
          </table:table-cell>
        </table:table-row>
        <table:table-row table:style-name="ro1">
          <table:table-cell office:value-type="float" office:value="33983827" calcext:value-type="float">
            <text:p>33983827</text:p>
          </table:table-cell>
          <table:table-cell table:formula="of:=[.A2126]/1000/(60*60*24)" office:value-type="time" office:time-value="PT09H26M23.827S" calcext:value-type="time">
            <text:p>09:26:24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4.77" calcext:value-type="float">
            <text:p>244.77</text:p>
          </table:table-cell>
          <table:table-cell office:value-type="float" office:value="2228.69" calcext:value-type="float">
            <text:p>2228.69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33999827" calcext:value-type="float">
            <text:p>33999827</text:p>
          </table:table-cell>
          <table:table-cell table:formula="of:=[.A2127]/1000/(60*60*24)" office:value-type="time" office:time-value="PT09H26M39.827S" calcext:value-type="time">
            <text:p>09:26:40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8" calcext:value-type="float">
            <text:p>243.88</text:p>
          </table:table-cell>
          <table:table-cell office:value-type="float" office:value="2229.67" calcext:value-type="float">
            <text:p>2229.67</text:p>
          </table:table-cell>
          <table:table-cell office:value-type="float" office:value="2657.09" calcext:value-type="float">
            <text:p>2657.09</text:p>
          </table:table-cell>
        </table:table-row>
        <table:table-row table:style-name="ro1">
          <table:table-cell office:value-type="float" office:value="34015827" calcext:value-type="float">
            <text:p>34015827</text:p>
          </table:table-cell>
          <table:table-cell table:formula="of:=[.A2128]/1000/(60*60*24)" office:value-type="time" office:time-value="PT09H26M55.827S" calcext:value-type="time">
            <text:p>09:26:56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4.65" calcext:value-type="float">
            <text:p>244.65</text:p>
          </table:table-cell>
          <table:table-cell office:value-type="float" office:value="2230.65" calcext:value-type="float">
            <text:p>2230.65</text:p>
          </table:table-cell>
          <table:table-cell office:value-type="float" office:value="2658.17" calcext:value-type="float">
            <text:p>2658.17</text:p>
          </table:table-cell>
        </table:table-row>
        <table:table-row table:style-name="ro1">
          <table:table-cell office:value-type="float" office:value="34031827" calcext:value-type="float">
            <text:p>34031827</text:p>
          </table:table-cell>
          <table:table-cell table:formula="of:=[.A2129]/1000/(60*60*24)" office:value-type="time" office:time-value="PT09H27M11.827S" calcext:value-type="time">
            <text:p>09:27:12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4.54" calcext:value-type="float">
            <text:p>244.54</text:p>
          </table:table-cell>
          <table:table-cell office:value-type="float" office:value="2231.63" calcext:value-type="float">
            <text:p>2231.63</text:p>
          </table:table-cell>
          <table:table-cell office:value-type="float" office:value="2659.26" calcext:value-type="float">
            <text:p>2659.26</text:p>
          </table:table-cell>
        </table:table-row>
        <table:table-row table:style-name="ro1">
          <table:table-cell office:value-type="float" office:value="34047827" calcext:value-type="float">
            <text:p>34047827</text:p>
          </table:table-cell>
          <table:table-cell table:formula="of:=[.A2130]/1000/(60*60*24)" office:value-type="time" office:time-value="PT09H27M27.827S" calcext:value-type="time">
            <text:p>09:27:28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4.54" calcext:value-type="float">
            <text:p>244.54</text:p>
          </table:table-cell>
          <table:table-cell office:value-type="float" office:value="2232.61" calcext:value-type="float">
            <text:p>2232.61</text:p>
          </table:table-cell>
          <table:table-cell office:value-type="float" office:value="2660.34" calcext:value-type="float">
            <text:p>2660.34</text:p>
          </table:table-cell>
        </table:table-row>
        <table:table-row table:style-name="ro1">
          <table:table-cell office:value-type="float" office:value="34063827" calcext:value-type="float">
            <text:p>34063827</text:p>
          </table:table-cell>
          <table:table-cell table:formula="of:=[.A2131]/1000/(60*60*24)" office:value-type="time" office:time-value="PT09H27M43.827S" calcext:value-type="time">
            <text:p>09:27:44</text:p>
          </table:table-cell>
          <table:table-cell office:value-type="float" office:value="1.11" calcext:value-type="float">
            <text:p>1.11</text:p>
          </table:table-cell>
          <table:table-cell office:value-type="float" office:value="220.2" calcext:value-type="float">
            <text:p>220.2</text:p>
          </table:table-cell>
          <table:table-cell office:value-type="float" office:value="243.55" calcext:value-type="float">
            <text:p>243.55</text:p>
          </table:table-cell>
          <table:table-cell office:value-type="float" office:value="2233.59" calcext:value-type="float">
            <text:p>2233.59</text:p>
          </table:table-cell>
          <table:table-cell office:value-type="float" office:value="2661.43" calcext:value-type="float">
            <text:p>2661.43</text:p>
          </table:table-cell>
        </table:table-row>
        <table:table-row table:style-name="ro1">
          <table:table-cell office:value-type="float" office:value="34079827" calcext:value-type="float">
            <text:p>34079827</text:p>
          </table:table-cell>
          <table:table-cell table:formula="of:=[.A2132]/1000/(60*60*24)" office:value-type="time" office:time-value="PT09H27M59.827S" calcext:value-type="time">
            <text:p>09:28:00</text:p>
          </table:table-cell>
          <table:table-cell office:value-type="float" office:value="1.11" calcext:value-type="float">
            <text:p>1.11</text:p>
          </table:table-cell>
          <table:table-cell office:value-type="float" office:value="220.2" calcext:value-type="float">
            <text:p>220.2</text:p>
          </table:table-cell>
          <table:table-cell office:value-type="float" office:value="244.43" calcext:value-type="float">
            <text:p>244.43</text:p>
          </table:table-cell>
          <table:table-cell office:value-type="float" office:value="2234.57" calcext:value-type="float">
            <text:p>2234.57</text:p>
          </table:table-cell>
          <table:table-cell office:value-type="float" office:value="2662.51" calcext:value-type="float">
            <text:p>2662.51</text:p>
          </table:table-cell>
        </table:table-row>
        <table:table-row table:style-name="ro1">
          <table:table-cell office:value-type="float" office:value="34095827" calcext:value-type="float">
            <text:p>34095827</text:p>
          </table:table-cell>
          <table:table-cell table:formula="of:=[.A2133]/1000/(60*60*24)" office:value-type="time" office:time-value="PT09H28M15.827S" calcext:value-type="time">
            <text:p>09:28:16</text:p>
          </table:table-cell>
          <table:table-cell office:value-type="float" office:value="1.11" calcext:value-type="float">
            <text:p>1.11</text:p>
          </table:table-cell>
          <table:table-cell office:value-type="float" office:value="220.2" calcext:value-type="float">
            <text:p>220.2</text:p>
          </table:table-cell>
          <table:table-cell office:value-type="float" office:value="243.55" calcext:value-type="float">
            <text:p>243.55</text:p>
          </table:table-cell>
          <table:table-cell office:value-type="float" office:value="2235.55" calcext:value-type="float">
            <text:p>2235.55</text:p>
          </table:table-cell>
          <table:table-cell office:value-type="float" office:value="2663.6" calcext:value-type="float">
            <text:p>2663.6</text:p>
          </table:table-cell>
        </table:table-row>
        <table:table-row table:style-name="ro1">
          <table:table-cell office:value-type="float" office:value="34111827" calcext:value-type="float">
            <text:p>34111827</text:p>
          </table:table-cell>
          <table:table-cell table:formula="of:=[.A2134]/1000/(60*60*24)" office:value-type="time" office:time-value="PT09H28M31.827S" calcext:value-type="time">
            <text:p>09:28:32</text:p>
          </table:table-cell>
          <table:table-cell office:value-type="float" office:value="1.11" calcext:value-type="float">
            <text:p>1.11</text:p>
          </table:table-cell>
          <table:table-cell office:value-type="float" office:value="220" calcext:value-type="float">
            <text:p>220</text:p>
          </table:table-cell>
          <table:table-cell office:value-type="float" office:value="243.32" calcext:value-type="float">
            <text:p>243.32</text:p>
          </table:table-cell>
          <table:table-cell office:value-type="float" office:value="2236.53" calcext:value-type="float">
            <text:p>2236.53</text:p>
          </table:table-cell>
          <table:table-cell office:value-type="float" office:value="2664.68" calcext:value-type="float">
            <text:p>2664.68</text:p>
          </table:table-cell>
        </table:table-row>
        <table:table-row table:style-name="ro1">
          <table:table-cell office:value-type="float" office:value="34127827" calcext:value-type="float">
            <text:p>34127827</text:p>
          </table:table-cell>
          <table:table-cell table:formula="of:=[.A2135]/1000/(60*60*24)" office:value-type="time" office:time-value="PT09H28M47.827S" calcext:value-type="time">
            <text:p>09:28:48</text:p>
          </table:table-cell>
          <table:table-cell office:value-type="float" office:value="1.11" calcext:value-type="float">
            <text:p>1.11</text:p>
          </table:table-cell>
          <table:table-cell office:value-type="float" office:value="220" calcext:value-type="float">
            <text:p>220</text:p>
          </table:table-cell>
          <table:table-cell office:value-type="float" office:value="243.32" calcext:value-type="float">
            <text:p>243.32</text:p>
          </table:table-cell>
          <table:table-cell office:value-type="float" office:value="2237.51" calcext:value-type="float">
            <text:p>2237.51</text:p>
          </table:table-cell>
          <table:table-cell office:value-type="float" office:value="2665.76" calcext:value-type="float">
            <text:p>2665.76</text:p>
          </table:table-cell>
        </table:table-row>
        <table:table-row table:style-name="ro1">
          <table:table-cell office:value-type="float" office:value="34143827" calcext:value-type="float">
            <text:p>34143827</text:p>
          </table:table-cell>
          <table:table-cell table:formula="of:=[.A2136]/1000/(60*60*24)" office:value-type="time" office:time-value="PT09H29M03.827S" calcext:value-type="time">
            <text:p>09:29:04</text:p>
          </table:table-cell>
          <table:table-cell office:value-type="float" office:value="1.11" calcext:value-type="float">
            <text:p>1.11</text:p>
          </table:table-cell>
          <table:table-cell office:value-type="float" office:value="220" calcext:value-type="float">
            <text:p>220</text:p>
          </table:table-cell>
          <table:table-cell office:value-type="float" office:value="243.32" calcext:value-type="float">
            <text:p>243.32</text:p>
          </table:table-cell>
          <table:table-cell office:value-type="float" office:value="2238.48" calcext:value-type="float">
            <text:p>2238.48</text:p>
          </table:table-cell>
          <table:table-cell office:value-type="float" office:value="2666.85" calcext:value-type="float">
            <text:p>2666.85</text:p>
          </table:table-cell>
        </table:table-row>
        <table:table-row table:style-name="ro1">
          <table:table-cell office:value-type="float" office:value="34159827" calcext:value-type="float">
            <text:p>34159827</text:p>
          </table:table-cell>
          <table:table-cell table:formula="of:=[.A2137]/1000/(60*60*24)" office:value-type="time" office:time-value="PT09H29M19.827S" calcext:value-type="time">
            <text:p>09:29:20</text:p>
          </table:table-cell>
          <table:table-cell office:value-type="float" office:value="1.11" calcext:value-type="float">
            <text:p>1.11</text:p>
          </table:table-cell>
          <table:table-cell office:value-type="float" office:value="220" calcext:value-type="float">
            <text:p>220</text:p>
          </table:table-cell>
          <table:table-cell office:value-type="float" office:value="243.32" calcext:value-type="float">
            <text:p>243.32</text:p>
          </table:table-cell>
          <table:table-cell office:value-type="float" office:value="2239.46" calcext:value-type="float">
            <text:p>2239.46</text:p>
          </table:table-cell>
          <table:table-cell office:value-type="float" office:value="2667.93" calcext:value-type="float">
            <text:p>2667.93</text:p>
          </table:table-cell>
        </table:table-row>
        <table:table-row table:style-name="ro1">
          <table:table-cell office:value-type="float" office:value="34175827" calcext:value-type="float">
            <text:p>34175827</text:p>
          </table:table-cell>
          <table:table-cell table:formula="of:=[.A2138]/1000/(60*60*24)" office:value-type="time" office:time-value="PT09H29M35.827S" calcext:value-type="time">
            <text:p>09:29:36</text:p>
          </table:table-cell>
          <table:table-cell office:value-type="float" office:value="1.11" calcext:value-type="float">
            <text:p>1.11</text:p>
          </table:table-cell>
          <table:table-cell office:value-type="float" office:value="219.9" calcext:value-type="float">
            <text:p>219.9</text:p>
          </table:table-cell>
          <table:table-cell office:value-type="float" office:value="244.09" calcext:value-type="float">
            <text:p>244.09</text:p>
          </table:table-cell>
          <table:table-cell office:value-type="float" office:value="2240.44" calcext:value-type="float">
            <text:p>2240.44</text:p>
          </table:table-cell>
          <table:table-cell office:value-type="float" office:value="2669.01" calcext:value-type="float">
            <text:p>2669.01</text:p>
          </table:table-cell>
        </table:table-row>
        <table:table-row table:style-name="ro1">
          <table:table-cell office:value-type="float" office:value="34191827" calcext:value-type="float">
            <text:p>34191827</text:p>
          </table:table-cell>
          <table:table-cell table:formula="of:=[.A2139]/1000/(60*60*24)" office:value-type="time" office:time-value="PT09H29M51.827S" calcext:value-type="time">
            <text:p>09:29:52</text:p>
          </table:table-cell>
          <table:table-cell office:value-type="float" office:value="1.11" calcext:value-type="float">
            <text:p>1.11</text:p>
          </table:table-cell>
          <table:table-cell office:value-type="float" office:value="219.9" calcext:value-type="float">
            <text:p>219.9</text:p>
          </table:table-cell>
          <table:table-cell office:value-type="float" office:value="243.21" calcext:value-type="float">
            <text:p>243.21</text:p>
          </table:table-cell>
          <table:table-cell office:value-type="float" office:value="2241.41" calcext:value-type="float">
            <text:p>2241.41</text:p>
          </table:table-cell>
          <table:table-cell office:value-type="float" office:value="2670.09" calcext:value-type="float">
            <text:p>2670.09</text:p>
          </table:table-cell>
        </table:table-row>
        <table:table-row table:style-name="ro1">
          <table:table-cell office:value-type="float" office:value="34207827" calcext:value-type="float">
            <text:p>34207827</text:p>
          </table:table-cell>
          <table:table-cell table:formula="of:=[.A2140]/1000/(60*60*24)" office:value-type="time" office:time-value="PT09H30M07.827S" calcext:value-type="time">
            <text:p>09:30:08</text:p>
          </table:table-cell>
          <table:table-cell office:value-type="float" office:value="1.11" calcext:value-type="float">
            <text:p>1.1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98" calcext:value-type="float">
            <text:p>242.98</text:p>
          </table:table-cell>
          <table:table-cell office:value-type="float" office:value="2242.39" calcext:value-type="float">
            <text:p>2242.39</text:p>
          </table:table-cell>
          <table:table-cell office:value-type="float" office:value="2671.17" calcext:value-type="float">
            <text:p>2671.17</text:p>
          </table:table-cell>
        </table:table-row>
        <table:table-row table:style-name="ro1">
          <table:table-cell office:value-type="float" office:value="34223827" calcext:value-type="float">
            <text:p>34223827</text:p>
          </table:table-cell>
          <table:table-cell table:formula="of:=[.A2141]/1000/(60*60*24)" office:value-type="time" office:time-value="PT09H30M23.827S" calcext:value-type="time">
            <text:p>09:30:24</text:p>
          </table:table-cell>
          <table:table-cell office:value-type="float" office:value="1.11" calcext:value-type="float">
            <text:p>1.1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98" calcext:value-type="float">
            <text:p>242.98</text:p>
          </table:table-cell>
          <table:table-cell office:value-type="float" office:value="2243.37" calcext:value-type="float">
            <text:p>2243.37</text:p>
          </table:table-cell>
          <table:table-cell office:value-type="float" office:value="2672.25" calcext:value-type="float">
            <text:p>2672.25</text:p>
          </table:table-cell>
        </table:table-row>
        <table:table-row table:style-name="ro1">
          <table:table-cell office:value-type="float" office:value="34239827" calcext:value-type="float">
            <text:p>34239827</text:p>
          </table:table-cell>
          <table:table-cell table:formula="of:=[.A2142]/1000/(60*60*24)" office:value-type="time" office:time-value="PT09H30M39.827S" calcext:value-type="time">
            <text:p>09:30:40</text:p>
          </table:table-cell>
          <table:table-cell office:value-type="float" office:value="1.11" calcext:value-type="float">
            <text:p>1.1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98" calcext:value-type="float">
            <text:p>242.98</text:p>
          </table:table-cell>
          <table:table-cell office:value-type="float" office:value="2244.34" calcext:value-type="float">
            <text:p>2244.34</text:p>
          </table:table-cell>
          <table:table-cell office:value-type="float" office:value="2673.33" calcext:value-type="float">
            <text:p>2673.33</text:p>
          </table:table-cell>
        </table:table-row>
        <table:table-row table:style-name="ro1">
          <table:table-cell office:value-type="float" office:value="34255827" calcext:value-type="float">
            <text:p>34255827</text:p>
          </table:table-cell>
          <table:table-cell table:formula="of:=[.A2143]/1000/(60*60*24)" office:value-type="time" office:time-value="PT09H30M55.827S" calcext:value-type="time">
            <text:p>09:30:56</text:p>
          </table:table-cell>
          <table:table-cell office:value-type="float" office:value="1.11" calcext:value-type="float">
            <text:p>1.1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98" calcext:value-type="float">
            <text:p>242.98</text:p>
          </table:table-cell>
          <table:table-cell office:value-type="float" office:value="2245.32" calcext:value-type="float">
            <text:p>2245.32</text:p>
          </table:table-cell>
          <table:table-cell office:value-type="float" office:value="2674.41" calcext:value-type="float">
            <text:p>2674.41</text:p>
          </table:table-cell>
        </table:table-row>
        <table:table-row table:style-name="ro1">
          <table:table-cell office:value-type="float" office:value="34271827" calcext:value-type="float">
            <text:p>34271827</text:p>
          </table:table-cell>
          <table:table-cell table:formula="of:=[.A2144]/1000/(60*60*24)" office:value-type="time" office:time-value="PT09H31M11.827S" calcext:value-type="time">
            <text:p>09:31:12</text:p>
          </table:table-cell>
          <table:table-cell office:value-type="float" office:value="1.1" calcext:value-type="float">
            <text:p>1.1</text:p>
          </table:table-cell>
          <table:table-cell office:value-type="float" office:value="219.6" calcext:value-type="float">
            <text:p>219.6</text:p>
          </table:table-cell>
          <table:table-cell office:value-type="float" office:value="241.99" calcext:value-type="float">
            <text:p>241.99</text:p>
          </table:table-cell>
          <table:table-cell office:value-type="float" office:value="2246.3" calcext:value-type="float">
            <text:p>2246.3</text:p>
          </table:table-cell>
          <table:table-cell office:value-type="float" office:value="2675.49" calcext:value-type="float">
            <text:p>2675.49</text:p>
          </table:table-cell>
        </table:table-row>
        <table:table-row table:style-name="ro1">
          <table:table-cell office:value-type="float" office:value="34287827" calcext:value-type="float">
            <text:p>34287827</text:p>
          </table:table-cell>
          <table:table-cell table:formula="of:=[.A2145]/1000/(60*60*24)" office:value-type="time" office:time-value="PT09H31M27.827S" calcext:value-type="time">
            <text:p>09:31:28</text:p>
          </table:table-cell>
          <table:table-cell office:value-type="float" office:value="1.11" calcext:value-type="float">
            <text:p>1.11</text:p>
          </table:table-cell>
          <table:table-cell office:value-type="float" office:value="219.5" calcext:value-type="float">
            <text:p>219.5</text:p>
          </table:table-cell>
          <table:table-cell office:value-type="float" office:value="242.76" calcext:value-type="float">
            <text:p>242.76</text:p>
          </table:table-cell>
          <table:table-cell office:value-type="float" office:value="2247.27" calcext:value-type="float">
            <text:p>2247.27</text:p>
          </table:table-cell>
          <table:table-cell office:value-type="float" office:value="2676.57" calcext:value-type="float">
            <text:p>2676.57</text:p>
          </table:table-cell>
        </table:table-row>
        <table:table-row table:style-name="ro1">
          <table:table-cell office:value-type="float" office:value="34303827" calcext:value-type="float">
            <text:p>34303827</text:p>
          </table:table-cell>
          <table:table-cell table:formula="of:=[.A2146]/1000/(60*60*24)" office:value-type="time" office:time-value="PT09H31M43.827S" calcext:value-type="time">
            <text:p>09:31:44</text:p>
          </table:table-cell>
          <table:table-cell office:value-type="float" office:value="1.11" calcext:value-type="float">
            <text:p>1.11</text:p>
          </table:table-cell>
          <table:table-cell office:value-type="float" office:value="219.5" calcext:value-type="float">
            <text:p>219.5</text:p>
          </table:table-cell>
          <table:table-cell office:value-type="float" office:value="242.76" calcext:value-type="float">
            <text:p>242.76</text:p>
          </table:table-cell>
          <table:table-cell office:value-type="float" office:value="2248.25" calcext:value-type="float">
            <text:p>2248.25</text:p>
          </table:table-cell>
          <table:table-cell office:value-type="float" office:value="2677.64" calcext:value-type="float">
            <text:p>2677.64</text:p>
          </table:table-cell>
        </table:table-row>
        <table:table-row table:style-name="ro1">
          <table:table-cell office:value-type="float" office:value="34319827" calcext:value-type="float">
            <text:p>34319827</text:p>
          </table:table-cell>
          <table:table-cell table:formula="of:=[.A2147]/1000/(60*60*24)" office:value-type="time" office:time-value="PT09H31M59.827S" calcext:value-type="time">
            <text:p>09:32:00</text:p>
          </table:table-cell>
          <table:table-cell office:value-type="float" office:value="1.11" calcext:value-type="float">
            <text:p>1.11</text:p>
          </table:table-cell>
          <table:table-cell office:value-type="float" office:value="219.4" calcext:value-type="float">
            <text:p>219.4</text:p>
          </table:table-cell>
          <table:table-cell office:value-type="float" office:value="242.64" calcext:value-type="float">
            <text:p>242.64</text:p>
          </table:table-cell>
          <table:table-cell office:value-type="float" office:value="2249.22" calcext:value-type="float">
            <text:p>2249.22</text:p>
          </table:table-cell>
          <table:table-cell office:value-type="float" office:value="2678.72" calcext:value-type="float">
            <text:p>2678.72</text:p>
          </table:table-cell>
        </table:table-row>
        <table:table-row table:style-name="ro1">
          <table:table-cell office:value-type="float" office:value="34335827" calcext:value-type="float">
            <text:p>34335827</text:p>
          </table:table-cell>
          <table:table-cell table:formula="of:=[.A2148]/1000/(60*60*24)" office:value-type="time" office:time-value="PT09H32M15.827S" calcext:value-type="time">
            <text:p>09:32:16</text:p>
          </table:table-cell>
          <table:table-cell office:value-type="float" office:value="1.11" calcext:value-type="float">
            <text:p>1.11</text:p>
          </table:table-cell>
          <table:table-cell office:value-type="float" office:value="219.3" calcext:value-type="float">
            <text:p>219.3</text:p>
          </table:table-cell>
          <table:table-cell office:value-type="float" office:value="242.53" calcext:value-type="float">
            <text:p>242.53</text:p>
          </table:table-cell>
          <table:table-cell office:value-type="float" office:value="2250.2" calcext:value-type="float">
            <text:p>2250.2</text:p>
          </table:table-cell>
          <table:table-cell office:value-type="float" office:value="2679.79" calcext:value-type="float">
            <text:p>2679.79</text:p>
          </table:table-cell>
        </table:table-row>
        <table:table-row table:style-name="ro1">
          <table:table-cell office:value-type="float" office:value="34351827" calcext:value-type="float">
            <text:p>34351827</text:p>
          </table:table-cell>
          <table:table-cell table:formula="of:=[.A2149]/1000/(60*60*24)" office:value-type="time" office:time-value="PT09H32M31.827S" calcext:value-type="time">
            <text:p>09:32:32</text:p>
          </table:table-cell>
          <table:table-cell office:value-type="float" office:value="1.1" calcext:value-type="float">
            <text:p>1.1</text:p>
          </table:table-cell>
          <table:table-cell office:value-type="float" office:value="219.3" calcext:value-type="float">
            <text:p>219.3</text:p>
          </table:table-cell>
          <table:table-cell office:value-type="float" office:value="241.65" calcext:value-type="float">
            <text:p>241.65</text:p>
          </table:table-cell>
          <table:table-cell office:value-type="float" office:value="2251.18" calcext:value-type="float">
            <text:p>2251.18</text:p>
          </table:table-cell>
          <table:table-cell office:value-type="float" office:value="2680.87" calcext:value-type="float">
            <text:p>2680.87</text:p>
          </table:table-cell>
        </table:table-row>
        <table:table-row table:style-name="ro1">
          <table:table-cell office:value-type="float" office:value="34367827" calcext:value-type="float">
            <text:p>34367827</text:p>
          </table:table-cell>
          <table:table-cell table:formula="of:=[.A2150]/1000/(60*60*24)" office:value-type="time" office:time-value="PT09H32M47.827S" calcext:value-type="time">
            <text:p>09:32:48</text:p>
          </table:table-cell>
          <table:table-cell office:value-type="float" office:value="1.1" calcext:value-type="float">
            <text:p>1.1</text:p>
          </table:table-cell>
          <table:table-cell office:value-type="float" office:value="219.2" calcext:value-type="float">
            <text:p>219.2</text:p>
          </table:table-cell>
          <table:table-cell office:value-type="float" office:value="241.54" calcext:value-type="float">
            <text:p>241.54</text:p>
          </table:table-cell>
          <table:table-cell office:value-type="float" office:value="2252.15" calcext:value-type="float">
            <text:p>2252.15</text:p>
          </table:table-cell>
          <table:table-cell office:value-type="float" office:value="2681.94" calcext:value-type="float">
            <text:p>2681.94</text:p>
          </table:table-cell>
        </table:table-row>
        <table:table-row table:style-name="ro1">
          <table:table-cell office:value-type="float" office:value="34383827" calcext:value-type="float">
            <text:p>34383827</text:p>
          </table:table-cell>
          <table:table-cell table:formula="of:=[.A2151]/1000/(60*60*24)" office:value-type="time" office:time-value="PT09H33M03.827S" calcext:value-type="time">
            <text:p>09:33:04</text:p>
          </table:table-cell>
          <table:table-cell office:value-type="float" office:value="1.1" calcext:value-type="float">
            <text:p>1.1</text:p>
          </table:table-cell>
          <table:table-cell office:value-type="float" office:value="219.2" calcext:value-type="float">
            <text:p>219.2</text:p>
          </table:table-cell>
          <table:table-cell office:value-type="float" office:value="241.54" calcext:value-type="float">
            <text:p>241.54</text:p>
          </table:table-cell>
          <table:table-cell office:value-type="float" office:value="2253.12" calcext:value-type="float">
            <text:p>2253.12</text:p>
          </table:table-cell>
          <table:table-cell office:value-type="float" office:value="2683.02" calcext:value-type="float">
            <text:p>2683.02</text:p>
          </table:table-cell>
        </table:table-row>
        <table:table-row table:style-name="ro1">
          <table:table-cell office:value-type="float" office:value="34399827" calcext:value-type="float">
            <text:p>34399827</text:p>
          </table:table-cell>
          <table:table-cell table:formula="of:=[.A2152]/1000/(60*60*24)" office:value-type="time" office:time-value="PT09H33M19.827S" calcext:value-type="time">
            <text:p>09:33:20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1.43" calcext:value-type="float">
            <text:p>241.43</text:p>
          </table:table-cell>
          <table:table-cell office:value-type="float" office:value="2254.1" calcext:value-type="float">
            <text:p>2254.1</text:p>
          </table:table-cell>
          <table:table-cell office:value-type="float" office:value="2684.09" calcext:value-type="float">
            <text:p>2684.09</text:p>
          </table:table-cell>
        </table:table-row>
        <table:table-row table:style-name="ro1">
          <table:table-cell office:value-type="float" office:value="34415827" calcext:value-type="float">
            <text:p>34415827</text:p>
          </table:table-cell>
          <table:table-cell table:formula="of:=[.A2153]/1000/(60*60*24)" office:value-type="time" office:time-value="PT09H33M35.827S" calcext:value-type="time">
            <text:p>09:33:36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1.32" calcext:value-type="float">
            <text:p>241.32</text:p>
          </table:table-cell>
          <table:table-cell office:value-type="float" office:value="2255.07" calcext:value-type="float">
            <text:p>2255.07</text:p>
          </table:table-cell>
          <table:table-cell office:value-type="float" office:value="2685.17" calcext:value-type="float">
            <text:p>2685.17</text:p>
          </table:table-cell>
        </table:table-row>
        <table:table-row table:style-name="ro1">
          <table:table-cell office:value-type="float" office:value="34431827" calcext:value-type="float">
            <text:p>34431827</text:p>
          </table:table-cell>
          <table:table-cell table:formula="of:=[.A2154]/1000/(60*60*24)" office:value-type="time" office:time-value="PT09H33M51.827S" calcext:value-type="time">
            <text:p>09:33:52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1.32" calcext:value-type="float">
            <text:p>241.32</text:p>
          </table:table-cell>
          <table:table-cell office:value-type="float" office:value="2256.04" calcext:value-type="float">
            <text:p>2256.04</text:p>
          </table:table-cell>
          <table:table-cell office:value-type="float" office:value="2686.24" calcext:value-type="float">
            <text:p>2686.24</text:p>
          </table:table-cell>
        </table:table-row>
        <table:table-row table:style-name="ro1">
          <table:table-cell office:value-type="float" office:value="34447827" calcext:value-type="float">
            <text:p>34447827</text:p>
          </table:table-cell>
          <table:table-cell table:formula="of:=[.A2155]/1000/(60*60*24)" office:value-type="time" office:time-value="PT09H34M07.827S" calcext:value-type="time">
            <text:p>09:34:08</text:p>
          </table:table-cell>
          <table:table-cell office:value-type="float" office:value="1.1" calcext:value-type="float">
            <text:p>1.1</text:p>
          </table:table-cell>
          <table:table-cell office:value-type="float" office:value="218.9" calcext:value-type="float">
            <text:p>218.9</text:p>
          </table:table-cell>
          <table:table-cell office:value-type="float" office:value="241.2" calcext:value-type="float">
            <text:p>241.2</text:p>
          </table:table-cell>
          <table:table-cell office:value-type="float" office:value="2257.02" calcext:value-type="float">
            <text:p>2257.02</text:p>
          </table:table-cell>
          <table:table-cell office:value-type="float" office:value="2687.31" calcext:value-type="float">
            <text:p>2687.31</text:p>
          </table:table-cell>
        </table:table-row>
        <table:table-row table:style-name="ro1">
          <table:table-cell office:value-type="float" office:value="34463827" calcext:value-type="float">
            <text:p>34463827</text:p>
          </table:table-cell>
          <table:table-cell table:formula="of:=[.A2156]/1000/(60*60*24)" office:value-type="time" office:time-value="PT09H34M23.827S" calcext:value-type="time">
            <text:p>09:34:24</text:p>
          </table:table-cell>
          <table:table-cell office:value-type="float" office:value="1.1" calcext:value-type="float">
            <text:p>1.1</text:p>
          </table:table-cell>
          <table:table-cell office:value-type="float" office:value="218.9" calcext:value-type="float">
            <text:p>218.9</text:p>
          </table:table-cell>
          <table:table-cell office:value-type="float" office:value="241.2" calcext:value-type="float">
            <text:p>241.2</text:p>
          </table:table-cell>
          <table:table-cell office:value-type="float" office:value="2257.99" calcext:value-type="float">
            <text:p>2257.99</text:p>
          </table:table-cell>
          <table:table-cell office:value-type="float" office:value="2688.38" calcext:value-type="float">
            <text:p>2688.38</text:p>
          </table:table-cell>
        </table:table-row>
        <table:table-row table:style-name="ro1">
          <table:table-cell office:value-type="float" office:value="34479827" calcext:value-type="float">
            <text:p>34479827</text:p>
          </table:table-cell>
          <table:table-cell table:formula="of:=[.A2157]/1000/(60*60*24)" office:value-type="time" office:time-value="PT09H34M39.827S" calcext:value-type="time">
            <text:p>09:34:40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1.09" calcext:value-type="float">
            <text:p>241.09</text:p>
          </table:table-cell>
          <table:table-cell office:value-type="float" office:value="2258.96" calcext:value-type="float">
            <text:p>2258.96</text:p>
          </table:table-cell>
          <table:table-cell office:value-type="float" office:value="2689.45" calcext:value-type="float">
            <text:p>2689.45</text:p>
          </table:table-cell>
        </table:table-row>
        <table:table-row table:style-name="ro1">
          <table:table-cell office:value-type="float" office:value="34495827" calcext:value-type="float">
            <text:p>34495827</text:p>
          </table:table-cell>
          <table:table-cell table:formula="of:=[.A2158]/1000/(60*60*24)" office:value-type="time" office:time-value="PT09H34M55.827S" calcext:value-type="time">
            <text:p>09:34:56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1.09" calcext:value-type="float">
            <text:p>241.09</text:p>
          </table:table-cell>
          <table:table-cell office:value-type="float" office:value="2259.93" calcext:value-type="float">
            <text:p>2259.93</text:p>
          </table:table-cell>
          <table:table-cell office:value-type="float" office:value="2690.52" calcext:value-type="float">
            <text:p>2690.52</text:p>
          </table:table-cell>
        </table:table-row>
        <table:table-row table:style-name="ro1">
          <table:table-cell office:value-type="float" office:value="34511827" calcext:value-type="float">
            <text:p>34511827</text:p>
          </table:table-cell>
          <table:table-cell table:formula="of:=[.A2159]/1000/(60*60*24)" office:value-type="time" office:time-value="PT09H35M11.827S" calcext:value-type="time">
            <text:p>09:35:12</text:p>
          </table:table-cell>
          <table:table-cell office:value-type="float" office:value="1.1" calcext:value-type="float">
            <text:p>1.1</text:p>
          </table:table-cell>
          <table:table-cell office:value-type="float" office:value="218.7" calcext:value-type="float">
            <text:p>218.7</text:p>
          </table:table-cell>
          <table:table-cell office:value-type="float" office:value="240.98" calcext:value-type="float">
            <text:p>240.98</text:p>
          </table:table-cell>
          <table:table-cell office:value-type="float" office:value="2260.91" calcext:value-type="float">
            <text:p>2260.91</text:p>
          </table:table-cell>
          <table:table-cell office:value-type="float" office:value="2691.59" calcext:value-type="float">
            <text:p>2691.59</text:p>
          </table:table-cell>
        </table:table-row>
        <table:table-row table:style-name="ro1">
          <table:table-cell office:value-type="float" office:value="34527827" calcext:value-type="float">
            <text:p>34527827</text:p>
          </table:table-cell>
          <table:table-cell table:formula="of:=[.A2160]/1000/(60*60*24)" office:value-type="time" office:time-value="PT09H35M27.827S" calcext:value-type="time">
            <text:p>09:35:28</text:p>
          </table:table-cell>
          <table:table-cell office:value-type="float" office:value="1.1" calcext:value-type="float">
            <text:p>1.1</text:p>
          </table:table-cell>
          <table:table-cell office:value-type="float" office:value="218.6" calcext:value-type="float">
            <text:p>218.6</text:p>
          </table:table-cell>
          <table:table-cell office:value-type="float" office:value="240.87" calcext:value-type="float">
            <text:p>240.87</text:p>
          </table:table-cell>
          <table:table-cell office:value-type="float" office:value="2261.88" calcext:value-type="float">
            <text:p>2261.88</text:p>
          </table:table-cell>
          <table:table-cell office:value-type="float" office:value="2692.66" calcext:value-type="float">
            <text:p>2692.66</text:p>
          </table:table-cell>
        </table:table-row>
        <table:table-row table:style-name="ro1">
          <table:table-cell office:value-type="float" office:value="34543827" calcext:value-type="float">
            <text:p>34543827</text:p>
          </table:table-cell>
          <table:table-cell table:formula="of:=[.A2161]/1000/(60*60*24)" office:value-type="time" office:time-value="PT09H35M43.827S" calcext:value-type="time">
            <text:p>09:35:44</text:p>
          </table:table-cell>
          <table:table-cell office:value-type="float" office:value="1.1" calcext:value-type="float">
            <text:p>1.1</text:p>
          </table:table-cell>
          <table:table-cell office:value-type="float" office:value="218.6" calcext:value-type="float">
            <text:p>218.6</text:p>
          </table:table-cell>
          <table:table-cell office:value-type="float" office:value="239.99" calcext:value-type="float">
            <text:p>239.99</text:p>
          </table:table-cell>
          <table:table-cell office:value-type="float" office:value="2262.85" calcext:value-type="float">
            <text:p>2262.85</text:p>
          </table:table-cell>
          <table:table-cell office:value-type="float" office:value="2693.73" calcext:value-type="float">
            <text:p>2693.73</text:p>
          </table:table-cell>
        </table:table-row>
        <table:table-row table:style-name="ro1">
          <table:table-cell office:value-type="float" office:value="34559827" calcext:value-type="float">
            <text:p>34559827</text:p>
          </table:table-cell>
          <table:table-cell table:formula="of:=[.A2162]/1000/(60*60*24)" office:value-type="time" office:time-value="PT09H35M59.827S" calcext:value-type="time">
            <text:p>09:36:00</text:p>
          </table:table-cell>
          <table:table-cell office:value-type="float" office:value="1.1" calcext:value-type="float">
            <text:p>1.1</text:p>
          </table:table-cell>
          <table:table-cell office:value-type="float" office:value="218.5" calcext:value-type="float">
            <text:p>218.5</text:p>
          </table:table-cell>
          <table:table-cell office:value-type="float" office:value="239.88" calcext:value-type="float">
            <text:p>239.88</text:p>
          </table:table-cell>
          <table:table-cell office:value-type="float" office:value="2263.82" calcext:value-type="float">
            <text:p>2263.82</text:p>
          </table:table-cell>
          <table:table-cell office:value-type="float" office:value="2694.8" calcext:value-type="float">
            <text:p>2694.8</text:p>
          </table:table-cell>
        </table:table-row>
        <table:table-row table:style-name="ro1">
          <table:table-cell office:value-type="float" office:value="34575827" calcext:value-type="float">
            <text:p>34575827</text:p>
          </table:table-cell>
          <table:table-cell table:formula="of:=[.A2163]/1000/(60*60*24)" office:value-type="time" office:time-value="PT09H36M15.827S" calcext:value-type="time">
            <text:p>09:36:16</text:p>
          </table:table-cell>
          <table:table-cell office:value-type="float" office:value="1.1" calcext:value-type="float">
            <text:p>1.1</text:p>
          </table:table-cell>
          <table:table-cell office:value-type="float" office:value="218.4" calcext:value-type="float">
            <text:p>218.4</text:p>
          </table:table-cell>
          <table:table-cell office:value-type="float" office:value="239.77" calcext:value-type="float">
            <text:p>239.77</text:p>
          </table:table-cell>
          <table:table-cell office:value-type="float" office:value="2264.79" calcext:value-type="float">
            <text:p>2264.79</text:p>
          </table:table-cell>
          <table:table-cell office:value-type="float" office:value="2695.86" calcext:value-type="float">
            <text:p>2695.86</text:p>
          </table:table-cell>
        </table:table-row>
        <table:table-row table:style-name="ro1">
          <table:table-cell office:value-type="float" office:value="34591827" calcext:value-type="float">
            <text:p>34591827</text:p>
          </table:table-cell>
          <table:table-cell table:formula="of:=[.A2164]/1000/(60*60*24)" office:value-type="time" office:time-value="PT09H36M31.827S" calcext:value-type="time">
            <text:p>09:36:32</text:p>
          </table:table-cell>
          <table:table-cell office:value-type="float" office:value="1.1" calcext:value-type="float">
            <text:p>1.1</text:p>
          </table:table-cell>
          <table:table-cell office:value-type="float" office:value="218.3" calcext:value-type="float">
            <text:p>218.3</text:p>
          </table:table-cell>
          <table:table-cell office:value-type="float" office:value="240.53" calcext:value-type="float">
            <text:p>240.53</text:p>
          </table:table-cell>
          <table:table-cell office:value-type="float" office:value="2265.76" calcext:value-type="float">
            <text:p>2265.76</text:p>
          </table:table-cell>
          <table:table-cell office:value-type="float" office:value="2696.93" calcext:value-type="float">
            <text:p>2696.93</text:p>
          </table:table-cell>
        </table:table-row>
        <table:table-row table:style-name="ro1">
          <table:table-cell office:value-type="float" office:value="34607827" calcext:value-type="float">
            <text:p>34607827</text:p>
          </table:table-cell>
          <table:table-cell table:formula="of:=[.A2165]/1000/(60*60*24)" office:value-type="time" office:time-value="PT09H36M47.827S" calcext:value-type="time">
            <text:p>09:36:48</text:p>
          </table:table-cell>
          <table:table-cell office:value-type="float" office:value="1.1" calcext:value-type="float">
            <text:p>1.1</text:p>
          </table:table-cell>
          <table:table-cell office:value-type="float" office:value="218.3" calcext:value-type="float">
            <text:p>218.3</text:p>
          </table:table-cell>
          <table:table-cell office:value-type="float" office:value="239.66" calcext:value-type="float">
            <text:p>239.66</text:p>
          </table:table-cell>
          <table:table-cell office:value-type="float" office:value="2266.73" calcext:value-type="float">
            <text:p>2266.73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float" office:value="34623827" calcext:value-type="float">
            <text:p>34623827</text:p>
          </table:table-cell>
          <table:table-cell table:formula="of:=[.A2166]/1000/(60*60*24)" office:value-type="time" office:time-value="PT09H37M03.827S" calcext:value-type="time">
            <text:p>09:37:04</text:p>
          </table:table-cell>
          <table:table-cell office:value-type="float" office:value="1.1" calcext:value-type="float">
            <text:p>1.1</text:p>
          </table:table-cell>
          <table:table-cell office:value-type="float" office:value="218.2" calcext:value-type="float">
            <text:p>218.2</text:p>
          </table:table-cell>
          <table:table-cell office:value-type="float" office:value="239.54" calcext:value-type="float">
            <text:p>239.54</text:p>
          </table:table-cell>
          <table:table-cell office:value-type="float" office:value="2267.7" calcext:value-type="float">
            <text:p>2267.7</text:p>
          </table:table-cell>
          <table:table-cell office:value-type="float" office:value="2699.06" calcext:value-type="float">
            <text:p>2699.06</text:p>
          </table:table-cell>
        </table:table-row>
        <table:table-row table:style-name="ro1">
          <table:table-cell office:value-type="float" office:value="34639827" calcext:value-type="float">
            <text:p>34639827</text:p>
          </table:table-cell>
          <table:table-cell table:formula="of:=[.A2167]/1000/(60*60*24)" office:value-type="time" office:time-value="PT09H37M19.827S" calcext:value-type="time">
            <text:p>09:37:20</text:p>
          </table:table-cell>
          <table:table-cell office:value-type="float" office:value="1.1" calcext:value-type="float">
            <text:p>1.1</text:p>
          </table:table-cell>
          <table:table-cell office:value-type="float" office:value="218.2" calcext:value-type="float">
            <text:p>218.2</text:p>
          </table:table-cell>
          <table:table-cell office:value-type="float" office:value="239.54" calcext:value-type="float">
            <text:p>239.54</text:p>
          </table:table-cell>
          <table:table-cell office:value-type="float" office:value="2268.67" calcext:value-type="float">
            <text:p>2268.67</text:p>
          </table:table-cell>
          <table:table-cell office:value-type="float" office:value="2700.13" calcext:value-type="float">
            <text:p>2700.13</text:p>
          </table:table-cell>
        </table:table-row>
        <table:table-row table:style-name="ro1">
          <table:table-cell office:value-type="float" office:value="34655827" calcext:value-type="float">
            <text:p>34655827</text:p>
          </table:table-cell>
          <table:table-cell table:formula="of:=[.A2168]/1000/(60*60*24)" office:value-type="time" office:time-value="PT09H37M35.827S" calcext:value-type="time">
            <text:p>09:37:36</text:p>
          </table:table-cell>
          <table:table-cell office:value-type="float" office:value="1.1" calcext:value-type="float">
            <text:p>1.1</text:p>
          </table:table-cell>
          <table:table-cell office:value-type="float" office:value="218.1" calcext:value-type="float">
            <text:p>218.1</text:p>
          </table:table-cell>
          <table:table-cell office:value-type="float" office:value="239.43" calcext:value-type="float">
            <text:p>239.43</text:p>
          </table:table-cell>
          <table:table-cell office:value-type="float" office:value="2269.64" calcext:value-type="float">
            <text:p>2269.64</text:p>
          </table:table-cell>
          <table:table-cell office:value-type="float" office:value="2701.19" calcext:value-type="float">
            <text:p>2701.19</text:p>
          </table:table-cell>
        </table:table-row>
        <table:table-row table:style-name="ro1">
          <table:table-cell office:value-type="float" office:value="34671827" calcext:value-type="float">
            <text:p>34671827</text:p>
          </table:table-cell>
          <table:table-cell table:formula="of:=[.A2169]/1000/(60*60*24)" office:value-type="time" office:time-value="PT09H37M51.827S" calcext:value-type="time">
            <text:p>09:37:52</text:p>
          </table:table-cell>
          <table:table-cell office:value-type="float" office:value="1.1" calcext:value-type="float">
            <text:p>1.1</text:p>
          </table:table-cell>
          <table:table-cell office:value-type="float" office:value="218.1" calcext:value-type="float">
            <text:p>218.1</text:p>
          </table:table-cell>
          <table:table-cell office:value-type="float" office:value="239.43" calcext:value-type="float">
            <text:p>239.43</text:p>
          </table:table-cell>
          <table:table-cell office:value-type="float" office:value="2270.61" calcext:value-type="float">
            <text:p>2270.61</text:p>
          </table:table-cell>
          <table:table-cell office:value-type="float" office:value="2702.26" calcext:value-type="float">
            <text:p>2702.26</text:p>
          </table:table-cell>
        </table:table-row>
        <table:table-row table:style-name="ro1">
          <table:table-cell office:value-type="float" office:value="34687827" calcext:value-type="float">
            <text:p>34687827</text:p>
          </table:table-cell>
          <table:table-cell table:formula="of:=[.A2170]/1000/(60*60*24)" office:value-type="time" office:time-value="PT09H38M07.827S" calcext:value-type="time">
            <text:p>09:38:08</text:p>
          </table:table-cell>
          <table:table-cell office:value-type="float" office:value="1.1" calcext:value-type="float">
            <text:p>1.1</text:p>
          </table:table-cell>
          <table:table-cell office:value-type="float" office:value="218" calcext:value-type="float">
            <text:p>218</text:p>
          </table:table-cell>
          <table:table-cell office:value-type="float" office:value="239.32" calcext:value-type="float">
            <text:p>239.32</text:p>
          </table:table-cell>
          <table:table-cell office:value-type="float" office:value="2271.58" calcext:value-type="float">
            <text:p>2271.58</text:p>
          </table:table-cell>
          <table:table-cell office:value-type="float" office:value="2703.32" calcext:value-type="float">
            <text:p>2703.32</text:p>
          </table:table-cell>
        </table:table-row>
        <table:table-row table:style-name="ro1">
          <table:table-cell office:value-type="float" office:value="34703827" calcext:value-type="float">
            <text:p>34703827</text:p>
          </table:table-cell>
          <table:table-cell table:formula="of:=[.A2171]/1000/(60*60*24)" office:value-type="time" office:time-value="PT09H38M23.827S" calcext:value-type="time">
            <text:p>09:38:24</text:p>
          </table:table-cell>
          <table:table-cell office:value-type="float" office:value="1.1" calcext:value-type="float">
            <text:p>1.1</text:p>
          </table:table-cell>
          <table:table-cell office:value-type="float" office:value="217.9" calcext:value-type="float">
            <text:p>217.9</text:p>
          </table:table-cell>
          <table:table-cell office:value-type="float" office:value="239.21" calcext:value-type="float">
            <text:p>239.21</text:p>
          </table:table-cell>
          <table:table-cell office:value-type="float" office:value="2272.55" calcext:value-type="float">
            <text:p>2272.55</text:p>
          </table:table-cell>
          <table:table-cell office:value-type="float" office:value="2704.38" calcext:value-type="float">
            <text:p>2704.38</text:p>
          </table:table-cell>
        </table:table-row>
        <table:table-row table:style-name="ro1">
          <table:table-cell office:value-type="float" office:value="34719827" calcext:value-type="float">
            <text:p>34719827</text:p>
          </table:table-cell>
          <table:table-cell table:formula="of:=[.A2172]/1000/(60*60*24)" office:value-type="time" office:time-value="PT09H38M39.827S" calcext:value-type="time">
            <text:p>09:38:40</text:p>
          </table:table-cell>
          <table:table-cell office:value-type="float" office:value="1.1" calcext:value-type="float">
            <text:p>1.1</text:p>
          </table:table-cell>
          <table:table-cell office:value-type="float" office:value="217.8" calcext:value-type="float">
            <text:p>217.8</text:p>
          </table:table-cell>
          <table:table-cell office:value-type="float" office:value="239.1" calcext:value-type="float">
            <text:p>239.1</text:p>
          </table:table-cell>
          <table:table-cell office:value-type="float" office:value="2273.52" calcext:value-type="float">
            <text:p>2273.52</text:p>
          </table:table-cell>
          <table:table-cell office:value-type="float" office:value="2705.44" calcext:value-type="float">
            <text:p>2705.44</text:p>
          </table:table-cell>
        </table:table-row>
        <table:table-row table:style-name="ro1">
          <table:table-cell office:value-type="float" office:value="34735827" calcext:value-type="float">
            <text:p>34735827</text:p>
          </table:table-cell>
          <table:table-cell table:formula="of:=[.A2173]/1000/(60*60*24)" office:value-type="time" office:time-value="PT09H38M55.827S" calcext:value-type="time">
            <text:p>09:38:56</text:p>
          </table:table-cell>
          <table:table-cell office:value-type="float" office:value="1.1" calcext:value-type="float">
            <text:p>1.1</text:p>
          </table:table-cell>
          <table:table-cell office:value-type="float" office:value="217.8" calcext:value-type="float">
            <text:p>217.8</text:p>
          </table:table-cell>
          <table:table-cell office:value-type="float" office:value="239.1" calcext:value-type="float">
            <text:p>239.1</text:p>
          </table:table-cell>
          <table:table-cell office:value-type="float" office:value="2274.48" calcext:value-type="float">
            <text:p>2274.48</text:p>
          </table:table-cell>
          <table:table-cell office:value-type="float" office:value="2706.5" calcext:value-type="float">
            <text:p>2706.5</text:p>
          </table:table-cell>
        </table:table-row>
        <table:table-row table:style-name="ro1">
          <table:table-cell office:value-type="float" office:value="34751827" calcext:value-type="float">
            <text:p>34751827</text:p>
          </table:table-cell>
          <table:table-cell table:formula="of:=[.A2174]/1000/(60*60*24)" office:value-type="time" office:time-value="PT09H39M11.827S" calcext:value-type="time">
            <text:p>09:39:12</text:p>
          </table:table-cell>
          <table:table-cell office:value-type="float" office:value="1.09" calcext:value-type="float">
            <text:p>1.09</text:p>
          </table:table-cell>
          <table:table-cell office:value-type="float" office:value="217.7" calcext:value-type="float">
            <text:p>217.7</text:p>
          </table:table-cell>
          <table:table-cell office:value-type="float" office:value="238.11" calcext:value-type="float">
            <text:p>238.11</text:p>
          </table:table-cell>
          <table:table-cell office:value-type="float" office:value="2275.45" calcext:value-type="float">
            <text:p>2275.45</text:p>
          </table:table-cell>
          <table:table-cell office:value-type="float" office:value="2707.56" calcext:value-type="float">
            <text:p>2707.56</text:p>
          </table:table-cell>
        </table:table-row>
        <table:table-row table:style-name="ro1">
          <table:table-cell office:value-type="float" office:value="34767827" calcext:value-type="float">
            <text:p>34767827</text:p>
          </table:table-cell>
          <table:table-cell table:formula="of:=[.A2175]/1000/(60*60*24)" office:value-type="time" office:time-value="PT09H39M27.827S" calcext:value-type="time">
            <text:p>09:39:28</text:p>
          </table:table-cell>
          <table:table-cell office:value-type="float" office:value="1.09" calcext:value-type="float">
            <text:p>1.09</text:p>
          </table:table-cell>
          <table:table-cell office:value-type="float" office:value="217.7" calcext:value-type="float">
            <text:p>217.7</text:p>
          </table:table-cell>
          <table:table-cell office:value-type="float" office:value="238.11" calcext:value-type="float">
            <text:p>238.11</text:p>
          </table:table-cell>
          <table:table-cell office:value-type="float" office:value="2276.42" calcext:value-type="float">
            <text:p>2276.42</text:p>
          </table:table-cell>
          <table:table-cell office:value-type="float" office:value="2708.62" calcext:value-type="float">
            <text:p>2708.62</text:p>
          </table:table-cell>
        </table:table-row>
        <table:table-row table:style-name="ro1">
          <table:table-cell office:value-type="float" office:value="34783827" calcext:value-type="float">
            <text:p>34783827</text:p>
          </table:table-cell>
          <table:table-cell table:formula="of:=[.A2176]/1000/(60*60*24)" office:value-type="time" office:time-value="PT09H39M43.827S" calcext:value-type="time">
            <text:p>09:39:44</text:p>
          </table:table-cell>
          <table:table-cell office:value-type="float" office:value="1.1" calcext:value-type="float">
            <text:p>1.1</text:p>
          </table:table-cell>
          <table:table-cell office:value-type="float" office:value="217.5" calcext:value-type="float">
            <text:p>217.5</text:p>
          </table:table-cell>
          <table:table-cell office:value-type="float" office:value="238.76" calcext:value-type="float">
            <text:p>238.76</text:p>
          </table:table-cell>
          <table:table-cell office:value-type="float" office:value="2277.39" calcext:value-type="float">
            <text:p>2277.39</text:p>
          </table:table-cell>
          <table:table-cell office:value-type="float" office:value="2709.68" calcext:value-type="float">
            <text:p>2709.68</text:p>
          </table:table-cell>
        </table:table-row>
        <table:table-row table:style-name="ro1">
          <table:table-cell office:value-type="float" office:value="34799827" calcext:value-type="float">
            <text:p>34799827</text:p>
          </table:table-cell>
          <table:table-cell table:formula="of:=[.A2177]/1000/(60*60*24)" office:value-type="time" office:time-value="PT09H39M59.827S" calcext:value-type="time">
            <text:p>09:40:00</text:p>
          </table:table-cell>
          <table:table-cell office:value-type="float" office:value="1.09" calcext:value-type="float">
            <text:p>1.09</text:p>
          </table:table-cell>
          <table:table-cell office:value-type="float" office:value="217.5" calcext:value-type="float">
            <text:p>217.5</text:p>
          </table:table-cell>
          <table:table-cell office:value-type="float" office:value="237.89" calcext:value-type="float">
            <text:p>237.89</text:p>
          </table:table-cell>
          <table:table-cell office:value-type="float" office:value="2278.36" calcext:value-type="float">
            <text:p>2278.36</text:p>
          </table:table-cell>
          <table:table-cell office:value-type="float" office:value="2710.74" calcext:value-type="float">
            <text:p>2710.74</text:p>
          </table:table-cell>
        </table:table-row>
        <table:table-row table:style-name="ro1">
          <table:table-cell office:value-type="float" office:value="34815827" calcext:value-type="float">
            <text:p>34815827</text:p>
          </table:table-cell>
          <table:table-cell table:formula="of:=[.A2178]/1000/(60*60*24)" office:value-type="time" office:time-value="PT09H40M15.827S" calcext:value-type="time">
            <text:p>09:40:16</text:p>
          </table:table-cell>
          <table:table-cell office:value-type="float" office:value="1.09" calcext:value-type="float">
            <text:p>1.09</text:p>
          </table:table-cell>
          <table:table-cell office:value-type="float" office:value="217.4" calcext:value-type="float">
            <text:p>217.4</text:p>
          </table:table-cell>
          <table:table-cell office:value-type="float" office:value="237.78" calcext:value-type="float">
            <text:p>237.78</text:p>
          </table:table-cell>
          <table:table-cell office:value-type="float" office:value="2279.32" calcext:value-type="float">
            <text:p>2279.32</text:p>
          </table:table-cell>
          <table:table-cell office:value-type="float" office:value="2711.8" calcext:value-type="float">
            <text:p>2711.8</text:p>
          </table:table-cell>
        </table:table-row>
        <table:table-row table:style-name="ro1">
          <table:table-cell office:value-type="float" office:value="34831827" calcext:value-type="float">
            <text:p>34831827</text:p>
          </table:table-cell>
          <table:table-cell table:formula="of:=[.A2179]/1000/(60*60*24)" office:value-type="time" office:time-value="PT09H40M31.827S" calcext:value-type="time">
            <text:p>09:40:32</text:p>
          </table:table-cell>
          <table:table-cell office:value-type="float" office:value="1.09" calcext:value-type="float">
            <text:p>1.09</text:p>
          </table:table-cell>
          <table:table-cell office:value-type="float" office:value="217.3" calcext:value-type="float">
            <text:p>217.3</text:p>
          </table:table-cell>
          <table:table-cell office:value-type="float" office:value="237.67" calcext:value-type="float">
            <text:p>237.67</text:p>
          </table:table-cell>
          <table:table-cell office:value-type="float" office:value="2280.29" calcext:value-type="float">
            <text:p>2280.29</text:p>
          </table:table-cell>
          <table:table-cell office:value-type="float" office:value="2712.86" calcext:value-type="float">
            <text:p>2712.86</text:p>
          </table:table-cell>
        </table:table-row>
        <table:table-row table:style-name="ro1">
          <table:table-cell office:value-type="float" office:value="34847827" calcext:value-type="float">
            <text:p>34847827</text:p>
          </table:table-cell>
          <table:table-cell table:formula="of:=[.A2180]/1000/(60*60*24)" office:value-type="time" office:time-value="PT09H40M47.827S" calcext:value-type="time">
            <text:p>09:40:48</text:p>
          </table:table-cell>
          <table:table-cell office:value-type="float" office:value="1.09" calcext:value-type="float">
            <text:p>1.09</text:p>
          </table:table-cell>
          <table:table-cell office:value-type="float" office:value="217.3" calcext:value-type="float">
            <text:p>217.3</text:p>
          </table:table-cell>
          <table:table-cell office:value-type="float" office:value="237.67" calcext:value-type="float">
            <text:p>237.67</text:p>
          </table:table-cell>
          <table:table-cell office:value-type="float" office:value="2281.25" calcext:value-type="float">
            <text:p>2281.25</text:p>
          </table:table-cell>
          <table:table-cell office:value-type="float" office:value="2713.91" calcext:value-type="float">
            <text:p>2713.91</text:p>
          </table:table-cell>
        </table:table-row>
        <table:table-row table:style-name="ro1">
          <table:table-cell office:value-type="float" office:value="34863827" calcext:value-type="float">
            <text:p>34863827</text:p>
          </table:table-cell>
          <table:table-cell table:formula="of:=[.A2181]/1000/(60*60*24)" office:value-type="time" office:time-value="PT09H41M03.827S" calcext:value-type="time">
            <text:p>09:41:04</text:p>
          </table:table-cell>
          <table:table-cell office:value-type="float" office:value="1.09" calcext:value-type="float">
            <text:p>1.09</text:p>
          </table:table-cell>
          <table:table-cell office:value-type="float" office:value="217.3" calcext:value-type="float">
            <text:p>217.3</text:p>
          </table:table-cell>
          <table:table-cell office:value-type="float" office:value="237.67" calcext:value-type="float">
            <text:p>237.67</text:p>
          </table:table-cell>
          <table:table-cell office:value-type="float" office:value="2282.22" calcext:value-type="float">
            <text:p>2282.22</text:p>
          </table:table-cell>
          <table:table-cell office:value-type="float" office:value="2714.97" calcext:value-type="float">
            <text:p>2714.97</text:p>
          </table:table-cell>
        </table:table-row>
        <table:table-row table:style-name="ro1">
          <table:table-cell office:value-type="float" office:value="34879827" calcext:value-type="float">
            <text:p>34879827</text:p>
          </table:table-cell>
          <table:table-cell table:formula="of:=[.A2182]/1000/(60*60*24)" office:value-type="time" office:time-value="PT09H41M19.827S" calcext:value-type="time">
            <text:p>09:41:20</text:p>
          </table:table-cell>
          <table:table-cell office:value-type="float" office:value="1.09" calcext:value-type="float">
            <text:p>1.09</text:p>
          </table:table-cell>
          <table:table-cell office:value-type="float" office:value="217.1" calcext:value-type="float">
            <text:p>217.1</text:p>
          </table:table-cell>
          <table:table-cell office:value-type="float" office:value="237.45" calcext:value-type="float">
            <text:p>237.45</text:p>
          </table:table-cell>
          <table:table-cell office:value-type="float" office:value="2283.18" calcext:value-type="float">
            <text:p>2283.18</text:p>
          </table:table-cell>
          <table:table-cell office:value-type="float" office:value="2716.02" calcext:value-type="float">
            <text:p>2716.02</text:p>
          </table:table-cell>
        </table:table-row>
        <table:table-row table:style-name="ro1">
          <table:table-cell office:value-type="float" office:value="34895827" calcext:value-type="float">
            <text:p>34895827</text:p>
          </table:table-cell>
          <table:table-cell table:formula="of:=[.A2183]/1000/(60*60*24)" office:value-type="time" office:time-value="PT09H41M35.827S" calcext:value-type="time">
            <text:p>09:41:36</text:p>
          </table:table-cell>
          <table:table-cell office:value-type="float" office:value="1.09" calcext:value-type="float">
            <text:p>1.09</text:p>
          </table:table-cell>
          <table:table-cell office:value-type="float" office:value="217.1" calcext:value-type="float">
            <text:p>217.1</text:p>
          </table:table-cell>
          <table:table-cell office:value-type="float" office:value="236.58" calcext:value-type="float">
            <text:p>236.58</text:p>
          </table:table-cell>
          <table:table-cell office:value-type="float" office:value="2284.15" calcext:value-type="float">
            <text:p>2284.15</text:p>
          </table:table-cell>
          <table:table-cell office:value-type="float" office:value="2717.08" calcext:value-type="float">
            <text:p>2717.08</text:p>
          </table:table-cell>
        </table:table-row>
        <table:table-row table:style-name="ro1">
          <table:table-cell office:value-type="float" office:value="34911827" calcext:value-type="float">
            <text:p>34911827</text:p>
          </table:table-cell>
          <table:table-cell table:formula="of:=[.A2184]/1000/(60*60*24)" office:value-type="time" office:time-value="PT09H41M51.827S" calcext:value-type="time">
            <text:p>09:41:52</text:p>
          </table:table-cell>
          <table:table-cell office:value-type="float" office:value="1.09" calcext:value-type="float">
            <text:p>1.09</text:p>
          </table:table-cell>
          <table:table-cell office:value-type="float" office:value="217" calcext:value-type="float">
            <text:p>217</text:p>
          </table:table-cell>
          <table:table-cell office:value-type="float" office:value="236.46" calcext:value-type="float">
            <text:p>236.46</text:p>
          </table:table-cell>
          <table:table-cell office:value-type="float" office:value="2285.11" calcext:value-type="float">
            <text:p>2285.11</text:p>
          </table:table-cell>
          <table:table-cell office:value-type="float" office:value="2718.13" calcext:value-type="float">
            <text:p>2718.13</text:p>
          </table:table-cell>
        </table:table-row>
        <table:table-row table:style-name="ro1">
          <table:table-cell office:value-type="float" office:value="34927827" calcext:value-type="float">
            <text:p>34927827</text:p>
          </table:table-cell>
          <table:table-cell table:formula="of:=[.A2185]/1000/(60*60*24)" office:value-type="time" office:time-value="PT09H42M07.827S" calcext:value-type="time">
            <text:p>09:42:08</text:p>
          </table:table-cell>
          <table:table-cell office:value-type="float" office:value="1.09" calcext:value-type="float">
            <text:p>1.09</text:p>
          </table:table-cell>
          <table:table-cell office:value-type="float" office:value="216.9" calcext:value-type="float">
            <text:p>216.9</text:p>
          </table:table-cell>
          <table:table-cell office:value-type="float" office:value="237.22" calcext:value-type="float">
            <text:p>237.22</text:p>
          </table:table-cell>
          <table:table-cell office:value-type="float" office:value="2286.08" calcext:value-type="float">
            <text:p>2286.08</text:p>
          </table:table-cell>
          <table:table-cell office:value-type="float" office:value="2719.18" calcext:value-type="float">
            <text:p>2719.18</text:p>
          </table:table-cell>
        </table:table-row>
        <table:table-row table:style-name="ro1">
          <table:table-cell office:value-type="float" office:value="34943827" calcext:value-type="float">
            <text:p>34943827</text:p>
          </table:table-cell>
          <table:table-cell table:formula="of:=[.A2186]/1000/(60*60*24)" office:value-type="time" office:time-value="PT09H42M23.827S" calcext:value-type="time">
            <text:p>09:42:24</text:p>
          </table:table-cell>
          <table:table-cell office:value-type="float" office:value="1.09" calcext:value-type="float">
            <text:p>1.09</text:p>
          </table:table-cell>
          <table:table-cell office:value-type="float" office:value="216.9" calcext:value-type="float">
            <text:p>216.9</text:p>
          </table:table-cell>
          <table:table-cell office:value-type="float" office:value="236.35" calcext:value-type="float">
            <text:p>236.35</text:p>
          </table:table-cell>
          <table:table-cell office:value-type="float" office:value="2287.04" calcext:value-type="float">
            <text:p>2287.04</text:p>
          </table:table-cell>
          <table:table-cell office:value-type="float" office:value="2720.24" calcext:value-type="float">
            <text:p>2720.24</text:p>
          </table:table-cell>
        </table:table-row>
        <table:table-row table:style-name="ro1">
          <table:table-cell office:value-type="float" office:value="34959827" calcext:value-type="float">
            <text:p>34959827</text:p>
          </table:table-cell>
          <table:table-cell table:formula="of:=[.A2187]/1000/(60*60*24)" office:value-type="time" office:time-value="PT09H42M39.827S" calcext:value-type="time">
            <text:p>09:42:40</text:p>
          </table:table-cell>
          <table:table-cell office:value-type="float" office:value="1.09" calcext:value-type="float">
            <text:p>1.09</text:p>
          </table:table-cell>
          <table:table-cell office:value-type="float" office:value="216.9" calcext:value-type="float">
            <text:p>216.9</text:p>
          </table:table-cell>
          <table:table-cell office:value-type="float" office:value="236.35" calcext:value-type="float">
            <text:p>236.35</text:p>
          </table:table-cell>
          <table:table-cell office:value-type="float" office:value="2288" calcext:value-type="float">
            <text:p>2288</text:p>
          </table:table-cell>
          <table:table-cell office:value-type="float" office:value="2721.29" calcext:value-type="float">
            <text:p>2721.29</text:p>
          </table:table-cell>
        </table:table-row>
        <table:table-row table:style-name="ro1">
          <table:table-cell office:value-type="float" office:value="34975827" calcext:value-type="float">
            <text:p>34975827</text:p>
          </table:table-cell>
          <table:table-cell table:formula="of:=[.A2188]/1000/(60*60*24)" office:value-type="time" office:time-value="PT09H42M55.827S" calcext:value-type="time">
            <text:p>09:42:56</text:p>
          </table:table-cell>
          <table:table-cell office:value-type="float" office:value="1.09" calcext:value-type="float">
            <text:p>1.09</text:p>
          </table:table-cell>
          <table:table-cell office:value-type="float" office:value="216.7" calcext:value-type="float">
            <text:p>216.7</text:p>
          </table:table-cell>
          <table:table-cell office:value-type="float" office:value="237" calcext:value-type="float">
            <text:p>237</text:p>
          </table:table-cell>
          <table:table-cell office:value-type="float" office:value="2288.97" calcext:value-type="float">
            <text:p>2288.97</text:p>
          </table:table-cell>
          <table:table-cell office:value-type="float" office:value="2722.34" calcext:value-type="float">
            <text:p>2722.34</text:p>
          </table:table-cell>
        </table:table-row>
        <table:table-row table:style-name="ro1">
          <table:table-cell office:value-type="float" office:value="34991827" calcext:value-type="float">
            <text:p>34991827</text:p>
          </table:table-cell>
          <table:table-cell table:formula="of:=[.A2189]/1000/(60*60*24)" office:value-type="time" office:time-value="PT09H43M11.827S" calcext:value-type="time">
            <text:p>09:43:12</text:p>
          </table:table-cell>
          <table:table-cell office:value-type="float" office:value="1.09" calcext:value-type="float">
            <text:p>1.09</text:p>
          </table:table-cell>
          <table:table-cell office:value-type="float" office:value="216.6" calcext:value-type="float">
            <text:p>216.6</text:p>
          </table:table-cell>
          <table:table-cell office:value-type="float" office:value="236.02" calcext:value-type="float">
            <text:p>236.02</text:p>
          </table:table-cell>
          <table:table-cell office:value-type="float" office:value="2289.93" calcext:value-type="float">
            <text:p>2289.93</text:p>
          </table:table-cell>
          <table:table-cell office:value-type="float" office:value="2723.39" calcext:value-type="float">
            <text:p>2723.39</text:p>
          </table:table-cell>
        </table:table-row>
        <table:table-row table:style-name="ro1">
          <table:table-cell office:value-type="float" office:value="35007827" calcext:value-type="float">
            <text:p>35007827</text:p>
          </table:table-cell>
          <table:table-cell table:formula="of:=[.A2190]/1000/(60*60*24)" office:value-type="time" office:time-value="PT09H43M27.827S" calcext:value-type="time">
            <text:p>09:43:28</text:p>
          </table:table-cell>
          <table:table-cell office:value-type="float" office:value="1.09" calcext:value-type="float">
            <text:p>1.09</text:p>
          </table:table-cell>
          <table:table-cell office:value-type="float" office:value="216.5" calcext:value-type="float">
            <text:p>216.5</text:p>
          </table:table-cell>
          <table:table-cell office:value-type="float" office:value="235.91" calcext:value-type="float">
            <text:p>235.91</text:p>
          </table:table-cell>
          <table:table-cell office:value-type="float" office:value="2290.89" calcext:value-type="float">
            <text:p>2290.89</text:p>
          </table:table-cell>
          <table:table-cell office:value-type="float" office:value="2724.44" calcext:value-type="float">
            <text:p>2724.44</text:p>
          </table:table-cell>
        </table:table-row>
        <table:table-row table:style-name="ro1">
          <table:table-cell office:value-type="float" office:value="35023827" calcext:value-type="float">
            <text:p>35023827</text:p>
          </table:table-cell>
          <table:table-cell table:formula="of:=[.A2191]/1000/(60*60*24)" office:value-type="time" office:time-value="PT09H43M43.827S" calcext:value-type="time">
            <text:p>09:43:44</text:p>
          </table:table-cell>
          <table:table-cell office:value-type="float" office:value="1.09" calcext:value-type="float">
            <text:p>1.09</text:p>
          </table:table-cell>
          <table:table-cell office:value-type="float" office:value="216.5" calcext:value-type="float">
            <text:p>216.5</text:p>
          </table:table-cell>
          <table:table-cell office:value-type="float" office:value="235.91" calcext:value-type="float">
            <text:p>235.91</text:p>
          </table:table-cell>
          <table:table-cell office:value-type="float" office:value="2291.86" calcext:value-type="float">
            <text:p>2291.86</text:p>
          </table:table-cell>
          <table:table-cell office:value-type="float" office:value="2725.49" calcext:value-type="float">
            <text:p>2725.49</text:p>
          </table:table-cell>
        </table:table-row>
        <table:table-row table:style-name="ro1">
          <table:table-cell office:value-type="float" office:value="35039827" calcext:value-type="float">
            <text:p>35039827</text:p>
          </table:table-cell>
          <table:table-cell table:formula="of:=[.A2192]/1000/(60*60*24)" office:value-type="time" office:time-value="PT09H43M59.827S" calcext:value-type="time">
            <text:p>09:44:00</text:p>
          </table:table-cell>
          <table:table-cell office:value-type="float" office:value="1.09" calcext:value-type="float">
            <text:p>1.09</text:p>
          </table:table-cell>
          <table:table-cell office:value-type="float" office:value="216.4" calcext:value-type="float">
            <text:p>216.4</text:p>
          </table:table-cell>
          <table:table-cell office:value-type="float" office:value="235.8" calcext:value-type="float">
            <text:p>235.8</text:p>
          </table:table-cell>
          <table:table-cell office:value-type="float" office:value="2292.82" calcext:value-type="float">
            <text:p>2292.82</text:p>
          </table:table-cell>
          <table:table-cell office:value-type="float" office:value="2726.54" calcext:value-type="float">
            <text:p>2726.54</text:p>
          </table:table-cell>
        </table:table-row>
        <table:table-row table:style-name="ro1">
          <table:table-cell office:value-type="float" office:value="35055827" calcext:value-type="float">
            <text:p>35055827</text:p>
          </table:table-cell>
          <table:table-cell table:formula="of:=[.A2193]/1000/(60*60*24)" office:value-type="time" office:time-value="PT09H44M15.827S" calcext:value-type="time">
            <text:p>09:44:16</text:p>
          </table:table-cell>
          <table:table-cell office:value-type="float" office:value="1.09" calcext:value-type="float">
            <text:p>1.09</text:p>
          </table:table-cell>
          <table:table-cell office:value-type="float" office:value="216.3" calcext:value-type="float">
            <text:p>216.3</text:p>
          </table:table-cell>
          <table:table-cell office:value-type="float" office:value="234.82" calcext:value-type="float">
            <text:p>234.82</text:p>
          </table:table-cell>
          <table:table-cell office:value-type="float" office:value="2293.78" calcext:value-type="float">
            <text:p>2293.78</text:p>
          </table:table-cell>
          <table:table-cell office:value-type="float" office:value="2727.58" calcext:value-type="float">
            <text:p>2727.58</text:p>
          </table:table-cell>
        </table:table-row>
        <table:table-row table:style-name="ro1">
          <table:table-cell office:value-type="float" office:value="35071827" calcext:value-type="float">
            <text:p>35071827</text:p>
          </table:table-cell>
          <table:table-cell table:formula="of:=[.A2194]/1000/(60*60*24)" office:value-type="time" office:time-value="PT09H44M31.827S" calcext:value-type="time">
            <text:p>09:44:32</text:p>
          </table:table-cell>
          <table:table-cell office:value-type="float" office:value="1.09" calcext:value-type="float">
            <text:p>1.09</text:p>
          </table:table-cell>
          <table:table-cell office:value-type="float" office:value="216.3" calcext:value-type="float">
            <text:p>216.3</text:p>
          </table:table-cell>
          <table:table-cell office:value-type="float" office:value="234.82" calcext:value-type="float">
            <text:p>234.82</text:p>
          </table:table-cell>
          <table:table-cell office:value-type="float" office:value="2294.74" calcext:value-type="float">
            <text:p>2294.74</text:p>
          </table:table-cell>
          <table:table-cell office:value-type="float" office:value="2728.63" calcext:value-type="float">
            <text:p>2728.63</text:p>
          </table:table-cell>
        </table:table-row>
        <table:table-row table:style-name="ro1">
          <table:table-cell office:value-type="float" office:value="35087827" calcext:value-type="float">
            <text:p>35087827</text:p>
          </table:table-cell>
          <table:table-cell table:formula="of:=[.A2195]/1000/(60*60*24)" office:value-type="time" office:time-value="PT09H44M47.827S" calcext:value-type="time">
            <text:p>09:44:48</text:p>
          </table:table-cell>
          <table:table-cell office:value-type="float" office:value="1.09" calcext:value-type="float">
            <text:p>1.09</text:p>
          </table:table-cell>
          <table:table-cell office:value-type="float" office:value="216.2" calcext:value-type="float">
            <text:p>216.2</text:p>
          </table:table-cell>
          <table:table-cell office:value-type="float" office:value="234.71" calcext:value-type="float">
            <text:p>234.71</text:p>
          </table:table-cell>
          <table:table-cell office:value-type="float" office:value="2295.7" calcext:value-type="float">
            <text:p>2295.7</text:p>
          </table:table-cell>
          <table:table-cell office:value-type="float" office:value="2729.67" calcext:value-type="float">
            <text:p>2729.67</text:p>
          </table:table-cell>
        </table:table-row>
        <table:table-row table:style-name="ro1">
          <table:table-cell office:value-type="float" office:value="35103827" calcext:value-type="float">
            <text:p>35103827</text:p>
          </table:table-cell>
          <table:table-cell table:formula="of:=[.A2196]/1000/(60*60*24)" office:value-type="time" office:time-value="PT09H45M03.827S" calcext:value-type="time">
            <text:p>09:45:04</text:p>
          </table:table-cell>
          <table:table-cell office:value-type="float" office:value="1.09" calcext:value-type="float">
            <text:p>1.09</text:p>
          </table:table-cell>
          <table:table-cell office:value-type="float" office:value="216.1" calcext:value-type="float">
            <text:p>216.1</text:p>
          </table:table-cell>
          <table:table-cell office:value-type="float" office:value="234.6" calcext:value-type="float">
            <text:p>234.6</text:p>
          </table:table-cell>
          <table:table-cell office:value-type="float" office:value="2296.66" calcext:value-type="float">
            <text:p>2296.66</text:p>
          </table:table-cell>
          <table:table-cell office:value-type="float" office:value="2730.72" calcext:value-type="float">
            <text:p>2730.72</text:p>
          </table:table-cell>
        </table:table-row>
        <table:table-row table:style-name="ro1">
          <table:table-cell office:value-type="float" office:value="35119827" calcext:value-type="float">
            <text:p>35119827</text:p>
          </table:table-cell>
          <table:table-cell table:formula="of:=[.A2197]/1000/(60*60*24)" office:value-type="time" office:time-value="PT09H45M19.827S" calcext:value-type="time">
            <text:p>09:45:20</text:p>
          </table:table-cell>
          <table:table-cell office:value-type="float" office:value="1.09" calcext:value-type="float">
            <text:p>1.09</text:p>
          </table:table-cell>
          <table:table-cell office:value-type="float" office:value="216" calcext:value-type="float">
            <text:p>216</text:p>
          </table:table-cell>
          <table:table-cell office:value-type="float" office:value="234.49" calcext:value-type="float">
            <text:p>234.49</text:p>
          </table:table-cell>
          <table:table-cell office:value-type="float" office:value="2297.62" calcext:value-type="float">
            <text:p>2297.62</text:p>
          </table:table-cell>
          <table:table-cell office:value-type="float" office:value="2731.76" calcext:value-type="float">
            <text:p>2731.76</text:p>
          </table:table-cell>
        </table:table-row>
        <table:table-row table:style-name="ro1">
          <table:table-cell office:value-type="float" office:value="35135827" calcext:value-type="float">
            <text:p>35135827</text:p>
          </table:table-cell>
          <table:table-cell table:formula="of:=[.A2198]/1000/(60*60*24)" office:value-type="time" office:time-value="PT09H45M35.827S" calcext:value-type="time">
            <text:p>09:45:36</text:p>
          </table:table-cell>
          <table:table-cell office:value-type="float" office:value="1.09" calcext:value-type="float">
            <text:p>1.09</text:p>
          </table:table-cell>
          <table:table-cell office:value-type="float" office:value="216" calcext:value-type="float">
            <text:p>216</text:p>
          </table:table-cell>
          <table:table-cell office:value-type="float" office:value="234.49" calcext:value-type="float">
            <text:p>234.49</text:p>
          </table:table-cell>
          <table:table-cell office:value-type="float" office:value="2298.58" calcext:value-type="float">
            <text:p>2298.58</text:p>
          </table:table-cell>
          <table:table-cell office:value-type="float" office:value="2732.8" calcext:value-type="float">
            <text:p>2732.8</text:p>
          </table:table-cell>
        </table:table-row>
        <table:table-row table:style-name="ro1">
          <table:table-cell office:value-type="float" office:value="35151827" calcext:value-type="float">
            <text:p>35151827</text:p>
          </table:table-cell>
          <table:table-cell table:formula="of:=[.A2199]/1000/(60*60*24)" office:value-type="time" office:time-value="PT09H45M51.827S" calcext:value-type="time">
            <text:p>09:45:52</text:p>
          </table:table-cell>
          <table:table-cell office:value-type="float" office:value="1.09" calcext:value-type="float">
            <text:p>1.09</text:p>
          </table:table-cell>
          <table:table-cell office:value-type="float" office:value="215.9" calcext:value-type="float">
            <text:p>215.9</text:p>
          </table:table-cell>
          <table:table-cell office:value-type="float" office:value="234.38" calcext:value-type="float">
            <text:p>234.38</text:p>
          </table:table-cell>
          <table:table-cell office:value-type="float" office:value="2299.54" calcext:value-type="float">
            <text:p>2299.54</text:p>
          </table:table-cell>
          <table:table-cell office:value-type="float" office:value="2733.85" calcext:value-type="float">
            <text:p>2733.85</text:p>
          </table:table-cell>
        </table:table-row>
        <table:table-row table:style-name="ro1">
          <table:table-cell office:value-type="float" office:value="35167827" calcext:value-type="float">
            <text:p>35167827</text:p>
          </table:table-cell>
          <table:table-cell table:formula="of:=[.A2200]/1000/(60*60*24)" office:value-type="time" office:time-value="PT09H46M07.827S" calcext:value-type="time">
            <text:p>09:46:08</text:p>
          </table:table-cell>
          <table:table-cell office:value-type="float" office:value="1.09" calcext:value-type="float">
            <text:p>1.09</text:p>
          </table:table-cell>
          <table:table-cell office:value-type="float" office:value="215.8" calcext:value-type="float">
            <text:p>215.8</text:p>
          </table:table-cell>
          <table:table-cell office:value-type="float" office:value="234.27" calcext:value-type="float">
            <text:p>234.27</text:p>
          </table:table-cell>
          <table:table-cell office:value-type="float" office:value="2300.5" calcext:value-type="float">
            <text:p>2300.5</text:p>
          </table:table-cell>
          <table:table-cell office:value-type="float" office:value="2734.89" calcext:value-type="float">
            <text:p>2734.89</text:p>
          </table:table-cell>
        </table:table-row>
        <table:table-row table:style-name="ro1">
          <table:table-cell office:value-type="float" office:value="35183827" calcext:value-type="float">
            <text:p>35183827</text:p>
          </table:table-cell>
          <table:table-cell table:formula="of:=[.A2201]/1000/(60*60*24)" office:value-type="time" office:time-value="PT09H46M23.827S" calcext:value-type="time">
            <text:p>09:46:24</text:p>
          </table:table-cell>
          <table:table-cell office:value-type="float" office:value="1.09" calcext:value-type="float">
            <text:p>1.09</text:p>
          </table:table-cell>
          <table:table-cell office:value-type="float" office:value="215.7" calcext:value-type="float">
            <text:p>215.7</text:p>
          </table:table-cell>
          <table:table-cell office:value-type="float" office:value="234.16" calcext:value-type="float">
            <text:p>234.16</text:p>
          </table:table-cell>
          <table:table-cell office:value-type="float" office:value="2301.46" calcext:value-type="float">
            <text:p>2301.46</text:p>
          </table:table-cell>
          <table:table-cell office:value-type="float" office:value="2735.93" calcext:value-type="float">
            <text:p>2735.93</text:p>
          </table:table-cell>
        </table:table-row>
        <table:table-row table:style-name="ro1">
          <table:table-cell office:value-type="float" office:value="35199827" calcext:value-type="float">
            <text:p>35199827</text:p>
          </table:table-cell>
          <table:table-cell table:formula="of:=[.A2202]/1000/(60*60*24)" office:value-type="time" office:time-value="PT09H46M39.827S" calcext:value-type="time">
            <text:p>09:46:40</text:p>
          </table:table-cell>
          <table:table-cell office:value-type="float" office:value="1.09" calcext:value-type="float">
            <text:p>1.09</text:p>
          </table:table-cell>
          <table:table-cell office:value-type="float" office:value="215.6" calcext:value-type="float">
            <text:p>215.6</text:p>
          </table:table-cell>
          <table:table-cell office:value-type="float" office:value="234.05" calcext:value-type="float">
            <text:p>234.05</text:p>
          </table:table-cell>
          <table:table-cell office:value-type="float" office:value="2302.42" calcext:value-type="float">
            <text:p>2302.42</text:p>
          </table:table-cell>
          <table:table-cell office:value-type="float" office:value="2736.97" calcext:value-type="float">
            <text:p>2736.97</text:p>
          </table:table-cell>
        </table:table-row>
        <table:table-row table:style-name="ro1">
          <table:table-cell office:value-type="float" office:value="35215827" calcext:value-type="float">
            <text:p>35215827</text:p>
          </table:table-cell>
          <table:table-cell table:formula="of:=[.A2203]/1000/(60*60*24)" office:value-type="time" office:time-value="PT09H46M55.827S" calcext:value-type="time">
            <text:p>09:46:56</text:p>
          </table:table-cell>
          <table:table-cell office:value-type="float" office:value="1.09" calcext:value-type="float">
            <text:p>1.09</text:p>
          </table:table-cell>
          <table:table-cell office:value-type="float" office:value="215.5" calcext:value-type="float">
            <text:p>215.5</text:p>
          </table:table-cell>
          <table:table-cell office:value-type="float" office:value="233.94" calcext:value-type="float">
            <text:p>233.94</text:p>
          </table:table-cell>
          <table:table-cell office:value-type="float" office:value="2303.38" calcext:value-type="float">
            <text:p>2303.38</text:p>
          </table:table-cell>
          <table:table-cell office:value-type="float" office:value="2738.01" calcext:value-type="float">
            <text:p>2738.01</text:p>
          </table:table-cell>
        </table:table-row>
        <table:table-row table:style-name="ro1">
          <table:table-cell office:value-type="float" office:value="35231827" calcext:value-type="float">
            <text:p>35231827</text:p>
          </table:table-cell>
          <table:table-cell table:formula="of:=[.A2204]/1000/(60*60*24)" office:value-type="time" office:time-value="PT09H47M11.827S" calcext:value-type="time">
            <text:p>09:47:12</text:p>
          </table:table-cell>
          <table:table-cell office:value-type="float" office:value="1.08" calcext:value-type="float">
            <text:p>1.08</text:p>
          </table:table-cell>
          <table:table-cell office:value-type="float" office:value="215.5" calcext:value-type="float">
            <text:p>215.5</text:p>
          </table:table-cell>
          <table:table-cell office:value-type="float" office:value="233.07" calcext:value-type="float">
            <text:p>233.07</text:p>
          </table:table-cell>
          <table:table-cell office:value-type="float" office:value="2304.33" calcext:value-type="float">
            <text:p>2304.33</text:p>
          </table:table-cell>
          <table:table-cell office:value-type="float" office:value="2739.04" calcext:value-type="float">
            <text:p>2739.04</text:p>
          </table:table-cell>
        </table:table-row>
        <table:table-row table:style-name="ro1">
          <table:table-cell office:value-type="float" office:value="35247827" calcext:value-type="float">
            <text:p>35247827</text:p>
          </table:table-cell>
          <table:table-cell table:formula="of:=[.A2205]/1000/(60*60*24)" office:value-type="time" office:time-value="PT09H47M27.827S" calcext:value-type="time">
            <text:p>09:47:28</text:p>
          </table:table-cell>
          <table:table-cell office:value-type="float" office:value="1.09" calcext:value-type="float">
            <text:p>1.09</text:p>
          </table:table-cell>
          <table:table-cell office:value-type="float" office:value="215.3" calcext:value-type="float">
            <text:p>215.3</text:p>
          </table:table-cell>
          <table:table-cell office:value-type="float" office:value="233.72" calcext:value-type="float">
            <text:p>233.72</text:p>
          </table:table-cell>
          <table:table-cell office:value-type="float" office:value="2305.29" calcext:value-type="float">
            <text:p>2305.29</text:p>
          </table:table-cell>
          <table:table-cell office:value-type="float" office:value="2740.08" calcext:value-type="float">
            <text:p>2740.08</text:p>
          </table:table-cell>
        </table:table-row>
        <table:table-row table:style-name="ro1">
          <table:table-cell office:value-type="float" office:value="35263827" calcext:value-type="float">
            <text:p>35263827</text:p>
          </table:table-cell>
          <table:table-cell table:formula="of:=[.A2206]/1000/(60*60*24)" office:value-type="time" office:time-value="PT09H47M43.827S" calcext:value-type="time">
            <text:p>09:47:44</text:p>
          </table:table-cell>
          <table:table-cell office:value-type="float" office:value="1.08" calcext:value-type="float">
            <text:p>1.08</text:p>
          </table:table-cell>
          <table:table-cell office:value-type="float" office:value="215.3" calcext:value-type="float">
            <text:p>215.3</text:p>
          </table:table-cell>
          <table:table-cell office:value-type="float" office:value="232.85" calcext:value-type="float">
            <text:p>232.85</text:p>
          </table:table-cell>
          <table:table-cell office:value-type="float" office:value="2306.25" calcext:value-type="float">
            <text:p>2306.25</text:p>
          </table:table-cell>
          <table:table-cell office:value-type="float" office:value="2741.12" calcext:value-type="float">
            <text:p>2741.12</text:p>
          </table:table-cell>
        </table:table-row>
        <table:table-row table:style-name="ro1">
          <table:table-cell office:value-type="float" office:value="35279827" calcext:value-type="float">
            <text:p>35279827</text:p>
          </table:table-cell>
          <table:table-cell table:formula="of:=[.A2207]/1000/(60*60*24)" office:value-type="time" office:time-value="PT09H47M59.827S" calcext:value-type="time">
            <text:p>09:48:00</text:p>
          </table:table-cell>
          <table:table-cell office:value-type="float" office:value="1.08" calcext:value-type="float">
            <text:p>1.08</text:p>
          </table:table-cell>
          <table:table-cell office:value-type="float" office:value="215.2" calcext:value-type="float">
            <text:p>215.2</text:p>
          </table:table-cell>
          <table:table-cell office:value-type="float" office:value="232.74" calcext:value-type="float">
            <text:p>232.74</text:p>
          </table:table-cell>
          <table:table-cell office:value-type="float" office:value="2307.2" calcext:value-type="float">
            <text:p>2307.2</text:p>
          </table:table-cell>
          <table:table-cell office:value-type="float" office:value="2742.15" calcext:value-type="float">
            <text:p>2742.15</text:p>
          </table:table-cell>
        </table:table-row>
        <table:table-row table:style-name="ro1">
          <table:table-cell office:value-type="float" office:value="35295827" calcext:value-type="float">
            <text:p>35295827</text:p>
          </table:table-cell>
          <table:table-cell table:formula="of:=[.A2208]/1000/(60*60*24)" office:value-type="time" office:time-value="PT09H48M15.827S" calcext:value-type="time">
            <text:p>09:48:16</text:p>
          </table:table-cell>
          <table:table-cell office:value-type="float" office:value="1.08" calcext:value-type="float">
            <text:p>1.08</text:p>
          </table:table-cell>
          <table:table-cell office:value-type="float" office:value="215.1" calcext:value-type="float">
            <text:p>215.1</text:p>
          </table:table-cell>
          <table:table-cell office:value-type="float" office:value="232.63" calcext:value-type="float">
            <text:p>232.63</text:p>
          </table:table-cell>
          <table:table-cell office:value-type="float" office:value="2308.16" calcext:value-type="float">
            <text:p>2308.16</text:p>
          </table:table-cell>
          <table:table-cell office:value-type="float" office:value="2743.19" calcext:value-type="float">
            <text:p>2743.19</text:p>
          </table:table-cell>
        </table:table-row>
        <table:table-row table:style-name="ro1">
          <table:table-cell office:value-type="float" office:value="35311827" calcext:value-type="float">
            <text:p>35311827</text:p>
          </table:table-cell>
          <table:table-cell table:formula="of:=[.A2209]/1000/(60*60*24)" office:value-type="time" office:time-value="PT09H48M31.827S" calcext:value-type="time">
            <text:p>09:48:32</text:p>
          </table:table-cell>
          <table:table-cell office:value-type="float" office:value="1.08" calcext:value-type="float">
            <text:p>1.08</text:p>
          </table:table-cell>
          <table:table-cell office:value-type="float" office:value="215" calcext:value-type="float">
            <text:p>215</text:p>
          </table:table-cell>
          <table:table-cell office:value-type="float" office:value="232.52" calcext:value-type="float">
            <text:p>232.52</text:p>
          </table:table-cell>
          <table:table-cell office:value-type="float" office:value="2309.12" calcext:value-type="float">
            <text:p>2309.12</text:p>
          </table:table-cell>
          <table:table-cell office:value-type="float" office:value="2744.22" calcext:value-type="float">
            <text:p>2744.22</text:p>
          </table:table-cell>
        </table:table-row>
        <table:table-row table:style-name="ro1">
          <table:table-cell office:value-type="float" office:value="35327827" calcext:value-type="float">
            <text:p>35327827</text:p>
          </table:table-cell>
          <table:table-cell table:formula="of:=[.A2210]/1000/(60*60*24)" office:value-type="time" office:time-value="PT09H48M47.827S" calcext:value-type="time">
            <text:p>09:48:48</text:p>
          </table:table-cell>
          <table:table-cell office:value-type="float" office:value="1.08" calcext:value-type="float">
            <text:p>1.08</text:p>
          </table:table-cell>
          <table:table-cell office:value-type="float" office:value="215" calcext:value-type="float">
            <text:p>215</text:p>
          </table:table-cell>
          <table:table-cell office:value-type="float" office:value="232.52" calcext:value-type="float">
            <text:p>232.52</text:p>
          </table:table-cell>
          <table:table-cell office:value-type="float" office:value="2310.08" calcext:value-type="float">
            <text:p>2310.08</text:p>
          </table:table-cell>
          <table:table-cell office:value-type="float" office:value="2745.26" calcext:value-type="float">
            <text:p>2745.26</text:p>
          </table:table-cell>
        </table:table-row>
        <table:table-row table:style-name="ro1">
          <table:table-cell office:value-type="float" office:value="35343827" calcext:value-type="float">
            <text:p>35343827</text:p>
          </table:table-cell>
          <table:table-cell table:formula="of:=[.A2211]/1000/(60*60*24)" office:value-type="time" office:time-value="PT09H49M03.827S" calcext:value-type="time">
            <text:p>09:49:04</text:p>
          </table:table-cell>
          <table:table-cell office:value-type="float" office:value="1.08" calcext:value-type="float">
            <text:p>1.08</text:p>
          </table:table-cell>
          <table:table-cell office:value-type="float" office:value="214.8" calcext:value-type="float">
            <text:p>214.8</text:p>
          </table:table-cell>
          <table:table-cell office:value-type="float" office:value="232.3" calcext:value-type="float">
            <text:p>232.3</text:p>
          </table:table-cell>
          <table:table-cell office:value-type="float" office:value="2311.03" calcext:value-type="float">
            <text:p>2311.03</text:p>
          </table:table-cell>
          <table:table-cell office:value-type="float" office:value="2746.29" calcext:value-type="float">
            <text:p>2746.29</text:p>
          </table:table-cell>
        </table:table-row>
        <table:table-row table:style-name="ro1">
          <table:table-cell office:value-type="float" office:value="35359827" calcext:value-type="float">
            <text:p>35359827</text:p>
          </table:table-cell>
          <table:table-cell table:formula="of:=[.A2212]/1000/(60*60*24)" office:value-type="time" office:time-value="PT09H49M19.827S" calcext:value-type="time">
            <text:p>09:49:20</text:p>
          </table:table-cell>
          <table:table-cell office:value-type="float" office:value="1.08" calcext:value-type="float">
            <text:p>1.08</text:p>
          </table:table-cell>
          <table:table-cell office:value-type="float" office:value="214.8" calcext:value-type="float">
            <text:p>214.8</text:p>
          </table:table-cell>
          <table:table-cell office:value-type="float" office:value="232.3" calcext:value-type="float">
            <text:p>232.3</text:p>
          </table:table-cell>
          <table:table-cell office:value-type="float" office:value="2311.98" calcext:value-type="float">
            <text:p>2311.98</text:p>
          </table:table-cell>
          <table:table-cell office:value-type="float" office:value="2747.32" calcext:value-type="float">
            <text:p>2747.32</text:p>
          </table:table-cell>
        </table:table-row>
        <table:table-row table:style-name="ro1">
          <table:table-cell office:value-type="float" office:value="35375827" calcext:value-type="float">
            <text:p>35375827</text:p>
          </table:table-cell>
          <table:table-cell table:formula="of:=[.A2213]/1000/(60*60*24)" office:value-type="time" office:time-value="PT09H49M35.827S" calcext:value-type="time">
            <text:p>09:49:36</text:p>
          </table:table-cell>
          <table:table-cell office:value-type="float" office:value="1.08" calcext:value-type="float">
            <text:p>1.08</text:p>
          </table:table-cell>
          <table:table-cell office:value-type="float" office:value="214.6" calcext:value-type="float">
            <text:p>214.6</text:p>
          </table:table-cell>
          <table:table-cell office:value-type="float" office:value="232.08" calcext:value-type="float">
            <text:p>232.08</text:p>
          </table:table-cell>
          <table:table-cell office:value-type="float" office:value="2312.94" calcext:value-type="float">
            <text:p>2312.94</text:p>
          </table:table-cell>
          <table:table-cell office:value-type="float" office:value="2748.35" calcext:value-type="float">
            <text:p>2748.35</text:p>
          </table:table-cell>
        </table:table-row>
        <table:table-row table:style-name="ro1">
          <table:table-cell office:value-type="float" office:value="35391827" calcext:value-type="float">
            <text:p>35391827</text:p>
          </table:table-cell>
          <table:table-cell table:formula="of:=[.A2214]/1000/(60*60*24)" office:value-type="time" office:time-value="PT09H49M51.827S" calcext:value-type="time">
            <text:p>09:49:52</text:p>
          </table:table-cell>
          <table:table-cell office:value-type="float" office:value="1.08" calcext:value-type="float">
            <text:p>1.08</text:p>
          </table:table-cell>
          <table:table-cell office:value-type="float" office:value="214.6" calcext:value-type="float">
            <text:p>214.6</text:p>
          </table:table-cell>
          <table:table-cell office:value-type="float" office:value="232.08" calcext:value-type="float">
            <text:p>232.08</text:p>
          </table:table-cell>
          <table:table-cell office:value-type="float" office:value="2313.89" calcext:value-type="float">
            <text:p>2313.89</text:p>
          </table:table-cell>
          <table:table-cell office:value-type="float" office:value="2749.38" calcext:value-type="float">
            <text:p>2749.38</text:p>
          </table:table-cell>
        </table:table-row>
        <table:table-row table:style-name="ro1">
          <table:table-cell office:value-type="float" office:value="35407827" calcext:value-type="float">
            <text:p>35407827</text:p>
          </table:table-cell>
          <table:table-cell table:formula="of:=[.A2215]/1000/(60*60*24)" office:value-type="time" office:time-value="PT09H50M07.827S" calcext:value-type="time">
            <text:p>09:50:08</text:p>
          </table:table-cell>
          <table:table-cell office:value-type="float" office:value="1.08" calcext:value-type="float">
            <text:p>1.08</text:p>
          </table:table-cell>
          <table:table-cell office:value-type="float" office:value="214.5" calcext:value-type="float">
            <text:p>214.5</text:p>
          </table:table-cell>
          <table:table-cell office:value-type="float" office:value="231.11" calcext:value-type="float">
            <text:p>231.11</text:p>
          </table:table-cell>
          <table:table-cell office:value-type="float" office:value="2314.85" calcext:value-type="float">
            <text:p>2314.85</text:p>
          </table:table-cell>
          <table:table-cell office:value-type="float" office:value="2750.41" calcext:value-type="float">
            <text:p>2750.41</text:p>
          </table:table-cell>
        </table:table-row>
        <table:table-row table:style-name="ro1">
          <table:table-cell office:value-type="float" office:value="35423827" calcext:value-type="float">
            <text:p>35423827</text:p>
          </table:table-cell>
          <table:table-cell table:formula="of:=[.A2216]/1000/(60*60*24)" office:value-type="time" office:time-value="PT09H50M23.827S" calcext:value-type="time">
            <text:p>09:50:24</text:p>
          </table:table-cell>
          <table:table-cell office:value-type="float" office:value="1.08" calcext:value-type="float">
            <text:p>1.08</text:p>
          </table:table-cell>
          <table:table-cell office:value-type="float" office:value="214.4" calcext:value-type="float">
            <text:p>214.4</text:p>
          </table:table-cell>
          <table:table-cell office:value-type="float" office:value="231" calcext:value-type="float">
            <text:p>231</text:p>
          </table:table-cell>
          <table:table-cell office:value-type="float" office:value="2315.8" calcext:value-type="float">
            <text:p>2315.8</text:p>
          </table:table-cell>
          <table:table-cell office:value-type="float" office:value="2751.43" calcext:value-type="float">
            <text:p>2751.43</text:p>
          </table:table-cell>
        </table:table-row>
        <table:table-row table:style-name="ro1">
          <table:table-cell office:value-type="float" office:value="35439827" calcext:value-type="float">
            <text:p>35439827</text:p>
          </table:table-cell>
          <table:table-cell table:formula="of:=[.A2217]/1000/(60*60*24)" office:value-type="time" office:time-value="PT09H50M39.827S" calcext:value-type="time">
            <text:p>09:50:40</text:p>
          </table:table-cell>
          <table:table-cell office:value-type="float" office:value="1.08" calcext:value-type="float">
            <text:p>1.08</text:p>
          </table:table-cell>
          <table:table-cell office:value-type="float" office:value="214.3" calcext:value-type="float">
            <text:p>214.3</text:p>
          </table:table-cell>
          <table:table-cell office:value-type="float" office:value="230.89" calcext:value-type="float">
            <text:p>230.89</text:p>
          </table:table-cell>
          <table:table-cell office:value-type="float" office:value="2316.75" calcext:value-type="float">
            <text:p>2316.75</text:p>
          </table:table-cell>
          <table:table-cell office:value-type="float" office:value="2752.46" calcext:value-type="float">
            <text:p>2752.46</text:p>
          </table:table-cell>
        </table:table-row>
        <table:table-row table:style-name="ro1">
          <table:table-cell office:value-type="float" office:value="35455827" calcext:value-type="float">
            <text:p>35455827</text:p>
          </table:table-cell>
          <table:table-cell table:formula="of:=[.A2218]/1000/(60*60*24)" office:value-type="time" office:time-value="PT09H50M55.827S" calcext:value-type="time">
            <text:p>09:50:56</text:p>
          </table:table-cell>
          <table:table-cell office:value-type="float" office:value="1.08" calcext:value-type="float">
            <text:p>1.08</text:p>
          </table:table-cell>
          <table:table-cell office:value-type="float" office:value="214.2" calcext:value-type="float">
            <text:p>214.2</text:p>
          </table:table-cell>
          <table:table-cell office:value-type="float" office:value="230.78" calcext:value-type="float">
            <text:p>230.78</text:p>
          </table:table-cell>
          <table:table-cell office:value-type="float" office:value="2317.7" calcext:value-type="float">
            <text:p>2317.7</text:p>
          </table:table-cell>
          <table:table-cell office:value-type="float" office:value="2753.49" calcext:value-type="float">
            <text:p>2753.49</text:p>
          </table:table-cell>
        </table:table-row>
        <table:table-row table:style-name="ro1">
          <table:table-cell office:value-type="float" office:value="35471827" calcext:value-type="float">
            <text:p>35471827</text:p>
          </table:table-cell>
          <table:table-cell table:formula="of:=[.A2219]/1000/(60*60*24)" office:value-type="time" office:time-value="PT09H51M11.827S" calcext:value-type="time">
            <text:p>09:51:12</text:p>
          </table:table-cell>
          <table:table-cell office:value-type="float" office:value="1.08" calcext:value-type="float">
            <text:p>1.08</text:p>
          </table:table-cell>
          <table:table-cell office:value-type="float" office:value="214.1" calcext:value-type="float">
            <text:p>214.1</text:p>
          </table:table-cell>
          <table:table-cell office:value-type="float" office:value="230.67" calcext:value-type="float">
            <text:p>230.67</text:p>
          </table:table-cell>
          <table:table-cell office:value-type="float" office:value="2318.66" calcext:value-type="float">
            <text:p>2318.66</text:p>
          </table:table-cell>
          <table:table-cell office:value-type="float" office:value="2754.51" calcext:value-type="float">
            <text:p>2754.51</text:p>
          </table:table-cell>
        </table:table-row>
        <table:table-row table:style-name="ro1">
          <table:table-cell office:value-type="float" office:value="35487827" calcext:value-type="float">
            <text:p>35487827</text:p>
          </table:table-cell>
          <table:table-cell table:formula="of:=[.A2220]/1000/(60*60*24)" office:value-type="time" office:time-value="PT09H51M27.827S" calcext:value-type="time">
            <text:p>09:51:28</text:p>
          </table:table-cell>
          <table:table-cell office:value-type="float" office:value="1.08" calcext:value-type="float">
            <text:p>1.08</text:p>
          </table:table-cell>
          <table:table-cell office:value-type="float" office:value="214" calcext:value-type="float">
            <text:p>214</text:p>
          </table:table-cell>
          <table:table-cell office:value-type="float" office:value="230.56" calcext:value-type="float">
            <text:p>230.56</text:p>
          </table:table-cell>
          <table:table-cell office:value-type="float" office:value="2319.61" calcext:value-type="float">
            <text:p>2319.61</text:p>
          </table:table-cell>
          <table:table-cell office:value-type="float" office:value="2755.54" calcext:value-type="float">
            <text:p>2755.54</text:p>
          </table:table-cell>
        </table:table-row>
        <table:table-row table:style-name="ro1">
          <table:table-cell office:value-type="float" office:value="35503827" calcext:value-type="float">
            <text:p>35503827</text:p>
          </table:table-cell>
          <table:table-cell table:formula="of:=[.A2221]/1000/(60*60*24)" office:value-type="time" office:time-value="PT09H51M43.827S" calcext:value-type="time">
            <text:p>09:51:44</text:p>
          </table:table-cell>
          <table:table-cell office:value-type="float" office:value="1.08" calcext:value-type="float">
            <text:p>1.08</text:p>
          </table:table-cell>
          <table:table-cell office:value-type="float" office:value="213.9" calcext:value-type="float">
            <text:p>213.9</text:p>
          </table:table-cell>
          <table:table-cell office:value-type="float" office:value="230.45" calcext:value-type="float">
            <text:p>230.45</text:p>
          </table:table-cell>
          <table:table-cell office:value-type="float" office:value="2320.56" calcext:value-type="float">
            <text:p>2320.56</text:p>
          </table:table-cell>
          <table:table-cell office:value-type="float" office:value="2756.56" calcext:value-type="float">
            <text:p>2756.56</text:p>
          </table:table-cell>
        </table:table-row>
        <table:table-row table:style-name="ro1">
          <table:table-cell office:value-type="float" office:value="35519827" calcext:value-type="float">
            <text:p>35519827</text:p>
          </table:table-cell>
          <table:table-cell table:formula="of:=[.A2222]/1000/(60*60*24)" office:value-type="time" office:time-value="PT09H51M59.827S" calcext:value-type="time">
            <text:p>09:52:00</text:p>
          </table:table-cell>
          <table:table-cell office:value-type="float" office:value="1.07" calcext:value-type="float">
            <text:p>1.07</text:p>
          </table:table-cell>
          <table:table-cell office:value-type="float" office:value="213.8" calcext:value-type="float">
            <text:p>213.8</text:p>
          </table:table-cell>
          <table:table-cell office:value-type="float" office:value="229.49" calcext:value-type="float">
            <text:p>229.49</text:p>
          </table:table-cell>
          <table:table-cell office:value-type="float" office:value="2321.51" calcext:value-type="float">
            <text:p>2321.51</text:p>
          </table:table-cell>
          <table:table-cell office:value-type="float" office:value="2757.58" calcext:value-type="float">
            <text:p>2757.58</text:p>
          </table:table-cell>
        </table:table-row>
        <table:table-row table:style-name="ro1">
          <table:table-cell office:value-type="float" office:value="35535827" calcext:value-type="float">
            <text:p>35535827</text:p>
          </table:table-cell>
          <table:table-cell table:formula="of:=[.A2223]/1000/(60*60*24)" office:value-type="time" office:time-value="PT09H52M15.827S" calcext:value-type="time">
            <text:p>09:52:16</text:p>
          </table:table-cell>
          <table:table-cell office:value-type="float" office:value="1.07" calcext:value-type="float">
            <text:p>1.07</text:p>
          </table:table-cell>
          <table:table-cell office:value-type="float" office:value="213.7" calcext:value-type="float">
            <text:p>213.7</text:p>
          </table:table-cell>
          <table:table-cell office:value-type="float" office:value="229.38" calcext:value-type="float">
            <text:p>229.38</text:p>
          </table:table-cell>
          <table:table-cell office:value-type="float" office:value="2322.46" calcext:value-type="float">
            <text:p>2322.46</text:p>
          </table:table-cell>
          <table:table-cell office:value-type="float" office:value="2758.6" calcext:value-type="float">
            <text:p>2758.6</text:p>
          </table:table-cell>
        </table:table-row>
        <table:table-row table:style-name="ro1">
          <table:table-cell office:value-type="float" office:value="35551827" calcext:value-type="float">
            <text:p>35551827</text:p>
          </table:table-cell>
          <table:table-cell table:formula="of:=[.A2224]/1000/(60*60*24)" office:value-type="time" office:time-value="PT09H52M31.827S" calcext:value-type="time">
            <text:p>09:52:32</text:p>
          </table:table-cell>
          <table:table-cell office:value-type="float" office:value="1.07" calcext:value-type="float">
            <text:p>1.07</text:p>
          </table:table-cell>
          <table:table-cell office:value-type="float" office:value="213.5" calcext:value-type="float">
            <text:p>213.5</text:p>
          </table:table-cell>
          <table:table-cell office:value-type="float" office:value="229.16" calcext:value-type="float">
            <text:p>229.16</text:p>
          </table:table-cell>
          <table:table-cell office:value-type="float" office:value="2323.41" calcext:value-type="float">
            <text:p>2323.41</text:p>
          </table:table-cell>
          <table:table-cell office:value-type="float" office:value="2759.62" calcext:value-type="float">
            <text:p>2759.62</text:p>
          </table:table-cell>
        </table:table-row>
        <table:table-row table:style-name="ro1">
          <table:table-cell office:value-type="float" office:value="35567827" calcext:value-type="float">
            <text:p>35567827</text:p>
          </table:table-cell>
          <table:table-cell table:formula="of:=[.A2225]/1000/(60*60*24)" office:value-type="time" office:time-value="PT09H52M47.827S" calcext:value-type="time">
            <text:p>09:52:48</text:p>
          </table:table-cell>
          <table:table-cell office:value-type="float" office:value="1.07" calcext:value-type="float">
            <text:p>1.07</text:p>
          </table:table-cell>
          <table:table-cell office:value-type="float" office:value="213.5" calcext:value-type="float">
            <text:p>213.5</text:p>
          </table:table-cell>
          <table:table-cell office:value-type="float" office:value="229.16" calcext:value-type="float">
            <text:p>229.16</text:p>
          </table:table-cell>
          <table:table-cell office:value-type="float" office:value="2324.35" calcext:value-type="float">
            <text:p>2324.35</text:p>
          </table:table-cell>
          <table:table-cell office:value-type="float" office:value="2760.64" calcext:value-type="float">
            <text:p>2760.64</text:p>
          </table:table-cell>
        </table:table-row>
        <table:table-row table:style-name="ro1">
          <table:table-cell office:value-type="float" office:value="35583827" calcext:value-type="float">
            <text:p>35583827</text:p>
          </table:table-cell>
          <table:table-cell table:formula="of:=[.A2226]/1000/(60*60*24)" office:value-type="time" office:time-value="PT09H53M03.827S" calcext:value-type="time">
            <text:p>09:53:04</text:p>
          </table:table-cell>
          <table:table-cell office:value-type="float" office:value="1.07" calcext:value-type="float">
            <text:p>1.07</text:p>
          </table:table-cell>
          <table:table-cell office:value-type="float" office:value="213.3" calcext:value-type="float">
            <text:p>213.3</text:p>
          </table:table-cell>
          <table:table-cell office:value-type="float" office:value="228.94" calcext:value-type="float">
            <text:p>228.94</text:p>
          </table:table-cell>
          <table:table-cell office:value-type="float" office:value="2325.3" calcext:value-type="float">
            <text:p>2325.3</text:p>
          </table:table-cell>
          <table:table-cell office:value-type="float" office:value="2761.66" calcext:value-type="float">
            <text:p>2761.66</text:p>
          </table:table-cell>
        </table:table-row>
        <table:table-row table:style-name="ro1">
          <table:table-cell office:value-type="float" office:value="35599827" calcext:value-type="float">
            <text:p>35599827</text:p>
          </table:table-cell>
          <table:table-cell table:formula="of:=[.A2227]/1000/(60*60*24)" office:value-type="time" office:time-value="PT09H53M19.827S" calcext:value-type="time">
            <text:p>09:53:20</text:p>
          </table:table-cell>
          <table:table-cell office:value-type="float" office:value="1.07" calcext:value-type="float">
            <text:p>1.07</text:p>
          </table:table-cell>
          <table:table-cell office:value-type="float" office:value="213.2" calcext:value-type="float">
            <text:p>213.2</text:p>
          </table:table-cell>
          <table:table-cell office:value-type="float" office:value="228.83" calcext:value-type="float">
            <text:p>228.83</text:p>
          </table:table-cell>
          <table:table-cell office:value-type="float" office:value="2326.25" calcext:value-type="float">
            <text:p>2326.25</text:p>
          </table:table-cell>
          <table:table-cell office:value-type="float" office:value="2762.67" calcext:value-type="float">
            <text:p>2762.67</text:p>
          </table:table-cell>
        </table:table-row>
        <table:table-row table:style-name="ro1">
          <table:table-cell office:value-type="float" office:value="35615827" calcext:value-type="float">
            <text:p>35615827</text:p>
          </table:table-cell>
          <table:table-cell table:formula="of:=[.A2228]/1000/(60*60*24)" office:value-type="time" office:time-value="PT09H53M35.827S" calcext:value-type="time">
            <text:p>09:53:36</text:p>
          </table:table-cell>
          <table:table-cell office:value-type="float" office:value="1.07" calcext:value-type="float">
            <text:p>1.07</text:p>
          </table:table-cell>
          <table:table-cell office:value-type="float" office:value="213.2" calcext:value-type="float">
            <text:p>213.2</text:p>
          </table:table-cell>
          <table:table-cell office:value-type="float" office:value="228.83" calcext:value-type="float">
            <text:p>228.83</text:p>
          </table:table-cell>
          <table:table-cell office:value-type="float" office:value="2327.2" calcext:value-type="float">
            <text:p>2327.2</text:p>
          </table:table-cell>
          <table:table-cell office:value-type="float" office:value="2763.69" calcext:value-type="float">
            <text:p>2763.69</text:p>
          </table:table-cell>
        </table:table-row>
        <table:table-row table:style-name="ro1">
          <table:table-cell office:value-type="float" office:value="35631827" calcext:value-type="float">
            <text:p>35631827</text:p>
          </table:table-cell>
          <table:table-cell table:formula="of:=[.A2229]/1000/(60*60*24)" office:value-type="time" office:time-value="PT09H53M51.827S" calcext:value-type="time">
            <text:p>09:53:52</text:p>
          </table:table-cell>
          <table:table-cell office:value-type="float" office:value="1.07" calcext:value-type="float">
            <text:p>1.07</text:p>
          </table:table-cell>
          <table:table-cell office:value-type="float" office:value="213" calcext:value-type="float">
            <text:p>213</text:p>
          </table:table-cell>
          <table:table-cell office:value-type="float" office:value="227.76" calcext:value-type="float">
            <text:p>227.76</text:p>
          </table:table-cell>
          <table:table-cell office:value-type="float" office:value="2328.15" calcext:value-type="float">
            <text:p>2328.15</text:p>
          </table:table-cell>
          <table:table-cell office:value-type="float" office:value="2764.7" calcext:value-type="float">
            <text:p>2764.7</text:p>
          </table:table-cell>
        </table:table-row>
        <table:table-row table:style-name="ro1">
          <table:table-cell office:value-type="float" office:value="35647827" calcext:value-type="float">
            <text:p>35647827</text:p>
          </table:table-cell>
          <table:table-cell table:formula="of:=[.A2230]/1000/(60*60*24)" office:value-type="time" office:time-value="PT09H54M07.827S" calcext:value-type="time">
            <text:p>09:54:08</text:p>
          </table:table-cell>
          <table:table-cell office:value-type="float" office:value="1.07" calcext:value-type="float">
            <text:p>1.07</text:p>
          </table:table-cell>
          <table:table-cell office:value-type="float" office:value="212.9" calcext:value-type="float">
            <text:p>212.9</text:p>
          </table:table-cell>
          <table:table-cell office:value-type="float" office:value="227.65" calcext:value-type="float">
            <text:p>227.65</text:p>
          </table:table-cell>
          <table:table-cell office:value-type="float" office:value="2329.09" calcext:value-type="float">
            <text:p>2329.09</text:p>
          </table:table-cell>
          <table:table-cell office:value-type="float" office:value="2765.71" calcext:value-type="float">
            <text:p>2765.71</text:p>
          </table:table-cell>
        </table:table-row>
        <table:table-row table:style-name="ro1">
          <table:table-cell office:value-type="float" office:value="35663827" calcext:value-type="float">
            <text:p>35663827</text:p>
          </table:table-cell>
          <table:table-cell table:formula="of:=[.A2231]/1000/(60*60*24)" office:value-type="time" office:time-value="PT09H54M23.827S" calcext:value-type="time">
            <text:p>09:54:24</text:p>
          </table:table-cell>
          <table:table-cell office:value-type="float" office:value="1.07" calcext:value-type="float">
            <text:p>1.07</text:p>
          </table:table-cell>
          <table:table-cell office:value-type="float" office:value="212.8" calcext:value-type="float">
            <text:p>212.8</text:p>
          </table:table-cell>
          <table:table-cell office:value-type="float" office:value="227.54" calcext:value-type="float">
            <text:p>227.54</text:p>
          </table:table-cell>
          <table:table-cell office:value-type="float" office:value="2330.04" calcext:value-type="float">
            <text:p>2330.04</text:p>
          </table:table-cell>
          <table:table-cell office:value-type="float" office:value="2766.72" calcext:value-type="float">
            <text:p>2766.72</text:p>
          </table:table-cell>
        </table:table-row>
        <table:table-row table:style-name="ro1">
          <table:table-cell office:value-type="float" office:value="35679827" calcext:value-type="float">
            <text:p>35679827</text:p>
          </table:table-cell>
          <table:table-cell table:formula="of:=[.A2232]/1000/(60*60*24)" office:value-type="time" office:time-value="PT09H54M39.827S" calcext:value-type="time">
            <text:p>09:54:40</text:p>
          </table:table-cell>
          <table:table-cell office:value-type="float" office:value="1.07" calcext:value-type="float">
            <text:p>1.07</text:p>
          </table:table-cell>
          <table:table-cell office:value-type="float" office:value="212.6" calcext:value-type="float">
            <text:p>212.6</text:p>
          </table:table-cell>
          <table:table-cell office:value-type="float" office:value="227.33" calcext:value-type="float">
            <text:p>227.33</text:p>
          </table:table-cell>
          <table:table-cell office:value-type="float" office:value="2330.98" calcext:value-type="float">
            <text:p>2330.98</text:p>
          </table:table-cell>
          <table:table-cell office:value-type="float" office:value="2767.74" calcext:value-type="float">
            <text:p>2767.74</text:p>
          </table:table-cell>
        </table:table-row>
        <table:table-row table:style-name="ro1">
          <table:table-cell office:value-type="float" office:value="35695827" calcext:value-type="float">
            <text:p>35695827</text:p>
          </table:table-cell>
          <table:table-cell table:formula="of:=[.A2233]/1000/(60*60*24)" office:value-type="time" office:time-value="PT09H54M55.827S" calcext:value-type="time">
            <text:p>09:54:56</text:p>
          </table:table-cell>
          <table:table-cell office:value-type="float" office:value="1.07" calcext:value-type="float">
            <text:p>1.07</text:p>
          </table:table-cell>
          <table:table-cell office:value-type="float" office:value="212.5" calcext:value-type="float">
            <text:p>212.5</text:p>
          </table:table-cell>
          <table:table-cell office:value-type="float" office:value="227.22" calcext:value-type="float">
            <text:p>227.22</text:p>
          </table:table-cell>
          <table:table-cell office:value-type="float" office:value="2331.93" calcext:value-type="float">
            <text:p>2331.93</text:p>
          </table:table-cell>
          <table:table-cell office:value-type="float" office:value="2768.75" calcext:value-type="float">
            <text:p>2768.75</text:p>
          </table:table-cell>
        </table:table-row>
        <table:table-row table:style-name="ro1">
          <table:table-cell office:value-type="float" office:value="35711827" calcext:value-type="float">
            <text:p>35711827</text:p>
          </table:table-cell>
          <table:table-cell table:formula="of:=[.A2234]/1000/(60*60*24)" office:value-type="time" office:time-value="PT09H55M11.827S" calcext:value-type="time">
            <text:p>09:55:12</text:p>
          </table:table-cell>
          <table:table-cell office:value-type="float" office:value="1.07" calcext:value-type="float">
            <text:p>1.07</text:p>
          </table:table-cell>
          <table:table-cell office:value-type="float" office:value="212.5" calcext:value-type="float">
            <text:p>212.5</text:p>
          </table:table-cell>
          <table:table-cell office:value-type="float" office:value="227.22" calcext:value-type="float">
            <text:p>227.22</text:p>
          </table:table-cell>
          <table:table-cell office:value-type="float" office:value="2332.87" calcext:value-type="float">
            <text:p>2332.87</text:p>
          </table:table-cell>
          <table:table-cell office:value-type="float" office:value="2769.76" calcext:value-type="float">
            <text:p>2769.76</text:p>
          </table:table-cell>
        </table:table-row>
        <table:table-row table:style-name="ro1">
          <table:table-cell office:value-type="float" office:value="35727827" calcext:value-type="float">
            <text:p>35727827</text:p>
          </table:table-cell>
          <table:table-cell table:formula="of:=[.A2235]/1000/(60*60*24)" office:value-type="time" office:time-value="PT09H55M27.827S" calcext:value-type="time">
            <text:p>09:55:28</text:p>
          </table:table-cell>
          <table:table-cell office:value-type="float" office:value="1.07" calcext:value-type="float">
            <text:p>1.07</text:p>
          </table:table-cell>
          <table:table-cell office:value-type="float" office:value="212.3" calcext:value-type="float">
            <text:p>212.3</text:p>
          </table:table-cell>
          <table:table-cell office:value-type="float" office:value="227" calcext:value-type="float">
            <text:p>227</text:p>
          </table:table-cell>
          <table:table-cell office:value-type="float" office:value="2333.82" calcext:value-type="float">
            <text:p>2333.82</text:p>
          </table:table-cell>
          <table:table-cell office:value-type="float" office:value="2770.76" calcext:value-type="float">
            <text:p>2770.76</text:p>
          </table:table-cell>
        </table:table-row>
        <table:table-row table:style-name="ro1">
          <table:table-cell office:value-type="float" office:value="35743827" calcext:value-type="float">
            <text:p>35743827</text:p>
          </table:table-cell>
          <table:table-cell table:formula="of:=[.A2236]/1000/(60*60*24)" office:value-type="time" office:time-value="PT09H55M43.827S" calcext:value-type="time">
            <text:p>09:55:44</text:p>
          </table:table-cell>
          <table:table-cell office:value-type="float" office:value="1.07" calcext:value-type="float">
            <text:p>1.07</text:p>
          </table:table-cell>
          <table:table-cell office:value-type="float" office:value="212.2" calcext:value-type="float">
            <text:p>212.2</text:p>
          </table:table-cell>
          <table:table-cell office:value-type="float" office:value="226.04" calcext:value-type="float">
            <text:p>226.04</text:p>
          </table:table-cell>
          <table:table-cell office:value-type="float" office:value="2334.76" calcext:value-type="float">
            <text:p>2334.76</text:p>
          </table:table-cell>
          <table:table-cell office:value-type="float" office:value="2771.77" calcext:value-type="float">
            <text:p>2771.77</text:p>
          </table:table-cell>
        </table:table-row>
        <table:table-row table:style-name="ro1">
          <table:table-cell office:value-type="float" office:value="35759827" calcext:value-type="float">
            <text:p>35759827</text:p>
          </table:table-cell>
          <table:table-cell table:formula="of:=[.A2237]/1000/(60*60*24)" office:value-type="time" office:time-value="PT09H55M59.827S" calcext:value-type="time">
            <text:p>09:56:00</text:p>
          </table:table-cell>
          <table:table-cell office:value-type="float" office:value="1.07" calcext:value-type="float">
            <text:p>1.07</text:p>
          </table:table-cell>
          <table:table-cell office:value-type="float" office:value="212.1" calcext:value-type="float">
            <text:p>212.1</text:p>
          </table:table-cell>
          <table:table-cell office:value-type="float" office:value="226.78" calcext:value-type="float">
            <text:p>226.78</text:p>
          </table:table-cell>
          <table:table-cell office:value-type="float" office:value="2335.7" calcext:value-type="float">
            <text:p>2335.7</text:p>
          </table:table-cell>
          <table:table-cell office:value-type="float" office:value="2772.78" calcext:value-type="float">
            <text:p>2772.78</text:p>
          </table:table-cell>
        </table:table-row>
        <table:table-row table:style-name="ro1">
          <table:table-cell office:value-type="float" office:value="35775827" calcext:value-type="float">
            <text:p>35775827</text:p>
          </table:table-cell>
          <table:table-cell table:formula="of:=[.A2238]/1000/(60*60*24)" office:value-type="time" office:time-value="PT09H56M15.827S" calcext:value-type="time">
            <text:p>09:56:16</text:p>
          </table:table-cell>
          <table:table-cell office:value-type="float" office:value="1.07" calcext:value-type="float">
            <text:p>1.07</text:p>
          </table:table-cell>
          <table:table-cell office:value-type="float" office:value="211.9" calcext:value-type="float">
            <text:p>211.9</text:p>
          </table:table-cell>
          <table:table-cell office:value-type="float" office:value="225.71" calcext:value-type="float">
            <text:p>225.71</text:p>
          </table:table-cell>
          <table:table-cell office:value-type="float" office:value="2336.65" calcext:value-type="float">
            <text:p>2336.65</text:p>
          </table:table-cell>
          <table:table-cell office:value-type="float" office:value="2773.78" calcext:value-type="float">
            <text:p>2773.78</text:p>
          </table:table-cell>
        </table:table-row>
        <table:table-row table:style-name="ro1">
          <table:table-cell office:value-type="float" office:value="35791827" calcext:value-type="float">
            <text:p>35791827</text:p>
          </table:table-cell>
          <table:table-cell table:formula="of:=[.A2239]/1000/(60*60*24)" office:value-type="time" office:time-value="PT09H56M31.827S" calcext:value-type="time">
            <text:p>09:56:32</text:p>
          </table:table-cell>
          <table:table-cell office:value-type="float" office:value="1.07" calcext:value-type="float">
            <text:p>1.07</text:p>
          </table:table-cell>
          <table:table-cell office:value-type="float" office:value="211.8" calcext:value-type="float">
            <text:p>211.8</text:p>
          </table:table-cell>
          <table:table-cell office:value-type="float" office:value="225.61" calcext:value-type="float">
            <text:p>225.61</text:p>
          </table:table-cell>
          <table:table-cell office:value-type="float" office:value="2337.59" calcext:value-type="float">
            <text:p>2337.59</text:p>
          </table:table-cell>
          <table:table-cell office:value-type="float" office:value="2774.79" calcext:value-type="float">
            <text:p>2774.79</text:p>
          </table:table-cell>
        </table:table-row>
        <table:table-row table:style-name="ro1">
          <table:table-cell office:value-type="float" office:value="35807827" calcext:value-type="float">
            <text:p>35807827</text:p>
          </table:table-cell>
          <table:table-cell table:formula="of:=[.A2240]/1000/(60*60*24)" office:value-type="time" office:time-value="PT09H56M47.827S" calcext:value-type="time">
            <text:p>09:56:48</text:p>
          </table:table-cell>
          <table:table-cell office:value-type="float" office:value="1.07" calcext:value-type="float">
            <text:p>1.07</text:p>
          </table:table-cell>
          <table:table-cell office:value-type="float" office:value="211.7" calcext:value-type="float">
            <text:p>211.7</text:p>
          </table:table-cell>
          <table:table-cell office:value-type="float" office:value="225.5" calcext:value-type="float">
            <text:p>225.5</text:p>
          </table:table-cell>
          <table:table-cell office:value-type="float" office:value="2338.53" calcext:value-type="float">
            <text:p>2338.53</text:p>
          </table:table-cell>
          <table:table-cell office:value-type="float" office:value="2775.79" calcext:value-type="float">
            <text:p>2775.79</text:p>
          </table:table-cell>
        </table:table-row>
        <table:table-row table:style-name="ro1">
          <table:table-cell office:value-type="float" office:value="35823827" calcext:value-type="float">
            <text:p>35823827</text:p>
          </table:table-cell>
          <table:table-cell table:formula="of:=[.A2241]/1000/(60*60*24)" office:value-type="time" office:time-value="PT09H57M03.827S" calcext:value-type="time">
            <text:p>09:57:04</text:p>
          </table:table-cell>
          <table:table-cell office:value-type="float" office:value="1.07" calcext:value-type="float">
            <text:p>1.07</text:p>
          </table:table-cell>
          <table:table-cell office:value-type="float" office:value="211.6" calcext:value-type="float">
            <text:p>211.6</text:p>
          </table:table-cell>
          <table:table-cell office:value-type="float" office:value="225.39" calcext:value-type="float">
            <text:p>225.39</text:p>
          </table:table-cell>
          <table:table-cell office:value-type="float" office:value="2339.47" calcext:value-type="float">
            <text:p>2339.47</text:p>
          </table:table-cell>
          <table:table-cell office:value-type="float" office:value="2776.79" calcext:value-type="float">
            <text:p>2776.79</text:p>
          </table:table-cell>
        </table:table-row>
        <table:table-row table:style-name="ro1">
          <table:table-cell office:value-type="float" office:value="35839827" calcext:value-type="float">
            <text:p>35839827</text:p>
          </table:table-cell>
          <table:table-cell table:formula="of:=[.A2242]/1000/(60*60*24)" office:value-type="time" office:time-value="PT09H57M19.827S" calcext:value-type="time">
            <text:p>09:57:20</text:p>
          </table:table-cell>
          <table:table-cell office:value-type="float" office:value="1.06" calcext:value-type="float">
            <text:p>1.06</text:p>
          </table:table-cell>
          <table:table-cell office:value-type="float" office:value="211.4" calcext:value-type="float">
            <text:p>211.4</text:p>
          </table:table-cell>
          <table:table-cell office:value-type="float" office:value="224.33" calcext:value-type="float">
            <text:p>224.33</text:p>
          </table:table-cell>
          <table:table-cell office:value-type="float" office:value="2340.41" calcext:value-type="float">
            <text:p>2340.41</text:p>
          </table:table-cell>
          <table:table-cell office:value-type="float" office:value="2777.79" calcext:value-type="float">
            <text:p>2777.79</text:p>
          </table:table-cell>
        </table:table-row>
        <table:table-row table:style-name="ro1">
          <table:table-cell office:value-type="float" office:value="35855827" calcext:value-type="float">
            <text:p>35855827</text:p>
          </table:table-cell>
          <table:table-cell table:formula="of:=[.A2243]/1000/(60*60*24)" office:value-type="time" office:time-value="PT09H57M35.827S" calcext:value-type="time">
            <text:p>09:57:36</text:p>
          </table:table-cell>
          <table:table-cell office:value-type="float" office:value="1.06" calcext:value-type="float">
            <text:p>1.06</text:p>
          </table:table-cell>
          <table:table-cell office:value-type="float" office:value="211.2" calcext:value-type="float">
            <text:p>211.2</text:p>
          </table:table-cell>
          <table:table-cell office:value-type="float" office:value="224.11" calcext:value-type="float">
            <text:p>224.11</text:p>
          </table:table-cell>
          <table:table-cell office:value-type="float" office:value="2341.35" calcext:value-type="float">
            <text:p>2341.35</text:p>
          </table:table-cell>
          <table:table-cell office:value-type="float" office:value="2778.79" calcext:value-type="float">
            <text:p>2778.79</text:p>
          </table:table-cell>
        </table:table-row>
        <table:table-row table:style-name="ro1">
          <table:table-cell office:value-type="float" office:value="35871827" calcext:value-type="float">
            <text:p>35871827</text:p>
          </table:table-cell>
          <table:table-cell table:formula="of:=[.A2244]/1000/(60*60*24)" office:value-type="time" office:time-value="PT09H57M51.827S" calcext:value-type="time">
            <text:p>09:57:52</text:p>
          </table:table-cell>
          <table:table-cell office:value-type="float" office:value="1.06" calcext:value-type="float">
            <text:p>1.06</text:p>
          </table:table-cell>
          <table:table-cell office:value-type="float" office:value="211.2" calcext:value-type="float">
            <text:p>211.2</text:p>
          </table:table-cell>
          <table:table-cell office:value-type="float" office:value="224.11" calcext:value-type="float">
            <text:p>224.11</text:p>
          </table:table-cell>
          <table:table-cell office:value-type="float" office:value="2342.29" calcext:value-type="float">
            <text:p>2342.29</text:p>
          </table:table-cell>
          <table:table-cell office:value-type="float" office:value="2779.78" calcext:value-type="float">
            <text:p>2779.78</text:p>
          </table:table-cell>
        </table:table-row>
        <table:table-row table:style-name="ro1">
          <table:table-cell office:value-type="float" office:value="35887827" calcext:value-type="float">
            <text:p>35887827</text:p>
          </table:table-cell>
          <table:table-cell table:formula="of:=[.A2245]/1000/(60*60*24)" office:value-type="time" office:time-value="PT09H58M07.827S" calcext:value-type="time">
            <text:p>09:58:08</text:p>
          </table:table-cell>
          <table:table-cell office:value-type="float" office:value="1.06" calcext:value-type="float">
            <text:p>1.06</text:p>
          </table:table-cell>
          <table:table-cell office:value-type="float" office:value="211" calcext:value-type="float">
            <text:p>211</text:p>
          </table:table-cell>
          <table:table-cell office:value-type="float" office:value="223.89" calcext:value-type="float">
            <text:p>223.89</text:p>
          </table:table-cell>
          <table:table-cell office:value-type="float" office:value="2343.23" calcext:value-type="float">
            <text:p>2343.23</text:p>
          </table:table-cell>
          <table:table-cell office:value-type="float" office:value="2780.78" calcext:value-type="float">
            <text:p>2780.78</text:p>
          </table:table-cell>
        </table:table-row>
        <table:table-row table:style-name="ro1">
          <table:table-cell office:value-type="float" office:value="35903827" calcext:value-type="float">
            <text:p>35903827</text:p>
          </table:table-cell>
          <table:table-cell table:formula="of:=[.A2246]/1000/(60*60*24)" office:value-type="time" office:time-value="PT09H58M23.827S" calcext:value-type="time">
            <text:p>09:58:24</text:p>
          </table:table-cell>
          <table:table-cell office:value-type="float" office:value="1.06" calcext:value-type="float">
            <text:p>1.06</text:p>
          </table:table-cell>
          <table:table-cell office:value-type="float" office:value="210.8" calcext:value-type="float">
            <text:p>210.8</text:p>
          </table:table-cell>
          <table:table-cell office:value-type="float" office:value="223.68" calcext:value-type="float">
            <text:p>223.68</text:p>
          </table:table-cell>
          <table:table-cell office:value-type="float" office:value="2344.16" calcext:value-type="float">
            <text:p>2344.16</text:p>
          </table:table-cell>
          <table:table-cell office:value-type="float" office:value="2781.78" calcext:value-type="float">
            <text:p>2781.78</text:p>
          </table:table-cell>
        </table:table-row>
        <table:table-row table:style-name="ro1">
          <table:table-cell office:value-type="float" office:value="35919827" calcext:value-type="float">
            <text:p>35919827</text:p>
          </table:table-cell>
          <table:table-cell table:formula="of:=[.A2247]/1000/(60*60*24)" office:value-type="time" office:time-value="PT09H58M39.827S" calcext:value-type="time">
            <text:p>09:58:40</text:p>
          </table:table-cell>
          <table:table-cell office:value-type="float" office:value="1.06" calcext:value-type="float">
            <text:p>1.06</text:p>
          </table:table-cell>
          <table:table-cell office:value-type="float" office:value="210.7" calcext:value-type="float">
            <text:p>210.7</text:p>
          </table:table-cell>
          <table:table-cell office:value-type="float" office:value="223.57" calcext:value-type="float">
            <text:p>223.57</text:p>
          </table:table-cell>
          <table:table-cell office:value-type="float" office:value="2345.1" calcext:value-type="float">
            <text:p>2345.1</text:p>
          </table:table-cell>
          <table:table-cell office:value-type="float" office:value="2782.77" calcext:value-type="float">
            <text:p>2782.77</text:p>
          </table:table-cell>
        </table:table-row>
        <table:table-row table:style-name="ro1">
          <table:table-cell office:value-type="float" office:value="35935827" calcext:value-type="float">
            <text:p>35935827</text:p>
          </table:table-cell>
          <table:table-cell table:formula="of:=[.A2248]/1000/(60*60*24)" office:value-type="time" office:time-value="PT09H58M55.827S" calcext:value-type="time">
            <text:p>09:58:56</text:p>
          </table:table-cell>
          <table:table-cell office:value-type="float" office:value="1.06" calcext:value-type="float">
            <text:p>1.06</text:p>
          </table:table-cell>
          <table:table-cell office:value-type="float" office:value="210.6" calcext:value-type="float">
            <text:p>210.6</text:p>
          </table:table-cell>
          <table:table-cell office:value-type="float" office:value="223.46" calcext:value-type="float">
            <text:p>223.46</text:p>
          </table:table-cell>
          <table:table-cell office:value-type="float" office:value="2346.04" calcext:value-type="float">
            <text:p>2346.04</text:p>
          </table:table-cell>
          <table:table-cell office:value-type="float" office:value="2783.76" calcext:value-type="float">
            <text:p>2783.76</text:p>
          </table:table-cell>
        </table:table-row>
        <table:table-row table:style-name="ro1">
          <table:table-cell office:value-type="float" office:value="35951827" calcext:value-type="float">
            <text:p>35951827</text:p>
          </table:table-cell>
          <table:table-cell table:formula="of:=[.A2249]/1000/(60*60*24)" office:value-type="time" office:time-value="PT09H59M11.827S" calcext:value-type="time">
            <text:p>09:59:12</text:p>
          </table:table-cell>
          <table:table-cell office:value-type="float" office:value="1.06" calcext:value-type="float">
            <text:p>1.06</text:p>
          </table:table-cell>
          <table:table-cell office:value-type="float" office:value="210.4" calcext:value-type="float">
            <text:p>210.4</text:p>
          </table:table-cell>
          <table:table-cell office:value-type="float" office:value="223.24" calcext:value-type="float">
            <text:p>223.24</text:p>
          </table:table-cell>
          <table:table-cell office:value-type="float" office:value="2346.97" calcext:value-type="float">
            <text:p>2346.97</text:p>
          </table:table-cell>
          <table:table-cell office:value-type="float" office:value="2784.75" calcext:value-type="float">
            <text:p>2784.75</text:p>
          </table:table-cell>
        </table:table-row>
        <table:table-row table:style-name="ro1">
          <table:table-cell office:value-type="float" office:value="35967827" calcext:value-type="float">
            <text:p>35967827</text:p>
          </table:table-cell>
          <table:table-cell table:formula="of:=[.A2250]/1000/(60*60*24)" office:value-type="time" office:time-value="PT09H59M27.827S" calcext:value-type="time">
            <text:p>09:59:28</text:p>
          </table:table-cell>
          <table:table-cell office:value-type="float" office:value="1.06" calcext:value-type="float">
            <text:p>1.06</text:p>
          </table:table-cell>
          <table:table-cell office:value-type="float" office:value="210.3" calcext:value-type="float">
            <text:p>210.3</text:p>
          </table:table-cell>
          <table:table-cell office:value-type="float" office:value="222.29" calcext:value-type="float">
            <text:p>222.29</text:p>
          </table:table-cell>
          <table:table-cell office:value-type="float" office:value="2347.91" calcext:value-type="float">
            <text:p>2347.91</text:p>
          </table:table-cell>
          <table:table-cell office:value-type="float" office:value="2785.74" calcext:value-type="float">
            <text:p>2785.74</text:p>
          </table:table-cell>
        </table:table-row>
        <table:table-row table:style-name="ro1">
          <table:table-cell office:value-type="float" office:value="35983827" calcext:value-type="float">
            <text:p>35983827</text:p>
          </table:table-cell>
          <table:table-cell table:formula="of:=[.A2251]/1000/(60*60*24)" office:value-type="time" office:time-value="PT09H59M43.827S" calcext:value-type="time">
            <text:p>09:59:44</text:p>
          </table:table-cell>
          <table:table-cell office:value-type="float" office:value="1.06" calcext:value-type="float">
            <text:p>1.06</text:p>
          </table:table-cell>
          <table:table-cell office:value-type="float" office:value="210.1" calcext:value-type="float">
            <text:p>210.1</text:p>
          </table:table-cell>
          <table:table-cell office:value-type="float" office:value="222.08" calcext:value-type="float">
            <text:p>222.08</text:p>
          </table:table-cell>
          <table:table-cell office:value-type="float" office:value="2348.84" calcext:value-type="float">
            <text:p>2348.84</text:p>
          </table:table-cell>
          <table:table-cell office:value-type="float" office:value="2786.73" calcext:value-type="float">
            <text:p>2786.73</text:p>
          </table:table-cell>
        </table:table-row>
        <table:table-row table:style-name="ro1">
          <table:table-cell office:value-type="float" office:value="35999827" calcext:value-type="float">
            <text:p>35999827</text:p>
          </table:table-cell>
          <table:table-cell table:formula="of:=[.A2252]/1000/(60*60*24)" office:value-type="time" office:time-value="PT09H59M59.827S" calcext:value-type="time">
            <text:p>10:00:00</text:p>
          </table:table-cell>
          <table:table-cell office:value-type="float" office:value="1.06" calcext:value-type="float">
            <text:p>1.06</text:p>
          </table:table-cell>
          <table:table-cell office:value-type="float" office:value="210" calcext:value-type="float">
            <text:p>210</text:p>
          </table:table-cell>
          <table:table-cell office:value-type="float" office:value="221.97" calcext:value-type="float">
            <text:p>221.97</text:p>
          </table:table-cell>
          <table:table-cell office:value-type="float" office:value="2349.77" calcext:value-type="float">
            <text:p>2349.77</text:p>
          </table:table-cell>
          <table:table-cell office:value-type="float" office:value="2787.72" calcext:value-type="float">
            <text:p>2787.72</text:p>
          </table:table-cell>
        </table:table-row>
        <table:table-row table:style-name="ro1">
          <table:table-cell office:value-type="float" office:value="36015827" calcext:value-type="float">
            <text:p>36015827</text:p>
          </table:table-cell>
          <table:table-cell table:formula="of:=[.A2253]/1000/(60*60*24)" office:value-type="time" office:time-value="PT10H00M15.827S" calcext:value-type="time">
            <text:p>10:00:16</text:p>
          </table:table-cell>
          <table:table-cell office:value-type="float" office:value="1.06" calcext:value-type="float">
            <text:p>1.06</text:p>
          </table:table-cell>
          <table:table-cell office:value-type="float" office:value="209.8" calcext:value-type="float">
            <text:p>209.8</text:p>
          </table:table-cell>
          <table:table-cell office:value-type="float" office:value="221.75" calcext:value-type="float">
            <text:p>221.75</text:p>
          </table:table-cell>
          <table:table-cell office:value-type="float" office:value="2350.71" calcext:value-type="float">
            <text:p>2350.71</text:p>
          </table:table-cell>
          <table:table-cell office:value-type="float" office:value="2788.7" calcext:value-type="float">
            <text:p>2788.7</text:p>
          </table:table-cell>
        </table:table-row>
        <table:table-row table:style-name="ro1">
          <table:table-cell office:value-type="float" office:value="36031827" calcext:value-type="float">
            <text:p>36031827</text:p>
          </table:table-cell>
          <table:table-cell table:formula="of:=[.A2254]/1000/(60*60*24)" office:value-type="time" office:time-value="PT10H00M31.827S" calcext:value-type="time">
            <text:p>10:00:32</text:p>
          </table:table-cell>
          <table:table-cell office:value-type="float" office:value="1.05" calcext:value-type="float">
            <text:p>1.05</text:p>
          </table:table-cell>
          <table:table-cell office:value-type="float" office:value="209.6" calcext:value-type="float">
            <text:p>209.6</text:p>
          </table:table-cell>
          <table:table-cell office:value-type="float" office:value="220.7" calcext:value-type="float">
            <text:p>220.7</text:p>
          </table:table-cell>
          <table:table-cell office:value-type="float" office:value="2351.64" calcext:value-type="float">
            <text:p>2351.64</text:p>
          </table:table-cell>
          <table:table-cell office:value-type="float" office:value="2789.68" calcext:value-type="float">
            <text:p>2789.68</text:p>
          </table:table-cell>
        </table:table-row>
        <table:table-row table:style-name="ro1">
          <table:table-cell office:value-type="float" office:value="36047827" calcext:value-type="float">
            <text:p>36047827</text:p>
          </table:table-cell>
          <table:table-cell table:formula="of:=[.A2255]/1000/(60*60*24)" office:value-type="time" office:time-value="PT10H00M47.827S" calcext:value-type="time">
            <text:p>10:00:48</text:p>
          </table:table-cell>
          <table:table-cell office:value-type="float" office:value="1.05" calcext:value-type="float">
            <text:p>1.05</text:p>
          </table:table-cell>
          <table:table-cell office:value-type="float" office:value="209.4" calcext:value-type="float">
            <text:p>209.4</text:p>
          </table:table-cell>
          <table:table-cell office:value-type="float" office:value="220.49" calcext:value-type="float">
            <text:p>220.49</text:p>
          </table:table-cell>
          <table:table-cell office:value-type="float" office:value="2352.57" calcext:value-type="float">
            <text:p>2352.57</text:p>
          </table:table-cell>
          <table:table-cell office:value-type="float" office:value="2790.66" calcext:value-type="float">
            <text:p>2790.66</text:p>
          </table:table-cell>
        </table:table-row>
        <table:table-row table:style-name="ro1">
          <table:table-cell office:value-type="float" office:value="36063827" calcext:value-type="float">
            <text:p>36063827</text:p>
          </table:table-cell>
          <table:table-cell table:formula="of:=[.A2256]/1000/(60*60*24)" office:value-type="time" office:time-value="PT10H01M03.827S" calcext:value-type="time">
            <text:p>10:01:04</text:p>
          </table:table-cell>
          <table:table-cell office:value-type="float" office:value="1.05" calcext:value-type="float">
            <text:p>1.05</text:p>
          </table:table-cell>
          <table:table-cell office:value-type="float" office:value="209.3" calcext:value-type="float">
            <text:p>209.3</text:p>
          </table:table-cell>
          <table:table-cell office:value-type="float" office:value="220.38" calcext:value-type="float">
            <text:p>220.38</text:p>
          </table:table-cell>
          <table:table-cell office:value-type="float" office:value="2353.5" calcext:value-type="float">
            <text:p>2353.5</text:p>
          </table:table-cell>
          <table:table-cell office:value-type="float" office:value="2791.64" calcext:value-type="float">
            <text:p>2791.64</text:p>
          </table:table-cell>
        </table:table-row>
        <table:table-row table:style-name="ro1">
          <table:table-cell office:value-type="float" office:value="36079827" calcext:value-type="float">
            <text:p>36079827</text:p>
          </table:table-cell>
          <table:table-cell table:formula="of:=[.A2257]/1000/(60*60*24)" office:value-type="time" office:time-value="PT10H01M19.827S" calcext:value-type="time">
            <text:p>10:01:20</text:p>
          </table:table-cell>
          <table:table-cell office:value-type="float" office:value="1.05" calcext:value-type="float">
            <text:p>1.05</text:p>
          </table:table-cell>
          <table:table-cell office:value-type="float" office:value="209.1" calcext:value-type="float">
            <text:p>209.1</text:p>
          </table:table-cell>
          <table:table-cell office:value-type="float" office:value="220.16" calcext:value-type="float">
            <text:p>220.16</text:p>
          </table:table-cell>
          <table:table-cell office:value-type="float" office:value="2354.43" calcext:value-type="float">
            <text:p>2354.43</text:p>
          </table:table-cell>
          <table:table-cell office:value-type="float" office:value="2792.62" calcext:value-type="float">
            <text:p>2792.62</text:p>
          </table:table-cell>
        </table:table-row>
        <table:table-row table:style-name="ro1">
          <table:table-cell office:value-type="float" office:value="36095827" calcext:value-type="float">
            <text:p>36095827</text:p>
          </table:table-cell>
          <table:table-cell table:formula="of:=[.A2258]/1000/(60*60*24)" office:value-type="time" office:time-value="PT10H01M35.827S" calcext:value-type="time">
            <text:p>10:01:36</text:p>
          </table:table-cell>
          <table:table-cell office:value-type="float" office:value="1.05" calcext:value-type="float">
            <text:p>1.05</text:p>
          </table:table-cell>
          <table:table-cell office:value-type="float" office:value="208.9" calcext:value-type="float">
            <text:p>208.9</text:p>
          </table:table-cell>
          <table:table-cell office:value-type="float" office:value="219.12" calcext:value-type="float">
            <text:p>219.12</text:p>
          </table:table-cell>
          <table:table-cell office:value-type="float" office:value="2355.36" calcext:value-type="float">
            <text:p>2355.36</text:p>
          </table:table-cell>
          <table:table-cell office:value-type="float" office:value="2793.6" calcext:value-type="float">
            <text:p>2793.6</text:p>
          </table:table-cell>
        </table:table-row>
        <table:table-row table:style-name="ro1">
          <table:table-cell office:value-type="float" office:value="36111827" calcext:value-type="float">
            <text:p>36111827</text:p>
          </table:table-cell>
          <table:table-cell table:formula="of:=[.A2259]/1000/(60*60*24)" office:value-type="time" office:time-value="PT10H01M51.827S" calcext:value-type="time">
            <text:p>10:01:52</text:p>
          </table:table-cell>
          <table:table-cell office:value-type="float" office:value="1.05" calcext:value-type="float">
            <text:p>1.05</text:p>
          </table:table-cell>
          <table:table-cell office:value-type="float" office:value="208.8" calcext:value-type="float">
            <text:p>208.8</text:p>
          </table:table-cell>
          <table:table-cell office:value-type="float" office:value="219.01" calcext:value-type="float">
            <text:p>219.01</text:p>
          </table:table-cell>
          <table:table-cell office:value-type="float" office:value="2356.29" calcext:value-type="float">
            <text:p>2356.29</text:p>
          </table:table-cell>
          <table:table-cell office:value-type="float" office:value="2794.57" calcext:value-type="float">
            <text:p>2794.57</text:p>
          </table:table-cell>
        </table:table-row>
        <table:table-row table:style-name="ro1">
          <table:table-cell office:value-type="float" office:value="36127827" calcext:value-type="float">
            <text:p>36127827</text:p>
          </table:table-cell>
          <table:table-cell table:formula="of:=[.A2260]/1000/(60*60*24)" office:value-type="time" office:time-value="PT10H02M07.827S" calcext:value-type="time">
            <text:p>10:02:08</text:p>
          </table:table-cell>
          <table:table-cell office:value-type="float" office:value="1.05" calcext:value-type="float">
            <text:p>1.05</text:p>
          </table:table-cell>
          <table:table-cell office:value-type="float" office:value="208.6" calcext:value-type="float">
            <text:p>208.6</text:p>
          </table:table-cell>
          <table:table-cell office:value-type="float" office:value="218.79" calcext:value-type="float">
            <text:p>218.79</text:p>
          </table:table-cell>
          <table:table-cell office:value-type="float" office:value="2357.22" calcext:value-type="float">
            <text:p>2357.22</text:p>
          </table:table-cell>
          <table:table-cell office:value-type="float" office:value="2795.54" calcext:value-type="float">
            <text:p>2795.54</text:p>
          </table:table-cell>
        </table:table-row>
        <table:table-row table:style-name="ro1">
          <table:table-cell office:value-type="float" office:value="36143827" calcext:value-type="float">
            <text:p>36143827</text:p>
          </table:table-cell>
          <table:table-cell table:formula="of:=[.A2261]/1000/(60*60*24)" office:value-type="time" office:time-value="PT10H02M23.827S" calcext:value-type="time">
            <text:p>10:02:24</text:p>
          </table:table-cell>
          <table:table-cell office:value-type="float" office:value="1.05" calcext:value-type="float">
            <text:p>1.05</text:p>
          </table:table-cell>
          <table:table-cell office:value-type="float" office:value="208.4" calcext:value-type="float">
            <text:p>208.4</text:p>
          </table:table-cell>
          <table:table-cell office:value-type="float" office:value="218.58" calcext:value-type="float">
            <text:p>218.58</text:p>
          </table:table-cell>
          <table:table-cell office:value-type="float" office:value="2358.14" calcext:value-type="float">
            <text:p>2358.14</text:p>
          </table:table-cell>
          <table:table-cell office:value-type="float" office:value="2796.51" calcext:value-type="float">
            <text:p>2796.51</text:p>
          </table:table-cell>
        </table:table-row>
        <table:table-row table:style-name="ro1">
          <table:table-cell office:value-type="float" office:value="36159827" calcext:value-type="float">
            <text:p>36159827</text:p>
          </table:table-cell>
          <table:table-cell table:formula="of:=[.A2262]/1000/(60*60*24)" office:value-type="time" office:time-value="PT10H02M39.827S" calcext:value-type="time">
            <text:p>10:02:40</text:p>
          </table:table-cell>
          <table:table-cell office:value-type="float" office:value="1.04" calcext:value-type="float">
            <text:p>1.04</text:p>
          </table:table-cell>
          <table:table-cell office:value-type="float" office:value="208.2" calcext:value-type="float">
            <text:p>208.2</text:p>
          </table:table-cell>
          <table:table-cell office:value-type="float" office:value="217.53" calcext:value-type="float">
            <text:p>217.53</text:p>
          </table:table-cell>
          <table:table-cell office:value-type="float" office:value="2359.07" calcext:value-type="float">
            <text:p>2359.07</text:p>
          </table:table-cell>
          <table:table-cell office:value-type="float" office:value="2797.48" calcext:value-type="float">
            <text:p>2797.48</text:p>
          </table:table-cell>
        </table:table-row>
        <table:table-row table:style-name="ro1">
          <table:table-cell office:value-type="float" office:value="36175827" calcext:value-type="float">
            <text:p>36175827</text:p>
          </table:table-cell>
          <table:table-cell table:formula="of:=[.A2263]/1000/(60*60*24)" office:value-type="time" office:time-value="PT10H02M55.827S" calcext:value-type="time">
            <text:p>10:02:56</text:p>
          </table:table-cell>
          <table:table-cell office:value-type="float" office:value="1.04" calcext:value-type="float">
            <text:p>1.04</text:p>
          </table:table-cell>
          <table:table-cell office:value-type="float" office:value="208" calcext:value-type="float">
            <text:p>208</text:p>
          </table:table-cell>
          <table:table-cell office:value-type="float" office:value="217.32" calcext:value-type="float">
            <text:p>217.32</text:p>
          </table:table-cell>
          <table:table-cell office:value-type="float" office:value="2359.99" calcext:value-type="float">
            <text:p>2359.99</text:p>
          </table:table-cell>
          <table:table-cell office:value-type="float" office:value="2798.45" calcext:value-type="float">
            <text:p>2798.45</text:p>
          </table:table-cell>
        </table:table-row>
        <table:table-row table:style-name="ro1">
          <table:table-cell office:value-type="float" office:value="36191827" calcext:value-type="float">
            <text:p>36191827</text:p>
          </table:table-cell>
          <table:table-cell table:formula="of:=[.A2264]/1000/(60*60*24)" office:value-type="time" office:time-value="PT10H03M11.827S" calcext:value-type="time">
            <text:p>10:03:12</text:p>
          </table:table-cell>
          <table:table-cell office:value-type="float" office:value="1.04" calcext:value-type="float">
            <text:p>1.04</text:p>
          </table:table-cell>
          <table:table-cell office:value-type="float" office:value="207.8" calcext:value-type="float">
            <text:p>207.8</text:p>
          </table:table-cell>
          <table:table-cell office:value-type="float" office:value="217.11" calcext:value-type="float">
            <text:p>217.11</text:p>
          </table:table-cell>
          <table:table-cell office:value-type="float" office:value="2360.92" calcext:value-type="float">
            <text:p>2360.92</text:p>
          </table:table-cell>
          <table:table-cell office:value-type="float" office:value="2799.42" calcext:value-type="float">
            <text:p>2799.42</text:p>
          </table:table-cell>
        </table:table-row>
        <table:table-row table:style-name="ro1">
          <table:table-cell office:value-type="float" office:value="36207827" calcext:value-type="float">
            <text:p>36207827</text:p>
          </table:table-cell>
          <table:table-cell table:formula="of:=[.A2265]/1000/(60*60*24)" office:value-type="time" office:time-value="PT10H03M27.827S" calcext:value-type="time">
            <text:p>10:03:28</text:p>
          </table:table-cell>
          <table:table-cell office:value-type="float" office:value="1.04" calcext:value-type="float">
            <text:p>1.04</text:p>
          </table:table-cell>
          <table:table-cell office:value-type="float" office:value="207.6" calcext:value-type="float">
            <text:p>207.6</text:p>
          </table:table-cell>
          <table:table-cell office:value-type="float" office:value="216.89" calcext:value-type="float">
            <text:p>216.89</text:p>
          </table:table-cell>
          <table:table-cell office:value-type="float" office:value="2361.84" calcext:value-type="float">
            <text:p>2361.84</text:p>
          </table:table-cell>
          <table:table-cell office:value-type="float" office:value="2800.38" calcext:value-type="float">
            <text:p>2800.38</text:p>
          </table:table-cell>
        </table:table-row>
        <table:table-row table:style-name="ro1">
          <table:table-cell office:value-type="float" office:value="36223827" calcext:value-type="float">
            <text:p>36223827</text:p>
          </table:table-cell>
          <table:table-cell table:formula="of:=[.A2266]/1000/(60*60*24)" office:value-type="time" office:time-value="PT10H03M43.827S" calcext:value-type="time">
            <text:p>10:03:44</text:p>
          </table:table-cell>
          <table:table-cell office:value-type="float" office:value="1.04" calcext:value-type="float">
            <text:p>1.04</text:p>
          </table:table-cell>
          <table:table-cell office:value-type="float" office:value="207.4" calcext:value-type="float">
            <text:p>207.4</text:p>
          </table:table-cell>
          <table:table-cell office:value-type="float" office:value="216.68" calcext:value-type="float">
            <text:p>216.68</text:p>
          </table:table-cell>
          <table:table-cell office:value-type="float" office:value="2362.76" calcext:value-type="float">
            <text:p>2362.76</text:p>
          </table:table-cell>
          <table:table-cell office:value-type="float" office:value="2801.34" calcext:value-type="float">
            <text:p>2801.34</text:p>
          </table:table-cell>
        </table:table-row>
        <table:table-row table:style-name="ro1">
          <table:table-cell office:value-type="float" office:value="36239827" calcext:value-type="float">
            <text:p>36239827</text:p>
          </table:table-cell>
          <table:table-cell table:formula="of:=[.A2267]/1000/(60*60*24)" office:value-type="time" office:time-value="PT10H03M59.827S" calcext:value-type="time">
            <text:p>10:04:00</text:p>
          </table:table-cell>
          <table:table-cell office:value-type="float" office:value="1.04" calcext:value-type="float">
            <text:p>1.04</text:p>
          </table:table-cell>
          <table:table-cell office:value-type="float" office:value="207.2" calcext:value-type="float">
            <text:p>207.2</text:p>
          </table:table-cell>
          <table:table-cell office:value-type="float" office:value="215.64" calcext:value-type="float">
            <text:p>215.64</text:p>
          </table:table-cell>
          <table:table-cell office:value-type="float" office:value="2363.68" calcext:value-type="float">
            <text:p>2363.68</text:p>
          </table:table-cell>
          <table:table-cell office:value-type="float" office:value="2802.3" calcext:value-type="float">
            <text:p>2802.3</text:p>
          </table:table-cell>
        </table:table-row>
        <table:table-row table:style-name="ro1">
          <table:table-cell office:value-type="float" office:value="36255827" calcext:value-type="float">
            <text:p>36255827</text:p>
          </table:table-cell>
          <table:table-cell table:formula="of:=[.A2268]/1000/(60*60*24)" office:value-type="time" office:time-value="PT10H04M15.827S" calcext:value-type="time">
            <text:p>10:04:16</text:p>
          </table:table-cell>
          <table:table-cell office:value-type="float" office:value="1.04" calcext:value-type="float">
            <text:p>1.04</text:p>
          </table:table-cell>
          <table:table-cell office:value-type="float" office:value="207" calcext:value-type="float">
            <text:p>207</text:p>
          </table:table-cell>
          <table:table-cell office:value-type="float" office:value="215.42" calcext:value-type="float">
            <text:p>215.42</text:p>
          </table:table-cell>
          <table:table-cell office:value-type="float" office:value="2364.6" calcext:value-type="float">
            <text:p>2364.6</text:p>
          </table:table-cell>
          <table:table-cell office:value-type="float" office:value="2803.26" calcext:value-type="float">
            <text:p>2803.26</text:p>
          </table:table-cell>
        </table:table-row>
        <table:table-row table:style-name="ro1">
          <table:table-cell office:value-type="float" office:value="36271827" calcext:value-type="float">
            <text:p>36271827</text:p>
          </table:table-cell>
          <table:table-cell table:formula="of:=[.A2269]/1000/(60*60*24)" office:value-type="time" office:time-value="PT10H04M31.827S" calcext:value-type="time">
            <text:p>10:04:32</text:p>
          </table:table-cell>
          <table:table-cell office:value-type="float" office:value="1.04" calcext:value-type="float">
            <text:p>1.04</text:p>
          </table:table-cell>
          <table:table-cell office:value-type="float" office:value="206.8" calcext:value-type="float">
            <text:p>206.8</text:p>
          </table:table-cell>
          <table:table-cell office:value-type="float" office:value="215.21" calcext:value-type="float">
            <text:p>215.21</text:p>
          </table:table-cell>
          <table:table-cell office:value-type="float" office:value="2365.52" calcext:value-type="float">
            <text:p>2365.52</text:p>
          </table:table-cell>
          <table:table-cell office:value-type="float" office:value="2804.21" calcext:value-type="float">
            <text:p>2804.21</text:p>
          </table:table-cell>
        </table:table-row>
        <table:table-row table:style-name="ro1">
          <table:table-cell office:value-type="float" office:value="36287827" calcext:value-type="float">
            <text:p>36287827</text:p>
          </table:table-cell>
          <table:table-cell table:formula="of:=[.A2270]/1000/(60*60*24)" office:value-type="time" office:time-value="PT10H04M47.827S" calcext:value-type="time">
            <text:p>10:04:48</text:p>
          </table:table-cell>
          <table:table-cell office:value-type="float" office:value="1.04" calcext:value-type="float">
            <text:p>1.04</text:p>
          </table:table-cell>
          <table:table-cell office:value-type="float" office:value="206.5" calcext:value-type="float">
            <text:p>206.5</text:p>
          </table:table-cell>
          <table:table-cell office:value-type="float" office:value="214.07" calcext:value-type="float">
            <text:p>214.07</text:p>
          </table:table-cell>
          <table:table-cell office:value-type="float" office:value="2366.44" calcext:value-type="float">
            <text:p>2366.44</text:p>
          </table:table-cell>
          <table:table-cell office:value-type="float" office:value="2805.17" calcext:value-type="float">
            <text:p>2805.17</text:p>
          </table:table-cell>
        </table:table-row>
        <table:table-row table:style-name="ro1">
          <table:table-cell office:value-type="float" office:value="36303827" calcext:value-type="float">
            <text:p>36303827</text:p>
          </table:table-cell>
          <table:table-cell table:formula="of:=[.A2271]/1000/(60*60*24)" office:value-type="time" office:time-value="PT10H05M03.827S" calcext:value-type="time">
            <text:p>10:05:04</text:p>
          </table:table-cell>
          <table:table-cell office:value-type="float" office:value="1.04" calcext:value-type="float">
            <text:p>1.04</text:p>
          </table:table-cell>
          <table:table-cell office:value-type="float" office:value="206.3" calcext:value-type="float">
            <text:p>206.3</text:p>
          </table:table-cell>
          <table:table-cell office:value-type="float" office:value="213.86" calcext:value-type="float">
            <text:p>213.86</text:p>
          </table:table-cell>
          <table:table-cell office:value-type="float" office:value="2367.36" calcext:value-type="float">
            <text:p>2367.36</text:p>
          </table:table-cell>
          <table:table-cell office:value-type="float" office:value="2806.12" calcext:value-type="float">
            <text:p>2806.12</text:p>
          </table:table-cell>
        </table:table-row>
        <table:table-row table:style-name="ro1">
          <table:table-cell office:value-type="float" office:value="36319827" calcext:value-type="float">
            <text:p>36319827</text:p>
          </table:table-cell>
          <table:table-cell table:formula="of:=[.A2272]/1000/(60*60*24)" office:value-type="time" office:time-value="PT10H05M19.827S" calcext:value-type="time">
            <text:p>10:05:20</text:p>
          </table:table-cell>
          <table:table-cell office:value-type="float" office:value="1.04" calcext:value-type="float">
            <text:p>1.04</text:p>
          </table:table-cell>
          <table:table-cell office:value-type="float" office:value="206.1" calcext:value-type="float">
            <text:p>206.1</text:p>
          </table:table-cell>
          <table:table-cell office:value-type="float" office:value="213.65" calcext:value-type="float">
            <text:p>213.65</text:p>
          </table:table-cell>
          <table:table-cell office:value-type="float" office:value="2368.28" calcext:value-type="float">
            <text:p>2368.28</text:p>
          </table:table-cell>
          <table:table-cell office:value-type="float" office:value="2807.07" calcext:value-type="float">
            <text:p>2807.07</text:p>
          </table:table-cell>
        </table:table-row>
        <table:table-row table:style-name="ro1">
          <table:table-cell office:value-type="float" office:value="36335827" calcext:value-type="float">
            <text:p>36335827</text:p>
          </table:table-cell>
          <table:table-cell table:formula="of:=[.A2273]/1000/(60*60*24)" office:value-type="time" office:time-value="PT10H05M35.827S" calcext:value-type="time">
            <text:p>10:05:36</text:p>
          </table:table-cell>
          <table:table-cell office:value-type="float" office:value="1.04" calcext:value-type="float">
            <text:p>1.04</text:p>
          </table:table-cell>
          <table:table-cell office:value-type="float" office:value="205.8" calcext:value-type="float">
            <text:p>205.8</text:p>
          </table:table-cell>
          <table:table-cell office:value-type="float" office:value="213.33" calcext:value-type="float">
            <text:p>213.33</text:p>
          </table:table-cell>
          <table:table-cell office:value-type="float" office:value="2369.19" calcext:value-type="float">
            <text:p>2369.19</text:p>
          </table:table-cell>
          <table:table-cell office:value-type="float" office:value="2808.02" calcext:value-type="float">
            <text:p>2808.02</text:p>
          </table:table-cell>
        </table:table-row>
        <table:table-row table:style-name="ro1">
          <table:table-cell office:value-type="float" office:value="36351827" calcext:value-type="float">
            <text:p>36351827</text:p>
          </table:table-cell>
          <table:table-cell table:formula="of:=[.A2274]/1000/(60*60*24)" office:value-type="time" office:time-value="PT10H05M51.827S" calcext:value-type="time">
            <text:p>10:05:52</text:p>
          </table:table-cell>
          <table:table-cell office:value-type="float" office:value="1.03" calcext:value-type="float">
            <text:p>1.03</text:p>
          </table:table-cell>
          <table:table-cell office:value-type="float" office:value="205.6" calcext:value-type="float">
            <text:p>205.6</text:p>
          </table:table-cell>
          <table:table-cell office:value-type="float" office:value="212.29" calcext:value-type="float">
            <text:p>212.29</text:p>
          </table:table-cell>
          <table:table-cell office:value-type="float" office:value="2370.1" calcext:value-type="float">
            <text:p>2370.1</text:p>
          </table:table-cell>
          <table:table-cell office:value-type="float" office:value="2808.96" calcext:value-type="float">
            <text:p>2808.96</text:p>
          </table:table-cell>
        </table:table-row>
        <table:table-row table:style-name="ro1">
          <table:table-cell office:value-type="float" office:value="36367827" calcext:value-type="float">
            <text:p>36367827</text:p>
          </table:table-cell>
          <table:table-cell table:formula="of:=[.A2275]/1000/(60*60*24)" office:value-type="time" office:time-value="PT10H06M07.827S" calcext:value-type="time">
            <text:p>10:06:08</text:p>
          </table:table-cell>
          <table:table-cell office:value-type="float" office:value="1.03" calcext:value-type="float">
            <text:p>1.03</text:p>
          </table:table-cell>
          <table:table-cell office:value-type="float" office:value="205.3" calcext:value-type="float">
            <text:p>205.3</text:p>
          </table:table-cell>
          <table:table-cell office:value-type="float" office:value="211.98" calcext:value-type="float">
            <text:p>211.98</text:p>
          </table:table-cell>
          <table:table-cell office:value-type="float" office:value="2371.02" calcext:value-type="float">
            <text:p>2371.02</text:p>
          </table:table-cell>
          <table:table-cell office:value-type="float" office:value="2809.9" calcext:value-type="float">
            <text:p>2809.9</text:p>
          </table:table-cell>
        </table:table-row>
        <table:table-row table:style-name="ro1">
          <table:table-cell office:value-type="float" office:value="36383827" calcext:value-type="float">
            <text:p>36383827</text:p>
          </table:table-cell>
          <table:table-cell table:formula="of:=[.A2276]/1000/(60*60*24)" office:value-type="time" office:time-value="PT10H06M23.827S" calcext:value-type="time">
            <text:p>10:06:24</text:p>
          </table:table-cell>
          <table:table-cell office:value-type="float" office:value="1.03" calcext:value-type="float">
            <text:p>1.03</text:p>
          </table:table-cell>
          <table:table-cell office:value-type="float" office:value="205.1" calcext:value-type="float">
            <text:p>205.1</text:p>
          </table:table-cell>
          <table:table-cell office:value-type="float" office:value="210.95" calcext:value-type="float">
            <text:p>210.95</text:p>
          </table:table-cell>
          <table:table-cell office:value-type="float" office:value="2371.93" calcext:value-type="float">
            <text:p>2371.93</text:p>
          </table:table-cell>
          <table:table-cell office:value-type="float" office:value="2810.84" calcext:value-type="float">
            <text:p>2810.84</text:p>
          </table:table-cell>
        </table:table-row>
        <table:table-row table:style-name="ro1">
          <table:table-cell office:value-type="float" office:value="36399827" calcext:value-type="float">
            <text:p>36399827</text:p>
          </table:table-cell>
          <table:table-cell table:formula="of:=[.A2277]/1000/(60*60*24)" office:value-type="time" office:time-value="PT10H06M39.827S" calcext:value-type="time">
            <text:p>10:06:40</text:p>
          </table:table-cell>
          <table:table-cell office:value-type="float" office:value="1.03" calcext:value-type="float">
            <text:p>1.03</text:p>
          </table:table-cell>
          <table:table-cell office:value-type="float" office:value="204.8" calcext:value-type="float">
            <text:p>204.8</text:p>
          </table:table-cell>
          <table:table-cell office:value-type="float" office:value="210.63" calcext:value-type="float">
            <text:p>210.63</text:p>
          </table:table-cell>
          <table:table-cell office:value-type="float" office:value="2372.84" calcext:value-type="float">
            <text:p>2372.84</text:p>
          </table:table-cell>
          <table:table-cell office:value-type="float" office:value="2811.78" calcext:value-type="float">
            <text:p>2811.78</text:p>
          </table:table-cell>
        </table:table-row>
        <table:table-row table:style-name="ro1">
          <table:table-cell office:value-type="float" office:value="36415827" calcext:value-type="float">
            <text:p>36415827</text:p>
          </table:table-cell>
          <table:table-cell table:formula="of:=[.A2278]/1000/(60*60*24)" office:value-type="time" office:time-value="PT10H06M55.827S" calcext:value-type="time">
            <text:p>10:06:56</text:p>
          </table:table-cell>
          <table:table-cell office:value-type="float" office:value="1.03" calcext:value-type="float">
            <text:p>1.03</text:p>
          </table:table-cell>
          <table:table-cell office:value-type="float" office:value="204.5" calcext:value-type="float">
            <text:p>204.5</text:p>
          </table:table-cell>
          <table:table-cell office:value-type="float" office:value="210.32" calcext:value-type="float">
            <text:p>210.32</text:p>
          </table:table-cell>
          <table:table-cell office:value-type="float" office:value="2373.75" calcext:value-type="float">
            <text:p>2373.75</text:p>
          </table:table-cell>
          <table:table-cell office:value-type="float" office:value="2812.72" calcext:value-type="float">
            <text:p>2812.72</text:p>
          </table:table-cell>
        </table:table-row>
        <table:table-row table:style-name="ro1">
          <table:table-cell office:value-type="float" office:value="36431827" calcext:value-type="float">
            <text:p>36431827</text:p>
          </table:table-cell>
          <table:table-cell table:formula="of:=[.A2279]/1000/(60*60*24)" office:value-type="time" office:time-value="PT10H07M11.827S" calcext:value-type="time">
            <text:p>10:07:12</text:p>
          </table:table-cell>
          <table:table-cell office:value-type="float" office:value="1.02" calcext:value-type="float">
            <text:p>1.02</text:p>
          </table:table-cell>
          <table:table-cell office:value-type="float" office:value="204.2" calcext:value-type="float">
            <text:p>204.2</text:p>
          </table:table-cell>
          <table:table-cell office:value-type="float" office:value="209.19" calcext:value-type="float">
            <text:p>209.19</text:p>
          </table:table-cell>
          <table:table-cell office:value-type="float" office:value="2374.66" calcext:value-type="float">
            <text:p>2374.66</text:p>
          </table:table-cell>
          <table:table-cell office:value-type="float" office:value="2813.65" calcext:value-type="float">
            <text:p>2813.65</text:p>
          </table:table-cell>
        </table:table-row>
        <table:table-row table:style-name="ro1">
          <table:table-cell office:value-type="float" office:value="36447827" calcext:value-type="float">
            <text:p>36447827</text:p>
          </table:table-cell>
          <table:table-cell table:formula="of:=[.A2280]/1000/(60*60*24)" office:value-type="time" office:time-value="PT10H07M27.827S" calcext:value-type="time">
            <text:p>10:07:28</text:p>
          </table:table-cell>
          <table:table-cell office:value-type="float" office:value="1.02" calcext:value-type="float">
            <text:p>1.02</text:p>
          </table:table-cell>
          <table:table-cell office:value-type="float" office:value="204" calcext:value-type="float">
            <text:p>204</text:p>
          </table:table-cell>
          <table:table-cell office:value-type="float" office:value="208.98" calcext:value-type="float">
            <text:p>208.98</text:p>
          </table:table-cell>
          <table:table-cell office:value-type="float" office:value="2375.56" calcext:value-type="float">
            <text:p>2375.56</text:p>
          </table:table-cell>
          <table:table-cell office:value-type="float" office:value="2814.58" calcext:value-type="float">
            <text:p>2814.58</text:p>
          </table:table-cell>
        </table:table-row>
        <table:table-row table:style-name="ro1">
          <table:table-cell office:value-type="float" office:value="36463827" calcext:value-type="float">
            <text:p>36463827</text:p>
          </table:table-cell>
          <table:table-cell table:formula="of:=[.A2281]/1000/(60*60*24)" office:value-type="time" office:time-value="PT10H07M43.827S" calcext:value-type="time">
            <text:p>10:07:44</text:p>
          </table:table-cell>
          <table:table-cell office:value-type="float" office:value="1.02" calcext:value-type="float">
            <text:p>1.02</text:p>
          </table:table-cell>
          <table:table-cell office:value-type="float" office:value="203.6" calcext:value-type="float">
            <text:p>203.6</text:p>
          </table:table-cell>
          <table:table-cell office:value-type="float" office:value="208.56" calcext:value-type="float">
            <text:p>208.56</text:p>
          </table:table-cell>
          <table:table-cell office:value-type="float" office:value="2376.47" calcext:value-type="float">
            <text:p>2376.47</text:p>
          </table:table-cell>
          <table:table-cell office:value-type="float" office:value="2815.51" calcext:value-type="float">
            <text:p>2815.51</text:p>
          </table:table-cell>
        </table:table-row>
        <table:table-row table:style-name="ro1">
          <table:table-cell office:value-type="float" office:value="36479827" calcext:value-type="float">
            <text:p>36479827</text:p>
          </table:table-cell>
          <table:table-cell table:formula="of:=[.A2282]/1000/(60*60*24)" office:value-type="time" office:time-value="PT10H07M59.827S" calcext:value-type="time">
            <text:p>10:08:00</text:p>
          </table:table-cell>
          <table:table-cell office:value-type="float" office:value="1.02" calcext:value-type="float">
            <text:p>1.02</text:p>
          </table:table-cell>
          <table:table-cell office:value-type="float" office:value="203.3" calcext:value-type="float">
            <text:p>203.3</text:p>
          </table:table-cell>
          <table:table-cell office:value-type="float" office:value="207.44" calcext:value-type="float">
            <text:p>207.44</text:p>
          </table:table-cell>
          <table:table-cell office:value-type="float" office:value="2377.38" calcext:value-type="float">
            <text:p>2377.38</text:p>
          </table:table-cell>
          <table:table-cell office:value-type="float" office:value="2816.43" calcext:value-type="float">
            <text:p>2816.43</text:p>
          </table:table-cell>
        </table:table-row>
        <table:table-row table:style-name="ro1">
          <table:table-cell office:value-type="float" office:value="36495827" calcext:value-type="float">
            <text:p>36495827</text:p>
          </table:table-cell>
          <table:table-cell table:formula="of:=[.A2283]/1000/(60*60*24)" office:value-type="time" office:time-value="PT10H08M15.827S" calcext:value-type="time">
            <text:p>10:08:16</text:p>
          </table:table-cell>
          <table:table-cell office:value-type="float" office:value="1.02" calcext:value-type="float">
            <text:p>1.02</text:p>
          </table:table-cell>
          <table:table-cell office:value-type="float" office:value="203" calcext:value-type="float">
            <text:p>203</text:p>
          </table:table-cell>
          <table:table-cell office:value-type="float" office:value="207.12" calcext:value-type="float">
            <text:p>207.12</text:p>
          </table:table-cell>
          <table:table-cell office:value-type="float" office:value="2378.28" calcext:value-type="float">
            <text:p>2378.28</text:p>
          </table:table-cell>
          <table:table-cell office:value-type="float" office:value="2817.35" calcext:value-type="float">
            <text:p>2817.35</text:p>
          </table:table-cell>
        </table:table-row>
        <table:table-row table:style-name="ro1">
          <table:table-cell office:value-type="float" office:value="36511827" calcext:value-type="float">
            <text:p>36511827</text:p>
          </table:table-cell>
          <table:table-cell table:formula="of:=[.A2284]/1000/(60*60*24)" office:value-type="time" office:time-value="PT10H08M31.827S" calcext:value-type="time">
            <text:p>10:08:32</text:p>
          </table:table-cell>
          <table:table-cell office:value-type="float" office:value="1.02" calcext:value-type="float">
            <text:p>1.02</text:p>
          </table:table-cell>
          <table:table-cell office:value-type="float" office:value="202.7" calcext:value-type="float">
            <text:p>202.7</text:p>
          </table:table-cell>
          <table:table-cell office:value-type="float" office:value="206" calcext:value-type="float">
            <text:p>206</text:p>
          </table:table-cell>
          <table:table-cell office:value-type="float" office:value="2379.18" calcext:value-type="float">
            <text:p>2379.18</text:p>
          </table:table-cell>
          <table:table-cell office:value-type="float" office:value="2818.27" calcext:value-type="float">
            <text:p>2818.27</text:p>
          </table:table-cell>
        </table:table-row>
        <table:table-row table:style-name="ro1">
          <table:table-cell office:value-type="float" office:value="36527827" calcext:value-type="float">
            <text:p>36527827</text:p>
          </table:table-cell>
          <table:table-cell table:formula="of:=[.A2285]/1000/(60*60*24)" office:value-type="time" office:time-value="PT10H08M47.827S" calcext:value-type="time">
            <text:p>10:08:48</text:p>
          </table:table-cell>
          <table:table-cell office:value-type="float" office:value="1.02" calcext:value-type="float">
            <text:p>1.02</text:p>
          </table:table-cell>
          <table:table-cell office:value-type="float" office:value="202.4" calcext:value-type="float">
            <text:p>202.4</text:p>
          </table:table-cell>
          <table:table-cell office:value-type="float" office:value="205.68" calcext:value-type="float">
            <text:p>205.68</text:p>
          </table:table-cell>
          <table:table-cell office:value-type="float" office:value="2380.08" calcext:value-type="float">
            <text:p>2380.08</text:p>
          </table:table-cell>
          <table:table-cell office:value-type="float" office:value="2819.18" calcext:value-type="float">
            <text:p>2819.18</text:p>
          </table:table-cell>
        </table:table-row>
        <table:table-row table:style-name="ro1">
          <table:table-cell office:value-type="float" office:value="36543827" calcext:value-type="float">
            <text:p>36543827</text:p>
          </table:table-cell>
          <table:table-cell table:formula="of:=[.A2286]/1000/(60*60*24)" office:value-type="time" office:time-value="PT10H09M03.827S" calcext:value-type="time">
            <text:p>10:09:04</text:p>
          </table:table-cell>
          <table:table-cell office:value-type="float" office:value="1.01" calcext:value-type="float">
            <text:p>1.01</text:p>
          </table:table-cell>
          <table:table-cell office:value-type="float" office:value="202" calcext:value-type="float">
            <text:p>202</text:p>
          </table:table-cell>
          <table:table-cell office:value-type="float" office:value="204.47" calcext:value-type="float">
            <text:p>204.47</text:p>
          </table:table-cell>
          <table:table-cell office:value-type="float" office:value="2380.98" calcext:value-type="float">
            <text:p>2380.98</text:p>
          </table:table-cell>
          <table:table-cell office:value-type="float" office:value="2820.1" calcext:value-type="float">
            <text:p>2820.1</text:p>
          </table:table-cell>
        </table:table-row>
        <table:table-row table:style-name="ro1">
          <table:table-cell office:value-type="float" office:value="36559827" calcext:value-type="float">
            <text:p>36559827</text:p>
          </table:table-cell>
          <table:table-cell table:formula="of:=[.A2287]/1000/(60*60*24)" office:value-type="time" office:time-value="PT10H09M19.827S" calcext:value-type="time">
            <text:p>10:09:20</text:p>
          </table:table-cell>
          <table:table-cell office:value-type="float" office:value="1.01" calcext:value-type="float">
            <text:p>1.01</text:p>
          </table:table-cell>
          <table:table-cell office:value-type="float" office:value="201.7" calcext:value-type="float">
            <text:p>201.7</text:p>
          </table:table-cell>
          <table:table-cell office:value-type="float" office:value="204.15" calcext:value-type="float">
            <text:p>204.15</text:p>
          </table:table-cell>
          <table:table-cell office:value-type="float" office:value="2381.88" calcext:value-type="float">
            <text:p>2381.88</text:p>
          </table:table-cell>
          <table:table-cell office:value-type="float" office:value="2821.01" calcext:value-type="float">
            <text:p>2821.01</text:p>
          </table:table-cell>
        </table:table-row>
        <table:table-row table:style-name="ro1">
          <table:table-cell office:value-type="float" office:value="36575827" calcext:value-type="float">
            <text:p>36575827</text:p>
          </table:table-cell>
          <table:table-cell table:formula="of:=[.A2288]/1000/(60*60*24)" office:value-type="time" office:time-value="PT10H09M35.827S" calcext:value-type="time">
            <text:p>10:09:36</text:p>
          </table:table-cell>
          <table:table-cell office:value-type="float" office:value="1.01" calcext:value-type="float">
            <text:p>1.01</text:p>
          </table:table-cell>
          <table:table-cell office:value-type="float" office:value="201.3" calcext:value-type="float">
            <text:p>201.3</text:p>
          </table:table-cell>
          <table:table-cell office:value-type="float" office:value="203.74" calcext:value-type="float">
            <text:p>203.74</text:p>
          </table:table-cell>
          <table:table-cell office:value-type="float" office:value="2382.77" calcext:value-type="float">
            <text:p>2382.77</text:p>
          </table:table-cell>
          <table:table-cell office:value-type="float" office:value="2821.91" calcext:value-type="float">
            <text:p>2821.91</text:p>
          </table:table-cell>
        </table:table-row>
        <table:table-row table:style-name="ro1">
          <table:table-cell office:value-type="float" office:value="36591827" calcext:value-type="float">
            <text:p>36591827</text:p>
          </table:table-cell>
          <table:table-cell table:formula="of:=[.A2289]/1000/(60*60*24)" office:value-type="time" office:time-value="PT10H09M51.827S" calcext:value-type="time">
            <text:p>10:09:52</text:p>
          </table:table-cell>
          <table:table-cell office:value-type="float" office:value="1.01" calcext:value-type="float">
            <text:p>1.01</text:p>
          </table:table-cell>
          <table:table-cell office:value-type="float" office:value="200.9" calcext:value-type="float">
            <text:p>200.9</text:p>
          </table:table-cell>
          <table:table-cell office:value-type="float" office:value="202.53" calcext:value-type="float">
            <text:p>202.53</text:p>
          </table:table-cell>
          <table:table-cell office:value-type="float" office:value="2383.66" calcext:value-type="float">
            <text:p>2383.66</text:p>
          </table:table-cell>
          <table:table-cell office:value-type="float" office:value="2822.81" calcext:value-type="float">
            <text:p>2822.81</text:p>
          </table:table-cell>
        </table:table-row>
        <table:table-row table:style-name="ro1">
          <table:table-cell office:value-type="float" office:value="36607827" calcext:value-type="float">
            <text:p>36607827</text:p>
          </table:table-cell>
          <table:table-cell table:formula="of:=[.A2290]/1000/(60*60*24)" office:value-type="time" office:time-value="PT10H10M07.827S" calcext:value-type="time">
            <text:p>10:10:08</text:p>
          </table:table-cell>
          <table:table-cell office:value-type="float" office:value="1.01" calcext:value-type="float">
            <text:p>1.01</text:p>
          </table:table-cell>
          <table:table-cell office:value-type="float" office:value="200.6" calcext:value-type="float">
            <text:p>200.6</text:p>
          </table:table-cell>
          <table:table-cell office:value-type="float" office:value="202.22" calcext:value-type="float">
            <text:p>202.22</text:p>
          </table:table-cell>
          <table:table-cell office:value-type="float" office:value="2384.56" calcext:value-type="float">
            <text:p>2384.56</text:p>
          </table:table-cell>
          <table:table-cell office:value-type="float" office:value="2823.71" calcext:value-type="float">
            <text:p>2823.71</text:p>
          </table:table-cell>
        </table:table-row>
        <table:table-row table:style-name="ro1">
          <table:table-cell office:value-type="float" office:value="36623827" calcext:value-type="float">
            <text:p>36623827</text:p>
          </table:table-cell>
          <table:table-cell table:formula="of:=[.A2291]/1000/(60*60*24)" office:value-type="time" office:time-value="PT10H10M23.827S" calcext:value-type="time">
            <text:p>10:10:24</text:p>
          </table:table-cell>
          <table:table-cell office:value-type="float" office:value="1" calcext:value-type="float">
            <text:p>1</text:p>
          </table:table-cell>
          <table:table-cell office:value-type="float" office:value="200.1" calcext:value-type="float">
            <text:p>200.1</text:p>
          </table:table-cell>
          <table:table-cell office:value-type="float" office:value="200.9" calcext:value-type="float">
            <text:p>200.9</text:p>
          </table:table-cell>
          <table:table-cell office:value-type="float" office:value="2385.45" calcext:value-type="float">
            <text:p>2385.45</text:p>
          </table:table-cell>
          <table:table-cell office:value-type="float" office:value="2824.61" calcext:value-type="float">
            <text:p>2824.61</text:p>
          </table:table-cell>
        </table:table-row>
        <table:table-row table:style-name="ro1">
          <table:table-cell office:value-type="float" office:value="36639827" calcext:value-type="float">
            <text:p>36639827</text:p>
          </table:table-cell>
          <table:table-cell table:formula="of:=[.A2292]/1000/(60*60*24)" office:value-type="time" office:time-value="PT10H10M39.827S" calcext:value-type="time">
            <text:p>10:10: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9.8" calcext:value-type="float">
            <text:p>199.8</text:p>
          </table:table-cell>
          <table:table-cell office:value-type="float" office:value="2386.34" calcext:value-type="float">
            <text:p>2386.34</text:p>
          </table:table-cell>
          <table:table-cell office:value-type="float" office:value="2825.5" calcext:value-type="float">
            <text:p>2825.5</text:p>
          </table:table-cell>
        </table:table-row>
        <table:table-row table:style-name="ro1">
          <table:table-cell office:value-type="float" office:value="36639827" calcext:value-type="float">
            <text:p>36639827</text:p>
          </table:table-cell>
          <table:table-cell table:formula="of:=[.A2293]/1000/(60*60*24)" office:value-type="time" office:time-value="PT10H10M39.827S" calcext:value-type="time">
            <text:p>10:10: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9.8" calcext:value-type="float">
            <text:p>199.8</text:p>
          </table:table-cell>
          <table:table-cell office:value-type="float" office:value="2386.34" calcext:value-type="float">
            <text:p>2386.34</text:p>
          </table:table-cell>
          <table:table-cell office:value-type="float" office:value="2825.5" calcext:value-type="float">
            <text:p>282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4T18:25:29.809000000</dc:date>
    <meta:editing-duration>PT7M5S</meta:editing-duration>
    <meta:editing-cycles>1</meta:editing-cycles>
    <meta:document-statistic meta:table-count="1" meta:cell-count="16051" meta:object-count="1"/>
    <meta:generator>LibreOffice/6.3.4.2$Windows_X86_64 LibreOffice_project/60da17e045e08f1793c57c00ba83cdfce946d0aa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73cm" svg:height="15.228cm" xlink:href=".." xlink:type="simple" chart:class="chart:line" chart:style-name="ch1">
        <chart:title svg:x="9.709cm" svg:y="0.44cm" chart:style-name="ch2">
          <text:p>Conrad Endurance (ooc) @ 5 Ohm #1</text:p>
        </chart:title>
        <chart:legend chart:legend-position="end" svg:x="24.618cm" svg:y="7.315cm" style:legend-expansion="high" chart:style-name="ch3"/>
        <chart:plot-area chart:style-name="ch4" table:cell-range-address="LOGGER00.B1:LOGGER00.C2293" chart:data-source-has-labels="both" svg:x="0.541cm" svg:y="1.523cm" svg:width="23.536cm" svg:height="13.401cm">
          <chartooo:coordinate-region svg:x="1.453cm" svg:y="1.523cm" svg:width="22.553cm" svg:height="12.072cm"/>
          <chart:axis chart:dimension="x" chart:name="primary-x" chart:style-name="ch5" chartooo:axis-type="auto">
            <chartooo:date-scale/>
            <chart:categories table:cell-range-address="LOGGER00.B2:LOGGER00.B229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0.C2:LOGGER00.C2293" chart:label-cell-address="LOGGER00.C1:LOGGER00.C1" chart:class="chart:line">
            <chart:data-point chart:repeated="229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0.C1:LOGGER00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0.B2:LOGGER00.B2293</svg:desc>
                </draw:g>
              </table:table-cell>
              <table:table-cell office:value-type="float" office:value="1.35">
                <text:p>1.35</text:p>
                <draw:g>
                  <svg:desc>LOGGER00.C2:LOGGER00.C2293</svg:desc>
                </draw:g>
              </table:table-cell>
            </table:table-row>
            <table:table-row>
              <table:table-cell office:value-type="float" office:value="0.000183171296296296">
                <text:p>0.00018317129629629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0368368055555556">
                <text:p>0.00036836805555555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0553553240740741">
                <text:p>0.00055355324074074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0738738425925926">
                <text:p>0.00073873842592592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0923923611111111">
                <text:p>0.00092392361111111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11091087962963">
                <text:p>0.001109108796296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129429398148148">
                <text:p>0.0012942939814814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147947916666667">
                <text:p>0.0014794791666666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166466435185185">
                <text:p>0.0016646643518518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184984953703704">
                <text:p>0.0018498495370370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203503472222222">
                <text:p>0.0020350347222222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222021990740741">
                <text:p>0.0022202199074074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240540509259259">
                <text:p>0.0024054050925925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259059027777778">
                <text:p>0.0025905902777777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277577546296296">
                <text:p>0.0027757754629629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296096064814815">
                <text:p>0.0029609606481481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314614583333333">
                <text:p>0.0031461458333333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333133101851852">
                <text:p>0.0033313310185185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35165162037037">
                <text:p>0.003516516203703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370170138888889">
                <text:p>0.0037017013888888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388688657407407">
                <text:p>0.0038868865740740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407207175925926">
                <text:p>0.0040720717592592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425725694444444">
                <text:p>0.0042572569444444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444244212962963">
                <text:p>0.0044424421296296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462762731481481">
                <text:p>0.0046276273148148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48128125">
                <text:p>0.004812812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499799768518519">
                <text:p>0.0049979976851851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518318287037037">
                <text:p>0.0051831828703703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536836805555556">
                <text:p>0.0053683680555555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555355324074074">
                <text:p>0.0055535532407407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573873842592593">
                <text:p>0.0057387384259259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592392361111111">
                <text:p>0.0059239236111111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61091087962963">
                <text:p>0.006109108796296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629429398148148">
                <text:p>0.0062942939814814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647947916666667">
                <text:p>0.0064794791666666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666466435185185">
                <text:p>0.0066646643518518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684984953703704">
                <text:p>0.0068498495370370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703503472222222">
                <text:p>0.0070350347222222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722021990740741">
                <text:p>0.0072202199074074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740540509259259">
                <text:p>0.0074054050925925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759059027777778">
                <text:p>0.0075905902777777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777577546296296">
                <text:p>0.0077757754629629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796096064814815">
                <text:p>0.0079609606481481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814614583333333">
                <text:p>0.0081461458333333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833133101851852">
                <text:p>0.0083313310185185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85165162037037">
                <text:p>0.008516516203703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870170138888889">
                <text:p>0.008701701388888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888688657407407">
                <text:p>0.0088868865740740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07207175925926">
                <text:p>0.00907207175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25725694444444">
                <text:p>0.0092572569444444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44244212962963">
                <text:p>0.00944244212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62762731481481">
                <text:p>0.0096276273148148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8128125">
                <text:p>0.009812812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99799768518519">
                <text:p>0.0099979976851851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01831828703704">
                <text:p>0.010183182870370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03683680555556">
                <text:p>0.01036836805555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05535532407407">
                <text:p>0.010553553240740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07387384259259">
                <text:p>0.010738738425925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09239236111111">
                <text:p>0.010923923611111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11091087962963">
                <text:p>0.0111091087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12942939814815">
                <text:p>0.011294293981481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14794791666667">
                <text:p>0.011479479166666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16646643518519">
                <text:p>0.011664664351851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1849849537037">
                <text:p>0.0118498495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20350347222222">
                <text:p>0.012035034722222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22202199074074">
                <text:p>0.012220219907407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24054050925926">
                <text:p>0.0124054050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25905902777778">
                <text:p>0.012590590277777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2775775462963">
                <text:p>0.0127757754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9609606481481">
                <text:p>0.012960960648148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31461342592593">
                <text:p>0.013146134259259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33313310185185">
                <text:p>0.013331331018518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35165162037037">
                <text:p>0.013516516203703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37017013888889">
                <text:p>0.013701701388888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38868865740741">
                <text:p>0.013886886574074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40720717592593">
                <text:p>0.014072071759259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42572569444444">
                <text:p>0.014257256944444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44424421296296">
                <text:p>0.01444244212962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46276273148148">
                <text:p>0.014627627314814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48128125">
                <text:p>0.014812812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49979976851852">
                <text:p>0.014997997685185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51831828703704">
                <text:p>0.015183182870370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53683680555556">
                <text:p>0.0153683680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5535532407407">
                <text:p>0.0155535532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7387384259259">
                <text:p>0.0157387384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9239236111111">
                <text:p>0.01592392361111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1091087962963">
                <text:p>0.0161091087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2942939814815">
                <text:p>0.0162942939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4794791666667">
                <text:p>0.0164794791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6646643518519">
                <text:p>0.016664664351851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849849537037">
                <text:p>0.0168498495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0350347222222">
                <text:p>0.0170350347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2202199074074">
                <text:p>0.0172202199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4053935185185">
                <text:p>0.017405393518518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5905902777778">
                <text:p>0.017590590277777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775775462963">
                <text:p>0.0177757754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9609606481481">
                <text:p>0.0179609606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81461458333333">
                <text:p>0.0181461458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83313310185185">
                <text:p>0.018331331018518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85165162037037">
                <text:p>0.0185165162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87017013888889">
                <text:p>0.0187017013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88868865740741">
                <text:p>0.01888688657407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90720717592593">
                <text:p>0.019072071759259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92572569444444">
                <text:p>0.0192572569444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94424421296296">
                <text:p>0.0194424421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96276273148148">
                <text:p>0.019627627314814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98128125">
                <text:p>0.019812812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99979976851852">
                <text:p>0.0199979976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01831828703704">
                <text:p>0.020183182870370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03683680555556">
                <text:p>0.0203683680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05535532407407">
                <text:p>0.0205535532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07387384259259">
                <text:p>0.0207387384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09239236111111">
                <text:p>0.0209239236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1091087962963">
                <text:p>0.0211091087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2942939814815">
                <text:p>0.0212942939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4794791666667">
                <text:p>0.0214794791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6646643518519">
                <text:p>0.021664664351851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849849537037">
                <text:p>0.0218498495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0350347222222">
                <text:p>0.0220350347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2202199074074">
                <text:p>0.0222202199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4054050925926">
                <text:p>0.0224054050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5905902777778">
                <text:p>0.0225905902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775775462963">
                <text:p>0.0227757754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9609606481481">
                <text:p>0.0229609606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31461458333333">
                <text:p>0.0231461458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33313310185185">
                <text:p>0.0233313310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35165162037037">
                <text:p>0.0235165162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37017013888889">
                <text:p>0.0237017013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8868865740741">
                <text:p>0.0238868865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40720717592593">
                <text:p>0.0240720717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2572569444444">
                <text:p>0.0242572569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4424421296296">
                <text:p>0.0244424421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6276273148148">
                <text:p>0.0246276273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8128125">
                <text:p>0.02481281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9979976851852">
                <text:p>0.0249979976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1831828703704">
                <text:p>0.0251831828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3683680555556">
                <text:p>0.0253683680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5535532407407">
                <text:p>0.0255535532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7387384259259">
                <text:p>0.0257387384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9239236111111">
                <text:p>0.0259239236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1090972222222">
                <text:p>0.026109097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2942939814815">
                <text:p>0.0262942939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4794791666667">
                <text:p>0.0264794791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6646643518519">
                <text:p>0.0266646643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849849537037">
                <text:p>0.0268498495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0350347222222">
                <text:p>0.0270350347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2202199074074">
                <text:p>0.0272202199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4054050925926">
                <text:p>0.0274054050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5905787037037">
                <text:p>0.027590578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775775462963">
                <text:p>0.0277757754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9609606481481">
                <text:p>0.0279609606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1461458333333">
                <text:p>0.0281461458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3313310185185">
                <text:p>0.0283313310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5165162037037">
                <text:p>0.028516516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7017013888889">
                <text:p>0.0287017013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8868865740741">
                <text:p>0.0288868865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0720717592593">
                <text:p>0.0290720717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2572569444444">
                <text:p>0.0292572569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4424421296296">
                <text:p>0.0294424421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6276273148148">
                <text:p>0.029627627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98128125">
                <text:p>0.02981281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9979976851852">
                <text:p>0.029997997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1831828703704">
                <text:p>0.030183182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3683680555556">
                <text:p>0.030368368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5535532407407">
                <text:p>0.030553553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7387384259259">
                <text:p>0.030738738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9239236111111">
                <text:p>0.030923923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1091087962963">
                <text:p>0.031109108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2942939814815">
                <text:p>0.031294293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4794791666667">
                <text:p>0.031479479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6646643518519">
                <text:p>0.0316646643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849849537037">
                <text:p>0.031849849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0350347222222">
                <text:p>0.032035034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2202199074074">
                <text:p>0.032220219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4054050925926">
                <text:p>0.032405405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5905902777778">
                <text:p>0.032590590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775775462963">
                <text:p>0.032775775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9609606481482">
                <text:p>0.032960960648148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1461458333333">
                <text:p>0.033146145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3313310185185">
                <text:p>0.033331331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5165162037037">
                <text:p>0.033516516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7017013888889">
                <text:p>0.033701701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8868865740741">
                <text:p>0.033886886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0720717592593">
                <text:p>0.034072071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42572569444444">
                <text:p>0.034257256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44424305555556">
                <text:p>0.034442430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46276273148148">
                <text:p>0.034627627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48128125">
                <text:p>0.03481281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49979976851852">
                <text:p>0.034997997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1831828703704">
                <text:p>0.035183182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3683680555556">
                <text:p>0.035368368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5535532407407">
                <text:p>0.035553553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7387384259259">
                <text:p>0.035738738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9239236111111">
                <text:p>0.035923923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1091087962963">
                <text:p>0.036109108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2942939814815">
                <text:p>0.036294293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4794791666667">
                <text:p>0.036479479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6646643518518">
                <text:p>0.036664664351851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849849537037">
                <text:p>0.036849849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0350347222222">
                <text:p>0.037035034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2202199074074">
                <text:p>0.037220219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4054050925926">
                <text:p>0.037405405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5905787037037">
                <text:p>0.03759057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775775462963">
                <text:p>0.037775775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9609606481481">
                <text:p>0.037960960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1461458333333">
                <text:p>0.038146145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3313310185185">
                <text:p>0.0383313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85165162037037">
                <text:p>0.038516516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7017013888889">
                <text:p>0.038701701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8868865740741">
                <text:p>0.038886886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0720717592593">
                <text:p>0.039072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2572569444444">
                <text:p>0.039257256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4424421296296">
                <text:p>0.039442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6276273148148">
                <text:p>0.03962762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8128125">
                <text:p>0.03981281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9979976851852">
                <text:p>0.039997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1831828703704">
                <text:p>0.040183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3683680555556">
                <text:p>0.04036836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5535532407408">
                <text:p>0.040553553240740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7387384259259">
                <text:p>0.040738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9239236111111">
                <text:p>0.04092392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1091087962963">
                <text:p>0.041109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2942939814815">
                <text:p>0.041294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4794791666667">
                <text:p>0.041479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6646643518519">
                <text:p>0.041664664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849849537037">
                <text:p>0.041849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0350347222222">
                <text:p>0.042035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2202199074074">
                <text:p>0.04222021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4054050925926">
                <text:p>0.04240540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5905902777778">
                <text:p>0.04259059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775775462963">
                <text:p>0.042775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9609606481482">
                <text:p>0.0429609606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1461458333333">
                <text:p>0.0431461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3313310185185">
                <text:p>0.0433313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5165046296296">
                <text:p>0.04351650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7017013888889">
                <text:p>0.04370170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8868865740741">
                <text:p>0.043886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0720717592593">
                <text:p>0.044072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2572569444445">
                <text:p>0.0442572569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4424421296296">
                <text:p>0.044442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6276157407407">
                <text:p>0.04462761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8128125">
                <text:p>0.044812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9979976851852">
                <text:p>0.044997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1831828703704">
                <text:p>0.045183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3683680555556">
                <text:p>0.04536836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5535532407407">
                <text:p>0.04555355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7387384259259">
                <text:p>0.045738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9239236111111">
                <text:p>0.04592392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1091087962963">
                <text:p>0.046109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2942939814815">
                <text:p>0.046294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4794791666667">
                <text:p>0.046479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6646643518519">
                <text:p>0.046664664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6849849537037">
                <text:p>0.046849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0350347222222">
                <text:p>0.047035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2202199074074">
                <text:p>0.047220219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74054050925926">
                <text:p>0.04740540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5905902777778">
                <text:p>0.0475905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7775775462963">
                <text:p>0.0477757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79609606481482">
                <text:p>0.0479609606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81461458333333">
                <text:p>0.048146145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83313310185185">
                <text:p>0.0483313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85165162037037">
                <text:p>0.048516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87017013888889">
                <text:p>0.048701701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88868865740741">
                <text:p>0.048886886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90720717592593">
                <text:p>0.04907207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92572453703704">
                <text:p>0.04925724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94424421296296">
                <text:p>0.04944244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96276273148148">
                <text:p>0.0496276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98128125">
                <text:p>0.049812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99979976851852">
                <text:p>0.0499979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01831828703704">
                <text:p>0.050183182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03683680555556">
                <text:p>0.05036836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05535532407407">
                <text:p>0.0505535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07387384259259">
                <text:p>0.050738738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09239236111111">
                <text:p>0.0509239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11091087962963">
                <text:p>0.051109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12942939814815">
                <text:p>0.051294293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14794791666667">
                <text:p>0.0514794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16646643518519">
                <text:p>0.051664664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1849849537037">
                <text:p>0.0518498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0350347222222">
                <text:p>0.0520350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2202199074074">
                <text:p>0.052220219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4054050925926">
                <text:p>0.0524054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5905902777778">
                <text:p>0.0525905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775775462963">
                <text:p>0.0527757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9609606481481">
                <text:p>0.05296096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31461458333333">
                <text:p>0.053146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3313310185185">
                <text:p>0.053331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5165162037037">
                <text:p>0.053516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7017013888889">
                <text:p>0.053701701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38868865740741">
                <text:p>0.053886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0720717592593">
                <text:p>0.054072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2572569444445">
                <text:p>0.0542572569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4424421296296">
                <text:p>0.054442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6276273148148">
                <text:p>0.054627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8128125">
                <text:p>0.054812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9979976851852">
                <text:p>0.054997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1831828703704">
                <text:p>0.055183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3683680555556">
                <text:p>0.055368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5535532407408">
                <text:p>0.055553553240740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7387384259259">
                <text:p>0.055738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9239236111111">
                <text:p>0.055923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1091087962963">
                <text:p>0.056109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2942939814815">
                <text:p>0.056294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4794791666667">
                <text:p>0.056479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6646643518519">
                <text:p>0.0566646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849849537037">
                <text:p>0.056849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0350347222222">
                <text:p>0.057035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2202199074074">
                <text:p>0.057220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4054050925926">
                <text:p>0.057405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5905902777778">
                <text:p>0.057590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775775462963">
                <text:p>0.057775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9609606481482">
                <text:p>0.057960960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1461458333333">
                <text:p>0.058146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3313310185185">
                <text:p>0.058331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5165162037037">
                <text:p>0.058516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7017013888889">
                <text:p>0.058701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8868865740741">
                <text:p>0.058886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0720717592593">
                <text:p>0.059072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2572453703704">
                <text:p>0.0592572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4424421296296">
                <text:p>0.059442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6276273148148">
                <text:p>0.059627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8128125">
                <text:p>0.059812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9979976851852">
                <text:p>0.059997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1831828703704">
                <text:p>0.060183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3683680555556">
                <text:p>0.060368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5535532407407">
                <text:p>0.060553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7387384259259">
                <text:p>0.060738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9239236111111">
                <text:p>0.060923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1091087962963">
                <text:p>0.061109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2942939814815">
                <text:p>0.061294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4794791666667">
                <text:p>0.061479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6646643518519">
                <text:p>0.0616646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849849537037">
                <text:p>0.061849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0350347222222">
                <text:p>0.062035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2202083333333">
                <text:p>0.0622202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4054050925926">
                <text:p>0.062405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5905902777778">
                <text:p>0.062590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775775462963">
                <text:p>0.062775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9609606481482">
                <text:p>0.062960960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1461458333333">
                <text:p>0.063146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3313310185185">
                <text:p>0.063331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5165162037037">
                <text:p>0.063516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7017013888889">
                <text:p>0.0637017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3886875">
                <text:p>0.06388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0720717592593">
                <text:p>0.0640720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2572569444445">
                <text:p>0.064257256944444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4424421296296">
                <text:p>0.0644424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6276273148148">
                <text:p>0.0646276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8128125">
                <text:p>0.064812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9979976851852">
                <text:p>0.064997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1831828703704">
                <text:p>0.065183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3683680555556">
                <text:p>0.0653683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5535532407408">
                <text:p>0.065553553240740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7387384259259">
                <text:p>0.0657387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9239236111111">
                <text:p>0.0659239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1091087962963">
                <text:p>0.0661091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2942939814815">
                <text:p>0.0662942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4794791666667">
                <text:p>0.0664794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6646643518519">
                <text:p>0.0666646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849849537037">
                <text:p>0.066849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0350347222222">
                <text:p>0.0670350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2202199074074">
                <text:p>0.0672202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4054050925926">
                <text:p>0.0674054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5905902777778">
                <text:p>0.0675905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775775462963">
                <text:p>0.067775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9609606481481">
                <text:p>0.0679609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1461458333333">
                <text:p>0.0681461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3313310185185">
                <text:p>0.0683313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5165162037037">
                <text:p>0.0685165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7017013888889">
                <text:p>0.0687017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8868865740741">
                <text:p>0.0688868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0720717592593">
                <text:p>0.0690720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2572569444444">
                <text:p>0.0692572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4424421296296">
                <text:p>0.0694424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6276273148148">
                <text:p>0.0696276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8128125">
                <text:p>0.069812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9979976851852">
                <text:p>0.0699979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1831828703704">
                <text:p>0.0701831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3683680555556">
                <text:p>0.0703683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5535532407407">
                <text:p>0.0705535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7387384259259">
                <text:p>0.0707387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9239236111111">
                <text:p>0.0709239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1091087962963">
                <text:p>0.071109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2942939814815">
                <text:p>0.0712942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4794791666667">
                <text:p>0.0714794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6646643518519">
                <text:p>0.0716646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849849537037">
                <text:p>0.071849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0350347222222">
                <text:p>0.072035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2202199074074">
                <text:p>0.0722202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4054050925926">
                <text:p>0.0724054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5905902777778">
                <text:p>0.0725905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775775462963">
                <text:p>0.072775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9609606481482">
                <text:p>0.0729609606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1461458333333">
                <text:p>0.0731461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3313310185185">
                <text:p>0.0733313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5165162037037">
                <text:p>0.073516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7017013888889">
                <text:p>0.0737017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8868865740741">
                <text:p>0.0738868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0720717592593">
                <text:p>0.074072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2572569444445">
                <text:p>0.074257256944444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4424421296296">
                <text:p>0.0744424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6276273148148">
                <text:p>0.0746276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8128125">
                <text:p>0.074812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9979976851852">
                <text:p>0.0749979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1831828703704">
                <text:p>0.0751831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3683680555556">
                <text:p>0.0753683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5535532407407">
                <text:p>0.0755535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7387384259259">
                <text:p>0.0757387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9239236111111">
                <text:p>0.0759239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1091087962963">
                <text:p>0.076109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2942939814815">
                <text:p>0.0762942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4794791666667">
                <text:p>0.0764794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6646643518519">
                <text:p>0.0766646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849849537037">
                <text:p>0.076849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0350347222222">
                <text:p>0.077035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2202199074074">
                <text:p>0.0772202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4054050925926">
                <text:p>0.0774054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5905902777778">
                <text:p>0.0775905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775775462963">
                <text:p>0.077775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9609606481482">
                <text:p>0.0779609606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1461458333333">
                <text:p>0.0781461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3313310185185">
                <text:p>0.0783313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5165162037037">
                <text:p>0.078516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7017013888889">
                <text:p>0.0787017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8868865740741">
                <text:p>0.0788868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0720717592593">
                <text:p>0.079072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2572569444445">
                <text:p>0.079257256944444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4424421296296">
                <text:p>0.0794424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6276273148148">
                <text:p>0.0796276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8128125">
                <text:p>0.079812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9979976851852">
                <text:p>0.0799979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1831828703704">
                <text:p>0.0801831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3683680555556">
                <text:p>0.0803683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5535532407408">
                <text:p>0.08055355324074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7387384259259">
                <text:p>0.0807387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9239236111111">
                <text:p>0.0809239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1091087962963">
                <text:p>0.081109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2942939814815">
                <text:p>0.0812942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4794791666667">
                <text:p>0.0814794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6646643518519">
                <text:p>0.0816646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849849537037">
                <text:p>0.081849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0350347222222">
                <text:p>0.082035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2202199074074">
                <text:p>0.0822202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4054050925926">
                <text:p>0.0824054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5905902777778">
                <text:p>0.0825905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775775462963">
                <text:p>0.082775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9609606481482">
                <text:p>0.0829609606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1461458333333">
                <text:p>0.0831461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3313310185185">
                <text:p>0.0833313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5165162037037">
                <text:p>0.083516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7017013888889">
                <text:p>0.0837017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8868865740741">
                <text:p>0.0838868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0720717592593">
                <text:p>0.0840720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42572569444444">
                <text:p>0.0842572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4424421296296">
                <text:p>0.0844424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6276273148148">
                <text:p>0.0846276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8128125">
                <text:p>0.084812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9979976851852">
                <text:p>0.0849979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1831828703704">
                <text:p>0.0851831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3683680555556">
                <text:p>0.0853683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5535532407407">
                <text:p>0.0855535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7387384259259">
                <text:p>0.0857387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59239236111111">
                <text:p>0.0859239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61091087962963">
                <text:p>0.086109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2942939814815">
                <text:p>0.0862942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4794791666667">
                <text:p>0.0864794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6646643518519">
                <text:p>0.0866646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849849537037">
                <text:p>0.08684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70350347222222">
                <text:p>0.087035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2202199074074">
                <text:p>0.0872202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4054050925926">
                <text:p>0.0874054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75905902777778">
                <text:p>0.0875905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7775775462963">
                <text:p>0.08777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79609606481482">
                <text:p>0.0879609606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1461458333333">
                <text:p>0.0881461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3313310185185">
                <text:p>0.0883313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85165162037037">
                <text:p>0.088516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87017013888889">
                <text:p>0.0887017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88868865740741">
                <text:p>0.0888868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90720717592593">
                <text:p>0.0890720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92572569444445">
                <text:p>0.089257256944444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94424421296296">
                <text:p>0.0894424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96276273148148">
                <text:p>0.0896276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98128125">
                <text:p>0.08981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99979976851852">
                <text:p>0.0899979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01831828703704">
                <text:p>0.0901831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03683680555556">
                <text:p>0.0903683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05535532407408">
                <text:p>0.09055355324074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7387268518519">
                <text:p>0.09073872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09239236111111">
                <text:p>0.0909239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11091087962963">
                <text:p>0.0911091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12942939814815">
                <text:p>0.0912942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14794791666667">
                <text:p>0.0914794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16646643518519">
                <text:p>0.091664664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1849849537037">
                <text:p>0.09184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20350347222222">
                <text:p>0.0920350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22202199074074">
                <text:p>0.0922202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24054050925926">
                <text:p>0.0924054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25905902777778">
                <text:p>0.0925905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27757638888889">
                <text:p>0.0927757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29609606481482">
                <text:p>0.0929609606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31461458333333">
                <text:p>0.0931461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33313310185185">
                <text:p>0.0933313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35165162037037">
                <text:p>0.093516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37017013888889">
                <text:p>0.0937017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38868865740741">
                <text:p>0.0938868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40720717592593">
                <text:p>0.0940720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42572569444445">
                <text:p>0.094257256944444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44424421296296">
                <text:p>0.0944424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46276273148148">
                <text:p>0.0946276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48128125">
                <text:p>0.09481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49979976851852">
                <text:p>0.0949979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51831828703704">
                <text:p>0.0951831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53683564814815">
                <text:p>0.0953683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55535532407407">
                <text:p>0.0955535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57387384259259">
                <text:p>0.0957387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59239236111111">
                <text:p>0.0959239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61091087962963">
                <text:p>0.0961091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62942939814815">
                <text:p>0.0962942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64794791666667">
                <text:p>0.0964794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66646643518519">
                <text:p>0.096664664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6849849537037">
                <text:p>0.09684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70350347222222">
                <text:p>0.0970350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72202083333333">
                <text:p>0.0972202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74054050925926">
                <text:p>0.0974054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75905902777778">
                <text:p>0.0975905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7775775462963">
                <text:p>0.09777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79609606481482">
                <text:p>0.0979609606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81461458333333">
                <text:p>0.0981461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83313310185185">
                <text:p>0.0983313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85165162037037">
                <text:p>0.098516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87017013888889">
                <text:p>0.0987017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88868865740741">
                <text:p>0.0988868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90720717592592">
                <text:p>0.099072071759259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92572569444444">
                <text:p>0.0992572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94424421296296">
                <text:p>0.0994424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96276273148148">
                <text:p>0.0996276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98128125">
                <text:p>0.09981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99979976851852">
                <text:p>0.0999979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018318287037">
                <text:p>0.1001831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0368368055556">
                <text:p>0.100368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0553553240741">
                <text:p>0.100553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0738726851852">
                <text:p>0.100738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0923923611111">
                <text:p>0.100923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1109108796296">
                <text:p>0.101109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1294293981481">
                <text:p>0.101294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1479479166667">
                <text:p>0.101479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1664664351852">
                <text:p>0.101664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1849849537037">
                <text:p>0.10184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2035034722222">
                <text:p>0.102035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2220219907407">
                <text:p>0.1022202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2405405092593">
                <text:p>0.1024054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2590590277778">
                <text:p>0.1025905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2775775462963">
                <text:p>0.10277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2960960648148">
                <text:p>0.102960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3146145833333">
                <text:p>0.103146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3331331018519">
                <text:p>0.103331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3516516203704">
                <text:p>0.103516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3701701388889">
                <text:p>0.103701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3886886574074">
                <text:p>0.103886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4072071759259">
                <text:p>0.104072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4257256944444">
                <text:p>0.104257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444244212963">
                <text:p>0.104442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4627627314815">
                <text:p>0.104627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48128125">
                <text:p>0.10481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4997997685185">
                <text:p>0.104997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518318287037">
                <text:p>0.1051831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5368368055556">
                <text:p>0.105368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5553553240741">
                <text:p>0.105553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5738726851852">
                <text:p>0.105738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5923923611111">
                <text:p>0.105923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6109108796296">
                <text:p>0.106109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6294293981481">
                <text:p>0.106294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6479479166667">
                <text:p>0.106479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6664664351852">
                <text:p>0.106664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6849849537037">
                <text:p>0.10684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7035034722222">
                <text:p>0.107035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7220219907407">
                <text:p>0.1072202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7405405092593">
                <text:p>0.1074054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7590590277778">
                <text:p>0.1075905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7775763888889">
                <text:p>0.10777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7960960648148">
                <text:p>0.107960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8146145833333">
                <text:p>0.108146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8331331018519">
                <text:p>0.108331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8516516203704">
                <text:p>0.108516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8701701388889">
                <text:p>0.108701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8886886574074">
                <text:p>0.108886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9072071759259">
                <text:p>0.109072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9257256944444">
                <text:p>0.109257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944244212963">
                <text:p>0.109442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9627627314815">
                <text:p>0.109627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98128125">
                <text:p>0.10981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9997997685185">
                <text:p>0.109997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018318287037">
                <text:p>0.1101831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0368368055556">
                <text:p>0.110368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0553553240741">
                <text:p>0.110553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0738738425926">
                <text:p>0.110738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0923923611111">
                <text:p>0.110923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1109108796296">
                <text:p>0.111109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1294293981481">
                <text:p>0.111294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1479479166667">
                <text:p>0.111479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1664664351852">
                <text:p>0.111664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1849849537037">
                <text:p>0.11184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2035034722222">
                <text:p>0.112035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2220219907407">
                <text:p>0.1122202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2405405092593">
                <text:p>0.1124054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2590590277778">
                <text:p>0.1125905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2775775462963">
                <text:p>0.11277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2960960648148">
                <text:p>0.112960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3146145833333">
                <text:p>0.113146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3331331018519">
                <text:p>0.113331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351650462963">
                <text:p>0.11351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3701701388889">
                <text:p>0.113701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3886886574074">
                <text:p>0.113886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4072071759259">
                <text:p>0.114072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4257256944444">
                <text:p>0.114257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444244212963">
                <text:p>0.114442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4627627314815">
                <text:p>0.114627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48128125">
                <text:p>0.11481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4997997685185">
                <text:p>0.114997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518318287037">
                <text:p>0.1151831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5368368055556">
                <text:p>0.115368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5553553240741">
                <text:p>0.115553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5738738425926">
                <text:p>0.115738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5923923611111">
                <text:p>0.115923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6109108796296">
                <text:p>0.116109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6294293981481">
                <text:p>0.116294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6479479166667">
                <text:p>0.116479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6664664351852">
                <text:p>0.116664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6849849537037">
                <text:p>0.11684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7035034722222">
                <text:p>0.117035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7220219907407">
                <text:p>0.1172202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7405393518518">
                <text:p>0.11740539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7590590277778">
                <text:p>0.1175905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7775775462963">
                <text:p>0.11777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7960960648148">
                <text:p>0.117960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8146145833333">
                <text:p>0.118146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8331331018519">
                <text:p>0.118331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8516516203704">
                <text:p>0.118516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8701701388889">
                <text:p>0.118701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8886886574074">
                <text:p>0.118886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9072071759259">
                <text:p>0.119072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9257256944444">
                <text:p>0.119257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944244212963">
                <text:p>0.119442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9627627314815">
                <text:p>0.119627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98128125">
                <text:p>0.11981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9997997685185">
                <text:p>0.119997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018318287037">
                <text:p>0.1201831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0368368055556">
                <text:p>0.120368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0553553240741">
                <text:p>0.120553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0738738425926">
                <text:p>0.120738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0923923611111">
                <text:p>0.120923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1109108796296">
                <text:p>0.121109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1294293981481">
                <text:p>0.121294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1479479166667">
                <text:p>0.121479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1664664351852">
                <text:p>0.121664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1849849537037">
                <text:p>0.12184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2035034722222">
                <text:p>0.122035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2220219907407">
                <text:p>0.1222202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2405405092593">
                <text:p>0.1224054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2590590277778">
                <text:p>0.1225905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2775775462963">
                <text:p>0.12277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2960960648148">
                <text:p>0.122960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3146145833333">
                <text:p>0.123146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3331331018519">
                <text:p>0.123331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3516516203704">
                <text:p>0.123516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3701701388889">
                <text:p>0.123701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3886886574074">
                <text:p>0.123886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4072071759259">
                <text:p>0.124072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4257256944444">
                <text:p>0.124257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444244212963">
                <text:p>0.124442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4627627314815">
                <text:p>0.124627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48128125">
                <text:p>0.12481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4997997685185">
                <text:p>0.124997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518318287037">
                <text:p>0.1251831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5368368055556">
                <text:p>0.125368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5553553240741">
                <text:p>0.125553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5738738425926">
                <text:p>0.125738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5923923611111">
                <text:p>0.125923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6109108796296">
                <text:p>0.126109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6294293981481">
                <text:p>0.126294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6479479166667">
                <text:p>0.126479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6664664351852">
                <text:p>0.126664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6849849537037">
                <text:p>0.12684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7035034722222">
                <text:p>0.127035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7220219907407">
                <text:p>0.1272202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7405405092593">
                <text:p>0.1274054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7590590277778">
                <text:p>0.1275905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7775775462963">
                <text:p>0.12777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7960960648148">
                <text:p>0.127960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8146145833333">
                <text:p>0.128146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8331331018519">
                <text:p>0.128331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8516516203704">
                <text:p>0.128516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8701701388889">
                <text:p>0.128701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8886886574074">
                <text:p>0.128886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9072071759259">
                <text:p>0.129072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9257256944444">
                <text:p>0.129257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944244212963">
                <text:p>0.129442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9627627314815">
                <text:p>0.129627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98128125">
                <text:p>0.12981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9997997685185">
                <text:p>0.129997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018318287037">
                <text:p>0.1301831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0368368055556">
                <text:p>0.130368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0553553240741">
                <text:p>0.130553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0738738425926">
                <text:p>0.130738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0923923611111">
                <text:p>0.130923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1109108796296">
                <text:p>0.131109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1294293981481">
                <text:p>0.131294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1479479166667">
                <text:p>0.131479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1664664351852">
                <text:p>0.131664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1849849537037">
                <text:p>0.13184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2035034722222">
                <text:p>0.132035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2220219907407">
                <text:p>0.1322202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2405405092593">
                <text:p>0.1324054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2590590277778">
                <text:p>0.1325905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2775775462963">
                <text:p>0.13277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2960960648148">
                <text:p>0.132960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3146145833333">
                <text:p>0.133146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3331331018519">
                <text:p>0.133331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3516516203704">
                <text:p>0.133516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3701701388889">
                <text:p>0.133701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3886886574074">
                <text:p>0.133886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4072071759259">
                <text:p>0.134072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4257256944444">
                <text:p>0.134257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444244212963">
                <text:p>0.134442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4627627314815">
                <text:p>0.134627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48128125">
                <text:p>0.13481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4997997685185">
                <text:p>0.134997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518318287037">
                <text:p>0.1351831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5368368055556">
                <text:p>0.135368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5553553240741">
                <text:p>0.135553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5738738425926">
                <text:p>0.135738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5923923611111">
                <text:p>0.135923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6109108796296">
                <text:p>0.136109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6294293981481">
                <text:p>0.136294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6479479166667">
                <text:p>0.136479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6664664351852">
                <text:p>0.136664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6849849537037">
                <text:p>0.13684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7035034722222">
                <text:p>0.137035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7220219907407">
                <text:p>0.1372202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7405405092593">
                <text:p>0.1374054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7590590277778">
                <text:p>0.1375905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7775775462963">
                <text:p>0.13777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7960960648148">
                <text:p>0.137960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8146134259259">
                <text:p>0.138146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8331331018519">
                <text:p>0.138331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8516516203704">
                <text:p>0.138516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8701701388889">
                <text:p>0.138701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8886886574074">
                <text:p>0.138886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9072071759259">
                <text:p>0.139072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9257256944444">
                <text:p>0.139257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944244212963">
                <text:p>0.139442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9627627314815">
                <text:p>0.139627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98128125">
                <text:p>0.13981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9997997685185">
                <text:p>0.139997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018318287037">
                <text:p>0.1401831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0368368055556">
                <text:p>0.140368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0553553240741">
                <text:p>0.140553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0738738425926">
                <text:p>0.140738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0923923611111">
                <text:p>0.140923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1109108796296">
                <text:p>0.141109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1294293981481">
                <text:p>0.141294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1479479166667">
                <text:p>0.141479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1664664351852">
                <text:p>0.141664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1849849537037">
                <text:p>0.14184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2035034722222">
                <text:p>0.142035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2220219907407">
                <text:p>0.1422202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2405405092593">
                <text:p>0.1424054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2590590277778">
                <text:p>0.1425905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2775775462963">
                <text:p>0.14277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2960960648148">
                <text:p>0.142960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3146145833333">
                <text:p>0.143146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3331331018519">
                <text:p>0.143331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3516516203704">
                <text:p>0.143516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3701701388889">
                <text:p>0.143701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3886886574074">
                <text:p>0.143886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4072071759259">
                <text:p>0.144072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4257256944444">
                <text:p>0.144257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444244212963">
                <text:p>0.144442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4627627314815">
                <text:p>0.144627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48128125">
                <text:p>0.14481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4997997685185">
                <text:p>0.144997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518318287037">
                <text:p>0.1451831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5368368055556">
                <text:p>0.145368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5553553240741">
                <text:p>0.145553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5738738425926">
                <text:p>0.145738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5923923611111">
                <text:p>0.145923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6109108796296">
                <text:p>0.146109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6294293981481">
                <text:p>0.146294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6479479166667">
                <text:p>0.146479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6664664351852">
                <text:p>0.146664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6849849537037">
                <text:p>0.14684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7035034722222">
                <text:p>0.147035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7220219907407">
                <text:p>0.1472202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7405405092593">
                <text:p>0.1474054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7590590277778">
                <text:p>0.1475905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7775775462963">
                <text:p>0.14777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7960960648148">
                <text:p>0.147960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8146145833333">
                <text:p>0.148146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8331331018519">
                <text:p>0.148331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8516516203704">
                <text:p>0.148516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8701701388889">
                <text:p>0.148701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8886886574074">
                <text:p>0.148886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9072071759259">
                <text:p>0.149072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9257256944444">
                <text:p>0.149257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9442430555556">
                <text:p>0.149442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9627627314815">
                <text:p>0.149627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98128125">
                <text:p>0.14981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9997997685185">
                <text:p>0.149997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018318287037">
                <text:p>0.1501831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0368368055556">
                <text:p>0.150368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0553553240741">
                <text:p>0.150553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0738738425926">
                <text:p>0.150738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0923923611111">
                <text:p>0.150923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1109108796296">
                <text:p>0.151109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1294293981481">
                <text:p>0.151294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1479479166667">
                <text:p>0.151479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1664664351852">
                <text:p>0.151664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1849849537037">
                <text:p>0.15184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2035034722222">
                <text:p>0.152035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2220219907407">
                <text:p>0.1522202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2405405092593">
                <text:p>0.1524054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2590590277778">
                <text:p>0.1525905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2775775462963">
                <text:p>0.15277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2960960648148">
                <text:p>0.152960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3146145833333">
                <text:p>0.153146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3331331018519">
                <text:p>0.153331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3516516203704">
                <text:p>0.153516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3701701388889">
                <text:p>0.153701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3886886574074">
                <text:p>0.153886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072071759259">
                <text:p>0.154072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257256944444">
                <text:p>0.154257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44244212963">
                <text:p>0.154442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627627314815">
                <text:p>0.154627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8128125">
                <text:p>0.15481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997997685185">
                <text:p>0.154997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18318287037">
                <text:p>0.1551831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368368055556">
                <text:p>0.155368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553541666667">
                <text:p>0.155553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738738425926">
                <text:p>0.155738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923923611111">
                <text:p>0.155923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109108796296">
                <text:p>0.156109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294293981481">
                <text:p>0.156294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479479166667">
                <text:p>0.156479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664664351852">
                <text:p>0.156664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849849537037">
                <text:p>0.15684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035034722222">
                <text:p>0.157035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220219907407">
                <text:p>0.1572202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405405092593">
                <text:p>0.1574054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590590277778">
                <text:p>0.1575905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775775462963">
                <text:p>0.15777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960960648148">
                <text:p>0.157960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146134259259">
                <text:p>0.158146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331331018519">
                <text:p>0.158331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516516203704">
                <text:p>0.158516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701701388889">
                <text:p>0.158701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886886574074">
                <text:p>0.158886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072071759259">
                <text:p>0.159072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257256944444">
                <text:p>0.159257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44244212963">
                <text:p>0.159442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627627314815">
                <text:p>0.159627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8128125">
                <text:p>0.15981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997997685185">
                <text:p>0.159997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18318287037">
                <text:p>0.1601831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368368055556">
                <text:p>0.160368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553553240741">
                <text:p>0.160553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738738425926">
                <text:p>0.160738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923923611111">
                <text:p>0.160923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109108796296">
                <text:p>0.161109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294293981481">
                <text:p>0.161294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479479166667">
                <text:p>0.161479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664664351852">
                <text:p>0.161664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849849537037">
                <text:p>0.16184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035034722222">
                <text:p>0.162035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220208333333">
                <text:p>0.162220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405405092593">
                <text:p>0.1624054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590590277778">
                <text:p>0.1625905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775775462963">
                <text:p>0.16277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960960648148">
                <text:p>0.162960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146145833333">
                <text:p>0.163146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331331018519">
                <text:p>0.163331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516516203704">
                <text:p>0.163516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701701388889">
                <text:p>0.163701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886886574074">
                <text:p>0.163886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072071759259">
                <text:p>0.164072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257256944444">
                <text:p>0.164257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44244212963">
                <text:p>0.164442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627627314815">
                <text:p>0.164627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8128125">
                <text:p>0.16481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997997685185">
                <text:p>0.164997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18318287037">
                <text:p>0.1651831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368368055556">
                <text:p>0.165368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553553240741">
                <text:p>0.165553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738738425926">
                <text:p>0.165738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923923611111">
                <text:p>0.165923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109108796296">
                <text:p>0.166109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294293981481">
                <text:p>0.166294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479479166667">
                <text:p>0.166479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664664351852">
                <text:p>0.166664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849849537037">
                <text:p>0.16684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035034722222">
                <text:p>0.167035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220219907407">
                <text:p>0.1672202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405405092593">
                <text:p>0.1674054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590590277778">
                <text:p>0.1675905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775775462963">
                <text:p>0.16777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960960648148">
                <text:p>0.167960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146145833333">
                <text:p>0.168146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331331018519">
                <text:p>0.168331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516516203704">
                <text:p>0.168516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701701388889">
                <text:p>0.168701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886886574074">
                <text:p>0.168886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072071759259">
                <text:p>0.169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69257256944444">
                <text:p>0.169257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44244212963">
                <text:p>0.169442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627627314815">
                <text:p>0.169627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8128125">
                <text:p>0.16981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997997685185">
                <text:p>0.169997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18318287037">
                <text:p>0.1701831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368368055556">
                <text:p>0.170368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553553240741">
                <text:p>0.170553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738738425926">
                <text:p>0.170738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923923611111">
                <text:p>0.170923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109108796296">
                <text:p>0.171109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294293981481">
                <text:p>0.171294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479479166667">
                <text:p>0.171479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664664351852">
                <text:p>0.171664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849849537037">
                <text:p>0.17184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035034722222">
                <text:p>0.172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2220219907407">
                <text:p>0.1722202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405405092593">
                <text:p>0.1724054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590590277778">
                <text:p>0.172590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2775775462963">
                <text:p>0.17277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960960648148">
                <text:p>0.172960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146145833333">
                <text:p>0.173146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331331018519">
                <text:p>0.173331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516516203704">
                <text:p>0.173516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701701388889">
                <text:p>0.173701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886886574074">
                <text:p>0.173886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072071759259">
                <text:p>0.174072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257256944444">
                <text:p>0.174257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44244212963">
                <text:p>0.174442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627627314815">
                <text:p>0.174627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8128125">
                <text:p>0.17481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997997685185">
                <text:p>0.174997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518318287037">
                <text:p>0.1751831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368368055556">
                <text:p>0.175368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553553240741">
                <text:p>0.175553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738738425926">
                <text:p>0.175738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923923611111">
                <text:p>0.175923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109108796296">
                <text:p>0.176109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294293981481">
                <text:p>0.176294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479479166667">
                <text:p>0.176479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664664351852">
                <text:p>0.176664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849849537037">
                <text:p>0.17684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035034722222">
                <text:p>0.177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7220219907407">
                <text:p>0.1772202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405405092593">
                <text:p>0.1774054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590590277778">
                <text:p>0.1775905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775775462963">
                <text:p>0.17777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960960648148">
                <text:p>0.177960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146145833333">
                <text:p>0.178146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331331018519">
                <text:p>0.178331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516516203704">
                <text:p>0.178516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8701701388889">
                <text:p>0.178701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886886574074">
                <text:p>0.178886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072071759259">
                <text:p>0.179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9257256944444">
                <text:p>0.179257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44244212963">
                <text:p>0.179442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627627314815">
                <text:p>0.179627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98128125">
                <text:p>0.17981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997997685185">
                <text:p>0.179997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18318287037">
                <text:p>0.180183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0368368055556">
                <text:p>0.180368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553553240741">
                <text:p>0.180553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738738425926">
                <text:p>0.180738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0923923611111">
                <text:p>0.180923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109108796296">
                <text:p>0.181109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294293981481">
                <text:p>0.181294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479479166667">
                <text:p>0.181479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664664351852">
                <text:p>0.181664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849849537037">
                <text:p>0.18184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035034722222">
                <text:p>0.182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220219907407">
                <text:p>0.182220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405405092593">
                <text:p>0.182405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590590277778">
                <text:p>0.182590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775775462963">
                <text:p>0.18277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960960648148">
                <text:p>0.182960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146145833333">
                <text:p>0.183146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331331018519">
                <text:p>0.1833313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3516516203704">
                <text:p>0.183516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701701388889">
                <text:p>0.18370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3886875">
                <text:p>0.18388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072071759259">
                <text:p>0.184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257256944444">
                <text:p>0.184257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44244212963">
                <text:p>0.184442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627627314815">
                <text:p>0.184627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8128125">
                <text:p>0.18481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997997685185">
                <text:p>0.184997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18318287037">
                <text:p>0.185183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5368368055556">
                <text:p>0.185368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5553553240741">
                <text:p>0.185553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5738738425926">
                <text:p>0.185738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923923611111">
                <text:p>0.185923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109108796296">
                <text:p>0.186109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294293981481">
                <text:p>0.186294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479479166667">
                <text:p>0.186479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664664351852">
                <text:p>0.186664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849849537037">
                <text:p>0.186849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035034722222">
                <text:p>0.187035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220219907407">
                <text:p>0.187220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405405092593">
                <text:p>0.187405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590590277778">
                <text:p>0.187590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775775462963">
                <text:p>0.18777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960960648148">
                <text:p>0.187960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146145833333">
                <text:p>0.188146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331331018519">
                <text:p>0.1883313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516516203704">
                <text:p>0.188516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701701388889">
                <text:p>0.18870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886886574074">
                <text:p>0.188886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072071759259">
                <text:p>0.189072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257256944444">
                <text:p>0.189257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44244212963">
                <text:p>0.189442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627627314815">
                <text:p>0.189627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8128125">
                <text:p>0.18981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997997685185">
                <text:p>0.189997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18318287037">
                <text:p>0.190183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368368055556">
                <text:p>0.190368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553553240741">
                <text:p>0.190553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738738425926">
                <text:p>0.190738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923923611111">
                <text:p>0.190923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109108796296">
                <text:p>0.191109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294293981481">
                <text:p>0.191294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479479166667">
                <text:p>0.191479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664664351852">
                <text:p>0.191664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849849537037">
                <text:p>0.191849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035034722222">
                <text:p>0.192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220219907407">
                <text:p>0.192220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405405092593">
                <text:p>0.192405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590590277778">
                <text:p>0.192590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775763888889">
                <text:p>0.19277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960960648148">
                <text:p>0.192960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146145833333">
                <text:p>0.193146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331331018519">
                <text:p>0.1933313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516516203704">
                <text:p>0.193516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701701388889">
                <text:p>0.19370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886886574074">
                <text:p>0.193886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072071759259">
                <text:p>0.194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257256944444">
                <text:p>0.194257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44244212963">
                <text:p>0.194442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627627314815">
                <text:p>0.194627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8128125">
                <text:p>0.19481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997997685185">
                <text:p>0.194997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18318287037">
                <text:p>0.195183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368368055556">
                <text:p>0.195368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553553240741">
                <text:p>0.195553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738738425926">
                <text:p>0.195738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923923611111">
                <text:p>0.195923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109108796296">
                <text:p>0.196109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294293981481">
                <text:p>0.196294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479479166667">
                <text:p>0.196479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664664351852">
                <text:p>0.196664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849849537037">
                <text:p>0.196849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035034722222">
                <text:p>0.197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220219907407">
                <text:p>0.197220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405405092593">
                <text:p>0.197405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590590277778">
                <text:p>0.197590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775775462963">
                <text:p>0.19777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960960648148">
                <text:p>0.197960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146145833333">
                <text:p>0.198146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331331018519">
                <text:p>0.198331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516516203704">
                <text:p>0.198516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701701388889">
                <text:p>0.19870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886886574074">
                <text:p>0.198886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072071759259">
                <text:p>0.199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257256944444">
                <text:p>0.199257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44244212963">
                <text:p>0.199442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627627314815">
                <text:p>0.199627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8128125">
                <text:p>0.19981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997997685185">
                <text:p>0.199997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183171296296">
                <text:p>0.200183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368368055556">
                <text:p>0.200368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553553240741">
                <text:p>0.200553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738738425926">
                <text:p>0.200738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923923611111">
                <text:p>0.200923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109108796296">
                <text:p>0.201109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294293981481">
                <text:p>0.201294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479479166667">
                <text:p>0.201479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664664351852">
                <text:p>0.201664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849849537037">
                <text:p>0.201849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035034722222">
                <text:p>0.202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220219907407">
                <text:p>0.202220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405405092593">
                <text:p>0.202405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590590277778">
                <text:p>0.202590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775775462963">
                <text:p>0.20277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960960648148">
                <text:p>0.202960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146145833333">
                <text:p>0.203146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331331018519">
                <text:p>0.2033313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516516203704">
                <text:p>0.203516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701701388889">
                <text:p>0.20370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886886574074">
                <text:p>0.203886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072071759259">
                <text:p>0.204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257256944444">
                <text:p>0.204257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44244212963">
                <text:p>0.204442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627627314815">
                <text:p>0.204627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8128125">
                <text:p>0.20481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997997685185">
                <text:p>0.204997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18318287037">
                <text:p>0.205183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368368055556">
                <text:p>0.205368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553553240741">
                <text:p>0.205553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738738425926">
                <text:p>0.205738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923923611111">
                <text:p>0.205923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109108796296">
                <text:p>0.206109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294293981481">
                <text:p>0.206294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479479166667">
                <text:p>0.206479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664664351852">
                <text:p>0.206664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849849537037">
                <text:p>0.206849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035034722222">
                <text:p>0.207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220219907407">
                <text:p>0.207220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405405092593">
                <text:p>0.207405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590590277778">
                <text:p>0.207590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775775462963">
                <text:p>0.20777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960960648148">
                <text:p>0.207960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146145833333">
                <text:p>0.208146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331331018518">
                <text:p>0.208331331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516516203704">
                <text:p>0.208516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701701388889">
                <text:p>0.20870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886886574074">
                <text:p>0.208886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072071759259">
                <text:p>0.209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257256944444">
                <text:p>0.209257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44244212963">
                <text:p>0.209442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627627314815">
                <text:p>0.209627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8128125">
                <text:p>0.20981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997997685185">
                <text:p>0.209997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18318287037">
                <text:p>0.210183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368368055556">
                <text:p>0.210368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553553240741">
                <text:p>0.210553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738738425926">
                <text:p>0.210738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923923611111">
                <text:p>0.210923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109108796296">
                <text:p>0.211109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294293981481">
                <text:p>0.211294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479479166667">
                <text:p>0.211479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664664351852">
                <text:p>0.211664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849849537037">
                <text:p>0.211849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035034722222">
                <text:p>0.212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220219907407">
                <text:p>0.212220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405405092593">
                <text:p>0.212405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590590277778">
                <text:p>0.212590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775775462963">
                <text:p>0.21277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960960648148">
                <text:p>0.212960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146145833333">
                <text:p>0.213146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331331018519">
                <text:p>0.2133313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516516203704">
                <text:p>0.213516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701701388889">
                <text:p>0.21370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886886574074">
                <text:p>0.213886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072071759259">
                <text:p>0.214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257256944444">
                <text:p>0.214257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44244212963">
                <text:p>0.214442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627627314815">
                <text:p>0.214627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8128125">
                <text:p>0.21481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997997685185">
                <text:p>0.214997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18318287037">
                <text:p>0.215183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368368055556">
                <text:p>0.215368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553553240741">
                <text:p>0.215553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738738425926">
                <text:p>0.215738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923923611111">
                <text:p>0.215923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109108796296">
                <text:p>0.216109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294293981481">
                <text:p>0.216294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479479166667">
                <text:p>0.216479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664664351852">
                <text:p>0.216664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849849537037">
                <text:p>0.216849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035034722222">
                <text:p>0.217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220219907407">
                <text:p>0.217220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405405092593">
                <text:p>0.217405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590590277778">
                <text:p>0.217590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775775462963">
                <text:p>0.21777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960960648148">
                <text:p>0.217960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146145833333">
                <text:p>0.218146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331331018519">
                <text:p>0.2183313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516516203704">
                <text:p>0.218516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701701388889">
                <text:p>0.21870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886886574074">
                <text:p>0.218886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072071759259">
                <text:p>0.219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257256944444">
                <text:p>0.219257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44244212963">
                <text:p>0.219442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627627314815">
                <text:p>0.219627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8128125">
                <text:p>0.21981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997997685185">
                <text:p>0.219997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18318287037">
                <text:p>0.220183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368368055556">
                <text:p>0.220368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553553240741">
                <text:p>0.220553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738738425926">
                <text:p>0.220738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923923611111">
                <text:p>0.220923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109108796296">
                <text:p>0.221109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294293981481">
                <text:p>0.221294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479479166667">
                <text:p>0.221479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664664351852">
                <text:p>0.221664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849849537037">
                <text:p>0.221849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035034722222">
                <text:p>0.222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220219907407">
                <text:p>0.222220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405405092593">
                <text:p>0.222405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590590277778">
                <text:p>0.222590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775775462963">
                <text:p>0.22277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960960648148">
                <text:p>0.222960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146145833333">
                <text:p>0.223146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331331018519">
                <text:p>0.2233313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516516203704">
                <text:p>0.223516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701701388889">
                <text:p>0.22370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886886574074">
                <text:p>0.223886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072071759259">
                <text:p>0.224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257256944444">
                <text:p>0.224257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44244212963">
                <text:p>0.224442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627627314815">
                <text:p>0.224627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8128125">
                <text:p>0.22481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997997685185">
                <text:p>0.224997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18318287037">
                <text:p>0.225183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368368055556">
                <text:p>0.225368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553553240741">
                <text:p>0.225553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738738425926">
                <text:p>0.225738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923923611111">
                <text:p>0.225923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109108796296">
                <text:p>0.226109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294293981481">
                <text:p>0.226294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479479166667">
                <text:p>0.226479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664664351852">
                <text:p>0.226664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849849537037">
                <text:p>0.226849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035034722222">
                <text:p>0.227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220219907407">
                <text:p>0.227220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405405092593">
                <text:p>0.227405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590590277778">
                <text:p>0.227590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775775462963">
                <text:p>0.22777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960960648148">
                <text:p>0.227960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146145833333">
                <text:p>0.228146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331331018519">
                <text:p>0.2283313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516516203704">
                <text:p>0.228516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701701388889">
                <text:p>0.22870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886886574074">
                <text:p>0.228886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072071759259">
                <text:p>0.229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257256944444">
                <text:p>0.229257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44244212963">
                <text:p>0.229442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627627314815">
                <text:p>0.229627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8128125">
                <text:p>0.22981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997997685185">
                <text:p>0.229997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18318287037">
                <text:p>0.230183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368368055556">
                <text:p>0.230368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553553240741">
                <text:p>0.230553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738738425926">
                <text:p>0.230738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923923611111">
                <text:p>0.230923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109108796296">
                <text:p>0.231109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294293981481">
                <text:p>0.231294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479479166667">
                <text:p>0.231479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664664351852">
                <text:p>0.231664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849849537037">
                <text:p>0.231849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035034722222">
                <text:p>0.232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220219907407">
                <text:p>0.232220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405405092593">
                <text:p>0.232405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590590277778">
                <text:p>0.232590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775775462963">
                <text:p>0.23277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960960648148">
                <text:p>0.232960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146145833333">
                <text:p>0.233146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331331018518">
                <text:p>0.233331331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516516203704">
                <text:p>0.233516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701701388889">
                <text:p>0.23370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886886574074">
                <text:p>0.233886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072071759259">
                <text:p>0.234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257256944444">
                <text:p>0.234257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44244212963">
                <text:p>0.234442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627627314815">
                <text:p>0.234627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8128125">
                <text:p>0.23481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997997685185">
                <text:p>0.234997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18318287037">
                <text:p>0.235183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368368055556">
                <text:p>0.235368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553553240741">
                <text:p>0.235553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738738425926">
                <text:p>0.235738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923923611111">
                <text:p>0.235923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109108796296">
                <text:p>0.236109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294293981481">
                <text:p>0.236294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479479166667">
                <text:p>0.236479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664664351852">
                <text:p>0.236664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849849537037">
                <text:p>0.236849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035034722222">
                <text:p>0.237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220219907407">
                <text:p>0.237220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405405092593">
                <text:p>0.237405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590590277778">
                <text:p>0.237590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775775462963">
                <text:p>0.23777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960960648148">
                <text:p>0.237960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146145833333">
                <text:p>0.238146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331331018519">
                <text:p>0.2383313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516516203704">
                <text:p>0.238516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701701388889">
                <text:p>0.23870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886886574074">
                <text:p>0.238886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072071759259">
                <text:p>0.239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257256944444">
                <text:p>0.239257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44244212963">
                <text:p>0.239442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627627314815">
                <text:p>0.239627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8128125">
                <text:p>0.23981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997997685185">
                <text:p>0.239997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18318287037">
                <text:p>0.240183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368368055556">
                <text:p>0.240368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553553240741">
                <text:p>0.240553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738738425926">
                <text:p>0.240738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923923611111">
                <text:p>0.240923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109108796296">
                <text:p>0.241109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294293981481">
                <text:p>0.241294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479479166667">
                <text:p>0.241479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664664351852">
                <text:p>0.241664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849849537037">
                <text:p>0.241849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035034722222">
                <text:p>0.242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220219907407">
                <text:p>0.242220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405405092593">
                <text:p>0.242405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590590277778">
                <text:p>0.242590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775775462963">
                <text:p>0.24277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960960648148">
                <text:p>0.242960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146145833333">
                <text:p>0.243146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331331018519">
                <text:p>0.2433313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516516203704">
                <text:p>0.243516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701701388889">
                <text:p>0.24370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886886574074">
                <text:p>0.243886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072071759259">
                <text:p>0.244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257256944444">
                <text:p>0.244257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44244212963">
                <text:p>0.244442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627627314815">
                <text:p>0.244627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8128125">
                <text:p>0.24481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997997685185">
                <text:p>0.244997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18318287037">
                <text:p>0.245183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368368055556">
                <text:p>0.245368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553553240741">
                <text:p>0.245553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738738425926">
                <text:p>0.245738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923923611111">
                <text:p>0.245923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109108796296">
                <text:p>0.246109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294293981481">
                <text:p>0.246294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479479166667">
                <text:p>0.246479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664664351852">
                <text:p>0.246664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849849537037">
                <text:p>0.246849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035034722222">
                <text:p>0.247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220219907407">
                <text:p>0.247220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405405092593">
                <text:p>0.247405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590590277778">
                <text:p>0.247590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775775462963">
                <text:p>0.24777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960960648148">
                <text:p>0.247960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146145833333">
                <text:p>0.248146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331331018519">
                <text:p>0.2483313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516516203704">
                <text:p>0.248516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701701388889">
                <text:p>0.24870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886886574074">
                <text:p>0.248886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072071759259">
                <text:p>0.249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257256944444">
                <text:p>0.249257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44244212963">
                <text:p>0.249442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627627314815">
                <text:p>0.249627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8128125">
                <text:p>0.24981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997997685185">
                <text:p>0.249997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18318287037">
                <text:p>0.250183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368368055556">
                <text:p>0.250368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553553240741">
                <text:p>0.250553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738738425926">
                <text:p>0.250738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923923611111">
                <text:p>0.250923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109108796296">
                <text:p>0.251109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294293981481">
                <text:p>0.251294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479479166667">
                <text:p>0.251479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664664351852">
                <text:p>0.251664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849849537037">
                <text:p>0.251849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035034722222">
                <text:p>0.252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220219907407">
                <text:p>0.252220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405405092593">
                <text:p>0.252405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590590277778">
                <text:p>0.252590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775775462963">
                <text:p>0.25277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960960648148">
                <text:p>0.252960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3146145833333">
                <text:p>0.253146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3331331018518">
                <text:p>0.253331331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3516516203704">
                <text:p>0.253516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3701701388889">
                <text:p>0.25370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3886886574074">
                <text:p>0.253886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072071759259">
                <text:p>0.254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257256944444">
                <text:p>0.254257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44244212963">
                <text:p>0.254442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627627314815">
                <text:p>0.254627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8128125">
                <text:p>0.25481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997997685185">
                <text:p>0.254997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18318287037">
                <text:p>0.255183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368368055556">
                <text:p>0.255368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553553240741">
                <text:p>0.255553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738738425926">
                <text:p>0.255738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923923611111">
                <text:p>0.255923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109108796296">
                <text:p>0.256109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294293981481">
                <text:p>0.256294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479479166667">
                <text:p>0.256479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664664351852">
                <text:p>0.256664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849849537037">
                <text:p>0.256849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035034722222">
                <text:p>0.257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220219907407">
                <text:p>0.257220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405405092593">
                <text:p>0.257405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590590277778">
                <text:p>0.257590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775775462963">
                <text:p>0.25777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960960648148">
                <text:p>0.257960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146145833333">
                <text:p>0.258146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331331018518">
                <text:p>0.258331331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516516203704">
                <text:p>0.258516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701701388889">
                <text:p>0.25870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886886574074">
                <text:p>0.258886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072071759259">
                <text:p>0.259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257256944444">
                <text:p>0.259257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44244212963">
                <text:p>0.259442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627627314815">
                <text:p>0.259627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8128125">
                <text:p>0.25981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997997685185">
                <text:p>0.259997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18318287037">
                <text:p>0.260183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368368055556">
                <text:p>0.260368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553553240741">
                <text:p>0.260553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738738425926">
                <text:p>0.260738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923923611111">
                <text:p>0.260923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109108796296">
                <text:p>0.261109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294293981482">
                <text:p>0.2612942939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479479166667">
                <text:p>0.261479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664664351852">
                <text:p>0.261664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849849537037">
                <text:p>0.261849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035034722222">
                <text:p>0.262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220219907407">
                <text:p>0.262220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405405092593">
                <text:p>0.262405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590590277778">
                <text:p>0.262590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775775462963">
                <text:p>0.26277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960960648148">
                <text:p>0.262960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146145833333">
                <text:p>0.263146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331331018518">
                <text:p>0.263331331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516516203704">
                <text:p>0.263516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701701388889">
                <text:p>0.26370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886886574074">
                <text:p>0.263886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072071759259">
                <text:p>0.264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257256944444">
                <text:p>0.264257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44244212963">
                <text:p>0.264442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627627314815">
                <text:p>0.264627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8128125">
                <text:p>0.26481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997997685185">
                <text:p>0.264997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18318287037">
                <text:p>0.265183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368368055556">
                <text:p>0.265368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553553240741">
                <text:p>0.265553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738738425926">
                <text:p>0.265738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923923611111">
                <text:p>0.265923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109108796296">
                <text:p>0.266109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294293981481">
                <text:p>0.266294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479479166667">
                <text:p>0.266479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664664351852">
                <text:p>0.266664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849849537037">
                <text:p>0.266849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035034722222">
                <text:p>0.267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220219907407">
                <text:p>0.267220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405405092593">
                <text:p>0.267405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590590277778">
                <text:p>0.267590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775775462963">
                <text:p>0.26777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960960648148">
                <text:p>0.267960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146145833333">
                <text:p>0.268146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331331018519">
                <text:p>0.2683313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516516203704">
                <text:p>0.268516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701701388889">
                <text:p>0.26870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886886574074">
                <text:p>0.268886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072071759259">
                <text:p>0.269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257256944444">
                <text:p>0.269257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44244212963">
                <text:p>0.269442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627627314815">
                <text:p>0.269627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8128125">
                <text:p>0.26981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997986111111">
                <text:p>0.26999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18318287037">
                <text:p>0.270183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368368055556">
                <text:p>0.270368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553553240741">
                <text:p>0.270553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738738425926">
                <text:p>0.270738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923923611111">
                <text:p>0.270923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109108796296">
                <text:p>0.271109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294293981481">
                <text:p>0.271294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479479166667">
                <text:p>0.271479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664664351852">
                <text:p>0.271664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849849537037">
                <text:p>0.271849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035034722222">
                <text:p>0.272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220219907407">
                <text:p>0.272220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405405092593">
                <text:p>0.272405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590590277778">
                <text:p>0.272590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775775462963">
                <text:p>0.27277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960960648148">
                <text:p>0.272960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146145833333">
                <text:p>0.273146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331331018518">
                <text:p>0.273331331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516516203704">
                <text:p>0.273516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701701388889">
                <text:p>0.27370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886886574074">
                <text:p>0.273886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072071759259">
                <text:p>0.274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257256944444">
                <text:p>0.274257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44244212963">
                <text:p>0.274442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627627314815">
                <text:p>0.274627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8128125">
                <text:p>0.27481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997997685185">
                <text:p>0.274997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18318287037">
                <text:p>0.275183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368368055556">
                <text:p>0.275368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553553240741">
                <text:p>0.275553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738738425926">
                <text:p>0.275738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923923611111">
                <text:p>0.275923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109108796296">
                <text:p>0.276109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294293981481">
                <text:p>0.276294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479479166667">
                <text:p>0.276479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664664351852">
                <text:p>0.276664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849849537037">
                <text:p>0.276849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035034722222">
                <text:p>0.277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220219907407">
                <text:p>0.277220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405405092593">
                <text:p>0.277405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590590277778">
                <text:p>0.277590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775775462963">
                <text:p>0.27777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960960648148">
                <text:p>0.277960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146145833333">
                <text:p>0.278146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331331018519">
                <text:p>0.2783313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516516203704">
                <text:p>0.278516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701701388889">
                <text:p>0.27870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886886574074">
                <text:p>0.278886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072071759259">
                <text:p>0.279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257256944444">
                <text:p>0.279257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44244212963">
                <text:p>0.279442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627627314815">
                <text:p>0.279627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8128125">
                <text:p>0.27981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997997685185">
                <text:p>0.279997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18318287037">
                <text:p>0.280183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368368055556">
                <text:p>0.280368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553553240741">
                <text:p>0.280553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738738425926">
                <text:p>0.280738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923923611111">
                <text:p>0.280923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109108796296">
                <text:p>0.281109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294293981481">
                <text:p>0.281294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479479166667">
                <text:p>0.281479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664664351852">
                <text:p>0.281664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849849537037">
                <text:p>0.281849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035034722222">
                <text:p>0.282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220219907407">
                <text:p>0.282220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405405092593">
                <text:p>0.282405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590590277778">
                <text:p>0.282590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775775462963">
                <text:p>0.28277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960960648148">
                <text:p>0.282960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146145833333">
                <text:p>0.283146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331331018518">
                <text:p>0.283331331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516516203704">
                <text:p>0.283516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701701388889">
                <text:p>0.28370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886886574074">
                <text:p>0.283886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072071759259">
                <text:p>0.284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257256944444">
                <text:p>0.284257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44244212963">
                <text:p>0.284442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627627314815">
                <text:p>0.284627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8128125">
                <text:p>0.28481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997997685185">
                <text:p>0.284997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18318287037">
                <text:p>0.285183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368368055556">
                <text:p>0.285368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553553240741">
                <text:p>0.285553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738738425926">
                <text:p>0.285738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923923611111">
                <text:p>0.285923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109108796296">
                <text:p>0.286109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294282407407">
                <text:p>0.286294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479479166667">
                <text:p>0.286479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664664351852">
                <text:p>0.286664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849849537037">
                <text:p>0.286849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035034722222">
                <text:p>0.287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220219907407">
                <text:p>0.287220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405405092593">
                <text:p>0.287405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590590277778">
                <text:p>0.287590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775775462963">
                <text:p>0.28777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960960648148">
                <text:p>0.287960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146145833333">
                <text:p>0.288146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331331018519">
                <text:p>0.2883313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516516203704">
                <text:p>0.288516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701701388889">
                <text:p>0.28870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886886574074">
                <text:p>0.288886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072071759259">
                <text:p>0.289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257256944444">
                <text:p>0.289257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44244212963">
                <text:p>0.289442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627627314815">
                <text:p>0.289627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8128125">
                <text:p>0.28981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997997685185">
                <text:p>0.289997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18318287037">
                <text:p>0.290183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368368055556">
                <text:p>0.290368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553553240741">
                <text:p>0.290553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738738425926">
                <text:p>0.290738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923923611111">
                <text:p>0.290923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109108796296">
                <text:p>0.291109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294293981481">
                <text:p>0.291294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479479166667">
                <text:p>0.291479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664664351852">
                <text:p>0.291664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849849537037">
                <text:p>0.291849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2035034722222">
                <text:p>0.292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220219907407">
                <text:p>0.292220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405405092593">
                <text:p>0.292405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590590277778">
                <text:p>0.292590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775775462963">
                <text:p>0.29277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960960648148">
                <text:p>0.292960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146145833333">
                <text:p>0.293146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331331018518">
                <text:p>0.293331331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516516203704">
                <text:p>0.293516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701701388889">
                <text:p>0.29370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886886574074">
                <text:p>0.293886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072071759259">
                <text:p>0.294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257256944444">
                <text:p>0.294257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44244212963">
                <text:p>0.294442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627627314815">
                <text:p>0.294627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8128125">
                <text:p>0.29481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997997685185">
                <text:p>0.294997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18318287037">
                <text:p>0.295183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368368055556">
                <text:p>0.295368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553553240741">
                <text:p>0.295553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738738425926">
                <text:p>0.295738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923923611111">
                <text:p>0.295923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109108796296">
                <text:p>0.296109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294293981481">
                <text:p>0.296294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479479166667">
                <text:p>0.296479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664664351852">
                <text:p>0.296664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849849537037">
                <text:p>0.296849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035034722222">
                <text:p>0.297035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220219907407">
                <text:p>0.29722021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7405405092593">
                <text:p>0.297405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590590277778">
                <text:p>0.29759059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7775775462963">
                <text:p>0.297775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7960960648148">
                <text:p>0.29796096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8146145833333">
                <text:p>0.298146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331331018519">
                <text:p>0.298331331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8516516203704">
                <text:p>0.298516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701701388889">
                <text:p>0.298701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886886574074">
                <text:p>0.298886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072071759259">
                <text:p>0.299072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257256944444">
                <text:p>0.299257256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944244212963">
                <text:p>0.29944244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9627627314815">
                <text:p>0.29962762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98128125">
                <text:p>0.299812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9997997685185">
                <text:p>0.29999799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018318287037">
                <text:p>0.30018318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0368368055556">
                <text:p>0.300368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553553240741">
                <text:p>0.300553553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0738738425926">
                <text:p>0.300738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923923611111">
                <text:p>0.300923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109108796296">
                <text:p>0.301109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294293981481">
                <text:p>0.30129429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1479479166667">
                <text:p>0.30147947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1664664351852">
                <text:p>0.301664664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1849849537037">
                <text:p>0.301849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2035034722222">
                <text:p>0.30203503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2220219907407">
                <text:p>0.30222021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2405405092593">
                <text:p>0.30240540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2590590277778">
                <text:p>0.30259059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2775775462963">
                <text:p>0.302775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2960960648148">
                <text:p>0.30296096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3146145833333">
                <text:p>0.30314614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3331331018519">
                <text:p>0.3033313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516516203704">
                <text:p>0.303516516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3701701388889">
                <text:p>0.30370170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3886886574074">
                <text:p>0.30388688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4072071759259">
                <text:p>0.30407207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4257256944444">
                <text:p>0.304257256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444244212963">
                <text:p>0.30444244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4627627314815">
                <text:p>0.30462762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48128125">
                <text:p>0.304812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4997997685185">
                <text:p>0.30499799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518318287037">
                <text:p>0.30518318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5368368055556">
                <text:p>0.30536836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5553553240741">
                <text:p>0.305553553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5738738425926">
                <text:p>0.305738738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5923923611111">
                <text:p>0.305923923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6109108796296">
                <text:p>0.306109108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6294293981481">
                <text:p>0.30629429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6479479166667">
                <text:p>0.30647947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6664664351852">
                <text:p>0.306664664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6849849537037">
                <text:p>0.306849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7035034722222">
                <text:p>0.30703503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7220219907407">
                <text:p>0.30722021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7405405092593">
                <text:p>0.30740540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7590578703704">
                <text:p>0.3075905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7775775462963">
                <text:p>0.307775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7960960648148">
                <text:p>0.30796096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8146145833333">
                <text:p>0.30814614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8331331018518">
                <text:p>0.308331331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8516516203704">
                <text:p>0.308516516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8701701388889">
                <text:p>0.30870170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8886886574074">
                <text:p>0.30888688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9072071759259">
                <text:p>0.30907207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9257256944444">
                <text:p>0.309257256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944244212963">
                <text:p>0.30944244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9627627314815">
                <text:p>0.30962762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98128125">
                <text:p>0.309812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9997997685185">
                <text:p>0.30999799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018318287037">
                <text:p>0.31018318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0368368055556">
                <text:p>0.31036836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0553553240741">
                <text:p>0.310553553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0738738425926">
                <text:p>0.310738738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0923923611111">
                <text:p>0.310923923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1109108796296">
                <text:p>0.311109108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1294293981481">
                <text:p>0.31129429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1479479166667">
                <text:p>0.31147947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1664664351852">
                <text:p>0.311664664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1849849537037">
                <text:p>0.311849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2035034722222">
                <text:p>0.31203503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2220219907407">
                <text:p>0.31222021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2405405092593">
                <text:p>0.31240540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2590590277778">
                <text:p>0.31259059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2775775462963">
                <text:p>0.312775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2960960648148">
                <text:p>0.31296096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3146145833333">
                <text:p>0.31314614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3331331018518">
                <text:p>0.313331331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3516516203704">
                <text:p>0.313516516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3701701388889">
                <text:p>0.31370170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3886886574074">
                <text:p>0.31388688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4072071759259">
                <text:p>0.31407207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4257256944444">
                <text:p>0.314257256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444244212963">
                <text:p>0.31444244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4627627314815">
                <text:p>0.31462762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48128125">
                <text:p>0.314812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4997997685185">
                <text:p>0.31499799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518318287037">
                <text:p>0.31518318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5368368055556">
                <text:p>0.31536836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5553553240741">
                <text:p>0.315553553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5738738425926">
                <text:p>0.315738738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5923923611111">
                <text:p>0.315923923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6109108796296">
                <text:p>0.316109108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6294293981481">
                <text:p>0.31629429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6479479166667">
                <text:p>0.31647947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6664664351852">
                <text:p>0.316664664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6849849537037">
                <text:p>0.316849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7035034722222">
                <text:p>0.31703503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7220219907407">
                <text:p>0.31722021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7405405092593">
                <text:p>0.31740540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7590590277778">
                <text:p>0.31759059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7775775462963">
                <text:p>0.317775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7960960648148">
                <text:p>0.31796096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8146145833333">
                <text:p>0.31814614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8331331018519">
                <text:p>0.318331331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8516516203704">
                <text:p>0.318516516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8701701388889">
                <text:p>0.31870170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8886886574074">
                <text:p>0.31888688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9072071759259">
                <text:p>0.31907207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9257256944444">
                <text:p>0.319257256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944244212963">
                <text:p>0.31944244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9627627314815">
                <text:p>0.31962762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98128125">
                <text:p>0.319812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9997997685185">
                <text:p>0.31999799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018318287037">
                <text:p>0.32018318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0368368055556">
                <text:p>0.32036836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0553553240741">
                <text:p>0.320553553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0738738425926">
                <text:p>0.3207387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0923923611111">
                <text:p>0.3209239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1109108796296">
                <text:p>0.321109108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1294293981481">
                <text:p>0.32129429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1479479166667">
                <text:p>0.32147947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1664664351852">
                <text:p>0.3216646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1849849537037">
                <text:p>0.321849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2035034722222">
                <text:p>0.32203503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2220219907407">
                <text:p>0.32222021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2405405092593">
                <text:p>0.32240540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2590578703704">
                <text:p>0.3225905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2775775462963">
                <text:p>0.322775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2960960648148">
                <text:p>0.3229609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3146145833333">
                <text:p>0.32314614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3331331018518">
                <text:p>0.323331331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3516516203704">
                <text:p>0.3235165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3701701388889">
                <text:p>0.32370170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3886886574074">
                <text:p>0.3238868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4072071759259">
                <text:p>0.3240720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4257256944444">
                <text:p>0.3242572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444244212963">
                <text:p>0.3244424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4627627314815">
                <text:p>0.3246276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48128125">
                <text:p>0.324812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4997997685185">
                <text:p>0.3249979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518318287037">
                <text:p>0.3251831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5368368055556">
                <text:p>0.3253683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5553553240741">
                <text:p>0.3255535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5738738425926">
                <text:p>0.3257387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5923923611111">
                <text:p>0.3259239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6109108796296">
                <text:p>0.3261091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6294293981481">
                <text:p>0.3262942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6479479166667">
                <text:p>0.3264794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6664664351852">
                <text:p>0.3266646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6849849537037">
                <text:p>0.326849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7035034722222">
                <text:p>0.3270350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7220219907407">
                <text:p>0.3272202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7405405092593">
                <text:p>0.32740540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7590590277778">
                <text:p>0.32759059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7775775462963">
                <text:p>0.327775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7960960648148">
                <text:p>0.3279609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8146145833333">
                <text:p>0.3281461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8331331018519">
                <text:p>0.32833133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8516516203704">
                <text:p>0.3285165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8701701388889">
                <text:p>0.3287017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8886886574074">
                <text:p>0.3288868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9072071759259">
                <text:p>0.3290720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9257256944444">
                <text:p>0.3292572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944244212963">
                <text:p>0.3294424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9627627314815">
                <text:p>0.3296276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98128125">
                <text:p>0.329812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9997997685185">
                <text:p>0.3299979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018318287037">
                <text:p>0.3301831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0368368055556">
                <text:p>0.3303683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0553553240741">
                <text:p>0.3305535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0738738425926">
                <text:p>0.3307387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0923923611111">
                <text:p>0.3309239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1109108796296">
                <text:p>0.3311091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1294293981481">
                <text:p>0.3312942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1479479166667">
                <text:p>0.3314794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1664664351852">
                <text:p>0.3316646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1849849537037">
                <text:p>0.331849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2035034722222">
                <text:p>0.3320350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2220219907407">
                <text:p>0.3322202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2405405092593">
                <text:p>0.33240540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2590590277778">
                <text:p>0.33259059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2775775462963">
                <text:p>0.332775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2960960648148">
                <text:p>0.3329609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3146145833333">
                <text:p>0.3331461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3331331018518">
                <text:p>0.333331331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3516516203704">
                <text:p>0.3335165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3701701388889">
                <text:p>0.3337017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3886886574074">
                <text:p>0.3338868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4072071759259">
                <text:p>0.3340720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4257256944444">
                <text:p>0.3342572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444244212963">
                <text:p>0.3344424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4627627314815">
                <text:p>0.3346276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48128125">
                <text:p>0.334812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4997997685185">
                <text:p>0.3349979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518318287037">
                <text:p>0.3351831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5368368055556">
                <text:p>0.3353683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5553553240741">
                <text:p>0.3355535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5738738425926">
                <text:p>0.3357387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5923923611111">
                <text:p>0.3359239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6109108796296">
                <text:p>0.3361091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6294293981481">
                <text:p>0.33629429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6479479166667">
                <text:p>0.3364794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6664664351852">
                <text:p>0.3366646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6849849537037">
                <text:p>0.336849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7035034722222">
                <text:p>0.3370350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7220219907407">
                <text:p>0.3372202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7405405092593">
                <text:p>0.33740540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7590590277778">
                <text:p>0.3375905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7775775462963">
                <text:p>0.3377757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7960960648148">
                <text:p>0.3379609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8146145833333">
                <text:p>0.3381461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8331331018519">
                <text:p>0.33833133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8516516203704">
                <text:p>0.3385165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8701701388889">
                <text:p>0.3387017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8886886574074">
                <text:p>0.3388868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9072071759259">
                <text:p>0.3390720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9257256944444">
                <text:p>0.3392572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944244212963">
                <text:p>0.33944244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9627627314815">
                <text:p>0.33962762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98128125">
                <text:p>0.339812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9997997685185">
                <text:p>0.3399979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018318287037">
                <text:p>0.3401831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0368368055556">
                <text:p>0.3403683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0553553240741">
                <text:p>0.3405535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0738738425926">
                <text:p>0.34073873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0923923611111">
                <text:p>0.3409239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1109108796296">
                <text:p>0.3411091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1294293981481">
                <text:p>0.34129429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1479479166667">
                <text:p>0.34147947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1664664351852">
                <text:p>0.34166466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1849849537037">
                <text:p>0.3418498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2035034722222">
                <text:p>0.34203503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2220219907407">
                <text:p>0.34222021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2405405092593">
                <text:p>0.34240540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2590590277778">
                <text:p>0.3425905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2775775462963">
                <text:p>0.3427757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2960960648148">
                <text:p>0.3429609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3146145833333">
                <text:p>0.3431461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3331331018519">
                <text:p>0.34333133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3516516203704">
                <text:p>0.3435165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3701701388889">
                <text:p>0.3437017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3886886574074">
                <text:p>0.3438868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4072071759259">
                <text:p>0.3440720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4257256944444">
                <text:p>0.3442572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444244212963">
                <text:p>0.34444244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4627627314815">
                <text:p>0.34462762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48128125">
                <text:p>0.344812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4997997685185">
                <text:p>0.3449979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518318287037">
                <text:p>0.3451831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5368368055556">
                <text:p>0.3453683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5553553240741">
                <text:p>0.3455535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5738738425926">
                <text:p>0.34573873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5923923611111">
                <text:p>0.3459239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6109108796296">
                <text:p>0.3461091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6294293981481">
                <text:p>0.34629429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6479479166667">
                <text:p>0.34647947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6664664351852">
                <text:p>0.34666466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6849849537037">
                <text:p>0.3468498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7035034722222">
                <text:p>0.34703503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7220219907407">
                <text:p>0.34722021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7405405092593">
                <text:p>0.34740540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7590590277778">
                <text:p>0.3475905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7775775462963">
                <text:p>0.3477757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7960960648148">
                <text:p>0.3479609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8146145833333">
                <text:p>0.3481461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8331331018519">
                <text:p>0.34833133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8516516203704">
                <text:p>0.3485165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8701701388889">
                <text:p>0.3487017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8886886574074">
                <text:p>0.3488868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9072071759259">
                <text:p>0.3490720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9257256944444">
                <text:p>0.3492572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944244212963">
                <text:p>0.34944244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9627627314815">
                <text:p>0.34962762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98128125">
                <text:p>0.349812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9997997685185">
                <text:p>0.3499979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018318287037">
                <text:p>0.3501831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0368368055556">
                <text:p>0.3503683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0553553240741">
                <text:p>0.3505535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0738738425926">
                <text:p>0.35073873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0923923611111">
                <text:p>0.3509239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1109108796296">
                <text:p>0.3511091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1294293981481">
                <text:p>0.35129429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1479479166667">
                <text:p>0.35147947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1664664351852">
                <text:p>0.35166466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1849849537037">
                <text:p>0.3518498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2035034722222">
                <text:p>0.35203503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2220219907407">
                <text:p>0.35222021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2405405092593">
                <text:p>0.35240540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2590590277778">
                <text:p>0.3525905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2775775462963">
                <text:p>0.3527757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2960960648148">
                <text:p>0.3529609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3146145833333">
                <text:p>0.3531461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3331331018519">
                <text:p>0.35333133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3516516203704">
                <text:p>0.3535165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3701701388889">
                <text:p>0.3537017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3886886574074">
                <text:p>0.3538868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072071759259">
                <text:p>0.3540720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257256944444">
                <text:p>0.3542572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44244212963">
                <text:p>0.35444244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627627314815">
                <text:p>0.35462762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8128125">
                <text:p>0.354812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997997685185">
                <text:p>0.3549979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518318287037">
                <text:p>0.3551831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5368368055556">
                <text:p>0.3553683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5553553240741">
                <text:p>0.3555535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5738738425926">
                <text:p>0.355738738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5923923611111">
                <text:p>0.3559239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6109108796296">
                <text:p>0.356109108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6294293981481">
                <text:p>0.35629429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6479479166667">
                <text:p>0.35647947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6664664351852">
                <text:p>0.35666466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6849849537037">
                <text:p>0.3568498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7035034722222">
                <text:p>0.35703503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220219907407">
                <text:p>0.35722021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7405405092593">
                <text:p>0.35740540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7590590277778">
                <text:p>0.35759059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7775775462963">
                <text:p>0.3577757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7960960648148">
                <text:p>0.357960960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8146145833333">
                <text:p>0.358146145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8331331018519">
                <text:p>0.3583313310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8516516203704">
                <text:p>0.35851651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8701701388889">
                <text:p>0.358701701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8886886574074">
                <text:p>0.358886886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9072071759259">
                <text:p>0.359072071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9257256944444">
                <text:p>0.35925725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944244212963">
                <text:p>0.359442442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9627627314815">
                <text:p>0.359627627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98128125">
                <text:p>0.3598128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9997997685185">
                <text:p>0.359997997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018318287037">
                <text:p>0.360183182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0368368055556">
                <text:p>0.360368368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0553553240741">
                <text:p>0.360553553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0738738425926">
                <text:p>0.360738738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0923923611111">
                <text:p>0.36092392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1109108796296">
                <text:p>0.361109108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1294293981481">
                <text:p>0.36129429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1479479166667">
                <text:p>0.36147947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1664664351852">
                <text:p>0.361664664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1849849537037">
                <text:p>0.3618498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2035034722222">
                <text:p>0.36203503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2220219907407">
                <text:p>0.36222021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2405405092593">
                <text:p>0.36240540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2590590277778">
                <text:p>0.36259059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2775775462963">
                <text:p>0.3627757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2960960648148">
                <text:p>0.362960960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3146145833333">
                <text:p>0.363146145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3331331018519">
                <text:p>0.3633313310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3516516203704">
                <text:p>0.36351651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3701701388889">
                <text:p>0.363701701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3886886574074">
                <text:p>0.363886886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4072071759259">
                <text:p>0.364072071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4257256944444">
                <text:p>0.36425725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444244212963">
                <text:p>0.364442442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4627627314815">
                <text:p>0.364627627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48128125">
                <text:p>0.3648128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4997997685185">
                <text:p>0.364997997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518318287037">
                <text:p>0.365183182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5368368055556">
                <text:p>0.365368368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5553553240741">
                <text:p>0.365553553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5738738425926">
                <text:p>0.365738738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5923923611111">
                <text:p>0.36592392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6109108796296">
                <text:p>0.366109108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6294293981481">
                <text:p>0.36629429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6479479166667">
                <text:p>0.36647947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6664664351852">
                <text:p>0.366664664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6849849537037">
                <text:p>0.3668498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7035034722222">
                <text:p>0.36703503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7220219907407">
                <text:p>0.36722021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7405405092593">
                <text:p>0.36740540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7590590277778">
                <text:p>0.36759059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7775775462963">
                <text:p>0.3677757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7960960648148">
                <text:p>0.367960960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8146145833333">
                <text:p>0.368146145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8331331018518">
                <text:p>0.3683313310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8516516203704">
                <text:p>0.368516516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8701701388889">
                <text:p>0.368701701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8886886574074">
                <text:p>0.368886886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9072071759259">
                <text:p>0.369072071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9257256944444">
                <text:p>0.369257256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944244212963">
                <text:p>0.369442442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9627627314815">
                <text:p>0.369627627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98128125">
                <text:p>0.3698128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9997997685185">
                <text:p>0.36999799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018318287037">
                <text:p>0.37018318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0368368055556">
                <text:p>0.370368368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0553553240741">
                <text:p>0.370553553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0738738425926">
                <text:p>0.37073873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0923923611111">
                <text:p>0.370923923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1109108796296">
                <text:p>0.371109108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1294293981481">
                <text:p>0.371294293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1479479166667">
                <text:p>0.371479479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1664664351852">
                <text:p>0.371664664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1849849537037">
                <text:p>0.3718498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2035034722222">
                <text:p>0.37203503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2220219907407">
                <text:p>0.372220219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2405405092593">
                <text:p>0.37240540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2590590277778">
                <text:p>0.37259059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2775775462963">
                <text:p>0.3727757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2960960648148">
                <text:p>0.372960960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3146145833333">
                <text:p>0.373146145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3331331018518">
                <text:p>0.3733313310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3516516203704">
                <text:p>0.373516516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3701701388889">
                <text:p>0.373701701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3886886574074">
                <text:p>0.373886886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4072071759259">
                <text:p>0.374072071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4257256944444">
                <text:p>0.374257256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444244212963">
                <text:p>0.374442442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4627627314815">
                <text:p>0.374627627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48128125">
                <text:p>0.3748128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4997997685185">
                <text:p>0.37499799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518318287037">
                <text:p>0.37518318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5368368055556">
                <text:p>0.375368368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5553553240741">
                <text:p>0.375553553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5738738425926">
                <text:p>0.37573873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5923923611111">
                <text:p>0.375923923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6109108796296">
                <text:p>0.376109108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6294293981481">
                <text:p>0.376294293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6479479166667">
                <text:p>0.376479479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6664664351852">
                <text:p>0.376664664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6849849537037">
                <text:p>0.3768498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7035034722222">
                <text:p>0.37703503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7220219907407">
                <text:p>0.377220219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7405405092593">
                <text:p>0.37740540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7590590277778">
                <text:p>0.37759059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7775775462963">
                <text:p>0.3777757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7960960648148">
                <text:p>0.377960960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8146145833333">
                <text:p>0.378146145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8331331018518">
                <text:p>0.3783313310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8516516203704">
                <text:p>0.378516516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8701701388889">
                <text:p>0.378701701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8886886574074">
                <text:p>0.378886886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072071759259">
                <text:p>0.379072071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257256944444">
                <text:p>0.379257256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44244212963">
                <text:p>0.379442442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627627314815">
                <text:p>0.379627627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8128125">
                <text:p>0.3798128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9997997685185">
                <text:p>0.37999799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018318287037">
                <text:p>0.38018318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0368368055555">
                <text:p>0.38036836805555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0553553240741">
                <text:p>0.380553553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0738738425926">
                <text:p>0.38073873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0923923611111">
                <text:p>0.380923923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1109108796296">
                <text:p>0.381109108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1294293981481">
                <text:p>0.3812942939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1479479166667">
                <text:p>0.381479479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1664664351852">
                <text:p>0.3816646643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1849849537037">
                <text:p>0.381849849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2035034722222">
                <text:p>0.382035034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2220219907407">
                <text:p>0.3822202199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2405405092593">
                <text:p>0.3824054050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2590590277778">
                <text:p>0.382590590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2775775462963">
                <text:p>0.382775775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2960960648148">
                <text:p>0.382960960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3146145833333">
                <text:p>0.383146145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3331331018518">
                <text:p>0.3833313310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3516516203704">
                <text:p>0.383516516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3701701388889">
                <text:p>0.383701701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3886886574074">
                <text:p>0.383886886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4072071759259">
                <text:p>0.384072071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4257256944444">
                <text:p>0.384257256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444244212963">
                <text:p>0.384442442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4627627314815">
                <text:p>0.384627627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48128125">
                <text:p>0.3848128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4997997685185">
                <text:p>0.384997997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518318287037">
                <text:p>0.385183182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5368368055556">
                <text:p>0.385368368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5553553240741">
                <text:p>0.385553553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5738738425926">
                <text:p>0.385738738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5923923611111">
                <text:p>0.385923923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6109108796296">
                <text:p>0.386109108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6294293981481">
                <text:p>0.3862942939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6479479166667">
                <text:p>0.386479479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6664664351852">
                <text:p>0.3866646643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6849849537037">
                <text:p>0.386849849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7035034722222">
                <text:p>0.387035034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7220219907407">
                <text:p>0.3872202199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7405405092593">
                <text:p>0.3874054050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7590590277778">
                <text:p>0.387590590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7775775462963">
                <text:p>0.387775775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7960960648148">
                <text:p>0.387960960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8146145833333">
                <text:p>0.388146145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8331331018518">
                <text:p>0.3883313310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8516516203704">
                <text:p>0.388516516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8701701388889">
                <text:p>0.388701701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88886886574074">
                <text:p>0.3888868865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9072071759259">
                <text:p>0.3890720717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9257256944444">
                <text:p>0.3892572569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944244212963">
                <text:p>0.3894424421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9627627314815">
                <text:p>0.3896276273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9812800925926">
                <text:p>0.389812800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9997997685185">
                <text:p>0.389997997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018318287037">
                <text:p>0.390183182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0368368055555">
                <text:p>0.39036836805555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0553553240741">
                <text:p>0.390553553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0738738425926">
                <text:p>0.3907387384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0923923611111">
                <text:p>0.390923923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1109108796296">
                <text:p>0.391109108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1294282407407">
                <text:p>0.391294282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1479479166667">
                <text:p>0.391479479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1664664351852">
                <text:p>0.391664664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1849849537037">
                <text:p>0.39184984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2035034722222">
                <text:p>0.392035034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2220219907407">
                <text:p>0.392220219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2405405092593">
                <text:p>0.392405405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2590590277778">
                <text:p>0.392590590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2775775462963">
                <text:p>0.392775775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2960960648148">
                <text:p>0.392960960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3146145833333">
                <text:p>0.3931461458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3331331018518">
                <text:p>0.3933313310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3516516203704">
                <text:p>0.3935165162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3701701388889">
                <text:p>0.393701701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3886886574074">
                <text:p>0.3938868865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4072071759259">
                <text:p>0.3940720717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4257256944444">
                <text:p>0.3942572569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444244212963">
                <text:p>0.3944424421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4627627314815">
                <text:p>0.3946276273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48128125">
                <text:p>0.39481281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4997997685185">
                <text:p>0.394997997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518318287037">
                <text:p>0.395183182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5368368055556">
                <text:p>0.3953683680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5553553240741">
                <text:p>0.395553553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5738738425926">
                <text:p>0.3957387384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5923923611111">
                <text:p>0.395923923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6109108796296">
                <text:p>0.396109108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6294293981481">
                <text:p>0.396294293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6479479166667">
                <text:p>0.396479479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6664664351852">
                <text:p>0.3966646643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6849849537037">
                <text:p>0.39684984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7035034722222">
                <text:p>0.397035034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7220219907407">
                <text:p>0.397220219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7405405092593">
                <text:p>0.397405405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7590590277778">
                <text:p>0.3975905902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7775775462963">
                <text:p>0.3977757754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7960960648148">
                <text:p>0.3979609606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8146145833333">
                <text:p>0.3981461458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8331331018518">
                <text:p>0.39833133101851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8516516203704">
                <text:p>0.3985165162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8701701388889">
                <text:p>0.3987017013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8886886574074">
                <text:p>0.398886886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9072071759259">
                <text:p>0.3990720717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9257256944444">
                <text:p>0.3992572569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944244212963">
                <text:p>0.3994424421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9627627314815">
                <text:p>0.3996276273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98128125">
                <text:p>0.39981281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9997997685185">
                <text:p>0.3999979976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018318287037">
                <text:p>0.4001831828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0368368055556">
                <text:p>0.4003683680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0553553240741">
                <text:p>0.4005535532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0738738425926">
                <text:p>0.4007387384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0923923611111">
                <text:p>0.4009239236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1109108796296">
                <text:p>0.4011091087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1294293981481">
                <text:p>0.4012942939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1479479166667">
                <text:p>0.4014794791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1664664351852">
                <text:p>0.4016646643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1849849537037">
                <text:p>0.401849849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2035034722222">
                <text:p>0.4020350347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2220219907407">
                <text:p>0.4022202199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2405405092593">
                <text:p>0.4024054050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2590590277778">
                <text:p>0.4025905902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2775775462963">
                <text:p>0.402775775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2960960648148">
                <text:p>0.4029609606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3146145833333">
                <text:p>0.4031461458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3331331018519">
                <text:p>0.4033313310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3516516203704">
                <text:p>0.4035165162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3701701388889">
                <text:p>0.4037017013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3886886574074">
                <text:p>0.4038868865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4072071759259">
                <text:p>0.4040720717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4257256944444">
                <text:p>0.4042572569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444244212963">
                <text:p>0.4044424421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4627627314815">
                <text:p>0.4046276273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48128125">
                <text:p>0.404812812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4997997685185">
                <text:p>0.4049979976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518318287037">
                <text:p>0.4051831828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5368368055556">
                <text:p>0.4053683680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5553553240741">
                <text:p>0.4055535532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5738738425926">
                <text:p>0.4057387384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5923923611111">
                <text:p>0.4059239236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6109108796296">
                <text:p>0.4061091087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6294293981482">
                <text:p>0.40629429398148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6479479166667">
                <text:p>0.4064794791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6664664351852">
                <text:p>0.4066646643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6849849537037">
                <text:p>0.406849849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7035034722222">
                <text:p>0.4070350347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7220219907407">
                <text:p>0.4072202199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7405405092593">
                <text:p>0.4074054050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7590590277778">
                <text:p>0.4075905902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7775775462963">
                <text:p>0.4077757754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7960960648148">
                <text:p>0.4079609606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8146145833333">
                <text:p>0.4081461458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8331331018518">
                <text:p>0.40833133101851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8516516203704">
                <text:p>0.4085165162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8701701388889">
                <text:p>0.4087017013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8886886574074">
                <text:p>0.4088868865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9072071759259">
                <text:p>0.4090720717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9257256944444">
                <text:p>0.4092572569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944244212963">
                <text:p>0.4094424421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9627627314815">
                <text:p>0.4096276273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98128125">
                <text:p>0.409812812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9997997685185">
                <text:p>0.4099979976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1018318287037">
                <text:p>0.4101831828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10368368055556">
                <text:p>0.4103683680555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10553553240741">
                <text:p>0.4105535532407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10738738425926">
                <text:p>0.4107387384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10923923611111">
                <text:p>0.4109239236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11109108796296">
                <text:p>0.4111091087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1294293981481">
                <text:p>0.4112942939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1479479166667">
                <text:p>0.4114794791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1664664351852">
                <text:p>0.4116646643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1849849537037">
                <text:p>0.411849849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2035034722222">
                <text:p>0.4120350347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2220219907407">
                <text:p>0.4122202199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2405405092593">
                <text:p>0.4124054050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2590590277778">
                <text:p>0.4125905902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2775775462963">
                <text:p>0.4127757754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2960960648148">
                <text:p>0.4129609606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3146145833333">
                <text:p>0.4131461458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3331331018518">
                <text:p>0.41333133101851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3516516203704">
                <text:p>0.4135165162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3701701388889">
                <text:p>0.4137017013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3886886574074">
                <text:p>0.4138868865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4072071759259">
                <text:p>0.4140720717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4257256944444">
                <text:p>0.4142572569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444244212963">
                <text:p>0.4144424421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4627627314815">
                <text:p>0.4146276273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148128125">
                <text:p>0.414812812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14997997685185">
                <text:p>0.4149979976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1518318287037">
                <text:p>0.4151831828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15368368055556">
                <text:p>0.4153683680555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15553553240741">
                <text:p>0.4155535532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15738738425926">
                <text:p>0.4157387384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15923923611111">
                <text:p>0.4159239236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16109108796296">
                <text:p>0.4161091087962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16294293981481">
                <text:p>0.41629429398148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16479479166667">
                <text:p>0.41647947916666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16664664351852">
                <text:p>0.41666466435185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16849849537037">
                <text:p>0.4168498495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17035034722222">
                <text:p>0.4170350347222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17220219907407">
                <text:p>0.4172202199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17405405092593">
                <text:p>0.4174054050925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17590590277778">
                <text:p>0.41759059027777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17775775462963">
                <text:p>0.4177757754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17960960648148">
                <text:p>0.4179609606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18146145833333">
                <text:p>0.4181461458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18331331018518">
                <text:p>0.41833133101851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18516516203704">
                <text:p>0.41851651620370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18701701388889">
                <text:p>0.4187017013888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18886886574074">
                <text:p>0.41888688657407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19072071759259">
                <text:p>0.41907207175925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19257256944444">
                <text:p>0.41925725694444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1944244212963">
                <text:p>0.4194424421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19627627314815">
                <text:p>0.41962762731481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198128125">
                <text:p>0.419812812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19997997685185">
                <text:p>0.41999799768518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2018318287037">
                <text:p>0.4201831828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20368368055556">
                <text:p>0.42036836805555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20553553240741">
                <text:p>0.42055355324074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20738738425926">
                <text:p>0.42073873842592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20923923611111">
                <text:p>0.42092392361111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21109108796296">
                <text:p>0.42110910879629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21294293981481">
                <text:p>0.42129429398148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21479479166667">
                <text:p>0.42147947916666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21664664351852">
                <text:p>0.42166466435185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21849849537037">
                <text:p>0.4218498495370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22035034722222">
                <text:p>0.42203503472222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22220219907407">
                <text:p>0.42222021990740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22405405092593">
                <text:p>0.42240540509259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22590590277778">
                <text:p>0.42259059027777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22775775462963">
                <text:p>0.42277577546296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22960960648148">
                <text:p>0.42296096064814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23146145833333">
                <text:p>0.42314614583333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23331331018519">
                <text:p>0.42333133101851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23516516203704">
                <text:p>0.42351651620370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23701701388889">
                <text:p>0.42370170138888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23886886574074">
                <text:p>0.423886886574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24072071759259">
                <text:p>0.424072071759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24072071759259">
                <text:p>0.4240720717592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